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839in"/>
    </style:style>
    <style:style style:name="co3" style:family="table-column">
      <style:table-column-properties fo:break-before="auto" style:column-width="3.8909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4661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12.6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5417in" fo:break-before="auto" style:use-optimal-row-height="true"/>
    </style:style>
    <style:style style:name="ro5" style:family="table-row">
      <style:table-row-properties style:row-height="0.364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distnu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TKIN PUBLIC SCHOOL DISTRI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LL CITY PUBLIC SCHOOL DISTRICT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CGREGOR PUBLIC SCHOOL DISTRI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 ST. PAUL PUBLIC SCHOOL DI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KA-HENNEPIN SCHOOL DISTRI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ENNIAL PUBLIC SCHOOL DISTRIC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UMBIA HEIGHTS PUBLIC SCHOOL DI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LEY PUBLIC SCHOOL DISTRI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FRANCIS PUBLIC SCHOOL DISTRI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ING LAKE PARK PUBLIC SCHOOL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ROIT LAKES PUBLIC SCHOOL DIS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ZEE-VERGAS PUBLIC SCHOOL DIS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NE POINT PUBLIC SCHOOL DISTRIC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MIDJI PUBLIC SCHOOL DISTRIC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ACKDUCK PUBLIC SCHOOL DISTRIC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LLIHER PUBLIC SCHOOL DISTRIC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 LAKE PUBLIC SCHOOL DISTRIC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UK RAPIDS-RICE PUBLIC SCHOOL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EY PUBLIC SCHOOL DISTRIC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. CLAIR PUBLIC SCHOOL DISTRIC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NKATO PUBLIC SCHOOL DISTRIC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FREY PUBLIC SCHOOL DISTRIC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LEEPY EYE PUBLIC SCHOOL DISTRIC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RINGFIELD PUBLIC SCHOOL DISTRIC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ULM PUBLIC SCHOOL DISTRIC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RNUM PUBLIC SCHOOL DISTRICT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LTON PUBLIC SCHOOL DISTRIC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QUET PUBLIC SCHOOL DISTRIC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OMWELL-WRIGHT PUBLIC SCHOOL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OSE LAKE PUBLIC SCHOOL DISTRIC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SKO PUBLIC SCHOOL DISTRI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ENSHALL PUBLIC SCHOOL DISTRIC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NTRAL PUBLIC SCHOOL DISTRI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CONIA PUBLIC SCHOOL DISTRIC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TERTOWN-MAYER PUBLIC SCHOOL DIST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ASTERN CARVER COUNTY PUBLIC SCHOO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LKER-HACKENSACK-AKELEY SCHL. DIS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S LAKE-BENA PUBLIC SCHOOL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ILLAGER PUBLIC SCHOOL DISTRIC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RTHLAND COMMUNITY SCHOOL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NTEVIDEO PUBLIC SCHOOL DISTRIC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RTH BRANCH AREA PUBLIC SCHOOL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SH CITY PUBLIC SCHOOL DISTRIC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ARNESVILLE PUBLIC SCHOOL DIST.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WLEY PUBLIC SCHOOL DISTRIC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ORHEAD AREA PUBLIC SCHOOL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GLEY PUBLIC SCHOOL DISTRIC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OK COUNTY PUBLIC SCHOOL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UNTAIN LAKE PUBLIC SCHOOL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M PUBLIC SCHOOL DISTRIC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INERD PUBLIC SCHOOL DISTRICT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OSBY-IRONTON PUBLIC SCHOOL DIST.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QUOT LAKES PUBLIC SCHOOL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RNSVILLE PUBLIC SCHOOL DISTRICT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RMINGTON PUBLIC SCHOOL DISTRICT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KEVILLE PUBLIC SCHOOL DISTRIC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OLPH PUBLIC SCHOOL DISTRIC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SEMOUNT-APPLE VALLEY-EAGA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ST ST. PAUL-MENDOTA HEIGHTS-EAGA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VER GROVE HEIGHTS SCHOOL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STINGS PUBLIC SCHOOL DISTRICT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YFIELD PUBLIC SCHOOL DISTRIC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SSON-MANTORVILLE SCHOOL DISTRIC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EXANDRIA PUBLIC SCHOOL DISTRIC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RANDON PUBLIC SCHOOL DISTRIC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VANSVILLE PUBLIC SCHOOL DISTRIC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SAKIS PUBLIC SCHOOL DISTRIC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TFIELD PUBLIC SCHOOL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NESBORO PUBLIC SCHOOL DISTRIC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BEL-CANTON PUBLIC SCHOOL DISTRICT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SHFORD-PETERSON PUBLIC SCHOOL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BERT LEA PUBLIC SCHOOL DISTRIC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DEN-CONGER PUBLIC SCHOOL DISTRICT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NNON FALLS PUBLIC SCHOOL DISTRICT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ODHUE PUBLIC SCHOOL DISTRIC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INE ISLAND PUBLIC SCHOOL DISTRIC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D WING PUBLIC SCHOOL DISTRICT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SHBY PUBLIC SCHOOL DISTRIC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RMAN-NORCROSS SCHOOL DISTRIC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OPKINS PUBLIC SCHOOL DISTRIC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OOMINGTON PUBLIC SCHOOL DISTRICT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DEN PRAIRIE PUBLIC SCHOOL DISTRICT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DINA PUBLIC SCHOOL DISTRIC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NNETONKA PUBLIC SCHOOL DISTRICT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STONKA PUBLIC SCHOOL DISTRICT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RONO PUBLIC SCHOOL DISTRICT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SSEO PUBLIC SCHOOL DISTRIC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ICHFIELD PUBLIC SCHOOL DISTRICT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BBINSDALE PUBLIC SCHOOL DISTRICT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. ANTHONY-NEW BRIGHTON SCHOOL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. LOUIS PARK PUBLIC SCHOOL DIST.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AYZATA PUBLIC SCHOOL DISTRICT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ROOKLYN CENTER SCHOOL DISTRICT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USTON PUBLIC SCHOOL DISTRICT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PRING GROVE SCHOOL DISTRICT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ALEDONIA PUBLIC SCHOOL DISTRIC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 CRESCENT-HOKAH SCHOOL DISTRICT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PORTE PUBLIC SCHOOL DISTRICT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VIS PUBLIC SCHOOL DISTRICT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K RAPIDS PUBLIC SCHOOL DISTRICT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RAHAM PUBLIC SCHOOL DISTRIC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WAY PUBLIC SCHOOL DISTRIC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ER RIVER PUBLIC SCHOOL DISTRICT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RAND RAPIDS PUBLIC SCHOOL DISTRIC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SHWAUK-KEEWATIN SCHOOL DISTRICT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ANCONIA PUBLIC SCHOOL DISTRICT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ERON LAKE-OKABENA SCHOOL DISTRICT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RA PUBLIC SCHOOL DISTRIC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GILVIE PUBLIC SCHOOL DISTRICT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W LONDON-SPICER SCHOOL DISTRICT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ILLMAR PUBLIC SCHOOL DISTRICT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NCASTER PUBLIC SCHOOL DISTRICT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NTERNATIONAL FALLS SCHOOL DISTRICT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ITTLEFORK-BIG FALLS SCHOOL DIST.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OUTH KOOCHICHING SCHOOL DISTRICT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AWSON-BOYD PUBLIC SCHOOL DISTRICT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KE SUPERIOR PUBLIC SCHOOL DIST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KE OF THE WOODS SCHOOL DISTRICT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LEVELAND PUBLIC SCHOOL DISTRICT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 CENTER PUBLIC SCHOOL DISTRICT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NTGOMERY-LONSDALE SCHOOL DISTRICT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ENDRICKS PUBLIC SCHOOL DISTRICT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VANHOE PUBLIC SCHOOL DISTRIC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KE BENTON PUBLIC SCHOOL DISTRIC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RSHALL PUBLIC SCHOOL DISTRICT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NNEOTA PUBLIC SCHOOL DISTRICT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YND PUBLIC SCHOOL DISTRICT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UTCHINSON PUBLIC SCHOOL DISTRICT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ESTER PRAIRIE PUBLIC SCHOOL DIST.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HNOMEN PUBLIC SCHOOL DISTRICT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AUBUN-OGEMA-WHITE EARTH SCHOOL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RSHALL COUNTY CENTRAL SCHOOL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RYGLA PUBLIC SCHOOL DISTRICT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UMAN PUBLIC SCHOOL DISTRICT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DEN VALLEY-WATKINS SCHOOL DISTRICT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ITCHFIELD PUBLIC SCHOOL DISTRICT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ASSEL-COKATO PUBLIC SCHOOL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SLE PUBLIC SCHOOL DISTRICT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NCETON PUBLIC SCHOOL DISTRICT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NAMIA PUBLIC SCHOOL DISTRICT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ITTLE FALLS PUBLIC SCHOOL DISTRICT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IERZ PUBLIC SCHOOL DISTRICT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OYALTON PUBLIC SCHOOL DISTRICT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WANVILLE PUBLIC SCHOOL DISTRICT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UPSALA PUBLIC SCHOOL DISTRICT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USTIN PUBLIC SCHOOL DISTRICT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RAND MEADOW PUBLIC SCHOOL DISTRICT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YLE PUBLIC SCHOOL DISTRICT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EROY-OSTRANDER PUBLIC SCHOOL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OUTHLAND PUBLIC SCHOOL DISTRICT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ULDA PUBLIC SCHOOL DISTRICT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ICOLLET PUBLIC SCHOOL DISTRICT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T. PETER PUBLIC SCHOOL DISTRICT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DRIAN PUBLIC SCHOOL DISTRIC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EWSTER PUBLIC SCHOOL DISTRICT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LLSWORTH PUBLIC SCHOOL DISTRICT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OUND LAKE PUBLIC SCHOOL DISTRICT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ORTHINGTON PUBLIC SCHOOL DISTRICT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YRON PUBLIC SCHOOL DISTRICT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VER-EYOTA PUBLIC SCHOOL DISTRICT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TEWARTVILLE PUBLIC SCHOOL DISTRICT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OCHESTER PUBLIC SCHOOL DISTRICT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ATTLE LAKE PUBLIC SCHOOL DISTRICT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ERGUS FALLS PUBLIC SCHOOL DISTRICT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ENNING PUBLIC SCHOOL DISTRICT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ARKERS PRAIRIE PUBLIC SCHOOL DIST.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ELICAN RAPIDS PUBLIC SCHOOL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ERHAM-DENT PUBLIC SCHOOL DISTRICT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UNDERWOOD PUBLIC SCHOOL DISTRICT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EW YORK MILLS PUBLIC SCHOOL DIST.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GOODRIDGE PUBLIC SCHOOL DISTRICT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HIEF RIVER FALLS SCHOOL DISTRICT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ILLOW RIVER PUBLIC SCHOOL DISTRICT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INE CITY PUBLIC SCHOOL DISTRICT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DGERTON PUBLIC SCHOOL DISTRICT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LIMAX-SHELLY PUBLIC SCHOOLS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ROOKSTON PUBLIC SCHOOL DISTRICT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AST GRAND FORKS PUBLIC SCHOOL DIST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ERTILE-BELTRAMI SCHOOL DISTRICT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ISHER PUBLIC SCHOOL DISTRICT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OSSTON PUBLIC SCHOOL DISTRICT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YRUS PUBLIC SCHOOL DISTRICT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UNDS VIEW PUBLIC SCHOOL DISTRICT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ORTH ST. PAUL-MAPLEWOOD OAKDA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OSEVILLE PUBLIC SCHOOL DISTRICT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WHITE BEAR LAKE SCHOOL DISTRICT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T. PAUL PUBLIC SCHOOL DISTRICT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KLEE PUBLIC SCHOOL DISTRICT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LUMMER PUBLIC SCHOOL DISTRICT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D LAKE FALLS PUBLIC SCHOOL DIST.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ILROY PUBLIC SCHOOL DISTRICT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ABASSO PUBLIC SCHOOL DISTRICT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RIBAULT PUBLIC SCHOOL DISTRICT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RTHFIELD PUBLIC SCHOOL DISTRICT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ILLS-BEAVER CREEK SCHOOL DISTRICT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ADGER PUBLIC SCHOOL DISTRICT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OSEAU PUBLIC SCHOOL DISTRICT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ARROAD PUBLIC SCHOOL DISTRICT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SHOLM PUBLIC SCHOOL DISTRICT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LY PUBLIC SCHOOL DISTRICT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LOODWOOD PUBLIC SCHOOL DISTRICT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ERMANTOWN PUBLIC SCHOOL DISTRICT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IBBING PUBLIC SCHOOL DISTRICT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ROCTOR PUBLIC SCHOOL DISTRICT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VIRGINIA PUBLIC SCHOOL DISTRICT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ETT LAKE PUBLIC SCHOOL DISTRICT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ULUTH PUBLIC SCHOOL DISTRICT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OUNTAIN IRON-BUHL SCHOOL DISTRICT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ELLE PLAINE PUBLIC SCHOOL DISTRICT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RDAN PUBLIC SCHOOL DISTRICT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RIOR LAKE-SAVAGE AREA SCHOOL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AKOPEE PUBLIC SCHOOL DISTRICT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EW PRAGUE AREA SCHOOL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ECKER PUBLIC SCHOOL DISTRICT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IG LAKE PUBLIC SCHOOL DISTRIC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LK RIVER PUBLIC SCHOOL DISTRICT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OLDINGFORD PUBLIC SCHOOL DISTRICT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KIMBALL PUBLIC SCHOOL DISTRICT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LROSE PUBLIC SCHOOL DISTRICT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AYNESVILLE PUBLIC SCHOOL DISTRICT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T. CLOUD PUBLIC SCHOOL DISTRICT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UK CENTRE PUBLIC SCHOOL DISTRICT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LBANY PUBLIC SCHOOL DISTRICT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ARTELL-ST. STEPHEN SCHOOL DISTRICT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OCORI PUBLIC SCHOOL DISTRICT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LOOMING PRAIRIE PUBLIC SCHOOL DIST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OWATONNA PUBLIC SCHOOL DISTRICT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DFORD PUBLIC SCHOOL DISTRICT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ANCOCK PUBLIC SCHOOL DISTRICT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ORRIS PUBLIC SCHOOL DISTRICT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OKIO-ALBERTA PUBLIC SCHOOL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KERKHOVEN-MURDOCK-SUNBURG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ENSON PUBLIC SCHOOL DISTRICT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ERTHA-HEWITT PUBLIC SCHOOL DIST.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ROWERVILLE PUBLIC SCHOOL DISTRICT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ROWNS VALLEY PUBLIC SCHOOL DIST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WHEATON AREA PUBLIC SCHOOL DISTRICT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WABASHA-KELLOGG SCHOOL DISTRICT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KE CITY PUBLIC SCHOOL DISTRICT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RINSBURG PUBLIC SCHOOL DISTRICT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VERNDALE PUBLIC SCHOOL DISTRICT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EBEKA PUBLIC SCHOOL DISTRICT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ENAHGA PUBLIC SCHOOL DISTRICT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WASECA PUBLIC SCHOOL DISTRICT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OREST LAKE PUBLIC SCHOOL DISTRICT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HTOMEDI PUBLIC SCHOOL DISTRICT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OUTH WASHINGTON COUNTY SCHOOLS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TILLWATER AREA PUBLIC SCHOOL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UTTERFIELD PUBLIC SCHOOL DISTRICT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ADELIA PUBLIC SCHOOL DISTRICT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T. JAMES PUBLIC SCHOOL DISTRICT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RECKENRIDGE PUBLIC SCHOOL DISTRICT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OTHSAY PUBLIC SCHOOL DISTRICT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MPBELL-TINTAH PUBLIC SCHOOL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WISTON-ALTURA PUBLIC SCHOOL DIST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T. CHARLES PUBLIC SCHOOL DISTRICT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WINONA AREA PUBLIC SCHOOL DISTRICT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NANDALE PUBLIC SCHOOL DISTRICT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UFFALO-HANOVER-MONTROSE PUBLIC SCH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ELANO PUBLIC SCHOOL DISTRICT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APLE LAKE PUBLIC SCHOOL DISTRICT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ONTICELLO PUBLIC SCHOOL DISTRICT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OCKFORD PUBLIC SCHOOL DISTRICT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T. MICHAEL-ALBERTVILLE SCHOOL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ANBY PUBLIC SCHOOL DISTRICT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AMBRIDGE-ISANTI PUBLIC SCHOOL DIST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ILACA PUBLIC SCHOOL DISTRICT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ULEN-HITTERDAL PUBLIC SCHOOL DIST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KE CRYSTAL-WELLCOME MEMORIAL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ITON SCHOOL DISTRICT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UNITED SOUTH CENTRAL SCHOOLS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APLE RIVER SCHOOL DISTRICT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KINGSLAND PUBLIC SCHOOL DISTRICT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T. LOUIS COUNTY SCHOOL DISTRICT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ATERVILLE-ELYSIAN-MORRISTOWN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HISAGO LAKES SCHOOL DISTRICT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INNEWASKA SCHOOL DISTRICT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VELETH-GILBERT SCHOOL DISTRICT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WADENA-DEER CREEK SCHOOL DISTRICT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UFFALO LK-HECTOR-STEWART PUBLIC SC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ILWORTH-GLYNDON-FELTON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INCKLEY-FINLAYSON SCHOOL DISTRICT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KEVIEW SCHOOL DISTRICT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RHEG SCHOOL DISTRICT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URRAY COUNTY CENTRAL SCHOOL DIST.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TAPLES-MOTLEY SCHOOL DISTRICT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KITTSON CENTRAL SCHOOL DISTRICT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KENYON-WANAMINGO SCHOOL DISTRICT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INE RIVER-BACKUS SCHOOL DISTRICT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WARREN-ALVARADO-OSLO SCHOOL DIST.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ACCRAY SCHOOL DISTRICT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UVERNE PUBLIC SCHOOL DISTRICT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YELLOW MEDICINE EAST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FILLMORE CENTRAL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RMAN COUNTY EAST SCHOOL DISTRICT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SIBLEY EAST SCHOOL DISTRICT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LEARBROOK-GONVICK SCHOOL DISTRICT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WEST CENTRAL AREA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I-COUNTY SCHOOL DISTRICT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LGRADE-BROOTEN-ELROSA SCHOOL DIST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FW PUBLIC SCHOOLS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.C.G.C. PUBLIC SCHOOL DISTRICT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E SUEUR-HENDERSON SCHOOL DISTRICT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ARTIN COUNTY WEST SCHOOL DISTRICT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NORMAN COUNTY WEST SCHOOL DISTRICT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IRD ISLAND-OLIVIA-LAKE LILLIAN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RANADA HUNTLEY EAST CHAIN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AST CENTRAL SCHOOL DISTRICT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IN-E-MAC SCHOOL DISTRICT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REENBUSH-MIDDLE RIVER SCHOOL DIST.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OWARD LAKE-WAVERLY-WINSTED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IPESTONE AREA SCHOOL DISTRICT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ESABI EAST SCHOOL DISTRICT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AIRMONT AREA SCHOOL DISTRICT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LONG PRAIRIE-GREY EAGLE SCHOOL DIST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EDAR MOUNTAIN SCHOOL DISTRICT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AGLE VALLEY PUBLIC SCHOOL DISTRICT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ORRIS AREA PUBLIC SCHOOLS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ZUMBROTA-MAZEPPA SCHOOL DISTRICT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ANESVILLE-WALDORF-PEMBERTON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AC QUI PARLE VALLEY SCHOOLS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DA-BORUP PUBLIC SCHOOL DISTRICT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TEPHEN-ARGYLE CENTRAL SCHOOLS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GLENCOE-SILVER LAKE SCHOOL DISTRICT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LUE EARTH AREA PUBLIC SCHOOL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ED ROCK CENTRAL SCHOOL DISTRICT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LENVILLE-EMMONS SCHOOL DISTRICT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LINTON-GRACEVILLE-BEARDSLEY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KE PARK AUDUBON SCHOOL DISTRICT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ENVILLE COUNTY WEST SCHOOLS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JACKSON COUNTY CENTRAL SCHOOL DIST.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EDWOOD AREA SCHOOL DISTRICT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WESTBROOK-WALNUT GROVE SCHOOLS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INVIEW-ELGIN-MILLVILLE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TR PUBLIC SCHOOLS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ORTONVILLE PUBLIC SCHOOLS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CY AREA PUBLIC SCHOOL DISTRICT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RI-CITY UNITED SCHOOL DISTRICT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D LAKE COUNTY CENTRAL PUBLIC SCH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OUND LAKE-BREWSTER PUBLIC SCHOOLS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RANDON-EVANSVILLE PUBLIC SCHOOLS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OCK RIDGE PUBLIC SCHOOLS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DA-BORUP-WEST PUBLIC SCHOOLS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ITY ACADEMY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LUFFVIEW MONTESSORI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EW HEIGHTS SCHOOL, INC.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EDAR RIVERSIDE COMMUNITY SCHOOL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ETRO DEAF SCHOOL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NNESOTA NEW COUNTRY SCHOOL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ACT CHARTER SCHOOL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EW VISIONS CHARTER SCHOOL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OMMUNITY OF PEACE ACADEMY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ORLD LEARNER CHARTER SCHOOL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INNESOTA TRANSITIONS CHARTER SCH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CHIEVE LANGUAGE ACADEMY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DULUTH PUBLIC SCHOOLS ACADEMY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YBER VILLAGE ACADEMY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.C.H.O. CHARTER SCHOOL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IGHER GROUND ACADEMY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T. PAUL CITY SCHOOL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ODYSSEY ACADEMY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JENNINGS COMMUNITY LEARNING CENTER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HARVEST PREP SCHOOL-SEED ACADEMY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ONCORDIA CREATIVE LEARNING ACADEMY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ACE TO FACE ACADEMY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JOURNER TRUTH ACADEMY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IGH SCHOOL FOR RECORDING ARTS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WIN CITIES ACADEMY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TH AND SCIENCE ACADEMY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LAKES AREA CHARTER SCHOOL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THWEST PASSAGE HIGH SCHOOL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LAFAYETTE PUBLIC CHARTER SCHOOL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OUR DIRECTIONS CHARTER SCHOOLS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ORTH LAKES ACADEMY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ACRESCENT MONTESSORI ACADEMY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ERSTRAND CHARTER SCHOOL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OSA PARKS CHARTER HIGH SCHOOL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L COLEGIO CHARTER SCHOOL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CHOOLCRAFT LEARNING COMMUNITY CHTR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OSSLAKE COMMUNITY CHARTER SCHOOL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IVERWAY LEARNING COMMUNITY CHARTER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TO PUBLIC CHARTER SCHOOL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URORA CHARTER SCHOOL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XCELL ACADEMY CHARTER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HOPE COMMUNITY ACADEMY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CADEMIA CESAR CHAVEZ CHARTER SCH.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FSA HIGH SCHOOL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VALON SCHOOL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WIN CITIES INTERNATIONAL ELEM SCH.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WIN CITIES INTERNATIONAL SCHOOLS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FRIENDSHIP ACADEMY OF THE ARTS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ILLAGER AREA CHARTER SCHOOL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ISCOVERY PUBLIC SCHOOL FARIBAULT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LUESKY CHARTER SCHOOL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IDGEWAY COMMUNITY SCHOOL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ORTH SHORE COMMUNITY SCHOOL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HARBOR CITY INTERNATIONAL CHARTER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WOODSON INSTITUTE FOR EXCELLENCE CH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GE ACADEMY CHARTER SCHOOL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URBAN ACADEMY CHARTER SCHOOL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EW CITY SCHOOL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RAIRIE CREEK COMMUNITY SCHOOL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RCADIA CHARTER SCHOOL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ATERSHED HIGH SCHOOL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EW CENTURY ACADEMY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RIO WOLF CREEK DISTANCE LEARNING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ARTNERSHIP ACADEMY, INC.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VA CLASSICAL ACADEMY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AT EXPECTATIONS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INNESOTA INTERNSHIP CENTER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MONG COLLEGE PREP ACADEMY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LADIN CAREER AND TECH HIGH SCHOOL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GREAT RIVER SCHOOL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EKNORTH HIGH SCHOOL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OYAGEURS EXPEDITIONARY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GENERAL JOHN VESSEY JR LEADERSHIP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OBRIETY HIGH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AIN STREET SCHOOL PERFORMING ARTS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UGSBURG FAIRVIEW ACADEMY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T PAUL CONSERVATORY PERFORMING ART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RASER ACADEMY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INNEAPOLIS ACADEMY CHARTER SCHOOL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AKES INTERNATIONAL LANGUAGE ACADEM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KALEIDOSCOPE CHARTER SCHOOL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CADEMIC ARTS HIGH SCHOOL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T. CROIX PREPARATORY ACADEMY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UBAH MEDICAL ACADEMY CHARTER SCHOOL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AGLE RIDGE ACADEMY CHARTER SCHOOL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AKOTA AREA COMMUNITY CHARTER SCH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EACON ACADEMY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RAIRIE SEEDS ACADEMY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EAM ACADEMY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IGHTHOUSE ACADEMY OF NATIONS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WIN CITIES ACADEMY HIGH SCHOOL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EACON PREPARATORY SCHOOL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OCHESTER MATH AND SCIENCE ACADEMY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WAN RIVER MONTESSORI CHARTER SCH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LROY AREA CHARTER SCHOOL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OVEWORKS ACADEMY FOR ARTS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YINGHUA ACADEMY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AIDEIA ACADEMY CHARTER SCHOOL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TRIDE ACADEMY CHARTER SCHOOL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EW MILLENNIUM ACADEMY CHARTER SCH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REEN ISLE COMMUNITY SCHOOL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IRCH GROVE COMMUNITY SCHOOL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RTHERN LIGHTS COMMUNITY SCHOOL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INNESOTA ONLINE HIGH SCHOOL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DVISIONS OFF CAMPUS SCHOOL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WIN CITIES GERMAN IMMERSION CHTR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IDWAY STAR ACADEMY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AYTAHWAUSH COMMUNITY SCHOOL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VEN HILLS PREPARATORY ACADEMY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PECTRUM HIGH SCHOOL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EW DISCOVERIES MONTESSORI ACADEMY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OUTHSIDE FAMILY CHARTER SCHOOL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ARNING FOR LEADERSHIP CHARTER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LAURA JEFFREY ACADEMY CHARTER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AST RANGE ACADEMY OF TECH-SCIENCE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TERNATIONAL SPANISH LANGUAGE ACAD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GLACIAL HILLS ELEMENTARY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ONEBRIDGE COMMUNITY SCHOOL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IAWATHA LEADERSHIP ACADEMY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OBLE ACADEMY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LARKFIELD CHARTER SCHOOL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ETRO TECH ACADEMY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INE GROVE LEADERSHIP ACADEMY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MINISINAAKWAANG LEADERSHIP ACADEMY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LINCOLN INTERNATIONAL HIGH SCHOOL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MILY O. GOODRIDGE-GREY ACCELERATED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OMMUNITY SCHOOL OF EXCELLENCE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QUEST ACADEMY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IONSGATE ACADEMY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SPEN ACADEMY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DAVINCI ACADEMY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LOBAL ACADEMY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ATURAL SCIENCE ACADEMY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OLOGNE ACADEMY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RIGHT WATER ELEMENTARY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IVERS EDGE ACADEMY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KIPP MINNESOTA CHARTER SCHOOL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BEST ACADEMY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OLLEGE PREPARATORY ELEMENTARY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ANNON RIVER STEM SCHOOL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OSHKI OGIMAAG CHARTER SCHOOL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CADEMY OF NORTH MINNEAPOLIS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ISCOVERY WOODS MONTESSORI SCHOOL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ARNASSUS PREPARATORY CHARTER SCH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TEP ACADEMY CHARTER SCHOOL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RNERSTONE MONTESSORI ELEMENTARY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MINNESOTA SCHOOL OF SCIENCE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INNEAPOLIS COLLEGE PREPARATORY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ROCHESTER STEM ACADEMY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ENNEPIN ELEMENTARY SCHOOL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VERMILION COUNTRY SCHOOL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SHA SHKOLA CHARTER SCHOOL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MASTERY SCHOOL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UPPER MISSISSIPPI ACADEMY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RODEO ACADEMY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JONG ACADEMY OF MINNESOTA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CHNICAL ACADEMIES OF MINNESOTA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ENTURE ACADEMY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NORTHEAST COLLEGE PREP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GAMIM CLASSICAL ACADEMY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DISCOVERY CHARTER SCHOOL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SAINT CLOUD MATH AND SCIENCE ACADEM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TAR OF THE NORTH ACADEMY CHARTER S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UNIVERSAL ACADEMY CHARTER SCHOOL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DOTE LEARNING CENTER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RT AND SCIENCE ACADEMY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WOODBURY LEADERSHIP ACADEMY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JANE GOODALL ENVIRONMENTAL SCIENCES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INNESOTA EXCELLENCE IN LEARNING AC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INNESOTA MATH AND SCIENCE ACADEMY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SUCCESS ACADEMY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EVEL UP ACADEMY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AREER PATHWAYS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OCHESTER BEACON ACADEMY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TWIN LAKES STEM ACADEMY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EW CENTURY SCHOOL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NORTH METRO FLEX ACADEMY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FIT ACADEMY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THLOS ACADEMY OF SAINT CLOUD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HOENIX ACADEMY CHARTER SCHOOL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ARINE AREA COMMUNITY SCHOOL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KYLINE MATH AND SCIENCE ACADEMY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THE JOURNEY SCHOOL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CITECH ACADEMY CHARTER SCHOOL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ROGENY ACADEMY CHARTER SCHOOL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GATEWAY STEM ACADEMY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MINNESOTA WILDFLOWER MONTESSORI SCH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HREE RIVERS MONTESSORI SCHOOL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HORIZON SCIENCE ACADEMY TWIN CITIES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GREAT OAKS ACADEMY CHARTER SCHOOL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QUANTUM STEAM ACADEMY CHARTER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TEAM ACADEMY CHARTER SCHOOL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URORA WAASAKONE COMMUNITY OF LEARN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ODERN MONTESSORI CHARTER SCHOOL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T. PAUL SCHOOL OF NORTHERN LIGHTS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OTRE ECOLE ACADEMY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ETRO TECH ACADEMY CHARTER SCHOOL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INNEAPOLIS SCHOOL OF NEW MUSIC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XPLORATION HIGH SCHOOL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SPIRE ACADEMY CHARTER SCHOOL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INNOVATION SCI &amp; TECH ACADEMY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ESCUELA EXITOS CHARTER SCHOOL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GENTRY ACADEMY CHARTER SCHOOL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IM ACADEMY OF SCIENCE &amp; TECHNOLOGY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LINK PUBLIC SCHOOLS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ROSS RIVER CHARTER SCHOOL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KANDIYOHI ACADEMY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OAK HILL MONTESSORI COMMUNITY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ALON PREP ACADEMY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REEKSTONE MONTESSORI CHARTER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CHOOL OF LEADERSHIP PUBLIC SERVICE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ROLLINGSTONE COMMUNITY SCHOOL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BULTUM ACADEMY CHARTER SCHOO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NNEAPOLIS PUBLIC SCHOOL DISTRICT</text:p>
          </table:table-cell>
        </table:table-row>
      </table:table>
      <table:table table:name="Sheet1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12"/>
        <table:table-column table:style-name="co5" table:default-cell-style-name="ce13"/>
        <table:table-column table:style-name="co5" table:default-cell-style-name="ce12"/>
        <table:table-column table:style-name="co6" table:default-cell-style-name="ce12"/>
        <table:table-column table:style-name="co5" table:number-columns-repeated="13" table:default-cell-style-name="ce12"/>
        <table:table-column table:style-name="co7" table:number-columns-repeated="7" table:default-cell-style-name="ce12"/>
        <table:table-column table:style-name="co7" table:default-cell-style-name="ce19"/>
        <table:table-column table:style-name="co8" table:number-columns-repeated="998" table:default-cell-style-name="Default"/>
        <table:table-row table:style-name="ro2">
          <table:table-cell table:style-name="ce3" office:value-type="string" calcext:value-type="string" table:number-columns-spanned="26" table:number-rows-spanned="1">
            <text:p>Fiscal Year 2022 - Total Revenues</text:p>
          </table:table-cell>
          <table:covered-table-cell table:number-columns-repeated="25" table:style-name="ce10"/>
          <table:table-cell table:number-columns-repeated="998"/>
        </table:table-row>
        <table:table-row table:style-name="ro3">
          <table:table-cell table:style-name="ce4" table:number-columns-spanned="26" table:number-rows-spanned="1"/>
          <table:covered-table-cell table:number-columns-repeated="25" table:style-name="ce11"/>
          <table:table-cell table:number-columns-repeated="998"/>
        </table:table-row>
        <table:table-row table:style-name="ro4">
          <table:table-cell table:style-name="ce5" table:number-columns-repeated="2"/>
          <table:table-cell table:style-name="ce6"/>
          <table:table-cell table:style-name="ce15" office:value-type="string" calcext:value-type="string" table:number-columns-spanned="11" table:number-rows-spanned="1">
            <text:p>1-General Fund Revenues</text:p>
          </table:table-cell>
          <table:covered-table-cell table:number-columns-repeated="9" table:style-name="ce16"/>
          <table:covered-table-cell table:style-name="ce17"/>
          <table:table-cell table:style-name="ce15" office:value-type="string" calcext:value-type="string" table:number-columns-spanned="5" table:number-rows-spanned="1">
            <text:p>2-Other Funds Revenues</text:p>
          </table:table-cell>
          <table:covered-table-cell table:number-columns-repeated="3" table:style-name="ce16"/>
          <table:covered-table-cell table:style-name="ce17"/>
          <table:table-cell table:style-name="ce6" office:value-type="string" calcext:value-type="string">
            <text:p>3-Grand Total Revenue for All Funds</text:p>
          </table:table-cell>
          <table:table-cell table:style-name="ce15" office:value-type="string" calcext:value-type="string" table:number-columns-spanned="6" table:number-rows-spanned="1">
            <text:p>4-Funds 01-07, 47 Total Revenues</text:p>
          </table:table-cell>
          <table:covered-table-cell table:number-columns-repeated="4" table:style-name="ce16"/>
          <table:covered-table-cell table:style-name="ce17"/>
          <table:table-cell table:number-columns-repeated="998"/>
        </table:table-row>
        <table:table-row table:style-name="ro5">
          <table:table-cell table:style-name="ce5" table:number-columns-repeated="2"/>
          <table:table-cell table:style-name="ce6"/>
          <table:table-cell table:style-name="ce15" office:value-type="string" calcext:value-type="string" table:number-columns-spanned="4" table:number-rows-spanned="1">
            <text:p>Local Sources</text:p>
          </table:table-cell>
          <table:covered-table-cell table:number-columns-repeated="2" table:style-name="ce16"/>
          <table:covered-table-cell table:style-name="ce17"/>
          <table:table-cell table:style-name="ce15" office:value-type="string" calcext:value-type="string" table:number-columns-spanned="5" table:number-rows-spanned="1">
            <text:p>State Sources</text:p>
          </table:table-cell>
          <table:covered-table-cell table:number-columns-repeated="3" table:style-name="ce16"/>
          <table:covered-table-cell table:style-name="ce17"/>
          <table:table-cell table:style-name="ce6" office:value-type="string" calcext:value-type="string">
            <text:p>Federal Sources</text:p>
          </table:table-cell>
          <table:table-cell table:style-name="ce6" office:value-type="string" calcext:value-type="string">
            <text:p>Fund 01 Total Revenue</text:p>
          </table:table-cell>
          <table:table-cell table:style-name="ce15" office:value-type="string" calcext:value-type="string" table:number-columns-spanned="5" table:number-rows-spanned="1">
            <text:p>Local, State and Federal Sources</text:p>
          </table:table-cell>
          <table:covered-table-cell table:number-columns-repeated="3" table:style-name="ce16"/>
          <table:covered-table-cell table:style-name="ce17"/>
          <table:table-cell table:style-name="ce6"/>
          <table:table-cell table:style-name="ce15" office:value-type="string" calcext:value-type="string" table:number-columns-spanned="3" table:number-rows-spanned="1">
            <text:p>Local Sources</text:p>
          </table:table-cell>
          <table:covered-table-cell table:style-name="ce16"/>
          <table:covered-table-cell table:style-name="ce17"/>
          <table:table-cell table:style-name="ce15" office:value-type="string" calcext:value-type="string" table:number-columns-spanned="2" table:number-rows-spanned="1">
            <text:p>State Sources</text:p>
          </table:table-cell>
          <table:covered-table-cell table:style-name="ce17"/>
          <table:table-cell table:style-name="ce18" office:value-type="string" calcext:value-type="string">
            <text:p>Federal Sources</text:p>
          </table:table-cell>
          <table:table-cell table:number-columns-repeated="998"/>
        </table:table-row>
        <table:table-row table:style-name="ro1">
          <table:table-cell table:style-name="ce5" table:number-columns-repeated="2"/>
          <table:table-cell table:style-name="ce6"/>
          <table:table-cell table:style-name="ce6" office:value-type="string" calcext:value-type="string">
            <text:p>1.</text:p>
          </table:table-cell>
          <table:table-cell table:style-name="ce6" office:value-type="string" calcext:value-type="string">
            <text:p>1A.</text:p>
          </table:table-cell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3.</text:p>
          </table:table-cell>
          <table:table-cell table:style-name="ce6" office:value-type="string" calcext:value-type="string">
            <text:p>4.</text:p>
          </table:table-cell>
          <table:table-cell table:style-name="ce6" office:value-type="string" calcext:value-type="string">
            <text:p>5.</text:p>
          </table:table-cell>
          <table:table-cell table:style-name="ce6" office:value-type="string" calcext:value-type="string">
            <text:p>6.</text:p>
          </table:table-cell>
          <table:table-cell table:style-name="ce6" office:value-type="string" calcext:value-type="string">
            <text:p>6A.</text:p>
          </table:table-cell>
          <table:table-cell table:style-name="ce6" office:value-type="string" calcext:value-type="string">
            <text:p>7.</text:p>
          </table:table-cell>
          <table:table-cell table:style-name="ce6" office:value-type="string" calcext:value-type="string">
            <text:p>8.</text:p>
          </table:table-cell>
          <table:table-cell table:style-name="ce6" office:value-type="string" calcext:value-type="string">
            <text:p>9.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1.</text:p>
          </table:table-cell>
          <table:table-cell table:style-name="ce6" office:value-type="string" calcext:value-type="string">
            <text:p>12.</text:p>
          </table:table-cell>
          <table:table-cell table:style-name="ce6" office:value-type="string" calcext:value-type="string">
            <text:p>13.</text:p>
          </table:table-cell>
          <table:table-cell table:style-name="ce6" office:value-type="string" calcext:value-type="string">
            <text:p>14.</text:p>
          </table:table-cell>
          <table:table-cell table:style-name="ce6" office:value-type="string" calcext:value-type="string">
            <text:p>15.</text:p>
          </table:table-cell>
          <table:table-cell table:style-name="ce6" office:value-type="string" calcext:value-type="string">
            <text:p>16.</text:p>
          </table:table-cell>
          <table:table-cell table:style-name="ce6" office:value-type="string" calcext:value-type="string">
            <text:p>16A.</text:p>
          </table:table-cell>
          <table:table-cell table:style-name="ce6" office:value-type="string" calcext:value-type="string">
            <text:p>17.</text:p>
          </table:table-cell>
          <table:table-cell table:style-name="ce6" office:value-type="string" calcext:value-type="string">
            <text:p>18.</text:p>
          </table:table-cell>
          <table:table-cell table:style-name="ce6" office:value-type="string" calcext:value-type="string">
            <text:p>18A.</text:p>
          </table:table-cell>
          <table:table-cell table:style-name="ce18" office:value-type="string" calcext:value-type="string">
            <text:p>19.</text:p>
          </table:table-cell>
          <table:table-cell office:value-type="string" calcext:value-type="string">
            <text:p>2022,</text:p>
          </table:table-cell>
          <table:table-cell office:value-type="string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</text:p>
          </table:table-cell>
          <table:table-cell table:number-columns-repeated="996"/>
        </table:table-row>
        <table:table-row table:style-name="ro6">
          <table:table-cell table:style-name="ce5" table:number-columns-repeated="2"/>
          <table:table-cell table:style-name="ce6"/>
          <table:table-cell table:style-name="ce6" office:value-type="string" calcext:value-type="string">
            <text:p>Property Taxes</text:p>
          </table:table-cell>
          <table:table-cell table:style-name="ce6" office:value-type="string" calcext:value-type="string">
            <text:p>Property Tax Shift Recognition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Total Local Sources</text:p>
          </table:table-cell>
          <table:table-cell table:style-name="ce6" office:value-type="string" calcext:value-type="string">
            <text:p>General Education Aid</text:p>
          </table:table-cell>
          <table:table-cell table:style-name="ce6" office:value-type="string" calcext:value-type="string">
            <text:p>Special Education Aid</text:p>
          </table:table-cell>
          <table:table-cell table:style-name="ce6" office:value-type="string" calcext:value-type="string">
            <text:p>All Other State Aid</text:p>
          </table:table-cell>
          <table:table-cell table:style-name="ce6" office:value-type="string" calcext:value-type="string">
            <text:p>Property Tax Shift Recognition - State Aid Adjustments</text:p>
          </table:table-cell>
          <table:table-cell table:style-name="ce6" office:value-type="string" calcext:value-type="string">
            <text:p>Total State Sources</text:p>
          </table:table-cell>
          <table:table-cell table:style-name="ce6" office:value-type="string" calcext:value-type="string">
            <text:p>Federal Sources</text:p>
          </table:table-cell>
          <table:table-cell table:style-name="ce6"/>
          <table:table-cell table:style-name="ce6" office:value-type="string" calcext:value-type="string">
            <text:p>Food Service</text:p>
          </table:table-cell>
          <table:table-cell table:style-name="ce6" office:value-type="string" calcext:value-type="string">
            <text:p>Community Service</text:p>
          </table:table-cell>
          <table:table-cell table:style-name="ce6" office:value-type="string" calcext:value-type="string">
            <text:p>Building Construction</text:p>
          </table:table-cell>
          <table:table-cell table:style-name="ce6" office:value-type="string" calcext:value-type="string">
            <text:p>Debt Service</text:p>
          </table:table-cell>
          <table:table-cell table:style-name="ce6" office:value-type="string" calcext:value-type="string">
            <text:p>Post Employment Debt Service Fund</text:p>
          </table:table-cell>
          <table:table-cell table:style-name="ce6"/>
          <table:table-cell table:style-name="ce6" office:value-type="string" calcext:value-type="string">
            <text:p>Property Taxes</text:p>
          </table:table-cell>
          <table:table-cell table:style-name="ce6" office:value-type="string" calcext:value-type="string">
            <text:p>Property Tax Shift Recognition</text:p>
          </table:table-cell>
          <table:table-cell table:style-name="ce6" office:value-type="string" calcext:value-type="string">
            <text:p>Other</text:p>
          </table:table-cell>
          <table:table-cell table:style-name="ce6" office:value-type="string" calcext:value-type="string">
            <text:p>State Sources</text:p>
          </table:table-cell>
          <table:table-cell table:style-name="ce6" office:value-type="string" calcext:value-type="string">
            <text:p>Property Tax Shift Recognition - State Aid Adjustments</text:p>
          </table:table-cell>
          <table:table-cell table:style-name="ce18" office:value-type="string" calcext:value-type="string">
            <text:p>Federal Sources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Districts and Charters</text:p>
          </table:table-cell>
          <table:table-cell table:style-name="ce6" office:value-type="string" calcext:value-type="string">
            <text:p>District Number</text:p>
          </table:table-cell>
          <table:table-cell table:style-name="ce6" office:value-type="string" calcext:value-type="string">
            <text:p>DISTRICTID – table</text:p>
          </table:table-cell>
          <table:table-cell table:style-name="ce6" table:number-columns-repeated="22"/>
          <table:table-cell table:style-name="ce18"/>
          <table:table-cell table:number-columns-repeated="998"/>
        </table:table-row>
        <table:table-row table:style-name="ro1">
          <table:table-cell office:value-type="string" calcext:value-type="string">
            <text:p>AITKIN PUBLIC SCHOOL DISTRICT</text:p>
          </table:table-cell>
          <table:table-cell office:value-type="float" office:value="1" calcext:value-type="float">
            <text:p>1</text:p>
          </table:table-cell>
          <table:table-cell table:formula="of:=VLOOKUP([.B8];[$Sheet2.A1:.C557];2)" office:value-type="float" office:value="1" calcext:value-type="float">
            <text:p>1</text:p>
          </table:table-cell>
          <table:table-cell office:value-type="float" office:value="1349327" calcext:value-type="float">
            <text:p>1,349,327</text:p>
          </table:table-cell>
          <table:table-cell office:value-type="float" office:value="0" calcext:value-type="float">
            <text:p>0</text:p>
          </table:table-cell>
          <table:table-cell office:value-type="float" office:value="905729" calcext:value-type="float">
            <text:p>905,729</text:p>
          </table:table-cell>
          <table:table-cell office:value-type="float" office:value="2255056" calcext:value-type="float">
            <text:p>2,255,056</text:p>
          </table:table-cell>
          <table:table-cell office:value-type="float" office:value="9180711" calcext:value-type="float">
            <text:p>9,180,711</text:p>
          </table:table-cell>
          <table:table-cell office:value-type="float" office:value="1461968" calcext:value-type="float">
            <text:p>1,461,968</text:p>
          </table:table-cell>
          <table:table-cell office:value-type="float" office:value="382959" calcext:value-type="float">
            <text:p>382,959</text:p>
          </table:table-cell>
          <table:table-cell office:value-type="float" office:value="0" calcext:value-type="float">
            <text:p>0</text:p>
          </table:table-cell>
          <table:table-cell office:value-type="float" office:value="11025639" calcext:value-type="float">
            <text:p>11,025,639</text:p>
          </table:table-cell>
          <table:table-cell office:value-type="float" office:value="2067122" calcext:value-type="float">
            <text:p>2,067,122</text:p>
          </table:table-cell>
          <table:table-cell office:value-type="float" office:value="15347818" calcext:value-type="float">
            <text:p>15,347,818</text:p>
          </table:table-cell>
          <table:table-cell office:value-type="float" office:value="937842" calcext:value-type="float">
            <text:p>937,842</text:p>
          </table:table-cell>
          <table:table-cell office:value-type="float" office:value="550203" calcext:value-type="float">
            <text:p>550,203</text:p>
          </table:table-cell>
          <table:table-cell office:value-type="float" office:value="69" calcext:value-type="float">
            <text:p>69</text:p>
          </table:table-cell>
          <table:table-cell office:value-type="float" office:value="391445" calcext:value-type="float">
            <text:p>391,445</text:p>
          </table:table-cell>
          <table:table-cell office:value-type="float" office:value="0" calcext:value-type="float">
            <text:p>0</text:p>
          </table:table-cell>
          <table:table-cell office:value-type="float" office:value="17227377" calcext:value-type="float">
            <text:p>17,227,377</text:p>
          </table:table-cell>
          <table:table-cell office:value-type="float" office:value="1683942" calcext:value-type="float">
            <text:p>1,683,942</text:p>
          </table:table-cell>
          <table:table-cell office:value-type="float" office:value="0" calcext:value-type="float">
            <text:p>0</text:p>
          </table:table-cell>
          <table:table-cell office:value-type="float" office:value="1465063" calcext:value-type="float">
            <text:p>1,465,063</text:p>
          </table:table-cell>
          <table:table-cell office:value-type="float" office:value="11138878" calcext:value-type="float">
            <text:p>11,138,878</text:p>
          </table:table-cell>
          <table:table-cell office:value-type="float" office:value="0" calcext:value-type="float">
            <text:p>0</text:p>
          </table:table-cell>
          <table:table-cell office:value-type="float" office:value="2939495" calcext:value-type="float">
            <text:p>2,939,495</text:p>
          </table:table-cell>
          <table:table-cell/>
          <table:table-cell table:formula="of:=CONCATENATE([.$AB$5];[.$AA$5];[.C8];&quot;,&quot;;[.D8];&quot;,&quot;;[.E8];&quot;,&quot;;[.F8];&quot;,&quot;;[.H8];&quot;,&quot;;[.I8];&quot;,&quot;;[.J8];&quot;,&quot;;[.K8];&quot;,&quot;;[.M8];&quot;,&quot;;[.O8];&quot;,&quot;;[.P8];&quot;,&quot;;[.Q8];&quot;,&quot;;[.R8];&quot;,&quot;;[.S8];&quot;,&quot;;[.U8];&quot;,&quot;;[.V8];&quot;,&quot;;[.W8];&quot;,&quot;;[.X8];&quot;,&quot;;[.Y8];&quot;,&quot;;[.Z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,1349327,0,905729,9180711,1461968,382959,0,2067122,937842,550203,69,391445,0,1683942,0,1465063,11138878,0,29394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,1349327,0,905729,9180711,1461968,382959,0,2067122,937842,550203,69,391445,0,1683942,0,1465063,11138878,0,29394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apolis Public School Distri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358500" calcext:value-type="float">
            <text:p>137,358,500</text:p>
          </table:table-cell>
          <table:table-cell office:value-type="float" office:value="0" calcext:value-type="float">
            <text:p>0</text:p>
          </table:table-cell>
          <table:table-cell office:value-type="float" office:value="13746386" calcext:value-type="float">
            <text:p>13,746,386</text:p>
          </table:table-cell>
          <table:table-cell office:value-type="float" office:value="151104886" calcext:value-type="float">
            <text:p>151,104,886</text:p>
          </table:table-cell>
          <table:table-cell office:value-type="float" office:value="276765586" calcext:value-type="float">
            <text:p>276,765,586</text:p>
          </table:table-cell>
          <table:table-cell office:value-type="float" office:value="70602402" calcext:value-type="float">
            <text:p>70,602,402</text:p>
          </table:table-cell>
          <table:table-cell office:value-type="float" office:value="21301996" calcext:value-type="float">
            <text:p>21,301,996</text:p>
          </table:table-cell>
          <table:table-cell office:value-type="float" office:value="0" calcext:value-type="float">
            <text:p>0</text:p>
          </table:table-cell>
          <table:table-cell office:value-type="float" office:value="368669984" calcext:value-type="float">
            <text:p>368,669,984</text:p>
          </table:table-cell>
          <table:table-cell office:value-type="float" office:value="120482318" calcext:value-type="float">
            <text:p>120,482,318</text:p>
          </table:table-cell>
          <table:table-cell office:value-type="float" office:value="640257188" calcext:value-type="float">
            <text:p>640,257,188</text:p>
          </table:table-cell>
          <table:table-cell office:value-type="float" office:value="21168075" calcext:value-type="float">
            <text:p>21,168,075</text:p>
          </table:table-cell>
          <table:table-cell office:value-type="float" office:value="29701513" calcext:value-type="float">
            <text:p>29,701,513</text:p>
          </table:table-cell>
          <table:table-cell office:value-type="float" office:value="597096" calcext:value-type="float">
            <text:p>597,096</text:p>
          </table:table-cell>
          <table:table-cell office:value-type="float" office:value="89232989" calcext:value-type="float">
            <text:p>89,232,989</text:p>
          </table:table-cell>
          <table:table-cell office:value-type="float" office:value="2329172" calcext:value-type="float">
            <text:p>2,329,172</text:p>
          </table:table-cell>
          <table:table-cell office:value-type="float" office:value="783286032" calcext:value-type="float">
            <text:p>783,286,032</text:p>
          </table:table-cell>
          <table:table-cell office:value-type="float" office:value="223139119" calcext:value-type="float">
            <text:p>223,139,119</text:p>
          </table:table-cell>
          <table:table-cell office:value-type="float" office:value="0" calcext:value-type="float">
            <text:p>0</text:p>
          </table:table-cell>
          <table:table-cell office:value-type="float" office:value="19555888" calcext:value-type="float">
            <text:p>19,555,888</text:p>
          </table:table-cell>
          <table:table-cell office:value-type="float" office:value="393691694" calcext:value-type="float">
            <text:p>393,691,694</text:p>
          </table:table-cell>
          <table:table-cell office:value-type="float" office:value="0" calcext:value-type="float">
            <text:p>0</text:p>
          </table:table-cell>
          <table:table-cell office:value-type="float" office:value="146899330" calcext:value-type="float">
            <text:p>146,899,330</text:p>
          </table:table-cell>
          <table:table-cell/>
          <table:table-cell table:formula="of:=CONCATENATE([.$AB$5];[.$AA$5];[.C9];&quot;,&quot;;[.D9];&quot;,&quot;;[.E9];&quot;,&quot;;[.F9];&quot;,&quot;;[.H9];&quot;,&quot;;[.I9];&quot;,&quot;;[.J9];&quot;,&quot;;[.K9];&quot;,&quot;;[.M9];&quot;,&quot;;[.O9];&quot;,&quot;;[.P9];&quot;,&quot;;[.Q9];&quot;,&quot;;[.R9];&quot;,&quot;;[.S9];&quot;,&quot;;[.U9];&quot;,&quot;;[.V9];&quot;,&quot;;[.W9];&quot;,&quot;;[.X9];&quot;,&quot;;[.Y9];&quot;,&quot;;[.Z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,137358500,0,13746386,276765586,70602402,21301996,0,120482318,21168075,29701513,597096,89232989,2329172,223139119,0,19555888,393691694,0,14689933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,137358500,0,13746386,276765586,70602402,21301996,0,120482318,21168075,29701513,597096,89232989,2329172,223139119,0,19555888,393691694,0,14689933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LL CITY PUBLIC SCHOOL DISTRICT</text:p>
          </table:table-cell>
          <table:table-cell office:value-type="float" office:value="2" calcext:value-type="float">
            <text:p>2</text:p>
          </table:table-cell>
          <table:table-cell table:formula="of:=VLOOKUP([.B10];[$Sheet2.A3:.C559];2)" office:value-type="float" office:value="3" calcext:value-type="float">
            <text:p>3</text:p>
          </table:table-cell>
          <table:table-cell office:value-type="float" office:value="200464" calcext:value-type="float">
            <text:p>200,464</text:p>
          </table:table-cell>
          <table:table-cell office:value-type="float" office:value="0" calcext:value-type="float">
            <text:p>0</text:p>
          </table:table-cell>
          <table:table-cell office:value-type="float" office:value="497421" calcext:value-type="float">
            <text:p>497,421</text:p>
          </table:table-cell>
          <table:table-cell office:value-type="float" office:value="697885" calcext:value-type="float">
            <text:p>697,885</text:p>
          </table:table-cell>
          <table:table-cell office:value-type="float" office:value="2761439" calcext:value-type="float">
            <text:p>2,761,439</text:p>
          </table:table-cell>
          <table:table-cell office:value-type="float" office:value="384120" calcext:value-type="float">
            <text:p>384,120</text:p>
          </table:table-cell>
          <table:table-cell office:value-type="float" office:value="79274" calcext:value-type="float">
            <text:p>79,274</text:p>
          </table:table-cell>
          <table:table-cell office:value-type="float" office:value="0" calcext:value-type="float">
            <text:p>0</text:p>
          </table:table-cell>
          <table:table-cell office:value-type="float" office:value="3224832" calcext:value-type="float">
            <text:p>3,224,832</text:p>
          </table:table-cell>
          <table:table-cell office:value-type="float" office:value="485296" calcext:value-type="float">
            <text:p>485,296</text:p>
          </table:table-cell>
          <table:table-cell office:value-type="float" office:value="4408013" calcext:value-type="float">
            <text:p>4,408,013</text:p>
          </table:table-cell>
          <table:table-cell office:value-type="float" office:value="223392" calcext:value-type="float">
            <text:p>223,392</text:p>
          </table:table-cell>
          <table:table-cell office:value-type="float" office:value="269015" calcext:value-type="float">
            <text:p>269,015</text:p>
          </table:table-cell>
          <table:table-cell office:value-type="float" office:value="0" calcext:value-type="float">
            <text:p>0</text:p>
          </table:table-cell>
          <table:table-cell office:value-type="float" office:value="326466" calcext:value-type="float">
            <text:p>326,466</text:p>
          </table:table-cell>
          <table:table-cell office:value-type="float" office:value="0" calcext:value-type="float">
            <text:p>0</text:p>
          </table:table-cell>
          <table:table-cell office:value-type="float" office:value="5226884" calcext:value-type="float">
            <text:p>5,226,884</text:p>
          </table:table-cell>
          <table:table-cell office:value-type="float" office:value="483595" calcext:value-type="float">
            <text:p>483,595</text:p>
          </table:table-cell>
          <table:table-cell office:value-type="float" office:value="0" calcext:value-type="float">
            <text:p>0</text:p>
          </table:table-cell>
          <table:table-cell office:value-type="float" office:value="639159" calcext:value-type="float">
            <text:p>639,159</text:p>
          </table:table-cell>
          <table:table-cell office:value-type="float" office:value="3386800" calcext:value-type="float">
            <text:p>3,386,800</text:p>
          </table:table-cell>
          <table:table-cell office:value-type="float" office:value="0" calcext:value-type="float">
            <text:p>0</text:p>
          </table:table-cell>
          <table:table-cell office:value-type="float" office:value="717330" calcext:value-type="float">
            <text:p>717,330</text:p>
          </table:table-cell>
          <table:table-cell/>
          <table:table-cell table:formula="of:=CONCATENATE([.$AB$5];[.$AA$5];[.C10];&quot;,&quot;;[.D10];&quot;,&quot;;[.E10];&quot;,&quot;;[.F10];&quot;,&quot;;[.H10];&quot;,&quot;;[.I10];&quot;,&quot;;[.J10];&quot;,&quot;;[.K10];&quot;,&quot;;[.M10];&quot;,&quot;;[.O10];&quot;,&quot;;[.P10];&quot;,&quot;;[.Q10];&quot;,&quot;;[.R10];&quot;,&quot;;[.S10];&quot;,&quot;;[.U10];&quot;,&quot;;[.V10];&quot;,&quot;;[.W10];&quot;,&quot;;[.X10];&quot;,&quot;;[.Y10];&quot;,&quot;;[.Z1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,200464,0,497421,2761439,384120,79274,0,485296,223392,269015,0,326466,0,483595,0,639159,3386800,0,71733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,200464,0,497421,2761439,384120,79274,0,485296,223392,269015,0,326466,0,483595,0,639159,3386800,0,71733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CGREGOR PUBLIC SCHOOL DISTRICT</text:p>
          </table:table-cell>
          <table:table-cell office:value-type="float" office:value="4" calcext:value-type="float">
            <text:p>4</text:p>
          </table:table-cell>
          <table:table-cell table:formula="of:=VLOOKUP([.B11];[$Sheet2.A4:.C560];2)" office:value-type="float" office:value="4" calcext:value-type="float">
            <text:p>4</text:p>
          </table:table-cell>
          <table:table-cell office:value-type="float" office:value="363209" calcext:value-type="float">
            <text:p>363,209</text:p>
          </table:table-cell>
          <table:table-cell office:value-type="float" office:value="0" calcext:value-type="float">
            <text:p>0</text:p>
          </table:table-cell>
          <table:table-cell office:value-type="float" office:value="689532" calcext:value-type="float">
            <text:p>689,532</text:p>
          </table:table-cell>
          <table:table-cell office:value-type="float" office:value="1052741" calcext:value-type="float">
            <text:p>1,052,741</text:p>
          </table:table-cell>
          <table:table-cell office:value-type="float" office:value="4540321" calcext:value-type="float">
            <text:p>4,540,321</text:p>
          </table:table-cell>
          <table:table-cell office:value-type="float" office:value="838928" calcext:value-type="float">
            <text:p>838,928</text:p>
          </table:table-cell>
          <table:table-cell office:value-type="float" office:value="81866" calcext:value-type="float">
            <text:p>81,866</text:p>
          </table:table-cell>
          <table:table-cell office:value-type="float" office:value="0" calcext:value-type="float">
            <text:p>0</text:p>
          </table:table-cell>
          <table:table-cell office:value-type="float" office:value="5461115" calcext:value-type="float">
            <text:p>5,461,115</text:p>
          </table:table-cell>
          <table:table-cell office:value-type="float" office:value="1312904" calcext:value-type="float">
            <text:p>1,312,904</text:p>
          </table:table-cell>
          <table:table-cell office:value-type="float" office:value="7826761" calcext:value-type="float">
            <text:p>7,826,761</text:p>
          </table:table-cell>
          <table:table-cell office:value-type="float" office:value="424514" calcext:value-type="float">
            <text:p>424,514</text:p>
          </table:table-cell>
          <table:table-cell office:value-type="float" office:value="559190" calcext:value-type="float">
            <text:p>559,190</text:p>
          </table:table-cell>
          <table:table-cell office:value-type="float" office:value="-7147" calcext:value-type="float">
            <text:p>-7,147</text:p>
          </table:table-cell>
          <table:table-cell office:value-type="float" office:value="933591" calcext:value-type="float">
            <text:p>933,591</text:p>
          </table:table-cell>
          <table:table-cell office:value-type="float" office:value="108726" calcext:value-type="float">
            <text:p>108,726</text:p>
          </table:table-cell>
          <table:table-cell office:value-type="float" office:value="9845634" calcext:value-type="float">
            <text:p>9,845,634</text:p>
          </table:table-cell>
          <table:table-cell office:value-type="float" office:value="1364743" calcext:value-type="float">
            <text:p>1,364,743</text:p>
          </table:table-cell>
          <table:table-cell office:value-type="float" office:value="0" calcext:value-type="float">
            <text:p>0</text:p>
          </table:table-cell>
          <table:table-cell office:value-type="float" office:value="814122" calcext:value-type="float">
            <text:p>814,122</text:p>
          </table:table-cell>
          <table:table-cell office:value-type="float" office:value="5645227" calcext:value-type="float">
            <text:p>5,645,227</text:p>
          </table:table-cell>
          <table:table-cell office:value-type="float" office:value="0" calcext:value-type="float">
            <text:p>0</text:p>
          </table:table-cell>
          <table:table-cell office:value-type="float" office:value="2021542" calcext:value-type="float">
            <text:p>2,021,542</text:p>
          </table:table-cell>
          <table:table-cell/>
          <table:table-cell table:formula="of:=CONCATENATE([.$AB$5];[.$AA$5];[.C11];&quot;,&quot;;[.D11];&quot;,&quot;;[.E11];&quot;,&quot;;[.F11];&quot;,&quot;;[.H11];&quot;,&quot;;[.I11];&quot;,&quot;;[.J11];&quot;,&quot;;[.K11];&quot;,&quot;;[.M11];&quot;,&quot;;[.O11];&quot;,&quot;;[.P11];&quot;,&quot;;[.Q11];&quot;,&quot;;[.R11];&quot;,&quot;;[.S11];&quot;,&quot;;[.U11];&quot;,&quot;;[.V11];&quot;,&quot;;[.W11];&quot;,&quot;;[.X11];&quot;,&quot;;[.Y11];&quot;,&quot;;[.Z1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,363209,0,689532,4540321,838928,81866,0,1312904,424514,559190,-7147,933591,108726,1364743,0,814122,5645227,0,202154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,363209,0,689532,4540321,838928,81866,0,1312904,424514,559190,-7147,933591,108726,1364743,0,814122,5645227,0,202154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th St. Paul Public School Dist</text:p>
          </table:table-cell>
          <table:table-cell office:value-type="float" office:value="6" calcext:value-type="float">
            <text:p>6</text:p>
          </table:table-cell>
          <table:table-cell table:formula="of:=VLOOKUP([.B12];[$Sheet2.A5:.C561];2)" office:value-type="float" office:value="5" calcext:value-type="float">
            <text:p>5</text:p>
          </table:table-cell>
          <table:table-cell office:value-type="float" office:value="7725091" calcext:value-type="float">
            <text:p>7,725,091</text:p>
          </table:table-cell>
          <table:table-cell office:value-type="float" office:value="0" calcext:value-type="float">
            <text:p>0</text:p>
          </table:table-cell>
          <table:table-cell office:value-type="float" office:value="1078371" calcext:value-type="float">
            <text:p>1,078,371</text:p>
          </table:table-cell>
          <table:table-cell office:value-type="float" office:value="8803462" calcext:value-type="float">
            <text:p>8,803,462</text:p>
          </table:table-cell>
          <table:table-cell office:value-type="float" office:value="26553674" calcext:value-type="float">
            <text:p>26,553,674</text:p>
          </table:table-cell>
          <table:table-cell office:value-type="float" office:value="5143327" calcext:value-type="float">
            <text:p>5,143,327</text:p>
          </table:table-cell>
          <table:table-cell office:value-type="float" office:value="1754753" calcext:value-type="float">
            <text:p>1,754,753</text:p>
          </table:table-cell>
          <table:table-cell office:value-type="float" office:value="0" calcext:value-type="float">
            <text:p>0</text:p>
          </table:table-cell>
          <table:table-cell office:value-type="float" office:value="33451754" calcext:value-type="float">
            <text:p>33,451,754</text:p>
          </table:table-cell>
          <table:table-cell office:value-type="float" office:value="4330059" calcext:value-type="float">
            <text:p>4,330,059</text:p>
          </table:table-cell>
          <table:table-cell office:value-type="float" office:value="46585275" calcext:value-type="float">
            <text:p>46,585,275</text:p>
          </table:table-cell>
          <table:table-cell office:value-type="float" office:value="2411220" calcext:value-type="float">
            <text:p>2,411,220</text:p>
          </table:table-cell>
          <table:table-cell office:value-type="float" office:value="2357917" calcext:value-type="float">
            <text:p>2,357,917</text:p>
          </table:table-cell>
          <table:table-cell office:value-type="float" office:value="0" calcext:value-type="float">
            <text:p>0</text:p>
          </table:table-cell>
          <table:table-cell office:value-type="float" office:value="3002040" calcext:value-type="float">
            <text:p>3,002,040</text:p>
          </table:table-cell>
          <table:table-cell office:value-type="float" office:value="0" calcext:value-type="float">
            <text:p>0</text:p>
          </table:table-cell>
          <table:table-cell office:value-type="float" office:value="54356452" calcext:value-type="float">
            <text:p>54,356,452</text:p>
          </table:table-cell>
          <table:table-cell office:value-type="float" office:value="11320002" calcext:value-type="float">
            <text:p>11,320,002</text:p>
          </table:table-cell>
          <table:table-cell office:value-type="float" office:value="0" calcext:value-type="float">
            <text:p>0</text:p>
          </table:table-cell>
          <table:table-cell office:value-type="float" office:value="1810501" calcext:value-type="float">
            <text:p>1,810,501</text:p>
          </table:table-cell>
          <table:table-cell office:value-type="float" office:value="34439298" calcext:value-type="float">
            <text:p>34,439,298</text:p>
          </table:table-cell>
          <table:table-cell office:value-type="float" office:value="0" calcext:value-type="float">
            <text:p>0</text:p>
          </table:table-cell>
          <table:table-cell office:value-type="float" office:value="6786651" calcext:value-type="float">
            <text:p>6,786,651</text:p>
          </table:table-cell>
          <table:table-cell/>
          <table:table-cell table:formula="of:=CONCATENATE([.$AB$5];[.$AA$5];[.C12];&quot;,&quot;;[.D12];&quot;,&quot;;[.E12];&quot;,&quot;;[.F12];&quot;,&quot;;[.H12];&quot;,&quot;;[.I12];&quot;,&quot;;[.J12];&quot;,&quot;;[.K12];&quot;,&quot;;[.M12];&quot;,&quot;;[.O12];&quot;,&quot;;[.P12];&quot;,&quot;;[.Q12];&quot;,&quot;;[.R12];&quot;,&quot;;[.S12];&quot;,&quot;;[.U12];&quot;,&quot;;[.V12];&quot;,&quot;;[.W12];&quot;,&quot;;[.X12];&quot;,&quot;;[.Y12];&quot;,&quot;;[.Z1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,7725091,0,1078371,26553674,5143327,1754753,0,4330059,2411220,2357917,0,3002040,0,11320002,0,1810501,34439298,0,678665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,7725091,0,1078371,26553674,5143327,1754753,0,4330059,2411220,2357917,0,3002040,0,11320002,0,1810501,34439298,0,678665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oka-Hennepin School District</text:p>
          </table:table-cell>
          <table:table-cell office:value-type="float" office:value="11" calcext:value-type="float">
            <text:p>11</text:p>
          </table:table-cell>
          <table:table-cell table:formula="of:=VLOOKUP([.B13];[$Sheet2.A6:.C562];2)" office:value-type="float" office:value="6" calcext:value-type="float">
            <text:p>6</text:p>
          </table:table-cell>
          <table:table-cell office:value-type="float" office:value="102954042" calcext:value-type="float">
            <text:p>102,954,042</text:p>
          </table:table-cell>
          <table:table-cell office:value-type="float" office:value="0" calcext:value-type="float">
            <text:p>0</text:p>
          </table:table-cell>
          <table:table-cell office:value-type="float" office:value="12379495" calcext:value-type="float">
            <text:p>12,379,495</text:p>
          </table:table-cell>
          <table:table-cell office:value-type="float" office:value="115333537" calcext:value-type="float">
            <text:p>115,333,537</text:p>
          </table:table-cell>
          <table:table-cell office:value-type="float" office:value="314676506" calcext:value-type="float">
            <text:p>314,676,506</text:p>
          </table:table-cell>
          <table:table-cell office:value-type="float" office:value="70729787" calcext:value-type="float">
            <text:p>70,729,787</text:p>
          </table:table-cell>
          <table:table-cell office:value-type="float" office:value="21694023" calcext:value-type="float">
            <text:p>21,694,023</text:p>
          </table:table-cell>
          <table:table-cell office:value-type="float" office:value="0" calcext:value-type="float">
            <text:p>0</text:p>
          </table:table-cell>
          <table:table-cell office:value-type="float" office:value="407100315" calcext:value-type="float">
            <text:p>407,100,315</text:p>
          </table:table-cell>
          <table:table-cell office:value-type="float" office:value="39317854" calcext:value-type="float">
            <text:p>39,317,854</text:p>
          </table:table-cell>
          <table:table-cell office:value-type="float" office:value="561751706" calcext:value-type="float">
            <text:p>561,751,706</text:p>
          </table:table-cell>
          <table:table-cell office:value-type="float" office:value="28079352" calcext:value-type="float">
            <text:p>28,079,352</text:p>
          </table:table-cell>
          <table:table-cell office:value-type="float" office:value="26720950" calcext:value-type="float">
            <text:p>26,720,950</text:p>
          </table:table-cell>
          <table:table-cell office:value-type="float" office:value="29903" calcext:value-type="float">
            <text:p>29,903</text:p>
          </table:table-cell>
          <table:table-cell office:value-type="float" office:value="13285790" calcext:value-type="float">
            <text:p>13,285,790</text:p>
          </table:table-cell>
          <table:table-cell office:value-type="float" office:value="1909574" calcext:value-type="float">
            <text:p>1,909,574</text:p>
          </table:table-cell>
          <table:table-cell office:value-type="float" office:value="631777275" calcext:value-type="float">
            <text:p>631,777,275</text:p>
          </table:table-cell>
          <table:table-cell office:value-type="float" office:value="122415085" calcext:value-type="float">
            <text:p>122,415,085</text:p>
          </table:table-cell>
          <table:table-cell office:value-type="float" office:value="0" calcext:value-type="float">
            <text:p>0</text:p>
          </table:table-cell>
          <table:table-cell office:value-type="float" office:value="26497629" calcext:value-type="float">
            <text:p>26,497,629</text:p>
          </table:table-cell>
          <table:table-cell office:value-type="float" office:value="415297733" calcext:value-type="float">
            <text:p>415,297,733</text:p>
          </table:table-cell>
          <table:table-cell office:value-type="float" office:value="0" calcext:value-type="float">
            <text:p>0</text:p>
          </table:table-cell>
          <table:table-cell office:value-type="float" office:value="67566827" calcext:value-type="float">
            <text:p>67,566,827</text:p>
          </table:table-cell>
          <table:table-cell/>
          <table:table-cell table:formula="of:=CONCATENATE([.$AB$5];[.$AA$5];[.C13];&quot;,&quot;;[.D13];&quot;,&quot;;[.E13];&quot;,&quot;;[.F13];&quot;,&quot;;[.H13];&quot;,&quot;;[.I13];&quot;,&quot;;[.J13];&quot;,&quot;;[.K13];&quot;,&quot;;[.M13];&quot;,&quot;;[.O13];&quot;,&quot;;[.P13];&quot;,&quot;;[.Q13];&quot;,&quot;;[.R13];&quot;,&quot;;[.S13];&quot;,&quot;;[.U13];&quot;,&quot;;[.V13];&quot;,&quot;;[.W13];&quot;,&quot;;[.X13];&quot;,&quot;;[.Y13];&quot;,&quot;;[.Z1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,102954042,0,12379495,314676506,70729787,21694023,0,39317854,28079352,26720950,29903,13285790,1909574,122415085,0,26497629,415297733,0,675668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,102954042,0,12379495,314676506,70729787,21694023,0,39317854,28079352,26720950,29903,13285790,1909574,122415085,0,26497629,415297733,0,675668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ENNIAL PUBLIC SCHOOL DISTRICT</text:p>
          </table:table-cell>
          <table:table-cell office:value-type="float" office:value="12" calcext:value-type="float">
            <text:p>12</text:p>
          </table:table-cell>
          <table:table-cell table:formula="of:=VLOOKUP([.B14];[$Sheet2.A7:.C563];2)" office:value-type="float" office:value="7" calcext:value-type="float">
            <text:p>7</text:p>
          </table:table-cell>
          <table:table-cell office:value-type="float" office:value="16038588" calcext:value-type="float">
            <text:p>16,038,588</text:p>
          </table:table-cell>
          <table:table-cell office:value-type="float" office:value="0" calcext:value-type="float">
            <text:p>0</text:p>
          </table:table-cell>
          <table:table-cell office:value-type="float" office:value="3639568" calcext:value-type="float">
            <text:p>3,639,568</text:p>
          </table:table-cell>
          <table:table-cell office:value-type="float" office:value="19678156" calcext:value-type="float">
            <text:p>19,678,156</text:p>
          </table:table-cell>
          <table:table-cell office:value-type="float" office:value="50808162" calcext:value-type="float">
            <text:p>50,808,162</text:p>
          </table:table-cell>
          <table:table-cell office:value-type="float" office:value="16333246" calcext:value-type="float">
            <text:p>16,333,246</text:p>
          </table:table-cell>
          <table:table-cell office:value-type="float" office:value="2922747" calcext:value-type="float">
            <text:p>2,922,747</text:p>
          </table:table-cell>
          <table:table-cell office:value-type="float" office:value="0" calcext:value-type="float">
            <text:p>0</text:p>
          </table:table-cell>
          <table:table-cell office:value-type="float" office:value="70064155" calcext:value-type="float">
            <text:p>70,064,155</text:p>
          </table:table-cell>
          <table:table-cell office:value-type="float" office:value="2559832" calcext:value-type="float">
            <text:p>2,559,832</text:p>
          </table:table-cell>
          <table:table-cell office:value-type="float" office:value="92302143" calcext:value-type="float">
            <text:p>92,302,143</text:p>
          </table:table-cell>
          <table:table-cell office:value-type="float" office:value="5560029" calcext:value-type="float">
            <text:p>5,560,029</text:p>
          </table:table-cell>
          <table:table-cell office:value-type="float" office:value="5570053" calcext:value-type="float">
            <text:p>5,570,053</text:p>
          </table:table-cell>
          <table:table-cell office:value-type="float" office:value="2007" calcext:value-type="float">
            <text:p>2,007</text:p>
          </table:table-cell>
          <table:table-cell office:value-type="float" office:value="9101876" calcext:value-type="float">
            <text:p>9,101,876</text:p>
          </table:table-cell>
          <table:table-cell office:value-type="float" office:value="580598" calcext:value-type="float">
            <text:p>580,598</text:p>
          </table:table-cell>
          <table:table-cell office:value-type="float" office:value="113116705" calcext:value-type="float">
            <text:p>113,116,705</text:p>
          </table:table-cell>
          <table:table-cell office:value-type="float" office:value="26033797" calcext:value-type="float">
            <text:p>26,033,797</text:p>
          </table:table-cell>
          <table:table-cell office:value-type="float" office:value="0" calcext:value-type="float">
            <text:p>0</text:p>
          </table:table-cell>
          <table:table-cell office:value-type="float" office:value="8456655" calcext:value-type="float">
            <text:p>8,456,655</text:p>
          </table:table-cell>
          <table:table-cell office:value-type="float" office:value="70658554" calcext:value-type="float">
            <text:p>70,658,554</text:p>
          </table:table-cell>
          <table:table-cell office:value-type="float" office:value="0" calcext:value-type="float">
            <text:p>0</text:p>
          </table:table-cell>
          <table:table-cell office:value-type="float" office:value="7967699" calcext:value-type="float">
            <text:p>7,967,699</text:p>
          </table:table-cell>
          <table:table-cell/>
          <table:table-cell table:formula="of:=CONCATENATE([.$AB$5];[.$AA$5];[.C14];&quot;,&quot;;[.D14];&quot;,&quot;;[.E14];&quot;,&quot;;[.F14];&quot;,&quot;;[.H14];&quot;,&quot;;[.I14];&quot;,&quot;;[.J14];&quot;,&quot;;[.K14];&quot;,&quot;;[.M14];&quot;,&quot;;[.O14];&quot;,&quot;;[.P14];&quot;,&quot;;[.Q14];&quot;,&quot;;[.R14];&quot;,&quot;;[.S14];&quot;,&quot;;[.U14];&quot;,&quot;;[.V14];&quot;,&quot;;[.W14];&quot;,&quot;;[.X14];&quot;,&quot;;[.Y14];&quot;,&quot;;[.Z1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,16038588,0,3639568,50808162,16333246,2922747,0,2559832,5560029,5570053,2007,9101876,580598,26033797,0,8456655,70658554,0,79676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,16038588,0,3639568,50808162,16333246,2922747,0,2559832,5560029,5570053,2007,9101876,580598,26033797,0,8456655,70658554,0,79676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LUMBIA HEIGHTS PUBLIC SCHOOL DIST</text:p>
          </table:table-cell>
          <table:table-cell office:value-type="float" office:value="13" calcext:value-type="float">
            <text:p>13</text:p>
          </table:table-cell>
          <table:table-cell table:formula="of:=VLOOKUP([.B15];[$Sheet2.A8:.C564];2)" office:value-type="float" office:value="8" calcext:value-type="float">
            <text:p>8</text:p>
          </table:table-cell>
          <table:table-cell office:value-type="float" office:value="7064698" calcext:value-type="float">
            <text:p>7,064,698</text:p>
          </table:table-cell>
          <table:table-cell office:value-type="float" office:value="0" calcext:value-type="float">
            <text:p>0</text:p>
          </table:table-cell>
          <table:table-cell office:value-type="float" office:value="1029685" calcext:value-type="float">
            <text:p>1,029,685</text:p>
          </table:table-cell>
          <table:table-cell office:value-type="float" office:value="8094383" calcext:value-type="float">
            <text:p>8,094,383</text:p>
          </table:table-cell>
          <table:table-cell office:value-type="float" office:value="34043940" calcext:value-type="float">
            <text:p>34,043,940</text:p>
          </table:table-cell>
          <table:table-cell office:value-type="float" office:value="4616842" calcext:value-type="float">
            <text:p>4,616,842</text:p>
          </table:table-cell>
          <table:table-cell office:value-type="float" office:value="1529611" calcext:value-type="float">
            <text:p>1,529,611</text:p>
          </table:table-cell>
          <table:table-cell office:value-type="float" office:value="0" calcext:value-type="float">
            <text:p>0</text:p>
          </table:table-cell>
          <table:table-cell office:value-type="float" office:value="40190394" calcext:value-type="float">
            <text:p>40,190,394</text:p>
          </table:table-cell>
          <table:table-cell office:value-type="float" office:value="7005350" calcext:value-type="float">
            <text:p>7,005,350</text:p>
          </table:table-cell>
          <table:table-cell office:value-type="float" office:value="55290126" calcext:value-type="float">
            <text:p>55,290,126</text:p>
          </table:table-cell>
          <table:table-cell office:value-type="float" office:value="2759993" calcext:value-type="float">
            <text:p>2,759,993</text:p>
          </table:table-cell>
          <table:table-cell office:value-type="float" office:value="2139679" calcext:value-type="float">
            <text:p>2,139,679</text:p>
          </table:table-cell>
          <table:table-cell office:value-type="float" office:value="1534867" calcext:value-type="float">
            <text:p>1,534,867</text:p>
          </table:table-cell>
          <table:table-cell office:value-type="float" office:value="2820175" calcext:value-type="float">
            <text:p>2,820,175</text:p>
          </table:table-cell>
          <table:table-cell office:value-type="float" office:value="0" calcext:value-type="float">
            <text:p>0</text:p>
          </table:table-cell>
          <table:table-cell office:value-type="float" office:value="64544840" calcext:value-type="float">
            <text:p>64,544,840</text:p>
          </table:table-cell>
          <table:table-cell office:value-type="float" office:value="11737788" calcext:value-type="float">
            <text:p>11,737,788</text:p>
          </table:table-cell>
          <table:table-cell office:value-type="float" office:value="0" calcext:value-type="float">
            <text:p>0</text:p>
          </table:table-cell>
          <table:table-cell office:value-type="float" office:value="1734208" calcext:value-type="float">
            <text:p>1,734,208</text:p>
          </table:table-cell>
          <table:table-cell office:value-type="float" office:value="41031760" calcext:value-type="float">
            <text:p>41,031,760</text:p>
          </table:table-cell>
          <table:table-cell office:value-type="float" office:value="0" calcext:value-type="float">
            <text:p>0</text:p>
          </table:table-cell>
          <table:table-cell office:value-type="float" office:value="10041084" calcext:value-type="float">
            <text:p>10,041,084</text:p>
          </table:table-cell>
          <table:table-cell/>
          <table:table-cell table:formula="of:=CONCATENATE([.$AB$5];[.$AA$5];[.C15];&quot;,&quot;;[.D15];&quot;,&quot;;[.E15];&quot;,&quot;;[.F15];&quot;,&quot;;[.H15];&quot;,&quot;;[.I15];&quot;,&quot;;[.J15];&quot;,&quot;;[.K15];&quot;,&quot;;[.M15];&quot;,&quot;;[.O15];&quot;,&quot;;[.P15];&quot;,&quot;;[.Q15];&quot;,&quot;;[.R15];&quot;,&quot;;[.S15];&quot;,&quot;;[.U15];&quot;,&quot;;[.V15];&quot;,&quot;;[.W15];&quot;,&quot;;[.X15];&quot;,&quot;;[.Y15];&quot;,&quot;;[.Z1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,7064698,0,1029685,34043940,4616842,1529611,0,7005350,2759993,2139679,1534867,2820175,0,11737788,0,1734208,41031760,0,100410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,7064698,0,1029685,34043940,4616842,1529611,0,7005350,2759993,2139679,1534867,2820175,0,11737788,0,1734208,41031760,0,100410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LEY PUBLIC SCHOOL DISTRICT</text:p>
          </table:table-cell>
          <table:table-cell office:value-type="float" office:value="14" calcext:value-type="float">
            <text:p>14</text:p>
          </table:table-cell>
          <table:table-cell table:formula="of:=VLOOKUP([.B16];[$Sheet2.A9:.C565];2)" office:value-type="float" office:value="9" calcext:value-type="float">
            <text:p>9</text:p>
          </table:table-cell>
          <table:table-cell office:value-type="float" office:value="7533664" calcext:value-type="float">
            <text:p>7,533,664</text:p>
          </table:table-cell>
          <table:table-cell office:value-type="float" office:value="0" calcext:value-type="float">
            <text:p>0</text:p>
          </table:table-cell>
          <table:table-cell office:value-type="float" office:value="1205393" calcext:value-type="float">
            <text:p>1,205,393</text:p>
          </table:table-cell>
          <table:table-cell office:value-type="float" office:value="8739056" calcext:value-type="float">
            <text:p>8,739,056</text:p>
          </table:table-cell>
          <table:table-cell office:value-type="float" office:value="25731961" calcext:value-type="float">
            <text:p>25,731,961</text:p>
          </table:table-cell>
          <table:table-cell office:value-type="float" office:value="6372857" calcext:value-type="float">
            <text:p>6,372,857</text:p>
          </table:table-cell>
          <table:table-cell office:value-type="float" office:value="2998138" calcext:value-type="float">
            <text:p>2,998,138</text:p>
          </table:table-cell>
          <table:table-cell office:value-type="float" office:value="0" calcext:value-type="float">
            <text:p>0</text:p>
          </table:table-cell>
          <table:table-cell office:value-type="float" office:value="35102957" calcext:value-type="float">
            <text:p>35,102,957</text:p>
          </table:table-cell>
          <table:table-cell office:value-type="float" office:value="2806496" calcext:value-type="float">
            <text:p>2,806,496</text:p>
          </table:table-cell>
          <table:table-cell office:value-type="float" office:value="46648509" calcext:value-type="float">
            <text:p>46,648,509</text:p>
          </table:table-cell>
          <table:table-cell office:value-type="float" office:value="2323741" calcext:value-type="float">
            <text:p>2,323,741</text:p>
          </table:table-cell>
          <table:table-cell office:value-type="float" office:value="2274862" calcext:value-type="float">
            <text:p>2,274,862</text:p>
          </table:table-cell>
          <table:table-cell office:value-type="float" office:value="0" calcext:value-type="float">
            <text:p>0</text:p>
          </table:table-cell>
          <table:table-cell office:value-type="float" office:value="4286936" calcext:value-type="float">
            <text:p>4,286,936</text:p>
          </table:table-cell>
          <table:table-cell office:value-type="float" office:value="541293" calcext:value-type="float">
            <text:p>541,293</text:p>
          </table:table-cell>
          <table:table-cell office:value-type="float" office:value="56075340" calcext:value-type="float">
            <text:p>56,075,340</text:p>
          </table:table-cell>
          <table:table-cell office:value-type="float" office:value="12240707" calcext:value-type="float">
            <text:p>12,240,707</text:p>
          </table:table-cell>
          <table:table-cell office:value-type="float" office:value="0" calcext:value-type="float">
            <text:p>0</text:p>
          </table:table-cell>
          <table:table-cell office:value-type="float" office:value="2358447" calcext:value-type="float">
            <text:p>2,358,447</text:p>
          </table:table-cell>
          <table:table-cell office:value-type="float" office:value="36338480" calcext:value-type="float">
            <text:p>36,338,480</text:p>
          </table:table-cell>
          <table:table-cell office:value-type="float" office:value="0" calcext:value-type="float">
            <text:p>0</text:p>
          </table:table-cell>
          <table:table-cell office:value-type="float" office:value="5137705" calcext:value-type="float">
            <text:p>5,137,705</text:p>
          </table:table-cell>
          <table:table-cell/>
          <table:table-cell table:formula="of:=CONCATENATE([.$AB$5];[.$AA$5];[.C16];&quot;,&quot;;[.D16];&quot;,&quot;;[.E16];&quot;,&quot;;[.F16];&quot;,&quot;;[.H16];&quot;,&quot;;[.I16];&quot;,&quot;;[.J16];&quot;,&quot;;[.K16];&quot;,&quot;;[.M16];&quot;,&quot;;[.O16];&quot;,&quot;;[.P16];&quot;,&quot;;[.Q16];&quot;,&quot;;[.R16];&quot;,&quot;;[.S16];&quot;,&quot;;[.U16];&quot;,&quot;;[.V16];&quot;,&quot;;[.W16];&quot;,&quot;;[.X16];&quot;,&quot;;[.Y16];&quot;,&quot;;[.Z1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,7533664,0,1205393,25731961,6372857,2998138,0,2806496,2323741,2274862,0,4286936,541293,12240707,0,2358447,36338480,0,513770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,7533664,0,1205393,25731961,6372857,2998138,0,2806496,2323741,2274862,0,4286936,541293,12240707,0,2358447,36338480,0,513770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Francis Area Schools</text:p>
          </table:table-cell>
          <table:table-cell office:value-type="float" office:value="15" calcext:value-type="float">
            <text:p>15</text:p>
          </table:table-cell>
          <table:table-cell table:formula="of:=VLOOKUP([.B17];[$Sheet2.A10:.C566];2)" office:value-type="float" office:value="10" calcext:value-type="float">
            <text:p>10</text:p>
          </table:table-cell>
          <table:table-cell office:value-type="float" office:value="5873912" calcext:value-type="float">
            <text:p>5,873,912</text:p>
          </table:table-cell>
          <table:table-cell office:value-type="float" office:value="0" calcext:value-type="float">
            <text:p>0</text:p>
          </table:table-cell>
          <table:table-cell office:value-type="float" office:value="2597987" calcext:value-type="float">
            <text:p>2,597,987</text:p>
          </table:table-cell>
          <table:table-cell office:value-type="float" office:value="8471898" calcext:value-type="float">
            <text:p>8,471,898</text:p>
          </table:table-cell>
          <table:table-cell office:value-type="float" office:value="33604119" calcext:value-type="float">
            <text:p>33,604,119</text:p>
          </table:table-cell>
          <table:table-cell office:value-type="float" office:value="8782293" calcext:value-type="float">
            <text:p>8,782,293</text:p>
          </table:table-cell>
          <table:table-cell office:value-type="float" office:value="1062177" calcext:value-type="float">
            <text:p>1,062,177</text:p>
          </table:table-cell>
          <table:table-cell office:value-type="float" office:value="0" calcext:value-type="float">
            <text:p>0</text:p>
          </table:table-cell>
          <table:table-cell office:value-type="float" office:value="43448589" calcext:value-type="float">
            <text:p>43,448,589</text:p>
          </table:table-cell>
          <table:table-cell office:value-type="float" office:value="3992752" calcext:value-type="float">
            <text:p>3,992,752</text:p>
          </table:table-cell>
          <table:table-cell office:value-type="float" office:value="55913238" calcext:value-type="float">
            <text:p>55,913,238</text:p>
          </table:table-cell>
          <table:table-cell office:value-type="float" office:value="3276447" calcext:value-type="float">
            <text:p>3,276,447</text:p>
          </table:table-cell>
          <table:table-cell office:value-type="float" office:value="2877933" calcext:value-type="float">
            <text:p>2,877,933</text:p>
          </table:table-cell>
          <table:table-cell office:value-type="float" office:value="13694" calcext:value-type="float">
            <text:p>13,694</text:p>
          </table:table-cell>
          <table:table-cell office:value-type="float" office:value="6674129" calcext:value-type="float">
            <text:p>6,674,129</text:p>
          </table:table-cell>
          <table:table-cell office:value-type="float" office:value="0" calcext:value-type="float">
            <text:p>0</text:p>
          </table:table-cell>
          <table:table-cell office:value-type="float" office:value="68755441" calcext:value-type="float">
            <text:p>68,755,441</text:p>
          </table:table-cell>
          <table:table-cell office:value-type="float" office:value="12394582" calcext:value-type="float">
            <text:p>12,394,582</text:p>
          </table:table-cell>
          <table:table-cell office:value-type="float" office:value="0" calcext:value-type="float">
            <text:p>0</text:p>
          </table:table-cell>
          <table:table-cell office:value-type="float" office:value="4888869" calcext:value-type="float">
            <text:p>4,888,869</text:p>
          </table:table-cell>
          <table:table-cell office:value-type="float" office:value="44515126" calcext:value-type="float">
            <text:p>44,515,126</text:p>
          </table:table-cell>
          <table:table-cell office:value-type="float" office:value="0" calcext:value-type="float">
            <text:p>0</text:p>
          </table:table-cell>
          <table:table-cell office:value-type="float" office:value="6956865" calcext:value-type="float">
            <text:p>6,956,865</text:p>
          </table:table-cell>
          <table:table-cell/>
          <table:table-cell table:formula="of:=CONCATENATE([.$AB$5];[.$AA$5];[.C17];&quot;,&quot;;[.D17];&quot;,&quot;;[.E17];&quot;,&quot;;[.F17];&quot;,&quot;;[.H17];&quot;,&quot;;[.I17];&quot;,&quot;;[.J17];&quot;,&quot;;[.K17];&quot;,&quot;;[.M17];&quot;,&quot;;[.O17];&quot;,&quot;;[.P17];&quot;,&quot;;[.Q17];&quot;,&quot;;[.R17];&quot;,&quot;;[.S17];&quot;,&quot;;[.U17];&quot;,&quot;;[.V17];&quot;,&quot;;[.W17];&quot;,&quot;;[.X17];&quot;,&quot;;[.Y17];&quot;,&quot;;[.Z1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,5873912,0,2597987,33604119,8782293,1062177,0,3992752,3276447,2877933,13694,6674129,0,12394582,0,4888869,44515126,0,695686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,5873912,0,2597987,33604119,8782293,1062177,0,3992752,3276447,2877933,13694,6674129,0,12394582,0,4888869,44515126,0,695686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RING LAKE PARK PUBLIC SCHOOLS</text:p>
          </table:table-cell>
          <table:table-cell office:value-type="float" office:value="16" calcext:value-type="float">
            <text:p>16</text:p>
          </table:table-cell>
          <table:table-cell table:formula="of:=VLOOKUP([.B18];[$Sheet2.A11:.C567];2)" office:value-type="float" office:value="11" calcext:value-type="float">
            <text:p>11</text:p>
          </table:table-cell>
          <table:table-cell office:value-type="float" office:value="13470675" calcext:value-type="float">
            <text:p>13,470,675</text:p>
          </table:table-cell>
          <table:table-cell office:value-type="float" office:value="0" calcext:value-type="float">
            <text:p>0</text:p>
          </table:table-cell>
          <table:table-cell office:value-type="float" office:value="1377293" calcext:value-type="float">
            <text:p>1,377,293</text:p>
          </table:table-cell>
          <table:table-cell office:value-type="float" office:value="14847968" calcext:value-type="float">
            <text:p>14,847,968</text:p>
          </table:table-cell>
          <table:table-cell office:value-type="float" office:value="49699110" calcext:value-type="float">
            <text:p>49,699,110</text:p>
          </table:table-cell>
          <table:table-cell office:value-type="float" office:value="6844153" calcext:value-type="float">
            <text:p>6,844,153</text:p>
          </table:table-cell>
          <table:table-cell office:value-type="float" office:value="2966267" calcext:value-type="float">
            <text:p>2,966,267</text:p>
          </table:table-cell>
          <table:table-cell office:value-type="float" office:value="0" calcext:value-type="float">
            <text:p>0</text:p>
          </table:table-cell>
          <table:table-cell office:value-type="float" office:value="59509529" calcext:value-type="float">
            <text:p>59,509,529</text:p>
          </table:table-cell>
          <table:table-cell office:value-type="float" office:value="5168795" calcext:value-type="float">
            <text:p>5,168,795</text:p>
          </table:table-cell>
          <table:table-cell office:value-type="float" office:value="79526293" calcext:value-type="float">
            <text:p>79,526,293</text:p>
          </table:table-cell>
          <table:table-cell office:value-type="float" office:value="4257398" calcext:value-type="float">
            <text:p>4,257,398</text:p>
          </table:table-cell>
          <table:table-cell office:value-type="float" office:value="4123161" calcext:value-type="float">
            <text:p>4,123,161</text:p>
          </table:table-cell>
          <table:table-cell office:value-type="float" office:value="2" calcext:value-type="float">
            <text:p>2</text:p>
          </table:table-cell>
          <table:table-cell office:value-type="float" office:value="9788666" calcext:value-type="float">
            <text:p>9,788,666</text:p>
          </table:table-cell>
          <table:table-cell office:value-type="float" office:value="883621" calcext:value-type="float">
            <text:p>883,621</text:p>
          </table:table-cell>
          <table:table-cell office:value-type="float" office:value="98579141" calcext:value-type="float">
            <text:p>98,579,141</text:p>
          </table:table-cell>
          <table:table-cell office:value-type="float" office:value="24529076" calcext:value-type="float">
            <text:p>24,529,076</text:p>
          </table:table-cell>
          <table:table-cell office:value-type="float" office:value="0" calcext:value-type="float">
            <text:p>0</text:p>
          </table:table-cell>
          <table:table-cell office:value-type="float" office:value="4356192" calcext:value-type="float">
            <text:p>4,356,192</text:p>
          </table:table-cell>
          <table:table-cell office:value-type="float" office:value="60348733" calcext:value-type="float">
            <text:p>60,348,733</text:p>
          </table:table-cell>
          <table:table-cell office:value-type="float" office:value="0" calcext:value-type="float">
            <text:p>0</text:p>
          </table:table-cell>
          <table:table-cell office:value-type="float" office:value="9345141" calcext:value-type="float">
            <text:p>9,345,141</text:p>
          </table:table-cell>
          <table:table-cell/>
          <table:table-cell table:formula="of:=CONCATENATE([.$AB$5];[.$AA$5];[.C18];&quot;,&quot;;[.D18];&quot;,&quot;;[.E18];&quot;,&quot;;[.F18];&quot;,&quot;;[.H18];&quot;,&quot;;[.I18];&quot;,&quot;;[.J18];&quot;,&quot;;[.K18];&quot;,&quot;;[.M18];&quot;,&quot;;[.O18];&quot;,&quot;;[.P18];&quot;,&quot;;[.Q18];&quot;,&quot;;[.R18];&quot;,&quot;;[.S18];&quot;,&quot;;[.U18];&quot;,&quot;;[.V18];&quot;,&quot;;[.W18];&quot;,&quot;;[.X18];&quot;,&quot;;[.Y18];&quot;,&quot;;[.Z1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,13470675,0,1377293,49699110,6844153,2966267,0,5168795,4257398,4123161,2,9788666,883621,24529076,0,4356192,60348733,0,934514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,13470675,0,1377293,49699110,6844153,2966267,0,5168795,4257398,4123161,2,9788666,883621,24529076,0,4356192,60348733,0,934514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TROIT LAKES PUBLIC SCHOOL DIST.</text:p>
          </table:table-cell>
          <table:table-cell office:value-type="float" office:value="22" calcext:value-type="float">
            <text:p>22</text:p>
          </table:table-cell>
          <table:table-cell table:formula="of:=VLOOKUP([.B19];[$Sheet2.A12:.C568];2)" office:value-type="float" office:value="12" calcext:value-type="float">
            <text:p>12</text:p>
          </table:table-cell>
          <table:table-cell office:value-type="float" office:value="4871425" calcext:value-type="float">
            <text:p>4,871,425</text:p>
          </table:table-cell>
          <table:table-cell office:value-type="float" office:value="0" calcext:value-type="float">
            <text:p>0</text:p>
          </table:table-cell>
          <table:table-cell office:value-type="float" office:value="1268145" calcext:value-type="float">
            <text:p>1,268,145</text:p>
          </table:table-cell>
          <table:table-cell office:value-type="float" office:value="6139570" calcext:value-type="float">
            <text:p>6,139,570</text:p>
          </table:table-cell>
          <table:table-cell office:value-type="float" office:value="23528954" calcext:value-type="float">
            <text:p>23,528,954</text:p>
          </table:table-cell>
          <table:table-cell office:value-type="float" office:value="4629656" calcext:value-type="float">
            <text:p>4,629,656</text:p>
          </table:table-cell>
          <table:table-cell office:value-type="float" office:value="1378228" calcext:value-type="float">
            <text:p>1,378,228</text:p>
          </table:table-cell>
          <table:table-cell office:value-type="float" office:value="0" calcext:value-type="float">
            <text:p>0</text:p>
          </table:table-cell>
          <table:table-cell office:value-type="float" office:value="29536838" calcext:value-type="float">
            <text:p>29,536,838</text:p>
          </table:table-cell>
          <table:table-cell office:value-type="float" office:value="3273620" calcext:value-type="float">
            <text:p>3,273,620</text:p>
          </table:table-cell>
          <table:table-cell office:value-type="float" office:value="38950028" calcext:value-type="float">
            <text:p>38,950,028</text:p>
          </table:table-cell>
          <table:table-cell office:value-type="float" office:value="2258090" calcext:value-type="float">
            <text:p>2,258,090</text:p>
          </table:table-cell>
          <table:table-cell office:value-type="float" office:value="1354401" calcext:value-type="float">
            <text:p>1,354,401</text:p>
          </table:table-cell>
          <table:table-cell office:value-type="float" office:value="277965" calcext:value-type="float">
            <text:p>277,965</text:p>
          </table:table-cell>
          <table:table-cell office:value-type="float" office:value="3883617" calcext:value-type="float">
            <text:p>3,883,617</text:p>
          </table:table-cell>
          <table:table-cell office:value-type="float" office:value="0" calcext:value-type="float">
            <text:p>0</text:p>
          </table:table-cell>
          <table:table-cell office:value-type="float" office:value="46724101" calcext:value-type="float">
            <text:p>46,724,101</text:p>
          </table:table-cell>
          <table:table-cell office:value-type="float" office:value="8807814" calcext:value-type="float">
            <text:p>8,807,814</text:p>
          </table:table-cell>
          <table:table-cell office:value-type="float" office:value="0" calcext:value-type="float">
            <text:p>0</text:p>
          </table:table-cell>
          <table:table-cell office:value-type="float" office:value="2385910" calcext:value-type="float">
            <text:p>2,385,910</text:p>
          </table:table-cell>
          <table:table-cell office:value-type="float" office:value="30289114" calcext:value-type="float">
            <text:p>30,289,114</text:p>
          </table:table-cell>
          <table:table-cell office:value-type="float" office:value="0" calcext:value-type="float">
            <text:p>0</text:p>
          </table:table-cell>
          <table:table-cell office:value-type="float" office:value="5241263" calcext:value-type="float">
            <text:p>5,241,263</text:p>
          </table:table-cell>
          <table:table-cell/>
          <table:table-cell table:formula="of:=CONCATENATE([.$AB$5];[.$AA$5];[.C19];&quot;,&quot;;[.D19];&quot;,&quot;;[.E19];&quot;,&quot;;[.F19];&quot;,&quot;;[.H19];&quot;,&quot;;[.I19];&quot;,&quot;;[.J19];&quot;,&quot;;[.K19];&quot;,&quot;;[.M19];&quot;,&quot;;[.O19];&quot;,&quot;;[.P19];&quot;,&quot;;[.Q19];&quot;,&quot;;[.R19];&quot;,&quot;;[.S19];&quot;,&quot;;[.U19];&quot;,&quot;;[.V19];&quot;,&quot;;[.W19];&quot;,&quot;;[.X19];&quot;,&quot;;[.Y19];&quot;,&quot;;[.Z1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,4871425,0,1268145,23528954,4629656,1378228,0,3273620,2258090,1354401,277965,3883617,0,8807814,0,2385910,30289114,0,524126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,4871425,0,1268145,23528954,4629656,1378228,0,3273620,2258090,1354401,277965,3883617,0,8807814,0,2385910,30289114,0,524126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AZEE-VERGAS PUBLIC SCHOOL DIST.</text:p>
          </table:table-cell>
          <table:table-cell office:value-type="float" office:value="23" calcext:value-type="float">
            <text:p>23</text:p>
          </table:table-cell>
          <table:table-cell table:formula="of:=VLOOKUP([.B20];[$Sheet2.A13:.C569];2)" office:value-type="float" office:value="13" calcext:value-type="float">
            <text:p>13</text:p>
          </table:table-cell>
          <table:table-cell office:value-type="float" office:value="1383450" calcext:value-type="float">
            <text:p>1,383,450</text:p>
          </table:table-cell>
          <table:table-cell office:value-type="float" office:value="0" calcext:value-type="float">
            <text:p>0</text:p>
          </table:table-cell>
          <table:table-cell office:value-type="float" office:value="638305" calcext:value-type="float">
            <text:p>638,305</text:p>
          </table:table-cell>
          <table:table-cell office:value-type="float" office:value="2021755" calcext:value-type="float">
            <text:p>2,021,755</text:p>
          </table:table-cell>
          <table:table-cell office:value-type="float" office:value="7315141" calcext:value-type="float">
            <text:p>7,315,141</text:p>
          </table:table-cell>
          <table:table-cell office:value-type="float" office:value="1274912" calcext:value-type="float">
            <text:p>1,274,912</text:p>
          </table:table-cell>
          <table:table-cell office:value-type="float" office:value="341924" calcext:value-type="float">
            <text:p>341,924</text:p>
          </table:table-cell>
          <table:table-cell office:value-type="float" office:value="0" calcext:value-type="float">
            <text:p>0</text:p>
          </table:table-cell>
          <table:table-cell office:value-type="float" office:value="8931977" calcext:value-type="float">
            <text:p>8,931,977</text:p>
          </table:table-cell>
          <table:table-cell office:value-type="float" office:value="1073536" calcext:value-type="float">
            <text:p>1,073,536</text:p>
          </table:table-cell>
          <table:table-cell office:value-type="float" office:value="12027268" calcext:value-type="float">
            <text:p>12,027,268</text:p>
          </table:table-cell>
          <table:table-cell office:value-type="float" office:value="863714" calcext:value-type="float">
            <text:p>863,714</text:p>
          </table:table-cell>
          <table:table-cell office:value-type="float" office:value="428590" calcext:value-type="float">
            <text:p>428,590</text:p>
          </table:table-cell>
          <table:table-cell office:value-type="float" office:value="0" calcext:value-type="float">
            <text:p>0</text:p>
          </table:table-cell>
          <table:table-cell office:value-type="float" office:value="370994" calcext:value-type="float">
            <text:p>370,994</text:p>
          </table:table-cell>
          <table:table-cell office:value-type="float" office:value="0" calcext:value-type="float">
            <text:p>0</text:p>
          </table:table-cell>
          <table:table-cell office:value-type="float" office:value="13690565" calcext:value-type="float">
            <text:p>13,690,565</text:p>
          </table:table-cell>
          <table:table-cell office:value-type="float" office:value="1770764" calcext:value-type="float">
            <text:p>1,770,764</text:p>
          </table:table-cell>
          <table:table-cell office:value-type="float" office:value="0" calcext:value-type="float">
            <text:p>0</text:p>
          </table:table-cell>
          <table:table-cell office:value-type="float" office:value="995310" calcext:value-type="float">
            <text:p>995,310</text:p>
          </table:table-cell>
          <table:table-cell office:value-type="float" office:value="9145677" calcext:value-type="float">
            <text:p>9,145,677</text:p>
          </table:table-cell>
          <table:table-cell office:value-type="float" office:value="0" calcext:value-type="float">
            <text:p>0</text:p>
          </table:table-cell>
          <table:table-cell office:value-type="float" office:value="1778815" calcext:value-type="float">
            <text:p>1,778,815</text:p>
          </table:table-cell>
          <table:table-cell/>
          <table:table-cell table:formula="of:=CONCATENATE([.$AB$5];[.$AA$5];[.C20];&quot;,&quot;;[.D20];&quot;,&quot;;[.E20];&quot;,&quot;;[.F20];&quot;,&quot;;[.H20];&quot;,&quot;;[.I20];&quot;,&quot;;[.J20];&quot;,&quot;;[.K20];&quot;,&quot;;[.M20];&quot;,&quot;;[.O20];&quot;,&quot;;[.P20];&quot;,&quot;;[.Q20];&quot;,&quot;;[.R20];&quot;,&quot;;[.S20];&quot;,&quot;;[.U20];&quot;,&quot;;[.V20];&quot;,&quot;;[.W20];&quot;,&quot;;[.X20];&quot;,&quot;;[.Y20];&quot;,&quot;;[.Z2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,1383450,0,638305,7315141,1274912,341924,0,1073536,863714,428590,0,370994,0,1770764,0,995310,9145677,0,17788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,1383450,0,638305,7315141,1274912,341924,0,1073536,863714,428590,0,370994,0,1770764,0,995310,9145677,0,17788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NE POINT PUBLIC SCHOOL DISTRICT</text:p>
          </table:table-cell>
          <table:table-cell office:value-type="float" office:value="25" calcext:value-type="float">
            <text:p>25</text:p>
          </table:table-cell>
          <table:table-cell table:formula="of:=VLOOKUP([.B21];[$Sheet2.A14:.C570];2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736" calcext:value-type="float">
            <text:p>73,736</text:p>
          </table:table-cell>
          <table:table-cell office:value-type="float" office:value="1150801" calcext:value-type="float">
            <text:p>1,150,801</text:p>
          </table:table-cell>
          <table:table-cell office:value-type="float" office:value="209255" calcext:value-type="float">
            <text:p>209,255</text:p>
          </table:table-cell>
          <table:table-cell office:value-type="float" office:value="60638" calcext:value-type="float">
            <text:p>60,638</text:p>
          </table:table-cell>
          <table:table-cell office:value-type="float" office:value="0" calcext:value-type="float">
            <text:p>0</text:p>
          </table:table-cell>
          <table:table-cell office:value-type="float" office:value="1420694" calcext:value-type="float">
            <text:p>1,420,694</text:p>
          </table:table-cell>
          <table:table-cell office:value-type="float" office:value="949799" calcext:value-type="float">
            <text:p>949,799</text:p>
          </table:table-cell>
          <table:table-cell office:value-type="float" office:value="2444229" calcext:value-type="float">
            <text:p>2,444,229</text:p>
          </table:table-cell>
          <table:table-cell office:value-type="float" office:value="91231" calcext:value-type="float">
            <text:p>91,231</text:p>
          </table:table-cell>
          <table:table-cell office:value-type="float" office:value="33573" calcext:value-type="float">
            <text:p>33,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9033" calcext:value-type="float">
            <text:p>2,569,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89" calcext:value-type="float">
            <text:p>78,689</text:p>
          </table:table-cell>
          <table:table-cell office:value-type="float" office:value="1455550" calcext:value-type="float">
            <text:p>1,455,550</text:p>
          </table:table-cell>
          <table:table-cell office:value-type="float" office:value="0" calcext:value-type="float">
            <text:p>0</text:p>
          </table:table-cell>
          <table:table-cell office:value-type="float" office:value="1034794" calcext:value-type="float">
            <text:p>1,034,794</text:p>
          </table:table-cell>
          <table:table-cell/>
          <table:table-cell table:formula="of:=CONCATENATE([.$AB$5];[.$AA$5];[.C21];&quot;,&quot;;[.D21];&quot;,&quot;;[.E21];&quot;,&quot;;[.F21];&quot;,&quot;;[.H21];&quot;,&quot;;[.I21];&quot;,&quot;;[.J21];&quot;,&quot;;[.K21];&quot;,&quot;;[.M21];&quot;,&quot;;[.O21];&quot;,&quot;;[.P21];&quot;,&quot;;[.Q21];&quot;,&quot;;[.R21];&quot;,&quot;;[.S21];&quot;,&quot;;[.U21];&quot;,&quot;;[.V21];&quot;,&quot;;[.W21];&quot;,&quot;;[.X21];&quot;,&quot;;[.Y21];&quot;,&quot;;[.Z2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,0,0,73736,1150801,209255,60638,0,949799,91231,33573,0,0,0,0,0,78689,1455550,0,103479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,0,0,73736,1150801,209255,60638,0,949799,91231,33573,0,0,0,0,0,78689,1455550,0,103479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MIDJI PUBLIC SCHOOL DISTRICT</text:p>
          </table:table-cell>
          <table:table-cell office:value-type="float" office:value="31" calcext:value-type="float">
            <text:p>31</text:p>
          </table:table-cell>
          <table:table-cell table:formula="of:=VLOOKUP([.B22];[$Sheet2.A15:.C571];2)" office:value-type="float" office:value="15" calcext:value-type="float">
            <text:p>15</text:p>
          </table:table-cell>
          <table:table-cell office:value-type="float" office:value="7387545" calcext:value-type="float">
            <text:p>7,387,545</text:p>
          </table:table-cell>
          <table:table-cell office:value-type="float" office:value="0" calcext:value-type="float">
            <text:p>0</text:p>
          </table:table-cell>
          <table:table-cell office:value-type="float" office:value="2350137" calcext:value-type="float">
            <text:p>2,350,137</text:p>
          </table:table-cell>
          <table:table-cell office:value-type="float" office:value="9737682" calcext:value-type="float">
            <text:p>9,737,682</text:p>
          </table:table-cell>
          <table:table-cell office:value-type="float" office:value="41603787" calcext:value-type="float">
            <text:p>41,603,787</text:p>
          </table:table-cell>
          <table:table-cell office:value-type="float" office:value="9878168" calcext:value-type="float">
            <text:p>9,878,168</text:p>
          </table:table-cell>
          <table:table-cell office:value-type="float" office:value="2795715" calcext:value-type="float">
            <text:p>2,795,715</text:p>
          </table:table-cell>
          <table:table-cell office:value-type="float" office:value="0" calcext:value-type="float">
            <text:p>0</text:p>
          </table:table-cell>
          <table:table-cell office:value-type="float" office:value="54277671" calcext:value-type="float">
            <text:p>54,277,671</text:p>
          </table:table-cell>
          <table:table-cell office:value-type="float" office:value="7404062" calcext:value-type="float">
            <text:p>7,404,062</text:p>
          </table:table-cell>
          <table:table-cell office:value-type="float" office:value="71419415" calcext:value-type="float">
            <text:p>71,419,415</text:p>
          </table:table-cell>
          <table:table-cell office:value-type="float" office:value="4581273" calcext:value-type="float">
            <text:p>4,581,273</text:p>
          </table:table-cell>
          <table:table-cell office:value-type="float" office:value="2506187" calcext:value-type="float">
            <text:p>2,506,187</text:p>
          </table:table-cell>
          <table:table-cell office:value-type="float" office:value="5308" calcext:value-type="float">
            <text:p>5,308</text:p>
          </table:table-cell>
          <table:table-cell office:value-type="float" office:value="3016642" calcext:value-type="float">
            <text:p>3,016,642</text:p>
          </table:table-cell>
          <table:table-cell office:value-type="float" office:value="459435" calcext:value-type="float">
            <text:p>459,435</text:p>
          </table:table-cell>
          <table:table-cell office:value-type="float" office:value="81988260" calcext:value-type="float">
            <text:p>81,988,260</text:p>
          </table:table-cell>
          <table:table-cell office:value-type="float" office:value="11139010" calcext:value-type="float">
            <text:p>11,139,010</text:p>
          </table:table-cell>
          <table:table-cell office:value-type="float" office:value="0" calcext:value-type="float">
            <text:p>0</text:p>
          </table:table-cell>
          <table:table-cell office:value-type="float" office:value="3881064" calcext:value-type="float">
            <text:p>3,881,064</text:p>
          </table:table-cell>
          <table:table-cell office:value-type="float" office:value="55378184" calcext:value-type="float">
            <text:p>55,378,184</text:p>
          </table:table-cell>
          <table:table-cell office:value-type="float" office:value="0" calcext:value-type="float">
            <text:p>0</text:p>
          </table:table-cell>
          <table:table-cell office:value-type="float" office:value="11590002" calcext:value-type="float">
            <text:p>11,590,002</text:p>
          </table:table-cell>
          <table:table-cell/>
          <table:table-cell table:formula="of:=CONCATENATE([.$AB$5];[.$AA$5];[.C22];&quot;,&quot;;[.D22];&quot;,&quot;;[.E22];&quot;,&quot;;[.F22];&quot;,&quot;;[.H22];&quot;,&quot;;[.I22];&quot;,&quot;;[.J22];&quot;,&quot;;[.K22];&quot;,&quot;;[.M22];&quot;,&quot;;[.O22];&quot;,&quot;;[.P22];&quot;,&quot;;[.Q22];&quot;,&quot;;[.R22];&quot;,&quot;;[.S22];&quot;,&quot;;[.U22];&quot;,&quot;;[.V22];&quot;,&quot;;[.W22];&quot;,&quot;;[.X22];&quot;,&quot;;[.Y22];&quot;,&quot;;[.Z2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,7387545,0,2350137,41603787,9878168,2795715,0,7404062,4581273,2506187,5308,3016642,459435,11139010,0,3881064,55378184,0,1159000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,7387545,0,2350137,41603787,9878168,2795715,0,7404062,4581273,2506187,5308,3016642,459435,11139010,0,3881064,55378184,0,1159000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LACKDUCK PUBLIC SCHOOL DISTRICT</text:p>
          </table:table-cell>
          <table:table-cell office:value-type="float" office:value="32" calcext:value-type="float">
            <text:p>32</text:p>
          </table:table-cell>
          <table:table-cell table:formula="of:=VLOOKUP([.B23];[$Sheet2.A16:.C572];2)" office:value-type="float" office:value="16" calcext:value-type="float">
            <text:p>16</text:p>
          </table:table-cell>
          <table:table-cell office:value-type="float" office:value="656699" calcext:value-type="float">
            <text:p>656,699</text:p>
          </table:table-cell>
          <table:table-cell office:value-type="float" office:value="0" calcext:value-type="float">
            <text:p>0</text:p>
          </table:table-cell>
          <table:table-cell office:value-type="float" office:value="425738" calcext:value-type="float">
            <text:p>425,738</text:p>
          </table:table-cell>
          <table:table-cell office:value-type="float" office:value="1082436" calcext:value-type="float">
            <text:p>1,082,436</text:p>
          </table:table-cell>
          <table:table-cell office:value-type="float" office:value="6573181" calcext:value-type="float">
            <text:p>6,573,181</text:p>
          </table:table-cell>
          <table:table-cell office:value-type="float" office:value="1359777" calcext:value-type="float">
            <text:p>1,359,777</text:p>
          </table:table-cell>
          <table:table-cell office:value-type="float" office:value="155373" calcext:value-type="float">
            <text:p>155,373</text:p>
          </table:table-cell>
          <table:table-cell office:value-type="float" office:value="0" calcext:value-type="float">
            <text:p>0</text:p>
          </table:table-cell>
          <table:table-cell office:value-type="float" office:value="8088331" calcext:value-type="float">
            <text:p>8,088,331</text:p>
          </table:table-cell>
          <table:table-cell office:value-type="float" office:value="813419" calcext:value-type="float">
            <text:p>813,419</text:p>
          </table:table-cell>
          <table:table-cell office:value-type="float" office:value="9984186" calcext:value-type="float">
            <text:p>9,984,186</text:p>
          </table:table-cell>
          <table:table-cell office:value-type="float" office:value="584321" calcext:value-type="float">
            <text:p>584,321</text:p>
          </table:table-cell>
          <table:table-cell office:value-type="float" office:value="99005" calcext:value-type="float">
            <text:p>99,005</text:p>
          </table:table-cell>
          <table:table-cell office:value-type="float" office:value="0" calcext:value-type="float">
            <text:p>0</text:p>
          </table:table-cell>
          <table:table-cell office:value-type="float" office:value="372943" calcext:value-type="float">
            <text:p>372,943</text:p>
          </table:table-cell>
          <table:table-cell office:value-type="float" office:value="0" calcext:value-type="float">
            <text:p>0</text:p>
          </table:table-cell>
          <table:table-cell office:value-type="float" office:value="11040455" calcext:value-type="float">
            <text:p>11,040,455</text:p>
          </table:table-cell>
          <table:table-cell office:value-type="float" office:value="915590" calcext:value-type="float">
            <text:p>915,590</text:p>
          </table:table-cell>
          <table:table-cell office:value-type="float" office:value="0" calcext:value-type="float">
            <text:p>0</text:p>
          </table:table-cell>
          <table:table-cell office:value-type="float" office:value="456656" calcext:value-type="float">
            <text:p>456,656</text:p>
          </table:table-cell>
          <table:table-cell office:value-type="float" office:value="8299183" calcext:value-type="float">
            <text:p>8,299,183</text:p>
          </table:table-cell>
          <table:table-cell office:value-type="float" office:value="0" calcext:value-type="float">
            <text:p>0</text:p>
          </table:table-cell>
          <table:table-cell office:value-type="float" office:value="1369027" calcext:value-type="float">
            <text:p>1,369,027</text:p>
          </table:table-cell>
          <table:table-cell/>
          <table:table-cell table:formula="of:=CONCATENATE([.$AB$5];[.$AA$5];[.C23];&quot;,&quot;;[.D23];&quot;,&quot;;[.E23];&quot;,&quot;;[.F23];&quot;,&quot;;[.H23];&quot;,&quot;;[.I23];&quot;,&quot;;[.J23];&quot;,&quot;;[.K23];&quot;,&quot;;[.M23];&quot;,&quot;;[.O23];&quot;,&quot;;[.P23];&quot;,&quot;;[.Q23];&quot;,&quot;;[.R23];&quot;,&quot;;[.S23];&quot;,&quot;;[.U23];&quot;,&quot;;[.V23];&quot;,&quot;;[.W23];&quot;,&quot;;[.X23];&quot;,&quot;;[.Y23];&quot;,&quot;;[.Z2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,656699,0,425738,6573181,1359777,155373,0,813419,584321,99005,0,372943,0,915590,0,456656,8299183,0,13690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,656699,0,425738,6573181,1359777,155373,0,813419,584321,99005,0,372943,0,915590,0,456656,8299183,0,13690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LLIHER PUBLIC SCHOOL DISTRICT</text:p>
          </table:table-cell>
          <table:table-cell office:value-type="float" office:value="36" calcext:value-type="float">
            <text:p>36</text:p>
          </table:table-cell>
          <table:table-cell table:formula="of:=VLOOKUP([.B24];[$Sheet2.A17:.C573];2)" office:value-type="float" office:value="17" calcext:value-type="float">
            <text:p>17</text:p>
          </table:table-cell>
          <table:table-cell office:value-type="float" office:value="181179" calcext:value-type="float">
            <text:p>181,179</text:p>
          </table:table-cell>
          <table:table-cell office:value-type="float" office:value="0" calcext:value-type="float">
            <text:p>0</text:p>
          </table:table-cell>
          <table:table-cell office:value-type="float" office:value="430483" calcext:value-type="float">
            <text:p>430,483</text:p>
          </table:table-cell>
          <table:table-cell office:value-type="float" office:value="611662" calcext:value-type="float">
            <text:p>611,662</text:p>
          </table:table-cell>
          <table:table-cell office:value-type="float" office:value="3944097" calcext:value-type="float">
            <text:p>3,944,097</text:p>
          </table:table-cell>
          <table:table-cell office:value-type="float" office:value="589943" calcext:value-type="float">
            <text:p>589,943</text:p>
          </table:table-cell>
          <table:table-cell office:value-type="float" office:value="239942" calcext:value-type="float">
            <text:p>239,942</text:p>
          </table:table-cell>
          <table:table-cell office:value-type="float" office:value="0" calcext:value-type="float">
            <text:p>0</text:p>
          </table:table-cell>
          <table:table-cell office:value-type="float" office:value="4773982" calcext:value-type="float">
            <text:p>4,773,982</text:p>
          </table:table-cell>
          <table:table-cell office:value-type="float" office:value="1914598" calcext:value-type="float">
            <text:p>1,914,598</text:p>
          </table:table-cell>
          <table:table-cell office:value-type="float" office:value="7300242" calcext:value-type="float">
            <text:p>7,300,242</text:p>
          </table:table-cell>
          <table:table-cell office:value-type="float" office:value="329290" calcext:value-type="float">
            <text:p>329,290</text:p>
          </table:table-cell>
          <table:table-cell office:value-type="float" office:value="258067" calcext:value-type="float">
            <text:p>258,067</text:p>
          </table:table-cell>
          <table:table-cell office:value-type="float" office:value="410" calcext:value-type="float">
            <text:p>410</text:p>
          </table:table-cell>
          <table:table-cell office:value-type="float" office:value="468062" calcext:value-type="float">
            <text:p>468,062</text:p>
          </table:table-cell>
          <table:table-cell office:value-type="float" office:value="0" calcext:value-type="float">
            <text:p>0</text:p>
          </table:table-cell>
          <table:table-cell office:value-type="float" office:value="8356071" calcext:value-type="float">
            <text:p>8,356,071</text:p>
          </table:table-cell>
          <table:table-cell office:value-type="float" office:value="482259" calcext:value-type="float">
            <text:p>482,259</text:p>
          </table:table-cell>
          <table:table-cell office:value-type="float" office:value="0" calcext:value-type="float">
            <text:p>0</text:p>
          </table:table-cell>
          <table:table-cell office:value-type="float" office:value="585293" calcext:value-type="float">
            <text:p>585,293</text:p>
          </table:table-cell>
          <table:table-cell office:value-type="float" office:value="5018025" calcext:value-type="float">
            <text:p>5,018,025</text:p>
          </table:table-cell>
          <table:table-cell office:value-type="float" office:value="0" calcext:value-type="float">
            <text:p>0</text:p>
          </table:table-cell>
          <table:table-cell office:value-type="float" office:value="2270494" calcext:value-type="float">
            <text:p>2,270,494</text:p>
          </table:table-cell>
          <table:table-cell/>
          <table:table-cell table:formula="of:=CONCATENATE([.$AB$5];[.$AA$5];[.C24];&quot;,&quot;;[.D24];&quot;,&quot;;[.E24];&quot;,&quot;;[.F24];&quot;,&quot;;[.H24];&quot;,&quot;;[.I24];&quot;,&quot;;[.J24];&quot;,&quot;;[.K24];&quot;,&quot;;[.M24];&quot;,&quot;;[.O24];&quot;,&quot;;[.P24];&quot;,&quot;;[.Q24];&quot;,&quot;;[.R24];&quot;,&quot;;[.S24];&quot;,&quot;;[.U24];&quot;,&quot;;[.V24];&quot;,&quot;;[.W24];&quot;,&quot;;[.X24];&quot;,&quot;;[.Y24];&quot;,&quot;;[.Z2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,181179,0,430483,3944097,589943,239942,0,1914598,329290,258067,410,468062,0,482259,0,585293,5018025,0,227049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,181179,0,430483,3944097,589943,239942,0,1914598,329290,258067,410,468062,0,482259,0,585293,5018025,0,227049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D LAKE PUBLIC SCHOOL DISTRICT</text:p>
          </table:table-cell>
          <table:table-cell office:value-type="float" office:value="38" calcext:value-type="float">
            <text:p>38</text:p>
          </table:table-cell>
          <table:table-cell table:formula="of:=VLOOKUP([.B25];[$Sheet2.A18:.C574];2)" office:value-type="float" office:value="18" calcext:value-type="float">
            <text:p>18</text:p>
          </table:table-cell>
          <table:table-cell office:value-type="float" office:value="5071" calcext:value-type="float">
            <text:p>5,071</text:p>
          </table:table-cell>
          <table:table-cell office:value-type="float" office:value="0" calcext:value-type="float">
            <text:p>0</text:p>
          </table:table-cell>
          <table:table-cell office:value-type="float" office:value="310421" calcext:value-type="float">
            <text:p>310,421</text:p>
          </table:table-cell>
          <table:table-cell office:value-type="float" office:value="315491" calcext:value-type="float">
            <text:p>315,491</text:p>
          </table:table-cell>
          <table:table-cell office:value-type="float" office:value="19352267" calcext:value-type="float">
            <text:p>19,352,267</text:p>
          </table:table-cell>
          <table:table-cell office:value-type="float" office:value="3658996" calcext:value-type="float">
            <text:p>3,658,996</text:p>
          </table:table-cell>
          <table:table-cell office:value-type="float" office:value="1705273" calcext:value-type="float">
            <text:p>1,705,273</text:p>
          </table:table-cell>
          <table:table-cell office:value-type="float" office:value="0" calcext:value-type="float">
            <text:p>0</text:p>
          </table:table-cell>
          <table:table-cell office:value-type="float" office:value="24716536" calcext:value-type="float">
            <text:p>24,716,536</text:p>
          </table:table-cell>
          <table:table-cell office:value-type="float" office:value="15793720" calcext:value-type="float">
            <text:p>15,793,720</text:p>
          </table:table-cell>
          <table:table-cell office:value-type="float" office:value="40825747" calcext:value-type="float">
            <text:p>40,825,747</text:p>
          </table:table-cell>
          <table:table-cell office:value-type="float" office:value="1164444" calcext:value-type="float">
            <text:p>1,164,444</text:p>
          </table:table-cell>
          <table:table-cell office:value-type="float" office:value="585172" calcext:value-type="float">
            <text:p>585,172</text:p>
          </table:table-cell>
          <table:table-cell office:value-type="float" office:value="1" calcext:value-type="float">
            <text:p>1</text:p>
          </table:table-cell>
          <table:table-cell office:value-type="float" office:value="29018" calcext:value-type="float">
            <text:p>29,018</text:p>
          </table:table-cell>
          <table:table-cell office:value-type="float" office:value="0" calcext:value-type="float">
            <text:p>0</text:p>
          </table:table-cell>
          <table:table-cell office:value-type="float" office:value="42604383" calcext:value-type="float">
            <text:p>42,604,383</text:p>
          </table:table-cell>
          <table:table-cell office:value-type="float" office:value="5071" calcext:value-type="float">
            <text:p>5,071</text:p>
          </table:table-cell>
          <table:table-cell office:value-type="float" office:value="0" calcext:value-type="float">
            <text:p>0</text:p>
          </table:table-cell>
          <table:table-cell office:value-type="float" office:value="466206" calcext:value-type="float">
            <text:p>466,206</text:p>
          </table:table-cell>
          <table:table-cell office:value-type="float" office:value="25116016" calcext:value-type="float">
            <text:p>25,116,016</text:p>
          </table:table-cell>
          <table:table-cell office:value-type="float" office:value="0" calcext:value-type="float">
            <text:p>0</text:p>
          </table:table-cell>
          <table:table-cell office:value-type="float" office:value="17017091" calcext:value-type="float">
            <text:p>17,017,091</text:p>
          </table:table-cell>
          <table:table-cell/>
          <table:table-cell table:formula="of:=CONCATENATE([.$AB$5];[.$AA$5];[.C25];&quot;,&quot;;[.D25];&quot;,&quot;;[.E25];&quot;,&quot;;[.F25];&quot;,&quot;;[.H25];&quot;,&quot;;[.I25];&quot;,&quot;;[.J25];&quot;,&quot;;[.K25];&quot;,&quot;;[.M25];&quot;,&quot;;[.O25];&quot;,&quot;;[.P25];&quot;,&quot;;[.Q25];&quot;,&quot;;[.R25];&quot;,&quot;;[.S25];&quot;,&quot;;[.U25];&quot;,&quot;;[.V25];&quot;,&quot;;[.W25];&quot;,&quot;;[.X25];&quot;,&quot;;[.Y25];&quot;,&quot;;[.Z2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,5071,0,310421,19352267,3658996,1705273,0,15793720,1164444,585172,1,29018,0,5071,0,466206,25116016,0,1701709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,5071,0,310421,19352267,3658996,1705273,0,15793720,1164444,585172,1,29018,0,5071,0,466206,25116016,0,1701709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UK RAPIDS-RICE PUBLIC SCHOOLS</text:p>
          </table:table-cell>
          <table:table-cell office:value-type="float" office:value="47" calcext:value-type="float">
            <text:p>47</text:p>
          </table:table-cell>
          <table:table-cell table:formula="of:=VLOOKUP([.B26];[$Sheet2.A19:.C575];2)" office:value-type="float" office:value="19" calcext:value-type="float">
            <text:p>19</text:p>
          </table:table-cell>
          <table:table-cell office:value-type="float" office:value="4473969" calcext:value-type="float">
            <text:p>4,473,969</text:p>
          </table:table-cell>
          <table:table-cell office:value-type="float" office:value="0" calcext:value-type="float">
            <text:p>0</text:p>
          </table:table-cell>
          <table:table-cell office:value-type="float" office:value="2958244" calcext:value-type="float">
            <text:p>2,958,244</text:p>
          </table:table-cell>
          <table:table-cell office:value-type="float" office:value="7432213" calcext:value-type="float">
            <text:p>7,432,213</text:p>
          </table:table-cell>
          <table:table-cell office:value-type="float" office:value="35474015" calcext:value-type="float">
            <text:p>35,474,015</text:p>
          </table:table-cell>
          <table:table-cell office:value-type="float" office:value="9149404" calcext:value-type="float">
            <text:p>9,149,404</text:p>
          </table:table-cell>
          <table:table-cell office:value-type="float" office:value="1369762" calcext:value-type="float">
            <text:p>1,369,762</text:p>
          </table:table-cell>
          <table:table-cell office:value-type="float" office:value="0" calcext:value-type="float">
            <text:p>0</text:p>
          </table:table-cell>
          <table:table-cell office:value-type="float" office:value="45993182" calcext:value-type="float">
            <text:p>45,993,182</text:p>
          </table:table-cell>
          <table:table-cell office:value-type="float" office:value="2942770" calcext:value-type="float">
            <text:p>2,942,770</text:p>
          </table:table-cell>
          <table:table-cell office:value-type="float" office:value="56368164" calcext:value-type="float">
            <text:p>56,368,164</text:p>
          </table:table-cell>
          <table:table-cell office:value-type="float" office:value="3422292" calcext:value-type="float">
            <text:p>3,422,292</text:p>
          </table:table-cell>
          <table:table-cell office:value-type="float" office:value="1580695" calcext:value-type="float">
            <text:p>1,580,695</text:p>
          </table:table-cell>
          <table:table-cell office:value-type="float" office:value="699889" calcext:value-type="float">
            <text:p>699,889</text:p>
          </table:table-cell>
          <table:table-cell office:value-type="float" office:value="6316016" calcext:value-type="float">
            <text:p>6,316,016</text:p>
          </table:table-cell>
          <table:table-cell office:value-type="float" office:value="0" calcext:value-type="float">
            <text:p>0</text:p>
          </table:table-cell>
          <table:table-cell office:value-type="float" office:value="68387056" calcext:value-type="float">
            <text:p>68,387,056</text:p>
          </table:table-cell>
          <table:table-cell office:value-type="float" office:value="10366962" calcext:value-type="float">
            <text:p>10,366,962</text:p>
          </table:table-cell>
          <table:table-cell office:value-type="float" office:value="0" calcext:value-type="float">
            <text:p>0</text:p>
          </table:table-cell>
          <table:table-cell office:value-type="float" office:value="4898085" calcext:value-type="float">
            <text:p>4,898,085</text:p>
          </table:table-cell>
          <table:table-cell office:value-type="float" office:value="47100154" calcext:value-type="float">
            <text:p>47,100,154</text:p>
          </table:table-cell>
          <table:table-cell office:value-type="float" office:value="0" calcext:value-type="float">
            <text:p>0</text:p>
          </table:table-cell>
          <table:table-cell office:value-type="float" office:value="6021854" calcext:value-type="float">
            <text:p>6,021,854</text:p>
          </table:table-cell>
          <table:table-cell/>
          <table:table-cell table:formula="of:=CONCATENATE([.$AB$5];[.$AA$5];[.C26];&quot;,&quot;;[.D26];&quot;,&quot;;[.E26];&quot;,&quot;;[.F26];&quot;,&quot;;[.H26];&quot;,&quot;;[.I26];&quot;,&quot;;[.J26];&quot;,&quot;;[.K26];&quot;,&quot;;[.M26];&quot;,&quot;;[.O26];&quot;,&quot;;[.P26];&quot;,&quot;;[.Q26];&quot;,&quot;;[.R26];&quot;,&quot;;[.S26];&quot;,&quot;;[.U26];&quot;,&quot;;[.V26];&quot;,&quot;;[.W26];&quot;,&quot;;[.X26];&quot;,&quot;;[.Y26];&quot;,&quot;;[.Z2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,4473969,0,2958244,35474015,9149404,1369762,0,2942770,3422292,1580695,699889,6316016,0,10366962,0,4898085,47100154,0,60218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,4473969,0,2958244,35474015,9149404,1369762,0,2942770,3422292,1580695,699889,6316016,0,10366962,0,4898085,47100154,0,60218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LEY PUBLIC SCHOOL DISTRICT</text:p>
          </table:table-cell>
          <table:table-cell office:value-type="float" office:value="51" calcext:value-type="float">
            <text:p>51</text:p>
          </table:table-cell>
          <table:table-cell table:formula="of:=VLOOKUP([.B27];[$Sheet2.A20:.C576];2)" office:value-type="float" office:value="20" calcext:value-type="float">
            <text:p>20</text:p>
          </table:table-cell>
          <table:table-cell office:value-type="float" office:value="1826170" calcext:value-type="float">
            <text:p>1,826,170</text:p>
          </table:table-cell>
          <table:table-cell office:value-type="float" office:value="0" calcext:value-type="float">
            <text:p>0</text:p>
          </table:table-cell>
          <table:table-cell office:value-type="float" office:value="777615" calcext:value-type="float">
            <text:p>777,615</text:p>
          </table:table-cell>
          <table:table-cell office:value-type="float" office:value="2603784" calcext:value-type="float">
            <text:p>2,603,784</text:p>
          </table:table-cell>
          <table:table-cell office:value-type="float" office:value="16098468" calcext:value-type="float">
            <text:p>16,098,468</text:p>
          </table:table-cell>
          <table:table-cell office:value-type="float" office:value="2885030" calcext:value-type="float">
            <text:p>2,885,030</text:p>
          </table:table-cell>
          <table:table-cell office:value-type="float" office:value="755699" calcext:value-type="float">
            <text:p>755,699</text:p>
          </table:table-cell>
          <table:table-cell office:value-type="float" office:value="0" calcext:value-type="float">
            <text:p>0</text:p>
          </table:table-cell>
          <table:table-cell office:value-type="float" office:value="19739197" calcext:value-type="float">
            <text:p>19,739,197</text:p>
          </table:table-cell>
          <table:table-cell office:value-type="float" office:value="1432701" calcext:value-type="float">
            <text:p>1,432,701</text:p>
          </table:table-cell>
          <table:table-cell office:value-type="float" office:value="23775682" calcext:value-type="float">
            <text:p>23,775,682</text:p>
          </table:table-cell>
          <table:table-cell office:value-type="float" office:value="2164835" calcext:value-type="float">
            <text:p>2,164,835</text:p>
          </table:table-cell>
          <table:table-cell office:value-type="float" office:value="920334" calcext:value-type="float">
            <text:p>920,334</text:p>
          </table:table-cell>
          <table:table-cell office:value-type="float" office:value="224" calcext:value-type="float">
            <text:p>224</text:p>
          </table:table-cell>
          <table:table-cell office:value-type="float" office:value="1869928" calcext:value-type="float">
            <text:p>1,869,928</text:p>
          </table:table-cell>
          <table:table-cell office:value-type="float" office:value="0" calcext:value-type="float">
            <text:p>0</text:p>
          </table:table-cell>
          <table:table-cell office:value-type="float" office:value="28731002" calcext:value-type="float">
            <text:p>28,731,002</text:p>
          </table:table-cell>
          <table:table-cell office:value-type="float" office:value="3169131" calcext:value-type="float">
            <text:p>3,169,131</text:p>
          </table:table-cell>
          <table:table-cell office:value-type="float" office:value="0" calcext:value-type="float">
            <text:p>0</text:p>
          </table:table-cell>
          <table:table-cell office:value-type="float" office:value="1491702" calcext:value-type="float">
            <text:p>1,491,702</text:p>
          </table:table-cell>
          <table:table-cell office:value-type="float" office:value="20585365" calcext:value-type="float">
            <text:p>20,585,365</text:p>
          </table:table-cell>
          <table:table-cell office:value-type="float" office:value="0" calcext:value-type="float">
            <text:p>0</text:p>
          </table:table-cell>
          <table:table-cell office:value-type="float" office:value="3484804" calcext:value-type="float">
            <text:p>3,484,804</text:p>
          </table:table-cell>
          <table:table-cell/>
          <table:table-cell table:formula="of:=CONCATENATE([.$AB$5];[.$AA$5];[.C27];&quot;,&quot;;[.D27];&quot;,&quot;;[.E27];&quot;,&quot;;[.F27];&quot;,&quot;;[.H27];&quot;,&quot;;[.I27];&quot;,&quot;;[.J27];&quot;,&quot;;[.K27];&quot;,&quot;;[.M27];&quot;,&quot;;[.O27];&quot;,&quot;;[.P27];&quot;,&quot;;[.Q27];&quot;,&quot;;[.R27];&quot;,&quot;;[.S27];&quot;,&quot;;[.U27];&quot;,&quot;;[.V27];&quot;,&quot;;[.W27];&quot;,&quot;;[.X27];&quot;,&quot;;[.Y27];&quot;,&quot;;[.Z2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,1826170,0,777615,16098468,2885030,755699,0,1432701,2164835,920334,224,1869928,0,3169131,0,1491702,20585365,0,348480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,1826170,0,777615,16098468,2885030,755699,0,1432701,2164835,920334,224,1869928,0,3169131,0,1491702,20585365,0,348480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CLAIR PUBLIC SCHOOL DISTRICT</text:p>
          </table:table-cell>
          <table:table-cell office:value-type="float" office:value="75" calcext:value-type="float">
            <text:p>75</text:p>
          </table:table-cell>
          <table:table-cell table:formula="of:=VLOOKUP([.B28];[$Sheet2.A21:.C577];2)" office:value-type="float" office:value="21" calcext:value-type="float">
            <text:p>21</text:p>
          </table:table-cell>
          <table:table-cell office:value-type="float" office:value="789081" calcext:value-type="float">
            <text:p>789,081</text:p>
          </table:table-cell>
          <table:table-cell office:value-type="float" office:value="0" calcext:value-type="float">
            <text:p>0</text:p>
          </table:table-cell>
          <table:table-cell office:value-type="float" office:value="359993" calcext:value-type="float">
            <text:p>359,993</text:p>
          </table:table-cell>
          <table:table-cell office:value-type="float" office:value="1149074" calcext:value-type="float">
            <text:p>1,149,074</text:p>
          </table:table-cell>
          <table:table-cell office:value-type="float" office:value="6190261" calcext:value-type="float">
            <text:p>6,190,261</text:p>
          </table:table-cell>
          <table:table-cell office:value-type="float" office:value="743360" calcext:value-type="float">
            <text:p>743,360</text:p>
          </table:table-cell>
          <table:table-cell office:value-type="float" office:value="232773" calcext:value-type="float">
            <text:p>232,773</text:p>
          </table:table-cell>
          <table:table-cell office:value-type="float" office:value="0" calcext:value-type="float">
            <text:p>0</text:p>
          </table:table-cell>
          <table:table-cell office:value-type="float" office:value="7166393" calcext:value-type="float">
            <text:p>7,166,393</text:p>
          </table:table-cell>
          <table:table-cell office:value-type="float" office:value="263499" calcext:value-type="float">
            <text:p>263,499</text:p>
          </table:table-cell>
          <table:table-cell office:value-type="float" office:value="8578967" calcext:value-type="float">
            <text:p>8,578,967</text:p>
          </table:table-cell>
          <table:table-cell office:value-type="float" office:value="692206" calcext:value-type="float">
            <text:p>692,206</text:p>
          </table:table-cell>
          <table:table-cell office:value-type="float" office:value="316143" calcext:value-type="float">
            <text:p>316,143</text:p>
          </table:table-cell>
          <table:table-cell office:value-type="float" office:value="0" calcext:value-type="float">
            <text:p>0</text:p>
          </table:table-cell>
          <table:table-cell office:value-type="float" office:value="733953" calcext:value-type="float">
            <text:p>733,953</text:p>
          </table:table-cell>
          <table:table-cell office:value-type="float" office:value="0" calcext:value-type="float">
            <text:p>0</text:p>
          </table:table-cell>
          <table:table-cell office:value-type="float" office:value="10321269" calcext:value-type="float">
            <text:p>10,321,269</text:p>
          </table:table-cell>
          <table:table-cell office:value-type="float" office:value="1361475" calcext:value-type="float">
            <text:p>1,361,475</text:p>
          </table:table-cell>
          <table:table-cell office:value-type="float" office:value="0" calcext:value-type="float">
            <text:p>0</text:p>
          </table:table-cell>
          <table:table-cell office:value-type="float" office:value="713986" calcext:value-type="float">
            <text:p>713,986</text:p>
          </table:table-cell>
          <table:table-cell office:value-type="float" office:value="7408985" calcext:value-type="float">
            <text:p>7,408,985</text:p>
          </table:table-cell>
          <table:table-cell office:value-type="float" office:value="0" calcext:value-type="float">
            <text:p>0</text:p>
          </table:table-cell>
          <table:table-cell office:value-type="float" office:value="836822" calcext:value-type="float">
            <text:p>836,822</text:p>
          </table:table-cell>
          <table:table-cell/>
          <table:table-cell table:formula="of:=CONCATENATE([.$AB$5];[.$AA$5];[.C28];&quot;,&quot;;[.D28];&quot;,&quot;;[.E28];&quot;,&quot;;[.F28];&quot;,&quot;;[.H28];&quot;,&quot;;[.I28];&quot;,&quot;;[.J28];&quot;,&quot;;[.K28];&quot;,&quot;;[.M28];&quot;,&quot;;[.O28];&quot;,&quot;;[.P28];&quot;,&quot;;[.Q28];&quot;,&quot;;[.R28];&quot;,&quot;;[.S28];&quot;,&quot;;[.U28];&quot;,&quot;;[.V28];&quot;,&quot;;[.W28];&quot;,&quot;;[.X28];&quot;,&quot;;[.Y28];&quot;,&quot;;[.Z2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,789081,0,359993,6190261,743360,232773,0,263499,692206,316143,0,733953,0,1361475,0,713986,7408985,0,83682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,789081,0,359993,6190261,743360,232773,0,263499,692206,316143,0,733953,0,1361475,0,713986,7408985,0,83682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KATO PUBLIC SCHOOL DISTRICT</text:p>
          </table:table-cell>
          <table:table-cell office:value-type="float" office:value="77" calcext:value-type="float">
            <text:p>77</text:p>
          </table:table-cell>
          <table:table-cell table:formula="of:=VLOOKUP([.B29];[$Sheet2.A22:.C578];2)" office:value-type="float" office:value="22" calcext:value-type="float">
            <text:p>22</text:p>
          </table:table-cell>
          <table:table-cell office:value-type="float" office:value="18928719" calcext:value-type="float">
            <text:p>18,928,719</text:p>
          </table:table-cell>
          <table:table-cell office:value-type="float" office:value="0" calcext:value-type="float">
            <text:p>0</text:p>
          </table:table-cell>
          <table:table-cell office:value-type="float" office:value="5074707" calcext:value-type="float">
            <text:p>5,074,707</text:p>
          </table:table-cell>
          <table:table-cell office:value-type="float" office:value="24003426" calcext:value-type="float">
            <text:p>24,003,426</text:p>
          </table:table-cell>
          <table:table-cell office:value-type="float" office:value="69386979" calcext:value-type="float">
            <text:p>69,386,979</text:p>
          </table:table-cell>
          <table:table-cell office:value-type="float" office:value="15076790" calcext:value-type="float">
            <text:p>15,076,790</text:p>
          </table:table-cell>
          <table:table-cell office:value-type="float" office:value="2304107" calcext:value-type="float">
            <text:p>2,304,107</text:p>
          </table:table-cell>
          <table:table-cell office:value-type="float" office:value="0" calcext:value-type="float">
            <text:p>0</text:p>
          </table:table-cell>
          <table:table-cell office:value-type="float" office:value="86767876" calcext:value-type="float">
            <text:p>86,767,876</text:p>
          </table:table-cell>
          <table:table-cell office:value-type="float" office:value="11864281" calcext:value-type="float">
            <text:p>11,864,281</text:p>
          </table:table-cell>
          <table:table-cell office:value-type="float" office:value="122635583" calcext:value-type="float">
            <text:p>122,635,583</text:p>
          </table:table-cell>
          <table:table-cell office:value-type="float" office:value="6581422" calcext:value-type="float">
            <text:p>6,581,422</text:p>
          </table:table-cell>
          <table:table-cell office:value-type="float" office:value="6815167" calcext:value-type="float">
            <text:p>6,815,167</text:p>
          </table:table-cell>
          <table:table-cell office:value-type="float" office:value="159529" calcext:value-type="float">
            <text:p>159,529</text:p>
          </table:table-cell>
          <table:table-cell office:value-type="float" office:value="8814620" calcext:value-type="float">
            <text:p>8,814,620</text:p>
          </table:table-cell>
          <table:table-cell office:value-type="float" office:value="807608" calcext:value-type="float">
            <text:p>807,608</text:p>
          </table:table-cell>
          <table:table-cell office:value-type="float" office:value="145813930" calcext:value-type="float">
            <text:p>145,813,930</text:p>
          </table:table-cell>
          <table:table-cell office:value-type="float" office:value="28861694" calcext:value-type="float">
            <text:p>28,861,694</text:p>
          </table:table-cell>
          <table:table-cell office:value-type="float" office:value="0" calcext:value-type="float">
            <text:p>0</text:p>
          </table:table-cell>
          <table:table-cell office:value-type="float" office:value="9111914" calcext:value-type="float">
            <text:p>9,111,914</text:p>
          </table:table-cell>
          <table:table-cell office:value-type="float" office:value="89303336" calcext:value-type="float">
            <text:p>89,303,336</text:p>
          </table:table-cell>
          <table:table-cell office:value-type="float" office:value="0" calcext:value-type="float">
            <text:p>0</text:p>
          </table:table-cell>
          <table:table-cell office:value-type="float" office:value="18536986" calcext:value-type="float">
            <text:p>18,536,986</text:p>
          </table:table-cell>
          <table:table-cell/>
          <table:table-cell table:formula="of:=CONCATENATE([.$AB$5];[.$AA$5];[.C29];&quot;,&quot;;[.D29];&quot;,&quot;;[.E29];&quot;,&quot;;[.F29];&quot;,&quot;;[.H29];&quot;,&quot;;[.I29];&quot;,&quot;;[.J29];&quot;,&quot;;[.K29];&quot;,&quot;;[.M29];&quot;,&quot;;[.O29];&quot;,&quot;;[.P29];&quot;,&quot;;[.Q29];&quot;,&quot;;[.R29];&quot;,&quot;;[.S29];&quot;,&quot;;[.U29];&quot;,&quot;;[.V29];&quot;,&quot;;[.W29];&quot;,&quot;;[.X29];&quot;,&quot;;[.Y29];&quot;,&quot;;[.Z2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,18928719,0,5074707,69386979,15076790,2304107,0,11864281,6581422,6815167,159529,8814620,807608,28861694,0,9111914,89303336,0,1853698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,18928719,0,5074707,69386979,15076790,2304107,0,11864281,6581422,6815167,159529,8814620,807608,28861694,0,9111914,89303336,0,1853698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FREY PUBLIC SCHOOL DISTRICT</text:p>
          </table:table-cell>
          <table:table-cell office:value-type="float" office:value="81" calcext:value-type="float">
            <text:p>81</text:p>
          </table:table-cell>
          <table:table-cell table:formula="of:=VLOOKUP([.B30];[$Sheet2.A23:.C579];2)" office:value-type="float" office:value="23" calcext:value-type="float">
            <text:p>23</text:p>
          </table:table-cell>
          <table:table-cell office:value-type="float" office:value="290288" calcext:value-type="float">
            <text:p>290,288</text:p>
          </table:table-cell>
          <table:table-cell office:value-type="float" office:value="0" calcext:value-type="float">
            <text:p>0</text:p>
          </table:table-cell>
          <table:table-cell office:value-type="float" office:value="123654" calcext:value-type="float">
            <text:p>123,654</text:p>
          </table:table-cell>
          <table:table-cell office:value-type="float" office:value="413942" calcext:value-type="float">
            <text:p>413,942</text:p>
          </table:table-cell>
          <table:table-cell office:value-type="float" office:value="1345479" calcext:value-type="float">
            <text:p>1,345,479</text:p>
          </table:table-cell>
          <table:table-cell office:value-type="float" office:value="204754" calcext:value-type="float">
            <text:p>204,754</text:p>
          </table:table-cell>
          <table:table-cell office:value-type="float" office:value="18524" calcext:value-type="float">
            <text:p>18,524</text:p>
          </table:table-cell>
          <table:table-cell office:value-type="float" office:value="0" calcext:value-type="float">
            <text:p>0</text:p>
          </table:table-cell>
          <table:table-cell office:value-type="float" office:value="1568757" calcext:value-type="float">
            <text:p>1,568,757</text:p>
          </table:table-cell>
          <table:table-cell office:value-type="float" office:value="261011" calcext:value-type="float">
            <text:p>261,011</text:p>
          </table:table-cell>
          <table:table-cell office:value-type="float" office:value="2243710" calcext:value-type="float">
            <text:p>2,243,710</text:p>
          </table:table-cell>
          <table:table-cell office:value-type="float" office:value="151945" calcext:value-type="float">
            <text:p>151,945</text:p>
          </table:table-cell>
          <table:table-cell office:value-type="float" office:value="138472" calcext:value-type="float">
            <text:p>138,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4127" calcext:value-type="float">
            <text:p>2,534,127</text:p>
          </table:table-cell>
          <table:table-cell office:value-type="float" office:value="307467" calcext:value-type="float">
            <text:p>307,467</text:p>
          </table:table-cell>
          <table:table-cell office:value-type="float" office:value="0" calcext:value-type="float">
            <text:p>0</text:p>
          </table:table-cell>
          <table:table-cell office:value-type="float" office:value="222150" calcext:value-type="float">
            <text:p>222,150</text:p>
          </table:table-cell>
          <table:table-cell office:value-type="float" office:value="1591195" calcext:value-type="float">
            <text:p>1,591,195</text:p>
          </table:table-cell>
          <table:table-cell office:value-type="float" office:value="0" calcext:value-type="float">
            <text:p>0</text:p>
          </table:table-cell>
          <table:table-cell office:value-type="float" office:value="413315" calcext:value-type="float">
            <text:p>413,315</text:p>
          </table:table-cell>
          <table:table-cell/>
          <table:table-cell table:formula="of:=CONCATENATE([.$AB$5];[.$AA$5];[.C30];&quot;,&quot;;[.D30];&quot;,&quot;;[.E30];&quot;,&quot;;[.F30];&quot;,&quot;;[.H30];&quot;,&quot;;[.I30];&quot;,&quot;;[.J30];&quot;,&quot;;[.K30];&quot;,&quot;;[.M30];&quot;,&quot;;[.O30];&quot;,&quot;;[.P30];&quot;,&quot;;[.Q30];&quot;,&quot;;[.R30];&quot;,&quot;;[.S30];&quot;,&quot;;[.U30];&quot;,&quot;;[.V30];&quot;,&quot;;[.W30];&quot;,&quot;;[.X30];&quot;,&quot;;[.Y30];&quot;,&quot;;[.Z3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,290288,0,123654,1345479,204754,18524,0,261011,151945,138472,0,0,0,307467,0,222150,1591195,0,4133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,290288,0,123654,1345479,204754,18524,0,261011,151945,138472,0,0,0,307467,0,222150,1591195,0,4133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EEPY EYE PUBLIC SCHOOL DISTRICT</text:p>
          </table:table-cell>
          <table:table-cell office:value-type="float" office:value="84" calcext:value-type="float">
            <text:p>84</text:p>
          </table:table-cell>
          <table:table-cell table:formula="of:=VLOOKUP([.B31];[$Sheet2.A24:.C580];2)" office:value-type="float" office:value="24" calcext:value-type="float">
            <text:p>24</text:p>
          </table:table-cell>
          <table:table-cell office:value-type="float" office:value="863081" calcext:value-type="float">
            <text:p>863,081</text:p>
          </table:table-cell>
          <table:table-cell office:value-type="float" office:value="0" calcext:value-type="float">
            <text:p>0</text:p>
          </table:table-cell>
          <table:table-cell office:value-type="float" office:value="480054" calcext:value-type="float">
            <text:p>480,054</text:p>
          </table:table-cell>
          <table:table-cell office:value-type="float" office:value="1343135" calcext:value-type="float">
            <text:p>1,343,135</text:p>
          </table:table-cell>
          <table:table-cell office:value-type="float" office:value="5087310" calcext:value-type="float">
            <text:p>5,087,310</text:p>
          </table:table-cell>
          <table:table-cell office:value-type="float" office:value="606764" calcext:value-type="float">
            <text:p>606,764</text:p>
          </table:table-cell>
          <table:table-cell office:value-type="float" office:value="237551" calcext:value-type="float">
            <text:p>237,551</text:p>
          </table:table-cell>
          <table:table-cell office:value-type="float" office:value="0" calcext:value-type="float">
            <text:p>0</text:p>
          </table:table-cell>
          <table:table-cell office:value-type="float" office:value="5931625" calcext:value-type="float">
            <text:p>5,931,625</text:p>
          </table:table-cell>
          <table:table-cell office:value-type="float" office:value="1039528" calcext:value-type="float">
            <text:p>1,039,528</text:p>
          </table:table-cell>
          <table:table-cell office:value-type="float" office:value="8314288" calcext:value-type="float">
            <text:p>8,314,288</text:p>
          </table:table-cell>
          <table:table-cell office:value-type="float" office:value="711385" calcext:value-type="float">
            <text:p>711,385</text:p>
          </table:table-cell>
          <table:table-cell office:value-type="float" office:value="297260" calcext:value-type="float">
            <text:p>297,260</text:p>
          </table:table-cell>
          <table:table-cell office:value-type="float" office:value="0" calcext:value-type="float">
            <text:p>0</text:p>
          </table:table-cell>
          <table:table-cell office:value-type="float" office:value="239832" calcext:value-type="float">
            <text:p>239,832</text:p>
          </table:table-cell>
          <table:table-cell office:value-type="float" office:value="0" calcext:value-type="float">
            <text:p>0</text:p>
          </table:table-cell>
          <table:table-cell office:value-type="float" office:value="9562765" calcext:value-type="float">
            <text:p>9,562,765</text:p>
          </table:table-cell>
          <table:table-cell office:value-type="float" office:value="1052392" calcext:value-type="float">
            <text:p>1,052,392</text:p>
          </table:table-cell>
          <table:table-cell office:value-type="float" office:value="0" calcext:value-type="float">
            <text:p>0</text:p>
          </table:table-cell>
          <table:table-cell office:value-type="float" office:value="608301" calcext:value-type="float">
            <text:p>608,301</text:p>
          </table:table-cell>
          <table:table-cell office:value-type="float" office:value="6216552" calcext:value-type="float">
            <text:p>6,216,552</text:p>
          </table:table-cell>
          <table:table-cell office:value-type="float" office:value="0" calcext:value-type="float">
            <text:p>0</text:p>
          </table:table-cell>
          <table:table-cell office:value-type="float" office:value="1685521" calcext:value-type="float">
            <text:p>1,685,521</text:p>
          </table:table-cell>
          <table:table-cell/>
          <table:table-cell table:formula="of:=CONCATENATE([.$AB$5];[.$AA$5];[.C31];&quot;,&quot;;[.D31];&quot;,&quot;;[.E31];&quot;,&quot;;[.F31];&quot;,&quot;;[.H31];&quot;,&quot;;[.I31];&quot;,&quot;;[.J31];&quot;,&quot;;[.K31];&quot;,&quot;;[.M31];&quot;,&quot;;[.O31];&quot;,&quot;;[.P31];&quot;,&quot;;[.Q31];&quot;,&quot;;[.R31];&quot;,&quot;;[.S31];&quot;,&quot;;[.U31];&quot;,&quot;;[.V31];&quot;,&quot;;[.W31];&quot;,&quot;;[.X31];&quot;,&quot;;[.Y31];&quot;,&quot;;[.Z3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,863081,0,480054,5087310,606764,237551,0,1039528,711385,297260,0,239832,0,1052392,0,608301,6216552,0,168552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,863081,0,480054,5087310,606764,237551,0,1039528,711385,297260,0,239832,0,1052392,0,608301,6216552,0,168552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RINGFIELD PUBLIC SCHOOL DISTRICT</text:p>
          </table:table-cell>
          <table:table-cell office:value-type="float" office:value="85" calcext:value-type="float">
            <text:p>85</text:p>
          </table:table-cell>
          <table:table-cell table:formula="of:=VLOOKUP([.B32];[$Sheet2.A25:.C581];2)" office:value-type="float" office:value="25" calcext:value-type="float">
            <text:p>25</text:p>
          </table:table-cell>
          <table:table-cell office:value-type="float" office:value="593440" calcext:value-type="float">
            <text:p>593,440</text:p>
          </table:table-cell>
          <table:table-cell office:value-type="float" office:value="0" calcext:value-type="float">
            <text:p>0</text:p>
          </table:table-cell>
          <table:table-cell office:value-type="float" office:value="397014" calcext:value-type="float">
            <text:p>397,014</text:p>
          </table:table-cell>
          <table:table-cell office:value-type="float" office:value="990454" calcext:value-type="float">
            <text:p>990,454</text:p>
          </table:table-cell>
          <table:table-cell office:value-type="float" office:value="5197064" calcext:value-type="float">
            <text:p>5,197,064</text:p>
          </table:table-cell>
          <table:table-cell office:value-type="float" office:value="504479" calcext:value-type="float">
            <text:p>504,479</text:p>
          </table:table-cell>
          <table:table-cell office:value-type="float" office:value="220904" calcext:value-type="float">
            <text:p>220,904</text:p>
          </table:table-cell>
          <table:table-cell office:value-type="float" office:value="0" calcext:value-type="float">
            <text:p>0</text:p>
          </table:table-cell>
          <table:table-cell office:value-type="float" office:value="5922447" calcext:value-type="float">
            <text:p>5,922,447</text:p>
          </table:table-cell>
          <table:table-cell office:value-type="float" office:value="507145" calcext:value-type="float">
            <text:p>507,145</text:p>
          </table:table-cell>
          <table:table-cell office:value-type="float" office:value="7420045" calcext:value-type="float">
            <text:p>7,420,045</text:p>
          </table:table-cell>
          <table:table-cell office:value-type="float" office:value="762853" calcext:value-type="float">
            <text:p>762,853</text:p>
          </table:table-cell>
          <table:table-cell office:value-type="float" office:value="222622" calcext:value-type="float">
            <text:p>222,622</text:p>
          </table:table-cell>
          <table:table-cell office:value-type="float" office:value="87920" calcext:value-type="float">
            <text:p>87,920</text:p>
          </table:table-cell>
          <table:table-cell office:value-type="float" office:value="108494" calcext:value-type="float">
            <text:p>108,494</text:p>
          </table:table-cell>
          <table:table-cell office:value-type="float" office:value="0" calcext:value-type="float">
            <text:p>0</text:p>
          </table:table-cell>
          <table:table-cell office:value-type="float" office:value="8601934" calcext:value-type="float">
            <text:p>8,601,934</text:p>
          </table:table-cell>
          <table:table-cell office:value-type="float" office:value="731546" calcext:value-type="float">
            <text:p>731,546</text:p>
          </table:table-cell>
          <table:table-cell office:value-type="float" office:value="0" calcext:value-type="float">
            <text:p>0</text:p>
          </table:table-cell>
          <table:table-cell office:value-type="float" office:value="548057" calcext:value-type="float">
            <text:p>548,057</text:p>
          </table:table-cell>
          <table:table-cell office:value-type="float" office:value="6121792" calcext:value-type="float">
            <text:p>6,121,792</text:p>
          </table:table-cell>
          <table:table-cell office:value-type="float" office:value="0" calcext:value-type="float">
            <text:p>0</text:p>
          </table:table-cell>
          <table:table-cell office:value-type="float" office:value="1200539" calcext:value-type="float">
            <text:p>1,200,539</text:p>
          </table:table-cell>
          <table:table-cell/>
          <table:table-cell table:formula="of:=CONCATENATE([.$AB$5];[.$AA$5];[.C32];&quot;,&quot;;[.D32];&quot;,&quot;;[.E32];&quot;,&quot;;[.F32];&quot;,&quot;;[.H32];&quot;,&quot;;[.I32];&quot;,&quot;;[.J32];&quot;,&quot;;[.K32];&quot;,&quot;;[.M32];&quot;,&quot;;[.O32];&quot;,&quot;;[.P32];&quot;,&quot;;[.Q32];&quot;,&quot;;[.R32];&quot;,&quot;;[.S32];&quot;,&quot;;[.U32];&quot;,&quot;;[.V32];&quot;,&quot;;[.W32];&quot;,&quot;;[.X32];&quot;,&quot;;[.Y32];&quot;,&quot;;[.Z3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,593440,0,397014,5197064,504479,220904,0,507145,762853,222622,87920,108494,0,731546,0,548057,6121792,0,12005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,593440,0,397014,5197064,504479,220904,0,507145,762853,222622,87920,108494,0,731546,0,548057,6121792,0,12005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ULM PUBLIC SCHOOL DISTRICT</text:p>
          </table:table-cell>
          <table:table-cell office:value-type="float" office:value="88" calcext:value-type="float">
            <text:p>88</text:p>
          </table:table-cell>
          <table:table-cell table:formula="of:=VLOOKUP([.B33];[$Sheet2.A26:.C582];2)" office:value-type="float" office:value="26" calcext:value-type="float">
            <text:p>26</text:p>
          </table:table-cell>
          <table:table-cell office:value-type="float" office:value="5360102" calcext:value-type="float">
            <text:p>5,360,102</text:p>
          </table:table-cell>
          <table:table-cell office:value-type="float" office:value="0" calcext:value-type="float">
            <text:p>0</text:p>
          </table:table-cell>
          <table:table-cell office:value-type="float" office:value="1061847" calcext:value-type="float">
            <text:p>1,061,847</text:p>
          </table:table-cell>
          <table:table-cell office:value-type="float" office:value="6421949" calcext:value-type="float">
            <text:p>6,421,949</text:p>
          </table:table-cell>
          <table:table-cell office:value-type="float" office:value="17634824" calcext:value-type="float">
            <text:p>17,634,824</text:p>
          </table:table-cell>
          <table:table-cell office:value-type="float" office:value="3730264" calcext:value-type="float">
            <text:p>3,730,264</text:p>
          </table:table-cell>
          <table:table-cell office:value-type="float" office:value="807263" calcext:value-type="float">
            <text:p>807,263</text:p>
          </table:table-cell>
          <table:table-cell office:value-type="float" office:value="0" calcext:value-type="float">
            <text:p>0</text:p>
          </table:table-cell>
          <table:table-cell office:value-type="float" office:value="22172351" calcext:value-type="float">
            <text:p>22,172,351</text:p>
          </table:table-cell>
          <table:table-cell office:value-type="float" office:value="1420489" calcext:value-type="float">
            <text:p>1,420,489</text:p>
          </table:table-cell>
          <table:table-cell office:value-type="float" office:value="30014788" calcext:value-type="float">
            <text:p>30,014,788</text:p>
          </table:table-cell>
          <table:table-cell office:value-type="float" office:value="1605019" calcext:value-type="float">
            <text:p>1,605,019</text:p>
          </table:table-cell>
          <table:table-cell office:value-type="float" office:value="1668622" calcext:value-type="float">
            <text:p>1,668,622</text:p>
          </table:table-cell>
          <table:table-cell office:value-type="float" office:value="0" calcext:value-type="float">
            <text:p>0</text:p>
          </table:table-cell>
          <table:table-cell office:value-type="float" office:value="3129002" calcext:value-type="float">
            <text:p>3,129,002</text:p>
          </table:table-cell>
          <table:table-cell office:value-type="float" office:value="0" calcext:value-type="float">
            <text:p>0</text:p>
          </table:table-cell>
          <table:table-cell office:value-type="float" office:value="36417431" calcext:value-type="float">
            <text:p>36,417,431</text:p>
          </table:table-cell>
          <table:table-cell office:value-type="float" office:value="7966205" calcext:value-type="float">
            <text:p>7,966,205</text:p>
          </table:table-cell>
          <table:table-cell office:value-type="float" office:value="0" calcext:value-type="float">
            <text:p>0</text:p>
          </table:table-cell>
          <table:table-cell office:value-type="float" office:value="2056356" calcext:value-type="float">
            <text:p>2,056,356</text:p>
          </table:table-cell>
          <table:table-cell office:value-type="float" office:value="23453481" calcext:value-type="float">
            <text:p>23,453,481</text:p>
          </table:table-cell>
          <table:table-cell office:value-type="float" office:value="0" calcext:value-type="float">
            <text:p>0</text:p>
          </table:table-cell>
          <table:table-cell office:value-type="float" office:value="2941388" calcext:value-type="float">
            <text:p>2,941,388</text:p>
          </table:table-cell>
          <table:table-cell/>
          <table:table-cell table:formula="of:=CONCATENATE([.$AB$5];[.$AA$5];[.C33];&quot;,&quot;;[.D33];&quot;,&quot;;[.E33];&quot;,&quot;;[.F33];&quot;,&quot;;[.H33];&quot;,&quot;;[.I33];&quot;,&quot;;[.J33];&quot;,&quot;;[.K33];&quot;,&quot;;[.M33];&quot;,&quot;;[.O33];&quot;,&quot;;[.P33];&quot;,&quot;;[.Q33];&quot;,&quot;;[.R33];&quot;,&quot;;[.S33];&quot;,&quot;;[.U33];&quot;,&quot;;[.V33];&quot;,&quot;;[.W33];&quot;,&quot;;[.X33];&quot;,&quot;;[.Y33];&quot;,&quot;;[.Z3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,5360102,0,1061847,17634824,3730264,807263,0,1420489,1605019,1668622,0,3129002,0,7966205,0,2056356,23453481,0,294138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,5360102,0,1061847,17634824,3730264,807263,0,1420489,1605019,1668622,0,3129002,0,7966205,0,2056356,23453481,0,294138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NUM PUBLIC SCHOOL DISTRICT</text:p>
          </table:table-cell>
          <table:table-cell office:value-type="float" office:value="91" calcext:value-type="float">
            <text:p>91</text:p>
          </table:table-cell>
          <table:table-cell table:formula="of:=VLOOKUP([.B34];[$Sheet2.A27:.C583];2)" office:value-type="float" office:value="27" calcext:value-type="float">
            <text:p>27</text:p>
          </table:table-cell>
          <table:table-cell office:value-type="float" office:value="648541" calcext:value-type="float">
            <text:p>648,541</text:p>
          </table:table-cell>
          <table:table-cell office:value-type="float" office:value="0" calcext:value-type="float">
            <text:p>0</text:p>
          </table:table-cell>
          <table:table-cell office:value-type="float" office:value="601986" calcext:value-type="float">
            <text:p>601,986</text:p>
          </table:table-cell>
          <table:table-cell office:value-type="float" office:value="1250527" calcext:value-type="float">
            <text:p>1,250,527</text:p>
          </table:table-cell>
          <table:table-cell office:value-type="float" office:value="6117438" calcext:value-type="float">
            <text:p>6,117,438</text:p>
          </table:table-cell>
          <table:table-cell office:value-type="float" office:value="1094075" calcext:value-type="float">
            <text:p>1,094,075</text:p>
          </table:table-cell>
          <table:table-cell office:value-type="float" office:value="219993" calcext:value-type="float">
            <text:p>219,993</text:p>
          </table:table-cell>
          <table:table-cell office:value-type="float" office:value="0" calcext:value-type="float">
            <text:p>0</text:p>
          </table:table-cell>
          <table:table-cell office:value-type="float" office:value="7431506" calcext:value-type="float">
            <text:p>7,431,506</text:p>
          </table:table-cell>
          <table:table-cell office:value-type="float" office:value="947806" calcext:value-type="float">
            <text:p>947,806</text:p>
          </table:table-cell>
          <table:table-cell office:value-type="float" office:value="9629839" calcext:value-type="float">
            <text:p>9,629,839</text:p>
          </table:table-cell>
          <table:table-cell office:value-type="float" office:value="568929" calcext:value-type="float">
            <text:p>568,929</text:p>
          </table:table-cell>
          <table:table-cell office:value-type="float" office:value="297832" calcext:value-type="float">
            <text:p>297,832</text:p>
          </table:table-cell>
          <table:table-cell office:value-type="float" office:value="0" calcext:value-type="float">
            <text:p>0</text:p>
          </table:table-cell>
          <table:table-cell office:value-type="float" office:value="294520" calcext:value-type="float">
            <text:p>294,520</text:p>
          </table:table-cell>
          <table:table-cell office:value-type="float" office:value="0" calcext:value-type="float">
            <text:p>0</text:p>
          </table:table-cell>
          <table:table-cell office:value-type="float" office:value="10791121" calcext:value-type="float">
            <text:p>10,791,121</text:p>
          </table:table-cell>
          <table:table-cell office:value-type="float" office:value="896990" calcext:value-type="float">
            <text:p>896,990</text:p>
          </table:table-cell>
          <table:table-cell office:value-type="float" office:value="0" calcext:value-type="float">
            <text:p>0</text:p>
          </table:table-cell>
          <table:table-cell office:value-type="float" office:value="805876" calcext:value-type="float">
            <text:p>805,876</text:p>
          </table:table-cell>
          <table:table-cell office:value-type="float" office:value="7595626" calcext:value-type="float">
            <text:p>7,595,626</text:p>
          </table:table-cell>
          <table:table-cell office:value-type="float" office:value="0" calcext:value-type="float">
            <text:p>0</text:p>
          </table:table-cell>
          <table:table-cell office:value-type="float" office:value="1492629" calcext:value-type="float">
            <text:p>1,492,629</text:p>
          </table:table-cell>
          <table:table-cell/>
          <table:table-cell table:formula="of:=CONCATENATE([.$AB$5];[.$AA$5];[.C34];&quot;,&quot;;[.D34];&quot;,&quot;;[.E34];&quot;,&quot;;[.F34];&quot;,&quot;;[.H34];&quot;,&quot;;[.I34];&quot;,&quot;;[.J34];&quot;,&quot;;[.K34];&quot;,&quot;;[.M34];&quot;,&quot;;[.O34];&quot;,&quot;;[.P34];&quot;,&quot;;[.Q34];&quot;,&quot;;[.R34];&quot;,&quot;;[.S34];&quot;,&quot;;[.U34];&quot;,&quot;;[.V34];&quot;,&quot;;[.W34];&quot;,&quot;;[.X34];&quot;,&quot;;[.Y34];&quot;,&quot;;[.Z3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,648541,0,601986,6117438,1094075,219993,0,947806,568929,297832,0,294520,0,896990,0,805876,7595626,0,149262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,648541,0,601986,6117438,1094075,219993,0,947806,568929,297832,0,294520,0,896990,0,805876,7595626,0,149262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RLTON PUBLIC SCHOOL DISTRICT</text:p>
          </table:table-cell>
          <table:table-cell office:value-type="float" office:value="93" calcext:value-type="float">
            <text:p>93</text:p>
          </table:table-cell>
          <table:table-cell table:formula="of:=VLOOKUP([.B35];[$Sheet2.A28:.C584];2)" office:value-type="float" office:value="28" calcext:value-type="float">
            <text:p>28</text:p>
          </table:table-cell>
          <table:table-cell office:value-type="float" office:value="779075" calcext:value-type="float">
            <text:p>779,075</text:p>
          </table:table-cell>
          <table:table-cell office:value-type="float" office:value="0" calcext:value-type="float">
            <text:p>0</text:p>
          </table:table-cell>
          <table:table-cell office:value-type="float" office:value="273193" calcext:value-type="float">
            <text:p>273,193</text:p>
          </table:table-cell>
          <table:table-cell office:value-type="float" office:value="1052268" calcext:value-type="float">
            <text:p>1,052,268</text:p>
          </table:table-cell>
          <table:table-cell office:value-type="float" office:value="3246995" calcext:value-type="float">
            <text:p>3,246,995</text:p>
          </table:table-cell>
          <table:table-cell office:value-type="float" office:value="497017" calcext:value-type="float">
            <text:p>497,017</text:p>
          </table:table-cell>
          <table:table-cell office:value-type="float" office:value="73350" calcext:value-type="float">
            <text:p>73,350</text:p>
          </table:table-cell>
          <table:table-cell office:value-type="float" office:value="0" calcext:value-type="float">
            <text:p>0</text:p>
          </table:table-cell>
          <table:table-cell office:value-type="float" office:value="3817362" calcext:value-type="float">
            <text:p>3,817,362</text:p>
          </table:table-cell>
          <table:table-cell office:value-type="float" office:value="742360" calcext:value-type="float">
            <text:p>742,360</text:p>
          </table:table-cell>
          <table:table-cell office:value-type="float" office:value="5611990" calcext:value-type="float">
            <text:p>5,611,990</text:p>
          </table:table-cell>
          <table:table-cell office:value-type="float" office:value="266562" calcext:value-type="float">
            <text:p>266,562</text:p>
          </table:table-cell>
          <table:table-cell office:value-type="float" office:value="243952" calcext:value-type="float">
            <text:p>243,952</text:p>
          </table:table-cell>
          <table:table-cell office:value-type="float" office:value="228" calcext:value-type="float">
            <text:p>228</text:p>
          </table:table-cell>
          <table:table-cell office:value-type="float" office:value="703191" calcext:value-type="float">
            <text:p>703,191</text:p>
          </table:table-cell>
          <table:table-cell office:value-type="float" office:value="0" calcext:value-type="float">
            <text:p>0</text:p>
          </table:table-cell>
          <table:table-cell office:value-type="float" office:value="6825923" calcext:value-type="float">
            <text:p>6,825,923</text:p>
          </table:table-cell>
          <table:table-cell office:value-type="float" office:value="1474875" calcext:value-type="float">
            <text:p>1,474,875</text:p>
          </table:table-cell>
          <table:table-cell office:value-type="float" office:value="0" calcext:value-type="float">
            <text:p>0</text:p>
          </table:table-cell>
          <table:table-cell office:value-type="float" office:value="439243" calcext:value-type="float">
            <text:p>439,243</text:p>
          </table:table-cell>
          <table:table-cell office:value-type="float" office:value="3910993" calcext:value-type="float">
            <text:p>3,910,993</text:p>
          </table:table-cell>
          <table:table-cell office:value-type="float" office:value="0" calcext:value-type="float">
            <text:p>0</text:p>
          </table:table-cell>
          <table:table-cell office:value-type="float" office:value="1000812" calcext:value-type="float">
            <text:p>1,000,812</text:p>
          </table:table-cell>
          <table:table-cell/>
          <table:table-cell table:formula="of:=CONCATENATE([.$AB$5];[.$AA$5];[.C35];&quot;,&quot;;[.D35];&quot;,&quot;;[.E35];&quot;,&quot;;[.F35];&quot;,&quot;;[.H35];&quot;,&quot;;[.I35];&quot;,&quot;;[.J35];&quot;,&quot;;[.K35];&quot;,&quot;;[.M35];&quot;,&quot;;[.O35];&quot;,&quot;;[.P35];&quot;,&quot;;[.Q35];&quot;,&quot;;[.R35];&quot;,&quot;;[.S35];&quot;,&quot;;[.U35];&quot;,&quot;;[.V35];&quot;,&quot;;[.W35];&quot;,&quot;;[.X35];&quot;,&quot;;[.Y35];&quot;,&quot;;[.Z3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,779075,0,273193,3246995,497017,73350,0,742360,266562,243952,228,703191,0,1474875,0,439243,3910993,0,10008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,779075,0,273193,3246995,497017,73350,0,742360,266562,243952,228,703191,0,1474875,0,439243,3910993,0,10008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OQUET PUBLIC SCHOOL DISTRICT</text:p>
          </table:table-cell>
          <table:table-cell office:value-type="float" office:value="94" calcext:value-type="float">
            <text:p>94</text:p>
          </table:table-cell>
          <table:table-cell table:formula="of:=VLOOKUP([.B36];[$Sheet2.A29:.C585];2)" office:value-type="float" office:value="29" calcext:value-type="float">
            <text:p>29</text:p>
          </table:table-cell>
          <table:table-cell office:value-type="float" office:value="2364112" calcext:value-type="float">
            <text:p>2,364,112</text:p>
          </table:table-cell>
          <table:table-cell office:value-type="float" office:value="0" calcext:value-type="float">
            <text:p>0</text:p>
          </table:table-cell>
          <table:table-cell office:value-type="float" office:value="1933105" calcext:value-type="float">
            <text:p>1,933,105</text:p>
          </table:table-cell>
          <table:table-cell office:value-type="float" office:value="4297217" calcext:value-type="float">
            <text:p>4,297,217</text:p>
          </table:table-cell>
          <table:table-cell office:value-type="float" office:value="24361588" calcext:value-type="float">
            <text:p>24,361,588</text:p>
          </table:table-cell>
          <table:table-cell office:value-type="float" office:value="4086969" calcext:value-type="float">
            <text:p>4,086,969</text:p>
          </table:table-cell>
          <table:table-cell office:value-type="float" office:value="692528" calcext:value-type="float">
            <text:p>692,528</text:p>
          </table:table-cell>
          <table:table-cell office:value-type="float" office:value="0" calcext:value-type="float">
            <text:p>0</text:p>
          </table:table-cell>
          <table:table-cell office:value-type="float" office:value="29141085" calcext:value-type="float">
            <text:p>29,141,085</text:p>
          </table:table-cell>
          <table:table-cell office:value-type="float" office:value="3375741" calcext:value-type="float">
            <text:p>3,375,741</text:p>
          </table:table-cell>
          <table:table-cell office:value-type="float" office:value="36814043" calcext:value-type="float">
            <text:p>36,814,043</text:p>
          </table:table-cell>
          <table:table-cell office:value-type="float" office:value="1669749" calcext:value-type="float">
            <text:p>1,669,749</text:p>
          </table:table-cell>
          <table:table-cell office:value-type="float" office:value="2026951" calcext:value-type="float">
            <text:p>2,026,951</text:p>
          </table:table-cell>
          <table:table-cell office:value-type="float" office:value="3371" calcext:value-type="float">
            <text:p>3,371</text:p>
          </table:table-cell>
          <table:table-cell office:value-type="float" office:value="5344078" calcext:value-type="float">
            <text:p>5,344,078</text:p>
          </table:table-cell>
          <table:table-cell office:value-type="float" office:value="453172" calcext:value-type="float">
            <text:p>453,172</text:p>
          </table:table-cell>
          <table:table-cell office:value-type="float" office:value="46311363" calcext:value-type="float">
            <text:p>46,311,363</text:p>
          </table:table-cell>
          <table:table-cell office:value-type="float" office:value="6902016" calcext:value-type="float">
            <text:p>6,902,016</text:p>
          </table:table-cell>
          <table:table-cell office:value-type="float" office:value="0" calcext:value-type="float">
            <text:p>0</text:p>
          </table:table-cell>
          <table:table-cell office:value-type="float" office:value="3336088" calcext:value-type="float">
            <text:p>3,336,088</text:p>
          </table:table-cell>
          <table:table-cell office:value-type="float" office:value="31046170" calcext:value-type="float">
            <text:p>31,046,170</text:p>
          </table:table-cell>
          <table:table-cell office:value-type="float" office:value="0" calcext:value-type="float">
            <text:p>0</text:p>
          </table:table-cell>
          <table:table-cell office:value-type="float" office:value="5027089" calcext:value-type="float">
            <text:p>5,027,089</text:p>
          </table:table-cell>
          <table:table-cell/>
          <table:table-cell table:formula="of:=CONCATENATE([.$AB$5];[.$AA$5];[.C36];&quot;,&quot;;[.D36];&quot;,&quot;;[.E36];&quot;,&quot;;[.F36];&quot;,&quot;;[.H36];&quot;,&quot;;[.I36];&quot;,&quot;;[.J36];&quot;,&quot;;[.K36];&quot;,&quot;;[.M36];&quot;,&quot;;[.O36];&quot;,&quot;;[.P36];&quot;,&quot;;[.Q36];&quot;,&quot;;[.R36];&quot;,&quot;;[.S36];&quot;,&quot;;[.U36];&quot;,&quot;;[.V36];&quot;,&quot;;[.W36];&quot;,&quot;;[.X36];&quot;,&quot;;[.Y36];&quot;,&quot;;[.Z3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,2364112,0,1933105,24361588,4086969,692528,0,3375741,1669749,2026951,3371,5344078,453172,6902016,0,3336088,31046170,0,502708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,2364112,0,1933105,24361588,4086969,692528,0,3375741,1669749,2026951,3371,5344078,453172,6902016,0,3336088,31046170,0,502708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MWELL-WRIGHT PUBLIC SCHOOLS</text:p>
          </table:table-cell>
          <table:table-cell office:value-type="float" office:value="95" calcext:value-type="float">
            <text:p>95</text:p>
          </table:table-cell>
          <table:table-cell table:formula="of:=VLOOKUP([.B37];[$Sheet2.A30:.C586];2)" office:value-type="float" office:value="30" calcext:value-type="float">
            <text:p>30</text:p>
          </table:table-cell>
          <table:table-cell office:value-type="float" office:value="248227" calcext:value-type="float">
            <text:p>248,227</text:p>
          </table:table-cell>
          <table:table-cell office:value-type="float" office:value="0" calcext:value-type="float">
            <text:p>0</text:p>
          </table:table-cell>
          <table:table-cell office:value-type="float" office:value="278024" calcext:value-type="float">
            <text:p>278,024</text:p>
          </table:table-cell>
          <table:table-cell office:value-type="float" office:value="526251" calcext:value-type="float">
            <text:p>526,251</text:p>
          </table:table-cell>
          <table:table-cell office:value-type="float" office:value="3261091" calcext:value-type="float">
            <text:p>3,261,091</text:p>
          </table:table-cell>
          <table:table-cell office:value-type="float" office:value="367875" calcext:value-type="float">
            <text:p>367,875</text:p>
          </table:table-cell>
          <table:table-cell office:value-type="float" office:value="79027" calcext:value-type="float">
            <text:p>79,027</text:p>
          </table:table-cell>
          <table:table-cell office:value-type="float" office:value="0" calcext:value-type="float">
            <text:p>0</text:p>
          </table:table-cell>
          <table:table-cell office:value-type="float" office:value="3707993" calcext:value-type="float">
            <text:p>3,707,993</text:p>
          </table:table-cell>
          <table:table-cell office:value-type="float" office:value="326110" calcext:value-type="float">
            <text:p>326,110</text:p>
          </table:table-cell>
          <table:table-cell office:value-type="float" office:value="4560354" calcext:value-type="float">
            <text:p>4,560,354</text:p>
          </table:table-cell>
          <table:table-cell office:value-type="float" office:value="285339" calcext:value-type="float">
            <text:p>285,339</text:p>
          </table:table-cell>
          <table:table-cell office:value-type="float" office:value="88065" calcext:value-type="float">
            <text:p>88,065</text:p>
          </table:table-cell>
          <table:table-cell office:value-type="float" office:value="0" calcext:value-type="float">
            <text:p>0</text:p>
          </table:table-cell>
          <table:table-cell office:value-type="float" office:value="374072" calcext:value-type="float">
            <text:p>374,072</text:p>
          </table:table-cell>
          <table:table-cell office:value-type="float" office:value="0" calcext:value-type="float">
            <text:p>0</text:p>
          </table:table-cell>
          <table:table-cell office:value-type="float" office:value="5307830" calcext:value-type="float">
            <text:p>5,307,830</text:p>
          </table:table-cell>
          <table:table-cell office:value-type="float" office:value="568539" calcext:value-type="float">
            <text:p>568,539</text:p>
          </table:table-cell>
          <table:table-cell office:value-type="float" office:value="0" calcext:value-type="float">
            <text:p>0</text:p>
          </table:table-cell>
          <table:table-cell office:value-type="float" office:value="308028" calcext:value-type="float">
            <text:p>308,028</text:p>
          </table:table-cell>
          <table:table-cell office:value-type="float" office:value="3855807" calcext:value-type="float">
            <text:p>3,855,807</text:p>
          </table:table-cell>
          <table:table-cell office:value-type="float" office:value="0" calcext:value-type="float">
            <text:p>0</text:p>
          </table:table-cell>
          <table:table-cell office:value-type="float" office:value="575457" calcext:value-type="float">
            <text:p>575,457</text:p>
          </table:table-cell>
          <table:table-cell/>
          <table:table-cell table:formula="of:=CONCATENATE([.$AB$5];[.$AA$5];[.C37];&quot;,&quot;;[.D37];&quot;,&quot;;[.E37];&quot;,&quot;;[.F37];&quot;,&quot;;[.H37];&quot;,&quot;;[.I37];&quot;,&quot;;[.J37];&quot;,&quot;;[.K37];&quot;,&quot;;[.M37];&quot;,&quot;;[.O37];&quot;,&quot;;[.P37];&quot;,&quot;;[.Q37];&quot;,&quot;;[.R37];&quot;,&quot;;[.S37];&quot;,&quot;;[.U37];&quot;,&quot;;[.V37];&quot;,&quot;;[.W37];&quot;,&quot;;[.X37];&quot;,&quot;;[.Y37];&quot;,&quot;;[.Z3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,248227,0,278024,3261091,367875,79027,0,326110,285339,88065,0,374072,0,568539,0,308028,3855807,0,5754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,248227,0,278024,3261091,367875,79027,0,326110,285339,88065,0,374072,0,568539,0,308028,3855807,0,5754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OSE LAKE PUBLIC SCHOOL DISTRICT</text:p>
          </table:table-cell>
          <table:table-cell office:value-type="float" office:value="97" calcext:value-type="float">
            <text:p>97</text:p>
          </table:table-cell>
          <table:table-cell table:formula="of:=VLOOKUP([.B38];[$Sheet2.A31:.C587];2)" office:value-type="float" office:value="31" calcext:value-type="float">
            <text:p>31</text:p>
          </table:table-cell>
          <table:table-cell office:value-type="float" office:value="655918" calcext:value-type="float">
            <text:p>655,918</text:p>
          </table:table-cell>
          <table:table-cell office:value-type="float" office:value="0" calcext:value-type="float">
            <text:p>0</text:p>
          </table:table-cell>
          <table:table-cell office:value-type="float" office:value="550597" calcext:value-type="float">
            <text:p>550,597</text:p>
          </table:table-cell>
          <table:table-cell office:value-type="float" office:value="1206515" calcext:value-type="float">
            <text:p>1,206,515</text:p>
          </table:table-cell>
          <table:table-cell office:value-type="float" office:value="4844020" calcext:value-type="float">
            <text:p>4,844,020</text:p>
          </table:table-cell>
          <table:table-cell office:value-type="float" office:value="641962" calcext:value-type="float">
            <text:p>641,962</text:p>
          </table:table-cell>
          <table:table-cell office:value-type="float" office:value="49673" calcext:value-type="float">
            <text:p>49,673</text:p>
          </table:table-cell>
          <table:table-cell office:value-type="float" office:value="0" calcext:value-type="float">
            <text:p>0</text:p>
          </table:table-cell>
          <table:table-cell office:value-type="float" office:value="5535654" calcext:value-type="float">
            <text:p>5,535,654</text:p>
          </table:table-cell>
          <table:table-cell office:value-type="float" office:value="624285" calcext:value-type="float">
            <text:p>624,285</text:p>
          </table:table-cell>
          <table:table-cell office:value-type="float" office:value="7366454" calcext:value-type="float">
            <text:p>7,366,454</text:p>
          </table:table-cell>
          <table:table-cell office:value-type="float" office:value="421754" calcext:value-type="float">
            <text:p>421,754</text:p>
          </table:table-cell>
          <table:table-cell office:value-type="float" office:value="515420" calcext:value-type="float">
            <text:p>515,420</text:p>
          </table:table-cell>
          <table:table-cell office:value-type="float" office:value="0" calcext:value-type="float">
            <text:p>0</text:p>
          </table:table-cell>
          <table:table-cell office:value-type="float" office:value="2390693" calcext:value-type="float">
            <text:p>2,390,693</text:p>
          </table:table-cell>
          <table:table-cell office:value-type="float" office:value="0" calcext:value-type="float">
            <text:p>0</text:p>
          </table:table-cell>
          <table:table-cell office:value-type="float" office:value="10694321" calcext:value-type="float">
            <text:p>10,694,321</text:p>
          </table:table-cell>
          <table:table-cell office:value-type="float" office:value="1561519" calcext:value-type="float">
            <text:p>1,561,519</text:p>
          </table:table-cell>
          <table:table-cell office:value-type="float" office:value="0" calcext:value-type="float">
            <text:p>0</text:p>
          </table:table-cell>
          <table:table-cell office:value-type="float" office:value="952029" calcext:value-type="float">
            <text:p>952,029</text:p>
          </table:table-cell>
          <table:table-cell office:value-type="float" office:value="7139607" calcext:value-type="float">
            <text:p>7,139,607</text:p>
          </table:table-cell>
          <table:table-cell office:value-type="float" office:value="0" calcext:value-type="float">
            <text:p>0</text:p>
          </table:table-cell>
          <table:table-cell office:value-type="float" office:value="1041167" calcext:value-type="float">
            <text:p>1,041,167</text:p>
          </table:table-cell>
          <table:table-cell/>
          <table:table-cell table:formula="of:=CONCATENATE([.$AB$5];[.$AA$5];[.C38];&quot;,&quot;;[.D38];&quot;,&quot;;[.E38];&quot;,&quot;;[.F38];&quot;,&quot;;[.H38];&quot;,&quot;;[.I38];&quot;,&quot;;[.J38];&quot;,&quot;;[.K38];&quot;,&quot;;[.M38];&quot;,&quot;;[.O38];&quot;,&quot;;[.P38];&quot;,&quot;;[.Q38];&quot;,&quot;;[.R38];&quot;,&quot;;[.S38];&quot;,&quot;;[.U38];&quot;,&quot;;[.V38];&quot;,&quot;;[.W38];&quot;,&quot;;[.X38];&quot;,&quot;;[.Y38];&quot;,&quot;;[.Z3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,655918,0,550597,4844020,641962,49673,0,624285,421754,515420,0,2390693,0,1561519,0,952029,7139607,0,104116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,655918,0,550597,4844020,641962,49673,0,624285,421754,515420,0,2390693,0,1561519,0,952029,7139607,0,104116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SKO PUBLIC SCHOOL DISTRICT</text:p>
          </table:table-cell>
          <table:table-cell office:value-type="float" office:value="99" calcext:value-type="float">
            <text:p>99</text:p>
          </table:table-cell>
          <table:table-cell table:formula="of:=VLOOKUP([.B39];[$Sheet2.A32:.C588];2)" office:value-type="float" office:value="32" calcext:value-type="float">
            <text:p>32</text:p>
          </table:table-cell>
          <table:table-cell office:value-type="float" office:value="1363283" calcext:value-type="float">
            <text:p>1,363,283</text:p>
          </table:table-cell>
          <table:table-cell office:value-type="float" office:value="0" calcext:value-type="float">
            <text:p>0</text:p>
          </table:table-cell>
          <table:table-cell office:value-type="float" office:value="753780" calcext:value-type="float">
            <text:p>753,780</text:p>
          </table:table-cell>
          <table:table-cell office:value-type="float" office:value="2117063" calcext:value-type="float">
            <text:p>2,117,063</text:p>
          </table:table-cell>
          <table:table-cell office:value-type="float" office:value="10028892" calcext:value-type="float">
            <text:p>10,028,892</text:p>
          </table:table-cell>
          <table:table-cell office:value-type="float" office:value="1109278" calcext:value-type="float">
            <text:p>1,109,278</text:p>
          </table:table-cell>
          <table:table-cell office:value-type="float" office:value="156628" calcext:value-type="float">
            <text:p>156,628</text:p>
          </table:table-cell>
          <table:table-cell office:value-type="float" office:value="0" calcext:value-type="float">
            <text:p>0</text:p>
          </table:table-cell>
          <table:table-cell office:value-type="float" office:value="11294798" calcext:value-type="float">
            <text:p>11,294,798</text:p>
          </table:table-cell>
          <table:table-cell office:value-type="float" office:value="601363" calcext:value-type="float">
            <text:p>601,363</text:p>
          </table:table-cell>
          <table:table-cell office:value-type="float" office:value="14013223" calcext:value-type="float">
            <text:p>14,013,223</text:p>
          </table:table-cell>
          <table:table-cell office:value-type="float" office:value="772209" calcext:value-type="float">
            <text:p>772,209</text:p>
          </table:table-cell>
          <table:table-cell office:value-type="float" office:value="516977" calcext:value-type="float">
            <text:p>516,977</text:p>
          </table:table-cell>
          <table:table-cell office:value-type="float" office:value="236" calcext:value-type="float">
            <text:p>236</text:p>
          </table:table-cell>
          <table:table-cell office:value-type="float" office:value="954938" calcext:value-type="float">
            <text:p>954,938</text:p>
          </table:table-cell>
          <table:table-cell office:value-type="float" office:value="0" calcext:value-type="float">
            <text:p>0</text:p>
          </table:table-cell>
          <table:table-cell office:value-type="float" office:value="16257584" calcext:value-type="float">
            <text:p>16,257,584</text:p>
          </table:table-cell>
          <table:table-cell office:value-type="float" office:value="2075981" calcext:value-type="float">
            <text:p>2,075,981</text:p>
          </table:table-cell>
          <table:table-cell office:value-type="float" office:value="0" calcext:value-type="float">
            <text:p>0</text:p>
          </table:table-cell>
          <table:table-cell office:value-type="float" office:value="1202213" calcext:value-type="float">
            <text:p>1,202,213</text:p>
          </table:table-cell>
          <table:table-cell office:value-type="float" office:value="11683076" calcext:value-type="float">
            <text:p>11,683,076</text:p>
          </table:table-cell>
          <table:table-cell office:value-type="float" office:value="0" calcext:value-type="float">
            <text:p>0</text:p>
          </table:table-cell>
          <table:table-cell office:value-type="float" office:value="1296314" calcext:value-type="float">
            <text:p>1,296,314</text:p>
          </table:table-cell>
          <table:table-cell/>
          <table:table-cell table:formula="of:=CONCATENATE([.$AB$5];[.$AA$5];[.C39];&quot;,&quot;;[.D39];&quot;,&quot;;[.E39];&quot;,&quot;;[.F39];&quot;,&quot;;[.H39];&quot;,&quot;;[.I39];&quot;,&quot;;[.J39];&quot;,&quot;;[.K39];&quot;,&quot;;[.M39];&quot;,&quot;;[.O39];&quot;,&quot;;[.P39];&quot;,&quot;;[.Q39];&quot;,&quot;;[.R39];&quot;,&quot;;[.S39];&quot;,&quot;;[.U39];&quot;,&quot;;[.V39];&quot;,&quot;;[.W39];&quot;,&quot;;[.X39];&quot;,&quot;;[.Y39];&quot;,&quot;;[.Z3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,1363283,0,753780,10028892,1109278,156628,0,601363,772209,516977,236,954938,0,2075981,0,1202213,11683076,0,129631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,1363283,0,753780,10028892,1109278,156628,0,601363,772209,516977,236,954938,0,2075981,0,1202213,11683076,0,129631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RENSHALL PUBLIC SCHOOL DISTRICT</text:p>
          </table:table-cell>
          <table:table-cell office:value-type="float" office:value="100" calcext:value-type="float">
            <text:p>100</text:p>
          </table:table-cell>
          <table:table-cell table:formula="of:=VLOOKUP([.B40];[$Sheet2.A33:.C589];2)" office:value-type="float" office:value="33" calcext:value-type="float">
            <text:p>33</text:p>
          </table:table-cell>
          <table:table-cell office:value-type="float" office:value="547171" calcext:value-type="float">
            <text:p>547,171</text:p>
          </table:table-cell>
          <table:table-cell office:value-type="float" office:value="0" calcext:value-type="float">
            <text:p>0</text:p>
          </table:table-cell>
          <table:table-cell office:value-type="float" office:value="222717" calcext:value-type="float">
            <text:p>222,717</text:p>
          </table:table-cell>
          <table:table-cell office:value-type="float" office:value="769888" calcext:value-type="float">
            <text:p>769,888</text:p>
          </table:table-cell>
          <table:table-cell office:value-type="float" office:value="3202075" calcext:value-type="float">
            <text:p>3,202,075</text:p>
          </table:table-cell>
          <table:table-cell office:value-type="float" office:value="709010" calcext:value-type="float">
            <text:p>709,010</text:p>
          </table:table-cell>
          <table:table-cell office:value-type="float" office:value="107667" calcext:value-type="float">
            <text:p>107,667</text:p>
          </table:table-cell>
          <table:table-cell office:value-type="float" office:value="0" calcext:value-type="float">
            <text:p>0</text:p>
          </table:table-cell>
          <table:table-cell office:value-type="float" office:value="4018751" calcext:value-type="float">
            <text:p>4,018,751</text:p>
          </table:table-cell>
          <table:table-cell office:value-type="float" office:value="539223" calcext:value-type="float">
            <text:p>539,223</text:p>
          </table:table-cell>
          <table:table-cell office:value-type="float" office:value="5327863" calcext:value-type="float">
            <text:p>5,327,863</text:p>
          </table:table-cell>
          <table:table-cell office:value-type="float" office:value="294742" calcext:value-type="float">
            <text:p>294,742</text:p>
          </table:table-cell>
          <table:table-cell office:value-type="float" office:value="130701" calcext:value-type="float">
            <text:p>130,701</text:p>
          </table:table-cell>
          <table:table-cell office:value-type="float" office:value="7647" calcext:value-type="float">
            <text:p>7,647</text:p>
          </table:table-cell>
          <table:table-cell office:value-type="float" office:value="625189" calcext:value-type="float">
            <text:p>625,189</text:p>
          </table:table-cell>
          <table:table-cell office:value-type="float" office:value="0" calcext:value-type="float">
            <text:p>0</text:p>
          </table:table-cell>
          <table:table-cell office:value-type="float" office:value="6386143" calcext:value-type="float">
            <text:p>6,386,143</text:p>
          </table:table-cell>
          <table:table-cell office:value-type="float" office:value="1117008" calcext:value-type="float">
            <text:p>1,117,008</text:p>
          </table:table-cell>
          <table:table-cell office:value-type="float" office:value="0" calcext:value-type="float">
            <text:p>0</text:p>
          </table:table-cell>
          <table:table-cell office:value-type="float" office:value="275470" calcext:value-type="float">
            <text:p>275,470</text:p>
          </table:table-cell>
          <table:table-cell office:value-type="float" office:value="4169350" calcext:value-type="float">
            <text:p>4,169,350</text:p>
          </table:table-cell>
          <table:table-cell office:value-type="float" office:value="0" calcext:value-type="float">
            <text:p>0</text:p>
          </table:table-cell>
          <table:table-cell office:value-type="float" office:value="824314" calcext:value-type="float">
            <text:p>824,314</text:p>
          </table:table-cell>
          <table:table-cell/>
          <table:table-cell table:formula="of:=CONCATENATE([.$AB$5];[.$AA$5];[.C40];&quot;,&quot;;[.D40];&quot;,&quot;;[.E40];&quot;,&quot;;[.F40];&quot;,&quot;;[.H40];&quot;,&quot;;[.I40];&quot;,&quot;;[.J40];&quot;,&quot;;[.K40];&quot;,&quot;;[.M40];&quot;,&quot;;[.O40];&quot;,&quot;;[.P40];&quot;,&quot;;[.Q40];&quot;,&quot;;[.R40];&quot;,&quot;;[.S40];&quot;,&quot;;[.U40];&quot;,&quot;;[.V40];&quot;,&quot;;[.W40];&quot;,&quot;;[.X40];&quot;,&quot;;[.Y40];&quot;,&quot;;[.Z4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,547171,0,222717,3202075,709010,107667,0,539223,294742,130701,7647,625189,0,1117008,0,275470,4169350,0,82431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,547171,0,222717,3202075,709010,107667,0,539223,294742,130701,7647,625189,0,1117008,0,275470,4169350,0,82431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AL PUBLIC SCHOOL DISTRICT</text:p>
          </table:table-cell>
          <table:table-cell office:value-type="float" office:value="108" calcext:value-type="float">
            <text:p>108</text:p>
          </table:table-cell>
          <table:table-cell table:formula="of:=VLOOKUP([.B41];[$Sheet2.A34:.C590];2)" office:value-type="float" office:value="34" calcext:value-type="float">
            <text:p>34</text:p>
          </table:table-cell>
          <table:table-cell office:value-type="float" office:value="2340232" calcext:value-type="float">
            <text:p>2,340,232</text:p>
          </table:table-cell>
          <table:table-cell office:value-type="float" office:value="0" calcext:value-type="float">
            <text:p>0</text:p>
          </table:table-cell>
          <table:table-cell office:value-type="float" office:value="456111" calcext:value-type="float">
            <text:p>456,111</text:p>
          </table:table-cell>
          <table:table-cell office:value-type="float" office:value="2796343" calcext:value-type="float">
            <text:p>2,796,343</text:p>
          </table:table-cell>
          <table:table-cell office:value-type="float" office:value="7330545" calcext:value-type="float">
            <text:p>7,330,545</text:p>
          </table:table-cell>
          <table:table-cell office:value-type="float" office:value="855013" calcext:value-type="float">
            <text:p>855,013</text:p>
          </table:table-cell>
          <table:table-cell office:value-type="float" office:value="290523" calcext:value-type="float">
            <text:p>290,523</text:p>
          </table:table-cell>
          <table:table-cell office:value-type="float" office:value="0" calcext:value-type="float">
            <text:p>0</text:p>
          </table:table-cell>
          <table:table-cell office:value-type="float" office:value="8476081" calcext:value-type="float">
            <text:p>8,476,081</text:p>
          </table:table-cell>
          <table:table-cell office:value-type="float" office:value="1317365" calcext:value-type="float">
            <text:p>1,317,365</text:p>
          </table:table-cell>
          <table:table-cell office:value-type="float" office:value="12589789" calcext:value-type="float">
            <text:p>12,589,789</text:p>
          </table:table-cell>
          <table:table-cell office:value-type="float" office:value="658692" calcext:value-type="float">
            <text:p>658,692</text:p>
          </table:table-cell>
          <table:table-cell office:value-type="float" office:value="879859" calcext:value-type="float">
            <text:p>879,859</text:p>
          </table:table-cell>
          <table:table-cell office:value-type="float" office:value="-360584" calcext:value-type="float">
            <text:p>-360,584</text:p>
          </table:table-cell>
          <table:table-cell office:value-type="float" office:value="974316" calcext:value-type="float">
            <text:p>974,316</text:p>
          </table:table-cell>
          <table:table-cell office:value-type="float" office:value="0" calcext:value-type="float">
            <text:p>0</text:p>
          </table:table-cell>
          <table:table-cell office:value-type="float" office:value="14742072" calcext:value-type="float">
            <text:p>14,742,072</text:p>
          </table:table-cell>
          <table:table-cell office:value-type="float" office:value="3294761" calcext:value-type="float">
            <text:p>3,294,761</text:p>
          </table:table-cell>
          <table:table-cell office:value-type="float" office:value="0" calcext:value-type="float">
            <text:p>0</text:p>
          </table:table-cell>
          <table:table-cell office:value-type="float" office:value="789275" calcext:value-type="float">
            <text:p>789,275</text:p>
          </table:table-cell>
          <table:table-cell office:value-type="float" office:value="8778276" calcext:value-type="float">
            <text:p>8,778,276</text:p>
          </table:table-cell>
          <table:table-cell office:value-type="float" office:value="0" calcext:value-type="float">
            <text:p>0</text:p>
          </table:table-cell>
          <table:table-cell office:value-type="float" office:value="1879760" calcext:value-type="float">
            <text:p>1,879,760</text:p>
          </table:table-cell>
          <table:table-cell/>
          <table:table-cell table:formula="of:=CONCATENATE([.$AB$5];[.$AA$5];[.C41];&quot;,&quot;;[.D41];&quot;,&quot;;[.E41];&quot;,&quot;;[.F41];&quot;,&quot;;[.H41];&quot;,&quot;;[.I41];&quot;,&quot;;[.J41];&quot;,&quot;;[.K41];&quot;,&quot;;[.M41];&quot;,&quot;;[.O41];&quot;,&quot;;[.P41];&quot;,&quot;;[.Q41];&quot;,&quot;;[.R41];&quot;,&quot;;[.S41];&quot;,&quot;;[.U41];&quot;,&quot;;[.V41];&quot;,&quot;;[.W41];&quot;,&quot;;[.X41];&quot;,&quot;;[.Y41];&quot;,&quot;;[.Z4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,2340232,0,456111,7330545,855013,290523,0,1317365,658692,879859,-360584,974316,0,3294761,0,789275,8778276,0,18797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,2340232,0,456111,7330545,855013,290523,0,1317365,658692,879859,-360584,974316,0,3294761,0,789275,8778276,0,18797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CONIA PUBLIC SCHOOL DISTRICT</text:p>
          </table:table-cell>
          <table:table-cell office:value-type="float" office:value="110" calcext:value-type="float">
            <text:p>110</text:p>
          </table:table-cell>
          <table:table-cell table:formula="of:=VLOOKUP([.B42];[$Sheet2.A35:.C591];2)" office:value-type="float" office:value="35" calcext:value-type="float">
            <text:p>35</text:p>
          </table:table-cell>
          <table:table-cell office:value-type="float" office:value="9061440" calcext:value-type="float">
            <text:p>9,061,440</text:p>
          </table:table-cell>
          <table:table-cell office:value-type="float" office:value="0" calcext:value-type="float">
            <text:p>0</text:p>
          </table:table-cell>
          <table:table-cell office:value-type="float" office:value="2046494" calcext:value-type="float">
            <text:p>2,046,494</text:p>
          </table:table-cell>
          <table:table-cell office:value-type="float" office:value="11107934" calcext:value-type="float">
            <text:p>11,107,934</text:p>
          </table:table-cell>
          <table:table-cell office:value-type="float" office:value="31447986" calcext:value-type="float">
            <text:p>31,447,986</text:p>
          </table:table-cell>
          <table:table-cell office:value-type="float" office:value="7001972" calcext:value-type="float">
            <text:p>7,001,972</text:p>
          </table:table-cell>
          <table:table-cell office:value-type="float" office:value="782810" calcext:value-type="float">
            <text:p>782,810</text:p>
          </table:table-cell>
          <table:table-cell office:value-type="float" office:value="0" calcext:value-type="float">
            <text:p>0</text:p>
          </table:table-cell>
          <table:table-cell office:value-type="float" office:value="39232769" calcext:value-type="float">
            <text:p>39,232,769</text:p>
          </table:table-cell>
          <table:table-cell office:value-type="float" office:value="2040900" calcext:value-type="float">
            <text:p>2,040,900</text:p>
          </table:table-cell>
          <table:table-cell office:value-type="float" office:value="52381603" calcext:value-type="float">
            <text:p>52,381,603</text:p>
          </table:table-cell>
          <table:table-cell office:value-type="float" office:value="4704730" calcext:value-type="float">
            <text:p>4,704,730</text:p>
          </table:table-cell>
          <table:table-cell office:value-type="float" office:value="3391920" calcext:value-type="float">
            <text:p>3,391,920</text:p>
          </table:table-cell>
          <table:table-cell office:value-type="float" office:value="0" calcext:value-type="float">
            <text:p>0</text:p>
          </table:table-cell>
          <table:table-cell office:value-type="float" office:value="9634655" calcext:value-type="float">
            <text:p>9,634,655</text:p>
          </table:table-cell>
          <table:table-cell office:value-type="float" office:value="0" calcext:value-type="float">
            <text:p>0</text:p>
          </table:table-cell>
          <table:table-cell office:value-type="float" office:value="70112907" calcext:value-type="float">
            <text:p>70,112,907</text:p>
          </table:table-cell>
          <table:table-cell office:value-type="float" office:value="18202119" calcext:value-type="float">
            <text:p>18,202,119</text:p>
          </table:table-cell>
          <table:table-cell office:value-type="float" office:value="0" calcext:value-type="float">
            <text:p>0</text:p>
          </table:table-cell>
          <table:table-cell office:value-type="float" office:value="5172728" calcext:value-type="float">
            <text:p>5,172,728</text:p>
          </table:table-cell>
          <table:table-cell office:value-type="float" office:value="40544065" calcext:value-type="float">
            <text:p>40,544,065</text:p>
          </table:table-cell>
          <table:table-cell office:value-type="float" office:value="0" calcext:value-type="float">
            <text:p>0</text:p>
          </table:table-cell>
          <table:table-cell office:value-type="float" office:value="6193996" calcext:value-type="float">
            <text:p>6,193,996</text:p>
          </table:table-cell>
          <table:table-cell/>
          <table:table-cell table:formula="of:=CONCATENATE([.$AB$5];[.$AA$5];[.C42];&quot;,&quot;;[.D42];&quot;,&quot;;[.E42];&quot;,&quot;;[.F42];&quot;,&quot;;[.H42];&quot;,&quot;;[.I42];&quot;,&quot;;[.J42];&quot;,&quot;;[.K42];&quot;,&quot;;[.M42];&quot;,&quot;;[.O42];&quot;,&quot;;[.P42];&quot;,&quot;;[.Q42];&quot;,&quot;;[.R42];&quot;,&quot;;[.S42];&quot;,&quot;;[.U42];&quot;,&quot;;[.V42];&quot;,&quot;;[.W42];&quot;,&quot;;[.X42];&quot;,&quot;;[.Y42];&quot;,&quot;;[.Z4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,9061440,0,2046494,31447986,7001972,782810,0,2040900,4704730,3391920,0,9634655,0,18202119,0,5172728,40544065,0,619399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,9061440,0,2046494,31447986,7001972,782810,0,2040900,4704730,3391920,0,9634655,0,18202119,0,5172728,40544065,0,619399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tertown-Mayer Public School Dist</text:p>
          </table:table-cell>
          <table:table-cell office:value-type="float" office:value="111" calcext:value-type="float">
            <text:p>111</text:p>
          </table:table-cell>
          <table:table-cell table:formula="of:=VLOOKUP([.B43];[$Sheet2.A36:.C592];2)" office:value-type="float" office:value="36" calcext:value-type="float">
            <text:p>36</text:p>
          </table:table-cell>
          <table:table-cell office:value-type="float" office:value="2868650" calcext:value-type="float">
            <text:p>2,868,650</text:p>
          </table:table-cell>
          <table:table-cell office:value-type="float" office:value="0" calcext:value-type="float">
            <text:p>0</text:p>
          </table:table-cell>
          <table:table-cell office:value-type="float" office:value="1918319" calcext:value-type="float">
            <text:p>1,918,319</text:p>
          </table:table-cell>
          <table:table-cell office:value-type="float" office:value="4786970" calcext:value-type="float">
            <text:p>4,786,970</text:p>
          </table:table-cell>
          <table:table-cell office:value-type="float" office:value="11982085" calcext:value-type="float">
            <text:p>11,982,085</text:p>
          </table:table-cell>
          <table:table-cell office:value-type="float" office:value="1814002" calcext:value-type="float">
            <text:p>1,814,002</text:p>
          </table:table-cell>
          <table:table-cell office:value-type="float" office:value="287341" calcext:value-type="float">
            <text:p>287,341</text:p>
          </table:table-cell>
          <table:table-cell office:value-type="float" office:value="0" calcext:value-type="float">
            <text:p>0</text:p>
          </table:table-cell>
          <table:table-cell office:value-type="float" office:value="14083427" calcext:value-type="float">
            <text:p>14,083,427</text:p>
          </table:table-cell>
          <table:table-cell office:value-type="float" office:value="996954" calcext:value-type="float">
            <text:p>996,954</text:p>
          </table:table-cell>
          <table:table-cell office:value-type="float" office:value="19867352" calcext:value-type="float">
            <text:p>19,867,352</text:p>
          </table:table-cell>
          <table:table-cell office:value-type="float" office:value="1066844" calcext:value-type="float">
            <text:p>1,066,844</text:p>
          </table:table-cell>
          <table:table-cell office:value-type="float" office:value="2042068" calcext:value-type="float">
            <text:p>2,042,068</text:p>
          </table:table-cell>
          <table:table-cell office:value-type="float" office:value="177823" calcext:value-type="float">
            <text:p>177,823</text:p>
          </table:table-cell>
          <table:table-cell office:value-type="float" office:value="4621173" calcext:value-type="float">
            <text:p>4,621,173</text:p>
          </table:table-cell>
          <table:table-cell office:value-type="float" office:value="0" calcext:value-type="float">
            <text:p>0</text:p>
          </table:table-cell>
          <table:table-cell office:value-type="float" office:value="27775259" calcext:value-type="float">
            <text:p>27,775,259</text:p>
          </table:table-cell>
          <table:table-cell office:value-type="float" office:value="7348784" calcext:value-type="float">
            <text:p>7,348,784</text:p>
          </table:table-cell>
          <table:table-cell office:value-type="float" office:value="0" calcext:value-type="float">
            <text:p>0</text:p>
          </table:table-cell>
          <table:table-cell office:value-type="float" office:value="3559617" calcext:value-type="float">
            <text:p>3,559,617</text:p>
          </table:table-cell>
          <table:table-cell office:value-type="float" office:value="14841144" calcext:value-type="float">
            <text:p>14,841,144</text:p>
          </table:table-cell>
          <table:table-cell office:value-type="float" office:value="0" calcext:value-type="float">
            <text:p>0</text:p>
          </table:table-cell>
          <table:table-cell office:value-type="float" office:value="2025714" calcext:value-type="float">
            <text:p>2,025,714</text:p>
          </table:table-cell>
          <table:table-cell/>
          <table:table-cell table:formula="of:=CONCATENATE([.$AB$5];[.$AA$5];[.C43];&quot;,&quot;;[.D43];&quot;,&quot;;[.E43];&quot;,&quot;;[.F43];&quot;,&quot;;[.H43];&quot;,&quot;;[.I43];&quot;,&quot;;[.J43];&quot;,&quot;;[.K43];&quot;,&quot;;[.M43];&quot;,&quot;;[.O43];&quot;,&quot;;[.P43];&quot;,&quot;;[.Q43];&quot;,&quot;;[.R43];&quot;,&quot;;[.S43];&quot;,&quot;;[.U43];&quot;,&quot;;[.V43];&quot;,&quot;;[.W43];&quot;,&quot;;[.X43];&quot;,&quot;;[.Y43];&quot;,&quot;;[.Z4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,2868650,0,1918319,11982085,1814002,287341,0,996954,1066844,2042068,177823,4621173,0,7348784,0,3559617,14841144,0,202571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,2868650,0,1918319,11982085,1814002,287341,0,996954,1066844,2042068,177823,4621173,0,7348784,0,3559617,14841144,0,202571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ASTERN CARVER COUNTY PUBLIC SCHOOL</text:p>
          </table:table-cell>
          <table:table-cell office:value-type="float" office:value="112" calcext:value-type="float">
            <text:p>112</text:p>
          </table:table-cell>
          <table:table-cell table:formula="of:=VLOOKUP([.B44];[$Sheet2.A37:.C593];2)" office:value-type="float" office:value="37" calcext:value-type="float">
            <text:p>37</text:p>
          </table:table-cell>
          <table:table-cell office:value-type="float" office:value="29945295" calcext:value-type="float">
            <text:p>29,945,295</text:p>
          </table:table-cell>
          <table:table-cell office:value-type="float" office:value="0" calcext:value-type="float">
            <text:p>0</text:p>
          </table:table-cell>
          <table:table-cell office:value-type="float" office:value="7657853" calcext:value-type="float">
            <text:p>7,657,853</text:p>
          </table:table-cell>
          <table:table-cell office:value-type="float" office:value="37603148" calcext:value-type="float">
            <text:p>37,603,148</text:p>
          </table:table-cell>
          <table:table-cell office:value-type="float" office:value="73623451" calcext:value-type="float">
            <text:p>73,623,451</text:p>
          </table:table-cell>
          <table:table-cell office:value-type="float" office:value="14715508" calcext:value-type="float">
            <text:p>14,715,508</text:p>
          </table:table-cell>
          <table:table-cell office:value-type="float" office:value="3655815" calcext:value-type="float">
            <text:p>3,655,815</text:p>
          </table:table-cell>
          <table:table-cell office:value-type="float" office:value="0" calcext:value-type="float">
            <text:p>0</text:p>
          </table:table-cell>
          <table:table-cell office:value-type="float" office:value="91994774" calcext:value-type="float">
            <text:p>91,994,774</text:p>
          </table:table-cell>
          <table:table-cell office:value-type="float" office:value="5717834" calcext:value-type="float">
            <text:p>5,717,834</text:p>
          </table:table-cell>
          <table:table-cell office:value-type="float" office:value="135315756" calcext:value-type="float">
            <text:p>135,315,756</text:p>
          </table:table-cell>
          <table:table-cell office:value-type="float" office:value="8823807" calcext:value-type="float">
            <text:p>8,823,807</text:p>
          </table:table-cell>
          <table:table-cell office:value-type="float" office:value="8655191" calcext:value-type="float">
            <text:p>8,655,191</text:p>
          </table:table-cell>
          <table:table-cell office:value-type="float" office:value="2809659" calcext:value-type="float">
            <text:p>2,809,659</text:p>
          </table:table-cell>
          <table:table-cell office:value-type="float" office:value="17067963" calcext:value-type="float">
            <text:p>17,067,963</text:p>
          </table:table-cell>
          <table:table-cell office:value-type="float" office:value="0" calcext:value-type="float">
            <text:p>0</text:p>
          </table:table-cell>
          <table:table-cell office:value-type="float" office:value="172672376" calcext:value-type="float">
            <text:p>172,672,376</text:p>
          </table:table-cell>
          <table:table-cell office:value-type="float" office:value="50773808" calcext:value-type="float">
            <text:p>50,773,808</text:p>
          </table:table-cell>
          <table:table-cell office:value-type="float" office:value="0" calcext:value-type="float">
            <text:p>0</text:p>
          </table:table-cell>
          <table:table-cell office:value-type="float" office:value="14319288" calcext:value-type="float">
            <text:p>14,319,288</text:p>
          </table:table-cell>
          <table:table-cell office:value-type="float" office:value="93987580" calcext:value-type="float">
            <text:p>93,987,580</text:p>
          </table:table-cell>
          <table:table-cell office:value-type="float" office:value="0" calcext:value-type="float">
            <text:p>0</text:p>
          </table:table-cell>
          <table:table-cell office:value-type="float" office:value="13591699" calcext:value-type="float">
            <text:p>13,591,699</text:p>
          </table:table-cell>
          <table:table-cell/>
          <table:table-cell table:formula="of:=CONCATENATE([.$AB$5];[.$AA$5];[.C44];&quot;,&quot;;[.D44];&quot;,&quot;;[.E44];&quot;,&quot;;[.F44];&quot;,&quot;;[.H44];&quot;,&quot;;[.I44];&quot;,&quot;;[.J44];&quot;,&quot;;[.K44];&quot;,&quot;;[.M44];&quot;,&quot;;[.O44];&quot;,&quot;;[.P44];&quot;,&quot;;[.Q44];&quot;,&quot;;[.R44];&quot;,&quot;;[.S44];&quot;,&quot;;[.U44];&quot;,&quot;;[.V44];&quot;,&quot;;[.W44];&quot;,&quot;;[.X44];&quot;,&quot;;[.Y44];&quot;,&quot;;[.Z4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,29945295,0,7657853,73623451,14715508,3655815,0,5717834,8823807,8655191,2809659,17067963,0,50773808,0,14319288,93987580,0,135916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,29945295,0,7657853,73623451,14715508,3655815,0,5717834,8823807,8655191,2809659,17067963,0,50773808,0,14319288,93987580,0,135916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LKER-HACKENSACK-AKELEY SCHL. DIST</text:p>
          </table:table-cell>
          <table:table-cell office:value-type="float" office:value="113" calcext:value-type="float">
            <text:p>113</text:p>
          </table:table-cell>
          <table:table-cell table:formula="of:=VLOOKUP([.B45];[$Sheet2.A38:.C594];2)" office:value-type="float" office:value="38" calcext:value-type="float">
            <text:p>38</text:p>
          </table:table-cell>
          <table:table-cell office:value-type="float" office:value="1450979" calcext:value-type="float">
            <text:p>1,450,979</text:p>
          </table:table-cell>
          <table:table-cell office:value-type="float" office:value="0" calcext:value-type="float">
            <text:p>0</text:p>
          </table:table-cell>
          <table:table-cell office:value-type="float" office:value="1621062" calcext:value-type="float">
            <text:p>1,621,062</text:p>
          </table:table-cell>
          <table:table-cell office:value-type="float" office:value="3072040" calcext:value-type="float">
            <text:p>3,072,040</text:p>
          </table:table-cell>
          <table:table-cell office:value-type="float" office:value="6618200" calcext:value-type="float">
            <text:p>6,618,200</text:p>
          </table:table-cell>
          <table:table-cell office:value-type="float" office:value="1320558" calcext:value-type="float">
            <text:p>1,320,558</text:p>
          </table:table-cell>
          <table:table-cell office:value-type="float" office:value="257989" calcext:value-type="float">
            <text:p>257,989</text:p>
          </table:table-cell>
          <table:table-cell office:value-type="float" office:value="0" calcext:value-type="float">
            <text:p>0</text:p>
          </table:table-cell>
          <table:table-cell office:value-type="float" office:value="8196747" calcext:value-type="float">
            <text:p>8,196,747</text:p>
          </table:table-cell>
          <table:table-cell office:value-type="float" office:value="2066818" calcext:value-type="float">
            <text:p>2,066,818</text:p>
          </table:table-cell>
          <table:table-cell office:value-type="float" office:value="13335606" calcext:value-type="float">
            <text:p>13,335,606</text:p>
          </table:table-cell>
          <table:table-cell office:value-type="float" office:value="668491" calcext:value-type="float">
            <text:p>668,491</text:p>
          </table:table-cell>
          <table:table-cell office:value-type="float" office:value="267500" calcext:value-type="float">
            <text:p>267,500</text:p>
          </table:table-cell>
          <table:table-cell office:value-type="float" office:value="1132218" calcext:value-type="float">
            <text:p>1,132,218</text:p>
          </table:table-cell>
          <table:table-cell office:value-type="float" office:value="1455254" calcext:value-type="float">
            <text:p>1,455,254</text:p>
          </table:table-cell>
          <table:table-cell office:value-type="float" office:value="0" calcext:value-type="float">
            <text:p>0</text:p>
          </table:table-cell>
          <table:table-cell office:value-type="float" office:value="16859070" calcext:value-type="float">
            <text:p>16,859,070</text:p>
          </table:table-cell>
          <table:table-cell office:value-type="float" office:value="2960632" calcext:value-type="float">
            <text:p>2,960,632</text:p>
          </table:table-cell>
          <table:table-cell office:value-type="float" office:value="0" calcext:value-type="float">
            <text:p>0</text:p>
          </table:table-cell>
          <table:table-cell office:value-type="float" office:value="2911745" calcext:value-type="float">
            <text:p>2,911,745</text:p>
          </table:table-cell>
          <table:table-cell office:value-type="float" office:value="8332954" calcext:value-type="float">
            <text:p>8,332,954</text:p>
          </table:table-cell>
          <table:table-cell office:value-type="float" office:value="0" calcext:value-type="float">
            <text:p>0</text:p>
          </table:table-cell>
          <table:table-cell office:value-type="float" office:value="2653738" calcext:value-type="float">
            <text:p>2,653,738</text:p>
          </table:table-cell>
          <table:table-cell/>
          <table:table-cell table:formula="of:=CONCATENATE([.$AB$5];[.$AA$5];[.C45];&quot;,&quot;;[.D45];&quot;,&quot;;[.E45];&quot;,&quot;;[.F45];&quot;,&quot;;[.H45];&quot;,&quot;;[.I45];&quot;,&quot;;[.J45];&quot;,&quot;;[.K45];&quot;,&quot;;[.M45];&quot;,&quot;;[.O45];&quot;,&quot;;[.P45];&quot;,&quot;;[.Q45];&quot;,&quot;;[.R45];&quot;,&quot;;[.S45];&quot;,&quot;;[.U45];&quot;,&quot;;[.V45];&quot;,&quot;;[.W45];&quot;,&quot;;[.X45];&quot;,&quot;;[.Y45];&quot;,&quot;;[.Z4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,1450979,0,1621062,6618200,1320558,257989,0,2066818,668491,267500,1132218,1455254,0,2960632,0,2911745,8332954,0,265373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,1450979,0,1621062,6618200,1320558,257989,0,2066818,668491,267500,1132218,1455254,0,2960632,0,2911745,8332954,0,265373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S LAKE-BENA PUBLIC SCHOOLS</text:p>
          </table:table-cell>
          <table:table-cell office:value-type="float" office:value="115" calcext:value-type="float">
            <text:p>115</text:p>
          </table:table-cell>
          <table:table-cell table:formula="of:=VLOOKUP([.B46];[$Sheet2.A39:.C595];2)" office:value-type="float" office:value="39" calcext:value-type="float">
            <text:p>39</text:p>
          </table:table-cell>
          <table:table-cell office:value-type="float" office:value="1420450" calcext:value-type="float">
            <text:p>1,420,450</text:p>
          </table:table-cell>
          <table:table-cell office:value-type="float" office:value="0" calcext:value-type="float">
            <text:p>0</text:p>
          </table:table-cell>
          <table:table-cell office:value-type="float" office:value="340359" calcext:value-type="float">
            <text:p>340,359</text:p>
          </table:table-cell>
          <table:table-cell office:value-type="float" office:value="1760809" calcext:value-type="float">
            <text:p>1,760,809</text:p>
          </table:table-cell>
          <table:table-cell office:value-type="float" office:value="10934380" calcext:value-type="float">
            <text:p>10,934,380</text:p>
          </table:table-cell>
          <table:table-cell office:value-type="float" office:value="2353548" calcext:value-type="float">
            <text:p>2,353,548</text:p>
          </table:table-cell>
          <table:table-cell office:value-type="float" office:value="607180" calcext:value-type="float">
            <text:p>607,180</text:p>
          </table:table-cell>
          <table:table-cell office:value-type="float" office:value="0" calcext:value-type="float">
            <text:p>0</text:p>
          </table:table-cell>
          <table:table-cell office:value-type="float" office:value="13895108" calcext:value-type="float">
            <text:p>13,895,108</text:p>
          </table:table-cell>
          <table:table-cell office:value-type="float" office:value="8643176" calcext:value-type="float">
            <text:p>8,643,176</text:p>
          </table:table-cell>
          <table:table-cell office:value-type="float" office:value="24299093" calcext:value-type="float">
            <text:p>24,299,093</text:p>
          </table:table-cell>
          <table:table-cell office:value-type="float" office:value="943433" calcext:value-type="float">
            <text:p>943,433</text:p>
          </table:table-cell>
          <table:table-cell office:value-type="float" office:value="357526" calcext:value-type="float">
            <text:p>357,526</text:p>
          </table:table-cell>
          <table:table-cell office:value-type="float" office:value="1035" calcext:value-type="float">
            <text:p>1,035</text:p>
          </table:table-cell>
          <table:table-cell office:value-type="float" office:value="1931389" calcext:value-type="float">
            <text:p>1,931,389</text:p>
          </table:table-cell>
          <table:table-cell office:value-type="float" office:value="0" calcext:value-type="float">
            <text:p>0</text:p>
          </table:table-cell>
          <table:table-cell office:value-type="float" office:value="27532477" calcext:value-type="float">
            <text:p>27,532,477</text:p>
          </table:table-cell>
          <table:table-cell office:value-type="float" office:value="3233758" calcext:value-type="float">
            <text:p>3,233,758</text:p>
          </table:table-cell>
          <table:table-cell office:value-type="float" office:value="0" calcext:value-type="float">
            <text:p>0</text:p>
          </table:table-cell>
          <table:table-cell office:value-type="float" office:value="368210" calcext:value-type="float">
            <text:p>368,210</text:p>
          </table:table-cell>
          <table:table-cell office:value-type="float" office:value="14350997" calcext:value-type="float">
            <text:p>14,350,997</text:p>
          </table:table-cell>
          <table:table-cell office:value-type="float" office:value="0" calcext:value-type="float">
            <text:p>0</text:p>
          </table:table-cell>
          <table:table-cell office:value-type="float" office:value="9579511" calcext:value-type="float">
            <text:p>9,579,511</text:p>
          </table:table-cell>
          <table:table-cell/>
          <table:table-cell table:formula="of:=CONCATENATE([.$AB$5];[.$AA$5];[.C46];&quot;,&quot;;[.D46];&quot;,&quot;;[.E46];&quot;,&quot;;[.F46];&quot;,&quot;;[.H46];&quot;,&quot;;[.I46];&quot;,&quot;;[.J46];&quot;,&quot;;[.K46];&quot;,&quot;;[.M46];&quot;,&quot;;[.O46];&quot;,&quot;;[.P46];&quot;,&quot;;[.Q46];&quot;,&quot;;[.R46];&quot;,&quot;;[.S46];&quot;,&quot;;[.U46];&quot;,&quot;;[.V46];&quot;,&quot;;[.W46];&quot;,&quot;;[.X46];&quot;,&quot;;[.Y46];&quot;,&quot;;[.Z4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,1420450,0,340359,10934380,2353548,607180,0,8643176,943433,357526,1035,1931389,0,3233758,0,368210,14350997,0,957951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,1420450,0,340359,10934380,2353548,607180,0,8643176,943433,357526,1035,1931389,0,3233758,0,368210,14350997,0,957951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LLAGER PUBLIC SCHOOL DISTRICT</text:p>
          </table:table-cell>
          <table:table-cell office:value-type="float" office:value="116" calcext:value-type="float">
            <text:p>116</text:p>
          </table:table-cell>
          <table:table-cell table:formula="of:=VLOOKUP([.B47];[$Sheet2.A40:.C596];2)" office:value-type="float" office:value="40" calcext:value-type="float">
            <text:p>40</text:p>
          </table:table-cell>
          <table:table-cell office:value-type="float" office:value="1655438" calcext:value-type="float">
            <text:p>1,655,438</text:p>
          </table:table-cell>
          <table:table-cell office:value-type="float" office:value="0" calcext:value-type="float">
            <text:p>0</text:p>
          </table:table-cell>
          <table:table-cell office:value-type="float" office:value="501070" calcext:value-type="float">
            <text:p>501,070</text:p>
          </table:table-cell>
          <table:table-cell office:value-type="float" office:value="2156508" calcext:value-type="float">
            <text:p>2,156,508</text:p>
          </table:table-cell>
          <table:table-cell office:value-type="float" office:value="10169620" calcext:value-type="float">
            <text:p>10,169,620</text:p>
          </table:table-cell>
          <table:table-cell office:value-type="float" office:value="1931746" calcext:value-type="float">
            <text:p>1,931,746</text:p>
          </table:table-cell>
          <table:table-cell office:value-type="float" office:value="162199" calcext:value-type="float">
            <text:p>162,199</text:p>
          </table:table-cell>
          <table:table-cell office:value-type="float" office:value="0" calcext:value-type="float">
            <text:p>0</text:p>
          </table:table-cell>
          <table:table-cell office:value-type="float" office:value="12263566" calcext:value-type="float">
            <text:p>12,263,566</text:p>
          </table:table-cell>
          <table:table-cell office:value-type="float" office:value="937466" calcext:value-type="float">
            <text:p>937,466</text:p>
          </table:table-cell>
          <table:table-cell office:value-type="float" office:value="15357540" calcext:value-type="float">
            <text:p>15,357,540</text:p>
          </table:table-cell>
          <table:table-cell office:value-type="float" office:value="1061895" calcext:value-type="float">
            <text:p>1,061,895</text:p>
          </table:table-cell>
          <table:table-cell office:value-type="float" office:value="421596" calcext:value-type="float">
            <text:p>421,596</text:p>
          </table:table-cell>
          <table:table-cell office:value-type="float" office:value="18333" calcext:value-type="float">
            <text:p>18,333</text:p>
          </table:table-cell>
          <table:table-cell office:value-type="float" office:value="1613981" calcext:value-type="float">
            <text:p>1,613,981</text:p>
          </table:table-cell>
          <table:table-cell office:value-type="float" office:value="0" calcext:value-type="float">
            <text:p>0</text:p>
          </table:table-cell>
          <table:table-cell office:value-type="float" office:value="18473346" calcext:value-type="float">
            <text:p>18,473,346</text:p>
          </table:table-cell>
          <table:table-cell office:value-type="float" office:value="3297100" calcext:value-type="float">
            <text:p>3,297,100</text:p>
          </table:table-cell>
          <table:table-cell office:value-type="float" office:value="0" calcext:value-type="float">
            <text:p>0</text:p>
          </table:table-cell>
          <table:table-cell office:value-type="float" office:value="749096" calcext:value-type="float">
            <text:p>749,096</text:p>
          </table:table-cell>
          <table:table-cell office:value-type="float" office:value="12435448" calcext:value-type="float">
            <text:p>12,435,448</text:p>
          </table:table-cell>
          <table:table-cell office:value-type="float" office:value="0" calcext:value-type="float">
            <text:p>0</text:p>
          </table:table-cell>
          <table:table-cell office:value-type="float" office:value="1991703" calcext:value-type="float">
            <text:p>1,991,703</text:p>
          </table:table-cell>
          <table:table-cell/>
          <table:table-cell table:formula="of:=CONCATENATE([.$AB$5];[.$AA$5];[.C47];&quot;,&quot;;[.D47];&quot;,&quot;;[.E47];&quot;,&quot;;[.F47];&quot;,&quot;;[.H47];&quot;,&quot;;[.I47];&quot;,&quot;;[.J47];&quot;,&quot;;[.K47];&quot;,&quot;;[.M47];&quot;,&quot;;[.O47];&quot;,&quot;;[.P47];&quot;,&quot;;[.Q47];&quot;,&quot;;[.R47];&quot;,&quot;;[.S47];&quot;,&quot;;[.U47];&quot;,&quot;;[.V47];&quot;,&quot;;[.W47];&quot;,&quot;;[.X47];&quot;,&quot;;[.Y47];&quot;,&quot;;[.Z4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,1655438,0,501070,10169620,1931746,162199,0,937466,1061895,421596,18333,1613981,0,3297100,0,749096,12435448,0,199170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,1655438,0,501070,10169620,1931746,162199,0,937466,1061895,421596,18333,1613981,0,3297100,0,749096,12435448,0,199170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LAND COMMUNITY SCHOOLS</text:p>
          </table:table-cell>
          <table:table-cell office:value-type="float" office:value="118" calcext:value-type="float">
            <text:p>118</text:p>
          </table:table-cell>
          <table:table-cell table:formula="of:=VLOOKUP([.B48];[$Sheet2.A41:.C597];2)" office:value-type="float" office:value="41" calcext:value-type="float">
            <text:p>41</text:p>
          </table:table-cell>
          <table:table-cell office:value-type="float" office:value="539613" calcext:value-type="float">
            <text:p>539,613</text:p>
          </table:table-cell>
          <table:table-cell office:value-type="float" office:value="0" calcext:value-type="float">
            <text:p>0</text:p>
          </table:table-cell>
          <table:table-cell office:value-type="float" office:value="838695" calcext:value-type="float">
            <text:p>838,695</text:p>
          </table:table-cell>
          <table:table-cell office:value-type="float" office:value="1378308" calcext:value-type="float">
            <text:p>1,378,308</text:p>
          </table:table-cell>
          <table:table-cell office:value-type="float" office:value="4045274" calcext:value-type="float">
            <text:p>4,045,274</text:p>
          </table:table-cell>
          <table:table-cell office:value-type="float" office:value="705642" calcext:value-type="float">
            <text:p>705,642</text:p>
          </table:table-cell>
          <table:table-cell office:value-type="float" office:value="109775" calcext:value-type="float">
            <text:p>109,775</text:p>
          </table:table-cell>
          <table:table-cell office:value-type="float" office:value="0" calcext:value-type="float">
            <text:p>0</text:p>
          </table:table-cell>
          <table:table-cell office:value-type="float" office:value="4860690" calcext:value-type="float">
            <text:p>4,860,690</text:p>
          </table:table-cell>
          <table:table-cell office:value-type="float" office:value="1208507" calcext:value-type="float">
            <text:p>1,208,507</text:p>
          </table:table-cell>
          <table:table-cell office:value-type="float" office:value="7447506" calcext:value-type="float">
            <text:p>7,447,506</text:p>
          </table:table-cell>
          <table:table-cell office:value-type="float" office:value="391501" calcext:value-type="float">
            <text:p>391,501</text:p>
          </table:table-cell>
          <table:table-cell office:value-type="float" office:value="213907" calcext:value-type="float">
            <text:p>213,907</text:p>
          </table:table-cell>
          <table:table-cell office:value-type="float" office:value="0" calcext:value-type="float">
            <text:p>0</text:p>
          </table:table-cell>
          <table:table-cell office:value-type="float" office:value="1647109" calcext:value-type="float">
            <text:p>1,647,109</text:p>
          </table:table-cell>
          <table:table-cell office:value-type="float" office:value="0" calcext:value-type="float">
            <text:p>0</text:p>
          </table:table-cell>
          <table:table-cell office:value-type="float" office:value="9700022" calcext:value-type="float">
            <text:p>9,700,022</text:p>
          </table:table-cell>
          <table:table-cell office:value-type="float" office:value="2177391" calcext:value-type="float">
            <text:p>2,177,391</text:p>
          </table:table-cell>
          <table:table-cell office:value-type="float" office:value="0" calcext:value-type="float">
            <text:p>0</text:p>
          </table:table-cell>
          <table:table-cell office:value-type="float" office:value="885624" calcext:value-type="float">
            <text:p>885,624</text:p>
          </table:table-cell>
          <table:table-cell office:value-type="float" office:value="5046916" calcext:value-type="float">
            <text:p>5,046,916</text:p>
          </table:table-cell>
          <table:table-cell office:value-type="float" office:value="0" calcext:value-type="float">
            <text:p>0</text:p>
          </table:table-cell>
          <table:table-cell office:value-type="float" office:value="1590091" calcext:value-type="float">
            <text:p>1,590,091</text:p>
          </table:table-cell>
          <table:table-cell/>
          <table:table-cell table:formula="of:=CONCATENATE([.$AB$5];[.$AA$5];[.C48];&quot;,&quot;;[.D48];&quot;,&quot;;[.E48];&quot;,&quot;;[.F48];&quot;,&quot;;[.H48];&quot;,&quot;;[.I48];&quot;,&quot;;[.J48];&quot;,&quot;;[.K48];&quot;,&quot;;[.M48];&quot;,&quot;;[.O48];&quot;,&quot;;[.P48];&quot;,&quot;;[.Q48];&quot;,&quot;;[.R48];&quot;,&quot;;[.S48];&quot;,&quot;;[.U48];&quot;,&quot;;[.V48];&quot;,&quot;;[.W48];&quot;,&quot;;[.X48];&quot;,&quot;;[.Y48];&quot;,&quot;;[.Z4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,539613,0,838695,4045274,705642,109775,0,1208507,391501,213907,0,1647109,0,2177391,0,885624,5046916,0,159009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,539613,0,838695,4045274,705642,109775,0,1208507,391501,213907,0,1647109,0,2177391,0,885624,5046916,0,159009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TEVIDEO PUBLIC SCHOOL DISTRICT</text:p>
          </table:table-cell>
          <table:table-cell office:value-type="float" office:value="129" calcext:value-type="float">
            <text:p>129</text:p>
          </table:table-cell>
          <table:table-cell table:formula="of:=VLOOKUP([.B49];[$Sheet2.A42:.C598];2)" office:value-type="float" office:value="42" calcext:value-type="float">
            <text:p>42</text:p>
          </table:table-cell>
          <table:table-cell office:value-type="float" office:value="1745177" calcext:value-type="float">
            <text:p>1,745,177</text:p>
          </table:table-cell>
          <table:table-cell office:value-type="float" office:value="0" calcext:value-type="float">
            <text:p>0</text:p>
          </table:table-cell>
          <table:table-cell office:value-type="float" office:value="1429007" calcext:value-type="float">
            <text:p>1,429,007</text:p>
          </table:table-cell>
          <table:table-cell office:value-type="float" office:value="3174184" calcext:value-type="float">
            <text:p>3,174,184</text:p>
          </table:table-cell>
          <table:table-cell office:value-type="float" office:value="13039264" calcext:value-type="float">
            <text:p>13,039,264</text:p>
          </table:table-cell>
          <table:table-cell office:value-type="float" office:value="2276982" calcext:value-type="float">
            <text:p>2,276,982</text:p>
          </table:table-cell>
          <table:table-cell office:value-type="float" office:value="320856" calcext:value-type="float">
            <text:p>320,856</text:p>
          </table:table-cell>
          <table:table-cell office:value-type="float" office:value="0" calcext:value-type="float">
            <text:p>0</text:p>
          </table:table-cell>
          <table:table-cell office:value-type="float" office:value="15637101" calcext:value-type="float">
            <text:p>15,637,101</text:p>
          </table:table-cell>
          <table:table-cell office:value-type="float" office:value="926858" calcext:value-type="float">
            <text:p>926,858</text:p>
          </table:table-cell>
          <table:table-cell office:value-type="float" office:value="19738144" calcext:value-type="float">
            <text:p>19,738,144</text:p>
          </table:table-cell>
          <table:table-cell office:value-type="float" office:value="1486377" calcext:value-type="float">
            <text:p>1,486,377</text:p>
          </table:table-cell>
          <table:table-cell office:value-type="float" office:value="1478675" calcext:value-type="float">
            <text:p>1,478,675</text:p>
          </table:table-cell>
          <table:table-cell office:value-type="float" office:value="0" calcext:value-type="float">
            <text:p>0</text:p>
          </table:table-cell>
          <table:table-cell office:value-type="float" office:value="1239628" calcext:value-type="float">
            <text:p>1,239,628</text:p>
          </table:table-cell>
          <table:table-cell office:value-type="float" office:value="0" calcext:value-type="float">
            <text:p>0</text:p>
          </table:table-cell>
          <table:table-cell office:value-type="float" office:value="23942824" calcext:value-type="float">
            <text:p>23,942,824</text:p>
          </table:table-cell>
          <table:table-cell office:value-type="float" office:value="2513732" calcext:value-type="float">
            <text:p>2,513,732</text:p>
          </table:table-cell>
          <table:table-cell office:value-type="float" office:value="0" calcext:value-type="float">
            <text:p>0</text:p>
          </table:table-cell>
          <table:table-cell office:value-type="float" office:value="2571080" calcext:value-type="float">
            <text:p>2,571,080</text:p>
          </table:table-cell>
          <table:table-cell office:value-type="float" office:value="16472562" calcext:value-type="float">
            <text:p>16,472,562</text:p>
          </table:table-cell>
          <table:table-cell office:value-type="float" office:value="0" calcext:value-type="float">
            <text:p>0</text:p>
          </table:table-cell>
          <table:table-cell office:value-type="float" office:value="2385450" calcext:value-type="float">
            <text:p>2,385,450</text:p>
          </table:table-cell>
          <table:table-cell/>
          <table:table-cell table:formula="of:=CONCATENATE([.$AB$5];[.$AA$5];[.C49];&quot;,&quot;;[.D49];&quot;,&quot;;[.E49];&quot;,&quot;;[.F49];&quot;,&quot;;[.H49];&quot;,&quot;;[.I49];&quot;,&quot;;[.J49];&quot;,&quot;;[.K49];&quot;,&quot;;[.M49];&quot;,&quot;;[.O49];&quot;,&quot;;[.P49];&quot;,&quot;;[.Q49];&quot;,&quot;;[.R49];&quot;,&quot;;[.S49];&quot;,&quot;;[.U49];&quot;,&quot;;[.V49];&quot;,&quot;;[.W49];&quot;,&quot;;[.X49];&quot;,&quot;;[.Y49];&quot;,&quot;;[.Z4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,1745177,0,1429007,13039264,2276982,320856,0,926858,1486377,1478675,0,1239628,0,2513732,0,2571080,16472562,0,238545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,1745177,0,1429007,13039264,2276982,320856,0,926858,1486377,1478675,0,1239628,0,2513732,0,2571080,16472562,0,238545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 Branch Area Public Schools</text:p>
          </table:table-cell>
          <table:table-cell office:value-type="float" office:value="138" calcext:value-type="float">
            <text:p>138</text:p>
          </table:table-cell>
          <table:table-cell table:formula="of:=VLOOKUP([.B50];[$Sheet2.A43:.C599];2)" office:value-type="float" office:value="43" calcext:value-type="float">
            <text:p>43</text:p>
          </table:table-cell>
          <table:table-cell office:value-type="float" office:value="4054872" calcext:value-type="float">
            <text:p>4,054,872</text:p>
          </table:table-cell>
          <table:table-cell office:value-type="float" office:value="0" calcext:value-type="float">
            <text:p>0</text:p>
          </table:table-cell>
          <table:table-cell office:value-type="float" office:value="2397510" calcext:value-type="float">
            <text:p>2,397,510</text:p>
          </table:table-cell>
          <table:table-cell office:value-type="float" office:value="6452382" calcext:value-type="float">
            <text:p>6,452,382</text:p>
          </table:table-cell>
          <table:table-cell office:value-type="float" office:value="20448680" calcext:value-type="float">
            <text:p>20,448,680</text:p>
          </table:table-cell>
          <table:table-cell office:value-type="float" office:value="3043193" calcext:value-type="float">
            <text:p>3,043,193</text:p>
          </table:table-cell>
          <table:table-cell office:value-type="float" office:value="836962" calcext:value-type="float">
            <text:p>836,962</text:p>
          </table:table-cell>
          <table:table-cell office:value-type="float" office:value="0" calcext:value-type="float">
            <text:p>0</text:p>
          </table:table-cell>
          <table:table-cell office:value-type="float" office:value="24328836" calcext:value-type="float">
            <text:p>24,328,836</text:p>
          </table:table-cell>
          <table:table-cell office:value-type="float" office:value="2039944" calcext:value-type="float">
            <text:p>2,039,944</text:p>
          </table:table-cell>
          <table:table-cell office:value-type="float" office:value="32821162" calcext:value-type="float">
            <text:p>32,821,162</text:p>
          </table:table-cell>
          <table:table-cell office:value-type="float" office:value="2092806" calcext:value-type="float">
            <text:p>2,092,806</text:p>
          </table:table-cell>
          <table:table-cell office:value-type="float" office:value="1856971" calcext:value-type="float">
            <text:p>1,856,971</text:p>
          </table:table-cell>
          <table:table-cell office:value-type="float" office:value="424" calcext:value-type="float">
            <text:p>424</text:p>
          </table:table-cell>
          <table:table-cell office:value-type="float" office:value="4971114" calcext:value-type="float">
            <text:p>4,971,114</text:p>
          </table:table-cell>
          <table:table-cell office:value-type="float" office:value="403936" calcext:value-type="float">
            <text:p>403,936</text:p>
          </table:table-cell>
          <table:table-cell office:value-type="float" office:value="42146413" calcext:value-type="float">
            <text:p>42,146,413</text:p>
          </table:table-cell>
          <table:table-cell office:value-type="float" office:value="9220752" calcext:value-type="float">
            <text:p>9,220,752</text:p>
          </table:table-cell>
          <table:table-cell office:value-type="float" office:value="0" calcext:value-type="float">
            <text:p>0</text:p>
          </table:table-cell>
          <table:table-cell office:value-type="float" office:value="3846126" calcext:value-type="float">
            <text:p>3,846,126</text:p>
          </table:table-cell>
          <table:table-cell office:value-type="float" office:value="25185599" calcext:value-type="float">
            <text:p>25,185,599</text:p>
          </table:table-cell>
          <table:table-cell office:value-type="float" office:value="0" calcext:value-type="float">
            <text:p>0</text:p>
          </table:table-cell>
          <table:table-cell office:value-type="float" office:value="3893935" calcext:value-type="float">
            <text:p>3,893,935</text:p>
          </table:table-cell>
          <table:table-cell/>
          <table:table-cell table:formula="of:=CONCATENATE([.$AB$5];[.$AA$5];[.C50];&quot;,&quot;;[.D50];&quot;,&quot;;[.E50];&quot;,&quot;;[.F50];&quot;,&quot;;[.H50];&quot;,&quot;;[.I50];&quot;,&quot;;[.J50];&quot;,&quot;;[.K50];&quot;,&quot;;[.M50];&quot;,&quot;;[.O50];&quot;,&quot;;[.P50];&quot;,&quot;;[.Q50];&quot;,&quot;;[.R50];&quot;,&quot;;[.S50];&quot;,&quot;;[.U50];&quot;,&quot;;[.V50];&quot;,&quot;;[.W50];&quot;,&quot;;[.X50];&quot;,&quot;;[.Y50];&quot;,&quot;;[.Z5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,4054872,0,2397510,20448680,3043193,836962,0,2039944,2092806,1856971,424,4971114,403936,9220752,0,3846126,25185599,0,38939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,4054872,0,2397510,20448680,3043193,836962,0,2039944,2092806,1856971,424,4971114,403936,9220752,0,3846126,25185599,0,38939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USH CITY PUBLIC SCHOOL DISTRICT</text:p>
          </table:table-cell>
          <table:table-cell office:value-type="float" office:value="139" calcext:value-type="float">
            <text:p>139</text:p>
          </table:table-cell>
          <table:table-cell table:formula="of:=VLOOKUP([.B51];[$Sheet2.A44:.C600];2)" office:value-type="float" office:value="44" calcext:value-type="float">
            <text:p>44</text:p>
          </table:table-cell>
          <table:table-cell office:value-type="float" office:value="2171527" calcext:value-type="float">
            <text:p>2,171,527</text:p>
          </table:table-cell>
          <table:table-cell office:value-type="float" office:value="0" calcext:value-type="float">
            <text:p>0</text:p>
          </table:table-cell>
          <table:table-cell office:value-type="float" office:value="1263752" calcext:value-type="float">
            <text:p>1,263,752</text:p>
          </table:table-cell>
          <table:table-cell office:value-type="float" office:value="3435279" calcext:value-type="float">
            <text:p>3,435,279</text:p>
          </table:table-cell>
          <table:table-cell office:value-type="float" office:value="7221269" calcext:value-type="float">
            <text:p>7,221,269</text:p>
          </table:table-cell>
          <table:table-cell office:value-type="float" office:value="1312035" calcext:value-type="float">
            <text:p>1,312,035</text:p>
          </table:table-cell>
          <table:table-cell office:value-type="float" office:value="256720" calcext:value-type="float">
            <text:p>256,720</text:p>
          </table:table-cell>
          <table:table-cell office:value-type="float" office:value="0" calcext:value-type="float">
            <text:p>0</text:p>
          </table:table-cell>
          <table:table-cell office:value-type="float" office:value="8790025" calcext:value-type="float">
            <text:p>8,790,025</text:p>
          </table:table-cell>
          <table:table-cell office:value-type="float" office:value="629207" calcext:value-type="float">
            <text:p>629,207</text:p>
          </table:table-cell>
          <table:table-cell office:value-type="float" office:value="12854510" calcext:value-type="float">
            <text:p>12,854,510</text:p>
          </table:table-cell>
          <table:table-cell office:value-type="float" office:value="676654" calcext:value-type="float">
            <text:p>676,654</text:p>
          </table:table-cell>
          <table:table-cell office:value-type="float" office:value="445373" calcext:value-type="float">
            <text:p>445,373</text:p>
          </table:table-cell>
          <table:table-cell office:value-type="float" office:value="0" calcext:value-type="float">
            <text:p>0</text:p>
          </table:table-cell>
          <table:table-cell office:value-type="float" office:value="1231265" calcext:value-type="float">
            <text:p>1,231,265</text:p>
          </table:table-cell>
          <table:table-cell office:value-type="float" office:value="0" calcext:value-type="float">
            <text:p>0</text:p>
          </table:table-cell>
          <table:table-cell office:value-type="float" office:value="15207803" calcext:value-type="float">
            <text:p>15,207,803</text:p>
          </table:table-cell>
          <table:table-cell office:value-type="float" office:value="3299988" calcext:value-type="float">
            <text:p>3,299,988</text:p>
          </table:table-cell>
          <table:table-cell office:value-type="float" office:value="0" calcext:value-type="float">
            <text:p>0</text:p>
          </table:table-cell>
          <table:table-cell office:value-type="float" office:value="1565332" calcext:value-type="float">
            <text:p>1,565,332</text:p>
          </table:table-cell>
          <table:table-cell office:value-type="float" office:value="9042648" calcext:value-type="float">
            <text:p>9,042,648</text:p>
          </table:table-cell>
          <table:table-cell office:value-type="float" office:value="0" calcext:value-type="float">
            <text:p>0</text:p>
          </table:table-cell>
          <table:table-cell office:value-type="float" office:value="1299835" calcext:value-type="float">
            <text:p>1,299,835</text:p>
          </table:table-cell>
          <table:table-cell/>
          <table:table-cell table:formula="of:=CONCATENATE([.$AB$5];[.$AA$5];[.C51];&quot;,&quot;;[.D51];&quot;,&quot;;[.E51];&quot;,&quot;;[.F51];&quot;,&quot;;[.H51];&quot;,&quot;;[.I51];&quot;,&quot;;[.J51];&quot;,&quot;;[.K51];&quot;,&quot;;[.M51];&quot;,&quot;;[.O51];&quot;,&quot;;[.P51];&quot;,&quot;;[.Q51];&quot;,&quot;;[.R51];&quot;,&quot;;[.S51];&quot;,&quot;;[.U51];&quot;,&quot;;[.V51];&quot;,&quot;;[.W51];&quot;,&quot;;[.X51];&quot;,&quot;;[.Y51];&quot;,&quot;;[.Z5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,2171527,0,1263752,7221269,1312035,256720,0,629207,676654,445373,0,1231265,0,3299988,0,1565332,9042648,0,12998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,2171527,0,1263752,7221269,1312035,256720,0,629207,676654,445373,0,1231265,0,3299988,0,1565332,9042648,0,12998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NESVILLE PUBLIC SCHOOL DIST.</text:p>
          </table:table-cell>
          <table:table-cell office:value-type="float" office:value="146" calcext:value-type="float">
            <text:p>146</text:p>
          </table:table-cell>
          <table:table-cell table:formula="of:=VLOOKUP([.B52];[$Sheet2.A45:.C601];2)" office:value-type="float" office:value="45" calcext:value-type="float">
            <text:p>45</text:p>
          </table:table-cell>
          <table:table-cell office:value-type="float" office:value="1185583" calcext:value-type="float">
            <text:p>1,185,583</text:p>
          </table:table-cell>
          <table:table-cell office:value-type="float" office:value="0" calcext:value-type="float">
            <text:p>0</text:p>
          </table:table-cell>
          <table:table-cell office:value-type="float" office:value="793507" calcext:value-type="float">
            <text:p>793,507</text:p>
          </table:table-cell>
          <table:table-cell office:value-type="float" office:value="1979090" calcext:value-type="float">
            <text:p>1,979,090</text:p>
          </table:table-cell>
          <table:table-cell office:value-type="float" office:value="7519778" calcext:value-type="float">
            <text:p>7,519,778</text:p>
          </table:table-cell>
          <table:table-cell office:value-type="float" office:value="781757" calcext:value-type="float">
            <text:p>781,757</text:p>
          </table:table-cell>
          <table:table-cell office:value-type="float" office:value="151463" calcext:value-type="float">
            <text:p>151,463</text:p>
          </table:table-cell>
          <table:table-cell office:value-type="float" office:value="0" calcext:value-type="float">
            <text:p>0</text:p>
          </table:table-cell>
          <table:table-cell office:value-type="float" office:value="8452998" calcext:value-type="float">
            <text:p>8,452,998</text:p>
          </table:table-cell>
          <table:table-cell office:value-type="float" office:value="850510" calcext:value-type="float">
            <text:p>850,510</text:p>
          </table:table-cell>
          <table:table-cell office:value-type="float" office:value="11282598" calcext:value-type="float">
            <text:p>11,282,598</text:p>
          </table:table-cell>
          <table:table-cell office:value-type="float" office:value="754718" calcext:value-type="float">
            <text:p>754,718</text:p>
          </table:table-cell>
          <table:table-cell office:value-type="float" office:value="358198" calcext:value-type="float">
            <text:p>358,198</text:p>
          </table:table-cell>
          <table:table-cell office:value-type="float" office:value="59593" calcext:value-type="float">
            <text:p>59,593</text:p>
          </table:table-cell>
          <table:table-cell office:value-type="float" office:value="2216179" calcext:value-type="float">
            <text:p>2,216,179</text:p>
          </table:table-cell>
          <table:table-cell office:value-type="float" office:value="0" calcext:value-type="float">
            <text:p>0</text:p>
          </table:table-cell>
          <table:table-cell office:value-type="float" office:value="14671287" calcext:value-type="float">
            <text:p>14,671,287</text:p>
          </table:table-cell>
          <table:table-cell office:value-type="float" office:value="2694146" calcext:value-type="float">
            <text:p>2,694,146</text:p>
          </table:table-cell>
          <table:table-cell office:value-type="float" office:value="0" calcext:value-type="float">
            <text:p>0</text:p>
          </table:table-cell>
          <table:table-cell office:value-type="float" office:value="1196876" calcext:value-type="float">
            <text:p>1,196,876</text:p>
          </table:table-cell>
          <table:table-cell office:value-type="float" office:value="9280303" calcext:value-type="float">
            <text:p>9,280,303</text:p>
          </table:table-cell>
          <table:table-cell office:value-type="float" office:value="0" calcext:value-type="float">
            <text:p>0</text:p>
          </table:table-cell>
          <table:table-cell office:value-type="float" office:value="1499962" calcext:value-type="float">
            <text:p>1,499,962</text:p>
          </table:table-cell>
          <table:table-cell/>
          <table:table-cell table:formula="of:=CONCATENATE([.$AB$5];[.$AA$5];[.C52];&quot;,&quot;;[.D52];&quot;,&quot;;[.E52];&quot;,&quot;;[.F52];&quot;,&quot;;[.H52];&quot;,&quot;;[.I52];&quot;,&quot;;[.J52];&quot;,&quot;;[.K52];&quot;,&quot;;[.M52];&quot;,&quot;;[.O52];&quot;,&quot;;[.P52];&quot;,&quot;;[.Q52];&quot;,&quot;;[.R52];&quot;,&quot;;[.S52];&quot;,&quot;;[.U52];&quot;,&quot;;[.V52];&quot;,&quot;;[.W52];&quot;,&quot;;[.X52];&quot;,&quot;;[.Y52];&quot;,&quot;;[.Z5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,1185583,0,793507,7519778,781757,151463,0,850510,754718,358198,59593,2216179,0,2694146,0,1196876,9280303,0,149996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,1185583,0,793507,7519778,781757,151463,0,850510,754718,358198,59593,2216179,0,2694146,0,1196876,9280303,0,149996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AWLEY PUBLIC SCHOOL DISTRICT</text:p>
          </table:table-cell>
          <table:table-cell office:value-type="float" office:value="150" calcext:value-type="float">
            <text:p>150</text:p>
          </table:table-cell>
          <table:table-cell table:formula="of:=VLOOKUP([.B53];[$Sheet2.A46:.C602];2)" office:value-type="float" office:value="46" calcext:value-type="float">
            <text:p>46</text:p>
          </table:table-cell>
          <table:table-cell office:value-type="float" office:value="1068346" calcext:value-type="float">
            <text:p>1,068,346</text:p>
          </table:table-cell>
          <table:table-cell office:value-type="float" office:value="0" calcext:value-type="float">
            <text:p>0</text:p>
          </table:table-cell>
          <table:table-cell office:value-type="float" office:value="783536" calcext:value-type="float">
            <text:p>783,536</text:p>
          </table:table-cell>
          <table:table-cell office:value-type="float" office:value="1851882" calcext:value-type="float">
            <text:p>1,851,882</text:p>
          </table:table-cell>
          <table:table-cell office:value-type="float" office:value="8373817" calcext:value-type="float">
            <text:p>8,373,817</text:p>
          </table:table-cell>
          <table:table-cell office:value-type="float" office:value="763334" calcext:value-type="float">
            <text:p>763,334</text:p>
          </table:table-cell>
          <table:table-cell office:value-type="float" office:value="427686" calcext:value-type="float">
            <text:p>427,686</text:p>
          </table:table-cell>
          <table:table-cell office:value-type="float" office:value="0" calcext:value-type="float">
            <text:p>0</text:p>
          </table:table-cell>
          <table:table-cell office:value-type="float" office:value="9564836" calcext:value-type="float">
            <text:p>9,564,836</text:p>
          </table:table-cell>
          <table:table-cell office:value-type="float" office:value="452249" calcext:value-type="float">
            <text:p>452,249</text:p>
          </table:table-cell>
          <table:table-cell office:value-type="float" office:value="11868967" calcext:value-type="float">
            <text:p>11,868,967</text:p>
          </table:table-cell>
          <table:table-cell office:value-type="float" office:value="838238" calcext:value-type="float">
            <text:p>838,238</text:p>
          </table:table-cell>
          <table:table-cell office:value-type="float" office:value="645245" calcext:value-type="float">
            <text:p>645,245</text:p>
          </table:table-cell>
          <table:table-cell office:value-type="float" office:value="2732" calcext:value-type="float">
            <text:p>2,732</text:p>
          </table:table-cell>
          <table:table-cell office:value-type="float" office:value="1287225" calcext:value-type="float">
            <text:p>1,287,225</text:p>
          </table:table-cell>
          <table:table-cell office:value-type="float" office:value="0" calcext:value-type="float">
            <text:p>0</text:p>
          </table:table-cell>
          <table:table-cell office:value-type="float" office:value="14642408" calcext:value-type="float">
            <text:p>14,642,408</text:p>
          </table:table-cell>
          <table:table-cell office:value-type="float" office:value="2091694" calcext:value-type="float">
            <text:p>2,091,694</text:p>
          </table:table-cell>
          <table:table-cell office:value-type="float" office:value="0" calcext:value-type="float">
            <text:p>0</text:p>
          </table:table-cell>
          <table:table-cell office:value-type="float" office:value="1359616" calcext:value-type="float">
            <text:p>1,359,616</text:p>
          </table:table-cell>
          <table:table-cell office:value-type="float" office:value="9989965" calcext:value-type="float">
            <text:p>9,989,965</text:p>
          </table:table-cell>
          <table:table-cell office:value-type="float" office:value="0" calcext:value-type="float">
            <text:p>0</text:p>
          </table:table-cell>
          <table:table-cell office:value-type="float" office:value="1201133" calcext:value-type="float">
            <text:p>1,201,133</text:p>
          </table:table-cell>
          <table:table-cell/>
          <table:table-cell table:formula="of:=CONCATENATE([.$AB$5];[.$AA$5];[.C53];&quot;,&quot;;[.D53];&quot;,&quot;;[.E53];&quot;,&quot;;[.F53];&quot;,&quot;;[.H53];&quot;,&quot;;[.I53];&quot;,&quot;;[.J53];&quot;,&quot;;[.K53];&quot;,&quot;;[.M53];&quot;,&quot;;[.O53];&quot;,&quot;;[.P53];&quot;,&quot;;[.Q53];&quot;,&quot;;[.R53];&quot;,&quot;;[.S53];&quot;,&quot;;[.U53];&quot;,&quot;;[.V53];&quot;,&quot;;[.W53];&quot;,&quot;;[.X53];&quot;,&quot;;[.Y53];&quot;,&quot;;[.Z5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,1068346,0,783536,8373817,763334,427686,0,452249,838238,645245,2732,1287225,0,2091694,0,1359616,9989965,0,120113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,1068346,0,783536,8373817,763334,427686,0,452249,838238,645245,2732,1287225,0,2091694,0,1359616,9989965,0,120113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orhead Area Public Schools</text:p>
          </table:table-cell>
          <table:table-cell office:value-type="float" office:value="152" calcext:value-type="float">
            <text:p>152</text:p>
          </table:table-cell>
          <table:table-cell table:formula="of:=VLOOKUP([.B54];[$Sheet2.A47:.C603];2)" office:value-type="float" office:value="47" calcext:value-type="float">
            <text:p>47</text:p>
          </table:table-cell>
          <table:table-cell office:value-type="float" office:value="11176796" calcext:value-type="float">
            <text:p>11,176,796</text:p>
          </table:table-cell>
          <table:table-cell office:value-type="float" office:value="0" calcext:value-type="float">
            <text:p>0</text:p>
          </table:table-cell>
          <table:table-cell office:value-type="float" office:value="2770667" calcext:value-type="float">
            <text:p>2,770,667</text:p>
          </table:table-cell>
          <table:table-cell office:value-type="float" office:value="13947463" calcext:value-type="float">
            <text:p>13,947,463</text:p>
          </table:table-cell>
          <table:table-cell office:value-type="float" office:value="60822981" calcext:value-type="float">
            <text:p>60,822,981</text:p>
          </table:table-cell>
          <table:table-cell office:value-type="float" office:value="14060228" calcext:value-type="float">
            <text:p>14,060,228</text:p>
          </table:table-cell>
          <table:table-cell office:value-type="float" office:value="3338941" calcext:value-type="float">
            <text:p>3,338,941</text:p>
          </table:table-cell>
          <table:table-cell office:value-type="float" office:value="0" calcext:value-type="float">
            <text:p>0</text:p>
          </table:table-cell>
          <table:table-cell office:value-type="float" office:value="78222150" calcext:value-type="float">
            <text:p>78,222,150</text:p>
          </table:table-cell>
          <table:table-cell office:value-type="float" office:value="15757673" calcext:value-type="float">
            <text:p>15,757,673</text:p>
          </table:table-cell>
          <table:table-cell office:value-type="float" office:value="107927286" calcext:value-type="float">
            <text:p>107,927,286</text:p>
          </table:table-cell>
          <table:table-cell office:value-type="float" office:value="4658079" calcext:value-type="float">
            <text:p>4,658,079</text:p>
          </table:table-cell>
          <table:table-cell office:value-type="float" office:value="2387198" calcext:value-type="float">
            <text:p>2,387,198</text:p>
          </table:table-cell>
          <table:table-cell office:value-type="float" office:value="0" calcext:value-type="float">
            <text:p>0</text:p>
          </table:table-cell>
          <table:table-cell office:value-type="float" office:value="10648887" calcext:value-type="float">
            <text:p>10,648,887</text:p>
          </table:table-cell>
          <table:table-cell office:value-type="float" office:value="667880" calcext:value-type="float">
            <text:p>667,880</text:p>
          </table:table-cell>
          <table:table-cell office:value-type="float" office:value="126289330" calcext:value-type="float">
            <text:p>126,289,330</text:p>
          </table:table-cell>
          <table:table-cell office:value-type="float" office:value="20366686" calcext:value-type="float">
            <text:p>20,366,686</text:p>
          </table:table-cell>
          <table:table-cell office:value-type="float" office:value="0" calcext:value-type="float">
            <text:p>0</text:p>
          </table:table-cell>
          <table:table-cell office:value-type="float" office:value="3537575" calcext:value-type="float">
            <text:p>3,537,575</text:p>
          </table:table-cell>
          <table:table-cell office:value-type="float" office:value="82117573" calcext:value-type="float">
            <text:p>82,117,573</text:p>
          </table:table-cell>
          <table:table-cell office:value-type="float" office:value="0" calcext:value-type="float">
            <text:p>0</text:p>
          </table:table-cell>
          <table:table-cell office:value-type="float" office:value="20267495" calcext:value-type="float">
            <text:p>20,267,495</text:p>
          </table:table-cell>
          <table:table-cell/>
          <table:table-cell table:formula="of:=CONCATENATE([.$AB$5];[.$AA$5];[.C54];&quot;,&quot;;[.D54];&quot;,&quot;;[.E54];&quot;,&quot;;[.F54];&quot;,&quot;;[.H54];&quot;,&quot;;[.I54];&quot;,&quot;;[.J54];&quot;,&quot;;[.K54];&quot;,&quot;;[.M54];&quot;,&quot;;[.O54];&quot;,&quot;;[.P54];&quot;,&quot;;[.Q54];&quot;,&quot;;[.R54];&quot;,&quot;;[.S54];&quot;,&quot;;[.U54];&quot;,&quot;;[.V54];&quot;,&quot;;[.W54];&quot;,&quot;;[.X54];&quot;,&quot;;[.Y54];&quot;,&quot;;[.Z5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,11176796,0,2770667,60822981,14060228,3338941,0,15757673,4658079,2387198,0,10648887,667880,20366686,0,3537575,82117573,0,202674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,11176796,0,2770667,60822981,14060228,3338941,0,15757673,4658079,2387198,0,10648887,667880,20366686,0,3537575,82117573,0,202674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GLEY PUBLIC SCHOOL DISTRICT</text:p>
          </table:table-cell>
          <table:table-cell office:value-type="float" office:value="162" calcext:value-type="float">
            <text:p>162</text:p>
          </table:table-cell>
          <table:table-cell table:formula="of:=VLOOKUP([.B55];[$Sheet2.A48:.C604];2)" office:value-type="float" office:value="48" calcext:value-type="float">
            <text:p>48</text:p>
          </table:table-cell>
          <table:table-cell office:value-type="float" office:value="1153050" calcext:value-type="float">
            <text:p>1,153,050</text:p>
          </table:table-cell>
          <table:table-cell office:value-type="float" office:value="0" calcext:value-type="float">
            <text:p>0</text:p>
          </table:table-cell>
          <table:table-cell office:value-type="float" office:value="416847" calcext:value-type="float">
            <text:p>416,847</text:p>
          </table:table-cell>
          <table:table-cell office:value-type="float" office:value="1569897" calcext:value-type="float">
            <text:p>1,569,897</text:p>
          </table:table-cell>
          <table:table-cell office:value-type="float" office:value="8276521" calcext:value-type="float">
            <text:p>8,276,521</text:p>
          </table:table-cell>
          <table:table-cell office:value-type="float" office:value="1495786" calcext:value-type="float">
            <text:p>1,495,786</text:p>
          </table:table-cell>
          <table:table-cell office:value-type="float" office:value="300349" calcext:value-type="float">
            <text:p>300,349</text:p>
          </table:table-cell>
          <table:table-cell office:value-type="float" office:value="0" calcext:value-type="float">
            <text:p>0</text:p>
          </table:table-cell>
          <table:table-cell office:value-type="float" office:value="10072656" calcext:value-type="float">
            <text:p>10,072,656</text:p>
          </table:table-cell>
          <table:table-cell office:value-type="float" office:value="1068024" calcext:value-type="float">
            <text:p>1,068,024</text:p>
          </table:table-cell>
          <table:table-cell office:value-type="float" office:value="12710578" calcext:value-type="float">
            <text:p>12,710,578</text:p>
          </table:table-cell>
          <table:table-cell office:value-type="float" office:value="689904" calcext:value-type="float">
            <text:p>689,904</text:p>
          </table:table-cell>
          <table:table-cell office:value-type="float" office:value="294727" calcext:value-type="float">
            <text:p>294,727</text:p>
          </table:table-cell>
          <table:table-cell office:value-type="float" office:value="0" calcext:value-type="float">
            <text:p>0</text:p>
          </table:table-cell>
          <table:table-cell office:value-type="float" office:value="456745" calcext:value-type="float">
            <text:p>456,745</text:p>
          </table:table-cell>
          <table:table-cell office:value-type="float" office:value="0" calcext:value-type="float">
            <text:p>0</text:p>
          </table:table-cell>
          <table:table-cell office:value-type="float" office:value="14151954" calcext:value-type="float">
            <text:p>14,151,954</text:p>
          </table:table-cell>
          <table:table-cell office:value-type="float" office:value="1414251" calcext:value-type="float">
            <text:p>1,414,251</text:p>
          </table:table-cell>
          <table:table-cell office:value-type="float" office:value="0" calcext:value-type="float">
            <text:p>0</text:p>
          </table:table-cell>
          <table:table-cell office:value-type="float" office:value="551477" calcext:value-type="float">
            <text:p>551,477</text:p>
          </table:table-cell>
          <table:table-cell office:value-type="float" office:value="10444607" calcext:value-type="float">
            <text:p>10,444,607</text:p>
          </table:table-cell>
          <table:table-cell office:value-type="float" office:value="0" calcext:value-type="float">
            <text:p>0</text:p>
          </table:table-cell>
          <table:table-cell office:value-type="float" office:value="1741618" calcext:value-type="float">
            <text:p>1,741,618</text:p>
          </table:table-cell>
          <table:table-cell/>
          <table:table-cell table:formula="of:=CONCATENATE([.$AB$5];[.$AA$5];[.C55];&quot;,&quot;;[.D55];&quot;,&quot;;[.E55];&quot;,&quot;;[.F55];&quot;,&quot;;[.H55];&quot;,&quot;;[.I55];&quot;,&quot;;[.J55];&quot;,&quot;;[.K55];&quot;,&quot;;[.M55];&quot;,&quot;;[.O55];&quot;,&quot;;[.P55];&quot;,&quot;;[.Q55];&quot;,&quot;;[.R55];&quot;,&quot;;[.S55];&quot;,&quot;;[.U55];&quot;,&quot;;[.V55];&quot;,&quot;;[.W55];&quot;,&quot;;[.X55];&quot;,&quot;;[.Y55];&quot;,&quot;;[.Z5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,1153050,0,416847,8276521,1495786,300349,0,1068024,689904,294727,0,456745,0,1414251,0,551477,10444607,0,174161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,1153050,0,416847,8276521,1495786,300349,0,1068024,689904,294727,0,456745,0,1414251,0,551477,10444607,0,174161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OK COUNTY PUBLIC SCHOOLS</text:p>
          </table:table-cell>
          <table:table-cell office:value-type="float" office:value="166" calcext:value-type="float">
            <text:p>166</text:p>
          </table:table-cell>
          <table:table-cell table:formula="of:=VLOOKUP([.B56];[$Sheet2.A49:.C605];2)" office:value-type="float" office:value="49" calcext:value-type="float">
            <text:p>49</text:p>
          </table:table-cell>
          <table:table-cell office:value-type="float" office:value="937946" calcext:value-type="float">
            <text:p>937,946</text:p>
          </table:table-cell>
          <table:table-cell office:value-type="float" office:value="0" calcext:value-type="float">
            <text:p>0</text:p>
          </table:table-cell>
          <table:table-cell office:value-type="float" office:value="880969" calcext:value-type="float">
            <text:p>880,969</text:p>
          </table:table-cell>
          <table:table-cell office:value-type="float" office:value="1818915" calcext:value-type="float">
            <text:p>1,818,915</text:p>
          </table:table-cell>
          <table:table-cell office:value-type="float" office:value="4247942" calcext:value-type="float">
            <text:p>4,247,942</text:p>
          </table:table-cell>
          <table:table-cell office:value-type="float" office:value="854817" calcext:value-type="float">
            <text:p>854,817</text:p>
          </table:table-cell>
          <table:table-cell office:value-type="float" office:value="165841" calcext:value-type="float">
            <text:p>165,841</text:p>
          </table:table-cell>
          <table:table-cell office:value-type="float" office:value="0" calcext:value-type="float">
            <text:p>0</text:p>
          </table:table-cell>
          <table:table-cell office:value-type="float" office:value="5268599" calcext:value-type="float">
            <text:p>5,268,599</text:p>
          </table:table-cell>
          <table:table-cell office:value-type="float" office:value="890857" calcext:value-type="float">
            <text:p>890,857</text:p>
          </table:table-cell>
          <table:table-cell office:value-type="float" office:value="7978371" calcext:value-type="float">
            <text:p>7,978,371</text:p>
          </table:table-cell>
          <table:table-cell office:value-type="float" office:value="341447" calcext:value-type="float">
            <text:p>341,447</text:p>
          </table:table-cell>
          <table:table-cell office:value-type="float" office:value="233109" calcext:value-type="float">
            <text:p>233,109</text:p>
          </table:table-cell>
          <table:table-cell office:value-type="float" office:value="13" calcext:value-type="float">
            <text:p>13</text:p>
          </table:table-cell>
          <table:table-cell office:value-type="float" office:value="785360" calcext:value-type="float">
            <text:p>785,360</text:p>
          </table:table-cell>
          <table:table-cell office:value-type="float" office:value="0" calcext:value-type="float">
            <text:p>0</text:p>
          </table:table-cell>
          <table:table-cell office:value-type="float" office:value="9338300" calcext:value-type="float">
            <text:p>9,338,300</text:p>
          </table:table-cell>
          <table:table-cell office:value-type="float" office:value="1660382" calcext:value-type="float">
            <text:p>1,660,382</text:p>
          </table:table-cell>
          <table:table-cell office:value-type="float" office:value="0" calcext:value-type="float">
            <text:p>0</text:p>
          </table:table-cell>
          <table:table-cell office:value-type="float" office:value="1140253" calcext:value-type="float">
            <text:p>1,140,253</text:p>
          </table:table-cell>
          <table:table-cell office:value-type="float" office:value="5331350" calcext:value-type="float">
            <text:p>5,331,350</text:p>
          </table:table-cell>
          <table:table-cell office:value-type="float" office:value="0" calcext:value-type="float">
            <text:p>0</text:p>
          </table:table-cell>
          <table:table-cell office:value-type="float" office:value="1206314" calcext:value-type="float">
            <text:p>1,206,314</text:p>
          </table:table-cell>
          <table:table-cell/>
          <table:table-cell table:formula="of:=CONCATENATE([.$AB$5];[.$AA$5];[.C56];&quot;,&quot;;[.D56];&quot;,&quot;;[.E56];&quot;,&quot;;[.F56];&quot;,&quot;;[.H56];&quot;,&quot;;[.I56];&quot;,&quot;;[.J56];&quot;,&quot;;[.K56];&quot;,&quot;;[.M56];&quot;,&quot;;[.O56];&quot;,&quot;;[.P56];&quot;,&quot;;[.Q56];&quot;,&quot;;[.R56];&quot;,&quot;;[.S56];&quot;,&quot;;[.U56];&quot;,&quot;;[.V56];&quot;,&quot;;[.W56];&quot;,&quot;;[.X56];&quot;,&quot;;[.Y56];&quot;,&quot;;[.Z5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,937946,0,880969,4247942,854817,165841,0,890857,341447,233109,13,785360,0,1660382,0,1140253,5331350,0,120631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,937946,0,880969,4247942,854817,165841,0,890857,341447,233109,13,785360,0,1660382,0,1140253,5331350,0,120631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LAKE PUBLIC SCHOOLS</text:p>
          </table:table-cell>
          <table:table-cell office:value-type="float" office:value="173" calcext:value-type="float">
            <text:p>173</text:p>
          </table:table-cell>
          <table:table-cell table:formula="of:=VLOOKUP([.B57];[$Sheet2.A50:.C606];2)" office:value-type="float" office:value="50" calcext:value-type="float">
            <text:p>50</text:p>
          </table:table-cell>
          <table:table-cell office:value-type="float" office:value="913233" calcext:value-type="float">
            <text:p>913,233</text:p>
          </table:table-cell>
          <table:table-cell office:value-type="float" office:value="0" calcext:value-type="float">
            <text:p>0</text:p>
          </table:table-cell>
          <table:table-cell office:value-type="float" office:value="428955" calcext:value-type="float">
            <text:p>428,955</text:p>
          </table:table-cell>
          <table:table-cell office:value-type="float" office:value="1342189" calcext:value-type="float">
            <text:p>1,342,189</text:p>
          </table:table-cell>
          <table:table-cell office:value-type="float" office:value="4971522" calcext:value-type="float">
            <text:p>4,971,522</text:p>
          </table:table-cell>
          <table:table-cell office:value-type="float" office:value="561231" calcext:value-type="float">
            <text:p>561,231</text:p>
          </table:table-cell>
          <table:table-cell office:value-type="float" office:value="97027" calcext:value-type="float">
            <text:p>97,027</text:p>
          </table:table-cell>
          <table:table-cell office:value-type="float" office:value="0" calcext:value-type="float">
            <text:p>0</text:p>
          </table:table-cell>
          <table:table-cell office:value-type="float" office:value="5629780" calcext:value-type="float">
            <text:p>5,629,780</text:p>
          </table:table-cell>
          <table:table-cell office:value-type="float" office:value="566986" calcext:value-type="float">
            <text:p>566,986</text:p>
          </table:table-cell>
          <table:table-cell office:value-type="float" office:value="7538954" calcext:value-type="float">
            <text:p>7,538,954</text:p>
          </table:table-cell>
          <table:table-cell office:value-type="float" office:value="577838" calcext:value-type="float">
            <text:p>577,838</text:p>
          </table:table-cell>
          <table:table-cell office:value-type="float" office:value="400341" calcext:value-type="float">
            <text:p>400,341</text:p>
          </table:table-cell>
          <table:table-cell office:value-type="float" office:value="15" calcext:value-type="float">
            <text:p>15</text:p>
          </table:table-cell>
          <table:table-cell office:value-type="float" office:value="649786" calcext:value-type="float">
            <text:p>649,786</text:p>
          </table:table-cell>
          <table:table-cell office:value-type="float" office:value="0" calcext:value-type="float">
            <text:p>0</text:p>
          </table:table-cell>
          <table:table-cell office:value-type="float" office:value="9166934" calcext:value-type="float">
            <text:p>9,166,934</text:p>
          </table:table-cell>
          <table:table-cell office:value-type="float" office:value="1597580" calcext:value-type="float">
            <text:p>1,597,580</text:p>
          </table:table-cell>
          <table:table-cell office:value-type="float" office:value="0" calcext:value-type="float">
            <text:p>0</text:p>
          </table:table-cell>
          <table:table-cell office:value-type="float" office:value="221512" calcext:value-type="float">
            <text:p>221,512</text:p>
          </table:table-cell>
          <table:table-cell office:value-type="float" office:value="6269649" calcext:value-type="float">
            <text:p>6,269,649</text:p>
          </table:table-cell>
          <table:table-cell office:value-type="float" office:value="0" calcext:value-type="float">
            <text:p>0</text:p>
          </table:table-cell>
          <table:table-cell office:value-type="float" office:value="1078193" calcext:value-type="float">
            <text:p>1,078,193</text:p>
          </table:table-cell>
          <table:table-cell/>
          <table:table-cell table:formula="of:=CONCATENATE([.$AB$5];[.$AA$5];[.C57];&quot;,&quot;;[.D57];&quot;,&quot;;[.E57];&quot;,&quot;;[.F57];&quot;,&quot;;[.H57];&quot;,&quot;;[.I57];&quot;,&quot;;[.J57];&quot;,&quot;;[.K57];&quot;,&quot;;[.M57];&quot;,&quot;;[.O57];&quot;,&quot;;[.P57];&quot;,&quot;;[.Q57];&quot;,&quot;;[.R57];&quot;,&quot;;[.S57];&quot;,&quot;;[.U57];&quot;,&quot;;[.V57];&quot;,&quot;;[.W57];&quot;,&quot;;[.X57];&quot;,&quot;;[.Y57];&quot;,&quot;;[.Z5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,913233,0,428955,4971522,561231,97027,0,566986,577838,400341,15,649786,0,1597580,0,221512,6269649,0,107819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,913233,0,428955,4971522,561231,97027,0,566986,577838,400341,15,649786,0,1597580,0,221512,6269649,0,107819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INDOM PUBLIC SCHOOL DISTRICT</text:p>
          </table:table-cell>
          <table:table-cell office:value-type="float" office:value="177" calcext:value-type="float">
            <text:p>177</text:p>
          </table:table-cell>
          <table:table-cell table:formula="of:=VLOOKUP([.B58];[$Sheet2.A51:.C607];2)" office:value-type="float" office:value="51" calcext:value-type="float">
            <text:p>51</text:p>
          </table:table-cell>
          <table:table-cell office:value-type="float" office:value="1992601" calcext:value-type="float">
            <text:p>1,992,601</text:p>
          </table:table-cell>
          <table:table-cell office:value-type="float" office:value="0" calcext:value-type="float">
            <text:p>0</text:p>
          </table:table-cell>
          <table:table-cell office:value-type="float" office:value="1023295" calcext:value-type="float">
            <text:p>1,023,295</text:p>
          </table:table-cell>
          <table:table-cell office:value-type="float" office:value="3015896" calcext:value-type="float">
            <text:p>3,015,896</text:p>
          </table:table-cell>
          <table:table-cell office:value-type="float" office:value="10523195" calcext:value-type="float">
            <text:p>10,523,195</text:p>
          </table:table-cell>
          <table:table-cell office:value-type="float" office:value="1639664" calcext:value-type="float">
            <text:p>1,639,664</text:p>
          </table:table-cell>
          <table:table-cell office:value-type="float" office:value="474391" calcext:value-type="float">
            <text:p>474,391</text:p>
          </table:table-cell>
          <table:table-cell office:value-type="float" office:value="0" calcext:value-type="float">
            <text:p>0</text:p>
          </table:table-cell>
          <table:table-cell office:value-type="float" office:value="12637250" calcext:value-type="float">
            <text:p>12,637,250</text:p>
          </table:table-cell>
          <table:table-cell office:value-type="float" office:value="1001281" calcext:value-type="float">
            <text:p>1,001,281</text:p>
          </table:table-cell>
          <table:table-cell office:value-type="float" office:value="16654427" calcext:value-type="float">
            <text:p>16,654,427</text:p>
          </table:table-cell>
          <table:table-cell office:value-type="float" office:value="1085264" calcext:value-type="float">
            <text:p>1,085,264</text:p>
          </table:table-cell>
          <table:table-cell office:value-type="float" office:value="439751" calcext:value-type="float">
            <text:p>439,751</text:p>
          </table:table-cell>
          <table:table-cell office:value-type="float" office:value="1378" calcext:value-type="float">
            <text:p>1,378</text:p>
          </table:table-cell>
          <table:table-cell office:value-type="float" office:value="2323444" calcext:value-type="float">
            <text:p>2,323,444</text:p>
          </table:table-cell>
          <table:table-cell office:value-type="float" office:value="0" calcext:value-type="float">
            <text:p>0</text:p>
          </table:table-cell>
          <table:table-cell office:value-type="float" office:value="20504264" calcext:value-type="float">
            <text:p>20,504,264</text:p>
          </table:table-cell>
          <table:table-cell office:value-type="float" office:value="3611912" calcext:value-type="float">
            <text:p>3,611,912</text:p>
          </table:table-cell>
          <table:table-cell office:value-type="float" office:value="0" calcext:value-type="float">
            <text:p>0</text:p>
          </table:table-cell>
          <table:table-cell office:value-type="float" office:value="1274081" calcext:value-type="float">
            <text:p>1,274,081</text:p>
          </table:table-cell>
          <table:table-cell office:value-type="float" office:value="13609225" calcext:value-type="float">
            <text:p>13,609,225</text:p>
          </table:table-cell>
          <table:table-cell office:value-type="float" office:value="0" calcext:value-type="float">
            <text:p>0</text:p>
          </table:table-cell>
          <table:table-cell office:value-type="float" office:value="2009046" calcext:value-type="float">
            <text:p>2,009,046</text:p>
          </table:table-cell>
          <table:table-cell/>
          <table:table-cell table:formula="of:=CONCATENATE([.$AB$5];[.$AA$5];[.C58];&quot;,&quot;;[.D58];&quot;,&quot;;[.E58];&quot;,&quot;;[.F58];&quot;,&quot;;[.H58];&quot;,&quot;;[.I58];&quot;,&quot;;[.J58];&quot;,&quot;;[.K58];&quot;,&quot;;[.M58];&quot;,&quot;;[.O58];&quot;,&quot;;[.P58];&quot;,&quot;;[.Q58];&quot;,&quot;;[.R58];&quot;,&quot;;[.S58];&quot;,&quot;;[.U58];&quot;,&quot;;[.V58];&quot;,&quot;;[.W58];&quot;,&quot;;[.X58];&quot;,&quot;;[.Y58];&quot;,&quot;;[.Z5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,1992601,0,1023295,10523195,1639664,474391,0,1001281,1085264,439751,1378,2323444,0,3611912,0,1274081,13609225,0,200904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,1992601,0,1023295,10523195,1639664,474391,0,1001281,1085264,439751,1378,2323444,0,3611912,0,1274081,13609225,0,200904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AINERD PUBLIC SCHOOL DISTRICT</text:p>
          </table:table-cell>
          <table:table-cell office:value-type="float" office:value="181" calcext:value-type="float">
            <text:p>181</text:p>
          </table:table-cell>
          <table:table-cell table:formula="of:=VLOOKUP([.B59];[$Sheet2.A52:.C608];2)" office:value-type="float" office:value="52" calcext:value-type="float">
            <text:p>52</text:p>
          </table:table-cell>
          <table:table-cell office:value-type="float" office:value="10397881" calcext:value-type="float">
            <text:p>10,397,881</text:p>
          </table:table-cell>
          <table:table-cell office:value-type="float" office:value="0" calcext:value-type="float">
            <text:p>0</text:p>
          </table:table-cell>
          <table:table-cell office:value-type="float" office:value="2869824" calcext:value-type="float">
            <text:p>2,869,824</text:p>
          </table:table-cell>
          <table:table-cell office:value-type="float" office:value="13267705" calcext:value-type="float">
            <text:p>13,267,705</text:p>
          </table:table-cell>
          <table:table-cell office:value-type="float" office:value="51782168" calcext:value-type="float">
            <text:p>51,782,168</text:p>
          </table:table-cell>
          <table:table-cell office:value-type="float" office:value="15990163" calcext:value-type="float">
            <text:p>15,990,163</text:p>
          </table:table-cell>
          <table:table-cell office:value-type="float" office:value="1331348" calcext:value-type="float">
            <text:p>1,331,348</text:p>
          </table:table-cell>
          <table:table-cell office:value-type="float" office:value="0" calcext:value-type="float">
            <text:p>0</text:p>
          </table:table-cell>
          <table:table-cell office:value-type="float" office:value="69103679" calcext:value-type="float">
            <text:p>69,103,679</text:p>
          </table:table-cell>
          <table:table-cell office:value-type="float" office:value="9266851" calcext:value-type="float">
            <text:p>9,266,851</text:p>
          </table:table-cell>
          <table:table-cell office:value-type="float" office:value="91638235" calcext:value-type="float">
            <text:p>91,638,235</text:p>
          </table:table-cell>
          <table:table-cell office:value-type="float" office:value="5324671" calcext:value-type="float">
            <text:p>5,324,671</text:p>
          </table:table-cell>
          <table:table-cell office:value-type="float" office:value="3326436" calcext:value-type="float">
            <text:p>3,326,436</text:p>
          </table:table-cell>
          <table:table-cell office:value-type="float" office:value="5310502" calcext:value-type="float">
            <text:p>5,310,502</text:p>
          </table:table-cell>
          <table:table-cell office:value-type="float" office:value="11704015" calcext:value-type="float">
            <text:p>11,704,015</text:p>
          </table:table-cell>
          <table:table-cell office:value-type="float" office:value="2519085" calcext:value-type="float">
            <text:p>2,519,085</text:p>
          </table:table-cell>
          <table:table-cell office:value-type="float" office:value="119822945" calcext:value-type="float">
            <text:p>119,822,945</text:p>
          </table:table-cell>
          <table:table-cell office:value-type="float" office:value="24462874" calcext:value-type="float">
            <text:p>24,462,874</text:p>
          </table:table-cell>
          <table:table-cell office:value-type="float" office:value="0" calcext:value-type="float">
            <text:p>0</text:p>
          </table:table-cell>
          <table:table-cell office:value-type="float" office:value="10088836" calcext:value-type="float">
            <text:p>10,088,836</text:p>
          </table:table-cell>
          <table:table-cell office:value-type="float" office:value="70905557" calcext:value-type="float">
            <text:p>70,905,557</text:p>
          </table:table-cell>
          <table:table-cell office:value-type="float" office:value="0" calcext:value-type="float">
            <text:p>0</text:p>
          </table:table-cell>
          <table:table-cell office:value-type="float" office:value="14365678" calcext:value-type="float">
            <text:p>14,365,678</text:p>
          </table:table-cell>
          <table:table-cell/>
          <table:table-cell table:formula="of:=CONCATENATE([.$AB$5];[.$AA$5];[.C59];&quot;,&quot;;[.D59];&quot;,&quot;;[.E59];&quot;,&quot;;[.F59];&quot;,&quot;;[.H59];&quot;,&quot;;[.I59];&quot;,&quot;;[.J59];&quot;,&quot;;[.K59];&quot;,&quot;;[.M59];&quot;,&quot;;[.O59];&quot;,&quot;;[.P59];&quot;,&quot;;[.Q59];&quot;,&quot;;[.R59];&quot;,&quot;;[.S59];&quot;,&quot;;[.U59];&quot;,&quot;;[.V59];&quot;,&quot;;[.W59];&quot;,&quot;;[.X59];&quot;,&quot;;[.Y59];&quot;,&quot;;[.Z5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,10397881,0,2869824,51782168,15990163,1331348,0,9266851,5324671,3326436,5310502,11704015,2519085,24462874,0,10088836,70905557,0,143656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,10397881,0,2869824,51782168,15990163,1331348,0,9266851,5324671,3326436,5310502,11704015,2519085,24462874,0,10088836,70905557,0,143656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BY-IRONTON PUBLIC SCHOOL DIST.</text:p>
          </table:table-cell>
          <table:table-cell office:value-type="float" office:value="182" calcext:value-type="float">
            <text:p>182</text:p>
          </table:table-cell>
          <table:table-cell table:formula="of:=VLOOKUP([.B60];[$Sheet2.A53:.C609];2)" office:value-type="float" office:value="53" calcext:value-type="float">
            <text:p>53</text:p>
          </table:table-cell>
          <table:table-cell office:value-type="float" office:value="1984221" calcext:value-type="float">
            <text:p>1,984,221</text:p>
          </table:table-cell>
          <table:table-cell office:value-type="float" office:value="0" calcext:value-type="float">
            <text:p>0</text:p>
          </table:table-cell>
          <table:table-cell office:value-type="float" office:value="1229733" calcext:value-type="float">
            <text:p>1,229,733</text:p>
          </table:table-cell>
          <table:table-cell office:value-type="float" office:value="3213954" calcext:value-type="float">
            <text:p>3,213,954</text:p>
          </table:table-cell>
          <table:table-cell office:value-type="float" office:value="8199735" calcext:value-type="float">
            <text:p>8,199,735</text:p>
          </table:table-cell>
          <table:table-cell office:value-type="float" office:value="2107245" calcext:value-type="float">
            <text:p>2,107,245</text:p>
          </table:table-cell>
          <table:table-cell office:value-type="float" office:value="91423" calcext:value-type="float">
            <text:p>91,423</text:p>
          </table:table-cell>
          <table:table-cell office:value-type="float" office:value="0" calcext:value-type="float">
            <text:p>0</text:p>
          </table:table-cell>
          <table:table-cell office:value-type="float" office:value="10398403" calcext:value-type="float">
            <text:p>10,398,403</text:p>
          </table:table-cell>
          <table:table-cell office:value-type="float" office:value="1620589" calcext:value-type="float">
            <text:p>1,620,589</text:p>
          </table:table-cell>
          <table:table-cell office:value-type="float" office:value="15232947" calcext:value-type="float">
            <text:p>15,232,947</text:p>
          </table:table-cell>
          <table:table-cell office:value-type="float" office:value="853184" calcext:value-type="float">
            <text:p>853,184</text:p>
          </table:table-cell>
          <table:table-cell office:value-type="float" office:value="420934" calcext:value-type="float">
            <text:p>420,934</text:p>
          </table:table-cell>
          <table:table-cell office:value-type="float" office:value="-202231" calcext:value-type="float">
            <text:p>-202,231</text:p>
          </table:table-cell>
          <table:table-cell office:value-type="float" office:value="2037862" calcext:value-type="float">
            <text:p>2,037,862</text:p>
          </table:table-cell>
          <table:table-cell office:value-type="float" office:value="0" calcext:value-type="float">
            <text:p>0</text:p>
          </table:table-cell>
          <table:table-cell office:value-type="float" office:value="18342695" calcext:value-type="float">
            <text:p>18,342,695</text:p>
          </table:table-cell>
          <table:table-cell office:value-type="float" office:value="3819300" calcext:value-type="float">
            <text:p>3,819,300</text:p>
          </table:table-cell>
          <table:table-cell office:value-type="float" office:value="0" calcext:value-type="float">
            <text:p>0</text:p>
          </table:table-cell>
          <table:table-cell office:value-type="float" office:value="1601670" calcext:value-type="float">
            <text:p>1,601,670</text:p>
          </table:table-cell>
          <table:table-cell office:value-type="float" office:value="10538568" calcext:value-type="float">
            <text:p>10,538,568</text:p>
          </table:table-cell>
          <table:table-cell office:value-type="float" office:value="0" calcext:value-type="float">
            <text:p>0</text:p>
          </table:table-cell>
          <table:table-cell office:value-type="float" office:value="2383156" calcext:value-type="float">
            <text:p>2,383,156</text:p>
          </table:table-cell>
          <table:table-cell/>
          <table:table-cell table:formula="of:=CONCATENATE([.$AB$5];[.$AA$5];[.C60];&quot;,&quot;;[.D60];&quot;,&quot;;[.E60];&quot;,&quot;;[.F60];&quot;,&quot;;[.H60];&quot;,&quot;;[.I60];&quot;,&quot;;[.J60];&quot;,&quot;;[.K60];&quot;,&quot;;[.M60];&quot;,&quot;;[.O60];&quot;,&quot;;[.P60];&quot;,&quot;;[.Q60];&quot;,&quot;;[.R60];&quot;,&quot;;[.S60];&quot;,&quot;;[.U60];&quot;,&quot;;[.V60];&quot;,&quot;;[.W60];&quot;,&quot;;[.X60];&quot;,&quot;;[.Y60];&quot;,&quot;;[.Z6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,1984221,0,1229733,8199735,2107245,91423,0,1620589,853184,420934,-202231,2037862,0,3819300,0,1601670,10538568,0,238315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,1984221,0,1229733,8199735,2107245,91423,0,1620589,853184,420934,-202231,2037862,0,3819300,0,1601670,10538568,0,238315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EQUOT LAKES PUBLIC SCHOOLS</text:p>
          </table:table-cell>
          <table:table-cell office:value-type="float" office:value="186" calcext:value-type="float">
            <text:p>186</text:p>
          </table:table-cell>
          <table:table-cell table:formula="of:=VLOOKUP([.B61];[$Sheet2.A54:.C610];2)" office:value-type="float" office:value="54" calcext:value-type="float">
            <text:p>54</text:p>
          </table:table-cell>
          <table:table-cell office:value-type="float" office:value="3007798" calcext:value-type="float">
            <text:p>3,007,798</text:p>
          </table:table-cell>
          <table:table-cell office:value-type="float" office:value="0" calcext:value-type="float">
            <text:p>0</text:p>
          </table:table-cell>
          <table:table-cell office:value-type="float" office:value="908386" calcext:value-type="float">
            <text:p>908,386</text:p>
          </table:table-cell>
          <table:table-cell office:value-type="float" office:value="3916184" calcext:value-type="float">
            <text:p>3,916,184</text:p>
          </table:table-cell>
          <table:table-cell office:value-type="float" office:value="13690822" calcext:value-type="float">
            <text:p>13,690,822</text:p>
          </table:table-cell>
          <table:table-cell office:value-type="float" office:value="1696666" calcext:value-type="float">
            <text:p>1,696,666</text:p>
          </table:table-cell>
          <table:table-cell office:value-type="float" office:value="152352" calcext:value-type="float">
            <text:p>152,352</text:p>
          </table:table-cell>
          <table:table-cell office:value-type="float" office:value="0" calcext:value-type="float">
            <text:p>0</text:p>
          </table:table-cell>
          <table:table-cell office:value-type="float" office:value="15539840" calcext:value-type="float">
            <text:p>15,539,840</text:p>
          </table:table-cell>
          <table:table-cell office:value-type="float" office:value="1929204" calcext:value-type="float">
            <text:p>1,929,204</text:p>
          </table:table-cell>
          <table:table-cell office:value-type="float" office:value="21385229" calcext:value-type="float">
            <text:p>21,385,229</text:p>
          </table:table-cell>
          <table:table-cell office:value-type="float" office:value="1585357" calcext:value-type="float">
            <text:p>1,585,357</text:p>
          </table:table-cell>
          <table:table-cell office:value-type="float" office:value="870921" calcext:value-type="float">
            <text:p>870,921</text:p>
          </table:table-cell>
          <table:table-cell office:value-type="float" office:value="0" calcext:value-type="float">
            <text:p>0</text:p>
          </table:table-cell>
          <table:table-cell office:value-type="float" office:value="2955701" calcext:value-type="float">
            <text:p>2,955,701</text:p>
          </table:table-cell>
          <table:table-cell office:value-type="float" office:value="0" calcext:value-type="float">
            <text:p>0</text:p>
          </table:table-cell>
          <table:table-cell office:value-type="float" office:value="26797208" calcext:value-type="float">
            <text:p>26,797,208</text:p>
          </table:table-cell>
          <table:table-cell office:value-type="float" office:value="6125023" calcext:value-type="float">
            <text:p>6,125,023</text:p>
          </table:table-cell>
          <table:table-cell office:value-type="float" office:value="0" calcext:value-type="float">
            <text:p>0</text:p>
          </table:table-cell>
          <table:table-cell office:value-type="float" office:value="1550049" calcext:value-type="float">
            <text:p>1,550,049</text:p>
          </table:table-cell>
          <table:table-cell office:value-type="float" office:value="15660660" calcext:value-type="float">
            <text:p>15,660,660</text:p>
          </table:table-cell>
          <table:table-cell office:value-type="float" office:value="0" calcext:value-type="float">
            <text:p>0</text:p>
          </table:table-cell>
          <table:table-cell office:value-type="float" office:value="3461476" calcext:value-type="float">
            <text:p>3,461,476</text:p>
          </table:table-cell>
          <table:table-cell/>
          <table:table-cell table:formula="of:=CONCATENATE([.$AB$5];[.$AA$5];[.C61];&quot;,&quot;;[.D61];&quot;,&quot;;[.E61];&quot;,&quot;;[.F61];&quot;,&quot;;[.H61];&quot;,&quot;;[.I61];&quot;,&quot;;[.J61];&quot;,&quot;;[.K61];&quot;,&quot;;[.M61];&quot;,&quot;;[.O61];&quot;,&quot;;[.P61];&quot;,&quot;;[.Q61];&quot;,&quot;;[.R61];&quot;,&quot;;[.S61];&quot;,&quot;;[.U61];&quot;,&quot;;[.V61];&quot;,&quot;;[.W61];&quot;,&quot;;[.X61];&quot;,&quot;;[.Y61];&quot;,&quot;;[.Z6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,3007798,0,908386,13690822,1696666,152352,0,1929204,1585357,870921,0,2955701,0,6125023,0,1550049,15660660,0,346147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,3007798,0,908386,13690822,1696666,152352,0,1929204,1585357,870921,0,2955701,0,6125023,0,1550049,15660660,0,346147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NSVILLE PUBLIC SCHOOL DISTRICT</text:p>
          </table:table-cell>
          <table:table-cell office:value-type="float" office:value="191" calcext:value-type="float">
            <text:p>191</text:p>
          </table:table-cell>
          <table:table-cell table:formula="of:=VLOOKUP([.B62];[$Sheet2.A55:.C611];2)" office:value-type="float" office:value="55" calcext:value-type="float">
            <text:p>55</text:p>
          </table:table-cell>
          <table:table-cell office:value-type="float" office:value="30540802" calcext:value-type="float">
            <text:p>30,540,802</text:p>
          </table:table-cell>
          <table:table-cell office:value-type="float" office:value="0" calcext:value-type="float">
            <text:p>0</text:p>
          </table:table-cell>
          <table:table-cell office:value-type="float" office:value="3497403" calcext:value-type="float">
            <text:p>3,497,403</text:p>
          </table:table-cell>
          <table:table-cell office:value-type="float" office:value="34038205" calcext:value-type="float">
            <text:p>34,038,205</text:p>
          </table:table-cell>
          <table:table-cell office:value-type="float" office:value="67599139" calcext:value-type="float">
            <text:p>67,599,139</text:p>
          </table:table-cell>
          <table:table-cell office:value-type="float" office:value="15496801" calcext:value-type="float">
            <text:p>15,496,801</text:p>
          </table:table-cell>
          <table:table-cell office:value-type="float" office:value="3557220" calcext:value-type="float">
            <text:p>3,557,220</text:p>
          </table:table-cell>
          <table:table-cell office:value-type="float" office:value="0" calcext:value-type="float">
            <text:p>0</text:p>
          </table:table-cell>
          <table:table-cell office:value-type="float" office:value="86653160" calcext:value-type="float">
            <text:p>86,653,160</text:p>
          </table:table-cell>
          <table:table-cell office:value-type="float" office:value="14965234" calcext:value-type="float">
            <text:p>14,965,234</text:p>
          </table:table-cell>
          <table:table-cell office:value-type="float" office:value="135656599" calcext:value-type="float">
            <text:p>135,656,599</text:p>
          </table:table-cell>
          <table:table-cell office:value-type="float" office:value="6304656" calcext:value-type="float">
            <text:p>6,304,656</text:p>
          </table:table-cell>
          <table:table-cell office:value-type="float" office:value="6386786" calcext:value-type="float">
            <text:p>6,386,786</text:p>
          </table:table-cell>
          <table:table-cell office:value-type="float" office:value="438" calcext:value-type="float">
            <text:p>438</text:p>
          </table:table-cell>
          <table:table-cell office:value-type="float" office:value="10703814" calcext:value-type="float">
            <text:p>10,703,814</text:p>
          </table:table-cell>
          <table:table-cell office:value-type="float" office:value="1466315" calcext:value-type="float">
            <text:p>1,466,315</text:p>
          </table:table-cell>
          <table:table-cell office:value-type="float" office:value="160518607" calcext:value-type="float">
            <text:p>160,518,607</text:p>
          </table:table-cell>
          <table:table-cell office:value-type="float" office:value="43948031" calcext:value-type="float">
            <text:p>43,948,031</text:p>
          </table:table-cell>
          <table:table-cell office:value-type="float" office:value="0" calcext:value-type="float">
            <text:p>0</text:p>
          </table:table-cell>
          <table:table-cell office:value-type="float" office:value="6789579" calcext:value-type="float">
            <text:p>6,789,579</text:p>
          </table:table-cell>
          <table:table-cell office:value-type="float" office:value="88502658" calcext:value-type="float">
            <text:p>88,502,658</text:p>
          </table:table-cell>
          <table:table-cell office:value-type="float" office:value="0" calcext:value-type="float">
            <text:p>0</text:p>
          </table:table-cell>
          <table:table-cell office:value-type="float" office:value="21278339" calcext:value-type="float">
            <text:p>21,278,339</text:p>
          </table:table-cell>
          <table:table-cell/>
          <table:table-cell table:formula="of:=CONCATENATE([.$AB$5];[.$AA$5];[.C62];&quot;,&quot;;[.D62];&quot;,&quot;;[.E62];&quot;,&quot;;[.F62];&quot;,&quot;;[.H62];&quot;,&quot;;[.I62];&quot;,&quot;;[.J62];&quot;,&quot;;[.K62];&quot;,&quot;;[.M62];&quot;,&quot;;[.O62];&quot;,&quot;;[.P62];&quot;,&quot;;[.Q62];&quot;,&quot;;[.R62];&quot;,&quot;;[.S62];&quot;,&quot;;[.U62];&quot;,&quot;;[.V62];&quot;,&quot;;[.W62];&quot;,&quot;;[.X62];&quot;,&quot;;[.Y62];&quot;,&quot;;[.Z6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,30540802,0,3497403,67599139,15496801,3557220,0,14965234,6304656,6386786,438,10703814,1466315,43948031,0,6789579,88502658,0,212783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,30540802,0,3497403,67599139,15496801,3557220,0,14965234,6304656,6386786,438,10703814,1466315,43948031,0,6789579,88502658,0,212783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ARMINGTON PUBLIC SCHOOL DISTRICT</text:p>
          </table:table-cell>
          <table:table-cell office:value-type="float" office:value="192" calcext:value-type="float">
            <text:p>192</text:p>
          </table:table-cell>
          <table:table-cell table:formula="of:=VLOOKUP([.B63];[$Sheet2.A56:.C612];2)" office:value-type="float" office:value="56" calcext:value-type="float">
            <text:p>56</text:p>
          </table:table-cell>
          <table:table-cell office:value-type="float" office:value="11349186" calcext:value-type="float">
            <text:p>11,349,186</text:p>
          </table:table-cell>
          <table:table-cell office:value-type="float" office:value="0" calcext:value-type="float">
            <text:p>0</text:p>
          </table:table-cell>
          <table:table-cell office:value-type="float" office:value="2707758" calcext:value-type="float">
            <text:p>2,707,758</text:p>
          </table:table-cell>
          <table:table-cell office:value-type="float" office:value="14056944" calcext:value-type="float">
            <text:p>14,056,944</text:p>
          </table:table-cell>
          <table:table-cell office:value-type="float" office:value="58599306" calcext:value-type="float">
            <text:p>58,599,306</text:p>
          </table:table-cell>
          <table:table-cell office:value-type="float" office:value="9775799" calcext:value-type="float">
            <text:p>9,775,799</text:p>
          </table:table-cell>
          <table:table-cell office:value-type="float" office:value="1149460" calcext:value-type="float">
            <text:p>1,149,460</text:p>
          </table:table-cell>
          <table:table-cell office:value-type="float" office:value="0" calcext:value-type="float">
            <text:p>0</text:p>
          </table:table-cell>
          <table:table-cell office:value-type="float" office:value="69524564" calcext:value-type="float">
            <text:p>69,524,564</text:p>
          </table:table-cell>
          <table:table-cell office:value-type="float" office:value="4093601" calcext:value-type="float">
            <text:p>4,093,601</text:p>
          </table:table-cell>
          <table:table-cell office:value-type="float" office:value="87675110" calcext:value-type="float">
            <text:p>87,675,110</text:p>
          </table:table-cell>
          <table:table-cell office:value-type="float" office:value="4572666" calcext:value-type="float">
            <text:p>4,572,666</text:p>
          </table:table-cell>
          <table:table-cell office:value-type="float" office:value="5748530" calcext:value-type="float">
            <text:p>5,748,530</text:p>
          </table:table-cell>
          <table:table-cell office:value-type="float" office:value="5897" calcext:value-type="float">
            <text:p>5,897</text:p>
          </table:table-cell>
          <table:table-cell office:value-type="float" office:value="22013520" calcext:value-type="float">
            <text:p>22,013,520</text:p>
          </table:table-cell>
          <table:table-cell office:value-type="float" office:value="845640" calcext:value-type="float">
            <text:p>845,640</text:p>
          </table:table-cell>
          <table:table-cell office:value-type="float" office:value="120861363" calcext:value-type="float">
            <text:p>120,861,363</text:p>
          </table:table-cell>
          <table:table-cell office:value-type="float" office:value="29782590" calcext:value-type="float">
            <text:p>29,782,590</text:p>
          </table:table-cell>
          <table:table-cell office:value-type="float" office:value="0" calcext:value-type="float">
            <text:p>0</text:p>
          </table:table-cell>
          <table:table-cell office:value-type="float" office:value="6748775" calcext:value-type="float">
            <text:p>6,748,775</text:p>
          </table:table-cell>
          <table:table-cell office:value-type="float" office:value="75401473" calcext:value-type="float">
            <text:p>75,401,473</text:p>
          </table:table-cell>
          <table:table-cell office:value-type="float" office:value="0" calcext:value-type="float">
            <text:p>0</text:p>
          </table:table-cell>
          <table:table-cell office:value-type="float" office:value="8928524" calcext:value-type="float">
            <text:p>8,928,524</text:p>
          </table:table-cell>
          <table:table-cell/>
          <table:table-cell table:formula="of:=CONCATENATE([.$AB$5];[.$AA$5];[.C63];&quot;,&quot;;[.D63];&quot;,&quot;;[.E63];&quot;,&quot;;[.F63];&quot;,&quot;;[.H63];&quot;,&quot;;[.I63];&quot;,&quot;;[.J63];&quot;,&quot;;[.K63];&quot;,&quot;;[.M63];&quot;,&quot;;[.O63];&quot;,&quot;;[.P63];&quot;,&quot;;[.Q63];&quot;,&quot;;[.R63];&quot;,&quot;;[.S63];&quot;,&quot;;[.U63];&quot;,&quot;;[.V63];&quot;,&quot;;[.W63];&quot;,&quot;;[.X63];&quot;,&quot;;[.Y63];&quot;,&quot;;[.Z6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6,11349186,0,2707758,58599306,9775799,1149460,0,4093601,4572666,5748530,5897,22013520,845640,29782590,0,6748775,75401473,0,892852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6,11349186,0,2707758,58599306,9775799,1149460,0,4093601,4572666,5748530,5897,22013520,845640,29782590,0,6748775,75401473,0,892852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VILLE PUBLIC SCHOOL DISTRICT</text:p>
          </table:table-cell>
          <table:table-cell office:value-type="float" office:value="194" calcext:value-type="float">
            <text:p>194</text:p>
          </table:table-cell>
          <table:table-cell table:formula="of:=VLOOKUP([.B64];[$Sheet2.A57:.C613];2)" office:value-type="float" office:value="57" calcext:value-type="float">
            <text:p>57</text:p>
          </table:table-cell>
          <table:table-cell office:value-type="float" office:value="37530794" calcext:value-type="float">
            <text:p>37,530,794</text:p>
          </table:table-cell>
          <table:table-cell office:value-type="float" office:value="0" calcext:value-type="float">
            <text:p>0</text:p>
          </table:table-cell>
          <table:table-cell office:value-type="float" office:value="6590679" calcext:value-type="float">
            <text:p>6,590,679</text:p>
          </table:table-cell>
          <table:table-cell office:value-type="float" office:value="44121473" calcext:value-type="float">
            <text:p>44,121,473</text:p>
          </table:table-cell>
          <table:table-cell office:value-type="float" office:value="90526067" calcext:value-type="float">
            <text:p>90,526,067</text:p>
          </table:table-cell>
          <table:table-cell office:value-type="float" office:value="19655365" calcext:value-type="float">
            <text:p>19,655,365</text:p>
          </table:table-cell>
          <table:table-cell office:value-type="float" office:value="4428437" calcext:value-type="float">
            <text:p>4,428,437</text:p>
          </table:table-cell>
          <table:table-cell office:value-type="float" office:value="0" calcext:value-type="float">
            <text:p>0</text:p>
          </table:table-cell>
          <table:table-cell office:value-type="float" office:value="114609870" calcext:value-type="float">
            <text:p>114,609,870</text:p>
          </table:table-cell>
          <table:table-cell office:value-type="float" office:value="5573135" calcext:value-type="float">
            <text:p>5,573,135</text:p>
          </table:table-cell>
          <table:table-cell office:value-type="float" office:value="164304478" calcext:value-type="float">
            <text:p>164,304,478</text:p>
          </table:table-cell>
          <table:table-cell office:value-type="float" office:value="8278126" calcext:value-type="float">
            <text:p>8,278,126</text:p>
          </table:table-cell>
          <table:table-cell office:value-type="float" office:value="7021220" calcext:value-type="float">
            <text:p>7,021,220</text:p>
          </table:table-cell>
          <table:table-cell office:value-type="float" office:value="-814899" calcext:value-type="float">
            <text:p>-814,899</text:p>
          </table:table-cell>
          <table:table-cell office:value-type="float" office:value="21997158" calcext:value-type="float">
            <text:p>21,997,158</text:p>
          </table:table-cell>
          <table:table-cell office:value-type="float" office:value="0" calcext:value-type="float">
            <text:p>0</text:p>
          </table:table-cell>
          <table:table-cell office:value-type="float" office:value="200786084" calcext:value-type="float">
            <text:p>200,786,084</text:p>
          </table:table-cell>
          <table:table-cell office:value-type="float" office:value="59544596" calcext:value-type="float">
            <text:p>59,544,596</text:p>
          </table:table-cell>
          <table:table-cell office:value-type="float" office:value="0" calcext:value-type="float">
            <text:p>0</text:p>
          </table:table-cell>
          <table:table-cell office:value-type="float" office:value="11591017" calcext:value-type="float">
            <text:p>11,591,017</text:p>
          </table:table-cell>
          <table:table-cell office:value-type="float" office:value="116435555" calcext:value-type="float">
            <text:p>116,435,555</text:p>
          </table:table-cell>
          <table:table-cell office:value-type="float" office:value="0" calcext:value-type="float">
            <text:p>0</text:p>
          </table:table-cell>
          <table:table-cell office:value-type="float" office:value="13214915" calcext:value-type="float">
            <text:p>13,214,915</text:p>
          </table:table-cell>
          <table:table-cell/>
          <table:table-cell table:formula="of:=CONCATENATE([.$AB$5];[.$AA$5];[.C64];&quot;,&quot;;[.D64];&quot;,&quot;;[.E64];&quot;,&quot;;[.F64];&quot;,&quot;;[.H64];&quot;,&quot;;[.I64];&quot;,&quot;;[.J64];&quot;,&quot;;[.K64];&quot;,&quot;;[.M64];&quot;,&quot;;[.O64];&quot;,&quot;;[.P64];&quot;,&quot;;[.Q64];&quot;,&quot;;[.R64];&quot;,&quot;;[.S64];&quot;,&quot;;[.U64];&quot;,&quot;;[.V64];&quot;,&quot;;[.W64];&quot;,&quot;;[.X64];&quot;,&quot;;[.Y64];&quot;,&quot;;[.Z6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7,37530794,0,6590679,90526067,19655365,4428437,0,5573135,8278126,7021220,-814899,21997158,0,59544596,0,11591017,116435555,0,132149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7,37530794,0,6590679,90526067,19655365,4428437,0,5573135,8278126,7021220,-814899,21997158,0,59544596,0,11591017,116435555,0,132149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ANDOLPH PUBLIC SCHOOL DISTRICT</text:p>
          </table:table-cell>
          <table:table-cell office:value-type="float" office:value="195" calcext:value-type="float">
            <text:p>195</text:p>
          </table:table-cell>
          <table:table-cell table:formula="of:=VLOOKUP([.B65];[$Sheet2.A58:.C614];2)" office:value-type="float" office:value="58" calcext:value-type="float">
            <text:p>58</text:p>
          </table:table-cell>
          <table:table-cell office:value-type="float" office:value="973799" calcext:value-type="float">
            <text:p>973,799</text:p>
          </table:table-cell>
          <table:table-cell office:value-type="float" office:value="0" calcext:value-type="float">
            <text:p>0</text:p>
          </table:table-cell>
          <table:table-cell office:value-type="float" office:value="820640" calcext:value-type="float">
            <text:p>820,640</text:p>
          </table:table-cell>
          <table:table-cell office:value-type="float" office:value="1794439" calcext:value-type="float">
            <text:p>1,794,439</text:p>
          </table:table-cell>
          <table:table-cell office:value-type="float" office:value="6110244" calcext:value-type="float">
            <text:p>6,110,244</text:p>
          </table:table-cell>
          <table:table-cell office:value-type="float" office:value="683435" calcext:value-type="float">
            <text:p>683,435</text:p>
          </table:table-cell>
          <table:table-cell office:value-type="float" office:value="164072" calcext:value-type="float">
            <text:p>164,072</text:p>
          </table:table-cell>
          <table:table-cell office:value-type="float" office:value="0" calcext:value-type="float">
            <text:p>0</text:p>
          </table:table-cell>
          <table:table-cell office:value-type="float" office:value="6957751" calcext:value-type="float">
            <text:p>6,957,751</text:p>
          </table:table-cell>
          <table:table-cell office:value-type="float" office:value="291478" calcext:value-type="float">
            <text:p>291,478</text:p>
          </table:table-cell>
          <table:table-cell office:value-type="float" office:value="9043667" calcext:value-type="float">
            <text:p>9,043,667</text:p>
          </table:table-cell>
          <table:table-cell office:value-type="float" office:value="752854" calcext:value-type="float">
            <text:p>752,854</text:p>
          </table:table-cell>
          <table:table-cell office:value-type="float" office:value="511973" calcext:value-type="float">
            <text:p>511,973</text:p>
          </table:table-cell>
          <table:table-cell office:value-type="float" office:value="483" calcext:value-type="float">
            <text:p>483</text:p>
          </table:table-cell>
          <table:table-cell office:value-type="float" office:value="917485" calcext:value-type="float">
            <text:p>917,485</text:p>
          </table:table-cell>
          <table:table-cell office:value-type="float" office:value="0" calcext:value-type="float">
            <text:p>0</text:p>
          </table:table-cell>
          <table:table-cell office:value-type="float" office:value="11226463" calcext:value-type="float">
            <text:p>11,226,463</text:p>
          </table:table-cell>
          <table:table-cell office:value-type="float" office:value="1656057" calcext:value-type="float">
            <text:p>1,656,057</text:p>
          </table:table-cell>
          <table:table-cell office:value-type="float" office:value="0" calcext:value-type="float">
            <text:p>0</text:p>
          </table:table-cell>
          <table:table-cell office:value-type="float" office:value="1311456" calcext:value-type="float">
            <text:p>1,311,456</text:p>
          </table:table-cell>
          <table:table-cell office:value-type="float" office:value="7163924" calcext:value-type="float">
            <text:p>7,163,924</text:p>
          </table:table-cell>
          <table:table-cell office:value-type="float" office:value="0" calcext:value-type="float">
            <text:p>0</text:p>
          </table:table-cell>
          <table:table-cell office:value-type="float" office:value="1095026" calcext:value-type="float">
            <text:p>1,095,026</text:p>
          </table:table-cell>
          <table:table-cell/>
          <table:table-cell table:formula="of:=CONCATENATE([.$AB$5];[.$AA$5];[.C65];&quot;,&quot;;[.D65];&quot;,&quot;;[.E65];&quot;,&quot;;[.F65];&quot;,&quot;;[.H65];&quot;,&quot;;[.I65];&quot;,&quot;;[.J65];&quot;,&quot;;[.K65];&quot;,&quot;;[.M65];&quot;,&quot;;[.O65];&quot;,&quot;;[.P65];&quot;,&quot;;[.Q65];&quot;,&quot;;[.R65];&quot;,&quot;;[.S65];&quot;,&quot;;[.U65];&quot;,&quot;;[.V65];&quot;,&quot;;[.W65];&quot;,&quot;;[.X65];&quot;,&quot;;[.Y65];&quot;,&quot;;[.Z6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8,973799,0,820640,6110244,683435,164072,0,291478,752854,511973,483,917485,0,1656057,0,1311456,7163924,0,109502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8,973799,0,820640,6110244,683435,164072,0,291478,752854,511973,483,917485,0,1656057,0,1311456,7163924,0,109502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SEMOUNT-APPLE VALLEY-EAGAN</text:p>
          </table:table-cell>
          <table:table-cell office:value-type="float" office:value="196" calcext:value-type="float">
            <text:p>196</text:p>
          </table:table-cell>
          <table:table-cell table:formula="of:=VLOOKUP([.B66];[$Sheet2.A59:.C615];2)" office:value-type="float" office:value="59" calcext:value-type="float">
            <text:p>59</text:p>
          </table:table-cell>
          <table:table-cell office:value-type="float" office:value="101783038" calcext:value-type="float">
            <text:p>101,783,038</text:p>
          </table:table-cell>
          <table:table-cell office:value-type="float" office:value="0" calcext:value-type="float">
            <text:p>0</text:p>
          </table:table-cell>
          <table:table-cell office:value-type="float" office:value="10893155" calcext:value-type="float">
            <text:p>10,893,155</text:p>
          </table:table-cell>
          <table:table-cell office:value-type="float" office:value="112676193" calcext:value-type="float">
            <text:p>112,676,193</text:p>
          </table:table-cell>
          <table:table-cell office:value-type="float" office:value="229531503" calcext:value-type="float">
            <text:p>229,531,503</text:p>
          </table:table-cell>
          <table:table-cell office:value-type="float" office:value="54204565" calcext:value-type="float">
            <text:p>54,204,565</text:p>
          </table:table-cell>
          <table:table-cell office:value-type="float" office:value="15393578" calcext:value-type="float">
            <text:p>15,393,578</text:p>
          </table:table-cell>
          <table:table-cell office:value-type="float" office:value="0" calcext:value-type="float">
            <text:p>0</text:p>
          </table:table-cell>
          <table:table-cell office:value-type="float" office:value="299129647" calcext:value-type="float">
            <text:p>299,129,647</text:p>
          </table:table-cell>
          <table:table-cell office:value-type="float" office:value="23418512" calcext:value-type="float">
            <text:p>23,418,512</text:p>
          </table:table-cell>
          <table:table-cell office:value-type="float" office:value="435224351" calcext:value-type="float">
            <text:p>435,224,351</text:p>
          </table:table-cell>
          <table:table-cell office:value-type="float" office:value="19675333" calcext:value-type="float">
            <text:p>19,675,333</text:p>
          </table:table-cell>
          <table:table-cell office:value-type="float" office:value="9477900" calcext:value-type="float">
            <text:p>9,477,900</text:p>
          </table:table-cell>
          <table:table-cell office:value-type="float" office:value="4052" calcext:value-type="float">
            <text:p>4,052</text:p>
          </table:table-cell>
          <table:table-cell office:value-type="float" office:value="17824464" calcext:value-type="float">
            <text:p>17,824,464</text:p>
          </table:table-cell>
          <table:table-cell office:value-type="float" office:value="0" calcext:value-type="float">
            <text:p>0</text:p>
          </table:table-cell>
          <table:table-cell office:value-type="float" office:value="482206099" calcext:value-type="float">
            <text:p>482,206,099</text:p>
          </table:table-cell>
          <table:table-cell office:value-type="float" office:value="121341382" calcext:value-type="float">
            <text:p>121,341,382</text:p>
          </table:table-cell>
          <table:table-cell office:value-type="float" office:value="0" calcext:value-type="float">
            <text:p>0</text:p>
          </table:table-cell>
          <table:table-cell office:value-type="float" office:value="15771731" calcext:value-type="float">
            <text:p>15,771,731</text:p>
          </table:table-cell>
          <table:table-cell office:value-type="float" office:value="303155665" calcext:value-type="float">
            <text:p>303,155,665</text:p>
          </table:table-cell>
          <table:table-cell office:value-type="float" office:value="0" calcext:value-type="float">
            <text:p>0</text:p>
          </table:table-cell>
          <table:table-cell office:value-type="float" office:value="41937321" calcext:value-type="float">
            <text:p>41,937,321</text:p>
          </table:table-cell>
          <table:table-cell/>
          <table:table-cell table:formula="of:=CONCATENATE([.$AB$5];[.$AA$5];[.C66];&quot;,&quot;;[.D66];&quot;,&quot;;[.E66];&quot;,&quot;;[.F66];&quot;,&quot;;[.H66];&quot;,&quot;;[.I66];&quot;,&quot;;[.J66];&quot;,&quot;;[.K66];&quot;,&quot;;[.M66];&quot;,&quot;;[.O66];&quot;,&quot;;[.P66];&quot;,&quot;;[.Q66];&quot;,&quot;;[.R66];&quot;,&quot;;[.S66];&quot;,&quot;;[.U66];&quot;,&quot;;[.V66];&quot;,&quot;;[.W66];&quot;,&quot;;[.X66];&quot;,&quot;;[.Y66];&quot;,&quot;;[.Z6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9,101783038,0,10893155,229531503,54204565,15393578,0,23418512,19675333,9477900,4052,17824464,0,121341382,0,15771731,303155665,0,4193732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9,101783038,0,10893155,229531503,54204565,15393578,0,23418512,19675333,9477900,4052,17824464,0,121341382,0,15771731,303155665,0,4193732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est St. Paul-Mendota Heights-Eagan</text:p>
          </table:table-cell>
          <table:table-cell office:value-type="float" office:value="197" calcext:value-type="float">
            <text:p>197</text:p>
          </table:table-cell>
          <table:table-cell table:formula="of:=VLOOKUP([.B67];[$Sheet2.A60:.C616];2)" office:value-type="float" office:value="60" calcext:value-type="float">
            <text:p>60</text:p>
          </table:table-cell>
          <table:table-cell office:value-type="float" office:value="20198432" calcext:value-type="float">
            <text:p>20,198,432</text:p>
          </table:table-cell>
          <table:table-cell office:value-type="float" office:value="0" calcext:value-type="float">
            <text:p>0</text:p>
          </table:table-cell>
          <table:table-cell office:value-type="float" office:value="2405188" calcext:value-type="float">
            <text:p>2,405,188</text:p>
          </table:table-cell>
          <table:table-cell office:value-type="float" office:value="22603620" calcext:value-type="float">
            <text:p>22,603,620</text:p>
          </table:table-cell>
          <table:table-cell office:value-type="float" office:value="41013199" calcext:value-type="float">
            <text:p>41,013,199</text:p>
          </table:table-cell>
          <table:table-cell office:value-type="float" office:value="9745170" calcext:value-type="float">
            <text:p>9,745,170</text:p>
          </table:table-cell>
          <table:table-cell office:value-type="float" office:value="2379207" calcext:value-type="float">
            <text:p>2,379,207</text:p>
          </table:table-cell>
          <table:table-cell office:value-type="float" office:value="0" calcext:value-type="float">
            <text:p>0</text:p>
          </table:table-cell>
          <table:table-cell office:value-type="float" office:value="53137576" calcext:value-type="float">
            <text:p>53,137,576</text:p>
          </table:table-cell>
          <table:table-cell office:value-type="float" office:value="7790681" calcext:value-type="float">
            <text:p>7,790,681</text:p>
          </table:table-cell>
          <table:table-cell office:value-type="float" office:value="83531877" calcext:value-type="float">
            <text:p>83,531,877</text:p>
          </table:table-cell>
          <table:table-cell office:value-type="float" office:value="4035518" calcext:value-type="float">
            <text:p>4,035,518</text:p>
          </table:table-cell>
          <table:table-cell office:value-type="float" office:value="4556244" calcext:value-type="float">
            <text:p>4,556,244</text:p>
          </table:table-cell>
          <table:table-cell office:value-type="float" office:value="445364" calcext:value-type="float">
            <text:p>445,364</text:p>
          </table:table-cell>
          <table:table-cell office:value-type="float" office:value="9239630" calcext:value-type="float">
            <text:p>9,239,630</text:p>
          </table:table-cell>
          <table:table-cell office:value-type="float" office:value="0" calcext:value-type="float">
            <text:p>0</text:p>
          </table:table-cell>
          <table:table-cell office:value-type="float" office:value="101808633" calcext:value-type="float">
            <text:p>101,808,633</text:p>
          </table:table-cell>
          <table:table-cell office:value-type="float" office:value="30468447" calcext:value-type="float">
            <text:p>30,468,447</text:p>
          </table:table-cell>
          <table:table-cell office:value-type="float" office:value="0" calcext:value-type="float">
            <text:p>0</text:p>
          </table:table-cell>
          <table:table-cell office:value-type="float" office:value="4743594" calcext:value-type="float">
            <text:p>4,743,594</text:p>
          </table:table-cell>
          <table:table-cell office:value-type="float" office:value="54663647" calcext:value-type="float">
            <text:p>54,663,647</text:p>
          </table:table-cell>
          <table:table-cell office:value-type="float" office:value="0" calcext:value-type="float">
            <text:p>0</text:p>
          </table:table-cell>
          <table:table-cell office:value-type="float" office:value="11932945" calcext:value-type="float">
            <text:p>11,932,945</text:p>
          </table:table-cell>
          <table:table-cell/>
          <table:table-cell table:formula="of:=CONCATENATE([.$AB$5];[.$AA$5];[.C67];&quot;,&quot;;[.D67];&quot;,&quot;;[.E67];&quot;,&quot;;[.F67];&quot;,&quot;;[.H67];&quot;,&quot;;[.I67];&quot;,&quot;;[.J67];&quot;,&quot;;[.K67];&quot;,&quot;;[.M67];&quot;,&quot;;[.O67];&quot;,&quot;;[.P67];&quot;,&quot;;[.Q67];&quot;,&quot;;[.R67];&quot;,&quot;;[.S67];&quot;,&quot;;[.U67];&quot;,&quot;;[.V67];&quot;,&quot;;[.W67];&quot;,&quot;;[.X67];&quot;,&quot;;[.Y67];&quot;,&quot;;[.Z6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0,20198432,0,2405188,41013199,9745170,2379207,0,7790681,4035518,4556244,445364,9239630,0,30468447,0,4743594,54663647,0,1193294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0,20198432,0,2405188,41013199,9745170,2379207,0,7790681,4035518,4556244,445364,9239630,0,30468447,0,4743594,54663647,0,1193294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VER GROVE HEIGHTS SCHOOLS</text:p>
          </table:table-cell>
          <table:table-cell office:value-type="float" office:value="199" calcext:value-type="float">
            <text:p>199</text:p>
          </table:table-cell>
          <table:table-cell table:formula="of:=VLOOKUP([.B68];[$Sheet2.A61:.C617];2)" office:value-type="float" office:value="61" calcext:value-type="float">
            <text:p>61</text:p>
          </table:table-cell>
          <table:table-cell office:value-type="float" office:value="9214404" calcext:value-type="float">
            <text:p>9,214,404</text:p>
          </table:table-cell>
          <table:table-cell office:value-type="float" office:value="0" calcext:value-type="float">
            <text:p>0</text:p>
          </table:table-cell>
          <table:table-cell office:value-type="float" office:value="1967170" calcext:value-type="float">
            <text:p>1,967,170</text:p>
          </table:table-cell>
          <table:table-cell office:value-type="float" office:value="11181573" calcext:value-type="float">
            <text:p>11,181,573</text:p>
          </table:table-cell>
          <table:table-cell office:value-type="float" office:value="28003763" calcext:value-type="float">
            <text:p>28,003,763</text:p>
          </table:table-cell>
          <table:table-cell office:value-type="float" office:value="5367233" calcext:value-type="float">
            <text:p>5,367,233</text:p>
          </table:table-cell>
          <table:table-cell office:value-type="float" office:value="863244" calcext:value-type="float">
            <text:p>863,244</text:p>
          </table:table-cell>
          <table:table-cell office:value-type="float" office:value="0" calcext:value-type="float">
            <text:p>0</text:p>
          </table:table-cell>
          <table:table-cell office:value-type="float" office:value="34234240" calcext:value-type="float">
            <text:p>34,234,240</text:p>
          </table:table-cell>
          <table:table-cell office:value-type="float" office:value="5142178" calcext:value-type="float">
            <text:p>5,142,178</text:p>
          </table:table-cell>
          <table:table-cell office:value-type="float" office:value="50557991" calcext:value-type="float">
            <text:p>50,557,991</text:p>
          </table:table-cell>
          <table:table-cell office:value-type="float" office:value="2745138" calcext:value-type="float">
            <text:p>2,745,138</text:p>
          </table:table-cell>
          <table:table-cell office:value-type="float" office:value="2097330" calcext:value-type="float">
            <text:p>2,097,330</text:p>
          </table:table-cell>
          <table:table-cell office:value-type="float" office:value="0" calcext:value-type="float">
            <text:p>0</text:p>
          </table:table-cell>
          <table:table-cell office:value-type="float" office:value="4479252" calcext:value-type="float">
            <text:p>4,479,252</text:p>
          </table:table-cell>
          <table:table-cell office:value-type="float" office:value="537973" calcext:value-type="float">
            <text:p>537,973</text:p>
          </table:table-cell>
          <table:table-cell office:value-type="float" office:value="60417685" calcext:value-type="float">
            <text:p>60,417,685</text:p>
          </table:table-cell>
          <table:table-cell office:value-type="float" office:value="14664382" calcext:value-type="float">
            <text:p>14,664,382</text:p>
          </table:table-cell>
          <table:table-cell office:value-type="float" office:value="0" calcext:value-type="float">
            <text:p>0</text:p>
          </table:table-cell>
          <table:table-cell office:value-type="float" office:value="3300149" calcext:value-type="float">
            <text:p>3,300,149</text:p>
          </table:table-cell>
          <table:table-cell office:value-type="float" office:value="34707956" calcext:value-type="float">
            <text:p>34,707,956</text:p>
          </table:table-cell>
          <table:table-cell office:value-type="float" office:value="0" calcext:value-type="float">
            <text:p>0</text:p>
          </table:table-cell>
          <table:table-cell office:value-type="float" office:value="7745197" calcext:value-type="float">
            <text:p>7,745,197</text:p>
          </table:table-cell>
          <table:table-cell/>
          <table:table-cell table:formula="of:=CONCATENATE([.$AB$5];[.$AA$5];[.C68];&quot;,&quot;;[.D68];&quot;,&quot;;[.E68];&quot;,&quot;;[.F68];&quot;,&quot;;[.H68];&quot;,&quot;;[.I68];&quot;,&quot;;[.J68];&quot;,&quot;;[.K68];&quot;,&quot;;[.M68];&quot;,&quot;;[.O68];&quot;,&quot;;[.P68];&quot;,&quot;;[.Q68];&quot;,&quot;;[.R68];&quot;,&quot;;[.S68];&quot;,&quot;;[.U68];&quot;,&quot;;[.V68];&quot;,&quot;;[.W68];&quot;,&quot;;[.X68];&quot;,&quot;;[.Y68];&quot;,&quot;;[.Z6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1,9214404,0,1967170,28003763,5367233,863244,0,5142178,2745138,2097330,0,4479252,537973,14664382,0,3300149,34707956,0,774519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1,9214404,0,1967170,28003763,5367233,863244,0,5142178,2745138,2097330,0,4479252,537973,14664382,0,3300149,34707956,0,774519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ASTINGS PUBLIC SCHOOL DISTRICT</text:p>
          </table:table-cell>
          <table:table-cell office:value-type="float" office:value="200" calcext:value-type="float">
            <text:p>200</text:p>
          </table:table-cell>
          <table:table-cell table:formula="of:=VLOOKUP([.B69];[$Sheet2.A62:.C618];2)" office:value-type="float" office:value="62" calcext:value-type="float">
            <text:p>62</text:p>
          </table:table-cell>
          <table:table-cell office:value-type="float" office:value="12675464" calcext:value-type="float">
            <text:p>12,675,464</text:p>
          </table:table-cell>
          <table:table-cell office:value-type="float" office:value="0" calcext:value-type="float">
            <text:p>0</text:p>
          </table:table-cell>
          <table:table-cell office:value-type="float" office:value="2188534" calcext:value-type="float">
            <text:p>2,188,534</text:p>
          </table:table-cell>
          <table:table-cell office:value-type="float" office:value="14863998" calcext:value-type="float">
            <text:p>14,863,998</text:p>
          </table:table-cell>
          <table:table-cell office:value-type="float" office:value="32857280" calcext:value-type="float">
            <text:p>32,857,280</text:p>
          </table:table-cell>
          <table:table-cell office:value-type="float" office:value="6314153" calcext:value-type="float">
            <text:p>6,314,153</text:p>
          </table:table-cell>
          <table:table-cell office:value-type="float" office:value="789954" calcext:value-type="float">
            <text:p>789,954</text:p>
          </table:table-cell>
          <table:table-cell office:value-type="float" office:value="0" calcext:value-type="float">
            <text:p>0</text:p>
          </table:table-cell>
          <table:table-cell office:value-type="float" office:value="39961387" calcext:value-type="float">
            <text:p>39,961,387</text:p>
          </table:table-cell>
          <table:table-cell office:value-type="float" office:value="2960019" calcext:value-type="float">
            <text:p>2,960,019</text:p>
          </table:table-cell>
          <table:table-cell office:value-type="float" office:value="57785404" calcext:value-type="float">
            <text:p>57,785,404</text:p>
          </table:table-cell>
          <table:table-cell office:value-type="float" office:value="3284532" calcext:value-type="float">
            <text:p>3,284,532</text:p>
          </table:table-cell>
          <table:table-cell office:value-type="float" office:value="2356001" calcext:value-type="float">
            <text:p>2,356,001</text:p>
          </table:table-cell>
          <table:table-cell office:value-type="float" office:value="485513" calcext:value-type="float">
            <text:p>485,513</text:p>
          </table:table-cell>
          <table:table-cell office:value-type="float" office:value="5050878" calcext:value-type="float">
            <text:p>5,050,878</text:p>
          </table:table-cell>
          <table:table-cell office:value-type="float" office:value="0" calcext:value-type="float">
            <text:p>0</text:p>
          </table:table-cell>
          <table:table-cell office:value-type="float" office:value="68962328" calcext:value-type="float">
            <text:p>68,962,328</text:p>
          </table:table-cell>
          <table:table-cell office:value-type="float" office:value="17391196" calcext:value-type="float">
            <text:p>17,391,196</text:p>
          </table:table-cell>
          <table:table-cell office:value-type="float" office:value="0" calcext:value-type="float">
            <text:p>0</text:p>
          </table:table-cell>
          <table:table-cell office:value-type="float" office:value="4971443" calcext:value-type="float">
            <text:p>4,971,443</text:p>
          </table:table-cell>
          <table:table-cell office:value-type="float" office:value="40711176" calcext:value-type="float">
            <text:p>40,711,176</text:p>
          </table:table-cell>
          <table:table-cell office:value-type="float" office:value="0" calcext:value-type="float">
            <text:p>0</text:p>
          </table:table-cell>
          <table:table-cell office:value-type="float" office:value="5888513" calcext:value-type="float">
            <text:p>5,888,513</text:p>
          </table:table-cell>
          <table:table-cell/>
          <table:table-cell table:formula="of:=CONCATENATE([.$AB$5];[.$AA$5];[.C69];&quot;,&quot;;[.D69];&quot;,&quot;;[.E69];&quot;,&quot;;[.F69];&quot;,&quot;;[.H69];&quot;,&quot;;[.I69];&quot;,&quot;;[.J69];&quot;,&quot;;[.K69];&quot;,&quot;;[.M69];&quot;,&quot;;[.O69];&quot;,&quot;;[.P69];&quot;,&quot;;[.Q69];&quot;,&quot;;[.R69];&quot;,&quot;;[.S69];&quot;,&quot;;[.U69];&quot;,&quot;;[.V69];&quot;,&quot;;[.W69];&quot;,&quot;;[.X69];&quot;,&quot;;[.Y69];&quot;,&quot;;[.Z6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2,12675464,0,2188534,32857280,6314153,789954,0,2960019,3284532,2356001,485513,5050878,0,17391196,0,4971443,40711176,0,588851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2,12675464,0,2188534,32857280,6314153,789954,0,2960019,3284532,2356001,485513,5050878,0,17391196,0,4971443,40711176,0,588851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AYFIELD PUBLIC SCHOOL DISTRICT</text:p>
          </table:table-cell>
          <table:table-cell office:value-type="float" office:value="203" calcext:value-type="float">
            <text:p>203</text:p>
          </table:table-cell>
          <table:table-cell table:formula="of:=VLOOKUP([.B70];[$Sheet2.A63:.C619];2)" office:value-type="float" office:value="63" calcext:value-type="float">
            <text:p>63</text:p>
          </table:table-cell>
          <table:table-cell office:value-type="float" office:value="1465712" calcext:value-type="float">
            <text:p>1,465,712</text:p>
          </table:table-cell>
          <table:table-cell office:value-type="float" office:value="0" calcext:value-type="float">
            <text:p>0</text:p>
          </table:table-cell>
          <table:table-cell office:value-type="float" office:value="346745" calcext:value-type="float">
            <text:p>346,745</text:p>
          </table:table-cell>
          <table:table-cell office:value-type="float" office:value="1812458" calcext:value-type="float">
            <text:p>1,812,458</text:p>
          </table:table-cell>
          <table:table-cell office:value-type="float" office:value="5815827" calcext:value-type="float">
            <text:p>5,815,827</text:p>
          </table:table-cell>
          <table:table-cell office:value-type="float" office:value="776602" calcext:value-type="float">
            <text:p>776,602</text:p>
          </table:table-cell>
          <table:table-cell office:value-type="float" office:value="91084" calcext:value-type="float">
            <text:p>91,084</text:p>
          </table:table-cell>
          <table:table-cell office:value-type="float" office:value="0" calcext:value-type="float">
            <text:p>0</text:p>
          </table:table-cell>
          <table:table-cell office:value-type="float" office:value="6683512" calcext:value-type="float">
            <text:p>6,683,512</text:p>
          </table:table-cell>
          <table:table-cell office:value-type="float" office:value="553229" calcext:value-type="float">
            <text:p>553,229</text:p>
          </table:table-cell>
          <table:table-cell office:value-type="float" office:value="9049199" calcext:value-type="float">
            <text:p>9,049,199</text:p>
          </table:table-cell>
          <table:table-cell office:value-type="float" office:value="538285" calcext:value-type="float">
            <text:p>538,285</text:p>
          </table:table-cell>
          <table:table-cell office:value-type="float" office:value="263774" calcext:value-type="float">
            <text:p>263,774</text:p>
          </table:table-cell>
          <table:table-cell office:value-type="float" office:value="0" calcext:value-type="float">
            <text:p>0</text:p>
          </table:table-cell>
          <table:table-cell office:value-type="float" office:value="1370624" calcext:value-type="float">
            <text:p>1,370,624</text:p>
          </table:table-cell>
          <table:table-cell office:value-type="float" office:value="0" calcext:value-type="float">
            <text:p>0</text:p>
          </table:table-cell>
          <table:table-cell office:value-type="float" office:value="11221883" calcext:value-type="float">
            <text:p>11,221,883</text:p>
          </table:table-cell>
          <table:table-cell office:value-type="float" office:value="2319690" calcext:value-type="float">
            <text:p>2,319,690</text:p>
          </table:table-cell>
          <table:table-cell office:value-type="float" office:value="0" calcext:value-type="float">
            <text:p>0</text:p>
          </table:table-cell>
          <table:table-cell office:value-type="float" office:value="580497" calcext:value-type="float">
            <text:p>580,497</text:p>
          </table:table-cell>
          <table:table-cell office:value-type="float" office:value="7271490" calcext:value-type="float">
            <text:p>7,271,490</text:p>
          </table:table-cell>
          <table:table-cell office:value-type="float" office:value="0" calcext:value-type="float">
            <text:p>0</text:p>
          </table:table-cell>
          <table:table-cell office:value-type="float" office:value="1050206" calcext:value-type="float">
            <text:p>1,050,206</text:p>
          </table:table-cell>
          <table:table-cell/>
          <table:table-cell table:formula="of:=CONCATENATE([.$AB$5];[.$AA$5];[.C70];&quot;,&quot;;[.D70];&quot;,&quot;;[.E70];&quot;,&quot;;[.F70];&quot;,&quot;;[.H70];&quot;,&quot;;[.I70];&quot;,&quot;;[.J70];&quot;,&quot;;[.K70];&quot;,&quot;;[.M70];&quot;,&quot;;[.O70];&quot;,&quot;;[.P70];&quot;,&quot;;[.Q70];&quot;,&quot;;[.R70];&quot;,&quot;;[.S70];&quot;,&quot;;[.U70];&quot;,&quot;;[.V70];&quot;,&quot;;[.W70];&quot;,&quot;;[.X70];&quot;,&quot;;[.Y70];&quot;,&quot;;[.Z7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3,1465712,0,346745,5815827,776602,91084,0,553229,538285,263774,0,1370624,0,2319690,0,580497,7271490,0,105020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3,1465712,0,346745,5815827,776602,91084,0,553229,538285,263774,0,1370624,0,2319690,0,580497,7271490,0,105020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SSON-MANTORVILLE SCHOOL DISTRICT</text:p>
          </table:table-cell>
          <table:table-cell office:value-type="float" office:value="204" calcext:value-type="float">
            <text:p>204</text:p>
          </table:table-cell>
          <table:table-cell table:formula="of:=VLOOKUP([.B71];[$Sheet2.A64:.C620];2)" office:value-type="float" office:value="64" calcext:value-type="float">
            <text:p>64</text:p>
          </table:table-cell>
          <table:table-cell office:value-type="float" office:value="2070393" calcext:value-type="float">
            <text:p>2,070,393</text:p>
          </table:table-cell>
          <table:table-cell office:value-type="float" office:value="0" calcext:value-type="float">
            <text:p>0</text:p>
          </table:table-cell>
          <table:table-cell office:value-type="float" office:value="1176227" calcext:value-type="float">
            <text:p>1,176,227</text:p>
          </table:table-cell>
          <table:table-cell office:value-type="float" office:value="3246620" calcext:value-type="float">
            <text:p>3,246,620</text:p>
          </table:table-cell>
          <table:table-cell office:value-type="float" office:value="17653400" calcext:value-type="float">
            <text:p>17,653,400</text:p>
          </table:table-cell>
          <table:table-cell office:value-type="float" office:value="1642669" calcext:value-type="float">
            <text:p>1,642,669</text:p>
          </table:table-cell>
          <table:table-cell office:value-type="float" office:value="562773" calcext:value-type="float">
            <text:p>562,773</text:p>
          </table:table-cell>
          <table:table-cell office:value-type="float" office:value="0" calcext:value-type="float">
            <text:p>0</text:p>
          </table:table-cell>
          <table:table-cell office:value-type="float" office:value="19858842" calcext:value-type="float">
            <text:p>19,858,842</text:p>
          </table:table-cell>
          <table:table-cell office:value-type="float" office:value="669246" calcext:value-type="float">
            <text:p>669,246</text:p>
          </table:table-cell>
          <table:table-cell office:value-type="float" office:value="23774707" calcext:value-type="float">
            <text:p>23,774,707</text:p>
          </table:table-cell>
          <table:table-cell office:value-type="float" office:value="1559901" calcext:value-type="float">
            <text:p>1,559,901</text:p>
          </table:table-cell>
          <table:table-cell office:value-type="float" office:value="2133312" calcext:value-type="float">
            <text:p>2,133,312</text:p>
          </table:table-cell>
          <table:table-cell office:value-type="float" office:value="834989" calcext:value-type="float">
            <text:p>834,989</text:p>
          </table:table-cell>
          <table:table-cell office:value-type="float" office:value="4664733" calcext:value-type="float">
            <text:p>4,664,733</text:p>
          </table:table-cell>
          <table:table-cell office:value-type="float" office:value="0" calcext:value-type="float">
            <text:p>0</text:p>
          </table:table-cell>
          <table:table-cell office:value-type="float" office:value="32967643" calcext:value-type="float">
            <text:p>32,967,643</text:p>
          </table:table-cell>
          <table:table-cell office:value-type="float" office:value="5594317" calcext:value-type="float">
            <text:p>5,594,317</text:p>
          </table:table-cell>
          <table:table-cell office:value-type="float" office:value="0" calcext:value-type="float">
            <text:p>0</text:p>
          </table:table-cell>
          <table:table-cell office:value-type="float" office:value="3991577" calcext:value-type="float">
            <text:p>3,991,577</text:p>
          </table:table-cell>
          <table:table-cell office:value-type="float" office:value="21366072" calcext:value-type="float">
            <text:p>21,366,072</text:p>
          </table:table-cell>
          <table:table-cell office:value-type="float" office:value="0" calcext:value-type="float">
            <text:p>0</text:p>
          </table:table-cell>
          <table:table-cell office:value-type="float" office:value="2015677" calcext:value-type="float">
            <text:p>2,015,677</text:p>
          </table:table-cell>
          <table:table-cell/>
          <table:table-cell table:formula="of:=CONCATENATE([.$AB$5];[.$AA$5];[.C71];&quot;,&quot;;[.D71];&quot;,&quot;;[.E71];&quot;,&quot;;[.F71];&quot;,&quot;;[.H71];&quot;,&quot;;[.I71];&quot;,&quot;;[.J71];&quot;,&quot;;[.K71];&quot;,&quot;;[.M71];&quot;,&quot;;[.O71];&quot;,&quot;;[.P71];&quot;,&quot;;[.Q71];&quot;,&quot;;[.R71];&quot;,&quot;;[.S71];&quot;,&quot;;[.U71];&quot;,&quot;;[.V71];&quot;,&quot;;[.W71];&quot;,&quot;;[.X71];&quot;,&quot;;[.Y71];&quot;,&quot;;[.Z7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4,2070393,0,1176227,17653400,1642669,562773,0,669246,1559901,2133312,834989,4664733,0,5594317,0,3991577,21366072,0,201567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4,2070393,0,1176227,17653400,1642669,562773,0,669246,1559901,2133312,834989,4664733,0,5594317,0,3991577,21366072,0,201567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EXANDRIA PUBLIC SCHOOL DISTRICT</text:p>
          </table:table-cell>
          <table:table-cell office:value-type="float" office:value="206" calcext:value-type="float">
            <text:p>206</text:p>
          </table:table-cell>
          <table:table-cell table:formula="of:=VLOOKUP([.B72];[$Sheet2.A65:.C621];2)" office:value-type="float" office:value="65" calcext:value-type="float">
            <text:p>65</text:p>
          </table:table-cell>
          <table:table-cell office:value-type="float" office:value="8484900" calcext:value-type="float">
            <text:p>8,484,900</text:p>
          </table:table-cell>
          <table:table-cell office:value-type="float" office:value="0" calcext:value-type="float">
            <text:p>0</text:p>
          </table:table-cell>
          <table:table-cell office:value-type="float" office:value="1874555" calcext:value-type="float">
            <text:p>1,874,555</text:p>
          </table:table-cell>
          <table:table-cell office:value-type="float" office:value="10359455" calcext:value-type="float">
            <text:p>10,359,455</text:p>
          </table:table-cell>
          <table:table-cell office:value-type="float" office:value="33417854" calcext:value-type="float">
            <text:p>33,417,854</text:p>
          </table:table-cell>
          <table:table-cell office:value-type="float" office:value="7516791" calcext:value-type="float">
            <text:p>7,516,791</text:p>
          </table:table-cell>
          <table:table-cell office:value-type="float" office:value="582698" calcext:value-type="float">
            <text:p>582,698</text:p>
          </table:table-cell>
          <table:table-cell office:value-type="float" office:value="0" calcext:value-type="float">
            <text:p>0</text:p>
          </table:table-cell>
          <table:table-cell office:value-type="float" office:value="41517343" calcext:value-type="float">
            <text:p>41,517,343</text:p>
          </table:table-cell>
          <table:table-cell office:value-type="float" office:value="4045853" calcext:value-type="float">
            <text:p>4,045,853</text:p>
          </table:table-cell>
          <table:table-cell office:value-type="float" office:value="55922651" calcext:value-type="float">
            <text:p>55,922,651</text:p>
          </table:table-cell>
          <table:table-cell office:value-type="float" office:value="3993358" calcext:value-type="float">
            <text:p>3,993,358</text:p>
          </table:table-cell>
          <table:table-cell office:value-type="float" office:value="3099517" calcext:value-type="float">
            <text:p>3,099,517</text:p>
          </table:table-cell>
          <table:table-cell office:value-type="float" office:value="1098" calcext:value-type="float">
            <text:p>1,098</text:p>
          </table:table-cell>
          <table:table-cell office:value-type="float" office:value="6531238" calcext:value-type="float">
            <text:p>6,531,238</text:p>
          </table:table-cell>
          <table:table-cell office:value-type="float" office:value="740144" calcext:value-type="float">
            <text:p>740,144</text:p>
          </table:table-cell>
          <table:table-cell office:value-type="float" office:value="70288005" calcext:value-type="float">
            <text:p>70,288,005</text:p>
          </table:table-cell>
          <table:table-cell office:value-type="float" office:value="16096680" calcext:value-type="float">
            <text:p>16,096,680</text:p>
          </table:table-cell>
          <table:table-cell office:value-type="float" office:value="0" calcext:value-type="float">
            <text:p>0</text:p>
          </table:table-cell>
          <table:table-cell office:value-type="float" office:value="4245148" calcext:value-type="float">
            <text:p>4,245,148</text:p>
          </table:table-cell>
          <table:table-cell office:value-type="float" office:value="42302513" calcext:value-type="float">
            <text:p>42,302,513</text:p>
          </table:table-cell>
          <table:table-cell office:value-type="float" office:value="0" calcext:value-type="float">
            <text:p>0</text:p>
          </table:table-cell>
          <table:table-cell office:value-type="float" office:value="7643665" calcext:value-type="float">
            <text:p>7,643,665</text:p>
          </table:table-cell>
          <table:table-cell/>
          <table:table-cell table:formula="of:=CONCATENATE([.$AB$5];[.$AA$5];[.C72];&quot;,&quot;;[.D72];&quot;,&quot;;[.E72];&quot;,&quot;;[.F72];&quot;,&quot;;[.H72];&quot;,&quot;;[.I72];&quot;,&quot;;[.J72];&quot;,&quot;;[.K72];&quot;,&quot;;[.M72];&quot;,&quot;;[.O72];&quot;,&quot;;[.P72];&quot;,&quot;;[.Q72];&quot;,&quot;;[.R72];&quot;,&quot;;[.S72];&quot;,&quot;;[.U72];&quot;,&quot;;[.V72];&quot;,&quot;;[.W72];&quot;,&quot;;[.X72];&quot;,&quot;;[.Y72];&quot;,&quot;;[.Z7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5,8484900,0,1874555,33417854,7516791,582698,0,4045853,3993358,3099517,1098,6531238,740144,16096680,0,4245148,42302513,0,764366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5,8484900,0,1874555,33417854,7516791,582698,0,4045853,3993358,3099517,1098,6531238,740144,16096680,0,4245148,42302513,0,764366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AKIS PUBLIC SCHOOL DISTRICT</text:p>
          </table:table-cell>
          <table:table-cell office:value-type="float" office:value="213" calcext:value-type="float">
            <text:p>213</text:p>
          </table:table-cell>
          <table:table-cell table:formula="of:=VLOOKUP([.B73];[$Sheet2.A66:.C622];2)" office:value-type="float" office:value="68" calcext:value-type="float">
            <text:p>68</text:p>
          </table:table-cell>
          <table:table-cell office:value-type="float" office:value="754375" calcext:value-type="float">
            <text:p>754,375</text:p>
          </table:table-cell>
          <table:table-cell office:value-type="float" office:value="0" calcext:value-type="float">
            <text:p>0</text:p>
          </table:table-cell>
          <table:table-cell office:value-type="float" office:value="375398" calcext:value-type="float">
            <text:p>375,398</text:p>
          </table:table-cell>
          <table:table-cell office:value-type="float" office:value="1129773" calcext:value-type="float">
            <text:p>1,129,773</text:p>
          </table:table-cell>
          <table:table-cell office:value-type="float" office:value="6975617" calcext:value-type="float">
            <text:p>6,975,617</text:p>
          </table:table-cell>
          <table:table-cell office:value-type="float" office:value="1251687" calcext:value-type="float">
            <text:p>1,251,687</text:p>
          </table:table-cell>
          <table:table-cell office:value-type="float" office:value="326712" calcext:value-type="float">
            <text:p>326,712</text:p>
          </table:table-cell>
          <table:table-cell office:value-type="float" office:value="0" calcext:value-type="float">
            <text:p>0</text:p>
          </table:table-cell>
          <table:table-cell office:value-type="float" office:value="8554016" calcext:value-type="float">
            <text:p>8,554,016</text:p>
          </table:table-cell>
          <table:table-cell office:value-type="float" office:value="671466" calcext:value-type="float">
            <text:p>671,466</text:p>
          </table:table-cell>
          <table:table-cell office:value-type="float" office:value="10355255" calcext:value-type="float">
            <text:p>10,355,255</text:p>
          </table:table-cell>
          <table:table-cell office:value-type="float" office:value="849626" calcext:value-type="float">
            <text:p>849,626</text:p>
          </table:table-cell>
          <table:table-cell office:value-type="float" office:value="259395" calcext:value-type="float">
            <text:p>259,395</text:p>
          </table:table-cell>
          <table:table-cell office:value-type="float" office:value="0" calcext:value-type="float">
            <text:p>0</text:p>
          </table:table-cell>
          <table:table-cell office:value-type="float" office:value="1045645" calcext:value-type="float">
            <text:p>1,045,645</text:p>
          </table:table-cell>
          <table:table-cell office:value-type="float" office:value="0" calcext:value-type="float">
            <text:p>0</text:p>
          </table:table-cell>
          <table:table-cell office:value-type="float" office:value="12509921" calcext:value-type="float">
            <text:p>12,509,921</text:p>
          </table:table-cell>
          <table:table-cell office:value-type="float" office:value="1671535" calcext:value-type="float">
            <text:p>1,671,535</text:p>
          </table:table-cell>
          <table:table-cell office:value-type="float" office:value="0" calcext:value-type="float">
            <text:p>0</text:p>
          </table:table-cell>
          <table:table-cell office:value-type="float" office:value="579215" calcext:value-type="float">
            <text:p>579,215</text:p>
          </table:table-cell>
          <table:table-cell office:value-type="float" office:value="8810094" calcext:value-type="float">
            <text:p>8,810,094</text:p>
          </table:table-cell>
          <table:table-cell office:value-type="float" office:value="0" calcext:value-type="float">
            <text:p>0</text:p>
          </table:table-cell>
          <table:table-cell office:value-type="float" office:value="1449077" calcext:value-type="float">
            <text:p>1,449,077</text:p>
          </table:table-cell>
          <table:table-cell/>
          <table:table-cell table:formula="of:=CONCATENATE([.$AB$5];[.$AA$5];[.C73];&quot;,&quot;;[.D73];&quot;,&quot;;[.E73];&quot;,&quot;;[.F73];&quot;,&quot;;[.H73];&quot;,&quot;;[.I73];&quot;,&quot;;[.J73];&quot;,&quot;;[.K73];&quot;,&quot;;[.M73];&quot;,&quot;;[.O73];&quot;,&quot;;[.P73];&quot;,&quot;;[.Q73];&quot;,&quot;;[.R73];&quot;,&quot;;[.S73];&quot;,&quot;;[.U73];&quot;,&quot;;[.V73];&quot;,&quot;;[.W73];&quot;,&quot;;[.X73];&quot;,&quot;;[.Y73];&quot;,&quot;;[.Z7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8,754375,0,375398,6975617,1251687,326712,0,671466,849626,259395,0,1045645,0,1671535,0,579215,8810094,0,144907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8,754375,0,375398,6975617,1251687,326712,0,671466,849626,259395,0,1045645,0,1671535,0,579215,8810094,0,144907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ATFIELD PUBLIC SCHOOLS</text:p>
          </table:table-cell>
          <table:table-cell office:value-type="float" office:value="227" calcext:value-type="float">
            <text:p>227</text:p>
          </table:table-cell>
          <table:table-cell table:formula="of:=VLOOKUP([.B74];[$Sheet2.A67:.C623];2)" office:value-type="float" office:value="69" calcext:value-type="float">
            <text:p>69</text:p>
          </table:table-cell>
          <table:table-cell office:value-type="float" office:value="1266988" calcext:value-type="float">
            <text:p>1,266,988</text:p>
          </table:table-cell>
          <table:table-cell office:value-type="float" office:value="0" calcext:value-type="float">
            <text:p>0</text:p>
          </table:table-cell>
          <table:table-cell office:value-type="float" office:value="508481" calcext:value-type="float">
            <text:p>508,481</text:p>
          </table:table-cell>
          <table:table-cell office:value-type="float" office:value="1775468" calcext:value-type="float">
            <text:p>1,775,468</text:p>
          </table:table-cell>
          <table:table-cell office:value-type="float" office:value="7374637" calcext:value-type="float">
            <text:p>7,374,637</text:p>
          </table:table-cell>
          <table:table-cell office:value-type="float" office:value="840188" calcext:value-type="float">
            <text:p>840,188</text:p>
          </table:table-cell>
          <table:table-cell office:value-type="float" office:value="116351" calcext:value-type="float">
            <text:p>116,351</text:p>
          </table:table-cell>
          <table:table-cell office:value-type="float" office:value="0" calcext:value-type="float">
            <text:p>0</text:p>
          </table:table-cell>
          <table:table-cell office:value-type="float" office:value="8331176" calcext:value-type="float">
            <text:p>8,331,176</text:p>
          </table:table-cell>
          <table:table-cell office:value-type="float" office:value="557205" calcext:value-type="float">
            <text:p>557,205</text:p>
          </table:table-cell>
          <table:table-cell office:value-type="float" office:value="10663849" calcext:value-type="float">
            <text:p>10,663,849</text:p>
          </table:table-cell>
          <table:table-cell office:value-type="float" office:value="670722" calcext:value-type="float">
            <text:p>670,722</text:p>
          </table:table-cell>
          <table:table-cell office:value-type="float" office:value="700722" calcext:value-type="float">
            <text:p>700,722</text:p>
          </table:table-cell>
          <table:table-cell office:value-type="float" office:value="7408" calcext:value-type="float">
            <text:p>7,408</text:p>
          </table:table-cell>
          <table:table-cell office:value-type="float" office:value="1914060" calcext:value-type="float">
            <text:p>1,914,060</text:p>
          </table:table-cell>
          <table:table-cell office:value-type="float" office:value="0" calcext:value-type="float">
            <text:p>0</text:p>
          </table:table-cell>
          <table:table-cell office:value-type="float" office:value="13956761" calcext:value-type="float">
            <text:p>13,956,761</text:p>
          </table:table-cell>
          <table:table-cell office:value-type="float" office:value="2653243" calcext:value-type="float">
            <text:p>2,653,243</text:p>
          </table:table-cell>
          <table:table-cell office:value-type="float" office:value="0" calcext:value-type="float">
            <text:p>0</text:p>
          </table:table-cell>
          <table:table-cell office:value-type="float" office:value="1132318" calcext:value-type="float">
            <text:p>1,132,318</text:p>
          </table:table-cell>
          <table:table-cell office:value-type="float" office:value="9011496" calcext:value-type="float">
            <text:p>9,011,496</text:p>
          </table:table-cell>
          <table:table-cell office:value-type="float" office:value="0" calcext:value-type="float">
            <text:p>0</text:p>
          </table:table-cell>
          <table:table-cell office:value-type="float" office:value="1159704" calcext:value-type="float">
            <text:p>1,159,704</text:p>
          </table:table-cell>
          <table:table-cell/>
          <table:table-cell table:formula="of:=CONCATENATE([.$AB$5];[.$AA$5];[.C74];&quot;,&quot;;[.D74];&quot;,&quot;;[.E74];&quot;,&quot;;[.F74];&quot;,&quot;;[.H74];&quot;,&quot;;[.I74];&quot;,&quot;;[.J74];&quot;,&quot;;[.K74];&quot;,&quot;;[.M74];&quot;,&quot;;[.O74];&quot;,&quot;;[.P74];&quot;,&quot;;[.Q74];&quot;,&quot;;[.R74];&quot;,&quot;;[.S74];&quot;,&quot;;[.U74];&quot;,&quot;;[.V74];&quot;,&quot;;[.W74];&quot;,&quot;;[.X74];&quot;,&quot;;[.Y74];&quot;,&quot;;[.Z7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9,1266988,0,508481,7374637,840188,116351,0,557205,670722,700722,7408,1914060,0,2653243,0,1132318,9011496,0,115970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69,1266988,0,508481,7374637,840188,116351,0,557205,670722,700722,7408,1914060,0,2653243,0,1132318,9011496,0,115970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NESBORO PUBLIC SCHOOL DISTRICT</text:p>
          </table:table-cell>
          <table:table-cell office:value-type="float" office:value="229" calcext:value-type="float">
            <text:p>229</text:p>
          </table:table-cell>
          <table:table-cell table:formula="of:=VLOOKUP([.B75];[$Sheet2.A68:.C624];2)" office:value-type="float" office:value="70" calcext:value-type="float">
            <text:p>70</text:p>
          </table:table-cell>
          <table:table-cell office:value-type="float" office:value="459949" calcext:value-type="float">
            <text:p>459,949</text:p>
          </table:table-cell>
          <table:table-cell office:value-type="float" office:value="0" calcext:value-type="float">
            <text:p>0</text:p>
          </table:table-cell>
          <table:table-cell office:value-type="float" office:value="375714" calcext:value-type="float">
            <text:p>375,714</text:p>
          </table:table-cell>
          <table:table-cell office:value-type="float" office:value="835663" calcext:value-type="float">
            <text:p>835,663</text:p>
          </table:table-cell>
          <table:table-cell office:value-type="float" office:value="3500902" calcext:value-type="float">
            <text:p>3,500,902</text:p>
          </table:table-cell>
          <table:table-cell office:value-type="float" office:value="303656" calcext:value-type="float">
            <text:p>303,656</text:p>
          </table:table-cell>
          <table:table-cell office:value-type="float" office:value="81794" calcext:value-type="float">
            <text:p>81,794</text:p>
          </table:table-cell>
          <table:table-cell office:value-type="float" office:value="0" calcext:value-type="float">
            <text:p>0</text:p>
          </table:table-cell>
          <table:table-cell office:value-type="float" office:value="3886351" calcext:value-type="float">
            <text:p>3,886,351</text:p>
          </table:table-cell>
          <table:table-cell office:value-type="float" office:value="421755" calcext:value-type="float">
            <text:p>421,755</text:p>
          </table:table-cell>
          <table:table-cell office:value-type="float" office:value="5143770" calcext:value-type="float">
            <text:p>5,143,770</text:p>
          </table:table-cell>
          <table:table-cell office:value-type="float" office:value="446724" calcext:value-type="float">
            <text:p>446,724</text:p>
          </table:table-cell>
          <table:table-cell office:value-type="float" office:value="768323" calcext:value-type="float">
            <text:p>768,323</text:p>
          </table:table-cell>
          <table:table-cell office:value-type="float" office:value="59" calcext:value-type="float">
            <text:p>59</text:p>
          </table:table-cell>
          <table:table-cell office:value-type="float" office:value="626537" calcext:value-type="float">
            <text:p>626,537</text:p>
          </table:table-cell>
          <table:table-cell office:value-type="float" office:value="0" calcext:value-type="float">
            <text:p>0</text:p>
          </table:table-cell>
          <table:table-cell office:value-type="float" office:value="6985412" calcext:value-type="float">
            <text:p>6,985,412</text:p>
          </table:table-cell>
          <table:table-cell office:value-type="float" office:value="872234" calcext:value-type="float">
            <text:p>872,234</text:p>
          </table:table-cell>
          <table:table-cell office:value-type="float" office:value="0" calcext:value-type="float">
            <text:p>0</text:p>
          </table:table-cell>
          <table:table-cell office:value-type="float" office:value="1017106" calcext:value-type="float">
            <text:p>1,017,106</text:p>
          </table:table-cell>
          <table:table-cell office:value-type="float" office:value="4161620" calcext:value-type="float">
            <text:p>4,161,620</text:p>
          </table:table-cell>
          <table:table-cell office:value-type="float" office:value="0" calcext:value-type="float">
            <text:p>0</text:p>
          </table:table-cell>
          <table:table-cell office:value-type="float" office:value="934452" calcext:value-type="float">
            <text:p>934,452</text:p>
          </table:table-cell>
          <table:table-cell/>
          <table:table-cell table:formula="of:=CONCATENATE([.$AB$5];[.$AA$5];[.C75];&quot;,&quot;;[.D75];&quot;,&quot;;[.E75];&quot;,&quot;;[.F75];&quot;,&quot;;[.H75];&quot;,&quot;;[.I75];&quot;,&quot;;[.J75];&quot;,&quot;;[.K75];&quot;,&quot;;[.M75];&quot;,&quot;;[.O75];&quot;,&quot;;[.P75];&quot;,&quot;;[.Q75];&quot;,&quot;;[.R75];&quot;,&quot;;[.S75];&quot;,&quot;;[.U75];&quot;,&quot;;[.V75];&quot;,&quot;;[.W75];&quot;,&quot;;[.X75];&quot;,&quot;;[.Y75];&quot;,&quot;;[.Z7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0,459949,0,375714,3500902,303656,81794,0,421755,446724,768323,59,626537,0,872234,0,1017106,4161620,0,93445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0,459949,0,375714,3500902,303656,81794,0,421755,446724,768323,59,626537,0,872234,0,1017106,4161620,0,93445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bel-Canton Public School District</text:p>
          </table:table-cell>
          <table:table-cell office:value-type="float" office:value="238" calcext:value-type="float">
            <text:p>238</text:p>
          </table:table-cell>
          <table:table-cell table:formula="of:=VLOOKUP([.B76];[$Sheet2.A69:.C625];2)" office:value-type="float" office:value="71" calcext:value-type="float">
            <text:p>71</text:p>
          </table:table-cell>
          <table:table-cell office:value-type="float" office:value="586171" calcext:value-type="float">
            <text:p>586,171</text:p>
          </table:table-cell>
          <table:table-cell office:value-type="float" office:value="0" calcext:value-type="float">
            <text:p>0</text:p>
          </table:table-cell>
          <table:table-cell office:value-type="float" office:value="468049" calcext:value-type="float">
            <text:p>468,049</text:p>
          </table:table-cell>
          <table:table-cell office:value-type="float" office:value="1054220" calcext:value-type="float">
            <text:p>1,054,220</text:p>
          </table:table-cell>
          <table:table-cell office:value-type="float" office:value="2096126" calcext:value-type="float">
            <text:p>2,096,126</text:p>
          </table:table-cell>
          <table:table-cell office:value-type="float" office:value="269315" calcext:value-type="float">
            <text:p>269,315</text:p>
          </table:table-cell>
          <table:table-cell office:value-type="float" office:value="84751" calcext:value-type="float">
            <text:p>84,751</text:p>
          </table:table-cell>
          <table:table-cell office:value-type="float" office:value="0" calcext:value-type="float">
            <text:p>0</text:p>
          </table:table-cell>
          <table:table-cell office:value-type="float" office:value="2450192" calcext:value-type="float">
            <text:p>2,450,192</text:p>
          </table:table-cell>
          <table:table-cell office:value-type="float" office:value="321726" calcext:value-type="float">
            <text:p>321,726</text:p>
          </table:table-cell>
          <table:table-cell office:value-type="float" office:value="3826138" calcext:value-type="float">
            <text:p>3,826,138</text:p>
          </table:table-cell>
          <table:table-cell office:value-type="float" office:value="270151" calcext:value-type="float">
            <text:p>270,151</text:p>
          </table:table-cell>
          <table:table-cell office:value-type="float" office:value="111606" calcext:value-type="float">
            <text:p>111,606</text:p>
          </table:table-cell>
          <table:table-cell office:value-type="float" office:value="16339" calcext:value-type="float">
            <text:p>16,339</text:p>
          </table:table-cell>
          <table:table-cell office:value-type="float" office:value="421037" calcext:value-type="float">
            <text:p>421,037</text:p>
          </table:table-cell>
          <table:table-cell office:value-type="float" office:value="0" calcext:value-type="float">
            <text:p>0</text:p>
          </table:table-cell>
          <table:table-cell office:value-type="float" office:value="4645271" calcext:value-type="float">
            <text:p>4,645,271</text:p>
          </table:table-cell>
          <table:table-cell office:value-type="float" office:value="865956" calcext:value-type="float">
            <text:p>865,956</text:p>
          </table:table-cell>
          <table:table-cell office:value-type="float" office:value="0" calcext:value-type="float">
            <text:p>0</text:p>
          </table:table-cell>
          <table:table-cell office:value-type="float" office:value="565256" calcext:value-type="float">
            <text:p>565,256</text:p>
          </table:table-cell>
          <table:table-cell office:value-type="float" office:value="2671203" calcext:value-type="float">
            <text:p>2,671,203</text:p>
          </table:table-cell>
          <table:table-cell office:value-type="float" office:value="0" calcext:value-type="float">
            <text:p>0</text:p>
          </table:table-cell>
          <table:table-cell office:value-type="float" office:value="542856" calcext:value-type="float">
            <text:p>542,856</text:p>
          </table:table-cell>
          <table:table-cell/>
          <table:table-cell table:formula="of:=CONCATENATE([.$AB$5];[.$AA$5];[.C76];&quot;,&quot;;[.D76];&quot;,&quot;;[.E76];&quot;,&quot;;[.F76];&quot;,&quot;;[.H76];&quot;,&quot;;[.I76];&quot;,&quot;;[.J76];&quot;,&quot;;[.K76];&quot;,&quot;;[.M76];&quot;,&quot;;[.O76];&quot;,&quot;;[.P76];&quot;,&quot;;[.Q76];&quot;,&quot;;[.R76];&quot;,&quot;;[.S76];&quot;,&quot;;[.U76];&quot;,&quot;;[.V76];&quot;,&quot;;[.W76];&quot;,&quot;;[.X76];&quot;,&quot;;[.Y76];&quot;,&quot;;[.Z7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1,586171,0,468049,2096126,269315,84751,0,321726,270151,111606,16339,421037,0,865956,0,565256,2671203,0,54285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1,586171,0,468049,2096126,269315,84751,0,321726,270151,111606,16339,421037,0,865956,0,565256,2671203,0,54285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USHFORD-PETERSON PUBLIC SCHOOLS</text:p>
          </table:table-cell>
          <table:table-cell office:value-type="float" office:value="239" calcext:value-type="float">
            <text:p>239</text:p>
          </table:table-cell>
          <table:table-cell table:formula="of:=VLOOKUP([.B77];[$Sheet2.A70:.C626];2)" office:value-type="float" office:value="72" calcext:value-type="float">
            <text:p>72</text:p>
          </table:table-cell>
          <table:table-cell office:value-type="float" office:value="842845" calcext:value-type="float">
            <text:p>842,845</text:p>
          </table:table-cell>
          <table:table-cell office:value-type="float" office:value="0" calcext:value-type="float">
            <text:p>0</text:p>
          </table:table-cell>
          <table:table-cell office:value-type="float" office:value="443640" calcext:value-type="float">
            <text:p>443,640</text:p>
          </table:table-cell>
          <table:table-cell office:value-type="float" office:value="1286486" calcext:value-type="float">
            <text:p>1,286,486</text:p>
          </table:table-cell>
          <table:table-cell office:value-type="float" office:value="5679098" calcext:value-type="float">
            <text:p>5,679,098</text:p>
          </table:table-cell>
          <table:table-cell office:value-type="float" office:value="793931" calcext:value-type="float">
            <text:p>793,931</text:p>
          </table:table-cell>
          <table:table-cell office:value-type="float" office:value="176048" calcext:value-type="float">
            <text:p>176,048</text:p>
          </table:table-cell>
          <table:table-cell office:value-type="float" office:value="0" calcext:value-type="float">
            <text:p>0</text:p>
          </table:table-cell>
          <table:table-cell office:value-type="float" office:value="6649077" calcext:value-type="float">
            <text:p>6,649,077</text:p>
          </table:table-cell>
          <table:table-cell office:value-type="float" office:value="361326" calcext:value-type="float">
            <text:p>361,326</text:p>
          </table:table-cell>
          <table:table-cell office:value-type="float" office:value="8296889" calcext:value-type="float">
            <text:p>8,296,889</text:p>
          </table:table-cell>
          <table:table-cell office:value-type="float" office:value="526924" calcext:value-type="float">
            <text:p>526,924</text:p>
          </table:table-cell>
          <table:table-cell office:value-type="float" office:value="356986" calcext:value-type="float">
            <text:p>356,986</text:p>
          </table:table-cell>
          <table:table-cell office:value-type="float" office:value="0" calcext:value-type="float">
            <text:p>0</text:p>
          </table:table-cell>
          <table:table-cell office:value-type="float" office:value="2583743" calcext:value-type="float">
            <text:p>2,583,743</text:p>
          </table:table-cell>
          <table:table-cell office:value-type="float" office:value="0" calcext:value-type="float">
            <text:p>0</text:p>
          </table:table-cell>
          <table:table-cell office:value-type="float" office:value="11764541" calcext:value-type="float">
            <text:p>11,764,541</text:p>
          </table:table-cell>
          <table:table-cell office:value-type="float" office:value="1641378" calcext:value-type="float">
            <text:p>1,641,378</text:p>
          </table:table-cell>
          <table:table-cell office:value-type="float" office:value="0" calcext:value-type="float">
            <text:p>0</text:p>
          </table:table-cell>
          <table:table-cell office:value-type="float" office:value="710272" calcext:value-type="float">
            <text:p>710,272</text:p>
          </table:table-cell>
          <table:table-cell office:value-type="float" office:value="8571740" calcext:value-type="float">
            <text:p>8,571,740</text:p>
          </table:table-cell>
          <table:table-cell office:value-type="float" office:value="0" calcext:value-type="float">
            <text:p>0</text:p>
          </table:table-cell>
          <table:table-cell office:value-type="float" office:value="841151" calcext:value-type="float">
            <text:p>841,151</text:p>
          </table:table-cell>
          <table:table-cell/>
          <table:table-cell table:formula="of:=CONCATENATE([.$AB$5];[.$AA$5];[.C77];&quot;,&quot;;[.D77];&quot;,&quot;;[.E77];&quot;,&quot;;[.F77];&quot;,&quot;;[.H77];&quot;,&quot;;[.I77];&quot;,&quot;;[.J77];&quot;,&quot;;[.K77];&quot;,&quot;;[.M77];&quot;,&quot;;[.O77];&quot;,&quot;;[.P77];&quot;,&quot;;[.Q77];&quot;,&quot;;[.R77];&quot;,&quot;;[.S77];&quot;,&quot;;[.U77];&quot;,&quot;;[.V77];&quot;,&quot;;[.W77];&quot;,&quot;;[.X77];&quot;,&quot;;[.Y77];&quot;,&quot;;[.Z7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2,842845,0,443640,5679098,793931,176048,0,361326,526924,356986,0,2583743,0,1641378,0,710272,8571740,0,84115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2,842845,0,443640,5679098,793931,176048,0,361326,526924,356986,0,2583743,0,1641378,0,710272,8571740,0,84115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BERT LEA PUBLIC SCHOOL DISTRICT</text:p>
          </table:table-cell>
          <table:table-cell office:value-type="float" office:value="241" calcext:value-type="float">
            <text:p>241</text:p>
          </table:table-cell>
          <table:table-cell table:formula="of:=VLOOKUP([.B78];[$Sheet2.A71:.C627];2)" office:value-type="float" office:value="73" calcext:value-type="float">
            <text:p>73</text:p>
          </table:table-cell>
          <table:table-cell office:value-type="float" office:value="5755190" calcext:value-type="float">
            <text:p>5,755,190</text:p>
          </table:table-cell>
          <table:table-cell office:value-type="float" office:value="0" calcext:value-type="float">
            <text:p>0</text:p>
          </table:table-cell>
          <table:table-cell office:value-type="float" office:value="1683201" calcext:value-type="float">
            <text:p>1,683,201</text:p>
          </table:table-cell>
          <table:table-cell office:value-type="float" office:value="7438390" calcext:value-type="float">
            <text:p>7,438,390</text:p>
          </table:table-cell>
          <table:table-cell office:value-type="float" office:value="32431275" calcext:value-type="float">
            <text:p>32,431,275</text:p>
          </table:table-cell>
          <table:table-cell office:value-type="float" office:value="8605745" calcext:value-type="float">
            <text:p>8,605,745</text:p>
          </table:table-cell>
          <table:table-cell office:value-type="float" office:value="1255833" calcext:value-type="float">
            <text:p>1,255,833</text:p>
          </table:table-cell>
          <table:table-cell office:value-type="float" office:value="0" calcext:value-type="float">
            <text:p>0</text:p>
          </table:table-cell>
          <table:table-cell office:value-type="float" office:value="42292853" calcext:value-type="float">
            <text:p>42,292,853</text:p>
          </table:table-cell>
          <table:table-cell office:value-type="float" office:value="5101754" calcext:value-type="float">
            <text:p>5,101,754</text:p>
          </table:table-cell>
          <table:table-cell office:value-type="float" office:value="54832997" calcext:value-type="float">
            <text:p>54,832,997</text:p>
          </table:table-cell>
          <table:table-cell office:value-type="float" office:value="2546389" calcext:value-type="float">
            <text:p>2,546,389</text:p>
          </table:table-cell>
          <table:table-cell office:value-type="float" office:value="1514537" calcext:value-type="float">
            <text:p>1,514,537</text:p>
          </table:table-cell>
          <table:table-cell office:value-type="float" office:value="3422" calcext:value-type="float">
            <text:p>3,422</text:p>
          </table:table-cell>
          <table:table-cell office:value-type="float" office:value="3942713" calcext:value-type="float">
            <text:p>3,942,713</text:p>
          </table:table-cell>
          <table:table-cell office:value-type="float" office:value="0" calcext:value-type="float">
            <text:p>0</text:p>
          </table:table-cell>
          <table:table-cell office:value-type="float" office:value="62840059" calcext:value-type="float">
            <text:p>62,840,059</text:p>
          </table:table-cell>
          <table:table-cell office:value-type="float" office:value="8500972" calcext:value-type="float">
            <text:p>8,500,972</text:p>
          </table:table-cell>
          <table:table-cell office:value-type="float" office:value="0" calcext:value-type="float">
            <text:p>0</text:p>
          </table:table-cell>
          <table:table-cell office:value-type="float" office:value="2642330" calcext:value-type="float">
            <text:p>2,642,330</text:p>
          </table:table-cell>
          <table:table-cell office:value-type="float" office:value="43859001" calcext:value-type="float">
            <text:p>43,859,001</text:p>
          </table:table-cell>
          <table:table-cell office:value-type="float" office:value="0" calcext:value-type="float">
            <text:p>0</text:p>
          </table:table-cell>
          <table:table-cell office:value-type="float" office:value="7837756" calcext:value-type="float">
            <text:p>7,837,756</text:p>
          </table:table-cell>
          <table:table-cell/>
          <table:table-cell table:formula="of:=CONCATENATE([.$AB$5];[.$AA$5];[.C78];&quot;,&quot;;[.D78];&quot;,&quot;;[.E78];&quot;,&quot;;[.F78];&quot;,&quot;;[.H78];&quot;,&quot;;[.I78];&quot;,&quot;;[.J78];&quot;,&quot;;[.K78];&quot;,&quot;;[.M78];&quot;,&quot;;[.O78];&quot;,&quot;;[.P78];&quot;,&quot;;[.Q78];&quot;,&quot;;[.R78];&quot;,&quot;;[.S78];&quot;,&quot;;[.U78];&quot;,&quot;;[.V78];&quot;,&quot;;[.W78];&quot;,&quot;;[.X78];&quot;,&quot;;[.Y78];&quot;,&quot;;[.Z7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3,5755190,0,1683201,32431275,8605745,1255833,0,5101754,2546389,1514537,3422,3942713,0,8500972,0,2642330,43859001,0,783775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3,5755190,0,1683201,32431275,8605745,1255833,0,5101754,2546389,1514537,3422,3942713,0,8500972,0,2642330,43859001,0,783775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DEN-CONGER PUBLIC SCHOOL DISTRICT</text:p>
          </table:table-cell>
          <table:table-cell office:value-type="float" office:value="242" calcext:value-type="float">
            <text:p>242</text:p>
          </table:table-cell>
          <table:table-cell table:formula="of:=VLOOKUP([.B79];[$Sheet2.A72:.C628];2)" office:value-type="float" office:value="74" calcext:value-type="float">
            <text:p>74</text:p>
          </table:table-cell>
          <table:table-cell office:value-type="float" office:value="533622" calcext:value-type="float">
            <text:p>533,622</text:p>
          </table:table-cell>
          <table:table-cell office:value-type="float" office:value="0" calcext:value-type="float">
            <text:p>0</text:p>
          </table:table-cell>
          <table:table-cell office:value-type="float" office:value="697659" calcext:value-type="float">
            <text:p>697,659</text:p>
          </table:table-cell>
          <table:table-cell office:value-type="float" office:value="1231280" calcext:value-type="float">
            <text:p>1,231,280</text:p>
          </table:table-cell>
          <table:table-cell office:value-type="float" office:value="3937628" calcext:value-type="float">
            <text:p>3,937,628</text:p>
          </table:table-cell>
          <table:table-cell office:value-type="float" office:value="622660" calcext:value-type="float">
            <text:p>622,660</text:p>
          </table:table-cell>
          <table:table-cell office:value-type="float" office:value="53498" calcext:value-type="float">
            <text:p>53,498</text:p>
          </table:table-cell>
          <table:table-cell office:value-type="float" office:value="0" calcext:value-type="float">
            <text:p>0</text:p>
          </table:table-cell>
          <table:table-cell office:value-type="float" office:value="4613785" calcext:value-type="float">
            <text:p>4,613,785</text:p>
          </table:table-cell>
          <table:table-cell office:value-type="float" office:value="338370" calcext:value-type="float">
            <text:p>338,370</text:p>
          </table:table-cell>
          <table:table-cell office:value-type="float" office:value="6183436" calcext:value-type="float">
            <text:p>6,183,436</text:p>
          </table:table-cell>
          <table:table-cell office:value-type="float" office:value="341857" calcext:value-type="float">
            <text:p>341,857</text:p>
          </table:table-cell>
          <table:table-cell office:value-type="float" office:value="105202" calcext:value-type="float">
            <text:p>105,202</text:p>
          </table:table-cell>
          <table:table-cell office:value-type="float" office:value="4872" calcext:value-type="float">
            <text:p>4,872</text:p>
          </table:table-cell>
          <table:table-cell office:value-type="float" office:value="638342" calcext:value-type="float">
            <text:p>638,342</text:p>
          </table:table-cell>
          <table:table-cell office:value-type="float" office:value="0" calcext:value-type="float">
            <text:p>0</text:p>
          </table:table-cell>
          <table:table-cell office:value-type="float" office:value="7273708" calcext:value-type="float">
            <text:p>7,273,708</text:p>
          </table:table-cell>
          <table:table-cell office:value-type="float" office:value="850990" calcext:value-type="float">
            <text:p>850,990</text:p>
          </table:table-cell>
          <table:table-cell office:value-type="float" office:value="0" calcext:value-type="float">
            <text:p>0</text:p>
          </table:table-cell>
          <table:table-cell office:value-type="float" office:value="731577" calcext:value-type="float">
            <text:p>731,577</text:p>
          </table:table-cell>
          <table:table-cell office:value-type="float" office:value="5024983" calcext:value-type="float">
            <text:p>5,024,983</text:p>
          </table:table-cell>
          <table:table-cell office:value-type="float" office:value="0" calcext:value-type="float">
            <text:p>0</text:p>
          </table:table-cell>
          <table:table-cell office:value-type="float" office:value="666159" calcext:value-type="float">
            <text:p>666,159</text:p>
          </table:table-cell>
          <table:table-cell/>
          <table:table-cell table:formula="of:=CONCATENATE([.$AB$5];[.$AA$5];[.C79];&quot;,&quot;;[.D79];&quot;,&quot;;[.E79];&quot;,&quot;;[.F79];&quot;,&quot;;[.H79];&quot;,&quot;;[.I79];&quot;,&quot;;[.J79];&quot;,&quot;;[.K79];&quot;,&quot;;[.M79];&quot;,&quot;;[.O79];&quot;,&quot;;[.P79];&quot;,&quot;;[.Q79];&quot;,&quot;;[.R79];&quot;,&quot;;[.S79];&quot;,&quot;;[.U79];&quot;,&quot;;[.V79];&quot;,&quot;;[.W79];&quot;,&quot;;[.X79];&quot;,&quot;;[.Y79];&quot;,&quot;;[.Z7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4,533622,0,697659,3937628,622660,53498,0,338370,341857,105202,4872,638342,0,850990,0,731577,5024983,0,66615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4,533622,0,697659,3937628,622660,53498,0,338370,341857,105202,4872,638342,0,850990,0,731577,5024983,0,66615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NNON FALLS PUBLIC SCHOOL DISTRICT</text:p>
          </table:table-cell>
          <table:table-cell office:value-type="float" office:value="252" calcext:value-type="float">
            <text:p>252</text:p>
          </table:table-cell>
          <table:table-cell table:formula="of:=VLOOKUP([.B80];[$Sheet2.A73:.C629];2)" office:value-type="float" office:value="75" calcext:value-type="float">
            <text:p>75</text:p>
          </table:table-cell>
          <table:table-cell office:value-type="float" office:value="2010664" calcext:value-type="float">
            <text:p>2,010,664</text:p>
          </table:table-cell>
          <table:table-cell office:value-type="float" office:value="0" calcext:value-type="float">
            <text:p>0</text:p>
          </table:table-cell>
          <table:table-cell office:value-type="float" office:value="997174" calcext:value-type="float">
            <text:p>997,174</text:p>
          </table:table-cell>
          <table:table-cell office:value-type="float" office:value="3007838" calcext:value-type="float">
            <text:p>3,007,838</text:p>
          </table:table-cell>
          <table:table-cell office:value-type="float" office:value="8818790" calcext:value-type="float">
            <text:p>8,818,790</text:p>
          </table:table-cell>
          <table:table-cell office:value-type="float" office:value="1321785" calcext:value-type="float">
            <text:p>1,321,785</text:p>
          </table:table-cell>
          <table:table-cell office:value-type="float" office:value="151995" calcext:value-type="float">
            <text:p>151,995</text:p>
          </table:table-cell>
          <table:table-cell office:value-type="float" office:value="0" calcext:value-type="float">
            <text:p>0</text:p>
          </table:table-cell>
          <table:table-cell office:value-type="float" office:value="10292571" calcext:value-type="float">
            <text:p>10,292,571</text:p>
          </table:table-cell>
          <table:table-cell office:value-type="float" office:value="711309" calcext:value-type="float">
            <text:p>711,309</text:p>
          </table:table-cell>
          <table:table-cell office:value-type="float" office:value="14011717" calcext:value-type="float">
            <text:p>14,011,717</text:p>
          </table:table-cell>
          <table:table-cell office:value-type="float" office:value="1230130" calcext:value-type="float">
            <text:p>1,230,130</text:p>
          </table:table-cell>
          <table:table-cell office:value-type="float" office:value="884142" calcext:value-type="float">
            <text:p>884,142</text:p>
          </table:table-cell>
          <table:table-cell office:value-type="float" office:value="19759" calcext:value-type="float">
            <text:p>19,759</text:p>
          </table:table-cell>
          <table:table-cell office:value-type="float" office:value="2287397" calcext:value-type="float">
            <text:p>2,287,397</text:p>
          </table:table-cell>
          <table:table-cell office:value-type="float" office:value="0" calcext:value-type="float">
            <text:p>0</text:p>
          </table:table-cell>
          <table:table-cell office:value-type="float" office:value="18433145" calcext:value-type="float">
            <text:p>18,433,145</text:p>
          </table:table-cell>
          <table:table-cell office:value-type="float" office:value="4093610" calcext:value-type="float">
            <text:p>4,093,610</text:p>
          </table:table-cell>
          <table:table-cell office:value-type="float" office:value="0" calcext:value-type="float">
            <text:p>0</text:p>
          </table:table-cell>
          <table:table-cell office:value-type="float" office:value="1572641" calcext:value-type="float">
            <text:p>1,572,641</text:p>
          </table:table-cell>
          <table:table-cell office:value-type="float" office:value="10809196" calcext:value-type="float">
            <text:p>10,809,196</text:p>
          </table:table-cell>
          <table:table-cell office:value-type="float" office:value="0" calcext:value-type="float">
            <text:p>0</text:p>
          </table:table-cell>
          <table:table-cell office:value-type="float" office:value="1957698" calcext:value-type="float">
            <text:p>1,957,698</text:p>
          </table:table-cell>
          <table:table-cell/>
          <table:table-cell table:formula="of:=CONCATENATE([.$AB$5];[.$AA$5];[.C80];&quot;,&quot;;[.D80];&quot;,&quot;;[.E80];&quot;,&quot;;[.F80];&quot;,&quot;;[.H80];&quot;,&quot;;[.I80];&quot;,&quot;;[.J80];&quot;,&quot;;[.K80];&quot;,&quot;;[.M80];&quot;,&quot;;[.O80];&quot;,&quot;;[.P80];&quot;,&quot;;[.Q80];&quot;,&quot;;[.R80];&quot;,&quot;;[.S80];&quot;,&quot;;[.U80];&quot;,&quot;;[.V80];&quot;,&quot;;[.W80];&quot;,&quot;;[.X80];&quot;,&quot;;[.Y80];&quot;,&quot;;[.Z8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5,2010664,0,997174,8818790,1321785,151995,0,711309,1230130,884142,19759,2287397,0,4093610,0,1572641,10809196,0,195769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5,2010664,0,997174,8818790,1321785,151995,0,711309,1230130,884142,19759,2287397,0,4093610,0,1572641,10809196,0,195769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OODHUE PUBLIC SCHOOL DISTRICT</text:p>
          </table:table-cell>
          <table:table-cell office:value-type="float" office:value="253" calcext:value-type="float">
            <text:p>253</text:p>
          </table:table-cell>
          <table:table-cell table:formula="of:=VLOOKUP([.B81];[$Sheet2.A74:.C630];2)" office:value-type="float" office:value="76" calcext:value-type="float">
            <text:p>76</text:p>
          </table:table-cell>
          <table:table-cell office:value-type="float" office:value="770337" calcext:value-type="float">
            <text:p>770,337</text:p>
          </table:table-cell>
          <table:table-cell office:value-type="float" office:value="0" calcext:value-type="float">
            <text:p>0</text:p>
          </table:table-cell>
          <table:table-cell office:value-type="float" office:value="509839" calcext:value-type="float">
            <text:p>509,839</text:p>
          </table:table-cell>
          <table:table-cell office:value-type="float" office:value="1280176" calcext:value-type="float">
            <text:p>1,280,176</text:p>
          </table:table-cell>
          <table:table-cell office:value-type="float" office:value="5948060" calcext:value-type="float">
            <text:p>5,948,060</text:p>
          </table:table-cell>
          <table:table-cell office:value-type="float" office:value="378695" calcext:value-type="float">
            <text:p>378,695</text:p>
          </table:table-cell>
          <table:table-cell office:value-type="float" office:value="338780" calcext:value-type="float">
            <text:p>338,780</text:p>
          </table:table-cell>
          <table:table-cell office:value-type="float" office:value="0" calcext:value-type="float">
            <text:p>0</text:p>
          </table:table-cell>
          <table:table-cell office:value-type="float" office:value="6665536" calcext:value-type="float">
            <text:p>6,665,536</text:p>
          </table:table-cell>
          <table:table-cell office:value-type="float" office:value="443702" calcext:value-type="float">
            <text:p>443,702</text:p>
          </table:table-cell>
          <table:table-cell office:value-type="float" office:value="8389414" calcext:value-type="float">
            <text:p>8,389,414</text:p>
          </table:table-cell>
          <table:table-cell office:value-type="float" office:value="604990" calcext:value-type="float">
            <text:p>604,990</text:p>
          </table:table-cell>
          <table:table-cell office:value-type="float" office:value="380835" calcext:value-type="float">
            <text:p>380,835</text:p>
          </table:table-cell>
          <table:table-cell office:value-type="float" office:value="481329" calcext:value-type="float">
            <text:p>481,329</text:p>
          </table:table-cell>
          <table:table-cell office:value-type="float" office:value="2173578" calcext:value-type="float">
            <text:p>2,173,578</text:p>
          </table:table-cell>
          <table:table-cell office:value-type="float" office:value="0" calcext:value-type="float">
            <text:p>0</text:p>
          </table:table-cell>
          <table:table-cell office:value-type="float" office:value="12030146" calcext:value-type="float">
            <text:p>12,030,146</text:p>
          </table:table-cell>
          <table:table-cell office:value-type="float" office:value="2215446" calcext:value-type="float">
            <text:p>2,215,446</text:p>
          </table:table-cell>
          <table:table-cell office:value-type="float" office:value="0" calcext:value-type="float">
            <text:p>0</text:p>
          </table:table-cell>
          <table:table-cell office:value-type="float" office:value="885576" calcext:value-type="float">
            <text:p>885,576</text:p>
          </table:table-cell>
          <table:table-cell office:value-type="float" office:value="7981843" calcext:value-type="float">
            <text:p>7,981,843</text:p>
          </table:table-cell>
          <table:table-cell office:value-type="float" office:value="0" calcext:value-type="float">
            <text:p>0</text:p>
          </table:table-cell>
          <table:table-cell office:value-type="float" office:value="947281" calcext:value-type="float">
            <text:p>947,281</text:p>
          </table:table-cell>
          <table:table-cell/>
          <table:table-cell table:formula="of:=CONCATENATE([.$AB$5];[.$AA$5];[.C81];&quot;,&quot;;[.D81];&quot;,&quot;;[.E81];&quot;,&quot;;[.F81];&quot;,&quot;;[.H81];&quot;,&quot;;[.I81];&quot;,&quot;;[.J81];&quot;,&quot;;[.K81];&quot;,&quot;;[.M81];&quot;,&quot;;[.O81];&quot;,&quot;;[.P81];&quot;,&quot;;[.Q81];&quot;,&quot;;[.R81];&quot;,&quot;;[.S81];&quot;,&quot;;[.U81];&quot;,&quot;;[.V81];&quot;,&quot;;[.W81];&quot;,&quot;;[.X81];&quot;,&quot;;[.Y81];&quot;,&quot;;[.Z8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6,770337,0,509839,5948060,378695,338780,0,443702,604990,380835,481329,2173578,0,2215446,0,885576,7981843,0,94728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6,770337,0,509839,5948060,378695,338780,0,443702,604990,380835,481329,2173578,0,2215446,0,885576,7981843,0,94728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ne Island Public School District</text:p>
          </table:table-cell>
          <table:table-cell office:value-type="float" office:value="255" calcext:value-type="float">
            <text:p>255</text:p>
          </table:table-cell>
          <table:table-cell table:formula="of:=VLOOKUP([.B82];[$Sheet2.A75:.C631];2)" office:value-type="float" office:value="77" calcext:value-type="float">
            <text:p>77</text:p>
          </table:table-cell>
          <table:table-cell office:value-type="float" office:value="1349090" calcext:value-type="float">
            <text:p>1,349,090</text:p>
          </table:table-cell>
          <table:table-cell office:value-type="float" office:value="0" calcext:value-type="float">
            <text:p>0</text:p>
          </table:table-cell>
          <table:table-cell office:value-type="float" office:value="1033366" calcext:value-type="float">
            <text:p>1,033,366</text:p>
          </table:table-cell>
          <table:table-cell office:value-type="float" office:value="2382456" calcext:value-type="float">
            <text:p>2,382,456</text:p>
          </table:table-cell>
          <table:table-cell office:value-type="float" office:value="11694137" calcext:value-type="float">
            <text:p>11,694,137</text:p>
          </table:table-cell>
          <table:table-cell office:value-type="float" office:value="1302199" calcext:value-type="float">
            <text:p>1,302,199</text:p>
          </table:table-cell>
          <table:table-cell office:value-type="float" office:value="548841" calcext:value-type="float">
            <text:p>548,841</text:p>
          </table:table-cell>
          <table:table-cell office:value-type="float" office:value="0" calcext:value-type="float">
            <text:p>0</text:p>
          </table:table-cell>
          <table:table-cell office:value-type="float" office:value="13545177" calcext:value-type="float">
            <text:p>13,545,177</text:p>
          </table:table-cell>
          <table:table-cell office:value-type="float" office:value="795828" calcext:value-type="float">
            <text:p>795,828</text:p>
          </table:table-cell>
          <table:table-cell office:value-type="float" office:value="16723461" calcext:value-type="float">
            <text:p>16,723,461</text:p>
          </table:table-cell>
          <table:table-cell office:value-type="float" office:value="1357172" calcext:value-type="float">
            <text:p>1,357,172</text:p>
          </table:table-cell>
          <table:table-cell office:value-type="float" office:value="1292157" calcext:value-type="float">
            <text:p>1,292,157</text:p>
          </table:table-cell>
          <table:table-cell office:value-type="float" office:value="1065" calcext:value-type="float">
            <text:p>1,065</text:p>
          </table:table-cell>
          <table:table-cell office:value-type="float" office:value="2944046" calcext:value-type="float">
            <text:p>2,944,046</text:p>
          </table:table-cell>
          <table:table-cell office:value-type="float" office:value="0" calcext:value-type="float">
            <text:p>0</text:p>
          </table:table-cell>
          <table:table-cell office:value-type="float" office:value="22317901" calcext:value-type="float">
            <text:p>22,317,901</text:p>
          </table:table-cell>
          <table:table-cell office:value-type="float" office:value="3771957" calcext:value-type="float">
            <text:p>3,771,957</text:p>
          </table:table-cell>
          <table:table-cell office:value-type="float" office:value="0" calcext:value-type="float">
            <text:p>0</text:p>
          </table:table-cell>
          <table:table-cell office:value-type="float" office:value="2295205" calcext:value-type="float">
            <text:p>2,295,205</text:p>
          </table:table-cell>
          <table:table-cell office:value-type="float" office:value="14226099" calcext:value-type="float">
            <text:p>14,226,099</text:p>
          </table:table-cell>
          <table:table-cell office:value-type="float" office:value="0" calcext:value-type="float">
            <text:p>0</text:p>
          </table:table-cell>
          <table:table-cell office:value-type="float" office:value="2024640" calcext:value-type="float">
            <text:p>2,024,640</text:p>
          </table:table-cell>
          <table:table-cell/>
          <table:table-cell table:formula="of:=CONCATENATE([.$AB$5];[.$AA$5];[.C82];&quot;,&quot;;[.D82];&quot;,&quot;;[.E82];&quot;,&quot;;[.F82];&quot;,&quot;;[.H82];&quot;,&quot;;[.I82];&quot;,&quot;;[.J82];&quot;,&quot;;[.K82];&quot;,&quot;;[.M82];&quot;,&quot;;[.O82];&quot;,&quot;;[.P82];&quot;,&quot;;[.Q82];&quot;,&quot;;[.R82];&quot;,&quot;;[.S82];&quot;,&quot;;[.U82];&quot;,&quot;;[.V82];&quot;,&quot;;[.W82];&quot;,&quot;;[.X82];&quot;,&quot;;[.Y82];&quot;,&quot;;[.Z8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7,1349090,0,1033366,11694137,1302199,548841,0,795828,1357172,1292157,1065,2944046,0,3771957,0,2295205,14226099,0,202464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7,1349090,0,1033366,11694137,1302199,548841,0,795828,1357172,1292157,1065,2944046,0,3771957,0,2295205,14226099,0,202464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d Wing Public School District</text:p>
          </table:table-cell>
          <table:table-cell office:value-type="float" office:value="256" calcext:value-type="float">
            <text:p>256</text:p>
          </table:table-cell>
          <table:table-cell table:formula="of:=VLOOKUP([.B83];[$Sheet2.A76:.C632];2)" office:value-type="float" office:value="78" calcext:value-type="float">
            <text:p>78</text:p>
          </table:table-cell>
          <table:table-cell office:value-type="float" office:value="8963279" calcext:value-type="float">
            <text:p>8,963,279</text:p>
          </table:table-cell>
          <table:table-cell office:value-type="float" office:value="0" calcext:value-type="float">
            <text:p>0</text:p>
          </table:table-cell>
          <table:table-cell office:value-type="float" office:value="1296207" calcext:value-type="float">
            <text:p>1,296,207</text:p>
          </table:table-cell>
          <table:table-cell office:value-type="float" office:value="10259486" calcext:value-type="float">
            <text:p>10,259,486</text:p>
          </table:table-cell>
          <table:table-cell office:value-type="float" office:value="20694577" calcext:value-type="float">
            <text:p>20,694,577</text:p>
          </table:table-cell>
          <table:table-cell office:value-type="float" office:value="4563611" calcext:value-type="float">
            <text:p>4,563,611</text:p>
          </table:table-cell>
          <table:table-cell office:value-type="float" office:value="217527" calcext:value-type="float">
            <text:p>217,527</text:p>
          </table:table-cell>
          <table:table-cell office:value-type="float" office:value="0" calcext:value-type="float">
            <text:p>0</text:p>
          </table:table-cell>
          <table:table-cell office:value-type="float" office:value="25475715" calcext:value-type="float">
            <text:p>25,475,715</text:p>
          </table:table-cell>
          <table:table-cell office:value-type="float" office:value="2608190" calcext:value-type="float">
            <text:p>2,608,190</text:p>
          </table:table-cell>
          <table:table-cell office:value-type="float" office:value="38343391" calcext:value-type="float">
            <text:p>38,343,391</text:p>
          </table:table-cell>
          <table:table-cell office:value-type="float" office:value="2272523" calcext:value-type="float">
            <text:p>2,272,523</text:p>
          </table:table-cell>
          <table:table-cell office:value-type="float" office:value="2957195" calcext:value-type="float">
            <text:p>2,957,195</text:p>
          </table:table-cell>
          <table:table-cell office:value-type="float" office:value="22674" calcext:value-type="float">
            <text:p>22,674</text:p>
          </table:table-cell>
          <table:table-cell office:value-type="float" office:value="1649026" calcext:value-type="float">
            <text:p>1,649,026</text:p>
          </table:table-cell>
          <table:table-cell office:value-type="float" office:value="3973" calcext:value-type="float">
            <text:p>3,973</text:p>
          </table:table-cell>
          <table:table-cell office:value-type="float" office:value="45248782" calcext:value-type="float">
            <text:p>45,248,782</text:p>
          </table:table-cell>
          <table:table-cell office:value-type="float" office:value="11101027" calcext:value-type="float">
            <text:p>11,101,027</text:p>
          </table:table-cell>
          <table:table-cell office:value-type="float" office:value="0" calcext:value-type="float">
            <text:p>0</text:p>
          </table:table-cell>
          <table:table-cell office:value-type="float" office:value="3413514" calcext:value-type="float">
            <text:p>3,413,514</text:p>
          </table:table-cell>
          <table:table-cell office:value-type="float" office:value="25947818" calcext:value-type="float">
            <text:p>25,947,818</text:p>
          </table:table-cell>
          <table:table-cell office:value-type="float" office:value="0" calcext:value-type="float">
            <text:p>0</text:p>
          </table:table-cell>
          <table:table-cell office:value-type="float" office:value="4786423" calcext:value-type="float">
            <text:p>4,786,423</text:p>
          </table:table-cell>
          <table:table-cell/>
          <table:table-cell table:formula="of:=CONCATENATE([.$AB$5];[.$AA$5];[.C83];&quot;,&quot;;[.D83];&quot;,&quot;;[.E83];&quot;,&quot;;[.F83];&quot;,&quot;;[.H83];&quot;,&quot;;[.I83];&quot;,&quot;;[.J83];&quot;,&quot;;[.K83];&quot;,&quot;;[.M83];&quot;,&quot;;[.O83];&quot;,&quot;;[.P83];&quot;,&quot;;[.Q83];&quot;,&quot;;[.R83];&quot;,&quot;;[.S83];&quot;,&quot;;[.U83];&quot;,&quot;;[.V83];&quot;,&quot;;[.W83];&quot;,&quot;;[.X83];&quot;,&quot;;[.Y83];&quot;,&quot;;[.Z8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8,8963279,0,1296207,20694577,4563611,217527,0,2608190,2272523,2957195,22674,1649026,3973,11101027,0,3413514,25947818,0,478642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8,8963279,0,1296207,20694577,4563611,217527,0,2608190,2272523,2957195,22674,1649026,3973,11101027,0,3413514,25947818,0,478642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HBY PUBLIC SCHOOL DISTRICT</text:p>
          </table:table-cell>
          <table:table-cell office:value-type="float" office:value="261" calcext:value-type="float">
            <text:p>261</text:p>
          </table:table-cell>
          <table:table-cell table:formula="of:=VLOOKUP([.B84];[$Sheet2.A77:.C633];2)" office:value-type="float" office:value="79" calcext:value-type="float">
            <text:p>79</text:p>
          </table:table-cell>
          <table:table-cell office:value-type="float" office:value="539606" calcext:value-type="float">
            <text:p>539,606</text:p>
          </table:table-cell>
          <table:table-cell office:value-type="float" office:value="0" calcext:value-type="float">
            <text:p>0</text:p>
          </table:table-cell>
          <table:table-cell office:value-type="float" office:value="201276" calcext:value-type="float">
            <text:p>201,276</text:p>
          </table:table-cell>
          <table:table-cell office:value-type="float" office:value="740882" calcext:value-type="float">
            <text:p>740,882</text:p>
          </table:table-cell>
          <table:table-cell office:value-type="float" office:value="2927215" calcext:value-type="float">
            <text:p>2,927,215</text:p>
          </table:table-cell>
          <table:table-cell office:value-type="float" office:value="337486" calcext:value-type="float">
            <text:p>337,486</text:p>
          </table:table-cell>
          <table:table-cell office:value-type="float" office:value="62245" calcext:value-type="float">
            <text:p>62,245</text:p>
          </table:table-cell>
          <table:table-cell office:value-type="float" office:value="0" calcext:value-type="float">
            <text:p>0</text:p>
          </table:table-cell>
          <table:table-cell office:value-type="float" office:value="3326945" calcext:value-type="float">
            <text:p>3,326,945</text:p>
          </table:table-cell>
          <table:table-cell office:value-type="float" office:value="205064" calcext:value-type="float">
            <text:p>205,064</text:p>
          </table:table-cell>
          <table:table-cell office:value-type="float" office:value="4272891" calcext:value-type="float">
            <text:p>4,272,891</text:p>
          </table:table-cell>
          <table:table-cell office:value-type="float" office:value="281920" calcext:value-type="float">
            <text:p>281,920</text:p>
          </table:table-cell>
          <table:table-cell office:value-type="float" office:value="86008" calcext:value-type="float">
            <text:p>86,008</text:p>
          </table:table-cell>
          <table:table-cell office:value-type="float" office:value="-3409" calcext:value-type="float">
            <text:p>-3,409</text:p>
          </table:table-cell>
          <table:table-cell office:value-type="float" office:value="531208" calcext:value-type="float">
            <text:p>531,208</text:p>
          </table:table-cell>
          <table:table-cell office:value-type="float" office:value="0" calcext:value-type="float">
            <text:p>0</text:p>
          </table:table-cell>
          <table:table-cell office:value-type="float" office:value="5168618" calcext:value-type="float">
            <text:p>5,168,618</text:p>
          </table:table-cell>
          <table:table-cell office:value-type="float" office:value="967680" calcext:value-type="float">
            <text:p>967,680</text:p>
          </table:table-cell>
          <table:table-cell office:value-type="float" office:value="0" calcext:value-type="float">
            <text:p>0</text:p>
          </table:table-cell>
          <table:table-cell office:value-type="float" office:value="261202" calcext:value-type="float">
            <text:p>261,202</text:p>
          </table:table-cell>
          <table:table-cell office:value-type="float" office:value="3487351" calcext:value-type="float">
            <text:p>3,487,351</text:p>
          </table:table-cell>
          <table:table-cell office:value-type="float" office:value="0" calcext:value-type="float">
            <text:p>0</text:p>
          </table:table-cell>
          <table:table-cell office:value-type="float" office:value="452385" calcext:value-type="float">
            <text:p>452,385</text:p>
          </table:table-cell>
          <table:table-cell/>
          <table:table-cell table:formula="of:=CONCATENATE([.$AB$5];[.$AA$5];[.C84];&quot;,&quot;;[.D84];&quot;,&quot;;[.E84];&quot;,&quot;;[.F84];&quot;,&quot;;[.H84];&quot;,&quot;;[.I84];&quot;,&quot;;[.J84];&quot;,&quot;;[.K84];&quot;,&quot;;[.M84];&quot;,&quot;;[.O84];&quot;,&quot;;[.P84];&quot;,&quot;;[.Q84];&quot;,&quot;;[.R84];&quot;,&quot;;[.S84];&quot;,&quot;;[.U84];&quot;,&quot;;[.V84];&quot;,&quot;;[.W84];&quot;,&quot;;[.X84];&quot;,&quot;;[.Y84];&quot;,&quot;;[.Z8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9,539606,0,201276,2927215,337486,62245,0,205064,281920,86008,-3409,531208,0,967680,0,261202,3487351,0,45238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79,539606,0,201276,2927215,337486,62245,0,205064,281920,86008,-3409,531208,0,967680,0,261202,3487351,0,45238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RMAN-NORCROSS SCHOOL DISTRICT</text:p>
          </table:table-cell>
          <table:table-cell office:value-type="float" office:value="264" calcext:value-type="float">
            <text:p>264</text:p>
          </table:table-cell>
          <table:table-cell table:formula="of:=VLOOKUP([.B85];[$Sheet2.A78:.C634];2)" office:value-type="float" office:value="80" calcext:value-type="float">
            <text:p>80</text:p>
          </table:table-cell>
          <table:table-cell office:value-type="float" office:value="249178" calcext:value-type="float">
            <text:p>249,178</text:p>
          </table:table-cell>
          <table:table-cell office:value-type="float" office:value="0" calcext:value-type="float">
            <text:p>0</text:p>
          </table:table-cell>
          <table:table-cell office:value-type="float" office:value="86983" calcext:value-type="float">
            <text:p>86,983</text:p>
          </table:table-cell>
          <table:table-cell office:value-type="float" office:value="336161" calcext:value-type="float">
            <text:p>336,161</text:p>
          </table:table-cell>
          <table:table-cell office:value-type="float" office:value="1385999" calcext:value-type="float">
            <text:p>1,385,999</text:p>
          </table:table-cell>
          <table:table-cell office:value-type="float" office:value="66850" calcext:value-type="float">
            <text:p>66,850</text:p>
          </table:table-cell>
          <table:table-cell office:value-type="float" office:value="10897" calcext:value-type="float">
            <text:p>10,897</text:p>
          </table:table-cell>
          <table:table-cell office:value-type="float" office:value="0" calcext:value-type="float">
            <text:p>0</text:p>
          </table:table-cell>
          <table:table-cell office:value-type="float" office:value="1463746" calcext:value-type="float">
            <text:p>1,463,746</text:p>
          </table:table-cell>
          <table:table-cell office:value-type="float" office:value="266778" calcext:value-type="float">
            <text:p>266,778</text:p>
          </table:table-cell>
          <table:table-cell office:value-type="float" office:value="2066686" calcext:value-type="float">
            <text:p>2,066,686</text:p>
          </table:table-cell>
          <table:table-cell office:value-type="float" office:value="100467" calcext:value-type="float">
            <text:p>100,467</text:p>
          </table:table-cell>
          <table:table-cell office:value-type="float" office:value="59075" calcext:value-type="float">
            <text:p>59,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6227" calcext:value-type="float">
            <text:p>2,226,227</text:p>
          </table:table-cell>
          <table:table-cell office:value-type="float" office:value="272213" calcext:value-type="float">
            <text:p>272,213</text:p>
          </table:table-cell>
          <table:table-cell office:value-type="float" office:value="0" calcext:value-type="float">
            <text:p>0</text:p>
          </table:table-cell>
          <table:table-cell office:value-type="float" office:value="104092" calcext:value-type="float">
            <text:p>104,092</text:p>
          </table:table-cell>
          <table:table-cell office:value-type="float" office:value="1485953" calcext:value-type="float">
            <text:p>1,485,953</text:p>
          </table:table-cell>
          <table:table-cell office:value-type="float" office:value="0" calcext:value-type="float">
            <text:p>0</text:p>
          </table:table-cell>
          <table:table-cell office:value-type="float" office:value="363970" calcext:value-type="float">
            <text:p>363,970</text:p>
          </table:table-cell>
          <table:table-cell/>
          <table:table-cell table:formula="of:=CONCATENATE([.$AB$5];[.$AA$5];[.C85];&quot;,&quot;;[.D85];&quot;,&quot;;[.E85];&quot;,&quot;;[.F85];&quot;,&quot;;[.H85];&quot;,&quot;;[.I85];&quot;,&quot;;[.J85];&quot;,&quot;;[.K85];&quot;,&quot;;[.M85];&quot;,&quot;;[.O85];&quot;,&quot;;[.P85];&quot;,&quot;;[.Q85];&quot;,&quot;;[.R85];&quot;,&quot;;[.S85];&quot;,&quot;;[.U85];&quot;,&quot;;[.V85];&quot;,&quot;;[.W85];&quot;,&quot;;[.X85];&quot;,&quot;;[.Y85];&quot;,&quot;;[.Z8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0,249178,0,86983,1385999,66850,10897,0,266778,100467,59075,0,0,0,272213,0,104092,1485953,0,36397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0,249178,0,86983,1385999,66850,10897,0,266778,100467,59075,0,0,0,272213,0,104092,1485953,0,36397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PKINS PUBLIC SCHOOL DISTRICT</text:p>
          </table:table-cell>
          <table:table-cell office:value-type="float" office:value="270" calcext:value-type="float">
            <text:p>270</text:p>
          </table:table-cell>
          <table:table-cell table:formula="of:=VLOOKUP([.B86];[$Sheet2.A79:.C635];2)" office:value-type="float" office:value="81" calcext:value-type="float">
            <text:p>81</text:p>
          </table:table-cell>
          <table:table-cell office:value-type="float" office:value="37082353" calcext:value-type="float">
            <text:p>37,082,353</text:p>
          </table:table-cell>
          <table:table-cell office:value-type="float" office:value="0" calcext:value-type="float">
            <text:p>0</text:p>
          </table:table-cell>
          <table:table-cell office:value-type="float" office:value="3819148" calcext:value-type="float">
            <text:p>3,819,148</text:p>
          </table:table-cell>
          <table:table-cell office:value-type="float" office:value="40901500" calcext:value-type="float">
            <text:p>40,901,500</text:p>
          </table:table-cell>
          <table:table-cell office:value-type="float" office:value="56681187" calcext:value-type="float">
            <text:p>56,681,187</text:p>
          </table:table-cell>
          <table:table-cell office:value-type="float" office:value="9898534" calcext:value-type="float">
            <text:p>9,898,534</text:p>
          </table:table-cell>
          <table:table-cell office:value-type="float" office:value="2414128" calcext:value-type="float">
            <text:p>2,414,128</text:p>
          </table:table-cell>
          <table:table-cell office:value-type="float" office:value="0" calcext:value-type="float">
            <text:p>0</text:p>
          </table:table-cell>
          <table:table-cell office:value-type="float" office:value="68993849" calcext:value-type="float">
            <text:p>68,993,849</text:p>
          </table:table-cell>
          <table:table-cell office:value-type="float" office:value="8592068" calcext:value-type="float">
            <text:p>8,592,068</text:p>
          </table:table-cell>
          <table:table-cell office:value-type="float" office:value="118487417" calcext:value-type="float">
            <text:p>118,487,417</text:p>
          </table:table-cell>
          <table:table-cell office:value-type="float" office:value="4348854" calcext:value-type="float">
            <text:p>4,348,854</text:p>
          </table:table-cell>
          <table:table-cell office:value-type="float" office:value="10586113" calcext:value-type="float">
            <text:p>10,586,113</text:p>
          </table:table-cell>
          <table:table-cell office:value-type="float" office:value="3019810" calcext:value-type="float">
            <text:p>3,019,810</text:p>
          </table:table-cell>
          <table:table-cell office:value-type="float" office:value="17817595" calcext:value-type="float">
            <text:p>17,817,595</text:p>
          </table:table-cell>
          <table:table-cell office:value-type="float" office:value="0" calcext:value-type="float">
            <text:p>0</text:p>
          </table:table-cell>
          <table:table-cell office:value-type="float" office:value="154259789" calcext:value-type="float">
            <text:p>154,259,789</text:p>
          </table:table-cell>
          <table:table-cell office:value-type="float" office:value="59299492" calcext:value-type="float">
            <text:p>59,299,492</text:p>
          </table:table-cell>
          <table:table-cell office:value-type="float" office:value="0" calcext:value-type="float">
            <text:p>0</text:p>
          </table:table-cell>
          <table:table-cell office:value-type="float" office:value="10680716" calcext:value-type="float">
            <text:p>10,680,716</text:p>
          </table:table-cell>
          <table:table-cell office:value-type="float" office:value="71205481" calcext:value-type="float">
            <text:p>71,205,481</text:p>
          </table:table-cell>
          <table:table-cell office:value-type="float" office:value="0" calcext:value-type="float">
            <text:p>0</text:p>
          </table:table-cell>
          <table:table-cell office:value-type="float" office:value="13074101" calcext:value-type="float">
            <text:p>13,074,101</text:p>
          </table:table-cell>
          <table:table-cell/>
          <table:table-cell table:formula="of:=CONCATENATE([.$AB$5];[.$AA$5];[.C86];&quot;,&quot;;[.D86];&quot;,&quot;;[.E86];&quot;,&quot;;[.F86];&quot;,&quot;;[.H86];&quot;,&quot;;[.I86];&quot;,&quot;;[.J86];&quot;,&quot;;[.K86];&quot;,&quot;;[.M86];&quot;,&quot;;[.O86];&quot;,&quot;;[.P86];&quot;,&quot;;[.Q86];&quot;,&quot;;[.R86];&quot;,&quot;;[.S86];&quot;,&quot;;[.U86];&quot;,&quot;;[.V86];&quot;,&quot;;[.W86];&quot;,&quot;;[.X86];&quot;,&quot;;[.Y86];&quot;,&quot;;[.Z8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1,37082353,0,3819148,56681187,9898534,2414128,0,8592068,4348854,10586113,3019810,17817595,0,59299492,0,10680716,71205481,0,1307410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1,37082353,0,3819148,56681187,9898534,2414128,0,8592068,4348854,10586113,3019810,17817595,0,59299492,0,10680716,71205481,0,1307410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LOOMINGTON PUBLIC SCHOOL DISTRICT</text:p>
          </table:table-cell>
          <table:table-cell office:value-type="float" office:value="271" calcext:value-type="float">
            <text:p>271</text:p>
          </table:table-cell>
          <table:table-cell table:formula="of:=VLOOKUP([.B87];[$Sheet2.A80:.C636];2)" office:value-type="float" office:value="82" calcext:value-type="float">
            <text:p>82</text:p>
          </table:table-cell>
          <table:table-cell office:value-type="float" office:value="47249174" calcext:value-type="float">
            <text:p>47,249,174</text:p>
          </table:table-cell>
          <table:table-cell office:value-type="float" office:value="0" calcext:value-type="float">
            <text:p>0</text:p>
          </table:table-cell>
          <table:table-cell office:value-type="float" office:value="4532066" calcext:value-type="float">
            <text:p>4,532,066</text:p>
          </table:table-cell>
          <table:table-cell office:value-type="float" office:value="51781239" calcext:value-type="float">
            <text:p>51,781,239</text:p>
          </table:table-cell>
          <table:table-cell office:value-type="float" office:value="86474343" calcext:value-type="float">
            <text:p>86,474,343</text:p>
          </table:table-cell>
          <table:table-cell office:value-type="float" office:value="22808964" calcext:value-type="float">
            <text:p>22,808,964</text:p>
          </table:table-cell>
          <table:table-cell office:value-type="float" office:value="2350821" calcext:value-type="float">
            <text:p>2,350,821</text:p>
          </table:table-cell>
          <table:table-cell office:value-type="float" office:value="0" calcext:value-type="float">
            <text:p>0</text:p>
          </table:table-cell>
          <table:table-cell office:value-type="float" office:value="111634128" calcext:value-type="float">
            <text:p>111,634,128</text:p>
          </table:table-cell>
          <table:table-cell office:value-type="float" office:value="10229950" calcext:value-type="float">
            <text:p>10,229,950</text:p>
          </table:table-cell>
          <table:table-cell office:value-type="float" office:value="173645316" calcext:value-type="float">
            <text:p>173,645,316</text:p>
          </table:table-cell>
          <table:table-cell office:value-type="float" office:value="6597201" calcext:value-type="float">
            <text:p>6,597,201</text:p>
          </table:table-cell>
          <table:table-cell office:value-type="float" office:value="11966854" calcext:value-type="float">
            <text:p>11,966,854</text:p>
          </table:table-cell>
          <table:table-cell office:value-type="float" office:value="-177593" calcext:value-type="float">
            <text:p>-177,593</text:p>
          </table:table-cell>
          <table:table-cell office:value-type="float" office:value="13573254" calcext:value-type="float">
            <text:p>13,573,254</text:p>
          </table:table-cell>
          <table:table-cell office:value-type="float" office:value="338808" calcext:value-type="float">
            <text:p>338,808</text:p>
          </table:table-cell>
          <table:table-cell office:value-type="float" office:value="205943841" calcext:value-type="float">
            <text:p>205,943,841</text:p>
          </table:table-cell>
          <table:table-cell office:value-type="float" office:value="61720669" calcext:value-type="float">
            <text:p>61,720,669</text:p>
          </table:table-cell>
          <table:table-cell office:value-type="float" office:value="0" calcext:value-type="float">
            <text:p>0</text:p>
          </table:table-cell>
          <table:table-cell office:value-type="float" office:value="9380444" calcext:value-type="float">
            <text:p>9,380,444</text:p>
          </table:table-cell>
          <table:table-cell office:value-type="float" office:value="117095632" calcext:value-type="float">
            <text:p>117,095,632</text:p>
          </table:table-cell>
          <table:table-cell office:value-type="float" office:value="0" calcext:value-type="float">
            <text:p>0</text:p>
          </table:table-cell>
          <table:table-cell office:value-type="float" office:value="17747095" calcext:value-type="float">
            <text:p>17,747,095</text:p>
          </table:table-cell>
          <table:table-cell/>
          <table:table-cell table:formula="of:=CONCATENATE([.$AB$5];[.$AA$5];[.C87];&quot;,&quot;;[.D87];&quot;,&quot;;[.E87];&quot;,&quot;;[.F87];&quot;,&quot;;[.H87];&quot;,&quot;;[.I87];&quot;,&quot;;[.J87];&quot;,&quot;;[.K87];&quot;,&quot;;[.M87];&quot;,&quot;;[.O87];&quot;,&quot;;[.P87];&quot;,&quot;;[.Q87];&quot;,&quot;;[.R87];&quot;,&quot;;[.S87];&quot;,&quot;;[.U87];&quot;,&quot;;[.V87];&quot;,&quot;;[.W87];&quot;,&quot;;[.X87];&quot;,&quot;;[.Y87];&quot;,&quot;;[.Z8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2,47249174,0,4532066,86474343,22808964,2350821,0,10229950,6597201,11966854,-177593,13573254,338808,61720669,0,9380444,117095632,0,177470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2,47249174,0,4532066,86474343,22808964,2350821,0,10229950,6597201,11966854,-177593,13573254,338808,61720669,0,9380444,117095632,0,177470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EN PRAIRIE PUBLIC SCHOOL DISTRICT</text:p>
          </table:table-cell>
          <table:table-cell office:value-type="float" office:value="272" calcext:value-type="float">
            <text:p>272</text:p>
          </table:table-cell>
          <table:table-cell table:formula="of:=VLOOKUP([.B88];[$Sheet2.A81:.C637];2)" office:value-type="float" office:value="83" calcext:value-type="float">
            <text:p>83</text:p>
          </table:table-cell>
          <table:table-cell office:value-type="float" office:value="38688646" calcext:value-type="float">
            <text:p>38,688,646</text:p>
          </table:table-cell>
          <table:table-cell office:value-type="float" office:value="0" calcext:value-type="float">
            <text:p>0</text:p>
          </table:table-cell>
          <table:table-cell office:value-type="float" office:value="5161129" calcext:value-type="float">
            <text:p>5,161,129</text:p>
          </table:table-cell>
          <table:table-cell office:value-type="float" office:value="43849775" calcext:value-type="float">
            <text:p>43,849,775</text:p>
          </table:table-cell>
          <table:table-cell office:value-type="float" office:value="69360880" calcext:value-type="float">
            <text:p>69,360,880</text:p>
          </table:table-cell>
          <table:table-cell office:value-type="float" office:value="13059456" calcext:value-type="float">
            <text:p>13,059,456</text:p>
          </table:table-cell>
          <table:table-cell office:value-type="float" office:value="4046717" calcext:value-type="float">
            <text:p>4,046,717</text:p>
          </table:table-cell>
          <table:table-cell office:value-type="float" office:value="0" calcext:value-type="float">
            <text:p>0</text:p>
          </table:table-cell>
          <table:table-cell office:value-type="float" office:value="86467054" calcext:value-type="float">
            <text:p>86,467,054</text:p>
          </table:table-cell>
          <table:table-cell office:value-type="float" office:value="5358285" calcext:value-type="float">
            <text:p>5,358,285</text:p>
          </table:table-cell>
          <table:table-cell office:value-type="float" office:value="135675114" calcext:value-type="float">
            <text:p>135,675,114</text:p>
          </table:table-cell>
          <table:table-cell office:value-type="float" office:value="6407566" calcext:value-type="float">
            <text:p>6,407,566</text:p>
          </table:table-cell>
          <table:table-cell office:value-type="float" office:value="8101214" calcext:value-type="float">
            <text:p>8,101,214</text:p>
          </table:table-cell>
          <table:table-cell office:value-type="float" office:value="89230" calcext:value-type="float">
            <text:p>89,230</text:p>
          </table:table-cell>
          <table:table-cell office:value-type="float" office:value="9147979" calcext:value-type="float">
            <text:p>9,147,979</text:p>
          </table:table-cell>
          <table:table-cell office:value-type="float" office:value="0" calcext:value-type="float">
            <text:p>0</text:p>
          </table:table-cell>
          <table:table-cell office:value-type="float" office:value="159421102" calcext:value-type="float">
            <text:p>159,421,102</text:p>
          </table:table-cell>
          <table:table-cell office:value-type="float" office:value="48949600" calcext:value-type="float">
            <text:p>48,949,600</text:p>
          </table:table-cell>
          <table:table-cell office:value-type="float" office:value="0" calcext:value-type="float">
            <text:p>0</text:p>
          </table:table-cell>
          <table:table-cell office:value-type="float" office:value="12135446" calcext:value-type="float">
            <text:p>12,135,446</text:p>
          </table:table-cell>
          <table:table-cell office:value-type="float" office:value="87434323" calcext:value-type="float">
            <text:p>87,434,323</text:p>
          </table:table-cell>
          <table:table-cell office:value-type="float" office:value="0" calcext:value-type="float">
            <text:p>0</text:p>
          </table:table-cell>
          <table:table-cell office:value-type="float" office:value="10901733" calcext:value-type="float">
            <text:p>10,901,733</text:p>
          </table:table-cell>
          <table:table-cell/>
          <table:table-cell table:formula="of:=CONCATENATE([.$AB$5];[.$AA$5];[.C88];&quot;,&quot;;[.D88];&quot;,&quot;;[.E88];&quot;,&quot;;[.F88];&quot;,&quot;;[.H88];&quot;,&quot;;[.I88];&quot;,&quot;;[.J88];&quot;,&quot;;[.K88];&quot;,&quot;;[.M88];&quot;,&quot;;[.O88];&quot;,&quot;;[.P88];&quot;,&quot;;[.Q88];&quot;,&quot;;[.R88];&quot;,&quot;;[.S88];&quot;,&quot;;[.U88];&quot;,&quot;;[.V88];&quot;,&quot;;[.W88];&quot;,&quot;;[.X88];&quot;,&quot;;[.Y88];&quot;,&quot;;[.Z8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3,38688646,0,5161129,69360880,13059456,4046717,0,5358285,6407566,8101214,89230,9147979,0,48949600,0,12135446,87434323,0,1090173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3,38688646,0,5161129,69360880,13059456,4046717,0,5358285,6407566,8101214,89230,9147979,0,48949600,0,12135446,87434323,0,1090173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INA PUBLIC SCHOOL DISTRICT</text:p>
          </table:table-cell>
          <table:table-cell office:value-type="float" office:value="273" calcext:value-type="float">
            <text:p>273</text:p>
          </table:table-cell>
          <table:table-cell table:formula="of:=VLOOKUP([.B89];[$Sheet2.A82:.C638];2)" office:value-type="float" office:value="84" calcext:value-type="float">
            <text:p>84</text:p>
          </table:table-cell>
          <table:table-cell office:value-type="float" office:value="44338054" calcext:value-type="float">
            <text:p>44,338,054</text:p>
          </table:table-cell>
          <table:table-cell office:value-type="float" office:value="0" calcext:value-type="float">
            <text:p>0</text:p>
          </table:table-cell>
          <table:table-cell office:value-type="float" office:value="4751033" calcext:value-type="float">
            <text:p>4,751,033</text:p>
          </table:table-cell>
          <table:table-cell office:value-type="float" office:value="49089088" calcext:value-type="float">
            <text:p>49,089,088</text:p>
          </table:table-cell>
          <table:table-cell office:value-type="float" office:value="63919725" calcext:value-type="float">
            <text:p>63,919,725</text:p>
          </table:table-cell>
          <table:table-cell office:value-type="float" office:value="14404601" calcext:value-type="float">
            <text:p>14,404,601</text:p>
          </table:table-cell>
          <table:table-cell office:value-type="float" office:value="3675008" calcext:value-type="float">
            <text:p>3,675,008</text:p>
          </table:table-cell>
          <table:table-cell office:value-type="float" office:value="0" calcext:value-type="float">
            <text:p>0</text:p>
          </table:table-cell>
          <table:table-cell office:value-type="float" office:value="81999334" calcext:value-type="float">
            <text:p>81,999,334</text:p>
          </table:table-cell>
          <table:table-cell office:value-type="float" office:value="4187255" calcext:value-type="float">
            <text:p>4,187,255</text:p>
          </table:table-cell>
          <table:table-cell office:value-type="float" office:value="135275677" calcext:value-type="float">
            <text:p>135,275,677</text:p>
          </table:table-cell>
          <table:table-cell office:value-type="float" office:value="4125875" calcext:value-type="float">
            <text:p>4,125,875</text:p>
          </table:table-cell>
          <table:table-cell office:value-type="float" office:value="9000854" calcext:value-type="float">
            <text:p>9,000,854</text:p>
          </table:table-cell>
          <table:table-cell office:value-type="float" office:value="30999" calcext:value-type="float">
            <text:p>30,999</text:p>
          </table:table-cell>
          <table:table-cell office:value-type="float" office:value="15069351" calcext:value-type="float">
            <text:p>15,069,351</text:p>
          </table:table-cell>
          <table:table-cell office:value-type="float" office:value="0" calcext:value-type="float">
            <text:p>0</text:p>
          </table:table-cell>
          <table:table-cell office:value-type="float" office:value="163502757" calcext:value-type="float">
            <text:p>163,502,757</text:p>
          </table:table-cell>
          <table:table-cell office:value-type="float" office:value="60522100" calcext:value-type="float">
            <text:p>60,522,100</text:p>
          </table:table-cell>
          <table:table-cell office:value-type="float" office:value="0" calcext:value-type="float">
            <text:p>0</text:p>
          </table:table-cell>
          <table:table-cell office:value-type="float" office:value="12342577" calcext:value-type="float">
            <text:p>12,342,577</text:p>
          </table:table-cell>
          <table:table-cell office:value-type="float" office:value="82645382" calcext:value-type="float">
            <text:p>82,645,382</text:p>
          </table:table-cell>
          <table:table-cell office:value-type="float" office:value="0" calcext:value-type="float">
            <text:p>0</text:p>
          </table:table-cell>
          <table:table-cell office:value-type="float" office:value="7992697" calcext:value-type="float">
            <text:p>7,992,697</text:p>
          </table:table-cell>
          <table:table-cell/>
          <table:table-cell table:formula="of:=CONCATENATE([.$AB$5];[.$AA$5];[.C89];&quot;,&quot;;[.D89];&quot;,&quot;;[.E89];&quot;,&quot;;[.F89];&quot;,&quot;;[.H89];&quot;,&quot;;[.I89];&quot;,&quot;;[.J89];&quot;,&quot;;[.K89];&quot;,&quot;;[.M89];&quot;,&quot;;[.O89];&quot;,&quot;;[.P89];&quot;,&quot;;[.Q89];&quot;,&quot;;[.R89];&quot;,&quot;;[.S89];&quot;,&quot;;[.U89];&quot;,&quot;;[.V89];&quot;,&quot;;[.W89];&quot;,&quot;;[.X89];&quot;,&quot;;[.Y89];&quot;,&quot;;[.Z8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4,44338054,0,4751033,63919725,14404601,3675008,0,4187255,4125875,9000854,30999,15069351,0,60522100,0,12342577,82645382,0,799269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4,44338054,0,4751033,63919725,14404601,3675008,0,4187255,4125875,9000854,30999,15069351,0,60522100,0,12342577,82645382,0,799269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TONKA PUBLIC SCHOOL DISTRICT</text:p>
          </table:table-cell>
          <table:table-cell office:value-type="float" office:value="276" calcext:value-type="float">
            <text:p>276</text:p>
          </table:table-cell>
          <table:table-cell table:formula="of:=VLOOKUP([.B90];[$Sheet2.A83:.C639];2)" office:value-type="float" office:value="85" calcext:value-type="float">
            <text:p>85</text:p>
          </table:table-cell>
          <table:table-cell office:value-type="float" office:value="45383931" calcext:value-type="float">
            <text:p>45,383,931</text:p>
          </table:table-cell>
          <table:table-cell office:value-type="float" office:value="0" calcext:value-type="float">
            <text:p>0</text:p>
          </table:table-cell>
          <table:table-cell office:value-type="float" office:value="8293086" calcext:value-type="float">
            <text:p>8,293,086</text:p>
          </table:table-cell>
          <table:table-cell office:value-type="float" office:value="53677017" calcext:value-type="float">
            <text:p>53,677,017</text:p>
          </table:table-cell>
          <table:table-cell office:value-type="float" office:value="87245763" calcext:value-type="float">
            <text:p>87,245,763</text:p>
          </table:table-cell>
          <table:table-cell office:value-type="float" office:value="15265806" calcext:value-type="float">
            <text:p>15,265,806</text:p>
          </table:table-cell>
          <table:table-cell office:value-type="float" office:value="1231191" calcext:value-type="float">
            <text:p>1,231,191</text:p>
          </table:table-cell>
          <table:table-cell office:value-type="float" office:value="0" calcext:value-type="float">
            <text:p>0</text:p>
          </table:table-cell>
          <table:table-cell office:value-type="float" office:value="103742761" calcext:value-type="float">
            <text:p>103,742,761</text:p>
          </table:table-cell>
          <table:table-cell office:value-type="float" office:value="4589450" calcext:value-type="float">
            <text:p>4,589,450</text:p>
          </table:table-cell>
          <table:table-cell office:value-type="float" office:value="162009227" calcext:value-type="float">
            <text:p>162,009,227</text:p>
          </table:table-cell>
          <table:table-cell office:value-type="float" office:value="6734028" calcext:value-type="float">
            <text:p>6,734,028</text:p>
          </table:table-cell>
          <table:table-cell office:value-type="float" office:value="13101388" calcext:value-type="float">
            <text:p>13,101,388</text:p>
          </table:table-cell>
          <table:table-cell office:value-type="float" office:value="23890" calcext:value-type="float">
            <text:p>23,890</text:p>
          </table:table-cell>
          <table:table-cell office:value-type="float" office:value="8096591" calcext:value-type="float">
            <text:p>8,096,591</text:p>
          </table:table-cell>
          <table:table-cell office:value-type="float" office:value="1696788" calcext:value-type="float">
            <text:p>1,696,788</text:p>
          </table:table-cell>
          <table:table-cell office:value-type="float" office:value="191661913" calcext:value-type="float">
            <text:p>191,661,913</text:p>
          </table:table-cell>
          <table:table-cell office:value-type="float" office:value="55373590" calcext:value-type="float">
            <text:p>55,373,590</text:p>
          </table:table-cell>
          <table:table-cell office:value-type="float" office:value="0" calcext:value-type="float">
            <text:p>0</text:p>
          </table:table-cell>
          <table:table-cell office:value-type="float" office:value="20881901" calcext:value-type="float">
            <text:p>20,881,901</text:p>
          </table:table-cell>
          <table:table-cell office:value-type="float" office:value="105156835" calcext:value-type="float">
            <text:p>105,156,835</text:p>
          </table:table-cell>
          <table:table-cell office:value-type="float" office:value="0" calcext:value-type="float">
            <text:p>0</text:p>
          </table:table-cell>
          <table:table-cell office:value-type="float" office:value="10249587" calcext:value-type="float">
            <text:p>10,249,587</text:p>
          </table:table-cell>
          <table:table-cell/>
          <table:table-cell table:formula="of:=CONCATENATE([.$AB$5];[.$AA$5];[.C90];&quot;,&quot;;[.D90];&quot;,&quot;;[.E90];&quot;,&quot;;[.F90];&quot;,&quot;;[.H90];&quot;,&quot;;[.I90];&quot;,&quot;;[.J90];&quot;,&quot;;[.K90];&quot;,&quot;;[.M90];&quot;,&quot;;[.O90];&quot;,&quot;;[.P90];&quot;,&quot;;[.Q90];&quot;,&quot;;[.R90];&quot;,&quot;;[.S90];&quot;,&quot;;[.U90];&quot;,&quot;;[.V90];&quot;,&quot;;[.W90];&quot;,&quot;;[.X90];&quot;,&quot;;[.Y90];&quot;,&quot;;[.Z9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5,45383931,0,8293086,87245763,15265806,1231191,0,4589450,6734028,13101388,23890,8096591,1696788,55373590,0,20881901,105156835,0,1024958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5,45383931,0,8293086,87245763,15265806,1231191,0,4589450,6734028,13101388,23890,8096591,1696788,55373590,0,20881901,105156835,0,1024958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ESTONKA PUBLIC SCHOOL DISTRICT</text:p>
          </table:table-cell>
          <table:table-cell office:value-type="float" office:value="277" calcext:value-type="float">
            <text:p>277</text:p>
          </table:table-cell>
          <table:table-cell table:formula="of:=VLOOKUP([.B91];[$Sheet2.A84:.C640];2)" office:value-type="float" office:value="86" calcext:value-type="float">
            <text:p>86</text:p>
          </table:table-cell>
          <table:table-cell office:value-type="float" office:value="10187389" calcext:value-type="float">
            <text:p>10,187,389</text:p>
          </table:table-cell>
          <table:table-cell office:value-type="float" office:value="0" calcext:value-type="float">
            <text:p>0</text:p>
          </table:table-cell>
          <table:table-cell office:value-type="float" office:value="1912301" calcext:value-type="float">
            <text:p>1,912,301</text:p>
          </table:table-cell>
          <table:table-cell office:value-type="float" office:value="12099691" calcext:value-type="float">
            <text:p>12,099,691</text:p>
          </table:table-cell>
          <table:table-cell office:value-type="float" office:value="18602834" calcext:value-type="float">
            <text:p>18,602,834</text:p>
          </table:table-cell>
          <table:table-cell office:value-type="float" office:value="3415320" calcext:value-type="float">
            <text:p>3,415,320</text:p>
          </table:table-cell>
          <table:table-cell office:value-type="float" office:value="237102" calcext:value-type="float">
            <text:p>237,102</text:p>
          </table:table-cell>
          <table:table-cell office:value-type="float" office:value="0" calcext:value-type="float">
            <text:p>0</text:p>
          </table:table-cell>
          <table:table-cell office:value-type="float" office:value="22255256" calcext:value-type="float">
            <text:p>22,255,256</text:p>
          </table:table-cell>
          <table:table-cell office:value-type="float" office:value="1896831" calcext:value-type="float">
            <text:p>1,896,831</text:p>
          </table:table-cell>
          <table:table-cell office:value-type="float" office:value="36251777" calcext:value-type="float">
            <text:p>36,251,777</text:p>
          </table:table-cell>
          <table:table-cell office:value-type="float" office:value="2396649" calcext:value-type="float">
            <text:p>2,396,649</text:p>
          </table:table-cell>
          <table:table-cell office:value-type="float" office:value="3687391" calcext:value-type="float">
            <text:p>3,687,391</text:p>
          </table:table-cell>
          <table:table-cell office:value-type="float" office:value="10" calcext:value-type="float">
            <text:p>10</text:p>
          </table:table-cell>
          <table:table-cell office:value-type="float" office:value="3843543" calcext:value-type="float">
            <text:p>3,843,543</text:p>
          </table:table-cell>
          <table:table-cell office:value-type="float" office:value="0" calcext:value-type="float">
            <text:p>0</text:p>
          </table:table-cell>
          <table:table-cell office:value-type="float" office:value="46179370" calcext:value-type="float">
            <text:p>46,179,370</text:p>
          </table:table-cell>
          <table:table-cell office:value-type="float" office:value="14707271" calcext:value-type="float">
            <text:p>14,707,271</text:p>
          </table:table-cell>
          <table:table-cell office:value-type="float" office:value="0" calcext:value-type="float">
            <text:p>0</text:p>
          </table:table-cell>
          <table:table-cell office:value-type="float" office:value="4968877" calcext:value-type="float">
            <text:p>4,968,877</text:p>
          </table:table-cell>
          <table:table-cell office:value-type="float" office:value="22550264" calcext:value-type="float">
            <text:p>22,550,264</text:p>
          </table:table-cell>
          <table:table-cell office:value-type="float" office:value="0" calcext:value-type="float">
            <text:p>0</text:p>
          </table:table-cell>
          <table:table-cell office:value-type="float" office:value="3952958" calcext:value-type="float">
            <text:p>3,952,958</text:p>
          </table:table-cell>
          <table:table-cell/>
          <table:table-cell table:formula="of:=CONCATENATE([.$AB$5];[.$AA$5];[.C91];&quot;,&quot;;[.D91];&quot;,&quot;;[.E91];&quot;,&quot;;[.F91];&quot;,&quot;;[.H91];&quot;,&quot;;[.I91];&quot;,&quot;;[.J91];&quot;,&quot;;[.K91];&quot;,&quot;;[.M91];&quot;,&quot;;[.O91];&quot;,&quot;;[.P91];&quot;,&quot;;[.Q91];&quot;,&quot;;[.R91];&quot;,&quot;;[.S91];&quot;,&quot;;[.U91];&quot;,&quot;;[.V91];&quot;,&quot;;[.W91];&quot;,&quot;;[.X91];&quot;,&quot;;[.Y91];&quot;,&quot;;[.Z9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6,10187389,0,1912301,18602834,3415320,237102,0,1896831,2396649,3687391,10,3843543,0,14707271,0,4968877,22550264,0,395295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6,10187389,0,1912301,18602834,3415320,237102,0,1896831,2396649,3687391,10,3843543,0,14707271,0,4968877,22550264,0,395295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RONO PUBLIC SCHOOL DISTRICT</text:p>
          </table:table-cell>
          <table:table-cell office:value-type="float" office:value="278" calcext:value-type="float">
            <text:p>278</text:p>
          </table:table-cell>
          <table:table-cell table:formula="of:=VLOOKUP([.B92];[$Sheet2.A85:.C641];2)" office:value-type="float" office:value="87" calcext:value-type="float">
            <text:p>87</text:p>
          </table:table-cell>
          <table:table-cell office:value-type="float" office:value="11868330" calcext:value-type="float">
            <text:p>11,868,330</text:p>
          </table:table-cell>
          <table:table-cell office:value-type="float" office:value="0" calcext:value-type="float">
            <text:p>0</text:p>
          </table:table-cell>
          <table:table-cell office:value-type="float" office:value="1944425" calcext:value-type="float">
            <text:p>1,944,425</text:p>
          </table:table-cell>
          <table:table-cell office:value-type="float" office:value="13812755" calcext:value-type="float">
            <text:p>13,812,755</text:p>
          </table:table-cell>
          <table:table-cell office:value-type="float" office:value="21790918" calcext:value-type="float">
            <text:p>21,790,918</text:p>
          </table:table-cell>
          <table:table-cell office:value-type="float" office:value="3384782" calcext:value-type="float">
            <text:p>3,384,782</text:p>
          </table:table-cell>
          <table:table-cell office:value-type="float" office:value="809301" calcext:value-type="float">
            <text:p>809,301</text:p>
          </table:table-cell>
          <table:table-cell office:value-type="float" office:value="0" calcext:value-type="float">
            <text:p>0</text:p>
          </table:table-cell>
          <table:table-cell office:value-type="float" office:value="25985001" calcext:value-type="float">
            <text:p>25,985,001</text:p>
          </table:table-cell>
          <table:table-cell office:value-type="float" office:value="1421860" calcext:value-type="float">
            <text:p>1,421,860</text:p>
          </table:table-cell>
          <table:table-cell office:value-type="float" office:value="41219616" calcext:value-type="float">
            <text:p>41,219,616</text:p>
          </table:table-cell>
          <table:table-cell office:value-type="float" office:value="2446795" calcext:value-type="float">
            <text:p>2,446,795</text:p>
          </table:table-cell>
          <table:table-cell office:value-type="float" office:value="3438076" calcext:value-type="float">
            <text:p>3,438,076</text:p>
          </table:table-cell>
          <table:table-cell office:value-type="float" office:value="351" calcext:value-type="float">
            <text:p>351</text:p>
          </table:table-cell>
          <table:table-cell office:value-type="float" office:value="6277907" calcext:value-type="float">
            <text:p>6,277,907</text:p>
          </table:table-cell>
          <table:table-cell office:value-type="float" office:value="361026" calcext:value-type="float">
            <text:p>361,026</text:p>
          </table:table-cell>
          <table:table-cell office:value-type="float" office:value="53743772" calcext:value-type="float">
            <text:p>53,743,772</text:p>
          </table:table-cell>
          <table:table-cell office:value-type="float" office:value="18782662" calcext:value-type="float">
            <text:p>18,782,662</text:p>
          </table:table-cell>
          <table:table-cell office:value-type="float" office:value="0" calcext:value-type="float">
            <text:p>0</text:p>
          </table:table-cell>
          <table:table-cell office:value-type="float" office:value="5331333" calcext:value-type="float">
            <text:p>5,331,333</text:p>
          </table:table-cell>
          <table:table-cell office:value-type="float" office:value="26265758" calcext:value-type="float">
            <text:p>26,265,758</text:p>
          </table:table-cell>
          <table:table-cell office:value-type="float" office:value="0" calcext:value-type="float">
            <text:p>0</text:p>
          </table:table-cell>
          <table:table-cell office:value-type="float" office:value="3364018" calcext:value-type="float">
            <text:p>3,364,018</text:p>
          </table:table-cell>
          <table:table-cell/>
          <table:table-cell table:formula="of:=CONCATENATE([.$AB$5];[.$AA$5];[.C92];&quot;,&quot;;[.D92];&quot;,&quot;;[.E92];&quot;,&quot;;[.F92];&quot;,&quot;;[.H92];&quot;,&quot;;[.I92];&quot;,&quot;;[.J92];&quot;,&quot;;[.K92];&quot;,&quot;;[.M92];&quot;,&quot;;[.O92];&quot;,&quot;;[.P92];&quot;,&quot;;[.Q92];&quot;,&quot;;[.R92];&quot;,&quot;;[.S92];&quot;,&quot;;[.U92];&quot;,&quot;;[.V92];&quot;,&quot;;[.W92];&quot;,&quot;;[.X92];&quot;,&quot;;[.Y92];&quot;,&quot;;[.Z9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7,11868330,0,1944425,21790918,3384782,809301,0,1421860,2446795,3438076,351,6277907,361026,18782662,0,5331333,26265758,0,336401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7,11868330,0,1944425,21790918,3384782,809301,0,1421860,2446795,3438076,351,6277907,361026,18782662,0,5331333,26265758,0,336401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SEO PUBLIC SCHOOL DISTRICT</text:p>
          </table:table-cell>
          <table:table-cell office:value-type="float" office:value="279" calcext:value-type="float">
            <text:p>279</text:p>
          </table:table-cell>
          <table:table-cell table:formula="of:=VLOOKUP([.B93];[$Sheet2.A86:.C642];2)" office:value-type="float" office:value="88" calcext:value-type="float">
            <text:p>88</text:p>
          </table:table-cell>
          <table:table-cell office:value-type="float" office:value="80294444" calcext:value-type="float">
            <text:p>80,294,444</text:p>
          </table:table-cell>
          <table:table-cell office:value-type="float" office:value="0" calcext:value-type="float">
            <text:p>0</text:p>
          </table:table-cell>
          <table:table-cell office:value-type="float" office:value="6689138" calcext:value-type="float">
            <text:p>6,689,138</text:p>
          </table:table-cell>
          <table:table-cell office:value-type="float" office:value="86983582" calcext:value-type="float">
            <text:p>86,983,582</text:p>
          </table:table-cell>
          <table:table-cell office:value-type="float" office:value="167386739" calcext:value-type="float">
            <text:p>167,386,739</text:p>
          </table:table-cell>
          <table:table-cell office:value-type="float" office:value="36512624" calcext:value-type="float">
            <text:p>36,512,624</text:p>
          </table:table-cell>
          <table:table-cell office:value-type="float" office:value="10313781" calcext:value-type="float">
            <text:p>10,313,781</text:p>
          </table:table-cell>
          <table:table-cell office:value-type="float" office:value="0" calcext:value-type="float">
            <text:p>0</text:p>
          </table:table-cell>
          <table:table-cell office:value-type="float" office:value="214213144" calcext:value-type="float">
            <text:p>214,213,144</text:p>
          </table:table-cell>
          <table:table-cell office:value-type="float" office:value="20855275" calcext:value-type="float">
            <text:p>20,855,275</text:p>
          </table:table-cell>
          <table:table-cell office:value-type="float" office:value="322052001" calcext:value-type="float">
            <text:p>322,052,001</text:p>
          </table:table-cell>
          <table:table-cell office:value-type="float" office:value="16830516" calcext:value-type="float">
            <text:p>16,830,516</text:p>
          </table:table-cell>
          <table:table-cell office:value-type="float" office:value="16811824" calcext:value-type="float">
            <text:p>16,811,824</text:p>
          </table:table-cell>
          <table:table-cell office:value-type="float" office:value="13304" calcext:value-type="float">
            <text:p>13,304</text:p>
          </table:table-cell>
          <table:table-cell office:value-type="float" office:value="13857737" calcext:value-type="float">
            <text:p>13,857,737</text:p>
          </table:table-cell>
          <table:table-cell office:value-type="float" office:value="2728971" calcext:value-type="float">
            <text:p>2,728,971</text:p>
          </table:table-cell>
          <table:table-cell office:value-type="float" office:value="372294354" calcext:value-type="float">
            <text:p>372,294,354</text:p>
          </table:table-cell>
          <table:table-cell office:value-type="float" office:value="98938736" calcext:value-type="float">
            <text:p>98,938,736</text:p>
          </table:table-cell>
          <table:table-cell office:value-type="float" office:value="0" calcext:value-type="float">
            <text:p>0</text:p>
          </table:table-cell>
          <table:table-cell office:value-type="float" office:value="15735897" calcext:value-type="float">
            <text:p>15,735,897</text:p>
          </table:table-cell>
          <table:table-cell office:value-type="float" office:value="220128509" calcext:value-type="float">
            <text:p>220,128,509</text:p>
          </table:table-cell>
          <table:table-cell office:value-type="float" office:value="0" calcext:value-type="float">
            <text:p>0</text:p>
          </table:table-cell>
          <table:table-cell office:value-type="float" office:value="37491211" calcext:value-type="float">
            <text:p>37,491,211</text:p>
          </table:table-cell>
          <table:table-cell/>
          <table:table-cell table:formula="of:=CONCATENATE([.$AB$5];[.$AA$5];[.C93];&quot;,&quot;;[.D93];&quot;,&quot;;[.E93];&quot;,&quot;;[.F93];&quot;,&quot;;[.H93];&quot;,&quot;;[.I93];&quot;,&quot;;[.J93];&quot;,&quot;;[.K93];&quot;,&quot;;[.M93];&quot;,&quot;;[.O93];&quot;,&quot;;[.P93];&quot;,&quot;;[.Q93];&quot;,&quot;;[.R93];&quot;,&quot;;[.S93];&quot;,&quot;;[.U93];&quot;,&quot;;[.V93];&quot;,&quot;;[.W93];&quot;,&quot;;[.X93];&quot;,&quot;;[.Y93];&quot;,&quot;;[.Z9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8,80294444,0,6689138,167386739,36512624,10313781,0,20855275,16830516,16811824,13304,13857737,2728971,98938736,0,15735897,220128509,0,3749121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8,80294444,0,6689138,167386739,36512624,10313781,0,20855275,16830516,16811824,13304,13857737,2728971,98938736,0,15735897,220128509,0,3749121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ICHFIELD PUBLIC SCHOOL DISTRICT</text:p>
          </table:table-cell>
          <table:table-cell office:value-type="float" office:value="280" calcext:value-type="float">
            <text:p>280</text:p>
          </table:table-cell>
          <table:table-cell table:formula="of:=VLOOKUP([.B94];[$Sheet2.A87:.C643];2)" office:value-type="float" office:value="89" calcext:value-type="float">
            <text:p>89</text:p>
          </table:table-cell>
          <table:table-cell office:value-type="float" office:value="16923661" calcext:value-type="float">
            <text:p>16,923,661</text:p>
          </table:table-cell>
          <table:table-cell office:value-type="float" office:value="0" calcext:value-type="float">
            <text:p>0</text:p>
          </table:table-cell>
          <table:table-cell office:value-type="float" office:value="1405339" calcext:value-type="float">
            <text:p>1,405,339</text:p>
          </table:table-cell>
          <table:table-cell office:value-type="float" office:value="18329000" calcext:value-type="float">
            <text:p>18,329,000</text:p>
          </table:table-cell>
          <table:table-cell office:value-type="float" office:value="36572410" calcext:value-type="float">
            <text:p>36,572,410</text:p>
          </table:table-cell>
          <table:table-cell office:value-type="float" office:value="7039326" calcext:value-type="float">
            <text:p>7,039,326</text:p>
          </table:table-cell>
          <table:table-cell office:value-type="float" office:value="2320999" calcext:value-type="float">
            <text:p>2,320,999</text:p>
          </table:table-cell>
          <table:table-cell office:value-type="float" office:value="0" calcext:value-type="float">
            <text:p>0</text:p>
          </table:table-cell>
          <table:table-cell office:value-type="float" office:value="45932734" calcext:value-type="float">
            <text:p>45,932,734</text:p>
          </table:table-cell>
          <table:table-cell office:value-type="float" office:value="8551970" calcext:value-type="float">
            <text:p>8,551,970</text:p>
          </table:table-cell>
          <table:table-cell office:value-type="float" office:value="72813704" calcext:value-type="float">
            <text:p>72,813,704</text:p>
          </table:table-cell>
          <table:table-cell office:value-type="float" office:value="3693381" calcext:value-type="float">
            <text:p>3,693,381</text:p>
          </table:table-cell>
          <table:table-cell office:value-type="float" office:value="2075910" calcext:value-type="float">
            <text:p>2,075,910</text:p>
          </table:table-cell>
          <table:table-cell office:value-type="float" office:value="56923" calcext:value-type="float">
            <text:p>56,923</text:p>
          </table:table-cell>
          <table:table-cell office:value-type="float" office:value="7067020" calcext:value-type="float">
            <text:p>7,067,020</text:p>
          </table:table-cell>
          <table:table-cell office:value-type="float" office:value="2074785" calcext:value-type="float">
            <text:p>2,074,785</text:p>
          </table:table-cell>
          <table:table-cell office:value-type="float" office:value="87781723" calcext:value-type="float">
            <text:p>87,781,723</text:p>
          </table:table-cell>
          <table:table-cell office:value-type="float" office:value="26524428" calcext:value-type="float">
            <text:p>26,524,428</text:p>
          </table:table-cell>
          <table:table-cell office:value-type="float" office:value="0" calcext:value-type="float">
            <text:p>0</text:p>
          </table:table-cell>
          <table:table-cell office:value-type="float" office:value="2381257" calcext:value-type="float">
            <text:p>2,381,257</text:p>
          </table:table-cell>
          <table:table-cell office:value-type="float" office:value="46792534" calcext:value-type="float">
            <text:p>46,792,534</text:p>
          </table:table-cell>
          <table:table-cell office:value-type="float" office:value="0" calcext:value-type="float">
            <text:p>0</text:p>
          </table:table-cell>
          <table:table-cell office:value-type="float" office:value="12083504" calcext:value-type="float">
            <text:p>12,083,504</text:p>
          </table:table-cell>
          <table:table-cell/>
          <table:table-cell table:formula="of:=CONCATENATE([.$AB$5];[.$AA$5];[.C94];&quot;,&quot;;[.D94];&quot;,&quot;;[.E94];&quot;,&quot;;[.F94];&quot;,&quot;;[.H94];&quot;,&quot;;[.I94];&quot;,&quot;;[.J94];&quot;,&quot;;[.K94];&quot;,&quot;;[.M94];&quot;,&quot;;[.O94];&quot;,&quot;;[.P94];&quot;,&quot;;[.Q94];&quot;,&quot;;[.R94];&quot;,&quot;;[.S94];&quot;,&quot;;[.U94];&quot;,&quot;;[.V94];&quot;,&quot;;[.W94];&quot;,&quot;;[.X94];&quot;,&quot;;[.Y94];&quot;,&quot;;[.Z9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9,16923661,0,1405339,36572410,7039326,2320999,0,8551970,3693381,2075910,56923,7067020,2074785,26524428,0,2381257,46792534,0,1208350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89,16923661,0,1405339,36572410,7039326,2320999,0,8551970,3693381,2075910,56923,7067020,2074785,26524428,0,2381257,46792534,0,1208350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BBINSDALE PUBLIC SCHOOL DISTRICT</text:p>
          </table:table-cell>
          <table:table-cell office:value-type="float" office:value="281" calcext:value-type="float">
            <text:p>281</text:p>
          </table:table-cell>
          <table:table-cell table:formula="of:=VLOOKUP([.B95];[$Sheet2.A88:.C644];2)" office:value-type="float" office:value="90" calcext:value-type="float">
            <text:p>90</text:p>
          </table:table-cell>
          <table:table-cell office:value-type="float" office:value="44263464" calcext:value-type="float">
            <text:p>44,263,464</text:p>
          </table:table-cell>
          <table:table-cell office:value-type="float" office:value="0" calcext:value-type="float">
            <text:p>0</text:p>
          </table:table-cell>
          <table:table-cell office:value-type="float" office:value="4844326" calcext:value-type="float">
            <text:p>4,844,326</text:p>
          </table:table-cell>
          <table:table-cell office:value-type="float" office:value="49107790" calcext:value-type="float">
            <text:p>49,107,790</text:p>
          </table:table-cell>
          <table:table-cell office:value-type="float" office:value="96784591" calcext:value-type="float">
            <text:p>96,784,591</text:p>
          </table:table-cell>
          <table:table-cell office:value-type="float" office:value="16153980" calcext:value-type="float">
            <text:p>16,153,980</text:p>
          </table:table-cell>
          <table:table-cell office:value-type="float" office:value="7261191" calcext:value-type="float">
            <text:p>7,261,191</text:p>
          </table:table-cell>
          <table:table-cell office:value-type="float" office:value="0" calcext:value-type="float">
            <text:p>0</text:p>
          </table:table-cell>
          <table:table-cell office:value-type="float" office:value="120199762" calcext:value-type="float">
            <text:p>120,199,762</text:p>
          </table:table-cell>
          <table:table-cell office:value-type="float" office:value="17289539" calcext:value-type="float">
            <text:p>17,289,539</text:p>
          </table:table-cell>
          <table:table-cell office:value-type="float" office:value="186597090" calcext:value-type="float">
            <text:p>186,597,090</text:p>
          </table:table-cell>
          <table:table-cell office:value-type="float" office:value="9571435" calcext:value-type="float">
            <text:p>9,571,435</text:p>
          </table:table-cell>
          <table:table-cell office:value-type="float" office:value="10479610" calcext:value-type="float">
            <text:p>10,479,610</text:p>
          </table:table-cell>
          <table:table-cell office:value-type="float" office:value="-48958" calcext:value-type="float">
            <text:p>-48,958</text:p>
          </table:table-cell>
          <table:table-cell office:value-type="float" office:value="17447857" calcext:value-type="float">
            <text:p>17,447,857</text:p>
          </table:table-cell>
          <table:table-cell office:value-type="float" office:value="2589360" calcext:value-type="float">
            <text:p>2,589,360</text:p>
          </table:table-cell>
          <table:table-cell office:value-type="float" office:value="226636394" calcext:value-type="float">
            <text:p>226,636,394</text:p>
          </table:table-cell>
          <table:table-cell office:value-type="float" office:value="65537730" calcext:value-type="float">
            <text:p>65,537,730</text:p>
          </table:table-cell>
          <table:table-cell office:value-type="float" office:value="0" calcext:value-type="float">
            <text:p>0</text:p>
          </table:table-cell>
          <table:table-cell office:value-type="float" office:value="9180626" calcext:value-type="float">
            <text:p>9,180,626</text:p>
          </table:table-cell>
          <table:table-cell office:value-type="float" office:value="124423213" calcext:value-type="float">
            <text:p>124,423,213</text:p>
          </table:table-cell>
          <table:table-cell office:value-type="float" office:value="0" calcext:value-type="float">
            <text:p>0</text:p>
          </table:table-cell>
          <table:table-cell office:value-type="float" office:value="27494825" calcext:value-type="float">
            <text:p>27,494,825</text:p>
          </table:table-cell>
          <table:table-cell/>
          <table:table-cell table:formula="of:=CONCATENATE([.$AB$5];[.$AA$5];[.C95];&quot;,&quot;;[.D95];&quot;,&quot;;[.E95];&quot;,&quot;;[.F95];&quot;,&quot;;[.H95];&quot;,&quot;;[.I95];&quot;,&quot;;[.J95];&quot;,&quot;;[.K95];&quot;,&quot;;[.M95];&quot;,&quot;;[.O95];&quot;,&quot;;[.P95];&quot;,&quot;;[.Q95];&quot;,&quot;;[.R95];&quot;,&quot;;[.S95];&quot;,&quot;;[.U95];&quot;,&quot;;[.V95];&quot;,&quot;;[.W95];&quot;,&quot;;[.X95];&quot;,&quot;;[.Y95];&quot;,&quot;;[.Z9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0,44263464,0,4844326,96784591,16153980,7261191,0,17289539,9571435,10479610,-48958,17447857,2589360,65537730,0,9180626,124423213,0,2749482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0,44263464,0,4844326,96784591,16153980,7261191,0,17289539,9571435,10479610,-48958,17447857,2589360,65537730,0,9180626,124423213,0,2749482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ANTHONY-NEW BRIGHTON SCHOOLS</text:p>
          </table:table-cell>
          <table:table-cell office:value-type="float" office:value="282" calcext:value-type="float">
            <text:p>282</text:p>
          </table:table-cell>
          <table:table-cell table:formula="of:=VLOOKUP([.B96];[$Sheet2.A89:.C645];2)" office:value-type="float" office:value="91" calcext:value-type="float">
            <text:p>91</text:p>
          </table:table-cell>
          <table:table-cell office:value-type="float" office:value="6102905" calcext:value-type="float">
            <text:p>6,102,905</text:p>
          </table:table-cell>
          <table:table-cell office:value-type="float" office:value="0" calcext:value-type="float">
            <text:p>0</text:p>
          </table:table-cell>
          <table:table-cell office:value-type="float" office:value="693651" calcext:value-type="float">
            <text:p>693,651</text:p>
          </table:table-cell>
          <table:table-cell office:value-type="float" office:value="6796556" calcext:value-type="float">
            <text:p>6,796,556</text:p>
          </table:table-cell>
          <table:table-cell office:value-type="float" office:value="14430406" calcext:value-type="float">
            <text:p>14,430,406</text:p>
          </table:table-cell>
          <table:table-cell office:value-type="float" office:value="1499101" calcext:value-type="float">
            <text:p>1,499,101</text:p>
          </table:table-cell>
          <table:table-cell office:value-type="float" office:value="747296" calcext:value-type="float">
            <text:p>747,296</text:p>
          </table:table-cell>
          <table:table-cell office:value-type="float" office:value="0" calcext:value-type="float">
            <text:p>0</text:p>
          </table:table-cell>
          <table:table-cell office:value-type="float" office:value="16676803" calcext:value-type="float">
            <text:p>16,676,803</text:p>
          </table:table-cell>
          <table:table-cell office:value-type="float" office:value="1089294" calcext:value-type="float">
            <text:p>1,089,294</text:p>
          </table:table-cell>
          <table:table-cell office:value-type="float" office:value="24562653" calcext:value-type="float">
            <text:p>24,562,653</text:p>
          </table:table-cell>
          <table:table-cell office:value-type="float" office:value="1342844" calcext:value-type="float">
            <text:p>1,342,844</text:p>
          </table:table-cell>
          <table:table-cell office:value-type="float" office:value="1796073" calcext:value-type="float">
            <text:p>1,796,073</text:p>
          </table:table-cell>
          <table:table-cell office:value-type="float" office:value="280421" calcext:value-type="float">
            <text:p>280,421</text:p>
          </table:table-cell>
          <table:table-cell office:value-type="float" office:value="2154193" calcext:value-type="float">
            <text:p>2,154,193</text:p>
          </table:table-cell>
          <table:table-cell office:value-type="float" office:value="0" calcext:value-type="float">
            <text:p>0</text:p>
          </table:table-cell>
          <table:table-cell office:value-type="float" office:value="30136184" calcext:value-type="float">
            <text:p>30,136,184</text:p>
          </table:table-cell>
          <table:table-cell office:value-type="float" office:value="8129561" calcext:value-type="float">
            <text:p>8,129,561</text:p>
          </table:table-cell>
          <table:table-cell office:value-type="float" office:value="0" calcext:value-type="float">
            <text:p>0</text:p>
          </table:table-cell>
          <table:table-cell office:value-type="float" office:value="2347601" calcext:value-type="float">
            <text:p>2,347,601</text:p>
          </table:table-cell>
          <table:table-cell office:value-type="float" office:value="17201242" calcext:value-type="float">
            <text:p>17,201,242</text:p>
          </table:table-cell>
          <table:table-cell office:value-type="float" office:value="0" calcext:value-type="float">
            <text:p>0</text:p>
          </table:table-cell>
          <table:table-cell office:value-type="float" office:value="2457780" calcext:value-type="float">
            <text:p>2,457,780</text:p>
          </table:table-cell>
          <table:table-cell/>
          <table:table-cell table:formula="of:=CONCATENATE([.$AB$5];[.$AA$5];[.C96];&quot;,&quot;;[.D96];&quot;,&quot;;[.E96];&quot;,&quot;;[.F96];&quot;,&quot;;[.H96];&quot;,&quot;;[.I96];&quot;,&quot;;[.J96];&quot;,&quot;;[.K96];&quot;,&quot;;[.M96];&quot;,&quot;;[.O96];&quot;,&quot;;[.P96];&quot;,&quot;;[.Q96];&quot;,&quot;;[.R96];&quot;,&quot;;[.S96];&quot;,&quot;;[.U96];&quot;,&quot;;[.V96];&quot;,&quot;;[.W96];&quot;,&quot;;[.X96];&quot;,&quot;;[.Y96];&quot;,&quot;;[.Z9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1,6102905,0,693651,14430406,1499101,747296,0,1089294,1342844,1796073,280421,2154193,0,8129561,0,2347601,17201242,0,245778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1,6102905,0,693651,14430406,1499101,747296,0,1089294,1342844,1796073,280421,2154193,0,8129561,0,2347601,17201242,0,245778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LOUIS PARK PUBLIC SCHOOL DIST.</text:p>
          </table:table-cell>
          <table:table-cell office:value-type="float" office:value="283" calcext:value-type="float">
            <text:p>283</text:p>
          </table:table-cell>
          <table:table-cell table:formula="of:=VLOOKUP([.B97];[$Sheet2.A90:.C646];2)" office:value-type="float" office:value="92" calcext:value-type="float">
            <text:p>92</text:p>
          </table:table-cell>
          <table:table-cell office:value-type="float" office:value="19233358" calcext:value-type="float">
            <text:p>19,233,358</text:p>
          </table:table-cell>
          <table:table-cell office:value-type="float" office:value="0" calcext:value-type="float">
            <text:p>0</text:p>
          </table:table-cell>
          <table:table-cell office:value-type="float" office:value="1626410" calcext:value-type="float">
            <text:p>1,626,410</text:p>
          </table:table-cell>
          <table:table-cell office:value-type="float" office:value="20859768" calcext:value-type="float">
            <text:p>20,859,768</text:p>
          </table:table-cell>
          <table:table-cell office:value-type="float" office:value="35698139" calcext:value-type="float">
            <text:p>35,698,139</text:p>
          </table:table-cell>
          <table:table-cell office:value-type="float" office:value="7555871" calcext:value-type="float">
            <text:p>7,555,871</text:p>
          </table:table-cell>
          <table:table-cell office:value-type="float" office:value="2998812" calcext:value-type="float">
            <text:p>2,998,812</text:p>
          </table:table-cell>
          <table:table-cell office:value-type="float" office:value="0" calcext:value-type="float">
            <text:p>0</text:p>
          </table:table-cell>
          <table:table-cell office:value-type="float" office:value="46252822" calcext:value-type="float">
            <text:p>46,252,822</text:p>
          </table:table-cell>
          <table:table-cell office:value-type="float" office:value="7467475" calcext:value-type="float">
            <text:p>7,467,475</text:p>
          </table:table-cell>
          <table:table-cell office:value-type="float" office:value="74580065" calcext:value-type="float">
            <text:p>74,580,065</text:p>
          </table:table-cell>
          <table:table-cell office:value-type="float" office:value="2903083" calcext:value-type="float">
            <text:p>2,903,083</text:p>
          </table:table-cell>
          <table:table-cell office:value-type="float" office:value="7462072" calcext:value-type="float">
            <text:p>7,462,072</text:p>
          </table:table-cell>
          <table:table-cell office:value-type="float" office:value="139549" calcext:value-type="float">
            <text:p>139,549</text:p>
          </table:table-cell>
          <table:table-cell office:value-type="float" office:value="12657210" calcext:value-type="float">
            <text:p>12,657,210</text:p>
          </table:table-cell>
          <table:table-cell office:value-type="float" office:value="0" calcext:value-type="float">
            <text:p>0</text:p>
          </table:table-cell>
          <table:table-cell office:value-type="float" office:value="97741979" calcext:value-type="float">
            <text:p>97,741,979</text:p>
          </table:table-cell>
          <table:table-cell office:value-type="float" office:value="32892610" calcext:value-type="float">
            <text:p>32,892,610</text:p>
          </table:table-cell>
          <table:table-cell office:value-type="float" office:value="0" calcext:value-type="float">
            <text:p>0</text:p>
          </table:table-cell>
          <table:table-cell office:value-type="float" office:value="6956171" calcext:value-type="float">
            <text:p>6,956,171</text:p>
          </table:table-cell>
          <table:table-cell office:value-type="float" office:value="47736813" calcext:value-type="float">
            <text:p>47,736,813</text:p>
          </table:table-cell>
          <table:table-cell office:value-type="float" office:value="0" calcext:value-type="float">
            <text:p>0</text:p>
          </table:table-cell>
          <table:table-cell office:value-type="float" office:value="10156384" calcext:value-type="float">
            <text:p>10,156,384</text:p>
          </table:table-cell>
          <table:table-cell/>
          <table:table-cell table:formula="of:=CONCATENATE([.$AB$5];[.$AA$5];[.C97];&quot;,&quot;;[.D97];&quot;,&quot;;[.E97];&quot;,&quot;;[.F97];&quot;,&quot;;[.H97];&quot;,&quot;;[.I97];&quot;,&quot;;[.J97];&quot;,&quot;;[.K97];&quot;,&quot;;[.M97];&quot;,&quot;;[.O97];&quot;,&quot;;[.P97];&quot;,&quot;;[.Q97];&quot;,&quot;;[.R97];&quot;,&quot;;[.S97];&quot;,&quot;;[.U97];&quot;,&quot;;[.V97];&quot;,&quot;;[.W97];&quot;,&quot;;[.X97];&quot;,&quot;;[.Y97];&quot;,&quot;;[.Z9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2,19233358,0,1626410,35698139,7555871,2998812,0,7467475,2903083,7462072,139549,12657210,0,32892610,0,6956171,47736813,0,101563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2,19233358,0,1626410,35698139,7555871,2998812,0,7467475,2903083,7462072,139549,12657210,0,32892610,0,6956171,47736813,0,101563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YZATA PUBLIC SCHOOL DISTRICT</text:p>
          </table:table-cell>
          <table:table-cell office:value-type="float" office:value="284" calcext:value-type="float">
            <text:p>284</text:p>
          </table:table-cell>
          <table:table-cell table:formula="of:=VLOOKUP([.B98];[$Sheet2.A91:.C647];2)" office:value-type="float" office:value="93" calcext:value-type="float">
            <text:p>93</text:p>
          </table:table-cell>
          <table:table-cell office:value-type="float" office:value="66202939" calcext:value-type="float">
            <text:p>66,202,939</text:p>
          </table:table-cell>
          <table:table-cell office:value-type="float" office:value="0" calcext:value-type="float">
            <text:p>0</text:p>
          </table:table-cell>
          <table:table-cell office:value-type="float" office:value="8458213" calcext:value-type="float">
            <text:p>8,458,213</text:p>
          </table:table-cell>
          <table:table-cell office:value-type="float" office:value="74661152" calcext:value-type="float">
            <text:p>74,661,152</text:p>
          </table:table-cell>
          <table:table-cell office:value-type="float" office:value="92169445" calcext:value-type="float">
            <text:p>92,169,445</text:p>
          </table:table-cell>
          <table:table-cell office:value-type="float" office:value="14061427" calcext:value-type="float">
            <text:p>14,061,427</text:p>
          </table:table-cell>
          <table:table-cell office:value-type="float" office:value="3299075" calcext:value-type="float">
            <text:p>3,299,075</text:p>
          </table:table-cell>
          <table:table-cell office:value-type="float" office:value="0" calcext:value-type="float">
            <text:p>0</text:p>
          </table:table-cell>
          <table:table-cell office:value-type="float" office:value="109529947" calcext:value-type="float">
            <text:p>109,529,947</text:p>
          </table:table-cell>
          <table:table-cell office:value-type="float" office:value="6778368" calcext:value-type="float">
            <text:p>6,778,368</text:p>
          </table:table-cell>
          <table:table-cell office:value-type="float" office:value="190969466" calcext:value-type="float">
            <text:p>190,969,466</text:p>
          </table:table-cell>
          <table:table-cell office:value-type="float" office:value="9596362" calcext:value-type="float">
            <text:p>9,596,362</text:p>
          </table:table-cell>
          <table:table-cell office:value-type="float" office:value="13082017" calcext:value-type="float">
            <text:p>13,082,017</text:p>
          </table:table-cell>
          <table:table-cell office:value-type="float" office:value="661873" calcext:value-type="float">
            <text:p>661,873</text:p>
          </table:table-cell>
          <table:table-cell office:value-type="float" office:value="15146954" calcext:value-type="float">
            <text:p>15,146,954</text:p>
          </table:table-cell>
          <table:table-cell office:value-type="float" office:value="0" calcext:value-type="float">
            <text:p>0</text:p>
          </table:table-cell>
          <table:table-cell office:value-type="float" office:value="229456672" calcext:value-type="float">
            <text:p>229,456,672</text:p>
          </table:table-cell>
          <table:table-cell office:value-type="float" office:value="83515549" calcext:value-type="float">
            <text:p>83,515,549</text:p>
          </table:table-cell>
          <table:table-cell office:value-type="float" office:value="0" calcext:value-type="float">
            <text:p>0</text:p>
          </table:table-cell>
          <table:table-cell office:value-type="float" office:value="19691910" calcext:value-type="float">
            <text:p>19,691,910</text:p>
          </table:table-cell>
          <table:table-cell office:value-type="float" office:value="110810094" calcext:value-type="float">
            <text:p>110,810,094</text:p>
          </table:table-cell>
          <table:table-cell office:value-type="float" office:value="0" calcext:value-type="float">
            <text:p>0</text:p>
          </table:table-cell>
          <table:table-cell office:value-type="float" office:value="15439120" calcext:value-type="float">
            <text:p>15,439,120</text:p>
          </table:table-cell>
          <table:table-cell/>
          <table:table-cell table:formula="of:=CONCATENATE([.$AB$5];[.$AA$5];[.C98];&quot;,&quot;;[.D98];&quot;,&quot;;[.E98];&quot;,&quot;;[.F98];&quot;,&quot;;[.H98];&quot;,&quot;;[.I98];&quot;,&quot;;[.J98];&quot;,&quot;;[.K98];&quot;,&quot;;[.M98];&quot;,&quot;;[.O98];&quot;,&quot;;[.P98];&quot;,&quot;;[.Q98];&quot;,&quot;;[.R98];&quot;,&quot;;[.S98];&quot;,&quot;;[.U98];&quot;,&quot;;[.V98];&quot;,&quot;;[.W98];&quot;,&quot;;[.X98];&quot;,&quot;;[.Y98];&quot;,&quot;;[.Z9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3,66202939,0,8458213,92169445,14061427,3299075,0,6778368,9596362,13082017,661873,15146954,0,83515549,0,19691910,110810094,0,1543912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3,66202939,0,8458213,92169445,14061427,3299075,0,6778368,9596362,13082017,661873,15146954,0,83515549,0,19691910,110810094,0,1543912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OOKLYN CENTER SCHOOL DISTRICT</text:p>
          </table:table-cell>
          <table:table-cell office:value-type="float" office:value="286" calcext:value-type="float">
            <text:p>286</text:p>
          </table:table-cell>
          <table:table-cell table:formula="of:=VLOOKUP([.B99];[$Sheet2.A92:.C648];2)" office:value-type="float" office:value="94" calcext:value-type="float">
            <text:p>94</text:p>
          </table:table-cell>
          <table:table-cell office:value-type="float" office:value="3644155" calcext:value-type="float">
            <text:p>3,644,155</text:p>
          </table:table-cell>
          <table:table-cell office:value-type="float" office:value="0" calcext:value-type="float">
            <text:p>0</text:p>
          </table:table-cell>
          <table:table-cell office:value-type="float" office:value="370447" calcext:value-type="float">
            <text:p>370,447</text:p>
          </table:table-cell>
          <table:table-cell office:value-type="float" office:value="4014602" calcext:value-type="float">
            <text:p>4,014,602</text:p>
          </table:table-cell>
          <table:table-cell office:value-type="float" office:value="24192037" calcext:value-type="float">
            <text:p>24,192,037</text:p>
          </table:table-cell>
          <table:table-cell office:value-type="float" office:value="2385052" calcext:value-type="float">
            <text:p>2,385,052</text:p>
          </table:table-cell>
          <table:table-cell office:value-type="float" office:value="2217198" calcext:value-type="float">
            <text:p>2,217,198</text:p>
          </table:table-cell>
          <table:table-cell office:value-type="float" office:value="0" calcext:value-type="float">
            <text:p>0</text:p>
          </table:table-cell>
          <table:table-cell office:value-type="float" office:value="28794287" calcext:value-type="float">
            <text:p>28,794,287</text:p>
          </table:table-cell>
          <table:table-cell office:value-type="float" office:value="5209880" calcext:value-type="float">
            <text:p>5,209,880</text:p>
          </table:table-cell>
          <table:table-cell office:value-type="float" office:value="38018769" calcext:value-type="float">
            <text:p>38,018,769</text:p>
          </table:table-cell>
          <table:table-cell office:value-type="float" office:value="1383016" calcext:value-type="float">
            <text:p>1,383,016</text:p>
          </table:table-cell>
          <table:table-cell office:value-type="float" office:value="1488481" calcext:value-type="float">
            <text:p>1,488,481</text:p>
          </table:table-cell>
          <table:table-cell office:value-type="float" office:value="2578" calcext:value-type="float">
            <text:p>2,578</text:p>
          </table:table-cell>
          <table:table-cell office:value-type="float" office:value="3194519" calcext:value-type="float">
            <text:p>3,194,519</text:p>
          </table:table-cell>
          <table:table-cell office:value-type="float" office:value="0" calcext:value-type="float">
            <text:p>0</text:p>
          </table:table-cell>
          <table:table-cell office:value-type="float" office:value="44087364" calcext:value-type="float">
            <text:p>44,087,364</text:p>
          </table:table-cell>
          <table:table-cell office:value-type="float" office:value="6462326" calcext:value-type="float">
            <text:p>6,462,326</text:p>
          </table:table-cell>
          <table:table-cell office:value-type="float" office:value="0" calcext:value-type="float">
            <text:p>0</text:p>
          </table:table-cell>
          <table:table-cell office:value-type="float" office:value="670150" calcext:value-type="float">
            <text:p>670,150</text:p>
          </table:table-cell>
          <table:table-cell office:value-type="float" office:value="29779523" calcext:value-type="float">
            <text:p>29,779,523</text:p>
          </table:table-cell>
          <table:table-cell office:value-type="float" office:value="0" calcext:value-type="float">
            <text:p>0</text:p>
          </table:table-cell>
          <table:table-cell office:value-type="float" office:value="7175365" calcext:value-type="float">
            <text:p>7,175,365</text:p>
          </table:table-cell>
          <table:table-cell/>
          <table:table-cell table:formula="of:=CONCATENATE([.$AB$5];[.$AA$5];[.C99];&quot;,&quot;;[.D99];&quot;,&quot;;[.E99];&quot;,&quot;;[.F99];&quot;,&quot;;[.H99];&quot;,&quot;;[.I99];&quot;,&quot;;[.J99];&quot;,&quot;;[.K99];&quot;,&quot;;[.M99];&quot;,&quot;;[.O99];&quot;,&quot;;[.P99];&quot;,&quot;;[.Q99];&quot;,&quot;;[.R99];&quot;,&quot;;[.S99];&quot;,&quot;;[.U99];&quot;,&quot;;[.V99];&quot;,&quot;;[.W99];&quot;,&quot;;[.X99];&quot;,&quot;;[.Y99];&quot;,&quot;;[.Z9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4,3644155,0,370447,24192037,2385052,2217198,0,5209880,1383016,1488481,2578,3194519,0,6462326,0,670150,29779523,0,717536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4,3644155,0,370447,24192037,2385052,2217198,0,5209880,1383016,1488481,2578,3194519,0,6462326,0,670150,29779523,0,717536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USTON PUBLIC SCHOOL DISTRICT</text:p>
          </table:table-cell>
          <table:table-cell office:value-type="float" office:value="294" calcext:value-type="float">
            <text:p>294</text:p>
          </table:table-cell>
          <table:table-cell table:formula="of:=VLOOKUP([.B100];[$Sheet2.A93:.C649];2)" office:value-type="float" office:value="95" calcext:value-type="float">
            <text:p>95</text:p>
          </table:table-cell>
          <table:table-cell office:value-type="float" office:value="1137883" calcext:value-type="float">
            <text:p>1,137,883</text:p>
          </table:table-cell>
          <table:table-cell office:value-type="float" office:value="0" calcext:value-type="float">
            <text:p>0</text:p>
          </table:table-cell>
          <table:table-cell office:value-type="float" office:value="1622540" calcext:value-type="float">
            <text:p>1,622,540</text:p>
          </table:table-cell>
          <table:table-cell office:value-type="float" office:value="2760424" calcext:value-type="float">
            <text:p>2,760,424</text:p>
          </table:table-cell>
          <table:table-cell office:value-type="float" office:value="21658552" calcext:value-type="float">
            <text:p>21,658,552</text:p>
          </table:table-cell>
          <table:table-cell office:value-type="float" office:value="3135137" calcext:value-type="float">
            <text:p>3,135,137</text:p>
          </table:table-cell>
          <table:table-cell office:value-type="float" office:value="547455" calcext:value-type="float">
            <text:p>547,455</text:p>
          </table:table-cell>
          <table:table-cell office:value-type="float" office:value="0" calcext:value-type="float">
            <text:p>0</text:p>
          </table:table-cell>
          <table:table-cell office:value-type="float" office:value="25341143" calcext:value-type="float">
            <text:p>25,341,143</text:p>
          </table:table-cell>
          <table:table-cell office:value-type="float" office:value="677287" calcext:value-type="float">
            <text:p>677,287</text:p>
          </table:table-cell>
          <table:table-cell office:value-type="float" office:value="28778854" calcext:value-type="float">
            <text:p>28,778,854</text:p>
          </table:table-cell>
          <table:table-cell office:value-type="float" office:value="376330" calcext:value-type="float">
            <text:p>376,330</text:p>
          </table:table-cell>
          <table:table-cell office:value-type="float" office:value="184226" calcext:value-type="float">
            <text:p>184,226</text:p>
          </table:table-cell>
          <table:table-cell office:value-type="float" office:value="593" calcext:value-type="float">
            <text:p>593</text:p>
          </table:table-cell>
          <table:table-cell office:value-type="float" office:value="477328" calcext:value-type="float">
            <text:p>477,328</text:p>
          </table:table-cell>
          <table:table-cell office:value-type="float" office:value="0" calcext:value-type="float">
            <text:p>0</text:p>
          </table:table-cell>
          <table:table-cell office:value-type="float" office:value="29817331" calcext:value-type="float">
            <text:p>29,817,331</text:p>
          </table:table-cell>
          <table:table-cell office:value-type="float" office:value="1209892" calcext:value-type="float">
            <text:p>1,209,892</text:p>
          </table:table-cell>
          <table:table-cell office:value-type="float" office:value="0" calcext:value-type="float">
            <text:p>0</text:p>
          </table:table-cell>
          <table:table-cell office:value-type="float" office:value="1683333" calcext:value-type="float">
            <text:p>1,683,333</text:p>
          </table:table-cell>
          <table:table-cell office:value-type="float" office:value="25892413" calcext:value-type="float">
            <text:p>25,892,413</text:p>
          </table:table-cell>
          <table:table-cell office:value-type="float" office:value="0" calcext:value-type="float">
            <text:p>0</text:p>
          </table:table-cell>
          <table:table-cell office:value-type="float" office:value="1031693" calcext:value-type="float">
            <text:p>1,031,693</text:p>
          </table:table-cell>
          <table:table-cell/>
          <table:table-cell table:formula="of:=CONCATENATE([.$AB$5];[.$AA$5];[.C100];&quot;,&quot;;[.D100];&quot;,&quot;;[.E100];&quot;,&quot;;[.F100];&quot;,&quot;;[.H100];&quot;,&quot;;[.I100];&quot;,&quot;;[.J100];&quot;,&quot;;[.K100];&quot;,&quot;;[.M100];&quot;,&quot;;[.O100];&quot;,&quot;;[.P100];&quot;,&quot;;[.Q100];&quot;,&quot;;[.R100];&quot;,&quot;;[.S100];&quot;,&quot;;[.U100];&quot;,&quot;;[.V100];&quot;,&quot;;[.W100];&quot;,&quot;;[.X100];&quot;,&quot;;[.Y100];&quot;,&quot;;[.Z10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5,1137883,0,1622540,21658552,3135137,547455,0,677287,376330,184226,593,477328,0,1209892,0,1683333,25892413,0,103169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5,1137883,0,1622540,21658552,3135137,547455,0,677287,376330,184226,593,477328,0,1209892,0,1683333,25892413,0,103169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RING GROVE SCHOOL DISTRICT</text:p>
          </table:table-cell>
          <table:table-cell office:value-type="float" office:value="297" calcext:value-type="float">
            <text:p>297</text:p>
          </table:table-cell>
          <table:table-cell table:formula="of:=VLOOKUP([.B101];[$Sheet2.A94:.C650];2)" office:value-type="float" office:value="96" calcext:value-type="float">
            <text:p>96</text:p>
          </table:table-cell>
          <table:table-cell office:value-type="float" office:value="587603" calcext:value-type="float">
            <text:p>587,603</text:p>
          </table:table-cell>
          <table:table-cell office:value-type="float" office:value="0" calcext:value-type="float">
            <text:p>0</text:p>
          </table:table-cell>
          <table:table-cell office:value-type="float" office:value="385112" calcext:value-type="float">
            <text:p>385,112</text:p>
          </table:table-cell>
          <table:table-cell office:value-type="float" office:value="972716" calcext:value-type="float">
            <text:p>972,716</text:p>
          </table:table-cell>
          <table:table-cell office:value-type="float" office:value="3111313" calcext:value-type="float">
            <text:p>3,111,313</text:p>
          </table:table-cell>
          <table:table-cell office:value-type="float" office:value="423585" calcext:value-type="float">
            <text:p>423,585</text:p>
          </table:table-cell>
          <table:table-cell office:value-type="float" office:value="123305" calcext:value-type="float">
            <text:p>123,305</text:p>
          </table:table-cell>
          <table:table-cell office:value-type="float" office:value="0" calcext:value-type="float">
            <text:p>0</text:p>
          </table:table-cell>
          <table:table-cell office:value-type="float" office:value="3658203" calcext:value-type="float">
            <text:p>3,658,203</text:p>
          </table:table-cell>
          <table:table-cell office:value-type="float" office:value="268000" calcext:value-type="float">
            <text:p>268,000</text:p>
          </table:table-cell>
          <table:table-cell office:value-type="float" office:value="4898919" calcext:value-type="float">
            <text:p>4,898,919</text:p>
          </table:table-cell>
          <table:table-cell office:value-type="float" office:value="372548" calcext:value-type="float">
            <text:p>372,548</text:p>
          </table:table-cell>
          <table:table-cell office:value-type="float" office:value="78540" calcext:value-type="float">
            <text:p>78,540</text:p>
          </table:table-cell>
          <table:table-cell office:value-type="float" office:value="0" calcext:value-type="float">
            <text:p>0</text:p>
          </table:table-cell>
          <table:table-cell office:value-type="float" office:value="93213" calcext:value-type="float">
            <text:p>93,213</text:p>
          </table:table-cell>
          <table:table-cell office:value-type="float" office:value="0" calcext:value-type="float">
            <text:p>0</text:p>
          </table:table-cell>
          <table:table-cell office:value-type="float" office:value="5443220" calcext:value-type="float">
            <text:p>5,443,220</text:p>
          </table:table-cell>
          <table:table-cell office:value-type="float" office:value="636031" calcext:value-type="float">
            <text:p>636,031</text:p>
          </table:table-cell>
          <table:table-cell office:value-type="float" office:value="0" calcext:value-type="float">
            <text:p>0</text:p>
          </table:table-cell>
          <table:table-cell office:value-type="float" office:value="433108" calcext:value-type="float">
            <text:p>433,108</text:p>
          </table:table-cell>
          <table:table-cell office:value-type="float" office:value="3767593" calcext:value-type="float">
            <text:p>3,767,593</text:p>
          </table:table-cell>
          <table:table-cell office:value-type="float" office:value="0" calcext:value-type="float">
            <text:p>0</text:p>
          </table:table-cell>
          <table:table-cell office:value-type="float" office:value="606487" calcext:value-type="float">
            <text:p>606,487</text:p>
          </table:table-cell>
          <table:table-cell/>
          <table:table-cell table:formula="of:=CONCATENATE([.$AB$5];[.$AA$5];[.C101];&quot;,&quot;;[.D101];&quot;,&quot;;[.E101];&quot;,&quot;;[.F101];&quot;,&quot;;[.H101];&quot;,&quot;;[.I101];&quot;,&quot;;[.J101];&quot;,&quot;;[.K101];&quot;,&quot;;[.M101];&quot;,&quot;;[.O101];&quot;,&quot;;[.P101];&quot;,&quot;;[.Q101];&quot;,&quot;;[.R101];&quot;,&quot;;[.S101];&quot;,&quot;;[.U101];&quot;,&quot;;[.V101];&quot;,&quot;;[.W101];&quot;,&quot;;[.X101];&quot;,&quot;;[.Y101];&quot;,&quot;;[.Z10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6,587603,0,385112,3111313,423585,123305,0,268000,372548,78540,0,93213,0,636031,0,433108,3767593,0,60648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6,587603,0,385112,3111313,423585,123305,0,268000,372548,78540,0,93213,0,636031,0,433108,3767593,0,60648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EDONIA PUBLIC SCHOOL DISTRICT</text:p>
          </table:table-cell>
          <table:table-cell office:value-type="float" office:value="299" calcext:value-type="float">
            <text:p>299</text:p>
          </table:table-cell>
          <table:table-cell table:formula="of:=VLOOKUP([.B102];[$Sheet2.A95:.C651];2)" office:value-type="float" office:value="97" calcext:value-type="float">
            <text:p>97</text:p>
          </table:table-cell>
          <table:table-cell office:value-type="float" office:value="1314686" calcext:value-type="float">
            <text:p>1,314,686</text:p>
          </table:table-cell>
          <table:table-cell office:value-type="float" office:value="0" calcext:value-type="float">
            <text:p>0</text:p>
          </table:table-cell>
          <table:table-cell office:value-type="float" office:value="394584" calcext:value-type="float">
            <text:p>394,584</text:p>
          </table:table-cell>
          <table:table-cell office:value-type="float" office:value="1709270" calcext:value-type="float">
            <text:p>1,709,270</text:p>
          </table:table-cell>
          <table:table-cell office:value-type="float" office:value="6430801" calcext:value-type="float">
            <text:p>6,430,801</text:p>
          </table:table-cell>
          <table:table-cell office:value-type="float" office:value="976914" calcext:value-type="float">
            <text:p>976,914</text:p>
          </table:table-cell>
          <table:table-cell office:value-type="float" office:value="415667" calcext:value-type="float">
            <text:p>415,667</text:p>
          </table:table-cell>
          <table:table-cell office:value-type="float" office:value="0" calcext:value-type="float">
            <text:p>0</text:p>
          </table:table-cell>
          <table:table-cell office:value-type="float" office:value="7823382" calcext:value-type="float">
            <text:p>7,823,382</text:p>
          </table:table-cell>
          <table:table-cell office:value-type="float" office:value="1042731" calcext:value-type="float">
            <text:p>1,042,731</text:p>
          </table:table-cell>
          <table:table-cell office:value-type="float" office:value="10575383" calcext:value-type="float">
            <text:p>10,575,383</text:p>
          </table:table-cell>
          <table:table-cell office:value-type="float" office:value="783246" calcext:value-type="float">
            <text:p>783,246</text:p>
          </table:table-cell>
          <table:table-cell office:value-type="float" office:value="425301" calcext:value-type="float">
            <text:p>425,301</text:p>
          </table:table-cell>
          <table:table-cell office:value-type="float" office:value="460" calcext:value-type="float">
            <text:p>460</text:p>
          </table:table-cell>
          <table:table-cell office:value-type="float" office:value="2336295" calcext:value-type="float">
            <text:p>2,336,295</text:p>
          </table:table-cell>
          <table:table-cell office:value-type="float" office:value="0" calcext:value-type="float">
            <text:p>0</text:p>
          </table:table-cell>
          <table:table-cell office:value-type="float" office:value="14120685" calcext:value-type="float">
            <text:p>14,120,685</text:p>
          </table:table-cell>
          <table:table-cell office:value-type="float" office:value="2133715" calcext:value-type="float">
            <text:p>2,133,715</text:p>
          </table:table-cell>
          <table:table-cell office:value-type="float" office:value="0" calcext:value-type="float">
            <text:p>0</text:p>
          </table:table-cell>
          <table:table-cell office:value-type="float" office:value="668989" calcext:value-type="float">
            <text:p>668,989</text:p>
          </table:table-cell>
          <table:table-cell office:value-type="float" office:value="9530086" calcext:value-type="float">
            <text:p>9,530,086</text:p>
          </table:table-cell>
          <table:table-cell office:value-type="float" office:value="0" calcext:value-type="float">
            <text:p>0</text:p>
          </table:table-cell>
          <table:table-cell office:value-type="float" office:value="1787895" calcext:value-type="float">
            <text:p>1,787,895</text:p>
          </table:table-cell>
          <table:table-cell/>
          <table:table-cell table:formula="of:=CONCATENATE([.$AB$5];[.$AA$5];[.C102];&quot;,&quot;;[.D102];&quot;,&quot;;[.E102];&quot;,&quot;;[.F102];&quot;,&quot;;[.H102];&quot;,&quot;;[.I102];&quot;,&quot;;[.J102];&quot;,&quot;;[.K102];&quot;,&quot;;[.M102];&quot;,&quot;;[.O102];&quot;,&quot;;[.P102];&quot;,&quot;;[.Q102];&quot;,&quot;;[.R102];&quot;,&quot;;[.S102];&quot;,&quot;;[.U102];&quot;,&quot;;[.V102];&quot;,&quot;;[.W102];&quot;,&quot;;[.X102];&quot;,&quot;;[.Y102];&quot;,&quot;;[.Z10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7,1314686,0,394584,6430801,976914,415667,0,1042731,783246,425301,460,2336295,0,2133715,0,668989,9530086,0,17878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7,1314686,0,394584,6430801,976914,415667,0,1042731,783246,425301,460,2336295,0,2133715,0,668989,9530086,0,17878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 CRESCENT-HOKAH SCHOOL DISTRICT</text:p>
          </table:table-cell>
          <table:table-cell office:value-type="float" office:value="300" calcext:value-type="float">
            <text:p>300</text:p>
          </table:table-cell>
          <table:table-cell table:formula="of:=VLOOKUP([.B103];[$Sheet2.A96:.C652];2)" office:value-type="float" office:value="98" calcext:value-type="float">
            <text:p>98</text:p>
          </table:table-cell>
          <table:table-cell office:value-type="float" office:value="2595048" calcext:value-type="float">
            <text:p>2,595,048</text:p>
          </table:table-cell>
          <table:table-cell office:value-type="float" office:value="0" calcext:value-type="float">
            <text:p>0</text:p>
          </table:table-cell>
          <table:table-cell office:value-type="float" office:value="470270" calcext:value-type="float">
            <text:p>470,270</text:p>
          </table:table-cell>
          <table:table-cell office:value-type="float" office:value="3065318" calcext:value-type="float">
            <text:p>3,065,318</text:p>
          </table:table-cell>
          <table:table-cell office:value-type="float" office:value="8553519" calcext:value-type="float">
            <text:p>8,553,519</text:p>
          </table:table-cell>
          <table:table-cell office:value-type="float" office:value="1889308" calcext:value-type="float">
            <text:p>1,889,308</text:p>
          </table:table-cell>
          <table:table-cell office:value-type="float" office:value="413635" calcext:value-type="float">
            <text:p>413,635</text:p>
          </table:table-cell>
          <table:table-cell office:value-type="float" office:value="0" calcext:value-type="float">
            <text:p>0</text:p>
          </table:table-cell>
          <table:table-cell office:value-type="float" office:value="10856463" calcext:value-type="float">
            <text:p>10,856,463</text:p>
          </table:table-cell>
          <table:table-cell office:value-type="float" office:value="577735" calcext:value-type="float">
            <text:p>577,735</text:p>
          </table:table-cell>
          <table:table-cell office:value-type="float" office:value="14499516" calcext:value-type="float">
            <text:p>14,499,516</text:p>
          </table:table-cell>
          <table:table-cell office:value-type="float" office:value="1121165" calcext:value-type="float">
            <text:p>1,121,165</text:p>
          </table:table-cell>
          <table:table-cell office:value-type="float" office:value="964789" calcext:value-type="float">
            <text:p>964,789</text:p>
          </table:table-cell>
          <table:table-cell office:value-type="float" office:value="27837" calcext:value-type="float">
            <text:p>27,837</text:p>
          </table:table-cell>
          <table:table-cell office:value-type="float" office:value="1609326" calcext:value-type="float">
            <text:p>1,609,326</text:p>
          </table:table-cell>
          <table:table-cell office:value-type="float" office:value="160507" calcext:value-type="float">
            <text:p>160,507</text:p>
          </table:table-cell>
          <table:table-cell office:value-type="float" office:value="18383140" calcext:value-type="float">
            <text:p>18,383,140</text:p>
          </table:table-cell>
          <table:table-cell office:value-type="float" office:value="4373703" calcext:value-type="float">
            <text:p>4,373,703</text:p>
          </table:table-cell>
          <table:table-cell office:value-type="float" office:value="0" calcext:value-type="float">
            <text:p>0</text:p>
          </table:table-cell>
          <table:table-cell office:value-type="float" office:value="1284313" calcext:value-type="float">
            <text:p>1,284,313</text:p>
          </table:table-cell>
          <table:table-cell office:value-type="float" office:value="11185763" calcext:value-type="float">
            <text:p>11,185,763</text:p>
          </table:table-cell>
          <table:table-cell office:value-type="float" office:value="0" calcext:value-type="float">
            <text:p>0</text:p>
          </table:table-cell>
          <table:table-cell office:value-type="float" office:value="1539360" calcext:value-type="float">
            <text:p>1,539,360</text:p>
          </table:table-cell>
          <table:table-cell/>
          <table:table-cell table:formula="of:=CONCATENATE([.$AB$5];[.$AA$5];[.C103];&quot;,&quot;;[.D103];&quot;,&quot;;[.E103];&quot;,&quot;;[.F103];&quot;,&quot;;[.H103];&quot;,&quot;;[.I103];&quot;,&quot;;[.J103];&quot;,&quot;;[.K103];&quot;,&quot;;[.M103];&quot;,&quot;;[.O103];&quot;,&quot;;[.P103];&quot;,&quot;;[.Q103];&quot;,&quot;;[.R103];&quot;,&quot;;[.S103];&quot;,&quot;;[.U103];&quot;,&quot;;[.V103];&quot;,&quot;;[.W103];&quot;,&quot;;[.X103];&quot;,&quot;;[.Y103];&quot;,&quot;;[.Z10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8,2595048,0,470270,8553519,1889308,413635,0,577735,1121165,964789,27837,1609326,160507,4373703,0,1284313,11185763,0,15393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8,2595048,0,470270,8553519,1889308,413635,0,577735,1121165,964789,27837,1609326,160507,4373703,0,1284313,11185763,0,15393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porte Public School District</text:p>
          </table:table-cell>
          <table:table-cell office:value-type="float" office:value="306" calcext:value-type="float">
            <text:p>306</text:p>
          </table:table-cell>
          <table:table-cell table:formula="of:=VLOOKUP([.B104];[$Sheet2.A97:.C653];2)" office:value-type="float" office:value="99" calcext:value-type="float">
            <text:p>99</text:p>
          </table:table-cell>
          <table:table-cell office:value-type="float" office:value="511458" calcext:value-type="float">
            <text:p>511,458</text:p>
          </table:table-cell>
          <table:table-cell office:value-type="float" office:value="0" calcext:value-type="float">
            <text:p>0</text:p>
          </table:table-cell>
          <table:table-cell office:value-type="float" office:value="143800" calcext:value-type="float">
            <text:p>143,800</text:p>
          </table:table-cell>
          <table:table-cell office:value-type="float" office:value="655258" calcext:value-type="float">
            <text:p>655,258</text:p>
          </table:table-cell>
          <table:table-cell office:value-type="float" office:value="3189644" calcext:value-type="float">
            <text:p>3,189,644</text:p>
          </table:table-cell>
          <table:table-cell office:value-type="float" office:value="649442" calcext:value-type="float">
            <text:p>649,442</text:p>
          </table:table-cell>
          <table:table-cell office:value-type="float" office:value="81908" calcext:value-type="float">
            <text:p>81,908</text:p>
          </table:table-cell>
          <table:table-cell office:value-type="float" office:value="0" calcext:value-type="float">
            <text:p>0</text:p>
          </table:table-cell>
          <table:table-cell office:value-type="float" office:value="3920994" calcext:value-type="float">
            <text:p>3,920,994</text:p>
          </table:table-cell>
          <table:table-cell office:value-type="float" office:value="484386" calcext:value-type="float">
            <text:p>484,386</text:p>
          </table:table-cell>
          <table:table-cell office:value-type="float" office:value="5060638" calcext:value-type="float">
            <text:p>5,060,638</text:p>
          </table:table-cell>
          <table:table-cell office:value-type="float" office:value="276542" calcext:value-type="float">
            <text:p>276,542</text:p>
          </table:table-cell>
          <table:table-cell office:value-type="float" office:value="94175" calcext:value-type="float">
            <text:p>94,175</text:p>
          </table:table-cell>
          <table:table-cell office:value-type="float" office:value="0" calcext:value-type="float">
            <text:p>0</text:p>
          </table:table-cell>
          <table:table-cell office:value-type="float" office:value="775190" calcext:value-type="float">
            <text:p>775,190</text:p>
          </table:table-cell>
          <table:table-cell office:value-type="float" office:value="0" calcext:value-type="float">
            <text:p>0</text:p>
          </table:table-cell>
          <table:table-cell office:value-type="float" office:value="6206545" calcext:value-type="float">
            <text:p>6,206,545</text:p>
          </table:table-cell>
          <table:table-cell office:value-type="float" office:value="999720" calcext:value-type="float">
            <text:p>999,720</text:p>
          </table:table-cell>
          <table:table-cell office:value-type="float" office:value="0" calcext:value-type="float">
            <text:p>0</text:p>
          </table:table-cell>
          <table:table-cell office:value-type="float" office:value="162010" calcext:value-type="float">
            <text:p>162,010</text:p>
          </table:table-cell>
          <table:table-cell office:value-type="float" office:value="4303153" calcext:value-type="float">
            <text:p>4,303,153</text:p>
          </table:table-cell>
          <table:table-cell office:value-type="float" office:value="0" calcext:value-type="float">
            <text:p>0</text:p>
          </table:table-cell>
          <table:table-cell office:value-type="float" office:value="741661" calcext:value-type="float">
            <text:p>741,661</text:p>
          </table:table-cell>
          <table:table-cell/>
          <table:table-cell table:formula="of:=CONCATENATE([.$AB$5];[.$AA$5];[.C104];&quot;,&quot;;[.D104];&quot;,&quot;;[.E104];&quot;,&quot;;[.F104];&quot;,&quot;;[.H104];&quot;,&quot;;[.I104];&quot;,&quot;;[.J104];&quot;,&quot;;[.K104];&quot;,&quot;;[.M104];&quot;,&quot;;[.O104];&quot;,&quot;;[.P104];&quot;,&quot;;[.Q104];&quot;,&quot;;[.R104];&quot;,&quot;;[.S104];&quot;,&quot;;[.U104];&quot;,&quot;;[.V104];&quot;,&quot;;[.W104];&quot;,&quot;;[.X104];&quot;,&quot;;[.Y104];&quot;,&quot;;[.Z10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9,511458,0,143800,3189644,649442,81908,0,484386,276542,94175,0,775190,0,999720,0,162010,4303153,0,74166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99,511458,0,143800,3189644,649442,81908,0,484386,276542,94175,0,775190,0,999720,0,162010,4303153,0,74166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VIS PUBLIC SCHOOL DISTRICT</text:p>
          </table:table-cell>
          <table:table-cell office:value-type="float" office:value="308" calcext:value-type="float">
            <text:p>308</text:p>
          </table:table-cell>
          <table:table-cell table:formula="of:=VLOOKUP([.B105];[$Sheet2.A98:.C654];2)" office:value-type="float" office:value="100" calcext:value-type="float">
            <text:p>100</text:p>
          </table:table-cell>
          <table:table-cell office:value-type="float" office:value="775560" calcext:value-type="float">
            <text:p>775,560</text:p>
          </table:table-cell>
          <table:table-cell office:value-type="float" office:value="0" calcext:value-type="float">
            <text:p>0</text:p>
          </table:table-cell>
          <table:table-cell office:value-type="float" office:value="312539" calcext:value-type="float">
            <text:p>312,539</text:p>
          </table:table-cell>
          <table:table-cell office:value-type="float" office:value="1088099" calcext:value-type="float">
            <text:p>1,088,099</text:p>
          </table:table-cell>
          <table:table-cell office:value-type="float" office:value="5045656" calcext:value-type="float">
            <text:p>5,045,656</text:p>
          </table:table-cell>
          <table:table-cell office:value-type="float" office:value="696345" calcext:value-type="float">
            <text:p>696,345</text:p>
          </table:table-cell>
          <table:table-cell office:value-type="float" office:value="54167" calcext:value-type="float">
            <text:p>54,167</text:p>
          </table:table-cell>
          <table:table-cell office:value-type="float" office:value="0" calcext:value-type="float">
            <text:p>0</text:p>
          </table:table-cell>
          <table:table-cell office:value-type="float" office:value="5796168" calcext:value-type="float">
            <text:p>5,796,168</text:p>
          </table:table-cell>
          <table:table-cell office:value-type="float" office:value="994035" calcext:value-type="float">
            <text:p>994,035</text:p>
          </table:table-cell>
          <table:table-cell office:value-type="float" office:value="7878301" calcext:value-type="float">
            <text:p>7,878,301</text:p>
          </table:table-cell>
          <table:table-cell office:value-type="float" office:value="480764" calcext:value-type="float">
            <text:p>480,764</text:p>
          </table:table-cell>
          <table:table-cell office:value-type="float" office:value="133756" calcext:value-type="float">
            <text:p>133,756</text:p>
          </table:table-cell>
          <table:table-cell office:value-type="float" office:value="0" calcext:value-type="float">
            <text:p>0</text:p>
          </table:table-cell>
          <table:table-cell office:value-type="float" office:value="348063" calcext:value-type="float">
            <text:p>348,063</text:p>
          </table:table-cell>
          <table:table-cell office:value-type="float" office:value="0" calcext:value-type="float">
            <text:p>0</text:p>
          </table:table-cell>
          <table:table-cell office:value-type="float" office:value="8840884" calcext:value-type="float">
            <text:p>8,840,884</text:p>
          </table:table-cell>
          <table:table-cell office:value-type="float" office:value="1144262" calcext:value-type="float">
            <text:p>1,144,262</text:p>
          </table:table-cell>
          <table:table-cell office:value-type="float" office:value="0" calcext:value-type="float">
            <text:p>0</text:p>
          </table:table-cell>
          <table:table-cell office:value-type="float" office:value="388647" calcext:value-type="float">
            <text:p>388,647</text:p>
          </table:table-cell>
          <table:table-cell office:value-type="float" office:value="5865839" calcext:value-type="float">
            <text:p>5,865,839</text:p>
          </table:table-cell>
          <table:table-cell office:value-type="float" office:value="0" calcext:value-type="float">
            <text:p>0</text:p>
          </table:table-cell>
          <table:table-cell office:value-type="float" office:value="1442137" calcext:value-type="float">
            <text:p>1,442,137</text:p>
          </table:table-cell>
          <table:table-cell/>
          <table:table-cell table:formula="of:=CONCATENATE([.$AB$5];[.$AA$5];[.C105];&quot;,&quot;;[.D105];&quot;,&quot;;[.E105];&quot;,&quot;;[.F105];&quot;,&quot;;[.H105];&quot;,&quot;;[.I105];&quot;,&quot;;[.J105];&quot;,&quot;;[.K105];&quot;,&quot;;[.M105];&quot;,&quot;;[.O105];&quot;,&quot;;[.P105];&quot;,&quot;;[.Q105];&quot;,&quot;;[.R105];&quot;,&quot;;[.S105];&quot;,&quot;;[.U105];&quot;,&quot;;[.V105];&quot;,&quot;;[.W105];&quot;,&quot;;[.X105];&quot;,&quot;;[.Y105];&quot;,&quot;;[.Z10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0,775560,0,312539,5045656,696345,54167,0,994035,480764,133756,0,348063,0,1144262,0,388647,5865839,0,14421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0,775560,0,312539,5045656,696345,54167,0,994035,480764,133756,0,348063,0,1144262,0,388647,5865839,0,14421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K RAPIDS PUBLIC SCHOOL DISTRICT</text:p>
          </table:table-cell>
          <table:table-cell office:value-type="float" office:value="309" calcext:value-type="float">
            <text:p>309</text:p>
          </table:table-cell>
          <table:table-cell table:formula="of:=VLOOKUP([.B106];[$Sheet2.A99:.C655];2)" office:value-type="float" office:value="101" calcext:value-type="float">
            <text:p>101</text:p>
          </table:table-cell>
          <table:table-cell office:value-type="float" office:value="2564310" calcext:value-type="float">
            <text:p>2,564,310</text:p>
          </table:table-cell>
          <table:table-cell office:value-type="float" office:value="0" calcext:value-type="float">
            <text:p>0</text:p>
          </table:table-cell>
          <table:table-cell office:value-type="float" office:value="1099451" calcext:value-type="float">
            <text:p>1,099,451</text:p>
          </table:table-cell>
          <table:table-cell office:value-type="float" office:value="3663761" calcext:value-type="float">
            <text:p>3,663,761</text:p>
          </table:table-cell>
          <table:table-cell office:value-type="float" office:value="14538308" calcext:value-type="float">
            <text:p>14,538,308</text:p>
          </table:table-cell>
          <table:table-cell office:value-type="float" office:value="1946692" calcext:value-type="float">
            <text:p>1,946,692</text:p>
          </table:table-cell>
          <table:table-cell office:value-type="float" office:value="116704" calcext:value-type="float">
            <text:p>116,704</text:p>
          </table:table-cell>
          <table:table-cell office:value-type="float" office:value="0" calcext:value-type="float">
            <text:p>0</text:p>
          </table:table-cell>
          <table:table-cell office:value-type="float" office:value="16601704" calcext:value-type="float">
            <text:p>16,601,704</text:p>
          </table:table-cell>
          <table:table-cell office:value-type="float" office:value="1791737" calcext:value-type="float">
            <text:p>1,791,737</text:p>
          </table:table-cell>
          <table:table-cell office:value-type="float" office:value="22057202" calcext:value-type="float">
            <text:p>22,057,202</text:p>
          </table:table-cell>
          <table:table-cell office:value-type="float" office:value="1347287" calcext:value-type="float">
            <text:p>1,347,287</text:p>
          </table:table-cell>
          <table:table-cell office:value-type="float" office:value="1019458" calcext:value-type="float">
            <text:p>1,019,458</text:p>
          </table:table-cell>
          <table:table-cell office:value-type="float" office:value="-380424" calcext:value-type="float">
            <text:p>-380,424</text:p>
          </table:table-cell>
          <table:table-cell office:value-type="float" office:value="2711023" calcext:value-type="float">
            <text:p>2,711,023</text:p>
          </table:table-cell>
          <table:table-cell office:value-type="float" office:value="0" calcext:value-type="float">
            <text:p>0</text:p>
          </table:table-cell>
          <table:table-cell office:value-type="float" office:value="26754545" calcext:value-type="float">
            <text:p>26,754,545</text:p>
          </table:table-cell>
          <table:table-cell office:value-type="float" office:value="5222268" calcext:value-type="float">
            <text:p>5,222,268</text:p>
          </table:table-cell>
          <table:table-cell office:value-type="float" office:value="0" calcext:value-type="float">
            <text:p>0</text:p>
          </table:table-cell>
          <table:table-cell office:value-type="float" office:value="1606247" calcext:value-type="float">
            <text:p>1,606,247</text:p>
          </table:table-cell>
          <table:table-cell office:value-type="float" office:value="17021698" calcext:value-type="float">
            <text:p>17,021,698</text:p>
          </table:table-cell>
          <table:table-cell office:value-type="float" office:value="0" calcext:value-type="float">
            <text:p>0</text:p>
          </table:table-cell>
          <table:table-cell office:value-type="float" office:value="2904333" calcext:value-type="float">
            <text:p>2,904,333</text:p>
          </table:table-cell>
          <table:table-cell/>
          <table:table-cell table:formula="of:=CONCATENATE([.$AB$5];[.$AA$5];[.C106];&quot;,&quot;;[.D106];&quot;,&quot;;[.E106];&quot;,&quot;;[.F106];&quot;,&quot;;[.H106];&quot;,&quot;;[.I106];&quot;,&quot;;[.J106];&quot;,&quot;;[.K106];&quot;,&quot;;[.M106];&quot;,&quot;;[.O106];&quot;,&quot;;[.P106];&quot;,&quot;;[.Q106];&quot;,&quot;;[.R106];&quot;,&quot;;[.S106];&quot;,&quot;;[.U106];&quot;,&quot;;[.V106];&quot;,&quot;;[.W106];&quot;,&quot;;[.X106];&quot;,&quot;;[.Y106];&quot;,&quot;;[.Z10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1,2564310,0,1099451,14538308,1946692,116704,0,1791737,1347287,1019458,-380424,2711023,0,5222268,0,1606247,17021698,0,290433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1,2564310,0,1099451,14538308,1946692,116704,0,1791737,1347287,1019458,-380424,2711023,0,5222268,0,1606247,17021698,0,290433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AHAM PUBLIC SCHOOL DISTRICT</text:p>
          </table:table-cell>
          <table:table-cell office:value-type="float" office:value="314" calcext:value-type="float">
            <text:p>314</text:p>
          </table:table-cell>
          <table:table-cell table:formula="of:=VLOOKUP([.B107];[$Sheet2.A100:.C656];2)" office:value-type="float" office:value="102" calcext:value-type="float">
            <text:p>102</text:p>
          </table:table-cell>
          <table:table-cell office:value-type="float" office:value="1219182" calcext:value-type="float">
            <text:p>1,219,182</text:p>
          </table:table-cell>
          <table:table-cell office:value-type="float" office:value="0" calcext:value-type="float">
            <text:p>0</text:p>
          </table:table-cell>
          <table:table-cell office:value-type="float" office:value="424053" calcext:value-type="float">
            <text:p>424,053</text:p>
          </table:table-cell>
          <table:table-cell office:value-type="float" office:value="1643235" calcext:value-type="float">
            <text:p>1,643,235</text:p>
          </table:table-cell>
          <table:table-cell office:value-type="float" office:value="6400106" calcext:value-type="float">
            <text:p>6,400,106</text:p>
          </table:table-cell>
          <table:table-cell office:value-type="float" office:value="596436" calcext:value-type="float">
            <text:p>596,436</text:p>
          </table:table-cell>
          <table:table-cell office:value-type="float" office:value="72648" calcext:value-type="float">
            <text:p>72,648</text:p>
          </table:table-cell>
          <table:table-cell office:value-type="float" office:value="0" calcext:value-type="float">
            <text:p>0</text:p>
          </table:table-cell>
          <table:table-cell office:value-type="float" office:value="7069189" calcext:value-type="float">
            <text:p>7,069,189</text:p>
          </table:table-cell>
          <table:table-cell office:value-type="float" office:value="1112545" calcext:value-type="float">
            <text:p>1,112,545</text:p>
          </table:table-cell>
          <table:table-cell office:value-type="float" office:value="9824968" calcext:value-type="float">
            <text:p>9,824,968</text:p>
          </table:table-cell>
          <table:table-cell office:value-type="float" office:value="791571" calcext:value-type="float">
            <text:p>791,571</text:p>
          </table:table-cell>
          <table:table-cell office:value-type="float" office:value="328779" calcext:value-type="float">
            <text:p>328,779</text:p>
          </table:table-cell>
          <table:table-cell office:value-type="float" office:value="-58830" calcext:value-type="float">
            <text:p>-58,830</text:p>
          </table:table-cell>
          <table:table-cell office:value-type="float" office:value="853016" calcext:value-type="float">
            <text:p>853,016</text:p>
          </table:table-cell>
          <table:table-cell office:value-type="float" office:value="144264" calcext:value-type="float">
            <text:p>144,264</text:p>
          </table:table-cell>
          <table:table-cell office:value-type="float" office:value="11883769" calcext:value-type="float">
            <text:p>11,883,769</text:p>
          </table:table-cell>
          <table:table-cell office:value-type="float" office:value="2049676" calcext:value-type="float">
            <text:p>2,049,676</text:p>
          </table:table-cell>
          <table:table-cell office:value-type="float" office:value="0" calcext:value-type="float">
            <text:p>0</text:p>
          </table:table-cell>
          <table:table-cell office:value-type="float" office:value="610409" calcext:value-type="float">
            <text:p>610,409</text:p>
          </table:table-cell>
          <table:table-cell office:value-type="float" office:value="7380038" calcext:value-type="float">
            <text:p>7,380,038</text:p>
          </table:table-cell>
          <table:table-cell office:value-type="float" office:value="0" calcext:value-type="float">
            <text:p>0</text:p>
          </table:table-cell>
          <table:table-cell office:value-type="float" office:value="1843645" calcext:value-type="float">
            <text:p>1,843,645</text:p>
          </table:table-cell>
          <table:table-cell/>
          <table:table-cell table:formula="of:=CONCATENATE([.$AB$5];[.$AA$5];[.C107];&quot;,&quot;;[.D107];&quot;,&quot;;[.E107];&quot;,&quot;;[.F107];&quot;,&quot;;[.H107];&quot;,&quot;;[.I107];&quot;,&quot;;[.J107];&quot;,&quot;;[.K107];&quot;,&quot;;[.M107];&quot;,&quot;;[.O107];&quot;,&quot;;[.P107];&quot;,&quot;;[.Q107];&quot;,&quot;;[.R107];&quot;,&quot;;[.S107];&quot;,&quot;;[.U107];&quot;,&quot;;[.V107];&quot;,&quot;;[.W107];&quot;,&quot;;[.X107];&quot;,&quot;;[.Y107];&quot;,&quot;;[.Z10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2,1219182,0,424053,6400106,596436,72648,0,1112545,791571,328779,-58830,853016,144264,2049676,0,610409,7380038,0,184364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2,1219182,0,424053,6400106,596436,72648,0,1112545,791571,328779,-58830,853016,144264,2049676,0,610409,7380038,0,184364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EENWAY PUBLIC SCHOOL DISTRICT</text:p>
          </table:table-cell>
          <table:table-cell office:value-type="float" office:value="316" calcext:value-type="float">
            <text:p>316</text:p>
          </table:table-cell>
          <table:table-cell table:formula="of:=VLOOKUP([.B108];[$Sheet2.A101:.C657];2)" office:value-type="float" office:value="103" calcext:value-type="float">
            <text:p>103</text:p>
          </table:table-cell>
          <table:table-cell office:value-type="float" office:value="790339" calcext:value-type="float">
            <text:p>790,339</text:p>
          </table:table-cell>
          <table:table-cell office:value-type="float" office:value="0" calcext:value-type="float">
            <text:p>0</text:p>
          </table:table-cell>
          <table:table-cell office:value-type="float" office:value="2382975" calcext:value-type="float">
            <text:p>2,382,975</text:p>
          </table:table-cell>
          <table:table-cell office:value-type="float" office:value="3173314" calcext:value-type="float">
            <text:p>3,173,314</text:p>
          </table:table-cell>
          <table:table-cell office:value-type="float" office:value="8824555" calcext:value-type="float">
            <text:p>8,824,555</text:p>
          </table:table-cell>
          <table:table-cell office:value-type="float" office:value="3083709" calcext:value-type="float">
            <text:p>3,083,709</text:p>
          </table:table-cell>
          <table:table-cell office:value-type="float" office:value="354909" calcext:value-type="float">
            <text:p>354,909</text:p>
          </table:table-cell>
          <table:table-cell office:value-type="float" office:value="0" calcext:value-type="float">
            <text:p>0</text:p>
          </table:table-cell>
          <table:table-cell office:value-type="float" office:value="12263173" calcext:value-type="float">
            <text:p>12,263,173</text:p>
          </table:table-cell>
          <table:table-cell office:value-type="float" office:value="1470028" calcext:value-type="float">
            <text:p>1,470,028</text:p>
          </table:table-cell>
          <table:table-cell office:value-type="float" office:value="16906514" calcext:value-type="float">
            <text:p>16,906,514</text:p>
          </table:table-cell>
          <table:table-cell office:value-type="float" office:value="980584" calcext:value-type="float">
            <text:p>980,584</text:p>
          </table:table-cell>
          <table:table-cell office:value-type="float" office:value="288376" calcext:value-type="float">
            <text:p>288,376</text:p>
          </table:table-cell>
          <table:table-cell office:value-type="float" office:value="0" calcext:value-type="float">
            <text:p>0</text:p>
          </table:table-cell>
          <table:table-cell office:value-type="float" office:value="1003734" calcext:value-type="float">
            <text:p>1,003,734</text:p>
          </table:table-cell>
          <table:table-cell office:value-type="float" office:value="1512263" calcext:value-type="float">
            <text:p>1,512,263</text:p>
          </table:table-cell>
          <table:table-cell office:value-type="float" office:value="20691471" calcext:value-type="float">
            <text:p>20,691,471</text:p>
          </table:table-cell>
          <table:table-cell office:value-type="float" office:value="2842247" calcext:value-type="float">
            <text:p>2,842,247</text:p>
          </table:table-cell>
          <table:table-cell office:value-type="float" office:value="0" calcext:value-type="float">
            <text:p>0</text:p>
          </table:table-cell>
          <table:table-cell office:value-type="float" office:value="2744577" calcext:value-type="float">
            <text:p>2,744,577</text:p>
          </table:table-cell>
          <table:table-cell office:value-type="float" office:value="12692396" calcext:value-type="float">
            <text:p>12,692,396</text:p>
          </table:table-cell>
          <table:table-cell office:value-type="float" office:value="0" calcext:value-type="float">
            <text:p>0</text:p>
          </table:table-cell>
          <table:table-cell office:value-type="float" office:value="2412251" calcext:value-type="float">
            <text:p>2,412,251</text:p>
          </table:table-cell>
          <table:table-cell/>
          <table:table-cell table:formula="of:=CONCATENATE([.$AB$5];[.$AA$5];[.C108];&quot;,&quot;;[.D108];&quot;,&quot;;[.E108];&quot;,&quot;;[.F108];&quot;,&quot;;[.H108];&quot;,&quot;;[.I108];&quot;,&quot;;[.J108];&quot;,&quot;;[.K108];&quot;,&quot;;[.M108];&quot;,&quot;;[.O108];&quot;,&quot;;[.P108];&quot;,&quot;;[.Q108];&quot;,&quot;;[.R108];&quot;,&quot;;[.S108];&quot;,&quot;;[.U108];&quot;,&quot;;[.V108];&quot;,&quot;;[.W108];&quot;,&quot;;[.X108];&quot;,&quot;;[.Y108];&quot;,&quot;;[.Z10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3,790339,0,2382975,8824555,3083709,354909,0,1470028,980584,288376,0,1003734,1512263,2842247,0,2744577,12692396,0,241225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3,790339,0,2382975,8824555,3083709,354909,0,1470028,980584,288376,0,1003734,1512263,2842247,0,2744577,12692396,0,241225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ER RIVER PUBLIC SCHOOL DISTRICT</text:p>
          </table:table-cell>
          <table:table-cell office:value-type="float" office:value="317" calcext:value-type="float">
            <text:p>317</text:p>
          </table:table-cell>
          <table:table-cell table:formula="of:=VLOOKUP([.B109];[$Sheet2.A102:.C658];2)" office:value-type="float" office:value="104" calcext:value-type="float">
            <text:p>104</text:p>
          </table:table-cell>
          <table:table-cell office:value-type="float" office:value="678351" calcext:value-type="float">
            <text:p>678,351</text:p>
          </table:table-cell>
          <table:table-cell office:value-type="float" office:value="0" calcext:value-type="float">
            <text:p>0</text:p>
          </table:table-cell>
          <table:table-cell office:value-type="float" office:value="1381305" calcext:value-type="float">
            <text:p>1,381,305</text:p>
          </table:table-cell>
          <table:table-cell office:value-type="float" office:value="2059657" calcext:value-type="float">
            <text:p>2,059,657</text:p>
          </table:table-cell>
          <table:table-cell office:value-type="float" office:value="8667689" calcext:value-type="float">
            <text:p>8,667,689</text:p>
          </table:table-cell>
          <table:table-cell office:value-type="float" office:value="2504696" calcext:value-type="float">
            <text:p>2,504,696</text:p>
          </table:table-cell>
          <table:table-cell office:value-type="float" office:value="361618" calcext:value-type="float">
            <text:p>361,618</text:p>
          </table:table-cell>
          <table:table-cell office:value-type="float" office:value="0" calcext:value-type="float">
            <text:p>0</text:p>
          </table:table-cell>
          <table:table-cell office:value-type="float" office:value="11534003" calcext:value-type="float">
            <text:p>11,534,003</text:p>
          </table:table-cell>
          <table:table-cell office:value-type="float" office:value="3093171" calcext:value-type="float">
            <text:p>3,093,171</text:p>
          </table:table-cell>
          <table:table-cell office:value-type="float" office:value="16686830" calcext:value-type="float">
            <text:p>16,686,830</text:p>
          </table:table-cell>
          <table:table-cell office:value-type="float" office:value="853934" calcext:value-type="float">
            <text:p>853,934</text:p>
          </table:table-cell>
          <table:table-cell office:value-type="float" office:value="319158" calcext:value-type="float">
            <text:p>319,158</text:p>
          </table:table-cell>
          <table:table-cell office:value-type="float" office:value="0" calcext:value-type="float">
            <text:p>0</text:p>
          </table:table-cell>
          <table:table-cell office:value-type="float" office:value="1905396" calcext:value-type="float">
            <text:p>1,905,396</text:p>
          </table:table-cell>
          <table:table-cell office:value-type="float" office:value="0" calcext:value-type="float">
            <text:p>0</text:p>
          </table:table-cell>
          <table:table-cell office:value-type="float" office:value="19765318" calcext:value-type="float">
            <text:p>19,765,318</text:p>
          </table:table-cell>
          <table:table-cell office:value-type="float" office:value="2220825" calcext:value-type="float">
            <text:p>2,220,825</text:p>
          </table:table-cell>
          <table:table-cell office:value-type="float" office:value="0" calcext:value-type="float">
            <text:p>0</text:p>
          </table:table-cell>
          <table:table-cell office:value-type="float" office:value="1797402" calcext:value-type="float">
            <text:p>1,797,402</text:p>
          </table:table-cell>
          <table:table-cell office:value-type="float" office:value="11845263" calcext:value-type="float">
            <text:p>11,845,263</text:p>
          </table:table-cell>
          <table:table-cell office:value-type="float" office:value="0" calcext:value-type="float">
            <text:p>0</text:p>
          </table:table-cell>
          <table:table-cell office:value-type="float" office:value="3901828" calcext:value-type="float">
            <text:p>3,901,828</text:p>
          </table:table-cell>
          <table:table-cell/>
          <table:table-cell table:formula="of:=CONCATENATE([.$AB$5];[.$AA$5];[.C109];&quot;,&quot;;[.D109];&quot;,&quot;;[.E109];&quot;,&quot;;[.F109];&quot;,&quot;;[.H109];&quot;,&quot;;[.I109];&quot;,&quot;;[.J109];&quot;,&quot;;[.K109];&quot;,&quot;;[.M109];&quot;,&quot;;[.O109];&quot;,&quot;;[.P109];&quot;,&quot;;[.Q109];&quot;,&quot;;[.R109];&quot;,&quot;;[.S109];&quot;,&quot;;[.U109];&quot;,&quot;;[.V109];&quot;,&quot;;[.W109];&quot;,&quot;;[.X109];&quot;,&quot;;[.Y109];&quot;,&quot;;[.Z10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4,678351,0,1381305,8667689,2504696,361618,0,3093171,853934,319158,0,1905396,0,2220825,0,1797402,11845263,0,390182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4,678351,0,1381305,8667689,2504696,361618,0,3093171,853934,319158,0,1905396,0,2220825,0,1797402,11845263,0,390182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AND RAPIDS PUBLIC SCHOOL DISTRICT</text:p>
          </table:table-cell>
          <table:table-cell office:value-type="float" office:value="318" calcext:value-type="float">
            <text:p>318</text:p>
          </table:table-cell>
          <table:table-cell table:formula="of:=VLOOKUP([.B110];[$Sheet2.A103:.C659];2)" office:value-type="float" office:value="105" calcext:value-type="float">
            <text:p>105</text:p>
          </table:table-cell>
          <table:table-cell office:value-type="float" office:value="5905123" calcext:value-type="float">
            <text:p>5,905,123</text:p>
          </table:table-cell>
          <table:table-cell office:value-type="float" office:value="0" calcext:value-type="float">
            <text:p>0</text:p>
          </table:table-cell>
          <table:table-cell office:value-type="float" office:value="5719077" calcext:value-type="float">
            <text:p>5,719,077</text:p>
          </table:table-cell>
          <table:table-cell office:value-type="float" office:value="11624200" calcext:value-type="float">
            <text:p>11,624,200</text:p>
          </table:table-cell>
          <table:table-cell office:value-type="float" office:value="33456288" calcext:value-type="float">
            <text:p>33,456,288</text:p>
          </table:table-cell>
          <table:table-cell office:value-type="float" office:value="6821893" calcext:value-type="float">
            <text:p>6,821,893</text:p>
          </table:table-cell>
          <table:table-cell office:value-type="float" office:value="693957" calcext:value-type="float">
            <text:p>693,957</text:p>
          </table:table-cell>
          <table:table-cell office:value-type="float" office:value="0" calcext:value-type="float">
            <text:p>0</text:p>
          </table:table-cell>
          <table:table-cell office:value-type="float" office:value="40972138" calcext:value-type="float">
            <text:p>40,972,138</text:p>
          </table:table-cell>
          <table:table-cell office:value-type="float" office:value="5215312" calcext:value-type="float">
            <text:p>5,215,312</text:p>
          </table:table-cell>
          <table:table-cell office:value-type="float" office:value="57811651" calcext:value-type="float">
            <text:p>57,811,651</text:p>
          </table:table-cell>
          <table:table-cell office:value-type="float" office:value="2563848" calcext:value-type="float">
            <text:p>2,563,848</text:p>
          </table:table-cell>
          <table:table-cell office:value-type="float" office:value="1292289" calcext:value-type="float">
            <text:p>1,292,289</text:p>
          </table:table-cell>
          <table:table-cell office:value-type="float" office:value="42336" calcext:value-type="float">
            <text:p>42,336</text:p>
          </table:table-cell>
          <table:table-cell office:value-type="float" office:value="3105523" calcext:value-type="float">
            <text:p>3,105,523</text:p>
          </table:table-cell>
          <table:table-cell office:value-type="float" office:value="4859854" calcext:value-type="float">
            <text:p>4,859,854</text:p>
          </table:table-cell>
          <table:table-cell office:value-type="float" office:value="69675501" calcext:value-type="float">
            <text:p>69,675,501</text:p>
          </table:table-cell>
          <table:table-cell office:value-type="float" office:value="13441294" calcext:value-type="float">
            <text:p>13,441,294</text:p>
          </table:table-cell>
          <table:table-cell office:value-type="float" office:value="0" calcext:value-type="float">
            <text:p>0</text:p>
          </table:table-cell>
          <table:table-cell office:value-type="float" office:value="6691520" calcext:value-type="float">
            <text:p>6,691,520</text:p>
          </table:table-cell>
          <table:table-cell office:value-type="float" office:value="41756582" calcext:value-type="float">
            <text:p>41,756,582</text:p>
          </table:table-cell>
          <table:table-cell office:value-type="float" office:value="0" calcext:value-type="float">
            <text:p>0</text:p>
          </table:table-cell>
          <table:table-cell office:value-type="float" office:value="7786106" calcext:value-type="float">
            <text:p>7,786,106</text:p>
          </table:table-cell>
          <table:table-cell/>
          <table:table-cell table:formula="of:=CONCATENATE([.$AB$5];[.$AA$5];[.C110];&quot;,&quot;;[.D110];&quot;,&quot;;[.E110];&quot;,&quot;;[.F110];&quot;,&quot;;[.H110];&quot;,&quot;;[.I110];&quot;,&quot;;[.J110];&quot;,&quot;;[.K110];&quot;,&quot;;[.M110];&quot;,&quot;;[.O110];&quot;,&quot;;[.P110];&quot;,&quot;;[.Q110];&quot;,&quot;;[.R110];&quot;,&quot;;[.S110];&quot;,&quot;;[.U110];&quot;,&quot;;[.V110];&quot;,&quot;;[.W110];&quot;,&quot;;[.X110];&quot;,&quot;;[.Y110];&quot;,&quot;;[.Z11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5,5905123,0,5719077,33456288,6821893,693957,0,5215312,2563848,1292289,42336,3105523,4859854,13441294,0,6691520,41756582,0,778610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5,5905123,0,5719077,33456288,6821893,693957,0,5215312,2563848,1292289,42336,3105523,4859854,13441294,0,6691520,41756582,0,778610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ASHWAUK-KEEWATIN SCHOOL DISTRICT</text:p>
          </table:table-cell>
          <table:table-cell office:value-type="float" office:value="319" calcext:value-type="float">
            <text:p>319</text:p>
          </table:table-cell>
          <table:table-cell table:formula="of:=VLOOKUP([.B111];[$Sheet2.A104:.C660];2)" office:value-type="float" office:value="106" calcext:value-type="float">
            <text:p>106</text:p>
          </table:table-cell>
          <table:table-cell office:value-type="float" office:value="596265" calcext:value-type="float">
            <text:p>596,265</text:p>
          </table:table-cell>
          <table:table-cell office:value-type="float" office:value="0" calcext:value-type="float">
            <text:p>0</text:p>
          </table:table-cell>
          <table:table-cell office:value-type="float" office:value="950394" calcext:value-type="float">
            <text:p>950,394</text:p>
          </table:table-cell>
          <table:table-cell office:value-type="float" office:value="1546659" calcext:value-type="float">
            <text:p>1,546,659</text:p>
          </table:table-cell>
          <table:table-cell office:value-type="float" office:value="5465209" calcext:value-type="float">
            <text:p>5,465,209</text:p>
          </table:table-cell>
          <table:table-cell office:value-type="float" office:value="1027774" calcext:value-type="float">
            <text:p>1,027,774</text:p>
          </table:table-cell>
          <table:table-cell office:value-type="float" office:value="94665" calcext:value-type="float">
            <text:p>94,665</text:p>
          </table:table-cell>
          <table:table-cell office:value-type="float" office:value="0" calcext:value-type="float">
            <text:p>0</text:p>
          </table:table-cell>
          <table:table-cell office:value-type="float" office:value="6587648" calcext:value-type="float">
            <text:p>6,587,648</text:p>
          </table:table-cell>
          <table:table-cell office:value-type="float" office:value="806479" calcext:value-type="float">
            <text:p>806,479</text:p>
          </table:table-cell>
          <table:table-cell office:value-type="float" office:value="8940786" calcext:value-type="float">
            <text:p>8,940,786</text:p>
          </table:table-cell>
          <table:table-cell office:value-type="float" office:value="514063" calcext:value-type="float">
            <text:p>514,063</text:p>
          </table:table-cell>
          <table:table-cell office:value-type="float" office:value="205578" calcext:value-type="float">
            <text:p>205,578</text:p>
          </table:table-cell>
          <table:table-cell office:value-type="float" office:value="-302071" calcext:value-type="float">
            <text:p>-302,071</text:p>
          </table:table-cell>
          <table:table-cell office:value-type="float" office:value="232122" calcext:value-type="float">
            <text:p>232,122</text:p>
          </table:table-cell>
          <table:table-cell office:value-type="float" office:value="282684" calcext:value-type="float">
            <text:p>282,684</text:p>
          </table:table-cell>
          <table:table-cell office:value-type="float" office:value="9873162" calcext:value-type="float">
            <text:p>9,873,162</text:p>
          </table:table-cell>
          <table:table-cell office:value-type="float" office:value="828246" calcext:value-type="float">
            <text:p>828,246</text:p>
          </table:table-cell>
          <table:table-cell office:value-type="float" office:value="0" calcext:value-type="float">
            <text:p>0</text:p>
          </table:table-cell>
          <table:table-cell office:value-type="float" office:value="933709" calcext:value-type="float">
            <text:p>933,709</text:p>
          </table:table-cell>
          <table:table-cell office:value-type="float" office:value="6792039" calcext:value-type="float">
            <text:p>6,792,039</text:p>
          </table:table-cell>
          <table:table-cell office:value-type="float" office:value="0" calcext:value-type="float">
            <text:p>0</text:p>
          </table:table-cell>
          <table:table-cell office:value-type="float" office:value="1319169" calcext:value-type="float">
            <text:p>1,319,169</text:p>
          </table:table-cell>
          <table:table-cell/>
          <table:table-cell table:formula="of:=CONCATENATE([.$AB$5];[.$AA$5];[.C111];&quot;,&quot;;[.D111];&quot;,&quot;;[.E111];&quot;,&quot;;[.F111];&quot;,&quot;;[.H111];&quot;,&quot;;[.I111];&quot;,&quot;;[.J111];&quot;,&quot;;[.K111];&quot;,&quot;;[.M111];&quot;,&quot;;[.O111];&quot;,&quot;;[.P111];&quot;,&quot;;[.Q111];&quot;,&quot;;[.R111];&quot;,&quot;;[.S111];&quot;,&quot;;[.U111];&quot;,&quot;;[.V111];&quot;,&quot;;[.W111];&quot;,&quot;;[.X111];&quot;,&quot;;[.Y111];&quot;,&quot;;[.Z11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6,596265,0,950394,5465209,1027774,94665,0,806479,514063,205578,-302071,232122,282684,828246,0,933709,6792039,0,131916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6,596265,0,950394,5465209,1027774,94665,0,806479,514063,205578,-302071,232122,282684,828246,0,933709,6792039,0,131916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ANCONIA PUBLIC SCHOOL DISTRICT</text:p>
          </table:table-cell>
          <table:table-cell office:value-type="float" office:value="323" calcext:value-type="float">
            <text:p>323</text:p>
          </table:table-cell>
          <table:table-cell table:formula="of:=VLOOKUP([.B112];[$Sheet2.A105:.C661];2)" office:value-type="float" office:value="107" calcext:value-type="float">
            <text:p>107</text:p>
          </table:table-cell>
          <table:table-cell office:value-type="float" office:value="85150" calcext:value-type="float">
            <text:p>85,150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,966</text:p>
          </table:table-cell>
          <table:table-cell office:value-type="float" office:value="88116" calcext:value-type="float">
            <text:p>88,116</text:p>
          </table:table-cell>
          <table:table-cell office:value-type="float" office:value="155868" calcext:value-type="float">
            <text:p>155,86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5904" calcext:value-type="float">
            <text:p>155,904</text:p>
          </table:table-cell>
          <table:table-cell office:value-type="float" office:value="0" calcext:value-type="float">
            <text:p>0</text:p>
          </table:table-cell>
          <table:table-cell office:value-type="float" office:value="244019" calcext:value-type="float">
            <text:p>244,0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4019" calcext:value-type="float">
            <text:p>244,019</text:p>
          </table:table-cell>
          <table:table-cell office:value-type="float" office:value="85150" calcext:value-type="float">
            <text:p>85,150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,966</text:p>
          </table:table-cell>
          <table:table-cell office:value-type="float" office:value="155904" calcext:value-type="float">
            <text:p>155,9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[.$AB$5];[.$AA$5];[.C112];&quot;,&quot;;[.D112];&quot;,&quot;;[.E112];&quot;,&quot;;[.F112];&quot;,&quot;;[.H112];&quot;,&quot;;[.I112];&quot;,&quot;;[.J112];&quot;,&quot;;[.K112];&quot;,&quot;;[.M112];&quot;,&quot;;[.O112];&quot;,&quot;;[.P112];&quot;,&quot;;[.Q112];&quot;,&quot;;[.R112];&quot;,&quot;;[.S112];&quot;,&quot;;[.U112];&quot;,&quot;;[.V112];&quot;,&quot;;[.W112];&quot;,&quot;;[.X112];&quot;,&quot;;[.Y112];&quot;,&quot;;[.Z11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7,85150,0,2966,155868,0,35,0,0,0,0,0,0,0,85150,0,2966,155904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7,85150,0,2966,155868,0,35,0,0,0,0,0,0,0,85150,0,2966,155904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RON LAKE-OKABENA SCHOOL DISTRICT</text:p>
          </table:table-cell>
          <table:table-cell office:value-type="float" office:value="330" calcext:value-type="float">
            <text:p>330</text:p>
          </table:table-cell>
          <table:table-cell table:formula="of:=VLOOKUP([.B113];[$Sheet2.A106:.C662];2)" office:value-type="float" office:value="108" calcext:value-type="float">
            <text:p>108</text:p>
          </table:table-cell>
          <table:table-cell office:value-type="float" office:value="769652" calcext:value-type="float">
            <text:p>769,652</text:p>
          </table:table-cell>
          <table:table-cell office:value-type="float" office:value="0" calcext:value-type="float">
            <text:p>0</text:p>
          </table:table-cell>
          <table:table-cell office:value-type="float" office:value="602315" calcext:value-type="float">
            <text:p>602,315</text:p>
          </table:table-cell>
          <table:table-cell office:value-type="float" office:value="1371967" calcext:value-type="float">
            <text:p>1,371,967</text:p>
          </table:table-cell>
          <table:table-cell office:value-type="float" office:value="3029948" calcext:value-type="float">
            <text:p>3,029,948</text:p>
          </table:table-cell>
          <table:table-cell office:value-type="float" office:value="420434" calcext:value-type="float">
            <text:p>420,434</text:p>
          </table:table-cell>
          <table:table-cell office:value-type="float" office:value="58553" calcext:value-type="float">
            <text:p>58,553</text:p>
          </table:table-cell>
          <table:table-cell office:value-type="float" office:value="0" calcext:value-type="float">
            <text:p>0</text:p>
          </table:table-cell>
          <table:table-cell office:value-type="float" office:value="3508935" calcext:value-type="float">
            <text:p>3,508,935</text:p>
          </table:table-cell>
          <table:table-cell office:value-type="float" office:value="281724" calcext:value-type="float">
            <text:p>281,724</text:p>
          </table:table-cell>
          <table:table-cell office:value-type="float" office:value="5162626" calcext:value-type="float">
            <text:p>5,162,626</text:p>
          </table:table-cell>
          <table:table-cell office:value-type="float" office:value="310164" calcext:value-type="float">
            <text:p>310,164</text:p>
          </table:table-cell>
          <table:table-cell office:value-type="float" office:value="73854" calcext:value-type="float">
            <text:p>73,854</text:p>
          </table:table-cell>
          <table:table-cell office:value-type="float" office:value="411" calcext:value-type="float">
            <text:p>411</text:p>
          </table:table-cell>
          <table:table-cell office:value-type="float" office:value="322136" calcext:value-type="float">
            <text:p>322,136</text:p>
          </table:table-cell>
          <table:table-cell office:value-type="float" office:value="0" calcext:value-type="float">
            <text:p>0</text:p>
          </table:table-cell>
          <table:table-cell office:value-type="float" office:value="5869191" calcext:value-type="float">
            <text:p>5,869,191</text:p>
          </table:table-cell>
          <table:table-cell office:value-type="float" office:value="967550" calcext:value-type="float">
            <text:p>967,550</text:p>
          </table:table-cell>
          <table:table-cell office:value-type="float" office:value="0" calcext:value-type="float">
            <text:p>0</text:p>
          </table:table-cell>
          <table:table-cell office:value-type="float" office:value="639634" calcext:value-type="float">
            <text:p>639,634</text:p>
          </table:table-cell>
          <table:table-cell office:value-type="float" office:value="3699457" calcext:value-type="float">
            <text:p>3,699,457</text:p>
          </table:table-cell>
          <table:table-cell office:value-type="float" office:value="0" calcext:value-type="float">
            <text:p>0</text:p>
          </table:table-cell>
          <table:table-cell office:value-type="float" office:value="562549" calcext:value-type="float">
            <text:p>562,549</text:p>
          </table:table-cell>
          <table:table-cell/>
          <table:table-cell table:formula="of:=CONCATENATE([.$AB$5];[.$AA$5];[.C113];&quot;,&quot;;[.D113];&quot;,&quot;;[.E113];&quot;,&quot;;[.F113];&quot;,&quot;;[.H113];&quot;,&quot;;[.I113];&quot;,&quot;;[.J113];&quot;,&quot;;[.K113];&quot;,&quot;;[.M113];&quot;,&quot;;[.O113];&quot;,&quot;;[.P113];&quot;,&quot;;[.Q113];&quot;,&quot;;[.R113];&quot;,&quot;;[.S113];&quot;,&quot;;[.U113];&quot;,&quot;;[.V113];&quot;,&quot;;[.W113];&quot;,&quot;;[.X113];&quot;,&quot;;[.Y113];&quot;,&quot;;[.Z11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8,769652,0,602315,3029948,420434,58553,0,281724,310164,73854,411,322136,0,967550,0,639634,3699457,0,56254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8,769652,0,602315,3029948,420434,58553,0,281724,310164,73854,411,322136,0,967550,0,639634,3699457,0,56254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RA PUBLIC SCHOOL DISTRICT</text:p>
          </table:table-cell>
          <table:table-cell office:value-type="float" office:value="332" calcext:value-type="float">
            <text:p>332</text:p>
          </table:table-cell>
          <table:table-cell table:formula="of:=VLOOKUP([.B114];[$Sheet2.A107:.C663];2)" office:value-type="float" office:value="109" calcext:value-type="float">
            <text:p>109</text:p>
          </table:table-cell>
          <table:table-cell office:value-type="float" office:value="1711839" calcext:value-type="float">
            <text:p>1,711,839</text:p>
          </table:table-cell>
          <table:table-cell office:value-type="float" office:value="0" calcext:value-type="float">
            <text:p>0</text:p>
          </table:table-cell>
          <table:table-cell office:value-type="float" office:value="843282" calcext:value-type="float">
            <text:p>843,282</text:p>
          </table:table-cell>
          <table:table-cell office:value-type="float" office:value="2555121" calcext:value-type="float">
            <text:p>2,555,121</text:p>
          </table:table-cell>
          <table:table-cell office:value-type="float" office:value="13595622" calcext:value-type="float">
            <text:p>13,595,622</text:p>
          </table:table-cell>
          <table:table-cell office:value-type="float" office:value="1887795" calcext:value-type="float">
            <text:p>1,887,795</text:p>
          </table:table-cell>
          <table:table-cell office:value-type="float" office:value="776195" calcext:value-type="float">
            <text:p>776,195</text:p>
          </table:table-cell>
          <table:table-cell office:value-type="float" office:value="0" calcext:value-type="float">
            <text:p>0</text:p>
          </table:table-cell>
          <table:table-cell office:value-type="float" office:value="16259612" calcext:value-type="float">
            <text:p>16,259,612</text:p>
          </table:table-cell>
          <table:table-cell office:value-type="float" office:value="1614580" calcext:value-type="float">
            <text:p>1,614,580</text:p>
          </table:table-cell>
          <table:table-cell office:value-type="float" office:value="20429313" calcext:value-type="float">
            <text:p>20,429,313</text:p>
          </table:table-cell>
          <table:table-cell office:value-type="float" office:value="1000667" calcext:value-type="float">
            <text:p>1,000,667</text:p>
          </table:table-cell>
          <table:table-cell office:value-type="float" office:value="654476" calcext:value-type="float">
            <text:p>654,476</text:p>
          </table:table-cell>
          <table:table-cell office:value-type="float" office:value="-18866" calcext:value-type="float">
            <text:p>-18,866</text:p>
          </table:table-cell>
          <table:table-cell office:value-type="float" office:value="5111306" calcext:value-type="float">
            <text:p>5,111,306</text:p>
          </table:table-cell>
          <table:table-cell office:value-type="float" office:value="0" calcext:value-type="float">
            <text:p>0</text:p>
          </table:table-cell>
          <table:table-cell office:value-type="float" office:value="27176896" calcext:value-type="float">
            <text:p>27,176,896</text:p>
          </table:table-cell>
          <table:table-cell office:value-type="float" office:value="5359199" calcext:value-type="float">
            <text:p>5,359,199</text:p>
          </table:table-cell>
          <table:table-cell office:value-type="float" office:value="0" calcext:value-type="float">
            <text:p>0</text:p>
          </table:table-cell>
          <table:table-cell office:value-type="float" office:value="1342214" calcext:value-type="float">
            <text:p>1,342,214</text:p>
          </table:table-cell>
          <table:table-cell office:value-type="float" office:value="17977024" calcext:value-type="float">
            <text:p>17,977,024</text:p>
          </table:table-cell>
          <table:table-cell office:value-type="float" office:value="0" calcext:value-type="float">
            <text:p>0</text:p>
          </table:table-cell>
          <table:table-cell office:value-type="float" office:value="2498458" calcext:value-type="float">
            <text:p>2,498,458</text:p>
          </table:table-cell>
          <table:table-cell/>
          <table:table-cell table:formula="of:=CONCATENATE([.$AB$5];[.$AA$5];[.C114];&quot;,&quot;;[.D114];&quot;,&quot;;[.E114];&quot;,&quot;;[.F114];&quot;,&quot;;[.H114];&quot;,&quot;;[.I114];&quot;,&quot;;[.J114];&quot;,&quot;;[.K114];&quot;,&quot;;[.M114];&quot;,&quot;;[.O114];&quot;,&quot;;[.P114];&quot;,&quot;;[.Q114];&quot;,&quot;;[.R114];&quot;,&quot;;[.S114];&quot;,&quot;;[.U114];&quot;,&quot;;[.V114];&quot;,&quot;;[.W114];&quot;,&quot;;[.X114];&quot;,&quot;;[.Y114];&quot;,&quot;;[.Z11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9,1711839,0,843282,13595622,1887795,776195,0,1614580,1000667,654476,-18866,5111306,0,5359199,0,1342214,17977024,0,249845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09,1711839,0,843282,13595622,1887795,776195,0,1614580,1000667,654476,-18866,5111306,0,5359199,0,1342214,17977024,0,249845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GILVIE PUBLIC SCHOOL DISTRICT</text:p>
          </table:table-cell>
          <table:table-cell office:value-type="float" office:value="333" calcext:value-type="float">
            <text:p>333</text:p>
          </table:table-cell>
          <table:table-cell table:formula="of:=VLOOKUP([.B115];[$Sheet2.A108:.C664];2)" office:value-type="float" office:value="110" calcext:value-type="float">
            <text:p>110</text:p>
          </table:table-cell>
          <table:table-cell office:value-type="float" office:value="503108" calcext:value-type="float">
            <text:p>503,108</text:p>
          </table:table-cell>
          <table:table-cell office:value-type="float" office:value="0" calcext:value-type="float">
            <text:p>0</text:p>
          </table:table-cell>
          <table:table-cell office:value-type="float" office:value="467143" calcext:value-type="float">
            <text:p>467,143</text:p>
          </table:table-cell>
          <table:table-cell office:value-type="float" office:value="970252" calcext:value-type="float">
            <text:p>970,252</text:p>
          </table:table-cell>
          <table:table-cell office:value-type="float" office:value="4642633" calcext:value-type="float">
            <text:p>4,642,633</text:p>
          </table:table-cell>
          <table:table-cell office:value-type="float" office:value="616035" calcext:value-type="float">
            <text:p>616,035</text:p>
          </table:table-cell>
          <table:table-cell office:value-type="float" office:value="127464" calcext:value-type="float">
            <text:p>127,464</text:p>
          </table:table-cell>
          <table:table-cell office:value-type="float" office:value="0" calcext:value-type="float">
            <text:p>0</text:p>
          </table:table-cell>
          <table:table-cell office:value-type="float" office:value="5386131" calcext:value-type="float">
            <text:p>5,386,131</text:p>
          </table:table-cell>
          <table:table-cell office:value-type="float" office:value="695932" calcext:value-type="float">
            <text:p>695,932</text:p>
          </table:table-cell>
          <table:table-cell office:value-type="float" office:value="7052315" calcext:value-type="float">
            <text:p>7,052,315</text:p>
          </table:table-cell>
          <table:table-cell office:value-type="float" office:value="772525" calcext:value-type="float">
            <text:p>772,525</text:p>
          </table:table-cell>
          <table:table-cell office:value-type="float" office:value="223572" calcext:value-type="float">
            <text:p>223,572</text:p>
          </table:table-cell>
          <table:table-cell office:value-type="float" office:value="7762" calcext:value-type="float">
            <text:p>7,762</text:p>
          </table:table-cell>
          <table:table-cell office:value-type="float" office:value="847805" calcext:value-type="float">
            <text:p>847,805</text:p>
          </table:table-cell>
          <table:table-cell office:value-type="float" office:value="124040" calcext:value-type="float">
            <text:p>124,040</text:p>
          </table:table-cell>
          <table:table-cell office:value-type="float" office:value="9028019" calcext:value-type="float">
            <text:p>9,028,019</text:p>
          </table:table-cell>
          <table:table-cell office:value-type="float" office:value="917220" calcext:value-type="float">
            <text:p>917,220</text:p>
          </table:table-cell>
          <table:table-cell office:value-type="float" office:value="0" calcext:value-type="float">
            <text:p>0</text:p>
          </table:table-cell>
          <table:table-cell office:value-type="float" office:value="640634" calcext:value-type="float">
            <text:p>640,634</text:p>
          </table:table-cell>
          <table:table-cell office:value-type="float" office:value="6148393" calcext:value-type="float">
            <text:p>6,148,393</text:p>
          </table:table-cell>
          <table:table-cell office:value-type="float" office:value="0" calcext:value-type="float">
            <text:p>0</text:p>
          </table:table-cell>
          <table:table-cell office:value-type="float" office:value="1321771" calcext:value-type="float">
            <text:p>1,321,771</text:p>
          </table:table-cell>
          <table:table-cell/>
          <table:table-cell table:formula="of:=CONCATENATE([.$AB$5];[.$AA$5];[.C115];&quot;,&quot;;[.D115];&quot;,&quot;;[.E115];&quot;,&quot;;[.F115];&quot;,&quot;;[.H115];&quot;,&quot;;[.I115];&quot;,&quot;;[.J115];&quot;,&quot;;[.K115];&quot;,&quot;;[.M115];&quot;,&quot;;[.O115];&quot;,&quot;;[.P115];&quot;,&quot;;[.Q115];&quot;,&quot;;[.R115];&quot;,&quot;;[.S115];&quot;,&quot;;[.U115];&quot;,&quot;;[.V115];&quot;,&quot;;[.W115];&quot;,&quot;;[.X115];&quot;,&quot;;[.Y115];&quot;,&quot;;[.Z11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0,503108,0,467143,4642633,616035,127464,0,695932,772525,223572,7762,847805,124040,917220,0,640634,6148393,0,132177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0,503108,0,467143,4642633,616035,127464,0,695932,772525,223572,7762,847805,124040,917220,0,640634,6148393,0,132177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LONDON-SPICER SCHOOL DISTRICT</text:p>
          </table:table-cell>
          <table:table-cell office:value-type="float" office:value="345" calcext:value-type="float">
            <text:p>345</text:p>
          </table:table-cell>
          <table:table-cell table:formula="of:=VLOOKUP([.B116];[$Sheet2.A109:.C665];2)" office:value-type="float" office:value="111" calcext:value-type="float">
            <text:p>111</text:p>
          </table:table-cell>
          <table:table-cell office:value-type="float" office:value="2256506" calcext:value-type="float">
            <text:p>2,256,506</text:p>
          </table:table-cell>
          <table:table-cell office:value-type="float" office:value="0" calcext:value-type="float">
            <text:p>0</text:p>
          </table:table-cell>
          <table:table-cell office:value-type="float" office:value="955086" calcext:value-type="float">
            <text:p>955,086</text:p>
          </table:table-cell>
          <table:table-cell office:value-type="float" office:value="3211592" calcext:value-type="float">
            <text:p>3,211,592</text:p>
          </table:table-cell>
          <table:table-cell office:value-type="float" office:value="12339900" calcext:value-type="float">
            <text:p>12,339,900</text:p>
          </table:table-cell>
          <table:table-cell office:value-type="float" office:value="3012480" calcext:value-type="float">
            <text:p>3,012,480</text:p>
          </table:table-cell>
          <table:table-cell office:value-type="float" office:value="531797" calcext:value-type="float">
            <text:p>531,797</text:p>
          </table:table-cell>
          <table:table-cell office:value-type="float" office:value="0" calcext:value-type="float">
            <text:p>0</text:p>
          </table:table-cell>
          <table:table-cell office:value-type="float" office:value="15884177" calcext:value-type="float">
            <text:p>15,884,177</text:p>
          </table:table-cell>
          <table:table-cell office:value-type="float" office:value="836005" calcext:value-type="float">
            <text:p>836,005</text:p>
          </table:table-cell>
          <table:table-cell office:value-type="float" office:value="19931774" calcext:value-type="float">
            <text:p>19,931,774</text:p>
          </table:table-cell>
          <table:table-cell office:value-type="float" office:value="1440897" calcext:value-type="float">
            <text:p>1,440,897</text:p>
          </table:table-cell>
          <table:table-cell office:value-type="float" office:value="1167515" calcext:value-type="float">
            <text:p>1,167,515</text:p>
          </table:table-cell>
          <table:table-cell office:value-type="float" office:value="0" calcext:value-type="float">
            <text:p>0</text:p>
          </table:table-cell>
          <table:table-cell office:value-type="float" office:value="1775933" calcext:value-type="float">
            <text:p>1,775,933</text:p>
          </table:table-cell>
          <table:table-cell office:value-type="float" office:value="246116" calcext:value-type="float">
            <text:p>246,116</text:p>
          </table:table-cell>
          <table:table-cell office:value-type="float" office:value="24562234" calcext:value-type="float">
            <text:p>24,562,234</text:p>
          </table:table-cell>
          <table:table-cell office:value-type="float" office:value="4295963" calcext:value-type="float">
            <text:p>4,295,963</text:p>
          </table:table-cell>
          <table:table-cell office:value-type="float" office:value="0" calcext:value-type="float">
            <text:p>0</text:p>
          </table:table-cell>
          <table:table-cell office:value-type="float" office:value="2047606" calcext:value-type="float">
            <text:p>2,047,606</text:p>
          </table:table-cell>
          <table:table-cell office:value-type="float" office:value="16151811" calcext:value-type="float">
            <text:p>16,151,811</text:p>
          </table:table-cell>
          <table:table-cell office:value-type="float" office:value="0" calcext:value-type="float">
            <text:p>0</text:p>
          </table:table-cell>
          <table:table-cell office:value-type="float" office:value="2066854" calcext:value-type="float">
            <text:p>2,066,854</text:p>
          </table:table-cell>
          <table:table-cell/>
          <table:table-cell table:formula="of:=CONCATENATE([.$AB$5];[.$AA$5];[.C116];&quot;,&quot;;[.D116];&quot;,&quot;;[.E116];&quot;,&quot;;[.F116];&quot;,&quot;;[.H116];&quot;,&quot;;[.I116];&quot;,&quot;;[.J116];&quot;,&quot;;[.K116];&quot;,&quot;;[.M116];&quot;,&quot;;[.O116];&quot;,&quot;;[.P116];&quot;,&quot;;[.Q116];&quot;,&quot;;[.R116];&quot;,&quot;;[.S116];&quot;,&quot;;[.U116];&quot;,&quot;;[.V116];&quot;,&quot;;[.W116];&quot;,&quot;;[.X116];&quot;,&quot;;[.Y116];&quot;,&quot;;[.Z11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1,2256506,0,955086,12339900,3012480,531797,0,836005,1440897,1167515,0,1775933,246116,4295963,0,2047606,16151811,0,20668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1,2256506,0,955086,12339900,3012480,531797,0,836005,1440897,1167515,0,1775933,246116,4295963,0,2047606,16151811,0,20668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ILLMAR PUBLIC SCHOOL DISTRICT</text:p>
          </table:table-cell>
          <table:table-cell office:value-type="float" office:value="347" calcext:value-type="float">
            <text:p>347</text:p>
          </table:table-cell>
          <table:table-cell table:formula="of:=VLOOKUP([.B117];[$Sheet2.A110:.C666];2)" office:value-type="float" office:value="112" calcext:value-type="float">
            <text:p>112</text:p>
          </table:table-cell>
          <table:table-cell office:value-type="float" office:value="4227312" calcext:value-type="float">
            <text:p>4,227,312</text:p>
          </table:table-cell>
          <table:table-cell office:value-type="float" office:value="0" calcext:value-type="float">
            <text:p>0</text:p>
          </table:table-cell>
          <table:table-cell office:value-type="float" office:value="2040563" calcext:value-type="float">
            <text:p>2,040,563</text:p>
          </table:table-cell>
          <table:table-cell office:value-type="float" office:value="6267874" calcext:value-type="float">
            <text:p>6,267,874</text:p>
          </table:table-cell>
          <table:table-cell office:value-type="float" office:value="40426353" calcext:value-type="float">
            <text:p>40,426,353</text:p>
          </table:table-cell>
          <table:table-cell office:value-type="float" office:value="7788195" calcext:value-type="float">
            <text:p>7,788,195</text:p>
          </table:table-cell>
          <table:table-cell office:value-type="float" office:value="2006563" calcext:value-type="float">
            <text:p>2,006,563</text:p>
          </table:table-cell>
          <table:table-cell office:value-type="float" office:value="0" calcext:value-type="float">
            <text:p>0</text:p>
          </table:table-cell>
          <table:table-cell office:value-type="float" office:value="50221111" calcext:value-type="float">
            <text:p>50,221,111</text:p>
          </table:table-cell>
          <table:table-cell office:value-type="float" office:value="4212780" calcext:value-type="float">
            <text:p>4,212,780</text:p>
          </table:table-cell>
          <table:table-cell office:value-type="float" office:value="60701766" calcext:value-type="float">
            <text:p>60,701,766</text:p>
          </table:table-cell>
          <table:table-cell office:value-type="float" office:value="4959506" calcext:value-type="float">
            <text:p>4,959,506</text:p>
          </table:table-cell>
          <table:table-cell office:value-type="float" office:value="2934157" calcext:value-type="float">
            <text:p>2,934,157</text:p>
          </table:table-cell>
          <table:table-cell office:value-type="float" office:value="0" calcext:value-type="float">
            <text:p>0</text:p>
          </table:table-cell>
          <table:table-cell office:value-type="float" office:value="3588677" calcext:value-type="float">
            <text:p>3,588,677</text:p>
          </table:table-cell>
          <table:table-cell office:value-type="float" office:value="0" calcext:value-type="float">
            <text:p>0</text:p>
          </table:table-cell>
          <table:table-cell office:value-type="float" office:value="72184107" calcext:value-type="float">
            <text:p>72,184,107</text:p>
          </table:table-cell>
          <table:table-cell office:value-type="float" office:value="7807923" calcext:value-type="float">
            <text:p>7,807,923</text:p>
          </table:table-cell>
          <table:table-cell office:value-type="float" office:value="0" calcext:value-type="float">
            <text:p>0</text:p>
          </table:table-cell>
          <table:table-cell office:value-type="float" office:value="3212978" calcext:value-type="float">
            <text:p>3,212,978</text:p>
          </table:table-cell>
          <table:table-cell office:value-type="float" office:value="52073129" calcext:value-type="float">
            <text:p>52,073,129</text:p>
          </table:table-cell>
          <table:table-cell office:value-type="float" office:value="0" calcext:value-type="float">
            <text:p>0</text:p>
          </table:table-cell>
          <table:table-cell office:value-type="float" office:value="9090078" calcext:value-type="float">
            <text:p>9,090,078</text:p>
          </table:table-cell>
          <table:table-cell/>
          <table:table-cell table:formula="of:=CONCATENATE([.$AB$5];[.$AA$5];[.C117];&quot;,&quot;;[.D117];&quot;,&quot;;[.E117];&quot;,&quot;;[.F117];&quot;,&quot;;[.H117];&quot;,&quot;;[.I117];&quot;,&quot;;[.J117];&quot;,&quot;;[.K117];&quot;,&quot;;[.M117];&quot;,&quot;;[.O117];&quot;,&quot;;[.P117];&quot;,&quot;;[.Q117];&quot;,&quot;;[.R117];&quot;,&quot;;[.S117];&quot;,&quot;;[.U117];&quot;,&quot;;[.V117];&quot;,&quot;;[.W117];&quot;,&quot;;[.X117];&quot;,&quot;;[.Y117];&quot;,&quot;;[.Z11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2,4227312,0,2040563,40426353,7788195,2006563,0,4212780,4959506,2934157,0,3588677,0,7807923,0,3212978,52073129,0,90900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2,4227312,0,2040563,40426353,7788195,2006563,0,4212780,4959506,2934157,0,3588677,0,7807923,0,3212978,52073129,0,90900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NCASTER PUBLIC SCHOOL DISTRICT</text:p>
          </table:table-cell>
          <table:table-cell office:value-type="float" office:value="356" calcext:value-type="float">
            <text:p>356</text:p>
          </table:table-cell>
          <table:table-cell table:formula="of:=VLOOKUP([.B118];[$Sheet2.A111:.C667];2)" office:value-type="float" office:value="113" calcext:value-type="float">
            <text:p>113</text:p>
          </table:table-cell>
          <table:table-cell office:value-type="float" office:value="621687" calcext:value-type="float">
            <text:p>621,687</text:p>
          </table:table-cell>
          <table:table-cell office:value-type="float" office:value="0" calcext:value-type="float">
            <text:p>0</text:p>
          </table:table-cell>
          <table:table-cell office:value-type="float" office:value="253526" calcext:value-type="float">
            <text:p>253,526</text:p>
          </table:table-cell>
          <table:table-cell office:value-type="float" office:value="875213" calcext:value-type="float">
            <text:p>875,213</text:p>
          </table:table-cell>
          <table:table-cell office:value-type="float" office:value="2075005" calcext:value-type="float">
            <text:p>2,075,005</text:p>
          </table:table-cell>
          <table:table-cell office:value-type="float" office:value="314982" calcext:value-type="float">
            <text:p>314,982</text:p>
          </table:table-cell>
          <table:table-cell office:value-type="float" office:value="56595" calcext:value-type="float">
            <text:p>56,595</text:p>
          </table:table-cell>
          <table:table-cell office:value-type="float" office:value="0" calcext:value-type="float">
            <text:p>0</text:p>
          </table:table-cell>
          <table:table-cell office:value-type="float" office:value="2446582" calcext:value-type="float">
            <text:p>2,446,582</text:p>
          </table:table-cell>
          <table:table-cell office:value-type="float" office:value="378237" calcext:value-type="float">
            <text:p>378,237</text:p>
          </table:table-cell>
          <table:table-cell office:value-type="float" office:value="3700032" calcext:value-type="float">
            <text:p>3,700,032</text:p>
          </table:table-cell>
          <table:table-cell office:value-type="float" office:value="241245" calcext:value-type="float">
            <text:p>241,245</text:p>
          </table:table-cell>
          <table:table-cell office:value-type="float" office:value="65911" calcext:value-type="float">
            <text:p>65,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187" calcext:value-type="float">
            <text:p>4,007,187</text:p>
          </table:table-cell>
          <table:table-cell office:value-type="float" office:value="632845" calcext:value-type="float">
            <text:p>632,845</text:p>
          </table:table-cell>
          <table:table-cell office:value-type="float" office:value="0" calcext:value-type="float">
            <text:p>0</text:p>
          </table:table-cell>
          <table:table-cell office:value-type="float" office:value="304416" calcext:value-type="float">
            <text:p>304,416</text:p>
          </table:table-cell>
          <table:table-cell office:value-type="float" office:value="2481056" calcext:value-type="float">
            <text:p>2,481,056</text:p>
          </table:table-cell>
          <table:table-cell office:value-type="float" office:value="0" calcext:value-type="float">
            <text:p>0</text:p>
          </table:table-cell>
          <table:table-cell office:value-type="float" office:value="588870" calcext:value-type="float">
            <text:p>588,870</text:p>
          </table:table-cell>
          <table:table-cell/>
          <table:table-cell table:formula="of:=CONCATENATE([.$AB$5];[.$AA$5];[.C118];&quot;,&quot;;[.D118];&quot;,&quot;;[.E118];&quot;,&quot;;[.F118];&quot;,&quot;;[.H118];&quot;,&quot;;[.I118];&quot;,&quot;;[.J118];&quot;,&quot;;[.K118];&quot;,&quot;;[.M118];&quot;,&quot;;[.O118];&quot;,&quot;;[.P118];&quot;,&quot;;[.Q118];&quot;,&quot;;[.R118];&quot;,&quot;;[.S118];&quot;,&quot;;[.U118];&quot;,&quot;;[.V118];&quot;,&quot;;[.W118];&quot;,&quot;;[.X118];&quot;,&quot;;[.Y118];&quot;,&quot;;[.Z11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3,621687,0,253526,2075005,314982,56595,0,378237,241245,65911,0,0,0,632845,0,304416,2481056,0,58887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3,621687,0,253526,2075005,314982,56595,0,378237,241245,65911,0,0,0,632845,0,304416,2481056,0,58887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FALLS SCHOOL DISTRICT</text:p>
          </table:table-cell>
          <table:table-cell office:value-type="float" office:value="361" calcext:value-type="float">
            <text:p>361</text:p>
          </table:table-cell>
          <table:table-cell table:formula="of:=VLOOKUP([.B119];[$Sheet2.A112:.C668];2)" office:value-type="float" office:value="114" calcext:value-type="float">
            <text:p>114</text:p>
          </table:table-cell>
          <table:table-cell office:value-type="float" office:value="2215284" calcext:value-type="float">
            <text:p>2,215,284</text:p>
          </table:table-cell>
          <table:table-cell office:value-type="float" office:value="0" calcext:value-type="float">
            <text:p>0</text:p>
          </table:table-cell>
          <table:table-cell office:value-type="float" office:value="1489745" calcext:value-type="float">
            <text:p>1,489,745</text:p>
          </table:table-cell>
          <table:table-cell office:value-type="float" office:value="3705030" calcext:value-type="float">
            <text:p>3,705,030</text:p>
          </table:table-cell>
          <table:table-cell office:value-type="float" office:value="6669940" calcext:value-type="float">
            <text:p>6,669,940</text:p>
          </table:table-cell>
          <table:table-cell office:value-type="float" office:value="1020031" calcext:value-type="float">
            <text:p>1,020,031</text:p>
          </table:table-cell>
          <table:table-cell office:value-type="float" office:value="395255" calcext:value-type="float">
            <text:p>395,255</text:p>
          </table:table-cell>
          <table:table-cell office:value-type="float" office:value="0" calcext:value-type="float">
            <text:p>0</text:p>
          </table:table-cell>
          <table:table-cell office:value-type="float" office:value="8085226" calcext:value-type="float">
            <text:p>8,085,226</text:p>
          </table:table-cell>
          <table:table-cell office:value-type="float" office:value="2010418" calcext:value-type="float">
            <text:p>2,010,418</text:p>
          </table:table-cell>
          <table:table-cell office:value-type="float" office:value="13800673" calcext:value-type="float">
            <text:p>13,800,673</text:p>
          </table:table-cell>
          <table:table-cell office:value-type="float" office:value="765456" calcext:value-type="float">
            <text:p>765,456</text:p>
          </table:table-cell>
          <table:table-cell office:value-type="float" office:value="543926" calcext:value-type="float">
            <text:p>543,926</text:p>
          </table:table-cell>
          <table:table-cell office:value-type="float" office:value="0" calcext:value-type="float">
            <text:p>0</text:p>
          </table:table-cell>
          <table:table-cell office:value-type="float" office:value="550948" calcext:value-type="float">
            <text:p>550,948</text:p>
          </table:table-cell>
          <table:table-cell office:value-type="float" office:value="0" calcext:value-type="float">
            <text:p>0</text:p>
          </table:table-cell>
          <table:table-cell office:value-type="float" office:value="15661003" calcext:value-type="float">
            <text:p>15,661,003</text:p>
          </table:table-cell>
          <table:table-cell office:value-type="float" office:value="2716972" calcext:value-type="float">
            <text:p>2,716,972</text:p>
          </table:table-cell>
          <table:table-cell office:value-type="float" office:value="0" calcext:value-type="float">
            <text:p>0</text:p>
          </table:table-cell>
          <table:table-cell office:value-type="float" office:value="1672350" calcext:value-type="float">
            <text:p>1,672,350</text:p>
          </table:table-cell>
          <table:table-cell office:value-type="float" office:value="8514823" calcext:value-type="float">
            <text:p>8,514,823</text:p>
          </table:table-cell>
          <table:table-cell office:value-type="float" office:value="0" calcext:value-type="float">
            <text:p>0</text:p>
          </table:table-cell>
          <table:table-cell office:value-type="float" office:value="2756857" calcext:value-type="float">
            <text:p>2,756,857</text:p>
          </table:table-cell>
          <table:table-cell/>
          <table:table-cell table:formula="of:=CONCATENATE([.$AB$5];[.$AA$5];[.C119];&quot;,&quot;;[.D119];&quot;,&quot;;[.E119];&quot;,&quot;;[.F119];&quot;,&quot;;[.H119];&quot;,&quot;;[.I119];&quot;,&quot;;[.J119];&quot;,&quot;;[.K119];&quot;,&quot;;[.M119];&quot;,&quot;;[.O119];&quot;,&quot;;[.P119];&quot;,&quot;;[.Q119];&quot;,&quot;;[.R119];&quot;,&quot;;[.S119];&quot;,&quot;;[.U119];&quot;,&quot;;[.V119];&quot;,&quot;;[.W119];&quot;,&quot;;[.X119];&quot;,&quot;;[.Y119];&quot;,&quot;;[.Z11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4,2215284,0,1489745,6669940,1020031,395255,0,2010418,765456,543926,0,550948,0,2716972,0,1672350,8514823,0,27568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4,2215284,0,1489745,6669940,1020031,395255,0,2010418,765456,543926,0,550948,0,2716972,0,1672350,8514823,0,27568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TTLEFORK-BIG FALLS SCHOOL DIST.</text:p>
          </table:table-cell>
          <table:table-cell office:value-type="float" office:value="362" calcext:value-type="float">
            <text:p>362</text:p>
          </table:table-cell>
          <table:table-cell table:formula="of:=VLOOKUP([.B120];[$Sheet2.A113:.C669];2)" office:value-type="float" office:value="115" calcext:value-type="float">
            <text:p>115</text:p>
          </table:table-cell>
          <table:table-cell office:value-type="float" office:value="230828" calcext:value-type="float">
            <text:p>230,828</text:p>
          </table:table-cell>
          <table:table-cell office:value-type="float" office:value="0" calcext:value-type="float">
            <text:p>0</text:p>
          </table:table-cell>
          <table:table-cell office:value-type="float" office:value="710457" calcext:value-type="float">
            <text:p>710,457</text:p>
          </table:table-cell>
          <table:table-cell office:value-type="float" office:value="941285" calcext:value-type="float">
            <text:p>941,285</text:p>
          </table:table-cell>
          <table:table-cell office:value-type="float" office:value="3544934" calcext:value-type="float">
            <text:p>3,544,934</text:p>
          </table:table-cell>
          <table:table-cell office:value-type="float" office:value="492522" calcext:value-type="float">
            <text:p>492,522</text:p>
          </table:table-cell>
          <table:table-cell office:value-type="float" office:value="214249" calcext:value-type="float">
            <text:p>214,249</text:p>
          </table:table-cell>
          <table:table-cell office:value-type="float" office:value="0" calcext:value-type="float">
            <text:p>0</text:p>
          </table:table-cell>
          <table:table-cell office:value-type="float" office:value="4251705" calcext:value-type="float">
            <text:p>4,251,705</text:p>
          </table:table-cell>
          <table:table-cell office:value-type="float" office:value="102403" calcext:value-type="float">
            <text:p>102,403</text:p>
          </table:table-cell>
          <table:table-cell office:value-type="float" office:value="5295392" calcext:value-type="float">
            <text:p>5,295,392</text:p>
          </table:table-cell>
          <table:table-cell office:value-type="float" office:value="317686" calcext:value-type="float">
            <text:p>317,686</text:p>
          </table:table-cell>
          <table:table-cell office:value-type="float" office:value="125269" calcext:value-type="float">
            <text:p>125,269</text:p>
          </table:table-cell>
          <table:table-cell office:value-type="float" office:value="0" calcext:value-type="float">
            <text:p>0</text:p>
          </table:table-cell>
          <table:table-cell office:value-type="float" office:value="417558" calcext:value-type="float">
            <text:p>417,558</text:p>
          </table:table-cell>
          <table:table-cell office:value-type="float" office:value="0" calcext:value-type="float">
            <text:p>0</text:p>
          </table:table-cell>
          <table:table-cell office:value-type="float" office:value="6155905" calcext:value-type="float">
            <text:p>6,155,905</text:p>
          </table:table-cell>
          <table:table-cell office:value-type="float" office:value="481828" calcext:value-type="float">
            <text:p>481,828</text:p>
          </table:table-cell>
          <table:table-cell office:value-type="float" office:value="0" calcext:value-type="float">
            <text:p>0</text:p>
          </table:table-cell>
          <table:table-cell office:value-type="float" office:value="734591" calcext:value-type="float">
            <text:p>734,591</text:p>
          </table:table-cell>
          <table:table-cell office:value-type="float" office:value="4552286" calcext:value-type="float">
            <text:p>4,552,286</text:p>
          </table:table-cell>
          <table:table-cell office:value-type="float" office:value="0" calcext:value-type="float">
            <text:p>0</text:p>
          </table:table-cell>
          <table:table-cell office:value-type="float" office:value="387200" calcext:value-type="float">
            <text:p>387,200</text:p>
          </table:table-cell>
          <table:table-cell/>
          <table:table-cell table:formula="of:=CONCATENATE([.$AB$5];[.$AA$5];[.C120];&quot;,&quot;;[.D120];&quot;,&quot;;[.E120];&quot;,&quot;;[.F120];&quot;,&quot;;[.H120];&quot;,&quot;;[.I120];&quot;,&quot;;[.J120];&quot;,&quot;;[.K120];&quot;,&quot;;[.M120];&quot;,&quot;;[.O120];&quot;,&quot;;[.P120];&quot;,&quot;;[.Q120];&quot;,&quot;;[.R120];&quot;,&quot;;[.S120];&quot;,&quot;;[.U120];&quot;,&quot;;[.V120];&quot;,&quot;;[.W120];&quot;,&quot;;[.X120];&quot;,&quot;;[.Y120];&quot;,&quot;;[.Z12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5,230828,0,710457,3544934,492522,214249,0,102403,317686,125269,0,417558,0,481828,0,734591,4552286,0,38720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5,230828,0,710457,3544934,492522,214249,0,102403,317686,125269,0,417558,0,481828,0,734591,4552286,0,38720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TH KOOCHICHING SCHOOL DISTRICT</text:p>
          </table:table-cell>
          <table:table-cell office:value-type="float" office:value="363" calcext:value-type="float">
            <text:p>363</text:p>
          </table:table-cell>
          <table:table-cell table:formula="of:=VLOOKUP([.B121];[$Sheet2.A114:.C670];2)" office:value-type="float" office:value="116" calcext:value-type="float">
            <text:p>116</text:p>
          </table:table-cell>
          <table:table-cell office:value-type="float" office:value="330328" calcext:value-type="float">
            <text:p>330,328</text:p>
          </table:table-cell>
          <table:table-cell office:value-type="float" office:value="0" calcext:value-type="float">
            <text:p>0</text:p>
          </table:table-cell>
          <table:table-cell office:value-type="float" office:value="1065395" calcext:value-type="float">
            <text:p>1,065,395</text:p>
          </table:table-cell>
          <table:table-cell office:value-type="float" office:value="1395723" calcext:value-type="float">
            <text:p>1,395,723</text:p>
          </table:table-cell>
          <table:table-cell office:value-type="float" office:value="3767974" calcext:value-type="float">
            <text:p>3,767,974</text:p>
          </table:table-cell>
          <table:table-cell office:value-type="float" office:value="547481" calcext:value-type="float">
            <text:p>547,481</text:p>
          </table:table-cell>
          <table:table-cell office:value-type="float" office:value="153307" calcext:value-type="float">
            <text:p>153,307</text:p>
          </table:table-cell>
          <table:table-cell office:value-type="float" office:value="0" calcext:value-type="float">
            <text:p>0</text:p>
          </table:table-cell>
          <table:table-cell office:value-type="float" office:value="4468761" calcext:value-type="float">
            <text:p>4,468,761</text:p>
          </table:table-cell>
          <table:table-cell office:value-type="float" office:value="1111882" calcext:value-type="float">
            <text:p>1,111,882</text:p>
          </table:table-cell>
          <table:table-cell office:value-type="float" office:value="6976366" calcext:value-type="float">
            <text:p>6,976,366</text:p>
          </table:table-cell>
          <table:table-cell office:value-type="float" office:value="291419" calcext:value-type="float">
            <text:p>291,419</text:p>
          </table:table-cell>
          <table:table-cell office:value-type="float" office:value="52555" calcext:value-type="float">
            <text:p>52,555</text:p>
          </table:table-cell>
          <table:table-cell office:value-type="float" office:value="-16331" calcext:value-type="float">
            <text:p>-16,331</text:p>
          </table:table-cell>
          <table:table-cell office:value-type="float" office:value="200576" calcext:value-type="float">
            <text:p>200,576</text:p>
          </table:table-cell>
          <table:table-cell office:value-type="float" office:value="0" calcext:value-type="float">
            <text:p>0</text:p>
          </table:table-cell>
          <table:table-cell office:value-type="float" office:value="7504585" calcext:value-type="float">
            <text:p>7,504,585</text:p>
          </table:table-cell>
          <table:table-cell office:value-type="float" office:value="470710" calcext:value-type="float">
            <text:p>470,710</text:p>
          </table:table-cell>
          <table:table-cell office:value-type="float" office:value="0" calcext:value-type="float">
            <text:p>0</text:p>
          </table:table-cell>
          <table:table-cell office:value-type="float" office:value="1068205" calcext:value-type="float">
            <text:p>1,068,205</text:p>
          </table:table-cell>
          <table:table-cell office:value-type="float" office:value="4583110" calcext:value-type="float">
            <text:p>4,583,110</text:p>
          </table:table-cell>
          <table:table-cell office:value-type="float" office:value="0" calcext:value-type="float">
            <text:p>0</text:p>
          </table:table-cell>
          <table:table-cell office:value-type="float" office:value="1382560" calcext:value-type="float">
            <text:p>1,382,560</text:p>
          </table:table-cell>
          <table:table-cell/>
          <table:table-cell table:formula="of:=CONCATENATE([.$AB$5];[.$AA$5];[.C121];&quot;,&quot;;[.D121];&quot;,&quot;;[.E121];&quot;,&quot;;[.F121];&quot;,&quot;;[.H121];&quot;,&quot;;[.I121];&quot;,&quot;;[.J121];&quot;,&quot;;[.K121];&quot;,&quot;;[.M121];&quot;,&quot;;[.O121];&quot;,&quot;;[.P121];&quot;,&quot;;[.Q121];&quot;,&quot;;[.R121];&quot;,&quot;;[.S121];&quot;,&quot;;[.U121];&quot;,&quot;;[.V121];&quot;,&quot;;[.W121];&quot;,&quot;;[.X121];&quot;,&quot;;[.Y121];&quot;,&quot;;[.Z12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6,330328,0,1065395,3767974,547481,153307,0,1111882,291419,52555,-16331,200576,0,470710,0,1068205,4583110,0,13825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6,330328,0,1065395,3767974,547481,153307,0,1111882,291419,52555,-16331,200576,0,470710,0,1068205,4583110,0,13825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WSON-BOYD PUBLIC SCHOOL DISTRICT</text:p>
          </table:table-cell>
          <table:table-cell office:value-type="float" office:value="378" calcext:value-type="float">
            <text:p>378</text:p>
          </table:table-cell>
          <table:table-cell table:formula="of:=VLOOKUP([.B122];[$Sheet2.A115:.C671];2)" office:value-type="float" office:value="117" calcext:value-type="float">
            <text:p>117</text:p>
          </table:table-cell>
          <table:table-cell office:value-type="float" office:value="632272" calcext:value-type="float">
            <text:p>632,272</text:p>
          </table:table-cell>
          <table:table-cell office:value-type="float" office:value="0" calcext:value-type="float">
            <text:p>0</text:p>
          </table:table-cell>
          <table:table-cell office:value-type="float" office:value="389341" calcext:value-type="float">
            <text:p>389,341</text:p>
          </table:table-cell>
          <table:table-cell office:value-type="float" office:value="1021613" calcext:value-type="float">
            <text:p>1,021,613</text:p>
          </table:table-cell>
          <table:table-cell office:value-type="float" office:value="5085215" calcext:value-type="float">
            <text:p>5,085,215</text:p>
          </table:table-cell>
          <table:table-cell office:value-type="float" office:value="1078321" calcext:value-type="float">
            <text:p>1,078,321</text:p>
          </table:table-cell>
          <table:table-cell office:value-type="float" office:value="120907" calcext:value-type="float">
            <text:p>120,907</text:p>
          </table:table-cell>
          <table:table-cell office:value-type="float" office:value="0" calcext:value-type="float">
            <text:p>0</text:p>
          </table:table-cell>
          <table:table-cell office:value-type="float" office:value="6284442" calcext:value-type="float">
            <text:p>6,284,442</text:p>
          </table:table-cell>
          <table:table-cell office:value-type="float" office:value="468993" calcext:value-type="float">
            <text:p>468,993</text:p>
          </table:table-cell>
          <table:table-cell office:value-type="float" office:value="7775048" calcext:value-type="float">
            <text:p>7,775,048</text:p>
          </table:table-cell>
          <table:table-cell office:value-type="float" office:value="610090" calcext:value-type="float">
            <text:p>610,090</text:p>
          </table:table-cell>
          <table:table-cell office:value-type="float" office:value="631887" calcext:value-type="float">
            <text:p>631,887</text:p>
          </table:table-cell>
          <table:table-cell office:value-type="float" office:value="158573" calcext:value-type="float">
            <text:p>158,573</text:p>
          </table:table-cell>
          <table:table-cell office:value-type="float" office:value="1842682" calcext:value-type="float">
            <text:p>1,842,682</text:p>
          </table:table-cell>
          <table:table-cell office:value-type="float" office:value="0" calcext:value-type="float">
            <text:p>0</text:p>
          </table:table-cell>
          <table:table-cell office:value-type="float" office:value="11018279" calcext:value-type="float">
            <text:p>11,018,279</text:p>
          </table:table-cell>
          <table:table-cell office:value-type="float" office:value="1610069" calcext:value-type="float">
            <text:p>1,610,069</text:p>
          </table:table-cell>
          <table:table-cell office:value-type="float" office:value="0" calcext:value-type="float">
            <text:p>0</text:p>
          </table:table-cell>
          <table:table-cell office:value-type="float" office:value="1129241" calcext:value-type="float">
            <text:p>1,129,241</text:p>
          </table:table-cell>
          <table:table-cell office:value-type="float" office:value="7231211" calcext:value-type="float">
            <text:p>7,231,211</text:p>
          </table:table-cell>
          <table:table-cell office:value-type="float" office:value="0" calcext:value-type="float">
            <text:p>0</text:p>
          </table:table-cell>
          <table:table-cell office:value-type="float" office:value="1047759" calcext:value-type="float">
            <text:p>1,047,759</text:p>
          </table:table-cell>
          <table:table-cell/>
          <table:table-cell table:formula="of:=CONCATENATE([.$AB$5];[.$AA$5];[.C122];&quot;,&quot;;[.D122];&quot;,&quot;;[.E122];&quot;,&quot;;[.F122];&quot;,&quot;;[.H122];&quot;,&quot;;[.I122];&quot;,&quot;;[.J122];&quot;,&quot;;[.K122];&quot;,&quot;;[.M122];&quot;,&quot;;[.O122];&quot;,&quot;;[.P122];&quot;,&quot;;[.Q122];&quot;,&quot;;[.R122];&quot;,&quot;;[.S122];&quot;,&quot;;[.U122];&quot;,&quot;;[.V122];&quot;,&quot;;[.W122];&quot;,&quot;;[.X122];&quot;,&quot;;[.Y122];&quot;,&quot;;[.Z12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7,632272,0,389341,5085215,1078321,120907,0,468993,610090,631887,158573,1842682,0,1610069,0,1129241,7231211,0,104775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7,632272,0,389341,5085215,1078321,120907,0,468993,610090,631887,158573,1842682,0,1610069,0,1129241,7231211,0,104775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 SUPERIOR PUBLIC SCHOOL DIST.</text:p>
          </table:table-cell>
          <table:table-cell office:value-type="float" office:value="381" calcext:value-type="float">
            <text:p>381</text:p>
          </table:table-cell>
          <table:table-cell table:formula="of:=VLOOKUP([.B123];[$Sheet2.A116:.C672];2)" office:value-type="float" office:value="118" calcext:value-type="float">
            <text:p>118</text:p>
          </table:table-cell>
          <table:table-cell office:value-type="float" office:value="1571631" calcext:value-type="float">
            <text:p>1,571,631</text:p>
          </table:table-cell>
          <table:table-cell office:value-type="float" office:value="0" calcext:value-type="float">
            <text:p>0</text:p>
          </table:table-cell>
          <table:table-cell office:value-type="float" office:value="2592444" calcext:value-type="float">
            <text:p>2,592,444</text:p>
          </table:table-cell>
          <table:table-cell office:value-type="float" office:value="4164075" calcext:value-type="float">
            <text:p>4,164,075</text:p>
          </table:table-cell>
          <table:table-cell office:value-type="float" office:value="11445711" calcext:value-type="float">
            <text:p>11,445,711</text:p>
          </table:table-cell>
          <table:table-cell office:value-type="float" office:value="1912918" calcext:value-type="float">
            <text:p>1,912,918</text:p>
          </table:table-cell>
          <table:table-cell office:value-type="float" office:value="305643" calcext:value-type="float">
            <text:p>305,643</text:p>
          </table:table-cell>
          <table:table-cell office:value-type="float" office:value="0" calcext:value-type="float">
            <text:p>0</text:p>
          </table:table-cell>
          <table:table-cell office:value-type="float" office:value="13664272" calcext:value-type="float">
            <text:p>13,664,272</text:p>
          </table:table-cell>
          <table:table-cell office:value-type="float" office:value="1514280" calcext:value-type="float">
            <text:p>1,514,280</text:p>
          </table:table-cell>
          <table:table-cell office:value-type="float" office:value="19342627" calcext:value-type="float">
            <text:p>19,342,627</text:p>
          </table:table-cell>
          <table:table-cell office:value-type="float" office:value="726464" calcext:value-type="float">
            <text:p>726,464</text:p>
          </table:table-cell>
          <table:table-cell office:value-type="float" office:value="1087629" calcext:value-type="float">
            <text:p>1,087,629</text:p>
          </table:table-cell>
          <table:table-cell office:value-type="float" office:value="-708929" calcext:value-type="float">
            <text:p>-708,929</text:p>
          </table:table-cell>
          <table:table-cell office:value-type="float" office:value="2976777" calcext:value-type="float">
            <text:p>2,976,777</text:p>
          </table:table-cell>
          <table:table-cell office:value-type="float" office:value="718999" calcext:value-type="float">
            <text:p>718,999</text:p>
          </table:table-cell>
          <table:table-cell office:value-type="float" office:value="24143568" calcext:value-type="float">
            <text:p>24,143,568</text:p>
          </table:table-cell>
          <table:table-cell office:value-type="float" office:value="4509008" calcext:value-type="float">
            <text:p>4,509,008</text:p>
          </table:table-cell>
          <table:table-cell office:value-type="float" office:value="0" calcext:value-type="float">
            <text:p>0</text:p>
          </table:table-cell>
          <table:table-cell office:value-type="float" office:value="3318907" calcext:value-type="float">
            <text:p>3,318,907</text:p>
          </table:table-cell>
          <table:table-cell office:value-type="float" office:value="14126174" calcext:value-type="float">
            <text:p>14,126,174</text:p>
          </table:table-cell>
          <table:table-cell office:value-type="float" office:value="0" calcext:value-type="float">
            <text:p>0</text:p>
          </table:table-cell>
          <table:table-cell office:value-type="float" office:value="2189479" calcext:value-type="float">
            <text:p>2,189,479</text:p>
          </table:table-cell>
          <table:table-cell/>
          <table:table-cell table:formula="of:=CONCATENATE([.$AB$5];[.$AA$5];[.C123];&quot;,&quot;;[.D123];&quot;,&quot;;[.E123];&quot;,&quot;;[.F123];&quot;,&quot;;[.H123];&quot;,&quot;;[.I123];&quot;,&quot;;[.J123];&quot;,&quot;;[.K123];&quot;,&quot;;[.M123];&quot;,&quot;;[.O123];&quot;,&quot;;[.P123];&quot;,&quot;;[.Q123];&quot;,&quot;;[.R123];&quot;,&quot;;[.S123];&quot;,&quot;;[.U123];&quot;,&quot;;[.V123];&quot;,&quot;;[.W123];&quot;,&quot;;[.X123];&quot;,&quot;;[.Y123];&quot;,&quot;;[.Z12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8,1571631,0,2592444,11445711,1912918,305643,0,1514280,726464,1087629,-708929,2976777,718999,4509008,0,3318907,14126174,0,218947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8,1571631,0,2592444,11445711,1912918,305643,0,1514280,726464,1087629,-708929,2976777,718999,4509008,0,3318907,14126174,0,218947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 OF THE WOODS SCHOOL DISTRICT</text:p>
          </table:table-cell>
          <table:table-cell office:value-type="float" office:value="390" calcext:value-type="float">
            <text:p>390</text:p>
          </table:table-cell>
          <table:table-cell table:formula="of:=VLOOKUP([.B124];[$Sheet2.A117:.C673];2)" office:value-type="float" office:value="119" calcext:value-type="float">
            <text:p>119</text:p>
          </table:table-cell>
          <table:table-cell office:value-type="float" office:value="826580" calcext:value-type="float">
            <text:p>826,580</text:p>
          </table:table-cell>
          <table:table-cell office:value-type="float" office:value="0" calcext:value-type="float">
            <text:p>0</text:p>
          </table:table-cell>
          <table:table-cell office:value-type="float" office:value="967785" calcext:value-type="float">
            <text:p>967,785</text:p>
          </table:table-cell>
          <table:table-cell office:value-type="float" office:value="1794365" calcext:value-type="float">
            <text:p>1,794,365</text:p>
          </table:table-cell>
          <table:table-cell office:value-type="float" office:value="3863738" calcext:value-type="float">
            <text:p>3,863,738</text:p>
          </table:table-cell>
          <table:table-cell office:value-type="float" office:value="551915" calcext:value-type="float">
            <text:p>551,915</text:p>
          </table:table-cell>
          <table:table-cell office:value-type="float" office:value="87231" calcext:value-type="float">
            <text:p>87,231</text:p>
          </table:table-cell>
          <table:table-cell office:value-type="float" office:value="0" calcext:value-type="float">
            <text:p>0</text:p>
          </table:table-cell>
          <table:table-cell office:value-type="float" office:value="4502884" calcext:value-type="float">
            <text:p>4,502,884</text:p>
          </table:table-cell>
          <table:table-cell office:value-type="float" office:value="790680" calcext:value-type="float">
            <text:p>790,680</text:p>
          </table:table-cell>
          <table:table-cell office:value-type="float" office:value="7087929" calcext:value-type="float">
            <text:p>7,087,929</text:p>
          </table:table-cell>
          <table:table-cell office:value-type="float" office:value="425741" calcext:value-type="float">
            <text:p>425,741</text:p>
          </table:table-cell>
          <table:table-cell office:value-type="float" office:value="112861" calcext:value-type="float">
            <text:p>112,861</text:p>
          </table:table-cell>
          <table:table-cell office:value-type="float" office:value="0" calcext:value-type="float">
            <text:p>0</text:p>
          </table:table-cell>
          <table:table-cell office:value-type="float" office:value="1106944" calcext:value-type="float">
            <text:p>1,106,944</text:p>
          </table:table-cell>
          <table:table-cell office:value-type="float" office:value="0" calcext:value-type="float">
            <text:p>0</text:p>
          </table:table-cell>
          <table:table-cell office:value-type="float" office:value="8733474" calcext:value-type="float">
            <text:p>8,733,474</text:p>
          </table:table-cell>
          <table:table-cell office:value-type="float" office:value="1828511" calcext:value-type="float">
            <text:p>1,828,511</text:p>
          </table:table-cell>
          <table:table-cell office:value-type="float" office:value="0" calcext:value-type="float">
            <text:p>0</text:p>
          </table:table-cell>
          <table:table-cell office:value-type="float" office:value="1018693" calcext:value-type="float">
            <text:p>1,018,693</text:p>
          </table:table-cell>
          <table:table-cell office:value-type="float" office:value="4695921" calcext:value-type="float">
            <text:p>4,695,921</text:p>
          </table:table-cell>
          <table:table-cell office:value-type="float" office:value="0" calcext:value-type="float">
            <text:p>0</text:p>
          </table:table-cell>
          <table:table-cell office:value-type="float" office:value="1190348" calcext:value-type="float">
            <text:p>1,190,348</text:p>
          </table:table-cell>
          <table:table-cell/>
          <table:table-cell table:formula="of:=CONCATENATE([.$AB$5];[.$AA$5];[.C124];&quot;,&quot;;[.D124];&quot;,&quot;;[.E124];&quot;,&quot;;[.F124];&quot;,&quot;;[.H124];&quot;,&quot;;[.I124];&quot;,&quot;;[.J124];&quot;,&quot;;[.K124];&quot;,&quot;;[.M124];&quot;,&quot;;[.O124];&quot;,&quot;;[.P124];&quot;,&quot;;[.Q124];&quot;,&quot;;[.R124];&quot;,&quot;;[.S124];&quot;,&quot;;[.U124];&quot;,&quot;;[.V124];&quot;,&quot;;[.W124];&quot;,&quot;;[.X124];&quot;,&quot;;[.Y124];&quot;,&quot;;[.Z12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9,826580,0,967785,3863738,551915,87231,0,790680,425741,112861,0,1106944,0,1828511,0,1018693,4695921,0,119034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19,826580,0,967785,3863738,551915,87231,0,790680,425741,112861,0,1106944,0,1828511,0,1018693,4695921,0,119034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EVELAND PUBLIC SCHOOL DISTRICT</text:p>
          </table:table-cell>
          <table:table-cell office:value-type="float" office:value="391" calcext:value-type="float">
            <text:p>391</text:p>
          </table:table-cell>
          <table:table-cell table:formula="of:=VLOOKUP([.B125];[$Sheet2.A118:.C674];2)" office:value-type="float" office:value="120" calcext:value-type="float">
            <text:p>120</text:p>
          </table:table-cell>
          <table:table-cell office:value-type="float" office:value="1176272" calcext:value-type="float">
            <text:p>1,176,272</text:p>
          </table:table-cell>
          <table:table-cell office:value-type="float" office:value="0" calcext:value-type="float">
            <text:p>0</text:p>
          </table:table-cell>
          <table:table-cell office:value-type="float" office:value="421003" calcext:value-type="float">
            <text:p>421,003</text:p>
          </table:table-cell>
          <table:table-cell office:value-type="float" office:value="1597275" calcext:value-type="float">
            <text:p>1,597,275</text:p>
          </table:table-cell>
          <table:table-cell office:value-type="float" office:value="4560210" calcext:value-type="float">
            <text:p>4,560,210</text:p>
          </table:table-cell>
          <table:table-cell office:value-type="float" office:value="319535" calcext:value-type="float">
            <text:p>319,535</text:p>
          </table:table-cell>
          <table:table-cell office:value-type="float" office:value="48951" calcext:value-type="float">
            <text:p>48,951</text:p>
          </table:table-cell>
          <table:table-cell office:value-type="float" office:value="0" calcext:value-type="float">
            <text:p>0</text:p>
          </table:table-cell>
          <table:table-cell office:value-type="float" office:value="4928696" calcext:value-type="float">
            <text:p>4,928,696</text:p>
          </table:table-cell>
          <table:table-cell office:value-type="float" office:value="258620" calcext:value-type="float">
            <text:p>258,620</text:p>
          </table:table-cell>
          <table:table-cell office:value-type="float" office:value="6784591" calcext:value-type="float">
            <text:p>6,784,591</text:p>
          </table:table-cell>
          <table:table-cell office:value-type="float" office:value="504821" calcext:value-type="float">
            <text:p>504,821</text:p>
          </table:table-cell>
          <table:table-cell office:value-type="float" office:value="218159" calcext:value-type="float">
            <text:p>218,159</text:p>
          </table:table-cell>
          <table:table-cell office:value-type="float" office:value="902" calcext:value-type="float">
            <text:p>902</text:p>
          </table:table-cell>
          <table:table-cell office:value-type="float" office:value="1455641" calcext:value-type="float">
            <text:p>1,455,641</text:p>
          </table:table-cell>
          <table:table-cell office:value-type="float" office:value="0" calcext:value-type="float">
            <text:p>0</text:p>
          </table:table-cell>
          <table:table-cell office:value-type="float" office:value="8964114" calcext:value-type="float">
            <text:p>8,964,114</text:p>
          </table:table-cell>
          <table:table-cell office:value-type="float" office:value="2405020" calcext:value-type="float">
            <text:p>2,405,020</text:p>
          </table:table-cell>
          <table:table-cell office:value-type="float" office:value="0" calcext:value-type="float">
            <text:p>0</text:p>
          </table:table-cell>
          <table:table-cell office:value-type="float" office:value="643349" calcext:value-type="float">
            <text:p>643,349</text:p>
          </table:table-cell>
          <table:table-cell office:value-type="float" office:value="5225232" calcext:value-type="float">
            <text:p>5,225,232</text:p>
          </table:table-cell>
          <table:table-cell office:value-type="float" office:value="0" calcext:value-type="float">
            <text:p>0</text:p>
          </table:table-cell>
          <table:table-cell office:value-type="float" office:value="690512" calcext:value-type="float">
            <text:p>690,512</text:p>
          </table:table-cell>
          <table:table-cell/>
          <table:table-cell table:formula="of:=CONCATENATE([.$AB$5];[.$AA$5];[.C125];&quot;,&quot;;[.D125];&quot;,&quot;;[.E125];&quot;,&quot;;[.F125];&quot;,&quot;;[.H125];&quot;,&quot;;[.I125];&quot;,&quot;;[.J125];&quot;,&quot;;[.K125];&quot;,&quot;;[.M125];&quot;,&quot;;[.O125];&quot;,&quot;;[.P125];&quot;,&quot;;[.Q125];&quot;,&quot;;[.R125];&quot;,&quot;;[.S125];&quot;,&quot;;[.U125];&quot;,&quot;;[.V125];&quot;,&quot;;[.W125];&quot;,&quot;;[.X125];&quot;,&quot;;[.Y125];&quot;,&quot;;[.Z12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0,1176272,0,421003,4560210,319535,48951,0,258620,504821,218159,902,1455641,0,2405020,0,643349,5225232,0,6905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0,1176272,0,421003,4560210,319535,48951,0,258620,504821,218159,902,1455641,0,2405020,0,643349,5225232,0,6905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NDRICKS PUBLIC SCHOOL DISTRICT</text:p>
          </table:table-cell>
          <table:table-cell office:value-type="float" office:value="402" calcext:value-type="float">
            <text:p>402</text:p>
          </table:table-cell>
          <table:table-cell table:formula="of:=VLOOKUP([.B126];[$Sheet2.A119:.C675];2)" office:value-type="float" office:value="123" calcext:value-type="float">
            <text:p>123</text:p>
          </table:table-cell>
          <table:table-cell office:value-type="float" office:value="622094" calcext:value-type="float">
            <text:p>622,094</text:p>
          </table:table-cell>
          <table:table-cell office:value-type="float" office:value="0" calcext:value-type="float">
            <text:p>0</text:p>
          </table:table-cell>
          <table:table-cell office:value-type="float" office:value="135044" calcext:value-type="float">
            <text:p>135,044</text:p>
          </table:table-cell>
          <table:table-cell office:value-type="float" office:value="757138" calcext:value-type="float">
            <text:p>757,138</text:p>
          </table:table-cell>
          <table:table-cell office:value-type="float" office:value="1719385" calcext:value-type="float">
            <text:p>1,719,385</text:p>
          </table:table-cell>
          <table:table-cell office:value-type="float" office:value="184775" calcext:value-type="float">
            <text:p>184,775</text:p>
          </table:table-cell>
          <table:table-cell office:value-type="float" office:value="43069" calcext:value-type="float">
            <text:p>43,069</text:p>
          </table:table-cell>
          <table:table-cell office:value-type="float" office:value="0" calcext:value-type="float">
            <text:p>0</text:p>
          </table:table-cell>
          <table:table-cell office:value-type="float" office:value="1947230" calcext:value-type="float">
            <text:p>1,947,230</text:p>
          </table:table-cell>
          <table:table-cell office:value-type="float" office:value="79231" calcext:value-type="float">
            <text:p>79,231</text:p>
          </table:table-cell>
          <table:table-cell office:value-type="float" office:value="2783599" calcext:value-type="float">
            <text:p>2,783,599</text:p>
          </table:table-cell>
          <table:table-cell office:value-type="float" office:value="153834" calcext:value-type="float">
            <text:p>153,834</text:p>
          </table:table-cell>
          <table:table-cell office:value-type="float" office:value="52227" calcext:value-type="float">
            <text:p>52,227</text:p>
          </table:table-cell>
          <table:table-cell office:value-type="float" office:value="0" calcext:value-type="float">
            <text:p>0</text:p>
          </table:table-cell>
          <table:table-cell office:value-type="float" office:value="199731" calcext:value-type="float">
            <text:p>199,731</text:p>
          </table:table-cell>
          <table:table-cell office:value-type="float" office:value="0" calcext:value-type="float">
            <text:p>0</text:p>
          </table:table-cell>
          <table:table-cell office:value-type="float" office:value="3189391" calcext:value-type="float">
            <text:p>3,189,391</text:p>
          </table:table-cell>
          <table:table-cell office:value-type="float" office:value="747477" calcext:value-type="float">
            <text:p>747,477</text:p>
          </table:table-cell>
          <table:table-cell office:value-type="float" office:value="0" calcext:value-type="float">
            <text:p>0</text:p>
          </table:table-cell>
          <table:table-cell office:value-type="float" office:value="166015" calcext:value-type="float">
            <text:p>166,015</text:p>
          </table:table-cell>
          <table:table-cell office:value-type="float" office:value="2054617" calcext:value-type="float">
            <text:p>2,054,617</text:p>
          </table:table-cell>
          <table:table-cell office:value-type="float" office:value="0" calcext:value-type="float">
            <text:p>0</text:p>
          </table:table-cell>
          <table:table-cell office:value-type="float" office:value="221282" calcext:value-type="float">
            <text:p>221,282</text:p>
          </table:table-cell>
          <table:table-cell/>
          <table:table-cell table:formula="of:=CONCATENATE([.$AB$5];[.$AA$5];[.C126];&quot;,&quot;;[.D126];&quot;,&quot;;[.E126];&quot;,&quot;;[.F126];&quot;,&quot;;[.H126];&quot;,&quot;;[.I126];&quot;,&quot;;[.J126];&quot;,&quot;;[.K126];&quot;,&quot;;[.M126];&quot;,&quot;;[.O126];&quot;,&quot;;[.P126];&quot;,&quot;;[.Q126];&quot;,&quot;;[.R126];&quot;,&quot;;[.S126];&quot;,&quot;;[.U126];&quot;,&quot;;[.V126];&quot;,&quot;;[.W126];&quot;,&quot;;[.X126];&quot;,&quot;;[.Y126];&quot;,&quot;;[.Z12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3,622094,0,135044,1719385,184775,43069,0,79231,153834,52227,0,199731,0,747477,0,166015,2054617,0,22128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3,622094,0,135044,1719385,184775,43069,0,79231,153834,52227,0,199731,0,747477,0,166015,2054617,0,22128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VANHOE PUBLIC SCHOOL DISTRICT</text:p>
          </table:table-cell>
          <table:table-cell office:value-type="float" office:value="403" calcext:value-type="float">
            <text:p>403</text:p>
          </table:table-cell>
          <table:table-cell table:formula="of:=VLOOKUP([.B127];[$Sheet2.A120:.C676];2)" office:value-type="float" office:value="124" calcext:value-type="float">
            <text:p>124</text:p>
          </table:table-cell>
          <table:table-cell office:value-type="float" office:value="280336" calcext:value-type="float">
            <text:p>280,336</text:p>
          </table:table-cell>
          <table:table-cell office:value-type="float" office:value="0" calcext:value-type="float">
            <text:p>0</text:p>
          </table:table-cell>
          <table:table-cell office:value-type="float" office:value="67748" calcext:value-type="float">
            <text:p>67,748</text:p>
          </table:table-cell>
          <table:table-cell office:value-type="float" office:value="348084" calcext:value-type="float">
            <text:p>348,084</text:p>
          </table:table-cell>
          <table:table-cell office:value-type="float" office:value="1132210" calcext:value-type="float">
            <text:p>1,132,210</text:p>
          </table:table-cell>
          <table:table-cell office:value-type="float" office:value="61467" calcext:value-type="float">
            <text:p>61,467</text:p>
          </table:table-cell>
          <table:table-cell office:value-type="float" office:value="35379" calcext:value-type="float">
            <text:p>35,379</text:p>
          </table:table-cell>
          <table:table-cell office:value-type="float" office:value="0" calcext:value-type="float">
            <text:p>0</text:p>
          </table:table-cell>
          <table:table-cell office:value-type="float" office:value="1229056" calcext:value-type="float">
            <text:p>1,229,056</text:p>
          </table:table-cell>
          <table:table-cell office:value-type="float" office:value="96534" calcext:value-type="float">
            <text:p>96,534</text:p>
          </table:table-cell>
          <table:table-cell office:value-type="float" office:value="1673674" calcext:value-type="float">
            <text:p>1,673,674</text:p>
          </table:table-cell>
          <table:table-cell office:value-type="float" office:value="88839" calcext:value-type="float">
            <text:p>88,839</text:p>
          </table:table-cell>
          <table:table-cell office:value-type="float" office:value="98010" calcext:value-type="float">
            <text:p>98,010</text:p>
          </table:table-cell>
          <table:table-cell office:value-type="float" office:value="0" calcext:value-type="float">
            <text:p>0</text:p>
          </table:table-cell>
          <table:table-cell office:value-type="float" office:value="743912" calcext:value-type="float">
            <text:p>743,912</text:p>
          </table:table-cell>
          <table:table-cell office:value-type="float" office:value="0" calcext:value-type="float">
            <text:p>0</text:p>
          </table:table-cell>
          <table:table-cell office:value-type="float" office:value="2604435" calcext:value-type="float">
            <text:p>2,604,435</text:p>
          </table:table-cell>
          <table:table-cell office:value-type="float" office:value="704199" calcext:value-type="float">
            <text:p>704,199</text:p>
          </table:table-cell>
          <table:table-cell office:value-type="float" office:value="0" calcext:value-type="float">
            <text:p>0</text:p>
          </table:table-cell>
          <table:table-cell office:value-type="float" office:value="172076" calcext:value-type="float">
            <text:p>172,076</text:p>
          </table:table-cell>
          <table:table-cell office:value-type="float" office:value="1548668" calcext:value-type="float">
            <text:p>1,548,668</text:p>
          </table:table-cell>
          <table:table-cell office:value-type="float" office:value="0" calcext:value-type="float">
            <text:p>0</text:p>
          </table:table-cell>
          <table:table-cell office:value-type="float" office:value="179492" calcext:value-type="float">
            <text:p>179,492</text:p>
          </table:table-cell>
          <table:table-cell/>
          <table:table-cell table:formula="of:=CONCATENATE([.$AB$5];[.$AA$5];[.C127];&quot;,&quot;;[.D127];&quot;,&quot;;[.E127];&quot;,&quot;;[.F127];&quot;,&quot;;[.H127];&quot;,&quot;;[.I127];&quot;,&quot;;[.J127];&quot;,&quot;;[.K127];&quot;,&quot;;[.M127];&quot;,&quot;;[.O127];&quot;,&quot;;[.P127];&quot;,&quot;;[.Q127];&quot;,&quot;;[.R127];&quot;,&quot;;[.S127];&quot;,&quot;;[.U127];&quot;,&quot;;[.V127];&quot;,&quot;;[.W127];&quot;,&quot;;[.X127];&quot;,&quot;;[.Y127];&quot;,&quot;;[.Z12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4,280336,0,67748,1132210,61467,35379,0,96534,88839,98010,0,743912,0,704199,0,172076,1548668,0,17949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4,280336,0,67748,1132210,61467,35379,0,96534,88839,98010,0,743912,0,704199,0,172076,1548668,0,17949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 BENTON PUBLIC SCHOOL DISTRICT</text:p>
          </table:table-cell>
          <table:table-cell office:value-type="float" office:value="404" calcext:value-type="float">
            <text:p>404</text:p>
          </table:table-cell>
          <table:table-cell table:formula="of:=VLOOKUP([.B128];[$Sheet2.A121:.C677];2)" office:value-type="float" office:value="125" calcext:value-type="float">
            <text:p>125</text:p>
          </table:table-cell>
          <table:table-cell office:value-type="float" office:value="572902" calcext:value-type="float">
            <text:p>572,902</text:p>
          </table:table-cell>
          <table:table-cell office:value-type="float" office:value="0" calcext:value-type="float">
            <text:p>0</text:p>
          </table:table-cell>
          <table:table-cell office:value-type="float" office:value="115592" calcext:value-type="float">
            <text:p>115,592</text:p>
          </table:table-cell>
          <table:table-cell office:value-type="float" office:value="688494" calcext:value-type="float">
            <text:p>688,494</text:p>
          </table:table-cell>
          <table:table-cell office:value-type="float" office:value="1683315" calcext:value-type="float">
            <text:p>1,683,315</text:p>
          </table:table-cell>
          <table:table-cell office:value-type="float" office:value="228428" calcext:value-type="float">
            <text:p>228,428</text:p>
          </table:table-cell>
          <table:table-cell office:value-type="float" office:value="22178" calcext:value-type="float">
            <text:p>22,178</text:p>
          </table:table-cell>
          <table:table-cell office:value-type="float" office:value="0" calcext:value-type="float">
            <text:p>0</text:p>
          </table:table-cell>
          <table:table-cell office:value-type="float" office:value="1933921" calcext:value-type="float">
            <text:p>1,933,921</text:p>
          </table:table-cell>
          <table:table-cell office:value-type="float" office:value="367804" calcext:value-type="float">
            <text:p>367,804</text:p>
          </table:table-cell>
          <table:table-cell office:value-type="float" office:value="2990219" calcext:value-type="float">
            <text:p>2,990,219</text:p>
          </table:table-cell>
          <table:table-cell office:value-type="float" office:value="130056" calcext:value-type="float">
            <text:p>130,056</text:p>
          </table:table-cell>
          <table:table-cell office:value-type="float" office:value="82047" calcext:value-type="float">
            <text:p>82,047</text:p>
          </table:table-cell>
          <table:table-cell office:value-type="float" office:value="0" calcext:value-type="float">
            <text:p>0</text:p>
          </table:table-cell>
          <table:table-cell office:value-type="float" office:value="239879" calcext:value-type="float">
            <text:p>239,879</text:p>
          </table:table-cell>
          <table:table-cell office:value-type="float" office:value="0" calcext:value-type="float">
            <text:p>0</text:p>
          </table:table-cell>
          <table:table-cell office:value-type="float" office:value="3442200" calcext:value-type="float">
            <text:p>3,442,200</text:p>
          </table:table-cell>
          <table:table-cell office:value-type="float" office:value="732280" calcext:value-type="float">
            <text:p>732,280</text:p>
          </table:table-cell>
          <table:table-cell office:value-type="float" office:value="0" calcext:value-type="float">
            <text:p>0</text:p>
          </table:table-cell>
          <table:table-cell office:value-type="float" office:value="173527" calcext:value-type="float">
            <text:p>173,527</text:p>
          </table:table-cell>
          <table:table-cell office:value-type="float" office:value="2076950" calcext:value-type="float">
            <text:p>2,076,950</text:p>
          </table:table-cell>
          <table:table-cell office:value-type="float" office:value="0" calcext:value-type="float">
            <text:p>0</text:p>
          </table:table-cell>
          <table:table-cell office:value-type="float" office:value="459444" calcext:value-type="float">
            <text:p>459,444</text:p>
          </table:table-cell>
          <table:table-cell/>
          <table:table-cell table:formula="of:=CONCATENATE([.$AB$5];[.$AA$5];[.C128];&quot;,&quot;;[.D128];&quot;,&quot;;[.E128];&quot;,&quot;;[.F128];&quot;,&quot;;[.H128];&quot;,&quot;;[.I128];&quot;,&quot;;[.J128];&quot;,&quot;;[.K128];&quot;,&quot;;[.M128];&quot;,&quot;;[.O128];&quot;,&quot;;[.P128];&quot;,&quot;;[.Q128];&quot;,&quot;;[.R128];&quot;,&quot;;[.S128];&quot;,&quot;;[.U128];&quot;,&quot;;[.V128];&quot;,&quot;;[.W128];&quot;,&quot;;[.X128];&quot;,&quot;;[.Y128];&quot;,&quot;;[.Z12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5,572902,0,115592,1683315,228428,22178,0,367804,130056,82047,0,239879,0,732280,0,173527,2076950,0,45944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5,572902,0,115592,1683315,228428,22178,0,367804,130056,82047,0,239879,0,732280,0,173527,2076950,0,45944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RSHALL PUBLIC SCHOOL DISTRICT</text:p>
          </table:table-cell>
          <table:table-cell office:value-type="float" office:value="413" calcext:value-type="float">
            <text:p>413</text:p>
          </table:table-cell>
          <table:table-cell table:formula="of:=VLOOKUP([.B129];[$Sheet2.A122:.C678];2)" office:value-type="float" office:value="126" calcext:value-type="float">
            <text:p>126</text:p>
          </table:table-cell>
          <table:table-cell office:value-type="float" office:value="3452647" calcext:value-type="float">
            <text:p>3,452,647</text:p>
          </table:table-cell>
          <table:table-cell office:value-type="float" office:value="0" calcext:value-type="float">
            <text:p>0</text:p>
          </table:table-cell>
          <table:table-cell office:value-type="float" office:value="1554652" calcext:value-type="float">
            <text:p>1,554,652</text:p>
          </table:table-cell>
          <table:table-cell office:value-type="float" office:value="5007298" calcext:value-type="float">
            <text:p>5,007,298</text:p>
          </table:table-cell>
          <table:table-cell office:value-type="float" office:value="22577447" calcext:value-type="float">
            <text:p>22,577,447</text:p>
          </table:table-cell>
          <table:table-cell office:value-type="float" office:value="4214315" calcext:value-type="float">
            <text:p>4,214,315</text:p>
          </table:table-cell>
          <table:table-cell office:value-type="float" office:value="1220791" calcext:value-type="float">
            <text:p>1,220,791</text:p>
          </table:table-cell>
          <table:table-cell office:value-type="float" office:value="0" calcext:value-type="float">
            <text:p>0</text:p>
          </table:table-cell>
          <table:table-cell office:value-type="float" office:value="28012553" calcext:value-type="float">
            <text:p>28,012,553</text:p>
          </table:table-cell>
          <table:table-cell office:value-type="float" office:value="3129149" calcext:value-type="float">
            <text:p>3,129,149</text:p>
          </table:table-cell>
          <table:table-cell office:value-type="float" office:value="36149001" calcext:value-type="float">
            <text:p>36,149,001</text:p>
          </table:table-cell>
          <table:table-cell office:value-type="float" office:value="2381175" calcext:value-type="float">
            <text:p>2,381,175</text:p>
          </table:table-cell>
          <table:table-cell office:value-type="float" office:value="2723060" calcext:value-type="float">
            <text:p>2,723,060</text:p>
          </table:table-cell>
          <table:table-cell office:value-type="float" office:value="11119" calcext:value-type="float">
            <text:p>11,119</text:p>
          </table:table-cell>
          <table:table-cell office:value-type="float" office:value="4537594" calcext:value-type="float">
            <text:p>4,537,594</text:p>
          </table:table-cell>
          <table:table-cell office:value-type="float" office:value="0" calcext:value-type="float">
            <text:p>0</text:p>
          </table:table-cell>
          <table:table-cell office:value-type="float" office:value="45801949" calcext:value-type="float">
            <text:p>45,801,949</text:p>
          </table:table-cell>
          <table:table-cell office:value-type="float" office:value="7260663" calcext:value-type="float">
            <text:p>7,260,663</text:p>
          </table:table-cell>
          <table:table-cell office:value-type="float" office:value="0" calcext:value-type="float">
            <text:p>0</text:p>
          </table:table-cell>
          <table:table-cell office:value-type="float" office:value="1968250" calcext:value-type="float">
            <text:p>1,968,250</text:p>
          </table:table-cell>
          <table:table-cell office:value-type="float" office:value="30886859" calcext:value-type="float">
            <text:p>30,886,859</text:p>
          </table:table-cell>
          <table:table-cell office:value-type="float" office:value="0" calcext:value-type="float">
            <text:p>0</text:p>
          </table:table-cell>
          <table:table-cell office:value-type="float" office:value="5686177" calcext:value-type="float">
            <text:p>5,686,177</text:p>
          </table:table-cell>
          <table:table-cell/>
          <table:table-cell table:formula="of:=CONCATENATE([.$AB$5];[.$AA$5];[.C129];&quot;,&quot;;[.D129];&quot;,&quot;;[.E129];&quot;,&quot;;[.F129];&quot;,&quot;;[.H129];&quot;,&quot;;[.I129];&quot;,&quot;;[.J129];&quot;,&quot;;[.K129];&quot;,&quot;;[.M129];&quot;,&quot;;[.O129];&quot;,&quot;;[.P129];&quot;,&quot;;[.Q129];&quot;,&quot;;[.R129];&quot;,&quot;;[.S129];&quot;,&quot;;[.U129];&quot;,&quot;;[.V129];&quot;,&quot;;[.W129];&quot;,&quot;;[.X129];&quot;,&quot;;[.Y129];&quot;,&quot;;[.Z12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6,3452647,0,1554652,22577447,4214315,1220791,0,3129149,2381175,2723060,11119,4537594,0,7260663,0,1968250,30886859,0,568617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6,3452647,0,1554652,22577447,4214315,1220791,0,3129149,2381175,2723060,11119,4537594,0,7260663,0,1968250,30886859,0,568617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OTA PUBLIC SCHOOL DISTRICT</text:p>
          </table:table-cell>
          <table:table-cell office:value-type="float" office:value="414" calcext:value-type="float">
            <text:p>414</text:p>
          </table:table-cell>
          <table:table-cell table:formula="of:=VLOOKUP([.B130];[$Sheet2.A123:.C679];2)" office:value-type="float" office:value="127" calcext:value-type="float">
            <text:p>127</text:p>
          </table:table-cell>
          <table:table-cell office:value-type="float" office:value="531708" calcext:value-type="float">
            <text:p>531,708</text:p>
          </table:table-cell>
          <table:table-cell office:value-type="float" office:value="0" calcext:value-type="float">
            <text:p>0</text:p>
          </table:table-cell>
          <table:table-cell office:value-type="float" office:value="610602" calcext:value-type="float">
            <text:p>610,602</text:p>
          </table:table-cell>
          <table:table-cell office:value-type="float" office:value="1142310" calcext:value-type="float">
            <text:p>1,142,310</text:p>
          </table:table-cell>
          <table:table-cell office:value-type="float" office:value="4299832" calcext:value-type="float">
            <text:p>4,299,832</text:p>
          </table:table-cell>
          <table:table-cell office:value-type="float" office:value="566549" calcext:value-type="float">
            <text:p>566,549</text:p>
          </table:table-cell>
          <table:table-cell office:value-type="float" office:value="155133" calcext:value-type="float">
            <text:p>155,133</text:p>
          </table:table-cell>
          <table:table-cell office:value-type="float" office:value="0" calcext:value-type="float">
            <text:p>0</text:p>
          </table:table-cell>
          <table:table-cell office:value-type="float" office:value="5021514" calcext:value-type="float">
            <text:p>5,021,514</text:p>
          </table:table-cell>
          <table:table-cell office:value-type="float" office:value="657834" calcext:value-type="float">
            <text:p>657,834</text:p>
          </table:table-cell>
          <table:table-cell office:value-type="float" office:value="6821658" calcext:value-type="float">
            <text:p>6,821,658</text:p>
          </table:table-cell>
          <table:table-cell office:value-type="float" office:value="460881" calcext:value-type="float">
            <text:p>460,881</text:p>
          </table:table-cell>
          <table:table-cell office:value-type="float" office:value="144227" calcext:value-type="float">
            <text:p>144,227</text:p>
          </table:table-cell>
          <table:table-cell office:value-type="float" office:value="0" calcext:value-type="float">
            <text:p>0</text:p>
          </table:table-cell>
          <table:table-cell office:value-type="float" office:value="1172230" calcext:value-type="float">
            <text:p>1,172,230</text:p>
          </table:table-cell>
          <table:table-cell office:value-type="float" office:value="0" calcext:value-type="float">
            <text:p>0</text:p>
          </table:table-cell>
          <table:table-cell office:value-type="float" office:value="8598996" calcext:value-type="float">
            <text:p>8,598,996</text:p>
          </table:table-cell>
          <table:table-cell office:value-type="float" office:value="1207068" calcext:value-type="float">
            <text:p>1,207,068</text:p>
          </table:table-cell>
          <table:table-cell office:value-type="float" office:value="0" calcext:value-type="float">
            <text:p>0</text:p>
          </table:table-cell>
          <table:table-cell office:value-type="float" office:value="703294" calcext:value-type="float">
            <text:p>703,294</text:p>
          </table:table-cell>
          <table:table-cell office:value-type="float" office:value="5596211" calcext:value-type="float">
            <text:p>5,596,211</text:p>
          </table:table-cell>
          <table:table-cell office:value-type="float" office:value="0" calcext:value-type="float">
            <text:p>0</text:p>
          </table:table-cell>
          <table:table-cell office:value-type="float" office:value="1092423" calcext:value-type="float">
            <text:p>1,092,423</text:p>
          </table:table-cell>
          <table:table-cell/>
          <table:table-cell table:formula="of:=CONCATENATE([.$AB$5];[.$AA$5];[.C130];&quot;,&quot;;[.D130];&quot;,&quot;;[.E130];&quot;,&quot;;[.F130];&quot;,&quot;;[.H130];&quot;,&quot;;[.I130];&quot;,&quot;;[.J130];&quot;,&quot;;[.K130];&quot;,&quot;;[.M130];&quot;,&quot;;[.O130];&quot;,&quot;;[.P130];&quot;,&quot;;[.Q130];&quot;,&quot;;[.R130];&quot;,&quot;;[.S130];&quot;,&quot;;[.U130];&quot;,&quot;;[.V130];&quot;,&quot;;[.W130];&quot;,&quot;;[.X130];&quot;,&quot;;[.Y130];&quot;,&quot;;[.Z13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7,531708,0,610602,4299832,566549,155133,0,657834,460881,144227,0,1172230,0,1207068,0,703294,5596211,0,109242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7,531708,0,610602,4299832,566549,155133,0,657834,460881,144227,0,1172230,0,1207068,0,703294,5596211,0,109242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YND PUBLIC SCHOOL DISTRICT</text:p>
          </table:table-cell>
          <table:table-cell office:value-type="float" office:value="415" calcext:value-type="float">
            <text:p>415</text:p>
          </table:table-cell>
          <table:table-cell table:formula="of:=VLOOKUP([.B131];[$Sheet2.A124:.C680];2)" office:value-type="float" office:value="128" calcext:value-type="float">
            <text:p>128</text:p>
          </table:table-cell>
          <table:table-cell office:value-type="float" office:value="401397" calcext:value-type="float">
            <text:p>401,397</text:p>
          </table:table-cell>
          <table:table-cell office:value-type="float" office:value="0" calcext:value-type="float">
            <text:p>0</text:p>
          </table:table-cell>
          <table:table-cell office:value-type="float" office:value="25732" calcext:value-type="float">
            <text:p>25,732</text:p>
          </table:table-cell>
          <table:table-cell office:value-type="float" office:value="427128" calcext:value-type="float">
            <text:p>427,128</text:p>
          </table:table-cell>
          <table:table-cell office:value-type="float" office:value="1950626" calcext:value-type="float">
            <text:p>1,950,626</text:p>
          </table:table-cell>
          <table:table-cell office:value-type="float" office:value="92489" calcext:value-type="float">
            <text:p>92,489</text:p>
          </table:table-cell>
          <table:table-cell office:value-type="float" office:value="95272" calcext:value-type="float">
            <text:p>95,272</text:p>
          </table:table-cell>
          <table:table-cell office:value-type="float" office:value="0" calcext:value-type="float">
            <text:p>0</text:p>
          </table:table-cell>
          <table:table-cell office:value-type="float" office:value="2138388" calcext:value-type="float">
            <text:p>2,138,388</text:p>
          </table:table-cell>
          <table:table-cell office:value-type="float" office:value="125788" calcext:value-type="float">
            <text:p>125,788</text:p>
          </table:table-cell>
          <table:table-cell office:value-type="float" office:value="2691304" calcext:value-type="float">
            <text:p>2,691,304</text:p>
          </table:table-cell>
          <table:table-cell office:value-type="float" office:value="205033" calcext:value-type="float">
            <text:p>205,033</text:p>
          </table:table-cell>
          <table:table-cell office:value-type="float" office:value="105680" calcext:value-type="float">
            <text:p>105,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2017" calcext:value-type="float">
            <text:p>3,002,017</text:p>
          </table:table-cell>
          <table:table-cell office:value-type="float" office:value="427084" calcext:value-type="float">
            <text:p>427,084</text:p>
          </table:table-cell>
          <table:table-cell office:value-type="float" office:value="0" calcext:value-type="float">
            <text:p>0</text:p>
          </table:table-cell>
          <table:table-cell office:value-type="float" office:value="49242" calcext:value-type="float">
            <text:p>49,242</text:p>
          </table:table-cell>
          <table:table-cell office:value-type="float" office:value="2264797" calcext:value-type="float">
            <text:p>2,264,797</text:p>
          </table:table-cell>
          <table:table-cell office:value-type="float" office:value="0" calcext:value-type="float">
            <text:p>0</text:p>
          </table:table-cell>
          <table:table-cell office:value-type="float" office:value="260894" calcext:value-type="float">
            <text:p>260,894</text:p>
          </table:table-cell>
          <table:table-cell/>
          <table:table-cell table:formula="of:=CONCATENATE([.$AB$5];[.$AA$5];[.C131];&quot;,&quot;;[.D131];&quot;,&quot;;[.E131];&quot;,&quot;;[.F131];&quot;,&quot;;[.H131];&quot;,&quot;;[.I131];&quot;,&quot;;[.J131];&quot;,&quot;;[.K131];&quot;,&quot;;[.M131];&quot;,&quot;;[.O131];&quot;,&quot;;[.P131];&quot;,&quot;;[.Q131];&quot;,&quot;;[.R131];&quot;,&quot;;[.S131];&quot;,&quot;;[.U131];&quot;,&quot;;[.V131];&quot;,&quot;;[.W131];&quot;,&quot;;[.X131];&quot;,&quot;;[.Y131];&quot;,&quot;;[.Z13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8,401397,0,25732,1950626,92489,95272,0,125788,205033,105680,0,0,0,427084,0,49242,2264797,0,26089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8,401397,0,25732,1950626,92489,95272,0,125788,205033,105680,0,0,0,427084,0,49242,2264797,0,26089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TCHINSON PUBLIC SCHOOL DISTRICT</text:p>
          </table:table-cell>
          <table:table-cell office:value-type="float" office:value="423" calcext:value-type="float">
            <text:p>423</text:p>
          </table:table-cell>
          <table:table-cell table:formula="of:=VLOOKUP([.B132];[$Sheet2.A125:.C681];2)" office:value-type="float" office:value="129" calcext:value-type="float">
            <text:p>129</text:p>
          </table:table-cell>
          <table:table-cell office:value-type="float" office:value="4574666" calcext:value-type="float">
            <text:p>4,574,666</text:p>
          </table:table-cell>
          <table:table-cell office:value-type="float" office:value="0" calcext:value-type="float">
            <text:p>0</text:p>
          </table:table-cell>
          <table:table-cell office:value-type="float" office:value="858065" calcext:value-type="float">
            <text:p>858,065</text:p>
          </table:table-cell>
          <table:table-cell office:value-type="float" office:value="5432731" calcext:value-type="float">
            <text:p>5,432,731</text:p>
          </table:table-cell>
          <table:table-cell office:value-type="float" office:value="21882038" calcext:value-type="float">
            <text:p>21,882,038</text:p>
          </table:table-cell>
          <table:table-cell office:value-type="float" office:value="4499768" calcext:value-type="float">
            <text:p>4,499,768</text:p>
          </table:table-cell>
          <table:table-cell office:value-type="float" office:value="910728" calcext:value-type="float">
            <text:p>910,728</text:p>
          </table:table-cell>
          <table:table-cell office:value-type="float" office:value="0" calcext:value-type="float">
            <text:p>0</text:p>
          </table:table-cell>
          <table:table-cell office:value-type="float" office:value="27292534" calcext:value-type="float">
            <text:p>27,292,534</text:p>
          </table:table-cell>
          <table:table-cell office:value-type="float" office:value="3171668" calcext:value-type="float">
            <text:p>3,171,668</text:p>
          </table:table-cell>
          <table:table-cell office:value-type="float" office:value="35896934" calcext:value-type="float">
            <text:p>35,896,934</text:p>
          </table:table-cell>
          <table:table-cell office:value-type="float" office:value="2514119" calcext:value-type="float">
            <text:p>2,514,119</text:p>
          </table:table-cell>
          <table:table-cell office:value-type="float" office:value="1030261" calcext:value-type="float">
            <text:p>1,030,261</text:p>
          </table:table-cell>
          <table:table-cell office:value-type="float" office:value="308576" calcext:value-type="float">
            <text:p>308,576</text:p>
          </table:table-cell>
          <table:table-cell office:value-type="float" office:value="4837656" calcext:value-type="float">
            <text:p>4,837,656</text:p>
          </table:table-cell>
          <table:table-cell office:value-type="float" office:value="0" calcext:value-type="float">
            <text:p>0</text:p>
          </table:table-cell>
          <table:table-cell office:value-type="float" office:value="44587545" calcext:value-type="float">
            <text:p>44,587,545</text:p>
          </table:table-cell>
          <table:table-cell office:value-type="float" office:value="8855278" calcext:value-type="float">
            <text:p>8,855,278</text:p>
          </table:table-cell>
          <table:table-cell office:value-type="float" office:value="0" calcext:value-type="float">
            <text:p>0</text:p>
          </table:table-cell>
          <table:table-cell office:value-type="float" office:value="1983600" calcext:value-type="float">
            <text:p>1,983,600</text:p>
          </table:table-cell>
          <table:table-cell office:value-type="float" office:value="28375439" calcext:value-type="float">
            <text:p>28,375,439</text:p>
          </table:table-cell>
          <table:table-cell office:value-type="float" office:value="0" calcext:value-type="float">
            <text:p>0</text:p>
          </table:table-cell>
          <table:table-cell office:value-type="float" office:value="5373228" calcext:value-type="float">
            <text:p>5,373,228</text:p>
          </table:table-cell>
          <table:table-cell/>
          <table:table-cell table:formula="of:=CONCATENATE([.$AB$5];[.$AA$5];[.C132];&quot;,&quot;;[.D132];&quot;,&quot;;[.E132];&quot;,&quot;;[.F132];&quot;,&quot;;[.H132];&quot;,&quot;;[.I132];&quot;,&quot;;[.J132];&quot;,&quot;;[.K132];&quot;,&quot;;[.M132];&quot;,&quot;;[.O132];&quot;,&quot;;[.P132];&quot;,&quot;;[.Q132];&quot;,&quot;;[.R132];&quot;,&quot;;[.S132];&quot;,&quot;;[.U132];&quot;,&quot;;[.V132];&quot;,&quot;;[.W132];&quot;,&quot;;[.X132];&quot;,&quot;;[.Y132];&quot;,&quot;;[.Z13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9,4574666,0,858065,21882038,4499768,910728,0,3171668,2514119,1030261,308576,4837656,0,8855278,0,1983600,28375439,0,537322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29,4574666,0,858065,21882038,4499768,910728,0,3171668,2514119,1030261,308576,4837656,0,8855278,0,1983600,28375439,0,537322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STER PRAIRIE PUBLIC SCHOOL DIST.</text:p>
          </table:table-cell>
          <table:table-cell office:value-type="float" office:value="424" calcext:value-type="float">
            <text:p>424</text:p>
          </table:table-cell>
          <table:table-cell table:formula="of:=VLOOKUP([.B133];[$Sheet2.A126:.C682];2)" office:value-type="float" office:value="130" calcext:value-type="float">
            <text:p>130</text:p>
          </table:table-cell>
          <table:table-cell office:value-type="float" office:value="784381" calcext:value-type="float">
            <text:p>784,381</text:p>
          </table:table-cell>
          <table:table-cell office:value-type="float" office:value="0" calcext:value-type="float">
            <text:p>0</text:p>
          </table:table-cell>
          <table:table-cell office:value-type="float" office:value="422411" calcext:value-type="float">
            <text:p>422,411</text:p>
          </table:table-cell>
          <table:table-cell office:value-type="float" office:value="1206792" calcext:value-type="float">
            <text:p>1,206,792</text:p>
          </table:table-cell>
          <table:table-cell office:value-type="float" office:value="4204322" calcext:value-type="float">
            <text:p>4,204,322</text:p>
          </table:table-cell>
          <table:table-cell office:value-type="float" office:value="274794" calcext:value-type="float">
            <text:p>274,794</text:p>
          </table:table-cell>
          <table:table-cell office:value-type="float" office:value="60426" calcext:value-type="float">
            <text:p>60,426</text:p>
          </table:table-cell>
          <table:table-cell office:value-type="float" office:value="0" calcext:value-type="float">
            <text:p>0</text:p>
          </table:table-cell>
          <table:table-cell office:value-type="float" office:value="4539541" calcext:value-type="float">
            <text:p>4,539,541</text:p>
          </table:table-cell>
          <table:table-cell office:value-type="float" office:value="468808" calcext:value-type="float">
            <text:p>468,808</text:p>
          </table:table-cell>
          <table:table-cell office:value-type="float" office:value="6215141" calcext:value-type="float">
            <text:p>6,215,141</text:p>
          </table:table-cell>
          <table:table-cell office:value-type="float" office:value="393812" calcext:value-type="float">
            <text:p>393,812</text:p>
          </table:table-cell>
          <table:table-cell office:value-type="float" office:value="258960" calcext:value-type="float">
            <text:p>258,960</text:p>
          </table:table-cell>
          <table:table-cell office:value-type="float" office:value="22148" calcext:value-type="float">
            <text:p>22,148</text:p>
          </table:table-cell>
          <table:table-cell office:value-type="float" office:value="1221186" calcext:value-type="float">
            <text:p>1,221,186</text:p>
          </table:table-cell>
          <table:table-cell office:value-type="float" office:value="0" calcext:value-type="float">
            <text:p>0</text:p>
          </table:table-cell>
          <table:table-cell office:value-type="float" office:value="8111247" calcext:value-type="float">
            <text:p>8,111,247</text:p>
          </table:table-cell>
          <table:table-cell office:value-type="float" office:value="1787718" calcext:value-type="float">
            <text:p>1,787,718</text:p>
          </table:table-cell>
          <table:table-cell office:value-type="float" office:value="0" calcext:value-type="float">
            <text:p>0</text:p>
          </table:table-cell>
          <table:table-cell office:value-type="float" office:value="649229" calcext:value-type="float">
            <text:p>649,229</text:p>
          </table:table-cell>
          <table:table-cell office:value-type="float" office:value="4836710" calcext:value-type="float">
            <text:p>4,836,710</text:p>
          </table:table-cell>
          <table:table-cell office:value-type="float" office:value="0" calcext:value-type="float">
            <text:p>0</text:p>
          </table:table-cell>
          <table:table-cell office:value-type="float" office:value="837589" calcext:value-type="float">
            <text:p>837,589</text:p>
          </table:table-cell>
          <table:table-cell/>
          <table:table-cell table:formula="of:=CONCATENATE([.$AB$5];[.$AA$5];[.C133];&quot;,&quot;;[.D133];&quot;,&quot;;[.E133];&quot;,&quot;;[.F133];&quot;,&quot;;[.H133];&quot;,&quot;;[.I133];&quot;,&quot;;[.J133];&quot;,&quot;;[.K133];&quot;,&quot;;[.M133];&quot;,&quot;;[.O133];&quot;,&quot;;[.P133];&quot;,&quot;;[.Q133];&quot;,&quot;;[.R133];&quot;,&quot;;[.S133];&quot;,&quot;;[.U133];&quot;,&quot;;[.V133];&quot;,&quot;;[.W133];&quot;,&quot;;[.X133];&quot;,&quot;;[.Y133];&quot;,&quot;;[.Z13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0,784381,0,422411,4204322,274794,60426,0,468808,393812,258960,22148,1221186,0,1787718,0,649229,4836710,0,83758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0,784381,0,422411,4204322,274794,60426,0,468808,393812,258960,22148,1221186,0,1787718,0,649229,4836710,0,83758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HNOMEN PUBLIC SCHOOL DISTRICT</text:p>
          </table:table-cell>
          <table:table-cell office:value-type="float" office:value="432" calcext:value-type="float">
            <text:p>432</text:p>
          </table:table-cell>
          <table:table-cell table:formula="of:=VLOOKUP([.B134];[$Sheet2.A127:.C683];2)" office:value-type="float" office:value="131" calcext:value-type="float">
            <text:p>131</text:p>
          </table:table-cell>
          <table:table-cell office:value-type="float" office:value="264401" calcext:value-type="float">
            <text:p>264,401</text:p>
          </table:table-cell>
          <table:table-cell office:value-type="float" office:value="0" calcext:value-type="float">
            <text:p>0</text:p>
          </table:table-cell>
          <table:table-cell office:value-type="float" office:value="289474" calcext:value-type="float">
            <text:p>289,474</text:p>
          </table:table-cell>
          <table:table-cell office:value-type="float" office:value="553875" calcext:value-type="float">
            <text:p>553,875</text:p>
          </table:table-cell>
          <table:table-cell office:value-type="float" office:value="7756622" calcext:value-type="float">
            <text:p>7,756,622</text:p>
          </table:table-cell>
          <table:table-cell office:value-type="float" office:value="514150" calcext:value-type="float">
            <text:p>514,150</text:p>
          </table:table-cell>
          <table:table-cell office:value-type="float" office:value="352907" calcext:value-type="float">
            <text:p>352,907</text:p>
          </table:table-cell>
          <table:table-cell office:value-type="float" office:value="0" calcext:value-type="float">
            <text:p>0</text:p>
          </table:table-cell>
          <table:table-cell office:value-type="float" office:value="8623679" calcext:value-type="float">
            <text:p>8,623,679</text:p>
          </table:table-cell>
          <table:table-cell office:value-type="float" office:value="4753681" calcext:value-type="float">
            <text:p>4,753,681</text:p>
          </table:table-cell>
          <table:table-cell office:value-type="float" office:value="13931236" calcext:value-type="float">
            <text:p>13,931,236</text:p>
          </table:table-cell>
          <table:table-cell office:value-type="float" office:value="510949" calcext:value-type="float">
            <text:p>510,949</text:p>
          </table:table-cell>
          <table:table-cell office:value-type="float" office:value="147796" calcext:value-type="float">
            <text:p>147,796</text:p>
          </table:table-cell>
          <table:table-cell office:value-type="float" office:value="0" calcext:value-type="float">
            <text:p>0</text:p>
          </table:table-cell>
          <table:table-cell office:value-type="float" office:value="859238" calcext:value-type="float">
            <text:p>859,238</text:p>
          </table:table-cell>
          <table:table-cell office:value-type="float" office:value="0" calcext:value-type="float">
            <text:p>0</text:p>
          </table:table-cell>
          <table:table-cell office:value-type="float" office:value="15449219" calcext:value-type="float">
            <text:p>15,449,219</text:p>
          </table:table-cell>
          <table:table-cell office:value-type="float" office:value="693051" calcext:value-type="float">
            <text:p>693,051</text:p>
          </table:table-cell>
          <table:table-cell office:value-type="float" office:value="0" calcext:value-type="float">
            <text:p>0</text:p>
          </table:table-cell>
          <table:table-cell office:value-type="float" office:value="344560" calcext:value-type="float">
            <text:p>344,560</text:p>
          </table:table-cell>
          <table:table-cell office:value-type="float" office:value="9201933" calcext:value-type="float">
            <text:p>9,201,933</text:p>
          </table:table-cell>
          <table:table-cell office:value-type="float" office:value="0" calcext:value-type="float">
            <text:p>0</text:p>
          </table:table-cell>
          <table:table-cell office:value-type="float" office:value="5209674" calcext:value-type="float">
            <text:p>5,209,674</text:p>
          </table:table-cell>
          <table:table-cell/>
          <table:table-cell table:formula="of:=CONCATENATE([.$AB$5];[.$AA$5];[.C134];&quot;,&quot;;[.D134];&quot;,&quot;;[.E134];&quot;,&quot;;[.F134];&quot;,&quot;;[.H134];&quot;,&quot;;[.I134];&quot;,&quot;;[.J134];&quot;,&quot;;[.K134];&quot;,&quot;;[.M134];&quot;,&quot;;[.O134];&quot;,&quot;;[.P134];&quot;,&quot;;[.Q134];&quot;,&quot;;[.R134];&quot;,&quot;;[.S134];&quot;,&quot;;[.U134];&quot;,&quot;;[.V134];&quot;,&quot;;[.W134];&quot;,&quot;;[.X134];&quot;,&quot;;[.Y134];&quot;,&quot;;[.Z13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1,264401,0,289474,7756622,514150,352907,0,4753681,510949,147796,0,859238,0,693051,0,344560,9201933,0,520967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1,264401,0,289474,7756622,514150,352907,0,4753681,510949,147796,0,859238,0,693051,0,344560,9201933,0,520967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ubun-Ogema-White Earth Schools</text:p>
          </table:table-cell>
          <table:table-cell office:value-type="float" office:value="435" calcext:value-type="float">
            <text:p>435</text:p>
          </table:table-cell>
          <table:table-cell table:formula="of:=VLOOKUP([.B135];[$Sheet2.A128:.C684];2)" office:value-type="float" office:value="132" calcext:value-type="float">
            <text:p>132</text:p>
          </table:table-cell>
          <table:table-cell office:value-type="float" office:value="549948" calcext:value-type="float">
            <text:p>549,948</text:p>
          </table:table-cell>
          <table:table-cell office:value-type="float" office:value="0" calcext:value-type="float">
            <text:p>0</text:p>
          </table:table-cell>
          <table:table-cell office:value-type="float" office:value="759254" calcext:value-type="float">
            <text:p>759,254</text:p>
          </table:table-cell>
          <table:table-cell office:value-type="float" office:value="1309202" calcext:value-type="float">
            <text:p>1,309,202</text:p>
          </table:table-cell>
          <table:table-cell office:value-type="float" office:value="7082599" calcext:value-type="float">
            <text:p>7,082,599</text:p>
          </table:table-cell>
          <table:table-cell office:value-type="float" office:value="918477" calcext:value-type="float">
            <text:p>918,477</text:p>
          </table:table-cell>
          <table:table-cell office:value-type="float" office:value="341489" calcext:value-type="float">
            <text:p>341,489</text:p>
          </table:table-cell>
          <table:table-cell office:value-type="float" office:value="0" calcext:value-type="float">
            <text:p>0</text:p>
          </table:table-cell>
          <table:table-cell office:value-type="float" office:value="8342566" calcext:value-type="float">
            <text:p>8,342,566</text:p>
          </table:table-cell>
          <table:table-cell office:value-type="float" office:value="3787639" calcext:value-type="float">
            <text:p>3,787,639</text:p>
          </table:table-cell>
          <table:table-cell office:value-type="float" office:value="13439406" calcext:value-type="float">
            <text:p>13,439,406</text:p>
          </table:table-cell>
          <table:table-cell office:value-type="float" office:value="681341" calcext:value-type="float">
            <text:p>681,341</text:p>
          </table:table-cell>
          <table:table-cell office:value-type="float" office:value="159289" calcext:value-type="float">
            <text:p>159,289</text:p>
          </table:table-cell>
          <table:table-cell office:value-type="float" office:value="9393" calcext:value-type="float">
            <text:p>9,393</text:p>
          </table:table-cell>
          <table:table-cell office:value-type="float" office:value="779500" calcext:value-type="float">
            <text:p>779,500</text:p>
          </table:table-cell>
          <table:table-cell office:value-type="float" office:value="0" calcext:value-type="float">
            <text:p>0</text:p>
          </table:table-cell>
          <table:table-cell office:value-type="float" office:value="15068929" calcext:value-type="float">
            <text:p>15,068,929</text:p>
          </table:table-cell>
          <table:table-cell office:value-type="float" office:value="1150664" calcext:value-type="float">
            <text:p>1,150,664</text:p>
          </table:table-cell>
          <table:table-cell office:value-type="float" office:value="0" calcext:value-type="float">
            <text:p>0</text:p>
          </table:table-cell>
          <table:table-cell office:value-type="float" office:value="804563" calcext:value-type="float">
            <text:p>804,563</text:p>
          </table:table-cell>
          <table:table-cell office:value-type="float" office:value="8627938" calcext:value-type="float">
            <text:p>8,627,938</text:p>
          </table:table-cell>
          <table:table-cell office:value-type="float" office:value="0" calcext:value-type="float">
            <text:p>0</text:p>
          </table:table-cell>
          <table:table-cell office:value-type="float" office:value="4485764" calcext:value-type="float">
            <text:p>4,485,764</text:p>
          </table:table-cell>
          <table:table-cell/>
          <table:table-cell table:formula="of:=CONCATENATE([.$AB$5];[.$AA$5];[.C135];&quot;,&quot;;[.D135];&quot;,&quot;;[.E135];&quot;,&quot;;[.F135];&quot;,&quot;;[.H135];&quot;,&quot;;[.I135];&quot;,&quot;;[.J135];&quot;,&quot;;[.K135];&quot;,&quot;;[.M135];&quot;,&quot;;[.O135];&quot;,&quot;;[.P135];&quot;,&quot;;[.Q135];&quot;,&quot;;[.R135];&quot;,&quot;;[.S135];&quot;,&quot;;[.U135];&quot;,&quot;;[.V135];&quot;,&quot;;[.W135];&quot;,&quot;;[.X135];&quot;,&quot;;[.Y135];&quot;,&quot;;[.Z13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2,549948,0,759254,7082599,918477,341489,0,3787639,681341,159289,9393,779500,0,1150664,0,804563,8627938,0,448576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2,549948,0,759254,7082599,918477,341489,0,3787639,681341,159289,9393,779500,0,1150664,0,804563,8627938,0,448576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RSHALL COUNTY CENTRAL SCHOOLS</text:p>
          </table:table-cell>
          <table:table-cell office:value-type="float" office:value="441" calcext:value-type="float">
            <text:p>441</text:p>
          </table:table-cell>
          <table:table-cell table:formula="of:=VLOOKUP([.B136];[$Sheet2.A129:.C685];2)" office:value-type="float" office:value="133" calcext:value-type="float">
            <text:p>133</text:p>
          </table:table-cell>
          <table:table-cell office:value-type="float" office:value="962888" calcext:value-type="float">
            <text:p>962,888</text:p>
          </table:table-cell>
          <table:table-cell office:value-type="float" office:value="0" calcext:value-type="float">
            <text:p>0</text:p>
          </table:table-cell>
          <table:table-cell office:value-type="float" office:value="310150" calcext:value-type="float">
            <text:p>310,150</text:p>
          </table:table-cell>
          <table:table-cell office:value-type="float" office:value="1273038" calcext:value-type="float">
            <text:p>1,273,038</text:p>
          </table:table-cell>
          <table:table-cell office:value-type="float" office:value="4362873" calcext:value-type="float">
            <text:p>4,362,873</text:p>
          </table:table-cell>
          <table:table-cell office:value-type="float" office:value="584192" calcext:value-type="float">
            <text:p>584,192</text:p>
          </table:table-cell>
          <table:table-cell office:value-type="float" office:value="102402" calcext:value-type="float">
            <text:p>102,402</text:p>
          </table:table-cell>
          <table:table-cell office:value-type="float" office:value="0" calcext:value-type="float">
            <text:p>0</text:p>
          </table:table-cell>
          <table:table-cell office:value-type="float" office:value="5049466" calcext:value-type="float">
            <text:p>5,049,466</text:p>
          </table:table-cell>
          <table:table-cell office:value-type="float" office:value="345847" calcext:value-type="float">
            <text:p>345,847</text:p>
          </table:table-cell>
          <table:table-cell office:value-type="float" office:value="6668351" calcext:value-type="float">
            <text:p>6,668,351</text:p>
          </table:table-cell>
          <table:table-cell office:value-type="float" office:value="432278" calcext:value-type="float">
            <text:p>432,278</text:p>
          </table:table-cell>
          <table:table-cell office:value-type="float" office:value="105012" calcext:value-type="float">
            <text:p>105,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5641" calcext:value-type="float">
            <text:p>7,205,641</text:p>
          </table:table-cell>
          <table:table-cell office:value-type="float" office:value="983806" calcext:value-type="float">
            <text:p>983,806</text:p>
          </table:table-cell>
          <table:table-cell office:value-type="float" office:value="0" calcext:value-type="float">
            <text:p>0</text:p>
          </table:table-cell>
          <table:table-cell office:value-type="float" office:value="387471" calcext:value-type="float">
            <text:p>387,471</text:p>
          </table:table-cell>
          <table:table-cell office:value-type="float" office:value="5090581" calcext:value-type="float">
            <text:p>5,090,581</text:p>
          </table:table-cell>
          <table:table-cell office:value-type="float" office:value="0" calcext:value-type="float">
            <text:p>0</text:p>
          </table:table-cell>
          <table:table-cell office:value-type="float" office:value="743783" calcext:value-type="float">
            <text:p>743,783</text:p>
          </table:table-cell>
          <table:table-cell/>
          <table:table-cell table:formula="of:=CONCATENATE([.$AB$5];[.$AA$5];[.C136];&quot;,&quot;;[.D136];&quot;,&quot;;[.E136];&quot;,&quot;;[.F136];&quot;,&quot;;[.H136];&quot;,&quot;;[.I136];&quot;,&quot;;[.J136];&quot;,&quot;;[.K136];&quot;,&quot;;[.M136];&quot;,&quot;;[.O136];&quot;,&quot;;[.P136];&quot;,&quot;;[.Q136];&quot;,&quot;;[.R136];&quot;,&quot;;[.S136];&quot;,&quot;;[.U136];&quot;,&quot;;[.V136];&quot;,&quot;;[.W136];&quot;,&quot;;[.X136];&quot;,&quot;;[.Y136];&quot;,&quot;;[.Z13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3,962888,0,310150,4362873,584192,102402,0,345847,432278,105012,0,0,0,983806,0,387471,5090581,0,74378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3,962888,0,310150,4362873,584192,102402,0,345847,432278,105012,0,0,0,983806,0,387471,5090581,0,74378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YGLA PUBLIC SCHOOL DISTRICT</text:p>
          </table:table-cell>
          <table:table-cell office:value-type="float" office:value="447" calcext:value-type="float">
            <text:p>447</text:p>
          </table:table-cell>
          <table:table-cell table:formula="of:=VLOOKUP([.B137];[$Sheet2.A130:.C686];2)" office:value-type="float" office:value="134" calcext:value-type="float">
            <text:p>134</text:p>
          </table:table-cell>
          <table:table-cell office:value-type="float" office:value="293919" calcext:value-type="float">
            <text:p>293,919</text:p>
          </table:table-cell>
          <table:table-cell office:value-type="float" office:value="0" calcext:value-type="float">
            <text:p>0</text:p>
          </table:table-cell>
          <table:table-cell office:value-type="float" office:value="311422" calcext:value-type="float">
            <text:p>311,422</text:p>
          </table:table-cell>
          <table:table-cell office:value-type="float" office:value="605340" calcext:value-type="float">
            <text:p>605,340</text:p>
          </table:table-cell>
          <table:table-cell office:value-type="float" office:value="2003191" calcext:value-type="float">
            <text:p>2,003,191</text:p>
          </table:table-cell>
          <table:table-cell office:value-type="float" office:value="231906" calcext:value-type="float">
            <text:p>231,906</text:p>
          </table:table-cell>
          <table:table-cell office:value-type="float" office:value="44058" calcext:value-type="float">
            <text:p>44,058</text:p>
          </table:table-cell>
          <table:table-cell office:value-type="float" office:value="0" calcext:value-type="float">
            <text:p>0</text:p>
          </table:table-cell>
          <table:table-cell office:value-type="float" office:value="2279155" calcext:value-type="float">
            <text:p>2,279,155</text:p>
          </table:table-cell>
          <table:table-cell office:value-type="float" office:value="40615" calcext:value-type="float">
            <text:p>40,615</text:p>
          </table:table-cell>
          <table:table-cell office:value-type="float" office:value="2925110" calcext:value-type="float">
            <text:p>2,925,110</text:p>
          </table:table-cell>
          <table:table-cell office:value-type="float" office:value="147764" calcext:value-type="float">
            <text:p>147,764</text:p>
          </table:table-cell>
          <table:table-cell office:value-type="float" office:value="47379" calcext:value-type="float">
            <text:p>47,379</text:p>
          </table:table-cell>
          <table:table-cell office:value-type="float" office:value="-11625" calcext:value-type="float">
            <text:p>-11,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628" calcext:value-type="float">
            <text:p>3,108,628</text:p>
          </table:table-cell>
          <table:table-cell office:value-type="float" office:value="304992" calcext:value-type="float">
            <text:p>304,992</text:p>
          </table:table-cell>
          <table:table-cell office:value-type="float" office:value="0" calcext:value-type="float">
            <text:p>0</text:p>
          </table:table-cell>
          <table:table-cell office:value-type="float" office:value="318074" calcext:value-type="float">
            <text:p>318,074</text:p>
          </table:table-cell>
          <table:table-cell office:value-type="float" office:value="2306908" calcext:value-type="float">
            <text:p>2,306,908</text:p>
          </table:table-cell>
          <table:table-cell office:value-type="float" office:value="0" calcext:value-type="float">
            <text:p>0</text:p>
          </table:table-cell>
          <table:table-cell office:value-type="float" office:value="178654" calcext:value-type="float">
            <text:p>178,654</text:p>
          </table:table-cell>
          <table:table-cell/>
          <table:table-cell table:formula="of:=CONCATENATE([.$AB$5];[.$AA$5];[.C137];&quot;,&quot;;[.D137];&quot;,&quot;;[.E137];&quot;,&quot;;[.F137];&quot;,&quot;;[.H137];&quot;,&quot;;[.I137];&quot;,&quot;;[.J137];&quot;,&quot;;[.K137];&quot;,&quot;;[.M137];&quot;,&quot;;[.O137];&quot;,&quot;;[.P137];&quot;,&quot;;[.Q137];&quot;,&quot;;[.R137];&quot;,&quot;;[.S137];&quot;,&quot;;[.U137];&quot;,&quot;;[.V137];&quot;,&quot;;[.W137];&quot;,&quot;;[.X137];&quot;,&quot;;[.Y137];&quot;,&quot;;[.Z13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4,293919,0,311422,2003191,231906,44058,0,40615,147764,47379,-11625,0,0,304992,0,318074,2306908,0,1786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4,293919,0,311422,2003191,231906,44058,0,40615,147764,47379,-11625,0,0,304992,0,318074,2306908,0,1786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UMAN PUBLIC SCHOOL DISTRICT</text:p>
          </table:table-cell>
          <table:table-cell office:value-type="float" office:value="458" calcext:value-type="float">
            <text:p>458</text:p>
          </table:table-cell>
          <table:table-cell table:formula="of:=VLOOKUP([.B138];[$Sheet2.A131:.C687];2)" office:value-type="float" office:value="135" calcext:value-type="float">
            <text:p>135</text:p>
          </table:table-cell>
          <table:table-cell office:value-type="float" office:value="876473" calcext:value-type="float">
            <text:p>876,473</text:p>
          </table:table-cell>
          <table:table-cell office:value-type="float" office:value="0" calcext:value-type="float">
            <text:p>0</text:p>
          </table:table-cell>
          <table:table-cell office:value-type="float" office:value="185374" calcext:value-type="float">
            <text:p>185,374</text:p>
          </table:table-cell>
          <table:table-cell office:value-type="float" office:value="1061847" calcext:value-type="float">
            <text:p>1,061,847</text:p>
          </table:table-cell>
          <table:table-cell office:value-type="float" office:value="2397805" calcext:value-type="float">
            <text:p>2,397,805</text:p>
          </table:table-cell>
          <table:table-cell office:value-type="float" office:value="475710" calcext:value-type="float">
            <text:p>475,710</text:p>
          </table:table-cell>
          <table:table-cell office:value-type="float" office:value="89114" calcext:value-type="float">
            <text:p>89,114</text:p>
          </table:table-cell>
          <table:table-cell office:value-type="float" office:value="0" calcext:value-type="float">
            <text:p>0</text:p>
          </table:table-cell>
          <table:table-cell office:value-type="float" office:value="2962628" calcext:value-type="float">
            <text:p>2,962,628</text:p>
          </table:table-cell>
          <table:table-cell office:value-type="float" office:value="553019" calcext:value-type="float">
            <text:p>553,019</text:p>
          </table:table-cell>
          <table:table-cell office:value-type="float" office:value="4577494" calcext:value-type="float">
            <text:p>4,577,494</text:p>
          </table:table-cell>
          <table:table-cell office:value-type="float" office:value="202152" calcext:value-type="float">
            <text:p>202,152</text:p>
          </table:table-cell>
          <table:table-cell office:value-type="float" office:value="238389" calcext:value-type="float">
            <text:p>238,389</text:p>
          </table:table-cell>
          <table:table-cell office:value-type="float" office:value="0" calcext:value-type="float">
            <text:p>0</text:p>
          </table:table-cell>
          <table:table-cell office:value-type="float" office:value="90704" calcext:value-type="float">
            <text:p>90,704</text:p>
          </table:table-cell>
          <table:table-cell office:value-type="float" office:value="0" calcext:value-type="float">
            <text:p>0</text:p>
          </table:table-cell>
          <table:table-cell office:value-type="float" office:value="5108739" calcext:value-type="float">
            <text:p>5,108,739</text:p>
          </table:table-cell>
          <table:table-cell office:value-type="float" office:value="963871" calcext:value-type="float">
            <text:p>963,871</text:p>
          </table:table-cell>
          <table:table-cell office:value-type="float" office:value="0" calcext:value-type="float">
            <text:p>0</text:p>
          </table:table-cell>
          <table:table-cell office:value-type="float" office:value="351420" calcext:value-type="float">
            <text:p>351,420</text:p>
          </table:table-cell>
          <table:table-cell office:value-type="float" office:value="3048713" calcext:value-type="float">
            <text:p>3,048,713</text:p>
          </table:table-cell>
          <table:table-cell office:value-type="float" office:value="0" calcext:value-type="float">
            <text:p>0</text:p>
          </table:table-cell>
          <table:table-cell office:value-type="float" office:value="744735" calcext:value-type="float">
            <text:p>744,735</text:p>
          </table:table-cell>
          <table:table-cell/>
          <table:table-cell table:formula="of:=CONCATENATE([.$AB$5];[.$AA$5];[.C138];&quot;,&quot;;[.D138];&quot;,&quot;;[.E138];&quot;,&quot;;[.F138];&quot;,&quot;;[.H138];&quot;,&quot;;[.I138];&quot;,&quot;;[.J138];&quot;,&quot;;[.K138];&quot;,&quot;;[.M138];&quot;,&quot;;[.O138];&quot;,&quot;;[.P138];&quot;,&quot;;[.Q138];&quot;,&quot;;[.R138];&quot;,&quot;;[.S138];&quot;,&quot;;[.U138];&quot;,&quot;;[.V138];&quot;,&quot;;[.W138];&quot;,&quot;;[.X138];&quot;,&quot;;[.Y138];&quot;,&quot;;[.Z13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5,876473,0,185374,2397805,475710,89114,0,553019,202152,238389,0,90704,0,963871,0,351420,3048713,0,7447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5,876473,0,185374,2397805,475710,89114,0,553019,202152,238389,0,90704,0,963871,0,351420,3048713,0,7447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EN VALLEY-WATKINS SCHOOL DISTRICT</text:p>
          </table:table-cell>
          <table:table-cell office:value-type="float" office:value="463" calcext:value-type="float">
            <text:p>463</text:p>
          </table:table-cell>
          <table:table-cell table:formula="of:=VLOOKUP([.B139];[$Sheet2.A132:.C688];2)" office:value-type="float" office:value="136" calcext:value-type="float">
            <text:p>136</text:p>
          </table:table-cell>
          <table:table-cell office:value-type="float" office:value="1108445" calcext:value-type="float">
            <text:p>1,108,445</text:p>
          </table:table-cell>
          <table:table-cell office:value-type="float" office:value="0" calcext:value-type="float">
            <text:p>0</text:p>
          </table:table-cell>
          <table:table-cell office:value-type="float" office:value="520561" calcext:value-type="float">
            <text:p>520,561</text:p>
          </table:table-cell>
          <table:table-cell office:value-type="float" office:value="1629006" calcext:value-type="float">
            <text:p>1,629,006</text:p>
          </table:table-cell>
          <table:table-cell office:value-type="float" office:value="7541289" calcext:value-type="float">
            <text:p>7,541,289</text:p>
          </table:table-cell>
          <table:table-cell office:value-type="float" office:value="1344108" calcext:value-type="float">
            <text:p>1,344,108</text:p>
          </table:table-cell>
          <table:table-cell office:value-type="float" office:value="67804" calcext:value-type="float">
            <text:p>67,804</text:p>
          </table:table-cell>
          <table:table-cell office:value-type="float" office:value="0" calcext:value-type="float">
            <text:p>0</text:p>
          </table:table-cell>
          <table:table-cell office:value-type="float" office:value="8953201" calcext:value-type="float">
            <text:p>8,953,201</text:p>
          </table:table-cell>
          <table:table-cell office:value-type="float" office:value="608036" calcext:value-type="float">
            <text:p>608,036</text:p>
          </table:table-cell>
          <table:table-cell office:value-type="float" office:value="11190244" calcext:value-type="float">
            <text:p>11,190,244</text:p>
          </table:table-cell>
          <table:table-cell office:value-type="float" office:value="910532" calcext:value-type="float">
            <text:p>910,532</text:p>
          </table:table-cell>
          <table:table-cell office:value-type="float" office:value="525015" calcext:value-type="float">
            <text:p>525,015</text:p>
          </table:table-cell>
          <table:table-cell office:value-type="float" office:value="0" calcext:value-type="float">
            <text:p>0</text:p>
          </table:table-cell>
          <table:table-cell office:value-type="float" office:value="1664331" calcext:value-type="float">
            <text:p>1,664,331</text:p>
          </table:table-cell>
          <table:table-cell office:value-type="float" office:value="0" calcext:value-type="float">
            <text:p>0</text:p>
          </table:table-cell>
          <table:table-cell office:value-type="float" office:value="14290122" calcext:value-type="float">
            <text:p>14,290,122</text:p>
          </table:table-cell>
          <table:table-cell office:value-type="float" office:value="2423702" calcext:value-type="float">
            <text:p>2,423,702</text:p>
          </table:table-cell>
          <table:table-cell office:value-type="float" office:value="0" calcext:value-type="float">
            <text:p>0</text:p>
          </table:table-cell>
          <table:table-cell office:value-type="float" office:value="858608" calcext:value-type="float">
            <text:p>858,608</text:p>
          </table:table-cell>
          <table:table-cell office:value-type="float" office:value="9577550" calcext:value-type="float">
            <text:p>9,577,550</text:p>
          </table:table-cell>
          <table:table-cell office:value-type="float" office:value="0" calcext:value-type="float">
            <text:p>0</text:p>
          </table:table-cell>
          <table:table-cell office:value-type="float" office:value="1430262" calcext:value-type="float">
            <text:p>1,430,262</text:p>
          </table:table-cell>
          <table:table-cell/>
          <table:table-cell table:formula="of:=CONCATENATE([.$AB$5];[.$AA$5];[.C139];&quot;,&quot;;[.D139];&quot;,&quot;;[.E139];&quot;,&quot;;[.F139];&quot;,&quot;;[.H139];&quot;,&quot;;[.I139];&quot;,&quot;;[.J139];&quot;,&quot;;[.K139];&quot;,&quot;;[.M139];&quot;,&quot;;[.O139];&quot;,&quot;;[.P139];&quot;,&quot;;[.Q139];&quot;,&quot;;[.R139];&quot;,&quot;;[.S139];&quot;,&quot;;[.U139];&quot;,&quot;;[.V139];&quot;,&quot;;[.W139];&quot;,&quot;;[.X139];&quot;,&quot;;[.Y139];&quot;,&quot;;[.Z13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6,1108445,0,520561,7541289,1344108,67804,0,608036,910532,525015,0,1664331,0,2423702,0,858608,9577550,0,143026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6,1108445,0,520561,7541289,1344108,67804,0,608036,910532,525015,0,1664331,0,2423702,0,858608,9577550,0,143026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TCHFIELD PUBLIC SCHOOL DISTRICT</text:p>
          </table:table-cell>
          <table:table-cell office:value-type="float" office:value="465" calcext:value-type="float">
            <text:p>465</text:p>
          </table:table-cell>
          <table:table-cell table:formula="of:=VLOOKUP([.B140];[$Sheet2.A133:.C689];2)" office:value-type="float" office:value="137" calcext:value-type="float">
            <text:p>137</text:p>
          </table:table-cell>
          <table:table-cell office:value-type="float" office:value="2687109" calcext:value-type="float">
            <text:p>2,687,109</text:p>
          </table:table-cell>
          <table:table-cell office:value-type="float" office:value="0" calcext:value-type="float">
            <text:p>0</text:p>
          </table:table-cell>
          <table:table-cell office:value-type="float" office:value="1018068" calcext:value-type="float">
            <text:p>1,018,068</text:p>
          </table:table-cell>
          <table:table-cell office:value-type="float" office:value="3705177" calcext:value-type="float">
            <text:p>3,705,177</text:p>
          </table:table-cell>
          <table:table-cell office:value-type="float" office:value="12919170" calcext:value-type="float">
            <text:p>12,919,170</text:p>
          </table:table-cell>
          <table:table-cell office:value-type="float" office:value="2480751" calcext:value-type="float">
            <text:p>2,480,751</text:p>
          </table:table-cell>
          <table:table-cell office:value-type="float" office:value="287237" calcext:value-type="float">
            <text:p>287,237</text:p>
          </table:table-cell>
          <table:table-cell office:value-type="float" office:value="0" calcext:value-type="float">
            <text:p>0</text:p>
          </table:table-cell>
          <table:table-cell office:value-type="float" office:value="15687158" calcext:value-type="float">
            <text:p>15,687,158</text:p>
          </table:table-cell>
          <table:table-cell office:value-type="float" office:value="1309593" calcext:value-type="float">
            <text:p>1,309,593</text:p>
          </table:table-cell>
          <table:table-cell office:value-type="float" office:value="20701927" calcext:value-type="float">
            <text:p>20,701,927</text:p>
          </table:table-cell>
          <table:table-cell office:value-type="float" office:value="1274998" calcext:value-type="float">
            <text:p>1,274,998</text:p>
          </table:table-cell>
          <table:table-cell office:value-type="float" office:value="803299" calcext:value-type="float">
            <text:p>803,299</text:p>
          </table:table-cell>
          <table:table-cell office:value-type="float" office:value="260509" calcext:value-type="float">
            <text:p>260,509</text:p>
          </table:table-cell>
          <table:table-cell office:value-type="float" office:value="2694524" calcext:value-type="float">
            <text:p>2,694,524</text:p>
          </table:table-cell>
          <table:table-cell office:value-type="float" office:value="0" calcext:value-type="float">
            <text:p>0</text:p>
          </table:table-cell>
          <table:table-cell office:value-type="float" office:value="25735256" calcext:value-type="float">
            <text:p>25,735,256</text:p>
          </table:table-cell>
          <table:table-cell office:value-type="float" office:value="5051238" calcext:value-type="float">
            <text:p>5,051,238</text:p>
          </table:table-cell>
          <table:table-cell office:value-type="float" office:value="0" calcext:value-type="float">
            <text:p>0</text:p>
          </table:table-cell>
          <table:table-cell office:value-type="float" office:value="1921055" calcext:value-type="float">
            <text:p>1,921,055</text:p>
          </table:table-cell>
          <table:table-cell office:value-type="float" office:value="16351662" calcext:value-type="float">
            <text:p>16,351,662</text:p>
          </table:table-cell>
          <table:table-cell office:value-type="float" office:value="0" calcext:value-type="float">
            <text:p>0</text:p>
          </table:table-cell>
          <table:table-cell office:value-type="float" office:value="2411301" calcext:value-type="float">
            <text:p>2,411,301</text:p>
          </table:table-cell>
          <table:table-cell/>
          <table:table-cell table:formula="of:=CONCATENATE([.$AB$5];[.$AA$5];[.C140];&quot;,&quot;;[.D140];&quot;,&quot;;[.E140];&quot;,&quot;;[.F140];&quot;,&quot;;[.H140];&quot;,&quot;;[.I140];&quot;,&quot;;[.J140];&quot;,&quot;;[.K140];&quot;,&quot;;[.M140];&quot;,&quot;;[.O140];&quot;,&quot;;[.P140];&quot;,&quot;;[.Q140];&quot;,&quot;;[.R140];&quot;,&quot;;[.S140];&quot;,&quot;;[.U140];&quot;,&quot;;[.V140];&quot;,&quot;;[.W140];&quot;,&quot;;[.X140];&quot;,&quot;;[.Y140];&quot;,&quot;;[.Z14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7,2687109,0,1018068,12919170,2480751,287237,0,1309593,1274998,803299,260509,2694524,0,5051238,0,1921055,16351662,0,241130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7,2687109,0,1018068,12919170,2480751,287237,0,1309593,1274998,803299,260509,2694524,0,5051238,0,1921055,16351662,0,241130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ssel-Cokato Public Schools</text:p>
          </table:table-cell>
          <table:table-cell office:value-type="float" office:value="466" calcext:value-type="float">
            <text:p>466</text:p>
          </table:table-cell>
          <table:table-cell table:formula="of:=VLOOKUP([.B141];[$Sheet2.A134:.C690];2)" office:value-type="float" office:value="138" calcext:value-type="float">
            <text:p>138</text:p>
          </table:table-cell>
          <table:table-cell office:value-type="float" office:value="3215022" calcext:value-type="float">
            <text:p>3,215,022</text:p>
          </table:table-cell>
          <table:table-cell office:value-type="float" office:value="0" calcext:value-type="float">
            <text:p>0</text:p>
          </table:table-cell>
          <table:table-cell office:value-type="float" office:value="914660" calcext:value-type="float">
            <text:p>914,660</text:p>
          </table:table-cell>
          <table:table-cell office:value-type="float" office:value="4129682" calcext:value-type="float">
            <text:p>4,129,682</text:p>
          </table:table-cell>
          <table:table-cell office:value-type="float" office:value="18198316" calcext:value-type="float">
            <text:p>18,198,316</text:p>
          </table:table-cell>
          <table:table-cell office:value-type="float" office:value="2604815" calcext:value-type="float">
            <text:p>2,604,815</text:p>
          </table:table-cell>
          <table:table-cell office:value-type="float" office:value="689846" calcext:value-type="float">
            <text:p>689,846</text:p>
          </table:table-cell>
          <table:table-cell office:value-type="float" office:value="0" calcext:value-type="float">
            <text:p>0</text:p>
          </table:table-cell>
          <table:table-cell office:value-type="float" office:value="21492976" calcext:value-type="float">
            <text:p>21,492,976</text:p>
          </table:table-cell>
          <table:table-cell office:value-type="float" office:value="1021949" calcext:value-type="float">
            <text:p>1,021,949</text:p>
          </table:table-cell>
          <table:table-cell office:value-type="float" office:value="26644607" calcext:value-type="float">
            <text:p>26,644,607</text:p>
          </table:table-cell>
          <table:table-cell office:value-type="float" office:value="1568403" calcext:value-type="float">
            <text:p>1,568,403</text:p>
          </table:table-cell>
          <table:table-cell office:value-type="float" office:value="966704" calcext:value-type="float">
            <text:p>966,704</text:p>
          </table:table-cell>
          <table:table-cell office:value-type="float" office:value="1000001" calcext:value-type="float">
            <text:p>1,000,001</text:p>
          </table:table-cell>
          <table:table-cell office:value-type="float" office:value="1096040" calcext:value-type="float">
            <text:p>1,096,040</text:p>
          </table:table-cell>
          <table:table-cell office:value-type="float" office:value="0" calcext:value-type="float">
            <text:p>0</text:p>
          </table:table-cell>
          <table:table-cell office:value-type="float" office:value="31275754" calcext:value-type="float">
            <text:p>31,275,754</text:p>
          </table:table-cell>
          <table:table-cell office:value-type="float" office:value="4212432" calcext:value-type="float">
            <text:p>4,212,432</text:p>
          </table:table-cell>
          <table:table-cell office:value-type="float" office:value="0" calcext:value-type="float">
            <text:p>0</text:p>
          </table:table-cell>
          <table:table-cell office:value-type="float" office:value="1685092" calcext:value-type="float">
            <text:p>1,685,092</text:p>
          </table:table-cell>
          <table:table-cell office:value-type="float" office:value="22968826" calcext:value-type="float">
            <text:p>22,968,826</text:p>
          </table:table-cell>
          <table:table-cell office:value-type="float" office:value="0" calcext:value-type="float">
            <text:p>0</text:p>
          </table:table-cell>
          <table:table-cell office:value-type="float" office:value="2409405" calcext:value-type="float">
            <text:p>2,409,405</text:p>
          </table:table-cell>
          <table:table-cell/>
          <table:table-cell table:formula="of:=CONCATENATE([.$AB$5];[.$AA$5];[.C141];&quot;,&quot;;[.D141];&quot;,&quot;;[.E141];&quot;,&quot;;[.F141];&quot;,&quot;;[.H141];&quot;,&quot;;[.I141];&quot;,&quot;;[.J141];&quot;,&quot;;[.K141];&quot;,&quot;;[.M141];&quot;,&quot;;[.O141];&quot;,&quot;;[.P141];&quot;,&quot;;[.Q141];&quot;,&quot;;[.R141];&quot;,&quot;;[.S141];&quot;,&quot;;[.U141];&quot;,&quot;;[.V141];&quot;,&quot;;[.W141];&quot;,&quot;;[.X141];&quot;,&quot;;[.Y141];&quot;,&quot;;[.Z14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8,3215022,0,914660,18198316,2604815,689846,0,1021949,1568403,966704,1000001,1096040,0,4212432,0,1685092,22968826,0,240940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8,3215022,0,914660,18198316,2604815,689846,0,1021949,1568403,966704,1000001,1096040,0,4212432,0,1685092,22968826,0,240940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SLE PUBLIC SCHOOL DISTRICT</text:p>
          </table:table-cell>
          <table:table-cell office:value-type="float" office:value="473" calcext:value-type="float">
            <text:p>473</text:p>
          </table:table-cell>
          <table:table-cell table:formula="of:=VLOOKUP([.B142];[$Sheet2.A135:.C691];2)" office:value-type="float" office:value="139" calcext:value-type="float">
            <text:p>139</text:p>
          </table:table-cell>
          <table:table-cell office:value-type="float" office:value="1045618" calcext:value-type="float">
            <text:p>1,045,618</text:p>
          </table:table-cell>
          <table:table-cell office:value-type="float" office:value="0" calcext:value-type="float">
            <text:p>0</text:p>
          </table:table-cell>
          <table:table-cell office:value-type="float" office:value="485451" calcext:value-type="float">
            <text:p>485,451</text:p>
          </table:table-cell>
          <table:table-cell office:value-type="float" office:value="1531069" calcext:value-type="float">
            <text:p>1,531,069</text:p>
          </table:table-cell>
          <table:table-cell office:value-type="float" office:value="4015187" calcext:value-type="float">
            <text:p>4,015,187</text:p>
          </table:table-cell>
          <table:table-cell office:value-type="float" office:value="671067" calcext:value-type="float">
            <text:p>671,067</text:p>
          </table:table-cell>
          <table:table-cell office:value-type="float" office:value="64205" calcext:value-type="float">
            <text:p>64,205</text:p>
          </table:table-cell>
          <table:table-cell office:value-type="float" office:value="0" calcext:value-type="float">
            <text:p>0</text:p>
          </table:table-cell>
          <table:table-cell office:value-type="float" office:value="4750459" calcext:value-type="float">
            <text:p>4,750,459</text:p>
          </table:table-cell>
          <table:table-cell office:value-type="float" office:value="1477176" calcext:value-type="float">
            <text:p>1,477,176</text:p>
          </table:table-cell>
          <table:table-cell office:value-type="float" office:value="7758704" calcext:value-type="float">
            <text:p>7,758,704</text:p>
          </table:table-cell>
          <table:table-cell office:value-type="float" office:value="238339" calcext:value-type="float">
            <text:p>238,339</text:p>
          </table:table-cell>
          <table:table-cell office:value-type="float" office:value="151043" calcext:value-type="float">
            <text:p>151,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48086" calcext:value-type="float">
            <text:p>8,148,086</text:p>
          </table:table-cell>
          <table:table-cell office:value-type="float" office:value="1089770" calcext:value-type="float">
            <text:p>1,089,770</text:p>
          </table:table-cell>
          <table:table-cell office:value-type="float" office:value="0" calcext:value-type="float">
            <text:p>0</text:p>
          </table:table-cell>
          <table:table-cell office:value-type="float" office:value="565997" calcext:value-type="float">
            <text:p>565,997</text:p>
          </table:table-cell>
          <table:table-cell office:value-type="float" office:value="4797325" calcext:value-type="float">
            <text:p>4,797,325</text:p>
          </table:table-cell>
          <table:table-cell office:value-type="float" office:value="0" calcext:value-type="float">
            <text:p>0</text:p>
          </table:table-cell>
          <table:table-cell office:value-type="float" office:value="1694994" calcext:value-type="float">
            <text:p>1,694,994</text:p>
          </table:table-cell>
          <table:table-cell/>
          <table:table-cell table:formula="of:=CONCATENATE([.$AB$5];[.$AA$5];[.C142];&quot;,&quot;;[.D142];&quot;,&quot;;[.E142];&quot;,&quot;;[.F142];&quot;,&quot;;[.H142];&quot;,&quot;;[.I142];&quot;,&quot;;[.J142];&quot;,&quot;;[.K142];&quot;,&quot;;[.M142];&quot;,&quot;;[.O142];&quot;,&quot;;[.P142];&quot;,&quot;;[.Q142];&quot;,&quot;;[.R142];&quot;,&quot;;[.S142];&quot;,&quot;;[.U142];&quot;,&quot;;[.V142];&quot;,&quot;;[.W142];&quot;,&quot;;[.X142];&quot;,&quot;;[.Y142];&quot;,&quot;;[.Z14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9,1045618,0,485451,4015187,671067,64205,0,1477176,238339,151043,0,0,0,1089770,0,565997,4797325,0,169499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39,1045618,0,485451,4015187,671067,64205,0,1477176,238339,151043,0,0,0,1089770,0,565997,4797325,0,169499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INCETON PUBLIC SCHOOL DISTRICT</text:p>
          </table:table-cell>
          <table:table-cell office:value-type="float" office:value="477" calcext:value-type="float">
            <text:p>477</text:p>
          </table:table-cell>
          <table:table-cell table:formula="of:=VLOOKUP([.B143];[$Sheet2.A136:.C692];2)" office:value-type="float" office:value="140" calcext:value-type="float">
            <text:p>140</text:p>
          </table:table-cell>
          <table:table-cell office:value-type="float" office:value="4114309" calcext:value-type="float">
            <text:p>4,114,309</text:p>
          </table:table-cell>
          <table:table-cell office:value-type="float" office:value="0" calcext:value-type="float">
            <text:p>0</text:p>
          </table:table-cell>
          <table:table-cell office:value-type="float" office:value="1169199" calcext:value-type="float">
            <text:p>1,169,199</text:p>
          </table:table-cell>
          <table:table-cell office:value-type="float" office:value="5283508" calcext:value-type="float">
            <text:p>5,283,508</text:p>
          </table:table-cell>
          <table:table-cell office:value-type="float" office:value="26193718" calcext:value-type="float">
            <text:p>26,193,718</text:p>
          </table:table-cell>
          <table:table-cell office:value-type="float" office:value="4486594" calcext:value-type="float">
            <text:p>4,486,594</text:p>
          </table:table-cell>
          <table:table-cell office:value-type="float" office:value="909709" calcext:value-type="float">
            <text:p>909,709</text:p>
          </table:table-cell>
          <table:table-cell office:value-type="float" office:value="0" calcext:value-type="float">
            <text:p>0</text:p>
          </table:table-cell>
          <table:table-cell office:value-type="float" office:value="31590021" calcext:value-type="float">
            <text:p>31,590,021</text:p>
          </table:table-cell>
          <table:table-cell office:value-type="float" office:value="1762091" calcext:value-type="float">
            <text:p>1,762,091</text:p>
          </table:table-cell>
          <table:table-cell office:value-type="float" office:value="38635620" calcext:value-type="float">
            <text:p>38,635,620</text:p>
          </table:table-cell>
          <table:table-cell office:value-type="float" office:value="2773513" calcext:value-type="float">
            <text:p>2,773,513</text:p>
          </table:table-cell>
          <table:table-cell office:value-type="float" office:value="1824356" calcext:value-type="float">
            <text:p>1,824,356</text:p>
          </table:table-cell>
          <table:table-cell office:value-type="float" office:value="21179" calcext:value-type="float">
            <text:p>21,179</text:p>
          </table:table-cell>
          <table:table-cell office:value-type="float" office:value="4239122" calcext:value-type="float">
            <text:p>4,239,122</text:p>
          </table:table-cell>
          <table:table-cell office:value-type="float" office:value="0" calcext:value-type="float">
            <text:p>0</text:p>
          </table:table-cell>
          <table:table-cell office:value-type="float" office:value="47493790" calcext:value-type="float">
            <text:p>47,493,790</text:p>
          </table:table-cell>
          <table:table-cell office:value-type="float" office:value="7892390" calcext:value-type="float">
            <text:p>7,892,390</text:p>
          </table:table-cell>
          <table:table-cell office:value-type="float" office:value="0" calcext:value-type="float">
            <text:p>0</text:p>
          </table:table-cell>
          <table:table-cell office:value-type="float" office:value="2410200" calcext:value-type="float">
            <text:p>2,410,200</text:p>
          </table:table-cell>
          <table:table-cell office:value-type="float" office:value="32785898" calcext:value-type="float">
            <text:p>32,785,898</text:p>
          </table:table-cell>
          <table:table-cell office:value-type="float" office:value="0" calcext:value-type="float">
            <text:p>0</text:p>
          </table:table-cell>
          <table:table-cell office:value-type="float" office:value="4405302" calcext:value-type="float">
            <text:p>4,405,302</text:p>
          </table:table-cell>
          <table:table-cell/>
          <table:table-cell table:formula="of:=CONCATENATE([.$AB$5];[.$AA$5];[.C143];&quot;,&quot;;[.D143];&quot;,&quot;;[.E143];&quot;,&quot;;[.F143];&quot;,&quot;;[.H143];&quot;,&quot;;[.I143];&quot;,&quot;;[.J143];&quot;,&quot;;[.K143];&quot;,&quot;;[.M143];&quot;,&quot;;[.O143];&quot;,&quot;;[.P143];&quot;,&quot;;[.Q143];&quot;,&quot;;[.R143];&quot;,&quot;;[.S143];&quot;,&quot;;[.U143];&quot;,&quot;;[.V143];&quot;,&quot;;[.W143];&quot;,&quot;;[.X143];&quot;,&quot;;[.Y143];&quot;,&quot;;[.Z14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0,4114309,0,1169199,26193718,4486594,909709,0,1762091,2773513,1824356,21179,4239122,0,7892390,0,2410200,32785898,0,440530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0,4114309,0,1169199,26193718,4486594,909709,0,1762091,2773513,1824356,21179,4239122,0,7892390,0,2410200,32785898,0,440530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NAMIA PUBLIC SCHOOL DISTRICT</text:p>
          </table:table-cell>
          <table:table-cell office:value-type="float" office:value="480" calcext:value-type="float">
            <text:p>480</text:p>
          </table:table-cell>
          <table:table-cell table:formula="of:=VLOOKUP([.B144];[$Sheet2.A137:.C693];2)" office:value-type="float" office:value="141" calcext:value-type="float">
            <text:p>141</text:p>
          </table:table-cell>
          <table:table-cell office:value-type="float" office:value="975152" calcext:value-type="float">
            <text:p>975,152</text:p>
          </table:table-cell>
          <table:table-cell office:value-type="float" office:value="0" calcext:value-type="float">
            <text:p>0</text:p>
          </table:table-cell>
          <table:table-cell office:value-type="float" office:value="677240" calcext:value-type="float">
            <text:p>677,240</text:p>
          </table:table-cell>
          <table:table-cell office:value-type="float" office:value="1652392" calcext:value-type="float">
            <text:p>1,652,392</text:p>
          </table:table-cell>
          <table:table-cell office:value-type="float" office:value="5601600" calcext:value-type="float">
            <text:p>5,601,600</text:p>
          </table:table-cell>
          <table:table-cell office:value-type="float" office:value="2143121" calcext:value-type="float">
            <text:p>2,143,121</text:p>
          </table:table-cell>
          <table:table-cell office:value-type="float" office:value="237154" calcext:value-type="float">
            <text:p>237,154</text:p>
          </table:table-cell>
          <table:table-cell office:value-type="float" office:value="0" calcext:value-type="float">
            <text:p>0</text:p>
          </table:table-cell>
          <table:table-cell office:value-type="float" office:value="7981875" calcext:value-type="float">
            <text:p>7,981,875</text:p>
          </table:table-cell>
          <table:table-cell office:value-type="float" office:value="3470904" calcext:value-type="float">
            <text:p>3,470,904</text:p>
          </table:table-cell>
          <table:table-cell office:value-type="float" office:value="13105170" calcext:value-type="float">
            <text:p>13,105,170</text:p>
          </table:table-cell>
          <table:table-cell office:value-type="float" office:value="427019" calcext:value-type="float">
            <text:p>427,019</text:p>
          </table:table-cell>
          <table:table-cell office:value-type="float" office:value="677243" calcext:value-type="float">
            <text:p>677,243</text:p>
          </table:table-cell>
          <table:table-cell office:value-type="float" office:value="0" calcext:value-type="float">
            <text:p>0</text:p>
          </table:table-cell>
          <table:table-cell office:value-type="float" office:value="868894" calcext:value-type="float">
            <text:p>868,894</text:p>
          </table:table-cell>
          <table:table-cell office:value-type="float" office:value="0" calcext:value-type="float">
            <text:p>0</text:p>
          </table:table-cell>
          <table:table-cell office:value-type="float" office:value="15078327" calcext:value-type="float">
            <text:p>15,078,327</text:p>
          </table:table-cell>
          <table:table-cell office:value-type="float" office:value="1816859" calcext:value-type="float">
            <text:p>1,816,859</text:p>
          </table:table-cell>
          <table:table-cell office:value-type="float" office:value="0" calcext:value-type="float">
            <text:p>0</text:p>
          </table:table-cell>
          <table:table-cell office:value-type="float" office:value="727061" calcext:value-type="float">
            <text:p>727,061</text:p>
          </table:table-cell>
          <table:table-cell office:value-type="float" office:value="8199811" calcext:value-type="float">
            <text:p>8,199,811</text:p>
          </table:table-cell>
          <table:table-cell office:value-type="float" office:value="0" calcext:value-type="float">
            <text:p>0</text:p>
          </table:table-cell>
          <table:table-cell office:value-type="float" office:value="4334595" calcext:value-type="float">
            <text:p>4,334,595</text:p>
          </table:table-cell>
          <table:table-cell/>
          <table:table-cell table:formula="of:=CONCATENATE([.$AB$5];[.$AA$5];[.C144];&quot;,&quot;;[.D144];&quot;,&quot;;[.E144];&quot;,&quot;;[.F144];&quot;,&quot;;[.H144];&quot;,&quot;;[.I144];&quot;,&quot;;[.J144];&quot;,&quot;;[.K144];&quot;,&quot;;[.M144];&quot;,&quot;;[.O144];&quot;,&quot;;[.P144];&quot;,&quot;;[.Q144];&quot;,&quot;;[.R144];&quot;,&quot;;[.S144];&quot;,&quot;;[.U144];&quot;,&quot;;[.V144];&quot;,&quot;;[.W144];&quot;,&quot;;[.X144];&quot;,&quot;;[.Y144];&quot;,&quot;;[.Z14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1,975152,0,677240,5601600,2143121,237154,0,3470904,427019,677243,0,868894,0,1816859,0,727061,8199811,0,43345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1,975152,0,677240,5601600,2143121,237154,0,3470904,427019,677243,0,868894,0,1816859,0,727061,8199811,0,43345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TTLE FALLS PUBLIC SCHOOL DISTRICT</text:p>
          </table:table-cell>
          <table:table-cell office:value-type="float" office:value="482" calcext:value-type="float">
            <text:p>482</text:p>
          </table:table-cell>
          <table:table-cell table:formula="of:=VLOOKUP([.B145];[$Sheet2.A138:.C694];2)" office:value-type="float" office:value="142" calcext:value-type="float">
            <text:p>142</text:p>
          </table:table-cell>
          <table:table-cell office:value-type="float" office:value="2725321" calcext:value-type="float">
            <text:p>2,725,321</text:p>
          </table:table-cell>
          <table:table-cell office:value-type="float" office:value="0" calcext:value-type="float">
            <text:p>0</text:p>
          </table:table-cell>
          <table:table-cell office:value-type="float" office:value="1467619" calcext:value-type="float">
            <text:p>1,467,619</text:p>
          </table:table-cell>
          <table:table-cell office:value-type="float" office:value="4192939" calcext:value-type="float">
            <text:p>4,192,939</text:p>
          </table:table-cell>
          <table:table-cell office:value-type="float" office:value="20699323" calcext:value-type="float">
            <text:p>20,699,323</text:p>
          </table:table-cell>
          <table:table-cell office:value-type="float" office:value="3340813" calcext:value-type="float">
            <text:p>3,340,813</text:p>
          </table:table-cell>
          <table:table-cell office:value-type="float" office:value="221932" calcext:value-type="float">
            <text:p>221,932</text:p>
          </table:table-cell>
          <table:table-cell office:value-type="float" office:value="0" calcext:value-type="float">
            <text:p>0</text:p>
          </table:table-cell>
          <table:table-cell office:value-type="float" office:value="24262068" calcext:value-type="float">
            <text:p>24,262,068</text:p>
          </table:table-cell>
          <table:table-cell office:value-type="float" office:value="4036589" calcext:value-type="float">
            <text:p>4,036,589</text:p>
          </table:table-cell>
          <table:table-cell office:value-type="float" office:value="32491597" calcext:value-type="float">
            <text:p>32,491,597</text:p>
          </table:table-cell>
          <table:table-cell office:value-type="float" office:value="2058176" calcext:value-type="float">
            <text:p>2,058,176</text:p>
          </table:table-cell>
          <table:table-cell office:value-type="float" office:value="1496069" calcext:value-type="float">
            <text:p>1,496,069</text:p>
          </table:table-cell>
          <table:table-cell office:value-type="float" office:value="53" calcext:value-type="float">
            <text:p>53</text:p>
          </table:table-cell>
          <table:table-cell office:value-type="float" office:value="2487239" calcext:value-type="float">
            <text:p>2,487,239</text:p>
          </table:table-cell>
          <table:table-cell office:value-type="float" office:value="0" calcext:value-type="float">
            <text:p>0</text:p>
          </table:table-cell>
          <table:table-cell office:value-type="float" office:value="38533133" calcext:value-type="float">
            <text:p>38,533,133</text:p>
          </table:table-cell>
          <table:table-cell office:value-type="float" office:value="4625291" calcext:value-type="float">
            <text:p>4,625,291</text:p>
          </table:table-cell>
          <table:table-cell office:value-type="float" office:value="0" calcext:value-type="float">
            <text:p>0</text:p>
          </table:table-cell>
          <table:table-cell office:value-type="float" office:value="2335598" calcext:value-type="float">
            <text:p>2,335,598</text:p>
          </table:table-cell>
          <table:table-cell office:value-type="float" office:value="25472364" calcext:value-type="float">
            <text:p>25,472,364</text:p>
          </table:table-cell>
          <table:table-cell office:value-type="float" office:value="0" calcext:value-type="float">
            <text:p>0</text:p>
          </table:table-cell>
          <table:table-cell office:value-type="float" office:value="6099881" calcext:value-type="float">
            <text:p>6,099,881</text:p>
          </table:table-cell>
          <table:table-cell/>
          <table:table-cell table:formula="of:=CONCATENATE([.$AB$5];[.$AA$5];[.C145];&quot;,&quot;;[.D145];&quot;,&quot;;[.E145];&quot;,&quot;;[.F145];&quot;,&quot;;[.H145];&quot;,&quot;;[.I145];&quot;,&quot;;[.J145];&quot;,&quot;;[.K145];&quot;,&quot;;[.M145];&quot;,&quot;;[.O145];&quot;,&quot;;[.P145];&quot;,&quot;;[.Q145];&quot;,&quot;;[.R145];&quot;,&quot;;[.S145];&quot;,&quot;;[.U145];&quot;,&quot;;[.V145];&quot;,&quot;;[.W145];&quot;,&quot;;[.X145];&quot;,&quot;;[.Y145];&quot;,&quot;;[.Z14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2,2725321,0,1467619,20699323,3340813,221932,0,4036589,2058176,1496069,53,2487239,0,4625291,0,2335598,25472364,0,609988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2,2725321,0,1467619,20699323,3340813,221932,0,4036589,2058176,1496069,53,2487239,0,4625291,0,2335598,25472364,0,609988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ERZ PUBLIC SCHOOL DISTRICT</text:p>
          </table:table-cell>
          <table:table-cell office:value-type="float" office:value="484" calcext:value-type="float">
            <text:p>484</text:p>
          </table:table-cell>
          <table:table-cell table:formula="of:=VLOOKUP([.B146];[$Sheet2.A139:.C695];2)" office:value-type="float" office:value="143" calcext:value-type="float">
            <text:p>143</text:p>
          </table:table-cell>
          <table:table-cell office:value-type="float" office:value="1150780" calcext:value-type="float">
            <text:p>1,150,780</text:p>
          </table:table-cell>
          <table:table-cell office:value-type="float" office:value="0" calcext:value-type="float">
            <text:p>0</text:p>
          </table:table-cell>
          <table:table-cell office:value-type="float" office:value="865199" calcext:value-type="float">
            <text:p>865,199</text:p>
          </table:table-cell>
          <table:table-cell office:value-type="float" office:value="2015979" calcext:value-type="float">
            <text:p>2,015,979</text:p>
          </table:table-cell>
          <table:table-cell office:value-type="float" office:value="10621015" calcext:value-type="float">
            <text:p>10,621,015</text:p>
          </table:table-cell>
          <table:table-cell office:value-type="float" office:value="1606299" calcext:value-type="float">
            <text:p>1,606,299</text:p>
          </table:table-cell>
          <table:table-cell office:value-type="float" office:value="529819" calcext:value-type="float">
            <text:p>529,819</text:p>
          </table:table-cell>
          <table:table-cell office:value-type="float" office:value="0" calcext:value-type="float">
            <text:p>0</text:p>
          </table:table-cell>
          <table:table-cell office:value-type="float" office:value="12757133" calcext:value-type="float">
            <text:p>12,757,133</text:p>
          </table:table-cell>
          <table:table-cell office:value-type="float" office:value="836085" calcext:value-type="float">
            <text:p>836,085</text:p>
          </table:table-cell>
          <table:table-cell office:value-type="float" office:value="15609196" calcext:value-type="float">
            <text:p>15,609,196</text:p>
          </table:table-cell>
          <table:table-cell office:value-type="float" office:value="1086927" calcext:value-type="float">
            <text:p>1,086,927</text:p>
          </table:table-cell>
          <table:table-cell office:value-type="float" office:value="451461" calcext:value-type="float">
            <text:p>451,461</text:p>
          </table:table-cell>
          <table:table-cell office:value-type="float" office:value="2372" calcext:value-type="float">
            <text:p>2,372</text:p>
          </table:table-cell>
          <table:table-cell office:value-type="float" office:value="1273051" calcext:value-type="float">
            <text:p>1,273,051</text:p>
          </table:table-cell>
          <table:table-cell office:value-type="float" office:value="0" calcext:value-type="float">
            <text:p>0</text:p>
          </table:table-cell>
          <table:table-cell office:value-type="float" office:value="18423007" calcext:value-type="float">
            <text:p>18,423,007</text:p>
          </table:table-cell>
          <table:table-cell office:value-type="float" office:value="2041585" calcext:value-type="float">
            <text:p>2,041,585</text:p>
          </table:table-cell>
          <table:table-cell office:value-type="float" office:value="0" calcext:value-type="float">
            <text:p>0</text:p>
          </table:table-cell>
          <table:table-cell office:value-type="float" office:value="1102910" calcext:value-type="float">
            <text:p>1,102,910</text:p>
          </table:table-cell>
          <table:table-cell office:value-type="float" office:value="13460741" calcext:value-type="float">
            <text:p>13,460,741</text:p>
          </table:table-cell>
          <table:table-cell office:value-type="float" office:value="0" calcext:value-type="float">
            <text:p>0</text:p>
          </table:table-cell>
          <table:table-cell office:value-type="float" office:value="1817771" calcext:value-type="float">
            <text:p>1,817,771</text:p>
          </table:table-cell>
          <table:table-cell/>
          <table:table-cell table:formula="of:=CONCATENATE([.$AB$5];[.$AA$5];[.C146];&quot;,&quot;;[.D146];&quot;,&quot;;[.E146];&quot;,&quot;;[.F146];&quot;,&quot;;[.H146];&quot;,&quot;;[.I146];&quot;,&quot;;[.J146];&quot;,&quot;;[.K146];&quot;,&quot;;[.M146];&quot;,&quot;;[.O146];&quot;,&quot;;[.P146];&quot;,&quot;;[.Q146];&quot;,&quot;;[.R146];&quot;,&quot;;[.S146];&quot;,&quot;;[.U146];&quot;,&quot;;[.V146];&quot;,&quot;;[.W146];&quot;,&quot;;[.X146];&quot;,&quot;;[.Y146];&quot;,&quot;;[.Z14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3,1150780,0,865199,10621015,1606299,529819,0,836085,1086927,451461,2372,1273051,0,2041585,0,1102910,13460741,0,181777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3,1150780,0,865199,10621015,1606299,529819,0,836085,1086927,451461,2372,1273051,0,2041585,0,1102910,13460741,0,181777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YALTON PUBLIC SCHOOL DISTRICT</text:p>
          </table:table-cell>
          <table:table-cell office:value-type="float" office:value="485" calcext:value-type="float">
            <text:p>485</text:p>
          </table:table-cell>
          <table:table-cell table:formula="of:=VLOOKUP([.B147];[$Sheet2.A140:.C696];2)" office:value-type="float" office:value="144" calcext:value-type="float">
            <text:p>144</text:p>
          </table:table-cell>
          <table:table-cell office:value-type="float" office:value="715781" calcext:value-type="float">
            <text:p>715,781</text:p>
          </table:table-cell>
          <table:table-cell office:value-type="float" office:value="0" calcext:value-type="float">
            <text:p>0</text:p>
          </table:table-cell>
          <table:table-cell office:value-type="float" office:value="384685" calcext:value-type="float">
            <text:p>384,685</text:p>
          </table:table-cell>
          <table:table-cell office:value-type="float" office:value="1100466" calcext:value-type="float">
            <text:p>1,100,466</text:p>
          </table:table-cell>
          <table:table-cell office:value-type="float" office:value="7652781" calcext:value-type="float">
            <text:p>7,652,781</text:p>
          </table:table-cell>
          <table:table-cell office:value-type="float" office:value="769206" calcext:value-type="float">
            <text:p>769,206</text:p>
          </table:table-cell>
          <table:table-cell office:value-type="float" office:value="199224" calcext:value-type="float">
            <text:p>199,224</text:p>
          </table:table-cell>
          <table:table-cell office:value-type="float" office:value="0" calcext:value-type="float">
            <text:p>0</text:p>
          </table:table-cell>
          <table:table-cell office:value-type="float" office:value="8621211" calcext:value-type="float">
            <text:p>8,621,211</text:p>
          </table:table-cell>
          <table:table-cell office:value-type="float" office:value="730079" calcext:value-type="float">
            <text:p>730,079</text:p>
          </table:table-cell>
          <table:table-cell office:value-type="float" office:value="10451756" calcext:value-type="float">
            <text:p>10,451,756</text:p>
          </table:table-cell>
          <table:table-cell office:value-type="float" office:value="740391" calcext:value-type="float">
            <text:p>740,391</text:p>
          </table:table-cell>
          <table:table-cell office:value-type="float" office:value="442903" calcext:value-type="float">
            <text:p>442,903</text:p>
          </table:table-cell>
          <table:table-cell office:value-type="float" office:value="0" calcext:value-type="float">
            <text:p>0</text:p>
          </table:table-cell>
          <table:table-cell office:value-type="float" office:value="2010808" calcext:value-type="float">
            <text:p>2,010,808</text:p>
          </table:table-cell>
          <table:table-cell office:value-type="float" office:value="0" calcext:value-type="float">
            <text:p>0</text:p>
          </table:table-cell>
          <table:table-cell office:value-type="float" office:value="13645857" calcext:value-type="float">
            <text:p>13,645,857</text:p>
          </table:table-cell>
          <table:table-cell office:value-type="float" office:value="2001801" calcext:value-type="float">
            <text:p>2,001,801</text:p>
          </table:table-cell>
          <table:table-cell office:value-type="float" office:value="0" calcext:value-type="float">
            <text:p>0</text:p>
          </table:table-cell>
          <table:table-cell office:value-type="float" office:value="743008" calcext:value-type="float">
            <text:p>743,008</text:p>
          </table:table-cell>
          <table:table-cell office:value-type="float" office:value="9462980" calcext:value-type="float">
            <text:p>9,462,980</text:p>
          </table:table-cell>
          <table:table-cell office:value-type="float" office:value="0" calcext:value-type="float">
            <text:p>0</text:p>
          </table:table-cell>
          <table:table-cell office:value-type="float" office:value="1438069" calcext:value-type="float">
            <text:p>1,438,069</text:p>
          </table:table-cell>
          <table:table-cell/>
          <table:table-cell table:formula="of:=CONCATENATE([.$AB$5];[.$AA$5];[.C147];&quot;,&quot;;[.D147];&quot;,&quot;;[.E147];&quot;,&quot;;[.F147];&quot;,&quot;;[.H147];&quot;,&quot;;[.I147];&quot;,&quot;;[.J147];&quot;,&quot;;[.K147];&quot;,&quot;;[.M147];&quot;,&quot;;[.O147];&quot;,&quot;;[.P147];&quot;,&quot;;[.Q147];&quot;,&quot;;[.R147];&quot;,&quot;;[.S147];&quot;,&quot;;[.U147];&quot;,&quot;;[.V147];&quot;,&quot;;[.W147];&quot;,&quot;;[.X147];&quot;,&quot;;[.Y147];&quot;,&quot;;[.Z14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4,715781,0,384685,7652781,769206,199224,0,730079,740391,442903,0,2010808,0,2001801,0,743008,9462980,0,143806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4,715781,0,384685,7652781,769206,199224,0,730079,740391,442903,0,2010808,0,2001801,0,743008,9462980,0,143806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NVILLE PUBLIC SCHOOL DISTRICT</text:p>
          </table:table-cell>
          <table:table-cell office:value-type="float" office:value="486" calcext:value-type="float">
            <text:p>486</text:p>
          </table:table-cell>
          <table:table-cell table:formula="of:=VLOOKUP([.B148];[$Sheet2.A141:.C697];2)" office:value-type="float" office:value="145" calcext:value-type="float">
            <text:p>145</text:p>
          </table:table-cell>
          <table:table-cell office:value-type="float" office:value="535337" calcext:value-type="float">
            <text:p>535,337</text:p>
          </table:table-cell>
          <table:table-cell office:value-type="float" office:value="0" calcext:value-type="float">
            <text:p>0</text:p>
          </table:table-cell>
          <table:table-cell office:value-type="float" office:value="319125" calcext:value-type="float">
            <text:p>319,125</text:p>
          </table:table-cell>
          <table:table-cell office:value-type="float" office:value="854462" calcext:value-type="float">
            <text:p>854,462</text:p>
          </table:table-cell>
          <table:table-cell office:value-type="float" office:value="3045415" calcext:value-type="float">
            <text:p>3,045,415</text:p>
          </table:table-cell>
          <table:table-cell office:value-type="float" office:value="373352" calcext:value-type="float">
            <text:p>373,352</text:p>
          </table:table-cell>
          <table:table-cell office:value-type="float" office:value="81669" calcext:value-type="float">
            <text:p>81,669</text:p>
          </table:table-cell>
          <table:table-cell office:value-type="float" office:value="0" calcext:value-type="float">
            <text:p>0</text:p>
          </table:table-cell>
          <table:table-cell office:value-type="float" office:value="3500437" calcext:value-type="float">
            <text:p>3,500,437</text:p>
          </table:table-cell>
          <table:table-cell office:value-type="float" office:value="427620" calcext:value-type="float">
            <text:p>427,620</text:p>
          </table:table-cell>
          <table:table-cell office:value-type="float" office:value="4782519" calcext:value-type="float">
            <text:p>4,782,519</text:p>
          </table:table-cell>
          <table:table-cell office:value-type="float" office:value="311685" calcext:value-type="float">
            <text:p>311,685</text:p>
          </table:table-cell>
          <table:table-cell office:value-type="float" office:value="94685" calcext:value-type="float">
            <text:p>94,685</text:p>
          </table:table-cell>
          <table:table-cell office:value-type="float" office:value="0" calcext:value-type="float">
            <text:p>0</text:p>
          </table:table-cell>
          <table:table-cell office:value-type="float" office:value="428961" calcext:value-type="float">
            <text:p>428,961</text:p>
          </table:table-cell>
          <table:table-cell office:value-type="float" office:value="0" calcext:value-type="float">
            <text:p>0</text:p>
          </table:table-cell>
          <table:table-cell office:value-type="float" office:value="5617850" calcext:value-type="float">
            <text:p>5,617,850</text:p>
          </table:table-cell>
          <table:table-cell office:value-type="float" office:value="903185" calcext:value-type="float">
            <text:p>903,185</text:p>
          </table:table-cell>
          <table:table-cell office:value-type="float" office:value="0" calcext:value-type="float">
            <text:p>0</text:p>
          </table:table-cell>
          <table:table-cell office:value-type="float" office:value="373471" calcext:value-type="float">
            <text:p>373,471</text:p>
          </table:table-cell>
          <table:table-cell office:value-type="float" office:value="3617766" calcext:value-type="float">
            <text:p>3,617,766</text:p>
          </table:table-cell>
          <table:table-cell office:value-type="float" office:value="0" calcext:value-type="float">
            <text:p>0</text:p>
          </table:table-cell>
          <table:table-cell office:value-type="float" office:value="723428" calcext:value-type="float">
            <text:p>723,428</text:p>
          </table:table-cell>
          <table:table-cell/>
          <table:table-cell table:formula="of:=CONCATENATE([.$AB$5];[.$AA$5];[.C148];&quot;,&quot;;[.D148];&quot;,&quot;;[.E148];&quot;,&quot;;[.F148];&quot;,&quot;;[.H148];&quot;,&quot;;[.I148];&quot;,&quot;;[.J148];&quot;,&quot;;[.K148];&quot;,&quot;;[.M148];&quot;,&quot;;[.O148];&quot;,&quot;;[.P148];&quot;,&quot;;[.Q148];&quot;,&quot;;[.R148];&quot;,&quot;;[.S148];&quot;,&quot;;[.U148];&quot;,&quot;;[.V148];&quot;,&quot;;[.W148];&quot;,&quot;;[.X148];&quot;,&quot;;[.Y148];&quot;,&quot;;[.Z14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5,535337,0,319125,3045415,373352,81669,0,427620,311685,94685,0,428961,0,903185,0,373471,3617766,0,72342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5,535337,0,319125,3045415,373352,81669,0,427620,311685,94685,0,428961,0,903185,0,373471,3617766,0,72342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SALA PUBLIC SCHOOL DISTRICT</text:p>
          </table:table-cell>
          <table:table-cell office:value-type="float" office:value="487" calcext:value-type="float">
            <text:p>487</text:p>
          </table:table-cell>
          <table:table-cell table:formula="of:=VLOOKUP([.B149];[$Sheet2.A142:.C698];2)" office:value-type="float" office:value="146" calcext:value-type="float">
            <text:p>146</text:p>
          </table:table-cell>
          <table:table-cell office:value-type="float" office:value="370676" calcext:value-type="float">
            <text:p>370,676</text:p>
          </table:table-cell>
          <table:table-cell office:value-type="float" office:value="0" calcext:value-type="float">
            <text:p>0</text:p>
          </table:table-cell>
          <table:table-cell office:value-type="float" office:value="496270" calcext:value-type="float">
            <text:p>496,270</text:p>
          </table:table-cell>
          <table:table-cell office:value-type="float" office:value="866946" calcext:value-type="float">
            <text:p>866,946</text:p>
          </table:table-cell>
          <table:table-cell office:value-type="float" office:value="3229230" calcext:value-type="float">
            <text:p>3,229,230</text:p>
          </table:table-cell>
          <table:table-cell office:value-type="float" office:value="286478" calcext:value-type="float">
            <text:p>286,478</text:p>
          </table:table-cell>
          <table:table-cell office:value-type="float" office:value="137619" calcext:value-type="float">
            <text:p>137,619</text:p>
          </table:table-cell>
          <table:table-cell office:value-type="float" office:value="0" calcext:value-type="float">
            <text:p>0</text:p>
          </table:table-cell>
          <table:table-cell office:value-type="float" office:value="3653326" calcext:value-type="float">
            <text:p>3,653,326</text:p>
          </table:table-cell>
          <table:table-cell office:value-type="float" office:value="717795" calcext:value-type="float">
            <text:p>717,795</text:p>
          </table:table-cell>
          <table:table-cell office:value-type="float" office:value="5238067" calcext:value-type="float">
            <text:p>5,238,067</text:p>
          </table:table-cell>
          <table:table-cell office:value-type="float" office:value="352752" calcext:value-type="float">
            <text:p>352,752</text:p>
          </table:table-cell>
          <table:table-cell office:value-type="float" office:value="73542" calcext:value-type="float">
            <text:p>73,542</text:p>
          </table:table-cell>
          <table:table-cell office:value-type="float" office:value="0" calcext:value-type="float">
            <text:p>0</text:p>
          </table:table-cell>
          <table:table-cell office:value-type="float" office:value="688321" calcext:value-type="float">
            <text:p>688,321</text:p>
          </table:table-cell>
          <table:table-cell office:value-type="float" office:value="0" calcext:value-type="float">
            <text:p>0</text:p>
          </table:table-cell>
          <table:table-cell office:value-type="float" office:value="6352682" calcext:value-type="float">
            <text:p>6,352,682</text:p>
          </table:table-cell>
          <table:table-cell office:value-type="float" office:value="846603" calcext:value-type="float">
            <text:p>846,603</text:p>
          </table:table-cell>
          <table:table-cell office:value-type="float" office:value="0" calcext:value-type="float">
            <text:p>0</text:p>
          </table:table-cell>
          <table:table-cell office:value-type="float" office:value="542824" calcext:value-type="float">
            <text:p>542,824</text:p>
          </table:table-cell>
          <table:table-cell office:value-type="float" office:value="3914707" calcext:value-type="float">
            <text:p>3,914,707</text:p>
          </table:table-cell>
          <table:table-cell office:value-type="float" office:value="0" calcext:value-type="float">
            <text:p>0</text:p>
          </table:table-cell>
          <table:table-cell office:value-type="float" office:value="1048549" calcext:value-type="float">
            <text:p>1,048,549</text:p>
          </table:table-cell>
          <table:table-cell/>
          <table:table-cell table:formula="of:=CONCATENATE([.$AB$5];[.$AA$5];[.C149];&quot;,&quot;;[.D149];&quot;,&quot;;[.E149];&quot;,&quot;;[.F149];&quot;,&quot;;[.H149];&quot;,&quot;;[.I149];&quot;,&quot;;[.J149];&quot;,&quot;;[.K149];&quot;,&quot;;[.M149];&quot;,&quot;;[.O149];&quot;,&quot;;[.P149];&quot;,&quot;;[.Q149];&quot;,&quot;;[.R149];&quot;,&quot;;[.S149];&quot;,&quot;;[.U149];&quot;,&quot;;[.V149];&quot;,&quot;;[.W149];&quot;,&quot;;[.X149];&quot;,&quot;;[.Y149];&quot;,&quot;;[.Z14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6,370676,0,496270,3229230,286478,137619,0,717795,352752,73542,0,688321,0,846603,0,542824,3914707,0,104854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6,370676,0,496270,3229230,286478,137619,0,717795,352752,73542,0,688321,0,846603,0,542824,3914707,0,104854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USTIN PUBLIC SCHOOL DISTRICT</text:p>
          </table:table-cell>
          <table:table-cell office:value-type="float" office:value="492" calcext:value-type="float">
            <text:p>492</text:p>
          </table:table-cell>
          <table:table-cell table:formula="of:=VLOOKUP([.B150];[$Sheet2.A143:.C699];2)" office:value-type="float" office:value="147" calcext:value-type="float">
            <text:p>147</text:p>
          </table:table-cell>
          <table:table-cell office:value-type="float" office:value="5544216" calcext:value-type="float">
            <text:p>5,544,216</text:p>
          </table:table-cell>
          <table:table-cell office:value-type="float" office:value="0" calcext:value-type="float">
            <text:p>0</text:p>
          </table:table-cell>
          <table:table-cell office:value-type="float" office:value="5921904" calcext:value-type="float">
            <text:p>5,921,904</text:p>
          </table:table-cell>
          <table:table-cell office:value-type="float" office:value="11466120" calcext:value-type="float">
            <text:p>11,466,120</text:p>
          </table:table-cell>
          <table:table-cell office:value-type="float" office:value="47747878" calcext:value-type="float">
            <text:p>47,747,878</text:p>
          </table:table-cell>
          <table:table-cell office:value-type="float" office:value="9175055" calcext:value-type="float">
            <text:p>9,175,055</text:p>
          </table:table-cell>
          <table:table-cell office:value-type="float" office:value="1948957" calcext:value-type="float">
            <text:p>1,948,957</text:p>
          </table:table-cell>
          <table:table-cell office:value-type="float" office:value="0" calcext:value-type="float">
            <text:p>0</text:p>
          </table:table-cell>
          <table:table-cell office:value-type="float" office:value="58871890" calcext:value-type="float">
            <text:p>58,871,890</text:p>
          </table:table-cell>
          <table:table-cell office:value-type="float" office:value="8478535" calcext:value-type="float">
            <text:p>8,478,535</text:p>
          </table:table-cell>
          <table:table-cell office:value-type="float" office:value="78816545" calcext:value-type="float">
            <text:p>78,816,545</text:p>
          </table:table-cell>
          <table:table-cell office:value-type="float" office:value="4571872" calcext:value-type="float">
            <text:p>4,571,872</text:p>
          </table:table-cell>
          <table:table-cell office:value-type="float" office:value="2927702" calcext:value-type="float">
            <text:p>2,927,702</text:p>
          </table:table-cell>
          <table:table-cell office:value-type="float" office:value="1716" calcext:value-type="float">
            <text:p>1,716</text:p>
          </table:table-cell>
          <table:table-cell office:value-type="float" office:value="3393077" calcext:value-type="float">
            <text:p>3,393,077</text:p>
          </table:table-cell>
          <table:table-cell office:value-type="float" office:value="0" calcext:value-type="float">
            <text:p>0</text:p>
          </table:table-cell>
          <table:table-cell office:value-type="float" office:value="89710912" calcext:value-type="float">
            <text:p>89,710,912</text:p>
          </table:table-cell>
          <table:table-cell office:value-type="float" office:value="8126582" calcext:value-type="float">
            <text:p>8,126,582</text:p>
          </table:table-cell>
          <table:table-cell office:value-type="float" office:value="0" calcext:value-type="float">
            <text:p>0</text:p>
          </table:table-cell>
          <table:table-cell office:value-type="float" office:value="7237047" calcext:value-type="float">
            <text:p>7,237,047</text:p>
          </table:table-cell>
          <table:table-cell office:value-type="float" office:value="60887746" calcext:value-type="float">
            <text:p>60,887,746</text:p>
          </table:table-cell>
          <table:table-cell office:value-type="float" office:value="0" calcext:value-type="float">
            <text:p>0</text:p>
          </table:table-cell>
          <table:table-cell office:value-type="float" office:value="13459537" calcext:value-type="float">
            <text:p>13,459,537</text:p>
          </table:table-cell>
          <table:table-cell/>
          <table:table-cell table:formula="of:=CONCATENATE([.$AB$5];[.$AA$5];[.C150];&quot;,&quot;;[.D150];&quot;,&quot;;[.E150];&quot;,&quot;;[.F150];&quot;,&quot;;[.H150];&quot;,&quot;;[.I150];&quot;,&quot;;[.J150];&quot;,&quot;;[.K150];&quot;,&quot;;[.M150];&quot;,&quot;;[.O150];&quot;,&quot;;[.P150];&quot;,&quot;;[.Q150];&quot;,&quot;;[.R150];&quot;,&quot;;[.S150];&quot;,&quot;;[.U150];&quot;,&quot;;[.V150];&quot;,&quot;;[.W150];&quot;,&quot;;[.X150];&quot;,&quot;;[.Y150];&quot;,&quot;;[.Z15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7,5544216,0,5921904,47747878,9175055,1948957,0,8478535,4571872,2927702,1716,3393077,0,8126582,0,7237047,60887746,0,134595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7,5544216,0,5921904,47747878,9175055,1948957,0,8478535,4571872,2927702,1716,3393077,0,8126582,0,7237047,60887746,0,134595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AND MEADOW PUBLIC SCHOOL DISTRICT</text:p>
          </table:table-cell>
          <table:table-cell office:value-type="float" office:value="495" calcext:value-type="float">
            <text:p>495</text:p>
          </table:table-cell>
          <table:table-cell table:formula="of:=VLOOKUP([.B151];[$Sheet2.A144:.C700];2)" office:value-type="float" office:value="148" calcext:value-type="float">
            <text:p>148</text:p>
          </table:table-cell>
          <table:table-cell office:value-type="float" office:value="683301" calcext:value-type="float">
            <text:p>683,301</text:p>
          </table:table-cell>
          <table:table-cell office:value-type="float" office:value="0" calcext:value-type="float">
            <text:p>0</text:p>
          </table:table-cell>
          <table:table-cell office:value-type="float" office:value="355500" calcext:value-type="float">
            <text:p>355,500</text:p>
          </table:table-cell>
          <table:table-cell office:value-type="float" office:value="1038800" calcext:value-type="float">
            <text:p>1,038,800</text:p>
          </table:table-cell>
          <table:table-cell office:value-type="float" office:value="4279247" calcext:value-type="float">
            <text:p>4,279,247</text:p>
          </table:table-cell>
          <table:table-cell office:value-type="float" office:value="393832" calcext:value-type="float">
            <text:p>393,832</text:p>
          </table:table-cell>
          <table:table-cell office:value-type="float" office:value="75513" calcext:value-type="float">
            <text:p>75,513</text:p>
          </table:table-cell>
          <table:table-cell office:value-type="float" office:value="0" calcext:value-type="float">
            <text:p>0</text:p>
          </table:table-cell>
          <table:table-cell office:value-type="float" office:value="4748592" calcext:value-type="float">
            <text:p>4,748,592</text:p>
          </table:table-cell>
          <table:table-cell office:value-type="float" office:value="359935" calcext:value-type="float">
            <text:p>359,935</text:p>
          </table:table-cell>
          <table:table-cell office:value-type="float" office:value="6147327" calcext:value-type="float">
            <text:p>6,147,327</text:p>
          </table:table-cell>
          <table:table-cell office:value-type="float" office:value="424492" calcext:value-type="float">
            <text:p>424,492</text:p>
          </table:table-cell>
          <table:table-cell office:value-type="float" office:value="187266" calcext:value-type="float">
            <text:p>187,266</text:p>
          </table:table-cell>
          <table:table-cell office:value-type="float" office:value="0" calcext:value-type="float">
            <text:p>0</text:p>
          </table:table-cell>
          <table:table-cell office:value-type="float" office:value="891344" calcext:value-type="float">
            <text:p>891,344</text:p>
          </table:table-cell>
          <table:table-cell office:value-type="float" office:value="0" calcext:value-type="float">
            <text:p>0</text:p>
          </table:table-cell>
          <table:table-cell office:value-type="float" office:value="7650429" calcext:value-type="float">
            <text:p>7,650,429</text:p>
          </table:table-cell>
          <table:table-cell office:value-type="float" office:value="1235971" calcext:value-type="float">
            <text:p>1,235,971</text:p>
          </table:table-cell>
          <table:table-cell office:value-type="float" office:value="0" calcext:value-type="float">
            <text:p>0</text:p>
          </table:table-cell>
          <table:table-cell office:value-type="float" office:value="538227" calcext:value-type="float">
            <text:p>538,227</text:p>
          </table:table-cell>
          <table:table-cell office:value-type="float" office:value="5151371" calcext:value-type="float">
            <text:p>5,151,371</text:p>
          </table:table-cell>
          <table:table-cell office:value-type="float" office:value="0" calcext:value-type="float">
            <text:p>0</text:p>
          </table:table-cell>
          <table:table-cell office:value-type="float" office:value="724860" calcext:value-type="float">
            <text:p>724,860</text:p>
          </table:table-cell>
          <table:table-cell/>
          <table:table-cell table:formula="of:=CONCATENATE([.$AB$5];[.$AA$5];[.C151];&quot;,&quot;;[.D151];&quot;,&quot;;[.E151];&quot;,&quot;;[.F151];&quot;,&quot;;[.H151];&quot;,&quot;;[.I151];&quot;,&quot;;[.J151];&quot;,&quot;;[.K151];&quot;,&quot;;[.M151];&quot;,&quot;;[.O151];&quot;,&quot;;[.P151];&quot;,&quot;;[.Q151];&quot;,&quot;;[.R151];&quot;,&quot;;[.S151];&quot;,&quot;;[.U151];&quot;,&quot;;[.V151];&quot;,&quot;;[.W151];&quot;,&quot;;[.X151];&quot;,&quot;;[.Y151];&quot;,&quot;;[.Z15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8,683301,0,355500,4279247,393832,75513,0,359935,424492,187266,0,891344,0,1235971,0,538227,5151371,0,7248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8,683301,0,355500,4279247,393832,75513,0,359935,424492,187266,0,891344,0,1235971,0,538227,5151371,0,7248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YLE PUBLIC SCHOOL DISTRICT</text:p>
          </table:table-cell>
          <table:table-cell office:value-type="float" office:value="497" calcext:value-type="float">
            <text:p>497</text:p>
          </table:table-cell>
          <table:table-cell table:formula="of:=VLOOKUP([.B152];[$Sheet2.A145:.C701];2)" office:value-type="float" office:value="149" calcext:value-type="float">
            <text:p>149</text:p>
          </table:table-cell>
          <table:table-cell office:value-type="float" office:value="542740" calcext:value-type="float">
            <text:p>542,740</text:p>
          </table:table-cell>
          <table:table-cell office:value-type="float" office:value="0" calcext:value-type="float">
            <text:p>0</text:p>
          </table:table-cell>
          <table:table-cell office:value-type="float" office:value="275928" calcext:value-type="float">
            <text:p>275,928</text:p>
          </table:table-cell>
          <table:table-cell office:value-type="float" office:value="818669" calcext:value-type="float">
            <text:p>818,669</text:p>
          </table:table-cell>
          <table:table-cell office:value-type="float" office:value="2951808" calcext:value-type="float">
            <text:p>2,951,808</text:p>
          </table:table-cell>
          <table:table-cell office:value-type="float" office:value="308973" calcext:value-type="float">
            <text:p>308,973</text:p>
          </table:table-cell>
          <table:table-cell office:value-type="float" office:value="112583" calcext:value-type="float">
            <text:p>112,583</text:p>
          </table:table-cell>
          <table:table-cell office:value-type="float" office:value="0" calcext:value-type="float">
            <text:p>0</text:p>
          </table:table-cell>
          <table:table-cell office:value-type="float" office:value="3373364" calcext:value-type="float">
            <text:p>3,373,364</text:p>
          </table:table-cell>
          <table:table-cell office:value-type="float" office:value="239241" calcext:value-type="float">
            <text:p>239,241</text:p>
          </table:table-cell>
          <table:table-cell office:value-type="float" office:value="4431274" calcext:value-type="float">
            <text:p>4,431,274</text:p>
          </table:table-cell>
          <table:table-cell office:value-type="float" office:value="231484" calcext:value-type="float">
            <text:p>231,484</text:p>
          </table:table-cell>
          <table:table-cell office:value-type="float" office:value="99767" calcext:value-type="float">
            <text:p>99,767</text:p>
          </table:table-cell>
          <table:table-cell office:value-type="float" office:value="0" calcext:value-type="float">
            <text:p>0</text:p>
          </table:table-cell>
          <table:table-cell office:value-type="float" office:value="510210" calcext:value-type="float">
            <text:p>510,210</text:p>
          </table:table-cell>
          <table:table-cell office:value-type="float" office:value="0" calcext:value-type="float">
            <text:p>0</text:p>
          </table:table-cell>
          <table:table-cell office:value-type="float" office:value="5272735" calcext:value-type="float">
            <text:p>5,272,735</text:p>
          </table:table-cell>
          <table:table-cell office:value-type="float" office:value="850617" calcext:value-type="float">
            <text:p>850,617</text:p>
          </table:table-cell>
          <table:table-cell office:value-type="float" office:value="0" calcext:value-type="float">
            <text:p>0</text:p>
          </table:table-cell>
          <table:table-cell office:value-type="float" office:value="331316" calcext:value-type="float">
            <text:p>331,316</text:p>
          </table:table-cell>
          <table:table-cell office:value-type="float" office:value="3630889" calcext:value-type="float">
            <text:p>3,630,889</text:p>
          </table:table-cell>
          <table:table-cell office:value-type="float" office:value="0" calcext:value-type="float">
            <text:p>0</text:p>
          </table:table-cell>
          <table:table-cell office:value-type="float" office:value="459914" calcext:value-type="float">
            <text:p>459,914</text:p>
          </table:table-cell>
          <table:table-cell/>
          <table:table-cell table:formula="of:=CONCATENATE([.$AB$5];[.$AA$5];[.C152];&quot;,&quot;;[.D152];&quot;,&quot;;[.E152];&quot;,&quot;;[.F152];&quot;,&quot;;[.H152];&quot;,&quot;;[.I152];&quot;,&quot;;[.J152];&quot;,&quot;;[.K152];&quot;,&quot;;[.M152];&quot;,&quot;;[.O152];&quot;,&quot;;[.P152];&quot;,&quot;;[.Q152];&quot;,&quot;;[.R152];&quot;,&quot;;[.S152];&quot;,&quot;;[.U152];&quot;,&quot;;[.V152];&quot;,&quot;;[.W152];&quot;,&quot;;[.X152];&quot;,&quot;;[.Y152];&quot;,&quot;;[.Z15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9,542740,0,275928,2951808,308973,112583,0,239241,231484,99767,0,510210,0,850617,0,331316,3630889,0,45991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49,542740,0,275928,2951808,308973,112583,0,239241,231484,99767,0,510210,0,850617,0,331316,3630889,0,45991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ROY-OSTRANDER PUBLIC SCHOOLS</text:p>
          </table:table-cell>
          <table:table-cell office:value-type="float" office:value="499" calcext:value-type="float">
            <text:p>499</text:p>
          </table:table-cell>
          <table:table-cell table:formula="of:=VLOOKUP([.B153];[$Sheet2.A146:.C702];2)" office:value-type="float" office:value="150" calcext:value-type="float">
            <text:p>150</text:p>
          </table:table-cell>
          <table:table-cell office:value-type="float" office:value="701848" calcext:value-type="float">
            <text:p>701,848</text:p>
          </table:table-cell>
          <table:table-cell office:value-type="float" office:value="0" calcext:value-type="float">
            <text:p>0</text:p>
          </table:table-cell>
          <table:table-cell office:value-type="float" office:value="498348" calcext:value-type="float">
            <text:p>498,348</text:p>
          </table:table-cell>
          <table:table-cell office:value-type="float" office:value="1200196" calcext:value-type="float">
            <text:p>1,200,196</text:p>
          </table:table-cell>
          <table:table-cell office:value-type="float" office:value="2429706" calcext:value-type="float">
            <text:p>2,429,706</text:p>
          </table:table-cell>
          <table:table-cell office:value-type="float" office:value="466166" calcext:value-type="float">
            <text:p>466,166</text:p>
          </table:table-cell>
          <table:table-cell office:value-type="float" office:value="30733" calcext:value-type="float">
            <text:p>30,733</text:p>
          </table:table-cell>
          <table:table-cell office:value-type="float" office:value="0" calcext:value-type="float">
            <text:p>0</text:p>
          </table:table-cell>
          <table:table-cell office:value-type="float" office:value="2926604" calcext:value-type="float">
            <text:p>2,926,604</text:p>
          </table:table-cell>
          <table:table-cell office:value-type="float" office:value="99016" calcext:value-type="float">
            <text:p>99,016</text:p>
          </table:table-cell>
          <table:table-cell office:value-type="float" office:value="4225816" calcext:value-type="float">
            <text:p>4,225,816</text:p>
          </table:table-cell>
          <table:table-cell office:value-type="float" office:value="244715" calcext:value-type="float">
            <text:p>244,715</text:p>
          </table:table-cell>
          <table:table-cell office:value-type="float" office:value="292545" calcext:value-type="float">
            <text:p>292,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88" calcext:value-type="float">
            <text:p>51,188</text:p>
          </table:table-cell>
          <table:table-cell office:value-type="float" office:value="4814264" calcext:value-type="float">
            <text:p>4,814,264</text:p>
          </table:table-cell>
          <table:table-cell office:value-type="float" office:value="845134" calcext:value-type="float">
            <text:p>845,134</text:p>
          </table:table-cell>
          <table:table-cell office:value-type="float" office:value="0" calcext:value-type="float">
            <text:p>0</text:p>
          </table:table-cell>
          <table:table-cell office:value-type="float" office:value="619661" calcext:value-type="float">
            <text:p>619,661</text:p>
          </table:table-cell>
          <table:table-cell office:value-type="float" office:value="2984925" calcext:value-type="float">
            <text:p>2,984,925</text:p>
          </table:table-cell>
          <table:table-cell office:value-type="float" office:value="0" calcext:value-type="float">
            <text:p>0</text:p>
          </table:table-cell>
          <table:table-cell office:value-type="float" office:value="364545" calcext:value-type="float">
            <text:p>364,545</text:p>
          </table:table-cell>
          <table:table-cell/>
          <table:table-cell table:formula="of:=CONCATENATE([.$AB$5];[.$AA$5];[.C153];&quot;,&quot;;[.D153];&quot;,&quot;;[.E153];&quot;,&quot;;[.F153];&quot;,&quot;;[.H153];&quot;,&quot;;[.I153];&quot;,&quot;;[.J153];&quot;,&quot;;[.K153];&quot;,&quot;;[.M153];&quot;,&quot;;[.O153];&quot;,&quot;;[.P153];&quot;,&quot;;[.Q153];&quot;,&quot;;[.R153];&quot;,&quot;;[.S153];&quot;,&quot;;[.U153];&quot;,&quot;;[.V153];&quot;,&quot;;[.W153];&quot;,&quot;;[.X153];&quot;,&quot;;[.Y153];&quot;,&quot;;[.Z15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0,701848,0,498348,2429706,466166,30733,0,99016,244715,292545,0,0,51188,845134,0,619661,2984925,0,36454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0,701848,0,498348,2429706,466166,30733,0,99016,244715,292545,0,0,51188,845134,0,619661,2984925,0,36454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THLAND PUBLIC SCHOOL DISTRICT</text:p>
          </table:table-cell>
          <table:table-cell office:value-type="float" office:value="500" calcext:value-type="float">
            <text:p>500</text:p>
          </table:table-cell>
          <table:table-cell table:formula="of:=VLOOKUP([.B154];[$Sheet2.A147:.C703];2)" office:value-type="float" office:value="151" calcext:value-type="float">
            <text:p>151</text:p>
          </table:table-cell>
          <table:table-cell office:value-type="float" office:value="1098524" calcext:value-type="float">
            <text:p>1,098,524</text:p>
          </table:table-cell>
          <table:table-cell office:value-type="float" office:value="0" calcext:value-type="float">
            <text:p>0</text:p>
          </table:table-cell>
          <table:table-cell office:value-type="float" office:value="489784" calcext:value-type="float">
            <text:p>489,784</text:p>
          </table:table-cell>
          <table:table-cell office:value-type="float" office:value="1588308" calcext:value-type="float">
            <text:p>1,588,308</text:p>
          </table:table-cell>
          <table:table-cell office:value-type="float" office:value="3830277" calcext:value-type="float">
            <text:p>3,830,277</text:p>
          </table:table-cell>
          <table:table-cell office:value-type="float" office:value="424403" calcext:value-type="float">
            <text:p>424,403</text:p>
          </table:table-cell>
          <table:table-cell office:value-type="float" office:value="127774" calcext:value-type="float">
            <text:p>127,774</text:p>
          </table:table-cell>
          <table:table-cell office:value-type="float" office:value="0" calcext:value-type="float">
            <text:p>0</text:p>
          </table:table-cell>
          <table:table-cell office:value-type="float" office:value="4382455" calcext:value-type="float">
            <text:p>4,382,455</text:p>
          </table:table-cell>
          <table:table-cell office:value-type="float" office:value="398527" calcext:value-type="float">
            <text:p>398,527</text:p>
          </table:table-cell>
          <table:table-cell office:value-type="float" office:value="6369290" calcext:value-type="float">
            <text:p>6,369,290</text:p>
          </table:table-cell>
          <table:table-cell office:value-type="float" office:value="418366" calcext:value-type="float">
            <text:p>418,366</text:p>
          </table:table-cell>
          <table:table-cell office:value-type="float" office:value="187239" calcext:value-type="float">
            <text:p>187,239</text:p>
          </table:table-cell>
          <table:table-cell office:value-type="float" office:value="0" calcext:value-type="float">
            <text:p>0</text:p>
          </table:table-cell>
          <table:table-cell office:value-type="float" office:value="1527393" calcext:value-type="float">
            <text:p>1,527,393</text:p>
          </table:table-cell>
          <table:table-cell office:value-type="float" office:value="0" calcext:value-type="float">
            <text:p>0</text:p>
          </table:table-cell>
          <table:table-cell office:value-type="float" office:value="8502288" calcext:value-type="float">
            <text:p>8,502,288</text:p>
          </table:table-cell>
          <table:table-cell office:value-type="float" office:value="2153636" calcext:value-type="float">
            <text:p>2,153,636</text:p>
          </table:table-cell>
          <table:table-cell office:value-type="float" office:value="0" calcext:value-type="float">
            <text:p>0</text:p>
          </table:table-cell>
          <table:table-cell office:value-type="float" office:value="646048" calcext:value-type="float">
            <text:p>646,048</text:p>
          </table:table-cell>
          <table:table-cell office:value-type="float" office:value="4957492" calcext:value-type="float">
            <text:p>4,957,492</text:p>
          </table:table-cell>
          <table:table-cell office:value-type="float" office:value="0" calcext:value-type="float">
            <text:p>0</text:p>
          </table:table-cell>
          <table:table-cell office:value-type="float" office:value="745112" calcext:value-type="float">
            <text:p>745,112</text:p>
          </table:table-cell>
          <table:table-cell/>
          <table:table-cell table:formula="of:=CONCATENATE([.$AB$5];[.$AA$5];[.C154];&quot;,&quot;;[.D154];&quot;,&quot;;[.E154];&quot;,&quot;;[.F154];&quot;,&quot;;[.H154];&quot;,&quot;;[.I154];&quot;,&quot;;[.J154];&quot;,&quot;;[.K154];&quot;,&quot;;[.M154];&quot;,&quot;;[.O154];&quot;,&quot;;[.P154];&quot;,&quot;;[.Q154];&quot;,&quot;;[.R154];&quot;,&quot;;[.S154];&quot;,&quot;;[.U154];&quot;,&quot;;[.V154];&quot;,&quot;;[.W154];&quot;,&quot;;[.X154];&quot;,&quot;;[.Y154];&quot;,&quot;;[.Z15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1,1098524,0,489784,3830277,424403,127774,0,398527,418366,187239,0,1527393,0,2153636,0,646048,4957492,0,7451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1,1098524,0,489784,3830277,424403,127774,0,398527,418366,187239,0,1527393,0,2153636,0,646048,4957492,0,7451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LDA PUBLIC SCHOOL DISTRICT</text:p>
          </table:table-cell>
          <table:table-cell office:value-type="float" office:value="505" calcext:value-type="float">
            <text:p>505</text:p>
          </table:table-cell>
          <table:table-cell table:formula="of:=VLOOKUP([.B155];[$Sheet2.A148:.C704];2)" office:value-type="float" office:value="152" calcext:value-type="float">
            <text:p>152</text:p>
          </table:table-cell>
          <table:table-cell office:value-type="float" office:value="1119222" calcext:value-type="float">
            <text:p>1,119,222</text:p>
          </table:table-cell>
          <table:table-cell office:value-type="float" office:value="0" calcext:value-type="float">
            <text:p>0</text:p>
          </table:table-cell>
          <table:table-cell office:value-type="float" office:value="286329" calcext:value-type="float">
            <text:p>286,329</text:p>
          </table:table-cell>
          <table:table-cell office:value-type="float" office:value="1405551" calcext:value-type="float">
            <text:p>1,405,551</text:p>
          </table:table-cell>
          <table:table-cell office:value-type="float" office:value="3721361" calcext:value-type="float">
            <text:p>3,721,361</text:p>
          </table:table-cell>
          <table:table-cell office:value-type="float" office:value="540025" calcext:value-type="float">
            <text:p>540,025</text:p>
          </table:table-cell>
          <table:table-cell office:value-type="float" office:value="78218" calcext:value-type="float">
            <text:p>78,218</text:p>
          </table:table-cell>
          <table:table-cell office:value-type="float" office:value="0" calcext:value-type="float">
            <text:p>0</text:p>
          </table:table-cell>
          <table:table-cell office:value-type="float" office:value="4339605" calcext:value-type="float">
            <text:p>4,339,605</text:p>
          </table:table-cell>
          <table:table-cell office:value-type="float" office:value="487276" calcext:value-type="float">
            <text:p>487,276</text:p>
          </table:table-cell>
          <table:table-cell office:value-type="float" office:value="6232431" calcext:value-type="float">
            <text:p>6,232,431</text:p>
          </table:table-cell>
          <table:table-cell office:value-type="float" office:value="355828" calcext:value-type="float">
            <text:p>355,828</text:p>
          </table:table-cell>
          <table:table-cell office:value-type="float" office:value="156102" calcext:value-type="float">
            <text:p>156,102</text:p>
          </table:table-cell>
          <table:table-cell office:value-type="float" office:value="227" calcext:value-type="float">
            <text:p>227</text:p>
          </table:table-cell>
          <table:table-cell office:value-type="float" office:value="78008" calcext:value-type="float">
            <text:p>78,008</text:p>
          </table:table-cell>
          <table:table-cell office:value-type="float" office:value="0" calcext:value-type="float">
            <text:p>0</text:p>
          </table:table-cell>
          <table:table-cell office:value-type="float" office:value="6822597" calcext:value-type="float">
            <text:p>6,822,597</text:p>
          </table:table-cell>
          <table:table-cell office:value-type="float" office:value="1195607" calcext:value-type="float">
            <text:p>1,195,607</text:p>
          </table:table-cell>
          <table:table-cell office:value-type="float" office:value="0" calcext:value-type="float">
            <text:p>0</text:p>
          </table:table-cell>
          <table:table-cell office:value-type="float" office:value="403926" calcext:value-type="float">
            <text:p>403,926</text:p>
          </table:table-cell>
          <table:table-cell office:value-type="float" office:value="4410340" calcext:value-type="float">
            <text:p>4,410,340</text:p>
          </table:table-cell>
          <table:table-cell office:value-type="float" office:value="0" calcext:value-type="float">
            <text:p>0</text:p>
          </table:table-cell>
          <table:table-cell office:value-type="float" office:value="812724" calcext:value-type="float">
            <text:p>812,724</text:p>
          </table:table-cell>
          <table:table-cell/>
          <table:table-cell table:formula="of:=CONCATENATE([.$AB$5];[.$AA$5];[.C155];&quot;,&quot;;[.D155];&quot;,&quot;;[.E155];&quot;,&quot;;[.F155];&quot;,&quot;;[.H155];&quot;,&quot;;[.I155];&quot;,&quot;;[.J155];&quot;,&quot;;[.K155];&quot;,&quot;;[.M155];&quot;,&quot;;[.O155];&quot;,&quot;;[.P155];&quot;,&quot;;[.Q155];&quot;,&quot;;[.R155];&quot;,&quot;;[.S155];&quot;,&quot;;[.U155];&quot;,&quot;;[.V155];&quot;,&quot;;[.W155];&quot;,&quot;;[.X155];&quot;,&quot;;[.Y155];&quot;,&quot;;[.Z15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2,1119222,0,286329,3721361,540025,78218,0,487276,355828,156102,227,78008,0,1195607,0,403926,4410340,0,81272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2,1119222,0,286329,3721361,540025,78218,0,487276,355828,156102,227,78008,0,1195607,0,403926,4410340,0,81272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ICOLLET PUBLIC SCHOOL DISTRICT</text:p>
          </table:table-cell>
          <table:table-cell office:value-type="float" office:value="507" calcext:value-type="float">
            <text:p>507</text:p>
          </table:table-cell>
          <table:table-cell table:formula="of:=VLOOKUP([.B156];[$Sheet2.A149:.C705];2)" office:value-type="float" office:value="153" calcext:value-type="float">
            <text:p>153</text:p>
          </table:table-cell>
          <table:table-cell office:value-type="float" office:value="802543" calcext:value-type="float">
            <text:p>802,543</text:p>
          </table:table-cell>
          <table:table-cell office:value-type="float" office:value="0" calcext:value-type="float">
            <text:p>0</text:p>
          </table:table-cell>
          <table:table-cell office:value-type="float" office:value="387219" calcext:value-type="float">
            <text:p>387,219</text:p>
          </table:table-cell>
          <table:table-cell office:value-type="float" office:value="1189762" calcext:value-type="float">
            <text:p>1,189,762</text:p>
          </table:table-cell>
          <table:table-cell office:value-type="float" office:value="3101594" calcext:value-type="float">
            <text:p>3,101,594</text:p>
          </table:table-cell>
          <table:table-cell office:value-type="float" office:value="342159" calcext:value-type="float">
            <text:p>342,159</text:p>
          </table:table-cell>
          <table:table-cell office:value-type="float" office:value="50452" calcext:value-type="float">
            <text:p>50,452</text:p>
          </table:table-cell>
          <table:table-cell office:value-type="float" office:value="0" calcext:value-type="float">
            <text:p>0</text:p>
          </table:table-cell>
          <table:table-cell office:value-type="float" office:value="3494205" calcext:value-type="float">
            <text:p>3,494,205</text:p>
          </table:table-cell>
          <table:table-cell office:value-type="float" office:value="266849" calcext:value-type="float">
            <text:p>266,849</text:p>
          </table:table-cell>
          <table:table-cell office:value-type="float" office:value="4950815" calcext:value-type="float">
            <text:p>4,950,815</text:p>
          </table:table-cell>
          <table:table-cell office:value-type="float" office:value="488997" calcext:value-type="float">
            <text:p>488,997</text:p>
          </table:table-cell>
          <table:table-cell office:value-type="float" office:value="715599" calcext:value-type="float">
            <text:p>715,599</text:p>
          </table:table-cell>
          <table:table-cell office:value-type="float" office:value="0" calcext:value-type="float">
            <text:p>0</text:p>
          </table:table-cell>
          <table:table-cell office:value-type="float" office:value="652503" calcext:value-type="float">
            <text:p>652,503</text:p>
          </table:table-cell>
          <table:table-cell office:value-type="float" office:value="0" calcext:value-type="float">
            <text:p>0</text:p>
          </table:table-cell>
          <table:table-cell office:value-type="float" office:value="6807915" calcext:value-type="float">
            <text:p>6,807,915</text:p>
          </table:table-cell>
          <table:table-cell office:value-type="float" office:value="1254050" calcext:value-type="float">
            <text:p>1,254,050</text:p>
          </table:table-cell>
          <table:table-cell office:value-type="float" office:value="0" calcext:value-type="float">
            <text:p>0</text:p>
          </table:table-cell>
          <table:table-cell office:value-type="float" office:value="1047934" calcext:value-type="float">
            <text:p>1,047,934</text:p>
          </table:table-cell>
          <table:table-cell office:value-type="float" office:value="3753756" calcext:value-type="float">
            <text:p>3,753,756</text:p>
          </table:table-cell>
          <table:table-cell office:value-type="float" office:value="0" calcext:value-type="float">
            <text:p>0</text:p>
          </table:table-cell>
          <table:table-cell office:value-type="float" office:value="752175" calcext:value-type="float">
            <text:p>752,175</text:p>
          </table:table-cell>
          <table:table-cell/>
          <table:table-cell table:formula="of:=CONCATENATE([.$AB$5];[.$AA$5];[.C156];&quot;,&quot;;[.D156];&quot;,&quot;;[.E156];&quot;,&quot;;[.F156];&quot;,&quot;;[.H156];&quot;,&quot;;[.I156];&quot;,&quot;;[.J156];&quot;,&quot;;[.K156];&quot;,&quot;;[.M156];&quot;,&quot;;[.O156];&quot;,&quot;;[.P156];&quot;,&quot;;[.Q156];&quot;,&quot;;[.R156];&quot;,&quot;;[.S156];&quot;,&quot;;[.U156];&quot;,&quot;;[.V156];&quot;,&quot;;[.W156];&quot;,&quot;;[.X156];&quot;,&quot;;[.Y156];&quot;,&quot;;[.Z15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3,802543,0,387219,3101594,342159,50452,0,266849,488997,715599,0,652503,0,1254050,0,1047934,3753756,0,75217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3,802543,0,387219,3101594,342159,50452,0,266849,488997,715599,0,652503,0,1254050,0,1047934,3753756,0,75217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PETER PUBLIC SCHOOL DISTRICT</text:p>
          </table:table-cell>
          <table:table-cell office:value-type="float" office:value="508" calcext:value-type="float">
            <text:p>508</text:p>
          </table:table-cell>
          <table:table-cell table:formula="of:=VLOOKUP([.B157];[$Sheet2.A150:.C706];2)" office:value-type="float" office:value="154" calcext:value-type="float">
            <text:p>154</text:p>
          </table:table-cell>
          <table:table-cell office:value-type="float" office:value="3371517" calcext:value-type="float">
            <text:p>3,371,517</text:p>
          </table:table-cell>
          <table:table-cell office:value-type="float" office:value="0" calcext:value-type="float">
            <text:p>0</text:p>
          </table:table-cell>
          <table:table-cell office:value-type="float" office:value="1329904" calcext:value-type="float">
            <text:p>1,329,904</text:p>
          </table:table-cell>
          <table:table-cell office:value-type="float" office:value="4701421" calcext:value-type="float">
            <text:p>4,701,421</text:p>
          </table:table-cell>
          <table:table-cell office:value-type="float" office:value="18217288" calcext:value-type="float">
            <text:p>18,217,288</text:p>
          </table:table-cell>
          <table:table-cell office:value-type="float" office:value="3448248" calcext:value-type="float">
            <text:p>3,448,248</text:p>
          </table:table-cell>
          <table:table-cell office:value-type="float" office:value="1241319" calcext:value-type="float">
            <text:p>1,241,319</text:p>
          </table:table-cell>
          <table:table-cell office:value-type="float" office:value="0" calcext:value-type="float">
            <text:p>0</text:p>
          </table:table-cell>
          <table:table-cell office:value-type="float" office:value="22906855" calcext:value-type="float">
            <text:p>22,906,855</text:p>
          </table:table-cell>
          <table:table-cell office:value-type="float" office:value="1649562" calcext:value-type="float">
            <text:p>1,649,562</text:p>
          </table:table-cell>
          <table:table-cell office:value-type="float" office:value="29257837" calcext:value-type="float">
            <text:p>29,257,837</text:p>
          </table:table-cell>
          <table:table-cell office:value-type="float" office:value="2287529" calcext:value-type="float">
            <text:p>2,287,529</text:p>
          </table:table-cell>
          <table:table-cell office:value-type="float" office:value="804420" calcext:value-type="float">
            <text:p>804,420</text:p>
          </table:table-cell>
          <table:table-cell office:value-type="float" office:value="9102" calcext:value-type="float">
            <text:p>9,102</text:p>
          </table:table-cell>
          <table:table-cell office:value-type="float" office:value="3256257" calcext:value-type="float">
            <text:p>3,256,257</text:p>
          </table:table-cell>
          <table:table-cell office:value-type="float" office:value="0" calcext:value-type="float">
            <text:p>0</text:p>
          </table:table-cell>
          <table:table-cell office:value-type="float" office:value="35615145" calcext:value-type="float">
            <text:p>35,615,145</text:p>
          </table:table-cell>
          <table:table-cell office:value-type="float" office:value="6397256" calcext:value-type="float">
            <text:p>6,397,256</text:p>
          </table:table-cell>
          <table:table-cell office:value-type="float" office:value="0" calcext:value-type="float">
            <text:p>0</text:p>
          </table:table-cell>
          <table:table-cell office:value-type="float" office:value="1967957" calcext:value-type="float">
            <text:p>1,967,957</text:p>
          </table:table-cell>
          <table:table-cell office:value-type="float" office:value="23515084" calcext:value-type="float">
            <text:p>23,515,084</text:p>
          </table:table-cell>
          <table:table-cell office:value-type="float" office:value="0" calcext:value-type="float">
            <text:p>0</text:p>
          </table:table-cell>
          <table:table-cell office:value-type="float" office:value="3734847" calcext:value-type="float">
            <text:p>3,734,847</text:p>
          </table:table-cell>
          <table:table-cell/>
          <table:table-cell table:formula="of:=CONCATENATE([.$AB$5];[.$AA$5];[.C157];&quot;,&quot;;[.D157];&quot;,&quot;;[.E157];&quot;,&quot;;[.F157];&quot;,&quot;;[.H157];&quot;,&quot;;[.I157];&quot;,&quot;;[.J157];&quot;,&quot;;[.K157];&quot;,&quot;;[.M157];&quot;,&quot;;[.O157];&quot;,&quot;;[.P157];&quot;,&quot;;[.Q157];&quot;,&quot;;[.R157];&quot;,&quot;;[.S157];&quot;,&quot;;[.U157];&quot;,&quot;;[.V157];&quot;,&quot;;[.W157];&quot;,&quot;;[.X157];&quot;,&quot;;[.Y157];&quot;,&quot;;[.Z15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4,3371517,0,1329904,18217288,3448248,1241319,0,1649562,2287529,804420,9102,3256257,0,6397256,0,1967957,23515084,0,373484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4,3371517,0,1329904,18217288,3448248,1241319,0,1649562,2287529,804420,9102,3256257,0,6397256,0,1967957,23515084,0,373484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RIAN PUBLIC SCHOOL DISTRICT</text:p>
          </table:table-cell>
          <table:table-cell office:value-type="float" office:value="511" calcext:value-type="float">
            <text:p>511</text:p>
          </table:table-cell>
          <table:table-cell table:formula="of:=VLOOKUP([.B158];[$Sheet2.A151:.C707];2)" office:value-type="float" office:value="155" calcext:value-type="float">
            <text:p>155</text:p>
          </table:table-cell>
          <table:table-cell office:value-type="float" office:value="1036162" calcext:value-type="float">
            <text:p>1,036,162</text:p>
          </table:table-cell>
          <table:table-cell office:value-type="float" office:value="0" calcext:value-type="float">
            <text:p>0</text:p>
          </table:table-cell>
          <table:table-cell office:value-type="float" office:value="379976" calcext:value-type="float">
            <text:p>379,976</text:p>
          </table:table-cell>
          <table:table-cell office:value-type="float" office:value="1416138" calcext:value-type="float">
            <text:p>1,416,138</text:p>
          </table:table-cell>
          <table:table-cell office:value-type="float" office:value="5166281" calcext:value-type="float">
            <text:p>5,166,281</text:p>
          </table:table-cell>
          <table:table-cell office:value-type="float" office:value="813301" calcext:value-type="float">
            <text:p>813,301</text:p>
          </table:table-cell>
          <table:table-cell office:value-type="float" office:value="172878" calcext:value-type="float">
            <text:p>172,878</text:p>
          </table:table-cell>
          <table:table-cell office:value-type="float" office:value="0" calcext:value-type="float">
            <text:p>0</text:p>
          </table:table-cell>
          <table:table-cell office:value-type="float" office:value="6152460" calcext:value-type="float">
            <text:p>6,152,460</text:p>
          </table:table-cell>
          <table:table-cell office:value-type="float" office:value="739638" calcext:value-type="float">
            <text:p>739,638</text:p>
          </table:table-cell>
          <table:table-cell office:value-type="float" office:value="8308237" calcext:value-type="float">
            <text:p>8,308,237</text:p>
          </table:table-cell>
          <table:table-cell office:value-type="float" office:value="561363" calcext:value-type="float">
            <text:p>561,363</text:p>
          </table:table-cell>
          <table:table-cell office:value-type="float" office:value="192036" calcext:value-type="float">
            <text:p>192,036</text:p>
          </table:table-cell>
          <table:table-cell office:value-type="float" office:value="2194" calcext:value-type="float">
            <text:p>2,194</text:p>
          </table:table-cell>
          <table:table-cell office:value-type="float" office:value="1128" calcext:value-type="float">
            <text:p>1,128</text:p>
          </table:table-cell>
          <table:table-cell office:value-type="float" office:value="0" calcext:value-type="float">
            <text:p>0</text:p>
          </table:table-cell>
          <table:table-cell office:value-type="float" office:value="9064958" calcext:value-type="float">
            <text:p>9,064,958</text:p>
          </table:table-cell>
          <table:table-cell office:value-type="float" office:value="1076606" calcext:value-type="float">
            <text:p>1,076,606</text:p>
          </table:table-cell>
          <table:table-cell office:value-type="float" office:value="0" calcext:value-type="float">
            <text:p>0</text:p>
          </table:table-cell>
          <table:table-cell office:value-type="float" office:value="545222" calcext:value-type="float">
            <text:p>545,222</text:p>
          </table:table-cell>
          <table:table-cell office:value-type="float" office:value="6188820" calcext:value-type="float">
            <text:p>6,188,820</text:p>
          </table:table-cell>
          <table:table-cell office:value-type="float" office:value="0" calcext:value-type="float">
            <text:p>0</text:p>
          </table:table-cell>
          <table:table-cell office:value-type="float" office:value="1254310" calcext:value-type="float">
            <text:p>1,254,310</text:p>
          </table:table-cell>
          <table:table-cell/>
          <table:table-cell table:formula="of:=CONCATENATE([.$AB$5];[.$AA$5];[.C158];&quot;,&quot;;[.D158];&quot;,&quot;;[.E158];&quot;,&quot;;[.F158];&quot;,&quot;;[.H158];&quot;,&quot;;[.I158];&quot;,&quot;;[.J158];&quot;,&quot;;[.K158];&quot;,&quot;;[.M158];&quot;,&quot;;[.O158];&quot;,&quot;;[.P158];&quot;,&quot;;[.Q158];&quot;,&quot;;[.R158];&quot;,&quot;;[.S158];&quot;,&quot;;[.U158];&quot;,&quot;;[.V158];&quot;,&quot;;[.W158];&quot;,&quot;;[.X158];&quot;,&quot;;[.Y158];&quot;,&quot;;[.Z15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5,1036162,0,379976,5166281,813301,172878,0,739638,561363,192036,2194,1128,0,1076606,0,545222,6188820,0,125431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5,1036162,0,379976,5166281,813301,172878,0,739638,561363,192036,2194,1128,0,1076606,0,545222,6188820,0,125431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LSWORTH PUBLIC SCHOOL DISTRICT</text:p>
          </table:table-cell>
          <table:table-cell office:value-type="float" office:value="514" calcext:value-type="float">
            <text:p>514</text:p>
          </table:table-cell>
          <table:table-cell table:formula="of:=VLOOKUP([.B159];[$Sheet2.A152:.C708];2)" office:value-type="float" office:value="157" calcext:value-type="float">
            <text:p>157</text:p>
          </table:table-cell>
          <table:table-cell office:value-type="float" office:value="458181" calcext:value-type="float">
            <text:p>458,181</text:p>
          </table:table-cell>
          <table:table-cell office:value-type="float" office:value="0" calcext:value-type="float">
            <text:p>0</text:p>
          </table:table-cell>
          <table:table-cell office:value-type="float" office:value="109840" calcext:value-type="float">
            <text:p>109,840</text:p>
          </table:table-cell>
          <table:table-cell office:value-type="float" office:value="568021" calcext:value-type="float">
            <text:p>568,021</text:p>
          </table:table-cell>
          <table:table-cell office:value-type="float" office:value="1447439" calcext:value-type="float">
            <text:p>1,447,439</text:p>
          </table:table-cell>
          <table:table-cell office:value-type="float" office:value="172463" calcext:value-type="float">
            <text:p>172,463</text:p>
          </table:table-cell>
          <table:table-cell office:value-type="float" office:value="27418" calcext:value-type="float">
            <text:p>27,418</text:p>
          </table:table-cell>
          <table:table-cell office:value-type="float" office:value="0" calcext:value-type="float">
            <text:p>0</text:p>
          </table:table-cell>
          <table:table-cell office:value-type="float" office:value="1647321" calcext:value-type="float">
            <text:p>1,647,321</text:p>
          </table:table-cell>
          <table:table-cell office:value-type="float" office:value="262111" calcext:value-type="float">
            <text:p>262,111</text:p>
          </table:table-cell>
          <table:table-cell office:value-type="float" office:value="2477453" calcext:value-type="float">
            <text:p>2,477,453</text:p>
          </table:table-cell>
          <table:table-cell office:value-type="float" office:value="129296" calcext:value-type="float">
            <text:p>129,296</text:p>
          </table:table-cell>
          <table:table-cell office:value-type="float" office:value="59941" calcext:value-type="float">
            <text:p>59,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6689" calcext:value-type="float">
            <text:p>2,666,689</text:p>
          </table:table-cell>
          <table:table-cell office:value-type="float" office:value="472651" calcext:value-type="float">
            <text:p>472,651</text:p>
          </table:table-cell>
          <table:table-cell office:value-type="float" office:value="0" calcext:value-type="float">
            <text:p>0</text:p>
          </table:table-cell>
          <table:table-cell office:value-type="float" office:value="122979" calcext:value-type="float">
            <text:p>122,979</text:p>
          </table:table-cell>
          <table:table-cell office:value-type="float" office:value="1687306" calcext:value-type="float">
            <text:p>1,687,306</text:p>
          </table:table-cell>
          <table:table-cell office:value-type="float" office:value="0" calcext:value-type="float">
            <text:p>0</text:p>
          </table:table-cell>
          <table:table-cell office:value-type="float" office:value="383753" calcext:value-type="float">
            <text:p>383,753</text:p>
          </table:table-cell>
          <table:table-cell/>
          <table:table-cell table:formula="of:=CONCATENATE([.$AB$5];[.$AA$5];[.C159];&quot;,&quot;;[.D159];&quot;,&quot;;[.E159];&quot;,&quot;;[.F159];&quot;,&quot;;[.H159];&quot;,&quot;;[.I159];&quot;,&quot;;[.J159];&quot;,&quot;;[.K159];&quot;,&quot;;[.M159];&quot;,&quot;;[.O159];&quot;,&quot;;[.P159];&quot;,&quot;;[.Q159];&quot;,&quot;;[.R159];&quot;,&quot;;[.S159];&quot;,&quot;;[.U159];&quot;,&quot;;[.V159];&quot;,&quot;;[.W159];&quot;,&quot;;[.X159];&quot;,&quot;;[.Y159];&quot;,&quot;;[.Z15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7,458181,0,109840,1447439,172463,27418,0,262111,129296,59941,0,0,0,472651,0,122979,1687306,0,38375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7,458181,0,109840,1447439,172463,27418,0,262111,129296,59941,0,0,0,472651,0,122979,1687306,0,38375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THINGTON PUBLIC SCHOOL DISTRICT</text:p>
          </table:table-cell>
          <table:table-cell office:value-type="float" office:value="518" calcext:value-type="float">
            <text:p>518</text:p>
          </table:table-cell>
          <table:table-cell table:formula="of:=VLOOKUP([.B160];[$Sheet2.A153:.C709];2)" office:value-type="float" office:value="159" calcext:value-type="float">
            <text:p>159</text:p>
          </table:table-cell>
          <table:table-cell office:value-type="float" office:value="3641191" calcext:value-type="float">
            <text:p>3,641,191</text:p>
          </table:table-cell>
          <table:table-cell office:value-type="float" office:value="0" calcext:value-type="float">
            <text:p>0</text:p>
          </table:table-cell>
          <table:table-cell office:value-type="float" office:value="1498824" calcext:value-type="float">
            <text:p>1,498,824</text:p>
          </table:table-cell>
          <table:table-cell office:value-type="float" office:value="5140015" calcext:value-type="float">
            <text:p>5,140,015</text:p>
          </table:table-cell>
          <table:table-cell office:value-type="float" office:value="38060468" calcext:value-type="float">
            <text:p>38,060,468</text:p>
          </table:table-cell>
          <table:table-cell office:value-type="float" office:value="4846476" calcext:value-type="float">
            <text:p>4,846,476</text:p>
          </table:table-cell>
          <table:table-cell office:value-type="float" office:value="1565644" calcext:value-type="float">
            <text:p>1,565,644</text:p>
          </table:table-cell>
          <table:table-cell office:value-type="float" office:value="0" calcext:value-type="float">
            <text:p>0</text:p>
          </table:table-cell>
          <table:table-cell office:value-type="float" office:value="44472588" calcext:value-type="float">
            <text:p>44,472,588</text:p>
          </table:table-cell>
          <table:table-cell office:value-type="float" office:value="4123431" calcext:value-type="float">
            <text:p>4,123,431</text:p>
          </table:table-cell>
          <table:table-cell office:value-type="float" office:value="53736034" calcext:value-type="float">
            <text:p>53,736,034</text:p>
          </table:table-cell>
          <table:table-cell office:value-type="float" office:value="3137885" calcext:value-type="float">
            <text:p>3,137,885</text:p>
          </table:table-cell>
          <table:table-cell office:value-type="float" office:value="2061468" calcext:value-type="float">
            <text:p>2,061,468</text:p>
          </table:table-cell>
          <table:table-cell office:value-type="float" office:value="24079" calcext:value-type="float">
            <text:p>24,079</text:p>
          </table:table-cell>
          <table:table-cell office:value-type="float" office:value="3581829" calcext:value-type="float">
            <text:p>3,581,829</text:p>
          </table:table-cell>
          <table:table-cell office:value-type="float" office:value="0" calcext:value-type="float">
            <text:p>0</text:p>
          </table:table-cell>
          <table:table-cell office:value-type="float" office:value="62541295" calcext:value-type="float">
            <text:p>62,541,295</text:p>
          </table:table-cell>
          <table:table-cell office:value-type="float" office:value="6658066" calcext:value-type="float">
            <text:p>6,658,066</text:p>
          </table:table-cell>
          <table:table-cell office:value-type="float" office:value="0" calcext:value-type="float">
            <text:p>0</text:p>
          </table:table-cell>
          <table:table-cell office:value-type="float" office:value="1340115" calcext:value-type="float">
            <text:p>1,340,115</text:p>
          </table:table-cell>
          <table:table-cell office:value-type="float" office:value="47251946" calcext:value-type="float">
            <text:p>47,251,946</text:p>
          </table:table-cell>
          <table:table-cell office:value-type="float" office:value="0" calcext:value-type="float">
            <text:p>0</text:p>
          </table:table-cell>
          <table:table-cell office:value-type="float" office:value="7291167" calcext:value-type="float">
            <text:p>7,291,167</text:p>
          </table:table-cell>
          <table:table-cell/>
          <table:table-cell table:formula="of:=CONCATENATE([.$AB$5];[.$AA$5];[.C160];&quot;,&quot;;[.D160];&quot;,&quot;;[.E160];&quot;,&quot;;[.F160];&quot;,&quot;;[.H160];&quot;,&quot;;[.I160];&quot;,&quot;;[.J160];&quot;,&quot;;[.K160];&quot;,&quot;;[.M160];&quot;,&quot;;[.O160];&quot;,&quot;;[.P160];&quot;,&quot;;[.Q160];&quot;,&quot;;[.R160];&quot;,&quot;;[.S160];&quot;,&quot;;[.U160];&quot;,&quot;;[.V160];&quot;,&quot;;[.W160];&quot;,&quot;;[.X160];&quot;,&quot;;[.Y160];&quot;,&quot;;[.Z16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9,3641191,0,1498824,38060468,4846476,1565644,0,4123431,3137885,2061468,24079,3581829,0,6658066,0,1340115,47251946,0,729116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59,3641191,0,1498824,38060468,4846476,1565644,0,4123431,3137885,2061468,24079,3581829,0,6658066,0,1340115,47251946,0,729116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YRON PUBLIC SCHOOL DISTRICT</text:p>
          </table:table-cell>
          <table:table-cell office:value-type="float" office:value="531" calcext:value-type="float">
            <text:p>531</text:p>
          </table:table-cell>
          <table:table-cell table:formula="of:=VLOOKUP([.B161];[$Sheet2.A154:.C710];2)" office:value-type="float" office:value="160" calcext:value-type="float">
            <text:p>160</text:p>
          </table:table-cell>
          <table:table-cell office:value-type="float" office:value="2564496" calcext:value-type="float">
            <text:p>2,564,496</text:p>
          </table:table-cell>
          <table:table-cell office:value-type="float" office:value="0" calcext:value-type="float">
            <text:p>0</text:p>
          </table:table-cell>
          <table:table-cell office:value-type="float" office:value="1023333" calcext:value-type="float">
            <text:p>1,023,333</text:p>
          </table:table-cell>
          <table:table-cell office:value-type="float" office:value="3587829" calcext:value-type="float">
            <text:p>3,587,829</text:p>
          </table:table-cell>
          <table:table-cell office:value-type="float" office:value="18112600" calcext:value-type="float">
            <text:p>18,112,600</text:p>
          </table:table-cell>
          <table:table-cell office:value-type="float" office:value="1878178" calcext:value-type="float">
            <text:p>1,878,178</text:p>
          </table:table-cell>
          <table:table-cell office:value-type="float" office:value="614898" calcext:value-type="float">
            <text:p>614,898</text:p>
          </table:table-cell>
          <table:table-cell office:value-type="float" office:value="0" calcext:value-type="float">
            <text:p>0</text:p>
          </table:table-cell>
          <table:table-cell office:value-type="float" office:value="20605675" calcext:value-type="float">
            <text:p>20,605,675</text:p>
          </table:table-cell>
          <table:table-cell office:value-type="float" office:value="596734" calcext:value-type="float">
            <text:p>596,734</text:p>
          </table:table-cell>
          <table:table-cell office:value-type="float" office:value="24790237" calcext:value-type="float">
            <text:p>24,790,237</text:p>
          </table:table-cell>
          <table:table-cell office:value-type="float" office:value="1539312" calcext:value-type="float">
            <text:p>1,539,312</text:p>
          </table:table-cell>
          <table:table-cell office:value-type="float" office:value="1589928" calcext:value-type="float">
            <text:p>1,589,928</text:p>
          </table:table-cell>
          <table:table-cell office:value-type="float" office:value="-222169" calcext:value-type="float">
            <text:p>-222,169</text:p>
          </table:table-cell>
          <table:table-cell office:value-type="float" office:value="4292158" calcext:value-type="float">
            <text:p>4,292,158</text:p>
          </table:table-cell>
          <table:table-cell office:value-type="float" office:value="0" calcext:value-type="float">
            <text:p>0</text:p>
          </table:table-cell>
          <table:table-cell office:value-type="float" office:value="31989467" calcext:value-type="float">
            <text:p>31,989,467</text:p>
          </table:table-cell>
          <table:table-cell office:value-type="float" office:value="6061174" calcext:value-type="float">
            <text:p>6,061,174</text:p>
          </table:table-cell>
          <table:table-cell office:value-type="float" office:value="0" calcext:value-type="float">
            <text:p>0</text:p>
          </table:table-cell>
          <table:table-cell office:value-type="float" office:value="2595359" calcext:value-type="float">
            <text:p>2,595,359</text:p>
          </table:table-cell>
          <table:table-cell office:value-type="float" office:value="21637321" calcext:value-type="float">
            <text:p>21,637,321</text:p>
          </table:table-cell>
          <table:table-cell office:value-type="float" office:value="0" calcext:value-type="float">
            <text:p>0</text:p>
          </table:table-cell>
          <table:table-cell office:value-type="float" office:value="1695613" calcext:value-type="float">
            <text:p>1,695,613</text:p>
          </table:table-cell>
          <table:table-cell/>
          <table:table-cell table:formula="of:=CONCATENATE([.$AB$5];[.$AA$5];[.C161];&quot;,&quot;;[.D161];&quot;,&quot;;[.E161];&quot;,&quot;;[.F161];&quot;,&quot;;[.H161];&quot;,&quot;;[.I161];&quot;,&quot;;[.J161];&quot;,&quot;;[.K161];&quot;,&quot;;[.M161];&quot;,&quot;;[.O161];&quot;,&quot;;[.P161];&quot;,&quot;;[.Q161];&quot;,&quot;;[.R161];&quot;,&quot;;[.S161];&quot;,&quot;;[.U161];&quot;,&quot;;[.V161];&quot;,&quot;;[.W161];&quot;,&quot;;[.X161];&quot;,&quot;;[.Y161];&quot;,&quot;;[.Z16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0,2564496,0,1023333,18112600,1878178,614898,0,596734,1539312,1589928,-222169,4292158,0,6061174,0,2595359,21637321,0,169561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0,2564496,0,1023333,18112600,1878178,614898,0,596734,1539312,1589928,-222169,4292158,0,6061174,0,2595359,21637321,0,169561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OVER-EYOTA PUBLIC SCHOOL DISTRICT</text:p>
          </table:table-cell>
          <table:table-cell office:value-type="float" office:value="533" calcext:value-type="float">
            <text:p>533</text:p>
          </table:table-cell>
          <table:table-cell table:formula="of:=VLOOKUP([.B162];[$Sheet2.A155:.C711];2)" office:value-type="float" office:value="161" calcext:value-type="float">
            <text:p>161</text:p>
          </table:table-cell>
          <table:table-cell office:value-type="float" office:value="974971" calcext:value-type="float">
            <text:p>974,971</text:p>
          </table:table-cell>
          <table:table-cell office:value-type="float" office:value="0" calcext:value-type="float">
            <text:p>0</text:p>
          </table:table-cell>
          <table:table-cell office:value-type="float" office:value="549930" calcext:value-type="float">
            <text:p>549,930</text:p>
          </table:table-cell>
          <table:table-cell office:value-type="float" office:value="1524901" calcext:value-type="float">
            <text:p>1,524,901</text:p>
          </table:table-cell>
          <table:table-cell office:value-type="float" office:value="8605137" calcext:value-type="float">
            <text:p>8,605,137</text:p>
          </table:table-cell>
          <table:table-cell office:value-type="float" office:value="1049926" calcext:value-type="float">
            <text:p>1,049,926</text:p>
          </table:table-cell>
          <table:table-cell office:value-type="float" office:value="376440" calcext:value-type="float">
            <text:p>376,440</text:p>
          </table:table-cell>
          <table:table-cell office:value-type="float" office:value="0" calcext:value-type="float">
            <text:p>0</text:p>
          </table:table-cell>
          <table:table-cell office:value-type="float" office:value="10031503" calcext:value-type="float">
            <text:p>10,031,503</text:p>
          </table:table-cell>
          <table:table-cell office:value-type="float" office:value="332519" calcext:value-type="float">
            <text:p>332,519</text:p>
          </table:table-cell>
          <table:table-cell office:value-type="float" office:value="11888923" calcext:value-type="float">
            <text:p>11,888,923</text:p>
          </table:table-cell>
          <table:table-cell office:value-type="float" office:value="884834" calcext:value-type="float">
            <text:p>884,834</text:p>
          </table:table-cell>
          <table:table-cell office:value-type="float" office:value="411287" calcext:value-type="float">
            <text:p>411,287</text:p>
          </table:table-cell>
          <table:table-cell office:value-type="float" office:value="250" calcext:value-type="float">
            <text:p>250</text:p>
          </table:table-cell>
          <table:table-cell office:value-type="float" office:value="1570840" calcext:value-type="float">
            <text:p>1,570,840</text:p>
          </table:table-cell>
          <table:table-cell office:value-type="float" office:value="0" calcext:value-type="float">
            <text:p>0</text:p>
          </table:table-cell>
          <table:table-cell office:value-type="float" office:value="14756133" calcext:value-type="float">
            <text:p>14,756,133</text:p>
          </table:table-cell>
          <table:table-cell office:value-type="float" office:value="2210505" calcext:value-type="float">
            <text:p>2,210,505</text:p>
          </table:table-cell>
          <table:table-cell office:value-type="float" office:value="0" calcext:value-type="float">
            <text:p>0</text:p>
          </table:table-cell>
          <table:table-cell office:value-type="float" office:value="936587" calcext:value-type="float">
            <text:p>936,587</text:p>
          </table:table-cell>
          <table:table-cell office:value-type="float" office:value="10481468" calcext:value-type="float">
            <text:p>10,481,468</text:p>
          </table:table-cell>
          <table:table-cell office:value-type="float" office:value="0" calcext:value-type="float">
            <text:p>0</text:p>
          </table:table-cell>
          <table:table-cell office:value-type="float" office:value="1127574" calcext:value-type="float">
            <text:p>1,127,574</text:p>
          </table:table-cell>
          <table:table-cell/>
          <table:table-cell table:formula="of:=CONCATENATE([.$AB$5];[.$AA$5];[.C162];&quot;,&quot;;[.D162];&quot;,&quot;;[.E162];&quot;,&quot;;[.F162];&quot;,&quot;;[.H162];&quot;,&quot;;[.I162];&quot;,&quot;;[.J162];&quot;,&quot;;[.K162];&quot;,&quot;;[.M162];&quot;,&quot;;[.O162];&quot;,&quot;;[.P162];&quot;,&quot;;[.Q162];&quot;,&quot;;[.R162];&quot;,&quot;;[.S162];&quot;,&quot;;[.U162];&quot;,&quot;;[.V162];&quot;,&quot;;[.W162];&quot;,&quot;;[.X162];&quot;,&quot;;[.Y162];&quot;,&quot;;[.Z16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1,974971,0,549930,8605137,1049926,376440,0,332519,884834,411287,250,1570840,0,2210505,0,936587,10481468,0,112757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1,974971,0,549930,8605137,1049926,376440,0,332519,884834,411287,250,1570840,0,2210505,0,936587,10481468,0,112757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WARTVILLE PUBLIC SCHOOL DISTRICT</text:p>
          </table:table-cell>
          <table:table-cell office:value-type="float" office:value="534" calcext:value-type="float">
            <text:p>534</text:p>
          </table:table-cell>
          <table:table-cell table:formula="of:=VLOOKUP([.B163];[$Sheet2.A156:.C712];2)" office:value-type="float" office:value="162" calcext:value-type="float">
            <text:p>162</text:p>
          </table:table-cell>
          <table:table-cell office:value-type="float" office:value="2856981" calcext:value-type="float">
            <text:p>2,856,981</text:p>
          </table:table-cell>
          <table:table-cell office:value-type="float" office:value="0" calcext:value-type="float">
            <text:p>0</text:p>
          </table:table-cell>
          <table:table-cell office:value-type="float" office:value="563076" calcext:value-type="float">
            <text:p>563,076</text:p>
          </table:table-cell>
          <table:table-cell office:value-type="float" office:value="3420057" calcext:value-type="float">
            <text:p>3,420,057</text:p>
          </table:table-cell>
          <table:table-cell office:value-type="float" office:value="17028374" calcext:value-type="float">
            <text:p>17,028,374</text:p>
          </table:table-cell>
          <table:table-cell office:value-type="float" office:value="2459210" calcext:value-type="float">
            <text:p>2,459,210</text:p>
          </table:table-cell>
          <table:table-cell office:value-type="float" office:value="612755" calcext:value-type="float">
            <text:p>612,755</text:p>
          </table:table-cell>
          <table:table-cell office:value-type="float" office:value="0" calcext:value-type="float">
            <text:p>0</text:p>
          </table:table-cell>
          <table:table-cell office:value-type="float" office:value="20100340" calcext:value-type="float">
            <text:p>20,100,340</text:p>
          </table:table-cell>
          <table:table-cell office:value-type="float" office:value="1169303" calcext:value-type="float">
            <text:p>1,169,303</text:p>
          </table:table-cell>
          <table:table-cell office:value-type="float" office:value="24689700" calcext:value-type="float">
            <text:p>24,689,700</text:p>
          </table:table-cell>
          <table:table-cell office:value-type="float" office:value="1240610" calcext:value-type="float">
            <text:p>1,240,610</text:p>
          </table:table-cell>
          <table:table-cell office:value-type="float" office:value="1248766" calcext:value-type="float">
            <text:p>1,248,766</text:p>
          </table:table-cell>
          <table:table-cell office:value-type="float" office:value="-56072" calcext:value-type="float">
            <text:p>-56,072</text:p>
          </table:table-cell>
          <table:table-cell office:value-type="float" office:value="2174093" calcext:value-type="float">
            <text:p>2,174,093</text:p>
          </table:table-cell>
          <table:table-cell office:value-type="float" office:value="0" calcext:value-type="float">
            <text:p>0</text:p>
          </table:table-cell>
          <table:table-cell office:value-type="float" office:value="29297097" calcext:value-type="float">
            <text:p>29,297,097</text:p>
          </table:table-cell>
          <table:table-cell office:value-type="float" office:value="4616671" calcext:value-type="float">
            <text:p>4,616,671</text:p>
          </table:table-cell>
          <table:table-cell office:value-type="float" office:value="0" calcext:value-type="float">
            <text:p>0</text:p>
          </table:table-cell>
          <table:table-cell office:value-type="float" office:value="1411627" calcext:value-type="float">
            <text:p>1,411,627</text:p>
          </table:table-cell>
          <table:table-cell office:value-type="float" office:value="20820958" calcext:value-type="float">
            <text:p>20,820,958</text:p>
          </table:table-cell>
          <table:table-cell office:value-type="float" office:value="0" calcext:value-type="float">
            <text:p>0</text:p>
          </table:table-cell>
          <table:table-cell office:value-type="float" office:value="2447842" calcext:value-type="float">
            <text:p>2,447,842</text:p>
          </table:table-cell>
          <table:table-cell/>
          <table:table-cell table:formula="of:=CONCATENATE([.$AB$5];[.$AA$5];[.C163];&quot;,&quot;;[.D163];&quot;,&quot;;[.E163];&quot;,&quot;;[.F163];&quot;,&quot;;[.H163];&quot;,&quot;;[.I163];&quot;,&quot;;[.J163];&quot;,&quot;;[.K163];&quot;,&quot;;[.M163];&quot;,&quot;;[.O163];&quot;,&quot;;[.P163];&quot;,&quot;;[.Q163];&quot;,&quot;;[.R163];&quot;,&quot;;[.S163];&quot;,&quot;;[.U163];&quot;,&quot;;[.V163];&quot;,&quot;;[.W163];&quot;,&quot;;[.X163];&quot;,&quot;;[.Y163];&quot;,&quot;;[.Z16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2,2856981,0,563076,17028374,2459210,612755,0,1169303,1240610,1248766,-56072,2174093,0,4616671,0,1411627,20820958,0,244784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2,2856981,0,563076,17028374,2459210,612755,0,1169303,1240610,1248766,-56072,2174093,0,4616671,0,1411627,20820958,0,244784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CHESTER PUBLIC SCHOOL DISTRICT</text:p>
          </table:table-cell>
          <table:table-cell office:value-type="float" office:value="535" calcext:value-type="float">
            <text:p>535</text:p>
          </table:table-cell>
          <table:table-cell table:formula="of:=VLOOKUP([.B164];[$Sheet2.A157:.C713];2)" office:value-type="float" office:value="163" calcext:value-type="float">
            <text:p>163</text:p>
          </table:table-cell>
          <table:table-cell office:value-type="float" office:value="44953006" calcext:value-type="float">
            <text:p>44,953,006</text:p>
          </table:table-cell>
          <table:table-cell office:value-type="float" office:value="0" calcext:value-type="float">
            <text:p>0</text:p>
          </table:table-cell>
          <table:table-cell office:value-type="float" office:value="6098565" calcext:value-type="float">
            <text:p>6,098,565</text:p>
          </table:table-cell>
          <table:table-cell office:value-type="float" office:value="51051571" calcext:value-type="float">
            <text:p>51,051,571</text:p>
          </table:table-cell>
          <table:table-cell office:value-type="float" office:value="143118752" calcext:value-type="float">
            <text:p>143,118,752</text:p>
          </table:table-cell>
          <table:table-cell office:value-type="float" office:value="37908762" calcext:value-type="float">
            <text:p>37,908,762</text:p>
          </table:table-cell>
          <table:table-cell office:value-type="float" office:value="5031176" calcext:value-type="float">
            <text:p>5,031,176</text:p>
          </table:table-cell>
          <table:table-cell office:value-type="float" office:value="0" calcext:value-type="float">
            <text:p>0</text:p>
          </table:table-cell>
          <table:table-cell office:value-type="float" office:value="186058691" calcext:value-type="float">
            <text:p>186,058,691</text:p>
          </table:table-cell>
          <table:table-cell office:value-type="float" office:value="16165282" calcext:value-type="float">
            <text:p>16,165,282</text:p>
          </table:table-cell>
          <table:table-cell office:value-type="float" office:value="253275544" calcext:value-type="float">
            <text:p>253,275,544</text:p>
          </table:table-cell>
          <table:table-cell office:value-type="float" office:value="12521041" calcext:value-type="float">
            <text:p>12,521,041</text:p>
          </table:table-cell>
          <table:table-cell office:value-type="float" office:value="14335436" calcext:value-type="float">
            <text:p>14,335,436</text:p>
          </table:table-cell>
          <table:table-cell office:value-type="float" office:value="649479" calcext:value-type="float">
            <text:p>649,479</text:p>
          </table:table-cell>
          <table:table-cell office:value-type="float" office:value="21862629" calcext:value-type="float">
            <text:p>21,862,629</text:p>
          </table:table-cell>
          <table:table-cell office:value-type="float" office:value="0" calcext:value-type="float">
            <text:p>0</text:p>
          </table:table-cell>
          <table:table-cell office:value-type="float" office:value="302644129" calcext:value-type="float">
            <text:p>302,644,129</text:p>
          </table:table-cell>
          <table:table-cell office:value-type="float" office:value="68922508" calcext:value-type="float">
            <text:p>68,922,508</text:p>
          </table:table-cell>
          <table:table-cell office:value-type="float" office:value="0" calcext:value-type="float">
            <text:p>0</text:p>
          </table:table-cell>
          <table:table-cell office:value-type="float" office:value="11900897" calcext:value-type="float">
            <text:p>11,900,897</text:p>
          </table:table-cell>
          <table:table-cell office:value-type="float" office:value="191011782" calcext:value-type="float">
            <text:p>191,011,782</text:p>
          </table:table-cell>
          <table:table-cell office:value-type="float" office:value="0" calcext:value-type="float">
            <text:p>0</text:p>
          </table:table-cell>
          <table:table-cell office:value-type="float" office:value="30808941" calcext:value-type="float">
            <text:p>30,808,941</text:p>
          </table:table-cell>
          <table:table-cell/>
          <table:table-cell table:formula="of:=CONCATENATE([.$AB$5];[.$AA$5];[.C164];&quot;,&quot;;[.D164];&quot;,&quot;;[.E164];&quot;,&quot;;[.F164];&quot;,&quot;;[.H164];&quot;,&quot;;[.I164];&quot;,&quot;;[.J164];&quot;,&quot;;[.K164];&quot;,&quot;;[.M164];&quot;,&quot;;[.O164];&quot;,&quot;;[.P164];&quot;,&quot;;[.Q164];&quot;,&quot;;[.R164];&quot;,&quot;;[.S164];&quot;,&quot;;[.U164];&quot;,&quot;;[.V164];&quot;,&quot;;[.W164];&quot;,&quot;;[.X164];&quot;,&quot;;[.Y164];&quot;,&quot;;[.Z16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3,44953006,0,6098565,143118752,37908762,5031176,0,16165282,12521041,14335436,649479,21862629,0,68922508,0,11900897,191011782,0,3080894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3,44953006,0,6098565,143118752,37908762,5031176,0,16165282,12521041,14335436,649479,21862629,0,68922508,0,11900897,191011782,0,3080894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TTLE LAKE PUBLIC SCHOOL DISTRICT</text:p>
          </table:table-cell>
          <table:table-cell office:value-type="float" office:value="542" calcext:value-type="float">
            <text:p>542</text:p>
          </table:table-cell>
          <table:table-cell table:formula="of:=VLOOKUP([.B165];[$Sheet2.A158:.C714];2)" office:value-type="float" office:value="164" calcext:value-type="float">
            <text:p>164</text:p>
          </table:table-cell>
          <table:table-cell office:value-type="float" office:value="1180379" calcext:value-type="float">
            <text:p>1,180,379</text:p>
          </table:table-cell>
          <table:table-cell office:value-type="float" office:value="0" calcext:value-type="float">
            <text:p>0</text:p>
          </table:table-cell>
          <table:table-cell office:value-type="float" office:value="351039" calcext:value-type="float">
            <text:p>351,039</text:p>
          </table:table-cell>
          <table:table-cell office:value-type="float" office:value="1531418" calcext:value-type="float">
            <text:p>1,531,418</text:p>
          </table:table-cell>
          <table:table-cell office:value-type="float" office:value="3345282" calcext:value-type="float">
            <text:p>3,345,282</text:p>
          </table:table-cell>
          <table:table-cell office:value-type="float" office:value="313090" calcext:value-type="float">
            <text:p>313,090</text:p>
          </table:table-cell>
          <table:table-cell office:value-type="float" office:value="47919" calcext:value-type="float">
            <text:p>47,919</text:p>
          </table:table-cell>
          <table:table-cell office:value-type="float" office:value="0" calcext:value-type="float">
            <text:p>0</text:p>
          </table:table-cell>
          <table:table-cell office:value-type="float" office:value="3706290" calcext:value-type="float">
            <text:p>3,706,290</text:p>
          </table:table-cell>
          <table:table-cell office:value-type="float" office:value="344087" calcext:value-type="float">
            <text:p>344,087</text:p>
          </table:table-cell>
          <table:table-cell office:value-type="float" office:value="5581795" calcext:value-type="float">
            <text:p>5,581,795</text:p>
          </table:table-cell>
          <table:table-cell office:value-type="float" office:value="411300" calcext:value-type="float">
            <text:p>411,300</text:p>
          </table:table-cell>
          <table:table-cell office:value-type="float" office:value="223245" calcext:value-type="float">
            <text:p>223,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6340" calcext:value-type="float">
            <text:p>6,216,340</text:p>
          </table:table-cell>
          <table:table-cell office:value-type="float" office:value="1240526" calcext:value-type="float">
            <text:p>1,240,526</text:p>
          </table:table-cell>
          <table:table-cell office:value-type="float" office:value="0" calcext:value-type="float">
            <text:p>0</text:p>
          </table:table-cell>
          <table:table-cell office:value-type="float" office:value="533758" calcext:value-type="float">
            <text:p>533,758</text:p>
          </table:table-cell>
          <table:table-cell office:value-type="float" office:value="3738074" calcext:value-type="float">
            <text:p>3,738,074</text:p>
          </table:table-cell>
          <table:table-cell office:value-type="float" office:value="0" calcext:value-type="float">
            <text:p>0</text:p>
          </table:table-cell>
          <table:table-cell office:value-type="float" office:value="703982" calcext:value-type="float">
            <text:p>703,982</text:p>
          </table:table-cell>
          <table:table-cell/>
          <table:table-cell table:formula="of:=CONCATENATE([.$AB$5];[.$AA$5];[.C165];&quot;,&quot;;[.D165];&quot;,&quot;;[.E165];&quot;,&quot;;[.F165];&quot;,&quot;;[.H165];&quot;,&quot;;[.I165];&quot;,&quot;;[.J165];&quot;,&quot;;[.K165];&quot;,&quot;;[.M165];&quot;,&quot;;[.O165];&quot;,&quot;;[.P165];&quot;,&quot;;[.Q165];&quot;,&quot;;[.R165];&quot;,&quot;;[.S165];&quot;,&quot;;[.U165];&quot;,&quot;;[.V165];&quot;,&quot;;[.W165];&quot;,&quot;;[.X165];&quot;,&quot;;[.Y165];&quot;,&quot;;[.Z16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4,1180379,0,351039,3345282,313090,47919,0,344087,411300,223245,0,0,0,1240526,0,533758,3738074,0,70398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4,1180379,0,351039,3345282,313090,47919,0,344087,411300,223245,0,0,0,1240526,0,533758,3738074,0,70398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ERGUS FALLS PUBLIC SCHOOL DISTRICT</text:p>
          </table:table-cell>
          <table:table-cell office:value-type="float" office:value="544" calcext:value-type="float">
            <text:p>544</text:p>
          </table:table-cell>
          <table:table-cell table:formula="of:=VLOOKUP([.B166];[$Sheet2.A159:.C715];2)" office:value-type="float" office:value="165" calcext:value-type="float">
            <text:p>165</text:p>
          </table:table-cell>
          <table:table-cell office:value-type="float" office:value="4690546" calcext:value-type="float">
            <text:p>4,690,546</text:p>
          </table:table-cell>
          <table:table-cell office:value-type="float" office:value="0" calcext:value-type="float">
            <text:p>0</text:p>
          </table:table-cell>
          <table:table-cell office:value-type="float" office:value="1634418" calcext:value-type="float">
            <text:p>1,634,418</text:p>
          </table:table-cell>
          <table:table-cell office:value-type="float" office:value="6324964" calcext:value-type="float">
            <text:p>6,324,964</text:p>
          </table:table-cell>
          <table:table-cell office:value-type="float" office:value="25975029" calcext:value-type="float">
            <text:p>25,975,029</text:p>
          </table:table-cell>
          <table:table-cell office:value-type="float" office:value="2212561" calcext:value-type="float">
            <text:p>2,212,561</text:p>
          </table:table-cell>
          <table:table-cell office:value-type="float" office:value="1310069" calcext:value-type="float">
            <text:p>1,310,069</text:p>
          </table:table-cell>
          <table:table-cell office:value-type="float" office:value="0" calcext:value-type="float">
            <text:p>0</text:p>
          </table:table-cell>
          <table:table-cell office:value-type="float" office:value="29497658" calcext:value-type="float">
            <text:p>29,497,658</text:p>
          </table:table-cell>
          <table:table-cell office:value-type="float" office:value="5012485" calcext:value-type="float">
            <text:p>5,012,485</text:p>
          </table:table-cell>
          <table:table-cell office:value-type="float" office:value="40835107" calcext:value-type="float">
            <text:p>40,835,107</text:p>
          </table:table-cell>
          <table:table-cell office:value-type="float" office:value="2279723" calcext:value-type="float">
            <text:p>2,279,723</text:p>
          </table:table-cell>
          <table:table-cell office:value-type="float" office:value="972090" calcext:value-type="float">
            <text:p>972,090</text:p>
          </table:table-cell>
          <table:table-cell office:value-type="float" office:value="0" calcext:value-type="float">
            <text:p>0</text:p>
          </table:table-cell>
          <table:table-cell office:value-type="float" office:value="2535605" calcext:value-type="float">
            <text:p>2,535,605</text:p>
          </table:table-cell>
          <table:table-cell office:value-type="float" office:value="0" calcext:value-type="float">
            <text:p>0</text:p>
          </table:table-cell>
          <table:table-cell office:value-type="float" office:value="46622525" calcext:value-type="float">
            <text:p>46,622,525</text:p>
          </table:table-cell>
          <table:table-cell office:value-type="float" office:value="7216852" calcext:value-type="float">
            <text:p>7,216,852</text:p>
          </table:table-cell>
          <table:table-cell office:value-type="float" office:value="0" calcext:value-type="float">
            <text:p>0</text:p>
          </table:table-cell>
          <table:table-cell office:value-type="float" office:value="2033576" calcext:value-type="float">
            <text:p>2,033,576</text:p>
          </table:table-cell>
          <table:table-cell office:value-type="float" office:value="30241451" calcext:value-type="float">
            <text:p>30,241,451</text:p>
          </table:table-cell>
          <table:table-cell office:value-type="float" office:value="0" calcext:value-type="float">
            <text:p>0</text:p>
          </table:table-cell>
          <table:table-cell office:value-type="float" office:value="7130645" calcext:value-type="float">
            <text:p>7,130,645</text:p>
          </table:table-cell>
          <table:table-cell/>
          <table:table-cell table:formula="of:=CONCATENATE([.$AB$5];[.$AA$5];[.C166];&quot;,&quot;;[.D166];&quot;,&quot;;[.E166];&quot;,&quot;;[.F166];&quot;,&quot;;[.H166];&quot;,&quot;;[.I166];&quot;,&quot;;[.J166];&quot;,&quot;;[.K166];&quot;,&quot;;[.M166];&quot;,&quot;;[.O166];&quot;,&quot;;[.P166];&quot;,&quot;;[.Q166];&quot;,&quot;;[.R166];&quot;,&quot;;[.S166];&quot;,&quot;;[.U166];&quot;,&quot;;[.V166];&quot;,&quot;;[.W166];&quot;,&quot;;[.X166];&quot;,&quot;;[.Y166];&quot;,&quot;;[.Z16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5,4690546,0,1634418,25975029,2212561,1310069,0,5012485,2279723,972090,0,2535605,0,7216852,0,2033576,30241451,0,713064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5,4690546,0,1634418,25975029,2212561,1310069,0,5012485,2279723,972090,0,2535605,0,7216852,0,2033576,30241451,0,713064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NNING PUBLIC SCHOOL DISTRICT</text:p>
          </table:table-cell>
          <table:table-cell office:value-type="float" office:value="545" calcext:value-type="float">
            <text:p>545</text:p>
          </table:table-cell>
          <table:table-cell table:formula="of:=VLOOKUP([.B167];[$Sheet2.A160:.C716];2)" office:value-type="float" office:value="166" calcext:value-type="float">
            <text:p>166</text:p>
          </table:table-cell>
          <table:table-cell office:value-type="float" office:value="896523" calcext:value-type="float">
            <text:p>896,523</text:p>
          </table:table-cell>
          <table:table-cell office:value-type="float" office:value="0" calcext:value-type="float">
            <text:p>0</text:p>
          </table:table-cell>
          <table:table-cell office:value-type="float" office:value="204648" calcext:value-type="float">
            <text:p>204,648</text:p>
          </table:table-cell>
          <table:table-cell office:value-type="float" office:value="1101171" calcext:value-type="float">
            <text:p>1,101,171</text:p>
          </table:table-cell>
          <table:table-cell office:value-type="float" office:value="3266518" calcext:value-type="float">
            <text:p>3,266,518</text:p>
          </table:table-cell>
          <table:table-cell office:value-type="float" office:value="439934" calcext:value-type="float">
            <text:p>439,934</text:p>
          </table:table-cell>
          <table:table-cell office:value-type="float" office:value="48232" calcext:value-type="float">
            <text:p>48,232</text:p>
          </table:table-cell>
          <table:table-cell office:value-type="float" office:value="0" calcext:value-type="float">
            <text:p>0</text:p>
          </table:table-cell>
          <table:table-cell office:value-type="float" office:value="3754683" calcext:value-type="float">
            <text:p>3,754,683</text:p>
          </table:table-cell>
          <table:table-cell office:value-type="float" office:value="482846" calcext:value-type="float">
            <text:p>482,846</text:p>
          </table:table-cell>
          <table:table-cell office:value-type="float" office:value="5338700" calcext:value-type="float">
            <text:p>5,338,700</text:p>
          </table:table-cell>
          <table:table-cell office:value-type="float" office:value="331679" calcext:value-type="float">
            <text:p>331,679</text:p>
          </table:table-cell>
          <table:table-cell office:value-type="float" office:value="113041" calcext:value-type="float">
            <text:p>113,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83421" calcext:value-type="float">
            <text:p>5,783,421</text:p>
          </table:table-cell>
          <table:table-cell office:value-type="float" office:value="933538" calcext:value-type="float">
            <text:p>933,538</text:p>
          </table:table-cell>
          <table:table-cell office:value-type="float" office:value="0" calcext:value-type="float">
            <text:p>0</text:p>
          </table:table-cell>
          <table:table-cell office:value-type="float" office:value="241719" calcext:value-type="float">
            <text:p>241,719</text:p>
          </table:table-cell>
          <table:table-cell office:value-type="float" office:value="3819786" calcext:value-type="float">
            <text:p>3,819,786</text:p>
          </table:table-cell>
          <table:table-cell office:value-type="float" office:value="0" calcext:value-type="float">
            <text:p>0</text:p>
          </table:table-cell>
          <table:table-cell office:value-type="float" office:value="788377" calcext:value-type="float">
            <text:p>788,377</text:p>
          </table:table-cell>
          <table:table-cell/>
          <table:table-cell table:formula="of:=CONCATENATE([.$AB$5];[.$AA$5];[.C167];&quot;,&quot;;[.D167];&quot;,&quot;;[.E167];&quot;,&quot;;[.F167];&quot;,&quot;;[.H167];&quot;,&quot;;[.I167];&quot;,&quot;;[.J167];&quot;,&quot;;[.K167];&quot;,&quot;;[.M167];&quot;,&quot;;[.O167];&quot;,&quot;;[.P167];&quot;,&quot;;[.Q167];&quot;,&quot;;[.R167];&quot;,&quot;;[.S167];&quot;,&quot;;[.U167];&quot;,&quot;;[.V167];&quot;,&quot;;[.W167];&quot;,&quot;;[.X167];&quot;,&quot;;[.Y167];&quot;,&quot;;[.Z16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6,896523,0,204648,3266518,439934,48232,0,482846,331679,113041,0,0,0,933538,0,241719,3819786,0,78837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6,896523,0,204648,3266518,439934,48232,0,482846,331679,113041,0,0,0,933538,0,241719,3819786,0,78837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KERS PRAIRIE PUBLIC SCHOOL DIST.</text:p>
          </table:table-cell>
          <table:table-cell office:value-type="float" office:value="547" calcext:value-type="float">
            <text:p>547</text:p>
          </table:table-cell>
          <table:table-cell table:formula="of:=VLOOKUP([.B168];[$Sheet2.A161:.C717];2)" office:value-type="float" office:value="167" calcext:value-type="float">
            <text:p>167</text:p>
          </table:table-cell>
          <table:table-cell office:value-type="float" office:value="851204" calcext:value-type="float">
            <text:p>851,204</text:p>
          </table:table-cell>
          <table:table-cell office:value-type="float" office:value="0" calcext:value-type="float">
            <text:p>0</text:p>
          </table:table-cell>
          <table:table-cell office:value-type="float" office:value="385047" calcext:value-type="float">
            <text:p>385,047</text:p>
          </table:table-cell>
          <table:table-cell office:value-type="float" office:value="1236251" calcext:value-type="float">
            <text:p>1,236,251</text:p>
          </table:table-cell>
          <table:table-cell office:value-type="float" office:value="4864390" calcext:value-type="float">
            <text:p>4,864,390</text:p>
          </table:table-cell>
          <table:table-cell office:value-type="float" office:value="746884" calcext:value-type="float">
            <text:p>746,884</text:p>
          </table:table-cell>
          <table:table-cell office:value-type="float" office:value="124464" calcext:value-type="float">
            <text:p>124,464</text:p>
          </table:table-cell>
          <table:table-cell office:value-type="float" office:value="0" calcext:value-type="float">
            <text:p>0</text:p>
          </table:table-cell>
          <table:table-cell office:value-type="float" office:value="5735738" calcext:value-type="float">
            <text:p>5,735,738</text:p>
          </table:table-cell>
          <table:table-cell office:value-type="float" office:value="509051" calcext:value-type="float">
            <text:p>509,051</text:p>
          </table:table-cell>
          <table:table-cell office:value-type="float" office:value="7481040" calcext:value-type="float">
            <text:p>7,481,040</text:p>
          </table:table-cell>
          <table:table-cell office:value-type="float" office:value="432782" calcext:value-type="float">
            <text:p>432,782</text:p>
          </table:table-cell>
          <table:table-cell office:value-type="float" office:value="442670" calcext:value-type="float">
            <text:p>442,670</text:p>
          </table:table-cell>
          <table:table-cell office:value-type="float" office:value="0" calcext:value-type="float">
            <text:p>0</text:p>
          </table:table-cell>
          <table:table-cell office:value-type="float" office:value="308842" calcext:value-type="float">
            <text:p>308,842</text:p>
          </table:table-cell>
          <table:table-cell office:value-type="float" office:value="0" calcext:value-type="float">
            <text:p>0</text:p>
          </table:table-cell>
          <table:table-cell office:value-type="float" office:value="8665334" calcext:value-type="float">
            <text:p>8,665,334</text:p>
          </table:table-cell>
          <table:table-cell office:value-type="float" office:value="1127331" calcext:value-type="float">
            <text:p>1,127,331</text:p>
          </table:table-cell>
          <table:table-cell office:value-type="float" office:value="0" calcext:value-type="float">
            <text:p>0</text:p>
          </table:table-cell>
          <table:table-cell office:value-type="float" office:value="693809" calcext:value-type="float">
            <text:p>693,809</text:p>
          </table:table-cell>
          <table:table-cell office:value-type="float" office:value="5915663" calcext:value-type="float">
            <text:p>5,915,663</text:p>
          </table:table-cell>
          <table:table-cell office:value-type="float" office:value="0" calcext:value-type="float">
            <text:p>0</text:p>
          </table:table-cell>
          <table:table-cell office:value-type="float" office:value="928531" calcext:value-type="float">
            <text:p>928,531</text:p>
          </table:table-cell>
          <table:table-cell/>
          <table:table-cell table:formula="of:=CONCATENATE([.$AB$5];[.$AA$5];[.C168];&quot;,&quot;;[.D168];&quot;,&quot;;[.E168];&quot;,&quot;;[.F168];&quot;,&quot;;[.H168];&quot;,&quot;;[.I168];&quot;,&quot;;[.J168];&quot;,&quot;;[.K168];&quot;,&quot;;[.M168];&quot;,&quot;;[.O168];&quot;,&quot;;[.P168];&quot;,&quot;;[.Q168];&quot;,&quot;;[.R168];&quot;,&quot;;[.S168];&quot;,&quot;;[.U168];&quot;,&quot;;[.V168];&quot;,&quot;;[.W168];&quot;,&quot;;[.X168];&quot;,&quot;;[.Y168];&quot;,&quot;;[.Z16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7,851204,0,385047,4864390,746884,124464,0,509051,432782,442670,0,308842,0,1127331,0,693809,5915663,0,92853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7,851204,0,385047,4864390,746884,124464,0,509051,432782,442670,0,308842,0,1127331,0,693809,5915663,0,92853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elican Rapids Public Schools</text:p>
          </table:table-cell>
          <table:table-cell office:value-type="float" office:value="548" calcext:value-type="float">
            <text:p>548</text:p>
          </table:table-cell>
          <table:table-cell table:formula="of:=VLOOKUP([.B169];[$Sheet2.A162:.C718];2)" office:value-type="float" office:value="168" calcext:value-type="float">
            <text:p>168</text:p>
          </table:table-cell>
          <table:table-cell office:value-type="float" office:value="1643747" calcext:value-type="float">
            <text:p>1,643,747</text:p>
          </table:table-cell>
          <table:table-cell office:value-type="float" office:value="0" calcext:value-type="float">
            <text:p>0</text:p>
          </table:table-cell>
          <table:table-cell office:value-type="float" office:value="445213" calcext:value-type="float">
            <text:p>445,213</text:p>
          </table:table-cell>
          <table:table-cell office:value-type="float" office:value="2088961" calcext:value-type="float">
            <text:p>2,088,961</text:p>
          </table:table-cell>
          <table:table-cell office:value-type="float" office:value="7751891" calcext:value-type="float">
            <text:p>7,751,891</text:p>
          </table:table-cell>
          <table:table-cell office:value-type="float" office:value="774669" calcext:value-type="float">
            <text:p>774,669</text:p>
          </table:table-cell>
          <table:table-cell office:value-type="float" office:value="175785" calcext:value-type="float">
            <text:p>175,785</text:p>
          </table:table-cell>
          <table:table-cell office:value-type="float" office:value="0" calcext:value-type="float">
            <text:p>0</text:p>
          </table:table-cell>
          <table:table-cell office:value-type="float" office:value="8702344" calcext:value-type="float">
            <text:p>8,702,344</text:p>
          </table:table-cell>
          <table:table-cell office:value-type="float" office:value="1825320" calcext:value-type="float">
            <text:p>1,825,320</text:p>
          </table:table-cell>
          <table:table-cell office:value-type="float" office:value="12616626" calcext:value-type="float">
            <text:p>12,616,626</text:p>
          </table:table-cell>
          <table:table-cell office:value-type="float" office:value="1263494" calcext:value-type="float">
            <text:p>1,263,494</text:p>
          </table:table-cell>
          <table:table-cell office:value-type="float" office:value="354100" calcext:value-type="float">
            <text:p>354,100</text:p>
          </table:table-cell>
          <table:table-cell office:value-type="float" office:value="0" calcext:value-type="float">
            <text:p>0</text:p>
          </table:table-cell>
          <table:table-cell office:value-type="float" office:value="2252340" calcext:value-type="float">
            <text:p>2,252,340</text:p>
          </table:table-cell>
          <table:table-cell office:value-type="float" office:value="0" calcext:value-type="float">
            <text:p>0</text:p>
          </table:table-cell>
          <table:table-cell office:value-type="float" office:value="16486559" calcext:value-type="float">
            <text:p>16,486,559</text:p>
          </table:table-cell>
          <table:table-cell office:value-type="float" office:value="3856583" calcext:value-type="float">
            <text:p>3,856,583</text:p>
          </table:table-cell>
          <table:table-cell office:value-type="float" office:value="0" calcext:value-type="float">
            <text:p>0</text:p>
          </table:table-cell>
          <table:table-cell office:value-type="float" office:value="612702" calcext:value-type="float">
            <text:p>612,702</text:p>
          </table:table-cell>
          <table:table-cell office:value-type="float" office:value="8973796" calcext:value-type="float">
            <text:p>8,973,796</text:p>
          </table:table-cell>
          <table:table-cell office:value-type="float" office:value="0" calcext:value-type="float">
            <text:p>0</text:p>
          </table:table-cell>
          <table:table-cell office:value-type="float" office:value="3043478" calcext:value-type="float">
            <text:p>3,043,478</text:p>
          </table:table-cell>
          <table:table-cell/>
          <table:table-cell table:formula="of:=CONCATENATE([.$AB$5];[.$AA$5];[.C169];&quot;,&quot;;[.D169];&quot;,&quot;;[.E169];&quot;,&quot;;[.F169];&quot;,&quot;;[.H169];&quot;,&quot;;[.I169];&quot;,&quot;;[.J169];&quot;,&quot;;[.K169];&quot;,&quot;;[.M169];&quot;,&quot;;[.O169];&quot;,&quot;;[.P169];&quot;,&quot;;[.Q169];&quot;,&quot;;[.R169];&quot;,&quot;;[.S169];&quot;,&quot;;[.U169];&quot;,&quot;;[.V169];&quot;,&quot;;[.W169];&quot;,&quot;;[.X169];&quot;,&quot;;[.Y169];&quot;,&quot;;[.Z16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8,1643747,0,445213,7751891,774669,175785,0,1825320,1263494,354100,0,2252340,0,3856583,0,612702,8973796,0,30434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8,1643747,0,445213,7751891,774669,175785,0,1825320,1263494,354100,0,2252340,0,3856583,0,612702,8973796,0,30434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ERHAM-DENT PUBLIC SCHOOL DISTRICT</text:p>
          </table:table-cell>
          <table:table-cell office:value-type="float" office:value="549" calcext:value-type="float">
            <text:p>549</text:p>
          </table:table-cell>
          <table:table-cell table:formula="of:=VLOOKUP([.B170];[$Sheet2.A163:.C719];2)" office:value-type="float" office:value="169" calcext:value-type="float">
            <text:p>169</text:p>
          </table:table-cell>
          <table:table-cell office:value-type="float" office:value="2916050" calcext:value-type="float">
            <text:p>2,916,050</text:p>
          </table:table-cell>
          <table:table-cell office:value-type="float" office:value="0" calcext:value-type="float">
            <text:p>0</text:p>
          </table:table-cell>
          <table:table-cell office:value-type="float" office:value="910051" calcext:value-type="float">
            <text:p>910,051</text:p>
          </table:table-cell>
          <table:table-cell office:value-type="float" office:value="3826100" calcext:value-type="float">
            <text:p>3,826,100</text:p>
          </table:table-cell>
          <table:table-cell office:value-type="float" office:value="12722410" calcext:value-type="float">
            <text:p>12,722,410</text:p>
          </table:table-cell>
          <table:table-cell office:value-type="float" office:value="2016417" calcext:value-type="float">
            <text:p>2,016,417</text:p>
          </table:table-cell>
          <table:table-cell office:value-type="float" office:value="339004" calcext:value-type="float">
            <text:p>339,004</text:p>
          </table:table-cell>
          <table:table-cell office:value-type="float" office:value="0" calcext:value-type="float">
            <text:p>0</text:p>
          </table:table-cell>
          <table:table-cell office:value-type="float" office:value="15077831" calcext:value-type="float">
            <text:p>15,077,831</text:p>
          </table:table-cell>
          <table:table-cell office:value-type="float" office:value="1620011" calcext:value-type="float">
            <text:p>1,620,011</text:p>
          </table:table-cell>
          <table:table-cell office:value-type="float" office:value="20523942" calcext:value-type="float">
            <text:p>20,523,942</text:p>
          </table:table-cell>
          <table:table-cell office:value-type="float" office:value="1553479" calcext:value-type="float">
            <text:p>1,553,479</text:p>
          </table:table-cell>
          <table:table-cell office:value-type="float" office:value="484035" calcext:value-type="float">
            <text:p>484,035</text:p>
          </table:table-cell>
          <table:table-cell office:value-type="float" office:value="0" calcext:value-type="float">
            <text:p>0</text:p>
          </table:table-cell>
          <table:table-cell office:value-type="float" office:value="2973760" calcext:value-type="float">
            <text:p>2,973,760</text:p>
          </table:table-cell>
          <table:table-cell office:value-type="float" office:value="0" calcext:value-type="float">
            <text:p>0</text:p>
          </table:table-cell>
          <table:table-cell office:value-type="float" office:value="25535216" calcext:value-type="float">
            <text:p>25,535,216</text:p>
          </table:table-cell>
          <table:table-cell office:value-type="float" office:value="5837251" calcext:value-type="float">
            <text:p>5,837,251</text:p>
          </table:table-cell>
          <table:table-cell office:value-type="float" office:value="0" calcext:value-type="float">
            <text:p>0</text:p>
          </table:table-cell>
          <table:table-cell office:value-type="float" office:value="1242576" calcext:value-type="float">
            <text:p>1,242,576</text:p>
          </table:table-cell>
          <table:table-cell office:value-type="float" office:value="15424815" calcext:value-type="float">
            <text:p>15,424,815</text:p>
          </table:table-cell>
          <table:table-cell office:value-type="float" office:value="0" calcext:value-type="float">
            <text:p>0</text:p>
          </table:table-cell>
          <table:table-cell office:value-type="float" office:value="3030574" calcext:value-type="float">
            <text:p>3,030,574</text:p>
          </table:table-cell>
          <table:table-cell/>
          <table:table-cell table:formula="of:=CONCATENATE([.$AB$5];[.$AA$5];[.C170];&quot;,&quot;;[.D170];&quot;,&quot;;[.E170];&quot;,&quot;;[.F170];&quot;,&quot;;[.H170];&quot;,&quot;;[.I170];&quot;,&quot;;[.J170];&quot;,&quot;;[.K170];&quot;,&quot;;[.M170];&quot;,&quot;;[.O170];&quot;,&quot;;[.P170];&quot;,&quot;;[.Q170];&quot;,&quot;;[.R170];&quot;,&quot;;[.S170];&quot;,&quot;;[.U170];&quot;,&quot;;[.V170];&quot;,&quot;;[.W170];&quot;,&quot;;[.X170];&quot;,&quot;;[.Y170];&quot;,&quot;;[.Z17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9,2916050,0,910051,12722410,2016417,339004,0,1620011,1553479,484035,0,2973760,0,5837251,0,1242576,15424815,0,303057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69,2916050,0,910051,12722410,2016417,339004,0,1620011,1553479,484035,0,2973760,0,5837251,0,1242576,15424815,0,303057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DERWOOD PUBLIC SCHOOL DISTRICT</text:p>
          </table:table-cell>
          <table:table-cell office:value-type="float" office:value="550" calcext:value-type="float">
            <text:p>550</text:p>
          </table:table-cell>
          <table:table-cell table:formula="of:=VLOOKUP([.B171];[$Sheet2.A164:.C720];2)" office:value-type="float" office:value="170" calcext:value-type="float">
            <text:p>170</text:p>
          </table:table-cell>
          <table:table-cell office:value-type="float" office:value="355808" calcext:value-type="float">
            <text:p>355,808</text:p>
          </table:table-cell>
          <table:table-cell office:value-type="float" office:value="0" calcext:value-type="float">
            <text:p>0</text:p>
          </table:table-cell>
          <table:table-cell office:value-type="float" office:value="471124" calcext:value-type="float">
            <text:p>471,124</text:p>
          </table:table-cell>
          <table:table-cell office:value-type="float" office:value="826932" calcext:value-type="float">
            <text:p>826,932</text:p>
          </table:table-cell>
          <table:table-cell office:value-type="float" office:value="5028079" calcext:value-type="float">
            <text:p>5,028,079</text:p>
          </table:table-cell>
          <table:table-cell office:value-type="float" office:value="433093" calcext:value-type="float">
            <text:p>433,093</text:p>
          </table:table-cell>
          <table:table-cell office:value-type="float" office:value="177049" calcext:value-type="float">
            <text:p>177,049</text:p>
          </table:table-cell>
          <table:table-cell office:value-type="float" office:value="0" calcext:value-type="float">
            <text:p>0</text:p>
          </table:table-cell>
          <table:table-cell office:value-type="float" office:value="5638221" calcext:value-type="float">
            <text:p>5,638,221</text:p>
          </table:table-cell>
          <table:table-cell office:value-type="float" office:value="573230" calcext:value-type="float">
            <text:p>573,230</text:p>
          </table:table-cell>
          <table:table-cell office:value-type="float" office:value="7038382" calcext:value-type="float">
            <text:p>7,038,382</text:p>
          </table:table-cell>
          <table:table-cell office:value-type="float" office:value="477173" calcext:value-type="float">
            <text:p>477,173</text:p>
          </table:table-cell>
          <table:table-cell office:value-type="float" office:value="178408" calcext:value-type="float">
            <text:p>178,408</text:p>
          </table:table-cell>
          <table:table-cell office:value-type="float" office:value="-29743" calcext:value-type="float">
            <text:p>-29,743</text:p>
          </table:table-cell>
          <table:table-cell office:value-type="float" office:value="598361" calcext:value-type="float">
            <text:p>598,361</text:p>
          </table:table-cell>
          <table:table-cell office:value-type="float" office:value="0" calcext:value-type="float">
            <text:p>0</text:p>
          </table:table-cell>
          <table:table-cell office:value-type="float" office:value="8262581" calcext:value-type="float">
            <text:p>8,262,581</text:p>
          </table:table-cell>
          <table:table-cell office:value-type="float" office:value="884709" calcext:value-type="float">
            <text:p>884,709</text:p>
          </table:table-cell>
          <table:table-cell office:value-type="float" office:value="0" calcext:value-type="float">
            <text:p>0</text:p>
          </table:table-cell>
          <table:table-cell office:value-type="float" office:value="575983" calcext:value-type="float">
            <text:p>575,983</text:p>
          </table:table-cell>
          <table:table-cell office:value-type="float" office:value="5783766" calcext:value-type="float">
            <text:p>5,783,766</text:p>
          </table:table-cell>
          <table:table-cell office:value-type="float" office:value="0" calcext:value-type="float">
            <text:p>0</text:p>
          </table:table-cell>
          <table:table-cell office:value-type="float" office:value="1018123" calcext:value-type="float">
            <text:p>1,018,123</text:p>
          </table:table-cell>
          <table:table-cell/>
          <table:table-cell table:formula="of:=CONCATENATE([.$AB$5];[.$AA$5];[.C171];&quot;,&quot;;[.D171];&quot;,&quot;;[.E171];&quot;,&quot;;[.F171];&quot;,&quot;;[.H171];&quot;,&quot;;[.I171];&quot;,&quot;;[.J171];&quot;,&quot;;[.K171];&quot;,&quot;;[.M171];&quot;,&quot;;[.O171];&quot;,&quot;;[.P171];&quot;,&quot;;[.Q171];&quot;,&quot;;[.R171];&quot;,&quot;;[.S171];&quot;,&quot;;[.U171];&quot;,&quot;;[.V171];&quot;,&quot;;[.W171];&quot;,&quot;;[.X171];&quot;,&quot;;[.Y171];&quot;,&quot;;[.Z17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0,355808,0,471124,5028079,433093,177049,0,573230,477173,178408,-29743,598361,0,884709,0,575983,5783766,0,101812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0,355808,0,471124,5028079,433093,177049,0,573230,477173,178408,-29743,598361,0,884709,0,575983,5783766,0,101812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YORK MILLS PUBLIC SCHOOL DIST.</text:p>
          </table:table-cell>
          <table:table-cell office:value-type="float" office:value="553" calcext:value-type="float">
            <text:p>553</text:p>
          </table:table-cell>
          <table:table-cell table:formula="of:=VLOOKUP([.B172];[$Sheet2.A165:.C721];2)" office:value-type="float" office:value="171" calcext:value-type="float">
            <text:p>171</text:p>
          </table:table-cell>
          <table:table-cell office:value-type="float" office:value="620042" calcext:value-type="float">
            <text:p>620,042</text:p>
          </table:table-cell>
          <table:table-cell office:value-type="float" office:value="0" calcext:value-type="float">
            <text:p>0</text:p>
          </table:table-cell>
          <table:table-cell office:value-type="float" office:value="437621" calcext:value-type="float">
            <text:p>437,621</text:p>
          </table:table-cell>
          <table:table-cell office:value-type="float" office:value="1057662" calcext:value-type="float">
            <text:p>1,057,662</text:p>
          </table:table-cell>
          <table:table-cell office:value-type="float" office:value="6623794" calcext:value-type="float">
            <text:p>6,623,794</text:p>
          </table:table-cell>
          <table:table-cell office:value-type="float" office:value="763599" calcext:value-type="float">
            <text:p>763,599</text:p>
          </table:table-cell>
          <table:table-cell office:value-type="float" office:value="82633" calcext:value-type="float">
            <text:p>82,633</text:p>
          </table:table-cell>
          <table:table-cell office:value-type="float" office:value="0" calcext:value-type="float">
            <text:p>0</text:p>
          </table:table-cell>
          <table:table-cell office:value-type="float" office:value="7470026" calcext:value-type="float">
            <text:p>7,470,026</text:p>
          </table:table-cell>
          <table:table-cell office:value-type="float" office:value="788252" calcext:value-type="float">
            <text:p>788,252</text:p>
          </table:table-cell>
          <table:table-cell office:value-type="float" office:value="9315941" calcext:value-type="float">
            <text:p>9,315,941</text:p>
          </table:table-cell>
          <table:table-cell office:value-type="float" office:value="846361" calcext:value-type="float">
            <text:p>846,361</text:p>
          </table:table-cell>
          <table:table-cell office:value-type="float" office:value="237818" calcext:value-type="float">
            <text:p>237,818</text:p>
          </table:table-cell>
          <table:table-cell office:value-type="float" office:value="41673" calcext:value-type="float">
            <text:p>41,673</text:p>
          </table:table-cell>
          <table:table-cell office:value-type="float" office:value="1357114" calcext:value-type="float">
            <text:p>1,357,114</text:p>
          </table:table-cell>
          <table:table-cell office:value-type="float" office:value="0" calcext:value-type="float">
            <text:p>0</text:p>
          </table:table-cell>
          <table:table-cell office:value-type="float" office:value="11798907" calcext:value-type="float">
            <text:p>11,798,907</text:p>
          </table:table-cell>
          <table:table-cell office:value-type="float" office:value="1554617" calcext:value-type="float">
            <text:p>1,554,617</text:p>
          </table:table-cell>
          <table:table-cell office:value-type="float" office:value="0" calcext:value-type="float">
            <text:p>0</text:p>
          </table:table-cell>
          <table:table-cell office:value-type="float" office:value="655430" calcext:value-type="float">
            <text:p>655,430</text:p>
          </table:table-cell>
          <table:table-cell office:value-type="float" office:value="8001795" calcext:value-type="float">
            <text:p>8,001,795</text:p>
          </table:table-cell>
          <table:table-cell office:value-type="float" office:value="0" calcext:value-type="float">
            <text:p>0</text:p>
          </table:table-cell>
          <table:table-cell office:value-type="float" office:value="1587065" calcext:value-type="float">
            <text:p>1,587,065</text:p>
          </table:table-cell>
          <table:table-cell/>
          <table:table-cell table:formula="of:=CONCATENATE([.$AB$5];[.$AA$5];[.C172];&quot;,&quot;;[.D172];&quot;,&quot;;[.E172];&quot;,&quot;;[.F172];&quot;,&quot;;[.H172];&quot;,&quot;;[.I172];&quot;,&quot;;[.J172];&quot;,&quot;;[.K172];&quot;,&quot;;[.M172];&quot;,&quot;;[.O172];&quot;,&quot;;[.P172];&quot;,&quot;;[.Q172];&quot;,&quot;;[.R172];&quot;,&quot;;[.S172];&quot;,&quot;;[.U172];&quot;,&quot;;[.V172];&quot;,&quot;;[.W172];&quot;,&quot;;[.X172];&quot;,&quot;;[.Y172];&quot;,&quot;;[.Z17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1,620042,0,437621,6623794,763599,82633,0,788252,846361,237818,41673,1357114,0,1554617,0,655430,8001795,0,158706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1,620042,0,437621,6623794,763599,82633,0,788252,846361,237818,41673,1357114,0,1554617,0,655430,8001795,0,158706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OODRIDGE PUBLIC SCHOOL DISTRICT</text:p>
          </table:table-cell>
          <table:table-cell office:value-type="float" office:value="561" calcext:value-type="float">
            <text:p>561</text:p>
          </table:table-cell>
          <table:table-cell table:formula="of:=VLOOKUP([.B173];[$Sheet2.A166:.C722];2)" office:value-type="float" office:value="172" calcext:value-type="float">
            <text:p>172</text:p>
          </table:table-cell>
          <table:table-cell office:value-type="float" office:value="550227" calcext:value-type="float">
            <text:p>550,227</text:p>
          </table:table-cell>
          <table:table-cell office:value-type="float" office:value="0" calcext:value-type="float">
            <text:p>0</text:p>
          </table:table-cell>
          <table:table-cell office:value-type="float" office:value="299566" calcext:value-type="float">
            <text:p>299,566</text:p>
          </table:table-cell>
          <table:table-cell office:value-type="float" office:value="849793" calcext:value-type="float">
            <text:p>849,793</text:p>
          </table:table-cell>
          <table:table-cell office:value-type="float" office:value="3022608" calcext:value-type="float">
            <text:p>3,022,608</text:p>
          </table:table-cell>
          <table:table-cell office:value-type="float" office:value="385420" calcext:value-type="float">
            <text:p>385,420</text:p>
          </table:table-cell>
          <table:table-cell office:value-type="float" office:value="94750" calcext:value-type="float">
            <text:p>94,750</text:p>
          </table:table-cell>
          <table:table-cell office:value-type="float" office:value="0" calcext:value-type="float">
            <text:p>0</text:p>
          </table:table-cell>
          <table:table-cell office:value-type="float" office:value="3502778" calcext:value-type="float">
            <text:p>3,502,778</text:p>
          </table:table-cell>
          <table:table-cell office:value-type="float" office:value="425077" calcext:value-type="float">
            <text:p>425,077</text:p>
          </table:table-cell>
          <table:table-cell office:value-type="float" office:value="4777648" calcext:value-type="float">
            <text:p>4,777,648</text:p>
          </table:table-cell>
          <table:table-cell office:value-type="float" office:value="285098" calcext:value-type="float">
            <text:p>285,098</text:p>
          </table:table-cell>
          <table:table-cell office:value-type="float" office:value="67497" calcext:value-type="float">
            <text:p>67,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30243" calcext:value-type="float">
            <text:p>5,130,243</text:p>
          </table:table-cell>
          <table:table-cell office:value-type="float" office:value="563110" calcext:value-type="float">
            <text:p>563,110</text:p>
          </table:table-cell>
          <table:table-cell office:value-type="float" office:value="0" calcext:value-type="float">
            <text:p>0</text:p>
          </table:table-cell>
          <table:table-cell office:value-type="float" office:value="338224" calcext:value-type="float">
            <text:p>338,224</text:p>
          </table:table-cell>
          <table:table-cell office:value-type="float" office:value="3539056" calcext:value-type="float">
            <text:p>3,539,056</text:p>
          </table:table-cell>
          <table:table-cell office:value-type="float" office:value="0" calcext:value-type="float">
            <text:p>0</text:p>
          </table:table-cell>
          <table:table-cell office:value-type="float" office:value="689854" calcext:value-type="float">
            <text:p>689,854</text:p>
          </table:table-cell>
          <table:table-cell/>
          <table:table-cell table:formula="of:=CONCATENATE([.$AB$5];[.$AA$5];[.C173];&quot;,&quot;;[.D173];&quot;,&quot;;[.E173];&quot;,&quot;;[.F173];&quot;,&quot;;[.H173];&quot;,&quot;;[.I173];&quot;,&quot;;[.J173];&quot;,&quot;;[.K173];&quot;,&quot;;[.M173];&quot;,&quot;;[.O173];&quot;,&quot;;[.P173];&quot;,&quot;;[.Q173];&quot;,&quot;;[.R173];&quot;,&quot;;[.S173];&quot;,&quot;;[.U173];&quot;,&quot;;[.V173];&quot;,&quot;;[.W173];&quot;,&quot;;[.X173];&quot;,&quot;;[.Y173];&quot;,&quot;;[.Z17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2,550227,0,299566,3022608,385420,94750,0,425077,285098,67497,0,0,0,563110,0,338224,3539056,0,6898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2,550227,0,299566,3022608,385420,94750,0,425077,285098,67497,0,0,0,563110,0,338224,3539056,0,6898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IEF RIVER FALLS SCHOOL DISTRICT</text:p>
          </table:table-cell>
          <table:table-cell office:value-type="float" office:value="564" calcext:value-type="float">
            <text:p>564</text:p>
          </table:table-cell>
          <table:table-cell table:formula="of:=VLOOKUP([.B174];[$Sheet2.A167:.C723];2)" office:value-type="float" office:value="173" calcext:value-type="float">
            <text:p>173</text:p>
          </table:table-cell>
          <table:table-cell office:value-type="float" office:value="2543372" calcext:value-type="float">
            <text:p>2,543,372</text:p>
          </table:table-cell>
          <table:table-cell office:value-type="float" office:value="0" calcext:value-type="float">
            <text:p>0</text:p>
          </table:table-cell>
          <table:table-cell office:value-type="float" office:value="820494" calcext:value-type="float">
            <text:p>820,494</text:p>
          </table:table-cell>
          <table:table-cell office:value-type="float" office:value="3363867" calcext:value-type="float">
            <text:p>3,363,867</text:p>
          </table:table-cell>
          <table:table-cell office:value-type="float" office:value="15777433" calcext:value-type="float">
            <text:p>15,777,433</text:p>
          </table:table-cell>
          <table:table-cell office:value-type="float" office:value="2167226" calcext:value-type="float">
            <text:p>2,167,226</text:p>
          </table:table-cell>
          <table:table-cell office:value-type="float" office:value="762565" calcext:value-type="float">
            <text:p>762,565</text:p>
          </table:table-cell>
          <table:table-cell office:value-type="float" office:value="0" calcext:value-type="float">
            <text:p>0</text:p>
          </table:table-cell>
          <table:table-cell office:value-type="float" office:value="18707224" calcext:value-type="float">
            <text:p>18,707,224</text:p>
          </table:table-cell>
          <table:table-cell office:value-type="float" office:value="2685745" calcext:value-type="float">
            <text:p>2,685,745</text:p>
          </table:table-cell>
          <table:table-cell office:value-type="float" office:value="24756836" calcext:value-type="float">
            <text:p>24,756,836</text:p>
          </table:table-cell>
          <table:table-cell office:value-type="float" office:value="1407004" calcext:value-type="float">
            <text:p>1,407,004</text:p>
          </table:table-cell>
          <table:table-cell office:value-type="float" office:value="869054" calcext:value-type="float">
            <text:p>869,054</text:p>
          </table:table-cell>
          <table:table-cell office:value-type="float" office:value="0" calcext:value-type="float">
            <text:p>0</text:p>
          </table:table-cell>
          <table:table-cell office:value-type="float" office:value="3801649" calcext:value-type="float">
            <text:p>3,801,649</text:p>
          </table:table-cell>
          <table:table-cell office:value-type="float" office:value="233629" calcext:value-type="float">
            <text:p>233,629</text:p>
          </table:table-cell>
          <table:table-cell office:value-type="float" office:value="31068173" calcext:value-type="float">
            <text:p>31,068,173</text:p>
          </table:table-cell>
          <table:table-cell office:value-type="float" office:value="6046887" calcext:value-type="float">
            <text:p>6,046,887</text:p>
          </table:table-cell>
          <table:table-cell office:value-type="float" office:value="0" calcext:value-type="float">
            <text:p>0</text:p>
          </table:table-cell>
          <table:table-cell office:value-type="float" office:value="1362771" calcext:value-type="float">
            <text:p>1,362,771</text:p>
          </table:table-cell>
          <table:table-cell office:value-type="float" office:value="19579332" calcext:value-type="float">
            <text:p>19,579,332</text:p>
          </table:table-cell>
          <table:table-cell office:value-type="float" office:value="0" calcext:value-type="float">
            <text:p>0</text:p>
          </table:table-cell>
          <table:table-cell office:value-type="float" office:value="4079183" calcext:value-type="float">
            <text:p>4,079,183</text:p>
          </table:table-cell>
          <table:table-cell/>
          <table:table-cell table:formula="of:=CONCATENATE([.$AB$5];[.$AA$5];[.C174];&quot;,&quot;;[.D174];&quot;,&quot;;[.E174];&quot;,&quot;;[.F174];&quot;,&quot;;[.H174];&quot;,&quot;;[.I174];&quot;,&quot;;[.J174];&quot;,&quot;;[.K174];&quot;,&quot;;[.M174];&quot;,&quot;;[.O174];&quot;,&quot;;[.P174];&quot;,&quot;;[.Q174];&quot;,&quot;;[.R174];&quot;,&quot;;[.S174];&quot;,&quot;;[.U174];&quot;,&quot;;[.V174];&quot;,&quot;;[.W174];&quot;,&quot;;[.X174];&quot;,&quot;;[.Y174];&quot;,&quot;;[.Z17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3,2543372,0,820494,15777433,2167226,762565,0,2685745,1407004,869054,0,3801649,233629,6046887,0,1362771,19579332,0,407918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3,2543372,0,820494,15777433,2167226,762565,0,2685745,1407004,869054,0,3801649,233629,6046887,0,1362771,19579332,0,407918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ILLOW RIVER PUBLIC SCHOOL DISTRICT</text:p>
          </table:table-cell>
          <table:table-cell office:value-type="float" office:value="577" calcext:value-type="float">
            <text:p>577</text:p>
          </table:table-cell>
          <table:table-cell table:formula="of:=VLOOKUP([.B175];[$Sheet2.A168:.C724];2)" office:value-type="float" office:value="174" calcext:value-type="float">
            <text:p>174</text:p>
          </table:table-cell>
          <table:table-cell office:value-type="float" office:value="474752" calcext:value-type="float">
            <text:p>474,752</text:p>
          </table:table-cell>
          <table:table-cell office:value-type="float" office:value="0" calcext:value-type="float">
            <text:p>0</text:p>
          </table:table-cell>
          <table:table-cell office:value-type="float" office:value="399686" calcext:value-type="float">
            <text:p>399,686</text:p>
          </table:table-cell>
          <table:table-cell office:value-type="float" office:value="874437" calcext:value-type="float">
            <text:p>874,437</text:p>
          </table:table-cell>
          <table:table-cell office:value-type="float" office:value="3827359" calcext:value-type="float">
            <text:p>3,827,359</text:p>
          </table:table-cell>
          <table:table-cell office:value-type="float" office:value="687251" calcext:value-type="float">
            <text:p>687,251</text:p>
          </table:table-cell>
          <table:table-cell office:value-type="float" office:value="36054" calcext:value-type="float">
            <text:p>36,054</text:p>
          </table:table-cell>
          <table:table-cell office:value-type="float" office:value="0" calcext:value-type="float">
            <text:p>0</text:p>
          </table:table-cell>
          <table:table-cell office:value-type="float" office:value="4550663" calcext:value-type="float">
            <text:p>4,550,663</text:p>
          </table:table-cell>
          <table:table-cell office:value-type="float" office:value="474826" calcext:value-type="float">
            <text:p>474,826</text:p>
          </table:table-cell>
          <table:table-cell office:value-type="float" office:value="5899926" calcext:value-type="float">
            <text:p>5,899,926</text:p>
          </table:table-cell>
          <table:table-cell office:value-type="float" office:value="321595" calcext:value-type="float">
            <text:p>321,595</text:p>
          </table:table-cell>
          <table:table-cell office:value-type="float" office:value="181884" calcext:value-type="float">
            <text:p>181,884</text:p>
          </table:table-cell>
          <table:table-cell office:value-type="float" office:value="0" calcext:value-type="float">
            <text:p>0</text:p>
          </table:table-cell>
          <table:table-cell office:value-type="float" office:value="460699" calcext:value-type="float">
            <text:p>460,699</text:p>
          </table:table-cell>
          <table:table-cell office:value-type="float" office:value="0" calcext:value-type="float">
            <text:p>0</text:p>
          </table:table-cell>
          <table:table-cell office:value-type="float" office:value="6864104" calcext:value-type="float">
            <text:p>6,864,104</text:p>
          </table:table-cell>
          <table:table-cell office:value-type="float" office:value="884893" calcext:value-type="float">
            <text:p>884,893</text:p>
          </table:table-cell>
          <table:table-cell office:value-type="float" office:value="0" calcext:value-type="float">
            <text:p>0</text:p>
          </table:table-cell>
          <table:table-cell office:value-type="float" office:value="489476" calcext:value-type="float">
            <text:p>489,476</text:p>
          </table:table-cell>
          <table:table-cell office:value-type="float" office:value="4713458" calcext:value-type="float">
            <text:p>4,713,458</text:p>
          </table:table-cell>
          <table:table-cell office:value-type="float" office:value="0" calcext:value-type="float">
            <text:p>0</text:p>
          </table:table-cell>
          <table:table-cell office:value-type="float" office:value="776276" calcext:value-type="float">
            <text:p>776,276</text:p>
          </table:table-cell>
          <table:table-cell/>
          <table:table-cell table:formula="of:=CONCATENATE([.$AB$5];[.$AA$5];[.C175];&quot;,&quot;;[.D175];&quot;,&quot;;[.E175];&quot;,&quot;;[.F175];&quot;,&quot;;[.H175];&quot;,&quot;;[.I175];&quot;,&quot;;[.J175];&quot;,&quot;;[.K175];&quot;,&quot;;[.M175];&quot;,&quot;;[.O175];&quot;,&quot;;[.P175];&quot;,&quot;;[.Q175];&quot;,&quot;;[.R175];&quot;,&quot;;[.S175];&quot;,&quot;;[.U175];&quot;,&quot;;[.V175];&quot;,&quot;;[.W175];&quot;,&quot;;[.X175];&quot;,&quot;;[.Y175];&quot;,&quot;;[.Z17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4,474752,0,399686,3827359,687251,36054,0,474826,321595,181884,0,460699,0,884893,0,489476,4713458,0,77627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4,474752,0,399686,3827359,687251,36054,0,474826,321595,181884,0,460699,0,884893,0,489476,4713458,0,77627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NE CITY PUBLIC SCHOOL DISTRICT</text:p>
          </table:table-cell>
          <table:table-cell office:value-type="float" office:value="578" calcext:value-type="float">
            <text:p>578</text:p>
          </table:table-cell>
          <table:table-cell table:formula="of:=VLOOKUP([.B176];[$Sheet2.A169:.C725];2)" office:value-type="float" office:value="175" calcext:value-type="float">
            <text:p>175</text:p>
          </table:table-cell>
          <table:table-cell office:value-type="float" office:value="2380840" calcext:value-type="float">
            <text:p>2,380,840</text:p>
          </table:table-cell>
          <table:table-cell office:value-type="float" office:value="0" calcext:value-type="float">
            <text:p>0</text:p>
          </table:table-cell>
          <table:table-cell office:value-type="float" office:value="1345592" calcext:value-type="float">
            <text:p>1,345,592</text:p>
          </table:table-cell>
          <table:table-cell office:value-type="float" office:value="3726433" calcext:value-type="float">
            <text:p>3,726,433</text:p>
          </table:table-cell>
          <table:table-cell office:value-type="float" office:value="13080556" calcext:value-type="float">
            <text:p>13,080,556</text:p>
          </table:table-cell>
          <table:table-cell office:value-type="float" office:value="3320072" calcext:value-type="float">
            <text:p>3,320,072</text:p>
          </table:table-cell>
          <table:table-cell office:value-type="float" office:value="139398" calcext:value-type="float">
            <text:p>139,398</text:p>
          </table:table-cell>
          <table:table-cell office:value-type="float" office:value="0" calcext:value-type="float">
            <text:p>0</text:p>
          </table:table-cell>
          <table:table-cell office:value-type="float" office:value="16540026" calcext:value-type="float">
            <text:p>16,540,026</text:p>
          </table:table-cell>
          <table:table-cell office:value-type="float" office:value="2504251" calcext:value-type="float">
            <text:p>2,504,251</text:p>
          </table:table-cell>
          <table:table-cell office:value-type="float" office:value="22770709" calcext:value-type="float">
            <text:p>22,770,709</text:p>
          </table:table-cell>
          <table:table-cell office:value-type="float" office:value="1230356" calcext:value-type="float">
            <text:p>1,230,356</text:p>
          </table:table-cell>
          <table:table-cell office:value-type="float" office:value="412848" calcext:value-type="float">
            <text:p>412,848</text:p>
          </table:table-cell>
          <table:table-cell office:value-type="float" office:value="1958" calcext:value-type="float">
            <text:p>1,958</text:p>
          </table:table-cell>
          <table:table-cell office:value-type="float" office:value="1537932" calcext:value-type="float">
            <text:p>1,537,932</text:p>
          </table:table-cell>
          <table:table-cell office:value-type="float" office:value="0" calcext:value-type="float">
            <text:p>0</text:p>
          </table:table-cell>
          <table:table-cell office:value-type="float" office:value="25953805" calcext:value-type="float">
            <text:p>25,953,805</text:p>
          </table:table-cell>
          <table:table-cell office:value-type="float" office:value="3663593" calcext:value-type="float">
            <text:p>3,663,593</text:p>
          </table:table-cell>
          <table:table-cell office:value-type="float" office:value="0" calcext:value-type="float">
            <text:p>0</text:p>
          </table:table-cell>
          <table:table-cell office:value-type="float" office:value="1598794" calcext:value-type="float">
            <text:p>1,598,794</text:p>
          </table:table-cell>
          <table:table-cell office:value-type="float" office:value="17083089" calcext:value-type="float">
            <text:p>17,083,089</text:p>
          </table:table-cell>
          <table:table-cell office:value-type="float" office:value="0" calcext:value-type="float">
            <text:p>0</text:p>
          </table:table-cell>
          <table:table-cell office:value-type="float" office:value="3608329" calcext:value-type="float">
            <text:p>3,608,329</text:p>
          </table:table-cell>
          <table:table-cell/>
          <table:table-cell table:formula="of:=CONCATENATE([.$AB$5];[.$AA$5];[.C176];&quot;,&quot;;[.D176];&quot;,&quot;;[.E176];&quot;,&quot;;[.F176];&quot;,&quot;;[.H176];&quot;,&quot;;[.I176];&quot;,&quot;;[.J176];&quot;,&quot;;[.K176];&quot;,&quot;;[.M176];&quot;,&quot;;[.O176];&quot;,&quot;;[.P176];&quot;,&quot;;[.Q176];&quot;,&quot;;[.R176];&quot;,&quot;;[.S176];&quot;,&quot;;[.U176];&quot;,&quot;;[.V176];&quot;,&quot;;[.W176];&quot;,&quot;;[.X176];&quot;,&quot;;[.Y176];&quot;,&quot;;[.Z17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5,2380840,0,1345592,13080556,3320072,139398,0,2504251,1230356,412848,1958,1537932,0,3663593,0,1598794,17083089,0,360832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5,2380840,0,1345592,13080556,3320072,139398,0,2504251,1230356,412848,1958,1537932,0,3663593,0,1598794,17083089,0,360832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GERTON PUBLIC SCHOOL DISTRICT</text:p>
          </table:table-cell>
          <table:table-cell office:value-type="float" office:value="581" calcext:value-type="float">
            <text:p>581</text:p>
          </table:table-cell>
          <table:table-cell table:formula="of:=VLOOKUP([.B177];[$Sheet2.A170:.C726];2)" office:value-type="float" office:value="176" calcext:value-type="float">
            <text:p>176</text:p>
          </table:table-cell>
          <table:table-cell office:value-type="float" office:value="730431" calcext:value-type="float">
            <text:p>730,431</text:p>
          </table:table-cell>
          <table:table-cell office:value-type="float" office:value="0" calcext:value-type="float">
            <text:p>0</text:p>
          </table:table-cell>
          <table:table-cell office:value-type="float" office:value="319090" calcext:value-type="float">
            <text:p>319,090</text:p>
          </table:table-cell>
          <table:table-cell office:value-type="float" office:value="1049522" calcext:value-type="float">
            <text:p>1,049,522</text:p>
          </table:table-cell>
          <table:table-cell office:value-type="float" office:value="4046895" calcext:value-type="float">
            <text:p>4,046,895</text:p>
          </table:table-cell>
          <table:table-cell office:value-type="float" office:value="597839" calcext:value-type="float">
            <text:p>597,839</text:p>
          </table:table-cell>
          <table:table-cell office:value-type="float" office:value="175698" calcext:value-type="float">
            <text:p>175,698</text:p>
          </table:table-cell>
          <table:table-cell office:value-type="float" office:value="0" calcext:value-type="float">
            <text:p>0</text:p>
          </table:table-cell>
          <table:table-cell office:value-type="float" office:value="4820432" calcext:value-type="float">
            <text:p>4,820,432</text:p>
          </table:table-cell>
          <table:table-cell office:value-type="float" office:value="251903" calcext:value-type="float">
            <text:p>251,903</text:p>
          </table:table-cell>
          <table:table-cell office:value-type="float" office:value="6121857" calcext:value-type="float">
            <text:p>6,121,857</text:p>
          </table:table-cell>
          <table:table-cell office:value-type="float" office:value="366275" calcext:value-type="float">
            <text:p>366,275</text:p>
          </table:table-cell>
          <table:table-cell office:value-type="float" office:value="150410" calcext:value-type="float">
            <text:p>150,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8542" calcext:value-type="float">
            <text:p>6,638,542</text:p>
          </table:table-cell>
          <table:table-cell office:value-type="float" office:value="754434" calcext:value-type="float">
            <text:p>754,434</text:p>
          </table:table-cell>
          <table:table-cell office:value-type="float" office:value="0" calcext:value-type="float">
            <text:p>0</text:p>
          </table:table-cell>
          <table:table-cell office:value-type="float" office:value="399211" calcext:value-type="float">
            <text:p>399,211</text:p>
          </table:table-cell>
          <table:table-cell office:value-type="float" office:value="4917313" calcext:value-type="float">
            <text:p>4,917,313</text:p>
          </table:table-cell>
          <table:table-cell office:value-type="float" office:value="0" calcext:value-type="float">
            <text:p>0</text:p>
          </table:table-cell>
          <table:table-cell office:value-type="float" office:value="567584" calcext:value-type="float">
            <text:p>567,584</text:p>
          </table:table-cell>
          <table:table-cell/>
          <table:table-cell table:formula="of:=CONCATENATE([.$AB$5];[.$AA$5];[.C177];&quot;,&quot;;[.D177];&quot;,&quot;;[.E177];&quot;,&quot;;[.F177];&quot;,&quot;;[.H177];&quot;,&quot;;[.I177];&quot;,&quot;;[.J177];&quot;,&quot;;[.K177];&quot;,&quot;;[.M177];&quot;,&quot;;[.O177];&quot;,&quot;;[.P177];&quot;,&quot;;[.Q177];&quot;,&quot;;[.R177];&quot;,&quot;;[.S177];&quot;,&quot;;[.U177];&quot;,&quot;;[.V177];&quot;,&quot;;[.W177];&quot;,&quot;;[.X177];&quot;,&quot;;[.Y177];&quot;,&quot;;[.Z17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6,730431,0,319090,4046895,597839,175698,0,251903,366275,150410,0,0,0,754434,0,399211,4917313,0,5675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6,730431,0,319090,4046895,597839,175698,0,251903,366275,150410,0,0,0,754434,0,399211,4917313,0,5675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MAX-SHELLY PUBLIC SCHOOLS</text:p>
          </table:table-cell>
          <table:table-cell office:value-type="float" office:value="592" calcext:value-type="float">
            <text:p>592</text:p>
          </table:table-cell>
          <table:table-cell table:formula="of:=VLOOKUP([.B178];[$Sheet2.A171:.C727];2)" office:value-type="float" office:value="177" calcext:value-type="float">
            <text:p>177</text:p>
          </table:table-cell>
          <table:table-cell office:value-type="float" office:value="365504" calcext:value-type="float">
            <text:p>365,504</text:p>
          </table:table-cell>
          <table:table-cell office:value-type="float" office:value="0" calcext:value-type="float">
            <text:p>0</text:p>
          </table:table-cell>
          <table:table-cell office:value-type="float" office:value="199791" calcext:value-type="float">
            <text:p>199,791</text:p>
          </table:table-cell>
          <table:table-cell office:value-type="float" office:value="565295" calcext:value-type="float">
            <text:p>565,295</text:p>
          </table:table-cell>
          <table:table-cell office:value-type="float" office:value="1967285" calcext:value-type="float">
            <text:p>1,967,285</text:p>
          </table:table-cell>
          <table:table-cell office:value-type="float" office:value="290106" calcext:value-type="float">
            <text:p>290,106</text:p>
          </table:table-cell>
          <table:table-cell office:value-type="float" office:value="44673" calcext:value-type="float">
            <text:p>44,673</text:p>
          </table:table-cell>
          <table:table-cell office:value-type="float" office:value="0" calcext:value-type="float">
            <text:p>0</text:p>
          </table:table-cell>
          <table:table-cell office:value-type="float" office:value="2302064" calcext:value-type="float">
            <text:p>2,302,064</text:p>
          </table:table-cell>
          <table:table-cell office:value-type="float" office:value="271431" calcext:value-type="float">
            <text:p>271,431</text:p>
          </table:table-cell>
          <table:table-cell office:value-type="float" office:value="3138791" calcext:value-type="float">
            <text:p>3,138,791</text:p>
          </table:table-cell>
          <table:table-cell office:value-type="float" office:value="175746" calcext:value-type="float">
            <text:p>175,746</text:p>
          </table:table-cell>
          <table:table-cell office:value-type="float" office:value="16303" calcext:value-type="float">
            <text:p>16,303</text:p>
          </table:table-cell>
          <table:table-cell office:value-type="float" office:value="0" calcext:value-type="float">
            <text:p>0</text:p>
          </table:table-cell>
          <table:table-cell office:value-type="float" office:value="241129" calcext:value-type="float">
            <text:p>241,129</text:p>
          </table:table-cell>
          <table:table-cell office:value-type="float" office:value="0" calcext:value-type="float">
            <text:p>0</text:p>
          </table:table-cell>
          <table:table-cell office:value-type="float" office:value="3571968" calcext:value-type="float">
            <text:p>3,571,968</text:p>
          </table:table-cell>
          <table:table-cell office:value-type="float" office:value="488925" calcext:value-type="float">
            <text:p>488,925</text:p>
          </table:table-cell>
          <table:table-cell office:value-type="float" office:value="0" calcext:value-type="float">
            <text:p>0</text:p>
          </table:table-cell>
          <table:table-cell office:value-type="float" office:value="204513" calcext:value-type="float">
            <text:p>204,513</text:p>
          </table:table-cell>
          <table:table-cell office:value-type="float" office:value="2439299" calcext:value-type="float">
            <text:p>2,439,299</text:p>
          </table:table-cell>
          <table:table-cell office:value-type="float" office:value="0" calcext:value-type="float">
            <text:p>0</text:p>
          </table:table-cell>
          <table:table-cell office:value-type="float" office:value="439231" calcext:value-type="float">
            <text:p>439,231</text:p>
          </table:table-cell>
          <table:table-cell/>
          <table:table-cell table:formula="of:=CONCATENATE([.$AB$5];[.$AA$5];[.C178];&quot;,&quot;;[.D178];&quot;,&quot;;[.E178];&quot;,&quot;;[.F178];&quot;,&quot;;[.H178];&quot;,&quot;;[.I178];&quot;,&quot;;[.J178];&quot;,&quot;;[.K178];&quot;,&quot;;[.M178];&quot;,&quot;;[.O178];&quot;,&quot;;[.P178];&quot;,&quot;;[.Q178];&quot;,&quot;;[.R178];&quot;,&quot;;[.S178];&quot;,&quot;;[.U178];&quot;,&quot;;[.V178];&quot;,&quot;;[.W178];&quot;,&quot;;[.X178];&quot;,&quot;;[.Y178];&quot;,&quot;;[.Z17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7,365504,0,199791,1967285,290106,44673,0,271431,175746,16303,0,241129,0,488925,0,204513,2439299,0,43923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7,365504,0,199791,1967285,290106,44673,0,271431,175746,16303,0,241129,0,488925,0,204513,2439299,0,43923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OKSTON PUBLIC SCHOOL DISTRICT</text:p>
          </table:table-cell>
          <table:table-cell office:value-type="float" office:value="593" calcext:value-type="float">
            <text:p>593</text:p>
          </table:table-cell>
          <table:table-cell table:formula="of:=VLOOKUP([.B179];[$Sheet2.A172:.C728];2)" office:value-type="float" office:value="178" calcext:value-type="float">
            <text:p>178</text:p>
          </table:table-cell>
          <table:table-cell office:value-type="float" office:value="1885823" calcext:value-type="float">
            <text:p>1,885,823</text:p>
          </table:table-cell>
          <table:table-cell office:value-type="float" office:value="0" calcext:value-type="float">
            <text:p>0</text:p>
          </table:table-cell>
          <table:table-cell office:value-type="float" office:value="486873" calcext:value-type="float">
            <text:p>486,873</text:p>
          </table:table-cell>
          <table:table-cell office:value-type="float" office:value="2372696" calcext:value-type="float">
            <text:p>2,372,696</text:p>
          </table:table-cell>
          <table:table-cell office:value-type="float" office:value="10574779" calcext:value-type="float">
            <text:p>10,574,779</text:p>
          </table:table-cell>
          <table:table-cell office:value-type="float" office:value="1556328" calcext:value-type="float">
            <text:p>1,556,328</text:p>
          </table:table-cell>
          <table:table-cell office:value-type="float" office:value="286979" calcext:value-type="float">
            <text:p>286,979</text:p>
          </table:table-cell>
          <table:table-cell office:value-type="float" office:value="0" calcext:value-type="float">
            <text:p>0</text:p>
          </table:table-cell>
          <table:table-cell office:value-type="float" office:value="12418086" calcext:value-type="float">
            <text:p>12,418,086</text:p>
          </table:table-cell>
          <table:table-cell office:value-type="float" office:value="1594764" calcext:value-type="float">
            <text:p>1,594,764</text:p>
          </table:table-cell>
          <table:table-cell office:value-type="float" office:value="16385546" calcext:value-type="float">
            <text:p>16,385,546</text:p>
          </table:table-cell>
          <table:table-cell office:value-type="float" office:value="1056832" calcext:value-type="float">
            <text:p>1,056,832</text:p>
          </table:table-cell>
          <table:table-cell office:value-type="float" office:value="364986" calcext:value-type="float">
            <text:p>364,986</text:p>
          </table:table-cell>
          <table:table-cell office:value-type="float" office:value="0" calcext:value-type="float">
            <text:p>0</text:p>
          </table:table-cell>
          <table:table-cell office:value-type="float" office:value="1404794" calcext:value-type="float">
            <text:p>1,404,794</text:p>
          </table:table-cell>
          <table:table-cell office:value-type="float" office:value="0" calcext:value-type="float">
            <text:p>0</text:p>
          </table:table-cell>
          <table:table-cell office:value-type="float" office:value="19212159" calcext:value-type="float">
            <text:p>19,212,159</text:p>
          </table:table-cell>
          <table:table-cell office:value-type="float" office:value="2875727" calcext:value-type="float">
            <text:p>2,875,727</text:p>
          </table:table-cell>
          <table:table-cell office:value-type="float" office:value="0" calcext:value-type="float">
            <text:p>0</text:p>
          </table:table-cell>
          <table:table-cell office:value-type="float" office:value="680760" calcext:value-type="float">
            <text:p>680,760</text:p>
          </table:table-cell>
          <table:table-cell office:value-type="float" office:value="13133045" calcext:value-type="float">
            <text:p>13,133,045</text:p>
          </table:table-cell>
          <table:table-cell office:value-type="float" office:value="0" calcext:value-type="float">
            <text:p>0</text:p>
          </table:table-cell>
          <table:table-cell office:value-type="float" office:value="2522627" calcext:value-type="float">
            <text:p>2,522,627</text:p>
          </table:table-cell>
          <table:table-cell/>
          <table:table-cell table:formula="of:=CONCATENATE([.$AB$5];[.$AA$5];[.C179];&quot;,&quot;;[.D179];&quot;,&quot;;[.E179];&quot;,&quot;;[.F179];&quot;,&quot;;[.H179];&quot;,&quot;;[.I179];&quot;,&quot;;[.J179];&quot;,&quot;;[.K179];&quot;,&quot;;[.M179];&quot;,&quot;;[.O179];&quot;,&quot;;[.P179];&quot;,&quot;;[.Q179];&quot;,&quot;;[.R179];&quot;,&quot;;[.S179];&quot;,&quot;;[.U179];&quot;,&quot;;[.V179];&quot;,&quot;;[.W179];&quot;,&quot;;[.X179];&quot;,&quot;;[.Y179];&quot;,&quot;;[.Z17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8,1885823,0,486873,10574779,1556328,286979,0,1594764,1056832,364986,0,1404794,0,2875727,0,680760,13133045,0,25226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8,1885823,0,486873,10574779,1556328,286979,0,1594764,1056832,364986,0,1404794,0,2875727,0,680760,13133045,0,25226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AST GRAND FORKS PUBLIC SCHOOL DIST</text:p>
          </table:table-cell>
          <table:table-cell office:value-type="float" office:value="595" calcext:value-type="float">
            <text:p>595</text:p>
          </table:table-cell>
          <table:table-cell table:formula="of:=VLOOKUP([.B180];[$Sheet2.A173:.C729];2)" office:value-type="float" office:value="179" calcext:value-type="float">
            <text:p>179</text:p>
          </table:table-cell>
          <table:table-cell office:value-type="float" office:value="2084334" calcext:value-type="float">
            <text:p>2,084,334</text:p>
          </table:table-cell>
          <table:table-cell office:value-type="float" office:value="0" calcext:value-type="float">
            <text:p>0</text:p>
          </table:table-cell>
          <table:table-cell office:value-type="float" office:value="995487" calcext:value-type="float">
            <text:p>995,487</text:p>
          </table:table-cell>
          <table:table-cell office:value-type="float" office:value="3079821" calcext:value-type="float">
            <text:p>3,079,821</text:p>
          </table:table-cell>
          <table:table-cell office:value-type="float" office:value="16124520" calcext:value-type="float">
            <text:p>16,124,520</text:p>
          </table:table-cell>
          <table:table-cell office:value-type="float" office:value="3009424" calcext:value-type="float">
            <text:p>3,009,424</text:p>
          </table:table-cell>
          <table:table-cell office:value-type="float" office:value="653710" calcext:value-type="float">
            <text:p>653,710</text:p>
          </table:table-cell>
          <table:table-cell office:value-type="float" office:value="0" calcext:value-type="float">
            <text:p>0</text:p>
          </table:table-cell>
          <table:table-cell office:value-type="float" office:value="19787654" calcext:value-type="float">
            <text:p>19,787,654</text:p>
          </table:table-cell>
          <table:table-cell office:value-type="float" office:value="1670901" calcext:value-type="float">
            <text:p>1,670,901</text:p>
          </table:table-cell>
          <table:table-cell office:value-type="float" office:value="24538376" calcext:value-type="float">
            <text:p>24,538,376</text:p>
          </table:table-cell>
          <table:table-cell office:value-type="float" office:value="1315994" calcext:value-type="float">
            <text:p>1,315,994</text:p>
          </table:table-cell>
          <table:table-cell office:value-type="float" office:value="673911" calcext:value-type="float">
            <text:p>673,911</text:p>
          </table:table-cell>
          <table:table-cell office:value-type="float" office:value="53421" calcext:value-type="float">
            <text:p>53,421</text:p>
          </table:table-cell>
          <table:table-cell office:value-type="float" office:value="1679588" calcext:value-type="float">
            <text:p>1,679,588</text:p>
          </table:table-cell>
          <table:table-cell office:value-type="float" office:value="0" calcext:value-type="float">
            <text:p>0</text:p>
          </table:table-cell>
          <table:table-cell office:value-type="float" office:value="28261290" calcext:value-type="float">
            <text:p>28,261,290</text:p>
          </table:table-cell>
          <table:table-cell office:value-type="float" office:value="3233598" calcext:value-type="float">
            <text:p>3,233,598</text:p>
          </table:table-cell>
          <table:table-cell office:value-type="float" office:value="0" calcext:value-type="float">
            <text:p>0</text:p>
          </table:table-cell>
          <table:table-cell office:value-type="float" office:value="1500131" calcext:value-type="float">
            <text:p>1,500,131</text:p>
          </table:table-cell>
          <table:table-cell office:value-type="float" office:value="20705056" calcext:value-type="float">
            <text:p>20,705,056</text:p>
          </table:table-cell>
          <table:table-cell office:value-type="float" office:value="0" calcext:value-type="float">
            <text:p>0</text:p>
          </table:table-cell>
          <table:table-cell office:value-type="float" office:value="2822505" calcext:value-type="float">
            <text:p>2,822,505</text:p>
          </table:table-cell>
          <table:table-cell/>
          <table:table-cell table:formula="of:=CONCATENATE([.$AB$5];[.$AA$5];[.C180];&quot;,&quot;;[.D180];&quot;,&quot;;[.E180];&quot;,&quot;;[.F180];&quot;,&quot;;[.H180];&quot;,&quot;;[.I180];&quot;,&quot;;[.J180];&quot;,&quot;;[.K180];&quot;,&quot;;[.M180];&quot;,&quot;;[.O180];&quot;,&quot;;[.P180];&quot;,&quot;;[.Q180];&quot;,&quot;;[.R180];&quot;,&quot;;[.S180];&quot;,&quot;;[.U180];&quot;,&quot;;[.V180];&quot;,&quot;;[.W180];&quot;,&quot;;[.X180];&quot;,&quot;;[.Y180];&quot;,&quot;;[.Z18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9,2084334,0,995487,16124520,3009424,653710,0,1670901,1315994,673911,53421,1679588,0,3233598,0,1500131,20705056,0,282250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79,2084334,0,995487,16124520,3009424,653710,0,1670901,1315994,673911,53421,1679588,0,3233598,0,1500131,20705056,0,282250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ERTILE-BELTRAMI SCHOOL DISTRICT</text:p>
          </table:table-cell>
          <table:table-cell office:value-type="float" office:value="599" calcext:value-type="float">
            <text:p>599</text:p>
          </table:table-cell>
          <table:table-cell table:formula="of:=VLOOKUP([.B181];[$Sheet2.A174:.C730];2)" office:value-type="float" office:value="180" calcext:value-type="float">
            <text:p>180</text:p>
          </table:table-cell>
          <table:table-cell office:value-type="float" office:value="719855" calcext:value-type="float">
            <text:p>719,855</text:p>
          </table:table-cell>
          <table:table-cell office:value-type="float" office:value="0" calcext:value-type="float">
            <text:p>0</text:p>
          </table:table-cell>
          <table:table-cell office:value-type="float" office:value="287715" calcext:value-type="float">
            <text:p>287,715</text:p>
          </table:table-cell>
          <table:table-cell office:value-type="float" office:value="1007570" calcext:value-type="float">
            <text:p>1,007,570</text:p>
          </table:table-cell>
          <table:table-cell office:value-type="float" office:value="4629891" calcext:value-type="float">
            <text:p>4,629,891</text:p>
          </table:table-cell>
          <table:table-cell office:value-type="float" office:value="605158" calcext:value-type="float">
            <text:p>605,158</text:p>
          </table:table-cell>
          <table:table-cell office:value-type="float" office:value="120862" calcext:value-type="float">
            <text:p>120,862</text:p>
          </table:table-cell>
          <table:table-cell office:value-type="float" office:value="0" calcext:value-type="float">
            <text:p>0</text:p>
          </table:table-cell>
          <table:table-cell office:value-type="float" office:value="5355911" calcext:value-type="float">
            <text:p>5,355,911</text:p>
          </table:table-cell>
          <table:table-cell office:value-type="float" office:value="500586" calcext:value-type="float">
            <text:p>500,586</text:p>
          </table:table-cell>
          <table:table-cell office:value-type="float" office:value="6864067" calcext:value-type="float">
            <text:p>6,864,067</text:p>
          </table:table-cell>
          <table:table-cell office:value-type="float" office:value="421364" calcext:value-type="float">
            <text:p>421,364</text:p>
          </table:table-cell>
          <table:table-cell office:value-type="float" office:value="126980" calcext:value-type="float">
            <text:p>126,980</text:p>
          </table:table-cell>
          <table:table-cell office:value-type="float" office:value="0" calcext:value-type="float">
            <text:p>0</text:p>
          </table:table-cell>
          <table:table-cell office:value-type="float" office:value="606385" calcext:value-type="float">
            <text:p>606,385</text:p>
          </table:table-cell>
          <table:table-cell office:value-type="float" office:value="0" calcext:value-type="float">
            <text:p>0</text:p>
          </table:table-cell>
          <table:table-cell office:value-type="float" office:value="8018796" calcext:value-type="float">
            <text:p>8,018,796</text:p>
          </table:table-cell>
          <table:table-cell office:value-type="float" office:value="1173767" calcext:value-type="float">
            <text:p>1,173,767</text:p>
          </table:table-cell>
          <table:table-cell office:value-type="float" office:value="0" calcext:value-type="float">
            <text:p>0</text:p>
          </table:table-cell>
          <table:table-cell office:value-type="float" office:value="393390" calcext:value-type="float">
            <text:p>393,390</text:p>
          </table:table-cell>
          <table:table-cell office:value-type="float" office:value="5575762" calcext:value-type="float">
            <text:p>5,575,762</text:p>
          </table:table-cell>
          <table:table-cell office:value-type="float" office:value="0" calcext:value-type="float">
            <text:p>0</text:p>
          </table:table-cell>
          <table:table-cell office:value-type="float" office:value="875878" calcext:value-type="float">
            <text:p>875,878</text:p>
          </table:table-cell>
          <table:table-cell/>
          <table:table-cell table:formula="of:=CONCATENATE([.$AB$5];[.$AA$5];[.C181];&quot;,&quot;;[.D181];&quot;,&quot;;[.E181];&quot;,&quot;;[.F181];&quot;,&quot;;[.H181];&quot;,&quot;;[.I181];&quot;,&quot;;[.J181];&quot;,&quot;;[.K181];&quot;,&quot;;[.M181];&quot;,&quot;;[.O181];&quot;,&quot;;[.P181];&quot;,&quot;;[.Q181];&quot;,&quot;;[.R181];&quot;,&quot;;[.S181];&quot;,&quot;;[.U181];&quot;,&quot;;[.V181];&quot;,&quot;;[.W181];&quot;,&quot;;[.X181];&quot;,&quot;;[.Y181];&quot;,&quot;;[.Z18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0,719855,0,287715,4629891,605158,120862,0,500586,421364,126980,0,606385,0,1173767,0,393390,5575762,0,8758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0,719855,0,287715,4629891,605158,120862,0,500586,421364,126980,0,606385,0,1173767,0,393390,5575762,0,8758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ISHER PUBLIC SCHOOL DISTRICT</text:p>
          </table:table-cell>
          <table:table-cell office:value-type="float" office:value="600" calcext:value-type="float">
            <text:p>600</text:p>
          </table:table-cell>
          <table:table-cell table:formula="of:=VLOOKUP([.B182];[$Sheet2.A175:.C731];2)" office:value-type="float" office:value="181" calcext:value-type="float">
            <text:p>181</text:p>
          </table:table-cell>
          <table:table-cell office:value-type="float" office:value="541120" calcext:value-type="float">
            <text:p>541,120</text:p>
          </table:table-cell>
          <table:table-cell office:value-type="float" office:value="0" calcext:value-type="float">
            <text:p>0</text:p>
          </table:table-cell>
          <table:table-cell office:value-type="float" office:value="234277" calcext:value-type="float">
            <text:p>234,277</text:p>
          </table:table-cell>
          <table:table-cell office:value-type="float" office:value="775397" calcext:value-type="float">
            <text:p>775,397</text:p>
          </table:table-cell>
          <table:table-cell office:value-type="float" office:value="2021500" calcext:value-type="float">
            <text:p>2,021,500</text:p>
          </table:table-cell>
          <table:table-cell office:value-type="float" office:value="418789" calcext:value-type="float">
            <text:p>418,789</text:p>
          </table:table-cell>
          <table:table-cell office:value-type="float" office:value="90532" calcext:value-type="float">
            <text:p>90,532</text:p>
          </table:table-cell>
          <table:table-cell office:value-type="float" office:value="0" calcext:value-type="float">
            <text:p>0</text:p>
          </table:table-cell>
          <table:table-cell office:value-type="float" office:value="2530820" calcext:value-type="float">
            <text:p>2,530,820</text:p>
          </table:table-cell>
          <table:table-cell office:value-type="float" office:value="218232" calcext:value-type="float">
            <text:p>218,232</text:p>
          </table:table-cell>
          <table:table-cell office:value-type="float" office:value="3524450" calcext:value-type="float">
            <text:p>3,524,450</text:p>
          </table:table-cell>
          <table:table-cell office:value-type="float" office:value="230974" calcext:value-type="float">
            <text:p>230,974</text:p>
          </table:table-cell>
          <table:table-cell office:value-type="float" office:value="382554" calcext:value-type="float">
            <text:p>382,554</text:p>
          </table:table-cell>
          <table:table-cell office:value-type="float" office:value="1137" calcext:value-type="float">
            <text:p>1,137</text:p>
          </table:table-cell>
          <table:table-cell office:value-type="float" office:value="241061" calcext:value-type="float">
            <text:p>241,061</text:p>
          </table:table-cell>
          <table:table-cell office:value-type="float" office:value="0" calcext:value-type="float">
            <text:p>0</text:p>
          </table:table-cell>
          <table:table-cell office:value-type="float" office:value="4380175" calcext:value-type="float">
            <text:p>4,380,175</text:p>
          </table:table-cell>
          <table:table-cell office:value-type="float" office:value="688532" calcext:value-type="float">
            <text:p>688,532</text:p>
          </table:table-cell>
          <table:table-cell office:value-type="float" office:value="0" calcext:value-type="float">
            <text:p>0</text:p>
          </table:table-cell>
          <table:table-cell office:value-type="float" office:value="494881" calcext:value-type="float">
            <text:p>494,881</text:p>
          </table:table-cell>
          <table:table-cell office:value-type="float" office:value="2687708" calcext:value-type="float">
            <text:p>2,687,708</text:p>
          </table:table-cell>
          <table:table-cell office:value-type="float" office:value="0" calcext:value-type="float">
            <text:p>0</text:p>
          </table:table-cell>
          <table:table-cell office:value-type="float" office:value="509055" calcext:value-type="float">
            <text:p>509,055</text:p>
          </table:table-cell>
          <table:table-cell/>
          <table:table-cell table:formula="of:=CONCATENATE([.$AB$5];[.$AA$5];[.C182];&quot;,&quot;;[.D182];&quot;,&quot;;[.E182];&quot;,&quot;;[.F182];&quot;,&quot;;[.H182];&quot;,&quot;;[.I182];&quot;,&quot;;[.J182];&quot;,&quot;;[.K182];&quot;,&quot;;[.M182];&quot;,&quot;;[.O182];&quot;,&quot;;[.P182];&quot;,&quot;;[.Q182];&quot;,&quot;;[.R182];&quot;,&quot;;[.S182];&quot;,&quot;;[.U182];&quot;,&quot;;[.V182];&quot;,&quot;;[.W182];&quot;,&quot;;[.X182];&quot;,&quot;;[.Y182];&quot;,&quot;;[.Z18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1,541120,0,234277,2021500,418789,90532,0,218232,230974,382554,1137,241061,0,688532,0,494881,2687708,0,50905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1,541120,0,234277,2021500,418789,90532,0,218232,230974,382554,1137,241061,0,688532,0,494881,2687708,0,50905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SSTON PUBLIC SCHOOL DISTRICT</text:p>
          </table:table-cell>
          <table:table-cell office:value-type="float" office:value="601" calcext:value-type="float">
            <text:p>601</text:p>
          </table:table-cell>
          <table:table-cell table:formula="of:=VLOOKUP([.B183];[$Sheet2.A176:.C732];2)" office:value-type="float" office:value="182" calcext:value-type="float">
            <text:p>182</text:p>
          </table:table-cell>
          <table:table-cell office:value-type="float" office:value="883050" calcext:value-type="float">
            <text:p>883,050</text:p>
          </table:table-cell>
          <table:table-cell office:value-type="float" office:value="0" calcext:value-type="float">
            <text:p>0</text:p>
          </table:table-cell>
          <table:table-cell office:value-type="float" office:value="379999" calcext:value-type="float">
            <text:p>379,999</text:p>
          </table:table-cell>
          <table:table-cell office:value-type="float" office:value="1263049" calcext:value-type="float">
            <text:p>1,263,049</text:p>
          </table:table-cell>
          <table:table-cell office:value-type="float" office:value="5742497" calcext:value-type="float">
            <text:p>5,742,497</text:p>
          </table:table-cell>
          <table:table-cell office:value-type="float" office:value="1006943" calcext:value-type="float">
            <text:p>1,006,943</text:p>
          </table:table-cell>
          <table:table-cell office:value-type="float" office:value="125248" calcext:value-type="float">
            <text:p>125,248</text:p>
          </table:table-cell>
          <table:table-cell office:value-type="float" office:value="0" calcext:value-type="float">
            <text:p>0</text:p>
          </table:table-cell>
          <table:table-cell office:value-type="float" office:value="6874688" calcext:value-type="float">
            <text:p>6,874,688</text:p>
          </table:table-cell>
          <table:table-cell office:value-type="float" office:value="1071830" calcext:value-type="float">
            <text:p>1,071,830</text:p>
          </table:table-cell>
          <table:table-cell office:value-type="float" office:value="9209567" calcext:value-type="float">
            <text:p>9,209,567</text:p>
          </table:table-cell>
          <table:table-cell office:value-type="float" office:value="482439" calcext:value-type="float">
            <text:p>482,439</text:p>
          </table:table-cell>
          <table:table-cell office:value-type="float" office:value="305082" calcext:value-type="float">
            <text:p>305,082</text:p>
          </table:table-cell>
          <table:table-cell office:value-type="float" office:value="146778" calcext:value-type="float">
            <text:p>146,778</text:p>
          </table:table-cell>
          <table:table-cell office:value-type="float" office:value="1415933" calcext:value-type="float">
            <text:p>1,415,933</text:p>
          </table:table-cell>
          <table:table-cell office:value-type="float" office:value="0" calcext:value-type="float">
            <text:p>0</text:p>
          </table:table-cell>
          <table:table-cell office:value-type="float" office:value="11559799" calcext:value-type="float">
            <text:p>11,559,799</text:p>
          </table:table-cell>
          <table:table-cell office:value-type="float" office:value="1865654" calcext:value-type="float">
            <text:p>1,865,654</text:p>
          </table:table-cell>
          <table:table-cell office:value-type="float" office:value="0" calcext:value-type="float">
            <text:p>0</text:p>
          </table:table-cell>
          <table:table-cell office:value-type="float" office:value="564192" calcext:value-type="float">
            <text:p>564,192</text:p>
          </table:table-cell>
          <table:table-cell office:value-type="float" office:value="7455842" calcext:value-type="float">
            <text:p>7,455,842</text:p>
          </table:table-cell>
          <table:table-cell office:value-type="float" office:value="0" calcext:value-type="float">
            <text:p>0</text:p>
          </table:table-cell>
          <table:table-cell office:value-type="float" office:value="1674111" calcext:value-type="float">
            <text:p>1,674,111</text:p>
          </table:table-cell>
          <table:table-cell/>
          <table:table-cell table:formula="of:=CONCATENATE([.$AB$5];[.$AA$5];[.C183];&quot;,&quot;;[.D183];&quot;,&quot;;[.E183];&quot;,&quot;;[.F183];&quot;,&quot;;[.H183];&quot;,&quot;;[.I183];&quot;,&quot;;[.J183];&quot;,&quot;;[.K183];&quot;,&quot;;[.M183];&quot;,&quot;;[.O183];&quot;,&quot;;[.P183];&quot;,&quot;;[.Q183];&quot;,&quot;;[.R183];&quot;,&quot;;[.S183];&quot;,&quot;;[.U183];&quot;,&quot;;[.V183];&quot;,&quot;;[.W183];&quot;,&quot;;[.X183];&quot;,&quot;;[.Y183];&quot;,&quot;;[.Z18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2,883050,0,379999,5742497,1006943,125248,0,1071830,482439,305082,146778,1415933,0,1865654,0,564192,7455842,0,167411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2,883050,0,379999,5742497,1006943,125248,0,1071830,482439,305082,146778,1415933,0,1865654,0,564192,7455842,0,167411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DS VIEW PUBLIC SCHOOL DISTRICT</text:p>
          </table:table-cell>
          <table:table-cell office:value-type="float" office:value="621" calcext:value-type="float">
            <text:p>621</text:p>
          </table:table-cell>
          <table:table-cell table:formula="of:=VLOOKUP([.B184];[$Sheet2.A177:.C733];2)" office:value-type="float" office:value="184" calcext:value-type="float">
            <text:p>184</text:p>
          </table:table-cell>
          <table:table-cell office:value-type="float" office:value="42418208" calcext:value-type="float">
            <text:p>42,418,208</text:p>
          </table:table-cell>
          <table:table-cell office:value-type="float" office:value="0" calcext:value-type="float">
            <text:p>0</text:p>
          </table:table-cell>
          <table:table-cell office:value-type="float" office:value="4511893" calcext:value-type="float">
            <text:p>4,511,893</text:p>
          </table:table-cell>
          <table:table-cell office:value-type="float" office:value="46930100" calcext:value-type="float">
            <text:p>46,930,100</text:p>
          </table:table-cell>
          <table:table-cell office:value-type="float" office:value="92886460" calcext:value-type="float">
            <text:p>92,886,460</text:p>
          </table:table-cell>
          <table:table-cell office:value-type="float" office:value="26132830" calcext:value-type="float">
            <text:p>26,132,830</text:p>
          </table:table-cell>
          <table:table-cell office:value-type="float" office:value="2495159" calcext:value-type="float">
            <text:p>2,495,159</text:p>
          </table:table-cell>
          <table:table-cell office:value-type="float" office:value="0" calcext:value-type="float">
            <text:p>0</text:p>
          </table:table-cell>
          <table:table-cell office:value-type="float" office:value="121514450" calcext:value-type="float">
            <text:p>121,514,450</text:p>
          </table:table-cell>
          <table:table-cell office:value-type="float" office:value="9470452" calcext:value-type="float">
            <text:p>9,470,452</text:p>
          </table:table-cell>
          <table:table-cell office:value-type="float" office:value="177915003" calcext:value-type="float">
            <text:p>177,915,003</text:p>
          </table:table-cell>
          <table:table-cell office:value-type="float" office:value="8949891" calcext:value-type="float">
            <text:p>8,949,891</text:p>
          </table:table-cell>
          <table:table-cell office:value-type="float" office:value="6529319" calcext:value-type="float">
            <text:p>6,529,319</text:p>
          </table:table-cell>
          <table:table-cell office:value-type="float" office:value="497886" calcext:value-type="float">
            <text:p>497,886</text:p>
          </table:table-cell>
          <table:table-cell office:value-type="float" office:value="17465975" calcext:value-type="float">
            <text:p>17,465,975</text:p>
          </table:table-cell>
          <table:table-cell office:value-type="float" office:value="2112857" calcext:value-type="float">
            <text:p>2,112,857</text:p>
          </table:table-cell>
          <table:table-cell office:value-type="float" office:value="213470931" calcext:value-type="float">
            <text:p>213,470,931</text:p>
          </table:table-cell>
          <table:table-cell office:value-type="float" office:value="62430431" calcext:value-type="float">
            <text:p>62,430,431</text:p>
          </table:table-cell>
          <table:table-cell office:value-type="float" office:value="0" calcext:value-type="float">
            <text:p>0</text:p>
          </table:table-cell>
          <table:table-cell office:value-type="float" office:value="10105447" calcext:value-type="float">
            <text:p>10,105,447</text:p>
          </table:table-cell>
          <table:table-cell office:value-type="float" office:value="123414554" calcext:value-type="float">
            <text:p>123,414,554</text:p>
          </table:table-cell>
          <table:table-cell office:value-type="float" office:value="0" calcext:value-type="float">
            <text:p>0</text:p>
          </table:table-cell>
          <table:table-cell office:value-type="float" office:value="17520498" calcext:value-type="float">
            <text:p>17,520,498</text:p>
          </table:table-cell>
          <table:table-cell/>
          <table:table-cell table:formula="of:=CONCATENATE([.$AB$5];[.$AA$5];[.C184];&quot;,&quot;;[.D184];&quot;,&quot;;[.E184];&quot;,&quot;;[.F184];&quot;,&quot;;[.H184];&quot;,&quot;;[.I184];&quot;,&quot;;[.J184];&quot;,&quot;;[.K184];&quot;,&quot;;[.M184];&quot;,&quot;;[.O184];&quot;,&quot;;[.P184];&quot;,&quot;;[.Q184];&quot;,&quot;;[.R184];&quot;,&quot;;[.S184];&quot;,&quot;;[.U184];&quot;,&quot;;[.V184];&quot;,&quot;;[.W184];&quot;,&quot;;[.X184];&quot;,&quot;;[.Y184];&quot;,&quot;;[.Z18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4,42418208,0,4511893,92886460,26132830,2495159,0,9470452,8949891,6529319,497886,17465975,2112857,62430431,0,10105447,123414554,0,1752049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4,42418208,0,4511893,92886460,26132830,2495159,0,9470452,8949891,6529319,497886,17465975,2112857,62430431,0,10105447,123414554,0,1752049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 St. Paul-Maplewood Oakdale</text:p>
          </table:table-cell>
          <table:table-cell office:value-type="float" office:value="622" calcext:value-type="float">
            <text:p>622</text:p>
          </table:table-cell>
          <table:table-cell table:formula="of:=VLOOKUP([.B185];[$Sheet2.A178:.C734];2)" office:value-type="float" office:value="185" calcext:value-type="float">
            <text:p>185</text:p>
          </table:table-cell>
          <table:table-cell office:value-type="float" office:value="28914415" calcext:value-type="float">
            <text:p>28,914,415</text:p>
          </table:table-cell>
          <table:table-cell office:value-type="float" office:value="0" calcext:value-type="float">
            <text:p>0</text:p>
          </table:table-cell>
          <table:table-cell office:value-type="float" office:value="4017429" calcext:value-type="float">
            <text:p>4,017,429</text:p>
          </table:table-cell>
          <table:table-cell office:value-type="float" office:value="32931844" calcext:value-type="float">
            <text:p>32,931,844</text:p>
          </table:table-cell>
          <table:table-cell office:value-type="float" office:value="87548354" calcext:value-type="float">
            <text:p>87,548,354</text:p>
          </table:table-cell>
          <table:table-cell office:value-type="float" office:value="21905828" calcext:value-type="float">
            <text:p>21,905,828</text:p>
          </table:table-cell>
          <table:table-cell office:value-type="float" office:value="4783437" calcext:value-type="float">
            <text:p>4,783,437</text:p>
          </table:table-cell>
          <table:table-cell office:value-type="float" office:value="0" calcext:value-type="float">
            <text:p>0</text:p>
          </table:table-cell>
          <table:table-cell office:value-type="float" office:value="114237619" calcext:value-type="float">
            <text:p>114,237,619</text:p>
          </table:table-cell>
          <table:table-cell office:value-type="float" office:value="17802344" calcext:value-type="float">
            <text:p>17,802,344</text:p>
          </table:table-cell>
          <table:table-cell office:value-type="float" office:value="164971806" calcext:value-type="float">
            <text:p>164,971,806</text:p>
          </table:table-cell>
          <table:table-cell office:value-type="float" office:value="7968951" calcext:value-type="float">
            <text:p>7,968,951</text:p>
          </table:table-cell>
          <table:table-cell office:value-type="float" office:value="11516768" calcext:value-type="float">
            <text:p>11,516,768</text:p>
          </table:table-cell>
          <table:table-cell office:value-type="float" office:value="773339" calcext:value-type="float">
            <text:p>773,339</text:p>
          </table:table-cell>
          <table:table-cell office:value-type="float" office:value="23103027" calcext:value-type="float">
            <text:p>23,103,027</text:p>
          </table:table-cell>
          <table:table-cell office:value-type="float" office:value="1914041" calcext:value-type="float">
            <text:p>1,914,041</text:p>
          </table:table-cell>
          <table:table-cell office:value-type="float" office:value="210247932" calcext:value-type="float">
            <text:p>210,247,932</text:p>
          </table:table-cell>
          <table:table-cell office:value-type="float" office:value="54840420" calcext:value-type="float">
            <text:p>54,840,420</text:p>
          </table:table-cell>
          <table:table-cell office:value-type="float" office:value="0" calcext:value-type="float">
            <text:p>0</text:p>
          </table:table-cell>
          <table:table-cell office:value-type="float" office:value="6646760" calcext:value-type="float">
            <text:p>6,646,760</text:p>
          </table:table-cell>
          <table:table-cell office:value-type="float" office:value="121845657" calcext:value-type="float">
            <text:p>121,845,657</text:p>
          </table:table-cell>
          <table:table-cell office:value-type="float" office:value="0" calcext:value-type="float">
            <text:p>0</text:p>
          </table:table-cell>
          <table:table-cell office:value-type="float" office:value="26915095" calcext:value-type="float">
            <text:p>26,915,095</text:p>
          </table:table-cell>
          <table:table-cell/>
          <table:table-cell table:formula="of:=CONCATENATE([.$AB$5];[.$AA$5];[.C185];&quot;,&quot;;[.D185];&quot;,&quot;;[.E185];&quot;,&quot;;[.F185];&quot;,&quot;;[.H185];&quot;,&quot;;[.I185];&quot;,&quot;;[.J185];&quot;,&quot;;[.K185];&quot;,&quot;;[.M185];&quot;,&quot;;[.O185];&quot;,&quot;;[.P185];&quot;,&quot;;[.Q185];&quot;,&quot;;[.R185];&quot;,&quot;;[.S185];&quot;,&quot;;[.U185];&quot;,&quot;;[.V185];&quot;,&quot;;[.W185];&quot;,&quot;;[.X185];&quot;,&quot;;[.Y185];&quot;,&quot;;[.Z18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5,28914415,0,4017429,87548354,21905828,4783437,0,17802344,7968951,11516768,773339,23103027,1914041,54840420,0,6646760,121845657,0,269150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5,28914415,0,4017429,87548354,21905828,4783437,0,17802344,7968951,11516768,773339,23103027,1914041,54840420,0,6646760,121845657,0,269150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SEVILLE PUBLIC SCHOOL DISTRICT</text:p>
          </table:table-cell>
          <table:table-cell office:value-type="float" office:value="623" calcext:value-type="float">
            <text:p>623</text:p>
          </table:table-cell>
          <table:table-cell table:formula="of:=VLOOKUP([.B186];[$Sheet2.A179:.C735];2)" office:value-type="float" office:value="186" calcext:value-type="float">
            <text:p>186</text:p>
          </table:table-cell>
          <table:table-cell office:value-type="float" office:value="21525118" calcext:value-type="float">
            <text:p>21,525,118</text:p>
          </table:table-cell>
          <table:table-cell office:value-type="float" office:value="0" calcext:value-type="float">
            <text:p>0</text:p>
          </table:table-cell>
          <table:table-cell office:value-type="float" office:value="3602562" calcext:value-type="float">
            <text:p>3,602,562</text:p>
          </table:table-cell>
          <table:table-cell office:value-type="float" office:value="25127679" calcext:value-type="float">
            <text:p>25,127,679</text:p>
          </table:table-cell>
          <table:table-cell office:value-type="float" office:value="63031218" calcext:value-type="float">
            <text:p>63,031,218</text:p>
          </table:table-cell>
          <table:table-cell office:value-type="float" office:value="14617046" calcext:value-type="float">
            <text:p>14,617,046</text:p>
          </table:table-cell>
          <table:table-cell office:value-type="float" office:value="3063989" calcext:value-type="float">
            <text:p>3,063,989</text:p>
          </table:table-cell>
          <table:table-cell office:value-type="float" office:value="0" calcext:value-type="float">
            <text:p>0</text:p>
          </table:table-cell>
          <table:table-cell office:value-type="float" office:value="80712253" calcext:value-type="float">
            <text:p>80,712,253</text:p>
          </table:table-cell>
          <table:table-cell office:value-type="float" office:value="11366053" calcext:value-type="float">
            <text:p>11,366,053</text:p>
          </table:table-cell>
          <table:table-cell office:value-type="float" office:value="117205985" calcext:value-type="float">
            <text:p>117,205,985</text:p>
          </table:table-cell>
          <table:table-cell office:value-type="float" office:value="6598733" calcext:value-type="float">
            <text:p>6,598,733</text:p>
          </table:table-cell>
          <table:table-cell office:value-type="float" office:value="7988976" calcext:value-type="float">
            <text:p>7,988,976</text:p>
          </table:table-cell>
          <table:table-cell office:value-type="float" office:value="3548394" calcext:value-type="float">
            <text:p>3,548,394</text:p>
          </table:table-cell>
          <table:table-cell office:value-type="float" office:value="14646650" calcext:value-type="float">
            <text:p>14,646,650</text:p>
          </table:table-cell>
          <table:table-cell office:value-type="float" office:value="858043" calcext:value-type="float">
            <text:p>858,043</text:p>
          </table:table-cell>
          <table:table-cell office:value-type="float" office:value="150846782" calcext:value-type="float">
            <text:p>150,846,782</text:p>
          </table:table-cell>
          <table:table-cell office:value-type="float" office:value="41156527" calcext:value-type="float">
            <text:p>41,156,527</text:p>
          </table:table-cell>
          <table:table-cell office:value-type="float" office:value="0" calcext:value-type="float">
            <text:p>0</text:p>
          </table:table-cell>
          <table:table-cell office:value-type="float" office:value="9143716" calcext:value-type="float">
            <text:p>9,143,716</text:p>
          </table:table-cell>
          <table:table-cell office:value-type="float" office:value="82023399" calcext:value-type="float">
            <text:p>82,023,399</text:p>
          </table:table-cell>
          <table:table-cell office:value-type="float" office:value="0" calcext:value-type="float">
            <text:p>0</text:p>
          </table:table-cell>
          <table:table-cell office:value-type="float" office:value="18523140" calcext:value-type="float">
            <text:p>18,523,140</text:p>
          </table:table-cell>
          <table:table-cell/>
          <table:table-cell table:formula="of:=CONCATENATE([.$AB$5];[.$AA$5];[.C186];&quot;,&quot;;[.D186];&quot;,&quot;;[.E186];&quot;,&quot;;[.F186];&quot;,&quot;;[.H186];&quot;,&quot;;[.I186];&quot;,&quot;;[.J186];&quot;,&quot;;[.K186];&quot;,&quot;;[.M186];&quot;,&quot;;[.O186];&quot;,&quot;;[.P186];&quot;,&quot;;[.Q186];&quot;,&quot;;[.R186];&quot;,&quot;;[.S186];&quot;,&quot;;[.U186];&quot;,&quot;;[.V186];&quot;,&quot;;[.W186];&quot;,&quot;;[.X186];&quot;,&quot;;[.Y186];&quot;,&quot;;[.Z18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6,21525118,0,3602562,63031218,14617046,3063989,0,11366053,6598733,7988976,3548394,14646650,858043,41156527,0,9143716,82023399,0,1852314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6,21525118,0,3602562,63031218,14617046,3063989,0,11366053,6598733,7988976,3548394,14646650,858043,41156527,0,9143716,82023399,0,1852314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HITE BEAR LAKE SCHOOL DISTRICT</text:p>
          </table:table-cell>
          <table:table-cell office:value-type="float" office:value="624" calcext:value-type="float">
            <text:p>624</text:p>
          </table:table-cell>
          <table:table-cell table:formula="of:=VLOOKUP([.B187];[$Sheet2.A180:.C736];2)" office:value-type="float" office:value="187" calcext:value-type="float">
            <text:p>187</text:p>
          </table:table-cell>
          <table:table-cell office:value-type="float" office:value="31592054" calcext:value-type="float">
            <text:p>31,592,054</text:p>
          </table:table-cell>
          <table:table-cell office:value-type="float" office:value="0" calcext:value-type="float">
            <text:p>0</text:p>
          </table:table-cell>
          <table:table-cell office:value-type="float" office:value="3445287" calcext:value-type="float">
            <text:p>3,445,287</text:p>
          </table:table-cell>
          <table:table-cell office:value-type="float" office:value="35037341" calcext:value-type="float">
            <text:p>35,037,341</text:p>
          </table:table-cell>
          <table:table-cell office:value-type="float" office:value="66173942" calcext:value-type="float">
            <text:p>66,173,942</text:p>
          </table:table-cell>
          <table:table-cell office:value-type="float" office:value="17925284" calcext:value-type="float">
            <text:p>17,925,284</text:p>
          </table:table-cell>
          <table:table-cell office:value-type="float" office:value="1798549" calcext:value-type="float">
            <text:p>1,798,549</text:p>
          </table:table-cell>
          <table:table-cell office:value-type="float" office:value="0" calcext:value-type="float">
            <text:p>0</text:p>
          </table:table-cell>
          <table:table-cell office:value-type="float" office:value="85897775" calcext:value-type="float">
            <text:p>85,897,775</text:p>
          </table:table-cell>
          <table:table-cell office:value-type="float" office:value="9200179" calcext:value-type="float">
            <text:p>9,200,179</text:p>
          </table:table-cell>
          <table:table-cell office:value-type="float" office:value="130135295" calcext:value-type="float">
            <text:p>130,135,295</text:p>
          </table:table-cell>
          <table:table-cell office:value-type="float" office:value="6995661" calcext:value-type="float">
            <text:p>6,995,661</text:p>
          </table:table-cell>
          <table:table-cell office:value-type="float" office:value="7159633" calcext:value-type="float">
            <text:p>7,159,633</text:p>
          </table:table-cell>
          <table:table-cell office:value-type="float" office:value="-1588548" calcext:value-type="float">
            <text:p>-1,588,548</text:p>
          </table:table-cell>
          <table:table-cell office:value-type="float" office:value="24230366" calcext:value-type="float">
            <text:p>24,230,366</text:p>
          </table:table-cell>
          <table:table-cell office:value-type="float" office:value="0" calcext:value-type="float">
            <text:p>0</text:p>
          </table:table-cell>
          <table:table-cell office:value-type="float" office:value="166932407" calcext:value-type="float">
            <text:p>166,932,407</text:p>
          </table:table-cell>
          <table:table-cell office:value-type="float" office:value="56765547" calcext:value-type="float">
            <text:p>56,765,547</text:p>
          </table:table-cell>
          <table:table-cell office:value-type="float" office:value="0" calcext:value-type="float">
            <text:p>0</text:p>
          </table:table-cell>
          <table:table-cell office:value-type="float" office:value="6998751" calcext:value-type="float">
            <text:p>6,998,751</text:p>
          </table:table-cell>
          <table:table-cell office:value-type="float" office:value="87257219" calcext:value-type="float">
            <text:p>87,257,219</text:p>
          </table:table-cell>
          <table:table-cell office:value-type="float" office:value="0" calcext:value-type="float">
            <text:p>0</text:p>
          </table:table-cell>
          <table:table-cell office:value-type="float" office:value="15910890" calcext:value-type="float">
            <text:p>15,910,890</text:p>
          </table:table-cell>
          <table:table-cell/>
          <table:table-cell table:formula="of:=CONCATENATE([.$AB$5];[.$AA$5];[.C187];&quot;,&quot;;[.D187];&quot;,&quot;;[.E187];&quot;,&quot;;[.F187];&quot;,&quot;;[.H187];&quot;,&quot;;[.I187];&quot;,&quot;;[.J187];&quot;,&quot;;[.K187];&quot;,&quot;;[.M187];&quot;,&quot;;[.O187];&quot;,&quot;;[.P187];&quot;,&quot;;[.Q187];&quot;,&quot;;[.R187];&quot;,&quot;;[.S187];&quot;,&quot;;[.U187];&quot;,&quot;;[.V187];&quot;,&quot;;[.W187];&quot;,&quot;;[.X187];&quot;,&quot;;[.Y187];&quot;,&quot;;[.Z18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7,31592054,0,3445287,66173942,17925284,1798549,0,9200179,6995661,7159633,-1588548,24230366,0,56765547,0,6998751,87257219,0,159108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7,31592054,0,3445287,66173942,17925284,1798549,0,9200179,6995661,7159633,-1588548,24230366,0,56765547,0,6998751,87257219,0,159108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PAUL PUBLIC SCHOOL DISTRICT</text:p>
          </table:table-cell>
          <table:table-cell office:value-type="float" office:value="625" calcext:value-type="float">
            <text:p>625</text:p>
          </table:table-cell>
          <table:table-cell table:formula="of:=VLOOKUP([.B188];[$Sheet2.A181:.C737];2)" office:value-type="float" office:value="188" calcext:value-type="float">
            <text:p>188</text:p>
          </table:table-cell>
          <table:table-cell office:value-type="float" office:value="142847906" calcext:value-type="float">
            <text:p>142,847,906</text:p>
          </table:table-cell>
          <table:table-cell office:value-type="float" office:value="0" calcext:value-type="float">
            <text:p>0</text:p>
          </table:table-cell>
          <table:table-cell office:value-type="float" office:value="13369101" calcext:value-type="float">
            <text:p>13,369,101</text:p>
          </table:table-cell>
          <table:table-cell office:value-type="float" office:value="156217007" calcext:value-type="float">
            <text:p>156,217,007</text:p>
          </table:table-cell>
          <table:table-cell office:value-type="float" office:value="333078984" calcext:value-type="float">
            <text:p>333,078,984</text:p>
          </table:table-cell>
          <table:table-cell office:value-type="float" office:value="73492063" calcext:value-type="float">
            <text:p>73,492,063</text:p>
          </table:table-cell>
          <table:table-cell office:value-type="float" office:value="20467142" calcext:value-type="float">
            <text:p>20,467,142</text:p>
          </table:table-cell>
          <table:table-cell office:value-type="float" office:value="0" calcext:value-type="float">
            <text:p>0</text:p>
          </table:table-cell>
          <table:table-cell office:value-type="float" office:value="427038189" calcext:value-type="float">
            <text:p>427,038,189</text:p>
          </table:table-cell>
          <table:table-cell office:value-type="float" office:value="140000312" calcext:value-type="float">
            <text:p>140,000,312</text:p>
          </table:table-cell>
          <table:table-cell office:value-type="float" office:value="723255509" calcext:value-type="float">
            <text:p>723,255,509</text:p>
          </table:table-cell>
          <table:table-cell office:value-type="float" office:value="33688975" calcext:value-type="float">
            <text:p>33,688,975</text:p>
          </table:table-cell>
          <table:table-cell office:value-type="float" office:value="29931840" calcext:value-type="float">
            <text:p>29,931,840</text:p>
          </table:table-cell>
          <table:table-cell office:value-type="float" office:value="1799239" calcext:value-type="float">
            <text:p>1,799,239</text:p>
          </table:table-cell>
          <table:table-cell office:value-type="float" office:value="50664604" calcext:value-type="float">
            <text:p>50,664,604</text:p>
          </table:table-cell>
          <table:table-cell office:value-type="float" office:value="0" calcext:value-type="float">
            <text:p>0</text:p>
          </table:table-cell>
          <table:table-cell office:value-type="float" office:value="839340166" calcext:value-type="float">
            <text:p>839,340,166</text:p>
          </table:table-cell>
          <table:table-cell office:value-type="float" office:value="194542404" calcext:value-type="float">
            <text:p>194,542,404</text:p>
          </table:table-cell>
          <table:table-cell office:value-type="float" office:value="0" calcext:value-type="float">
            <text:p>0</text:p>
          </table:table-cell>
          <table:table-cell office:value-type="float" office:value="21630787" calcext:value-type="float">
            <text:p>21,630,787</text:p>
          </table:table-cell>
          <table:table-cell office:value-type="float" office:value="446079450" calcext:value-type="float">
            <text:p>446,079,450</text:p>
          </table:table-cell>
          <table:table-cell office:value-type="float" office:value="0" calcext:value-type="float">
            <text:p>0</text:p>
          </table:table-cell>
          <table:table-cell office:value-type="float" office:value="177087526" calcext:value-type="float">
            <text:p>177,087,526</text:p>
          </table:table-cell>
          <table:table-cell/>
          <table:table-cell table:formula="of:=CONCATENATE([.$AB$5];[.$AA$5];[.C188];&quot;,&quot;;[.D188];&quot;,&quot;;[.E188];&quot;,&quot;;[.F188];&quot;,&quot;;[.H188];&quot;,&quot;;[.I188];&quot;,&quot;;[.J188];&quot;,&quot;;[.K188];&quot;,&quot;;[.M188];&quot;,&quot;;[.O188];&quot;,&quot;;[.P188];&quot;,&quot;;[.Q188];&quot;,&quot;;[.R188];&quot;,&quot;;[.S188];&quot;,&quot;;[.U188];&quot;,&quot;;[.V188];&quot;,&quot;;[.W188];&quot;,&quot;;[.X188];&quot;,&quot;;[.Y188];&quot;,&quot;;[.Z18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8,142847906,0,13369101,333078984,73492063,20467142,0,140000312,33688975,29931840,1799239,50664604,0,194542404,0,21630787,446079450,0,17708752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88,142847906,0,13369101,333078984,73492063,20467142,0,140000312,33688975,29931840,1799239,50664604,0,194542404,0,21630787,446079450,0,17708752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D LAKE FALLS PUBLIC SCHOOL DIST.</text:p>
          </table:table-cell>
          <table:table-cell office:value-type="float" office:value="630" calcext:value-type="float">
            <text:p>630</text:p>
          </table:table-cell>
          <table:table-cell table:formula="of:=VLOOKUP([.B189];[$Sheet2.A182:.C738];2)" office:value-type="float" office:value="191" calcext:value-type="float">
            <text:p>191</text:p>
          </table:table-cell>
          <table:table-cell office:value-type="float" office:value="800343" calcext:value-type="float">
            <text:p>800,343</text:p>
          </table:table-cell>
          <table:table-cell office:value-type="float" office:value="0" calcext:value-type="float">
            <text:p>0</text:p>
          </table:table-cell>
          <table:table-cell office:value-type="float" office:value="464252" calcext:value-type="float">
            <text:p>464,252</text:p>
          </table:table-cell>
          <table:table-cell office:value-type="float" office:value="1264596" calcext:value-type="float">
            <text:p>1,264,596</text:p>
          </table:table-cell>
          <table:table-cell office:value-type="float" office:value="3810563" calcext:value-type="float">
            <text:p>3,810,563</text:p>
          </table:table-cell>
          <table:table-cell office:value-type="float" office:value="628669" calcext:value-type="float">
            <text:p>628,669</text:p>
          </table:table-cell>
          <table:table-cell office:value-type="float" office:value="47268" calcext:value-type="float">
            <text:p>47,268</text:p>
          </table:table-cell>
          <table:table-cell office:value-type="float" office:value="0" calcext:value-type="float">
            <text:p>0</text:p>
          </table:table-cell>
          <table:table-cell office:value-type="float" office:value="4486499" calcext:value-type="float">
            <text:p>4,486,499</text:p>
          </table:table-cell>
          <table:table-cell office:value-type="float" office:value="344748" calcext:value-type="float">
            <text:p>344,748</text:p>
          </table:table-cell>
          <table:table-cell office:value-type="float" office:value="6095843" calcext:value-type="float">
            <text:p>6,095,843</text:p>
          </table:table-cell>
          <table:table-cell office:value-type="float" office:value="312209" calcext:value-type="float">
            <text:p>312,209</text:p>
          </table:table-cell>
          <table:table-cell office:value-type="float" office:value="117991" calcext:value-type="float">
            <text:p>117,991</text:p>
          </table:table-cell>
          <table:table-cell office:value-type="float" office:value="1053" calcext:value-type="float">
            <text:p>1,053</text:p>
          </table:table-cell>
          <table:table-cell office:value-type="float" office:value="863649" calcext:value-type="float">
            <text:p>863,649</text:p>
          </table:table-cell>
          <table:table-cell office:value-type="float" office:value="0" calcext:value-type="float">
            <text:p>0</text:p>
          </table:table-cell>
          <table:table-cell office:value-type="float" office:value="7390744" calcext:value-type="float">
            <text:p>7,390,744</text:p>
          </table:table-cell>
          <table:table-cell office:value-type="float" office:value="1286889" calcext:value-type="float">
            <text:p>1,286,889</text:p>
          </table:table-cell>
          <table:table-cell office:value-type="float" office:value="0" calcext:value-type="float">
            <text:p>0</text:p>
          </table:table-cell>
          <table:table-cell office:value-type="float" office:value="514739" calcext:value-type="float">
            <text:p>514,739</text:p>
          </table:table-cell>
          <table:table-cell office:value-type="float" office:value="4947664" calcext:value-type="float">
            <text:p>4,947,664</text:p>
          </table:table-cell>
          <table:table-cell office:value-type="float" office:value="0" calcext:value-type="float">
            <text:p>0</text:p>
          </table:table-cell>
          <table:table-cell office:value-type="float" office:value="641452" calcext:value-type="float">
            <text:p>641,452</text:p>
          </table:table-cell>
          <table:table-cell/>
          <table:table-cell table:formula="of:=CONCATENATE([.$AB$5];[.$AA$5];[.C189];&quot;,&quot;;[.D189];&quot;,&quot;;[.E189];&quot;,&quot;;[.F189];&quot;,&quot;;[.H189];&quot;,&quot;;[.I189];&quot;,&quot;;[.J189];&quot;,&quot;;[.K189];&quot;,&quot;;[.M189];&quot;,&quot;;[.O189];&quot;,&quot;;[.P189];&quot;,&quot;;[.Q189];&quot;,&quot;;[.R189];&quot;,&quot;;[.S189];&quot;,&quot;;[.U189];&quot;,&quot;;[.V189];&quot;,&quot;;[.W189];&quot;,&quot;;[.X189];&quot;,&quot;;[.Y189];&quot;,&quot;;[.Z18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1,800343,0,464252,3810563,628669,47268,0,344748,312209,117991,1053,863649,0,1286889,0,514739,4947664,0,64145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1,800343,0,464252,3810563,628669,47268,0,344748,312209,117991,1053,863649,0,1286889,0,514739,4947664,0,64145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LROY PUBLIC SCHOOL DISTRICT</text:p>
          </table:table-cell>
          <table:table-cell office:value-type="float" office:value="635" calcext:value-type="float">
            <text:p>635</text:p>
          </table:table-cell>
          <table:table-cell table:formula="of:=VLOOKUP([.B190];[$Sheet2.A183:.C739];2)" office:value-type="float" office:value="192" calcext:value-type="float">
            <text:p>192</text:p>
          </table:table-cell>
          <table:table-cell office:value-type="float" office:value="336553" calcext:value-type="float">
            <text:p>336,553</text:p>
          </table:table-cell>
          <table:table-cell office:value-type="float" office:value="0" calcext:value-type="float">
            <text:p>0</text:p>
          </table:table-cell>
          <table:table-cell office:value-type="float" office:value="15412" calcext:value-type="float">
            <text:p>15,412</text:p>
          </table:table-cell>
          <table:table-cell office:value-type="float" office:value="351966" calcext:value-type="float">
            <text:p>351,966</text:p>
          </table:table-cell>
          <table:table-cell office:value-type="float" office:value="752144" calcext:value-type="float">
            <text:p>752,144</text:p>
          </table:table-cell>
          <table:table-cell office:value-type="float" office:value="-16504" calcext:value-type="float">
            <text:p>-16,504</text:p>
          </table:table-cell>
          <table:table-cell office:value-type="float" office:value="15145" calcext:value-type="float">
            <text:p>15,145</text:p>
          </table:table-cell>
          <table:table-cell office:value-type="float" office:value="0" calcext:value-type="float">
            <text:p>0</text:p>
          </table:table-cell>
          <table:table-cell office:value-type="float" office:value="750785" calcext:value-type="float">
            <text:p>750,785</text:p>
          </table:table-cell>
          <table:table-cell office:value-type="float" office:value="25484" calcext:value-type="float">
            <text:p>25,484</text:p>
          </table:table-cell>
          <table:table-cell office:value-type="float" office:value="1128235" calcext:value-type="float">
            <text:p>1,128,235</text:p>
          </table:table-cell>
          <table:table-cell office:value-type="float" office:value="55211" calcext:value-type="float">
            <text:p>55,211</text:p>
          </table:table-cell>
          <table:table-cell office:value-type="float" office:value="47497" calcext:value-type="float">
            <text:p>47,497</text:p>
          </table:table-cell>
          <table:table-cell office:value-type="float" office:value="0" calcext:value-type="float">
            <text:p>0</text:p>
          </table:table-cell>
          <table:table-cell office:value-type="float" office:value="25434" calcext:value-type="float">
            <text:p>25,434</text:p>
          </table:table-cell>
          <table:table-cell office:value-type="float" office:value="0" calcext:value-type="float">
            <text:p>0</text:p>
          </table:table-cell>
          <table:table-cell office:value-type="float" office:value="1256376" calcext:value-type="float">
            <text:p>1,256,376</text:p>
          </table:table-cell>
          <table:table-cell office:value-type="float" office:value="366464" calcext:value-type="float">
            <text:p>366,464</text:p>
          </table:table-cell>
          <table:table-cell office:value-type="float" office:value="0" calcext:value-type="float">
            <text:p>0</text:p>
          </table:table-cell>
          <table:table-cell office:value-type="float" office:value="27105" calcext:value-type="float">
            <text:p>27,105</text:p>
          </table:table-cell>
          <table:table-cell office:value-type="float" office:value="784166" calcext:value-type="float">
            <text:p>784,166</text:p>
          </table:table-cell>
          <table:table-cell office:value-type="float" office:value="0" calcext:value-type="float">
            <text:p>0</text:p>
          </table:table-cell>
          <table:table-cell office:value-type="float" office:value="78641" calcext:value-type="float">
            <text:p>78,641</text:p>
          </table:table-cell>
          <table:table-cell/>
          <table:table-cell table:formula="of:=CONCATENATE([.$AB$5];[.$AA$5];[.C190];&quot;,&quot;;[.D190];&quot;,&quot;;[.E190];&quot;,&quot;;[.F190];&quot;,&quot;;[.H190];&quot;,&quot;;[.I190];&quot;,&quot;;[.J190];&quot;,&quot;;[.K190];&quot;,&quot;;[.M190];&quot;,&quot;;[.O190];&quot;,&quot;;[.P190];&quot;,&quot;;[.Q190];&quot;,&quot;;[.R190];&quot;,&quot;;[.S190];&quot;,&quot;;[.U190];&quot;,&quot;;[.V190];&quot;,&quot;;[.W190];&quot;,&quot;;[.X190];&quot;,&quot;;[.Y190];&quot;,&quot;;[.Z19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2,336553,0,15412,752144,-16504,15145,0,25484,55211,47497,0,25434,0,366464,0,27105,784166,0,7864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2,336553,0,15412,752144,-16504,15145,0,25484,55211,47497,0,25434,0,366464,0,27105,784166,0,7864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BASSO PUBLIC SCHOOL DISTRICT</text:p>
          </table:table-cell>
          <table:table-cell office:value-type="float" office:value="640" calcext:value-type="float">
            <text:p>640</text:p>
          </table:table-cell>
          <table:table-cell table:formula="of:=VLOOKUP([.B191];[$Sheet2.A184:.C740];2)" office:value-type="float" office:value="193" calcext:value-type="float">
            <text:p>193</text:p>
          </table:table-cell>
          <table:table-cell office:value-type="float" office:value="599128" calcext:value-type="float">
            <text:p>599,128</text:p>
          </table:table-cell>
          <table:table-cell office:value-type="float" office:value="0" calcext:value-type="float">
            <text:p>0</text:p>
          </table:table-cell>
          <table:table-cell office:value-type="float" office:value="309700" calcext:value-type="float">
            <text:p>309,700</text:p>
          </table:table-cell>
          <table:table-cell office:value-type="float" office:value="908829" calcext:value-type="float">
            <text:p>908,829</text:p>
          </table:table-cell>
          <table:table-cell office:value-type="float" office:value="3755205" calcext:value-type="float">
            <text:p>3,755,205</text:p>
          </table:table-cell>
          <table:table-cell office:value-type="float" office:value="251856" calcext:value-type="float">
            <text:p>251,856</text:p>
          </table:table-cell>
          <table:table-cell office:value-type="float" office:value="103394" calcext:value-type="float">
            <text:p>103,394</text:p>
          </table:table-cell>
          <table:table-cell office:value-type="float" office:value="0" calcext:value-type="float">
            <text:p>0</text:p>
          </table:table-cell>
          <table:table-cell office:value-type="float" office:value="4110456" calcext:value-type="float">
            <text:p>4,110,456</text:p>
          </table:table-cell>
          <table:table-cell office:value-type="float" office:value="253081" calcext:value-type="float">
            <text:p>253,081</text:p>
          </table:table-cell>
          <table:table-cell office:value-type="float" office:value="5272366" calcext:value-type="float">
            <text:p>5,272,366</text:p>
          </table:table-cell>
          <table:table-cell office:value-type="float" office:value="408756" calcext:value-type="float">
            <text:p>408,756</text:p>
          </table:table-cell>
          <table:table-cell office:value-type="float" office:value="209577" calcext:value-type="float">
            <text:p>209,577</text:p>
          </table:table-cell>
          <table:table-cell office:value-type="float" office:value="0" calcext:value-type="float">
            <text:p>0</text:p>
          </table:table-cell>
          <table:table-cell office:value-type="float" office:value="641072" calcext:value-type="float">
            <text:p>641,072</text:p>
          </table:table-cell>
          <table:table-cell office:value-type="float" office:value="0" calcext:value-type="float">
            <text:p>0</text:p>
          </table:table-cell>
          <table:table-cell office:value-type="float" office:value="6531771" calcext:value-type="float">
            <text:p>6,531,771</text:p>
          </table:table-cell>
          <table:table-cell office:value-type="float" office:value="985424" calcext:value-type="float">
            <text:p>985,424</text:p>
          </table:table-cell>
          <table:table-cell office:value-type="float" office:value="0" calcext:value-type="float">
            <text:p>0</text:p>
          </table:table-cell>
          <table:table-cell office:value-type="float" office:value="457654" calcext:value-type="float">
            <text:p>457,654</text:p>
          </table:table-cell>
          <table:table-cell office:value-type="float" office:value="4452631" calcext:value-type="float">
            <text:p>4,452,631</text:p>
          </table:table-cell>
          <table:table-cell office:value-type="float" office:value="0" calcext:value-type="float">
            <text:p>0</text:p>
          </table:table-cell>
          <table:table-cell office:value-type="float" office:value="636062" calcext:value-type="float">
            <text:p>636,062</text:p>
          </table:table-cell>
          <table:table-cell/>
          <table:table-cell table:formula="of:=CONCATENATE([.$AB$5];[.$AA$5];[.C191];&quot;,&quot;;[.D191];&quot;,&quot;;[.E191];&quot;,&quot;;[.F191];&quot;,&quot;;[.H191];&quot;,&quot;;[.I191];&quot;,&quot;;[.J191];&quot;,&quot;;[.K191];&quot;,&quot;;[.M191];&quot;,&quot;;[.O191];&quot;,&quot;;[.P191];&quot;,&quot;;[.Q191];&quot;,&quot;;[.R191];&quot;,&quot;;[.S191];&quot;,&quot;;[.U191];&quot;,&quot;;[.V191];&quot;,&quot;;[.W191];&quot;,&quot;;[.X191];&quot;,&quot;;[.Y191];&quot;,&quot;;[.Z19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3,599128,0,309700,3755205,251856,103394,0,253081,408756,209577,0,641072,0,985424,0,457654,4452631,0,63606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3,599128,0,309700,3755205,251856,103394,0,253081,408756,209577,0,641072,0,985424,0,457654,4452631,0,63606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ARIBAULT PUBLIC SCHOOL DISTRICT</text:p>
          </table:table-cell>
          <table:table-cell office:value-type="float" office:value="656" calcext:value-type="float">
            <text:p>656</text:p>
          </table:table-cell>
          <table:table-cell table:formula="of:=VLOOKUP([.B192];[$Sheet2.A185:.C741];2)" office:value-type="float" office:value="194" calcext:value-type="float">
            <text:p>194</text:p>
          </table:table-cell>
          <table:table-cell office:value-type="float" office:value="7371155" calcext:value-type="float">
            <text:p>7,371,155</text:p>
          </table:table-cell>
          <table:table-cell office:value-type="float" office:value="0" calcext:value-type="float">
            <text:p>0</text:p>
          </table:table-cell>
          <table:table-cell office:value-type="float" office:value="1717090" calcext:value-type="float">
            <text:p>1,717,090</text:p>
          </table:table-cell>
          <table:table-cell office:value-type="float" office:value="9088244" calcext:value-type="float">
            <text:p>9,088,244</text:p>
          </table:table-cell>
          <table:table-cell office:value-type="float" office:value="31475473" calcext:value-type="float">
            <text:p>31,475,473</text:p>
          </table:table-cell>
          <table:table-cell office:value-type="float" office:value="7323201" calcext:value-type="float">
            <text:p>7,323,201</text:p>
          </table:table-cell>
          <table:table-cell office:value-type="float" office:value="1315486" calcext:value-type="float">
            <text:p>1,315,486</text:p>
          </table:table-cell>
          <table:table-cell office:value-type="float" office:value="0" calcext:value-type="float">
            <text:p>0</text:p>
          </table:table-cell>
          <table:table-cell office:value-type="float" office:value="40114160" calcext:value-type="float">
            <text:p>40,114,160</text:p>
          </table:table-cell>
          <table:table-cell office:value-type="float" office:value="9745913" calcext:value-type="float">
            <text:p>9,745,913</text:p>
          </table:table-cell>
          <table:table-cell office:value-type="float" office:value="58948317" calcext:value-type="float">
            <text:p>58,948,317</text:p>
          </table:table-cell>
          <table:table-cell office:value-type="float" office:value="3235256" calcext:value-type="float">
            <text:p>3,235,256</text:p>
          </table:table-cell>
          <table:table-cell office:value-type="float" office:value="3348690" calcext:value-type="float">
            <text:p>3,348,690</text:p>
          </table:table-cell>
          <table:table-cell office:value-type="float" office:value="14294" calcext:value-type="float">
            <text:p>14,294</text:p>
          </table:table-cell>
          <table:table-cell office:value-type="float" office:value="2255707" calcext:value-type="float">
            <text:p>2,255,707</text:p>
          </table:table-cell>
          <table:table-cell office:value-type="float" office:value="0" calcext:value-type="float">
            <text:p>0</text:p>
          </table:table-cell>
          <table:table-cell office:value-type="float" office:value="67802265" calcext:value-type="float">
            <text:p>67,802,265</text:p>
          </table:table-cell>
          <table:table-cell office:value-type="float" office:value="9789094" calcext:value-type="float">
            <text:p>9,789,094</text:p>
          </table:table-cell>
          <table:table-cell office:value-type="float" office:value="0" calcext:value-type="float">
            <text:p>0</text:p>
          </table:table-cell>
          <table:table-cell office:value-type="float" office:value="3154976" calcext:value-type="float">
            <text:p>3,154,976</text:p>
          </table:table-cell>
          <table:table-cell office:value-type="float" office:value="41668811" calcext:value-type="float">
            <text:p>41,668,811</text:p>
          </table:table-cell>
          <table:table-cell office:value-type="float" office:value="0" calcext:value-type="float">
            <text:p>0</text:p>
          </table:table-cell>
          <table:table-cell office:value-type="float" office:value="13189384" calcext:value-type="float">
            <text:p>13,189,384</text:p>
          </table:table-cell>
          <table:table-cell/>
          <table:table-cell table:formula="of:=CONCATENATE([.$AB$5];[.$AA$5];[.C192];&quot;,&quot;;[.D192];&quot;,&quot;;[.E192];&quot;,&quot;;[.F192];&quot;,&quot;;[.H192];&quot;,&quot;;[.I192];&quot;,&quot;;[.J192];&quot;,&quot;;[.K192];&quot;,&quot;;[.M192];&quot;,&quot;;[.O192];&quot;,&quot;;[.P192];&quot;,&quot;;[.Q192];&quot;,&quot;;[.R192];&quot;,&quot;;[.S192];&quot;,&quot;;[.U192];&quot;,&quot;;[.V192];&quot;,&quot;;[.W192];&quot;,&quot;;[.X192];&quot;,&quot;;[.Y192];&quot;,&quot;;[.Z19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4,7371155,0,1717090,31475473,7323201,1315486,0,9745913,3235256,3348690,14294,2255707,0,9789094,0,3154976,41668811,0,131893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4,7371155,0,1717090,31475473,7323201,1315486,0,9745913,3235256,3348690,14294,2255707,0,9789094,0,3154976,41668811,0,131893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FIELD PUBLIC SCHOOL DISTRICT</text:p>
          </table:table-cell>
          <table:table-cell office:value-type="float" office:value="659" calcext:value-type="float">
            <text:p>659</text:p>
          </table:table-cell>
          <table:table-cell table:formula="of:=VLOOKUP([.B193];[$Sheet2.A186:.C742];2)" office:value-type="float" office:value="195" calcext:value-type="float">
            <text:p>195</text:p>
          </table:table-cell>
          <table:table-cell office:value-type="float" office:value="14745444" calcext:value-type="float">
            <text:p>14,745,444</text:p>
          </table:table-cell>
          <table:table-cell office:value-type="float" office:value="0" calcext:value-type="float">
            <text:p>0</text:p>
          </table:table-cell>
          <table:table-cell office:value-type="float" office:value="2043755" calcext:value-type="float">
            <text:p>2,043,755</text:p>
          </table:table-cell>
          <table:table-cell office:value-type="float" office:value="16789200" calcext:value-type="float">
            <text:p>16,789,200</text:p>
          </table:table-cell>
          <table:table-cell office:value-type="float" office:value="32012622" calcext:value-type="float">
            <text:p>32,012,622</text:p>
          </table:table-cell>
          <table:table-cell office:value-type="float" office:value="6548954" calcext:value-type="float">
            <text:p>6,548,954</text:p>
          </table:table-cell>
          <table:table-cell office:value-type="float" office:value="769023" calcext:value-type="float">
            <text:p>769,023</text:p>
          </table:table-cell>
          <table:table-cell office:value-type="float" office:value="0" calcext:value-type="float">
            <text:p>0</text:p>
          </table:table-cell>
          <table:table-cell office:value-type="float" office:value="39330599" calcext:value-type="float">
            <text:p>39,330,599</text:p>
          </table:table-cell>
          <table:table-cell office:value-type="float" office:value="3485637" calcext:value-type="float">
            <text:p>3,485,637</text:p>
          </table:table-cell>
          <table:table-cell office:value-type="float" office:value="59605436" calcext:value-type="float">
            <text:p>59,605,436</text:p>
          </table:table-cell>
          <table:table-cell office:value-type="float" office:value="2842324" calcext:value-type="float">
            <text:p>2,842,324</text:p>
          </table:table-cell>
          <table:table-cell office:value-type="float" office:value="3926066" calcext:value-type="float">
            <text:p>3,926,066</text:p>
          </table:table-cell>
          <table:table-cell office:value-type="float" office:value="3580" calcext:value-type="float">
            <text:p>3,580</text:p>
          </table:table-cell>
          <table:table-cell office:value-type="float" office:value="5789875" calcext:value-type="float">
            <text:p>5,789,875</text:p>
          </table:table-cell>
          <table:table-cell office:value-type="float" office:value="0" calcext:value-type="float">
            <text:p>0</text:p>
          </table:table-cell>
          <table:table-cell office:value-type="float" office:value="72167282" calcext:value-type="float">
            <text:p>72,167,282</text:p>
          </table:table-cell>
          <table:table-cell office:value-type="float" office:value="20143053" calcext:value-type="float">
            <text:p>20,143,053</text:p>
          </table:table-cell>
          <table:table-cell office:value-type="float" office:value="0" calcext:value-type="float">
            <text:p>0</text:p>
          </table:table-cell>
          <table:table-cell office:value-type="float" office:value="4827649" calcext:value-type="float">
            <text:p>4,827,649</text:p>
          </table:table-cell>
          <table:table-cell office:value-type="float" office:value="40512334" calcext:value-type="float">
            <text:p>40,512,334</text:p>
          </table:table-cell>
          <table:table-cell office:value-type="float" office:value="0" calcext:value-type="float">
            <text:p>0</text:p>
          </table:table-cell>
          <table:table-cell office:value-type="float" office:value="6684245" calcext:value-type="float">
            <text:p>6,684,245</text:p>
          </table:table-cell>
          <table:table-cell/>
          <table:table-cell table:formula="of:=CONCATENATE([.$AB$5];[.$AA$5];[.C193];&quot;,&quot;;[.D193];&quot;,&quot;;[.E193];&quot;,&quot;;[.F193];&quot;,&quot;;[.H193];&quot;,&quot;;[.I193];&quot;,&quot;;[.J193];&quot;,&quot;;[.K193];&quot;,&quot;;[.M193];&quot;,&quot;;[.O193];&quot;,&quot;;[.P193];&quot;,&quot;;[.Q193];&quot;,&quot;;[.R193];&quot;,&quot;;[.S193];&quot;,&quot;;[.U193];&quot;,&quot;;[.V193];&quot;,&quot;;[.W193];&quot;,&quot;;[.X193];&quot;,&quot;;[.Y193];&quot;,&quot;;[.Z19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5,14745444,0,2043755,32012622,6548954,769023,0,3485637,2842324,3926066,3580,5789875,0,20143053,0,4827649,40512334,0,668424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5,14745444,0,2043755,32012622,6548954,769023,0,3485637,2842324,3926066,3580,5789875,0,20143053,0,4827649,40512334,0,668424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LLS-BEAVER CREEK SCHOOL DISTRICT</text:p>
          </table:table-cell>
          <table:table-cell office:value-type="float" office:value="671" calcext:value-type="float">
            <text:p>671</text:p>
          </table:table-cell>
          <table:table-cell table:formula="of:=VLOOKUP([.B194];[$Sheet2.A187:.C743];2)" office:value-type="float" office:value="196" calcext:value-type="float">
            <text:p>196</text:p>
          </table:table-cell>
          <table:table-cell office:value-type="float" office:value="691496" calcext:value-type="float">
            <text:p>691,496</text:p>
          </table:table-cell>
          <table:table-cell office:value-type="float" office:value="0" calcext:value-type="float">
            <text:p>0</text:p>
          </table:table-cell>
          <table:table-cell office:value-type="float" office:value="427540" calcext:value-type="float">
            <text:p>427,540</text:p>
          </table:table-cell>
          <table:table-cell office:value-type="float" office:value="1119036" calcext:value-type="float">
            <text:p>1,119,036</text:p>
          </table:table-cell>
          <table:table-cell office:value-type="float" office:value="3415894" calcext:value-type="float">
            <text:p>3,415,894</text:p>
          </table:table-cell>
          <table:table-cell office:value-type="float" office:value="542384" calcext:value-type="float">
            <text:p>542,384</text:p>
          </table:table-cell>
          <table:table-cell office:value-type="float" office:value="52560" calcext:value-type="float">
            <text:p>52,560</text:p>
          </table:table-cell>
          <table:table-cell office:value-type="float" office:value="0" calcext:value-type="float">
            <text:p>0</text:p>
          </table:table-cell>
          <table:table-cell office:value-type="float" office:value="4010837" calcext:value-type="float">
            <text:p>4,010,837</text:p>
          </table:table-cell>
          <table:table-cell office:value-type="float" office:value="361178" calcext:value-type="float">
            <text:p>361,178</text:p>
          </table:table-cell>
          <table:table-cell office:value-type="float" office:value="5491051" calcext:value-type="float">
            <text:p>5,491,051</text:p>
          </table:table-cell>
          <table:table-cell office:value-type="float" office:value="272733" calcext:value-type="float">
            <text:p>272,733</text:p>
          </table:table-cell>
          <table:table-cell office:value-type="float" office:value="138903" calcext:value-type="float">
            <text:p>138,903</text:p>
          </table:table-cell>
          <table:table-cell office:value-type="float" office:value="0" calcext:value-type="float">
            <text:p>0</text:p>
          </table:table-cell>
          <table:table-cell office:value-type="float" office:value="648261" calcext:value-type="float">
            <text:p>648,261</text:p>
          </table:table-cell>
          <table:table-cell office:value-type="float" office:value="0" calcext:value-type="float">
            <text:p>0</text:p>
          </table:table-cell>
          <table:table-cell office:value-type="float" office:value="6550948" calcext:value-type="float">
            <text:p>6,550,948</text:p>
          </table:table-cell>
          <table:table-cell office:value-type="float" office:value="1068023" calcext:value-type="float">
            <text:p>1,068,023</text:p>
          </table:table-cell>
          <table:table-cell office:value-type="float" office:value="0" calcext:value-type="float">
            <text:p>0</text:p>
          </table:table-cell>
          <table:table-cell office:value-type="float" office:value="525910" calcext:value-type="float">
            <text:p>525,910</text:p>
          </table:table-cell>
          <table:table-cell office:value-type="float" office:value="4340974" calcext:value-type="float">
            <text:p>4,340,974</text:p>
          </table:table-cell>
          <table:table-cell office:value-type="float" office:value="0" calcext:value-type="float">
            <text:p>0</text:p>
          </table:table-cell>
          <table:table-cell office:value-type="float" office:value="616040" calcext:value-type="float">
            <text:p>616,040</text:p>
          </table:table-cell>
          <table:table-cell/>
          <table:table-cell table:formula="of:=CONCATENATE([.$AB$5];[.$AA$5];[.C194];&quot;,&quot;;[.D194];&quot;,&quot;;[.E194];&quot;,&quot;;[.F194];&quot;,&quot;;[.H194];&quot;,&quot;;[.I194];&quot;,&quot;;[.J194];&quot;,&quot;;[.K194];&quot;,&quot;;[.M194];&quot;,&quot;;[.O194];&quot;,&quot;;[.P194];&quot;,&quot;;[.Q194];&quot;,&quot;;[.R194];&quot;,&quot;;[.S194];&quot;,&quot;;[.U194];&quot;,&quot;;[.V194];&quot;,&quot;;[.W194];&quot;,&quot;;[.X194];&quot;,&quot;;[.Y194];&quot;,&quot;;[.Z19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6,691496,0,427540,3415894,542384,52560,0,361178,272733,138903,0,648261,0,1068023,0,525910,4340974,0,61604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6,691496,0,427540,3415894,542384,52560,0,361178,272733,138903,0,648261,0,1068023,0,525910,4340974,0,61604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DGER PUBLIC SCHOOL DISTRICT</text:p>
          </table:table-cell>
          <table:table-cell office:value-type="float" office:value="676" calcext:value-type="float">
            <text:p>676</text:p>
          </table:table-cell>
          <table:table-cell table:formula="of:=VLOOKUP([.B195];[$Sheet2.A188:.C744];2)" office:value-type="float" office:value="197" calcext:value-type="float">
            <text:p>197</text:p>
          </table:table-cell>
          <table:table-cell office:value-type="float" office:value="414577" calcext:value-type="float">
            <text:p>414,577</text:p>
          </table:table-cell>
          <table:table-cell office:value-type="float" office:value="0" calcext:value-type="float">
            <text:p>0</text:p>
          </table:table-cell>
          <table:table-cell office:value-type="float" office:value="256545" calcext:value-type="float">
            <text:p>256,545</text:p>
          </table:table-cell>
          <table:table-cell office:value-type="float" office:value="671122" calcext:value-type="float">
            <text:p>671,122</text:p>
          </table:table-cell>
          <table:table-cell office:value-type="float" office:value="2271311" calcext:value-type="float">
            <text:p>2,271,311</text:p>
          </table:table-cell>
          <table:table-cell office:value-type="float" office:value="434129" calcext:value-type="float">
            <text:p>434,129</text:p>
          </table:table-cell>
          <table:table-cell office:value-type="float" office:value="113176" calcext:value-type="float">
            <text:p>113,176</text:p>
          </table:table-cell>
          <table:table-cell office:value-type="float" office:value="0" calcext:value-type="float">
            <text:p>0</text:p>
          </table:table-cell>
          <table:table-cell office:value-type="float" office:value="2818616" calcext:value-type="float">
            <text:p>2,818,616</text:p>
          </table:table-cell>
          <table:table-cell office:value-type="float" office:value="212603" calcext:value-type="float">
            <text:p>212,603</text:p>
          </table:table-cell>
          <table:table-cell office:value-type="float" office:value="3702341" calcext:value-type="float">
            <text:p>3,702,341</text:p>
          </table:table-cell>
          <table:table-cell office:value-type="float" office:value="241867" calcext:value-type="float">
            <text:p>241,867</text:p>
          </table:table-cell>
          <table:table-cell office:value-type="float" office:value="47097" calcext:value-type="float">
            <text:p>47,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1305" calcext:value-type="float">
            <text:p>3,991,305</text:p>
          </table:table-cell>
          <table:table-cell office:value-type="float" office:value="426953" calcext:value-type="float">
            <text:p>426,953</text:p>
          </table:table-cell>
          <table:table-cell office:value-type="float" office:value="0" calcext:value-type="float">
            <text:p>0</text:p>
          </table:table-cell>
          <table:table-cell office:value-type="float" office:value="276803" calcext:value-type="float">
            <text:p>276,803</text:p>
          </table:table-cell>
          <table:table-cell office:value-type="float" office:value="2854713" calcext:value-type="float">
            <text:p>2,854,713</text:p>
          </table:table-cell>
          <table:table-cell office:value-type="float" office:value="0" calcext:value-type="float">
            <text:p>0</text:p>
          </table:table-cell>
          <table:table-cell office:value-type="float" office:value="432837" calcext:value-type="float">
            <text:p>432,837</text:p>
          </table:table-cell>
          <table:table-cell/>
          <table:table-cell table:formula="of:=CONCATENATE([.$AB$5];[.$AA$5];[.C195];&quot;,&quot;;[.D195];&quot;,&quot;;[.E195];&quot;,&quot;;[.F195];&quot;,&quot;;[.H195];&quot;,&quot;;[.I195];&quot;,&quot;;[.J195];&quot;,&quot;;[.K195];&quot;,&quot;;[.M195];&quot;,&quot;;[.O195];&quot;,&quot;;[.P195];&quot;,&quot;;[.Q195];&quot;,&quot;;[.R195];&quot;,&quot;;[.S195];&quot;,&quot;;[.U195];&quot;,&quot;;[.V195];&quot;,&quot;;[.W195];&quot;,&quot;;[.X195];&quot;,&quot;;[.Y195];&quot;,&quot;;[.Z19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7,414577,0,256545,2271311,434129,113176,0,212603,241867,47097,0,0,0,426953,0,276803,2854713,0,4328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7,414577,0,256545,2271311,434129,113176,0,212603,241867,47097,0,0,0,426953,0,276803,2854713,0,4328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SEAU PUBLIC SCHOOL DISTRICT</text:p>
          </table:table-cell>
          <table:table-cell office:value-type="float" office:value="682" calcext:value-type="float">
            <text:p>682</text:p>
          </table:table-cell>
          <table:table-cell table:formula="of:=VLOOKUP([.B196];[$Sheet2.A189:.C745];2)" office:value-type="float" office:value="198" calcext:value-type="float">
            <text:p>198</text:p>
          </table:table-cell>
          <table:table-cell office:value-type="float" office:value="1130917" calcext:value-type="float">
            <text:p>1,130,917</text:p>
          </table:table-cell>
          <table:table-cell office:value-type="float" office:value="0" calcext:value-type="float">
            <text:p>0</text:p>
          </table:table-cell>
          <table:table-cell office:value-type="float" office:value="742144" calcext:value-type="float">
            <text:p>742,144</text:p>
          </table:table-cell>
          <table:table-cell office:value-type="float" office:value="1873062" calcext:value-type="float">
            <text:p>1,873,062</text:p>
          </table:table-cell>
          <table:table-cell office:value-type="float" office:value="9615279" calcext:value-type="float">
            <text:p>9,615,279</text:p>
          </table:table-cell>
          <table:table-cell office:value-type="float" office:value="1404407" calcext:value-type="float">
            <text:p>1,404,407</text:p>
          </table:table-cell>
          <table:table-cell office:value-type="float" office:value="447772" calcext:value-type="float">
            <text:p>447,772</text:p>
          </table:table-cell>
          <table:table-cell office:value-type="float" office:value="0" calcext:value-type="float">
            <text:p>0</text:p>
          </table:table-cell>
          <table:table-cell office:value-type="float" office:value="11467458" calcext:value-type="float">
            <text:p>11,467,458</text:p>
          </table:table-cell>
          <table:table-cell office:value-type="float" office:value="725020" calcext:value-type="float">
            <text:p>725,020</text:p>
          </table:table-cell>
          <table:table-cell office:value-type="float" office:value="14065540" calcext:value-type="float">
            <text:p>14,065,540</text:p>
          </table:table-cell>
          <table:table-cell office:value-type="float" office:value="621111" calcext:value-type="float">
            <text:p>621,111</text:p>
          </table:table-cell>
          <table:table-cell office:value-type="float" office:value="288663" calcext:value-type="float">
            <text:p>288,663</text:p>
          </table:table-cell>
          <table:table-cell office:value-type="float" office:value="119396" calcext:value-type="float">
            <text:p>119,396</text:p>
          </table:table-cell>
          <table:table-cell office:value-type="float" office:value="3466255" calcext:value-type="float">
            <text:p>3,466,255</text:p>
          </table:table-cell>
          <table:table-cell office:value-type="float" office:value="0" calcext:value-type="float">
            <text:p>0</text:p>
          </table:table-cell>
          <table:table-cell office:value-type="float" office:value="18560965" calcext:value-type="float">
            <text:p>18,560,965</text:p>
          </table:table-cell>
          <table:table-cell office:value-type="float" office:value="2902609" calcext:value-type="float">
            <text:p>2,902,609</text:p>
          </table:table-cell>
          <table:table-cell office:value-type="float" office:value="0" calcext:value-type="float">
            <text:p>0</text:p>
          </table:table-cell>
          <table:table-cell office:value-type="float" office:value="985445" calcext:value-type="float">
            <text:p>985,445</text:p>
          </table:table-cell>
          <table:table-cell office:value-type="float" office:value="13361036" calcext:value-type="float">
            <text:p>13,361,036</text:p>
          </table:table-cell>
          <table:table-cell office:value-type="float" office:value="0" calcext:value-type="float">
            <text:p>0</text:p>
          </table:table-cell>
          <table:table-cell office:value-type="float" office:value="1311874" calcext:value-type="float">
            <text:p>1,311,874</text:p>
          </table:table-cell>
          <table:table-cell/>
          <table:table-cell table:formula="of:=CONCATENATE([.$AB$5];[.$AA$5];[.C196];&quot;,&quot;;[.D196];&quot;,&quot;;[.E196];&quot;,&quot;;[.F196];&quot;,&quot;;[.H196];&quot;,&quot;;[.I196];&quot;,&quot;;[.J196];&quot;,&quot;;[.K196];&quot;,&quot;;[.M196];&quot;,&quot;;[.O196];&quot;,&quot;;[.P196];&quot;,&quot;;[.Q196];&quot;,&quot;;[.R196];&quot;,&quot;;[.S196];&quot;,&quot;;[.U196];&quot;,&quot;;[.V196];&quot;,&quot;;[.W196];&quot;,&quot;;[.X196];&quot;,&quot;;[.Y196];&quot;,&quot;;[.Z19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8,1130917,0,742144,9615279,1404407,447772,0,725020,621111,288663,119396,3466255,0,2902609,0,985445,13361036,0,131187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8,1130917,0,742144,9615279,1404407,447772,0,725020,621111,288663,119396,3466255,0,2902609,0,985445,13361036,0,131187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RROAD PUBLIC SCHOOL DISTRICT</text:p>
          </table:table-cell>
          <table:table-cell office:value-type="float" office:value="690" calcext:value-type="float">
            <text:p>690</text:p>
          </table:table-cell>
          <table:table-cell table:formula="of:=VLOOKUP([.B197];[$Sheet2.A190:.C746];2)" office:value-type="float" office:value="199" calcext:value-type="float">
            <text:p>199</text:p>
          </table:table-cell>
          <table:table-cell office:value-type="float" office:value="1068724" calcext:value-type="float">
            <text:p>1,068,724</text:p>
          </table:table-cell>
          <table:table-cell office:value-type="float" office:value="0" calcext:value-type="float">
            <text:p>0</text:p>
          </table:table-cell>
          <table:table-cell office:value-type="float" office:value="1065846" calcext:value-type="float">
            <text:p>1,065,846</text:p>
          </table:table-cell>
          <table:table-cell office:value-type="float" office:value="2134570" calcext:value-type="float">
            <text:p>2,134,570</text:p>
          </table:table-cell>
          <table:table-cell office:value-type="float" office:value="8578206" calcext:value-type="float">
            <text:p>8,578,206</text:p>
          </table:table-cell>
          <table:table-cell office:value-type="float" office:value="1788039" calcext:value-type="float">
            <text:p>1,788,039</text:p>
          </table:table-cell>
          <table:table-cell office:value-type="float" office:value="317310" calcext:value-type="float">
            <text:p>317,310</text:p>
          </table:table-cell>
          <table:table-cell office:value-type="float" office:value="0" calcext:value-type="float">
            <text:p>0</text:p>
          </table:table-cell>
          <table:table-cell office:value-type="float" office:value="10683554" calcext:value-type="float">
            <text:p>10,683,554</text:p>
          </table:table-cell>
          <table:table-cell office:value-type="float" office:value="1648834" calcext:value-type="float">
            <text:p>1,648,834</text:p>
          </table:table-cell>
          <table:table-cell office:value-type="float" office:value="14466957" calcext:value-type="float">
            <text:p>14,466,957</text:p>
          </table:table-cell>
          <table:table-cell office:value-type="float" office:value="859327" calcext:value-type="float">
            <text:p>859,327</text:p>
          </table:table-cell>
          <table:table-cell office:value-type="float" office:value="517407" calcext:value-type="float">
            <text:p>517,407</text:p>
          </table:table-cell>
          <table:table-cell office:value-type="float" office:value="0" calcext:value-type="float">
            <text:p>0</text:p>
          </table:table-cell>
          <table:table-cell office:value-type="float" office:value="1441381" calcext:value-type="float">
            <text:p>1,441,381</text:p>
          </table:table-cell>
          <table:table-cell office:value-type="float" office:value="0" calcext:value-type="float">
            <text:p>0</text:p>
          </table:table-cell>
          <table:table-cell office:value-type="float" office:value="17285073" calcext:value-type="float">
            <text:p>17,285,073</text:p>
          </table:table-cell>
          <table:table-cell office:value-type="float" office:value="2349885" calcext:value-type="float">
            <text:p>2,349,885</text:p>
          </table:table-cell>
          <table:table-cell office:value-type="float" office:value="0" calcext:value-type="float">
            <text:p>0</text:p>
          </table:table-cell>
          <table:table-cell office:value-type="float" office:value="1455716" calcext:value-type="float">
            <text:p>1,455,716</text:p>
          </table:table-cell>
          <table:table-cell office:value-type="float" office:value="11031415" calcext:value-type="float">
            <text:p>11,031,415</text:p>
          </table:table-cell>
          <table:table-cell office:value-type="float" office:value="0" calcext:value-type="float">
            <text:p>0</text:p>
          </table:table-cell>
          <table:table-cell office:value-type="float" office:value="2448057" calcext:value-type="float">
            <text:p>2,448,057</text:p>
          </table:table-cell>
          <table:table-cell/>
          <table:table-cell table:formula="of:=CONCATENATE([.$AB$5];[.$AA$5];[.C197];&quot;,&quot;;[.D197];&quot;,&quot;;[.E197];&quot;,&quot;;[.F197];&quot;,&quot;;[.H197];&quot;,&quot;;[.I197];&quot;,&quot;;[.J197];&quot;,&quot;;[.K197];&quot;,&quot;;[.M197];&quot;,&quot;;[.O197];&quot;,&quot;;[.P197];&quot;,&quot;;[.Q197];&quot;,&quot;;[.R197];&quot;,&quot;;[.S197];&quot;,&quot;;[.U197];&quot;,&quot;;[.V197];&quot;,&quot;;[.W197];&quot;,&quot;;[.X197];&quot;,&quot;;[.Y197];&quot;,&quot;;[.Z19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9,1068724,0,1065846,8578206,1788039,317310,0,1648834,859327,517407,0,1441381,0,2349885,0,1455716,11031415,0,24480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99,1068724,0,1065846,8578206,1788039,317310,0,1648834,859327,517407,0,1441381,0,2349885,0,1455716,11031415,0,24480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SHOLM PUBLIC SCHOOL DISTRICT</text:p>
          </table:table-cell>
          <table:table-cell office:value-type="float" office:value="695" calcext:value-type="float">
            <text:p>695</text:p>
          </table:table-cell>
          <table:table-cell table:formula="of:=VLOOKUP([.B198];[$Sheet2.A191:.C747];2)" office:value-type="float" office:value="200" calcext:value-type="float">
            <text:p>200</text:p>
          </table:table-cell>
          <table:table-cell office:value-type="float" office:value="367117" calcext:value-type="float">
            <text:p>367,117</text:p>
          </table:table-cell>
          <table:table-cell office:value-type="float" office:value="0" calcext:value-type="float">
            <text:p>0</text:p>
          </table:table-cell>
          <table:table-cell office:value-type="float" office:value="1562664" calcext:value-type="float">
            <text:p>1,562,664</text:p>
          </table:table-cell>
          <table:table-cell office:value-type="float" office:value="1929781" calcext:value-type="float">
            <text:p>1,929,781</text:p>
          </table:table-cell>
          <table:table-cell office:value-type="float" office:value="6336423" calcext:value-type="float">
            <text:p>6,336,423</text:p>
          </table:table-cell>
          <table:table-cell office:value-type="float" office:value="1067336" calcext:value-type="float">
            <text:p>1,067,336</text:p>
          </table:table-cell>
          <table:table-cell office:value-type="float" office:value="62016" calcext:value-type="float">
            <text:p>62,016</text:p>
          </table:table-cell>
          <table:table-cell office:value-type="float" office:value="0" calcext:value-type="float">
            <text:p>0</text:p>
          </table:table-cell>
          <table:table-cell office:value-type="float" office:value="7465775" calcext:value-type="float">
            <text:p>7,465,775</text:p>
          </table:table-cell>
          <table:table-cell office:value-type="float" office:value="1314950" calcext:value-type="float">
            <text:p>1,314,950</text:p>
          </table:table-cell>
          <table:table-cell office:value-type="float" office:value="10710506" calcext:value-type="float">
            <text:p>10,710,506</text:p>
          </table:table-cell>
          <table:table-cell office:value-type="float" office:value="398968" calcext:value-type="float">
            <text:p>398,968</text:p>
          </table:table-cell>
          <table:table-cell office:value-type="float" office:value="173039" calcext:value-type="float">
            <text:p>173,039</text:p>
          </table:table-cell>
          <table:table-cell office:value-type="float" office:value="255" calcext:value-type="float">
            <text:p>255</text:p>
          </table:table-cell>
          <table:table-cell office:value-type="float" office:value="282837" calcext:value-type="float">
            <text:p>282,837</text:p>
          </table:table-cell>
          <table:table-cell office:value-type="float" office:value="751924" calcext:value-type="float">
            <text:p>751,924</text:p>
          </table:table-cell>
          <table:table-cell office:value-type="float" office:value="12317529" calcext:value-type="float">
            <text:p>12,317,529</text:p>
          </table:table-cell>
          <table:table-cell office:value-type="float" office:value="904417" calcext:value-type="float">
            <text:p>904,417</text:p>
          </table:table-cell>
          <table:table-cell office:value-type="float" office:value="0" calcext:value-type="float">
            <text:p>0</text:p>
          </table:table-cell>
          <table:table-cell office:value-type="float" office:value="1836067" calcext:value-type="float">
            <text:p>1,836,067</text:p>
          </table:table-cell>
          <table:table-cell office:value-type="float" office:value="7892535" calcext:value-type="float">
            <text:p>7,892,535</text:p>
          </table:table-cell>
          <table:table-cell office:value-type="float" office:value="0" calcext:value-type="float">
            <text:p>0</text:p>
          </table:table-cell>
          <table:table-cell office:value-type="float" office:value="1684510" calcext:value-type="float">
            <text:p>1,684,510</text:p>
          </table:table-cell>
          <table:table-cell/>
          <table:table-cell table:formula="of:=CONCATENATE([.$AB$5];[.$AA$5];[.C198];&quot;,&quot;;[.D198];&quot;,&quot;;[.E198];&quot;,&quot;;[.F198];&quot;,&quot;;[.H198];&quot;,&quot;;[.I198];&quot;,&quot;;[.J198];&quot;,&quot;;[.K198];&quot;,&quot;;[.M198];&quot;,&quot;;[.O198];&quot;,&quot;;[.P198];&quot;,&quot;;[.Q198];&quot;,&quot;;[.R198];&quot;,&quot;;[.S198];&quot;,&quot;;[.U198];&quot;,&quot;;[.V198];&quot;,&quot;;[.W198];&quot;,&quot;;[.X198];&quot;,&quot;;[.Y198];&quot;,&quot;;[.Z19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0,367117,0,1562664,6336423,1067336,62016,0,1314950,398968,173039,255,282837,751924,904417,0,1836067,7892535,0,168451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0,367117,0,1562664,6336423,1067336,62016,0,1314950,398968,173039,255,282837,751924,904417,0,1836067,7892535,0,168451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Y PUBLIC SCHOOL DISTRICT</text:p>
          </table:table-cell>
          <table:table-cell office:value-type="float" office:value="696" calcext:value-type="float">
            <text:p>696</text:p>
          </table:table-cell>
          <table:table-cell table:formula="of:=VLOOKUP([.B199];[$Sheet2.A192:.C748];2)" office:value-type="float" office:value="201" calcext:value-type="float">
            <text:p>201</text:p>
          </table:table-cell>
          <table:table-cell office:value-type="float" office:value="1543450" calcext:value-type="float">
            <text:p>1,543,450</text:p>
          </table:table-cell>
          <table:table-cell office:value-type="float" office:value="0" calcext:value-type="float">
            <text:p>0</text:p>
          </table:table-cell>
          <table:table-cell office:value-type="float" office:value="756682" calcext:value-type="float">
            <text:p>756,682</text:p>
          </table:table-cell>
          <table:table-cell office:value-type="float" office:value="2300132" calcext:value-type="float">
            <text:p>2,300,132</text:p>
          </table:table-cell>
          <table:table-cell office:value-type="float" office:value="4500788" calcext:value-type="float">
            <text:p>4,500,788</text:p>
          </table:table-cell>
          <table:table-cell office:value-type="float" office:value="851577" calcext:value-type="float">
            <text:p>851,577</text:p>
          </table:table-cell>
          <table:table-cell office:value-type="float" office:value="185126" calcext:value-type="float">
            <text:p>185,126</text:p>
          </table:table-cell>
          <table:table-cell office:value-type="float" office:value="0" calcext:value-type="float">
            <text:p>0</text:p>
          </table:table-cell>
          <table:table-cell office:value-type="float" office:value="5537490" calcext:value-type="float">
            <text:p>5,537,490</text:p>
          </table:table-cell>
          <table:table-cell office:value-type="float" office:value="707261" calcext:value-type="float">
            <text:p>707,261</text:p>
          </table:table-cell>
          <table:table-cell office:value-type="float" office:value="8544883" calcext:value-type="float">
            <text:p>8,544,883</text:p>
          </table:table-cell>
          <table:table-cell office:value-type="float" office:value="366296" calcext:value-type="float">
            <text:p>366,296</text:p>
          </table:table-cell>
          <table:table-cell office:value-type="float" office:value="142050" calcext:value-type="float">
            <text:p>142,050</text:p>
          </table:table-cell>
          <table:table-cell office:value-type="float" office:value="5174856" calcext:value-type="float">
            <text:p>5,174,856</text:p>
          </table:table-cell>
          <table:table-cell office:value-type="float" office:value="888800" calcext:value-type="float">
            <text:p>888,800</text:p>
          </table:table-cell>
          <table:table-cell office:value-type="float" office:value="0" calcext:value-type="float">
            <text:p>0</text:p>
          </table:table-cell>
          <table:table-cell office:value-type="float" office:value="15116885" calcext:value-type="float">
            <text:p>15,116,885</text:p>
          </table:table-cell>
          <table:table-cell office:value-type="float" office:value="2182640" calcext:value-type="float">
            <text:p>2,182,640</text:p>
          </table:table-cell>
          <table:table-cell office:value-type="float" office:value="0" calcext:value-type="float">
            <text:p>0</text:p>
          </table:table-cell>
          <table:table-cell office:value-type="float" office:value="6151836" calcext:value-type="float">
            <text:p>6,151,836</text:p>
          </table:table-cell>
          <table:table-cell office:value-type="float" office:value="5657012" calcext:value-type="float">
            <text:p>5,657,012</text:p>
          </table:table-cell>
          <table:table-cell office:value-type="float" office:value="0" calcext:value-type="float">
            <text:p>0</text:p>
          </table:table-cell>
          <table:table-cell office:value-type="float" office:value="1125398" calcext:value-type="float">
            <text:p>1,125,398</text:p>
          </table:table-cell>
          <table:table-cell/>
          <table:table-cell table:formula="of:=CONCATENATE([.$AB$5];[.$AA$5];[.C199];&quot;,&quot;;[.D199];&quot;,&quot;;[.E199];&quot;,&quot;;[.F199];&quot;,&quot;;[.H199];&quot;,&quot;;[.I199];&quot;,&quot;;[.J199];&quot;,&quot;;[.K199];&quot;,&quot;;[.M199];&quot;,&quot;;[.O199];&quot;,&quot;;[.P199];&quot;,&quot;;[.Q199];&quot;,&quot;;[.R199];&quot;,&quot;;[.S199];&quot;,&quot;;[.U199];&quot;,&quot;;[.V199];&quot;,&quot;;[.W199];&quot;,&quot;;[.X199];&quot;,&quot;;[.Y199];&quot;,&quot;;[.Z19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1,1543450,0,756682,4500788,851577,185126,0,707261,366296,142050,5174856,888800,0,2182640,0,6151836,5657012,0,112539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1,1543450,0,756682,4500788,851577,185126,0,707261,366296,142050,5174856,888800,0,2182640,0,6151836,5657012,0,112539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LOODWOOD PUBLIC SCHOOL DISTRICT</text:p>
          </table:table-cell>
          <table:table-cell office:value-type="float" office:value="698" calcext:value-type="float">
            <text:p>698</text:p>
          </table:table-cell>
          <table:table-cell table:formula="of:=VLOOKUP([.B200];[$Sheet2.A193:.C749];2)" office:value-type="float" office:value="202" calcext:value-type="float">
            <text:p>202</text:p>
          </table:table-cell>
          <table:table-cell office:value-type="float" office:value="278519" calcext:value-type="float">
            <text:p>278,519</text:p>
          </table:table-cell>
          <table:table-cell office:value-type="float" office:value="0" calcext:value-type="float">
            <text:p>0</text:p>
          </table:table-cell>
          <table:table-cell office:value-type="float" office:value="183462" calcext:value-type="float">
            <text:p>183,462</text:p>
          </table:table-cell>
          <table:table-cell office:value-type="float" office:value="461980" calcext:value-type="float">
            <text:p>461,980</text:p>
          </table:table-cell>
          <table:table-cell office:value-type="float" office:value="1834081" calcext:value-type="float">
            <text:p>1,834,081</text:p>
          </table:table-cell>
          <table:table-cell office:value-type="float" office:value="294632" calcext:value-type="float">
            <text:p>294,632</text:p>
          </table:table-cell>
          <table:table-cell office:value-type="float" office:value="30729" calcext:value-type="float">
            <text:p>30,729</text:p>
          </table:table-cell>
          <table:table-cell office:value-type="float" office:value="0" calcext:value-type="float">
            <text:p>0</text:p>
          </table:table-cell>
          <table:table-cell office:value-type="float" office:value="2159442" calcext:value-type="float">
            <text:p>2,159,442</text:p>
          </table:table-cell>
          <table:table-cell office:value-type="float" office:value="262380" calcext:value-type="float">
            <text:p>262,380</text:p>
          </table:table-cell>
          <table:table-cell office:value-type="float" office:value="2883802" calcext:value-type="float">
            <text:p>2,883,802</text:p>
          </table:table-cell>
          <table:table-cell office:value-type="float" office:value="113656" calcext:value-type="float">
            <text:p>113,656</text:p>
          </table:table-cell>
          <table:table-cell office:value-type="float" office:value="51556" calcext:value-type="float">
            <text:p>51,556</text:p>
          </table:table-cell>
          <table:table-cell office:value-type="float" office:value="0" calcext:value-type="float">
            <text:p>0</text:p>
          </table:table-cell>
          <table:table-cell office:value-type="float" office:value="600268" calcext:value-type="float">
            <text:p>600,268</text:p>
          </table:table-cell>
          <table:table-cell office:value-type="float" office:value="0" calcext:value-type="float">
            <text:p>0</text:p>
          </table:table-cell>
          <table:table-cell office:value-type="float" office:value="3649282" calcext:value-type="float">
            <text:p>3,649,282</text:p>
          </table:table-cell>
          <table:table-cell office:value-type="float" office:value="841479" calcext:value-type="float">
            <text:p>841,479</text:p>
          </table:table-cell>
          <table:table-cell office:value-type="float" office:value="0" calcext:value-type="float">
            <text:p>0</text:p>
          </table:table-cell>
          <table:table-cell office:value-type="float" office:value="212526" calcext:value-type="float">
            <text:p>212,526</text:p>
          </table:table-cell>
          <table:table-cell office:value-type="float" office:value="2230379" calcext:value-type="float">
            <text:p>2,230,379</text:p>
          </table:table-cell>
          <table:table-cell office:value-type="float" office:value="0" calcext:value-type="float">
            <text:p>0</text:p>
          </table:table-cell>
          <table:table-cell office:value-type="float" office:value="364898" calcext:value-type="float">
            <text:p>364,898</text:p>
          </table:table-cell>
          <table:table-cell/>
          <table:table-cell table:formula="of:=CONCATENATE([.$AB$5];[.$AA$5];[.C200];&quot;,&quot;;[.D200];&quot;,&quot;;[.E200];&quot;,&quot;;[.F200];&quot;,&quot;;[.H200];&quot;,&quot;;[.I200];&quot;,&quot;;[.J200];&quot;,&quot;;[.K200];&quot;,&quot;;[.M200];&quot;,&quot;;[.O200];&quot;,&quot;;[.P200];&quot;,&quot;;[.Q200];&quot;,&quot;;[.R200];&quot;,&quot;;[.S200];&quot;,&quot;;[.U200];&quot;,&quot;;[.V200];&quot;,&quot;;[.W200];&quot;,&quot;;[.X200];&quot;,&quot;;[.Y200];&quot;,&quot;;[.Z20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2,278519,0,183462,1834081,294632,30729,0,262380,113656,51556,0,600268,0,841479,0,212526,2230379,0,36489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2,278519,0,183462,1834081,294632,30729,0,262380,113656,51556,0,600268,0,841479,0,212526,2230379,0,36489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RMANTOWN PUBLIC SCHOOL DISTRICT</text:p>
          </table:table-cell>
          <table:table-cell office:value-type="float" office:value="700" calcext:value-type="float">
            <text:p>700</text:p>
          </table:table-cell>
          <table:table-cell table:formula="of:=VLOOKUP([.B201];[$Sheet2.A194:.C750];2)" office:value-type="float" office:value="203" calcext:value-type="float">
            <text:p>203</text:p>
          </table:table-cell>
          <table:table-cell office:value-type="float" office:value="3224651" calcext:value-type="float">
            <text:p>3,224,651</text:p>
          </table:table-cell>
          <table:table-cell office:value-type="float" office:value="0" calcext:value-type="float">
            <text:p>0</text:p>
          </table:table-cell>
          <table:table-cell office:value-type="float" office:value="1100878" calcext:value-type="float">
            <text:p>1,100,878</text:p>
          </table:table-cell>
          <table:table-cell office:value-type="float" office:value="4325529" calcext:value-type="float">
            <text:p>4,325,529</text:p>
          </table:table-cell>
          <table:table-cell office:value-type="float" office:value="15962961" calcext:value-type="float">
            <text:p>15,962,961</text:p>
          </table:table-cell>
          <table:table-cell office:value-type="float" office:value="2803746" calcext:value-type="float">
            <text:p>2,803,746</text:p>
          </table:table-cell>
          <table:table-cell office:value-type="float" office:value="333741" calcext:value-type="float">
            <text:p>333,741</text:p>
          </table:table-cell>
          <table:table-cell office:value-type="float" office:value="0" calcext:value-type="float">
            <text:p>0</text:p>
          </table:table-cell>
          <table:table-cell office:value-type="float" office:value="19100449" calcext:value-type="float">
            <text:p>19,100,449</text:p>
          </table:table-cell>
          <table:table-cell office:value-type="float" office:value="993450" calcext:value-type="float">
            <text:p>993,450</text:p>
          </table:table-cell>
          <table:table-cell office:value-type="float" office:value="24419428" calcext:value-type="float">
            <text:p>24,419,428</text:p>
          </table:table-cell>
          <table:table-cell office:value-type="float" office:value="1424907" calcext:value-type="float">
            <text:p>1,424,907</text:p>
          </table:table-cell>
          <table:table-cell office:value-type="float" office:value="1084920" calcext:value-type="float">
            <text:p>1,084,920</text:p>
          </table:table-cell>
          <table:table-cell office:value-type="float" office:value="0" calcext:value-type="float">
            <text:p>0</text:p>
          </table:table-cell>
          <table:table-cell office:value-type="float" office:value="2040794" calcext:value-type="float">
            <text:p>2,040,794</text:p>
          </table:table-cell>
          <table:table-cell office:value-type="float" office:value="0" calcext:value-type="float">
            <text:p>0</text:p>
          </table:table-cell>
          <table:table-cell office:value-type="float" office:value="28970048" calcext:value-type="float">
            <text:p>28,970,048</text:p>
          </table:table-cell>
          <table:table-cell office:value-type="float" office:value="6553187" calcext:value-type="float">
            <text:p>6,553,187</text:p>
          </table:table-cell>
          <table:table-cell office:value-type="float" office:value="0" calcext:value-type="float">
            <text:p>0</text:p>
          </table:table-cell>
          <table:table-cell office:value-type="float" office:value="762198" calcext:value-type="float">
            <text:p>762,198</text:p>
          </table:table-cell>
          <table:table-cell office:value-type="float" office:value="19363744" calcext:value-type="float">
            <text:p>19,363,744</text:p>
          </table:table-cell>
          <table:table-cell office:value-type="float" office:value="0" calcext:value-type="float">
            <text:p>0</text:p>
          </table:table-cell>
          <table:table-cell office:value-type="float" office:value="2290919" calcext:value-type="float">
            <text:p>2,290,919</text:p>
          </table:table-cell>
          <table:table-cell/>
          <table:table-cell table:formula="of:=CONCATENATE([.$AB$5];[.$AA$5];[.C201];&quot;,&quot;;[.D201];&quot;,&quot;;[.E201];&quot;,&quot;;[.F201];&quot;,&quot;;[.H201];&quot;,&quot;;[.I201];&quot;,&quot;;[.J201];&quot;,&quot;;[.K201];&quot;,&quot;;[.M201];&quot;,&quot;;[.O201];&quot;,&quot;;[.P201];&quot;,&quot;;[.Q201];&quot;,&quot;;[.R201];&quot;,&quot;;[.S201];&quot;,&quot;;[.U201];&quot;,&quot;;[.V201];&quot;,&quot;;[.W201];&quot;,&quot;;[.X201];&quot;,&quot;;[.Y201];&quot;,&quot;;[.Z20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3,3224651,0,1100878,15962961,2803746,333741,0,993450,1424907,1084920,0,2040794,0,6553187,0,762198,19363744,0,229091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3,3224651,0,1100878,15962961,2803746,333741,0,993450,1424907,1084920,0,2040794,0,6553187,0,762198,19363744,0,229091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BBING PUBLIC SCHOOL DISTRICT</text:p>
          </table:table-cell>
          <table:table-cell office:value-type="float" office:value="701" calcext:value-type="float">
            <text:p>701</text:p>
          </table:table-cell>
          <table:table-cell table:formula="of:=VLOOKUP([.B202];[$Sheet2.A195:.C751];2)" office:value-type="float" office:value="204" calcext:value-type="float">
            <text:p>204</text:p>
          </table:table-cell>
          <table:table-cell office:value-type="float" office:value="2455146" calcext:value-type="float">
            <text:p>2,455,146</text:p>
          </table:table-cell>
          <table:table-cell office:value-type="float" office:value="0" calcext:value-type="float">
            <text:p>0</text:p>
          </table:table-cell>
          <table:table-cell office:value-type="float" office:value="5023234" calcext:value-type="float">
            <text:p>5,023,234</text:p>
          </table:table-cell>
          <table:table-cell office:value-type="float" office:value="7478381" calcext:value-type="float">
            <text:p>7,478,381</text:p>
          </table:table-cell>
          <table:table-cell office:value-type="float" office:value="18902369" calcext:value-type="float">
            <text:p>18,902,369</text:p>
          </table:table-cell>
          <table:table-cell office:value-type="float" office:value="3299682" calcext:value-type="float">
            <text:p>3,299,682</text:p>
          </table:table-cell>
          <table:table-cell office:value-type="float" office:value="547665" calcext:value-type="float">
            <text:p>547,665</text:p>
          </table:table-cell>
          <table:table-cell office:value-type="float" office:value="0" calcext:value-type="float">
            <text:p>0</text:p>
          </table:table-cell>
          <table:table-cell office:value-type="float" office:value="22749716" calcext:value-type="float">
            <text:p>22,749,716</text:p>
          </table:table-cell>
          <table:table-cell office:value-type="float" office:value="4722668" calcext:value-type="float">
            <text:p>4,722,668</text:p>
          </table:table-cell>
          <table:table-cell office:value-type="float" office:value="34950765" calcext:value-type="float">
            <text:p>34,950,765</text:p>
          </table:table-cell>
          <table:table-cell office:value-type="float" office:value="1638672" calcext:value-type="float">
            <text:p>1,638,672</text:p>
          </table:table-cell>
          <table:table-cell office:value-type="float" office:value="609209" calcext:value-type="float">
            <text:p>609,209</text:p>
          </table:table-cell>
          <table:table-cell office:value-type="float" office:value="538109" calcext:value-type="float">
            <text:p>538,109</text:p>
          </table:table-cell>
          <table:table-cell office:value-type="float" office:value="609866" calcext:value-type="float">
            <text:p>609,866</text:p>
          </table:table-cell>
          <table:table-cell office:value-type="float" office:value="0" calcext:value-type="float">
            <text:p>0</text:p>
          </table:table-cell>
          <table:table-cell office:value-type="float" office:value="38346620" calcext:value-type="float">
            <text:p>38,346,620</text:p>
          </table:table-cell>
          <table:table-cell office:value-type="float" office:value="2755632" calcext:value-type="float">
            <text:p>2,755,632</text:p>
          </table:table-cell>
          <table:table-cell office:value-type="float" office:value="0" calcext:value-type="float">
            <text:p>0</text:p>
          </table:table-cell>
          <table:table-cell office:value-type="float" office:value="5820451" calcext:value-type="float">
            <text:p>5,820,451</text:p>
          </table:table-cell>
          <table:table-cell office:value-type="float" office:value="23665549" calcext:value-type="float">
            <text:p>23,665,549</text:p>
          </table:table-cell>
          <table:table-cell office:value-type="float" office:value="0" calcext:value-type="float">
            <text:p>0</text:p>
          </table:table-cell>
          <table:table-cell office:value-type="float" office:value="6104987" calcext:value-type="float">
            <text:p>6,104,987</text:p>
          </table:table-cell>
          <table:table-cell/>
          <table:table-cell table:formula="of:=CONCATENATE([.$AB$5];[.$AA$5];[.C202];&quot;,&quot;;[.D202];&quot;,&quot;;[.E202];&quot;,&quot;;[.F202];&quot;,&quot;;[.H202];&quot;,&quot;;[.I202];&quot;,&quot;;[.J202];&quot;,&quot;;[.K202];&quot;,&quot;;[.M202];&quot;,&quot;;[.O202];&quot;,&quot;;[.P202];&quot;,&quot;;[.Q202];&quot;,&quot;;[.R202];&quot;,&quot;;[.S202];&quot;,&quot;;[.U202];&quot;,&quot;;[.V202];&quot;,&quot;;[.W202];&quot;,&quot;;[.X202];&quot;,&quot;;[.Y202];&quot;,&quot;;[.Z20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4,2455146,0,5023234,18902369,3299682,547665,0,4722668,1638672,609209,538109,609866,0,2755632,0,5820451,23665549,0,610498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4,2455146,0,5023234,18902369,3299682,547665,0,4722668,1638672,609209,538109,609866,0,2755632,0,5820451,23665549,0,610498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OCTOR PUBLIC SCHOOL DISTRICT</text:p>
          </table:table-cell>
          <table:table-cell office:value-type="float" office:value="704" calcext:value-type="float">
            <text:p>704</text:p>
          </table:table-cell>
          <table:table-cell table:formula="of:=VLOOKUP([.B203];[$Sheet2.A196:.C752];2)" office:value-type="float" office:value="205" calcext:value-type="float">
            <text:p>205</text:p>
          </table:table-cell>
          <table:table-cell office:value-type="float" office:value="3200093" calcext:value-type="float">
            <text:p>3,200,093</text:p>
          </table:table-cell>
          <table:table-cell office:value-type="float" office:value="0" calcext:value-type="float">
            <text:p>0</text:p>
          </table:table-cell>
          <table:table-cell office:value-type="float" office:value="2144322" calcext:value-type="float">
            <text:p>2,144,322</text:p>
          </table:table-cell>
          <table:table-cell office:value-type="float" office:value="5344416" calcext:value-type="float">
            <text:p>5,344,416</text:p>
          </table:table-cell>
          <table:table-cell office:value-type="float" office:value="14531403" calcext:value-type="float">
            <text:p>14,531,403</text:p>
          </table:table-cell>
          <table:table-cell office:value-type="float" office:value="3392614" calcext:value-type="float">
            <text:p>3,392,614</text:p>
          </table:table-cell>
          <table:table-cell office:value-type="float" office:value="828936" calcext:value-type="float">
            <text:p>828,936</text:p>
          </table:table-cell>
          <table:table-cell office:value-type="float" office:value="0" calcext:value-type="float">
            <text:p>0</text:p>
          </table:table-cell>
          <table:table-cell office:value-type="float" office:value="18752953" calcext:value-type="float">
            <text:p>18,752,953</text:p>
          </table:table-cell>
          <table:table-cell office:value-type="float" office:value="1794990" calcext:value-type="float">
            <text:p>1,794,990</text:p>
          </table:table-cell>
          <table:table-cell office:value-type="float" office:value="25892359" calcext:value-type="float">
            <text:p>25,892,359</text:p>
          </table:table-cell>
          <table:table-cell office:value-type="float" office:value="1463330" calcext:value-type="float">
            <text:p>1,463,330</text:p>
          </table:table-cell>
          <table:table-cell office:value-type="float" office:value="1214381" calcext:value-type="float">
            <text:p>1,214,381</text:p>
          </table:table-cell>
          <table:table-cell office:value-type="float" office:value="0" calcext:value-type="float">
            <text:p>0</text:p>
          </table:table-cell>
          <table:table-cell office:value-type="float" office:value="1609997" calcext:value-type="float">
            <text:p>1,609,997</text:p>
          </table:table-cell>
          <table:table-cell office:value-type="float" office:value="367675" calcext:value-type="float">
            <text:p>367,675</text:p>
          </table:table-cell>
          <table:table-cell office:value-type="float" office:value="30547742" calcext:value-type="float">
            <text:p>30,547,742</text:p>
          </table:table-cell>
          <table:table-cell office:value-type="float" office:value="5287062" calcext:value-type="float">
            <text:p>5,287,062</text:p>
          </table:table-cell>
          <table:table-cell office:value-type="float" office:value="0" calcext:value-type="float">
            <text:p>0</text:p>
          </table:table-cell>
          <table:table-cell office:value-type="float" office:value="3012143" calcext:value-type="float">
            <text:p>3,012,143</text:p>
          </table:table-cell>
          <table:table-cell office:value-type="float" office:value="19064390" calcext:value-type="float">
            <text:p>19,064,390</text:p>
          </table:table-cell>
          <table:table-cell office:value-type="float" office:value="0" calcext:value-type="float">
            <text:p>0</text:p>
          </table:table-cell>
          <table:table-cell office:value-type="float" office:value="3184147" calcext:value-type="float">
            <text:p>3,184,147</text:p>
          </table:table-cell>
          <table:table-cell/>
          <table:table-cell table:formula="of:=CONCATENATE([.$AB$5];[.$AA$5];[.C203];&quot;,&quot;;[.D203];&quot;,&quot;;[.E203];&quot;,&quot;;[.F203];&quot;,&quot;;[.H203];&quot;,&quot;;[.I203];&quot;,&quot;;[.J203];&quot;,&quot;;[.K203];&quot;,&quot;;[.M203];&quot;,&quot;;[.O203];&quot;,&quot;;[.P203];&quot;,&quot;;[.Q203];&quot;,&quot;;[.R203];&quot;,&quot;;[.S203];&quot;,&quot;;[.U203];&quot;,&quot;;[.V203];&quot;,&quot;;[.W203];&quot;,&quot;;[.X203];&quot;,&quot;;[.Y203];&quot;,&quot;;[.Z20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5,3200093,0,2144322,14531403,3392614,828936,0,1794990,1463330,1214381,0,1609997,367675,5287062,0,3012143,19064390,0,318414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5,3200093,0,2144322,14531403,3392614,828936,0,1794990,1463330,1214381,0,1609997,367675,5287062,0,3012143,19064390,0,318414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TT LAKE PUBLIC SCHOOL DISTRICT</text:p>
          </table:table-cell>
          <table:table-cell office:value-type="float" office:value="707" calcext:value-type="float">
            <text:p>707</text:p>
          </table:table-cell>
          <table:table-cell table:formula="of:=VLOOKUP([.B204];[$Sheet2.A197:.C753];2)" office:value-type="float" office:value="207" calcext:value-type="float">
            <text:p>207</text:p>
          </table:table-cell>
          <table:table-cell office:value-type="float" office:value="30105" calcext:value-type="float">
            <text:p>30,105</text:p>
          </table:table-cell>
          <table:table-cell office:value-type="float" office:value="0" calcext:value-type="float">
            <text:p>0</text:p>
          </table:table-cell>
          <table:table-cell office:value-type="float" office:value="254107" calcext:value-type="float">
            <text:p>254,107</text:p>
          </table:table-cell>
          <table:table-cell office:value-type="float" office:value="284213" calcext:value-type="float">
            <text:p>284,213</text:p>
          </table:table-cell>
          <table:table-cell office:value-type="float" office:value="1063642" calcext:value-type="float">
            <text:p>1,063,642</text:p>
          </table:table-cell>
          <table:table-cell office:value-type="float" office:value="-7097" calcext:value-type="float">
            <text:p>-7,097</text:p>
          </table:table-cell>
          <table:table-cell office:value-type="float" office:value="58390" calcext:value-type="float">
            <text:p>58,390</text:p>
          </table:table-cell>
          <table:table-cell office:value-type="float" office:value="0" calcext:value-type="float">
            <text:p>0</text:p>
          </table:table-cell>
          <table:table-cell office:value-type="float" office:value="1114936" calcext:value-type="float">
            <text:p>1,114,936</text:p>
          </table:table-cell>
          <table:table-cell office:value-type="float" office:value="923332" calcext:value-type="float">
            <text:p>923,332</text:p>
          </table:table-cell>
          <table:table-cell office:value-type="float" office:value="2322480" calcext:value-type="float">
            <text:p>2,322,480</text:p>
          </table:table-cell>
          <table:table-cell office:value-type="float" office:value="65343" calcext:value-type="float">
            <text:p>65,343</text:p>
          </table:table-cell>
          <table:table-cell office:value-type="float" office:value="35783" calcext:value-type="float">
            <text:p>35,783</text:p>
          </table:table-cell>
          <table:table-cell office:value-type="float" office:value="0" calcext:value-type="float">
            <text:p>0</text:p>
          </table:table-cell>
          <table:table-cell office:value-type="float" office:value="91289" calcext:value-type="float">
            <text:p>91,289</text:p>
          </table:table-cell>
          <table:table-cell office:value-type="float" office:value="0" calcext:value-type="float">
            <text:p>0</text:p>
          </table:table-cell>
          <table:table-cell office:value-type="float" office:value="2514895" calcext:value-type="float">
            <text:p>2,514,895</text:p>
          </table:table-cell>
          <table:table-cell office:value-type="float" office:value="31701" calcext:value-type="float">
            <text:p>31,701</text:p>
          </table:table-cell>
          <table:table-cell office:value-type="float" office:value="0" calcext:value-type="float">
            <text:p>0</text:p>
          </table:table-cell>
          <table:table-cell office:value-type="float" office:value="276253" calcext:value-type="float">
            <text:p>276,253</text:p>
          </table:table-cell>
          <table:table-cell office:value-type="float" office:value="1241981" calcext:value-type="float">
            <text:p>1,241,981</text:p>
          </table:table-cell>
          <table:table-cell office:value-type="float" office:value="0" calcext:value-type="float">
            <text:p>0</text:p>
          </table:table-cell>
          <table:table-cell office:value-type="float" office:value="964960" calcext:value-type="float">
            <text:p>964,960</text:p>
          </table:table-cell>
          <table:table-cell/>
          <table:table-cell table:formula="of:=CONCATENATE([.$AB$5];[.$AA$5];[.C204];&quot;,&quot;;[.D204];&quot;,&quot;;[.E204];&quot;,&quot;;[.F204];&quot;,&quot;;[.H204];&quot;,&quot;;[.I204];&quot;,&quot;;[.J204];&quot;,&quot;;[.K204];&quot;,&quot;;[.M204];&quot;,&quot;;[.O204];&quot;,&quot;;[.P204];&quot;,&quot;;[.Q204];&quot;,&quot;;[.R204];&quot;,&quot;;[.S204];&quot;,&quot;;[.U204];&quot;,&quot;;[.V204];&quot;,&quot;;[.W204];&quot;,&quot;;[.X204];&quot;,&quot;;[.Y204];&quot;,&quot;;[.Z20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7,30105,0,254107,1063642,-7097,58390,0,923332,65343,35783,0,91289,0,31701,0,276253,1241981,0,9649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7,30105,0,254107,1063642,-7097,58390,0,923332,65343,35783,0,91289,0,31701,0,276253,1241981,0,9649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LUTH PUBLIC SCHOOL DISTRICT</text:p>
          </table:table-cell>
          <table:table-cell office:value-type="float" office:value="709" calcext:value-type="float">
            <text:p>709</text:p>
          </table:table-cell>
          <table:table-cell table:formula="of:=VLOOKUP([.B205];[$Sheet2.A198:.C754];2)" office:value-type="float" office:value="208" calcext:value-type="float">
            <text:p>208</text:p>
          </table:table-cell>
          <table:table-cell office:value-type="float" office:value="17000100" calcext:value-type="float">
            <text:p>17,000,100</text:p>
          </table:table-cell>
          <table:table-cell office:value-type="float" office:value="0" calcext:value-type="float">
            <text:p>0</text:p>
          </table:table-cell>
          <table:table-cell office:value-type="float" office:value="4909027" calcext:value-type="float">
            <text:p>4,909,027</text:p>
          </table:table-cell>
          <table:table-cell office:value-type="float" office:value="21909127" calcext:value-type="float">
            <text:p>21,909,127</text:p>
          </table:table-cell>
          <table:table-cell office:value-type="float" office:value="68247451" calcext:value-type="float">
            <text:p>68,247,451</text:p>
          </table:table-cell>
          <table:table-cell office:value-type="float" office:value="15443974" calcext:value-type="float">
            <text:p>15,443,974</text:p>
          </table:table-cell>
          <table:table-cell office:value-type="float" office:value="2782965" calcext:value-type="float">
            <text:p>2,782,965</text:p>
          </table:table-cell>
          <table:table-cell office:value-type="float" office:value="0" calcext:value-type="float">
            <text:p>0</text:p>
          </table:table-cell>
          <table:table-cell office:value-type="float" office:value="86474390" calcext:value-type="float">
            <text:p>86,474,390</text:p>
          </table:table-cell>
          <table:table-cell office:value-type="float" office:value="16719924" calcext:value-type="float">
            <text:p>16,719,924</text:p>
          </table:table-cell>
          <table:table-cell office:value-type="float" office:value="125103441" calcext:value-type="float">
            <text:p>125,103,441</text:p>
          </table:table-cell>
          <table:table-cell office:value-type="float" office:value="5164659" calcext:value-type="float">
            <text:p>5,164,659</text:p>
          </table:table-cell>
          <table:table-cell office:value-type="float" office:value="8588518" calcext:value-type="float">
            <text:p>8,588,518</text:p>
          </table:table-cell>
          <table:table-cell office:value-type="float" office:value="72531" calcext:value-type="float">
            <text:p>72,531</text:p>
          </table:table-cell>
          <table:table-cell office:value-type="float" office:value="25069332" calcext:value-type="float">
            <text:p>25,069,332</text:p>
          </table:table-cell>
          <table:table-cell office:value-type="float" office:value="0" calcext:value-type="float">
            <text:p>0</text:p>
          </table:table-cell>
          <table:table-cell office:value-type="float" office:value="163998482" calcext:value-type="float">
            <text:p>163,998,482</text:p>
          </table:table-cell>
          <table:table-cell office:value-type="float" office:value="40257172" calcext:value-type="float">
            <text:p>40,257,172</text:p>
          </table:table-cell>
          <table:table-cell office:value-type="float" office:value="0" calcext:value-type="float">
            <text:p>0</text:p>
          </table:table-cell>
          <table:table-cell office:value-type="float" office:value="7566141" calcext:value-type="float">
            <text:p>7,566,141</text:p>
          </table:table-cell>
          <table:table-cell office:value-type="float" office:value="91660957" calcext:value-type="float">
            <text:p>91,660,957</text:p>
          </table:table-cell>
          <table:table-cell office:value-type="float" office:value="0" calcext:value-type="float">
            <text:p>0</text:p>
          </table:table-cell>
          <table:table-cell office:value-type="float" office:value="24514212" calcext:value-type="float">
            <text:p>24,514,212</text:p>
          </table:table-cell>
          <table:table-cell/>
          <table:table-cell table:formula="of:=CONCATENATE([.$AB$5];[.$AA$5];[.C205];&quot;,&quot;;[.D205];&quot;,&quot;;[.E205];&quot;,&quot;;[.F205];&quot;,&quot;;[.H205];&quot;,&quot;;[.I205];&quot;,&quot;;[.J205];&quot;,&quot;;[.K205];&quot;,&quot;;[.M205];&quot;,&quot;;[.O205];&quot;,&quot;;[.P205];&quot;,&quot;;[.Q205];&quot;,&quot;;[.R205];&quot;,&quot;;[.S205];&quot;,&quot;;[.U205];&quot;,&quot;;[.V205];&quot;,&quot;;[.W205];&quot;,&quot;;[.X205];&quot;,&quot;;[.Y205];&quot;,&quot;;[.Z20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8,17000100,0,4909027,68247451,15443974,2782965,0,16719924,5164659,8588518,72531,25069332,0,40257172,0,7566141,91660957,0,245142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8,17000100,0,4909027,68247451,15443974,2782965,0,16719924,5164659,8588518,72531,25069332,0,40257172,0,7566141,91660957,0,245142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IRON-BUHL SCHOOL DISTRICT</text:p>
          </table:table-cell>
          <table:table-cell office:value-type="float" office:value="712" calcext:value-type="float">
            <text:p>712</text:p>
          </table:table-cell>
          <table:table-cell table:formula="of:=VLOOKUP([.B206];[$Sheet2.A199:.C755];2)" office:value-type="float" office:value="209" calcext:value-type="float">
            <text:p>209</text:p>
          </table:table-cell>
          <table:table-cell office:value-type="float" office:value="305499" calcext:value-type="float">
            <text:p>305,499</text:p>
          </table:table-cell>
          <table:table-cell office:value-type="float" office:value="0" calcext:value-type="float">
            <text:p>0</text:p>
          </table:table-cell>
          <table:table-cell office:value-type="float" office:value="1387242" calcext:value-type="float">
            <text:p>1,387,242</text:p>
          </table:table-cell>
          <table:table-cell office:value-type="float" office:value="1692741" calcext:value-type="float">
            <text:p>1,692,741</text:p>
          </table:table-cell>
          <table:table-cell office:value-type="float" office:value="4759850" calcext:value-type="float">
            <text:p>4,759,850</text:p>
          </table:table-cell>
          <table:table-cell office:value-type="float" office:value="854127" calcext:value-type="float">
            <text:p>854,127</text:p>
          </table:table-cell>
          <table:table-cell office:value-type="float" office:value="206560" calcext:value-type="float">
            <text:p>206,560</text:p>
          </table:table-cell>
          <table:table-cell office:value-type="float" office:value="0" calcext:value-type="float">
            <text:p>0</text:p>
          </table:table-cell>
          <table:table-cell office:value-type="float" office:value="5820536" calcext:value-type="float">
            <text:p>5,820,536</text:p>
          </table:table-cell>
          <table:table-cell office:value-type="float" office:value="1006020" calcext:value-type="float">
            <text:p>1,006,020</text:p>
          </table:table-cell>
          <table:table-cell office:value-type="float" office:value="8519297" calcext:value-type="float">
            <text:p>8,519,297</text:p>
          </table:table-cell>
          <table:table-cell office:value-type="float" office:value="475967" calcext:value-type="float">
            <text:p>475,967</text:p>
          </table:table-cell>
          <table:table-cell office:value-type="float" office:value="177406" calcext:value-type="float">
            <text:p>177,406</text:p>
          </table:table-cell>
          <table:table-cell office:value-type="float" office:value="0" calcext:value-type="float">
            <text:p>0</text:p>
          </table:table-cell>
          <table:table-cell office:value-type="float" office:value="1975802" calcext:value-type="float">
            <text:p>1,975,802</text:p>
          </table:table-cell>
          <table:table-cell office:value-type="float" office:value="134823" calcext:value-type="float">
            <text:p>134,823</text:p>
          </table:table-cell>
          <table:table-cell office:value-type="float" office:value="11283294" calcext:value-type="float">
            <text:p>11,283,294</text:p>
          </table:table-cell>
          <table:table-cell office:value-type="float" office:value="460338" calcext:value-type="float">
            <text:p>460,338</text:p>
          </table:table-cell>
          <table:table-cell office:value-type="float" office:value="0" calcext:value-type="float">
            <text:p>0</text:p>
          </table:table-cell>
          <table:table-cell office:value-type="float" office:value="1650532" calcext:value-type="float">
            <text:p>1,650,532</text:p>
          </table:table-cell>
          <table:table-cell office:value-type="float" office:value="7743252" calcext:value-type="float">
            <text:p>7,743,252</text:p>
          </table:table-cell>
          <table:table-cell office:value-type="float" office:value="0" calcext:value-type="float">
            <text:p>0</text:p>
          </table:table-cell>
          <table:table-cell office:value-type="float" office:value="1429172" calcext:value-type="float">
            <text:p>1,429,172</text:p>
          </table:table-cell>
          <table:table-cell/>
          <table:table-cell table:formula="of:=CONCATENATE([.$AB$5];[.$AA$5];[.C206];&quot;,&quot;;[.D206];&quot;,&quot;;[.E206];&quot;,&quot;;[.F206];&quot;,&quot;;[.H206];&quot;,&quot;;[.I206];&quot;,&quot;;[.J206];&quot;,&quot;;[.K206];&quot;,&quot;;[.M206];&quot;,&quot;;[.O206];&quot;,&quot;;[.P206];&quot;,&quot;;[.Q206];&quot;,&quot;;[.R206];&quot;,&quot;;[.S206];&quot;,&quot;;[.U206];&quot;,&quot;;[.V206];&quot;,&quot;;[.W206];&quot;,&quot;;[.X206];&quot;,&quot;;[.Y206];&quot;,&quot;;[.Z20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9,305499,0,1387242,4759850,854127,206560,0,1006020,475967,177406,0,1975802,134823,460338,0,1650532,7743252,0,142917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09,305499,0,1387242,4759850,854127,206560,0,1006020,475967,177406,0,1975802,134823,460338,0,1650532,7743252,0,142917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LLE PLAINE PUBLIC SCHOOL DISTRICT</text:p>
          </table:table-cell>
          <table:table-cell office:value-type="float" office:value="716" calcext:value-type="float">
            <text:p>716</text:p>
          </table:table-cell>
          <table:table-cell table:formula="of:=VLOOKUP([.B207];[$Sheet2.A200:.C756];2)" office:value-type="float" office:value="210" calcext:value-type="float">
            <text:p>210</text:p>
          </table:table-cell>
          <table:table-cell office:value-type="float" office:value="1931741" calcext:value-type="float">
            <text:p>1,931,741</text:p>
          </table:table-cell>
          <table:table-cell office:value-type="float" office:value="0" calcext:value-type="float">
            <text:p>0</text:p>
          </table:table-cell>
          <table:table-cell office:value-type="float" office:value="858556" calcext:value-type="float">
            <text:p>858,556</text:p>
          </table:table-cell>
          <table:table-cell office:value-type="float" office:value="2790296" calcext:value-type="float">
            <text:p>2,790,296</text:p>
          </table:table-cell>
          <table:table-cell office:value-type="float" office:value="12592926" calcext:value-type="float">
            <text:p>12,592,926</text:p>
          </table:table-cell>
          <table:table-cell office:value-type="float" office:value="1624581" calcext:value-type="float">
            <text:p>1,624,581</text:p>
          </table:table-cell>
          <table:table-cell office:value-type="float" office:value="259846" calcext:value-type="float">
            <text:p>259,846</text:p>
          </table:table-cell>
          <table:table-cell office:value-type="float" office:value="0" calcext:value-type="float">
            <text:p>0</text:p>
          </table:table-cell>
          <table:table-cell office:value-type="float" office:value="14477354" calcext:value-type="float">
            <text:p>14,477,354</text:p>
          </table:table-cell>
          <table:table-cell office:value-type="float" office:value="1390042" calcext:value-type="float">
            <text:p>1,390,042</text:p>
          </table:table-cell>
          <table:table-cell office:value-type="float" office:value="18657692" calcext:value-type="float">
            <text:p>18,657,692</text:p>
          </table:table-cell>
          <table:table-cell office:value-type="float" office:value="975710" calcext:value-type="float">
            <text:p>975,710</text:p>
          </table:table-cell>
          <table:table-cell office:value-type="float" office:value="981513" calcext:value-type="float">
            <text:p>981,513</text:p>
          </table:table-cell>
          <table:table-cell office:value-type="float" office:value="8070" calcext:value-type="float">
            <text:p>8,070</text:p>
          </table:table-cell>
          <table:table-cell office:value-type="float" office:value="3150788" calcext:value-type="float">
            <text:p>3,150,788</text:p>
          </table:table-cell>
          <table:table-cell office:value-type="float" office:value="0" calcext:value-type="float">
            <text:p>0</text:p>
          </table:table-cell>
          <table:table-cell office:value-type="float" office:value="23773772" calcext:value-type="float">
            <text:p>23,773,772</text:p>
          </table:table-cell>
          <table:table-cell office:value-type="float" office:value="4746038" calcext:value-type="float">
            <text:p>4,746,038</text:p>
          </table:table-cell>
          <table:table-cell office:value-type="float" office:value="0" calcext:value-type="float">
            <text:p>0</text:p>
          </table:table-cell>
          <table:table-cell office:value-type="float" office:value="1618544" calcext:value-type="float">
            <text:p>1,618,544</text:p>
          </table:table-cell>
          <table:table-cell office:value-type="float" office:value="15115672" calcext:value-type="float">
            <text:p>15,115,672</text:p>
          </table:table-cell>
          <table:table-cell office:value-type="float" office:value="0" calcext:value-type="float">
            <text:p>0</text:p>
          </table:table-cell>
          <table:table-cell office:value-type="float" office:value="2293518" calcext:value-type="float">
            <text:p>2,293,518</text:p>
          </table:table-cell>
          <table:table-cell/>
          <table:table-cell table:formula="of:=CONCATENATE([.$AB$5];[.$AA$5];[.C207];&quot;,&quot;;[.D207];&quot;,&quot;;[.E207];&quot;,&quot;;[.F207];&quot;,&quot;;[.H207];&quot;,&quot;;[.I207];&quot;,&quot;;[.J207];&quot;,&quot;;[.K207];&quot;,&quot;;[.M207];&quot;,&quot;;[.O207];&quot;,&quot;;[.P207];&quot;,&quot;;[.Q207];&quot;,&quot;;[.R207];&quot;,&quot;;[.S207];&quot;,&quot;;[.U207];&quot;,&quot;;[.V207];&quot;,&quot;;[.W207];&quot;,&quot;;[.X207];&quot;,&quot;;[.Y207];&quot;,&quot;;[.Z20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0,1931741,0,858556,12592926,1624581,259846,0,1390042,975710,981513,8070,3150788,0,4746038,0,1618544,15115672,0,229351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0,1931741,0,858556,12592926,1624581,259846,0,1390042,975710,981513,8070,3150788,0,4746038,0,1618544,15115672,0,229351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RDAN PUBLIC SCHOOL DISTRICT</text:p>
          </table:table-cell>
          <table:table-cell office:value-type="float" office:value="717" calcext:value-type="float">
            <text:p>717</text:p>
          </table:table-cell>
          <table:table-cell table:formula="of:=VLOOKUP([.B208];[$Sheet2.A201:.C757];2)" office:value-type="float" office:value="211" calcext:value-type="float">
            <text:p>211</text:p>
          </table:table-cell>
          <table:table-cell office:value-type="float" office:value="2521423" calcext:value-type="float">
            <text:p>2,521,423</text:p>
          </table:table-cell>
          <table:table-cell office:value-type="float" office:value="0" calcext:value-type="float">
            <text:p>0</text:p>
          </table:table-cell>
          <table:table-cell office:value-type="float" office:value="895821" calcext:value-type="float">
            <text:p>895,821</text:p>
          </table:table-cell>
          <table:table-cell office:value-type="float" office:value="3417244" calcext:value-type="float">
            <text:p>3,417,244</text:p>
          </table:table-cell>
          <table:table-cell office:value-type="float" office:value="14863305" calcext:value-type="float">
            <text:p>14,863,305</text:p>
          </table:table-cell>
          <table:table-cell office:value-type="float" office:value="2357932" calcext:value-type="float">
            <text:p>2,357,932</text:p>
          </table:table-cell>
          <table:table-cell office:value-type="float" office:value="531455" calcext:value-type="float">
            <text:p>531,455</text:p>
          </table:table-cell>
          <table:table-cell office:value-type="float" office:value="0" calcext:value-type="float">
            <text:p>0</text:p>
          </table:table-cell>
          <table:table-cell office:value-type="float" office:value="17752692" calcext:value-type="float">
            <text:p>17,752,692</text:p>
          </table:table-cell>
          <table:table-cell office:value-type="float" office:value="1840788" calcext:value-type="float">
            <text:p>1,840,788</text:p>
          </table:table-cell>
          <table:table-cell office:value-type="float" office:value="23010724" calcext:value-type="float">
            <text:p>23,010,724</text:p>
          </table:table-cell>
          <table:table-cell office:value-type="float" office:value="1641959" calcext:value-type="float">
            <text:p>1,641,959</text:p>
          </table:table-cell>
          <table:table-cell office:value-type="float" office:value="1643572" calcext:value-type="float">
            <text:p>1,643,572</text:p>
          </table:table-cell>
          <table:table-cell office:value-type="float" office:value="0" calcext:value-type="float">
            <text:p>0</text:p>
          </table:table-cell>
          <table:table-cell office:value-type="float" office:value="3309978" calcext:value-type="float">
            <text:p>3,309,978</text:p>
          </table:table-cell>
          <table:table-cell office:value-type="float" office:value="0" calcext:value-type="float">
            <text:p>0</text:p>
          </table:table-cell>
          <table:table-cell office:value-type="float" office:value="29606233" calcext:value-type="float">
            <text:p>29,606,233</text:p>
          </table:table-cell>
          <table:table-cell office:value-type="float" office:value="5753300" calcext:value-type="float">
            <text:p>5,753,300</text:p>
          </table:table-cell>
          <table:table-cell office:value-type="float" office:value="0" calcext:value-type="float">
            <text:p>0</text:p>
          </table:table-cell>
          <table:table-cell office:value-type="float" office:value="2486579" calcext:value-type="float">
            <text:p>2,486,579</text:p>
          </table:table-cell>
          <table:table-cell office:value-type="float" office:value="18099344" calcext:value-type="float">
            <text:p>18,099,344</text:p>
          </table:table-cell>
          <table:table-cell office:value-type="float" office:value="0" calcext:value-type="float">
            <text:p>0</text:p>
          </table:table-cell>
          <table:table-cell office:value-type="float" office:value="3267011" calcext:value-type="float">
            <text:p>3,267,011</text:p>
          </table:table-cell>
          <table:table-cell/>
          <table:table-cell table:formula="of:=CONCATENATE([.$AB$5];[.$AA$5];[.C208];&quot;,&quot;;[.D208];&quot;,&quot;;[.E208];&quot;,&quot;;[.F208];&quot;,&quot;;[.H208];&quot;,&quot;;[.I208];&quot;,&quot;;[.J208];&quot;,&quot;;[.K208];&quot;,&quot;;[.M208];&quot;,&quot;;[.O208];&quot;,&quot;;[.P208];&quot;,&quot;;[.Q208];&quot;,&quot;;[.R208];&quot;,&quot;;[.S208];&quot;,&quot;;[.U208];&quot;,&quot;;[.V208];&quot;,&quot;;[.W208];&quot;,&quot;;[.X208];&quot;,&quot;;[.Y208];&quot;,&quot;;[.Z20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1,2521423,0,895821,14863305,2357932,531455,0,1840788,1641959,1643572,0,3309978,0,5753300,0,2486579,18099344,0,326701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1,2521423,0,895821,14863305,2357932,531455,0,1840788,1641959,1643572,0,3309978,0,5753300,0,2486579,18099344,0,326701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IOR LAKE-SAVAGE AREA SCHOOLS</text:p>
          </table:table-cell>
          <table:table-cell office:value-type="float" office:value="719" calcext:value-type="float">
            <text:p>719</text:p>
          </table:table-cell>
          <table:table-cell table:formula="of:=VLOOKUP([.B209];[$Sheet2.A202:.C758];2)" office:value-type="float" office:value="212" calcext:value-type="float">
            <text:p>212</text:p>
          </table:table-cell>
          <table:table-cell office:value-type="float" office:value="18466542" calcext:value-type="float">
            <text:p>18,466,542</text:p>
          </table:table-cell>
          <table:table-cell office:value-type="float" office:value="0" calcext:value-type="float">
            <text:p>0</text:p>
          </table:table-cell>
          <table:table-cell office:value-type="float" office:value="2415039" calcext:value-type="float">
            <text:p>2,415,039</text:p>
          </table:table-cell>
          <table:table-cell office:value-type="float" office:value="20881581" calcext:value-type="float">
            <text:p>20,881,581</text:p>
          </table:table-cell>
          <table:table-cell office:value-type="float" office:value="70171688" calcext:value-type="float">
            <text:p>70,171,688</text:p>
          </table:table-cell>
          <table:table-cell office:value-type="float" office:value="13474220" calcext:value-type="float">
            <text:p>13,474,220</text:p>
          </table:table-cell>
          <table:table-cell office:value-type="float" office:value="3357580" calcext:value-type="float">
            <text:p>3,357,580</text:p>
          </table:table-cell>
          <table:table-cell office:value-type="float" office:value="0" calcext:value-type="float">
            <text:p>0</text:p>
          </table:table-cell>
          <table:table-cell office:value-type="float" office:value="87003487" calcext:value-type="float">
            <text:p>87,003,487</text:p>
          </table:table-cell>
          <table:table-cell office:value-type="float" office:value="4628649" calcext:value-type="float">
            <text:p>4,628,649</text:p>
          </table:table-cell>
          <table:table-cell office:value-type="float" office:value="112513717" calcext:value-type="float">
            <text:p>112,513,717</text:p>
          </table:table-cell>
          <table:table-cell office:value-type="float" office:value="6590573" calcext:value-type="float">
            <text:p>6,590,573</text:p>
          </table:table-cell>
          <table:table-cell office:value-type="float" office:value="7072581" calcext:value-type="float">
            <text:p>7,072,581</text:p>
          </table:table-cell>
          <table:table-cell office:value-type="float" office:value="165114" calcext:value-type="float">
            <text:p>165,114</text:p>
          </table:table-cell>
          <table:table-cell office:value-type="float" office:value="16722227" calcext:value-type="float">
            <text:p>16,722,227</text:p>
          </table:table-cell>
          <table:table-cell office:value-type="float" office:value="0" calcext:value-type="float">
            <text:p>0</text:p>
          </table:table-cell>
          <table:table-cell office:value-type="float" office:value="143064211" calcext:value-type="float">
            <text:p>143,064,211</text:p>
          </table:table-cell>
          <table:table-cell office:value-type="float" office:value="35172399" calcext:value-type="float">
            <text:p>35,172,399</text:p>
          </table:table-cell>
          <table:table-cell office:value-type="float" office:value="0" calcext:value-type="float">
            <text:p>0</text:p>
          </table:table-cell>
          <table:table-cell office:value-type="float" office:value="9916341" calcext:value-type="float">
            <text:p>9,916,341</text:p>
          </table:table-cell>
          <table:table-cell office:value-type="float" office:value="89079472" calcext:value-type="float">
            <text:p>89,079,472</text:p>
          </table:table-cell>
          <table:table-cell office:value-type="float" office:value="0" calcext:value-type="float">
            <text:p>0</text:p>
          </table:table-cell>
          <table:table-cell office:value-type="float" office:value="8895999" calcext:value-type="float">
            <text:p>8,895,999</text:p>
          </table:table-cell>
          <table:table-cell/>
          <table:table-cell table:formula="of:=CONCATENATE([.$AB$5];[.$AA$5];[.C209];&quot;,&quot;;[.D209];&quot;,&quot;;[.E209];&quot;,&quot;;[.F209];&quot;,&quot;;[.H209];&quot;,&quot;;[.I209];&quot;,&quot;;[.J209];&quot;,&quot;;[.K209];&quot;,&quot;;[.M209];&quot;,&quot;;[.O209];&quot;,&quot;;[.P209];&quot;,&quot;;[.Q209];&quot;,&quot;;[.R209];&quot;,&quot;;[.S209];&quot;,&quot;;[.U209];&quot;,&quot;;[.V209];&quot;,&quot;;[.W209];&quot;,&quot;;[.X209];&quot;,&quot;;[.Y209];&quot;,&quot;;[.Z20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2,18466542,0,2415039,70171688,13474220,3357580,0,4628649,6590573,7072581,165114,16722227,0,35172399,0,9916341,89079472,0,88959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2,18466542,0,2415039,70171688,13474220,3357580,0,4628649,6590573,7072581,165114,16722227,0,35172399,0,9916341,89079472,0,88959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KOPEE PUBLIC SCHOOL DISTRICT</text:p>
          </table:table-cell>
          <table:table-cell office:value-type="float" office:value="720" calcext:value-type="float">
            <text:p>720</text:p>
          </table:table-cell>
          <table:table-cell table:formula="of:=VLOOKUP([.B210];[$Sheet2.A203:.C759];2)" office:value-type="float" office:value="213" calcext:value-type="float">
            <text:p>213</text:p>
          </table:table-cell>
          <table:table-cell office:value-type="float" office:value="15541010" calcext:value-type="float">
            <text:p>15,541,010</text:p>
          </table:table-cell>
          <table:table-cell office:value-type="float" office:value="0" calcext:value-type="float">
            <text:p>0</text:p>
          </table:table-cell>
          <table:table-cell office:value-type="float" office:value="2171329" calcext:value-type="float">
            <text:p>2,171,329</text:p>
          </table:table-cell>
          <table:table-cell office:value-type="float" office:value="17712339" calcext:value-type="float">
            <text:p>17,712,339</text:p>
          </table:table-cell>
          <table:table-cell office:value-type="float" office:value="64891388" calcext:value-type="float">
            <text:p>64,891,388</text:p>
          </table:table-cell>
          <table:table-cell office:value-type="float" office:value="11204762" calcext:value-type="float">
            <text:p>11,204,762</text:p>
          </table:table-cell>
          <table:table-cell office:value-type="float" office:value="2357897" calcext:value-type="float">
            <text:p>2,357,897</text:p>
          </table:table-cell>
          <table:table-cell office:value-type="float" office:value="0" calcext:value-type="float">
            <text:p>0</text:p>
          </table:table-cell>
          <table:table-cell office:value-type="float" office:value="78454047" calcext:value-type="float">
            <text:p>78,454,047</text:p>
          </table:table-cell>
          <table:table-cell office:value-type="float" office:value="3587047" calcext:value-type="float">
            <text:p>3,587,047</text:p>
          </table:table-cell>
          <table:table-cell office:value-type="float" office:value="99753432" calcext:value-type="float">
            <text:p>99,753,432</text:p>
          </table:table-cell>
          <table:table-cell office:value-type="float" office:value="5997689" calcext:value-type="float">
            <text:p>5,997,689</text:p>
          </table:table-cell>
          <table:table-cell office:value-type="float" office:value="2760356" calcext:value-type="float">
            <text:p>2,760,356</text:p>
          </table:table-cell>
          <table:table-cell office:value-type="float" office:value="27292" calcext:value-type="float">
            <text:p>27,292</text:p>
          </table:table-cell>
          <table:table-cell office:value-type="float" office:value="19514478" calcext:value-type="float">
            <text:p>19,514,478</text:p>
          </table:table-cell>
          <table:table-cell office:value-type="float" office:value="0" calcext:value-type="float">
            <text:p>0</text:p>
          </table:table-cell>
          <table:table-cell office:value-type="float" office:value="128053246" calcext:value-type="float">
            <text:p>128,053,246</text:p>
          </table:table-cell>
          <table:table-cell office:value-type="float" office:value="34975151" calcext:value-type="float">
            <text:p>34,975,151</text:p>
          </table:table-cell>
          <table:table-cell office:value-type="float" office:value="0" calcext:value-type="float">
            <text:p>0</text:p>
          </table:table-cell>
          <table:table-cell office:value-type="float" office:value="3989242" calcext:value-type="float">
            <text:p>3,989,242</text:p>
          </table:table-cell>
          <table:table-cell office:value-type="float" office:value="80090238" calcext:value-type="float">
            <text:p>80,090,238</text:p>
          </table:table-cell>
          <table:table-cell office:value-type="float" office:value="0" calcext:value-type="float">
            <text:p>0</text:p>
          </table:table-cell>
          <table:table-cell office:value-type="float" office:value="8998615" calcext:value-type="float">
            <text:p>8,998,615</text:p>
          </table:table-cell>
          <table:table-cell/>
          <table:table-cell table:formula="of:=CONCATENATE([.$AB$5];[.$AA$5];[.C210];&quot;,&quot;;[.D210];&quot;,&quot;;[.E210];&quot;,&quot;;[.F210];&quot;,&quot;;[.H210];&quot;,&quot;;[.I210];&quot;,&quot;;[.J210];&quot;,&quot;;[.K210];&quot;,&quot;;[.M210];&quot;,&quot;;[.O210];&quot;,&quot;;[.P210];&quot;,&quot;;[.Q210];&quot;,&quot;;[.R210];&quot;,&quot;;[.S210];&quot;,&quot;;[.U210];&quot;,&quot;;[.V210];&quot;,&quot;;[.W210];&quot;,&quot;;[.X210];&quot;,&quot;;[.Y210];&quot;,&quot;;[.Z21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3,15541010,0,2171329,64891388,11204762,2357897,0,3587047,5997689,2760356,27292,19514478,0,34975151,0,3989242,80090238,0,89986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3,15541010,0,2171329,64891388,11204762,2357897,0,3587047,5997689,2760356,27292,19514478,0,34975151,0,3989242,80090238,0,89986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PRAGUE AREA SCHOOLS</text:p>
          </table:table-cell>
          <table:table-cell office:value-type="float" office:value="721" calcext:value-type="float">
            <text:p>721</text:p>
          </table:table-cell>
          <table:table-cell table:formula="of:=VLOOKUP([.B211];[$Sheet2.A204:.C760];2)" office:value-type="float" office:value="214" calcext:value-type="float">
            <text:p>214</text:p>
          </table:table-cell>
          <table:table-cell office:value-type="float" office:value="5885787" calcext:value-type="float">
            <text:p>5,885,787</text:p>
          </table:table-cell>
          <table:table-cell office:value-type="float" office:value="0" calcext:value-type="float">
            <text:p>0</text:p>
          </table:table-cell>
          <table:table-cell office:value-type="float" office:value="1713501" calcext:value-type="float">
            <text:p>1,713,501</text:p>
          </table:table-cell>
          <table:table-cell office:value-type="float" office:value="7599288" calcext:value-type="float">
            <text:p>7,599,288</text:p>
          </table:table-cell>
          <table:table-cell office:value-type="float" office:value="33194461" calcext:value-type="float">
            <text:p>33,194,461</text:p>
          </table:table-cell>
          <table:table-cell office:value-type="float" office:value="4625733" calcext:value-type="float">
            <text:p>4,625,733</text:p>
          </table:table-cell>
          <table:table-cell office:value-type="float" office:value="603720" calcext:value-type="float">
            <text:p>603,720</text:p>
          </table:table-cell>
          <table:table-cell office:value-type="float" office:value="0" calcext:value-type="float">
            <text:p>0</text:p>
          </table:table-cell>
          <table:table-cell office:value-type="float" office:value="38423914" calcext:value-type="float">
            <text:p>38,423,914</text:p>
          </table:table-cell>
          <table:table-cell office:value-type="float" office:value="2038116" calcext:value-type="float">
            <text:p>2,038,116</text:p>
          </table:table-cell>
          <table:table-cell office:value-type="float" office:value="48061318" calcext:value-type="float">
            <text:p>48,061,318</text:p>
          </table:table-cell>
          <table:table-cell office:value-type="float" office:value="3173259" calcext:value-type="float">
            <text:p>3,173,259</text:p>
          </table:table-cell>
          <table:table-cell office:value-type="float" office:value="4585727" calcext:value-type="float">
            <text:p>4,585,727</text:p>
          </table:table-cell>
          <table:table-cell office:value-type="float" office:value="0" calcext:value-type="float">
            <text:p>0</text:p>
          </table:table-cell>
          <table:table-cell office:value-type="float" office:value="8501842" calcext:value-type="float">
            <text:p>8,501,842</text:p>
          </table:table-cell>
          <table:table-cell office:value-type="float" office:value="0" calcext:value-type="float">
            <text:p>0</text:p>
          </table:table-cell>
          <table:table-cell office:value-type="float" office:value="64322146" calcext:value-type="float">
            <text:p>64,322,146</text:p>
          </table:table-cell>
          <table:table-cell office:value-type="float" office:value="13960289" calcext:value-type="float">
            <text:p>13,960,289</text:p>
          </table:table-cell>
          <table:table-cell office:value-type="float" office:value="0" calcext:value-type="float">
            <text:p>0</text:p>
          </table:table-cell>
          <table:table-cell office:value-type="float" office:value="5979214" calcext:value-type="float">
            <text:p>5,979,214</text:p>
          </table:table-cell>
          <table:table-cell office:value-type="float" office:value="39697428" calcext:value-type="float">
            <text:p>39,697,428</text:p>
          </table:table-cell>
          <table:table-cell office:value-type="float" office:value="0" calcext:value-type="float">
            <text:p>0</text:p>
          </table:table-cell>
          <table:table-cell office:value-type="float" office:value="4685215" calcext:value-type="float">
            <text:p>4,685,215</text:p>
          </table:table-cell>
          <table:table-cell/>
          <table:table-cell table:formula="of:=CONCATENATE([.$AB$5];[.$AA$5];[.C211];&quot;,&quot;;[.D211];&quot;,&quot;;[.E211];&quot;,&quot;;[.F211];&quot;,&quot;;[.H211];&quot;,&quot;;[.I211];&quot;,&quot;;[.J211];&quot;,&quot;;[.K211];&quot;,&quot;;[.M211];&quot;,&quot;;[.O211];&quot;,&quot;;[.P211];&quot;,&quot;;[.Q211];&quot;,&quot;;[.R211];&quot;,&quot;;[.S211];&quot;,&quot;;[.U211];&quot;,&quot;;[.V211];&quot;,&quot;;[.W211];&quot;,&quot;;[.X211];&quot;,&quot;;[.Y211];&quot;,&quot;;[.Z21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4,5885787,0,1713501,33194461,4625733,603720,0,2038116,3173259,4585727,0,8501842,0,13960289,0,5979214,39697428,0,46852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4,5885787,0,1713501,33194461,4625733,603720,0,2038116,3173259,4585727,0,8501842,0,13960289,0,5979214,39697428,0,46852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CKER PUBLIC SCHOOL DISTRICT</text:p>
          </table:table-cell>
          <table:table-cell office:value-type="float" office:value="726" calcext:value-type="float">
            <text:p>726</text:p>
          </table:table-cell>
          <table:table-cell table:formula="of:=VLOOKUP([.B212];[$Sheet2.A205:.C761];2)" office:value-type="float" office:value="215" calcext:value-type="float">
            <text:p>215</text:p>
          </table:table-cell>
          <table:table-cell office:value-type="float" office:value="7328293" calcext:value-type="float">
            <text:p>7,328,293</text:p>
          </table:table-cell>
          <table:table-cell office:value-type="float" office:value="0" calcext:value-type="float">
            <text:p>0</text:p>
          </table:table-cell>
          <table:table-cell office:value-type="float" office:value="1453565" calcext:value-type="float">
            <text:p>1,453,565</text:p>
          </table:table-cell>
          <table:table-cell office:value-type="float" office:value="8781858" calcext:value-type="float">
            <text:p>8,781,858</text:p>
          </table:table-cell>
          <table:table-cell office:value-type="float" office:value="21474614" calcext:value-type="float">
            <text:p>21,474,614</text:p>
          </table:table-cell>
          <table:table-cell office:value-type="float" office:value="3971262" calcext:value-type="float">
            <text:p>3,971,262</text:p>
          </table:table-cell>
          <table:table-cell office:value-type="float" office:value="1087046" calcext:value-type="float">
            <text:p>1,087,046</text:p>
          </table:table-cell>
          <table:table-cell office:value-type="float" office:value="0" calcext:value-type="float">
            <text:p>0</text:p>
          </table:table-cell>
          <table:table-cell office:value-type="float" office:value="26532922" calcext:value-type="float">
            <text:p>26,532,922</text:p>
          </table:table-cell>
          <table:table-cell office:value-type="float" office:value="1323071" calcext:value-type="float">
            <text:p>1,323,071</text:p>
          </table:table-cell>
          <table:table-cell office:value-type="float" office:value="36637852" calcext:value-type="float">
            <text:p>36,637,852</text:p>
          </table:table-cell>
          <table:table-cell office:value-type="float" office:value="2775538" calcext:value-type="float">
            <text:p>2,775,538</text:p>
          </table:table-cell>
          <table:table-cell office:value-type="float" office:value="1590421" calcext:value-type="float">
            <text:p>1,590,421</text:p>
          </table:table-cell>
          <table:table-cell office:value-type="float" office:value="-399419" calcext:value-type="float">
            <text:p>-399,419</text:p>
          </table:table-cell>
          <table:table-cell office:value-type="float" office:value="3426490" calcext:value-type="float">
            <text:p>3,426,490</text:p>
          </table:table-cell>
          <table:table-cell office:value-type="float" office:value="0" calcext:value-type="float">
            <text:p>0</text:p>
          </table:table-cell>
          <table:table-cell office:value-type="float" office:value="44030882" calcext:value-type="float">
            <text:p>44,030,882</text:p>
          </table:table-cell>
          <table:table-cell office:value-type="float" office:value="10840395" calcext:value-type="float">
            <text:p>10,840,395</text:p>
          </table:table-cell>
          <table:table-cell office:value-type="float" office:value="0" calcext:value-type="float">
            <text:p>0</text:p>
          </table:table-cell>
          <table:table-cell office:value-type="float" office:value="2379651" calcext:value-type="float">
            <text:p>2,379,651</text:p>
          </table:table-cell>
          <table:table-cell office:value-type="float" office:value="26953181" calcext:value-type="float">
            <text:p>26,953,181</text:p>
          </table:table-cell>
          <table:table-cell office:value-type="float" office:value="0" calcext:value-type="float">
            <text:p>0</text:p>
          </table:table-cell>
          <table:table-cell office:value-type="float" office:value="3857655" calcext:value-type="float">
            <text:p>3,857,655</text:p>
          </table:table-cell>
          <table:table-cell/>
          <table:table-cell table:formula="of:=CONCATENATE([.$AB$5];[.$AA$5];[.C212];&quot;,&quot;;[.D212];&quot;,&quot;;[.E212];&quot;,&quot;;[.F212];&quot;,&quot;;[.H212];&quot;,&quot;;[.I212];&quot;,&quot;;[.J212];&quot;,&quot;;[.K212];&quot;,&quot;;[.M212];&quot;,&quot;;[.O212];&quot;,&quot;;[.P212];&quot;,&quot;;[.Q212];&quot;,&quot;;[.R212];&quot;,&quot;;[.S212];&quot;,&quot;;[.U212];&quot;,&quot;;[.V212];&quot;,&quot;;[.W212];&quot;,&quot;;[.X212];&quot;,&quot;;[.Y212];&quot;,&quot;;[.Z21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5,7328293,0,1453565,21474614,3971262,1087046,0,1323071,2775538,1590421,-399419,3426490,0,10840395,0,2379651,26953181,0,385765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5,7328293,0,1453565,21474614,3971262,1087046,0,1323071,2775538,1590421,-399419,3426490,0,10840395,0,2379651,26953181,0,385765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IG LAKE PUBLIC SCHOOL DISTRICT</text:p>
          </table:table-cell>
          <table:table-cell office:value-type="float" office:value="727" calcext:value-type="float">
            <text:p>727</text:p>
          </table:table-cell>
          <table:table-cell table:formula="of:=VLOOKUP([.B213];[$Sheet2.A206:.C762];2)" office:value-type="float" office:value="216" calcext:value-type="float">
            <text:p>216</text:p>
          </table:table-cell>
          <table:table-cell office:value-type="float" office:value="5004930" calcext:value-type="float">
            <text:p>5,004,930</text:p>
          </table:table-cell>
          <table:table-cell office:value-type="float" office:value="0" calcext:value-type="float">
            <text:p>0</text:p>
          </table:table-cell>
          <table:table-cell office:value-type="float" office:value="1166826" calcext:value-type="float">
            <text:p>1,166,826</text:p>
          </table:table-cell>
          <table:table-cell office:value-type="float" office:value="6171755" calcext:value-type="float">
            <text:p>6,171,755</text:p>
          </table:table-cell>
          <table:table-cell office:value-type="float" office:value="26741674" calcext:value-type="float">
            <text:p>26,741,674</text:p>
          </table:table-cell>
          <table:table-cell office:value-type="float" office:value="3831870" calcext:value-type="float">
            <text:p>3,831,870</text:p>
          </table:table-cell>
          <table:table-cell office:value-type="float" office:value="481341" calcext:value-type="float">
            <text:p>481,341</text:p>
          </table:table-cell>
          <table:table-cell office:value-type="float" office:value="0" calcext:value-type="float">
            <text:p>0</text:p>
          </table:table-cell>
          <table:table-cell office:value-type="float" office:value="31054886" calcext:value-type="float">
            <text:p>31,054,886</text:p>
          </table:table-cell>
          <table:table-cell office:value-type="float" office:value="1832047" calcext:value-type="float">
            <text:p>1,832,047</text:p>
          </table:table-cell>
          <table:table-cell office:value-type="float" office:value="39058688" calcext:value-type="float">
            <text:p>39,058,688</text:p>
          </table:table-cell>
          <table:table-cell office:value-type="float" office:value="2363097" calcext:value-type="float">
            <text:p>2,363,097</text:p>
          </table:table-cell>
          <table:table-cell office:value-type="float" office:value="2709082" calcext:value-type="float">
            <text:p>2,709,082</text:p>
          </table:table-cell>
          <table:table-cell office:value-type="float" office:value="-230033" calcext:value-type="float">
            <text:p>-230,033</text:p>
          </table:table-cell>
          <table:table-cell office:value-type="float" office:value="5716235" calcext:value-type="float">
            <text:p>5,716,235</text:p>
          </table:table-cell>
          <table:table-cell office:value-type="float" office:value="0" calcext:value-type="float">
            <text:p>0</text:p>
          </table:table-cell>
          <table:table-cell office:value-type="float" office:value="49617068" calcext:value-type="float">
            <text:p>49,617,068</text:p>
          </table:table-cell>
          <table:table-cell office:value-type="float" office:value="10637992" calcext:value-type="float">
            <text:p>10,637,992</text:p>
          </table:table-cell>
          <table:table-cell office:value-type="float" office:value="0" calcext:value-type="float">
            <text:p>0</text:p>
          </table:table-cell>
          <table:table-cell office:value-type="float" office:value="3025595" calcext:value-type="float">
            <text:p>3,025,595</text:p>
          </table:table-cell>
          <table:table-cell office:value-type="float" office:value="31801657" calcext:value-type="float">
            <text:p>31,801,657</text:p>
          </table:table-cell>
          <table:table-cell office:value-type="float" office:value="0" calcext:value-type="float">
            <text:p>0</text:p>
          </table:table-cell>
          <table:table-cell office:value-type="float" office:value="4151825" calcext:value-type="float">
            <text:p>4,151,825</text:p>
          </table:table-cell>
          <table:table-cell/>
          <table:table-cell table:formula="of:=CONCATENATE([.$AB$5];[.$AA$5];[.C213];&quot;,&quot;;[.D213];&quot;,&quot;;[.E213];&quot;,&quot;;[.F213];&quot;,&quot;;[.H213];&quot;,&quot;;[.I213];&quot;,&quot;;[.J213];&quot;,&quot;;[.K213];&quot;,&quot;;[.M213];&quot;,&quot;;[.O213];&quot;,&quot;;[.P213];&quot;,&quot;;[.Q213];&quot;,&quot;;[.R213];&quot;,&quot;;[.S213];&quot;,&quot;;[.U213];&quot;,&quot;;[.V213];&quot;,&quot;;[.W213];&quot;,&quot;;[.X213];&quot;,&quot;;[.Y213];&quot;,&quot;;[.Z21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6,5004930,0,1166826,26741674,3831870,481341,0,1832047,2363097,2709082,-230033,5716235,0,10637992,0,3025595,31801657,0,415182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6,5004930,0,1166826,26741674,3831870,481341,0,1832047,2363097,2709082,-230033,5716235,0,10637992,0,3025595,31801657,0,415182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k River School District</text:p>
          </table:table-cell>
          <table:table-cell office:value-type="float" office:value="728" calcext:value-type="float">
            <text:p>728</text:p>
          </table:table-cell>
          <table:table-cell table:formula="of:=VLOOKUP([.B214];[$Sheet2.A207:.C763];2)" office:value-type="float" office:value="217" calcext:value-type="float">
            <text:p>217</text:p>
          </table:table-cell>
          <table:table-cell office:value-type="float" office:value="37493316" calcext:value-type="float">
            <text:p>37,493,316</text:p>
          </table:table-cell>
          <table:table-cell office:value-type="float" office:value="0" calcext:value-type="float">
            <text:p>0</text:p>
          </table:table-cell>
          <table:table-cell office:value-type="float" office:value="5938523" calcext:value-type="float">
            <text:p>5,938,523</text:p>
          </table:table-cell>
          <table:table-cell office:value-type="float" office:value="43431839" calcext:value-type="float">
            <text:p>43,431,839</text:p>
          </table:table-cell>
          <table:table-cell office:value-type="float" office:value="108697620" calcext:value-type="float">
            <text:p>108,697,620</text:p>
          </table:table-cell>
          <table:table-cell office:value-type="float" office:value="23013727" calcext:value-type="float">
            <text:p>23,013,727</text:p>
          </table:table-cell>
          <table:table-cell office:value-type="float" office:value="5649309" calcext:value-type="float">
            <text:p>5,649,309</text:p>
          </table:table-cell>
          <table:table-cell office:value-type="float" office:value="0" calcext:value-type="float">
            <text:p>0</text:p>
          </table:table-cell>
          <table:table-cell office:value-type="float" office:value="137360657" calcext:value-type="float">
            <text:p>137,360,657</text:p>
          </table:table-cell>
          <table:table-cell office:value-type="float" office:value="8351495" calcext:value-type="float">
            <text:p>8,351,495</text:p>
          </table:table-cell>
          <table:table-cell office:value-type="float" office:value="189143991" calcext:value-type="float">
            <text:p>189,143,991</text:p>
          </table:table-cell>
          <table:table-cell office:value-type="float" office:value="10362013" calcext:value-type="float">
            <text:p>10,362,013</text:p>
          </table:table-cell>
          <table:table-cell office:value-type="float" office:value="8363035" calcext:value-type="float">
            <text:p>8,363,035</text:p>
          </table:table-cell>
          <table:table-cell office:value-type="float" office:value="452258" calcext:value-type="float">
            <text:p>452,258</text:p>
          </table:table-cell>
          <table:table-cell office:value-type="float" office:value="22367601" calcext:value-type="float">
            <text:p>22,367,601</text:p>
          </table:table-cell>
          <table:table-cell office:value-type="float" office:value="209360" calcext:value-type="float">
            <text:p>209,360</text:p>
          </table:table-cell>
          <table:table-cell office:value-type="float" office:value="230898258" calcext:value-type="float">
            <text:p>230,898,258</text:p>
          </table:table-cell>
          <table:table-cell office:value-type="float" office:value="60149973" calcext:value-type="float">
            <text:p>60,149,973</text:p>
          </table:table-cell>
          <table:table-cell office:value-type="float" office:value="0" calcext:value-type="float">
            <text:p>0</text:p>
          </table:table-cell>
          <table:table-cell office:value-type="float" office:value="12678492" calcext:value-type="float">
            <text:p>12,678,492</text:p>
          </table:table-cell>
          <table:table-cell office:value-type="float" office:value="140200131" calcext:value-type="float">
            <text:p>140,200,131</text:p>
          </table:table-cell>
          <table:table-cell office:value-type="float" office:value="0" calcext:value-type="float">
            <text:p>0</text:p>
          </table:table-cell>
          <table:table-cell office:value-type="float" office:value="17869662" calcext:value-type="float">
            <text:p>17,869,662</text:p>
          </table:table-cell>
          <table:table-cell/>
          <table:table-cell table:formula="of:=CONCATENATE([.$AB$5];[.$AA$5];[.C214];&quot;,&quot;;[.D214];&quot;,&quot;;[.E214];&quot;,&quot;;[.F214];&quot;,&quot;;[.H214];&quot;,&quot;;[.I214];&quot;,&quot;;[.J214];&quot;,&quot;;[.K214];&quot;,&quot;;[.M214];&quot;,&quot;;[.O214];&quot;,&quot;;[.P214];&quot;,&quot;;[.Q214];&quot;,&quot;;[.R214];&quot;,&quot;;[.S214];&quot;,&quot;;[.U214];&quot;,&quot;;[.V214];&quot;,&quot;;[.W214];&quot;,&quot;;[.X214];&quot;,&quot;;[.Y214];&quot;,&quot;;[.Z21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7,37493316,0,5938523,108697620,23013727,5649309,0,8351495,10362013,8363035,452258,22367601,209360,60149973,0,12678492,140200131,0,1786966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7,37493316,0,5938523,108697620,23013727,5649309,0,8351495,10362013,8363035,452258,22367601,209360,60149973,0,12678492,140200131,0,1786966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LDINGFORD PUBLIC SCHOOL DISTRICT</text:p>
          </table:table-cell>
          <table:table-cell office:value-type="float" office:value="738" calcext:value-type="float">
            <text:p>738</text:p>
          </table:table-cell>
          <table:table-cell table:formula="of:=VLOOKUP([.B215];[$Sheet2.A208:.C764];2)" office:value-type="float" office:value="218" calcext:value-type="float">
            <text:p>218</text:p>
          </table:table-cell>
          <table:table-cell office:value-type="float" office:value="1212977" calcext:value-type="float">
            <text:p>1,212,977</text:p>
          </table:table-cell>
          <table:table-cell office:value-type="float" office:value="0" calcext:value-type="float">
            <text:p>0</text:p>
          </table:table-cell>
          <table:table-cell office:value-type="float" office:value="490510" calcext:value-type="float">
            <text:p>490,510</text:p>
          </table:table-cell>
          <table:table-cell office:value-type="float" office:value="1703487" calcext:value-type="float">
            <text:p>1,703,487</text:p>
          </table:table-cell>
          <table:table-cell office:value-type="float" office:value="8743205" calcext:value-type="float">
            <text:p>8,743,205</text:p>
          </table:table-cell>
          <table:table-cell office:value-type="float" office:value="1368115" calcext:value-type="float">
            <text:p>1,368,115</text:p>
          </table:table-cell>
          <table:table-cell office:value-type="float" office:value="169264" calcext:value-type="float">
            <text:p>169,264</text:p>
          </table:table-cell>
          <table:table-cell office:value-type="float" office:value="0" calcext:value-type="float">
            <text:p>0</text:p>
          </table:table-cell>
          <table:table-cell office:value-type="float" office:value="10280585" calcext:value-type="float">
            <text:p>10,280,585</text:p>
          </table:table-cell>
          <table:table-cell office:value-type="float" office:value="715438" calcext:value-type="float">
            <text:p>715,438</text:p>
          </table:table-cell>
          <table:table-cell office:value-type="float" office:value="12699510" calcext:value-type="float">
            <text:p>12,699,510</text:p>
          </table:table-cell>
          <table:table-cell office:value-type="float" office:value="1034757" calcext:value-type="float">
            <text:p>1,034,757</text:p>
          </table:table-cell>
          <table:table-cell office:value-type="float" office:value="508188" calcext:value-type="float">
            <text:p>508,188</text:p>
          </table:table-cell>
          <table:table-cell office:value-type="float" office:value="2120" calcext:value-type="float">
            <text:p>2,120</text:p>
          </table:table-cell>
          <table:table-cell office:value-type="float" office:value="1267523" calcext:value-type="float">
            <text:p>1,267,523</text:p>
          </table:table-cell>
          <table:table-cell office:value-type="float" office:value="0" calcext:value-type="float">
            <text:p>0</text:p>
          </table:table-cell>
          <table:table-cell office:value-type="float" office:value="15512099" calcext:value-type="float">
            <text:p>15,512,099</text:p>
          </table:table-cell>
          <table:table-cell office:value-type="float" office:value="2087855" calcext:value-type="float">
            <text:p>2,087,855</text:p>
          </table:table-cell>
          <table:table-cell office:value-type="float" office:value="0" calcext:value-type="float">
            <text:p>0</text:p>
          </table:table-cell>
          <table:table-cell office:value-type="float" office:value="876654" calcext:value-type="float">
            <text:p>876,654</text:p>
          </table:table-cell>
          <table:table-cell office:value-type="float" office:value="10841022" calcext:value-type="float">
            <text:p>10,841,022</text:p>
          </table:table-cell>
          <table:table-cell office:value-type="float" office:value="0" calcext:value-type="float">
            <text:p>0</text:p>
          </table:table-cell>
          <table:table-cell office:value-type="float" office:value="1706568" calcext:value-type="float">
            <text:p>1,706,568</text:p>
          </table:table-cell>
          <table:table-cell/>
          <table:table-cell table:formula="of:=CONCATENATE([.$AB$5];[.$AA$5];[.C215];&quot;,&quot;;[.D215];&quot;,&quot;;[.E215];&quot;,&quot;;[.F215];&quot;,&quot;;[.H215];&quot;,&quot;;[.I215];&quot;,&quot;;[.J215];&quot;,&quot;;[.K215];&quot;,&quot;;[.M215];&quot;,&quot;;[.O215];&quot;,&quot;;[.P215];&quot;,&quot;;[.Q215];&quot;,&quot;;[.R215];&quot;,&quot;;[.S215];&quot;,&quot;;[.U215];&quot;,&quot;;[.V215];&quot;,&quot;;[.W215];&quot;,&quot;;[.X215];&quot;,&quot;;[.Y215];&quot;,&quot;;[.Z21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8,1212977,0,490510,8743205,1368115,169264,0,715438,1034757,508188,2120,1267523,0,2087855,0,876654,10841022,0,170656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8,1212977,0,490510,8743205,1368115,169264,0,715438,1034757,508188,2120,1267523,0,2087855,0,876654,10841022,0,170656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IMBALL PUBLIC SCHOOL DISTRICT</text:p>
          </table:table-cell>
          <table:table-cell office:value-type="float" office:value="739" calcext:value-type="float">
            <text:p>739</text:p>
          </table:table-cell>
          <table:table-cell table:formula="of:=VLOOKUP([.B216];[$Sheet2.A209:.C765];2)" office:value-type="float" office:value="219" calcext:value-type="float">
            <text:p>219</text:p>
          </table:table-cell>
          <table:table-cell office:value-type="float" office:value="1440194" calcext:value-type="float">
            <text:p>1,440,194</text:p>
          </table:table-cell>
          <table:table-cell office:value-type="float" office:value="0" calcext:value-type="float">
            <text:p>0</text:p>
          </table:table-cell>
          <table:table-cell office:value-type="float" office:value="494939" calcext:value-type="float">
            <text:p>494,939</text:p>
          </table:table-cell>
          <table:table-cell office:value-type="float" office:value="1935133" calcext:value-type="float">
            <text:p>1,935,133</text:p>
          </table:table-cell>
          <table:table-cell office:value-type="float" office:value="6217120" calcext:value-type="float">
            <text:p>6,217,120</text:p>
          </table:table-cell>
          <table:table-cell office:value-type="float" office:value="852853" calcext:value-type="float">
            <text:p>852,853</text:p>
          </table:table-cell>
          <table:table-cell office:value-type="float" office:value="219813" calcext:value-type="float">
            <text:p>219,813</text:p>
          </table:table-cell>
          <table:table-cell office:value-type="float" office:value="0" calcext:value-type="float">
            <text:p>0</text:p>
          </table:table-cell>
          <table:table-cell office:value-type="float" office:value="7289786" calcext:value-type="float">
            <text:p>7,289,786</text:p>
          </table:table-cell>
          <table:table-cell office:value-type="float" office:value="656960" calcext:value-type="float">
            <text:p>656,960</text:p>
          </table:table-cell>
          <table:table-cell office:value-type="float" office:value="9881879" calcext:value-type="float">
            <text:p>9,881,879</text:p>
          </table:table-cell>
          <table:table-cell office:value-type="float" office:value="618004" calcext:value-type="float">
            <text:p>618,004</text:p>
          </table:table-cell>
          <table:table-cell office:value-type="float" office:value="678594" calcext:value-type="float">
            <text:p>678,594</text:p>
          </table:table-cell>
          <table:table-cell office:value-type="float" office:value="75812" calcext:value-type="float">
            <text:p>75,812</text:p>
          </table:table-cell>
          <table:table-cell office:value-type="float" office:value="932005" calcext:value-type="float">
            <text:p>932,005</text:p>
          </table:table-cell>
          <table:table-cell office:value-type="float" office:value="0" calcext:value-type="float">
            <text:p>0</text:p>
          </table:table-cell>
          <table:table-cell office:value-type="float" office:value="12186293" calcext:value-type="float">
            <text:p>12,186,293</text:p>
          </table:table-cell>
          <table:table-cell office:value-type="float" office:value="2208884" calcext:value-type="float">
            <text:p>2,208,884</text:p>
          </table:table-cell>
          <table:table-cell office:value-type="float" office:value="0" calcext:value-type="float">
            <text:p>0</text:p>
          </table:table-cell>
          <table:table-cell office:value-type="float" office:value="1126554" calcext:value-type="float">
            <text:p>1,126,554</text:p>
          </table:table-cell>
          <table:table-cell office:value-type="float" office:value="7583587" calcext:value-type="float">
            <text:p>7,583,587</text:p>
          </table:table-cell>
          <table:table-cell office:value-type="float" office:value="0" calcext:value-type="float">
            <text:p>0</text:p>
          </table:table-cell>
          <table:table-cell office:value-type="float" office:value="1267268" calcext:value-type="float">
            <text:p>1,267,268</text:p>
          </table:table-cell>
          <table:table-cell/>
          <table:table-cell table:formula="of:=CONCATENATE([.$AB$5];[.$AA$5];[.C216];&quot;,&quot;;[.D216];&quot;,&quot;;[.E216];&quot;,&quot;;[.F216];&quot;,&quot;;[.H216];&quot;,&quot;;[.I216];&quot;,&quot;;[.J216];&quot;,&quot;;[.K216];&quot;,&quot;;[.M216];&quot;,&quot;;[.O216];&quot;,&quot;;[.P216];&quot;,&quot;;[.Q216];&quot;,&quot;;[.R216];&quot;,&quot;;[.S216];&quot;,&quot;;[.U216];&quot;,&quot;;[.V216];&quot;,&quot;;[.W216];&quot;,&quot;;[.X216];&quot;,&quot;;[.Y216];&quot;,&quot;;[.Z21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9,1440194,0,494939,6217120,852853,219813,0,656960,618004,678594,75812,932005,0,2208884,0,1126554,7583587,0,126726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19,1440194,0,494939,6217120,852853,219813,0,656960,618004,678594,75812,932005,0,2208884,0,1126554,7583587,0,126726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LROSE PUBLIC SCHOOL DISTRICT</text:p>
          </table:table-cell>
          <table:table-cell office:value-type="float" office:value="740" calcext:value-type="float">
            <text:p>740</text:p>
          </table:table-cell>
          <table:table-cell table:formula="of:=VLOOKUP([.B217];[$Sheet2.A210:.C766];2)" office:value-type="float" office:value="220" calcext:value-type="float">
            <text:p>220</text:p>
          </table:table-cell>
          <table:table-cell office:value-type="float" office:value="1682372" calcext:value-type="float">
            <text:p>1,682,372</text:p>
          </table:table-cell>
          <table:table-cell office:value-type="float" office:value="0" calcext:value-type="float">
            <text:p>0</text:p>
          </table:table-cell>
          <table:table-cell office:value-type="float" office:value="825417" calcext:value-type="float">
            <text:p>825,417</text:p>
          </table:table-cell>
          <table:table-cell office:value-type="float" office:value="2507789" calcext:value-type="float">
            <text:p>2,507,789</text:p>
          </table:table-cell>
          <table:table-cell office:value-type="float" office:value="11308026" calcext:value-type="float">
            <text:p>11,308,026</text:p>
          </table:table-cell>
          <table:table-cell office:value-type="float" office:value="1712176" calcext:value-type="float">
            <text:p>1,712,176</text:p>
          </table:table-cell>
          <table:table-cell office:value-type="float" office:value="338664" calcext:value-type="float">
            <text:p>338,664</text:p>
          </table:table-cell>
          <table:table-cell office:value-type="float" office:value="0" calcext:value-type="float">
            <text:p>0</text:p>
          </table:table-cell>
          <table:table-cell office:value-type="float" office:value="13358866" calcext:value-type="float">
            <text:p>13,358,866</text:p>
          </table:table-cell>
          <table:table-cell office:value-type="float" office:value="1515902" calcext:value-type="float">
            <text:p>1,515,902</text:p>
          </table:table-cell>
          <table:table-cell office:value-type="float" office:value="17382556" calcext:value-type="float">
            <text:p>17,382,556</text:p>
          </table:table-cell>
          <table:table-cell office:value-type="float" office:value="1166439" calcext:value-type="float">
            <text:p>1,166,439</text:p>
          </table:table-cell>
          <table:table-cell office:value-type="float" office:value="694324" calcext:value-type="float">
            <text:p>694,324</text:p>
          </table:table-cell>
          <table:table-cell office:value-type="float" office:value="0" calcext:value-type="float">
            <text:p>0</text:p>
          </table:table-cell>
          <table:table-cell office:value-type="float" office:value="1116131" calcext:value-type="float">
            <text:p>1,116,131</text:p>
          </table:table-cell>
          <table:table-cell office:value-type="float" office:value="0" calcext:value-type="float">
            <text:p>0</text:p>
          </table:table-cell>
          <table:table-cell office:value-type="float" office:value="20359450" calcext:value-type="float">
            <text:p>20,359,450</text:p>
          </table:table-cell>
          <table:table-cell office:value-type="float" office:value="2522548" calcext:value-type="float">
            <text:p>2,522,548</text:p>
          </table:table-cell>
          <table:table-cell office:value-type="float" office:value="0" calcext:value-type="float">
            <text:p>0</text:p>
          </table:table-cell>
          <table:table-cell office:value-type="float" office:value="1392128" calcext:value-type="float">
            <text:p>1,392,128</text:p>
          </table:table-cell>
          <table:table-cell office:value-type="float" office:value="13921855" calcext:value-type="float">
            <text:p>13,921,855</text:p>
          </table:table-cell>
          <table:table-cell office:value-type="float" office:value="0" calcext:value-type="float">
            <text:p>0</text:p>
          </table:table-cell>
          <table:table-cell office:value-type="float" office:value="2522919" calcext:value-type="float">
            <text:p>2,522,919</text:p>
          </table:table-cell>
          <table:table-cell/>
          <table:table-cell table:formula="of:=CONCATENATE([.$AB$5];[.$AA$5];[.C217];&quot;,&quot;;[.D217];&quot;,&quot;;[.E217];&quot;,&quot;;[.F217];&quot;,&quot;;[.H217];&quot;,&quot;;[.I217];&quot;,&quot;;[.J217];&quot;,&quot;;[.K217];&quot;,&quot;;[.M217];&quot;,&quot;;[.O217];&quot;,&quot;;[.P217];&quot;,&quot;;[.Q217];&quot;,&quot;;[.R217];&quot;,&quot;;[.S217];&quot;,&quot;;[.U217];&quot;,&quot;;[.V217];&quot;,&quot;;[.W217];&quot;,&quot;;[.X217];&quot;,&quot;;[.Y217];&quot;,&quot;;[.Z21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0,1682372,0,825417,11308026,1712176,338664,0,1515902,1166439,694324,0,1116131,0,2522548,0,1392128,13921855,0,252291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0,1682372,0,825417,11308026,1712176,338664,0,1515902,1166439,694324,0,1116131,0,2522548,0,1392128,13921855,0,252291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YNESVILLE PUBLIC SCHOOL DISTRICT</text:p>
          </table:table-cell>
          <table:table-cell office:value-type="float" office:value="741" calcext:value-type="float">
            <text:p>741</text:p>
          </table:table-cell>
          <table:table-cell table:formula="of:=VLOOKUP([.B218];[$Sheet2.A211:.C767];2)" office:value-type="float" office:value="221" calcext:value-type="float">
            <text:p>221</text:p>
          </table:table-cell>
          <table:table-cell office:value-type="float" office:value="1672806" calcext:value-type="float">
            <text:p>1,672,806</text:p>
          </table:table-cell>
          <table:table-cell office:value-type="float" office:value="0" calcext:value-type="float">
            <text:p>0</text:p>
          </table:table-cell>
          <table:table-cell office:value-type="float" office:value="838054" calcext:value-type="float">
            <text:p>838,054</text:p>
          </table:table-cell>
          <table:table-cell office:value-type="float" office:value="2510860" calcext:value-type="float">
            <text:p>2,510,860</text:p>
          </table:table-cell>
          <table:table-cell office:value-type="float" office:value="7389458" calcext:value-type="float">
            <text:p>7,389,458</text:p>
          </table:table-cell>
          <table:table-cell office:value-type="float" office:value="1369342" calcext:value-type="float">
            <text:p>1,369,342</text:p>
          </table:table-cell>
          <table:table-cell office:value-type="float" office:value="354944" calcext:value-type="float">
            <text:p>354,944</text:p>
          </table:table-cell>
          <table:table-cell office:value-type="float" office:value="0" calcext:value-type="float">
            <text:p>0</text:p>
          </table:table-cell>
          <table:table-cell office:value-type="float" office:value="9113744" calcext:value-type="float">
            <text:p>9,113,744</text:p>
          </table:table-cell>
          <table:table-cell office:value-type="float" office:value="730885" calcext:value-type="float">
            <text:p>730,885</text:p>
          </table:table-cell>
          <table:table-cell office:value-type="float" office:value="12355489" calcext:value-type="float">
            <text:p>12,355,489</text:p>
          </table:table-cell>
          <table:table-cell office:value-type="float" office:value="939755" calcext:value-type="float">
            <text:p>939,755</text:p>
          </table:table-cell>
          <table:table-cell office:value-type="float" office:value="868241" calcext:value-type="float">
            <text:p>868,241</text:p>
          </table:table-cell>
          <table:table-cell office:value-type="float" office:value="37501" calcext:value-type="float">
            <text:p>37,501</text:p>
          </table:table-cell>
          <table:table-cell office:value-type="float" office:value="1246892" calcext:value-type="float">
            <text:p>1,246,892</text:p>
          </table:table-cell>
          <table:table-cell office:value-type="float" office:value="0" calcext:value-type="float">
            <text:p>0</text:p>
          </table:table-cell>
          <table:table-cell office:value-type="float" office:value="15447877" calcext:value-type="float">
            <text:p>15,447,877</text:p>
          </table:table-cell>
          <table:table-cell office:value-type="float" office:value="2803109" calcext:value-type="float">
            <text:p>2,803,109</text:p>
          </table:table-cell>
          <table:table-cell office:value-type="float" office:value="0" calcext:value-type="float">
            <text:p>0</text:p>
          </table:table-cell>
          <table:table-cell office:value-type="float" office:value="1580064" calcext:value-type="float">
            <text:p>1,580,064</text:p>
          </table:table-cell>
          <table:table-cell office:value-type="float" office:value="9435555" calcext:value-type="float">
            <text:p>9,435,555</text:p>
          </table:table-cell>
          <table:table-cell office:value-type="float" office:value="0" calcext:value-type="float">
            <text:p>0</text:p>
          </table:table-cell>
          <table:table-cell office:value-type="float" office:value="1629149" calcext:value-type="float">
            <text:p>1,629,149</text:p>
          </table:table-cell>
          <table:table-cell/>
          <table:table-cell table:formula="of:=CONCATENATE([.$AB$5];[.$AA$5];[.C218];&quot;,&quot;;[.D218];&quot;,&quot;;[.E218];&quot;,&quot;;[.F218];&quot;,&quot;;[.H218];&quot;,&quot;;[.I218];&quot;,&quot;;[.J218];&quot;,&quot;;[.K218];&quot;,&quot;;[.M218];&quot;,&quot;;[.O218];&quot;,&quot;;[.P218];&quot;,&quot;;[.Q218];&quot;,&quot;;[.R218];&quot;,&quot;;[.S218];&quot;,&quot;;[.U218];&quot;,&quot;;[.V218];&quot;,&quot;;[.W218];&quot;,&quot;;[.X218];&quot;,&quot;;[.Y218];&quot;,&quot;;[.Z21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1,1672806,0,838054,7389458,1369342,354944,0,730885,939755,868241,37501,1246892,0,2803109,0,1580064,9435555,0,162914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1,1672806,0,838054,7389458,1369342,354944,0,730885,939755,868241,37501,1246892,0,2803109,0,1580064,9435555,0,162914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CLOUD PUBLIC SCHOOL DISTRICT</text:p>
          </table:table-cell>
          <table:table-cell office:value-type="float" office:value="742" calcext:value-type="float">
            <text:p>742</text:p>
          </table:table-cell>
          <table:table-cell table:formula="of:=VLOOKUP([.B219];[$Sheet2.A212:.C768];2)" office:value-type="float" office:value="222" calcext:value-type="float">
            <text:p>222</text:p>
          </table:table-cell>
          <table:table-cell office:value-type="float" office:value="17422601" calcext:value-type="float">
            <text:p>17,422,601</text:p>
          </table:table-cell>
          <table:table-cell office:value-type="float" office:value="0" calcext:value-type="float">
            <text:p>0</text:p>
          </table:table-cell>
          <table:table-cell office:value-type="float" office:value="3784968" calcext:value-type="float">
            <text:p>3,784,968</text:p>
          </table:table-cell>
          <table:table-cell office:value-type="float" office:value="21207569" calcext:value-type="float">
            <text:p>21,207,569</text:p>
          </table:table-cell>
          <table:table-cell office:value-type="float" office:value="87842162" calcext:value-type="float">
            <text:p>87,842,162</text:p>
          </table:table-cell>
          <table:table-cell office:value-type="float" office:value="21746447" calcext:value-type="float">
            <text:p>21,746,447</text:p>
          </table:table-cell>
          <table:table-cell office:value-type="float" office:value="3014250" calcext:value-type="float">
            <text:p>3,014,250</text:p>
          </table:table-cell>
          <table:table-cell office:value-type="float" office:value="0" calcext:value-type="float">
            <text:p>0</text:p>
          </table:table-cell>
          <table:table-cell office:value-type="float" office:value="112602859" calcext:value-type="float">
            <text:p>112,602,859</text:p>
          </table:table-cell>
          <table:table-cell office:value-type="float" office:value="29862670" calcext:value-type="float">
            <text:p>29,862,670</text:p>
          </table:table-cell>
          <table:table-cell office:value-type="float" office:value="163673099" calcext:value-type="float">
            <text:p>163,673,099</text:p>
          </table:table-cell>
          <table:table-cell office:value-type="float" office:value="7513656" calcext:value-type="float">
            <text:p>7,513,656</text:p>
          </table:table-cell>
          <table:table-cell office:value-type="float" office:value="6937192" calcext:value-type="float">
            <text:p>6,937,192</text:p>
          </table:table-cell>
          <table:table-cell office:value-type="float" office:value="3945" calcext:value-type="float">
            <text:p>3,945</text:p>
          </table:table-cell>
          <table:table-cell office:value-type="float" office:value="12810914" calcext:value-type="float">
            <text:p>12,810,914</text:p>
          </table:table-cell>
          <table:table-cell office:value-type="float" office:value="0" calcext:value-type="float">
            <text:p>0</text:p>
          </table:table-cell>
          <table:table-cell office:value-type="float" office:value="190938805" calcext:value-type="float">
            <text:p>190,938,805</text:p>
          </table:table-cell>
          <table:table-cell office:value-type="float" office:value="30415378" calcext:value-type="float">
            <text:p>30,415,378</text:p>
          </table:table-cell>
          <table:table-cell office:value-type="float" office:value="0" calcext:value-type="float">
            <text:p>0</text:p>
          </table:table-cell>
          <table:table-cell office:value-type="float" office:value="5211620" calcext:value-type="float">
            <text:p>5,211,620</text:p>
          </table:table-cell>
          <table:table-cell office:value-type="float" office:value="117670646" calcext:value-type="float">
            <text:p>117,670,646</text:p>
          </table:table-cell>
          <table:table-cell office:value-type="float" office:value="0" calcext:value-type="float">
            <text:p>0</text:p>
          </table:table-cell>
          <table:table-cell office:value-type="float" office:value="37641162" calcext:value-type="float">
            <text:p>37,641,162</text:p>
          </table:table-cell>
          <table:table-cell/>
          <table:table-cell table:formula="of:=CONCATENATE([.$AB$5];[.$AA$5];[.C219];&quot;,&quot;;[.D219];&quot;,&quot;;[.E219];&quot;,&quot;;[.F219];&quot;,&quot;;[.H219];&quot;,&quot;;[.I219];&quot;,&quot;;[.J219];&quot;,&quot;;[.K219];&quot;,&quot;;[.M219];&quot;,&quot;;[.O219];&quot;,&quot;;[.P219];&quot;,&quot;;[.Q219];&quot;,&quot;;[.R219];&quot;,&quot;;[.S219];&quot;,&quot;;[.U219];&quot;,&quot;;[.V219];&quot;,&quot;;[.W219];&quot;,&quot;;[.X219];&quot;,&quot;;[.Y219];&quot;,&quot;;[.Z21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2,17422601,0,3784968,87842162,21746447,3014250,0,29862670,7513656,6937192,3945,12810914,0,30415378,0,5211620,117670646,0,3764116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2,17422601,0,3784968,87842162,21746447,3014250,0,29862670,7513656,6937192,3945,12810914,0,30415378,0,5211620,117670646,0,3764116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UK CENTRE PUBLIC SCHOOL DISTRICT</text:p>
          </table:table-cell>
          <table:table-cell office:value-type="float" office:value="743" calcext:value-type="float">
            <text:p>743</text:p>
          </table:table-cell>
          <table:table-cell table:formula="of:=VLOOKUP([.B220];[$Sheet2.A213:.C769];2)" office:value-type="float" office:value="223" calcext:value-type="float">
            <text:p>223</text:p>
          </table:table-cell>
          <table:table-cell office:value-type="float" office:value="2768582" calcext:value-type="float">
            <text:p>2,768,582</text:p>
          </table:table-cell>
          <table:table-cell office:value-type="float" office:value="0" calcext:value-type="float">
            <text:p>0</text:p>
          </table:table-cell>
          <table:table-cell office:value-type="float" office:value="890317" calcext:value-type="float">
            <text:p>890,317</text:p>
          </table:table-cell>
          <table:table-cell office:value-type="float" office:value="3658900" calcext:value-type="float">
            <text:p>3,658,900</text:p>
          </table:table-cell>
          <table:table-cell office:value-type="float" office:value="9005349" calcext:value-type="float">
            <text:p>9,005,349</text:p>
          </table:table-cell>
          <table:table-cell office:value-type="float" office:value="1382876" calcext:value-type="float">
            <text:p>1,382,876</text:p>
          </table:table-cell>
          <table:table-cell office:value-type="float" office:value="456840" calcext:value-type="float">
            <text:p>456,840</text:p>
          </table:table-cell>
          <table:table-cell office:value-type="float" office:value="0" calcext:value-type="float">
            <text:p>0</text:p>
          </table:table-cell>
          <table:table-cell office:value-type="float" office:value="10845065" calcext:value-type="float">
            <text:p>10,845,065</text:p>
          </table:table-cell>
          <table:table-cell office:value-type="float" office:value="1167176" calcext:value-type="float">
            <text:p>1,167,176</text:p>
          </table:table-cell>
          <table:table-cell office:value-type="float" office:value="15671140" calcext:value-type="float">
            <text:p>15,671,140</text:p>
          </table:table-cell>
          <table:table-cell office:value-type="float" office:value="904901" calcext:value-type="float">
            <text:p>904,901</text:p>
          </table:table-cell>
          <table:table-cell office:value-type="float" office:value="593141" calcext:value-type="float">
            <text:p>593,141</text:p>
          </table:table-cell>
          <table:table-cell office:value-type="float" office:value="-622802" calcext:value-type="float">
            <text:p>-622,802</text:p>
          </table:table-cell>
          <table:table-cell office:value-type="float" office:value="1042822" calcext:value-type="float">
            <text:p>1,042,822</text:p>
          </table:table-cell>
          <table:table-cell office:value-type="float" office:value="0" calcext:value-type="float">
            <text:p>0</text:p>
          </table:table-cell>
          <table:table-cell office:value-type="float" office:value="17589203" calcext:value-type="float">
            <text:p>17,589,203</text:p>
          </table:table-cell>
          <table:table-cell office:value-type="float" office:value="3694842" calcext:value-type="float">
            <text:p>3,694,842</text:p>
          </table:table-cell>
          <table:table-cell office:value-type="float" office:value="0" calcext:value-type="float">
            <text:p>0</text:p>
          </table:table-cell>
          <table:table-cell office:value-type="float" office:value="633671" calcext:value-type="float">
            <text:p>633,671</text:p>
          </table:table-cell>
          <table:table-cell office:value-type="float" office:value="11242903" calcext:value-type="float">
            <text:p>11,242,903</text:p>
          </table:table-cell>
          <table:table-cell office:value-type="float" office:value="0" calcext:value-type="float">
            <text:p>0</text:p>
          </table:table-cell>
          <table:table-cell office:value-type="float" office:value="2017787" calcext:value-type="float">
            <text:p>2,017,787</text:p>
          </table:table-cell>
          <table:table-cell/>
          <table:table-cell table:formula="of:=CONCATENATE([.$AB$5];[.$AA$5];[.C220];&quot;,&quot;;[.D220];&quot;,&quot;;[.E220];&quot;,&quot;;[.F220];&quot;,&quot;;[.H220];&quot;,&quot;;[.I220];&quot;,&quot;;[.J220];&quot;,&quot;;[.K220];&quot;,&quot;;[.M220];&quot;,&quot;;[.O220];&quot;,&quot;;[.P220];&quot;,&quot;;[.Q220];&quot;,&quot;;[.R220];&quot;,&quot;;[.S220];&quot;,&quot;;[.U220];&quot;,&quot;;[.V220];&quot;,&quot;;[.W220];&quot;,&quot;;[.X220];&quot;,&quot;;[.Y220];&quot;,&quot;;[.Z22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3,2768582,0,890317,9005349,1382876,456840,0,1167176,904901,593141,-622802,1042822,0,3694842,0,633671,11242903,0,201778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3,2768582,0,890317,9005349,1382876,456840,0,1167176,904901,593141,-622802,1042822,0,3694842,0,633671,11242903,0,201778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BANY PUBLIC SCHOOL DISTRICT</text:p>
          </table:table-cell>
          <table:table-cell office:value-type="float" office:value="745" calcext:value-type="float">
            <text:p>745</text:p>
          </table:table-cell>
          <table:table-cell table:formula="of:=VLOOKUP([.B221];[$Sheet2.A214:.C770];2)" office:value-type="float" office:value="224" calcext:value-type="float">
            <text:p>224</text:p>
          </table:table-cell>
          <table:table-cell office:value-type="float" office:value="2257387" calcext:value-type="float">
            <text:p>2,257,387</text:p>
          </table:table-cell>
          <table:table-cell office:value-type="float" office:value="0" calcext:value-type="float">
            <text:p>0</text:p>
          </table:table-cell>
          <table:table-cell office:value-type="float" office:value="846366" calcext:value-type="float">
            <text:p>846,366</text:p>
          </table:table-cell>
          <table:table-cell office:value-type="float" office:value="3103753" calcext:value-type="float">
            <text:p>3,103,753</text:p>
          </table:table-cell>
          <table:table-cell office:value-type="float" office:value="14377070" calcext:value-type="float">
            <text:p>14,377,070</text:p>
          </table:table-cell>
          <table:table-cell office:value-type="float" office:value="2512816" calcext:value-type="float">
            <text:p>2,512,816</text:p>
          </table:table-cell>
          <table:table-cell office:value-type="float" office:value="628862" calcext:value-type="float">
            <text:p>628,862</text:p>
          </table:table-cell>
          <table:table-cell office:value-type="float" office:value="0" calcext:value-type="float">
            <text:p>0</text:p>
          </table:table-cell>
          <table:table-cell office:value-type="float" office:value="17518748" calcext:value-type="float">
            <text:p>17,518,748</text:p>
          </table:table-cell>
          <table:table-cell office:value-type="float" office:value="1638169" calcext:value-type="float">
            <text:p>1,638,169</text:p>
          </table:table-cell>
          <table:table-cell office:value-type="float" office:value="22260671" calcext:value-type="float">
            <text:p>22,260,671</text:p>
          </table:table-cell>
          <table:table-cell office:value-type="float" office:value="1966949" calcext:value-type="float">
            <text:p>1,966,949</text:p>
          </table:table-cell>
          <table:table-cell office:value-type="float" office:value="1311096" calcext:value-type="float">
            <text:p>1,311,096</text:p>
          </table:table-cell>
          <table:table-cell office:value-type="float" office:value="-31" calcext:value-type="float">
            <text:p>-31</text:p>
          </table:table-cell>
          <table:table-cell office:value-type="float" office:value="2711571" calcext:value-type="float">
            <text:p>2,711,571</text:p>
          </table:table-cell>
          <table:table-cell office:value-type="float" office:value="0" calcext:value-type="float">
            <text:p>0</text:p>
          </table:table-cell>
          <table:table-cell office:value-type="float" office:value="28250256" calcext:value-type="float">
            <text:p>28,250,256</text:p>
          </table:table-cell>
          <table:table-cell office:value-type="float" office:value="4612561" calcext:value-type="float">
            <text:p>4,612,561</text:p>
          </table:table-cell>
          <table:table-cell office:value-type="float" office:value="0" calcext:value-type="float">
            <text:p>0</text:p>
          </table:table-cell>
          <table:table-cell office:value-type="float" office:value="1963436" calcext:value-type="float">
            <text:p>1,963,436</text:p>
          </table:table-cell>
          <table:table-cell office:value-type="float" office:value="18270769" calcext:value-type="float">
            <text:p>18,270,769</text:p>
          </table:table-cell>
          <table:table-cell office:value-type="float" office:value="0" calcext:value-type="float">
            <text:p>0</text:p>
          </table:table-cell>
          <table:table-cell office:value-type="float" office:value="3403490" calcext:value-type="float">
            <text:p>3,403,490</text:p>
          </table:table-cell>
          <table:table-cell/>
          <table:table-cell table:formula="of:=CONCATENATE([.$AB$5];[.$AA$5];[.C221];&quot;,&quot;;[.D221];&quot;,&quot;;[.E221];&quot;,&quot;;[.F221];&quot;,&quot;;[.H221];&quot;,&quot;;[.I221];&quot;,&quot;;[.J221];&quot;,&quot;;[.K221];&quot;,&quot;;[.M221];&quot;,&quot;;[.O221];&quot;,&quot;;[.P221];&quot;,&quot;;[.Q221];&quot;,&quot;;[.R221];&quot;,&quot;;[.S221];&quot;,&quot;;[.U221];&quot;,&quot;;[.V221];&quot;,&quot;;[.W221];&quot;,&quot;;[.X221];&quot;,&quot;;[.Y221];&quot;,&quot;;[.Z22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4,2257387,0,846366,14377070,2512816,628862,0,1638169,1966949,1311096,-31,2711571,0,4612561,0,1963436,18270769,0,34034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4,2257387,0,846366,14377070,2512816,628862,0,1638169,1966949,1311096,-31,2711571,0,4612561,0,1963436,18270769,0,34034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TELL-ST. STEPHEN SCHOOL DISTRICT</text:p>
          </table:table-cell>
          <table:table-cell office:value-type="float" office:value="748" calcext:value-type="float">
            <text:p>748</text:p>
          </table:table-cell>
          <table:table-cell table:formula="of:=VLOOKUP([.B222];[$Sheet2.A215:.C771];2)" office:value-type="float" office:value="225" calcext:value-type="float">
            <text:p>225</text:p>
          </table:table-cell>
          <table:table-cell office:value-type="float" office:value="4868783" calcext:value-type="float">
            <text:p>4,868,783</text:p>
          </table:table-cell>
          <table:table-cell office:value-type="float" office:value="0" calcext:value-type="float">
            <text:p>0</text:p>
          </table:table-cell>
          <table:table-cell office:value-type="float" office:value="2056412" calcext:value-type="float">
            <text:p>2,056,412</text:p>
          </table:table-cell>
          <table:table-cell office:value-type="float" office:value="6925196" calcext:value-type="float">
            <text:p>6,925,196</text:p>
          </table:table-cell>
          <table:table-cell office:value-type="float" office:value="33747005" calcext:value-type="float">
            <text:p>33,747,005</text:p>
          </table:table-cell>
          <table:table-cell office:value-type="float" office:value="4948177" calcext:value-type="float">
            <text:p>4,948,177</text:p>
          </table:table-cell>
          <table:table-cell office:value-type="float" office:value="1015804" calcext:value-type="float">
            <text:p>1,015,804</text:p>
          </table:table-cell>
          <table:table-cell office:value-type="float" office:value="0" calcext:value-type="float">
            <text:p>0</text:p>
          </table:table-cell>
          <table:table-cell office:value-type="float" office:value="39710986" calcext:value-type="float">
            <text:p>39,710,986</text:p>
          </table:table-cell>
          <table:table-cell office:value-type="float" office:value="1841480" calcext:value-type="float">
            <text:p>1,841,480</text:p>
          </table:table-cell>
          <table:table-cell office:value-type="float" office:value="48477662" calcext:value-type="float">
            <text:p>48,477,662</text:p>
          </table:table-cell>
          <table:table-cell office:value-type="float" office:value="3315511" calcext:value-type="float">
            <text:p>3,315,511</text:p>
          </table:table-cell>
          <table:table-cell office:value-type="float" office:value="1161199" calcext:value-type="float">
            <text:p>1,161,199</text:p>
          </table:table-cell>
          <table:table-cell office:value-type="float" office:value="4071" calcext:value-type="float">
            <text:p>4,071</text:p>
          </table:table-cell>
          <table:table-cell office:value-type="float" office:value="7040869" calcext:value-type="float">
            <text:p>7,040,869</text:p>
          </table:table-cell>
          <table:table-cell office:value-type="float" office:value="0" calcext:value-type="float">
            <text:p>0</text:p>
          </table:table-cell>
          <table:table-cell office:value-type="float" office:value="59999311" calcext:value-type="float">
            <text:p>59,999,311</text:p>
          </table:table-cell>
          <table:table-cell office:value-type="float" office:value="11565534" calcext:value-type="float">
            <text:p>11,565,534</text:p>
          </table:table-cell>
          <table:table-cell office:value-type="float" office:value="0" calcext:value-type="float">
            <text:p>0</text:p>
          </table:table-cell>
          <table:table-cell office:value-type="float" office:value="3209363" calcext:value-type="float">
            <text:p>3,209,363</text:p>
          </table:table-cell>
          <table:table-cell office:value-type="float" office:value="40589519" calcext:value-type="float">
            <text:p>40,589,519</text:p>
          </table:table-cell>
          <table:table-cell office:value-type="float" office:value="0" calcext:value-type="float">
            <text:p>0</text:p>
          </table:table-cell>
          <table:table-cell office:value-type="float" office:value="4634896" calcext:value-type="float">
            <text:p>4,634,896</text:p>
          </table:table-cell>
          <table:table-cell/>
          <table:table-cell table:formula="of:=CONCATENATE([.$AB$5];[.$AA$5];[.C222];&quot;,&quot;;[.D222];&quot;,&quot;;[.E222];&quot;,&quot;;[.F222];&quot;,&quot;;[.H222];&quot;,&quot;;[.I222];&quot;,&quot;;[.J222];&quot;,&quot;;[.K222];&quot;,&quot;;[.M222];&quot;,&quot;;[.O222];&quot;,&quot;;[.P222];&quot;,&quot;;[.Q222];&quot;,&quot;;[.R222];&quot;,&quot;;[.S222];&quot;,&quot;;[.U222];&quot;,&quot;;[.V222];&quot;,&quot;;[.W222];&quot;,&quot;;[.X222];&quot;,&quot;;[.Y222];&quot;,&quot;;[.Z22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5,4868783,0,2056412,33747005,4948177,1015804,0,1841480,3315511,1161199,4071,7040869,0,11565534,0,3209363,40589519,0,463489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5,4868783,0,2056412,33747005,4948177,1015804,0,1841480,3315511,1161199,4071,7040869,0,11565534,0,3209363,40589519,0,463489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CORI PUBLIC SCHOOL DISTRICT</text:p>
          </table:table-cell>
          <table:table-cell office:value-type="float" office:value="750" calcext:value-type="float">
            <text:p>750</text:p>
          </table:table-cell>
          <table:table-cell table:formula="of:=VLOOKUP([.B223];[$Sheet2.A216:.C772];2)" office:value-type="float" office:value="226" calcext:value-type="float">
            <text:p>226</text:p>
          </table:table-cell>
          <table:table-cell office:value-type="float" office:value="4039984" calcext:value-type="float">
            <text:p>4,039,984</text:p>
          </table:table-cell>
          <table:table-cell office:value-type="float" office:value="0" calcext:value-type="float">
            <text:p>0</text:p>
          </table:table-cell>
          <table:table-cell office:value-type="float" office:value="1340922" calcext:value-type="float">
            <text:p>1,340,922</text:p>
          </table:table-cell>
          <table:table-cell office:value-type="float" office:value="5380907" calcext:value-type="float">
            <text:p>5,380,907</text:p>
          </table:table-cell>
          <table:table-cell office:value-type="float" office:value="19369957" calcext:value-type="float">
            <text:p>19,369,957</text:p>
          </table:table-cell>
          <table:table-cell office:value-type="float" office:value="3071807" calcext:value-type="float">
            <text:p>3,071,807</text:p>
          </table:table-cell>
          <table:table-cell office:value-type="float" office:value="879345" calcext:value-type="float">
            <text:p>879,345</text:p>
          </table:table-cell>
          <table:table-cell office:value-type="float" office:value="0" calcext:value-type="float">
            <text:p>0</text:p>
          </table:table-cell>
          <table:table-cell office:value-type="float" office:value="23321109" calcext:value-type="float">
            <text:p>23,321,109</text:p>
          </table:table-cell>
          <table:table-cell office:value-type="float" office:value="1273834" calcext:value-type="float">
            <text:p>1,273,834</text:p>
          </table:table-cell>
          <table:table-cell office:value-type="float" office:value="29975850" calcext:value-type="float">
            <text:p>29,975,850</text:p>
          </table:table-cell>
          <table:table-cell office:value-type="float" office:value="2472605" calcext:value-type="float">
            <text:p>2,472,605</text:p>
          </table:table-cell>
          <table:table-cell office:value-type="float" office:value="1577230" calcext:value-type="float">
            <text:p>1,577,230</text:p>
          </table:table-cell>
          <table:table-cell office:value-type="float" office:value="-757" calcext:value-type="float">
            <text:p>-757</text:p>
          </table:table-cell>
          <table:table-cell office:value-type="float" office:value="2629463" calcext:value-type="float">
            <text:p>2,629,463</text:p>
          </table:table-cell>
          <table:table-cell office:value-type="float" office:value="342218" calcext:value-type="float">
            <text:p>342,218</text:p>
          </table:table-cell>
          <table:table-cell office:value-type="float" office:value="36996609" calcext:value-type="float">
            <text:p>36,996,609</text:p>
          </table:table-cell>
          <table:table-cell office:value-type="float" office:value="6783242" calcext:value-type="float">
            <text:p>6,783,242</text:p>
          </table:table-cell>
          <table:table-cell office:value-type="float" office:value="0" calcext:value-type="float">
            <text:p>0</text:p>
          </table:table-cell>
          <table:table-cell office:value-type="float" office:value="2580572" calcext:value-type="float">
            <text:p>2,580,572</text:p>
          </table:table-cell>
          <table:table-cell office:value-type="float" office:value="23971814" calcext:value-type="float">
            <text:p>23,971,814</text:p>
          </table:table-cell>
          <table:table-cell office:value-type="float" office:value="0" calcext:value-type="float">
            <text:p>0</text:p>
          </table:table-cell>
          <table:table-cell office:value-type="float" office:value="3660983" calcext:value-type="float">
            <text:p>3,660,983</text:p>
          </table:table-cell>
          <table:table-cell/>
          <table:table-cell table:formula="of:=CONCATENATE([.$AB$5];[.$AA$5];[.C223];&quot;,&quot;;[.D223];&quot;,&quot;;[.E223];&quot;,&quot;;[.F223];&quot;,&quot;;[.H223];&quot;,&quot;;[.I223];&quot;,&quot;;[.J223];&quot;,&quot;;[.K223];&quot;,&quot;;[.M223];&quot;,&quot;;[.O223];&quot;,&quot;;[.P223];&quot;,&quot;;[.Q223];&quot;,&quot;;[.R223];&quot;,&quot;;[.S223];&quot;,&quot;;[.U223];&quot;,&quot;;[.V223];&quot;,&quot;;[.W223];&quot;,&quot;;[.X223];&quot;,&quot;;[.Y223];&quot;,&quot;;[.Z22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6,4039984,0,1340922,19369957,3071807,879345,0,1273834,2472605,1577230,-757,2629463,342218,6783242,0,2580572,23971814,0,366098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6,4039984,0,1340922,19369957,3071807,879345,0,1273834,2472605,1577230,-757,2629463,342218,6783242,0,2580572,23971814,0,366098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LOOMING PRAIRIE PUBLIC SCHOOL DIST</text:p>
          </table:table-cell>
          <table:table-cell office:value-type="float" office:value="756" calcext:value-type="float">
            <text:p>756</text:p>
          </table:table-cell>
          <table:table-cell table:formula="of:=VLOOKUP([.B224];[$Sheet2.A217:.C773];2)" office:value-type="float" office:value="227" calcext:value-type="float">
            <text:p>227</text:p>
          </table:table-cell>
          <table:table-cell office:value-type="float" office:value="1147611" calcext:value-type="float">
            <text:p>1,147,611</text:p>
          </table:table-cell>
          <table:table-cell office:value-type="float" office:value="0" calcext:value-type="float">
            <text:p>0</text:p>
          </table:table-cell>
          <table:table-cell office:value-type="float" office:value="372621" calcext:value-type="float">
            <text:p>372,621</text:p>
          </table:table-cell>
          <table:table-cell office:value-type="float" office:value="1520231" calcext:value-type="float">
            <text:p>1,520,231</text:p>
          </table:table-cell>
          <table:table-cell office:value-type="float" office:value="7028445" calcext:value-type="float">
            <text:p>7,028,445</text:p>
          </table:table-cell>
          <table:table-cell office:value-type="float" office:value="1101085" calcext:value-type="float">
            <text:p>1,101,085</text:p>
          </table:table-cell>
          <table:table-cell office:value-type="float" office:value="145706" calcext:value-type="float">
            <text:p>145,706</text:p>
          </table:table-cell>
          <table:table-cell office:value-type="float" office:value="0" calcext:value-type="float">
            <text:p>0</text:p>
          </table:table-cell>
          <table:table-cell office:value-type="float" office:value="8275236" calcext:value-type="float">
            <text:p>8,275,236</text:p>
          </table:table-cell>
          <table:table-cell office:value-type="float" office:value="620409" calcext:value-type="float">
            <text:p>620,409</text:p>
          </table:table-cell>
          <table:table-cell office:value-type="float" office:value="10415876" calcext:value-type="float">
            <text:p>10,415,876</text:p>
          </table:table-cell>
          <table:table-cell office:value-type="float" office:value="705417" calcext:value-type="float">
            <text:p>705,417</text:p>
          </table:table-cell>
          <table:table-cell office:value-type="float" office:value="218231" calcext:value-type="float">
            <text:p>218,231</text:p>
          </table:table-cell>
          <table:table-cell office:value-type="float" office:value="-352610" calcext:value-type="float">
            <text:p>-352,610</text:p>
          </table:table-cell>
          <table:table-cell office:value-type="float" office:value="1201879" calcext:value-type="float">
            <text:p>1,201,879</text:p>
          </table:table-cell>
          <table:table-cell office:value-type="float" office:value="0" calcext:value-type="float">
            <text:p>0</text:p>
          </table:table-cell>
          <table:table-cell office:value-type="float" office:value="12188793" calcext:value-type="float">
            <text:p>12,188,793</text:p>
          </table:table-cell>
          <table:table-cell office:value-type="float" office:value="1904682" calcext:value-type="float">
            <text:p>1,904,682</text:p>
          </table:table-cell>
          <table:table-cell office:value-type="float" office:value="0" calcext:value-type="float">
            <text:p>0</text:p>
          </table:table-cell>
          <table:table-cell office:value-type="float" office:value="179114" calcext:value-type="float">
            <text:p>179,114</text:p>
          </table:table-cell>
          <table:table-cell office:value-type="float" office:value="8811560" calcext:value-type="float">
            <text:p>8,811,560</text:p>
          </table:table-cell>
          <table:table-cell office:value-type="float" office:value="0" calcext:value-type="float">
            <text:p>0</text:p>
          </table:table-cell>
          <table:table-cell office:value-type="float" office:value="1293437" calcext:value-type="float">
            <text:p>1,293,437</text:p>
          </table:table-cell>
          <table:table-cell/>
          <table:table-cell table:formula="of:=CONCATENATE([.$AB$5];[.$AA$5];[.C224];&quot;,&quot;;[.D224];&quot;,&quot;;[.E224];&quot;,&quot;;[.F224];&quot;,&quot;;[.H224];&quot;,&quot;;[.I224];&quot;,&quot;;[.J224];&quot;,&quot;;[.K224];&quot;,&quot;;[.M224];&quot;,&quot;;[.O224];&quot;,&quot;;[.P224];&quot;,&quot;;[.Q224];&quot;,&quot;;[.R224];&quot;,&quot;;[.S224];&quot;,&quot;;[.U224];&quot;,&quot;;[.V224];&quot;,&quot;;[.W224];&quot;,&quot;;[.X224];&quot;,&quot;;[.Y224];&quot;,&quot;;[.Z22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7,1147611,0,372621,7028445,1101085,145706,0,620409,705417,218231,-352610,1201879,0,1904682,0,179114,8811560,0,12934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7,1147611,0,372621,7028445,1101085,145706,0,620409,705417,218231,-352610,1201879,0,1904682,0,179114,8811560,0,12934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WATONNA PUBLIC SCHOOL DISTRICT</text:p>
          </table:table-cell>
          <table:table-cell office:value-type="float" office:value="761" calcext:value-type="float">
            <text:p>761</text:p>
          </table:table-cell>
          <table:table-cell table:formula="of:=VLOOKUP([.B225];[$Sheet2.A218:.C774];2)" office:value-type="float" office:value="228" calcext:value-type="float">
            <text:p>228</text:p>
          </table:table-cell>
          <table:table-cell office:value-type="float" office:value="8779998" calcext:value-type="float">
            <text:p>8,779,998</text:p>
          </table:table-cell>
          <table:table-cell office:value-type="float" office:value="0" calcext:value-type="float">
            <text:p>0</text:p>
          </table:table-cell>
          <table:table-cell office:value-type="float" office:value="2203908" calcext:value-type="float">
            <text:p>2,203,908</text:p>
          </table:table-cell>
          <table:table-cell office:value-type="float" office:value="10983906" calcext:value-type="float">
            <text:p>10,983,906</text:p>
          </table:table-cell>
          <table:table-cell office:value-type="float" office:value="42926414" calcext:value-type="float">
            <text:p>42,926,414</text:p>
          </table:table-cell>
          <table:table-cell office:value-type="float" office:value="8061855" calcext:value-type="float">
            <text:p>8,061,855</text:p>
          </table:table-cell>
          <table:table-cell office:value-type="float" office:value="1779469" calcext:value-type="float">
            <text:p>1,779,469</text:p>
          </table:table-cell>
          <table:table-cell office:value-type="float" office:value="0" calcext:value-type="float">
            <text:p>0</text:p>
          </table:table-cell>
          <table:table-cell office:value-type="float" office:value="52767738" calcext:value-type="float">
            <text:p>52,767,738</text:p>
          </table:table-cell>
          <table:table-cell office:value-type="float" office:value="4997071" calcext:value-type="float">
            <text:p>4,997,071</text:p>
          </table:table-cell>
          <table:table-cell office:value-type="float" office:value="68748715" calcext:value-type="float">
            <text:p>68,748,715</text:p>
          </table:table-cell>
          <table:table-cell office:value-type="float" office:value="4091547" calcext:value-type="float">
            <text:p>4,091,547</text:p>
          </table:table-cell>
          <table:table-cell office:value-type="float" office:value="3569987" calcext:value-type="float">
            <text:p>3,569,987</text:p>
          </table:table-cell>
          <table:table-cell office:value-type="float" office:value="-72737" calcext:value-type="float">
            <text:p>-72,737</text:p>
          </table:table-cell>
          <table:table-cell office:value-type="float" office:value="9356857" calcext:value-type="float">
            <text:p>9,356,857</text:p>
          </table:table-cell>
          <table:table-cell office:value-type="float" office:value="0" calcext:value-type="float">
            <text:p>0</text:p>
          </table:table-cell>
          <table:table-cell office:value-type="float" office:value="85694368" calcext:value-type="float">
            <text:p>85,694,368</text:p>
          </table:table-cell>
          <table:table-cell office:value-type="float" office:value="17351050" calcext:value-type="float">
            <text:p>17,351,050</text:p>
          </table:table-cell>
          <table:table-cell office:value-type="float" office:value="0" calcext:value-type="float">
            <text:p>0</text:p>
          </table:table-cell>
          <table:table-cell office:value-type="float" office:value="3047277" calcext:value-type="float">
            <text:p>3,047,277</text:p>
          </table:table-cell>
          <table:table-cell office:value-type="float" office:value="56242048" calcext:value-type="float">
            <text:p>56,242,048</text:p>
          </table:table-cell>
          <table:table-cell office:value-type="float" office:value="0" calcext:value-type="float">
            <text:p>0</text:p>
          </table:table-cell>
          <table:table-cell office:value-type="float" office:value="9053993" calcext:value-type="float">
            <text:p>9,053,993</text:p>
          </table:table-cell>
          <table:table-cell/>
          <table:table-cell table:formula="of:=CONCATENATE([.$AB$5];[.$AA$5];[.C225];&quot;,&quot;;[.D225];&quot;,&quot;;[.E225];&quot;,&quot;;[.F225];&quot;,&quot;;[.H225];&quot;,&quot;;[.I225];&quot;,&quot;;[.J225];&quot;,&quot;;[.K225];&quot;,&quot;;[.M225];&quot;,&quot;;[.O225];&quot;,&quot;;[.P225];&quot;,&quot;;[.Q225];&quot;,&quot;;[.R225];&quot;,&quot;;[.S225];&quot;,&quot;;[.U225];&quot;,&quot;;[.V225];&quot;,&quot;;[.W225];&quot;,&quot;;[.X225];&quot;,&quot;;[.Y225];&quot;,&quot;;[.Z22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8,8779998,0,2203908,42926414,8061855,1779469,0,4997071,4091547,3569987,-72737,9356857,0,17351050,0,3047277,56242048,0,905399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8,8779998,0,2203908,42926414,8061855,1779469,0,4997071,4091547,3569987,-72737,9356857,0,17351050,0,3047277,56242048,0,905399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DFORD PUBLIC SCHOOL DISTRICT</text:p>
          </table:table-cell>
          <table:table-cell office:value-type="float" office:value="763" calcext:value-type="float">
            <text:p>763</text:p>
          </table:table-cell>
          <table:table-cell table:formula="of:=VLOOKUP([.B226];[$Sheet2.A219:.C775];2)" office:value-type="float" office:value="229" calcext:value-type="float">
            <text:p>229</text:p>
          </table:table-cell>
          <table:table-cell office:value-type="float" office:value="813867" calcext:value-type="float">
            <text:p>813,867</text:p>
          </table:table-cell>
          <table:table-cell office:value-type="float" office:value="0" calcext:value-type="float">
            <text:p>0</text:p>
          </table:table-cell>
          <table:table-cell office:value-type="float" office:value="413729" calcext:value-type="float">
            <text:p>413,729</text:p>
          </table:table-cell>
          <table:table-cell office:value-type="float" office:value="1227596" calcext:value-type="float">
            <text:p>1,227,596</text:p>
          </table:table-cell>
          <table:table-cell office:value-type="float" office:value="7463127" calcext:value-type="float">
            <text:p>7,463,127</text:p>
          </table:table-cell>
          <table:table-cell office:value-type="float" office:value="1003064" calcext:value-type="float">
            <text:p>1,003,064</text:p>
          </table:table-cell>
          <table:table-cell office:value-type="float" office:value="137705" calcext:value-type="float">
            <text:p>137,705</text:p>
          </table:table-cell>
          <table:table-cell office:value-type="float" office:value="0" calcext:value-type="float">
            <text:p>0</text:p>
          </table:table-cell>
          <table:table-cell office:value-type="float" office:value="8603896" calcext:value-type="float">
            <text:p>8,603,896</text:p>
          </table:table-cell>
          <table:table-cell office:value-type="float" office:value="649685" calcext:value-type="float">
            <text:p>649,685</text:p>
          </table:table-cell>
          <table:table-cell office:value-type="float" office:value="10481177" calcext:value-type="float">
            <text:p>10,481,177</text:p>
          </table:table-cell>
          <table:table-cell office:value-type="float" office:value="815085" calcext:value-type="float">
            <text:p>815,085</text:p>
          </table:table-cell>
          <table:table-cell office:value-type="float" office:value="286086" calcext:value-type="float">
            <text:p>286,086</text:p>
          </table:table-cell>
          <table:table-cell office:value-type="float" office:value="0" calcext:value-type="float">
            <text:p>0</text:p>
          </table:table-cell>
          <table:table-cell office:value-type="float" office:value="1069910" calcext:value-type="float">
            <text:p>1,069,910</text:p>
          </table:table-cell>
          <table:table-cell office:value-type="float" office:value="0" calcext:value-type="float">
            <text:p>0</text:p>
          </table:table-cell>
          <table:table-cell office:value-type="float" office:value="12652258" calcext:value-type="float">
            <text:p>12,652,258</text:p>
          </table:table-cell>
          <table:table-cell office:value-type="float" office:value="1597094" calcext:value-type="float">
            <text:p>1,597,094</text:p>
          </table:table-cell>
          <table:table-cell office:value-type="float" office:value="0" calcext:value-type="float">
            <text:p>0</text:p>
          </table:table-cell>
          <table:table-cell office:value-type="float" office:value="682627" calcext:value-type="float">
            <text:p>682,627</text:p>
          </table:table-cell>
          <table:table-cell office:value-type="float" office:value="9000467" calcext:value-type="float">
            <text:p>9,000,467</text:p>
          </table:table-cell>
          <table:table-cell office:value-type="float" office:value="0" calcext:value-type="float">
            <text:p>0</text:p>
          </table:table-cell>
          <table:table-cell office:value-type="float" office:value="1372069" calcext:value-type="float">
            <text:p>1,372,069</text:p>
          </table:table-cell>
          <table:table-cell/>
          <table:table-cell table:formula="of:=CONCATENATE([.$AB$5];[.$AA$5];[.C226];&quot;,&quot;;[.D226];&quot;,&quot;;[.E226];&quot;,&quot;;[.F226];&quot;,&quot;;[.H226];&quot;,&quot;;[.I226];&quot;,&quot;;[.J226];&quot;,&quot;;[.K226];&quot;,&quot;;[.M226];&quot;,&quot;;[.O226];&quot;,&quot;;[.P226];&quot;,&quot;;[.Q226];&quot;,&quot;;[.R226];&quot;,&quot;;[.S226];&quot;,&quot;;[.U226];&quot;,&quot;;[.V226];&quot;,&quot;;[.W226];&quot;,&quot;;[.X226];&quot;,&quot;;[.Y226];&quot;,&quot;;[.Z22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9,813867,0,413729,7463127,1003064,137705,0,649685,815085,286086,0,1069910,0,1597094,0,682627,9000467,0,137206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29,813867,0,413729,7463127,1003064,137705,0,649685,815085,286086,0,1069910,0,1597094,0,682627,9000467,0,137206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ANCOCK PUBLIC SCHOOL DISTRICT</text:p>
          </table:table-cell>
          <table:table-cell office:value-type="float" office:value="768" calcext:value-type="float">
            <text:p>768</text:p>
          </table:table-cell>
          <table:table-cell table:formula="of:=VLOOKUP([.B227];[$Sheet2.A220:.C776];2)" office:value-type="float" office:value="230" calcext:value-type="float">
            <text:p>230</text:p>
          </table:table-cell>
          <table:table-cell office:value-type="float" office:value="296589" calcext:value-type="float">
            <text:p>296,589</text:p>
          </table:table-cell>
          <table:table-cell office:value-type="float" office:value="0" calcext:value-type="float">
            <text:p>0</text:p>
          </table:table-cell>
          <table:table-cell office:value-type="float" office:value="241579" calcext:value-type="float">
            <text:p>241,579</text:p>
          </table:table-cell>
          <table:table-cell office:value-type="float" office:value="538168" calcext:value-type="float">
            <text:p>538,168</text:p>
          </table:table-cell>
          <table:table-cell office:value-type="float" office:value="3948696" calcext:value-type="float">
            <text:p>3,948,696</text:p>
          </table:table-cell>
          <table:table-cell office:value-type="float" office:value="378011" calcext:value-type="float">
            <text:p>378,011</text:p>
          </table:table-cell>
          <table:table-cell office:value-type="float" office:value="130718" calcext:value-type="float">
            <text:p>130,718</text:p>
          </table:table-cell>
          <table:table-cell office:value-type="float" office:value="0" calcext:value-type="float">
            <text:p>0</text:p>
          </table:table-cell>
          <table:table-cell office:value-type="float" office:value="4457425" calcext:value-type="float">
            <text:p>4,457,425</text:p>
          </table:table-cell>
          <table:table-cell office:value-type="float" office:value="391440" calcext:value-type="float">
            <text:p>391,440</text:p>
          </table:table-cell>
          <table:table-cell office:value-type="float" office:value="5387033" calcext:value-type="float">
            <text:p>5,387,033</text:p>
          </table:table-cell>
          <table:table-cell office:value-type="float" office:value="291699" calcext:value-type="float">
            <text:p>291,699</text:p>
          </table:table-cell>
          <table:table-cell office:value-type="float" office:value="96324" calcext:value-type="float">
            <text:p>96,324</text:p>
          </table:table-cell>
          <table:table-cell office:value-type="float" office:value="127" calcext:value-type="float">
            <text:p>127</text:p>
          </table:table-cell>
          <table:table-cell office:value-type="float" office:value="922043" calcext:value-type="float">
            <text:p>922,043</text:p>
          </table:table-cell>
          <table:table-cell office:value-type="float" office:value="0" calcext:value-type="float">
            <text:p>0</text:p>
          </table:table-cell>
          <table:table-cell office:value-type="float" office:value="6697227" calcext:value-type="float">
            <text:p>6,697,227</text:p>
          </table:table-cell>
          <table:table-cell office:value-type="float" office:value="840970" calcext:value-type="float">
            <text:p>840,970</text:p>
          </table:table-cell>
          <table:table-cell office:value-type="float" office:value="0" calcext:value-type="float">
            <text:p>0</text:p>
          </table:table-cell>
          <table:table-cell office:value-type="float" office:value="300946" calcext:value-type="float">
            <text:p>300,946</text:p>
          </table:table-cell>
          <table:table-cell office:value-type="float" office:value="4894955" calcext:value-type="float">
            <text:p>4,894,955</text:p>
          </table:table-cell>
          <table:table-cell office:value-type="float" office:value="0" calcext:value-type="float">
            <text:p>0</text:p>
          </table:table-cell>
          <table:table-cell office:value-type="float" office:value="660356" calcext:value-type="float">
            <text:p>660,356</text:p>
          </table:table-cell>
          <table:table-cell/>
          <table:table-cell table:formula="of:=CONCATENATE([.$AB$5];[.$AA$5];[.C227];&quot;,&quot;;[.D227];&quot;,&quot;;[.E227];&quot;,&quot;;[.F227];&quot;,&quot;;[.H227];&quot;,&quot;;[.I227];&quot;,&quot;;[.J227];&quot;,&quot;;[.K227];&quot;,&quot;;[.M227];&quot;,&quot;;[.O227];&quot;,&quot;;[.P227];&quot;,&quot;;[.Q227];&quot;,&quot;;[.R227];&quot;,&quot;;[.S227];&quot;,&quot;;[.U227];&quot;,&quot;;[.V227];&quot;,&quot;;[.W227];&quot;,&quot;;[.X227];&quot;,&quot;;[.Y227];&quot;,&quot;;[.Z22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0,296589,0,241579,3948696,378011,130718,0,391440,291699,96324,127,922043,0,840970,0,300946,4894955,0,66035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0,296589,0,241579,3948696,378011,130718,0,391440,291699,96324,127,922043,0,840970,0,300946,4894955,0,66035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okio-Alberta Public Schools</text:p>
          </table:table-cell>
          <table:table-cell office:value-type="float" office:value="771" calcext:value-type="float">
            <text:p>771</text:p>
          </table:table-cell>
          <table:table-cell table:formula="of:=VLOOKUP([.B228];[$Sheet2.A221:.C777];2)" office:value-type="float" office:value="232" calcext:value-type="float">
            <text:p>232</text:p>
          </table:table-cell>
          <table:table-cell office:value-type="float" office:value="533671" calcext:value-type="float">
            <text:p>533,671</text:p>
          </table:table-cell>
          <table:table-cell office:value-type="float" office:value="0" calcext:value-type="float">
            <text:p>0</text:p>
          </table:table-cell>
          <table:table-cell office:value-type="float" office:value="107457" calcext:value-type="float">
            <text:p>107,457</text:p>
          </table:table-cell>
          <table:table-cell office:value-type="float" office:value="641128" calcext:value-type="float">
            <text:p>641,128</text:p>
          </table:table-cell>
          <table:table-cell office:value-type="float" office:value="1583494" calcext:value-type="float">
            <text:p>1,583,494</text:p>
          </table:table-cell>
          <table:table-cell office:value-type="float" office:value="223236" calcext:value-type="float">
            <text:p>223,236</text:p>
          </table:table-cell>
          <table:table-cell office:value-type="float" office:value="18012" calcext:value-type="float">
            <text:p>18,012</text:p>
          </table:table-cell>
          <table:table-cell office:value-type="float" office:value="0" calcext:value-type="float">
            <text:p>0</text:p>
          </table:table-cell>
          <table:table-cell office:value-type="float" office:value="1824743" calcext:value-type="float">
            <text:p>1,824,743</text:p>
          </table:table-cell>
          <table:table-cell office:value-type="float" office:value="210366" calcext:value-type="float">
            <text:p>210,366</text:p>
          </table:table-cell>
          <table:table-cell office:value-type="float" office:value="2676237" calcext:value-type="float">
            <text:p>2,676,237</text:p>
          </table:table-cell>
          <table:table-cell office:value-type="float" office:value="166098" calcext:value-type="float">
            <text:p>166,098</text:p>
          </table:table-cell>
          <table:table-cell office:value-type="float" office:value="170913" calcext:value-type="float">
            <text:p>170,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3248" calcext:value-type="float">
            <text:p>3,013,248</text:p>
          </table:table-cell>
          <table:table-cell office:value-type="float" office:value="556979" calcext:value-type="float">
            <text:p>556,979</text:p>
          </table:table-cell>
          <table:table-cell office:value-type="float" office:value="0" calcext:value-type="float">
            <text:p>0</text:p>
          </table:table-cell>
          <table:table-cell office:value-type="float" office:value="253274" calcext:value-type="float">
            <text:p>253,274</text:p>
          </table:table-cell>
          <table:table-cell office:value-type="float" office:value="1842511" calcext:value-type="float">
            <text:p>1,842,511</text:p>
          </table:table-cell>
          <table:table-cell office:value-type="float" office:value="0" calcext:value-type="float">
            <text:p>0</text:p>
          </table:table-cell>
          <table:table-cell office:value-type="float" office:value="360484" calcext:value-type="float">
            <text:p>360,484</text:p>
          </table:table-cell>
          <table:table-cell/>
          <table:table-cell table:formula="of:=CONCATENATE([.$AB$5];[.$AA$5];[.C228];&quot;,&quot;;[.D228];&quot;,&quot;;[.E228];&quot;,&quot;;[.F228];&quot;,&quot;;[.H228];&quot;,&quot;;[.I228];&quot;,&quot;;[.J228];&quot;,&quot;;[.K228];&quot;,&quot;;[.M228];&quot;,&quot;;[.O228];&quot;,&quot;;[.P228];&quot;,&quot;;[.Q228];&quot;,&quot;;[.R228];&quot;,&quot;;[.S228];&quot;,&quot;;[.U228];&quot;,&quot;;[.V228];&quot;,&quot;;[.W228];&quot;,&quot;;[.X228];&quot;,&quot;;[.Y228];&quot;,&quot;;[.Z22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2,533671,0,107457,1583494,223236,18012,0,210366,166098,170913,0,0,0,556979,0,253274,1842511,0,3604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2,533671,0,107457,1583494,223236,18012,0,210366,166098,170913,0,0,0,556979,0,253274,1842511,0,3604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RKHOVEN-MURDOCK-SUNBURG</text:p>
          </table:table-cell>
          <table:table-cell office:value-type="float" office:value="775" calcext:value-type="float">
            <text:p>775</text:p>
          </table:table-cell>
          <table:table-cell table:formula="of:=VLOOKUP([.B229];[$Sheet2.A222:.C778];2)" office:value-type="float" office:value="233" calcext:value-type="float">
            <text:p>233</text:p>
          </table:table-cell>
          <table:table-cell office:value-type="float" office:value="743319" calcext:value-type="float">
            <text:p>743,319</text:p>
          </table:table-cell>
          <table:table-cell office:value-type="float" office:value="0" calcext:value-type="float">
            <text:p>0</text:p>
          </table:table-cell>
          <table:table-cell office:value-type="float" office:value="426783" calcext:value-type="float">
            <text:p>426,783</text:p>
          </table:table-cell>
          <table:table-cell office:value-type="float" office:value="1170103" calcext:value-type="float">
            <text:p>1,170,103</text:p>
          </table:table-cell>
          <table:table-cell office:value-type="float" office:value="7012873" calcext:value-type="float">
            <text:p>7,012,873</text:p>
          </table:table-cell>
          <table:table-cell office:value-type="float" office:value="1069069" calcext:value-type="float">
            <text:p>1,069,069</text:p>
          </table:table-cell>
          <table:table-cell office:value-type="float" office:value="230948" calcext:value-type="float">
            <text:p>230,948</text:p>
          </table:table-cell>
          <table:table-cell office:value-type="float" office:value="0" calcext:value-type="float">
            <text:p>0</text:p>
          </table:table-cell>
          <table:table-cell office:value-type="float" office:value="8312890" calcext:value-type="float">
            <text:p>8,312,890</text:p>
          </table:table-cell>
          <table:table-cell office:value-type="float" office:value="1297268" calcext:value-type="float">
            <text:p>1,297,268</text:p>
          </table:table-cell>
          <table:table-cell office:value-type="float" office:value="10780261" calcext:value-type="float">
            <text:p>10,780,261</text:p>
          </table:table-cell>
          <table:table-cell office:value-type="float" office:value="779155" calcext:value-type="float">
            <text:p>779,155</text:p>
          </table:table-cell>
          <table:table-cell office:value-type="float" office:value="406591" calcext:value-type="float">
            <text:p>406,591</text:p>
          </table:table-cell>
          <table:table-cell office:value-type="float" office:value="49" calcext:value-type="float">
            <text:p>49</text:p>
          </table:table-cell>
          <table:table-cell office:value-type="float" office:value="730269" calcext:value-type="float">
            <text:p>730,269</text:p>
          </table:table-cell>
          <table:table-cell office:value-type="float" office:value="0" calcext:value-type="float">
            <text:p>0</text:p>
          </table:table-cell>
          <table:table-cell office:value-type="float" office:value="12696324" calcext:value-type="float">
            <text:p>12,696,324</text:p>
          </table:table-cell>
          <table:table-cell office:value-type="float" office:value="1176075" calcext:value-type="float">
            <text:p>1,176,075</text:p>
          </table:table-cell>
          <table:table-cell office:value-type="float" office:value="0" calcext:value-type="float">
            <text:p>0</text:p>
          </table:table-cell>
          <table:table-cell office:value-type="float" office:value="749317" calcext:value-type="float">
            <text:p>749,317</text:p>
          </table:table-cell>
          <table:table-cell office:value-type="float" office:value="8706577" calcext:value-type="float">
            <text:p>8,706,577</text:p>
          </table:table-cell>
          <table:table-cell office:value-type="float" office:value="0" calcext:value-type="float">
            <text:p>0</text:p>
          </table:table-cell>
          <table:table-cell office:value-type="float" office:value="2064356" calcext:value-type="float">
            <text:p>2,064,356</text:p>
          </table:table-cell>
          <table:table-cell/>
          <table:table-cell table:formula="of:=CONCATENATE([.$AB$5];[.$AA$5];[.C229];&quot;,&quot;;[.D229];&quot;,&quot;;[.E229];&quot;,&quot;;[.F229];&quot;,&quot;;[.H229];&quot;,&quot;;[.I229];&quot;,&quot;;[.J229];&quot;,&quot;;[.K229];&quot;,&quot;;[.M229];&quot;,&quot;;[.O229];&quot;,&quot;;[.P229];&quot;,&quot;;[.Q229];&quot;,&quot;;[.R229];&quot;,&quot;;[.S229];&quot;,&quot;;[.U229];&quot;,&quot;;[.V229];&quot;,&quot;;[.W229];&quot;,&quot;;[.X229];&quot;,&quot;;[.Y229];&quot;,&quot;;[.Z22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3,743319,0,426783,7012873,1069069,230948,0,1297268,779155,406591,49,730269,0,1176075,0,749317,8706577,0,206435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3,743319,0,426783,7012873,1069069,230948,0,1297268,779155,406591,49,730269,0,1176075,0,749317,8706577,0,206435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NSON PUBLIC SCHOOL DISTRICT</text:p>
          </table:table-cell>
          <table:table-cell office:value-type="float" office:value="777" calcext:value-type="float">
            <text:p>777</text:p>
          </table:table-cell>
          <table:table-cell table:formula="of:=VLOOKUP([.B230];[$Sheet2.A223:.C779];2)" office:value-type="float" office:value="234" calcext:value-type="float">
            <text:p>234</text:p>
          </table:table-cell>
          <table:table-cell office:value-type="float" office:value="1323657" calcext:value-type="float">
            <text:p>1,323,657</text:p>
          </table:table-cell>
          <table:table-cell office:value-type="float" office:value="0" calcext:value-type="float">
            <text:p>0</text:p>
          </table:table-cell>
          <table:table-cell office:value-type="float" office:value="1025304" calcext:value-type="float">
            <text:p>1,025,304</text:p>
          </table:table-cell>
          <table:table-cell office:value-type="float" office:value="2348962" calcext:value-type="float">
            <text:p>2,348,962</text:p>
          </table:table-cell>
          <table:table-cell office:value-type="float" office:value="7171285" calcext:value-type="float">
            <text:p>7,171,285</text:p>
          </table:table-cell>
          <table:table-cell office:value-type="float" office:value="1441322" calcext:value-type="float">
            <text:p>1,441,322</text:p>
          </table:table-cell>
          <table:table-cell office:value-type="float" office:value="87005" calcext:value-type="float">
            <text:p>87,005</text:p>
          </table:table-cell>
          <table:table-cell office:value-type="float" office:value="0" calcext:value-type="float">
            <text:p>0</text:p>
          </table:table-cell>
          <table:table-cell office:value-type="float" office:value="8699612" calcext:value-type="float">
            <text:p>8,699,612</text:p>
          </table:table-cell>
          <table:table-cell office:value-type="float" office:value="1265271" calcext:value-type="float">
            <text:p>1,265,271</text:p>
          </table:table-cell>
          <table:table-cell office:value-type="float" office:value="12313844" calcext:value-type="float">
            <text:p>12,313,844</text:p>
          </table:table-cell>
          <table:table-cell office:value-type="float" office:value="810495" calcext:value-type="float">
            <text:p>810,495</text:p>
          </table:table-cell>
          <table:table-cell office:value-type="float" office:value="1137099" calcext:value-type="float">
            <text:p>1,137,099</text:p>
          </table:table-cell>
          <table:table-cell office:value-type="float" office:value="273" calcext:value-type="float">
            <text:p>273</text:p>
          </table:table-cell>
          <table:table-cell office:value-type="float" office:value="2266415" calcext:value-type="float">
            <text:p>2,266,415</text:p>
          </table:table-cell>
          <table:table-cell office:value-type="float" office:value="0" calcext:value-type="float">
            <text:p>0</text:p>
          </table:table-cell>
          <table:table-cell office:value-type="float" office:value="16528127" calcext:value-type="float">
            <text:p>16,528,127</text:p>
          </table:table-cell>
          <table:table-cell office:value-type="float" office:value="2741951" calcext:value-type="float">
            <text:p>2,741,951</text:p>
          </table:table-cell>
          <table:table-cell office:value-type="float" office:value="0" calcext:value-type="float">
            <text:p>0</text:p>
          </table:table-cell>
          <table:table-cell office:value-type="float" office:value="2057716" calcext:value-type="float">
            <text:p>2,057,716</text:p>
          </table:table-cell>
          <table:table-cell office:value-type="float" office:value="9775240" calcext:value-type="float">
            <text:p>9,775,240</text:p>
          </table:table-cell>
          <table:table-cell office:value-type="float" office:value="0" calcext:value-type="float">
            <text:p>0</text:p>
          </table:table-cell>
          <table:table-cell office:value-type="float" office:value="1953219" calcext:value-type="float">
            <text:p>1,953,219</text:p>
          </table:table-cell>
          <table:table-cell/>
          <table:table-cell table:formula="of:=CONCATENATE([.$AB$5];[.$AA$5];[.C230];&quot;,&quot;;[.D230];&quot;,&quot;;[.E230];&quot;,&quot;;[.F230];&quot;,&quot;;[.H230];&quot;,&quot;;[.I230];&quot;,&quot;;[.J230];&quot;,&quot;;[.K230];&quot;,&quot;;[.M230];&quot;,&quot;;[.O230];&quot;,&quot;;[.P230];&quot;,&quot;;[.Q230];&quot;,&quot;;[.R230];&quot;,&quot;;[.S230];&quot;,&quot;;[.U230];&quot;,&quot;;[.V230];&quot;,&quot;;[.W230];&quot;,&quot;;[.X230];&quot;,&quot;;[.Y230];&quot;,&quot;;[.Z23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4,1323657,0,1025304,7171285,1441322,87005,0,1265271,810495,1137099,273,2266415,0,2741951,0,2057716,9775240,0,195321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4,1323657,0,1025304,7171285,1441322,87005,0,1265271,810495,1137099,273,2266415,0,2741951,0,2057716,9775240,0,195321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RTHA-HEWITT PUBLIC SCHOOL DIST.</text:p>
          </table:table-cell>
          <table:table-cell office:value-type="float" office:value="786" calcext:value-type="float">
            <text:p>786</text:p>
          </table:table-cell>
          <table:table-cell table:formula="of:=VLOOKUP([.B231];[$Sheet2.A224:.C780];2)" office:value-type="float" office:value="235" calcext:value-type="float">
            <text:p>235</text:p>
          </table:table-cell>
          <table:table-cell office:value-type="float" office:value="385354" calcext:value-type="float">
            <text:p>385,354</text:p>
          </table:table-cell>
          <table:table-cell office:value-type="float" office:value="0" calcext:value-type="float">
            <text:p>0</text:p>
          </table:table-cell>
          <table:table-cell office:value-type="float" office:value="525450" calcext:value-type="float">
            <text:p>525,450</text:p>
          </table:table-cell>
          <table:table-cell office:value-type="float" office:value="910804" calcext:value-type="float">
            <text:p>910,804</text:p>
          </table:table-cell>
          <table:table-cell office:value-type="float" office:value="5100001" calcext:value-type="float">
            <text:p>5,100,001</text:p>
          </table:table-cell>
          <table:table-cell office:value-type="float" office:value="734347" calcext:value-type="float">
            <text:p>734,347</text:p>
          </table:table-cell>
          <table:table-cell office:value-type="float" office:value="118165" calcext:value-type="float">
            <text:p>118,165</text:p>
          </table:table-cell>
          <table:table-cell office:value-type="float" office:value="0" calcext:value-type="float">
            <text:p>0</text:p>
          </table:table-cell>
          <table:table-cell office:value-type="float" office:value="5952513" calcext:value-type="float">
            <text:p>5,952,513</text:p>
          </table:table-cell>
          <table:table-cell office:value-type="float" office:value="1936127" calcext:value-type="float">
            <text:p>1,936,127</text:p>
          </table:table-cell>
          <table:table-cell office:value-type="float" office:value="8799445" calcext:value-type="float">
            <text:p>8,799,445</text:p>
          </table:table-cell>
          <table:table-cell office:value-type="float" office:value="581125" calcext:value-type="float">
            <text:p>581,125</text:p>
          </table:table-cell>
          <table:table-cell office:value-type="float" office:value="307632" calcext:value-type="float">
            <text:p>307,632</text:p>
          </table:table-cell>
          <table:table-cell office:value-type="float" office:value="7345" calcext:value-type="float">
            <text:p>7,345</text:p>
          </table:table-cell>
          <table:table-cell office:value-type="float" office:value="667495" calcext:value-type="float">
            <text:p>667,495</text:p>
          </table:table-cell>
          <table:table-cell office:value-type="float" office:value="0" calcext:value-type="float">
            <text:p>0</text:p>
          </table:table-cell>
          <table:table-cell office:value-type="float" office:value="10363041" calcext:value-type="float">
            <text:p>10,363,041</text:p>
          </table:table-cell>
          <table:table-cell office:value-type="float" office:value="820602" calcext:value-type="float">
            <text:p>820,602</text:p>
          </table:table-cell>
          <table:table-cell office:value-type="float" office:value="0" calcext:value-type="float">
            <text:p>0</text:p>
          </table:table-cell>
          <table:table-cell office:value-type="float" office:value="667600" calcext:value-type="float">
            <text:p>667,600</text:p>
          </table:table-cell>
          <table:table-cell office:value-type="float" office:value="6330632" calcext:value-type="float">
            <text:p>6,330,632</text:p>
          </table:table-cell>
          <table:table-cell office:value-type="float" office:value="0" calcext:value-type="float">
            <text:p>0</text:p>
          </table:table-cell>
          <table:table-cell office:value-type="float" office:value="2544207" calcext:value-type="float">
            <text:p>2,544,207</text:p>
          </table:table-cell>
          <table:table-cell/>
          <table:table-cell table:formula="of:=CONCATENATE([.$AB$5];[.$AA$5];[.C231];&quot;,&quot;;[.D231];&quot;,&quot;;[.E231];&quot;,&quot;;[.F231];&quot;,&quot;;[.H231];&quot;,&quot;;[.I231];&quot;,&quot;;[.J231];&quot;,&quot;;[.K231];&quot;,&quot;;[.M231];&quot;,&quot;;[.O231];&quot;,&quot;;[.P231];&quot;,&quot;;[.Q231];&quot;,&quot;;[.R231];&quot;,&quot;;[.S231];&quot;,&quot;;[.U231];&quot;,&quot;;[.V231];&quot;,&quot;;[.W231];&quot;,&quot;;[.X231];&quot;,&quot;;[.Y231];&quot;,&quot;;[.Z23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5,385354,0,525450,5100001,734347,118165,0,1936127,581125,307632,7345,667495,0,820602,0,667600,6330632,0,254420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5,385354,0,525450,5100001,734347,118165,0,1936127,581125,307632,7345,667495,0,820602,0,667600,6330632,0,254420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OWERVILLE PUBLIC SCHOOL DISTRICT</text:p>
          </table:table-cell>
          <table:table-cell office:value-type="float" office:value="787" calcext:value-type="float">
            <text:p>787</text:p>
          </table:table-cell>
          <table:table-cell table:formula="of:=VLOOKUP([.B232];[$Sheet2.A225:.C781];2)" office:value-type="float" office:value="236" calcext:value-type="float">
            <text:p>236</text:p>
          </table:table-cell>
          <table:table-cell office:value-type="float" office:value="428385" calcext:value-type="float">
            <text:p>428,385</text:p>
          </table:table-cell>
          <table:table-cell office:value-type="float" office:value="0" calcext:value-type="float">
            <text:p>0</text:p>
          </table:table-cell>
          <table:table-cell office:value-type="float" office:value="345405" calcext:value-type="float">
            <text:p>345,405</text:p>
          </table:table-cell>
          <table:table-cell office:value-type="float" office:value="773790" calcext:value-type="float">
            <text:p>773,790</text:p>
          </table:table-cell>
          <table:table-cell office:value-type="float" office:value="4984624" calcext:value-type="float">
            <text:p>4,984,624</text:p>
          </table:table-cell>
          <table:table-cell office:value-type="float" office:value="910700" calcext:value-type="float">
            <text:p>910,700</text:p>
          </table:table-cell>
          <table:table-cell office:value-type="float" office:value="86019" calcext:value-type="float">
            <text:p>86,019</text:p>
          </table:table-cell>
          <table:table-cell office:value-type="float" office:value="0" calcext:value-type="float">
            <text:p>0</text:p>
          </table:table-cell>
          <table:table-cell office:value-type="float" office:value="5981342" calcext:value-type="float">
            <text:p>5,981,342</text:p>
          </table:table-cell>
          <table:table-cell office:value-type="float" office:value="1181572" calcext:value-type="float">
            <text:p>1,181,572</text:p>
          </table:table-cell>
          <table:table-cell office:value-type="float" office:value="7936705" calcext:value-type="float">
            <text:p>7,936,705</text:p>
          </table:table-cell>
          <table:table-cell office:value-type="float" office:value="604530" calcext:value-type="float">
            <text:p>604,530</text:p>
          </table:table-cell>
          <table:table-cell office:value-type="float" office:value="175079" calcext:value-type="float">
            <text:p>175,079</text:p>
          </table:table-cell>
          <table:table-cell office:value-type="float" office:value="0" calcext:value-type="float">
            <text:p>0</text:p>
          </table:table-cell>
          <table:table-cell office:value-type="float" office:value="936859" calcext:value-type="float">
            <text:p>936,859</text:p>
          </table:table-cell>
          <table:table-cell office:value-type="float" office:value="0" calcext:value-type="float">
            <text:p>0</text:p>
          </table:table-cell>
          <table:table-cell office:value-type="float" office:value="9653173" calcext:value-type="float">
            <text:p>9,653,173</text:p>
          </table:table-cell>
          <table:table-cell office:value-type="float" office:value="1060040" calcext:value-type="float">
            <text:p>1,060,040</text:p>
          </table:table-cell>
          <table:table-cell office:value-type="float" office:value="0" calcext:value-type="float">
            <text:p>0</text:p>
          </table:table-cell>
          <table:table-cell office:value-type="float" office:value="433161" calcext:value-type="float">
            <text:p>433,161</text:p>
          </table:table-cell>
          <table:table-cell office:value-type="float" office:value="6402690" calcext:value-type="float">
            <text:p>6,402,690</text:p>
          </table:table-cell>
          <table:table-cell office:value-type="float" office:value="0" calcext:value-type="float">
            <text:p>0</text:p>
          </table:table-cell>
          <table:table-cell office:value-type="float" office:value="1757281" calcext:value-type="float">
            <text:p>1,757,281</text:p>
          </table:table-cell>
          <table:table-cell/>
          <table:table-cell table:formula="of:=CONCATENATE([.$AB$5];[.$AA$5];[.C232];&quot;,&quot;;[.D232];&quot;,&quot;;[.E232];&quot;,&quot;;[.F232];&quot;,&quot;;[.H232];&quot;,&quot;;[.I232];&quot;,&quot;;[.J232];&quot;,&quot;;[.K232];&quot;,&quot;;[.M232];&quot;,&quot;;[.O232];&quot;,&quot;;[.P232];&quot;,&quot;;[.Q232];&quot;,&quot;;[.R232];&quot;,&quot;;[.S232];&quot;,&quot;;[.U232];&quot;,&quot;;[.V232];&quot;,&quot;;[.W232];&quot;,&quot;;[.X232];&quot;,&quot;;[.Y232];&quot;,&quot;;[.Z23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6,428385,0,345405,4984624,910700,86019,0,1181572,604530,175079,0,936859,0,1060040,0,433161,6402690,0,175728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6,428385,0,345405,4984624,910700,86019,0,1181572,604530,175079,0,936859,0,1060040,0,433161,6402690,0,175728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owns Valley Public School Dist</text:p>
          </table:table-cell>
          <table:table-cell office:value-type="float" office:value="801" calcext:value-type="float">
            <text:p>801</text:p>
          </table:table-cell>
          <table:table-cell table:formula="of:=VLOOKUP([.B233];[$Sheet2.A226:.C782];2)" office:value-type="float" office:value="237" calcext:value-type="float">
            <text:p>237</text:p>
          </table:table-cell>
          <table:table-cell office:value-type="float" office:value="157308" calcext:value-type="float">
            <text:p>157,308</text:p>
          </table:table-cell>
          <table:table-cell office:value-type="float" office:value="0" calcext:value-type="float">
            <text:p>0</text:p>
          </table:table-cell>
          <table:table-cell office:value-type="float" office:value="117239" calcext:value-type="float">
            <text:p>117,239</text:p>
          </table:table-cell>
          <table:table-cell office:value-type="float" office:value="274548" calcext:value-type="float">
            <text:p>274,548</text:p>
          </table:table-cell>
          <table:table-cell office:value-type="float" office:value="1787411" calcext:value-type="float">
            <text:p>1,787,411</text:p>
          </table:table-cell>
          <table:table-cell office:value-type="float" office:value="292199" calcext:value-type="float">
            <text:p>292,199</text:p>
          </table:table-cell>
          <table:table-cell office:value-type="float" office:value="85418" calcext:value-type="float">
            <text:p>85,418</text:p>
          </table:table-cell>
          <table:table-cell office:value-type="float" office:value="0" calcext:value-type="float">
            <text:p>0</text:p>
          </table:table-cell>
          <table:table-cell office:value-type="float" office:value="2165028" calcext:value-type="float">
            <text:p>2,165,028</text:p>
          </table:table-cell>
          <table:table-cell office:value-type="float" office:value="403998" calcext:value-type="float">
            <text:p>403,998</text:p>
          </table:table-cell>
          <table:table-cell office:value-type="float" office:value="2843574" calcext:value-type="float">
            <text:p>2,843,574</text:p>
          </table:table-cell>
          <table:table-cell office:value-type="float" office:value="197111" calcext:value-type="float">
            <text:p>197,111</text:p>
          </table:table-cell>
          <table:table-cell office:value-type="float" office:value="102736" calcext:value-type="float">
            <text:p>102,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3421" calcext:value-type="float">
            <text:p>3,143,421</text:p>
          </table:table-cell>
          <table:table-cell office:value-type="float" office:value="170029" calcext:value-type="float">
            <text:p>170,029</text:p>
          </table:table-cell>
          <table:table-cell office:value-type="float" office:value="0" calcext:value-type="float">
            <text:p>0</text:p>
          </table:table-cell>
          <table:table-cell office:value-type="float" office:value="177636" calcext:value-type="float">
            <text:p>177,636</text:p>
          </table:table-cell>
          <table:table-cell office:value-type="float" office:value="2201444" calcext:value-type="float">
            <text:p>2,201,444</text:p>
          </table:table-cell>
          <table:table-cell office:value-type="float" office:value="0" calcext:value-type="float">
            <text:p>0</text:p>
          </table:table-cell>
          <table:table-cell office:value-type="float" office:value="594312" calcext:value-type="float">
            <text:p>594,312</text:p>
          </table:table-cell>
          <table:table-cell/>
          <table:table-cell table:formula="of:=CONCATENATE([.$AB$5];[.$AA$5];[.C233];&quot;,&quot;;[.D233];&quot;,&quot;;[.E233];&quot;,&quot;;[.F233];&quot;,&quot;;[.H233];&quot;,&quot;;[.I233];&quot;,&quot;;[.J233];&quot;,&quot;;[.K233];&quot;,&quot;;[.M233];&quot;,&quot;;[.O233];&quot;,&quot;;[.P233];&quot;,&quot;;[.Q233];&quot;,&quot;;[.R233];&quot;,&quot;;[.S233];&quot;,&quot;;[.U233];&quot;,&quot;;[.V233];&quot;,&quot;;[.W233];&quot;,&quot;;[.X233];&quot;,&quot;;[.Y233];&quot;,&quot;;[.Z23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7,157308,0,117239,1787411,292199,85418,0,403998,197111,102736,0,0,0,170029,0,177636,2201444,0,5943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7,157308,0,117239,1787411,292199,85418,0,403998,197111,102736,0,0,0,170029,0,177636,2201444,0,5943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HEATON AREA PUBLIC SCHOOL DISTRICT</text:p>
          </table:table-cell>
          <table:table-cell office:value-type="float" office:value="803" calcext:value-type="float">
            <text:p>803</text:p>
          </table:table-cell>
          <table:table-cell table:formula="of:=VLOOKUP([.B234];[$Sheet2.A227:.C783];2)" office:value-type="float" office:value="238" calcext:value-type="float">
            <text:p>238</text:p>
          </table:table-cell>
          <table:table-cell office:value-type="float" office:value="530469" calcext:value-type="float">
            <text:p>530,469</text:p>
          </table:table-cell>
          <table:table-cell office:value-type="float" office:value="0" calcext:value-type="float">
            <text:p>0</text:p>
          </table:table-cell>
          <table:table-cell office:value-type="float" office:value="443496" calcext:value-type="float">
            <text:p>443,496</text:p>
          </table:table-cell>
          <table:table-cell office:value-type="float" office:value="973965" calcext:value-type="float">
            <text:p>973,965</text:p>
          </table:table-cell>
          <table:table-cell office:value-type="float" office:value="3763393" calcext:value-type="float">
            <text:p>3,763,393</text:p>
          </table:table-cell>
          <table:table-cell office:value-type="float" office:value="573478" calcext:value-type="float">
            <text:p>573,478</text:p>
          </table:table-cell>
          <table:table-cell office:value-type="float" office:value="172008" calcext:value-type="float">
            <text:p>172,008</text:p>
          </table:table-cell>
          <table:table-cell office:value-type="float" office:value="0" calcext:value-type="float">
            <text:p>0</text:p>
          </table:table-cell>
          <table:table-cell office:value-type="float" office:value="4508879" calcext:value-type="float">
            <text:p>4,508,879</text:p>
          </table:table-cell>
          <table:table-cell office:value-type="float" office:value="213870" calcext:value-type="float">
            <text:p>213,870</text:p>
          </table:table-cell>
          <table:table-cell office:value-type="float" office:value="5696714" calcext:value-type="float">
            <text:p>5,696,714</text:p>
          </table:table-cell>
          <table:table-cell office:value-type="float" office:value="217839" calcext:value-type="float">
            <text:p>217,839</text:p>
          </table:table-cell>
          <table:table-cell office:value-type="float" office:value="121059" calcext:value-type="float">
            <text:p>121,059</text:p>
          </table:table-cell>
          <table:table-cell office:value-type="float" office:value="830" calcext:value-type="float">
            <text:p>830</text:p>
          </table:table-cell>
          <table:table-cell office:value-type="float" office:value="888143" calcext:value-type="float">
            <text:p>888,143</text:p>
          </table:table-cell>
          <table:table-cell office:value-type="float" office:value="0" calcext:value-type="float">
            <text:p>0</text:p>
          </table:table-cell>
          <table:table-cell office:value-type="float" office:value="6924585" calcext:value-type="float">
            <text:p>6,924,585</text:p>
          </table:table-cell>
          <table:table-cell office:value-type="float" office:value="1016536" calcext:value-type="float">
            <text:p>1,016,536</text:p>
          </table:table-cell>
          <table:table-cell office:value-type="float" office:value="0" calcext:value-type="float">
            <text:p>0</text:p>
          </table:table-cell>
          <table:table-cell office:value-type="float" office:value="537429" calcext:value-type="float">
            <text:p>537,429</text:p>
          </table:table-cell>
          <table:table-cell office:value-type="float" office:value="4973827" calcext:value-type="float">
            <text:p>4,973,827</text:p>
          </table:table-cell>
          <table:table-cell office:value-type="float" office:value="0" calcext:value-type="float">
            <text:p>0</text:p>
          </table:table-cell>
          <table:table-cell office:value-type="float" office:value="396792" calcext:value-type="float">
            <text:p>396,792</text:p>
          </table:table-cell>
          <table:table-cell/>
          <table:table-cell table:formula="of:=CONCATENATE([.$AB$5];[.$AA$5];[.C234];&quot;,&quot;;[.D234];&quot;,&quot;;[.E234];&quot;,&quot;;[.F234];&quot;,&quot;;[.H234];&quot;,&quot;;[.I234];&quot;,&quot;;[.J234];&quot;,&quot;;[.K234];&quot;,&quot;;[.M234];&quot;,&quot;;[.O234];&quot;,&quot;;[.P234];&quot;,&quot;;[.Q234];&quot;,&quot;;[.R234];&quot;,&quot;;[.S234];&quot;,&quot;;[.U234];&quot;,&quot;;[.V234];&quot;,&quot;;[.W234];&quot;,&quot;;[.X234];&quot;,&quot;;[.Y234];&quot;,&quot;;[.Z23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8,530469,0,443496,3763393,573478,172008,0,213870,217839,121059,830,888143,0,1016536,0,537429,4973827,0,39679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8,530469,0,443496,3763393,573478,172008,0,213870,217839,121059,830,888143,0,1016536,0,537429,4973827,0,39679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basha-Kellogg School District</text:p>
          </table:table-cell>
          <table:table-cell office:value-type="float" office:value="811" calcext:value-type="float">
            <text:p>811</text:p>
          </table:table-cell>
          <table:table-cell table:formula="of:=VLOOKUP([.B235];[$Sheet2.A228:.C784];2)" office:value-type="float" office:value="239" calcext:value-type="float">
            <text:p>239</text:p>
          </table:table-cell>
          <table:table-cell office:value-type="float" office:value="1314306" calcext:value-type="float">
            <text:p>1,314,306</text:p>
          </table:table-cell>
          <table:table-cell office:value-type="float" office:value="0" calcext:value-type="float">
            <text:p>0</text:p>
          </table:table-cell>
          <table:table-cell office:value-type="float" office:value="315586" calcext:value-type="float">
            <text:p>315,586</text:p>
          </table:table-cell>
          <table:table-cell office:value-type="float" office:value="1629892" calcext:value-type="float">
            <text:p>1,629,892</text:p>
          </table:table-cell>
          <table:table-cell office:value-type="float" office:value="7499961" calcext:value-type="float">
            <text:p>7,499,961</text:p>
          </table:table-cell>
          <table:table-cell office:value-type="float" office:value="1506645" calcext:value-type="float">
            <text:p>1,506,645</text:p>
          </table:table-cell>
          <table:table-cell office:value-type="float" office:value="93794" calcext:value-type="float">
            <text:p>93,794</text:p>
          </table:table-cell>
          <table:table-cell office:value-type="float" office:value="0" calcext:value-type="float">
            <text:p>0</text:p>
          </table:table-cell>
          <table:table-cell office:value-type="float" office:value="9100400" calcext:value-type="float">
            <text:p>9,100,400</text:p>
          </table:table-cell>
          <table:table-cell office:value-type="float" office:value="352219" calcext:value-type="float">
            <text:p>352,219</text:p>
          </table:table-cell>
          <table:table-cell office:value-type="float" office:value="11082511" calcext:value-type="float">
            <text:p>11,082,511</text:p>
          </table:table-cell>
          <table:table-cell office:value-type="float" office:value="518600" calcext:value-type="float">
            <text:p>518,600</text:p>
          </table:table-cell>
          <table:table-cell office:value-type="float" office:value="409782" calcext:value-type="float">
            <text:p>409,782</text:p>
          </table:table-cell>
          <table:table-cell office:value-type="float" office:value="562" calcext:value-type="float">
            <text:p>562</text:p>
          </table:table-cell>
          <table:table-cell office:value-type="float" office:value="810546" calcext:value-type="float">
            <text:p>810,546</text:p>
          </table:table-cell>
          <table:table-cell office:value-type="float" office:value="0" calcext:value-type="float">
            <text:p>0</text:p>
          </table:table-cell>
          <table:table-cell office:value-type="float" office:value="12822000" calcext:value-type="float">
            <text:p>12,822,000</text:p>
          </table:table-cell>
          <table:table-cell office:value-type="float" office:value="2087290" calcext:value-type="float">
            <text:p>2,087,290</text:p>
          </table:table-cell>
          <table:table-cell office:value-type="float" office:value="0" calcext:value-type="float">
            <text:p>0</text:p>
          </table:table-cell>
          <table:table-cell office:value-type="float" office:value="623721" calcext:value-type="float">
            <text:p>623,721</text:p>
          </table:table-cell>
          <table:table-cell office:value-type="float" office:value="9299274" calcext:value-type="float">
            <text:p>9,299,274</text:p>
          </table:table-cell>
          <table:table-cell office:value-type="float" office:value="0" calcext:value-type="float">
            <text:p>0</text:p>
          </table:table-cell>
          <table:table-cell office:value-type="float" office:value="811715" calcext:value-type="float">
            <text:p>811,715</text:p>
          </table:table-cell>
          <table:table-cell/>
          <table:table-cell table:formula="of:=CONCATENATE([.$AB$5];[.$AA$5];[.C235];&quot;,&quot;;[.D235];&quot;,&quot;;[.E235];&quot;,&quot;;[.F235];&quot;,&quot;;[.H235];&quot;,&quot;;[.I235];&quot;,&quot;;[.J235];&quot;,&quot;;[.K235];&quot;,&quot;;[.M235];&quot;,&quot;;[.O235];&quot;,&quot;;[.P235];&quot;,&quot;;[.Q235];&quot;,&quot;;[.R235];&quot;,&quot;;[.S235];&quot;,&quot;;[.U235];&quot;,&quot;;[.V235];&quot;,&quot;;[.W235];&quot;,&quot;;[.X235];&quot;,&quot;;[.Y235];&quot;,&quot;;[.Z23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9,1314306,0,315586,7499961,1506645,93794,0,352219,518600,409782,562,810546,0,2087290,0,623721,9299274,0,8117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39,1314306,0,315586,7499961,1506645,93794,0,352219,518600,409782,562,810546,0,2087290,0,623721,9299274,0,8117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 CITY PUBLIC SCHOOL DISTRICT</text:p>
          </table:table-cell>
          <table:table-cell office:value-type="float" office:value="813" calcext:value-type="float">
            <text:p>813</text:p>
          </table:table-cell>
          <table:table-cell table:formula="of:=VLOOKUP([.B236];[$Sheet2.A229:.C785];2)" office:value-type="float" office:value="240" calcext:value-type="float">
            <text:p>240</text:p>
          </table:table-cell>
          <table:table-cell office:value-type="float" office:value="2661168" calcext:value-type="float">
            <text:p>2,661,168</text:p>
          </table:table-cell>
          <table:table-cell office:value-type="float" office:value="0" calcext:value-type="float">
            <text:p>0</text:p>
          </table:table-cell>
          <table:table-cell office:value-type="float" office:value="558328" calcext:value-type="float">
            <text:p>558,328</text:p>
          </table:table-cell>
          <table:table-cell office:value-type="float" office:value="3219496" calcext:value-type="float">
            <text:p>3,219,496</text:p>
          </table:table-cell>
          <table:table-cell office:value-type="float" office:value="9811216" calcext:value-type="float">
            <text:p>9,811,216</text:p>
          </table:table-cell>
          <table:table-cell office:value-type="float" office:value="1370496" calcext:value-type="float">
            <text:p>1,370,496</text:p>
          </table:table-cell>
          <table:table-cell office:value-type="float" office:value="133853" calcext:value-type="float">
            <text:p>133,853</text:p>
          </table:table-cell>
          <table:table-cell office:value-type="float" office:value="0" calcext:value-type="float">
            <text:p>0</text:p>
          </table:table-cell>
          <table:table-cell office:value-type="float" office:value="11315564" calcext:value-type="float">
            <text:p>11,315,564</text:p>
          </table:table-cell>
          <table:table-cell office:value-type="float" office:value="834576" calcext:value-type="float">
            <text:p>834,576</text:p>
          </table:table-cell>
          <table:table-cell office:value-type="float" office:value="15369636" calcext:value-type="float">
            <text:p>15,369,636</text:p>
          </table:table-cell>
          <table:table-cell office:value-type="float" office:value="1104830" calcext:value-type="float">
            <text:p>1,104,830</text:p>
          </table:table-cell>
          <table:table-cell office:value-type="float" office:value="724740" calcext:value-type="float">
            <text:p>724,740</text:p>
          </table:table-cell>
          <table:table-cell office:value-type="float" office:value="0" calcext:value-type="float">
            <text:p>0</text:p>
          </table:table-cell>
          <table:table-cell office:value-type="float" office:value="1958000" calcext:value-type="float">
            <text:p>1,958,000</text:p>
          </table:table-cell>
          <table:table-cell office:value-type="float" office:value="0" calcext:value-type="float">
            <text:p>0</text:p>
          </table:table-cell>
          <table:table-cell office:value-type="float" office:value="19157207" calcext:value-type="float">
            <text:p>19,157,207</text:p>
          </table:table-cell>
          <table:table-cell office:value-type="float" office:value="4343315" calcext:value-type="float">
            <text:p>4,343,315</text:p>
          </table:table-cell>
          <table:table-cell office:value-type="float" office:value="0" calcext:value-type="float">
            <text:p>0</text:p>
          </table:table-cell>
          <table:table-cell office:value-type="float" office:value="1113519" calcext:value-type="float">
            <text:p>1,113,519</text:p>
          </table:table-cell>
          <table:table-cell office:value-type="float" office:value="11886980" calcext:value-type="float">
            <text:p>11,886,980</text:p>
          </table:table-cell>
          <table:table-cell office:value-type="float" office:value="0" calcext:value-type="float">
            <text:p>0</text:p>
          </table:table-cell>
          <table:table-cell office:value-type="float" office:value="1813393" calcext:value-type="float">
            <text:p>1,813,393</text:p>
          </table:table-cell>
          <table:table-cell/>
          <table:table-cell table:formula="of:=CONCATENATE([.$AB$5];[.$AA$5];[.C236];&quot;,&quot;;[.D236];&quot;,&quot;;[.E236];&quot;,&quot;;[.F236];&quot;,&quot;;[.H236];&quot;,&quot;;[.I236];&quot;,&quot;;[.J236];&quot;,&quot;;[.K236];&quot;,&quot;;[.M236];&quot;,&quot;;[.O236];&quot;,&quot;;[.P236];&quot;,&quot;;[.Q236];&quot;,&quot;;[.R236];&quot;,&quot;;[.S236];&quot;,&quot;;[.U236];&quot;,&quot;;[.V236];&quot;,&quot;;[.W236];&quot;,&quot;;[.X236];&quot;,&quot;;[.Y236];&quot;,&quot;;[.Z23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0,2661168,0,558328,9811216,1370496,133853,0,834576,1104830,724740,0,1958000,0,4343315,0,1113519,11886980,0,181339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0,2661168,0,558328,9811216,1370496,133853,0,834576,1104830,724740,0,1958000,0,4343315,0,1113519,11886980,0,181339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INSBURG PUBLIC SCHOOL DISTRICT</text:p>
          </table:table-cell>
          <table:table-cell office:value-type="float" office:value="815" calcext:value-type="float">
            <text:p>815</text:p>
          </table:table-cell>
          <table:table-cell table:formula="of:=VLOOKUP([.B237];[$Sheet2.A230:.C786];2)" office:value-type="float" office:value="241" calcext:value-type="float">
            <text:p>241</text:p>
          </table:table-cell>
          <table:table-cell office:value-type="float" office:value="165008" calcext:value-type="float">
            <text:p>165,008</text:p>
          </table:table-cell>
          <table:table-cell office:value-type="float" office:value="0" calcext:value-type="float">
            <text:p>0</text:p>
          </table:table-cell>
          <table:table-cell office:value-type="float" office:value="11885" calcext:value-type="float">
            <text:p>11,885</text:p>
          </table:table-cell>
          <table:table-cell office:value-type="float" office:value="176894" calcext:value-type="float">
            <text:p>176,894</text:p>
          </table:table-cell>
          <table:table-cell office:value-type="float" office:value="41251" calcext:value-type="float">
            <text:p>41,251</text:p>
          </table:table-cell>
          <table:table-cell office:value-type="float" office:value="367943" calcext:value-type="float">
            <text:p>367,943</text:p>
          </table:table-cell>
          <table:table-cell office:value-type="float" office:value="2697" calcext:value-type="float">
            <text:p>2,697</text:p>
          </table:table-cell>
          <table:table-cell office:value-type="float" office:value="0" calcext:value-type="float">
            <text:p>0</text:p>
          </table:table-cell>
          <table:table-cell office:value-type="float" office:value="411891" calcext:value-type="float">
            <text:p>411,891</text:p>
          </table:table-cell>
          <table:table-cell office:value-type="float" office:value="36666" calcext:value-type="float">
            <text:p>36,666</text:p>
          </table:table-cell>
          <table:table-cell office:value-type="float" office:value="625450" calcext:value-type="float">
            <text:p>625,450</text:p>
          </table:table-cell>
          <table:table-cell office:value-type="float" office:value="0" calcext:value-type="float">
            <text:p>0</text:p>
          </table:table-cell>
          <table:table-cell office:value-type="float" office:value="45391" calcext:value-type="float">
            <text:p>45,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0842" calcext:value-type="float">
            <text:p>670,842</text:p>
          </table:table-cell>
          <table:table-cell office:value-type="float" office:value="165008" calcext:value-type="float">
            <text:p>165,008</text:p>
          </table:table-cell>
          <table:table-cell office:value-type="float" office:value="0" calcext:value-type="float">
            <text:p>0</text:p>
          </table:table-cell>
          <table:table-cell office:value-type="float" office:value="19698" calcext:value-type="float">
            <text:p>19,698</text:p>
          </table:table-cell>
          <table:table-cell office:value-type="float" office:value="449469" calcext:value-type="float">
            <text:p>449,469</text:p>
          </table:table-cell>
          <table:table-cell office:value-type="float" office:value="0" calcext:value-type="float">
            <text:p>0</text:p>
          </table:table-cell>
          <table:table-cell office:value-type="float" office:value="36666" calcext:value-type="float">
            <text:p>36,666</text:p>
          </table:table-cell>
          <table:table-cell/>
          <table:table-cell table:formula="of:=CONCATENATE([.$AB$5];[.$AA$5];[.C237];&quot;,&quot;;[.D237];&quot;,&quot;;[.E237];&quot;,&quot;;[.F237];&quot;,&quot;;[.H237];&quot;,&quot;;[.I237];&quot;,&quot;;[.J237];&quot;,&quot;;[.K237];&quot;,&quot;;[.M237];&quot;,&quot;;[.O237];&quot;,&quot;;[.P237];&quot;,&quot;;[.Q237];&quot;,&quot;;[.R237];&quot;,&quot;;[.S237];&quot;,&quot;;[.U237];&quot;,&quot;;[.V237];&quot;,&quot;;[.W237];&quot;,&quot;;[.X237];&quot;,&quot;;[.Y237];&quot;,&quot;;[.Z23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1,165008,0,11885,41251,367943,2697,0,36666,0,45391,0,0,0,165008,0,19698,449469,0,3666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1,165008,0,11885,41251,367943,2697,0,36666,0,45391,0,0,0,165008,0,19698,449469,0,3666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ERNDALE PUBLIC SCHOOL DISTRICT</text:p>
          </table:table-cell>
          <table:table-cell office:value-type="float" office:value="818" calcext:value-type="float">
            <text:p>818</text:p>
          </table:table-cell>
          <table:table-cell table:formula="of:=VLOOKUP([.B238];[$Sheet2.A231:.C787];2)" office:value-type="float" office:value="242" calcext:value-type="float">
            <text:p>242</text:p>
          </table:table-cell>
          <table:table-cell office:value-type="float" office:value="152431" calcext:value-type="float">
            <text:p>152,431</text:p>
          </table:table-cell>
          <table:table-cell office:value-type="float" office:value="0" calcext:value-type="float">
            <text:p>0</text:p>
          </table:table-cell>
          <table:table-cell office:value-type="float" office:value="295605" calcext:value-type="float">
            <text:p>295,605</text:p>
          </table:table-cell>
          <table:table-cell office:value-type="float" office:value="448035" calcext:value-type="float">
            <text:p>448,035</text:p>
          </table:table-cell>
          <table:table-cell office:value-type="float" office:value="4811893" calcext:value-type="float">
            <text:p>4,811,893</text:p>
          </table:table-cell>
          <table:table-cell office:value-type="float" office:value="737532" calcext:value-type="float">
            <text:p>737,532</text:p>
          </table:table-cell>
          <table:table-cell office:value-type="float" office:value="237025" calcext:value-type="float">
            <text:p>237,025</text:p>
          </table:table-cell>
          <table:table-cell office:value-type="float" office:value="0" calcext:value-type="float">
            <text:p>0</text:p>
          </table:table-cell>
          <table:table-cell office:value-type="float" office:value="5786450" calcext:value-type="float">
            <text:p>5,786,450</text:p>
          </table:table-cell>
          <table:table-cell office:value-type="float" office:value="448919" calcext:value-type="float">
            <text:p>448,919</text:p>
          </table:table-cell>
          <table:table-cell office:value-type="float" office:value="6683404" calcext:value-type="float">
            <text:p>6,683,404</text:p>
          </table:table-cell>
          <table:table-cell office:value-type="float" office:value="482111" calcext:value-type="float">
            <text:p>482,111</text:p>
          </table:table-cell>
          <table:table-cell office:value-type="float" office:value="133032" calcext:value-type="float">
            <text:p>133,032</text:p>
          </table:table-cell>
          <table:table-cell office:value-type="float" office:value="3380" calcext:value-type="float">
            <text:p>3,380</text:p>
          </table:table-cell>
          <table:table-cell office:value-type="float" office:value="426764" calcext:value-type="float">
            <text:p>426,764</text:p>
          </table:table-cell>
          <table:table-cell office:value-type="float" office:value="0" calcext:value-type="float">
            <text:p>0</text:p>
          </table:table-cell>
          <table:table-cell office:value-type="float" office:value="7728691" calcext:value-type="float">
            <text:p>7,728,691</text:p>
          </table:table-cell>
          <table:table-cell office:value-type="float" office:value="463491" calcext:value-type="float">
            <text:p>463,491</text:p>
          </table:table-cell>
          <table:table-cell office:value-type="float" office:value="0" calcext:value-type="float">
            <text:p>0</text:p>
          </table:table-cell>
          <table:table-cell office:value-type="float" office:value="385972" calcext:value-type="float">
            <text:p>385,972</text:p>
          </table:table-cell>
          <table:table-cell office:value-type="float" office:value="5976322" calcext:value-type="float">
            <text:p>5,976,322</text:p>
          </table:table-cell>
          <table:table-cell office:value-type="float" office:value="0" calcext:value-type="float">
            <text:p>0</text:p>
          </table:table-cell>
          <table:table-cell office:value-type="float" office:value="902908" calcext:value-type="float">
            <text:p>902,908</text:p>
          </table:table-cell>
          <table:table-cell/>
          <table:table-cell table:formula="of:=CONCATENATE([.$AB$5];[.$AA$5];[.C238];&quot;,&quot;;[.D238];&quot;,&quot;;[.E238];&quot;,&quot;;[.F238];&quot;,&quot;;[.H238];&quot;,&quot;;[.I238];&quot;,&quot;;[.J238];&quot;,&quot;;[.K238];&quot;,&quot;;[.M238];&quot;,&quot;;[.O238];&quot;,&quot;;[.P238];&quot;,&quot;;[.Q238];&quot;,&quot;;[.R238];&quot;,&quot;;[.S238];&quot;,&quot;;[.U238];&quot;,&quot;;[.V238];&quot;,&quot;;[.W238];&quot;,&quot;;[.X238];&quot;,&quot;;[.Y238];&quot;,&quot;;[.Z23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2,152431,0,295605,4811893,737532,237025,0,448919,482111,133032,3380,426764,0,463491,0,385972,5976322,0,90290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2,152431,0,295605,4811893,737532,237025,0,448919,482111,133032,3380,426764,0,463491,0,385972,5976322,0,90290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BEKA PUBLIC SCHOOL DISTRICT</text:p>
          </table:table-cell>
          <table:table-cell office:value-type="float" office:value="820" calcext:value-type="float">
            <text:p>820</text:p>
          </table:table-cell>
          <table:table-cell table:formula="of:=VLOOKUP([.B239];[$Sheet2.A232:.C788];2)" office:value-type="float" office:value="243" calcext:value-type="float">
            <text:p>243</text:p>
          </table:table-cell>
          <table:table-cell office:value-type="float" office:value="481926" calcext:value-type="float">
            <text:p>481,926</text:p>
          </table:table-cell>
          <table:table-cell office:value-type="float" office:value="0" calcext:value-type="float">
            <text:p>0</text:p>
          </table:table-cell>
          <table:table-cell office:value-type="float" office:value="401886" calcext:value-type="float">
            <text:p>401,886</text:p>
          </table:table-cell>
          <table:table-cell office:value-type="float" office:value="883812" calcext:value-type="float">
            <text:p>883,812</text:p>
          </table:table-cell>
          <table:table-cell office:value-type="float" office:value="4369328" calcext:value-type="float">
            <text:p>4,369,328</text:p>
          </table:table-cell>
          <table:table-cell office:value-type="float" office:value="532545" calcext:value-type="float">
            <text:p>532,545</text:p>
          </table:table-cell>
          <table:table-cell office:value-type="float" office:value="163127" calcext:value-type="float">
            <text:p>163,127</text:p>
          </table:table-cell>
          <table:table-cell office:value-type="float" office:value="0" calcext:value-type="float">
            <text:p>0</text:p>
          </table:table-cell>
          <table:table-cell office:value-type="float" office:value="5064999" calcext:value-type="float">
            <text:p>5,064,999</text:p>
          </table:table-cell>
          <table:table-cell office:value-type="float" office:value="1222059" calcext:value-type="float">
            <text:p>1,222,059</text:p>
          </table:table-cell>
          <table:table-cell office:value-type="float" office:value="7170871" calcext:value-type="float">
            <text:p>7,170,871</text:p>
          </table:table-cell>
          <table:table-cell office:value-type="float" office:value="468339" calcext:value-type="float">
            <text:p>468,339</text:p>
          </table:table-cell>
          <table:table-cell office:value-type="float" office:value="121993" calcext:value-type="float">
            <text:p>121,993</text:p>
          </table:table-cell>
          <table:table-cell office:value-type="float" office:value="0" calcext:value-type="float">
            <text:p>0</text:p>
          </table:table-cell>
          <table:table-cell office:value-type="float" office:value="973397" calcext:value-type="float">
            <text:p>973,397</text:p>
          </table:table-cell>
          <table:table-cell office:value-type="float" office:value="0" calcext:value-type="float">
            <text:p>0</text:p>
          </table:table-cell>
          <table:table-cell office:value-type="float" office:value="8734599" calcext:value-type="float">
            <text:p>8,734,599</text:p>
          </table:table-cell>
          <table:table-cell office:value-type="float" office:value="1171606" calcext:value-type="float">
            <text:p>1,171,606</text:p>
          </table:table-cell>
          <table:table-cell office:value-type="float" office:value="0" calcext:value-type="float">
            <text:p>0</text:p>
          </table:table-cell>
          <table:table-cell office:value-type="float" office:value="462432" calcext:value-type="float">
            <text:p>462,432</text:p>
          </table:table-cell>
          <table:table-cell office:value-type="float" office:value="5430772" calcext:value-type="float">
            <text:p>5,430,772</text:p>
          </table:table-cell>
          <table:table-cell office:value-type="float" office:value="0" calcext:value-type="float">
            <text:p>0</text:p>
          </table:table-cell>
          <table:table-cell office:value-type="float" office:value="1669790" calcext:value-type="float">
            <text:p>1,669,790</text:p>
          </table:table-cell>
          <table:table-cell/>
          <table:table-cell table:formula="of:=CONCATENATE([.$AB$5];[.$AA$5];[.C239];&quot;,&quot;;[.D239];&quot;,&quot;;[.E239];&quot;,&quot;;[.F239];&quot;,&quot;;[.H239];&quot;,&quot;;[.I239];&quot;,&quot;;[.J239];&quot;,&quot;;[.K239];&quot;,&quot;;[.M239];&quot;,&quot;;[.O239];&quot;,&quot;;[.P239];&quot;,&quot;;[.Q239];&quot;,&quot;;[.R239];&quot;,&quot;;[.S239];&quot;,&quot;;[.U239];&quot;,&quot;;[.V239];&quot;,&quot;;[.W239];&quot;,&quot;;[.X239];&quot;,&quot;;[.Y239];&quot;,&quot;;[.Z23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3,481926,0,401886,4369328,532545,163127,0,1222059,468339,121993,0,973397,0,1171606,0,462432,5430772,0,16697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3,481926,0,401886,4369328,532545,163127,0,1222059,468339,121993,0,973397,0,1171606,0,462432,5430772,0,16697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NAHGA PUBLIC SCHOOL DISTRICT</text:p>
          </table:table-cell>
          <table:table-cell office:value-type="float" office:value="821" calcext:value-type="float">
            <text:p>821</text:p>
          </table:table-cell>
          <table:table-cell table:formula="of:=VLOOKUP([.B240];[$Sheet2.A233:.C789];2)" office:value-type="float" office:value="244" calcext:value-type="float">
            <text:p>244</text:p>
          </table:table-cell>
          <table:table-cell office:value-type="float" office:value="427643" calcext:value-type="float">
            <text:p>427,643</text:p>
          </table:table-cell>
          <table:table-cell office:value-type="float" office:value="0" calcext:value-type="float">
            <text:p>0</text:p>
          </table:table-cell>
          <table:table-cell office:value-type="float" office:value="471330" calcext:value-type="float">
            <text:p>471,330</text:p>
          </table:table-cell>
          <table:table-cell office:value-type="float" office:value="898973" calcext:value-type="float">
            <text:p>898,973</text:p>
          </table:table-cell>
          <table:table-cell office:value-type="float" office:value="8971255" calcext:value-type="float">
            <text:p>8,971,255</text:p>
          </table:table-cell>
          <table:table-cell office:value-type="float" office:value="1297030" calcext:value-type="float">
            <text:p>1,297,030</text:p>
          </table:table-cell>
          <table:table-cell office:value-type="float" office:value="69899" calcext:value-type="float">
            <text:p>69,899</text:p>
          </table:table-cell>
          <table:table-cell office:value-type="float" office:value="0" calcext:value-type="float">
            <text:p>0</text:p>
          </table:table-cell>
          <table:table-cell office:value-type="float" office:value="10338183" calcext:value-type="float">
            <text:p>10,338,183</text:p>
          </table:table-cell>
          <table:table-cell office:value-type="float" office:value="614235" calcext:value-type="float">
            <text:p>614,235</text:p>
          </table:table-cell>
          <table:table-cell office:value-type="float" office:value="11851391" calcext:value-type="float">
            <text:p>11,851,391</text:p>
          </table:table-cell>
          <table:table-cell office:value-type="float" office:value="895951" calcext:value-type="float">
            <text:p>895,951</text:p>
          </table:table-cell>
          <table:table-cell office:value-type="float" office:value="195353" calcext:value-type="float">
            <text:p>195,353</text:p>
          </table:table-cell>
          <table:table-cell office:value-type="float" office:value="0" calcext:value-type="float">
            <text:p>0</text:p>
          </table:table-cell>
          <table:table-cell office:value-type="float" office:value="1323793" calcext:value-type="float">
            <text:p>1,323,793</text:p>
          </table:table-cell>
          <table:table-cell office:value-type="float" office:value="0" calcext:value-type="float">
            <text:p>0</text:p>
          </table:table-cell>
          <table:table-cell office:value-type="float" office:value="14266488" calcext:value-type="float">
            <text:p>14,266,488</text:p>
          </table:table-cell>
          <table:table-cell office:value-type="float" office:value="1310162" calcext:value-type="float">
            <text:p>1,310,162</text:p>
          </table:table-cell>
          <table:table-cell office:value-type="float" office:value="0" calcext:value-type="float">
            <text:p>0</text:p>
          </table:table-cell>
          <table:table-cell office:value-type="float" office:value="570431" calcext:value-type="float">
            <text:p>570,431</text:p>
          </table:table-cell>
          <table:table-cell office:value-type="float" office:value="10922585" calcext:value-type="float">
            <text:p>10,922,585</text:p>
          </table:table-cell>
          <table:table-cell office:value-type="float" office:value="0" calcext:value-type="float">
            <text:p>0</text:p>
          </table:table-cell>
          <table:table-cell office:value-type="float" office:value="1463310" calcext:value-type="float">
            <text:p>1,463,310</text:p>
          </table:table-cell>
          <table:table-cell/>
          <table:table-cell table:formula="of:=CONCATENATE([.$AB$5];[.$AA$5];[.C240];&quot;,&quot;;[.D240];&quot;,&quot;;[.E240];&quot;,&quot;;[.F240];&quot;,&quot;;[.H240];&quot;,&quot;;[.I240];&quot;,&quot;;[.J240];&quot;,&quot;;[.K240];&quot;,&quot;;[.M240];&quot;,&quot;;[.O240];&quot;,&quot;;[.P240];&quot;,&quot;;[.Q240];&quot;,&quot;;[.R240];&quot;,&quot;;[.S240];&quot;,&quot;;[.U240];&quot;,&quot;;[.V240];&quot;,&quot;;[.W240];&quot;,&quot;;[.X240];&quot;,&quot;;[.Y240];&quot;,&quot;;[.Z24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4,427643,0,471330,8971255,1297030,69899,0,614235,895951,195353,0,1323793,0,1310162,0,570431,10922585,0,146331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4,427643,0,471330,8971255,1297030,69899,0,614235,895951,195353,0,1323793,0,1310162,0,570431,10922585,0,146331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SECA PUBLIC SCHOOL DISTRICT</text:p>
          </table:table-cell>
          <table:table-cell office:value-type="float" office:value="829" calcext:value-type="float">
            <text:p>829</text:p>
          </table:table-cell>
          <table:table-cell table:formula="of:=VLOOKUP([.B241];[$Sheet2.A234:.C790];2)" office:value-type="float" office:value="245" calcext:value-type="float">
            <text:p>245</text:p>
          </table:table-cell>
          <table:table-cell office:value-type="float" office:value="1935600" calcext:value-type="float">
            <text:p>1,935,600</text:p>
          </table:table-cell>
          <table:table-cell office:value-type="float" office:value="0" calcext:value-type="float">
            <text:p>0</text:p>
          </table:table-cell>
          <table:table-cell office:value-type="float" office:value="1784616" calcext:value-type="float">
            <text:p>1,784,616</text:p>
          </table:table-cell>
          <table:table-cell office:value-type="float" office:value="3720216" calcext:value-type="float">
            <text:p>3,720,216</text:p>
          </table:table-cell>
          <table:table-cell office:value-type="float" office:value="15007004" calcext:value-type="float">
            <text:p>15,007,004</text:p>
          </table:table-cell>
          <table:table-cell office:value-type="float" office:value="3153449" calcext:value-type="float">
            <text:p>3,153,449</text:p>
          </table:table-cell>
          <table:table-cell office:value-type="float" office:value="421158" calcext:value-type="float">
            <text:p>421,158</text:p>
          </table:table-cell>
          <table:table-cell office:value-type="float" office:value="0" calcext:value-type="float">
            <text:p>0</text:p>
          </table:table-cell>
          <table:table-cell office:value-type="float" office:value="18581611" calcext:value-type="float">
            <text:p>18,581,611</text:p>
          </table:table-cell>
          <table:table-cell office:value-type="float" office:value="2131991" calcext:value-type="float">
            <text:p>2,131,991</text:p>
          </table:table-cell>
          <table:table-cell office:value-type="float" office:value="24433818" calcext:value-type="float">
            <text:p>24,433,818</text:p>
          </table:table-cell>
          <table:table-cell office:value-type="float" office:value="1542477" calcext:value-type="float">
            <text:p>1,542,477</text:p>
          </table:table-cell>
          <table:table-cell office:value-type="float" office:value="1465609" calcext:value-type="float">
            <text:p>1,465,609</text:p>
          </table:table-cell>
          <table:table-cell office:value-type="float" office:value="340" calcext:value-type="float">
            <text:p>340</text:p>
          </table:table-cell>
          <table:table-cell office:value-type="float" office:value="2877639" calcext:value-type="float">
            <text:p>2,877,639</text:p>
          </table:table-cell>
          <table:table-cell office:value-type="float" office:value="0" calcext:value-type="float">
            <text:p>0</text:p>
          </table:table-cell>
          <table:table-cell office:value-type="float" office:value="30319882" calcext:value-type="float">
            <text:p>30,319,882</text:p>
          </table:table-cell>
          <table:table-cell office:value-type="float" office:value="4408689" calcext:value-type="float">
            <text:p>4,408,689</text:p>
          </table:table-cell>
          <table:table-cell office:value-type="float" office:value="0" calcext:value-type="float">
            <text:p>0</text:p>
          </table:table-cell>
          <table:table-cell office:value-type="float" office:value="3042267" calcext:value-type="float">
            <text:p>3,042,267</text:p>
          </table:table-cell>
          <table:table-cell office:value-type="float" office:value="19496813" calcext:value-type="float">
            <text:p>19,496,813</text:p>
          </table:table-cell>
          <table:table-cell office:value-type="float" office:value="0" calcext:value-type="float">
            <text:p>0</text:p>
          </table:table-cell>
          <table:table-cell office:value-type="float" office:value="3372113" calcext:value-type="float">
            <text:p>3,372,113</text:p>
          </table:table-cell>
          <table:table-cell/>
          <table:table-cell table:formula="of:=CONCATENATE([.$AB$5];[.$AA$5];[.C241];&quot;,&quot;;[.D241];&quot;,&quot;;[.E241];&quot;,&quot;;[.F241];&quot;,&quot;;[.H241];&quot;,&quot;;[.I241];&quot;,&quot;;[.J241];&quot;,&quot;;[.K241];&quot;,&quot;;[.M241];&quot;,&quot;;[.O241];&quot;,&quot;;[.P241];&quot;,&quot;;[.Q241];&quot;,&quot;;[.R241];&quot;,&quot;;[.S241];&quot;,&quot;;[.U241];&quot;,&quot;;[.V241];&quot;,&quot;;[.W241];&quot;,&quot;;[.X241];&quot;,&quot;;[.Y241];&quot;,&quot;;[.Z24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5,1935600,0,1784616,15007004,3153449,421158,0,2131991,1542477,1465609,340,2877639,0,4408689,0,3042267,19496813,0,337211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5,1935600,0,1784616,15007004,3153449,421158,0,2131991,1542477,1465609,340,2877639,0,4408689,0,3042267,19496813,0,337211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LAKE PUBLIC SCHOOL DISTRICT</text:p>
          </table:table-cell>
          <table:table-cell office:value-type="float" office:value="831" calcext:value-type="float">
            <text:p>831</text:p>
          </table:table-cell>
          <table:table-cell table:formula="of:=VLOOKUP([.B242];[$Sheet2.A235:.C791];2)" office:value-type="float" office:value="246" calcext:value-type="float">
            <text:p>246</text:p>
          </table:table-cell>
          <table:table-cell office:value-type="float" office:value="17833614" calcext:value-type="float">
            <text:p>17,833,614</text:p>
          </table:table-cell>
          <table:table-cell office:value-type="float" office:value="0" calcext:value-type="float">
            <text:p>0</text:p>
          </table:table-cell>
          <table:table-cell office:value-type="float" office:value="3723293" calcext:value-type="float">
            <text:p>3,723,293</text:p>
          </table:table-cell>
          <table:table-cell office:value-type="float" office:value="21556907" calcext:value-type="float">
            <text:p>21,556,907</text:p>
          </table:table-cell>
          <table:table-cell office:value-type="float" office:value="48455657" calcext:value-type="float">
            <text:p>48,455,657</text:p>
          </table:table-cell>
          <table:table-cell office:value-type="float" office:value="9194678" calcext:value-type="float">
            <text:p>9,194,678</text:p>
          </table:table-cell>
          <table:table-cell office:value-type="float" office:value="1287646" calcext:value-type="float">
            <text:p>1,287,646</text:p>
          </table:table-cell>
          <table:table-cell office:value-type="float" office:value="0" calcext:value-type="float">
            <text:p>0</text:p>
          </table:table-cell>
          <table:table-cell office:value-type="float" office:value="58937981" calcext:value-type="float">
            <text:p>58,937,981</text:p>
          </table:table-cell>
          <table:table-cell office:value-type="float" office:value="5213559" calcext:value-type="float">
            <text:p>5,213,559</text:p>
          </table:table-cell>
          <table:table-cell office:value-type="float" office:value="85708447" calcext:value-type="float">
            <text:p>85,708,447</text:p>
          </table:table-cell>
          <table:table-cell office:value-type="float" office:value="5609978" calcext:value-type="float">
            <text:p>5,609,978</text:p>
          </table:table-cell>
          <table:table-cell office:value-type="float" office:value="5233036" calcext:value-type="float">
            <text:p>5,233,036</text:p>
          </table:table-cell>
          <table:table-cell office:value-type="float" office:value="1152" calcext:value-type="float">
            <text:p>1,152</text:p>
          </table:table-cell>
          <table:table-cell office:value-type="float" office:value="9872521" calcext:value-type="float">
            <text:p>9,872,521</text:p>
          </table:table-cell>
          <table:table-cell office:value-type="float" office:value="535741" calcext:value-type="float">
            <text:p>535,741</text:p>
          </table:table-cell>
          <table:table-cell office:value-type="float" office:value="106960875" calcext:value-type="float">
            <text:p>106,960,875</text:p>
          </table:table-cell>
          <table:table-cell office:value-type="float" office:value="28874693" calcext:value-type="float">
            <text:p>28,874,693</text:p>
          </table:table-cell>
          <table:table-cell office:value-type="float" office:value="0" calcext:value-type="float">
            <text:p>0</text:p>
          </table:table-cell>
          <table:table-cell office:value-type="float" office:value="7452567" calcext:value-type="float">
            <text:p>7,452,567</text:p>
          </table:table-cell>
          <table:table-cell office:value-type="float" office:value="60043039" calcext:value-type="float">
            <text:p>60,043,039</text:p>
          </table:table-cell>
          <table:table-cell office:value-type="float" office:value="0" calcext:value-type="float">
            <text:p>0</text:p>
          </table:table-cell>
          <table:table-cell office:value-type="float" office:value="10590576" calcext:value-type="float">
            <text:p>10,590,576</text:p>
          </table:table-cell>
          <table:table-cell/>
          <table:table-cell table:formula="of:=CONCATENATE([.$AB$5];[.$AA$5];[.C242];&quot;,&quot;;[.D242];&quot;,&quot;;[.E242];&quot;,&quot;;[.F242];&quot;,&quot;;[.H242];&quot;,&quot;;[.I242];&quot;,&quot;;[.J242];&quot;,&quot;;[.K242];&quot;,&quot;;[.M242];&quot;,&quot;;[.O242];&quot;,&quot;;[.P242];&quot;,&quot;;[.Q242];&quot;,&quot;;[.R242];&quot;,&quot;;[.S242];&quot;,&quot;;[.U242];&quot;,&quot;;[.V242];&quot;,&quot;;[.W242];&quot;,&quot;;[.X242];&quot;,&quot;;[.Y242];&quot;,&quot;;[.Z24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6,17833614,0,3723293,48455657,9194678,1287646,0,5213559,5609978,5233036,1152,9872521,535741,28874693,0,7452567,60043039,0,1059057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6,17833614,0,3723293,48455657,9194678,1287646,0,5213559,5609978,5233036,1152,9872521,535741,28874693,0,7452567,60043039,0,1059057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HTOMEDI PUBLIC SCHOOL DISTRICT</text:p>
          </table:table-cell>
          <table:table-cell office:value-type="float" office:value="832" calcext:value-type="float">
            <text:p>832</text:p>
          </table:table-cell>
          <table:table-cell table:formula="of:=VLOOKUP([.B243];[$Sheet2.A236:.C792];2)" office:value-type="float" office:value="247" calcext:value-type="float">
            <text:p>247</text:p>
          </table:table-cell>
          <table:table-cell office:value-type="float" office:value="9859269" calcext:value-type="float">
            <text:p>9,859,269</text:p>
          </table:table-cell>
          <table:table-cell office:value-type="float" office:value="0" calcext:value-type="float">
            <text:p>0</text:p>
          </table:table-cell>
          <table:table-cell office:value-type="float" office:value="1514095" calcext:value-type="float">
            <text:p>1,514,095</text:p>
          </table:table-cell>
          <table:table-cell office:value-type="float" office:value="11373364" calcext:value-type="float">
            <text:p>11,373,364</text:p>
          </table:table-cell>
          <table:table-cell office:value-type="float" office:value="24799102" calcext:value-type="float">
            <text:p>24,799,102</text:p>
          </table:table-cell>
          <table:table-cell office:value-type="float" office:value="5362965" calcext:value-type="float">
            <text:p>5,362,965</text:p>
          </table:table-cell>
          <table:table-cell office:value-type="float" office:value="1463402" calcext:value-type="float">
            <text:p>1,463,402</text:p>
          </table:table-cell>
          <table:table-cell office:value-type="float" office:value="0" calcext:value-type="float">
            <text:p>0</text:p>
          </table:table-cell>
          <table:table-cell office:value-type="float" office:value="31625470" calcext:value-type="float">
            <text:p>31,625,470</text:p>
          </table:table-cell>
          <table:table-cell office:value-type="float" office:value="1369753" calcext:value-type="float">
            <text:p>1,369,753</text:p>
          </table:table-cell>
          <table:table-cell office:value-type="float" office:value="44368586" calcext:value-type="float">
            <text:p>44,368,586</text:p>
          </table:table-cell>
          <table:table-cell office:value-type="float" office:value="2159205" calcext:value-type="float">
            <text:p>2,159,205</text:p>
          </table:table-cell>
          <table:table-cell office:value-type="float" office:value="2519269" calcext:value-type="float">
            <text:p>2,519,269</text:p>
          </table:table-cell>
          <table:table-cell office:value-type="float" office:value="13295" calcext:value-type="float">
            <text:p>13,295</text:p>
          </table:table-cell>
          <table:table-cell office:value-type="float" office:value="4738451" calcext:value-type="float">
            <text:p>4,738,451</text:p>
          </table:table-cell>
          <table:table-cell office:value-type="float" office:value="324569" calcext:value-type="float">
            <text:p>324,569</text:p>
          </table:table-cell>
          <table:table-cell office:value-type="float" office:value="54123374" calcext:value-type="float">
            <text:p>54,123,374</text:p>
          </table:table-cell>
          <table:table-cell office:value-type="float" office:value="15188103" calcext:value-type="float">
            <text:p>15,188,103</text:p>
          </table:table-cell>
          <table:table-cell office:value-type="float" office:value="0" calcext:value-type="float">
            <text:p>0</text:p>
          </table:table-cell>
          <table:table-cell office:value-type="float" office:value="3839698" calcext:value-type="float">
            <text:p>3,839,698</text:p>
          </table:table-cell>
          <table:table-cell office:value-type="float" office:value="31813342" calcext:value-type="float">
            <text:p>31,813,342</text:p>
          </table:table-cell>
          <table:table-cell office:value-type="float" office:value="0" calcext:value-type="float">
            <text:p>0</text:p>
          </table:table-cell>
          <table:table-cell office:value-type="float" office:value="3282231" calcext:value-type="float">
            <text:p>3,282,231</text:p>
          </table:table-cell>
          <table:table-cell/>
          <table:table-cell table:formula="of:=CONCATENATE([.$AB$5];[.$AA$5];[.C243];&quot;,&quot;;[.D243];&quot;,&quot;;[.E243];&quot;,&quot;;[.F243];&quot;,&quot;;[.H243];&quot;,&quot;;[.I243];&quot;,&quot;;[.J243];&quot;,&quot;;[.K243];&quot;,&quot;;[.M243];&quot;,&quot;;[.O243];&quot;,&quot;;[.P243];&quot;,&quot;;[.Q243];&quot;,&quot;;[.R243];&quot;,&quot;;[.S243];&quot;,&quot;;[.U243];&quot;,&quot;;[.V243];&quot;,&quot;;[.W243];&quot;,&quot;;[.X243];&quot;,&quot;;[.Y243];&quot;,&quot;;[.Z24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7,9859269,0,1514095,24799102,5362965,1463402,0,1369753,2159205,2519269,13295,4738451,324569,15188103,0,3839698,31813342,0,328223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7,9859269,0,1514095,24799102,5362965,1463402,0,1369753,2159205,2519269,13295,4738451,324569,15188103,0,3839698,31813342,0,328223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th Washington County Schools</text:p>
          </table:table-cell>
          <table:table-cell office:value-type="float" office:value="833" calcext:value-type="float">
            <text:p>833</text:p>
          </table:table-cell>
          <table:table-cell table:formula="of:=VLOOKUP([.B244];[$Sheet2.A237:.C793];2)" office:value-type="float" office:value="248" calcext:value-type="float">
            <text:p>248</text:p>
          </table:table-cell>
          <table:table-cell office:value-type="float" office:value="64706530" calcext:value-type="float">
            <text:p>64,706,530</text:p>
          </table:table-cell>
          <table:table-cell office:value-type="float" office:value="0" calcext:value-type="float">
            <text:p>0</text:p>
          </table:table-cell>
          <table:table-cell office:value-type="float" office:value="5877056" calcext:value-type="float">
            <text:p>5,877,056</text:p>
          </table:table-cell>
          <table:table-cell office:value-type="float" office:value="70583586" calcext:value-type="float">
            <text:p>70,583,586</text:p>
          </table:table-cell>
          <table:table-cell office:value-type="float" office:value="149792684" calcext:value-type="float">
            <text:p>149,792,684</text:p>
          </table:table-cell>
          <table:table-cell office:value-type="float" office:value="34760565" calcext:value-type="float">
            <text:p>34,760,565</text:p>
          </table:table-cell>
          <table:table-cell office:value-type="float" office:value="5482538" calcext:value-type="float">
            <text:p>5,482,538</text:p>
          </table:table-cell>
          <table:table-cell office:value-type="float" office:value="0" calcext:value-type="float">
            <text:p>0</text:p>
          </table:table-cell>
          <table:table-cell office:value-type="float" office:value="190035787" calcext:value-type="float">
            <text:p>190,035,787</text:p>
          </table:table-cell>
          <table:table-cell office:value-type="float" office:value="10302640" calcext:value-type="float">
            <text:p>10,302,640</text:p>
          </table:table-cell>
          <table:table-cell office:value-type="float" office:value="270922012" calcext:value-type="float">
            <text:p>270,922,012</text:p>
          </table:table-cell>
          <table:table-cell office:value-type="float" office:value="13212738" calcext:value-type="float">
            <text:p>13,212,738</text:p>
          </table:table-cell>
          <table:table-cell office:value-type="float" office:value="13592299" calcext:value-type="float">
            <text:p>13,592,299</text:p>
          </table:table-cell>
          <table:table-cell office:value-type="float" office:value="48577" calcext:value-type="float">
            <text:p>48,577</text:p>
          </table:table-cell>
          <table:table-cell office:value-type="float" office:value="32108115" calcext:value-type="float">
            <text:p>32,108,115</text:p>
          </table:table-cell>
          <table:table-cell office:value-type="float" office:value="0" calcext:value-type="float">
            <text:p>0</text:p>
          </table:table-cell>
          <table:table-cell office:value-type="float" office:value="329883740" calcext:value-type="float">
            <text:p>329,883,740</text:p>
          </table:table-cell>
          <table:table-cell office:value-type="float" office:value="95837954" calcext:value-type="float">
            <text:p>95,837,954</text:p>
          </table:table-cell>
          <table:table-cell office:value-type="float" office:value="0" calcext:value-type="float">
            <text:p>0</text:p>
          </table:table-cell>
          <table:table-cell office:value-type="float" office:value="16474872" calcext:value-type="float">
            <text:p>16,474,872</text:p>
          </table:table-cell>
          <table:table-cell office:value-type="float" office:value="194248092" calcext:value-type="float">
            <text:p>194,248,092</text:p>
          </table:table-cell>
          <table:table-cell office:value-type="float" office:value="0" calcext:value-type="float">
            <text:p>0</text:p>
          </table:table-cell>
          <table:table-cell office:value-type="float" office:value="23322822" calcext:value-type="float">
            <text:p>23,322,822</text:p>
          </table:table-cell>
          <table:table-cell/>
          <table:table-cell table:formula="of:=CONCATENATE([.$AB$5];[.$AA$5];[.C244];&quot;,&quot;;[.D244];&quot;,&quot;;[.E244];&quot;,&quot;;[.F244];&quot;,&quot;;[.H244];&quot;,&quot;;[.I244];&quot;,&quot;;[.J244];&quot;,&quot;;[.K244];&quot;,&quot;;[.M244];&quot;,&quot;;[.O244];&quot;,&quot;;[.P244];&quot;,&quot;;[.Q244];&quot;,&quot;;[.R244];&quot;,&quot;;[.S244];&quot;,&quot;;[.U244];&quot;,&quot;;[.V244];&quot;,&quot;;[.W244];&quot;,&quot;;[.X244];&quot;,&quot;;[.Y244];&quot;,&quot;;[.Z24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8,64706530,0,5877056,149792684,34760565,5482538,0,10302640,13212738,13592299,48577,32108115,0,95837954,0,16474872,194248092,0,2332282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8,64706530,0,5877056,149792684,34760565,5482538,0,10302640,13212738,13592299,48577,32108115,0,95837954,0,16474872,194248092,0,2332282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illwater Area Public Schools</text:p>
          </table:table-cell>
          <table:table-cell office:value-type="float" office:value="834" calcext:value-type="float">
            <text:p>834</text:p>
          </table:table-cell>
          <table:table-cell table:formula="of:=VLOOKUP([.B245];[$Sheet2.A238:.C794];2)" office:value-type="float" office:value="249" calcext:value-type="float">
            <text:p>249</text:p>
          </table:table-cell>
          <table:table-cell office:value-type="float" office:value="29499462" calcext:value-type="float">
            <text:p>29,499,462</text:p>
          </table:table-cell>
          <table:table-cell office:value-type="float" office:value="0" calcext:value-type="float">
            <text:p>0</text:p>
          </table:table-cell>
          <table:table-cell office:value-type="float" office:value="4232655" calcext:value-type="float">
            <text:p>4,232,655</text:p>
          </table:table-cell>
          <table:table-cell office:value-type="float" office:value="33732117" calcext:value-type="float">
            <text:p>33,732,117</text:p>
          </table:table-cell>
          <table:table-cell office:value-type="float" office:value="63101634" calcext:value-type="float">
            <text:p>63,101,634</text:p>
          </table:table-cell>
          <table:table-cell office:value-type="float" office:value="12520605" calcext:value-type="float">
            <text:p>12,520,605</text:p>
          </table:table-cell>
          <table:table-cell office:value-type="float" office:value="2741689" calcext:value-type="float">
            <text:p>2,741,689</text:p>
          </table:table-cell>
          <table:table-cell office:value-type="float" office:value="0" calcext:value-type="float">
            <text:p>0</text:p>
          </table:table-cell>
          <table:table-cell office:value-type="float" office:value="78363927" calcext:value-type="float">
            <text:p>78,363,927</text:p>
          </table:table-cell>
          <table:table-cell office:value-type="float" office:value="4576521" calcext:value-type="float">
            <text:p>4,576,521</text:p>
          </table:table-cell>
          <table:table-cell office:value-type="float" office:value="116672566" calcext:value-type="float">
            <text:p>116,672,566</text:p>
          </table:table-cell>
          <table:table-cell office:value-type="float" office:value="6499094" calcext:value-type="float">
            <text:p>6,499,094</text:p>
          </table:table-cell>
          <table:table-cell office:value-type="float" office:value="7541952" calcext:value-type="float">
            <text:p>7,541,952</text:p>
          </table:table-cell>
          <table:table-cell office:value-type="float" office:value="109561" calcext:value-type="float">
            <text:p>109,561</text:p>
          </table:table-cell>
          <table:table-cell office:value-type="float" office:value="9151821" calcext:value-type="float">
            <text:p>9,151,821</text:p>
          </table:table-cell>
          <table:table-cell office:value-type="float" office:value="0" calcext:value-type="float">
            <text:p>0</text:p>
          </table:table-cell>
          <table:table-cell office:value-type="float" office:value="139974995" calcext:value-type="float">
            <text:p>139,974,995</text:p>
          </table:table-cell>
          <table:table-cell office:value-type="float" office:value="39542923" calcext:value-type="float">
            <text:p>39,542,923</text:p>
          </table:table-cell>
          <table:table-cell office:value-type="float" office:value="0" calcext:value-type="float">
            <text:p>0</text:p>
          </table:table-cell>
          <table:table-cell office:value-type="float" office:value="10728458" calcext:value-type="float">
            <text:p>10,728,458</text:p>
          </table:table-cell>
          <table:table-cell office:value-type="float" office:value="79467324" calcext:value-type="float">
            <text:p>79,467,324</text:p>
          </table:table-cell>
          <table:table-cell office:value-type="float" office:value="0" calcext:value-type="float">
            <text:p>0</text:p>
          </table:table-cell>
          <table:table-cell office:value-type="float" office:value="10236290" calcext:value-type="float">
            <text:p>10,236,290</text:p>
          </table:table-cell>
          <table:table-cell/>
          <table:table-cell table:formula="of:=CONCATENATE([.$AB$5];[.$AA$5];[.C245];&quot;,&quot;;[.D245];&quot;,&quot;;[.E245];&quot;,&quot;;[.F245];&quot;,&quot;;[.H245];&quot;,&quot;;[.I245];&quot;,&quot;;[.J245];&quot;,&quot;;[.K245];&quot;,&quot;;[.M245];&quot;,&quot;;[.O245];&quot;,&quot;;[.P245];&quot;,&quot;;[.Q245];&quot;,&quot;;[.R245];&quot;,&quot;;[.S245];&quot;,&quot;;[.U245];&quot;,&quot;;[.V245];&quot;,&quot;;[.W245];&quot;,&quot;;[.X245];&quot;,&quot;;[.Y245];&quot;,&quot;;[.Z24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9,29499462,0,4232655,63101634,12520605,2741689,0,4576521,6499094,7541952,109561,9151821,0,39542923,0,10728458,79467324,0,102362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49,29499462,0,4232655,63101634,12520605,2741689,0,4576521,6499094,7541952,109561,9151821,0,39542923,0,10728458,79467324,0,102362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TTERFIELD PUBLIC SCHOOL DISTRICT</text:p>
          </table:table-cell>
          <table:table-cell office:value-type="float" office:value="836" calcext:value-type="float">
            <text:p>836</text:p>
          </table:table-cell>
          <table:table-cell table:formula="of:=VLOOKUP([.B246];[$Sheet2.A239:.C795];2)" office:value-type="float" office:value="250" calcext:value-type="float">
            <text:p>250</text:p>
          </table:table-cell>
          <table:table-cell office:value-type="float" office:value="318517" calcext:value-type="float">
            <text:p>318,517</text:p>
          </table:table-cell>
          <table:table-cell office:value-type="float" office:value="0" calcext:value-type="float">
            <text:p>0</text:p>
          </table:table-cell>
          <table:table-cell office:value-type="float" office:value="38185" calcext:value-type="float">
            <text:p>38,185</text:p>
          </table:table-cell>
          <table:table-cell office:value-type="float" office:value="356701" calcext:value-type="float">
            <text:p>356,701</text:p>
          </table:table-cell>
          <table:table-cell office:value-type="float" office:value="2426024" calcext:value-type="float">
            <text:p>2,426,024</text:p>
          </table:table-cell>
          <table:table-cell office:value-type="float" office:value="248262" calcext:value-type="float">
            <text:p>248,262</text:p>
          </table:table-cell>
          <table:table-cell office:value-type="float" office:value="56130" calcext:value-type="float">
            <text:p>56,130</text:p>
          </table:table-cell>
          <table:table-cell office:value-type="float" office:value="0" calcext:value-type="float">
            <text:p>0</text:p>
          </table:table-cell>
          <table:table-cell office:value-type="float" office:value="2730416" calcext:value-type="float">
            <text:p>2,730,416</text:p>
          </table:table-cell>
          <table:table-cell office:value-type="float" office:value="257614" calcext:value-type="float">
            <text:p>257,614</text:p>
          </table:table-cell>
          <table:table-cell office:value-type="float" office:value="3344732" calcext:value-type="float">
            <text:p>3,344,732</text:p>
          </table:table-cell>
          <table:table-cell office:value-type="float" office:value="206963" calcext:value-type="float">
            <text:p>206,963</text:p>
          </table:table-cell>
          <table:table-cell office:value-type="float" office:value="124029" calcext:value-type="float">
            <text:p>124,029</text:p>
          </table:table-cell>
          <table:table-cell office:value-type="float" office:value="0" calcext:value-type="float">
            <text:p>0</text:p>
          </table:table-cell>
          <table:table-cell office:value-type="float" office:value="22349" calcext:value-type="float">
            <text:p>22,349</text:p>
          </table:table-cell>
          <table:table-cell office:value-type="float" office:value="0" calcext:value-type="float">
            <text:p>0</text:p>
          </table:table-cell>
          <table:table-cell office:value-type="float" office:value="3698073" calcext:value-type="float">
            <text:p>3,698,073</text:p>
          </table:table-cell>
          <table:table-cell office:value-type="float" office:value="350516" calcext:value-type="float">
            <text:p>350,516</text:p>
          </table:table-cell>
          <table:table-cell office:value-type="float" office:value="0" calcext:value-type="float">
            <text:p>0</text:p>
          </table:table-cell>
          <table:table-cell office:value-type="float" office:value="99803" calcext:value-type="float">
            <text:p>99,803</text:p>
          </table:table-cell>
          <table:table-cell office:value-type="float" office:value="2777188" calcext:value-type="float">
            <text:p>2,777,188</text:p>
          </table:table-cell>
          <table:table-cell office:value-type="float" office:value="0" calcext:value-type="float">
            <text:p>0</text:p>
          </table:table-cell>
          <table:table-cell office:value-type="float" office:value="470567" calcext:value-type="float">
            <text:p>470,567</text:p>
          </table:table-cell>
          <table:table-cell/>
          <table:table-cell table:formula="of:=CONCATENATE([.$AB$5];[.$AA$5];[.C246];&quot;,&quot;;[.D246];&quot;,&quot;;[.E246];&quot;,&quot;;[.F246];&quot;,&quot;;[.H246];&quot;,&quot;;[.I246];&quot;,&quot;;[.J246];&quot;,&quot;;[.K246];&quot;,&quot;;[.M246];&quot;,&quot;;[.O246];&quot;,&quot;;[.P246];&quot;,&quot;;[.Q246];&quot;,&quot;;[.R246];&quot;,&quot;;[.S246];&quot;,&quot;;[.U246];&quot;,&quot;;[.V246];&quot;,&quot;;[.W246];&quot;,&quot;;[.X246];&quot;,&quot;;[.Y246];&quot;,&quot;;[.Z24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0,318517,0,38185,2426024,248262,56130,0,257614,206963,124029,0,22349,0,350516,0,99803,2777188,0,47056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0,318517,0,38185,2426024,248262,56130,0,257614,206963,124029,0,22349,0,350516,0,99803,2777188,0,47056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DELIA PUBLIC SCHOOL DISTRICT</text:p>
          </table:table-cell>
          <table:table-cell office:value-type="float" office:value="837" calcext:value-type="float">
            <text:p>837</text:p>
          </table:table-cell>
          <table:table-cell table:formula="of:=VLOOKUP([.B247];[$Sheet2.A240:.C796];2)" office:value-type="float" office:value="251" calcext:value-type="float">
            <text:p>251</text:p>
          </table:table-cell>
          <table:table-cell office:value-type="float" office:value="1098279" calcext:value-type="float">
            <text:p>1,098,279</text:p>
          </table:table-cell>
          <table:table-cell office:value-type="float" office:value="0" calcext:value-type="float">
            <text:p>0</text:p>
          </table:table-cell>
          <table:table-cell office:value-type="float" office:value="333481" calcext:value-type="float">
            <text:p>333,481</text:p>
          </table:table-cell>
          <table:table-cell office:value-type="float" office:value="1431760" calcext:value-type="float">
            <text:p>1,431,760</text:p>
          </table:table-cell>
          <table:table-cell office:value-type="float" office:value="5790388" calcext:value-type="float">
            <text:p>5,790,388</text:p>
          </table:table-cell>
          <table:table-cell office:value-type="float" office:value="1031085" calcext:value-type="float">
            <text:p>1,031,085</text:p>
          </table:table-cell>
          <table:table-cell office:value-type="float" office:value="167799" calcext:value-type="float">
            <text:p>167,799</text:p>
          </table:table-cell>
          <table:table-cell office:value-type="float" office:value="0" calcext:value-type="float">
            <text:p>0</text:p>
          </table:table-cell>
          <table:table-cell office:value-type="float" office:value="6989272" calcext:value-type="float">
            <text:p>6,989,272</text:p>
          </table:table-cell>
          <table:table-cell office:value-type="float" office:value="673907" calcext:value-type="float">
            <text:p>673,907</text:p>
          </table:table-cell>
          <table:table-cell office:value-type="float" office:value="9094940" calcext:value-type="float">
            <text:p>9,094,940</text:p>
          </table:table-cell>
          <table:table-cell office:value-type="float" office:value="551400" calcext:value-type="float">
            <text:p>551,400</text:p>
          </table:table-cell>
          <table:table-cell office:value-type="float" office:value="223283" calcext:value-type="float">
            <text:p>223,283</text:p>
          </table:table-cell>
          <table:table-cell office:value-type="float" office:value="0" calcext:value-type="float">
            <text:p>0</text:p>
          </table:table-cell>
          <table:table-cell office:value-type="float" office:value="743839" calcext:value-type="float">
            <text:p>743,839</text:p>
          </table:table-cell>
          <table:table-cell office:value-type="float" office:value="0" calcext:value-type="float">
            <text:p>0</text:p>
          </table:table-cell>
          <table:table-cell office:value-type="float" office:value="10613461" calcext:value-type="float">
            <text:p>10,613,461</text:p>
          </table:table-cell>
          <table:table-cell office:value-type="float" office:value="1527200" calcext:value-type="float">
            <text:p>1,527,200</text:p>
          </table:table-cell>
          <table:table-cell office:value-type="float" office:value="0" calcext:value-type="float">
            <text:p>0</text:p>
          </table:table-cell>
          <table:table-cell office:value-type="float" office:value="409820" calcext:value-type="float">
            <text:p>409,820</text:p>
          </table:table-cell>
          <table:table-cell office:value-type="float" office:value="7448825" calcext:value-type="float">
            <text:p>7,448,825</text:p>
          </table:table-cell>
          <table:table-cell office:value-type="float" office:value="0" calcext:value-type="float">
            <text:p>0</text:p>
          </table:table-cell>
          <table:table-cell office:value-type="float" office:value="1227617" calcext:value-type="float">
            <text:p>1,227,617</text:p>
          </table:table-cell>
          <table:table-cell/>
          <table:table-cell table:formula="of:=CONCATENATE([.$AB$5];[.$AA$5];[.C247];&quot;,&quot;;[.D247];&quot;,&quot;;[.E247];&quot;,&quot;;[.F247];&quot;,&quot;;[.H247];&quot;,&quot;;[.I247];&quot;,&quot;;[.J247];&quot;,&quot;;[.K247];&quot;,&quot;;[.M247];&quot;,&quot;;[.O247];&quot;,&quot;;[.P247];&quot;,&quot;;[.Q247];&quot;,&quot;;[.R247];&quot;,&quot;;[.S247];&quot;,&quot;;[.U247];&quot;,&quot;;[.V247];&quot;,&quot;;[.W247];&quot;,&quot;;[.X247];&quot;,&quot;;[.Y247];&quot;,&quot;;[.Z24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1,1098279,0,333481,5790388,1031085,167799,0,673907,551400,223283,0,743839,0,1527200,0,409820,7448825,0,122761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1,1098279,0,333481,5790388,1031085,167799,0,673907,551400,223283,0,743839,0,1527200,0,409820,7448825,0,122761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JAMES PUBLIC SCHOOL DISTRICT</text:p>
          </table:table-cell>
          <table:table-cell office:value-type="float" office:value="840" calcext:value-type="float">
            <text:p>840</text:p>
          </table:table-cell>
          <table:table-cell table:formula="of:=VLOOKUP([.B248];[$Sheet2.A241:.C797];2)" office:value-type="float" office:value="252" calcext:value-type="float">
            <text:p>252</text:p>
          </table:table-cell>
          <table:table-cell office:value-type="float" office:value="1331708" calcext:value-type="float">
            <text:p>1,331,708</text:p>
          </table:table-cell>
          <table:table-cell office:value-type="float" office:value="0" calcext:value-type="float">
            <text:p>0</text:p>
          </table:table-cell>
          <table:table-cell office:value-type="float" office:value="676005" calcext:value-type="float">
            <text:p>676,005</text:p>
          </table:table-cell>
          <table:table-cell office:value-type="float" office:value="2007714" calcext:value-type="float">
            <text:p>2,007,714</text:p>
          </table:table-cell>
          <table:table-cell office:value-type="float" office:value="10012135" calcext:value-type="float">
            <text:p>10,012,135</text:p>
          </table:table-cell>
          <table:table-cell office:value-type="float" office:value="1317515" calcext:value-type="float">
            <text:p>1,317,515</text:p>
          </table:table-cell>
          <table:table-cell office:value-type="float" office:value="197166" calcext:value-type="float">
            <text:p>197,166</text:p>
          </table:table-cell>
          <table:table-cell office:value-type="float" office:value="0" calcext:value-type="float">
            <text:p>0</text:p>
          </table:table-cell>
          <table:table-cell office:value-type="float" office:value="11526817" calcext:value-type="float">
            <text:p>11,526,817</text:p>
          </table:table-cell>
          <table:table-cell office:value-type="float" office:value="1636553" calcext:value-type="float">
            <text:p>1,636,553</text:p>
          </table:table-cell>
          <table:table-cell office:value-type="float" office:value="15171084" calcext:value-type="float">
            <text:p>15,171,084</text:p>
          </table:table-cell>
          <table:table-cell office:value-type="float" office:value="1286246" calcext:value-type="float">
            <text:p>1,286,246</text:p>
          </table:table-cell>
          <table:table-cell office:value-type="float" office:value="1136738" calcext:value-type="float">
            <text:p>1,136,738</text:p>
          </table:table-cell>
          <table:table-cell office:value-type="float" office:value="0" calcext:value-type="float">
            <text:p>0</text:p>
          </table:table-cell>
          <table:table-cell office:value-type="float" office:value="1769469" calcext:value-type="float">
            <text:p>1,769,469</text:p>
          </table:table-cell>
          <table:table-cell office:value-type="float" office:value="0" calcext:value-type="float">
            <text:p>0</text:p>
          </table:table-cell>
          <table:table-cell office:value-type="float" office:value="19363536" calcext:value-type="float">
            <text:p>19,363,536</text:p>
          </table:table-cell>
          <table:table-cell office:value-type="float" office:value="2373190" calcext:value-type="float">
            <text:p>2,373,190</text:p>
          </table:table-cell>
          <table:table-cell office:value-type="float" office:value="0" calcext:value-type="float">
            <text:p>0</text:p>
          </table:table-cell>
          <table:table-cell office:value-type="float" office:value="1431922" calcext:value-type="float">
            <text:p>1,431,922</text:p>
          </table:table-cell>
          <table:table-cell office:value-type="float" office:value="12696099" calcext:value-type="float">
            <text:p>12,696,099</text:p>
          </table:table-cell>
          <table:table-cell office:value-type="float" office:value="0" calcext:value-type="float">
            <text:p>0</text:p>
          </table:table-cell>
          <table:table-cell office:value-type="float" office:value="2862326" calcext:value-type="float">
            <text:p>2,862,326</text:p>
          </table:table-cell>
          <table:table-cell/>
          <table:table-cell table:formula="of:=CONCATENATE([.$AB$5];[.$AA$5];[.C248];&quot;,&quot;;[.D248];&quot;,&quot;;[.E248];&quot;,&quot;;[.F248];&quot;,&quot;;[.H248];&quot;,&quot;;[.I248];&quot;,&quot;;[.J248];&quot;,&quot;;[.K248];&quot;,&quot;;[.M248];&quot;,&quot;;[.O248];&quot;,&quot;;[.P248];&quot;,&quot;;[.Q248];&quot;,&quot;;[.R248];&quot;,&quot;;[.S248];&quot;,&quot;;[.U248];&quot;,&quot;;[.V248];&quot;,&quot;;[.W248];&quot;,&quot;;[.X248];&quot;,&quot;;[.Y248];&quot;,&quot;;[.Z24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2,1331708,0,676005,10012135,1317515,197166,0,1636553,1286246,1136738,0,1769469,0,2373190,0,1431922,12696099,0,286232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2,1331708,0,676005,10012135,1317515,197166,0,1636553,1286246,1136738,0,1769469,0,2373190,0,1431922,12696099,0,286232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ECKENRIDGE PUBLIC SCHOOL DISTRICT</text:p>
          </table:table-cell>
          <table:table-cell office:value-type="float" office:value="846" calcext:value-type="float">
            <text:p>846</text:p>
          </table:table-cell>
          <table:table-cell table:formula="of:=VLOOKUP([.B249];[$Sheet2.A242:.C798];2)" office:value-type="float" office:value="253" calcext:value-type="float">
            <text:p>253</text:p>
          </table:table-cell>
          <table:table-cell office:value-type="float" office:value="744269" calcext:value-type="float">
            <text:p>744,269</text:p>
          </table:table-cell>
          <table:table-cell office:value-type="float" office:value="0" calcext:value-type="float">
            <text:p>0</text:p>
          </table:table-cell>
          <table:table-cell office:value-type="float" office:value="441937" calcext:value-type="float">
            <text:p>441,937</text:p>
          </table:table-cell>
          <table:table-cell office:value-type="float" office:value="1186207" calcext:value-type="float">
            <text:p>1,186,207</text:p>
          </table:table-cell>
          <table:table-cell office:value-type="float" office:value="5821499" calcext:value-type="float">
            <text:p>5,821,499</text:p>
          </table:table-cell>
          <table:table-cell office:value-type="float" office:value="800982" calcext:value-type="float">
            <text:p>800,982</text:p>
          </table:table-cell>
          <table:table-cell office:value-type="float" office:value="120271" calcext:value-type="float">
            <text:p>120,271</text:p>
          </table:table-cell>
          <table:table-cell office:value-type="float" office:value="0" calcext:value-type="float">
            <text:p>0</text:p>
          </table:table-cell>
          <table:table-cell office:value-type="float" office:value="6742752" calcext:value-type="float">
            <text:p>6,742,752</text:p>
          </table:table-cell>
          <table:table-cell office:value-type="float" office:value="561254" calcext:value-type="float">
            <text:p>561,254</text:p>
          </table:table-cell>
          <table:table-cell office:value-type="float" office:value="8490213" calcext:value-type="float">
            <text:p>8,490,213</text:p>
          </table:table-cell>
          <table:table-cell office:value-type="float" office:value="635587" calcext:value-type="float">
            <text:p>635,587</text:p>
          </table:table-cell>
          <table:table-cell office:value-type="float" office:value="380292" calcext:value-type="float">
            <text:p>380,292</text:p>
          </table:table-cell>
          <table:table-cell office:value-type="float" office:value="0" calcext:value-type="float">
            <text:p>0</text:p>
          </table:table-cell>
          <table:table-cell office:value-type="float" office:value="745780" calcext:value-type="float">
            <text:p>745,780</text:p>
          </table:table-cell>
          <table:table-cell office:value-type="float" office:value="0" calcext:value-type="float">
            <text:p>0</text:p>
          </table:table-cell>
          <table:table-cell office:value-type="float" office:value="10251872" calcext:value-type="float">
            <text:p>10,251,872</text:p>
          </table:table-cell>
          <table:table-cell office:value-type="float" office:value="1228276" calcext:value-type="float">
            <text:p>1,228,276</text:p>
          </table:table-cell>
          <table:table-cell office:value-type="float" office:value="0" calcext:value-type="float">
            <text:p>0</text:p>
          </table:table-cell>
          <table:table-cell office:value-type="float" office:value="692016" calcext:value-type="float">
            <text:p>692,016</text:p>
          </table:table-cell>
          <table:table-cell office:value-type="float" office:value="7200413" calcext:value-type="float">
            <text:p>7,200,413</text:p>
          </table:table-cell>
          <table:table-cell office:value-type="float" office:value="0" calcext:value-type="float">
            <text:p>0</text:p>
          </table:table-cell>
          <table:table-cell office:value-type="float" office:value="1131167" calcext:value-type="float">
            <text:p>1,131,167</text:p>
          </table:table-cell>
          <table:table-cell/>
          <table:table-cell table:formula="of:=CONCATENATE([.$AB$5];[.$AA$5];[.C249];&quot;,&quot;;[.D249];&quot;,&quot;;[.E249];&quot;,&quot;;[.F249];&quot;,&quot;;[.H249];&quot;,&quot;;[.I249];&quot;,&quot;;[.J249];&quot;,&quot;;[.K249];&quot;,&quot;;[.M249];&quot;,&quot;;[.O249];&quot;,&quot;;[.P249];&quot;,&quot;;[.Q249];&quot;,&quot;;[.R249];&quot;,&quot;;[.S249];&quot;,&quot;;[.U249];&quot;,&quot;;[.V249];&quot;,&quot;;[.W249];&quot;,&quot;;[.X249];&quot;,&quot;;[.Y249];&quot;,&quot;;[.Z24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3,744269,0,441937,5821499,800982,120271,0,561254,635587,380292,0,745780,0,1228276,0,692016,7200413,0,113116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3,744269,0,441937,5821499,800982,120271,0,561254,635587,380292,0,745780,0,1228276,0,692016,7200413,0,113116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THSAY PUBLIC SCHOOL DISTRICT</text:p>
          </table:table-cell>
          <table:table-cell office:value-type="float" office:value="850" calcext:value-type="float">
            <text:p>850</text:p>
          </table:table-cell>
          <table:table-cell table:formula="of:=VLOOKUP([.B250];[$Sheet2.A243:.C799];2)" office:value-type="float" office:value="254" calcext:value-type="float">
            <text:p>254</text:p>
          </table:table-cell>
          <table:table-cell office:value-type="float" office:value="239999" calcext:value-type="float">
            <text:p>239,999</text:p>
          </table:table-cell>
          <table:table-cell office:value-type="float" office:value="0" calcext:value-type="float">
            <text:p>0</text:p>
          </table:table-cell>
          <table:table-cell office:value-type="float" office:value="281519" calcext:value-type="float">
            <text:p>281,519</text:p>
          </table:table-cell>
          <table:table-cell office:value-type="float" office:value="521518" calcext:value-type="float">
            <text:p>521,518</text:p>
          </table:table-cell>
          <table:table-cell office:value-type="float" office:value="2806767" calcext:value-type="float">
            <text:p>2,806,767</text:p>
          </table:table-cell>
          <table:table-cell office:value-type="float" office:value="175789" calcext:value-type="float">
            <text:p>175,789</text:p>
          </table:table-cell>
          <table:table-cell office:value-type="float" office:value="33721" calcext:value-type="float">
            <text:p>33,721</text:p>
          </table:table-cell>
          <table:table-cell office:value-type="float" office:value="0" calcext:value-type="float">
            <text:p>0</text:p>
          </table:table-cell>
          <table:table-cell office:value-type="float" office:value="3016276" calcext:value-type="float">
            <text:p>3,016,276</text:p>
          </table:table-cell>
          <table:table-cell office:value-type="float" office:value="256090" calcext:value-type="float">
            <text:p>256,090</text:p>
          </table:table-cell>
          <table:table-cell office:value-type="float" office:value="3793884" calcext:value-type="float">
            <text:p>3,793,884</text:p>
          </table:table-cell>
          <table:table-cell office:value-type="float" office:value="330147" calcext:value-type="float">
            <text:p>330,147</text:p>
          </table:table-cell>
          <table:table-cell office:value-type="float" office:value="382124" calcext:value-type="float">
            <text:p>382,124</text:p>
          </table:table-cell>
          <table:table-cell office:value-type="float" office:value="0" calcext:value-type="float">
            <text:p>0</text:p>
          </table:table-cell>
          <table:table-cell office:value-type="float" office:value="1158477" calcext:value-type="float">
            <text:p>1,158,477</text:p>
          </table:table-cell>
          <table:table-cell office:value-type="float" office:value="0" calcext:value-type="float">
            <text:p>0</text:p>
          </table:table-cell>
          <table:table-cell office:value-type="float" office:value="5664632" calcext:value-type="float">
            <text:p>5,664,632</text:p>
          </table:table-cell>
          <table:table-cell office:value-type="float" office:value="941838" calcext:value-type="float">
            <text:p>941,838</text:p>
          </table:table-cell>
          <table:table-cell office:value-type="float" office:value="0" calcext:value-type="float">
            <text:p>0</text:p>
          </table:table-cell>
          <table:table-cell office:value-type="float" office:value="490565" calcext:value-type="float">
            <text:p>490,565</text:p>
          </table:table-cell>
          <table:table-cell office:value-type="float" office:value="3661475" calcext:value-type="float">
            <text:p>3,661,475</text:p>
          </table:table-cell>
          <table:table-cell office:value-type="float" office:value="0" calcext:value-type="float">
            <text:p>0</text:p>
          </table:table-cell>
          <table:table-cell office:value-type="float" office:value="570755" calcext:value-type="float">
            <text:p>570,755</text:p>
          </table:table-cell>
          <table:table-cell/>
          <table:table-cell table:formula="of:=CONCATENATE([.$AB$5];[.$AA$5];[.C250];&quot;,&quot;;[.D250];&quot;,&quot;;[.E250];&quot;,&quot;;[.F250];&quot;,&quot;;[.H250];&quot;,&quot;;[.I250];&quot;,&quot;;[.J250];&quot;,&quot;;[.K250];&quot;,&quot;;[.M250];&quot;,&quot;;[.O250];&quot;,&quot;;[.P250];&quot;,&quot;;[.Q250];&quot;,&quot;;[.R250];&quot;,&quot;;[.S250];&quot;,&quot;;[.U250];&quot;,&quot;;[.V250];&quot;,&quot;;[.W250];&quot;,&quot;;[.X250];&quot;,&quot;;[.Y250];&quot;,&quot;;[.Z25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4,239999,0,281519,2806767,175789,33721,0,256090,330147,382124,0,1158477,0,941838,0,490565,3661475,0,57075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4,239999,0,281519,2806767,175789,33721,0,256090,330147,382124,0,1158477,0,941838,0,490565,3661475,0,57075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mpbell-Tintah Public Schools</text:p>
          </table:table-cell>
          <table:table-cell office:value-type="float" office:value="852" calcext:value-type="float">
            <text:p>852</text:p>
          </table:table-cell>
          <table:table-cell table:formula="of:=VLOOKUP([.B251];[$Sheet2.A244:.C800];2)" office:value-type="float" office:value="255" calcext:value-type="float">
            <text:p>255</text:p>
          </table:table-cell>
          <table:table-cell office:value-type="float" office:value="239547" calcext:value-type="float">
            <text:p>239,547</text:p>
          </table:table-cell>
          <table:table-cell office:value-type="float" office:value="0" calcext:value-type="float">
            <text:p>0</text:p>
          </table:table-cell>
          <table:table-cell office:value-type="float" office:value="71938" calcext:value-type="float">
            <text:p>71,938</text:p>
          </table:table-cell>
          <table:table-cell office:value-type="float" office:value="311485" calcext:value-type="float">
            <text:p>311,485</text:p>
          </table:table-cell>
          <table:table-cell office:value-type="float" office:value="1542167" calcext:value-type="float">
            <text:p>1,542,167</text:p>
          </table:table-cell>
          <table:table-cell office:value-type="float" office:value="128215" calcext:value-type="float">
            <text:p>128,215</text:p>
          </table:table-cell>
          <table:table-cell office:value-type="float" office:value="5374" calcext:value-type="float">
            <text:p>5,374</text:p>
          </table:table-cell>
          <table:table-cell office:value-type="float" office:value="0" calcext:value-type="float">
            <text:p>0</text:p>
          </table:table-cell>
          <table:table-cell office:value-type="float" office:value="1675756" calcext:value-type="float">
            <text:p>1,675,756</text:p>
          </table:table-cell>
          <table:table-cell office:value-type="float" office:value="292601" calcext:value-type="float">
            <text:p>292,601</text:p>
          </table:table-cell>
          <table:table-cell office:value-type="float" office:value="2279842" calcext:value-type="float">
            <text:p>2,279,842</text:p>
          </table:table-cell>
          <table:table-cell office:value-type="float" office:value="132064" calcext:value-type="float">
            <text:p>132,064</text:p>
          </table:table-cell>
          <table:table-cell office:value-type="float" office:value="59577" calcext:value-type="float">
            <text:p>59,577</text:p>
          </table:table-cell>
          <table:table-cell office:value-type="float" office:value="0" calcext:value-type="float">
            <text:p>0</text:p>
          </table:table-cell>
          <table:table-cell office:value-type="float" office:value="209294" calcext:value-type="float">
            <text:p>209,294</text:p>
          </table:table-cell>
          <table:table-cell office:value-type="float" office:value="0" calcext:value-type="float">
            <text:p>0</text:p>
          </table:table-cell>
          <table:table-cell office:value-type="float" office:value="2680777" calcext:value-type="float">
            <text:p>2,680,777</text:p>
          </table:table-cell>
          <table:table-cell office:value-type="float" office:value="373884" calcext:value-type="float">
            <text:p>373,884</text:p>
          </table:table-cell>
          <table:table-cell office:value-type="float" office:value="0" calcext:value-type="float">
            <text:p>0</text:p>
          </table:table-cell>
          <table:table-cell office:value-type="float" office:value="84416" calcext:value-type="float">
            <text:p>84,416</text:p>
          </table:table-cell>
          <table:table-cell office:value-type="float" office:value="1808066" calcext:value-type="float">
            <text:p>1,808,066</text:p>
          </table:table-cell>
          <table:table-cell office:value-type="float" office:value="0" calcext:value-type="float">
            <text:p>0</text:p>
          </table:table-cell>
          <table:table-cell office:value-type="float" office:value="414410" calcext:value-type="float">
            <text:p>414,410</text:p>
          </table:table-cell>
          <table:table-cell/>
          <table:table-cell table:formula="of:=CONCATENATE([.$AB$5];[.$AA$5];[.C251];&quot;,&quot;;[.D251];&quot;,&quot;;[.E251];&quot;,&quot;;[.F251];&quot;,&quot;;[.H251];&quot;,&quot;;[.I251];&quot;,&quot;;[.J251];&quot;,&quot;;[.K251];&quot;,&quot;;[.M251];&quot;,&quot;;[.O251];&quot;,&quot;;[.P251];&quot;,&quot;;[.Q251];&quot;,&quot;;[.R251];&quot;,&quot;;[.S251];&quot;,&quot;;[.U251];&quot;,&quot;;[.V251];&quot;,&quot;;[.W251];&quot;,&quot;;[.X251];&quot;,&quot;;[.Y251];&quot;,&quot;;[.Z25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5,239547,0,71938,1542167,128215,5374,0,292601,132064,59577,0,209294,0,373884,0,84416,1808066,0,41441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5,239547,0,71938,1542167,128215,5374,0,292601,132064,59577,0,209294,0,373884,0,84416,1808066,0,41441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wiston-Altura Public School Dist</text:p>
          </table:table-cell>
          <table:table-cell office:value-type="float" office:value="857" calcext:value-type="float">
            <text:p>857</text:p>
          </table:table-cell>
          <table:table-cell table:formula="of:=VLOOKUP([.B252];[$Sheet2.A245:.C801];2)" office:value-type="float" office:value="256" calcext:value-type="float">
            <text:p>256</text:p>
          </table:table-cell>
          <table:table-cell office:value-type="float" office:value="390106" calcext:value-type="float">
            <text:p>390,106</text:p>
          </table:table-cell>
          <table:table-cell office:value-type="float" office:value="0" calcext:value-type="float">
            <text:p>0</text:p>
          </table:table-cell>
          <table:table-cell office:value-type="float" office:value="1088982" calcext:value-type="float">
            <text:p>1,088,982</text:p>
          </table:table-cell>
          <table:table-cell office:value-type="float" office:value="1479087" calcext:value-type="float">
            <text:p>1,479,087</text:p>
          </table:table-cell>
          <table:table-cell office:value-type="float" office:value="5806251" calcext:value-type="float">
            <text:p>5,806,251</text:p>
          </table:table-cell>
          <table:table-cell office:value-type="float" office:value="1159705" calcext:value-type="float">
            <text:p>1,159,705</text:p>
          </table:table-cell>
          <table:table-cell office:value-type="float" office:value="99666" calcext:value-type="float">
            <text:p>99,666</text:p>
          </table:table-cell>
          <table:table-cell office:value-type="float" office:value="0" calcext:value-type="float">
            <text:p>0</text:p>
          </table:table-cell>
          <table:table-cell office:value-type="float" office:value="7065622" calcext:value-type="float">
            <text:p>7,065,622</text:p>
          </table:table-cell>
          <table:table-cell office:value-type="float" office:value="703384" calcext:value-type="float">
            <text:p>703,384</text:p>
          </table:table-cell>
          <table:table-cell office:value-type="float" office:value="9248093" calcext:value-type="float">
            <text:p>9,248,093</text:p>
          </table:table-cell>
          <table:table-cell office:value-type="float" office:value="724770" calcext:value-type="float">
            <text:p>724,770</text:p>
          </table:table-cell>
          <table:table-cell office:value-type="float" office:value="438605" calcext:value-type="float">
            <text:p>438,605</text:p>
          </table:table-cell>
          <table:table-cell office:value-type="float" office:value="0" calcext:value-type="float">
            <text:p>0</text:p>
          </table:table-cell>
          <table:table-cell office:value-type="float" office:value="486046" calcext:value-type="float">
            <text:p>486,046</text:p>
          </table:table-cell>
          <table:table-cell office:value-type="float" office:value="0" calcext:value-type="float">
            <text:p>0</text:p>
          </table:table-cell>
          <table:table-cell office:value-type="float" office:value="10897514" calcext:value-type="float">
            <text:p>10,897,514</text:p>
          </table:table-cell>
          <table:table-cell office:value-type="float" office:value="682184" calcext:value-type="float">
            <text:p>682,184</text:p>
          </table:table-cell>
          <table:table-cell office:value-type="float" office:value="0" calcext:value-type="float">
            <text:p>0</text:p>
          </table:table-cell>
          <table:table-cell office:value-type="float" office:value="1371435" calcext:value-type="float">
            <text:p>1,371,435</text:p>
          </table:table-cell>
          <table:table-cell office:value-type="float" office:value="7450636" calcext:value-type="float">
            <text:p>7,450,636</text:p>
          </table:table-cell>
          <table:table-cell office:value-type="float" office:value="0" calcext:value-type="float">
            <text:p>0</text:p>
          </table:table-cell>
          <table:table-cell office:value-type="float" office:value="1393261" calcext:value-type="float">
            <text:p>1,393,261</text:p>
          </table:table-cell>
          <table:table-cell/>
          <table:table-cell table:formula="of:=CONCATENATE([.$AB$5];[.$AA$5];[.C252];&quot;,&quot;;[.D252];&quot;,&quot;;[.E252];&quot;,&quot;;[.F252];&quot;,&quot;;[.H252];&quot;,&quot;;[.I252];&quot;,&quot;;[.J252];&quot;,&quot;;[.K252];&quot;,&quot;;[.M252];&quot;,&quot;;[.O252];&quot;,&quot;;[.P252];&quot;,&quot;;[.Q252];&quot;,&quot;;[.R252];&quot;,&quot;;[.S252];&quot;,&quot;;[.U252];&quot;,&quot;;[.V252];&quot;,&quot;;[.W252];&quot;,&quot;;[.X252];&quot;,&quot;;[.Y252];&quot;,&quot;;[.Z25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6,390106,0,1088982,5806251,1159705,99666,0,703384,724770,438605,0,486046,0,682184,0,1371435,7450636,0,139326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6,390106,0,1088982,5806251,1159705,99666,0,703384,724770,438605,0,486046,0,682184,0,1371435,7450636,0,139326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CHARLES PUBLIC SCHOOL DISTRICT</text:p>
          </table:table-cell>
          <table:table-cell office:value-type="float" office:value="858" calcext:value-type="float">
            <text:p>858</text:p>
          </table:table-cell>
          <table:table-cell table:formula="of:=VLOOKUP([.B253];[$Sheet2.A246:.C802];2)" office:value-type="float" office:value="257" calcext:value-type="float">
            <text:p>257</text:p>
          </table:table-cell>
          <table:table-cell office:value-type="float" office:value="792824" calcext:value-type="float">
            <text:p>792,824</text:p>
          </table:table-cell>
          <table:table-cell office:value-type="float" office:value="0" calcext:value-type="float">
            <text:p>0</text:p>
          </table:table-cell>
          <table:table-cell office:value-type="float" office:value="709177" calcext:value-type="float">
            <text:p>709,177</text:p>
          </table:table-cell>
          <table:table-cell office:value-type="float" office:value="1502001" calcext:value-type="float">
            <text:p>1,502,001</text:p>
          </table:table-cell>
          <table:table-cell office:value-type="float" office:value="8374209" calcext:value-type="float">
            <text:p>8,374,209</text:p>
          </table:table-cell>
          <table:table-cell office:value-type="float" office:value="810903" calcext:value-type="float">
            <text:p>810,903</text:p>
          </table:table-cell>
          <table:table-cell office:value-type="float" office:value="57972" calcext:value-type="float">
            <text:p>57,972</text:p>
          </table:table-cell>
          <table:table-cell office:value-type="float" office:value="0" calcext:value-type="float">
            <text:p>0</text:p>
          </table:table-cell>
          <table:table-cell office:value-type="float" office:value="9243083" calcext:value-type="float">
            <text:p>9,243,083</text:p>
          </table:table-cell>
          <table:table-cell office:value-type="float" office:value="704054" calcext:value-type="float">
            <text:p>704,054</text:p>
          </table:table-cell>
          <table:table-cell office:value-type="float" office:value="11449139" calcext:value-type="float">
            <text:p>11,449,139</text:p>
          </table:table-cell>
          <table:table-cell office:value-type="float" office:value="1032785" calcext:value-type="float">
            <text:p>1,032,785</text:p>
          </table:table-cell>
          <table:table-cell office:value-type="float" office:value="666673" calcext:value-type="float">
            <text:p>666,673</text:p>
          </table:table-cell>
          <table:table-cell office:value-type="float" office:value="113098" calcext:value-type="float">
            <text:p>113,098</text:p>
          </table:table-cell>
          <table:table-cell office:value-type="float" office:value="1815975" calcext:value-type="float">
            <text:p>1,815,975</text:p>
          </table:table-cell>
          <table:table-cell office:value-type="float" office:value="0" calcext:value-type="float">
            <text:p>0</text:p>
          </table:table-cell>
          <table:table-cell office:value-type="float" office:value="15077670" calcext:value-type="float">
            <text:p>15,077,670</text:p>
          </table:table-cell>
          <table:table-cell office:value-type="float" office:value="2107066" calcext:value-type="float">
            <text:p>2,107,066</text:p>
          </table:table-cell>
          <table:table-cell office:value-type="float" office:value="0" calcext:value-type="float">
            <text:p>0</text:p>
          </table:table-cell>
          <table:table-cell office:value-type="float" office:value="1310021" calcext:value-type="float">
            <text:p>1,310,021</text:p>
          </table:table-cell>
          <table:table-cell office:value-type="float" office:value="9953307" calcext:value-type="float">
            <text:p>9,953,307</text:p>
          </table:table-cell>
          <table:table-cell office:value-type="float" office:value="0" calcext:value-type="float">
            <text:p>0</text:p>
          </table:table-cell>
          <table:table-cell office:value-type="float" office:value="1707275" calcext:value-type="float">
            <text:p>1,707,275</text:p>
          </table:table-cell>
          <table:table-cell/>
          <table:table-cell table:formula="of:=CONCATENATE([.$AB$5];[.$AA$5];[.C253];&quot;,&quot;;[.D253];&quot;,&quot;;[.E253];&quot;,&quot;;[.F253];&quot;,&quot;;[.H253];&quot;,&quot;;[.I253];&quot;,&quot;;[.J253];&quot;,&quot;;[.K253];&quot;,&quot;;[.M253];&quot;,&quot;;[.O253];&quot;,&quot;;[.P253];&quot;,&quot;;[.Q253];&quot;,&quot;;[.R253];&quot;,&quot;;[.S253];&quot;,&quot;;[.U253];&quot;,&quot;;[.V253];&quot;,&quot;;[.W253];&quot;,&quot;;[.X253];&quot;,&quot;;[.Y253];&quot;,&quot;;[.Z25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7,792824,0,709177,8374209,810903,57972,0,704054,1032785,666673,113098,1815975,0,2107066,0,1310021,9953307,0,170727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7,792824,0,709177,8374209,810903,57972,0,704054,1032785,666673,113098,1815975,0,2107066,0,1310021,9953307,0,170727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INONA AREA PUBLIC SCHOOL DISTRICT</text:p>
          </table:table-cell>
          <table:table-cell office:value-type="float" office:value="861" calcext:value-type="float">
            <text:p>861</text:p>
          </table:table-cell>
          <table:table-cell table:formula="of:=VLOOKUP([.B254];[$Sheet2.A247:.C803];2)" office:value-type="float" office:value="258" calcext:value-type="float">
            <text:p>258</text:p>
          </table:table-cell>
          <table:table-cell office:value-type="float" office:value="8145459" calcext:value-type="float">
            <text:p>8,145,459</text:p>
          </table:table-cell>
          <table:table-cell office:value-type="float" office:value="0" calcext:value-type="float">
            <text:p>0</text:p>
          </table:table-cell>
          <table:table-cell office:value-type="float" office:value="1723151" calcext:value-type="float">
            <text:p>1,723,151</text:p>
          </table:table-cell>
          <table:table-cell office:value-type="float" office:value="9868610" calcext:value-type="float">
            <text:p>9,868,610</text:p>
          </table:table-cell>
          <table:table-cell office:value-type="float" office:value="20605950" calcext:value-type="float">
            <text:p>20,605,950</text:p>
          </table:table-cell>
          <table:table-cell office:value-type="float" office:value="6813186" calcext:value-type="float">
            <text:p>6,813,186</text:p>
          </table:table-cell>
          <table:table-cell office:value-type="float" office:value="721735" calcext:value-type="float">
            <text:p>721,735</text:p>
          </table:table-cell>
          <table:table-cell office:value-type="float" office:value="0" calcext:value-type="float">
            <text:p>0</text:p>
          </table:table-cell>
          <table:table-cell office:value-type="float" office:value="28140872" calcext:value-type="float">
            <text:p>28,140,872</text:p>
          </table:table-cell>
          <table:table-cell office:value-type="float" office:value="3860445" calcext:value-type="float">
            <text:p>3,860,445</text:p>
          </table:table-cell>
          <table:table-cell office:value-type="float" office:value="41869926" calcext:value-type="float">
            <text:p>41,869,926</text:p>
          </table:table-cell>
          <table:table-cell office:value-type="float" office:value="2508945" calcext:value-type="float">
            <text:p>2,508,945</text:p>
          </table:table-cell>
          <table:table-cell office:value-type="float" office:value="2184771" calcext:value-type="float">
            <text:p>2,184,771</text:p>
          </table:table-cell>
          <table:table-cell office:value-type="float" office:value="-17458" calcext:value-type="float">
            <text:p>-17,458</text:p>
          </table:table-cell>
          <table:table-cell office:value-type="float" office:value="2647527" calcext:value-type="float">
            <text:p>2,647,527</text:p>
          </table:table-cell>
          <table:table-cell office:value-type="float" office:value="694039" calcext:value-type="float">
            <text:p>694,039</text:p>
          </table:table-cell>
          <table:table-cell office:value-type="float" office:value="49887750" calcext:value-type="float">
            <text:p>49,887,750</text:p>
          </table:table-cell>
          <table:table-cell office:value-type="float" office:value="11813352" calcext:value-type="float">
            <text:p>11,813,352</text:p>
          </table:table-cell>
          <table:table-cell office:value-type="float" office:value="0" calcext:value-type="float">
            <text:p>0</text:p>
          </table:table-cell>
          <table:table-cell office:value-type="float" office:value="2634300" calcext:value-type="float">
            <text:p>2,634,300</text:p>
          </table:table-cell>
          <table:table-cell office:value-type="float" office:value="29131632" calcext:value-type="float">
            <text:p>29,131,632</text:p>
          </table:table-cell>
          <table:table-cell office:value-type="float" office:value="0" calcext:value-type="float">
            <text:p>0</text:p>
          </table:table-cell>
          <table:table-cell office:value-type="float" office:value="6308466" calcext:value-type="float">
            <text:p>6,308,466</text:p>
          </table:table-cell>
          <table:table-cell/>
          <table:table-cell table:formula="of:=CONCATENATE([.$AB$5];[.$AA$5];[.C254];&quot;,&quot;;[.D254];&quot;,&quot;;[.E254];&quot;,&quot;;[.F254];&quot;,&quot;;[.H254];&quot;,&quot;;[.I254];&quot;,&quot;;[.J254];&quot;,&quot;;[.K254];&quot;,&quot;;[.M254];&quot;,&quot;;[.O254];&quot;,&quot;;[.P254];&quot;,&quot;;[.Q254];&quot;,&quot;;[.R254];&quot;,&quot;;[.S254];&quot;,&quot;;[.U254];&quot;,&quot;;[.V254];&quot;,&quot;;[.W254];&quot;,&quot;;[.X254];&quot;,&quot;;[.Y254];&quot;,&quot;;[.Z25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8,8145459,0,1723151,20605950,6813186,721735,0,3860445,2508945,2184771,-17458,2647527,694039,11813352,0,2634300,29131632,0,630846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8,8145459,0,1723151,20605950,6813186,721735,0,3860445,2508945,2184771,-17458,2647527,694039,11813352,0,2634300,29131632,0,630846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NANDALE PUBLIC SCHOOL DISTRICT</text:p>
          </table:table-cell>
          <table:table-cell office:value-type="float" office:value="876" calcext:value-type="float">
            <text:p>876</text:p>
          </table:table-cell>
          <table:table-cell table:formula="of:=VLOOKUP([.B255];[$Sheet2.A248:.C804];2)" office:value-type="float" office:value="259" calcext:value-type="float">
            <text:p>259</text:p>
          </table:table-cell>
          <table:table-cell office:value-type="float" office:value="3405140" calcext:value-type="float">
            <text:p>3,405,140</text:p>
          </table:table-cell>
          <table:table-cell office:value-type="float" office:value="0" calcext:value-type="float">
            <text:p>0</text:p>
          </table:table-cell>
          <table:table-cell office:value-type="float" office:value="1094780" calcext:value-type="float">
            <text:p>1,094,780</text:p>
          </table:table-cell>
          <table:table-cell office:value-type="float" office:value="4499920" calcext:value-type="float">
            <text:p>4,499,920</text:p>
          </table:table-cell>
          <table:table-cell office:value-type="float" office:value="16106496" calcext:value-type="float">
            <text:p>16,106,496</text:p>
          </table:table-cell>
          <table:table-cell office:value-type="float" office:value="2912856" calcext:value-type="float">
            <text:p>2,912,856</text:p>
          </table:table-cell>
          <table:table-cell office:value-type="float" office:value="722655" calcext:value-type="float">
            <text:p>722,655</text:p>
          </table:table-cell>
          <table:table-cell office:value-type="float" office:value="0" calcext:value-type="float">
            <text:p>0</text:p>
          </table:table-cell>
          <table:table-cell office:value-type="float" office:value="19742008" calcext:value-type="float">
            <text:p>19,742,008</text:p>
          </table:table-cell>
          <table:table-cell office:value-type="float" office:value="511783" calcext:value-type="float">
            <text:p>511,783</text:p>
          </table:table-cell>
          <table:table-cell office:value-type="float" office:value="24753711" calcext:value-type="float">
            <text:p>24,753,711</text:p>
          </table:table-cell>
          <table:table-cell office:value-type="float" office:value="1862859" calcext:value-type="float">
            <text:p>1,862,859</text:p>
          </table:table-cell>
          <table:table-cell office:value-type="float" office:value="1442589" calcext:value-type="float">
            <text:p>1,442,589</text:p>
          </table:table-cell>
          <table:table-cell office:value-type="float" office:value="756" calcext:value-type="float">
            <text:p>756</text:p>
          </table:table-cell>
          <table:table-cell office:value-type="float" office:value="2336141" calcext:value-type="float">
            <text:p>2,336,141</text:p>
          </table:table-cell>
          <table:table-cell office:value-type="float" office:value="0" calcext:value-type="float">
            <text:p>0</text:p>
          </table:table-cell>
          <table:table-cell office:value-type="float" office:value="30396057" calcext:value-type="float">
            <text:p>30,396,057</text:p>
          </table:table-cell>
          <table:table-cell office:value-type="float" office:value="5812873" calcext:value-type="float">
            <text:p>5,812,873</text:p>
          </table:table-cell>
          <table:table-cell office:value-type="float" office:value="0" calcext:value-type="float">
            <text:p>0</text:p>
          </table:table-cell>
          <table:table-cell office:value-type="float" office:value="2323020" calcext:value-type="float">
            <text:p>2,323,020</text:p>
          </table:table-cell>
          <table:table-cell office:value-type="float" office:value="20030768" calcext:value-type="float">
            <text:p>20,030,768</text:p>
          </table:table-cell>
          <table:table-cell office:value-type="float" office:value="0" calcext:value-type="float">
            <text:p>0</text:p>
          </table:table-cell>
          <table:table-cell office:value-type="float" office:value="2229396" calcext:value-type="float">
            <text:p>2,229,396</text:p>
          </table:table-cell>
          <table:table-cell/>
          <table:table-cell table:formula="of:=CONCATENATE([.$AB$5];[.$AA$5];[.C255];&quot;,&quot;;[.D255];&quot;,&quot;;[.E255];&quot;,&quot;;[.F255];&quot;,&quot;;[.H255];&quot;,&quot;;[.I255];&quot;,&quot;;[.J255];&quot;,&quot;;[.K255];&quot;,&quot;;[.M255];&quot;,&quot;;[.O255];&quot;,&quot;;[.P255];&quot;,&quot;;[.Q255];&quot;,&quot;;[.R255];&quot;,&quot;;[.S255];&quot;,&quot;;[.U255];&quot;,&quot;;[.V255];&quot;,&quot;;[.W255];&quot;,&quot;;[.X255];&quot;,&quot;;[.Y255];&quot;,&quot;;[.Z25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9,3405140,0,1094780,16106496,2912856,722655,0,511783,1862859,1442589,756,2336141,0,5812873,0,2323020,20030768,0,222939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59,3405140,0,1094780,16106496,2912856,722655,0,511783,1862859,1442589,756,2336141,0,5812873,0,2323020,20030768,0,222939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FFALO-HANOVER-MONTROSE PUBLIC SCH</text:p>
          </table:table-cell>
          <table:table-cell office:value-type="float" office:value="877" calcext:value-type="float">
            <text:p>877</text:p>
          </table:table-cell>
          <table:table-cell table:formula="of:=VLOOKUP([.B256];[$Sheet2.A249:.C805];2)" office:value-type="float" office:value="260" calcext:value-type="float">
            <text:p>260</text:p>
          </table:table-cell>
          <table:table-cell office:value-type="float" office:value="12230940" calcext:value-type="float">
            <text:p>12,230,940</text:p>
          </table:table-cell>
          <table:table-cell office:value-type="float" office:value="0" calcext:value-type="float">
            <text:p>0</text:p>
          </table:table-cell>
          <table:table-cell office:value-type="float" office:value="2638522" calcext:value-type="float">
            <text:p>2,638,522</text:p>
          </table:table-cell>
          <table:table-cell office:value-type="float" office:value="14869462" calcext:value-type="float">
            <text:p>14,869,462</text:p>
          </table:table-cell>
          <table:table-cell office:value-type="float" office:value="45650805" calcext:value-type="float">
            <text:p>45,650,805</text:p>
          </table:table-cell>
          <table:table-cell office:value-type="float" office:value="8281472" calcext:value-type="float">
            <text:p>8,281,472</text:p>
          </table:table-cell>
          <table:table-cell office:value-type="float" office:value="1286805" calcext:value-type="float">
            <text:p>1,286,805</text:p>
          </table:table-cell>
          <table:table-cell office:value-type="float" office:value="0" calcext:value-type="float">
            <text:p>0</text:p>
          </table:table-cell>
          <table:table-cell office:value-type="float" office:value="55219083" calcext:value-type="float">
            <text:p>55,219,083</text:p>
          </table:table-cell>
          <table:table-cell office:value-type="float" office:value="3497364" calcext:value-type="float">
            <text:p>3,497,364</text:p>
          </table:table-cell>
          <table:table-cell office:value-type="float" office:value="73585908" calcext:value-type="float">
            <text:p>73,585,908</text:p>
          </table:table-cell>
          <table:table-cell office:value-type="float" office:value="4844436" calcext:value-type="float">
            <text:p>4,844,436</text:p>
          </table:table-cell>
          <table:table-cell office:value-type="float" office:value="3794657" calcext:value-type="float">
            <text:p>3,794,657</text:p>
          </table:table-cell>
          <table:table-cell office:value-type="float" office:value="0" calcext:value-type="float">
            <text:p>0</text:p>
          </table:table-cell>
          <table:table-cell office:value-type="float" office:value="5450711" calcext:value-type="float">
            <text:p>5,450,711</text:p>
          </table:table-cell>
          <table:table-cell office:value-type="float" office:value="2003525" calcext:value-type="float">
            <text:p>2,003,525</text:p>
          </table:table-cell>
          <table:table-cell office:value-type="float" office:value="89679238" calcext:value-type="float">
            <text:p>89,679,238</text:p>
          </table:table-cell>
          <table:table-cell office:value-type="float" office:value="20006906" calcext:value-type="float">
            <text:p>20,006,906</text:p>
          </table:table-cell>
          <table:table-cell office:value-type="float" office:value="0" calcext:value-type="float">
            <text:p>0</text:p>
          </table:table-cell>
          <table:table-cell office:value-type="float" office:value="5777075" calcext:value-type="float">
            <text:p>5,777,075</text:p>
          </table:table-cell>
          <table:table-cell office:value-type="float" office:value="56192704" calcext:value-type="float">
            <text:p>56,192,704</text:p>
          </table:table-cell>
          <table:table-cell office:value-type="float" office:value="0" calcext:value-type="float">
            <text:p>0</text:p>
          </table:table-cell>
          <table:table-cell office:value-type="float" office:value="7702553" calcext:value-type="float">
            <text:p>7,702,553</text:p>
          </table:table-cell>
          <table:table-cell/>
          <table:table-cell table:formula="of:=CONCATENATE([.$AB$5];[.$AA$5];[.C256];&quot;,&quot;;[.D256];&quot;,&quot;;[.E256];&quot;,&quot;;[.F256];&quot;,&quot;;[.H256];&quot;,&quot;;[.I256];&quot;,&quot;;[.J256];&quot;,&quot;;[.K256];&quot;,&quot;;[.M256];&quot;,&quot;;[.O256];&quot;,&quot;;[.P256];&quot;,&quot;;[.Q256];&quot;,&quot;;[.R256];&quot;,&quot;;[.S256];&quot;,&quot;;[.U256];&quot;,&quot;;[.V256];&quot;,&quot;;[.W256];&quot;,&quot;;[.X256];&quot;,&quot;;[.Y256];&quot;,&quot;;[.Z25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0,12230940,0,2638522,45650805,8281472,1286805,0,3497364,4844436,3794657,0,5450711,2003525,20006906,0,5777075,56192704,0,770255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0,12230940,0,2638522,45650805,8281472,1286805,0,3497364,4844436,3794657,0,5450711,2003525,20006906,0,5777075,56192704,0,770255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ANO PUBLIC SCHOOL DISTRICT</text:p>
          </table:table-cell>
          <table:table-cell office:value-type="float" office:value="879" calcext:value-type="float">
            <text:p>879</text:p>
          </table:table-cell>
          <table:table-cell table:formula="of:=VLOOKUP([.B257];[$Sheet2.A250:.C806];2)" office:value-type="float" office:value="261" calcext:value-type="float">
            <text:p>261</text:p>
          </table:table-cell>
          <table:table-cell office:value-type="float" office:value="4261396" calcext:value-type="float">
            <text:p>4,261,396</text:p>
          </table:table-cell>
          <table:table-cell office:value-type="float" office:value="0" calcext:value-type="float">
            <text:p>0</text:p>
          </table:table-cell>
          <table:table-cell office:value-type="float" office:value="1454653" calcext:value-type="float">
            <text:p>1,454,653</text:p>
          </table:table-cell>
          <table:table-cell office:value-type="float" office:value="5716050" calcext:value-type="float">
            <text:p>5,716,050</text:p>
          </table:table-cell>
          <table:table-cell office:value-type="float" office:value="18751870" calcext:value-type="float">
            <text:p>18,751,870</text:p>
          </table:table-cell>
          <table:table-cell office:value-type="float" office:value="3016489" calcext:value-type="float">
            <text:p>3,016,489</text:p>
          </table:table-cell>
          <table:table-cell office:value-type="float" office:value="969411" calcext:value-type="float">
            <text:p>969,411</text:p>
          </table:table-cell>
          <table:table-cell office:value-type="float" office:value="0" calcext:value-type="float">
            <text:p>0</text:p>
          </table:table-cell>
          <table:table-cell office:value-type="float" office:value="22737770" calcext:value-type="float">
            <text:p>22,737,770</text:p>
          </table:table-cell>
          <table:table-cell office:value-type="float" office:value="537194" calcext:value-type="float">
            <text:p>537,194</text:p>
          </table:table-cell>
          <table:table-cell office:value-type="float" office:value="28991014" calcext:value-type="float">
            <text:p>28,991,014</text:p>
          </table:table-cell>
          <table:table-cell office:value-type="float" office:value="1646716" calcext:value-type="float">
            <text:p>1,646,716</text:p>
          </table:table-cell>
          <table:table-cell office:value-type="float" office:value="2458538" calcext:value-type="float">
            <text:p>2,458,538</text:p>
          </table:table-cell>
          <table:table-cell office:value-type="float" office:value="0" calcext:value-type="float">
            <text:p>0</text:p>
          </table:table-cell>
          <table:table-cell office:value-type="float" office:value="5368323" calcext:value-type="float">
            <text:p>5,368,323</text:p>
          </table:table-cell>
          <table:table-cell office:value-type="float" office:value="0" calcext:value-type="float">
            <text:p>0</text:p>
          </table:table-cell>
          <table:table-cell office:value-type="float" office:value="38464590" calcext:value-type="float">
            <text:p>38,464,590</text:p>
          </table:table-cell>
          <table:table-cell office:value-type="float" office:value="9414705" calcext:value-type="float">
            <text:p>9,414,705</text:p>
          </table:table-cell>
          <table:table-cell office:value-type="float" office:value="0" calcext:value-type="float">
            <text:p>0</text:p>
          </table:table-cell>
          <table:table-cell office:value-type="float" office:value="3688245" calcext:value-type="float">
            <text:p>3,688,245</text:p>
          </table:table-cell>
          <table:table-cell office:value-type="float" office:value="23345418" calcext:value-type="float">
            <text:p>23,345,418</text:p>
          </table:table-cell>
          <table:table-cell office:value-type="float" office:value="0" calcext:value-type="float">
            <text:p>0</text:p>
          </table:table-cell>
          <table:table-cell office:value-type="float" office:value="2016222" calcext:value-type="float">
            <text:p>2,016,222</text:p>
          </table:table-cell>
          <table:table-cell/>
          <table:table-cell table:formula="of:=CONCATENATE([.$AB$5];[.$AA$5];[.C257];&quot;,&quot;;[.D257];&quot;,&quot;;[.E257];&quot;,&quot;;[.F257];&quot;,&quot;;[.H257];&quot;,&quot;;[.I257];&quot;,&quot;;[.J257];&quot;,&quot;;[.K257];&quot;,&quot;;[.M257];&quot;,&quot;;[.O257];&quot;,&quot;;[.P257];&quot;,&quot;;[.Q257];&quot;,&quot;;[.R257];&quot;,&quot;;[.S257];&quot;,&quot;;[.U257];&quot;,&quot;;[.V257];&quot;,&quot;;[.W257];&quot;,&quot;;[.X257];&quot;,&quot;;[.Y257];&quot;,&quot;;[.Z25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1,4261396,0,1454653,18751870,3016489,969411,0,537194,1646716,2458538,0,5368323,0,9414705,0,3688245,23345418,0,201622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1,4261396,0,1454653,18751870,3016489,969411,0,537194,1646716,2458538,0,5368323,0,9414705,0,3688245,23345418,0,201622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PLE LAKE PUBLIC SCHOOL DISTRICT</text:p>
          </table:table-cell>
          <table:table-cell office:value-type="float" office:value="881" calcext:value-type="float">
            <text:p>881</text:p>
          </table:table-cell>
          <table:table-cell table:formula="of:=VLOOKUP([.B258];[$Sheet2.A251:.C807];2)" office:value-type="float" office:value="262" calcext:value-type="float">
            <text:p>262</text:p>
          </table:table-cell>
          <table:table-cell office:value-type="float" office:value="1507228" calcext:value-type="float">
            <text:p>1,507,228</text:p>
          </table:table-cell>
          <table:table-cell office:value-type="float" office:value="0" calcext:value-type="float">
            <text:p>0</text:p>
          </table:table-cell>
          <table:table-cell office:value-type="float" office:value="479699" calcext:value-type="float">
            <text:p>479,699</text:p>
          </table:table-cell>
          <table:table-cell office:value-type="float" office:value="1986927" calcext:value-type="float">
            <text:p>1,986,927</text:p>
          </table:table-cell>
          <table:table-cell office:value-type="float" office:value="6608586" calcext:value-type="float">
            <text:p>6,608,586</text:p>
          </table:table-cell>
          <table:table-cell office:value-type="float" office:value="1375287" calcext:value-type="float">
            <text:p>1,375,287</text:p>
          </table:table-cell>
          <table:table-cell office:value-type="float" office:value="187011" calcext:value-type="float">
            <text:p>187,011</text:p>
          </table:table-cell>
          <table:table-cell office:value-type="float" office:value="0" calcext:value-type="float">
            <text:p>0</text:p>
          </table:table-cell>
          <table:table-cell office:value-type="float" office:value="8170884" calcext:value-type="float">
            <text:p>8,170,884</text:p>
          </table:table-cell>
          <table:table-cell office:value-type="float" office:value="661061" calcext:value-type="float">
            <text:p>661,061</text:p>
          </table:table-cell>
          <table:table-cell office:value-type="float" office:value="10818872" calcext:value-type="float">
            <text:p>10,818,872</text:p>
          </table:table-cell>
          <table:table-cell office:value-type="float" office:value="763279" calcext:value-type="float">
            <text:p>763,279</text:p>
          </table:table-cell>
          <table:table-cell office:value-type="float" office:value="566674" calcext:value-type="float">
            <text:p>566,674</text:p>
          </table:table-cell>
          <table:table-cell office:value-type="float" office:value="-4389" calcext:value-type="float">
            <text:p>-4,389</text:p>
          </table:table-cell>
          <table:table-cell office:value-type="float" office:value="1491219" calcext:value-type="float">
            <text:p>1,491,219</text:p>
          </table:table-cell>
          <table:table-cell office:value-type="float" office:value="1187" calcext:value-type="float">
            <text:p>1,187</text:p>
          </table:table-cell>
          <table:table-cell office:value-type="float" office:value="13636843" calcext:value-type="float">
            <text:p>13,636,843</text:p>
          </table:table-cell>
          <table:table-cell office:value-type="float" office:value="2914053" calcext:value-type="float">
            <text:p>2,914,053</text:p>
          </table:table-cell>
          <table:table-cell office:value-type="float" office:value="0" calcext:value-type="float">
            <text:p>0</text:p>
          </table:table-cell>
          <table:table-cell office:value-type="float" office:value="925999" calcext:value-type="float">
            <text:p>925,999</text:p>
          </table:table-cell>
          <table:table-cell office:value-type="float" office:value="8456807" calcext:value-type="float">
            <text:p>8,456,807</text:p>
          </table:table-cell>
          <table:table-cell office:value-type="float" office:value="0" calcext:value-type="float">
            <text:p>0</text:p>
          </table:table-cell>
          <table:table-cell office:value-type="float" office:value="1339983" calcext:value-type="float">
            <text:p>1,339,983</text:p>
          </table:table-cell>
          <table:table-cell/>
          <table:table-cell table:formula="of:=CONCATENATE([.$AB$5];[.$AA$5];[.C258];&quot;,&quot;;[.D258];&quot;,&quot;;[.E258];&quot;,&quot;;[.F258];&quot;,&quot;;[.H258];&quot;,&quot;;[.I258];&quot;,&quot;;[.J258];&quot;,&quot;;[.K258];&quot;,&quot;;[.M258];&quot;,&quot;;[.O258];&quot;,&quot;;[.P258];&quot;,&quot;;[.Q258];&quot;,&quot;;[.R258];&quot;,&quot;;[.S258];&quot;,&quot;;[.U258];&quot;,&quot;;[.V258];&quot;,&quot;;[.W258];&quot;,&quot;;[.X258];&quot;,&quot;;[.Y258];&quot;,&quot;;[.Z25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2,1507228,0,479699,6608586,1375287,187011,0,661061,763279,566674,-4389,1491219,1187,2914053,0,925999,8456807,0,133998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2,1507228,0,479699,6608586,1375287,187011,0,661061,763279,566674,-4389,1491219,1187,2914053,0,925999,8456807,0,133998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TICELLO PUBLIC SCHOOL DISTRICT</text:p>
          </table:table-cell>
          <table:table-cell office:value-type="float" office:value="882" calcext:value-type="float">
            <text:p>882</text:p>
          </table:table-cell>
          <table:table-cell table:formula="of:=VLOOKUP([.B259];[$Sheet2.A252:.C808];2)" office:value-type="float" office:value="263" calcext:value-type="float">
            <text:p>263</text:p>
          </table:table-cell>
          <table:table-cell office:value-type="float" office:value="8693492" calcext:value-type="float">
            <text:p>8,693,492</text:p>
          </table:table-cell>
          <table:table-cell office:value-type="float" office:value="0" calcext:value-type="float">
            <text:p>0</text:p>
          </table:table-cell>
          <table:table-cell office:value-type="float" office:value="12086838" calcext:value-type="float">
            <text:p>12,086,838</text:p>
          </table:table-cell>
          <table:table-cell office:value-type="float" office:value="20780330" calcext:value-type="float">
            <text:p>20,780,330</text:p>
          </table:table-cell>
          <table:table-cell office:value-type="float" office:value="33403621" calcext:value-type="float">
            <text:p>33,403,621</text:p>
          </table:table-cell>
          <table:table-cell office:value-type="float" office:value="3796018" calcext:value-type="float">
            <text:p>3,796,018</text:p>
          </table:table-cell>
          <table:table-cell office:value-type="float" office:value="571917" calcext:value-type="float">
            <text:p>571,917</text:p>
          </table:table-cell>
          <table:table-cell office:value-type="float" office:value="0" calcext:value-type="float">
            <text:p>0</text:p>
          </table:table-cell>
          <table:table-cell office:value-type="float" office:value="37771556" calcext:value-type="float">
            <text:p>37,771,556</text:p>
          </table:table-cell>
          <table:table-cell office:value-type="float" office:value="4465198" calcext:value-type="float">
            <text:p>4,465,198</text:p>
          </table:table-cell>
          <table:table-cell office:value-type="float" office:value="63017084" calcext:value-type="float">
            <text:p>63,017,084</text:p>
          </table:table-cell>
          <table:table-cell office:value-type="float" office:value="3523114" calcext:value-type="float">
            <text:p>3,523,114</text:p>
          </table:table-cell>
          <table:table-cell office:value-type="float" office:value="5177915" calcext:value-type="float">
            <text:p>5,177,915</text:p>
          </table:table-cell>
          <table:table-cell office:value-type="float" office:value="0" calcext:value-type="float">
            <text:p>0</text:p>
          </table:table-cell>
          <table:table-cell office:value-type="float" office:value="3677424" calcext:value-type="float">
            <text:p>3,677,424</text:p>
          </table:table-cell>
          <table:table-cell office:value-type="float" office:value="0" calcext:value-type="float">
            <text:p>0</text:p>
          </table:table-cell>
          <table:table-cell office:value-type="float" office:value="75395537" calcext:value-type="float">
            <text:p>75,395,537</text:p>
          </table:table-cell>
          <table:table-cell office:value-type="float" office:value="12442810" calcext:value-type="float">
            <text:p>12,442,810</text:p>
          </table:table-cell>
          <table:table-cell office:value-type="float" office:value="0" calcext:value-type="float">
            <text:p>0</text:p>
          </table:table-cell>
          <table:table-cell office:value-type="float" office:value="15321440" calcext:value-type="float">
            <text:p>15,321,440</text:p>
          </table:table-cell>
          <table:table-cell office:value-type="float" office:value="39670366" calcext:value-type="float">
            <text:p>39,670,366</text:p>
          </table:table-cell>
          <table:table-cell office:value-type="float" office:value="0" calcext:value-type="float">
            <text:p>0</text:p>
          </table:table-cell>
          <table:table-cell office:value-type="float" office:value="7960921" calcext:value-type="float">
            <text:p>7,960,921</text:p>
          </table:table-cell>
          <table:table-cell/>
          <table:table-cell table:formula="of:=CONCATENATE([.$AB$5];[.$AA$5];[.C259];&quot;,&quot;;[.D259];&quot;,&quot;;[.E259];&quot;,&quot;;[.F259];&quot;,&quot;;[.H259];&quot;,&quot;;[.I259];&quot;,&quot;;[.J259];&quot;,&quot;;[.K259];&quot;,&quot;;[.M259];&quot;,&quot;;[.O259];&quot;,&quot;;[.P259];&quot;,&quot;;[.Q259];&quot;,&quot;;[.R259];&quot;,&quot;;[.S259];&quot;,&quot;;[.U259];&quot;,&quot;;[.V259];&quot;,&quot;;[.W259];&quot;,&quot;;[.X259];&quot;,&quot;;[.Y259];&quot;,&quot;;[.Z25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3,8693492,0,12086838,33403621,3796018,571917,0,4465198,3523114,5177915,0,3677424,0,12442810,0,15321440,39670366,0,796092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3,8693492,0,12086838,33403621,3796018,571917,0,4465198,3523114,5177915,0,3677424,0,12442810,0,15321440,39670366,0,796092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CKFORD PUBLIC SCHOOL DISTRICT</text:p>
          </table:table-cell>
          <table:table-cell office:value-type="float" office:value="883" calcext:value-type="float">
            <text:p>883</text:p>
          </table:table-cell>
          <table:table-cell table:formula="of:=VLOOKUP([.B260];[$Sheet2.A253:.C809];2)" office:value-type="float" office:value="264" calcext:value-type="float">
            <text:p>264</text:p>
          </table:table-cell>
          <table:table-cell office:value-type="float" office:value="3772788" calcext:value-type="float">
            <text:p>3,772,788</text:p>
          </table:table-cell>
          <table:table-cell office:value-type="float" office:value="0" calcext:value-type="float">
            <text:p>0</text:p>
          </table:table-cell>
          <table:table-cell office:value-type="float" office:value="476939" calcext:value-type="float">
            <text:p>476,939</text:p>
          </table:table-cell>
          <table:table-cell office:value-type="float" office:value="4249727" calcext:value-type="float">
            <text:p>4,249,727</text:p>
          </table:table-cell>
          <table:table-cell office:value-type="float" office:value="12397068" calcext:value-type="float">
            <text:p>12,397,068</text:p>
          </table:table-cell>
          <table:table-cell office:value-type="float" office:value="1846120" calcext:value-type="float">
            <text:p>1,846,120</text:p>
          </table:table-cell>
          <table:table-cell office:value-type="float" office:value="1688418" calcext:value-type="float">
            <text:p>1,688,418</text:p>
          </table:table-cell>
          <table:table-cell office:value-type="float" office:value="0" calcext:value-type="float">
            <text:p>0</text:p>
          </table:table-cell>
          <table:table-cell office:value-type="float" office:value="15931606" calcext:value-type="float">
            <text:p>15,931,606</text:p>
          </table:table-cell>
          <table:table-cell office:value-type="float" office:value="1561743" calcext:value-type="float">
            <text:p>1,561,743</text:p>
          </table:table-cell>
          <table:table-cell office:value-type="float" office:value="21743076" calcext:value-type="float">
            <text:p>21,743,076</text:p>
          </table:table-cell>
          <table:table-cell office:value-type="float" office:value="1111810" calcext:value-type="float">
            <text:p>1,111,810</text:p>
          </table:table-cell>
          <table:table-cell office:value-type="float" office:value="1385635" calcext:value-type="float">
            <text:p>1,385,635</text:p>
          </table:table-cell>
          <table:table-cell office:value-type="float" office:value="4343" calcext:value-type="float">
            <text:p>4,343</text:p>
          </table:table-cell>
          <table:table-cell office:value-type="float" office:value="4282448" calcext:value-type="float">
            <text:p>4,282,448</text:p>
          </table:table-cell>
          <table:table-cell office:value-type="float" office:value="0" calcext:value-type="float">
            <text:p>0</text:p>
          </table:table-cell>
          <table:table-cell office:value-type="float" office:value="28527311" calcext:value-type="float">
            <text:p>28,527,311</text:p>
          </table:table-cell>
          <table:table-cell office:value-type="float" office:value="7913232" calcext:value-type="float">
            <text:p>7,913,232</text:p>
          </table:table-cell>
          <table:table-cell office:value-type="float" office:value="0" calcext:value-type="float">
            <text:p>0</text:p>
          </table:table-cell>
          <table:table-cell office:value-type="float" office:value="1611586" calcext:value-type="float">
            <text:p>1,611,586</text:p>
          </table:table-cell>
          <table:table-cell office:value-type="float" office:value="16405851" calcext:value-type="float">
            <text:p>16,405,851</text:p>
          </table:table-cell>
          <table:table-cell office:value-type="float" office:value="0" calcext:value-type="float">
            <text:p>0</text:p>
          </table:table-cell>
          <table:table-cell office:value-type="float" office:value="2596642" calcext:value-type="float">
            <text:p>2,596,642</text:p>
          </table:table-cell>
          <table:table-cell/>
          <table:table-cell table:formula="of:=CONCATENATE([.$AB$5];[.$AA$5];[.C260];&quot;,&quot;;[.D260];&quot;,&quot;;[.E260];&quot;,&quot;;[.F260];&quot;,&quot;;[.H260];&quot;,&quot;;[.I260];&quot;,&quot;;[.J260];&quot;,&quot;;[.K260];&quot;,&quot;;[.M260];&quot;,&quot;;[.O260];&quot;,&quot;;[.P260];&quot;,&quot;;[.Q260];&quot;,&quot;;[.R260];&quot;,&quot;;[.S260];&quot;,&quot;;[.U260];&quot;,&quot;;[.V260];&quot;,&quot;;[.W260];&quot;,&quot;;[.X260];&quot;,&quot;;[.Y260];&quot;,&quot;;[.Z26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4,3772788,0,476939,12397068,1846120,1688418,0,1561743,1111810,1385635,4343,4282448,0,7913232,0,1611586,16405851,0,259664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4,3772788,0,476939,12397068,1846120,1688418,0,1561743,1111810,1385635,4343,4282448,0,7913232,0,1611586,16405851,0,259664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Michael-Albertville Schools</text:p>
          </table:table-cell>
          <table:table-cell office:value-type="float" office:value="885" calcext:value-type="float">
            <text:p>885</text:p>
          </table:table-cell>
          <table:table-cell table:formula="of:=VLOOKUP([.B261];[$Sheet2.A254:.C810];2)" office:value-type="float" office:value="265" calcext:value-type="float">
            <text:p>265</text:p>
          </table:table-cell>
          <table:table-cell office:value-type="float" office:value="5786493" calcext:value-type="float">
            <text:p>5,786,493</text:p>
          </table:table-cell>
          <table:table-cell office:value-type="float" office:value="0" calcext:value-type="float">
            <text:p>0</text:p>
          </table:table-cell>
          <table:table-cell office:value-type="float" office:value="3051090" calcext:value-type="float">
            <text:p>3,051,090</text:p>
          </table:table-cell>
          <table:table-cell office:value-type="float" office:value="8837583" calcext:value-type="float">
            <text:p>8,837,583</text:p>
          </table:table-cell>
          <table:table-cell office:value-type="float" office:value="52677994" calcext:value-type="float">
            <text:p>52,677,994</text:p>
          </table:table-cell>
          <table:table-cell office:value-type="float" office:value="6764486" calcext:value-type="float">
            <text:p>6,764,486</text:p>
          </table:table-cell>
          <table:table-cell office:value-type="float" office:value="3185397" calcext:value-type="float">
            <text:p>3,185,397</text:p>
          </table:table-cell>
          <table:table-cell office:value-type="float" office:value="0" calcext:value-type="float">
            <text:p>0</text:p>
          </table:table-cell>
          <table:table-cell office:value-type="float" office:value="62627877" calcext:value-type="float">
            <text:p>62,627,877</text:p>
          </table:table-cell>
          <table:table-cell office:value-type="float" office:value="2606045" calcext:value-type="float">
            <text:p>2,606,045</text:p>
          </table:table-cell>
          <table:table-cell office:value-type="float" office:value="74071505" calcext:value-type="float">
            <text:p>74,071,505</text:p>
          </table:table-cell>
          <table:table-cell office:value-type="float" office:value="5394950" calcext:value-type="float">
            <text:p>5,394,950</text:p>
          </table:table-cell>
          <table:table-cell office:value-type="float" office:value="4729956" calcext:value-type="float">
            <text:p>4,729,956</text:p>
          </table:table-cell>
          <table:table-cell office:value-type="float" office:value="0" calcext:value-type="float">
            <text:p>0</text:p>
          </table:table-cell>
          <table:table-cell office:value-type="float" office:value="15939693" calcext:value-type="float">
            <text:p>15,939,693</text:p>
          </table:table-cell>
          <table:table-cell office:value-type="float" office:value="0" calcext:value-type="float">
            <text:p>0</text:p>
          </table:table-cell>
          <table:table-cell office:value-type="float" office:value="100136104" calcext:value-type="float">
            <text:p>100,136,104</text:p>
          </table:table-cell>
          <table:table-cell office:value-type="float" office:value="15681265" calcext:value-type="float">
            <text:p>15,681,265</text:p>
          </table:table-cell>
          <table:table-cell office:value-type="float" office:value="0" calcext:value-type="float">
            <text:p>0</text:p>
          </table:table-cell>
          <table:table-cell office:value-type="float" office:value="7443673" calcext:value-type="float">
            <text:p>7,443,673</text:p>
          </table:table-cell>
          <table:table-cell office:value-type="float" office:value="69683648" calcext:value-type="float">
            <text:p>69,683,648</text:p>
          </table:table-cell>
          <table:table-cell office:value-type="float" office:value="0" calcext:value-type="float">
            <text:p>0</text:p>
          </table:table-cell>
          <table:table-cell office:value-type="float" office:value="7327519" calcext:value-type="float">
            <text:p>7,327,519</text:p>
          </table:table-cell>
          <table:table-cell/>
          <table:table-cell table:formula="of:=CONCATENATE([.$AB$5];[.$AA$5];[.C261];&quot;,&quot;;[.D261];&quot;,&quot;;[.E261];&quot;,&quot;;[.F261];&quot;,&quot;;[.H261];&quot;,&quot;;[.I261];&quot;,&quot;;[.J261];&quot;,&quot;;[.K261];&quot;,&quot;;[.M261];&quot;,&quot;;[.O261];&quot;,&quot;;[.P261];&quot;,&quot;;[.Q261];&quot;,&quot;;[.R261];&quot;,&quot;;[.S261];&quot;,&quot;;[.U261];&quot;,&quot;;[.V261];&quot;,&quot;;[.W261];&quot;,&quot;;[.X261];&quot;,&quot;;[.Y261];&quot;,&quot;;[.Z26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5,5786493,0,3051090,52677994,6764486,3185397,0,2606045,5394950,4729956,0,15939693,0,15681265,0,7443673,69683648,0,732751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5,5786493,0,3051090,52677994,6764486,3185397,0,2606045,5394950,4729956,0,15939693,0,15681265,0,7443673,69683648,0,732751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NBY PUBLIC SCHOOL DISTRICT</text:p>
          </table:table-cell>
          <table:table-cell office:value-type="float" office:value="891" calcext:value-type="float">
            <text:p>891</text:p>
          </table:table-cell>
          <table:table-cell table:formula="of:=VLOOKUP([.B262];[$Sheet2.A255:.C811];2)" office:value-type="float" office:value="266" calcext:value-type="float">
            <text:p>266</text:p>
          </table:table-cell>
          <table:table-cell office:value-type="float" office:value="964648" calcext:value-type="float">
            <text:p>964,648</text:p>
          </table:table-cell>
          <table:table-cell office:value-type="float" office:value="0" calcext:value-type="float">
            <text:p>0</text:p>
          </table:table-cell>
          <table:table-cell office:value-type="float" office:value="279323" calcext:value-type="float">
            <text:p>279,323</text:p>
          </table:table-cell>
          <table:table-cell office:value-type="float" office:value="1243971" calcext:value-type="float">
            <text:p>1,243,971</text:p>
          </table:table-cell>
          <table:table-cell office:value-type="float" office:value="5745433" calcext:value-type="float">
            <text:p>5,745,433</text:p>
          </table:table-cell>
          <table:table-cell office:value-type="float" office:value="502342" calcext:value-type="float">
            <text:p>502,342</text:p>
          </table:table-cell>
          <table:table-cell office:value-type="float" office:value="117508" calcext:value-type="float">
            <text:p>117,508</text:p>
          </table:table-cell>
          <table:table-cell office:value-type="float" office:value="0" calcext:value-type="float">
            <text:p>0</text:p>
          </table:table-cell>
          <table:table-cell office:value-type="float" office:value="6365283" calcext:value-type="float">
            <text:p>6,365,283</text:p>
          </table:table-cell>
          <table:table-cell office:value-type="float" office:value="586443" calcext:value-type="float">
            <text:p>586,443</text:p>
          </table:table-cell>
          <table:table-cell office:value-type="float" office:value="8195697" calcext:value-type="float">
            <text:p>8,195,697</text:p>
          </table:table-cell>
          <table:table-cell office:value-type="float" office:value="578086" calcext:value-type="float">
            <text:p>578,086</text:p>
          </table:table-cell>
          <table:table-cell office:value-type="float" office:value="206012" calcext:value-type="float">
            <text:p>206,012</text:p>
          </table:table-cell>
          <table:table-cell office:value-type="float" office:value="0" calcext:value-type="float">
            <text:p>0</text:p>
          </table:table-cell>
          <table:table-cell office:value-type="float" office:value="716956" calcext:value-type="float">
            <text:p>716,956</text:p>
          </table:table-cell>
          <table:table-cell office:value-type="float" office:value="0" calcext:value-type="float">
            <text:p>0</text:p>
          </table:table-cell>
          <table:table-cell office:value-type="float" office:value="9696751" calcext:value-type="float">
            <text:p>9,696,751</text:p>
          </table:table-cell>
          <table:table-cell office:value-type="float" office:value="1337805" calcext:value-type="float">
            <text:p>1,337,805</text:p>
          </table:table-cell>
          <table:table-cell office:value-type="float" office:value="0" calcext:value-type="float">
            <text:p>0</text:p>
          </table:table-cell>
          <table:table-cell office:value-type="float" office:value="432406" calcext:value-type="float">
            <text:p>432,406</text:p>
          </table:table-cell>
          <table:table-cell office:value-type="float" office:value="6802849" calcext:value-type="float">
            <text:p>6,802,849</text:p>
          </table:table-cell>
          <table:table-cell office:value-type="float" office:value="0" calcext:value-type="float">
            <text:p>0</text:p>
          </table:table-cell>
          <table:table-cell office:value-type="float" office:value="1123691" calcext:value-type="float">
            <text:p>1,123,691</text:p>
          </table:table-cell>
          <table:table-cell/>
          <table:table-cell table:formula="of:=CONCATENATE([.$AB$5];[.$AA$5];[.C262];&quot;,&quot;;[.D262];&quot;,&quot;;[.E262];&quot;,&quot;;[.F262];&quot;,&quot;;[.H262];&quot;,&quot;;[.I262];&quot;,&quot;;[.J262];&quot;,&quot;;[.K262];&quot;,&quot;;[.M262];&quot;,&quot;;[.O262];&quot;,&quot;;[.P262];&quot;,&quot;;[.Q262];&quot;,&quot;;[.R262];&quot;,&quot;;[.S262];&quot;,&quot;;[.U262];&quot;,&quot;;[.V262];&quot;,&quot;;[.W262];&quot;,&quot;;[.X262];&quot;,&quot;;[.Y262];&quot;,&quot;;[.Z26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6,964648,0,279323,5745433,502342,117508,0,586443,578086,206012,0,716956,0,1337805,0,432406,6802849,0,112369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6,964648,0,279323,5745433,502342,117508,0,586443,578086,206012,0,716956,0,1337805,0,432406,6802849,0,112369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MBRIDGE-ISANTI PUBLIC SCHOOL DIST</text:p>
          </table:table-cell>
          <table:table-cell office:value-type="float" office:value="911" calcext:value-type="float">
            <text:p>911</text:p>
          </table:table-cell>
          <table:table-cell table:formula="of:=VLOOKUP([.B263];[$Sheet2.A256:.C812];2)" office:value-type="float" office:value="267" calcext:value-type="float">
            <text:p>267</text:p>
          </table:table-cell>
          <table:table-cell office:value-type="float" office:value="7070335" calcext:value-type="float">
            <text:p>7,070,335</text:p>
          </table:table-cell>
          <table:table-cell office:value-type="float" office:value="0" calcext:value-type="float">
            <text:p>0</text:p>
          </table:table-cell>
          <table:table-cell office:value-type="float" office:value="1883964" calcext:value-type="float">
            <text:p>1,883,964</text:p>
          </table:table-cell>
          <table:table-cell office:value-type="float" office:value="8954299" calcext:value-type="float">
            <text:p>8,954,299</text:p>
          </table:table-cell>
          <table:table-cell office:value-type="float" office:value="41796008" calcext:value-type="float">
            <text:p>41,796,008</text:p>
          </table:table-cell>
          <table:table-cell office:value-type="float" office:value="8675346" calcext:value-type="float">
            <text:p>8,675,346</text:p>
          </table:table-cell>
          <table:table-cell office:value-type="float" office:value="1120664" calcext:value-type="float">
            <text:p>1,120,664</text:p>
          </table:table-cell>
          <table:table-cell office:value-type="float" office:value="0" calcext:value-type="float">
            <text:p>0</text:p>
          </table:table-cell>
          <table:table-cell office:value-type="float" office:value="51592018" calcext:value-type="float">
            <text:p>51,592,018</text:p>
          </table:table-cell>
          <table:table-cell office:value-type="float" office:value="6228777" calcext:value-type="float">
            <text:p>6,228,777</text:p>
          </table:table-cell>
          <table:table-cell office:value-type="float" office:value="66775094" calcext:value-type="float">
            <text:p>66,775,094</text:p>
          </table:table-cell>
          <table:table-cell office:value-type="float" office:value="3443858" calcext:value-type="float">
            <text:p>3,443,858</text:p>
          </table:table-cell>
          <table:table-cell office:value-type="float" office:value="2976670" calcext:value-type="float">
            <text:p>2,976,670</text:p>
          </table:table-cell>
          <table:table-cell office:value-type="float" office:value="-15705" calcext:value-type="float">
            <text:p>-15,705</text:p>
          </table:table-cell>
          <table:table-cell office:value-type="float" office:value="5334306" calcext:value-type="float">
            <text:p>5,334,306</text:p>
          </table:table-cell>
          <table:table-cell office:value-type="float" office:value="0" calcext:value-type="float">
            <text:p>0</text:p>
          </table:table-cell>
          <table:table-cell office:value-type="float" office:value="78514223" calcext:value-type="float">
            <text:p>78,514,223</text:p>
          </table:table-cell>
          <table:table-cell office:value-type="float" office:value="12096989" calcext:value-type="float">
            <text:p>12,096,989</text:p>
          </table:table-cell>
          <table:table-cell office:value-type="float" office:value="0" calcext:value-type="float">
            <text:p>0</text:p>
          </table:table-cell>
          <table:table-cell office:value-type="float" office:value="3935646" calcext:value-type="float">
            <text:p>3,935,646</text:p>
          </table:table-cell>
          <table:table-cell office:value-type="float" office:value="52928750" calcext:value-type="float">
            <text:p>52,928,750</text:p>
          </table:table-cell>
          <table:table-cell office:value-type="float" office:value="0" calcext:value-type="float">
            <text:p>0</text:p>
          </table:table-cell>
          <table:table-cell office:value-type="float" office:value="9552837" calcext:value-type="float">
            <text:p>9,552,837</text:p>
          </table:table-cell>
          <table:table-cell/>
          <table:table-cell table:formula="of:=CONCATENATE([.$AB$5];[.$AA$5];[.C263];&quot;,&quot;;[.D263];&quot;,&quot;;[.E263];&quot;,&quot;;[.F263];&quot;,&quot;;[.H263];&quot;,&quot;;[.I263];&quot;,&quot;;[.J263];&quot;,&quot;;[.K263];&quot;,&quot;;[.M263];&quot;,&quot;;[.O263];&quot;,&quot;;[.P263];&quot;,&quot;;[.Q263];&quot;,&quot;;[.R263];&quot;,&quot;;[.S263];&quot;,&quot;;[.U263];&quot;,&quot;;[.V263];&quot;,&quot;;[.W263];&quot;,&quot;;[.X263];&quot;,&quot;;[.Y263];&quot;,&quot;;[.Z26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7,7070335,0,1883964,41796008,8675346,1120664,0,6228777,3443858,2976670,-15705,5334306,0,12096989,0,3935646,52928750,0,95528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7,7070335,0,1883964,41796008,8675346,1120664,0,6228777,3443858,2976670,-15705,5334306,0,12096989,0,3935646,52928750,0,95528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LACA PUBLIC SCHOOL DISTRICT</text:p>
          </table:table-cell>
          <table:table-cell office:value-type="float" office:value="912" calcext:value-type="float">
            <text:p>912</text:p>
          </table:table-cell>
          <table:table-cell table:formula="of:=VLOOKUP([.B264];[$Sheet2.A257:.C813];2)" office:value-type="float" office:value="268" calcext:value-type="float">
            <text:p>268</text:p>
          </table:table-cell>
          <table:table-cell office:value-type="float" office:value="1847204" calcext:value-type="float">
            <text:p>1,847,204</text:p>
          </table:table-cell>
          <table:table-cell office:value-type="float" office:value="0" calcext:value-type="float">
            <text:p>0</text:p>
          </table:table-cell>
          <table:table-cell office:value-type="float" office:value="828763" calcext:value-type="float">
            <text:p>828,763</text:p>
          </table:table-cell>
          <table:table-cell office:value-type="float" office:value="2675967" calcext:value-type="float">
            <text:p>2,675,967</text:p>
          </table:table-cell>
          <table:table-cell office:value-type="float" office:value="14665674" calcext:value-type="float">
            <text:p>14,665,674</text:p>
          </table:table-cell>
          <table:table-cell office:value-type="float" office:value="3308528" calcext:value-type="float">
            <text:p>3,308,528</text:p>
          </table:table-cell>
          <table:table-cell office:value-type="float" office:value="238964" calcext:value-type="float">
            <text:p>238,964</text:p>
          </table:table-cell>
          <table:table-cell office:value-type="float" office:value="0" calcext:value-type="float">
            <text:p>0</text:p>
          </table:table-cell>
          <table:table-cell office:value-type="float" office:value="18213166" calcext:value-type="float">
            <text:p>18,213,166</text:p>
          </table:table-cell>
          <table:table-cell office:value-type="float" office:value="2024818" calcext:value-type="float">
            <text:p>2,024,818</text:p>
          </table:table-cell>
          <table:table-cell office:value-type="float" office:value="22913951" calcext:value-type="float">
            <text:p>22,913,951</text:p>
          </table:table-cell>
          <table:table-cell office:value-type="float" office:value="1446601" calcext:value-type="float">
            <text:p>1,446,601</text:p>
          </table:table-cell>
          <table:table-cell office:value-type="float" office:value="742982" calcext:value-type="float">
            <text:p>742,982</text:p>
          </table:table-cell>
          <table:table-cell office:value-type="float" office:value="159" calcext:value-type="float">
            <text:p>159</text:p>
          </table:table-cell>
          <table:table-cell office:value-type="float" office:value="2218590" calcext:value-type="float">
            <text:p>2,218,590</text:p>
          </table:table-cell>
          <table:table-cell office:value-type="float" office:value="338530" calcext:value-type="float">
            <text:p>338,530</text:p>
          </table:table-cell>
          <table:table-cell office:value-type="float" office:value="27660814" calcext:value-type="float">
            <text:p>27,660,814</text:p>
          </table:table-cell>
          <table:table-cell office:value-type="float" office:value="3888928" calcext:value-type="float">
            <text:p>3,888,928</text:p>
          </table:table-cell>
          <table:table-cell office:value-type="float" office:value="0" calcext:value-type="float">
            <text:p>0</text:p>
          </table:table-cell>
          <table:table-cell office:value-type="float" office:value="1300500" calcext:value-type="float">
            <text:p>1,300,500</text:p>
          </table:table-cell>
          <table:table-cell office:value-type="float" office:value="19098657" calcext:value-type="float">
            <text:p>19,098,657</text:p>
          </table:table-cell>
          <table:table-cell office:value-type="float" office:value="0" calcext:value-type="float">
            <text:p>0</text:p>
          </table:table-cell>
          <table:table-cell office:value-type="float" office:value="3372728" calcext:value-type="float">
            <text:p>3,372,728</text:p>
          </table:table-cell>
          <table:table-cell/>
          <table:table-cell table:formula="of:=CONCATENATE([.$AB$5];[.$AA$5];[.C264];&quot;,&quot;;[.D264];&quot;,&quot;;[.E264];&quot;,&quot;;[.F264];&quot;,&quot;;[.H264];&quot;,&quot;;[.I264];&quot;,&quot;;[.J264];&quot;,&quot;;[.K264];&quot;,&quot;;[.M264];&quot;,&quot;;[.O264];&quot;,&quot;;[.P264];&quot;,&quot;;[.Q264];&quot;,&quot;;[.R264];&quot;,&quot;;[.S264];&quot;,&quot;;[.U264];&quot;,&quot;;[.V264];&quot;,&quot;;[.W264];&quot;,&quot;;[.X264];&quot;,&quot;;[.Y264];&quot;,&quot;;[.Z26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8,1847204,0,828763,14665674,3308528,238964,0,2024818,1446601,742982,159,2218590,338530,3888928,0,1300500,19098657,0,337272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8,1847204,0,828763,14665674,3308528,238964,0,2024818,1446601,742982,159,2218590,338530,3888928,0,1300500,19098657,0,337272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LEN-HITTERDAL PUBLIC SCHOOL DIST</text:p>
          </table:table-cell>
          <table:table-cell office:value-type="float" office:value="914" calcext:value-type="float">
            <text:p>914</text:p>
          </table:table-cell>
          <table:table-cell table:formula="of:=VLOOKUP([.B265];[$Sheet2.A258:.C814];2)" office:value-type="float" office:value="269" calcext:value-type="float">
            <text:p>269</text:p>
          </table:table-cell>
          <table:table-cell office:value-type="float" office:value="912753" calcext:value-type="float">
            <text:p>912,753</text:p>
          </table:table-cell>
          <table:table-cell office:value-type="float" office:value="0" calcext:value-type="float">
            <text:p>0</text:p>
          </table:table-cell>
          <table:table-cell office:value-type="float" office:value="447013" calcext:value-type="float">
            <text:p>447,013</text:p>
          </table:table-cell>
          <table:table-cell office:value-type="float" office:value="1359766" calcext:value-type="float">
            <text:p>1,359,766</text:p>
          </table:table-cell>
          <table:table-cell office:value-type="float" office:value="2734709" calcext:value-type="float">
            <text:p>2,734,709</text:p>
          </table:table-cell>
          <table:table-cell office:value-type="float" office:value="273837" calcext:value-type="float">
            <text:p>273,837</text:p>
          </table:table-cell>
          <table:table-cell office:value-type="float" office:value="67111" calcext:value-type="float">
            <text:p>67,111</text:p>
          </table:table-cell>
          <table:table-cell office:value-type="float" office:value="0" calcext:value-type="float">
            <text:p>0</text:p>
          </table:table-cell>
          <table:table-cell office:value-type="float" office:value="3075657" calcext:value-type="float">
            <text:p>3,075,657</text:p>
          </table:table-cell>
          <table:table-cell office:value-type="float" office:value="249269" calcext:value-type="float">
            <text:p>249,269</text:p>
          </table:table-cell>
          <table:table-cell office:value-type="float" office:value="4684692" calcext:value-type="float">
            <text:p>4,684,692</text:p>
          </table:table-cell>
          <table:table-cell office:value-type="float" office:value="289399" calcext:value-type="float">
            <text:p>289,399</text:p>
          </table:table-cell>
          <table:table-cell office:value-type="float" office:value="207301" calcext:value-type="float">
            <text:p>207,301</text:p>
          </table:table-cell>
          <table:table-cell office:value-type="float" office:value="240500" calcext:value-type="float">
            <text:p>240,500</text:p>
          </table:table-cell>
          <table:table-cell office:value-type="float" office:value="775372" calcext:value-type="float">
            <text:p>775,372</text:p>
          </table:table-cell>
          <table:table-cell office:value-type="float" office:value="0" calcext:value-type="float">
            <text:p>0</text:p>
          </table:table-cell>
          <table:table-cell office:value-type="float" office:value="6197265" calcext:value-type="float">
            <text:p>6,197,265</text:p>
          </table:table-cell>
          <table:table-cell office:value-type="float" office:value="1423834" calcext:value-type="float">
            <text:p>1,423,834</text:p>
          </table:table-cell>
          <table:table-cell office:value-type="float" office:value="0" calcext:value-type="float">
            <text:p>0</text:p>
          </table:table-cell>
          <table:table-cell office:value-type="float" office:value="834893" calcext:value-type="float">
            <text:p>834,893</text:p>
          </table:table-cell>
          <table:table-cell office:value-type="float" office:value="3430501" calcext:value-type="float">
            <text:p>3,430,501</text:p>
          </table:table-cell>
          <table:table-cell office:value-type="float" office:value="0" calcext:value-type="float">
            <text:p>0</text:p>
          </table:table-cell>
          <table:table-cell office:value-type="float" office:value="508036" calcext:value-type="float">
            <text:p>508,036</text:p>
          </table:table-cell>
          <table:table-cell/>
          <table:table-cell table:formula="of:=CONCATENATE([.$AB$5];[.$AA$5];[.C265];&quot;,&quot;;[.D265];&quot;,&quot;;[.E265];&quot;,&quot;;[.F265];&quot;,&quot;;[.H265];&quot;,&quot;;[.I265];&quot;,&quot;;[.J265];&quot;,&quot;;[.K265];&quot;,&quot;;[.M265];&quot;,&quot;;[.O265];&quot;,&quot;;[.P265];&quot;,&quot;;[.Q265];&quot;,&quot;;[.R265];&quot;,&quot;;[.S265];&quot;,&quot;;[.U265];&quot;,&quot;;[.V265];&quot;,&quot;;[.W265];&quot;,&quot;;[.X265];&quot;,&quot;;[.Y265];&quot;,&quot;;[.Z26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9,912753,0,447013,2734709,273837,67111,0,249269,289399,207301,240500,775372,0,1423834,0,834893,3430501,0,50803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69,912753,0,447013,2734709,273837,67111,0,249269,289399,207301,240500,775372,0,1423834,0,834893,3430501,0,50803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 CRYSTAL-WELLCOME MEMORIAL</text:p>
          </table:table-cell>
          <table:table-cell office:value-type="float" office:value="2071" calcext:value-type="float">
            <text:p>2,071</text:p>
          </table:table-cell>
          <table:table-cell table:formula="of:=VLOOKUP([.B266];[$Sheet2.A259:.C815];2)" office:value-type="float" office:value="270" calcext:value-type="float">
            <text:p>270</text:p>
          </table:table-cell>
          <table:table-cell office:value-type="float" office:value="1556380" calcext:value-type="float">
            <text:p>1,556,380</text:p>
          </table:table-cell>
          <table:table-cell office:value-type="float" office:value="0" calcext:value-type="float">
            <text:p>0</text:p>
          </table:table-cell>
          <table:table-cell office:value-type="float" office:value="771285" calcext:value-type="float">
            <text:p>771,285</text:p>
          </table:table-cell>
          <table:table-cell office:value-type="float" office:value="2327665" calcext:value-type="float">
            <text:p>2,327,665</text:p>
          </table:table-cell>
          <table:table-cell office:value-type="float" office:value="7553441" calcext:value-type="float">
            <text:p>7,553,441</text:p>
          </table:table-cell>
          <table:table-cell office:value-type="float" office:value="1262964" calcext:value-type="float">
            <text:p>1,262,964</text:p>
          </table:table-cell>
          <table:table-cell office:value-type="float" office:value="139804" calcext:value-type="float">
            <text:p>139,804</text:p>
          </table:table-cell>
          <table:table-cell office:value-type="float" office:value="0" calcext:value-type="float">
            <text:p>0</text:p>
          </table:table-cell>
          <table:table-cell office:value-type="float" office:value="8956210" calcext:value-type="float">
            <text:p>8,956,210</text:p>
          </table:table-cell>
          <table:table-cell office:value-type="float" office:value="780850" calcext:value-type="float">
            <text:p>780,850</text:p>
          </table:table-cell>
          <table:table-cell office:value-type="float" office:value="12064725" calcext:value-type="float">
            <text:p>12,064,725</text:p>
          </table:table-cell>
          <table:table-cell office:value-type="float" office:value="819508" calcext:value-type="float">
            <text:p>819,508</text:p>
          </table:table-cell>
          <table:table-cell office:value-type="float" office:value="453628" calcext:value-type="float">
            <text:p>453,628</text:p>
          </table:table-cell>
          <table:table-cell office:value-type="float" office:value="0" calcext:value-type="float">
            <text:p>0</text:p>
          </table:table-cell>
          <table:table-cell office:value-type="float" office:value="1940389" calcext:value-type="float">
            <text:p>1,940,389</text:p>
          </table:table-cell>
          <table:table-cell office:value-type="float" office:value="114" calcext:value-type="float">
            <text:p>114</text:p>
          </table:table-cell>
          <table:table-cell office:value-type="float" office:value="15278363" calcext:value-type="float">
            <text:p>15,278,363</text:p>
          </table:table-cell>
          <table:table-cell office:value-type="float" office:value="2940892" calcext:value-type="float">
            <text:p>2,940,892</text:p>
          </table:table-cell>
          <table:table-cell office:value-type="float" office:value="0" calcext:value-type="float">
            <text:p>0</text:p>
          </table:table-cell>
          <table:table-cell office:value-type="float" office:value="1173279" calcext:value-type="float">
            <text:p>1,173,279</text:p>
          </table:table-cell>
          <table:table-cell office:value-type="float" office:value="9673218" calcext:value-type="float">
            <text:p>9,673,218</text:p>
          </table:table-cell>
          <table:table-cell office:value-type="float" office:value="0" calcext:value-type="float">
            <text:p>0</text:p>
          </table:table-cell>
          <table:table-cell office:value-type="float" office:value="1490975" calcext:value-type="float">
            <text:p>1,490,975</text:p>
          </table:table-cell>
          <table:table-cell/>
          <table:table-cell table:formula="of:=CONCATENATE([.$AB$5];[.$AA$5];[.C266];&quot;,&quot;;[.D266];&quot;,&quot;;[.E266];&quot;,&quot;;[.F266];&quot;,&quot;;[.H266];&quot;,&quot;;[.I266];&quot;,&quot;;[.J266];&quot;,&quot;;[.K266];&quot;,&quot;;[.M266];&quot;,&quot;;[.O266];&quot;,&quot;;[.P266];&quot;,&quot;;[.Q266];&quot;,&quot;;[.R266];&quot;,&quot;;[.S266];&quot;,&quot;;[.U266];&quot;,&quot;;[.V266];&quot;,&quot;;[.W266];&quot;,&quot;;[.X266];&quot;,&quot;;[.Y266];&quot;,&quot;;[.Z26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0,1556380,0,771285,7553441,1262964,139804,0,780850,819508,453628,0,1940389,114,2940892,0,1173279,9673218,0,149097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0,1556380,0,771285,7553441,1262964,139804,0,780850,819508,453628,0,1940389,114,2940892,0,1173279,9673218,0,149097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ITON SCHOOL DISTRICT</text:p>
          </table:table-cell>
          <table:table-cell office:value-type="float" office:value="2125" calcext:value-type="float">
            <text:p>2,125</text:p>
          </table:table-cell>
          <table:table-cell table:formula="of:=VLOOKUP([.B267];[$Sheet2.A260:.C816];2)" office:value-type="float" office:value="271" calcext:value-type="float">
            <text:p>271</text:p>
          </table:table-cell>
          <table:table-cell office:value-type="float" office:value="1852797" calcext:value-type="float">
            <text:p>1,852,797</text:p>
          </table:table-cell>
          <table:table-cell office:value-type="float" office:value="0" calcext:value-type="float">
            <text:p>0</text:p>
          </table:table-cell>
          <table:table-cell office:value-type="float" office:value="486596" calcext:value-type="float">
            <text:p>486,596</text:p>
          </table:table-cell>
          <table:table-cell office:value-type="float" office:value="2339394" calcext:value-type="float">
            <text:p>2,339,394</text:p>
          </table:table-cell>
          <table:table-cell office:value-type="float" office:value="8373615" calcext:value-type="float">
            <text:p>8,373,615</text:p>
          </table:table-cell>
          <table:table-cell office:value-type="float" office:value="743740" calcext:value-type="float">
            <text:p>743,740</text:p>
          </table:table-cell>
          <table:table-cell office:value-type="float" office:value="108056" calcext:value-type="float">
            <text:p>108,056</text:p>
          </table:table-cell>
          <table:table-cell office:value-type="float" office:value="0" calcext:value-type="float">
            <text:p>0</text:p>
          </table:table-cell>
          <table:table-cell office:value-type="float" office:value="9225412" calcext:value-type="float">
            <text:p>9,225,412</text:p>
          </table:table-cell>
          <table:table-cell office:value-type="float" office:value="1423266" calcext:value-type="float">
            <text:p>1,423,266</text:p>
          </table:table-cell>
          <table:table-cell office:value-type="float" office:value="12988072" calcext:value-type="float">
            <text:p>12,988,072</text:p>
          </table:table-cell>
          <table:table-cell office:value-type="float" office:value="702174" calcext:value-type="float">
            <text:p>702,174</text:p>
          </table:table-cell>
          <table:table-cell office:value-type="float" office:value="588420" calcext:value-type="float">
            <text:p>588,420</text:p>
          </table:table-cell>
          <table:table-cell office:value-type="float" office:value="1696" calcext:value-type="float">
            <text:p>1,696</text:p>
          </table:table-cell>
          <table:table-cell office:value-type="float" office:value="1319652" calcext:value-type="float">
            <text:p>1,319,652</text:p>
          </table:table-cell>
          <table:table-cell office:value-type="float" office:value="0" calcext:value-type="float">
            <text:p>0</text:p>
          </table:table-cell>
          <table:table-cell office:value-type="float" office:value="15600013" calcext:value-type="float">
            <text:p>15,600,013</text:p>
          </table:table-cell>
          <table:table-cell office:value-type="float" office:value="2756118" calcext:value-type="float">
            <text:p>2,756,118</text:p>
          </table:table-cell>
          <table:table-cell office:value-type="float" office:value="0" calcext:value-type="float">
            <text:p>0</text:p>
          </table:table-cell>
          <table:table-cell office:value-type="float" office:value="991436" calcext:value-type="float">
            <text:p>991,436</text:p>
          </table:table-cell>
          <table:table-cell office:value-type="float" office:value="9856751" calcext:value-type="float">
            <text:p>9,856,751</text:p>
          </table:table-cell>
          <table:table-cell office:value-type="float" office:value="0" calcext:value-type="float">
            <text:p>0</text:p>
          </table:table-cell>
          <table:table-cell office:value-type="float" office:value="1995708" calcext:value-type="float">
            <text:p>1,995,708</text:p>
          </table:table-cell>
          <table:table-cell/>
          <table:table-cell table:formula="of:=CONCATENATE([.$AB$5];[.$AA$5];[.C267];&quot;,&quot;;[.D267];&quot;,&quot;;[.E267];&quot;,&quot;;[.F267];&quot;,&quot;;[.H267];&quot;,&quot;;[.I267];&quot;,&quot;;[.J267];&quot;,&quot;;[.K267];&quot;,&quot;;[.M267];&quot;,&quot;;[.O267];&quot;,&quot;;[.P267];&quot;,&quot;;[.Q267];&quot;,&quot;;[.R267];&quot;,&quot;;[.S267];&quot;,&quot;;[.U267];&quot;,&quot;;[.V267];&quot;,&quot;;[.W267];&quot;,&quot;;[.X267];&quot;,&quot;;[.Y267];&quot;,&quot;;[.Z26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1,1852797,0,486596,8373615,743740,108056,0,1423266,702174,588420,1696,1319652,0,2756118,0,991436,9856751,0,199570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1,1852797,0,486596,8373615,743740,108056,0,1423266,702174,588420,1696,1319652,0,2756118,0,991436,9856751,0,199570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ted South Central Schools</text:p>
          </table:table-cell>
          <table:table-cell office:value-type="float" office:value="2134" calcext:value-type="float">
            <text:p>2,134</text:p>
          </table:table-cell>
          <table:table-cell table:formula="of:=VLOOKUP([.B268];[$Sheet2.A261:.C817];2)" office:value-type="float" office:value="272" calcext:value-type="float">
            <text:p>272</text:p>
          </table:table-cell>
          <table:table-cell office:value-type="float" office:value="1439438" calcext:value-type="float">
            <text:p>1,439,438</text:p>
          </table:table-cell>
          <table:table-cell office:value-type="float" office:value="0" calcext:value-type="float">
            <text:p>0</text:p>
          </table:table-cell>
          <table:table-cell office:value-type="float" office:value="456062" calcext:value-type="float">
            <text:p>456,062</text:p>
          </table:table-cell>
          <table:table-cell office:value-type="float" office:value="1895500" calcext:value-type="float">
            <text:p>1,895,500</text:p>
          </table:table-cell>
          <table:table-cell office:value-type="float" office:value="6625119" calcext:value-type="float">
            <text:p>6,625,119</text:p>
          </table:table-cell>
          <table:table-cell office:value-type="float" office:value="1037070" calcext:value-type="float">
            <text:p>1,037,070</text:p>
          </table:table-cell>
          <table:table-cell office:value-type="float" office:value="116989" calcext:value-type="float">
            <text:p>116,989</text:p>
          </table:table-cell>
          <table:table-cell office:value-type="float" office:value="0" calcext:value-type="float">
            <text:p>0</text:p>
          </table:table-cell>
          <table:table-cell office:value-type="float" office:value="7779178" calcext:value-type="float">
            <text:p>7,779,178</text:p>
          </table:table-cell>
          <table:table-cell office:value-type="float" office:value="1385226" calcext:value-type="float">
            <text:p>1,385,226</text:p>
          </table:table-cell>
          <table:table-cell office:value-type="float" office:value="11059903" calcext:value-type="float">
            <text:p>11,059,903</text:p>
          </table:table-cell>
          <table:table-cell office:value-type="float" office:value="701336" calcext:value-type="float">
            <text:p>701,336</text:p>
          </table:table-cell>
          <table:table-cell office:value-type="float" office:value="232262" calcext:value-type="float">
            <text:p>232,262</text:p>
          </table:table-cell>
          <table:table-cell office:value-type="float" office:value="0" calcext:value-type="float">
            <text:p>0</text:p>
          </table:table-cell>
          <table:table-cell office:value-type="float" office:value="1968634" calcext:value-type="float">
            <text:p>1,968,634</text:p>
          </table:table-cell>
          <table:table-cell office:value-type="float" office:value="138752" calcext:value-type="float">
            <text:p>138,752</text:p>
          </table:table-cell>
          <table:table-cell office:value-type="float" office:value="14100887" calcext:value-type="float">
            <text:p>14,100,887</text:p>
          </table:table-cell>
          <table:table-cell office:value-type="float" office:value="2731591" calcext:value-type="float">
            <text:p>2,731,591</text:p>
          </table:table-cell>
          <table:table-cell office:value-type="float" office:value="0" calcext:value-type="float">
            <text:p>0</text:p>
          </table:table-cell>
          <table:table-cell office:value-type="float" office:value="591590" calcext:value-type="float">
            <text:p>591,590</text:p>
          </table:table-cell>
          <table:table-cell office:value-type="float" office:value="8785567" calcext:value-type="float">
            <text:p>8,785,567</text:p>
          </table:table-cell>
          <table:table-cell office:value-type="float" office:value="0" calcext:value-type="float">
            <text:p>0</text:p>
          </table:table-cell>
          <table:table-cell office:value-type="float" office:value="1992139" calcext:value-type="float">
            <text:p>1,992,139</text:p>
          </table:table-cell>
          <table:table-cell/>
          <table:table-cell table:formula="of:=CONCATENATE([.$AB$5];[.$AA$5];[.C268];&quot;,&quot;;[.D268];&quot;,&quot;;[.E268];&quot;,&quot;;[.F268];&quot;,&quot;;[.H268];&quot;,&quot;;[.I268];&quot;,&quot;;[.J268];&quot;,&quot;;[.K268];&quot;,&quot;;[.M268];&quot;,&quot;;[.O268];&quot;,&quot;;[.P268];&quot;,&quot;;[.Q268];&quot;,&quot;;[.R268];&quot;,&quot;;[.S268];&quot;,&quot;;[.U268];&quot;,&quot;;[.V268];&quot;,&quot;;[.W268];&quot;,&quot;;[.X268];&quot;,&quot;;[.Y268];&quot;,&quot;;[.Z26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2,1439438,0,456062,6625119,1037070,116989,0,1385226,701336,232262,0,1968634,138752,2731591,0,591590,8785567,0,19921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2,1439438,0,456062,6625119,1037070,116989,0,1385226,701336,232262,0,1968634,138752,2731591,0,591590,8785567,0,19921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PLE RIVER SCHOOL DISTRICT</text:p>
          </table:table-cell>
          <table:table-cell office:value-type="float" office:value="2135" calcext:value-type="float">
            <text:p>2,135</text:p>
          </table:table-cell>
          <table:table-cell table:formula="of:=VLOOKUP([.B269];[$Sheet2.A262:.C818];2)" office:value-type="float" office:value="273" calcext:value-type="float">
            <text:p>273</text:p>
          </table:table-cell>
          <table:table-cell office:value-type="float" office:value="1420271" calcext:value-type="float">
            <text:p>1,420,271</text:p>
          </table:table-cell>
          <table:table-cell office:value-type="float" office:value="0" calcext:value-type="float">
            <text:p>0</text:p>
          </table:table-cell>
          <table:table-cell office:value-type="float" office:value="582213" calcext:value-type="float">
            <text:p>582,213</text:p>
          </table:table-cell>
          <table:table-cell office:value-type="float" office:value="2002484" calcext:value-type="float">
            <text:p>2,002,484</text:p>
          </table:table-cell>
          <table:table-cell office:value-type="float" office:value="7484692" calcext:value-type="float">
            <text:p>7,484,692</text:p>
          </table:table-cell>
          <table:table-cell office:value-type="float" office:value="1694703" calcext:value-type="float">
            <text:p>1,694,703</text:p>
          </table:table-cell>
          <table:table-cell office:value-type="float" office:value="204098" calcext:value-type="float">
            <text:p>204,098</text:p>
          </table:table-cell>
          <table:table-cell office:value-type="float" office:value="0" calcext:value-type="float">
            <text:p>0</text:p>
          </table:table-cell>
          <table:table-cell office:value-type="float" office:value="9383493" calcext:value-type="float">
            <text:p>9,383,493</text:p>
          </table:table-cell>
          <table:table-cell office:value-type="float" office:value="1179581" calcext:value-type="float">
            <text:p>1,179,581</text:p>
          </table:table-cell>
          <table:table-cell office:value-type="float" office:value="12565558" calcext:value-type="float">
            <text:p>12,565,558</text:p>
          </table:table-cell>
          <table:table-cell office:value-type="float" office:value="902021" calcext:value-type="float">
            <text:p>902,021</text:p>
          </table:table-cell>
          <table:table-cell office:value-type="float" office:value="792527" calcext:value-type="float">
            <text:p>792,527</text:p>
          </table:table-cell>
          <table:table-cell office:value-type="float" office:value="59962" calcext:value-type="float">
            <text:p>59,962</text:p>
          </table:table-cell>
          <table:table-cell office:value-type="float" office:value="3464591" calcext:value-type="float">
            <text:p>3,464,591</text:p>
          </table:table-cell>
          <table:table-cell office:value-type="float" office:value="0" calcext:value-type="float">
            <text:p>0</text:p>
          </table:table-cell>
          <table:table-cell office:value-type="float" office:value="17784659" calcext:value-type="float">
            <text:p>17,784,659</text:p>
          </table:table-cell>
          <table:table-cell office:value-type="float" office:value="3524437" calcext:value-type="float">
            <text:p>3,524,437</text:p>
          </table:table-cell>
          <table:table-cell office:value-type="float" office:value="0" calcext:value-type="float">
            <text:p>0</text:p>
          </table:table-cell>
          <table:table-cell office:value-type="float" office:value="1369515" calcext:value-type="float">
            <text:p>1,369,515</text:p>
          </table:table-cell>
          <table:table-cell office:value-type="float" office:value="10941848" calcext:value-type="float">
            <text:p>10,941,848</text:p>
          </table:table-cell>
          <table:table-cell office:value-type="float" office:value="0" calcext:value-type="float">
            <text:p>0</text:p>
          </table:table-cell>
          <table:table-cell office:value-type="float" office:value="1948860" calcext:value-type="float">
            <text:p>1,948,860</text:p>
          </table:table-cell>
          <table:table-cell/>
          <table:table-cell table:formula="of:=CONCATENATE([.$AB$5];[.$AA$5];[.C269];&quot;,&quot;;[.D269];&quot;,&quot;;[.E269];&quot;,&quot;;[.F269];&quot;,&quot;;[.H269];&quot;,&quot;;[.I269];&quot;,&quot;;[.J269];&quot;,&quot;;[.K269];&quot;,&quot;;[.M269];&quot;,&quot;;[.O269];&quot;,&quot;;[.P269];&quot;,&quot;;[.Q269];&quot;,&quot;;[.R269];&quot;,&quot;;[.S269];&quot;,&quot;;[.U269];&quot;,&quot;;[.V269];&quot;,&quot;;[.W269];&quot;,&quot;;[.X269];&quot;,&quot;;[.Y269];&quot;,&quot;;[.Z26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3,1420271,0,582213,7484692,1694703,204098,0,1179581,902021,792527,59962,3464591,0,3524437,0,1369515,10941848,0,19488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3,1420271,0,582213,7484692,1694703,204098,0,1179581,902021,792527,59962,3464591,0,3524437,0,1369515,10941848,0,19488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INGSLAND PUBLIC SCHOOL DISTRICT</text:p>
          </table:table-cell>
          <table:table-cell office:value-type="float" office:value="2137" calcext:value-type="float">
            <text:p>2,137</text:p>
          </table:table-cell>
          <table:table-cell table:formula="of:=VLOOKUP([.B270];[$Sheet2.A263:.C819];2)" office:value-type="float" office:value="274" calcext:value-type="float">
            <text:p>274</text:p>
          </table:table-cell>
          <table:table-cell office:value-type="float" office:value="902029" calcext:value-type="float">
            <text:p>902,029</text:p>
          </table:table-cell>
          <table:table-cell office:value-type="float" office:value="0" calcext:value-type="float">
            <text:p>0</text:p>
          </table:table-cell>
          <table:table-cell office:value-type="float" office:value="300562" calcext:value-type="float">
            <text:p>300,562</text:p>
          </table:table-cell>
          <table:table-cell office:value-type="float" office:value="1202591" calcext:value-type="float">
            <text:p>1,202,591</text:p>
          </table:table-cell>
          <table:table-cell office:value-type="float" office:value="4760524" calcext:value-type="float">
            <text:p>4,760,524</text:p>
          </table:table-cell>
          <table:table-cell office:value-type="float" office:value="325770" calcext:value-type="float">
            <text:p>325,770</text:p>
          </table:table-cell>
          <table:table-cell office:value-type="float" office:value="54574" calcext:value-type="float">
            <text:p>54,574</text:p>
          </table:table-cell>
          <table:table-cell office:value-type="float" office:value="0" calcext:value-type="float">
            <text:p>0</text:p>
          </table:table-cell>
          <table:table-cell office:value-type="float" office:value="5140868" calcext:value-type="float">
            <text:p>5,140,868</text:p>
          </table:table-cell>
          <table:table-cell office:value-type="float" office:value="659315" calcext:value-type="float">
            <text:p>659,315</text:p>
          </table:table-cell>
          <table:table-cell office:value-type="float" office:value="7002774" calcext:value-type="float">
            <text:p>7,002,774</text:p>
          </table:table-cell>
          <table:table-cell office:value-type="float" office:value="495729" calcext:value-type="float">
            <text:p>495,729</text:p>
          </table:table-cell>
          <table:table-cell office:value-type="float" office:value="464020" calcext:value-type="float">
            <text:p>464,020</text:p>
          </table:table-cell>
          <table:table-cell office:value-type="float" office:value="0" calcext:value-type="float">
            <text:p>0</text:p>
          </table:table-cell>
          <table:table-cell office:value-type="float" office:value="1600315" calcext:value-type="float">
            <text:p>1,600,315</text:p>
          </table:table-cell>
          <table:table-cell office:value-type="float" office:value="289" calcext:value-type="float">
            <text:p>289</text:p>
          </table:table-cell>
          <table:table-cell office:value-type="float" office:value="9563127" calcext:value-type="float">
            <text:p>9,563,127</text:p>
          </table:table-cell>
          <table:table-cell office:value-type="float" office:value="2023105" calcext:value-type="float">
            <text:p>2,023,105</text:p>
          </table:table-cell>
          <table:table-cell office:value-type="float" office:value="0" calcext:value-type="float">
            <text:p>0</text:p>
          </table:table-cell>
          <table:table-cell office:value-type="float" office:value="623838" calcext:value-type="float">
            <text:p>623,838</text:p>
          </table:table-cell>
          <table:table-cell office:value-type="float" office:value="5759460" calcext:value-type="float">
            <text:p>5,759,460</text:p>
          </table:table-cell>
          <table:table-cell office:value-type="float" office:value="0" calcext:value-type="float">
            <text:p>0</text:p>
          </table:table-cell>
          <table:table-cell office:value-type="float" office:value="1156724" calcext:value-type="float">
            <text:p>1,156,724</text:p>
          </table:table-cell>
          <table:table-cell/>
          <table:table-cell table:formula="of:=CONCATENATE([.$AB$5];[.$AA$5];[.C270];&quot;,&quot;;[.D270];&quot;,&quot;;[.E270];&quot;,&quot;;[.F270];&quot;,&quot;;[.H270];&quot;,&quot;;[.I270];&quot;,&quot;;[.J270];&quot;,&quot;;[.K270];&quot;,&quot;;[.M270];&quot;,&quot;;[.O270];&quot;,&quot;;[.P270];&quot;,&quot;;[.Q270];&quot;,&quot;;[.R270];&quot;,&quot;;[.S270];&quot;,&quot;;[.U270];&quot;,&quot;;[.V270];&quot;,&quot;;[.W270];&quot;,&quot;;[.X270];&quot;,&quot;;[.Y270];&quot;,&quot;;[.Z27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4,902029,0,300562,4760524,325770,54574,0,659315,495729,464020,0,1600315,289,2023105,0,623838,5759460,0,115672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4,902029,0,300562,4760524,325770,54574,0,659315,495729,464020,0,1600315,289,2023105,0,623838,5759460,0,115672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LOUIS COUNTY SCHOOL DISTRICT</text:p>
          </table:table-cell>
          <table:table-cell office:value-type="float" office:value="2142" calcext:value-type="float">
            <text:p>2,142</text:p>
          </table:table-cell>
          <table:table-cell table:formula="of:=VLOOKUP([.B271];[$Sheet2.A264:.C820];2)" office:value-type="float" office:value="275" calcext:value-type="float">
            <text:p>275</text:p>
          </table:table-cell>
          <table:table-cell office:value-type="float" office:value="3067519" calcext:value-type="float">
            <text:p>3,067,519</text:p>
          </table:table-cell>
          <table:table-cell office:value-type="float" office:value="0" calcext:value-type="float">
            <text:p>0</text:p>
          </table:table-cell>
          <table:table-cell office:value-type="float" office:value="4138409" calcext:value-type="float">
            <text:p>4,138,409</text:p>
          </table:table-cell>
          <table:table-cell office:value-type="float" office:value="7205927" calcext:value-type="float">
            <text:p>7,205,927</text:p>
          </table:table-cell>
          <table:table-cell office:value-type="float" office:value="20060614" calcext:value-type="float">
            <text:p>20,060,614</text:p>
          </table:table-cell>
          <table:table-cell office:value-type="float" office:value="4080952" calcext:value-type="float">
            <text:p>4,080,952</text:p>
          </table:table-cell>
          <table:table-cell office:value-type="float" office:value="661251" calcext:value-type="float">
            <text:p>661,251</text:p>
          </table:table-cell>
          <table:table-cell office:value-type="float" office:value="0" calcext:value-type="float">
            <text:p>0</text:p>
          </table:table-cell>
          <table:table-cell office:value-type="float" office:value="24802817" calcext:value-type="float">
            <text:p>24,802,817</text:p>
          </table:table-cell>
          <table:table-cell office:value-type="float" office:value="3655478" calcext:value-type="float">
            <text:p>3,655,478</text:p>
          </table:table-cell>
          <table:table-cell office:value-type="float" office:value="35664223" calcext:value-type="float">
            <text:p>35,664,223</text:p>
          </table:table-cell>
          <table:table-cell office:value-type="float" office:value="1473311" calcext:value-type="float">
            <text:p>1,473,311</text:p>
          </table:table-cell>
          <table:table-cell office:value-type="float" office:value="720666" calcext:value-type="float">
            <text:p>720,666</text:p>
          </table:table-cell>
          <table:table-cell office:value-type="float" office:value="2909" calcext:value-type="float">
            <text:p>2,909</text:p>
          </table:table-cell>
          <table:table-cell office:value-type="float" office:value="5838804" calcext:value-type="float">
            <text:p>5,838,804</text:p>
          </table:table-cell>
          <table:table-cell office:value-type="float" office:value="0" calcext:value-type="float">
            <text:p>0</text:p>
          </table:table-cell>
          <table:table-cell office:value-type="float" office:value="43699913" calcext:value-type="float">
            <text:p>43,699,913</text:p>
          </table:table-cell>
          <table:table-cell office:value-type="float" office:value="6326779" calcext:value-type="float">
            <text:p>6,326,779</text:p>
          </table:table-cell>
          <table:table-cell office:value-type="float" office:value="0" calcext:value-type="float">
            <text:p>0</text:p>
          </table:table-cell>
          <table:table-cell office:value-type="float" office:value="6765908" calcext:value-type="float">
            <text:p>6,765,908</text:p>
          </table:table-cell>
          <table:table-cell office:value-type="float" office:value="25560299" calcext:value-type="float">
            <text:p>25,560,299</text:p>
          </table:table-cell>
          <table:table-cell office:value-type="float" office:value="0" calcext:value-type="float">
            <text:p>0</text:p>
          </table:table-cell>
          <table:table-cell office:value-type="float" office:value="5046927" calcext:value-type="float">
            <text:p>5,046,927</text:p>
          </table:table-cell>
          <table:table-cell/>
          <table:table-cell table:formula="of:=CONCATENATE([.$AB$5];[.$AA$5];[.C271];&quot;,&quot;;[.D271];&quot;,&quot;;[.E271];&quot;,&quot;;[.F271];&quot;,&quot;;[.H271];&quot;,&quot;;[.I271];&quot;,&quot;;[.J271];&quot;,&quot;;[.K271];&quot;,&quot;;[.M271];&quot;,&quot;;[.O271];&quot;,&quot;;[.P271];&quot;,&quot;;[.Q271];&quot;,&quot;;[.R271];&quot;,&quot;;[.S271];&quot;,&quot;;[.U271];&quot;,&quot;;[.V271];&quot;,&quot;;[.W271];&quot;,&quot;;[.X271];&quot;,&quot;;[.Y271];&quot;,&quot;;[.Z27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5,3067519,0,4138409,20060614,4080952,661251,0,3655478,1473311,720666,2909,5838804,0,6326779,0,6765908,25560299,0,50469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5,3067519,0,4138409,20060614,4080952,661251,0,3655478,1473311,720666,2909,5838804,0,6326779,0,6765908,25560299,0,50469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TERVILLE-ELYSIAN-MORRISTOWN</text:p>
          </table:table-cell>
          <table:table-cell office:value-type="float" office:value="2143" calcext:value-type="float">
            <text:p>2,143</text:p>
          </table:table-cell>
          <table:table-cell table:formula="of:=VLOOKUP([.B272];[$Sheet2.A265:.C821];2)" office:value-type="float" office:value="276" calcext:value-type="float">
            <text:p>276</text:p>
          </table:table-cell>
          <table:table-cell office:value-type="float" office:value="2090460" calcext:value-type="float">
            <text:p>2,090,460</text:p>
          </table:table-cell>
          <table:table-cell office:value-type="float" office:value="0" calcext:value-type="float">
            <text:p>0</text:p>
          </table:table-cell>
          <table:table-cell office:value-type="float" office:value="615596" calcext:value-type="float">
            <text:p>615,596</text:p>
          </table:table-cell>
          <table:table-cell office:value-type="float" office:value="2706056" calcext:value-type="float">
            <text:p>2,706,056</text:p>
          </table:table-cell>
          <table:table-cell office:value-type="float" office:value="6095231" calcext:value-type="float">
            <text:p>6,095,231</text:p>
          </table:table-cell>
          <table:table-cell office:value-type="float" office:value="787058" calcext:value-type="float">
            <text:p>787,058</text:p>
          </table:table-cell>
          <table:table-cell office:value-type="float" office:value="125265" calcext:value-type="float">
            <text:p>125,265</text:p>
          </table:table-cell>
          <table:table-cell office:value-type="float" office:value="0" calcext:value-type="float">
            <text:p>0</text:p>
          </table:table-cell>
          <table:table-cell office:value-type="float" office:value="7007554" calcext:value-type="float">
            <text:p>7,007,554</text:p>
          </table:table-cell>
          <table:table-cell office:value-type="float" office:value="607559" calcext:value-type="float">
            <text:p>607,559</text:p>
          </table:table-cell>
          <table:table-cell office:value-type="float" office:value="10321169" calcext:value-type="float">
            <text:p>10,321,169</text:p>
          </table:table-cell>
          <table:table-cell office:value-type="float" office:value="662455" calcext:value-type="float">
            <text:p>662,455</text:p>
          </table:table-cell>
          <table:table-cell office:value-type="float" office:value="319751" calcext:value-type="float">
            <text:p>319,751</text:p>
          </table:table-cell>
          <table:table-cell office:value-type="float" office:value="16368" calcext:value-type="float">
            <text:p>16,368</text:p>
          </table:table-cell>
          <table:table-cell office:value-type="float" office:value="1321812" calcext:value-type="float">
            <text:p>1,321,812</text:p>
          </table:table-cell>
          <table:table-cell office:value-type="float" office:value="0" calcext:value-type="float">
            <text:p>0</text:p>
          </table:table-cell>
          <table:table-cell office:value-type="float" office:value="12641555" calcext:value-type="float">
            <text:p>12,641,555</text:p>
          </table:table-cell>
          <table:table-cell office:value-type="float" office:value="3232891" calcext:value-type="float">
            <text:p>3,232,891</text:p>
          </table:table-cell>
          <table:table-cell office:value-type="float" office:value="0" calcext:value-type="float">
            <text:p>0</text:p>
          </table:table-cell>
          <table:table-cell office:value-type="float" office:value="878861" calcext:value-type="float">
            <text:p>878,861</text:p>
          </table:table-cell>
          <table:table-cell office:value-type="float" office:value="7317404" calcext:value-type="float">
            <text:p>7,317,404</text:p>
          </table:table-cell>
          <table:table-cell office:value-type="float" office:value="0" calcext:value-type="float">
            <text:p>0</text:p>
          </table:table-cell>
          <table:table-cell office:value-type="float" office:value="1212399" calcext:value-type="float">
            <text:p>1,212,399</text:p>
          </table:table-cell>
          <table:table-cell/>
          <table:table-cell table:formula="of:=CONCATENATE([.$AB$5];[.$AA$5];[.C272];&quot;,&quot;;[.D272];&quot;,&quot;;[.E272];&quot;,&quot;;[.F272];&quot;,&quot;;[.H272];&quot;,&quot;;[.I272];&quot;,&quot;;[.J272];&quot;,&quot;;[.K272];&quot;,&quot;;[.M272];&quot;,&quot;;[.O272];&quot;,&quot;;[.P272];&quot;,&quot;;[.Q272];&quot;,&quot;;[.R272];&quot;,&quot;;[.S272];&quot;,&quot;;[.U272];&quot;,&quot;;[.V272];&quot;,&quot;;[.W272];&quot;,&quot;;[.X272];&quot;,&quot;;[.Y272];&quot;,&quot;;[.Z27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6,2090460,0,615596,6095231,787058,125265,0,607559,662455,319751,16368,1321812,0,3232891,0,878861,7317404,0,12123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6,2090460,0,615596,6095231,787058,125265,0,607559,662455,319751,16368,1321812,0,3232891,0,878861,7317404,0,12123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SAGO LAKES SCHOOL DISTRICT</text:p>
          </table:table-cell>
          <table:table-cell office:value-type="float" office:value="2144" calcext:value-type="float">
            <text:p>2,144</text:p>
          </table:table-cell>
          <table:table-cell table:formula="of:=VLOOKUP([.B273];[$Sheet2.A266:.C822];2)" office:value-type="float" office:value="277" calcext:value-type="float">
            <text:p>277</text:p>
          </table:table-cell>
          <table:table-cell office:value-type="float" office:value="5431480" calcext:value-type="float">
            <text:p>5,431,480</text:p>
          </table:table-cell>
          <table:table-cell office:value-type="float" office:value="0" calcext:value-type="float">
            <text:p>0</text:p>
          </table:table-cell>
          <table:table-cell office:value-type="float" office:value="2938245" calcext:value-type="float">
            <text:p>2,938,245</text:p>
          </table:table-cell>
          <table:table-cell office:value-type="float" office:value="8369725" calcext:value-type="float">
            <text:p>8,369,725</text:p>
          </table:table-cell>
          <table:table-cell office:value-type="float" office:value="26763541" calcext:value-type="float">
            <text:p>26,763,541</text:p>
          </table:table-cell>
          <table:table-cell office:value-type="float" office:value="3971730" calcext:value-type="float">
            <text:p>3,971,730</text:p>
          </table:table-cell>
          <table:table-cell office:value-type="float" office:value="1773352" calcext:value-type="float">
            <text:p>1,773,352</text:p>
          </table:table-cell>
          <table:table-cell office:value-type="float" office:value="0" calcext:value-type="float">
            <text:p>0</text:p>
          </table:table-cell>
          <table:table-cell office:value-type="float" office:value="32508623" calcext:value-type="float">
            <text:p>32,508,623</text:p>
          </table:table-cell>
          <table:table-cell office:value-type="float" office:value="1447552" calcext:value-type="float">
            <text:p>1,447,552</text:p>
          </table:table-cell>
          <table:table-cell office:value-type="float" office:value="42325900" calcext:value-type="float">
            <text:p>42,325,900</text:p>
          </table:table-cell>
          <table:table-cell office:value-type="float" office:value="2649663" calcext:value-type="float">
            <text:p>2,649,663</text:p>
          </table:table-cell>
          <table:table-cell office:value-type="float" office:value="2204268" calcext:value-type="float">
            <text:p>2,204,268</text:p>
          </table:table-cell>
          <table:table-cell office:value-type="float" office:value="88268" calcext:value-type="float">
            <text:p>88,268</text:p>
          </table:table-cell>
          <table:table-cell office:value-type="float" office:value="5228879" calcext:value-type="float">
            <text:p>5,228,879</text:p>
          </table:table-cell>
          <table:table-cell office:value-type="float" office:value="0" calcext:value-type="float">
            <text:p>0</text:p>
          </table:table-cell>
          <table:table-cell office:value-type="float" office:value="52496978" calcext:value-type="float">
            <text:p>52,496,978</text:p>
          </table:table-cell>
          <table:table-cell office:value-type="float" office:value="10711907" calcext:value-type="float">
            <text:p>10,711,907</text:p>
          </table:table-cell>
          <table:table-cell office:value-type="float" office:value="0" calcext:value-type="float">
            <text:p>0</text:p>
          </table:table-cell>
          <table:table-cell office:value-type="float" office:value="4860784" calcext:value-type="float">
            <text:p>4,860,784</text:p>
          </table:table-cell>
          <table:table-cell office:value-type="float" office:value="33122459" calcext:value-type="float">
            <text:p>33,122,459</text:p>
          </table:table-cell>
          <table:table-cell office:value-type="float" office:value="0" calcext:value-type="float">
            <text:p>0</text:p>
          </table:table-cell>
          <table:table-cell office:value-type="float" office:value="3801827" calcext:value-type="float">
            <text:p>3,801,827</text:p>
          </table:table-cell>
          <table:table-cell/>
          <table:table-cell table:formula="of:=CONCATENATE([.$AB$5];[.$AA$5];[.C273];&quot;,&quot;;[.D273];&quot;,&quot;;[.E273];&quot;,&quot;;[.F273];&quot;,&quot;;[.H273];&quot;,&quot;;[.I273];&quot;,&quot;;[.J273];&quot;,&quot;;[.K273];&quot;,&quot;;[.M273];&quot;,&quot;;[.O273];&quot;,&quot;;[.P273];&quot;,&quot;;[.Q273];&quot;,&quot;;[.R273];&quot;,&quot;;[.S273];&quot;,&quot;;[.U273];&quot;,&quot;;[.V273];&quot;,&quot;;[.W273];&quot;,&quot;;[.X273];&quot;,&quot;;[.Y273];&quot;,&quot;;[.Z27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7,5431480,0,2938245,26763541,3971730,1773352,0,1447552,2649663,2204268,88268,5228879,0,10711907,0,4860784,33122459,0,38018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7,5431480,0,2938245,26763541,3971730,1773352,0,1447552,2649663,2204268,88268,5228879,0,10711907,0,4860784,33122459,0,38018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WASKA SCHOOL DISTRICT</text:p>
          </table:table-cell>
          <table:table-cell office:value-type="float" office:value="2149" calcext:value-type="float">
            <text:p>2,149</text:p>
          </table:table-cell>
          <table:table-cell table:formula="of:=VLOOKUP([.B274];[$Sheet2.A267:.C823];2)" office:value-type="float" office:value="278" calcext:value-type="float">
            <text:p>278</text:p>
          </table:table-cell>
          <table:table-cell office:value-type="float" office:value="2721960" calcext:value-type="float">
            <text:p>2,721,960</text:p>
          </table:table-cell>
          <table:table-cell office:value-type="float" office:value="0" calcext:value-type="float">
            <text:p>0</text:p>
          </table:table-cell>
          <table:table-cell office:value-type="float" office:value="1034381" calcext:value-type="float">
            <text:p>1,034,381</text:p>
          </table:table-cell>
          <table:table-cell office:value-type="float" office:value="3756341" calcext:value-type="float">
            <text:p>3,756,341</text:p>
          </table:table-cell>
          <table:table-cell office:value-type="float" office:value="10839742" calcext:value-type="float">
            <text:p>10,839,742</text:p>
          </table:table-cell>
          <table:table-cell office:value-type="float" office:value="5006992" calcext:value-type="float">
            <text:p>5,006,992</text:p>
          </table:table-cell>
          <table:table-cell office:value-type="float" office:value="124576" calcext:value-type="float">
            <text:p>124,576</text:p>
          </table:table-cell>
          <table:table-cell office:value-type="float" office:value="0" calcext:value-type="float">
            <text:p>0</text:p>
          </table:table-cell>
          <table:table-cell office:value-type="float" office:value="15971310" calcext:value-type="float">
            <text:p>15,971,310</text:p>
          </table:table-cell>
          <table:table-cell office:value-type="float" office:value="1302323" calcext:value-type="float">
            <text:p>1,302,323</text:p>
          </table:table-cell>
          <table:table-cell office:value-type="float" office:value="21029975" calcext:value-type="float">
            <text:p>21,029,975</text:p>
          </table:table-cell>
          <table:table-cell office:value-type="float" office:value="1295634" calcext:value-type="float">
            <text:p>1,295,634</text:p>
          </table:table-cell>
          <table:table-cell office:value-type="float" office:value="742454" calcext:value-type="float">
            <text:p>742,454</text:p>
          </table:table-cell>
          <table:table-cell office:value-type="float" office:value="0" calcext:value-type="float">
            <text:p>0</text:p>
          </table:table-cell>
          <table:table-cell office:value-type="float" office:value="1458736" calcext:value-type="float">
            <text:p>1,458,736</text:p>
          </table:table-cell>
          <table:table-cell office:value-type="float" office:value="0" calcext:value-type="float">
            <text:p>0</text:p>
          </table:table-cell>
          <table:table-cell office:value-type="float" office:value="24526799" calcext:value-type="float">
            <text:p>24,526,799</text:p>
          </table:table-cell>
          <table:table-cell office:value-type="float" office:value="4009021" calcext:value-type="float">
            <text:p>4,009,021</text:p>
          </table:table-cell>
          <table:table-cell office:value-type="float" office:value="0" calcext:value-type="float">
            <text:p>0</text:p>
          </table:table-cell>
          <table:table-cell office:value-type="float" office:value="1665738" calcext:value-type="float">
            <text:p>1,665,738</text:p>
          </table:table-cell>
          <table:table-cell office:value-type="float" office:value="16425782" calcext:value-type="float">
            <text:p>16,425,782</text:p>
          </table:table-cell>
          <table:table-cell office:value-type="float" office:value="0" calcext:value-type="float">
            <text:p>0</text:p>
          </table:table-cell>
          <table:table-cell office:value-type="float" office:value="2426257" calcext:value-type="float">
            <text:p>2,426,257</text:p>
          </table:table-cell>
          <table:table-cell/>
          <table:table-cell table:formula="of:=CONCATENATE([.$AB$5];[.$AA$5];[.C274];&quot;,&quot;;[.D274];&quot;,&quot;;[.E274];&quot;,&quot;;[.F274];&quot;,&quot;;[.H274];&quot;,&quot;;[.I274];&quot;,&quot;;[.J274];&quot;,&quot;;[.K274];&quot;,&quot;;[.M274];&quot;,&quot;;[.O274];&quot;,&quot;;[.P274];&quot;,&quot;;[.Q274];&quot;,&quot;;[.R274];&quot;,&quot;;[.S274];&quot;,&quot;;[.U274];&quot;,&quot;;[.V274];&quot;,&quot;;[.W274];&quot;,&quot;;[.X274];&quot;,&quot;;[.Y274];&quot;,&quot;;[.Z27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8,2721960,0,1034381,10839742,5006992,124576,0,1302323,1295634,742454,0,1458736,0,4009021,0,1665738,16425782,0,24262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78,2721960,0,1034381,10839742,5006992,124576,0,1302323,1295634,742454,0,1458736,0,4009021,0,1665738,16425782,0,24262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DENA-DEER CREEK SCHOOL DISTRICT</text:p>
          </table:table-cell>
          <table:table-cell office:value-type="float" office:value="2155" calcext:value-type="float">
            <text:p>2,155</text:p>
          </table:table-cell>
          <table:table-cell table:formula="of:=VLOOKUP([.B275];[$Sheet2.A268:.C824];2)" office:value-type="float" office:value="280" calcext:value-type="float">
            <text:p>280</text:p>
          </table:table-cell>
          <table:table-cell office:value-type="float" office:value="1239144" calcext:value-type="float">
            <text:p>1,239,144</text:p>
          </table:table-cell>
          <table:table-cell office:value-type="float" office:value="0" calcext:value-type="float">
            <text:p>0</text:p>
          </table:table-cell>
          <table:table-cell office:value-type="float" office:value="627404" calcext:value-type="float">
            <text:p>627,404</text:p>
          </table:table-cell>
          <table:table-cell office:value-type="float" office:value="1866548" calcext:value-type="float">
            <text:p>1,866,548</text:p>
          </table:table-cell>
          <table:table-cell office:value-type="float" office:value="9950250" calcext:value-type="float">
            <text:p>9,950,250</text:p>
          </table:table-cell>
          <table:table-cell office:value-type="float" office:value="1321514" calcext:value-type="float">
            <text:p>1,321,514</text:p>
          </table:table-cell>
          <table:table-cell office:value-type="float" office:value="67485" calcext:value-type="float">
            <text:p>67,485</text:p>
          </table:table-cell>
          <table:table-cell office:value-type="float" office:value="0" calcext:value-type="float">
            <text:p>0</text:p>
          </table:table-cell>
          <table:table-cell office:value-type="float" office:value="11339250" calcext:value-type="float">
            <text:p>11,339,250</text:p>
          </table:table-cell>
          <table:table-cell office:value-type="float" office:value="1684590" calcext:value-type="float">
            <text:p>1,684,590</text:p>
          </table:table-cell>
          <table:table-cell office:value-type="float" office:value="14890387" calcext:value-type="float">
            <text:p>14,890,387</text:p>
          </table:table-cell>
          <table:table-cell office:value-type="float" office:value="1138540" calcext:value-type="float">
            <text:p>1,138,540</text:p>
          </table:table-cell>
          <table:table-cell office:value-type="float" office:value="731150" calcext:value-type="float">
            <text:p>731,150</text:p>
          </table:table-cell>
          <table:table-cell office:value-type="float" office:value="344" calcext:value-type="float">
            <text:p>344</text:p>
          </table:table-cell>
          <table:table-cell office:value-type="float" office:value="1068429" calcext:value-type="float">
            <text:p>1,068,429</text:p>
          </table:table-cell>
          <table:table-cell office:value-type="float" office:value="0" calcext:value-type="float">
            <text:p>0</text:p>
          </table:table-cell>
          <table:table-cell office:value-type="float" office:value="17828850" calcext:value-type="float">
            <text:p>17,828,850</text:p>
          </table:table-cell>
          <table:table-cell office:value-type="float" office:value="1951322" calcext:value-type="float">
            <text:p>1,951,322</text:p>
          </table:table-cell>
          <table:table-cell office:value-type="float" office:value="0" calcext:value-type="float">
            <text:p>0</text:p>
          </table:table-cell>
          <table:table-cell office:value-type="float" office:value="1233676" calcext:value-type="float">
            <text:p>1,233,676</text:p>
          </table:table-cell>
          <table:table-cell office:value-type="float" office:value="11899597" calcext:value-type="float">
            <text:p>11,899,597</text:p>
          </table:table-cell>
          <table:table-cell office:value-type="float" office:value="0" calcext:value-type="float">
            <text:p>0</text:p>
          </table:table-cell>
          <table:table-cell office:value-type="float" office:value="2744254" calcext:value-type="float">
            <text:p>2,744,254</text:p>
          </table:table-cell>
          <table:table-cell/>
          <table:table-cell table:formula="of:=CONCATENATE([.$AB$5];[.$AA$5];[.C275];&quot;,&quot;;[.D275];&quot;,&quot;;[.E275];&quot;,&quot;;[.F275];&quot;,&quot;;[.H275];&quot;,&quot;;[.I275];&quot;,&quot;;[.J275];&quot;,&quot;;[.K275];&quot;,&quot;;[.M275];&quot;,&quot;;[.O275];&quot;,&quot;;[.P275];&quot;,&quot;;[.Q275];&quot;,&quot;;[.R275];&quot;,&quot;;[.S275];&quot;,&quot;;[.U275];&quot;,&quot;;[.V275];&quot;,&quot;;[.W275];&quot;,&quot;;[.X275];&quot;,&quot;;[.Y275];&quot;,&quot;;[.Z27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0,1239144,0,627404,9950250,1321514,67485,0,1684590,1138540,731150,344,1068429,0,1951322,0,1233676,11899597,0,27442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0,1239144,0,627404,9950250,1321514,67485,0,1684590,1138540,731150,344,1068429,0,1951322,0,1233676,11899597,0,27442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FFALO LK-HECTOR-STEWART PUBLIC SC</text:p>
          </table:table-cell>
          <table:table-cell office:value-type="float" office:value="2159" calcext:value-type="float">
            <text:p>2,159</text:p>
          </table:table-cell>
          <table:table-cell table:formula="of:=VLOOKUP([.B276];[$Sheet2.A269:.C825];2)" office:value-type="float" office:value="281" calcext:value-type="float">
            <text:p>281</text:p>
          </table:table-cell>
          <table:table-cell office:value-type="float" office:value="1064167" calcext:value-type="float">
            <text:p>1,064,167</text:p>
          </table:table-cell>
          <table:table-cell office:value-type="float" office:value="0" calcext:value-type="float">
            <text:p>0</text:p>
          </table:table-cell>
          <table:table-cell office:value-type="float" office:value="292373" calcext:value-type="float">
            <text:p>292,373</text:p>
          </table:table-cell>
          <table:table-cell office:value-type="float" office:value="1356540" calcext:value-type="float">
            <text:p>1,356,540</text:p>
          </table:table-cell>
          <table:table-cell office:value-type="float" office:value="4535617" calcext:value-type="float">
            <text:p>4,535,617</text:p>
          </table:table-cell>
          <table:table-cell office:value-type="float" office:value="405224" calcext:value-type="float">
            <text:p>405,224</text:p>
          </table:table-cell>
          <table:table-cell office:value-type="float" office:value="80159" calcext:value-type="float">
            <text:p>80,159</text:p>
          </table:table-cell>
          <table:table-cell office:value-type="float" office:value="0" calcext:value-type="float">
            <text:p>0</text:p>
          </table:table-cell>
          <table:table-cell office:value-type="float" office:value="5021000" calcext:value-type="float">
            <text:p>5,021,000</text:p>
          </table:table-cell>
          <table:table-cell office:value-type="float" office:value="384919" calcext:value-type="float">
            <text:p>384,919</text:p>
          </table:table-cell>
          <table:table-cell office:value-type="float" office:value="6762459" calcext:value-type="float">
            <text:p>6,762,459</text:p>
          </table:table-cell>
          <table:table-cell office:value-type="float" office:value="348521" calcext:value-type="float">
            <text:p>348,521</text:p>
          </table:table-cell>
          <table:table-cell office:value-type="float" office:value="602038" calcext:value-type="float">
            <text:p>602,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3017" calcext:value-type="float">
            <text:p>7,713,017</text:p>
          </table:table-cell>
          <table:table-cell office:value-type="float" office:value="1116418" calcext:value-type="float">
            <text:p>1,116,418</text:p>
          </table:table-cell>
          <table:table-cell office:value-type="float" office:value="0" calcext:value-type="float">
            <text:p>0</text:p>
          </table:table-cell>
          <table:table-cell office:value-type="float" office:value="674895" calcext:value-type="float">
            <text:p>674,895</text:p>
          </table:table-cell>
          <table:table-cell office:value-type="float" office:value="5103852" calcext:value-type="float">
            <text:p>5,103,852</text:p>
          </table:table-cell>
          <table:table-cell office:value-type="float" office:value="0" calcext:value-type="float">
            <text:p>0</text:p>
          </table:table-cell>
          <table:table-cell office:value-type="float" office:value="817853" calcext:value-type="float">
            <text:p>817,853</text:p>
          </table:table-cell>
          <table:table-cell/>
          <table:table-cell table:formula="of:=CONCATENATE([.$AB$5];[.$AA$5];[.C276];&quot;,&quot;;[.D276];&quot;,&quot;;[.E276];&quot;,&quot;;[.F276];&quot;,&quot;;[.H276];&quot;,&quot;;[.I276];&quot;,&quot;;[.J276];&quot;,&quot;;[.K276];&quot;,&quot;;[.M276];&quot;,&quot;;[.O276];&quot;,&quot;;[.P276];&quot;,&quot;;[.Q276];&quot;,&quot;;[.R276];&quot;,&quot;;[.S276];&quot;,&quot;;[.U276];&quot;,&quot;;[.V276];&quot;,&quot;;[.W276];&quot;,&quot;;[.X276];&quot;,&quot;;[.Y276];&quot;,&quot;;[.Z27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1,1064167,0,292373,4535617,405224,80159,0,384919,348521,602038,0,0,0,1116418,0,674895,5103852,0,81785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1,1064167,0,292373,4535617,405224,80159,0,384919,348521,602038,0,0,0,1116418,0,674895,5103852,0,81785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LWORTH-GLYNDON-FELTON</text:p>
          </table:table-cell>
          <table:table-cell office:value-type="float" office:value="2164" calcext:value-type="float">
            <text:p>2,164</text:p>
          </table:table-cell>
          <table:table-cell table:formula="of:=VLOOKUP([.B277];[$Sheet2.A270:.C826];2)" office:value-type="float" office:value="282" calcext:value-type="float">
            <text:p>282</text:p>
          </table:table-cell>
          <table:table-cell office:value-type="float" office:value="1182599" calcext:value-type="float">
            <text:p>1,182,599</text:p>
          </table:table-cell>
          <table:table-cell office:value-type="float" office:value="0" calcext:value-type="float">
            <text:p>0</text:p>
          </table:table-cell>
          <table:table-cell office:value-type="float" office:value="309788" calcext:value-type="float">
            <text:p>309,788</text:p>
          </table:table-cell>
          <table:table-cell office:value-type="float" office:value="1492387" calcext:value-type="float">
            <text:p>1,492,387</text:p>
          </table:table-cell>
          <table:table-cell office:value-type="float" office:value="13083737" calcext:value-type="float">
            <text:p>13,083,737</text:p>
          </table:table-cell>
          <table:table-cell office:value-type="float" office:value="2114298" calcext:value-type="float">
            <text:p>2,114,298</text:p>
          </table:table-cell>
          <table:table-cell office:value-type="float" office:value="236522" calcext:value-type="float">
            <text:p>236,522</text:p>
          </table:table-cell>
          <table:table-cell office:value-type="float" office:value="0" calcext:value-type="float">
            <text:p>0</text:p>
          </table:table-cell>
          <table:table-cell office:value-type="float" office:value="15434557" calcext:value-type="float">
            <text:p>15,434,557</text:p>
          </table:table-cell>
          <table:table-cell office:value-type="float" office:value="1592686" calcext:value-type="float">
            <text:p>1,592,686</text:p>
          </table:table-cell>
          <table:table-cell office:value-type="float" office:value="18519630" calcext:value-type="float">
            <text:p>18,519,630</text:p>
          </table:table-cell>
          <table:table-cell office:value-type="float" office:value="1129503" calcext:value-type="float">
            <text:p>1,129,503</text:p>
          </table:table-cell>
          <table:table-cell office:value-type="float" office:value="547932" calcext:value-type="float">
            <text:p>547,932</text:p>
          </table:table-cell>
          <table:table-cell office:value-type="float" office:value="92672" calcext:value-type="float">
            <text:p>92,672</text:p>
          </table:table-cell>
          <table:table-cell office:value-type="float" office:value="3010586" calcext:value-type="float">
            <text:p>3,010,586</text:p>
          </table:table-cell>
          <table:table-cell office:value-type="float" office:value="151218" calcext:value-type="float">
            <text:p>151,218</text:p>
          </table:table-cell>
          <table:table-cell office:value-type="float" office:value="23451541" calcext:value-type="float">
            <text:p>23,451,541</text:p>
          </table:table-cell>
          <table:table-cell office:value-type="float" office:value="3238500" calcext:value-type="float">
            <text:p>3,238,500</text:p>
          </table:table-cell>
          <table:table-cell office:value-type="float" office:value="0" calcext:value-type="float">
            <text:p>0</text:p>
          </table:table-cell>
          <table:table-cell office:value-type="float" office:value="767960" calcext:value-type="float">
            <text:p>767,960</text:p>
          </table:table-cell>
          <table:table-cell office:value-type="float" office:value="16778881" calcext:value-type="float">
            <text:p>16,778,881</text:p>
          </table:table-cell>
          <table:table-cell office:value-type="float" office:value="0" calcext:value-type="float">
            <text:p>0</text:p>
          </table:table-cell>
          <table:table-cell office:value-type="float" office:value="2666200" calcext:value-type="float">
            <text:p>2,666,200</text:p>
          </table:table-cell>
          <table:table-cell/>
          <table:table-cell table:formula="of:=CONCATENATE([.$AB$5];[.$AA$5];[.C277];&quot;,&quot;;[.D277];&quot;,&quot;;[.E277];&quot;,&quot;;[.F277];&quot;,&quot;;[.H277];&quot;,&quot;;[.I277];&quot;,&quot;;[.J277];&quot;,&quot;;[.K277];&quot;,&quot;;[.M277];&quot;,&quot;;[.O277];&quot;,&quot;;[.P277];&quot;,&quot;;[.Q277];&quot;,&quot;;[.R277];&quot;,&quot;;[.S277];&quot;,&quot;;[.U277];&quot;,&quot;;[.V277];&quot;,&quot;;[.W277];&quot;,&quot;;[.X277];&quot;,&quot;;[.Y277];&quot;,&quot;;[.Z27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2,1182599,0,309788,13083737,2114298,236522,0,1592686,1129503,547932,92672,3010586,151218,3238500,0,767960,16778881,0,266620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2,1182599,0,309788,13083737,2114298,236522,0,1592686,1129503,547932,92672,3010586,151218,3238500,0,767960,16778881,0,266620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NCKLEY-FINLAYSON SCHOOL DISTRICT</text:p>
          </table:table-cell>
          <table:table-cell office:value-type="float" office:value="2165" calcext:value-type="float">
            <text:p>2,165</text:p>
          </table:table-cell>
          <table:table-cell table:formula="of:=VLOOKUP([.B278];[$Sheet2.A271:.C827];2)" office:value-type="float" office:value="283" calcext:value-type="float">
            <text:p>283</text:p>
          </table:table-cell>
          <table:table-cell office:value-type="float" office:value="1133437" calcext:value-type="float">
            <text:p>1,133,437</text:p>
          </table:table-cell>
          <table:table-cell office:value-type="float" office:value="0" calcext:value-type="float">
            <text:p>0</text:p>
          </table:table-cell>
          <table:table-cell office:value-type="float" office:value="1018202" calcext:value-type="float">
            <text:p>1,018,202</text:p>
          </table:table-cell>
          <table:table-cell office:value-type="float" office:value="2151639" calcext:value-type="float">
            <text:p>2,151,639</text:p>
          </table:table-cell>
          <table:table-cell office:value-type="float" office:value="9000841" calcext:value-type="float">
            <text:p>9,000,841</text:p>
          </table:table-cell>
          <table:table-cell office:value-type="float" office:value="1362098" calcext:value-type="float">
            <text:p>1,362,098</text:p>
          </table:table-cell>
          <table:table-cell office:value-type="float" office:value="230213" calcext:value-type="float">
            <text:p>230,213</text:p>
          </table:table-cell>
          <table:table-cell office:value-type="float" office:value="0" calcext:value-type="float">
            <text:p>0</text:p>
          </table:table-cell>
          <table:table-cell office:value-type="float" office:value="10593151" calcext:value-type="float">
            <text:p>10,593,151</text:p>
          </table:table-cell>
          <table:table-cell office:value-type="float" office:value="1699782" calcext:value-type="float">
            <text:p>1,699,782</text:p>
          </table:table-cell>
          <table:table-cell office:value-type="float" office:value="14444572" calcext:value-type="float">
            <text:p>14,444,572</text:p>
          </table:table-cell>
          <table:table-cell office:value-type="float" office:value="947944" calcext:value-type="float">
            <text:p>947,944</text:p>
          </table:table-cell>
          <table:table-cell office:value-type="float" office:value="248049" calcext:value-type="float">
            <text:p>248,049</text:p>
          </table:table-cell>
          <table:table-cell office:value-type="float" office:value="849" calcext:value-type="float">
            <text:p>849</text:p>
          </table:table-cell>
          <table:table-cell office:value-type="float" office:value="1346985" calcext:value-type="float">
            <text:p>1,346,985</text:p>
          </table:table-cell>
          <table:table-cell office:value-type="float" office:value="0" calcext:value-type="float">
            <text:p>0</text:p>
          </table:table-cell>
          <table:table-cell office:value-type="float" office:value="16988399" calcext:value-type="float">
            <text:p>16,988,399</text:p>
          </table:table-cell>
          <table:table-cell office:value-type="float" office:value="2288113" calcext:value-type="float">
            <text:p>2,288,113</text:p>
          </table:table-cell>
          <table:table-cell office:value-type="float" office:value="0" calcext:value-type="float">
            <text:p>0</text:p>
          </table:table-cell>
          <table:table-cell office:value-type="float" office:value="1164261" calcext:value-type="float">
            <text:p>1,164,261</text:p>
          </table:table-cell>
          <table:table-cell office:value-type="float" office:value="11013531" calcext:value-type="float">
            <text:p>11,013,531</text:p>
          </table:table-cell>
          <table:table-cell office:value-type="float" office:value="0" calcext:value-type="float">
            <text:p>0</text:p>
          </table:table-cell>
          <table:table-cell office:value-type="float" office:value="2522494" calcext:value-type="float">
            <text:p>2,522,494</text:p>
          </table:table-cell>
          <table:table-cell/>
          <table:table-cell table:formula="of:=CONCATENATE([.$AB$5];[.$AA$5];[.C278];&quot;,&quot;;[.D278];&quot;,&quot;;[.E278];&quot;,&quot;;[.F278];&quot;,&quot;;[.H278];&quot;,&quot;;[.I278];&quot;,&quot;;[.J278];&quot;,&quot;;[.K278];&quot;,&quot;;[.M278];&quot;,&quot;;[.O278];&quot;,&quot;;[.P278];&quot;,&quot;;[.Q278];&quot;,&quot;;[.R278];&quot;,&quot;;[.S278];&quot;,&quot;;[.U278];&quot;,&quot;;[.V278];&quot;,&quot;;[.W278];&quot;,&quot;;[.X278];&quot;,&quot;;[.Y278];&quot;,&quot;;[.Z27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3,1133437,0,1018202,9000841,1362098,230213,0,1699782,947944,248049,849,1346985,0,2288113,0,1164261,11013531,0,252249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3,1133437,0,1018202,9000841,1362098,230213,0,1699782,947944,248049,849,1346985,0,2288113,0,1164261,11013531,0,252249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VIEW SCHOOL DISTRICT</text:p>
          </table:table-cell>
          <table:table-cell office:value-type="float" office:value="2167" calcext:value-type="float">
            <text:p>2,167</text:p>
          </table:table-cell>
          <table:table-cell table:formula="of:=VLOOKUP([.B279];[$Sheet2.A272:.C828];2)" office:value-type="float" office:value="284" calcext:value-type="float">
            <text:p>284</text:p>
          </table:table-cell>
          <table:table-cell office:value-type="float" office:value="774625" calcext:value-type="float">
            <text:p>774,625</text:p>
          </table:table-cell>
          <table:table-cell office:value-type="float" office:value="0" calcext:value-type="float">
            <text:p>0</text:p>
          </table:table-cell>
          <table:table-cell office:value-type="float" office:value="353269" calcext:value-type="float">
            <text:p>353,269</text:p>
          </table:table-cell>
          <table:table-cell office:value-type="float" office:value="1127894" calcext:value-type="float">
            <text:p>1,127,894</text:p>
          </table:table-cell>
          <table:table-cell office:value-type="float" office:value="5491294" calcext:value-type="float">
            <text:p>5,491,294</text:p>
          </table:table-cell>
          <table:table-cell office:value-type="float" office:value="1039715" calcext:value-type="float">
            <text:p>1,039,715</text:p>
          </table:table-cell>
          <table:table-cell office:value-type="float" office:value="234156" calcext:value-type="float">
            <text:p>234,156</text:p>
          </table:table-cell>
          <table:table-cell office:value-type="float" office:value="0" calcext:value-type="float">
            <text:p>0</text:p>
          </table:table-cell>
          <table:table-cell office:value-type="float" office:value="6765164" calcext:value-type="float">
            <text:p>6,765,164</text:p>
          </table:table-cell>
          <table:table-cell office:value-type="float" office:value="655863" calcext:value-type="float">
            <text:p>655,863</text:p>
          </table:table-cell>
          <table:table-cell office:value-type="float" office:value="8548921" calcext:value-type="float">
            <text:p>8,548,921</text:p>
          </table:table-cell>
          <table:table-cell office:value-type="float" office:value="616579" calcext:value-type="float">
            <text:p>616,579</text:p>
          </table:table-cell>
          <table:table-cell office:value-type="float" office:value="392722" calcext:value-type="float">
            <text:p>392,722</text:p>
          </table:table-cell>
          <table:table-cell office:value-type="float" office:value="684" calcext:value-type="float">
            <text:p>684</text:p>
          </table:table-cell>
          <table:table-cell office:value-type="float" office:value="1274225" calcext:value-type="float">
            <text:p>1,274,225</text:p>
          </table:table-cell>
          <table:table-cell office:value-type="float" office:value="0" calcext:value-type="float">
            <text:p>0</text:p>
          </table:table-cell>
          <table:table-cell office:value-type="float" office:value="10833132" calcext:value-type="float">
            <text:p>10,833,132</text:p>
          </table:table-cell>
          <table:table-cell office:value-type="float" office:value="1571625" calcext:value-type="float">
            <text:p>1,571,625</text:p>
          </table:table-cell>
          <table:table-cell office:value-type="float" office:value="0" calcext:value-type="float">
            <text:p>0</text:p>
          </table:table-cell>
          <table:table-cell office:value-type="float" office:value="727287" calcext:value-type="float">
            <text:p>727,287</text:p>
          </table:table-cell>
          <table:table-cell office:value-type="float" office:value="7355369" calcext:value-type="float">
            <text:p>7,355,369</text:p>
          </table:table-cell>
          <table:table-cell office:value-type="float" office:value="0" calcext:value-type="float">
            <text:p>0</text:p>
          </table:table-cell>
          <table:table-cell office:value-type="float" office:value="1178850" calcext:value-type="float">
            <text:p>1,178,850</text:p>
          </table:table-cell>
          <table:table-cell/>
          <table:table-cell table:formula="of:=CONCATENATE([.$AB$5];[.$AA$5];[.C279];&quot;,&quot;;[.D279];&quot;,&quot;;[.E279];&quot;,&quot;;[.F279];&quot;,&quot;;[.H279];&quot;,&quot;;[.I279];&quot;,&quot;;[.J279];&quot;,&quot;;[.K279];&quot;,&quot;;[.M279];&quot;,&quot;;[.O279];&quot;,&quot;;[.P279];&quot;,&quot;;[.Q279];&quot;,&quot;;[.R279];&quot;,&quot;;[.S279];&quot;,&quot;;[.U279];&quot;,&quot;;[.V279];&quot;,&quot;;[.W279];&quot;,&quot;;[.X279];&quot;,&quot;;[.Y279];&quot;,&quot;;[.Z27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4,774625,0,353269,5491294,1039715,234156,0,655863,616579,392722,684,1274225,0,1571625,0,727287,7355369,0,117885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4,774625,0,353269,5491294,1039715,234156,0,655863,616579,392722,684,1274225,0,1571625,0,727287,7355369,0,117885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RHEG SCHOOL DISTRICT</text:p>
          </table:table-cell>
          <table:table-cell office:value-type="float" office:value="2168" calcext:value-type="float">
            <text:p>2,168</text:p>
          </table:table-cell>
          <table:table-cell table:formula="of:=VLOOKUP([.B280];[$Sheet2.A273:.C829];2)" office:value-type="float" office:value="285" calcext:value-type="float">
            <text:p>285</text:p>
          </table:table-cell>
          <table:table-cell office:value-type="float" office:value="1055581" calcext:value-type="float">
            <text:p>1,055,581</text:p>
          </table:table-cell>
          <table:table-cell office:value-type="float" office:value="0" calcext:value-type="float">
            <text:p>0</text:p>
          </table:table-cell>
          <table:table-cell office:value-type="float" office:value="579232" calcext:value-type="float">
            <text:p>579,232</text:p>
          </table:table-cell>
          <table:table-cell office:value-type="float" office:value="1634813" calcext:value-type="float">
            <text:p>1,634,813</text:p>
          </table:table-cell>
          <table:table-cell office:value-type="float" office:value="7001434" calcext:value-type="float">
            <text:p>7,001,434</text:p>
          </table:table-cell>
          <table:table-cell office:value-type="float" office:value="913120" calcext:value-type="float">
            <text:p>913,120</text:p>
          </table:table-cell>
          <table:table-cell office:value-type="float" office:value="77240" calcext:value-type="float">
            <text:p>77,240</text:p>
          </table:table-cell>
          <table:table-cell office:value-type="float" office:value="0" calcext:value-type="float">
            <text:p>0</text:p>
          </table:table-cell>
          <table:table-cell office:value-type="float" office:value="7991794" calcext:value-type="float">
            <text:p>7,991,794</text:p>
          </table:table-cell>
          <table:table-cell office:value-type="float" office:value="1008058" calcext:value-type="float">
            <text:p>1,008,058</text:p>
          </table:table-cell>
          <table:table-cell office:value-type="float" office:value="10634664" calcext:value-type="float">
            <text:p>10,634,664</text:p>
          </table:table-cell>
          <table:table-cell office:value-type="float" office:value="649151" calcext:value-type="float">
            <text:p>649,151</text:p>
          </table:table-cell>
          <table:table-cell office:value-type="float" office:value="365117" calcext:value-type="float">
            <text:p>365,117</text:p>
          </table:table-cell>
          <table:table-cell office:value-type="float" office:value="14" calcext:value-type="float">
            <text:p>14</text:p>
          </table:table-cell>
          <table:table-cell office:value-type="float" office:value="764485" calcext:value-type="float">
            <text:p>764,485</text:p>
          </table:table-cell>
          <table:table-cell office:value-type="float" office:value="0" calcext:value-type="float">
            <text:p>0</text:p>
          </table:table-cell>
          <table:table-cell office:value-type="float" office:value="12413431" calcext:value-type="float">
            <text:p>12,413,431</text:p>
          </table:table-cell>
          <table:table-cell office:value-type="float" office:value="1585222" calcext:value-type="float">
            <text:p>1,585,222</text:p>
          </table:table-cell>
          <table:table-cell office:value-type="float" office:value="0" calcext:value-type="float">
            <text:p>0</text:p>
          </table:table-cell>
          <table:table-cell office:value-type="float" office:value="820593" calcext:value-type="float">
            <text:p>820,593</text:p>
          </table:table-cell>
          <table:table-cell office:value-type="float" office:value="8390933" calcext:value-type="float">
            <text:p>8,390,933</text:p>
          </table:table-cell>
          <table:table-cell office:value-type="float" office:value="0" calcext:value-type="float">
            <text:p>0</text:p>
          </table:table-cell>
          <table:table-cell office:value-type="float" office:value="1616684" calcext:value-type="float">
            <text:p>1,616,684</text:p>
          </table:table-cell>
          <table:table-cell/>
          <table:table-cell table:formula="of:=CONCATENATE([.$AB$5];[.$AA$5];[.C280];&quot;,&quot;;[.D280];&quot;,&quot;;[.E280];&quot;,&quot;;[.F280];&quot;,&quot;;[.H280];&quot;,&quot;;[.I280];&quot;,&quot;;[.J280];&quot;,&quot;;[.K280];&quot;,&quot;;[.M280];&quot;,&quot;;[.O280];&quot;,&quot;;[.P280];&quot;,&quot;;[.Q280];&quot;,&quot;;[.R280];&quot;,&quot;;[.S280];&quot;,&quot;;[.U280];&quot;,&quot;;[.V280];&quot;,&quot;;[.W280];&quot;,&quot;;[.X280];&quot;,&quot;;[.Y280];&quot;,&quot;;[.Z28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5,1055581,0,579232,7001434,913120,77240,0,1008058,649151,365117,14,764485,0,1585222,0,820593,8390933,0,16166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5,1055581,0,579232,7001434,913120,77240,0,1008058,649151,365117,14,764485,0,1585222,0,820593,8390933,0,16166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RRAY COUNTY CENTRAL SCHOOL DIST.</text:p>
          </table:table-cell>
          <table:table-cell office:value-type="float" office:value="2169" calcext:value-type="float">
            <text:p>2,169</text:p>
          </table:table-cell>
          <table:table-cell table:formula="of:=VLOOKUP([.B281];[$Sheet2.A274:.C830];2)" office:value-type="float" office:value="286" calcext:value-type="float">
            <text:p>286</text:p>
          </table:table-cell>
          <table:table-cell office:value-type="float" office:value="1329321" calcext:value-type="float">
            <text:p>1,329,321</text:p>
          </table:table-cell>
          <table:table-cell office:value-type="float" office:value="0" calcext:value-type="float">
            <text:p>0</text:p>
          </table:table-cell>
          <table:table-cell office:value-type="float" office:value="530482" calcext:value-type="float">
            <text:p>530,482</text:p>
          </table:table-cell>
          <table:table-cell office:value-type="float" office:value="1859804" calcext:value-type="float">
            <text:p>1,859,804</text:p>
          </table:table-cell>
          <table:table-cell office:value-type="float" office:value="6286687" calcext:value-type="float">
            <text:p>6,286,687</text:p>
          </table:table-cell>
          <table:table-cell office:value-type="float" office:value="801962" calcext:value-type="float">
            <text:p>801,962</text:p>
          </table:table-cell>
          <table:table-cell office:value-type="float" office:value="299402" calcext:value-type="float">
            <text:p>299,402</text:p>
          </table:table-cell>
          <table:table-cell office:value-type="float" office:value="0" calcext:value-type="float">
            <text:p>0</text:p>
          </table:table-cell>
          <table:table-cell office:value-type="float" office:value="7388052" calcext:value-type="float">
            <text:p>7,388,052</text:p>
          </table:table-cell>
          <table:table-cell office:value-type="float" office:value="591256" calcext:value-type="float">
            <text:p>591,256</text:p>
          </table:table-cell>
          <table:table-cell office:value-type="float" office:value="9839111" calcext:value-type="float">
            <text:p>9,839,111</text:p>
          </table:table-cell>
          <table:table-cell office:value-type="float" office:value="644372" calcext:value-type="float">
            <text:p>644,372</text:p>
          </table:table-cell>
          <table:table-cell office:value-type="float" office:value="404535" calcext:value-type="float">
            <text:p>404,535</text:p>
          </table:table-cell>
          <table:table-cell office:value-type="float" office:value="0" calcext:value-type="float">
            <text:p>0</text:p>
          </table:table-cell>
          <table:table-cell office:value-type="float" office:value="327051" calcext:value-type="float">
            <text:p>327,051</text:p>
          </table:table-cell>
          <table:table-cell office:value-type="float" office:value="0" calcext:value-type="float">
            <text:p>0</text:p>
          </table:table-cell>
          <table:table-cell office:value-type="float" office:value="11215069" calcext:value-type="float">
            <text:p>11,215,069</text:p>
          </table:table-cell>
          <table:table-cell office:value-type="float" office:value="1579606" calcext:value-type="float">
            <text:p>1,579,606</text:p>
          </table:table-cell>
          <table:table-cell office:value-type="float" office:value="0" calcext:value-type="float">
            <text:p>0</text:p>
          </table:table-cell>
          <table:table-cell office:value-type="float" office:value="675691" calcext:value-type="float">
            <text:p>675,691</text:p>
          </table:table-cell>
          <table:table-cell office:value-type="float" office:value="7745261" calcext:value-type="float">
            <text:p>7,745,261</text:p>
          </table:table-cell>
          <table:table-cell office:value-type="float" office:value="0" calcext:value-type="float">
            <text:p>0</text:p>
          </table:table-cell>
          <table:table-cell office:value-type="float" office:value="1214510" calcext:value-type="float">
            <text:p>1,214,510</text:p>
          </table:table-cell>
          <table:table-cell/>
          <table:table-cell table:formula="of:=CONCATENATE([.$AB$5];[.$AA$5];[.C281];&quot;,&quot;;[.D281];&quot;,&quot;;[.E281];&quot;,&quot;;[.F281];&quot;,&quot;;[.H281];&quot;,&quot;;[.I281];&quot;,&quot;;[.J281];&quot;,&quot;;[.K281];&quot;,&quot;;[.M281];&quot;,&quot;;[.O281];&quot;,&quot;;[.P281];&quot;,&quot;;[.Q281];&quot;,&quot;;[.R281];&quot;,&quot;;[.S281];&quot;,&quot;;[.U281];&quot;,&quot;;[.V281];&quot;,&quot;;[.W281];&quot;,&quot;;[.X281];&quot;,&quot;;[.Y281];&quot;,&quot;;[.Z28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6,1329321,0,530482,6286687,801962,299402,0,591256,644372,404535,0,327051,0,1579606,0,675691,7745261,0,121451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6,1329321,0,530482,6286687,801962,299402,0,591256,644372,404535,0,327051,0,1579606,0,675691,7745261,0,121451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APLES-MOTLEY SCHOOL DISTRICT</text:p>
          </table:table-cell>
          <table:table-cell office:value-type="float" office:value="2170" calcext:value-type="float">
            <text:p>2,170</text:p>
          </table:table-cell>
          <table:table-cell table:formula="of:=VLOOKUP([.B282];[$Sheet2.A275:.C831];2)" office:value-type="float" office:value="287" calcext:value-type="float">
            <text:p>287</text:p>
          </table:table-cell>
          <table:table-cell office:value-type="float" office:value="2065289" calcext:value-type="float">
            <text:p>2,065,289</text:p>
          </table:table-cell>
          <table:table-cell office:value-type="float" office:value="0" calcext:value-type="float">
            <text:p>0</text:p>
          </table:table-cell>
          <table:table-cell office:value-type="float" office:value="917349" calcext:value-type="float">
            <text:p>917,349</text:p>
          </table:table-cell>
          <table:table-cell office:value-type="float" office:value="2982638" calcext:value-type="float">
            <text:p>2,982,638</text:p>
          </table:table-cell>
          <table:table-cell office:value-type="float" office:value="8583167" calcext:value-type="float">
            <text:p>8,583,167</text:p>
          </table:table-cell>
          <table:table-cell office:value-type="float" office:value="1460506" calcext:value-type="float">
            <text:p>1,460,506</text:p>
          </table:table-cell>
          <table:table-cell office:value-type="float" office:value="326905" calcext:value-type="float">
            <text:p>326,905</text:p>
          </table:table-cell>
          <table:table-cell office:value-type="float" office:value="0" calcext:value-type="float">
            <text:p>0</text:p>
          </table:table-cell>
          <table:table-cell office:value-type="float" office:value="10370578" calcext:value-type="float">
            <text:p>10,370,578</text:p>
          </table:table-cell>
          <table:table-cell office:value-type="float" office:value="1206132" calcext:value-type="float">
            <text:p>1,206,132</text:p>
          </table:table-cell>
          <table:table-cell office:value-type="float" office:value="14559349" calcext:value-type="float">
            <text:p>14,559,349</text:p>
          </table:table-cell>
          <table:table-cell office:value-type="float" office:value="991299" calcext:value-type="float">
            <text:p>991,299</text:p>
          </table:table-cell>
          <table:table-cell office:value-type="float" office:value="566663" calcext:value-type="float">
            <text:p>566,663</text:p>
          </table:table-cell>
          <table:table-cell office:value-type="float" office:value="-110118" calcext:value-type="float">
            <text:p>-110,118</text:p>
          </table:table-cell>
          <table:table-cell office:value-type="float" office:value="355093" calcext:value-type="float">
            <text:p>355,093</text:p>
          </table:table-cell>
          <table:table-cell office:value-type="float" office:value="727" calcext:value-type="float">
            <text:p>727</text:p>
          </table:table-cell>
          <table:table-cell office:value-type="float" office:value="16363013" calcext:value-type="float">
            <text:p>16,363,013</text:p>
          </table:table-cell>
          <table:table-cell office:value-type="float" office:value="2443497" calcext:value-type="float">
            <text:p>2,443,497</text:p>
          </table:table-cell>
          <table:table-cell office:value-type="float" office:value="0" calcext:value-type="float">
            <text:p>0</text:p>
          </table:table-cell>
          <table:table-cell office:value-type="float" office:value="1051940" calcext:value-type="float">
            <text:p>1,051,940</text:p>
          </table:table-cell>
          <table:table-cell office:value-type="float" office:value="10741754" calcext:value-type="float">
            <text:p>10,741,754</text:p>
          </table:table-cell>
          <table:table-cell office:value-type="float" office:value="0" calcext:value-type="float">
            <text:p>0</text:p>
          </table:table-cell>
          <table:table-cell office:value-type="float" office:value="2125822" calcext:value-type="float">
            <text:p>2,125,822</text:p>
          </table:table-cell>
          <table:table-cell/>
          <table:table-cell table:formula="of:=CONCATENATE([.$AB$5];[.$AA$5];[.C282];&quot;,&quot;;[.D282];&quot;,&quot;;[.E282];&quot;,&quot;;[.F282];&quot;,&quot;;[.H282];&quot;,&quot;;[.I282];&quot;,&quot;;[.J282];&quot;,&quot;;[.K282];&quot;,&quot;;[.M282];&quot;,&quot;;[.O282];&quot;,&quot;;[.P282];&quot;,&quot;;[.Q282];&quot;,&quot;;[.R282];&quot;,&quot;;[.S282];&quot;,&quot;;[.U282];&quot;,&quot;;[.V282];&quot;,&quot;;[.W282];&quot;,&quot;;[.X282];&quot;,&quot;;[.Y282];&quot;,&quot;;[.Z28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7,2065289,0,917349,8583167,1460506,326905,0,1206132,991299,566663,-110118,355093,727,2443497,0,1051940,10741754,0,212582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7,2065289,0,917349,8583167,1460506,326905,0,1206132,991299,566663,-110118,355093,727,2443497,0,1051940,10741754,0,212582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ITTSON CENTRAL SCHOOL DISTRICT</text:p>
          </table:table-cell>
          <table:table-cell office:value-type="float" office:value="2171" calcext:value-type="float">
            <text:p>2,171</text:p>
          </table:table-cell>
          <table:table-cell table:formula="of:=VLOOKUP([.B283];[$Sheet2.A276:.C832];2)" office:value-type="float" office:value="288" calcext:value-type="float">
            <text:p>288</text:p>
          </table:table-cell>
          <table:table-cell office:value-type="float" office:value="840109" calcext:value-type="float">
            <text:p>840,109</text:p>
          </table:table-cell>
          <table:table-cell office:value-type="float" office:value="0" calcext:value-type="float">
            <text:p>0</text:p>
          </table:table-cell>
          <table:table-cell office:value-type="float" office:value="347319" calcext:value-type="float">
            <text:p>347,319</text:p>
          </table:table-cell>
          <table:table-cell office:value-type="float" office:value="1187428" calcext:value-type="float">
            <text:p>1,187,428</text:p>
          </table:table-cell>
          <table:table-cell office:value-type="float" office:value="2706273" calcext:value-type="float">
            <text:p>2,706,273</text:p>
          </table:table-cell>
          <table:table-cell office:value-type="float" office:value="264863" calcext:value-type="float">
            <text:p>264,863</text:p>
          </table:table-cell>
          <table:table-cell office:value-type="float" office:value="31335" calcext:value-type="float">
            <text:p>31,335</text:p>
          </table:table-cell>
          <table:table-cell office:value-type="float" office:value="0" calcext:value-type="float">
            <text:p>0</text:p>
          </table:table-cell>
          <table:table-cell office:value-type="float" office:value="3002471" calcext:value-type="float">
            <text:p>3,002,471</text:p>
          </table:table-cell>
          <table:table-cell office:value-type="float" office:value="148502" calcext:value-type="float">
            <text:p>148,502</text:p>
          </table:table-cell>
          <table:table-cell office:value-type="float" office:value="4338402" calcext:value-type="float">
            <text:p>4,338,402</text:p>
          </table:table-cell>
          <table:table-cell office:value-type="float" office:value="230506" calcext:value-type="float">
            <text:p>230,506</text:p>
          </table:table-cell>
          <table:table-cell office:value-type="float" office:value="117595" calcext:value-type="float">
            <text:p>117,595</text:p>
          </table:table-cell>
          <table:table-cell office:value-type="float" office:value="0" calcext:value-type="float">
            <text:p>0</text:p>
          </table:table-cell>
          <table:table-cell office:value-type="float" office:value="399259" calcext:value-type="float">
            <text:p>399,259</text:p>
          </table:table-cell>
          <table:table-cell office:value-type="float" office:value="0" calcext:value-type="float">
            <text:p>0</text:p>
          </table:table-cell>
          <table:table-cell office:value-type="float" office:value="5085762" calcext:value-type="float">
            <text:p>5,085,762</text:p>
          </table:table-cell>
          <table:table-cell office:value-type="float" office:value="1137934" calcext:value-type="float">
            <text:p>1,137,934</text:p>
          </table:table-cell>
          <table:table-cell office:value-type="float" office:value="0" calcext:value-type="float">
            <text:p>0</text:p>
          </table:table-cell>
          <table:table-cell office:value-type="float" office:value="359385" calcext:value-type="float">
            <text:p>359,385</text:p>
          </table:table-cell>
          <table:table-cell office:value-type="float" office:value="3161236" calcext:value-type="float">
            <text:p>3,161,236</text:p>
          </table:table-cell>
          <table:table-cell office:value-type="float" office:value="0" calcext:value-type="float">
            <text:p>0</text:p>
          </table:table-cell>
          <table:table-cell office:value-type="float" office:value="427207" calcext:value-type="float">
            <text:p>427,207</text:p>
          </table:table-cell>
          <table:table-cell/>
          <table:table-cell table:formula="of:=CONCATENATE([.$AB$5];[.$AA$5];[.C283];&quot;,&quot;;[.D283];&quot;,&quot;;[.E283];&quot;,&quot;;[.F283];&quot;,&quot;;[.H283];&quot;,&quot;;[.I283];&quot;,&quot;;[.J283];&quot;,&quot;;[.K283];&quot;,&quot;;[.M283];&quot;,&quot;;[.O283];&quot;,&quot;;[.P283];&quot;,&quot;;[.Q283];&quot;,&quot;;[.R283];&quot;,&quot;;[.S283];&quot;,&quot;;[.U283];&quot;,&quot;;[.V283];&quot;,&quot;;[.W283];&quot;,&quot;;[.X283];&quot;,&quot;;[.Y283];&quot;,&quot;;[.Z28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8,840109,0,347319,2706273,264863,31335,0,148502,230506,117595,0,399259,0,1137934,0,359385,3161236,0,42720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8,840109,0,347319,2706273,264863,31335,0,148502,230506,117595,0,399259,0,1137934,0,359385,3161236,0,42720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YON-WANAMINGO SCHOOL DISTRICT</text:p>
          </table:table-cell>
          <table:table-cell office:value-type="float" office:value="2172" calcext:value-type="float">
            <text:p>2,172</text:p>
          </table:table-cell>
          <table:table-cell table:formula="of:=VLOOKUP([.B284];[$Sheet2.A277:.C833];2)" office:value-type="float" office:value="289" calcext:value-type="float">
            <text:p>289</text:p>
          </table:table-cell>
          <table:table-cell office:value-type="float" office:value="1270383" calcext:value-type="float">
            <text:p>1,270,383</text:p>
          </table:table-cell>
          <table:table-cell office:value-type="float" office:value="0" calcext:value-type="float">
            <text:p>0</text:p>
          </table:table-cell>
          <table:table-cell office:value-type="float" office:value="777340" calcext:value-type="float">
            <text:p>777,340</text:p>
          </table:table-cell>
          <table:table-cell office:value-type="float" office:value="2047723" calcext:value-type="float">
            <text:p>2,047,723</text:p>
          </table:table-cell>
          <table:table-cell office:value-type="float" office:value="5664093" calcext:value-type="float">
            <text:p>5,664,093</text:p>
          </table:table-cell>
          <table:table-cell office:value-type="float" office:value="751297" calcext:value-type="float">
            <text:p>751,297</text:p>
          </table:table-cell>
          <table:table-cell office:value-type="float" office:value="194544" calcext:value-type="float">
            <text:p>194,544</text:p>
          </table:table-cell>
          <table:table-cell office:value-type="float" office:value="0" calcext:value-type="float">
            <text:p>0</text:p>
          </table:table-cell>
          <table:table-cell office:value-type="float" office:value="6609935" calcext:value-type="float">
            <text:p>6,609,935</text:p>
          </table:table-cell>
          <table:table-cell office:value-type="float" office:value="725471" calcext:value-type="float">
            <text:p>725,471</text:p>
          </table:table-cell>
          <table:table-cell office:value-type="float" office:value="9383129" calcext:value-type="float">
            <text:p>9,383,129</text:p>
          </table:table-cell>
          <table:table-cell office:value-type="float" office:value="575491" calcext:value-type="float">
            <text:p>575,491</text:p>
          </table:table-cell>
          <table:table-cell office:value-type="float" office:value="520786" calcext:value-type="float">
            <text:p>520,786</text:p>
          </table:table-cell>
          <table:table-cell office:value-type="float" office:value="0" calcext:value-type="float">
            <text:p>0</text:p>
          </table:table-cell>
          <table:table-cell office:value-type="float" office:value="1811873" calcext:value-type="float">
            <text:p>1,811,873</text:p>
          </table:table-cell>
          <table:table-cell office:value-type="float" office:value="0" calcext:value-type="float">
            <text:p>0</text:p>
          </table:table-cell>
          <table:table-cell office:value-type="float" office:value="12291279" calcext:value-type="float">
            <text:p>12,291,279</text:p>
          </table:table-cell>
          <table:table-cell office:value-type="float" office:value="2571150" calcext:value-type="float">
            <text:p>2,571,150</text:p>
          </table:table-cell>
          <table:table-cell office:value-type="float" office:value="0" calcext:value-type="float">
            <text:p>0</text:p>
          </table:table-cell>
          <table:table-cell office:value-type="float" office:value="1166702" calcext:value-type="float">
            <text:p>1,166,702</text:p>
          </table:table-cell>
          <table:table-cell office:value-type="float" office:value="7299205" calcext:value-type="float">
            <text:p>7,299,205</text:p>
          </table:table-cell>
          <table:table-cell office:value-type="float" office:value="0" calcext:value-type="float">
            <text:p>0</text:p>
          </table:table-cell>
          <table:table-cell office:value-type="float" office:value="1254221" calcext:value-type="float">
            <text:p>1,254,221</text:p>
          </table:table-cell>
          <table:table-cell/>
          <table:table-cell table:formula="of:=CONCATENATE([.$AB$5];[.$AA$5];[.C284];&quot;,&quot;;[.D284];&quot;,&quot;;[.E284];&quot;,&quot;;[.F284];&quot;,&quot;;[.H284];&quot;,&quot;;[.I284];&quot;,&quot;;[.J284];&quot;,&quot;;[.K284];&quot;,&quot;;[.M284];&quot;,&quot;;[.O284];&quot;,&quot;;[.P284];&quot;,&quot;;[.Q284];&quot;,&quot;;[.R284];&quot;,&quot;;[.S284];&quot;,&quot;;[.U284];&quot;,&quot;;[.V284];&quot;,&quot;;[.W284];&quot;,&quot;;[.X284];&quot;,&quot;;[.Y284];&quot;,&quot;;[.Z28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9,1270383,0,777340,5664093,751297,194544,0,725471,575491,520786,0,1811873,0,2571150,0,1166702,7299205,0,125422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89,1270383,0,777340,5664093,751297,194544,0,725471,575491,520786,0,1811873,0,2571150,0,1166702,7299205,0,125422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NE RIVER-BACKUS SCHOOL DISTRICT</text:p>
          </table:table-cell>
          <table:table-cell office:value-type="float" office:value="2174" calcext:value-type="float">
            <text:p>2,174</text:p>
          </table:table-cell>
          <table:table-cell table:formula="of:=VLOOKUP([.B285];[$Sheet2.A278:.C834];2)" office:value-type="float" office:value="290" calcext:value-type="float">
            <text:p>290</text:p>
          </table:table-cell>
          <table:table-cell office:value-type="float" office:value="1125021" calcext:value-type="float">
            <text:p>1,125,021</text:p>
          </table:table-cell>
          <table:table-cell office:value-type="float" office:value="0" calcext:value-type="float">
            <text:p>0</text:p>
          </table:table-cell>
          <table:table-cell office:value-type="float" office:value="687768" calcext:value-type="float">
            <text:p>687,768</text:p>
          </table:table-cell>
          <table:table-cell office:value-type="float" office:value="1812789" calcext:value-type="float">
            <text:p>1,812,789</text:p>
          </table:table-cell>
          <table:table-cell office:value-type="float" office:value="7448418" calcext:value-type="float">
            <text:p>7,448,418</text:p>
          </table:table-cell>
          <table:table-cell office:value-type="float" office:value="1247070" calcext:value-type="float">
            <text:p>1,247,070</text:p>
          </table:table-cell>
          <table:table-cell office:value-type="float" office:value="72586" calcext:value-type="float">
            <text:p>72,586</text:p>
          </table:table-cell>
          <table:table-cell office:value-type="float" office:value="0" calcext:value-type="float">
            <text:p>0</text:p>
          </table:table-cell>
          <table:table-cell office:value-type="float" office:value="8768075" calcext:value-type="float">
            <text:p>8,768,075</text:p>
          </table:table-cell>
          <table:table-cell office:value-type="float" office:value="1704199" calcext:value-type="float">
            <text:p>1,704,199</text:p>
          </table:table-cell>
          <table:table-cell office:value-type="float" office:value="12285063" calcext:value-type="float">
            <text:p>12,285,063</text:p>
          </table:table-cell>
          <table:table-cell office:value-type="float" office:value="742788" calcext:value-type="float">
            <text:p>742,788</text:p>
          </table:table-cell>
          <table:table-cell office:value-type="float" office:value="239670" calcext:value-type="float">
            <text:p>239,670</text:p>
          </table:table-cell>
          <table:table-cell office:value-type="float" office:value="17" calcext:value-type="float">
            <text:p>17</text:p>
          </table:table-cell>
          <table:table-cell office:value-type="float" office:value="567497" calcext:value-type="float">
            <text:p>567,497</text:p>
          </table:table-cell>
          <table:table-cell office:value-type="float" office:value="0" calcext:value-type="float">
            <text:p>0</text:p>
          </table:table-cell>
          <table:table-cell office:value-type="float" office:value="13835034" calcext:value-type="float">
            <text:p>13,835,034</text:p>
          </table:table-cell>
          <table:table-cell office:value-type="float" office:value="1730900" calcext:value-type="float">
            <text:p>1,730,900</text:p>
          </table:table-cell>
          <table:table-cell office:value-type="float" office:value="0" calcext:value-type="float">
            <text:p>0</text:p>
          </table:table-cell>
          <table:table-cell office:value-type="float" office:value="814299" calcext:value-type="float">
            <text:p>814,299</text:p>
          </table:table-cell>
          <table:table-cell office:value-type="float" office:value="8884505" calcext:value-type="float">
            <text:p>8,884,505</text:p>
          </table:table-cell>
          <table:table-cell office:value-type="float" office:value="0" calcext:value-type="float">
            <text:p>0</text:p>
          </table:table-cell>
          <table:table-cell office:value-type="float" office:value="2405330" calcext:value-type="float">
            <text:p>2,405,330</text:p>
          </table:table-cell>
          <table:table-cell/>
          <table:table-cell table:formula="of:=CONCATENATE([.$AB$5];[.$AA$5];[.C285];&quot;,&quot;;[.D285];&quot;,&quot;;[.E285];&quot;,&quot;;[.F285];&quot;,&quot;;[.H285];&quot;,&quot;;[.I285];&quot;,&quot;;[.J285];&quot;,&quot;;[.K285];&quot;,&quot;;[.M285];&quot;,&quot;;[.O285];&quot;,&quot;;[.P285];&quot;,&quot;;[.Q285];&quot;,&quot;;[.R285];&quot;,&quot;;[.S285];&quot;,&quot;;[.U285];&quot;,&quot;;[.V285];&quot;,&quot;;[.W285];&quot;,&quot;;[.X285];&quot;,&quot;;[.Y285];&quot;,&quot;;[.Z28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0,1125021,0,687768,7448418,1247070,72586,0,1704199,742788,239670,17,567497,0,1730900,0,814299,8884505,0,240533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0,1125021,0,687768,7448418,1247070,72586,0,1704199,742788,239670,17,567497,0,1730900,0,814299,8884505,0,240533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RREN-ALVARADO-OSLO SCHOOL DIST.</text:p>
          </table:table-cell>
          <table:table-cell office:value-type="float" office:value="2176" calcext:value-type="float">
            <text:p>2,176</text:p>
          </table:table-cell>
          <table:table-cell table:formula="of:=VLOOKUP([.B286];[$Sheet2.A279:.C835];2)" office:value-type="float" office:value="291" calcext:value-type="float">
            <text:p>291</text:p>
          </table:table-cell>
          <table:table-cell office:value-type="float" office:value="1084996" calcext:value-type="float">
            <text:p>1,084,996</text:p>
          </table:table-cell>
          <table:table-cell office:value-type="float" office:value="0" calcext:value-type="float">
            <text:p>0</text:p>
          </table:table-cell>
          <table:table-cell office:value-type="float" office:value="494661" calcext:value-type="float">
            <text:p>494,661</text:p>
          </table:table-cell>
          <table:table-cell office:value-type="float" office:value="1579658" calcext:value-type="float">
            <text:p>1,579,658</text:p>
          </table:table-cell>
          <table:table-cell office:value-type="float" office:value="5631366" calcext:value-type="float">
            <text:p>5,631,366</text:p>
          </table:table-cell>
          <table:table-cell office:value-type="float" office:value="530939" calcext:value-type="float">
            <text:p>530,939</text:p>
          </table:table-cell>
          <table:table-cell office:value-type="float" office:value="45290" calcext:value-type="float">
            <text:p>45,290</text:p>
          </table:table-cell>
          <table:table-cell office:value-type="float" office:value="0" calcext:value-type="float">
            <text:p>0</text:p>
          </table:table-cell>
          <table:table-cell office:value-type="float" office:value="6207596" calcext:value-type="float">
            <text:p>6,207,596</text:p>
          </table:table-cell>
          <table:table-cell office:value-type="float" office:value="271928" calcext:value-type="float">
            <text:p>271,928</text:p>
          </table:table-cell>
          <table:table-cell office:value-type="float" office:value="8059181" calcext:value-type="float">
            <text:p>8,059,181</text:p>
          </table:table-cell>
          <table:table-cell office:value-type="float" office:value="502600" calcext:value-type="float">
            <text:p>502,600</text:p>
          </table:table-cell>
          <table:table-cell office:value-type="float" office:value="147786" calcext:value-type="float">
            <text:p>147,786</text:p>
          </table:table-cell>
          <table:table-cell office:value-type="float" office:value="0" calcext:value-type="float">
            <text:p>0</text:p>
          </table:table-cell>
          <table:table-cell office:value-type="float" office:value="273248" calcext:value-type="float">
            <text:p>273,248</text:p>
          </table:table-cell>
          <table:table-cell office:value-type="float" office:value="0" calcext:value-type="float">
            <text:p>0</text:p>
          </table:table-cell>
          <table:table-cell office:value-type="float" office:value="8982816" calcext:value-type="float">
            <text:p>8,982,816</text:p>
          </table:table-cell>
          <table:table-cell office:value-type="float" office:value="1291751" calcext:value-type="float">
            <text:p>1,291,751</text:p>
          </table:table-cell>
          <table:table-cell office:value-type="float" office:value="0" calcext:value-type="float">
            <text:p>0</text:p>
          </table:table-cell>
          <table:table-cell office:value-type="float" office:value="565224" calcext:value-type="float">
            <text:p>565,224</text:p>
          </table:table-cell>
          <table:table-cell office:value-type="float" office:value="6392046" calcext:value-type="float">
            <text:p>6,392,046</text:p>
          </table:table-cell>
          <table:table-cell office:value-type="float" office:value="0" calcext:value-type="float">
            <text:p>0</text:p>
          </table:table-cell>
          <table:table-cell office:value-type="float" office:value="733795" calcext:value-type="float">
            <text:p>733,795</text:p>
          </table:table-cell>
          <table:table-cell/>
          <table:table-cell table:formula="of:=CONCATENATE([.$AB$5];[.$AA$5];[.C286];&quot;,&quot;;[.D286];&quot;,&quot;;[.E286];&quot;,&quot;;[.F286];&quot;,&quot;;[.H286];&quot;,&quot;;[.I286];&quot;,&quot;;[.J286];&quot;,&quot;;[.K286];&quot;,&quot;;[.M286];&quot;,&quot;;[.O286];&quot;,&quot;;[.P286];&quot;,&quot;;[.Q286];&quot;,&quot;;[.R286];&quot;,&quot;;[.S286];&quot;,&quot;;[.U286];&quot;,&quot;;[.V286];&quot;,&quot;;[.W286];&quot;,&quot;;[.X286];&quot;,&quot;;[.Y286];&quot;,&quot;;[.Z28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1,1084996,0,494661,5631366,530939,45290,0,271928,502600,147786,0,273248,0,1291751,0,565224,6392046,0,7337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1,1084996,0,494661,5631366,530939,45290,0,271928,502600,147786,0,273248,0,1291751,0,565224,6392046,0,7337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CRAY School District</text:p>
          </table:table-cell>
          <table:table-cell office:value-type="float" office:value="2180" calcext:value-type="float">
            <text:p>2,180</text:p>
          </table:table-cell>
          <table:table-cell table:formula="of:=VLOOKUP([.B287];[$Sheet2.A280:.C836];2)" office:value-type="float" office:value="292" calcext:value-type="float">
            <text:p>292</text:p>
          </table:table-cell>
          <table:table-cell office:value-type="float" office:value="1526820" calcext:value-type="float">
            <text:p>1,526,820</text:p>
          </table:table-cell>
          <table:table-cell office:value-type="float" office:value="0" calcext:value-type="float">
            <text:p>0</text:p>
          </table:table-cell>
          <table:table-cell office:value-type="float" office:value="565920" calcext:value-type="float">
            <text:p>565,920</text:p>
          </table:table-cell>
          <table:table-cell office:value-type="float" office:value="2092739" calcext:value-type="float">
            <text:p>2,092,739</text:p>
          </table:table-cell>
          <table:table-cell office:value-type="float" office:value="6591021" calcext:value-type="float">
            <text:p>6,591,021</text:p>
          </table:table-cell>
          <table:table-cell office:value-type="float" office:value="1375387" calcext:value-type="float">
            <text:p>1,375,387</text:p>
          </table:table-cell>
          <table:table-cell office:value-type="float" office:value="132619" calcext:value-type="float">
            <text:p>132,619</text:p>
          </table:table-cell>
          <table:table-cell office:value-type="float" office:value="0" calcext:value-type="float">
            <text:p>0</text:p>
          </table:table-cell>
          <table:table-cell office:value-type="float" office:value="8099026" calcext:value-type="float">
            <text:p>8,099,026</text:p>
          </table:table-cell>
          <table:table-cell office:value-type="float" office:value="617499" calcext:value-type="float">
            <text:p>617,499</text:p>
          </table:table-cell>
          <table:table-cell office:value-type="float" office:value="10809264" calcext:value-type="float">
            <text:p>10,809,264</text:p>
          </table:table-cell>
          <table:table-cell office:value-type="float" office:value="660040" calcext:value-type="float">
            <text:p>660,040</text:p>
          </table:table-cell>
          <table:table-cell office:value-type="float" office:value="317711" calcext:value-type="float">
            <text:p>317,711</text:p>
          </table:table-cell>
          <table:table-cell office:value-type="float" office:value="211115" calcext:value-type="float">
            <text:p>211,115</text:p>
          </table:table-cell>
          <table:table-cell office:value-type="float" office:value="2780179" calcext:value-type="float">
            <text:p>2,780,179</text:p>
          </table:table-cell>
          <table:table-cell office:value-type="float" office:value="0" calcext:value-type="float">
            <text:p>0</text:p>
          </table:table-cell>
          <table:table-cell office:value-type="float" office:value="14778309" calcext:value-type="float">
            <text:p>14,778,309</text:p>
          </table:table-cell>
          <table:table-cell office:value-type="float" office:value="3110990" calcext:value-type="float">
            <text:p>3,110,990</text:p>
          </table:table-cell>
          <table:table-cell office:value-type="float" office:value="0" calcext:value-type="float">
            <text:p>0</text:p>
          </table:table-cell>
          <table:table-cell office:value-type="float" office:value="1049125" calcext:value-type="float">
            <text:p>1,049,125</text:p>
          </table:table-cell>
          <table:table-cell office:value-type="float" office:value="9400174" calcext:value-type="float">
            <text:p>9,400,174</text:p>
          </table:table-cell>
          <table:table-cell office:value-type="float" office:value="0" calcext:value-type="float">
            <text:p>0</text:p>
          </table:table-cell>
          <table:table-cell office:value-type="float" office:value="1218021" calcext:value-type="float">
            <text:p>1,218,021</text:p>
          </table:table-cell>
          <table:table-cell/>
          <table:table-cell table:formula="of:=CONCATENATE([.$AB$5];[.$AA$5];[.C287];&quot;,&quot;;[.D287];&quot;,&quot;;[.E287];&quot;,&quot;;[.F287];&quot;,&quot;;[.H287];&quot;,&quot;;[.I287];&quot;,&quot;;[.J287];&quot;,&quot;;[.K287];&quot;,&quot;;[.M287];&quot;,&quot;;[.O287];&quot;,&quot;;[.P287];&quot;,&quot;;[.Q287];&quot;,&quot;;[.R287];&quot;,&quot;;[.S287];&quot;,&quot;;[.U287];&quot;,&quot;;[.V287];&quot;,&quot;;[.W287];&quot;,&quot;;[.X287];&quot;,&quot;;[.Y287];&quot;,&quot;;[.Z28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2,1526820,0,565920,6591021,1375387,132619,0,617499,660040,317711,211115,2780179,0,3110990,0,1049125,9400174,0,121802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2,1526820,0,565920,6591021,1375387,132619,0,617499,660040,317711,211115,2780179,0,3110990,0,1049125,9400174,0,121802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UVERNE PUBLIC SCHOOL DISTRICT</text:p>
          </table:table-cell>
          <table:table-cell office:value-type="float" office:value="2184" calcext:value-type="float">
            <text:p>2,184</text:p>
          </table:table-cell>
          <table:table-cell table:formula="of:=VLOOKUP([.B288];[$Sheet2.A281:.C837];2)" office:value-type="float" office:value="293" calcext:value-type="float">
            <text:p>293</text:p>
          </table:table-cell>
          <table:table-cell office:value-type="float" office:value="1883615" calcext:value-type="float">
            <text:p>1,883,615</text:p>
          </table:table-cell>
          <table:table-cell office:value-type="float" office:value="0" calcext:value-type="float">
            <text:p>0</text:p>
          </table:table-cell>
          <table:table-cell office:value-type="float" office:value="791648" calcext:value-type="float">
            <text:p>791,648</text:p>
          </table:table-cell>
          <table:table-cell office:value-type="float" office:value="2675263" calcext:value-type="float">
            <text:p>2,675,263</text:p>
          </table:table-cell>
          <table:table-cell office:value-type="float" office:value="9767568" calcext:value-type="float">
            <text:p>9,767,568</text:p>
          </table:table-cell>
          <table:table-cell office:value-type="float" office:value="2025451" calcext:value-type="float">
            <text:p>2,025,451</text:p>
          </table:table-cell>
          <table:table-cell office:value-type="float" office:value="157395" calcext:value-type="float">
            <text:p>157,395</text:p>
          </table:table-cell>
          <table:table-cell office:value-type="float" office:value="0" calcext:value-type="float">
            <text:p>0</text:p>
          </table:table-cell>
          <table:table-cell office:value-type="float" office:value="11950414" calcext:value-type="float">
            <text:p>11,950,414</text:p>
          </table:table-cell>
          <table:table-cell office:value-type="float" office:value="1403230" calcext:value-type="float">
            <text:p>1,403,230</text:p>
          </table:table-cell>
          <table:table-cell office:value-type="float" office:value="16028907" calcext:value-type="float">
            <text:p>16,028,907</text:p>
          </table:table-cell>
          <table:table-cell office:value-type="float" office:value="828239" calcext:value-type="float">
            <text:p>828,239</text:p>
          </table:table-cell>
          <table:table-cell office:value-type="float" office:value="459259" calcext:value-type="float">
            <text:p>459,259</text:p>
          </table:table-cell>
          <table:table-cell office:value-type="float" office:value="6836" calcext:value-type="float">
            <text:p>6,836</text:p>
          </table:table-cell>
          <table:table-cell office:value-type="float" office:value="2104423" calcext:value-type="float">
            <text:p>2,104,423</text:p>
          </table:table-cell>
          <table:table-cell office:value-type="float" office:value="0" calcext:value-type="float">
            <text:p>0</text:p>
          </table:table-cell>
          <table:table-cell office:value-type="float" office:value="19427664" calcext:value-type="float">
            <text:p>19,427,664</text:p>
          </table:table-cell>
          <table:table-cell office:value-type="float" office:value="3187358" calcext:value-type="float">
            <text:p>3,187,358</text:p>
          </table:table-cell>
          <table:table-cell office:value-type="float" office:value="0" calcext:value-type="float">
            <text:p>0</text:p>
          </table:table-cell>
          <table:table-cell office:value-type="float" office:value="1160715" calcext:value-type="float">
            <text:p>1,160,715</text:p>
          </table:table-cell>
          <table:table-cell office:value-type="float" office:value="12958455" calcext:value-type="float">
            <text:p>12,958,455</text:p>
          </table:table-cell>
          <table:table-cell office:value-type="float" office:value="0" calcext:value-type="float">
            <text:p>0</text:p>
          </table:table-cell>
          <table:table-cell office:value-type="float" office:value="2121137" calcext:value-type="float">
            <text:p>2,121,137</text:p>
          </table:table-cell>
          <table:table-cell/>
          <table:table-cell table:formula="of:=CONCATENATE([.$AB$5];[.$AA$5];[.C288];&quot;,&quot;;[.D288];&quot;,&quot;;[.E288];&quot;,&quot;;[.F288];&quot;,&quot;;[.H288];&quot;,&quot;;[.I288];&quot;,&quot;;[.J288];&quot;,&quot;;[.K288];&quot;,&quot;;[.M288];&quot;,&quot;;[.O288];&quot;,&quot;;[.P288];&quot;,&quot;;[.Q288];&quot;,&quot;;[.R288];&quot;,&quot;;[.S288];&quot;,&quot;;[.U288];&quot;,&quot;;[.V288];&quot;,&quot;;[.W288];&quot;,&quot;;[.X288];&quot;,&quot;;[.Y288];&quot;,&quot;;[.Z28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3,1883615,0,791648,9767568,2025451,157395,0,1403230,828239,459259,6836,2104423,0,3187358,0,1160715,12958455,0,21211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3,1883615,0,791648,9767568,2025451,157395,0,1403230,828239,459259,6836,2104423,0,3187358,0,1160715,12958455,0,21211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YELLOW MEDICINE EAST</text:p>
          </table:table-cell>
          <table:table-cell office:value-type="float" office:value="2190" calcext:value-type="float">
            <text:p>2,190</text:p>
          </table:table-cell>
          <table:table-cell table:formula="of:=VLOOKUP([.B289];[$Sheet2.A282:.C838];2)" office:value-type="float" office:value="294" calcext:value-type="float">
            <text:p>294</text:p>
          </table:table-cell>
          <table:table-cell office:value-type="float" office:value="1377560" calcext:value-type="float">
            <text:p>1,377,560</text:p>
          </table:table-cell>
          <table:table-cell office:value-type="float" office:value="0" calcext:value-type="float">
            <text:p>0</text:p>
          </table:table-cell>
          <table:table-cell office:value-type="float" office:value="1877120" calcext:value-type="float">
            <text:p>1,877,120</text:p>
          </table:table-cell>
          <table:table-cell office:value-type="float" office:value="3254680" calcext:value-type="float">
            <text:p>3,254,680</text:p>
          </table:table-cell>
          <table:table-cell office:value-type="float" office:value="5890340" calcext:value-type="float">
            <text:p>5,890,340</text:p>
          </table:table-cell>
          <table:table-cell office:value-type="float" office:value="1365537" calcext:value-type="float">
            <text:p>1,365,537</text:p>
          </table:table-cell>
          <table:table-cell office:value-type="float" office:value="283983" calcext:value-type="float">
            <text:p>283,983</text:p>
          </table:table-cell>
          <table:table-cell office:value-type="float" office:value="0" calcext:value-type="float">
            <text:p>0</text:p>
          </table:table-cell>
          <table:table-cell office:value-type="float" office:value="7539860" calcext:value-type="float">
            <text:p>7,539,860</text:p>
          </table:table-cell>
          <table:table-cell office:value-type="float" office:value="1170141" calcext:value-type="float">
            <text:p>1,170,141</text:p>
          </table:table-cell>
          <table:table-cell office:value-type="float" office:value="11964681" calcext:value-type="float">
            <text:p>11,964,681</text:p>
          </table:table-cell>
          <table:table-cell office:value-type="float" office:value="527202" calcext:value-type="float">
            <text:p>527,202</text:p>
          </table:table-cell>
          <table:table-cell office:value-type="float" office:value="461889" calcext:value-type="float">
            <text:p>461,889</text:p>
          </table:table-cell>
          <table:table-cell office:value-type="float" office:value="0" calcext:value-type="float">
            <text:p>0</text:p>
          </table:table-cell>
          <table:table-cell office:value-type="float" office:value="1038740" calcext:value-type="float">
            <text:p>1,038,740</text:p>
          </table:table-cell>
          <table:table-cell office:value-type="float" office:value="168307" calcext:value-type="float">
            <text:p>168,307</text:p>
          </table:table-cell>
          <table:table-cell office:value-type="float" office:value="14160820" calcext:value-type="float">
            <text:p>14,160,820</text:p>
          </table:table-cell>
          <table:table-cell office:value-type="float" office:value="2166759" calcext:value-type="float">
            <text:p>2,166,759</text:p>
          </table:table-cell>
          <table:table-cell office:value-type="float" office:value="0" calcext:value-type="float">
            <text:p>0</text:p>
          </table:table-cell>
          <table:table-cell office:value-type="float" office:value="2174235" calcext:value-type="float">
            <text:p>2,174,235</text:p>
          </table:table-cell>
          <table:table-cell office:value-type="float" office:value="7973489" calcext:value-type="float">
            <text:p>7,973,489</text:p>
          </table:table-cell>
          <table:table-cell office:value-type="float" office:value="0" calcext:value-type="float">
            <text:p>0</text:p>
          </table:table-cell>
          <table:table-cell office:value-type="float" office:value="1846336" calcext:value-type="float">
            <text:p>1,846,336</text:p>
          </table:table-cell>
          <table:table-cell/>
          <table:table-cell table:formula="of:=CONCATENATE([.$AB$5];[.$AA$5];[.C289];&quot;,&quot;;[.D289];&quot;,&quot;;[.E289];&quot;,&quot;;[.F289];&quot;,&quot;;[.H289];&quot;,&quot;;[.I289];&quot;,&quot;;[.J289];&quot;,&quot;;[.K289];&quot;,&quot;;[.M289];&quot;,&quot;;[.O289];&quot;,&quot;;[.P289];&quot;,&quot;;[.Q289];&quot;,&quot;;[.R289];&quot;,&quot;;[.S289];&quot;,&quot;;[.U289];&quot;,&quot;;[.V289];&quot;,&quot;;[.W289];&quot;,&quot;;[.X289];&quot;,&quot;;[.Y289];&quot;,&quot;;[.Z28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4,1377560,0,1877120,5890340,1365537,283983,0,1170141,527202,461889,0,1038740,168307,2166759,0,2174235,7973489,0,184633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4,1377560,0,1877120,5890340,1365537,283983,0,1170141,527202,461889,0,1038740,168307,2166759,0,2174235,7973489,0,184633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ILLMORE CENTRAL</text:p>
          </table:table-cell>
          <table:table-cell office:value-type="float" office:value="2198" calcext:value-type="float">
            <text:p>2,198</text:p>
          </table:table-cell>
          <table:table-cell table:formula="of:=VLOOKUP([.B290];[$Sheet2.A283:.C839];2)" office:value-type="float" office:value="295" calcext:value-type="float">
            <text:p>295</text:p>
          </table:table-cell>
          <table:table-cell office:value-type="float" office:value="1003650" calcext:value-type="float">
            <text:p>1,003,650</text:p>
          </table:table-cell>
          <table:table-cell office:value-type="float" office:value="0" calcext:value-type="float">
            <text:p>0</text:p>
          </table:table-cell>
          <table:table-cell office:value-type="float" office:value="464375" calcext:value-type="float">
            <text:p>464,375</text:p>
          </table:table-cell>
          <table:table-cell office:value-type="float" office:value="1468026" calcext:value-type="float">
            <text:p>1,468,026</text:p>
          </table:table-cell>
          <table:table-cell office:value-type="float" office:value="5068662" calcext:value-type="float">
            <text:p>5,068,662</text:p>
          </table:table-cell>
          <table:table-cell office:value-type="float" office:value="732686" calcext:value-type="float">
            <text:p>732,686</text:p>
          </table:table-cell>
          <table:table-cell office:value-type="float" office:value="70279" calcext:value-type="float">
            <text:p>70,279</text:p>
          </table:table-cell>
          <table:table-cell office:value-type="float" office:value="0" calcext:value-type="float">
            <text:p>0</text:p>
          </table:table-cell>
          <table:table-cell office:value-type="float" office:value="5871626" calcext:value-type="float">
            <text:p>5,871,626</text:p>
          </table:table-cell>
          <table:table-cell office:value-type="float" office:value="1248071" calcext:value-type="float">
            <text:p>1,248,071</text:p>
          </table:table-cell>
          <table:table-cell office:value-type="float" office:value="8587723" calcext:value-type="float">
            <text:p>8,587,723</text:p>
          </table:table-cell>
          <table:table-cell office:value-type="float" office:value="660438" calcext:value-type="float">
            <text:p>660,438</text:p>
          </table:table-cell>
          <table:table-cell office:value-type="float" office:value="849524" calcext:value-type="float">
            <text:p>849,524</text:p>
          </table:table-cell>
          <table:table-cell office:value-type="float" office:value="0" calcext:value-type="float">
            <text:p>0</text:p>
          </table:table-cell>
          <table:table-cell office:value-type="float" office:value="553435" calcext:value-type="float">
            <text:p>553,435</text:p>
          </table:table-cell>
          <table:table-cell office:value-type="float" office:value="100515" calcext:value-type="float">
            <text:p>100,515</text:p>
          </table:table-cell>
          <table:table-cell office:value-type="float" office:value="10751634" calcext:value-type="float">
            <text:p>10,751,634</text:p>
          </table:table-cell>
          <table:table-cell office:value-type="float" office:value="1480995" calcext:value-type="float">
            <text:p>1,480,995</text:p>
          </table:table-cell>
          <table:table-cell office:value-type="float" office:value="0" calcext:value-type="float">
            <text:p>0</text:p>
          </table:table-cell>
          <table:table-cell office:value-type="float" office:value="1053589" calcext:value-type="float">
            <text:p>1,053,589</text:p>
          </table:table-cell>
          <table:table-cell office:value-type="float" office:value="6188596" calcext:value-type="float">
            <text:p>6,188,596</text:p>
          </table:table-cell>
          <table:table-cell office:value-type="float" office:value="0" calcext:value-type="float">
            <text:p>0</text:p>
          </table:table-cell>
          <table:table-cell office:value-type="float" office:value="2028454" calcext:value-type="float">
            <text:p>2,028,454</text:p>
          </table:table-cell>
          <table:table-cell/>
          <table:table-cell table:formula="of:=CONCATENATE([.$AB$5];[.$AA$5];[.C290];&quot;,&quot;;[.D290];&quot;,&quot;;[.E290];&quot;,&quot;;[.F290];&quot;,&quot;;[.H290];&quot;,&quot;;[.I290];&quot;,&quot;;[.J290];&quot;,&quot;;[.K290];&quot;,&quot;;[.M290];&quot;,&quot;;[.O290];&quot;,&quot;;[.P290];&quot;,&quot;;[.Q290];&quot;,&quot;;[.R290];&quot;,&quot;;[.S290];&quot;,&quot;;[.U290];&quot;,&quot;;[.V290];&quot;,&quot;;[.W290];&quot;,&quot;;[.X290];&quot;,&quot;;[.Y290];&quot;,&quot;;[.Z29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5,1003650,0,464375,5068662,732686,70279,0,1248071,660438,849524,0,553435,100515,1480995,0,1053589,6188596,0,20284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5,1003650,0,464375,5068662,732686,70279,0,1248071,660438,849524,0,553435,100515,1480995,0,1053589,6188596,0,20284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MAN COUNTY EAST SCHOOL DISTRICT</text:p>
          </table:table-cell>
          <table:table-cell office:value-type="float" office:value="2215" calcext:value-type="float">
            <text:p>2,215</text:p>
          </table:table-cell>
          <table:table-cell table:formula="of:=VLOOKUP([.B291];[$Sheet2.A284:.C840];2)" office:value-type="float" office:value="296" calcext:value-type="float">
            <text:p>296</text:p>
          </table:table-cell>
          <table:table-cell office:value-type="float" office:value="636407" calcext:value-type="float">
            <text:p>636,407</text:p>
          </table:table-cell>
          <table:table-cell office:value-type="float" office:value="0" calcext:value-type="float">
            <text:p>0</text:p>
          </table:table-cell>
          <table:table-cell office:value-type="float" office:value="273943" calcext:value-type="float">
            <text:p>273,943</text:p>
          </table:table-cell>
          <table:table-cell office:value-type="float" office:value="910350" calcext:value-type="float">
            <text:p>910,350</text:p>
          </table:table-cell>
          <table:table-cell office:value-type="float" office:value="2380272" calcext:value-type="float">
            <text:p>2,380,272</text:p>
          </table:table-cell>
          <table:table-cell office:value-type="float" office:value="205322" calcext:value-type="float">
            <text:p>205,322</text:p>
          </table:table-cell>
          <table:table-cell office:value-type="float" office:value="78919" calcext:value-type="float">
            <text:p>78,919</text:p>
          </table:table-cell>
          <table:table-cell office:value-type="float" office:value="0" calcext:value-type="float">
            <text:p>0</text:p>
          </table:table-cell>
          <table:table-cell office:value-type="float" office:value="2664513" calcext:value-type="float">
            <text:p>2,664,513</text:p>
          </table:table-cell>
          <table:table-cell office:value-type="float" office:value="445257" calcext:value-type="float">
            <text:p>445,257</text:p>
          </table:table-cell>
          <table:table-cell office:value-type="float" office:value="4020119" calcext:value-type="float">
            <text:p>4,020,119</text:p>
          </table:table-cell>
          <table:table-cell office:value-type="float" office:value="212275" calcext:value-type="float">
            <text:p>212,275</text:p>
          </table:table-cell>
          <table:table-cell office:value-type="float" office:value="84262" calcext:value-type="float">
            <text:p>84,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6656" calcext:value-type="float">
            <text:p>4,316,656</text:p>
          </table:table-cell>
          <table:table-cell office:value-type="float" office:value="664582" calcext:value-type="float">
            <text:p>664,582</text:p>
          </table:table-cell>
          <table:table-cell office:value-type="float" office:value="0" calcext:value-type="float">
            <text:p>0</text:p>
          </table:table-cell>
          <table:table-cell office:value-type="float" office:value="313832" calcext:value-type="float">
            <text:p>313,832</text:p>
          </table:table-cell>
          <table:table-cell office:value-type="float" office:value="2694689" calcext:value-type="float">
            <text:p>2,694,689</text:p>
          </table:table-cell>
          <table:table-cell office:value-type="float" office:value="0" calcext:value-type="float">
            <text:p>0</text:p>
          </table:table-cell>
          <table:table-cell office:value-type="float" office:value="643553" calcext:value-type="float">
            <text:p>643,553</text:p>
          </table:table-cell>
          <table:table-cell/>
          <table:table-cell table:formula="of:=CONCATENATE([.$AB$5];[.$AA$5];[.C291];&quot;,&quot;;[.D291];&quot;,&quot;;[.E291];&quot;,&quot;;[.F291];&quot;,&quot;;[.H291];&quot;,&quot;;[.I291];&quot;,&quot;;[.J291];&quot;,&quot;;[.K291];&quot;,&quot;;[.M291];&quot;,&quot;;[.O291];&quot;,&quot;;[.P291];&quot;,&quot;;[.Q291];&quot;,&quot;;[.R291];&quot;,&quot;;[.S291];&quot;,&quot;;[.U291];&quot;,&quot;;[.V291];&quot;,&quot;;[.W291];&quot;,&quot;;[.X291];&quot;,&quot;;[.Y291];&quot;,&quot;;[.Z29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6,636407,0,273943,2380272,205322,78919,0,445257,212275,84262,0,0,0,664582,0,313832,2694689,0,64355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6,636407,0,273943,2380272,205322,78919,0,445257,212275,84262,0,0,0,664582,0,313832,2694689,0,64355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BLEY EAST SCHOOL DISTRICT</text:p>
          </table:table-cell>
          <table:table-cell office:value-type="float" office:value="2310" calcext:value-type="float">
            <text:p>2,310</text:p>
          </table:table-cell>
          <table:table-cell table:formula="of:=VLOOKUP([.B292];[$Sheet2.A285:.C841];2)" office:value-type="float" office:value="297" calcext:value-type="float">
            <text:p>297</text:p>
          </table:table-cell>
          <table:table-cell office:value-type="float" office:value="1309139" calcext:value-type="float">
            <text:p>1,309,139</text:p>
          </table:table-cell>
          <table:table-cell office:value-type="float" office:value="0" calcext:value-type="float">
            <text:p>0</text:p>
          </table:table-cell>
          <table:table-cell office:value-type="float" office:value="851328" calcext:value-type="float">
            <text:p>851,328</text:p>
          </table:table-cell>
          <table:table-cell office:value-type="float" office:value="2160467" calcext:value-type="float">
            <text:p>2,160,467</text:p>
          </table:table-cell>
          <table:table-cell office:value-type="float" office:value="9327698" calcext:value-type="float">
            <text:p>9,327,698</text:p>
          </table:table-cell>
          <table:table-cell office:value-type="float" office:value="905524" calcext:value-type="float">
            <text:p>905,524</text:p>
          </table:table-cell>
          <table:table-cell office:value-type="float" office:value="308463" calcext:value-type="float">
            <text:p>308,463</text:p>
          </table:table-cell>
          <table:table-cell office:value-type="float" office:value="0" calcext:value-type="float">
            <text:p>0</text:p>
          </table:table-cell>
          <table:table-cell office:value-type="float" office:value="10541686" calcext:value-type="float">
            <text:p>10,541,686</text:p>
          </table:table-cell>
          <table:table-cell office:value-type="float" office:value="1297774" calcext:value-type="float">
            <text:p>1,297,774</text:p>
          </table:table-cell>
          <table:table-cell office:value-type="float" office:value="13999927" calcext:value-type="float">
            <text:p>13,999,927</text:p>
          </table:table-cell>
          <table:table-cell office:value-type="float" office:value="927748" calcext:value-type="float">
            <text:p>927,748</text:p>
          </table:table-cell>
          <table:table-cell office:value-type="float" office:value="565163" calcext:value-type="float">
            <text:p>565,163</text:p>
          </table:table-cell>
          <table:table-cell office:value-type="float" office:value="0" calcext:value-type="float">
            <text:p>0</text:p>
          </table:table-cell>
          <table:table-cell office:value-type="float" office:value="2586923" calcext:value-type="float">
            <text:p>2,586,923</text:p>
          </table:table-cell>
          <table:table-cell office:value-type="float" office:value="0" calcext:value-type="float">
            <text:p>0</text:p>
          </table:table-cell>
          <table:table-cell office:value-type="float" office:value="18079760" calcext:value-type="float">
            <text:p>18,079,760</text:p>
          </table:table-cell>
          <table:table-cell office:value-type="float" office:value="3160267" calcext:value-type="float">
            <text:p>3,160,267</text:p>
          </table:table-cell>
          <table:table-cell office:value-type="float" office:value="0" calcext:value-type="float">
            <text:p>0</text:p>
          </table:table-cell>
          <table:table-cell office:value-type="float" office:value="1241280" calcext:value-type="float">
            <text:p>1,241,280</text:p>
          </table:table-cell>
          <table:table-cell office:value-type="float" office:value="11515717" calcext:value-type="float">
            <text:p>11,515,717</text:p>
          </table:table-cell>
          <table:table-cell office:value-type="float" office:value="0" calcext:value-type="float">
            <text:p>0</text:p>
          </table:table-cell>
          <table:table-cell office:value-type="float" office:value="2162497" calcext:value-type="float">
            <text:p>2,162,497</text:p>
          </table:table-cell>
          <table:table-cell/>
          <table:table-cell table:formula="of:=CONCATENATE([.$AB$5];[.$AA$5];[.C292];&quot;,&quot;;[.D292];&quot;,&quot;;[.E292];&quot;,&quot;;[.F292];&quot;,&quot;;[.H292];&quot;,&quot;;[.I292];&quot;,&quot;;[.J292];&quot;,&quot;;[.K292];&quot;,&quot;;[.M292];&quot;,&quot;;[.O292];&quot;,&quot;;[.P292];&quot;,&quot;;[.Q292];&quot;,&quot;;[.R292];&quot;,&quot;;[.S292];&quot;,&quot;;[.U292];&quot;,&quot;;[.V292];&quot;,&quot;;[.W292];&quot;,&quot;;[.X292];&quot;,&quot;;[.Y292];&quot;,&quot;;[.Z29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7,1309139,0,851328,9327698,905524,308463,0,1297774,927748,565163,0,2586923,0,3160267,0,1241280,11515717,0,216249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7,1309139,0,851328,9327698,905524,308463,0,1297774,927748,565163,0,2586923,0,3160267,0,1241280,11515717,0,216249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EARBROOK-GONVICK SCHOOL DISTRICT</text:p>
          </table:table-cell>
          <table:table-cell office:value-type="float" office:value="2311" calcext:value-type="float">
            <text:p>2,311</text:p>
          </table:table-cell>
          <table:table-cell table:formula="of:=VLOOKUP([.B293];[$Sheet2.A286:.C842];2)" office:value-type="float" office:value="298" calcext:value-type="float">
            <text:p>298</text:p>
          </table:table-cell>
          <table:table-cell office:value-type="float" office:value="895510" calcext:value-type="float">
            <text:p>895,510</text:p>
          </table:table-cell>
          <table:table-cell office:value-type="float" office:value="0" calcext:value-type="float">
            <text:p>0</text:p>
          </table:table-cell>
          <table:table-cell office:value-type="float" office:value="243502" calcext:value-type="float">
            <text:p>243,502</text:p>
          </table:table-cell>
          <table:table-cell office:value-type="float" office:value="1139011" calcext:value-type="float">
            <text:p>1,139,011</text:p>
          </table:table-cell>
          <table:table-cell office:value-type="float" office:value="4159561" calcext:value-type="float">
            <text:p>4,159,561</text:p>
          </table:table-cell>
          <table:table-cell office:value-type="float" office:value="1032257" calcext:value-type="float">
            <text:p>1,032,257</text:p>
          </table:table-cell>
          <table:table-cell office:value-type="float" office:value="119949" calcext:value-type="float">
            <text:p>119,949</text:p>
          </table:table-cell>
          <table:table-cell office:value-type="float" office:value="0" calcext:value-type="float">
            <text:p>0</text:p>
          </table:table-cell>
          <table:table-cell office:value-type="float" office:value="5311766" calcext:value-type="float">
            <text:p>5,311,766</text:p>
          </table:table-cell>
          <table:table-cell office:value-type="float" office:value="934837" calcext:value-type="float">
            <text:p>934,837</text:p>
          </table:table-cell>
          <table:table-cell office:value-type="float" office:value="7385614" calcext:value-type="float">
            <text:p>7,385,614</text:p>
          </table:table-cell>
          <table:table-cell office:value-type="float" office:value="492403" calcext:value-type="float">
            <text:p>492,403</text:p>
          </table:table-cell>
          <table:table-cell office:value-type="float" office:value="222687" calcext:value-type="float">
            <text:p>222,687</text:p>
          </table:table-cell>
          <table:table-cell office:value-type="float" office:value="110" calcext:value-type="float">
            <text:p>110</text:p>
          </table:table-cell>
          <table:table-cell office:value-type="float" office:value="888130" calcext:value-type="float">
            <text:p>888,130</text:p>
          </table:table-cell>
          <table:table-cell office:value-type="float" office:value="0" calcext:value-type="float">
            <text:p>0</text:p>
          </table:table-cell>
          <table:table-cell office:value-type="float" office:value="8988944" calcext:value-type="float">
            <text:p>8,988,944</text:p>
          </table:table-cell>
          <table:table-cell office:value-type="float" office:value="1727885" calcext:value-type="float">
            <text:p>1,727,885</text:p>
          </table:table-cell>
          <table:table-cell office:value-type="float" office:value="0" calcext:value-type="float">
            <text:p>0</text:p>
          </table:table-cell>
          <table:table-cell office:value-type="float" office:value="413669" calcext:value-type="float">
            <text:p>413,669</text:p>
          </table:table-cell>
          <table:table-cell office:value-type="float" office:value="5488658" calcext:value-type="float">
            <text:p>5,488,658</text:p>
          </table:table-cell>
          <table:table-cell office:value-type="float" office:value="0" calcext:value-type="float">
            <text:p>0</text:p>
          </table:table-cell>
          <table:table-cell office:value-type="float" office:value="1358732" calcext:value-type="float">
            <text:p>1,358,732</text:p>
          </table:table-cell>
          <table:table-cell/>
          <table:table-cell table:formula="of:=CONCATENATE([.$AB$5];[.$AA$5];[.C293];&quot;,&quot;;[.D293];&quot;,&quot;;[.E293];&quot;,&quot;;[.F293];&quot;,&quot;;[.H293];&quot;,&quot;;[.I293];&quot;,&quot;;[.J293];&quot;,&quot;;[.K293];&quot;,&quot;;[.M293];&quot;,&quot;;[.O293];&quot;,&quot;;[.P293];&quot;,&quot;;[.Q293];&quot;,&quot;;[.R293];&quot;,&quot;;[.S293];&quot;,&quot;;[.U293];&quot;,&quot;;[.V293];&quot;,&quot;;[.W293];&quot;,&quot;;[.X293];&quot;,&quot;;[.Y293];&quot;,&quot;;[.Z29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8,895510,0,243502,4159561,1032257,119949,0,934837,492403,222687,110,888130,0,1727885,0,413669,5488658,0,135873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8,895510,0,243502,4159561,1032257,119949,0,934837,492403,222687,110,888130,0,1727885,0,413669,5488658,0,135873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EST CENTRAL AREA</text:p>
          </table:table-cell>
          <table:table-cell office:value-type="float" office:value="2342" calcext:value-type="float">
            <text:p>2,342</text:p>
          </table:table-cell>
          <table:table-cell table:formula="of:=VLOOKUP([.B294];[$Sheet2.A287:.C843];2)" office:value-type="float" office:value="299" calcext:value-type="float">
            <text:p>299</text:p>
          </table:table-cell>
          <table:table-cell office:value-type="float" office:value="1979746" calcext:value-type="float">
            <text:p>1,979,746</text:p>
          </table:table-cell>
          <table:table-cell office:value-type="float" office:value="0" calcext:value-type="float">
            <text:p>0</text:p>
          </table:table-cell>
          <table:table-cell office:value-type="float" office:value="403901" calcext:value-type="float">
            <text:p>403,901</text:p>
          </table:table-cell>
          <table:table-cell office:value-type="float" office:value="2383647" calcext:value-type="float">
            <text:p>2,383,647</text:p>
          </table:table-cell>
          <table:table-cell office:value-type="float" office:value="6929979" calcext:value-type="float">
            <text:p>6,929,979</text:p>
          </table:table-cell>
          <table:table-cell office:value-type="float" office:value="834612" calcext:value-type="float">
            <text:p>834,612</text:p>
          </table:table-cell>
          <table:table-cell office:value-type="float" office:value="49605" calcext:value-type="float">
            <text:p>49,605</text:p>
          </table:table-cell>
          <table:table-cell office:value-type="float" office:value="0" calcext:value-type="float">
            <text:p>0</text:p>
          </table:table-cell>
          <table:table-cell office:value-type="float" office:value="7814196" calcext:value-type="float">
            <text:p>7,814,196</text:p>
          </table:table-cell>
          <table:table-cell office:value-type="float" office:value="794175" calcext:value-type="float">
            <text:p>794,175</text:p>
          </table:table-cell>
          <table:table-cell office:value-type="float" office:value="10992019" calcext:value-type="float">
            <text:p>10,992,019</text:p>
          </table:table-cell>
          <table:table-cell office:value-type="float" office:value="579600" calcext:value-type="float">
            <text:p>579,600</text:p>
          </table:table-cell>
          <table:table-cell office:value-type="float" office:value="302712" calcext:value-type="float">
            <text:p>302,712</text:p>
          </table:table-cell>
          <table:table-cell office:value-type="float" office:value="0" calcext:value-type="float">
            <text:p>0</text:p>
          </table:table-cell>
          <table:table-cell office:value-type="float" office:value="331916" calcext:value-type="float">
            <text:p>331,916</text:p>
          </table:table-cell>
          <table:table-cell office:value-type="float" office:value="0" calcext:value-type="float">
            <text:p>0</text:p>
          </table:table-cell>
          <table:table-cell office:value-type="float" office:value="12206247" calcext:value-type="float">
            <text:p>12,206,247</text:p>
          </table:table-cell>
          <table:table-cell office:value-type="float" office:value="2222446" calcext:value-type="float">
            <text:p>2,222,446</text:p>
          </table:table-cell>
          <table:table-cell office:value-type="float" office:value="0" calcext:value-type="float">
            <text:p>0</text:p>
          </table:table-cell>
          <table:table-cell office:value-type="float" office:value="545338" calcext:value-type="float">
            <text:p>545,338</text:p>
          </table:table-cell>
          <table:table-cell office:value-type="float" office:value="8021852" calcext:value-type="float">
            <text:p>8,021,852</text:p>
          </table:table-cell>
          <table:table-cell office:value-type="float" office:value="0" calcext:value-type="float">
            <text:p>0</text:p>
          </table:table-cell>
          <table:table-cell office:value-type="float" office:value="1416610" calcext:value-type="float">
            <text:p>1,416,610</text:p>
          </table:table-cell>
          <table:table-cell/>
          <table:table-cell table:formula="of:=CONCATENATE([.$AB$5];[.$AA$5];[.C294];&quot;,&quot;;[.D294];&quot;,&quot;;[.E294];&quot;,&quot;;[.F294];&quot;,&quot;;[.H294];&quot;,&quot;;[.I294];&quot;,&quot;;[.J294];&quot;,&quot;;[.K294];&quot;,&quot;;[.M294];&quot;,&quot;;[.O294];&quot;,&quot;;[.P294];&quot;,&quot;;[.Q294];&quot;,&quot;;[.R294];&quot;,&quot;;[.S294];&quot;,&quot;;[.U294];&quot;,&quot;;[.V294];&quot;,&quot;;[.W294];&quot;,&quot;;[.X294];&quot;,&quot;;[.Y294];&quot;,&quot;;[.Z29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9,1979746,0,403901,6929979,834612,49605,0,794175,579600,302712,0,331916,0,2222446,0,545338,8021852,0,141661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299,1979746,0,403901,6929979,834612,49605,0,794175,579600,302712,0,331916,0,2222446,0,545338,8021852,0,141661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I-COUNTY SCHOOL DISTRICT</text:p>
          </table:table-cell>
          <table:table-cell office:value-type="float" office:value="2358" calcext:value-type="float">
            <text:p>2,358</text:p>
          </table:table-cell>
          <table:table-cell table:formula="of:=VLOOKUP([.B295];[$Sheet2.A288:.C844];2)" office:value-type="float" office:value="300" calcext:value-type="float">
            <text:p>300</text:p>
          </table:table-cell>
          <table:table-cell office:value-type="float" office:value="760191" calcext:value-type="float">
            <text:p>760,191</text:p>
          </table:table-cell>
          <table:table-cell office:value-type="float" office:value="0" calcext:value-type="float">
            <text:p>0</text:p>
          </table:table-cell>
          <table:table-cell office:value-type="float" office:value="188418" calcext:value-type="float">
            <text:p>188,418</text:p>
          </table:table-cell>
          <table:table-cell office:value-type="float" office:value="948609" calcext:value-type="float">
            <text:p>948,609</text:p>
          </table:table-cell>
          <table:table-cell office:value-type="float" office:value="2240522" calcext:value-type="float">
            <text:p>2,240,522</text:p>
          </table:table-cell>
          <table:table-cell office:value-type="float" office:value="255579" calcext:value-type="float">
            <text:p>255,579</text:p>
          </table:table-cell>
          <table:table-cell office:value-type="float" office:value="29998" calcext:value-type="float">
            <text:p>29,998</text:p>
          </table:table-cell>
          <table:table-cell office:value-type="float" office:value="0" calcext:value-type="float">
            <text:p>0</text:p>
          </table:table-cell>
          <table:table-cell office:value-type="float" office:value="2526099" calcext:value-type="float">
            <text:p>2,526,099</text:p>
          </table:table-cell>
          <table:table-cell office:value-type="float" office:value="378480" calcext:value-type="float">
            <text:p>378,480</text:p>
          </table:table-cell>
          <table:table-cell office:value-type="float" office:value="3853189" calcext:value-type="float">
            <text:p>3,853,189</text:p>
          </table:table-cell>
          <table:table-cell office:value-type="float" office:value="234534" calcext:value-type="float">
            <text:p>234,534</text:p>
          </table:table-cell>
          <table:table-cell office:value-type="float" office:value="55763" calcext:value-type="float">
            <text:p>55,763</text:p>
          </table:table-cell>
          <table:table-cell office:value-type="float" office:value="0" calcext:value-type="float">
            <text:p>0</text:p>
          </table:table-cell>
          <table:table-cell office:value-type="float" office:value="357704" calcext:value-type="float">
            <text:p>357,704</text:p>
          </table:table-cell>
          <table:table-cell office:value-type="float" office:value="0" calcext:value-type="float">
            <text:p>0</text:p>
          </table:table-cell>
          <table:table-cell office:value-type="float" office:value="4501189" calcext:value-type="float">
            <text:p>4,501,189</text:p>
          </table:table-cell>
          <table:table-cell office:value-type="float" office:value="930607" calcext:value-type="float">
            <text:p>930,607</text:p>
          </table:table-cell>
          <table:table-cell office:value-type="float" office:value="0" calcext:value-type="float">
            <text:p>0</text:p>
          </table:table-cell>
          <table:table-cell office:value-type="float" office:value="212197" calcext:value-type="float">
            <text:p>212,197</text:p>
          </table:table-cell>
          <table:table-cell office:value-type="float" office:value="2653406" calcext:value-type="float">
            <text:p>2,653,406</text:p>
          </table:table-cell>
          <table:table-cell office:value-type="float" office:value="0" calcext:value-type="float">
            <text:p>0</text:p>
          </table:table-cell>
          <table:table-cell office:value-type="float" office:value="704979" calcext:value-type="float">
            <text:p>704,979</text:p>
          </table:table-cell>
          <table:table-cell/>
          <table:table-cell table:formula="of:=CONCATENATE([.$AB$5];[.$AA$5];[.C295];&quot;,&quot;;[.D295];&quot;,&quot;;[.E295];&quot;,&quot;;[.F295];&quot;,&quot;;[.H295];&quot;,&quot;;[.I295];&quot;,&quot;;[.J295];&quot;,&quot;;[.K295];&quot;,&quot;;[.M295];&quot;,&quot;;[.O295];&quot;,&quot;;[.P295];&quot;,&quot;;[.Q295];&quot;,&quot;;[.R295];&quot;,&quot;;[.S295];&quot;,&quot;;[.U295];&quot;,&quot;;[.V295];&quot;,&quot;;[.W295];&quot;,&quot;;[.X295];&quot;,&quot;;[.Y295];&quot;,&quot;;[.Z29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0,760191,0,188418,2240522,255579,29998,0,378480,234534,55763,0,357704,0,930607,0,212197,2653406,0,70497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0,760191,0,188418,2240522,255579,29998,0,378480,234534,55763,0,357704,0,930607,0,212197,2653406,0,70497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LGRADE-BROOTEN-ELROSA SCHOOL DIST</text:p>
          </table:table-cell>
          <table:table-cell office:value-type="float" office:value="2364" calcext:value-type="float">
            <text:p>2,364</text:p>
          </table:table-cell>
          <table:table-cell table:formula="of:=VLOOKUP([.B296];[$Sheet2.A289:.C845];2)" office:value-type="float" office:value="301" calcext:value-type="float">
            <text:p>301</text:p>
          </table:table-cell>
          <table:table-cell office:value-type="float" office:value="1054846" calcext:value-type="float">
            <text:p>1,054,846</text:p>
          </table:table-cell>
          <table:table-cell office:value-type="float" office:value="0" calcext:value-type="float">
            <text:p>0</text:p>
          </table:table-cell>
          <table:table-cell office:value-type="float" office:value="893295" calcext:value-type="float">
            <text:p>893,295</text:p>
          </table:table-cell>
          <table:table-cell office:value-type="float" office:value="1948141" calcext:value-type="float">
            <text:p>1,948,141</text:p>
          </table:table-cell>
          <table:table-cell office:value-type="float" office:value="5828014" calcext:value-type="float">
            <text:p>5,828,014</text:p>
          </table:table-cell>
          <table:table-cell office:value-type="float" office:value="655385" calcext:value-type="float">
            <text:p>655,385</text:p>
          </table:table-cell>
          <table:table-cell office:value-type="float" office:value="145757" calcext:value-type="float">
            <text:p>145,757</text:p>
          </table:table-cell>
          <table:table-cell office:value-type="float" office:value="0" calcext:value-type="float">
            <text:p>0</text:p>
          </table:table-cell>
          <table:table-cell office:value-type="float" office:value="6629156" calcext:value-type="float">
            <text:p>6,629,156</text:p>
          </table:table-cell>
          <table:table-cell office:value-type="float" office:value="623137" calcext:value-type="float">
            <text:p>623,137</text:p>
          </table:table-cell>
          <table:table-cell office:value-type="float" office:value="9200433" calcext:value-type="float">
            <text:p>9,200,433</text:p>
          </table:table-cell>
          <table:table-cell office:value-type="float" office:value="601666" calcext:value-type="float">
            <text:p>601,666</text:p>
          </table:table-cell>
          <table:table-cell office:value-type="float" office:value="778857" calcext:value-type="float">
            <text:p>778,857</text:p>
          </table:table-cell>
          <table:table-cell office:value-type="float" office:value="74986" calcext:value-type="float">
            <text:p>74,986</text:p>
          </table:table-cell>
          <table:table-cell office:value-type="float" office:value="1503922" calcext:value-type="float">
            <text:p>1,503,922</text:p>
          </table:table-cell>
          <table:table-cell office:value-type="float" office:value="0" calcext:value-type="float">
            <text:p>0</text:p>
          </table:table-cell>
          <table:table-cell office:value-type="float" office:value="12159864" calcext:value-type="float">
            <text:p>12,159,864</text:p>
          </table:table-cell>
          <table:table-cell office:value-type="float" office:value="2107201" calcext:value-type="float">
            <text:p>2,107,201</text:p>
          </table:table-cell>
          <table:table-cell office:value-type="float" office:value="0" calcext:value-type="float">
            <text:p>0</text:p>
          </table:table-cell>
          <table:table-cell office:value-type="float" office:value="1667357" calcext:value-type="float">
            <text:p>1,667,357</text:p>
          </table:table-cell>
          <table:table-cell office:value-type="float" office:value="7190516" calcext:value-type="float">
            <text:p>7,190,516</text:p>
          </table:table-cell>
          <table:table-cell office:value-type="float" office:value="0" calcext:value-type="float">
            <text:p>0</text:p>
          </table:table-cell>
          <table:table-cell office:value-type="float" office:value="1194790" calcext:value-type="float">
            <text:p>1,194,790</text:p>
          </table:table-cell>
          <table:table-cell/>
          <table:table-cell table:formula="of:=CONCATENATE([.$AB$5];[.$AA$5];[.C296];&quot;,&quot;;[.D296];&quot;,&quot;;[.E296];&quot;,&quot;;[.F296];&quot;,&quot;;[.H296];&quot;,&quot;;[.I296];&quot;,&quot;;[.J296];&quot;,&quot;;[.K296];&quot;,&quot;;[.M296];&quot;,&quot;;[.O296];&quot;,&quot;;[.P296];&quot;,&quot;;[.Q296];&quot;,&quot;;[.R296];&quot;,&quot;;[.S296];&quot;,&quot;;[.U296];&quot;,&quot;;[.V296];&quot;,&quot;;[.W296];&quot;,&quot;;[.X296];&quot;,&quot;;[.Y296];&quot;,&quot;;[.Z29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1,1054846,0,893295,5828014,655385,145757,0,623137,601666,778857,74986,1503922,0,2107201,0,1667357,7190516,0,11947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1,1054846,0,893295,5828014,655385,145757,0,623137,601666,778857,74986,1503922,0,2107201,0,1667357,7190516,0,11947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FW Public Schools</text:p>
          </table:table-cell>
          <table:table-cell office:value-type="float" office:value="2365" calcext:value-type="float">
            <text:p>2,365</text:p>
          </table:table-cell>
          <table:table-cell table:formula="of:=VLOOKUP([.B297];[$Sheet2.A290:.C846];2)" office:value-type="float" office:value="302" calcext:value-type="float">
            <text:p>302</text:p>
          </table:table-cell>
          <table:table-cell office:value-type="float" office:value="2035368" calcext:value-type="float">
            <text:p>2,035,368</text:p>
          </table:table-cell>
          <table:table-cell office:value-type="float" office:value="0" calcext:value-type="float">
            <text:p>0</text:p>
          </table:table-cell>
          <table:table-cell office:value-type="float" office:value="339574" calcext:value-type="float">
            <text:p>339,574</text:p>
          </table:table-cell>
          <table:table-cell office:value-type="float" office:value="2374942" calcext:value-type="float">
            <text:p>2,374,942</text:p>
          </table:table-cell>
          <table:table-cell office:value-type="float" office:value="5847316" calcext:value-type="float">
            <text:p>5,847,316</text:p>
          </table:table-cell>
          <table:table-cell office:value-type="float" office:value="770427" calcext:value-type="float">
            <text:p>770,427</text:p>
          </table:table-cell>
          <table:table-cell office:value-type="float" office:value="259415" calcext:value-type="float">
            <text:p>259,415</text:p>
          </table:table-cell>
          <table:table-cell office:value-type="float" office:value="0" calcext:value-type="float">
            <text:p>0</text:p>
          </table:table-cell>
          <table:table-cell office:value-type="float" office:value="6877157" calcext:value-type="float">
            <text:p>6,877,157</text:p>
          </table:table-cell>
          <table:table-cell office:value-type="float" office:value="1451717" calcext:value-type="float">
            <text:p>1,451,717</text:p>
          </table:table-cell>
          <table:table-cell office:value-type="float" office:value="10703816" calcext:value-type="float">
            <text:p>10,703,816</text:p>
          </table:table-cell>
          <table:table-cell office:value-type="float" office:value="547222" calcext:value-type="float">
            <text:p>547,222</text:p>
          </table:table-cell>
          <table:table-cell office:value-type="float" office:value="448972" calcext:value-type="float">
            <text:p>448,972</text:p>
          </table:table-cell>
          <table:table-cell office:value-type="float" office:value="0" calcext:value-type="float">
            <text:p>0</text:p>
          </table:table-cell>
          <table:table-cell office:value-type="float" office:value="318776" calcext:value-type="float">
            <text:p>318,776</text:p>
          </table:table-cell>
          <table:table-cell office:value-type="float" office:value="97129" calcext:value-type="float">
            <text:p>97,129</text:p>
          </table:table-cell>
          <table:table-cell office:value-type="float" office:value="12115916" calcext:value-type="float">
            <text:p>12,115,916</text:p>
          </table:table-cell>
          <table:table-cell office:value-type="float" office:value="2395061" calcext:value-type="float">
            <text:p>2,395,061</text:p>
          </table:table-cell>
          <table:table-cell office:value-type="float" office:value="0" calcext:value-type="float">
            <text:p>0</text:p>
          </table:table-cell>
          <table:table-cell office:value-type="float" office:value="568926" calcext:value-type="float">
            <text:p>568,926</text:p>
          </table:table-cell>
          <table:table-cell office:value-type="float" office:value="7131492" calcext:value-type="float">
            <text:p>7,131,492</text:p>
          </table:table-cell>
          <table:table-cell office:value-type="float" office:value="0" calcext:value-type="float">
            <text:p>0</text:p>
          </table:table-cell>
          <table:table-cell office:value-type="float" office:value="2020437" calcext:value-type="float">
            <text:p>2,020,437</text:p>
          </table:table-cell>
          <table:table-cell/>
          <table:table-cell table:formula="of:=CONCATENATE([.$AB$5];[.$AA$5];[.C297];&quot;,&quot;;[.D297];&quot;,&quot;;[.E297];&quot;,&quot;;[.F297];&quot;,&quot;;[.H297];&quot;,&quot;;[.I297];&quot;,&quot;;[.J297];&quot;,&quot;;[.K297];&quot;,&quot;;[.M297];&quot;,&quot;;[.O297];&quot;,&quot;;[.P297];&quot;,&quot;;[.Q297];&quot;,&quot;;[.R297];&quot;,&quot;;[.S297];&quot;,&quot;;[.U297];&quot;,&quot;;[.V297];&quot;,&quot;;[.W297];&quot;,&quot;;[.X297];&quot;,&quot;;[.Y297];&quot;,&quot;;[.Z29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2,2035368,0,339574,5847316,770427,259415,0,1451717,547222,448972,0,318776,97129,2395061,0,568926,7131492,0,20204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2,2035368,0,339574,5847316,770427,259415,0,1451717,547222,448972,0,318776,97129,2395061,0,568926,7131492,0,20204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.C.G.C. Public School District</text:p>
          </table:table-cell>
          <table:table-cell office:value-type="float" office:value="2396" calcext:value-type="float">
            <text:p>2,396</text:p>
          </table:table-cell>
          <table:table-cell table:formula="of:=VLOOKUP([.B298];[$Sheet2.A291:.C847];2)" office:value-type="float" office:value="303" calcext:value-type="float">
            <text:p>303</text:p>
          </table:table-cell>
          <table:table-cell office:value-type="float" office:value="1434966" calcext:value-type="float">
            <text:p>1,434,966</text:p>
          </table:table-cell>
          <table:table-cell office:value-type="float" office:value="0" calcext:value-type="float">
            <text:p>0</text:p>
          </table:table-cell>
          <table:table-cell office:value-type="float" office:value="563985" calcext:value-type="float">
            <text:p>563,985</text:p>
          </table:table-cell>
          <table:table-cell office:value-type="float" office:value="1998952" calcext:value-type="float">
            <text:p>1,998,952</text:p>
          </table:table-cell>
          <table:table-cell office:value-type="float" office:value="7594582" calcext:value-type="float">
            <text:p>7,594,582</text:p>
          </table:table-cell>
          <table:table-cell office:value-type="float" office:value="1512968" calcext:value-type="float">
            <text:p>1,512,968</text:p>
          </table:table-cell>
          <table:table-cell office:value-type="float" office:value="118041" calcext:value-type="float">
            <text:p>118,041</text:p>
          </table:table-cell>
          <table:table-cell office:value-type="float" office:value="0" calcext:value-type="float">
            <text:p>0</text:p>
          </table:table-cell>
          <table:table-cell office:value-type="float" office:value="9225591" calcext:value-type="float">
            <text:p>9,225,591</text:p>
          </table:table-cell>
          <table:table-cell office:value-type="float" office:value="2003456" calcext:value-type="float">
            <text:p>2,003,456</text:p>
          </table:table-cell>
          <table:table-cell office:value-type="float" office:value="13227999" calcext:value-type="float">
            <text:p>13,227,999</text:p>
          </table:table-cell>
          <table:table-cell office:value-type="float" office:value="748727" calcext:value-type="float">
            <text:p>748,727</text:p>
          </table:table-cell>
          <table:table-cell office:value-type="float" office:value="563030" calcext:value-type="float">
            <text:p>563,030</text:p>
          </table:table-cell>
          <table:table-cell office:value-type="float" office:value="101557" calcext:value-type="float">
            <text:p>101,557</text:p>
          </table:table-cell>
          <table:table-cell office:value-type="float" office:value="1481828" calcext:value-type="float">
            <text:p>1,481,828</text:p>
          </table:table-cell>
          <table:table-cell office:value-type="float" office:value="0" calcext:value-type="float">
            <text:p>0</text:p>
          </table:table-cell>
          <table:table-cell office:value-type="float" office:value="16123141" calcext:value-type="float">
            <text:p>16,123,141</text:p>
          </table:table-cell>
          <table:table-cell office:value-type="float" office:value="2561619" calcext:value-type="float">
            <text:p>2,561,619</text:p>
          </table:table-cell>
          <table:table-cell office:value-type="float" office:value="0" calcext:value-type="float">
            <text:p>0</text:p>
          </table:table-cell>
          <table:table-cell office:value-type="float" office:value="995446" calcext:value-type="float">
            <text:p>995,446</text:p>
          </table:table-cell>
          <table:table-cell office:value-type="float" office:value="9840100" calcext:value-type="float">
            <text:p>9,840,100</text:p>
          </table:table-cell>
          <table:table-cell office:value-type="float" office:value="0" calcext:value-type="float">
            <text:p>0</text:p>
          </table:table-cell>
          <table:table-cell office:value-type="float" office:value="2725976" calcext:value-type="float">
            <text:p>2,725,976</text:p>
          </table:table-cell>
          <table:table-cell/>
          <table:table-cell table:formula="of:=CONCATENATE([.$AB$5];[.$AA$5];[.C298];&quot;,&quot;;[.D298];&quot;,&quot;;[.E298];&quot;,&quot;;[.F298];&quot;,&quot;;[.H298];&quot;,&quot;;[.I298];&quot;,&quot;;[.J298];&quot;,&quot;;[.K298];&quot;,&quot;;[.M298];&quot;,&quot;;[.O298];&quot;,&quot;;[.P298];&quot;,&quot;;[.Q298];&quot;,&quot;;[.R298];&quot;,&quot;;[.S298];&quot;,&quot;;[.U298];&quot;,&quot;;[.V298];&quot;,&quot;;[.W298];&quot;,&quot;;[.X298];&quot;,&quot;;[.Y298];&quot;,&quot;;[.Z29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3,1434966,0,563985,7594582,1512968,118041,0,2003456,748727,563030,101557,1481828,0,2561619,0,995446,9840100,0,272597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3,1434966,0,563985,7594582,1512968,118041,0,2003456,748727,563030,101557,1481828,0,2561619,0,995446,9840100,0,272597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 SUEUR-HENDERSON SCHOOL DISTRICT</text:p>
          </table:table-cell>
          <table:table-cell office:value-type="float" office:value="2397" calcext:value-type="float">
            <text:p>2,397</text:p>
          </table:table-cell>
          <table:table-cell table:formula="of:=VLOOKUP([.B299];[$Sheet2.A292:.C848];2)" office:value-type="float" office:value="304" calcext:value-type="float">
            <text:p>304</text:p>
          </table:table-cell>
          <table:table-cell office:value-type="float" office:value="1657231" calcext:value-type="float">
            <text:p>1,657,231</text:p>
          </table:table-cell>
          <table:table-cell office:value-type="float" office:value="0" calcext:value-type="float">
            <text:p>0</text:p>
          </table:table-cell>
          <table:table-cell office:value-type="float" office:value="610318" calcext:value-type="float">
            <text:p>610,318</text:p>
          </table:table-cell>
          <table:table-cell office:value-type="float" office:value="2267549" calcext:value-type="float">
            <text:p>2,267,549</text:p>
          </table:table-cell>
          <table:table-cell office:value-type="float" office:value="7620474" calcext:value-type="float">
            <text:p>7,620,474</text:p>
          </table:table-cell>
          <table:table-cell office:value-type="float" office:value="1056080" calcext:value-type="float">
            <text:p>1,056,080</text:p>
          </table:table-cell>
          <table:table-cell office:value-type="float" office:value="253743" calcext:value-type="float">
            <text:p>253,743</text:p>
          </table:table-cell>
          <table:table-cell office:value-type="float" office:value="0" calcext:value-type="float">
            <text:p>0</text:p>
          </table:table-cell>
          <table:table-cell office:value-type="float" office:value="8930296" calcext:value-type="float">
            <text:p>8,930,296</text:p>
          </table:table-cell>
          <table:table-cell office:value-type="float" office:value="712842" calcext:value-type="float">
            <text:p>712,842</text:p>
          </table:table-cell>
          <table:table-cell office:value-type="float" office:value="11910687" calcext:value-type="float">
            <text:p>11,910,687</text:p>
          </table:table-cell>
          <table:table-cell office:value-type="float" office:value="761935" calcext:value-type="float">
            <text:p>761,935</text:p>
          </table:table-cell>
          <table:table-cell office:value-type="float" office:value="802182" calcext:value-type="float">
            <text:p>802,182</text:p>
          </table:table-cell>
          <table:table-cell office:value-type="float" office:value="0" calcext:value-type="float">
            <text:p>0</text:p>
          </table:table-cell>
          <table:table-cell office:value-type="float" office:value="1293566" calcext:value-type="float">
            <text:p>1,293,566</text:p>
          </table:table-cell>
          <table:table-cell office:value-type="float" office:value="0" calcext:value-type="float">
            <text:p>0</text:p>
          </table:table-cell>
          <table:table-cell office:value-type="float" office:value="14768371" calcext:value-type="float">
            <text:p>14,768,371</text:p>
          </table:table-cell>
          <table:table-cell office:value-type="float" office:value="2755809" calcext:value-type="float">
            <text:p>2,755,809</text:p>
          </table:table-cell>
          <table:table-cell office:value-type="float" office:value="0" calcext:value-type="float">
            <text:p>0</text:p>
          </table:table-cell>
          <table:table-cell office:value-type="float" office:value="1051311" calcext:value-type="float">
            <text:p>1,051,311</text:p>
          </table:table-cell>
          <table:table-cell office:value-type="float" office:value="9520111" calcext:value-type="float">
            <text:p>9,520,111</text:p>
          </table:table-cell>
          <table:table-cell office:value-type="float" office:value="0" calcext:value-type="float">
            <text:p>0</text:p>
          </table:table-cell>
          <table:table-cell office:value-type="float" office:value="1441140" calcext:value-type="float">
            <text:p>1,441,140</text:p>
          </table:table-cell>
          <table:table-cell/>
          <table:table-cell table:formula="of:=CONCATENATE([.$AB$5];[.$AA$5];[.C299];&quot;,&quot;;[.D299];&quot;,&quot;;[.E299];&quot;,&quot;;[.F299];&quot;,&quot;;[.H299];&quot;,&quot;;[.I299];&quot;,&quot;;[.J299];&quot;,&quot;;[.K299];&quot;,&quot;;[.M299];&quot;,&quot;;[.O299];&quot;,&quot;;[.P299];&quot;,&quot;;[.Q299];&quot;,&quot;;[.R299];&quot;,&quot;;[.S299];&quot;,&quot;;[.U299];&quot;,&quot;;[.V299];&quot;,&quot;;[.W299];&quot;,&quot;;[.X299];&quot;,&quot;;[.Y299];&quot;,&quot;;[.Z29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4,1657231,0,610318,7620474,1056080,253743,0,712842,761935,802182,0,1293566,0,2755809,0,1051311,9520111,0,144114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4,1657231,0,610318,7620474,1056080,253743,0,712842,761935,802182,0,1293566,0,2755809,0,1051311,9520111,0,144114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RTIN COUNTY WEST SCHOOL DISTRICT</text:p>
          </table:table-cell>
          <table:table-cell office:value-type="float" office:value="2448" calcext:value-type="float">
            <text:p>2,448</text:p>
          </table:table-cell>
          <table:table-cell table:formula="of:=VLOOKUP([.B300];[$Sheet2.A293:.C849];2)" office:value-type="float" office:value="305" calcext:value-type="float">
            <text:p>305</text:p>
          </table:table-cell>
          <table:table-cell office:value-type="float" office:value="1697825" calcext:value-type="float">
            <text:p>1,697,825</text:p>
          </table:table-cell>
          <table:table-cell office:value-type="float" office:value="0" calcext:value-type="float">
            <text:p>0</text:p>
          </table:table-cell>
          <table:table-cell office:value-type="float" office:value="433820" calcext:value-type="float">
            <text:p>433,820</text:p>
          </table:table-cell>
          <table:table-cell office:value-type="float" office:value="2131645" calcext:value-type="float">
            <text:p>2,131,645</text:p>
          </table:table-cell>
          <table:table-cell office:value-type="float" office:value="6034034" calcext:value-type="float">
            <text:p>6,034,034</text:p>
          </table:table-cell>
          <table:table-cell office:value-type="float" office:value="786572" calcext:value-type="float">
            <text:p>786,572</text:p>
          </table:table-cell>
          <table:table-cell office:value-type="float" office:value="86234" calcext:value-type="float">
            <text:p>86,234</text:p>
          </table:table-cell>
          <table:table-cell office:value-type="float" office:value="0" calcext:value-type="float">
            <text:p>0</text:p>
          </table:table-cell>
          <table:table-cell office:value-type="float" office:value="6906839" calcext:value-type="float">
            <text:p>6,906,839</text:p>
          </table:table-cell>
          <table:table-cell office:value-type="float" office:value="1064218" calcext:value-type="float">
            <text:p>1,064,218</text:p>
          </table:table-cell>
          <table:table-cell office:value-type="float" office:value="10102702" calcext:value-type="float">
            <text:p>10,102,702</text:p>
          </table:table-cell>
          <table:table-cell office:value-type="float" office:value="464616" calcext:value-type="float">
            <text:p>464,616</text:p>
          </table:table-cell>
          <table:table-cell office:value-type="float" office:value="232875" calcext:value-type="float">
            <text:p>232,875</text:p>
          </table:table-cell>
          <table:table-cell office:value-type="float" office:value="0" calcext:value-type="float">
            <text:p>0</text:p>
          </table:table-cell>
          <table:table-cell office:value-type="float" office:value="707167" calcext:value-type="float">
            <text:p>707,167</text:p>
          </table:table-cell>
          <table:table-cell office:value-type="float" office:value="0" calcext:value-type="float">
            <text:p>0</text:p>
          </table:table-cell>
          <table:table-cell office:value-type="float" office:value="11507360" calcext:value-type="float">
            <text:p>11,507,360</text:p>
          </table:table-cell>
          <table:table-cell office:value-type="float" office:value="2204188" calcext:value-type="float">
            <text:p>2,204,188</text:p>
          </table:table-cell>
          <table:table-cell office:value-type="float" office:value="0" calcext:value-type="float">
            <text:p>0</text:p>
          </table:table-cell>
          <table:table-cell office:value-type="float" office:value="562437" calcext:value-type="float">
            <text:p>562,437</text:p>
          </table:table-cell>
          <table:table-cell office:value-type="float" office:value="7237301" calcext:value-type="float">
            <text:p>7,237,301</text:p>
          </table:table-cell>
          <table:table-cell office:value-type="float" office:value="0" calcext:value-type="float">
            <text:p>0</text:p>
          </table:table-cell>
          <table:table-cell office:value-type="float" office:value="1503435" calcext:value-type="float">
            <text:p>1,503,435</text:p>
          </table:table-cell>
          <table:table-cell/>
          <table:table-cell table:formula="of:=CONCATENATE([.$AB$5];[.$AA$5];[.C300];&quot;,&quot;;[.D300];&quot;,&quot;;[.E300];&quot;,&quot;;[.F300];&quot;,&quot;;[.H300];&quot;,&quot;;[.I300];&quot;,&quot;;[.J300];&quot;,&quot;;[.K300];&quot;,&quot;;[.M300];&quot;,&quot;;[.O300];&quot;,&quot;;[.P300];&quot;,&quot;;[.Q300];&quot;,&quot;;[.R300];&quot;,&quot;;[.S300];&quot;,&quot;;[.U300];&quot;,&quot;;[.V300];&quot;,&quot;;[.W300];&quot;,&quot;;[.X300];&quot;,&quot;;[.Y300];&quot;,&quot;;[.Z30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5,1697825,0,433820,6034034,786572,86234,0,1064218,464616,232875,0,707167,0,2204188,0,562437,7237301,0,15034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5,1697825,0,433820,6034034,786572,86234,0,1064218,464616,232875,0,707167,0,2204188,0,562437,7237301,0,15034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MAN COUNTY WEST SCHOOL DISTRICT</text:p>
          </table:table-cell>
          <table:table-cell office:value-type="float" office:value="2527" calcext:value-type="float">
            <text:p>2,527</text:p>
          </table:table-cell>
          <table:table-cell table:formula="of:=VLOOKUP([.B301];[$Sheet2.A294:.C850];2)" office:value-type="float" office:value="306" calcext:value-type="float">
            <text:p>306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301];&quot;,&quot;;[.D301];&quot;,&quot;;[.E301];&quot;,&quot;;[.F301];&quot;,&quot;;[.H301];&quot;,&quot;;[.I301];&quot;,&quot;;[.J301];&quot;,&quot;;[.K301];&quot;,&quot;;[.M301];&quot;,&quot;;[.O301];&quot;,&quot;;[.P301];&quot;,&quot;;[.Q301];&quot;,&quot;;[.R301];&quot;,&quot;;[.S301];&quot;,&quot;;[.U301];&quot;,&quot;;[.V301];&quot;,&quot;;[.W301];&quot;,&quot;;[.X301];&quot;,&quot;;[.Y301];&quot;,&quot;;[.Z30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6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6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IRD ISLAND-OLIVIA-LAKE LILLIAN</text:p>
          </table:table-cell>
          <table:table-cell office:value-type="float" office:value="2534" calcext:value-type="float">
            <text:p>2,534</text:p>
          </table:table-cell>
          <table:table-cell table:formula="of:=VLOOKUP([.B302];[$Sheet2.A295:.C851];2)" office:value-type="float" office:value="307" calcext:value-type="float">
            <text:p>307</text:p>
          </table:table-cell>
          <table:table-cell office:value-type="float" office:value="1293074" calcext:value-type="float">
            <text:p>1,293,074</text:p>
          </table:table-cell>
          <table:table-cell office:value-type="float" office:value="0" calcext:value-type="float">
            <text:p>0</text:p>
          </table:table-cell>
          <table:table-cell office:value-type="float" office:value="242559" calcext:value-type="float">
            <text:p>242,559</text:p>
          </table:table-cell>
          <table:table-cell office:value-type="float" office:value="1535633" calcext:value-type="float">
            <text:p>1,535,633</text:p>
          </table:table-cell>
          <table:table-cell office:value-type="float" office:value="5416458" calcext:value-type="float">
            <text:p>5,416,458</text:p>
          </table:table-cell>
          <table:table-cell office:value-type="float" office:value="582496" calcext:value-type="float">
            <text:p>582,496</text:p>
          </table:table-cell>
          <table:table-cell office:value-type="float" office:value="184962" calcext:value-type="float">
            <text:p>184,962</text:p>
          </table:table-cell>
          <table:table-cell office:value-type="float" office:value="0" calcext:value-type="float">
            <text:p>0</text:p>
          </table:table-cell>
          <table:table-cell office:value-type="float" office:value="6183916" calcext:value-type="float">
            <text:p>6,183,916</text:p>
          </table:table-cell>
          <table:table-cell office:value-type="float" office:value="655024" calcext:value-type="float">
            <text:p>655,024</text:p>
          </table:table-cell>
          <table:table-cell office:value-type="float" office:value="8374573" calcext:value-type="float">
            <text:p>8,374,573</text:p>
          </table:table-cell>
          <table:table-cell office:value-type="float" office:value="545733" calcext:value-type="float">
            <text:p>545,733</text:p>
          </table:table-cell>
          <table:table-cell office:value-type="float" office:value="315330" calcext:value-type="float">
            <text:p>315,33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9235806" calcext:value-type="float">
            <text:p>9,235,806</text:p>
          </table:table-cell>
          <table:table-cell office:value-type="float" office:value="1361977" calcext:value-type="float">
            <text:p>1,361,977</text:p>
          </table:table-cell>
          <table:table-cell office:value-type="float" office:value="0" calcext:value-type="float">
            <text:p>0</text:p>
          </table:table-cell>
          <table:table-cell office:value-type="float" office:value="436105" calcext:value-type="float">
            <text:p>436,105</text:p>
          </table:table-cell>
          <table:table-cell office:value-type="float" office:value="6265553" calcext:value-type="float">
            <text:p>6,265,553</text:p>
          </table:table-cell>
          <table:table-cell office:value-type="float" office:value="0" calcext:value-type="float">
            <text:p>0</text:p>
          </table:table-cell>
          <table:table-cell office:value-type="float" office:value="1172170" calcext:value-type="float">
            <text:p>1,172,170</text:p>
          </table:table-cell>
          <table:table-cell/>
          <table:table-cell table:formula="of:=CONCATENATE([.$AB$5];[.$AA$5];[.C302];&quot;,&quot;;[.D302];&quot;,&quot;;[.E302];&quot;,&quot;;[.F302];&quot;,&quot;;[.H302];&quot;,&quot;;[.I302];&quot;,&quot;;[.J302];&quot;,&quot;;[.K302];&quot;,&quot;;[.M302];&quot;,&quot;;[.O302];&quot;,&quot;;[.P302];&quot;,&quot;;[.Q302];&quot;,&quot;;[.R302];&quot;,&quot;;[.S302];&quot;,&quot;;[.U302];&quot;,&quot;;[.V302];&quot;,&quot;;[.W302];&quot;,&quot;;[.X302];&quot;,&quot;;[.Y302];&quot;,&quot;;[.Z30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7,1293074,0,242559,5416458,582496,184962,0,655024,545733,315330,0,170,0,1361977,0,436105,6265553,0,117217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7,1293074,0,242559,5416458,582496,184962,0,655024,545733,315330,0,170,0,1361977,0,436105,6265553,0,117217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anada Huntley East Chain</text:p>
          </table:table-cell>
          <table:table-cell office:value-type="float" office:value="2536" calcext:value-type="float">
            <text:p>2,536</text:p>
          </table:table-cell>
          <table:table-cell table:formula="of:=VLOOKUP([.B303];[$Sheet2.A296:.C852];2)" office:value-type="float" office:value="308" calcext:value-type="float">
            <text:p>308</text:p>
          </table:table-cell>
          <table:table-cell office:value-type="float" office:value="1199803" calcext:value-type="float">
            <text:p>1,199,803</text:p>
          </table:table-cell>
          <table:table-cell office:value-type="float" office:value="0" calcext:value-type="float">
            <text:p>0</text:p>
          </table:table-cell>
          <table:table-cell office:value-type="float" office:value="325439" calcext:value-type="float">
            <text:p>325,439</text:p>
          </table:table-cell>
          <table:table-cell office:value-type="float" office:value="1525242" calcext:value-type="float">
            <text:p>1,525,242</text:p>
          </table:table-cell>
          <table:table-cell office:value-type="float" office:value="2958703" calcext:value-type="float">
            <text:p>2,958,703</text:p>
          </table:table-cell>
          <table:table-cell office:value-type="float" office:value="314635" calcext:value-type="float">
            <text:p>314,635</text:p>
          </table:table-cell>
          <table:table-cell office:value-type="float" office:value="40219" calcext:value-type="float">
            <text:p>40,219</text:p>
          </table:table-cell>
          <table:table-cell office:value-type="float" office:value="0" calcext:value-type="float">
            <text:p>0</text:p>
          </table:table-cell>
          <table:table-cell office:value-type="float" office:value="3313557" calcext:value-type="float">
            <text:p>3,313,557</text:p>
          </table:table-cell>
          <table:table-cell office:value-type="float" office:value="481596" calcext:value-type="float">
            <text:p>481,596</text:p>
          </table:table-cell>
          <table:table-cell office:value-type="float" office:value="5320395" calcext:value-type="float">
            <text:p>5,320,395</text:p>
          </table:table-cell>
          <table:table-cell office:value-type="float" office:value="318477" calcext:value-type="float">
            <text:p>318,477</text:p>
          </table:table-cell>
          <table:table-cell office:value-type="float" office:value="69112" calcext:value-type="float">
            <text:p>69,112</text:p>
          </table:table-cell>
          <table:table-cell office:value-type="float" office:value="0" calcext:value-type="float">
            <text:p>0</text:p>
          </table:table-cell>
          <table:table-cell office:value-type="float" office:value="480083" calcext:value-type="float">
            <text:p>480,083</text:p>
          </table:table-cell>
          <table:table-cell office:value-type="float" office:value="0" calcext:value-type="float">
            <text:p>0</text:p>
          </table:table-cell>
          <table:table-cell office:value-type="float" office:value="6188067" calcext:value-type="float">
            <text:p>6,188,067</text:p>
          </table:table-cell>
          <table:table-cell office:value-type="float" office:value="1483709" calcext:value-type="float">
            <text:p>1,483,709</text:p>
          </table:table-cell>
          <table:table-cell office:value-type="float" office:value="0" calcext:value-type="float">
            <text:p>0</text:p>
          </table:table-cell>
          <table:table-cell office:value-type="float" office:value="359962" calcext:value-type="float">
            <text:p>359,962</text:p>
          </table:table-cell>
          <table:table-cell office:value-type="float" office:value="3574500" calcext:value-type="float">
            <text:p>3,574,500</text:p>
          </table:table-cell>
          <table:table-cell office:value-type="float" office:value="0" calcext:value-type="float">
            <text:p>0</text:p>
          </table:table-cell>
          <table:table-cell office:value-type="float" office:value="769896" calcext:value-type="float">
            <text:p>769,896</text:p>
          </table:table-cell>
          <table:table-cell/>
          <table:table-cell table:formula="of:=CONCATENATE([.$AB$5];[.$AA$5];[.C303];&quot;,&quot;;[.D303];&quot;,&quot;;[.E303];&quot;,&quot;;[.F303];&quot;,&quot;;[.H303];&quot;,&quot;;[.I303];&quot;,&quot;;[.J303];&quot;,&quot;;[.K303];&quot;,&quot;;[.M303];&quot;,&quot;;[.O303];&quot;,&quot;;[.P303];&quot;,&quot;;[.Q303];&quot;,&quot;;[.R303];&quot;,&quot;;[.S303];&quot;,&quot;;[.U303];&quot;,&quot;;[.V303];&quot;,&quot;;[.W303];&quot;,&quot;;[.X303];&quot;,&quot;;[.Y303];&quot;,&quot;;[.Z30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8,1199803,0,325439,2958703,314635,40219,0,481596,318477,69112,0,480083,0,1483709,0,359962,3574500,0,76989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8,1199803,0,325439,2958703,314635,40219,0,481596,318477,69112,0,480083,0,1483709,0,359962,3574500,0,76989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AST CENTRAL SCHOOL DISTRICT</text:p>
          </table:table-cell>
          <table:table-cell office:value-type="float" office:value="2580" calcext:value-type="float">
            <text:p>2,580</text:p>
          </table:table-cell>
          <table:table-cell table:formula="of:=VLOOKUP([.B304];[$Sheet2.A297:.C853];2)" office:value-type="float" office:value="309" calcext:value-type="float">
            <text:p>309</text:p>
          </table:table-cell>
          <table:table-cell office:value-type="float" office:value="921990" calcext:value-type="float">
            <text:p>921,990</text:p>
          </table:table-cell>
          <table:table-cell office:value-type="float" office:value="0" calcext:value-type="float">
            <text:p>0</text:p>
          </table:table-cell>
          <table:table-cell office:value-type="float" office:value="599754" calcext:value-type="float">
            <text:p>599,754</text:p>
          </table:table-cell>
          <table:table-cell office:value-type="float" office:value="1521744" calcext:value-type="float">
            <text:p>1,521,744</text:p>
          </table:table-cell>
          <table:table-cell office:value-type="float" office:value="7085057" calcext:value-type="float">
            <text:p>7,085,057</text:p>
          </table:table-cell>
          <table:table-cell office:value-type="float" office:value="1021410" calcext:value-type="float">
            <text:p>1,021,410</text:p>
          </table:table-cell>
          <table:table-cell office:value-type="float" office:value="149235" calcext:value-type="float">
            <text:p>149,235</text:p>
          </table:table-cell>
          <table:table-cell office:value-type="float" office:value="0" calcext:value-type="float">
            <text:p>0</text:p>
          </table:table-cell>
          <table:table-cell office:value-type="float" office:value="8255702" calcext:value-type="float">
            <text:p>8,255,702</text:p>
          </table:table-cell>
          <table:table-cell office:value-type="float" office:value="804152" calcext:value-type="float">
            <text:p>804,152</text:p>
          </table:table-cell>
          <table:table-cell office:value-type="float" office:value="10581598" calcext:value-type="float">
            <text:p>10,581,598</text:p>
          </table:table-cell>
          <table:table-cell office:value-type="float" office:value="596749" calcext:value-type="float">
            <text:p>596,749</text:p>
          </table:table-cell>
          <table:table-cell office:value-type="float" office:value="267292" calcext:value-type="float">
            <text:p>267,292</text:p>
          </table:table-cell>
          <table:table-cell office:value-type="float" office:value="330" calcext:value-type="float">
            <text:p>330</text:p>
          </table:table-cell>
          <table:table-cell office:value-type="float" office:value="2142843" calcext:value-type="float">
            <text:p>2,142,843</text:p>
          </table:table-cell>
          <table:table-cell office:value-type="float" office:value="0" calcext:value-type="float">
            <text:p>0</text:p>
          </table:table-cell>
          <table:table-cell office:value-type="float" office:value="13588812" calcext:value-type="float">
            <text:p>13,588,812</text:p>
          </table:table-cell>
          <table:table-cell office:value-type="float" office:value="2531268" calcext:value-type="float">
            <text:p>2,531,268</text:p>
          </table:table-cell>
          <table:table-cell office:value-type="float" office:value="0" calcext:value-type="float">
            <text:p>0</text:p>
          </table:table-cell>
          <table:table-cell office:value-type="float" office:value="791965" calcext:value-type="float">
            <text:p>791,965</text:p>
          </table:table-cell>
          <table:table-cell office:value-type="float" office:value="8950180" calcext:value-type="float">
            <text:p>8,950,180</text:p>
          </table:table-cell>
          <table:table-cell office:value-type="float" office:value="0" calcext:value-type="float">
            <text:p>0</text:p>
          </table:table-cell>
          <table:table-cell office:value-type="float" office:value="1315399" calcext:value-type="float">
            <text:p>1,315,399</text:p>
          </table:table-cell>
          <table:table-cell/>
          <table:table-cell table:formula="of:=CONCATENATE([.$AB$5];[.$AA$5];[.C304];&quot;,&quot;;[.D304];&quot;,&quot;;[.E304];&quot;,&quot;;[.F304];&quot;,&quot;;[.H304];&quot;,&quot;;[.I304];&quot;,&quot;;[.J304];&quot;,&quot;;[.K304];&quot;,&quot;;[.M304];&quot;,&quot;;[.O304];&quot;,&quot;;[.P304];&quot;,&quot;;[.Q304];&quot;,&quot;;[.R304];&quot;,&quot;;[.S304];&quot;,&quot;;[.U304];&quot;,&quot;;[.V304];&quot;,&quot;;[.W304];&quot;,&quot;;[.X304];&quot;,&quot;;[.Y304];&quot;,&quot;;[.Z30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9,921990,0,599754,7085057,1021410,149235,0,804152,596749,267292,330,2142843,0,2531268,0,791965,8950180,0,13153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09,921990,0,599754,7085057,1021410,149235,0,804152,596749,267292,330,2142843,0,2531268,0,791965,8950180,0,13153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IN-E-MAC SCHOOL DISTRICT</text:p>
          </table:table-cell>
          <table:table-cell office:value-type="float" office:value="2609" calcext:value-type="float">
            <text:p>2,609</text:p>
          </table:table-cell>
          <table:table-cell table:formula="of:=VLOOKUP([.B305];[$Sheet2.A298:.C854];2)" office:value-type="float" office:value="310" calcext:value-type="float">
            <text:p>310</text:p>
          </table:table-cell>
          <table:table-cell office:value-type="float" office:value="513091" calcext:value-type="float">
            <text:p>513,091</text:p>
          </table:table-cell>
          <table:table-cell office:value-type="float" office:value="0" calcext:value-type="float">
            <text:p>0</text:p>
          </table:table-cell>
          <table:table-cell office:value-type="float" office:value="343883" calcext:value-type="float">
            <text:p>343,883</text:p>
          </table:table-cell>
          <table:table-cell office:value-type="float" office:value="856974" calcext:value-type="float">
            <text:p>856,974</text:p>
          </table:table-cell>
          <table:table-cell office:value-type="float" office:value="3943498" calcext:value-type="float">
            <text:p>3,943,498</text:p>
          </table:table-cell>
          <table:table-cell office:value-type="float" office:value="593452" calcext:value-type="float">
            <text:p>593,452</text:p>
          </table:table-cell>
          <table:table-cell office:value-type="float" office:value="39963" calcext:value-type="float">
            <text:p>39,963</text:p>
          </table:table-cell>
          <table:table-cell office:value-type="float" office:value="0" calcext:value-type="float">
            <text:p>0</text:p>
          </table:table-cell>
          <table:table-cell office:value-type="float" office:value="4576913" calcext:value-type="float">
            <text:p>4,576,913</text:p>
          </table:table-cell>
          <table:table-cell office:value-type="float" office:value="822742" calcext:value-type="float">
            <text:p>822,742</text:p>
          </table:table-cell>
          <table:table-cell office:value-type="float" office:value="6256629" calcext:value-type="float">
            <text:p>6,256,629</text:p>
          </table:table-cell>
          <table:table-cell office:value-type="float" office:value="352113" calcext:value-type="float">
            <text:p>352,113</text:p>
          </table:table-cell>
          <table:table-cell office:value-type="float" office:value="156194" calcext:value-type="float">
            <text:p>156,194</text:p>
          </table:table-cell>
          <table:table-cell office:value-type="float" office:value="0" calcext:value-type="float">
            <text:p>0</text:p>
          </table:table-cell>
          <table:table-cell office:value-type="float" office:value="905679" calcext:value-type="float">
            <text:p>905,679</text:p>
          </table:table-cell>
          <table:table-cell office:value-type="float" office:value="0" calcext:value-type="float">
            <text:p>0</text:p>
          </table:table-cell>
          <table:table-cell office:value-type="float" office:value="7670615" calcext:value-type="float">
            <text:p>7,670,615</text:p>
          </table:table-cell>
          <table:table-cell office:value-type="float" office:value="1228773" calcext:value-type="float">
            <text:p>1,228,773</text:p>
          </table:table-cell>
          <table:table-cell office:value-type="float" office:value="0" calcext:value-type="float">
            <text:p>0</text:p>
          </table:table-cell>
          <table:table-cell office:value-type="float" office:value="449132" calcext:value-type="float">
            <text:p>449,132</text:p>
          </table:table-cell>
          <table:table-cell office:value-type="float" office:value="4825734" calcext:value-type="float">
            <text:p>4,825,734</text:p>
          </table:table-cell>
          <table:table-cell office:value-type="float" office:value="0" calcext:value-type="float">
            <text:p>0</text:p>
          </table:table-cell>
          <table:table-cell office:value-type="float" office:value="1166976" calcext:value-type="float">
            <text:p>1,166,976</text:p>
          </table:table-cell>
          <table:table-cell/>
          <table:table-cell table:formula="of:=CONCATENATE([.$AB$5];[.$AA$5];[.C305];&quot;,&quot;;[.D305];&quot;,&quot;;[.E305];&quot;,&quot;;[.F305];&quot;,&quot;;[.H305];&quot;,&quot;;[.I305];&quot;,&quot;;[.J305];&quot;,&quot;;[.K305];&quot;,&quot;;[.M305];&quot;,&quot;;[.O305];&quot;,&quot;;[.P305];&quot;,&quot;;[.Q305];&quot;,&quot;;[.R305];&quot;,&quot;;[.S305];&quot;,&quot;;[.U305];&quot;,&quot;;[.V305];&quot;,&quot;;[.W305];&quot;,&quot;;[.X305];&quot;,&quot;;[.Y305];&quot;,&quot;;[.Z30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0,513091,0,343883,3943498,593452,39963,0,822742,352113,156194,0,905679,0,1228773,0,449132,4825734,0,116697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0,513091,0,343883,3943498,593452,39963,0,822742,352113,156194,0,905679,0,1228773,0,449132,4825734,0,116697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EENBUSH-MIDDLE RIVER SCHOOL DIST.</text:p>
          </table:table-cell>
          <table:table-cell office:value-type="float" office:value="2683" calcext:value-type="float">
            <text:p>2,683</text:p>
          </table:table-cell>
          <table:table-cell table:formula="of:=VLOOKUP([.B306];[$Sheet2.A299:.C855];2)" office:value-type="float" office:value="311" calcext:value-type="float">
            <text:p>311</text:p>
          </table:table-cell>
          <table:table-cell office:value-type="float" office:value="353046" calcext:value-type="float">
            <text:p>353,046</text:p>
          </table:table-cell>
          <table:table-cell office:value-type="float" office:value="0" calcext:value-type="float">
            <text:p>0</text:p>
          </table:table-cell>
          <table:table-cell office:value-type="float" office:value="626169" calcext:value-type="float">
            <text:p>626,169</text:p>
          </table:table-cell>
          <table:table-cell office:value-type="float" office:value="979216" calcext:value-type="float">
            <text:p>979,216</text:p>
          </table:table-cell>
          <table:table-cell office:value-type="float" office:value="3080219" calcext:value-type="float">
            <text:p>3,080,219</text:p>
          </table:table-cell>
          <table:table-cell office:value-type="float" office:value="272669" calcext:value-type="float">
            <text:p>272,669</text:p>
          </table:table-cell>
          <table:table-cell office:value-type="float" office:value="68132" calcext:value-type="float">
            <text:p>68,132</text:p>
          </table:table-cell>
          <table:table-cell office:value-type="float" office:value="0" calcext:value-type="float">
            <text:p>0</text:p>
          </table:table-cell>
          <table:table-cell office:value-type="float" office:value="3421019" calcext:value-type="float">
            <text:p>3,421,019</text:p>
          </table:table-cell>
          <table:table-cell office:value-type="float" office:value="401322" calcext:value-type="float">
            <text:p>401,322</text:p>
          </table:table-cell>
          <table:table-cell office:value-type="float" office:value="4801557" calcext:value-type="float">
            <text:p>4,801,557</text:p>
          </table:table-cell>
          <table:table-cell office:value-type="float" office:value="269491" calcext:value-type="float">
            <text:p>269,491</text:p>
          </table:table-cell>
          <table:table-cell office:value-type="float" office:value="75970" calcext:value-type="float">
            <text:p>75,970</text:p>
          </table:table-cell>
          <table:table-cell office:value-type="float" office:value="0" calcext:value-type="float">
            <text:p>0</text:p>
          </table:table-cell>
          <table:table-cell office:value-type="float" office:value="61392" calcext:value-type="float">
            <text:p>61,392</text:p>
          </table:table-cell>
          <table:table-cell office:value-type="float" office:value="0" calcext:value-type="float">
            <text:p>0</text:p>
          </table:table-cell>
          <table:table-cell office:value-type="float" office:value="5208409" calcext:value-type="float">
            <text:p>5,208,409</text:p>
          </table:table-cell>
          <table:table-cell office:value-type="float" office:value="409417" calcext:value-type="float">
            <text:p>409,417</text:p>
          </table:table-cell>
          <table:table-cell office:value-type="float" office:value="0" calcext:value-type="float">
            <text:p>0</text:p>
          </table:table-cell>
          <table:table-cell office:value-type="float" office:value="643856" calcext:value-type="float">
            <text:p>643,856</text:p>
          </table:table-cell>
          <table:table-cell office:value-type="float" office:value="3486539" calcext:value-type="float">
            <text:p>3,486,539</text:p>
          </table:table-cell>
          <table:table-cell office:value-type="float" office:value="0" calcext:value-type="float">
            <text:p>0</text:p>
          </table:table-cell>
          <table:table-cell office:value-type="float" office:value="668597" calcext:value-type="float">
            <text:p>668,597</text:p>
          </table:table-cell>
          <table:table-cell/>
          <table:table-cell table:formula="of:=CONCATENATE([.$AB$5];[.$AA$5];[.C306];&quot;,&quot;;[.D306];&quot;,&quot;;[.E306];&quot;,&quot;;[.F306];&quot;,&quot;;[.H306];&quot;,&quot;;[.I306];&quot;,&quot;;[.J306];&quot;,&quot;;[.K306];&quot;,&quot;;[.M306];&quot;,&quot;;[.O306];&quot;,&quot;;[.P306];&quot;,&quot;;[.Q306];&quot;,&quot;;[.R306];&quot;,&quot;;[.S306];&quot;,&quot;;[.U306];&quot;,&quot;;[.V306];&quot;,&quot;;[.W306];&quot;,&quot;;[.X306];&quot;,&quot;;[.Y306];&quot;,&quot;;[.Z30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1,353046,0,626169,3080219,272669,68132,0,401322,269491,75970,0,61392,0,409417,0,643856,3486539,0,66859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1,353046,0,626169,3080219,272669,68132,0,401322,269491,75970,0,61392,0,409417,0,643856,3486539,0,66859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WARD LAKE-WAVERLY-WINSTED</text:p>
          </table:table-cell>
          <table:table-cell office:value-type="float" office:value="2687" calcext:value-type="float">
            <text:p>2,687</text:p>
          </table:table-cell>
          <table:table-cell table:formula="of:=VLOOKUP([.B307];[$Sheet2.A300:.C856];2)" office:value-type="float" office:value="312" calcext:value-type="float">
            <text:p>312</text:p>
          </table:table-cell>
          <table:table-cell office:value-type="float" office:value="1875467" calcext:value-type="float">
            <text:p>1,875,467</text:p>
          </table:table-cell>
          <table:table-cell office:value-type="float" office:value="0" calcext:value-type="float">
            <text:p>0</text:p>
          </table:table-cell>
          <table:table-cell office:value-type="float" office:value="1189944" calcext:value-type="float">
            <text:p>1,189,944</text:p>
          </table:table-cell>
          <table:table-cell office:value-type="float" office:value="3065412" calcext:value-type="float">
            <text:p>3,065,412</text:p>
          </table:table-cell>
          <table:table-cell office:value-type="float" office:value="10074228" calcext:value-type="float">
            <text:p>10,074,228</text:p>
          </table:table-cell>
          <table:table-cell office:value-type="float" office:value="1792615" calcext:value-type="float">
            <text:p>1,792,615</text:p>
          </table:table-cell>
          <table:table-cell office:value-type="float" office:value="457083" calcext:value-type="float">
            <text:p>457,083</text:p>
          </table:table-cell>
          <table:table-cell office:value-type="float" office:value="0" calcext:value-type="float">
            <text:p>0</text:p>
          </table:table-cell>
          <table:table-cell office:value-type="float" office:value="12323926" calcext:value-type="float">
            <text:p>12,323,926</text:p>
          </table:table-cell>
          <table:table-cell office:value-type="float" office:value="1058809" calcext:value-type="float">
            <text:p>1,058,809</text:p>
          </table:table-cell>
          <table:table-cell office:value-type="float" office:value="16448147" calcext:value-type="float">
            <text:p>16,448,147</text:p>
          </table:table-cell>
          <table:table-cell office:value-type="float" office:value="1220479" calcext:value-type="float">
            <text:p>1,220,479</text:p>
          </table:table-cell>
          <table:table-cell office:value-type="float" office:value="601941" calcext:value-type="float">
            <text:p>601,941</text:p>
          </table:table-cell>
          <table:table-cell office:value-type="float" office:value="0" calcext:value-type="float">
            <text:p>0</text:p>
          </table:table-cell>
          <table:table-cell office:value-type="float" office:value="3038250" calcext:value-type="float">
            <text:p>3,038,250</text:p>
          </table:table-cell>
          <table:table-cell office:value-type="float" office:value="0" calcext:value-type="float">
            <text:p>0</text:p>
          </table:table-cell>
          <table:table-cell office:value-type="float" office:value="21308816" calcext:value-type="float">
            <text:p>21,308,816</text:p>
          </table:table-cell>
          <table:table-cell office:value-type="float" office:value="4630046" calcext:value-type="float">
            <text:p>4,630,046</text:p>
          </table:table-cell>
          <table:table-cell office:value-type="float" office:value="0" calcext:value-type="float">
            <text:p>0</text:p>
          </table:table-cell>
          <table:table-cell office:value-type="float" office:value="1664180" calcext:value-type="float">
            <text:p>1,664,180</text:p>
          </table:table-cell>
          <table:table-cell office:value-type="float" office:value="12885579" calcext:value-type="float">
            <text:p>12,885,579</text:p>
          </table:table-cell>
          <table:table-cell office:value-type="float" office:value="0" calcext:value-type="float">
            <text:p>0</text:p>
          </table:table-cell>
          <table:table-cell office:value-type="float" office:value="2129012" calcext:value-type="float">
            <text:p>2,129,012</text:p>
          </table:table-cell>
          <table:table-cell/>
          <table:table-cell table:formula="of:=CONCATENATE([.$AB$5];[.$AA$5];[.C307];&quot;,&quot;;[.D307];&quot;,&quot;;[.E307];&quot;,&quot;;[.F307];&quot;,&quot;;[.H307];&quot;,&quot;;[.I307];&quot;,&quot;;[.J307];&quot;,&quot;;[.K307];&quot;,&quot;;[.M307];&quot;,&quot;;[.O307];&quot;,&quot;;[.P307];&quot;,&quot;;[.Q307];&quot;,&quot;;[.R307];&quot;,&quot;;[.S307];&quot;,&quot;;[.U307];&quot;,&quot;;[.V307];&quot;,&quot;;[.W307];&quot;,&quot;;[.X307];&quot;,&quot;;[.Y307];&quot;,&quot;;[.Z30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2,1875467,0,1189944,10074228,1792615,457083,0,1058809,1220479,601941,0,3038250,0,4630046,0,1664180,12885579,0,21290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2,1875467,0,1189944,10074228,1792615,457083,0,1058809,1220479,601941,0,3038250,0,4630046,0,1664180,12885579,0,21290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PESTONE AREA SCHOOL DISTRICT</text:p>
          </table:table-cell>
          <table:table-cell office:value-type="float" office:value="2689" calcext:value-type="float">
            <text:p>2,689</text:p>
          </table:table-cell>
          <table:table-cell table:formula="of:=VLOOKUP([.B308];[$Sheet2.A301:.C857];2)" office:value-type="float" office:value="313" calcext:value-type="float">
            <text:p>313</text:p>
          </table:table-cell>
          <table:table-cell office:value-type="float" office:value="1690695" calcext:value-type="float">
            <text:p>1,690,695</text:p>
          </table:table-cell>
          <table:table-cell office:value-type="float" office:value="0" calcext:value-type="float">
            <text:p>0</text:p>
          </table:table-cell>
          <table:table-cell office:value-type="float" office:value="519535" calcext:value-type="float">
            <text:p>519,535</text:p>
          </table:table-cell>
          <table:table-cell office:value-type="float" office:value="2210229" calcext:value-type="float">
            <text:p>2,210,229</text:p>
          </table:table-cell>
          <table:table-cell office:value-type="float" office:value="10059119" calcext:value-type="float">
            <text:p>10,059,119</text:p>
          </table:table-cell>
          <table:table-cell office:value-type="float" office:value="1364836" calcext:value-type="float">
            <text:p>1,364,836</text:p>
          </table:table-cell>
          <table:table-cell office:value-type="float" office:value="258459" calcext:value-type="float">
            <text:p>258,459</text:p>
          </table:table-cell>
          <table:table-cell office:value-type="float" office:value="0" calcext:value-type="float">
            <text:p>0</text:p>
          </table:table-cell>
          <table:table-cell office:value-type="float" office:value="11682415" calcext:value-type="float">
            <text:p>11,682,415</text:p>
          </table:table-cell>
          <table:table-cell office:value-type="float" office:value="1720817" calcext:value-type="float">
            <text:p>1,720,817</text:p>
          </table:table-cell>
          <table:table-cell office:value-type="float" office:value="15613461" calcext:value-type="float">
            <text:p>15,613,461</text:p>
          </table:table-cell>
          <table:table-cell office:value-type="float" office:value="1160913" calcext:value-type="float">
            <text:p>1,160,913</text:p>
          </table:table-cell>
          <table:table-cell office:value-type="float" office:value="453682" calcext:value-type="float">
            <text:p>453,682</text:p>
          </table:table-cell>
          <table:table-cell office:value-type="float" office:value="-9253" calcext:value-type="float">
            <text:p>-9,253</text:p>
          </table:table-cell>
          <table:table-cell office:value-type="float" office:value="1834742" calcext:value-type="float">
            <text:p>1,834,742</text:p>
          </table:table-cell>
          <table:table-cell office:value-type="float" office:value="0" calcext:value-type="float">
            <text:p>0</text:p>
          </table:table-cell>
          <table:table-cell office:value-type="float" office:value="19053545" calcext:value-type="float">
            <text:p>19,053,545</text:p>
          </table:table-cell>
          <table:table-cell office:value-type="float" office:value="2849941" calcext:value-type="float">
            <text:p>2,849,941</text:p>
          </table:table-cell>
          <table:table-cell office:value-type="float" office:value="0" calcext:value-type="float">
            <text:p>0</text:p>
          </table:table-cell>
          <table:table-cell office:value-type="float" office:value="833759" calcext:value-type="float">
            <text:p>833,759</text:p>
          </table:table-cell>
          <table:table-cell office:value-type="float" office:value="12569443" calcext:value-type="float">
            <text:p>12,569,443</text:p>
          </table:table-cell>
          <table:table-cell office:value-type="float" office:value="0" calcext:value-type="float">
            <text:p>0</text:p>
          </table:table-cell>
          <table:table-cell office:value-type="float" office:value="2800403" calcext:value-type="float">
            <text:p>2,800,403</text:p>
          </table:table-cell>
          <table:table-cell/>
          <table:table-cell table:formula="of:=CONCATENATE([.$AB$5];[.$AA$5];[.C308];&quot;,&quot;;[.D308];&quot;,&quot;;[.E308];&quot;,&quot;;[.F308];&quot;,&quot;;[.H308];&quot;,&quot;;[.I308];&quot;,&quot;;[.J308];&quot;,&quot;;[.K308];&quot;,&quot;;[.M308];&quot;,&quot;;[.O308];&quot;,&quot;;[.P308];&quot;,&quot;;[.Q308];&quot;,&quot;;[.R308];&quot;,&quot;;[.S308];&quot;,&quot;;[.U308];&quot;,&quot;;[.V308];&quot;,&quot;;[.W308];&quot;,&quot;;[.X308];&quot;,&quot;;[.Y308];&quot;,&quot;;[.Z30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3,1690695,0,519535,10059119,1364836,258459,0,1720817,1160913,453682,-9253,1834742,0,2849941,0,833759,12569443,0,280040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3,1690695,0,519535,10059119,1364836,258459,0,1720817,1160913,453682,-9253,1834742,0,2849941,0,833759,12569443,0,280040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SABI EAST SCHOOL DISTRICT</text:p>
          </table:table-cell>
          <table:table-cell office:value-type="float" office:value="2711" calcext:value-type="float">
            <text:p>2,711</text:p>
          </table:table-cell>
          <table:table-cell table:formula="of:=VLOOKUP([.B309];[$Sheet2.A302:.C858];2)" office:value-type="float" office:value="314" calcext:value-type="float">
            <text:p>314</text:p>
          </table:table-cell>
          <table:table-cell office:value-type="float" office:value="708915" calcext:value-type="float">
            <text:p>708,915</text:p>
          </table:table-cell>
          <table:table-cell office:value-type="float" office:value="0" calcext:value-type="float">
            <text:p>0</text:p>
          </table:table-cell>
          <table:table-cell office:value-type="float" office:value="2339170" calcext:value-type="float">
            <text:p>2,339,170</text:p>
          </table:table-cell>
          <table:table-cell office:value-type="float" office:value="3048085" calcext:value-type="float">
            <text:p>3,048,085</text:p>
          </table:table-cell>
          <table:table-cell office:value-type="float" office:value="7864138" calcext:value-type="float">
            <text:p>7,864,138</text:p>
          </table:table-cell>
          <table:table-cell office:value-type="float" office:value="1807963" calcext:value-type="float">
            <text:p>1,807,963</text:p>
          </table:table-cell>
          <table:table-cell office:value-type="float" office:value="217113" calcext:value-type="float">
            <text:p>217,113</text:p>
          </table:table-cell>
          <table:table-cell office:value-type="float" office:value="0" calcext:value-type="float">
            <text:p>0</text:p>
          </table:table-cell>
          <table:table-cell office:value-type="float" office:value="9889214" calcext:value-type="float">
            <text:p>9,889,214</text:p>
          </table:table-cell>
          <table:table-cell office:value-type="float" office:value="1676073" calcext:value-type="float">
            <text:p>1,676,073</text:p>
          </table:table-cell>
          <table:table-cell office:value-type="float" office:value="14613373" calcext:value-type="float">
            <text:p>14,613,373</text:p>
          </table:table-cell>
          <table:table-cell office:value-type="float" office:value="635902" calcext:value-type="float">
            <text:p>635,902</text:p>
          </table:table-cell>
          <table:table-cell office:value-type="float" office:value="408986" calcext:value-type="float">
            <text:p>408,986</text:p>
          </table:table-cell>
          <table:table-cell office:value-type="float" office:value="4" calcext:value-type="float">
            <text:p>4</text:p>
          </table:table-cell>
          <table:table-cell office:value-type="float" office:value="1724533" calcext:value-type="float">
            <text:p>1,724,533</text:p>
          </table:table-cell>
          <table:table-cell office:value-type="float" office:value="786678" calcext:value-type="float">
            <text:p>786,678</text:p>
          </table:table-cell>
          <table:table-cell office:value-type="float" office:value="18169476" calcext:value-type="float">
            <text:p>18,169,476</text:p>
          </table:table-cell>
          <table:table-cell office:value-type="float" office:value="2026216" calcext:value-type="float">
            <text:p>2,026,216</text:p>
          </table:table-cell>
          <table:table-cell office:value-type="float" office:value="0" calcext:value-type="float">
            <text:p>0</text:p>
          </table:table-cell>
          <table:table-cell office:value-type="float" office:value="3478834" calcext:value-type="float">
            <text:p>3,478,834</text:p>
          </table:table-cell>
          <table:table-cell office:value-type="float" office:value="10392514" calcext:value-type="float">
            <text:p>10,392,514</text:p>
          </table:table-cell>
          <table:table-cell office:value-type="float" office:value="0" calcext:value-type="float">
            <text:p>0</text:p>
          </table:table-cell>
          <table:table-cell office:value-type="float" office:value="2271912" calcext:value-type="float">
            <text:p>2,271,912</text:p>
          </table:table-cell>
          <table:table-cell/>
          <table:table-cell table:formula="of:=CONCATENATE([.$AB$5];[.$AA$5];[.C309];&quot;,&quot;;[.D309];&quot;,&quot;;[.E309];&quot;,&quot;;[.F309];&quot;,&quot;;[.H309];&quot;,&quot;;[.I309];&quot;,&quot;;[.J309];&quot;,&quot;;[.K309];&quot;,&quot;;[.M309];&quot;,&quot;;[.O309];&quot;,&quot;;[.P309];&quot;,&quot;;[.Q309];&quot;,&quot;;[.R309];&quot;,&quot;;[.S309];&quot;,&quot;;[.U309];&quot;,&quot;;[.V309];&quot;,&quot;;[.W309];&quot;,&quot;;[.X309];&quot;,&quot;;[.Y309];&quot;,&quot;;[.Z30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4,708915,0,2339170,7864138,1807963,217113,0,1676073,635902,408986,4,1724533,786678,2026216,0,3478834,10392514,0,22719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4,708915,0,2339170,7864138,1807963,217113,0,1676073,635902,408986,4,1724533,786678,2026216,0,3478834,10392514,0,22719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AIRMONT AREA SCHOOL DISTRICT</text:p>
          </table:table-cell>
          <table:table-cell office:value-type="float" office:value="2752" calcext:value-type="float">
            <text:p>2,752</text:p>
          </table:table-cell>
          <table:table-cell table:formula="of:=VLOOKUP([.B310];[$Sheet2.A303:.C859];2)" office:value-type="float" office:value="315" calcext:value-type="float">
            <text:p>315</text:p>
          </table:table-cell>
          <table:table-cell office:value-type="float" office:value="2774906" calcext:value-type="float">
            <text:p>2,774,906</text:p>
          </table:table-cell>
          <table:table-cell office:value-type="float" office:value="0" calcext:value-type="float">
            <text:p>0</text:p>
          </table:table-cell>
          <table:table-cell office:value-type="float" office:value="811750" calcext:value-type="float">
            <text:p>811,750</text:p>
          </table:table-cell>
          <table:table-cell office:value-type="float" office:value="3586656" calcext:value-type="float">
            <text:p>3,586,656</text:p>
          </table:table-cell>
          <table:table-cell office:value-type="float" office:value="15795981" calcext:value-type="float">
            <text:p>15,795,981</text:p>
          </table:table-cell>
          <table:table-cell office:value-type="float" office:value="2077815" calcext:value-type="float">
            <text:p>2,077,815</text:p>
          </table:table-cell>
          <table:table-cell office:value-type="float" office:value="491458" calcext:value-type="float">
            <text:p>491,458</text:p>
          </table:table-cell>
          <table:table-cell office:value-type="float" office:value="0" calcext:value-type="float">
            <text:p>0</text:p>
          </table:table-cell>
          <table:table-cell office:value-type="float" office:value="18365255" calcext:value-type="float">
            <text:p>18,365,255</text:p>
          </table:table-cell>
          <table:table-cell office:value-type="float" office:value="2448000" calcext:value-type="float">
            <text:p>2,448,000</text:p>
          </table:table-cell>
          <table:table-cell office:value-type="float" office:value="24399910" calcext:value-type="float">
            <text:p>24,399,910</text:p>
          </table:table-cell>
          <table:table-cell office:value-type="float" office:value="1701800" calcext:value-type="float">
            <text:p>1,701,800</text:p>
          </table:table-cell>
          <table:table-cell office:value-type="float" office:value="654884" calcext:value-type="float">
            <text:p>654,884</text:p>
          </table:table-cell>
          <table:table-cell office:value-type="float" office:value="77845" calcext:value-type="float">
            <text:p>77,845</text:p>
          </table:table-cell>
          <table:table-cell office:value-type="float" office:value="2679725" calcext:value-type="float">
            <text:p>2,679,725</text:p>
          </table:table-cell>
          <table:table-cell office:value-type="float" office:value="0" calcext:value-type="float">
            <text:p>0</text:p>
          </table:table-cell>
          <table:table-cell office:value-type="float" office:value="29514164" calcext:value-type="float">
            <text:p>29,514,164</text:p>
          </table:table-cell>
          <table:table-cell office:value-type="float" office:value="4879502" calcext:value-type="float">
            <text:p>4,879,502</text:p>
          </table:table-cell>
          <table:table-cell office:value-type="float" office:value="0" calcext:value-type="float">
            <text:p>0</text:p>
          </table:table-cell>
          <table:table-cell office:value-type="float" office:value="1248396" calcext:value-type="float">
            <text:p>1,248,396</text:p>
          </table:table-cell>
          <table:table-cell office:value-type="float" office:value="19365175" calcext:value-type="float">
            <text:p>19,365,175</text:p>
          </table:table-cell>
          <table:table-cell office:value-type="float" office:value="0" calcext:value-type="float">
            <text:p>0</text:p>
          </table:table-cell>
          <table:table-cell office:value-type="float" office:value="4021091" calcext:value-type="float">
            <text:p>4,021,091</text:p>
          </table:table-cell>
          <table:table-cell/>
          <table:table-cell table:formula="of:=CONCATENATE([.$AB$5];[.$AA$5];[.C310];&quot;,&quot;;[.D310];&quot;,&quot;;[.E310];&quot;,&quot;;[.F310];&quot;,&quot;;[.H310];&quot;,&quot;;[.I310];&quot;,&quot;;[.J310];&quot;,&quot;;[.K310];&quot;,&quot;;[.M310];&quot;,&quot;;[.O310];&quot;,&quot;;[.P310];&quot;,&quot;;[.Q310];&quot;,&quot;;[.R310];&quot;,&quot;;[.S310];&quot;,&quot;;[.U310];&quot;,&quot;;[.V310];&quot;,&quot;;[.W310];&quot;,&quot;;[.X310];&quot;,&quot;;[.Y310];&quot;,&quot;;[.Z31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5,2774906,0,811750,15795981,2077815,491458,0,2448000,1701800,654884,77845,2679725,0,4879502,0,1248396,19365175,0,402109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5,2774906,0,811750,15795981,2077815,491458,0,2448000,1701800,654884,77845,2679725,0,4879502,0,1248396,19365175,0,402109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ng Prairie-Grey Eagle School Dist</text:p>
          </table:table-cell>
          <table:table-cell office:value-type="float" office:value="2753" calcext:value-type="float">
            <text:p>2,753</text:p>
          </table:table-cell>
          <table:table-cell table:formula="of:=VLOOKUP([.B311];[$Sheet2.A304:.C860];2)" office:value-type="float" office:value="316" calcext:value-type="float">
            <text:p>316</text:p>
          </table:table-cell>
          <table:table-cell office:value-type="float" office:value="1401907" calcext:value-type="float">
            <text:p>1,401,907</text:p>
          </table:table-cell>
          <table:table-cell office:value-type="float" office:value="0" calcext:value-type="float">
            <text:p>0</text:p>
          </table:table-cell>
          <table:table-cell office:value-type="float" office:value="537075" calcext:value-type="float">
            <text:p>537,075</text:p>
          </table:table-cell>
          <table:table-cell office:value-type="float" office:value="1938982" calcext:value-type="float">
            <text:p>1,938,982</text:p>
          </table:table-cell>
          <table:table-cell office:value-type="float" office:value="8508275" calcext:value-type="float">
            <text:p>8,508,275</text:p>
          </table:table-cell>
          <table:table-cell office:value-type="float" office:value="1014901" calcext:value-type="float">
            <text:p>1,014,901</text:p>
          </table:table-cell>
          <table:table-cell office:value-type="float" office:value="454184" calcext:value-type="float">
            <text:p>454,184</text:p>
          </table:table-cell>
          <table:table-cell office:value-type="float" office:value="0" calcext:value-type="float">
            <text:p>0</text:p>
          </table:table-cell>
          <table:table-cell office:value-type="float" office:value="9977359" calcext:value-type="float">
            <text:p>9,977,359</text:p>
          </table:table-cell>
          <table:table-cell office:value-type="float" office:value="1877721" calcext:value-type="float">
            <text:p>1,877,721</text:p>
          </table:table-cell>
          <table:table-cell office:value-type="float" office:value="13794062" calcext:value-type="float">
            <text:p>13,794,062</text:p>
          </table:table-cell>
          <table:table-cell office:value-type="float" office:value="1038260" calcext:value-type="float">
            <text:p>1,038,260</text:p>
          </table:table-cell>
          <table:table-cell office:value-type="float" office:value="741383" calcext:value-type="float">
            <text:p>741,383</text:p>
          </table:table-cell>
          <table:table-cell office:value-type="float" office:value="0" calcext:value-type="float">
            <text:p>0</text:p>
          </table:table-cell>
          <table:table-cell office:value-type="float" office:value="668152" calcext:value-type="float">
            <text:p>668,152</text:p>
          </table:table-cell>
          <table:table-cell office:value-type="float" office:value="0" calcext:value-type="float">
            <text:p>0</text:p>
          </table:table-cell>
          <table:table-cell office:value-type="float" office:value="16241856" calcext:value-type="float">
            <text:p>16,241,856</text:p>
          </table:table-cell>
          <table:table-cell office:value-type="float" office:value="2053201" calcext:value-type="float">
            <text:p>2,053,201</text:p>
          </table:table-cell>
          <table:table-cell office:value-type="float" office:value="0" calcext:value-type="float">
            <text:p>0</text:p>
          </table:table-cell>
          <table:table-cell office:value-type="float" office:value="612894" calcext:value-type="float">
            <text:p>612,894</text:p>
          </table:table-cell>
          <table:table-cell office:value-type="float" office:value="10308182" calcext:value-type="float">
            <text:p>10,308,182</text:p>
          </table:table-cell>
          <table:table-cell office:value-type="float" office:value="0" calcext:value-type="float">
            <text:p>0</text:p>
          </table:table-cell>
          <table:table-cell office:value-type="float" office:value="3267579" calcext:value-type="float">
            <text:p>3,267,579</text:p>
          </table:table-cell>
          <table:table-cell/>
          <table:table-cell table:formula="of:=CONCATENATE([.$AB$5];[.$AA$5];[.C311];&quot;,&quot;;[.D311];&quot;,&quot;;[.E311];&quot;,&quot;;[.F311];&quot;,&quot;;[.H311];&quot;,&quot;;[.I311];&quot;,&quot;;[.J311];&quot;,&quot;;[.K311];&quot;,&quot;;[.M311];&quot;,&quot;;[.O311];&quot;,&quot;;[.P311];&quot;,&quot;;[.Q311];&quot;,&quot;;[.R311];&quot;,&quot;;[.S311];&quot;,&quot;;[.U311];&quot;,&quot;;[.V311];&quot;,&quot;;[.W311];&quot;,&quot;;[.X311];&quot;,&quot;;[.Y311];&quot;,&quot;;[.Z31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6,1401907,0,537075,8508275,1014901,454184,0,1877721,1038260,741383,0,668152,0,2053201,0,612894,10308182,0,326757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6,1401907,0,537075,8508275,1014901,454184,0,1877721,1038260,741383,0,668152,0,2053201,0,612894,10308182,0,326757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DAR MOUNTAIN SCHOOL DISTRICT</text:p>
          </table:table-cell>
          <table:table-cell office:value-type="float" office:value="2754" calcext:value-type="float">
            <text:p>2,754</text:p>
          </table:table-cell>
          <table:table-cell table:formula="of:=VLOOKUP([.B312];[$Sheet2.A305:.C861];2)" office:value-type="float" office:value="317" calcext:value-type="float">
            <text:p>317</text:p>
          </table:table-cell>
          <table:table-cell office:value-type="float" office:value="728143" calcext:value-type="float">
            <text:p>728,143</text:p>
          </table:table-cell>
          <table:table-cell office:value-type="float" office:value="0" calcext:value-type="float">
            <text:p>0</text:p>
          </table:table-cell>
          <table:table-cell office:value-type="float" office:value="268977" calcext:value-type="float">
            <text:p>268,977</text:p>
          </table:table-cell>
          <table:table-cell office:value-type="float" office:value="997120" calcext:value-type="float">
            <text:p>997,120</text:p>
          </table:table-cell>
          <table:table-cell office:value-type="float" office:value="3815776" calcext:value-type="float">
            <text:p>3,815,776</text:p>
          </table:table-cell>
          <table:table-cell office:value-type="float" office:value="1053353" calcext:value-type="float">
            <text:p>1,053,353</text:p>
          </table:table-cell>
          <table:table-cell office:value-type="float" office:value="90684" calcext:value-type="float">
            <text:p>90,684</text:p>
          </table:table-cell>
          <table:table-cell office:value-type="float" office:value="0" calcext:value-type="float">
            <text:p>0</text:p>
          </table:table-cell>
          <table:table-cell office:value-type="float" office:value="4959813" calcext:value-type="float">
            <text:p>4,959,813</text:p>
          </table:table-cell>
          <table:table-cell office:value-type="float" office:value="564462" calcext:value-type="float">
            <text:p>564,462</text:p>
          </table:table-cell>
          <table:table-cell office:value-type="float" office:value="6521395" calcext:value-type="float">
            <text:p>6,521,395</text:p>
          </table:table-cell>
          <table:table-cell office:value-type="float" office:value="510355" calcext:value-type="float">
            <text:p>510,355</text:p>
          </table:table-cell>
          <table:table-cell office:value-type="float" office:value="605285" calcext:value-type="float">
            <text:p>605,285</text:p>
          </table:table-cell>
          <table:table-cell office:value-type="float" office:value="0" calcext:value-type="float">
            <text:p>0</text:p>
          </table:table-cell>
          <table:table-cell office:value-type="float" office:value="814517" calcext:value-type="float">
            <text:p>814,517</text:p>
          </table:table-cell>
          <table:table-cell office:value-type="float" office:value="0" calcext:value-type="float">
            <text:p>0</text:p>
          </table:table-cell>
          <table:table-cell office:value-type="float" office:value="8451552" calcext:value-type="float">
            <text:p>8,451,552</text:p>
          </table:table-cell>
          <table:table-cell office:value-type="float" office:value="1185237" calcext:value-type="float">
            <text:p>1,185,237</text:p>
          </table:table-cell>
          <table:table-cell office:value-type="float" office:value="0" calcext:value-type="float">
            <text:p>0</text:p>
          </table:table-cell>
          <table:table-cell office:value-type="float" office:value="710518" calcext:value-type="float">
            <text:p>710,518</text:p>
          </table:table-cell>
          <table:table-cell office:value-type="float" office:value="5433651" calcext:value-type="float">
            <text:p>5,433,651</text:p>
          </table:table-cell>
          <table:table-cell office:value-type="float" office:value="0" calcext:value-type="float">
            <text:p>0</text:p>
          </table:table-cell>
          <table:table-cell office:value-type="float" office:value="1122146" calcext:value-type="float">
            <text:p>1,122,146</text:p>
          </table:table-cell>
          <table:table-cell/>
          <table:table-cell table:formula="of:=CONCATENATE([.$AB$5];[.$AA$5];[.C312];&quot;,&quot;;[.D312];&quot;,&quot;;[.E312];&quot;,&quot;;[.F312];&quot;,&quot;;[.H312];&quot;,&quot;;[.I312];&quot;,&quot;;[.J312];&quot;,&quot;;[.K312];&quot;,&quot;;[.M312];&quot;,&quot;;[.O312];&quot;,&quot;;[.P312];&quot;,&quot;;[.Q312];&quot;,&quot;;[.R312];&quot;,&quot;;[.S312];&quot;,&quot;;[.U312];&quot;,&quot;;[.V312];&quot;,&quot;;[.W312];&quot;,&quot;;[.X312];&quot;,&quot;;[.Y312];&quot;,&quot;;[.Z31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7,728143,0,268977,3815776,1053353,90684,0,564462,510355,605285,0,814517,0,1185237,0,710518,5433651,0,112214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7,728143,0,268977,3815776,1053353,90684,0,564462,510355,605285,0,814517,0,1185237,0,710518,5433651,0,112214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RRIS AREA PUBLIC SCHOOLS</text:p>
          </table:table-cell>
          <table:table-cell office:value-type="float" office:value="2769" calcext:value-type="float">
            <text:p>2,769</text:p>
          </table:table-cell>
          <table:table-cell table:formula="of:=VLOOKUP([.B313];[$Sheet2.A306:.C862];2)" office:value-type="float" office:value="319" calcext:value-type="float">
            <text:p>319</text:p>
          </table:table-cell>
          <table:table-cell office:value-type="float" office:value="1292316" calcext:value-type="float">
            <text:p>1,292,316</text:p>
          </table:table-cell>
          <table:table-cell office:value-type="float" office:value="0" calcext:value-type="float">
            <text:p>0</text:p>
          </table:table-cell>
          <table:table-cell office:value-type="float" office:value="1639189" calcext:value-type="float">
            <text:p>1,639,189</text:p>
          </table:table-cell>
          <table:table-cell office:value-type="float" office:value="2931505" calcext:value-type="float">
            <text:p>2,931,505</text:p>
          </table:table-cell>
          <table:table-cell office:value-type="float" office:value="9003372" calcext:value-type="float">
            <text:p>9,003,372</text:p>
          </table:table-cell>
          <table:table-cell office:value-type="float" office:value="1387205" calcext:value-type="float">
            <text:p>1,387,205</text:p>
          </table:table-cell>
          <table:table-cell office:value-type="float" office:value="243343" calcext:value-type="float">
            <text:p>243,343</text:p>
          </table:table-cell>
          <table:table-cell office:value-type="float" office:value="0" calcext:value-type="float">
            <text:p>0</text:p>
          </table:table-cell>
          <table:table-cell office:value-type="float" office:value="10633919" calcext:value-type="float">
            <text:p>10,633,919</text:p>
          </table:table-cell>
          <table:table-cell office:value-type="float" office:value="510438" calcext:value-type="float">
            <text:p>510,438</text:p>
          </table:table-cell>
          <table:table-cell office:value-type="float" office:value="14075862" calcext:value-type="float">
            <text:p>14,075,862</text:p>
          </table:table-cell>
          <table:table-cell office:value-type="float" office:value="921129" calcext:value-type="float">
            <text:p>921,129</text:p>
          </table:table-cell>
          <table:table-cell office:value-type="float" office:value="841589" calcext:value-type="float">
            <text:p>841,589</text:p>
          </table:table-cell>
          <table:table-cell office:value-type="float" office:value="0" calcext:value-type="float">
            <text:p>0</text:p>
          </table:table-cell>
          <table:table-cell office:value-type="float" office:value="3168424" calcext:value-type="float">
            <text:p>3,168,424</text:p>
          </table:table-cell>
          <table:table-cell office:value-type="float" office:value="95093" calcext:value-type="float">
            <text:p>95,093</text:p>
          </table:table-cell>
          <table:table-cell office:value-type="float" office:value="19102099" calcext:value-type="float">
            <text:p>19,102,099</text:p>
          </table:table-cell>
          <table:table-cell office:value-type="float" office:value="3624326" calcext:value-type="float">
            <text:p>3,624,326</text:p>
          </table:table-cell>
          <table:table-cell office:value-type="float" office:value="0" calcext:value-type="float">
            <text:p>0</text:p>
          </table:table-cell>
          <table:table-cell office:value-type="float" office:value="2334262" calcext:value-type="float">
            <text:p>2,334,262</text:p>
          </table:table-cell>
          <table:table-cell office:value-type="float" office:value="11778933" calcext:value-type="float">
            <text:p>11,778,933</text:p>
          </table:table-cell>
          <table:table-cell office:value-type="float" office:value="0" calcext:value-type="float">
            <text:p>0</text:p>
          </table:table-cell>
          <table:table-cell office:value-type="float" office:value="1364578" calcext:value-type="float">
            <text:p>1,364,578</text:p>
          </table:table-cell>
          <table:table-cell/>
          <table:table-cell table:formula="of:=CONCATENATE([.$AB$5];[.$AA$5];[.C313];&quot;,&quot;;[.D313];&quot;,&quot;;[.E313];&quot;,&quot;;[.F313];&quot;,&quot;;[.H313];&quot;,&quot;;[.I313];&quot;,&quot;;[.J313];&quot;,&quot;;[.K313];&quot;,&quot;;[.M313];&quot;,&quot;;[.O313];&quot;,&quot;;[.P313];&quot;,&quot;;[.Q313];&quot;,&quot;;[.R313];&quot;,&quot;;[.S313];&quot;,&quot;;[.U313];&quot;,&quot;;[.V313];&quot;,&quot;;[.W313];&quot;,&quot;;[.X313];&quot;,&quot;;[.Y313];&quot;,&quot;;[.Z31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9,1292316,0,1639189,9003372,1387205,243343,0,510438,921129,841589,0,3168424,95093,3624326,0,2334262,11778933,0,13645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19,1292316,0,1639189,9003372,1387205,243343,0,510438,921129,841589,0,3168424,95093,3624326,0,2334262,11778933,0,13645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ZUMBROTA-MAZEPPA SCHOOL DISTRICT</text:p>
          </table:table-cell>
          <table:table-cell office:value-type="float" office:value="2805" calcext:value-type="float">
            <text:p>2,805</text:p>
          </table:table-cell>
          <table:table-cell table:formula="of:=VLOOKUP([.B314];[$Sheet2.A307:.C863];2)" office:value-type="float" office:value="320" calcext:value-type="float">
            <text:p>320</text:p>
          </table:table-cell>
          <table:table-cell office:value-type="float" office:value="3190270" calcext:value-type="float">
            <text:p>3,190,270</text:p>
          </table:table-cell>
          <table:table-cell office:value-type="float" office:value="0" calcext:value-type="float">
            <text:p>0</text:p>
          </table:table-cell>
          <table:table-cell office:value-type="float" office:value="1034511" calcext:value-type="float">
            <text:p>1,034,511</text:p>
          </table:table-cell>
          <table:table-cell office:value-type="float" office:value="4224781" calcext:value-type="float">
            <text:p>4,224,781</text:p>
          </table:table-cell>
          <table:table-cell office:value-type="float" office:value="10152977" calcext:value-type="float">
            <text:p>10,152,977</text:p>
          </table:table-cell>
          <table:table-cell office:value-type="float" office:value="1720745" calcext:value-type="float">
            <text:p>1,720,745</text:p>
          </table:table-cell>
          <table:table-cell office:value-type="float" office:value="338089" calcext:value-type="float">
            <text:p>338,089</text:p>
          </table:table-cell>
          <table:table-cell office:value-type="float" office:value="0" calcext:value-type="float">
            <text:p>0</text:p>
          </table:table-cell>
          <table:table-cell office:value-type="float" office:value="12211811" calcext:value-type="float">
            <text:p>12,211,811</text:p>
          </table:table-cell>
          <table:table-cell office:value-type="float" office:value="672740" calcext:value-type="float">
            <text:p>672,740</text:p>
          </table:table-cell>
          <table:table-cell office:value-type="float" office:value="17109332" calcext:value-type="float">
            <text:p>17,109,332</text:p>
          </table:table-cell>
          <table:table-cell office:value-type="float" office:value="967580" calcext:value-type="float">
            <text:p>967,580</text:p>
          </table:table-cell>
          <table:table-cell office:value-type="float" office:value="1271035" calcext:value-type="float">
            <text:p>1,271,035</text:p>
          </table:table-cell>
          <table:table-cell office:value-type="float" office:value="101664" calcext:value-type="float">
            <text:p>101,664</text:p>
          </table:table-cell>
          <table:table-cell office:value-type="float" office:value="2668831" calcext:value-type="float">
            <text:p>2,668,831</text:p>
          </table:table-cell>
          <table:table-cell office:value-type="float" office:value="0" calcext:value-type="float">
            <text:p>0</text:p>
          </table:table-cell>
          <table:table-cell office:value-type="float" office:value="22118441" calcext:value-type="float">
            <text:p>22,118,441</text:p>
          </table:table-cell>
          <table:table-cell office:value-type="float" office:value="5429666" calcext:value-type="float">
            <text:p>5,429,666</text:p>
          </table:table-cell>
          <table:table-cell office:value-type="float" office:value="0" calcext:value-type="float">
            <text:p>0</text:p>
          </table:table-cell>
          <table:table-cell office:value-type="float" office:value="2137452" calcext:value-type="float">
            <text:p>2,137,452</text:p>
          </table:table-cell>
          <table:table-cell office:value-type="float" office:value="12964149" calcext:value-type="float">
            <text:p>12,964,149</text:p>
          </table:table-cell>
          <table:table-cell office:value-type="float" office:value="0" calcext:value-type="float">
            <text:p>0</text:p>
          </table:table-cell>
          <table:table-cell office:value-type="float" office:value="1587175" calcext:value-type="float">
            <text:p>1,587,175</text:p>
          </table:table-cell>
          <table:table-cell/>
          <table:table-cell table:formula="of:=CONCATENATE([.$AB$5];[.$AA$5];[.C314];&quot;,&quot;;[.D314];&quot;,&quot;;[.E314];&quot;,&quot;;[.F314];&quot;,&quot;;[.H314];&quot;,&quot;;[.I314];&quot;,&quot;;[.J314];&quot;,&quot;;[.K314];&quot;,&quot;;[.M314];&quot;,&quot;;[.O314];&quot;,&quot;;[.P314];&quot;,&quot;;[.Q314];&quot;,&quot;;[.R314];&quot;,&quot;;[.S314];&quot;,&quot;;[.U314];&quot;,&quot;;[.V314];&quot;,&quot;;[.W314];&quot;,&quot;;[.X314];&quot;,&quot;;[.Y314];&quot;,&quot;;[.Z31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0,3190270,0,1034511,10152977,1720745,338089,0,672740,967580,1271035,101664,2668831,0,5429666,0,2137452,12964149,0,158717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0,3190270,0,1034511,10152977,1720745,338089,0,672740,967580,1271035,101664,2668831,0,5429666,0,2137452,12964149,0,158717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ANESVILLE-WALDORF-PEMBERTON</text:p>
          </table:table-cell>
          <table:table-cell office:value-type="float" office:value="2835" calcext:value-type="float">
            <text:p>2,835</text:p>
          </table:table-cell>
          <table:table-cell table:formula="of:=VLOOKUP([.B315];[$Sheet2.A308:.C864];2)" office:value-type="float" office:value="321" calcext:value-type="float">
            <text:p>321</text:p>
          </table:table-cell>
          <table:table-cell office:value-type="float" office:value="1634322" calcext:value-type="float">
            <text:p>1,634,322</text:p>
          </table:table-cell>
          <table:table-cell office:value-type="float" office:value="0" calcext:value-type="float">
            <text:p>0</text:p>
          </table:table-cell>
          <table:table-cell office:value-type="float" office:value="631328" calcext:value-type="float">
            <text:p>631,328</text:p>
          </table:table-cell>
          <table:table-cell office:value-type="float" office:value="2265650" calcext:value-type="float">
            <text:p>2,265,650</text:p>
          </table:table-cell>
          <table:table-cell office:value-type="float" office:value="5852071" calcext:value-type="float">
            <text:p>5,852,071</text:p>
          </table:table-cell>
          <table:table-cell office:value-type="float" office:value="1016528" calcext:value-type="float">
            <text:p>1,016,528</text:p>
          </table:table-cell>
          <table:table-cell office:value-type="float" office:value="246583" calcext:value-type="float">
            <text:p>246,583</text:p>
          </table:table-cell>
          <table:table-cell office:value-type="float" office:value="0" calcext:value-type="float">
            <text:p>0</text:p>
          </table:table-cell>
          <table:table-cell office:value-type="float" office:value="7115182" calcext:value-type="float">
            <text:p>7,115,182</text:p>
          </table:table-cell>
          <table:table-cell office:value-type="float" office:value="1104956" calcext:value-type="float">
            <text:p>1,104,956</text:p>
          </table:table-cell>
          <table:table-cell office:value-type="float" office:value="10485788" calcext:value-type="float">
            <text:p>10,485,788</text:p>
          </table:table-cell>
          <table:table-cell office:value-type="float" office:value="778497" calcext:value-type="float">
            <text:p>778,497</text:p>
          </table:table-cell>
          <table:table-cell office:value-type="float" office:value="550099" calcext:value-type="float">
            <text:p>550,099</text:p>
          </table:table-cell>
          <table:table-cell office:value-type="float" office:value="1743" calcext:value-type="float">
            <text:p>1,743</text:p>
          </table:table-cell>
          <table:table-cell office:value-type="float" office:value="193666" calcext:value-type="float">
            <text:p>193,666</text:p>
          </table:table-cell>
          <table:table-cell office:value-type="float" office:value="0" calcext:value-type="float">
            <text:p>0</text:p>
          </table:table-cell>
          <table:table-cell office:value-type="float" office:value="12009793" calcext:value-type="float">
            <text:p>12,009,793</text:p>
          </table:table-cell>
          <table:table-cell office:value-type="float" office:value="1808221" calcext:value-type="float">
            <text:p>1,808,221</text:p>
          </table:table-cell>
          <table:table-cell office:value-type="float" office:value="0" calcext:value-type="float">
            <text:p>0</text:p>
          </table:table-cell>
          <table:table-cell office:value-type="float" office:value="1134047" calcext:value-type="float">
            <text:p>1,134,047</text:p>
          </table:table-cell>
          <table:table-cell office:value-type="float" office:value="7284714" calcext:value-type="float">
            <text:p>7,284,714</text:p>
          </table:table-cell>
          <table:table-cell office:value-type="float" office:value="0" calcext:value-type="float">
            <text:p>0</text:p>
          </table:table-cell>
          <table:table-cell office:value-type="float" office:value="1782811" calcext:value-type="float">
            <text:p>1,782,811</text:p>
          </table:table-cell>
          <table:table-cell/>
          <table:table-cell table:formula="of:=CONCATENATE([.$AB$5];[.$AA$5];[.C315];&quot;,&quot;;[.D315];&quot;,&quot;;[.E315];&quot;,&quot;;[.F315];&quot;,&quot;;[.H315];&quot;,&quot;;[.I315];&quot;,&quot;;[.J315];&quot;,&quot;;[.K315];&quot;,&quot;;[.M315];&quot;,&quot;;[.O315];&quot;,&quot;;[.P315];&quot;,&quot;;[.Q315];&quot;,&quot;;[.R315];&quot;,&quot;;[.S315];&quot;,&quot;;[.U315];&quot;,&quot;;[.V315];&quot;,&quot;;[.W315];&quot;,&quot;;[.X315];&quot;,&quot;;[.Y315];&quot;,&quot;;[.Z31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1,1634322,0,631328,5852071,1016528,246583,0,1104956,778497,550099,1743,193666,0,1808221,0,1134047,7284714,0,178281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1,1634322,0,631328,5852071,1016528,246583,0,1104956,778497,550099,1743,193666,0,1808221,0,1134047,7284714,0,178281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c qui Parle Valley Schools</text:p>
          </table:table-cell>
          <table:table-cell office:value-type="float" office:value="2853" calcext:value-type="float">
            <text:p>2,853</text:p>
          </table:table-cell>
          <table:table-cell table:formula="of:=VLOOKUP([.B316];[$Sheet2.A309:.C865];2)" office:value-type="float" office:value="322" calcext:value-type="float">
            <text:p>322</text:p>
          </table:table-cell>
          <table:table-cell office:value-type="float" office:value="1061081" calcext:value-type="float">
            <text:p>1,061,081</text:p>
          </table:table-cell>
          <table:table-cell office:value-type="float" office:value="0" calcext:value-type="float">
            <text:p>0</text:p>
          </table:table-cell>
          <table:table-cell office:value-type="float" office:value="886144" calcext:value-type="float">
            <text:p>886,144</text:p>
          </table:table-cell>
          <table:table-cell office:value-type="float" office:value="1947226" calcext:value-type="float">
            <text:p>1,947,226</text:p>
          </table:table-cell>
          <table:table-cell office:value-type="float" office:value="7680772" calcext:value-type="float">
            <text:p>7,680,772</text:p>
          </table:table-cell>
          <table:table-cell office:value-type="float" office:value="1135388" calcext:value-type="float">
            <text:p>1,135,388</text:p>
          </table:table-cell>
          <table:table-cell office:value-type="float" office:value="267567" calcext:value-type="float">
            <text:p>267,567</text:p>
          </table:table-cell>
          <table:table-cell office:value-type="float" office:value="0" calcext:value-type="float">
            <text:p>0</text:p>
          </table:table-cell>
          <table:table-cell office:value-type="float" office:value="9083727" calcext:value-type="float">
            <text:p>9,083,727</text:p>
          </table:table-cell>
          <table:table-cell office:value-type="float" office:value="701329" calcext:value-type="float">
            <text:p>701,329</text:p>
          </table:table-cell>
          <table:table-cell office:value-type="float" office:value="11732282" calcext:value-type="float">
            <text:p>11,732,282</text:p>
          </table:table-cell>
          <table:table-cell office:value-type="float" office:value="801493" calcext:value-type="float">
            <text:p>801,493</text:p>
          </table:table-cell>
          <table:table-cell office:value-type="float" office:value="847658" calcext:value-type="float">
            <text:p>847,658</text:p>
          </table:table-cell>
          <table:table-cell office:value-type="float" office:value="1582" calcext:value-type="float">
            <text:p>1,582</text:p>
          </table:table-cell>
          <table:table-cell office:value-type="float" office:value="2895577" calcext:value-type="float">
            <text:p>2,895,577</text:p>
          </table:table-cell>
          <table:table-cell office:value-type="float" office:value="104802" calcext:value-type="float">
            <text:p>104,802</text:p>
          </table:table-cell>
          <table:table-cell office:value-type="float" office:value="16383394" calcext:value-type="float">
            <text:p>16,383,394</text:p>
          </table:table-cell>
          <table:table-cell office:value-type="float" office:value="2755738" calcext:value-type="float">
            <text:p>2,755,738</text:p>
          </table:table-cell>
          <table:table-cell office:value-type="float" office:value="0" calcext:value-type="float">
            <text:p>0</text:p>
          </table:table-cell>
          <table:table-cell office:value-type="float" office:value="1454458" calcext:value-type="float">
            <text:p>1,454,458</text:p>
          </table:table-cell>
          <table:table-cell office:value-type="float" office:value="10613484" calcext:value-type="float">
            <text:p>10,613,484</text:p>
          </table:table-cell>
          <table:table-cell office:value-type="float" office:value="0" calcext:value-type="float">
            <text:p>0</text:p>
          </table:table-cell>
          <table:table-cell office:value-type="float" office:value="1559714" calcext:value-type="float">
            <text:p>1,559,714</text:p>
          </table:table-cell>
          <table:table-cell/>
          <table:table-cell table:formula="of:=CONCATENATE([.$AB$5];[.$AA$5];[.C316];&quot;,&quot;;[.D316];&quot;,&quot;;[.E316];&quot;,&quot;;[.F316];&quot;,&quot;;[.H316];&quot;,&quot;;[.I316];&quot;,&quot;;[.J316];&quot;,&quot;;[.K316];&quot;,&quot;;[.M316];&quot;,&quot;;[.O316];&quot;,&quot;;[.P316];&quot;,&quot;;[.Q316];&quot;,&quot;;[.R316];&quot;,&quot;;[.S316];&quot;,&quot;;[.U316];&quot;,&quot;;[.V316];&quot;,&quot;;[.W316];&quot;,&quot;;[.X316];&quot;,&quot;;[.Y316];&quot;,&quot;;[.Z31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2,1061081,0,886144,7680772,1135388,267567,0,701329,801493,847658,1582,2895577,104802,2755738,0,1454458,10613484,0,155971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2,1061081,0,886144,7680772,1135388,267567,0,701329,801493,847658,1582,2895577,104802,2755738,0,1454458,10613484,0,155971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A-BORUP PUBLIC SCHOOL DISTRICT</text:p>
          </table:table-cell>
          <table:table-cell office:value-type="float" office:value="2854" calcext:value-type="float">
            <text:p>2,854</text:p>
          </table:table-cell>
          <table:table-cell table:formula="of:=VLOOKUP([.B317];[$Sheet2.A310:.C866];2)" office:value-type="float" office:value="323" calcext:value-type="float">
            <text:p>323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317];&quot;,&quot;;[.D317];&quot;,&quot;;[.E317];&quot;,&quot;;[.F317];&quot;,&quot;;[.H317];&quot;,&quot;;[.I317];&quot;,&quot;;[.J317];&quot;,&quot;;[.K317];&quot;,&quot;;[.M317];&quot;,&quot;;[.O317];&quot;,&quot;;[.P317];&quot;,&quot;;[.Q317];&quot;,&quot;;[.R317];&quot;,&quot;;[.S317];&quot;,&quot;;[.U317];&quot;,&quot;;[.V317];&quot;,&quot;;[.W317];&quot;,&quot;;[.X317];&quot;,&quot;;[.Y317];&quot;,&quot;;[.Z31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3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3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HEN-ARGYLE CENTRAL SCHOOLS</text:p>
          </table:table-cell>
          <table:table-cell office:value-type="float" office:value="2856" calcext:value-type="float">
            <text:p>2,856</text:p>
          </table:table-cell>
          <table:table-cell table:formula="of:=VLOOKUP([.B318];[$Sheet2.A311:.C867];2)" office:value-type="float" office:value="324" calcext:value-type="float">
            <text:p>324</text:p>
          </table:table-cell>
          <table:table-cell office:value-type="float" office:value="656702" calcext:value-type="float">
            <text:p>656,702</text:p>
          </table:table-cell>
          <table:table-cell office:value-type="float" office:value="0" calcext:value-type="float">
            <text:p>0</text:p>
          </table:table-cell>
          <table:table-cell office:value-type="float" office:value="457549" calcext:value-type="float">
            <text:p>457,549</text:p>
          </table:table-cell>
          <table:table-cell office:value-type="float" office:value="1114251" calcext:value-type="float">
            <text:p>1,114,251</text:p>
          </table:table-cell>
          <table:table-cell office:value-type="float" office:value="3190712" calcext:value-type="float">
            <text:p>3,190,712</text:p>
          </table:table-cell>
          <table:table-cell office:value-type="float" office:value="536901" calcext:value-type="float">
            <text:p>536,901</text:p>
          </table:table-cell>
          <table:table-cell office:value-type="float" office:value="111656" calcext:value-type="float">
            <text:p>111,656</text:p>
          </table:table-cell>
          <table:table-cell office:value-type="float" office:value="0" calcext:value-type="float">
            <text:p>0</text:p>
          </table:table-cell>
          <table:table-cell office:value-type="float" office:value="3839269" calcext:value-type="float">
            <text:p>3,839,269</text:p>
          </table:table-cell>
          <table:table-cell office:value-type="float" office:value="271606" calcext:value-type="float">
            <text:p>271,606</text:p>
          </table:table-cell>
          <table:table-cell office:value-type="float" office:value="5225126" calcext:value-type="float">
            <text:p>5,225,126</text:p>
          </table:table-cell>
          <table:table-cell office:value-type="float" office:value="327182" calcext:value-type="float">
            <text:p>327,182</text:p>
          </table:table-cell>
          <table:table-cell office:value-type="float" office:value="760874" calcext:value-type="float">
            <text:p>760,874</text:p>
          </table:table-cell>
          <table:table-cell office:value-type="float" office:value="0" calcext:value-type="float">
            <text:p>0</text:p>
          </table:table-cell>
          <table:table-cell office:value-type="float" office:value="249964" calcext:value-type="float">
            <text:p>249,964</text:p>
          </table:table-cell>
          <table:table-cell office:value-type="float" office:value="0" calcext:value-type="float">
            <text:p>0</text:p>
          </table:table-cell>
          <table:table-cell office:value-type="float" office:value="6563146" calcext:value-type="float">
            <text:p>6,563,146</text:p>
          </table:table-cell>
          <table:table-cell office:value-type="float" office:value="880104" calcext:value-type="float">
            <text:p>880,104</text:p>
          </table:table-cell>
          <table:table-cell office:value-type="float" office:value="0" calcext:value-type="float">
            <text:p>0</text:p>
          </table:table-cell>
          <table:table-cell office:value-type="float" office:value="572494" calcext:value-type="float">
            <text:p>572,494</text:p>
          </table:table-cell>
          <table:table-cell office:value-type="float" office:value="3960745" calcext:value-type="float">
            <text:p>3,960,745</text:p>
          </table:table-cell>
          <table:table-cell office:value-type="float" office:value="0" calcext:value-type="float">
            <text:p>0</text:p>
          </table:table-cell>
          <table:table-cell office:value-type="float" office:value="1149804" calcext:value-type="float">
            <text:p>1,149,804</text:p>
          </table:table-cell>
          <table:table-cell/>
          <table:table-cell table:formula="of:=CONCATENATE([.$AB$5];[.$AA$5];[.C318];&quot;,&quot;;[.D318];&quot;,&quot;;[.E318];&quot;,&quot;;[.F318];&quot;,&quot;;[.H318];&quot;,&quot;;[.I318];&quot;,&quot;;[.J318];&quot;,&quot;;[.K318];&quot;,&quot;;[.M318];&quot;,&quot;;[.O318];&quot;,&quot;;[.P318];&quot;,&quot;;[.Q318];&quot;,&quot;;[.R318];&quot;,&quot;;[.S318];&quot;,&quot;;[.U318];&quot;,&quot;;[.V318];&quot;,&quot;;[.W318];&quot;,&quot;;[.X318];&quot;,&quot;;[.Y318];&quot;,&quot;;[.Z31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4,656702,0,457549,3190712,536901,111656,0,271606,327182,760874,0,249964,0,880104,0,572494,3960745,0,114980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4,656702,0,457549,3190712,536901,111656,0,271606,327182,760874,0,249964,0,880104,0,572494,3960745,0,114980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LENCOE-SILVER LAKE SCHOOL DISTRICT</text:p>
          </table:table-cell>
          <table:table-cell office:value-type="float" office:value="2859" calcext:value-type="float">
            <text:p>2,859</text:p>
          </table:table-cell>
          <table:table-cell table:formula="of:=VLOOKUP([.B319];[$Sheet2.A312:.C868];2)" office:value-type="float" office:value="325" calcext:value-type="float">
            <text:p>325</text:p>
          </table:table-cell>
          <table:table-cell office:value-type="float" office:value="2611255" calcext:value-type="float">
            <text:p>2,611,255</text:p>
          </table:table-cell>
          <table:table-cell office:value-type="float" office:value="0" calcext:value-type="float">
            <text:p>0</text:p>
          </table:table-cell>
          <table:table-cell office:value-type="float" office:value="875629" calcext:value-type="float">
            <text:p>875,629</text:p>
          </table:table-cell>
          <table:table-cell office:value-type="float" office:value="3486883" calcext:value-type="float">
            <text:p>3,486,883</text:p>
          </table:table-cell>
          <table:table-cell office:value-type="float" office:value="12266786" calcext:value-type="float">
            <text:p>12,266,786</text:p>
          </table:table-cell>
          <table:table-cell office:value-type="float" office:value="2028648" calcext:value-type="float">
            <text:p>2,028,648</text:p>
          </table:table-cell>
          <table:table-cell office:value-type="float" office:value="341782" calcext:value-type="float">
            <text:p>341,782</text:p>
          </table:table-cell>
          <table:table-cell office:value-type="float" office:value="0" calcext:value-type="float">
            <text:p>0</text:p>
          </table:table-cell>
          <table:table-cell office:value-type="float" office:value="14637215" calcext:value-type="float">
            <text:p>14,637,215</text:p>
          </table:table-cell>
          <table:table-cell office:value-type="float" office:value="2500916" calcext:value-type="float">
            <text:p>2,500,916</text:p>
          </table:table-cell>
          <table:table-cell office:value-type="float" office:value="20625015" calcext:value-type="float">
            <text:p>20,625,015</text:p>
          </table:table-cell>
          <table:table-cell office:value-type="float" office:value="1308950" calcext:value-type="float">
            <text:p>1,308,950</text:p>
          </table:table-cell>
          <table:table-cell office:value-type="float" office:value="1009702" calcext:value-type="float">
            <text:p>1,009,702</text:p>
          </table:table-cell>
          <table:table-cell office:value-type="float" office:value="0" calcext:value-type="float">
            <text:p>0</text:p>
          </table:table-cell>
          <table:table-cell office:value-type="float" office:value="1549308" calcext:value-type="float">
            <text:p>1,549,308</text:p>
          </table:table-cell>
          <table:table-cell office:value-type="float" office:value="0" calcext:value-type="float">
            <text:p>0</text:p>
          </table:table-cell>
          <table:table-cell office:value-type="float" office:value="24492975" calcext:value-type="float">
            <text:p>24,492,975</text:p>
          </table:table-cell>
          <table:table-cell office:value-type="float" office:value="3974035" calcext:value-type="float">
            <text:p>3,974,035</text:p>
          </table:table-cell>
          <table:table-cell office:value-type="float" office:value="0" calcext:value-type="float">
            <text:p>0</text:p>
          </table:table-cell>
          <table:table-cell office:value-type="float" office:value="1700843" calcext:value-type="float">
            <text:p>1,700,843</text:p>
          </table:table-cell>
          <table:table-cell office:value-type="float" office:value="15193989" calcext:value-type="float">
            <text:p>15,193,989</text:p>
          </table:table-cell>
          <table:table-cell office:value-type="float" office:value="0" calcext:value-type="float">
            <text:p>0</text:p>
          </table:table-cell>
          <table:table-cell office:value-type="float" office:value="3624108" calcext:value-type="float">
            <text:p>3,624,108</text:p>
          </table:table-cell>
          <table:table-cell/>
          <table:table-cell table:formula="of:=CONCATENATE([.$AB$5];[.$AA$5];[.C319];&quot;,&quot;;[.D319];&quot;,&quot;;[.E319];&quot;,&quot;;[.F319];&quot;,&quot;;[.H319];&quot;,&quot;;[.I319];&quot;,&quot;;[.J319];&quot;,&quot;;[.K319];&quot;,&quot;;[.M319];&quot;,&quot;;[.O319];&quot;,&quot;;[.P319];&quot;,&quot;;[.Q319];&quot;,&quot;;[.R319];&quot;,&quot;;[.S319];&quot;,&quot;;[.U319];&quot;,&quot;;[.V319];&quot;,&quot;;[.W319];&quot;,&quot;;[.X319];&quot;,&quot;;[.Y319];&quot;,&quot;;[.Z31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5,2611255,0,875629,12266786,2028648,341782,0,2500916,1308950,1009702,0,1549308,0,3974035,0,1700843,15193989,0,362410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5,2611255,0,875629,12266786,2028648,341782,0,2500916,1308950,1009702,0,1549308,0,3974035,0,1700843,15193989,0,362410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LUE EARTH AREA PUBLIC SCHOOL</text:p>
          </table:table-cell>
          <table:table-cell office:value-type="float" office:value="2860" calcext:value-type="float">
            <text:p>2,860</text:p>
          </table:table-cell>
          <table:table-cell table:formula="of:=VLOOKUP([.B320];[$Sheet2.A313:.C869];2)" office:value-type="float" office:value="326" calcext:value-type="float">
            <text:p>326</text:p>
          </table:table-cell>
          <table:table-cell office:value-type="float" office:value="2223895" calcext:value-type="float">
            <text:p>2,223,895</text:p>
          </table:table-cell>
          <table:table-cell office:value-type="float" office:value="0" calcext:value-type="float">
            <text:p>0</text:p>
          </table:table-cell>
          <table:table-cell office:value-type="float" office:value="501468" calcext:value-type="float">
            <text:p>501,468</text:p>
          </table:table-cell>
          <table:table-cell office:value-type="float" office:value="2725363" calcext:value-type="float">
            <text:p>2,725,363</text:p>
          </table:table-cell>
          <table:table-cell office:value-type="float" office:value="9699407" calcext:value-type="float">
            <text:p>9,699,407</text:p>
          </table:table-cell>
          <table:table-cell office:value-type="float" office:value="823148" calcext:value-type="float">
            <text:p>823,148</text:p>
          </table:table-cell>
          <table:table-cell office:value-type="float" office:value="144823" calcext:value-type="float">
            <text:p>144,823</text:p>
          </table:table-cell>
          <table:table-cell office:value-type="float" office:value="0" calcext:value-type="float">
            <text:p>0</text:p>
          </table:table-cell>
          <table:table-cell office:value-type="float" office:value="10667379" calcext:value-type="float">
            <text:p>10,667,379</text:p>
          </table:table-cell>
          <table:table-cell office:value-type="float" office:value="1401609" calcext:value-type="float">
            <text:p>1,401,609</text:p>
          </table:table-cell>
          <table:table-cell office:value-type="float" office:value="14794350" calcext:value-type="float">
            <text:p>14,794,350</text:p>
          </table:table-cell>
          <table:table-cell office:value-type="float" office:value="1050179" calcext:value-type="float">
            <text:p>1,050,179</text:p>
          </table:table-cell>
          <table:table-cell office:value-type="float" office:value="1213025" calcext:value-type="float">
            <text:p>1,213,025</text:p>
          </table:table-cell>
          <table:table-cell office:value-type="float" office:value="0" calcext:value-type="float">
            <text:p>0</text:p>
          </table:table-cell>
          <table:table-cell office:value-type="float" office:value="654271" calcext:value-type="float">
            <text:p>654,271</text:p>
          </table:table-cell>
          <table:table-cell office:value-type="float" office:value="0" calcext:value-type="float">
            <text:p>0</text:p>
          </table:table-cell>
          <table:table-cell office:value-type="float" office:value="17711826" calcext:value-type="float">
            <text:p>17,711,826</text:p>
          </table:table-cell>
          <table:table-cell office:value-type="float" office:value="2718167" calcext:value-type="float">
            <text:p>2,718,167</text:p>
          </table:table-cell>
          <table:table-cell office:value-type="float" office:value="0" calcext:value-type="float">
            <text:p>0</text:p>
          </table:table-cell>
          <table:table-cell office:value-type="float" office:value="1336694" calcext:value-type="float">
            <text:p>1,336,694</text:p>
          </table:table-cell>
          <table:table-cell office:value-type="float" office:value="11165606" calcext:value-type="float">
            <text:p>11,165,606</text:p>
          </table:table-cell>
          <table:table-cell office:value-type="float" office:value="0" calcext:value-type="float">
            <text:p>0</text:p>
          </table:table-cell>
          <table:table-cell office:value-type="float" office:value="2491359" calcext:value-type="float">
            <text:p>2,491,359</text:p>
          </table:table-cell>
          <table:table-cell/>
          <table:table-cell table:formula="of:=CONCATENATE([.$AB$5];[.$AA$5];[.C320];&quot;,&quot;;[.D320];&quot;,&quot;;[.E320];&quot;,&quot;;[.F320];&quot;,&quot;;[.H320];&quot;,&quot;;[.I320];&quot;,&quot;;[.J320];&quot;,&quot;;[.K320];&quot;,&quot;;[.M320];&quot;,&quot;;[.O320];&quot;,&quot;;[.P320];&quot;,&quot;;[.Q320];&quot;,&quot;;[.R320];&quot;,&quot;;[.S320];&quot;,&quot;;[.U320];&quot;,&quot;;[.V320];&quot;,&quot;;[.W320];&quot;,&quot;;[.X320];&quot;,&quot;;[.Y320];&quot;,&quot;;[.Z32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6,2223895,0,501468,9699407,823148,144823,0,1401609,1050179,1213025,0,654271,0,2718167,0,1336694,11165606,0,249135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6,2223895,0,501468,9699407,823148,144823,0,1401609,1050179,1213025,0,654271,0,2718167,0,1336694,11165606,0,249135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D ROCK CENTRAL SCHOOL DISTRICT</text:p>
          </table:table-cell>
          <table:table-cell office:value-type="float" office:value="2884" calcext:value-type="float">
            <text:p>2,884</text:p>
          </table:table-cell>
          <table:table-cell table:formula="of:=VLOOKUP([.B321];[$Sheet2.A314:.C870];2)" office:value-type="float" office:value="327" calcext:value-type="float">
            <text:p>327</text:p>
          </table:table-cell>
          <table:table-cell office:value-type="float" office:value="792177" calcext:value-type="float">
            <text:p>792,177</text:p>
          </table:table-cell>
          <table:table-cell office:value-type="float" office:value="0" calcext:value-type="float">
            <text:p>0</text:p>
          </table:table-cell>
          <table:table-cell office:value-type="float" office:value="204356" calcext:value-type="float">
            <text:p>204,356</text:p>
          </table:table-cell>
          <table:table-cell office:value-type="float" office:value="996533" calcext:value-type="float">
            <text:p>996,533</text:p>
          </table:table-cell>
          <table:table-cell office:value-type="float" office:value="3802823" calcext:value-type="float">
            <text:p>3,802,823</text:p>
          </table:table-cell>
          <table:table-cell office:value-type="float" office:value="283121" calcext:value-type="float">
            <text:p>283,121</text:p>
          </table:table-cell>
          <table:table-cell office:value-type="float" office:value="127245" calcext:value-type="float">
            <text:p>127,245</text:p>
          </table:table-cell>
          <table:table-cell office:value-type="float" office:value="0" calcext:value-type="float">
            <text:p>0</text:p>
          </table:table-cell>
          <table:table-cell office:value-type="float" office:value="4213189" calcext:value-type="float">
            <text:p>4,213,189</text:p>
          </table:table-cell>
          <table:table-cell office:value-type="float" office:value="643731" calcext:value-type="float">
            <text:p>643,731</text:p>
          </table:table-cell>
          <table:table-cell office:value-type="float" office:value="5853453" calcext:value-type="float">
            <text:p>5,853,453</text:p>
          </table:table-cell>
          <table:table-cell office:value-type="float" office:value="418045" calcext:value-type="float">
            <text:p>418,045</text:p>
          </table:table-cell>
          <table:table-cell office:value-type="float" office:value="95094" calcext:value-type="float">
            <text:p>95,094</text:p>
          </table:table-cell>
          <table:table-cell office:value-type="float" office:value="-666828" calcext:value-type="float">
            <text:p>-666,82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699868" calcext:value-type="float">
            <text:p>5,699,868</text:p>
          </table:table-cell>
          <table:table-cell office:value-type="float" office:value="829725" calcext:value-type="float">
            <text:p>829,725</text:p>
          </table:table-cell>
          <table:table-cell office:value-type="float" office:value="0" calcext:value-type="float">
            <text:p>0</text:p>
          </table:table-cell>
          <table:table-cell office:value-type="float" office:value="-395529" calcext:value-type="float">
            <text:p>-395,529</text:p>
          </table:table-cell>
          <table:table-cell office:value-type="float" office:value="4242597" calcext:value-type="float">
            <text:p>4,242,597</text:p>
          </table:table-cell>
          <table:table-cell office:value-type="float" office:value="0" calcext:value-type="float">
            <text:p>0</text:p>
          </table:table-cell>
          <table:table-cell office:value-type="float" office:value="1023075" calcext:value-type="float">
            <text:p>1,023,075</text:p>
          </table:table-cell>
          <table:table-cell/>
          <table:table-cell table:formula="of:=CONCATENATE([.$AB$5];[.$AA$5];[.C321];&quot;,&quot;;[.D321];&quot;,&quot;;[.E321];&quot;,&quot;;[.F321];&quot;,&quot;;[.H321];&quot;,&quot;;[.I321];&quot;,&quot;;[.J321];&quot;,&quot;;[.K321];&quot;,&quot;;[.M321];&quot;,&quot;;[.O321];&quot;,&quot;;[.P321];&quot;,&quot;;[.Q321];&quot;,&quot;;[.R321];&quot;,&quot;;[.S321];&quot;,&quot;;[.U321];&quot;,&quot;;[.V321];&quot;,&quot;;[.W321];&quot;,&quot;;[.X321];&quot;,&quot;;[.Y321];&quot;,&quot;;[.Z32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7,792177,0,204356,3802823,283121,127245,0,643731,418045,95094,-666828,103,0,829725,0,-395529,4242597,0,102307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7,792177,0,204356,3802823,283121,127245,0,643731,418045,95094,-666828,103,0,829725,0,-395529,4242597,0,102307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LENVILLE-EMMONS SCHOOL DISTRICT</text:p>
          </table:table-cell>
          <table:table-cell office:value-type="float" office:value="2886" calcext:value-type="float">
            <text:p>2,886</text:p>
          </table:table-cell>
          <table:table-cell table:formula="of:=VLOOKUP([.B322];[$Sheet2.A315:.C871];2)" office:value-type="float" office:value="328" calcext:value-type="float">
            <text:p>328</text:p>
          </table:table-cell>
          <table:table-cell office:value-type="float" office:value="856254" calcext:value-type="float">
            <text:p>856,254</text:p>
          </table:table-cell>
          <table:table-cell office:value-type="float" office:value="0" calcext:value-type="float">
            <text:p>0</text:p>
          </table:table-cell>
          <table:table-cell office:value-type="float" office:value="231714" calcext:value-type="float">
            <text:p>231,714</text:p>
          </table:table-cell>
          <table:table-cell office:value-type="float" office:value="1087967" calcext:value-type="float">
            <text:p>1,087,967</text:p>
          </table:table-cell>
          <table:table-cell office:value-type="float" office:value="2296366" calcext:value-type="float">
            <text:p>2,296,366</text:p>
          </table:table-cell>
          <table:table-cell office:value-type="float" office:value="384197" calcext:value-type="float">
            <text:p>384,197</text:p>
          </table:table-cell>
          <table:table-cell office:value-type="float" office:value="27885" calcext:value-type="float">
            <text:p>27,885</text:p>
          </table:table-cell>
          <table:table-cell office:value-type="float" office:value="0" calcext:value-type="float">
            <text:p>0</text:p>
          </table:table-cell>
          <table:table-cell office:value-type="float" office:value="2708447" calcext:value-type="float">
            <text:p>2,708,447</text:p>
          </table:table-cell>
          <table:table-cell office:value-type="float" office:value="185831" calcext:value-type="float">
            <text:p>185,831</text:p>
          </table:table-cell>
          <table:table-cell office:value-type="float" office:value="3982245" calcext:value-type="float">
            <text:p>3,982,245</text:p>
          </table:table-cell>
          <table:table-cell office:value-type="float" office:value="232251" calcext:value-type="float">
            <text:p>232,251</text:p>
          </table:table-cell>
          <table:table-cell office:value-type="float" office:value="63954" calcext:value-type="float">
            <text:p>63,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451" calcext:value-type="float">
            <text:p>4,278,451</text:p>
          </table:table-cell>
          <table:table-cell office:value-type="float" office:value="869733" calcext:value-type="float">
            <text:p>869,733</text:p>
          </table:table-cell>
          <table:table-cell office:value-type="float" office:value="0" calcext:value-type="float">
            <text:p>0</text:p>
          </table:table-cell>
          <table:table-cell office:value-type="float" office:value="279350" calcext:value-type="float">
            <text:p>279,350</text:p>
          </table:table-cell>
          <table:table-cell office:value-type="float" office:value="2736878" calcext:value-type="float">
            <text:p>2,736,878</text:p>
          </table:table-cell>
          <table:table-cell office:value-type="float" office:value="0" calcext:value-type="float">
            <text:p>0</text:p>
          </table:table-cell>
          <table:table-cell office:value-type="float" office:value="392490" calcext:value-type="float">
            <text:p>392,490</text:p>
          </table:table-cell>
          <table:table-cell/>
          <table:table-cell table:formula="of:=CONCATENATE([.$AB$5];[.$AA$5];[.C322];&quot;,&quot;;[.D322];&quot;,&quot;;[.E322];&quot;,&quot;;[.F322];&quot;,&quot;;[.H322];&quot;,&quot;;[.I322];&quot;,&quot;;[.J322];&quot;,&quot;;[.K322];&quot;,&quot;;[.M322];&quot;,&quot;;[.O322];&quot;,&quot;;[.P322];&quot;,&quot;;[.Q322];&quot;,&quot;;[.R322];&quot;,&quot;;[.S322];&quot;,&quot;;[.U322];&quot;,&quot;;[.V322];&quot;,&quot;;[.W322];&quot;,&quot;;[.X322];&quot;,&quot;;[.Y322];&quot;,&quot;;[.Z32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8,856254,0,231714,2296366,384197,27885,0,185831,232251,63954,0,0,0,869733,0,279350,2736878,0,3924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8,856254,0,231714,2296366,384197,27885,0,185831,232251,63954,0,0,0,869733,0,279350,2736878,0,3924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NTON-GRACEVILLE-BEARDSLEY</text:p>
          </table:table-cell>
          <table:table-cell office:value-type="float" office:value="2888" calcext:value-type="float">
            <text:p>2,888</text:p>
          </table:table-cell>
          <table:table-cell table:formula="of:=VLOOKUP([.B323];[$Sheet2.A316:.C872];2)" office:value-type="float" office:value="329" calcext:value-type="float">
            <text:p>329</text:p>
          </table:table-cell>
          <table:table-cell office:value-type="float" office:value="796398" calcext:value-type="float">
            <text:p>796,398</text:p>
          </table:table-cell>
          <table:table-cell office:value-type="float" office:value="0" calcext:value-type="float">
            <text:p>0</text:p>
          </table:table-cell>
          <table:table-cell office:value-type="float" office:value="180481" calcext:value-type="float">
            <text:p>180,481</text:p>
          </table:table-cell>
          <table:table-cell office:value-type="float" office:value="976879" calcext:value-type="float">
            <text:p>976,879</text:p>
          </table:table-cell>
          <table:table-cell office:value-type="float" office:value="3521419" calcext:value-type="float">
            <text:p>3,521,419</text:p>
          </table:table-cell>
          <table:table-cell office:value-type="float" office:value="414881" calcext:value-type="float">
            <text:p>414,881</text:p>
          </table:table-cell>
          <table:table-cell office:value-type="float" office:value="42441" calcext:value-type="float">
            <text:p>42,441</text:p>
          </table:table-cell>
          <table:table-cell office:value-type="float" office:value="0" calcext:value-type="float">
            <text:p>0</text:p>
          </table:table-cell>
          <table:table-cell office:value-type="float" office:value="3978740" calcext:value-type="float">
            <text:p>3,978,740</text:p>
          </table:table-cell>
          <table:table-cell office:value-type="float" office:value="430781" calcext:value-type="float">
            <text:p>430,781</text:p>
          </table:table-cell>
          <table:table-cell office:value-type="float" office:value="5386401" calcext:value-type="float">
            <text:p>5,386,401</text:p>
          </table:table-cell>
          <table:table-cell office:value-type="float" office:value="249577" calcext:value-type="float">
            <text:p>249,577</text:p>
          </table:table-cell>
          <table:table-cell office:value-type="float" office:value="88429" calcext:value-type="float">
            <text:p>88,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4406" calcext:value-type="float">
            <text:p>5,724,406</text:p>
          </table:table-cell>
          <table:table-cell office:value-type="float" office:value="831542" calcext:value-type="float">
            <text:p>831,542</text:p>
          </table:table-cell>
          <table:table-cell office:value-type="float" office:value="0" calcext:value-type="float">
            <text:p>0</text:p>
          </table:table-cell>
          <table:table-cell office:value-type="float" office:value="234281" calcext:value-type="float">
            <text:p>234,281</text:p>
          </table:table-cell>
          <table:table-cell office:value-type="float" office:value="4009125" calcext:value-type="float">
            <text:p>4,009,125</text:p>
          </table:table-cell>
          <table:table-cell office:value-type="float" office:value="0" calcext:value-type="float">
            <text:p>0</text:p>
          </table:table-cell>
          <table:table-cell office:value-type="float" office:value="649457" calcext:value-type="float">
            <text:p>649,457</text:p>
          </table:table-cell>
          <table:table-cell/>
          <table:table-cell table:formula="of:=CONCATENATE([.$AB$5];[.$AA$5];[.C323];&quot;,&quot;;[.D323];&quot;,&quot;;[.E323];&quot;,&quot;;[.F323];&quot;,&quot;;[.H323];&quot;,&quot;;[.I323];&quot;,&quot;;[.J323];&quot;,&quot;;[.K323];&quot;,&quot;;[.M323];&quot;,&quot;;[.O323];&quot;,&quot;;[.P323];&quot;,&quot;;[.Q323];&quot;,&quot;;[.R323];&quot;,&quot;;[.S323];&quot;,&quot;;[.U323];&quot;,&quot;;[.V323];&quot;,&quot;;[.W323];&quot;,&quot;;[.X323];&quot;,&quot;;[.Y323];&quot;,&quot;;[.Z32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9,796398,0,180481,3521419,414881,42441,0,430781,249577,88429,0,0,0,831542,0,234281,4009125,0,6494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29,796398,0,180481,3521419,414881,42441,0,430781,249577,88429,0,0,0,831542,0,234281,4009125,0,6494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 PARK AUDUBON SCHOOL DISTRICT</text:p>
          </table:table-cell>
          <table:table-cell office:value-type="float" office:value="2889" calcext:value-type="float">
            <text:p>2,889</text:p>
          </table:table-cell>
          <table:table-cell table:formula="of:=VLOOKUP([.B324];[$Sheet2.A317:.C873];2)" office:value-type="float" office:value="330" calcext:value-type="float">
            <text:p>330</text:p>
          </table:table-cell>
          <table:table-cell office:value-type="float" office:value="1321382" calcext:value-type="float">
            <text:p>1,321,382</text:p>
          </table:table-cell>
          <table:table-cell office:value-type="float" office:value="0" calcext:value-type="float">
            <text:p>0</text:p>
          </table:table-cell>
          <table:table-cell office:value-type="float" office:value="467954" calcext:value-type="float">
            <text:p>467,954</text:p>
          </table:table-cell>
          <table:table-cell office:value-type="float" office:value="1789337" calcext:value-type="float">
            <text:p>1,789,337</text:p>
          </table:table-cell>
          <table:table-cell office:value-type="float" office:value="5937587" calcext:value-type="float">
            <text:p>5,937,587</text:p>
          </table:table-cell>
          <table:table-cell office:value-type="float" office:value="642453" calcext:value-type="float">
            <text:p>642,453</text:p>
          </table:table-cell>
          <table:table-cell office:value-type="float" office:value="125851" calcext:value-type="float">
            <text:p>125,851</text:p>
          </table:table-cell>
          <table:table-cell office:value-type="float" office:value="0" calcext:value-type="float">
            <text:p>0</text:p>
          </table:table-cell>
          <table:table-cell office:value-type="float" office:value="6705892" calcext:value-type="float">
            <text:p>6,705,892</text:p>
          </table:table-cell>
          <table:table-cell office:value-type="float" office:value="752833" calcext:value-type="float">
            <text:p>752,833</text:p>
          </table:table-cell>
          <table:table-cell office:value-type="float" office:value="9248062" calcext:value-type="float">
            <text:p>9,248,062</text:p>
          </table:table-cell>
          <table:table-cell office:value-type="float" office:value="771777" calcext:value-type="float">
            <text:p>771,777</text:p>
          </table:table-cell>
          <table:table-cell office:value-type="float" office:value="416569" calcext:value-type="float">
            <text:p>416,569</text:p>
          </table:table-cell>
          <table:table-cell office:value-type="float" office:value="135135" calcext:value-type="float">
            <text:p>135,135</text:p>
          </table:table-cell>
          <table:table-cell office:value-type="float" office:value="1974582" calcext:value-type="float">
            <text:p>1,974,582</text:p>
          </table:table-cell>
          <table:table-cell office:value-type="float" office:value="0" calcext:value-type="float">
            <text:p>0</text:p>
          </table:table-cell>
          <table:table-cell office:value-type="float" office:value="12546125" calcext:value-type="float">
            <text:p>12,546,125</text:p>
          </table:table-cell>
          <table:table-cell office:value-type="float" office:value="2651781" calcext:value-type="float">
            <text:p>2,651,781</text:p>
          </table:table-cell>
          <table:table-cell office:value-type="float" office:value="0" calcext:value-type="float">
            <text:p>0</text:p>
          </table:table-cell>
          <table:table-cell office:value-type="float" office:value="918676" calcext:value-type="float">
            <text:p>918,676</text:p>
          </table:table-cell>
          <table:table-cell office:value-type="float" office:value="6888047" calcext:value-type="float">
            <text:p>6,888,047</text:p>
          </table:table-cell>
          <table:table-cell office:value-type="float" office:value="0" calcext:value-type="float">
            <text:p>0</text:p>
          </table:table-cell>
          <table:table-cell office:value-type="float" office:value="2087621" calcext:value-type="float">
            <text:p>2,087,621</text:p>
          </table:table-cell>
          <table:table-cell/>
          <table:table-cell table:formula="of:=CONCATENATE([.$AB$5];[.$AA$5];[.C324];&quot;,&quot;;[.D324];&quot;,&quot;;[.E324];&quot;,&quot;;[.F324];&quot;,&quot;;[.H324];&quot;,&quot;;[.I324];&quot;,&quot;;[.J324];&quot;,&quot;;[.K324];&quot;,&quot;;[.M324];&quot;,&quot;;[.O324];&quot;,&quot;;[.P324];&quot;,&quot;;[.Q324];&quot;,&quot;;[.R324];&quot;,&quot;;[.S324];&quot;,&quot;;[.U324];&quot;,&quot;;[.V324];&quot;,&quot;;[.W324];&quot;,&quot;;[.X324];&quot;,&quot;;[.Y324];&quot;,&quot;;[.Z32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0,1321382,0,467954,5937587,642453,125851,0,752833,771777,416569,135135,1974582,0,2651781,0,918676,6888047,0,208762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0,1321382,0,467954,5937587,642453,125851,0,752833,771777,416569,135135,1974582,0,2651781,0,918676,6888047,0,208762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nville County West Schools</text:p>
          </table:table-cell>
          <table:table-cell office:value-type="float" office:value="2890" calcext:value-type="float">
            <text:p>2,890</text:p>
          </table:table-cell>
          <table:table-cell table:formula="of:=VLOOKUP([.B325];[$Sheet2.A318:.C874];2)" office:value-type="float" office:value="331" calcext:value-type="float">
            <text:p>331</text:p>
          </table:table-cell>
          <table:table-cell office:value-type="float" office:value="1601890" calcext:value-type="float">
            <text:p>1,601,890</text:p>
          </table:table-cell>
          <table:table-cell office:value-type="float" office:value="0" calcext:value-type="float">
            <text:p>0</text:p>
          </table:table-cell>
          <table:table-cell office:value-type="float" office:value="286075" calcext:value-type="float">
            <text:p>286,075</text:p>
          </table:table-cell>
          <table:table-cell office:value-type="float" office:value="1887965" calcext:value-type="float">
            <text:p>1,887,965</text:p>
          </table:table-cell>
          <table:table-cell office:value-type="float" office:value="5160025" calcext:value-type="float">
            <text:p>5,160,025</text:p>
          </table:table-cell>
          <table:table-cell office:value-type="float" office:value="738159" calcext:value-type="float">
            <text:p>738,159</text:p>
          </table:table-cell>
          <table:table-cell office:value-type="float" office:value="81883" calcext:value-type="float">
            <text:p>81,883</text:p>
          </table:table-cell>
          <table:table-cell office:value-type="float" office:value="0" calcext:value-type="float">
            <text:p>0</text:p>
          </table:table-cell>
          <table:table-cell office:value-type="float" office:value="5980067" calcext:value-type="float">
            <text:p>5,980,067</text:p>
          </table:table-cell>
          <table:table-cell office:value-type="float" office:value="753524" calcext:value-type="float">
            <text:p>753,524</text:p>
          </table:table-cell>
          <table:table-cell office:value-type="float" office:value="8621556" calcext:value-type="float">
            <text:p>8,621,556</text:p>
          </table:table-cell>
          <table:table-cell office:value-type="float" office:value="543072" calcext:value-type="float">
            <text:p>543,072</text:p>
          </table:table-cell>
          <table:table-cell office:value-type="float" office:value="187572" calcext:value-type="float">
            <text:p>187,572</text:p>
          </table:table-cell>
          <table:table-cell office:value-type="float" office:value="0" calcext:value-type="float">
            <text:p>0</text:p>
          </table:table-cell>
          <table:table-cell office:value-type="float" office:value="666437" calcext:value-type="float">
            <text:p>666,437</text:p>
          </table:table-cell>
          <table:table-cell office:value-type="float" office:value="0" calcext:value-type="float">
            <text:p>0</text:p>
          </table:table-cell>
          <table:table-cell office:value-type="float" office:value="10018638" calcext:value-type="float">
            <text:p>10,018,638</text:p>
          </table:table-cell>
          <table:table-cell office:value-type="float" office:value="2017359" calcext:value-type="float">
            <text:p>2,017,359</text:p>
          </table:table-cell>
          <table:table-cell office:value-type="float" office:value="0" calcext:value-type="float">
            <text:p>0</text:p>
          </table:table-cell>
          <table:table-cell office:value-type="float" office:value="411766" calcext:value-type="float">
            <text:p>411,766</text:p>
          </table:table-cell>
          <table:table-cell office:value-type="float" office:value="6329574" calcext:value-type="float">
            <text:p>6,329,574</text:p>
          </table:table-cell>
          <table:table-cell office:value-type="float" office:value="0" calcext:value-type="float">
            <text:p>0</text:p>
          </table:table-cell>
          <table:table-cell office:value-type="float" office:value="1259939" calcext:value-type="float">
            <text:p>1,259,939</text:p>
          </table:table-cell>
          <table:table-cell/>
          <table:table-cell table:formula="of:=CONCATENATE([.$AB$5];[.$AA$5];[.C325];&quot;,&quot;;[.D325];&quot;,&quot;;[.E325];&quot;,&quot;;[.F325];&quot;,&quot;;[.H325];&quot;,&quot;;[.I325];&quot;,&quot;;[.J325];&quot;,&quot;;[.K325];&quot;,&quot;;[.M325];&quot;,&quot;;[.O325];&quot;,&quot;;[.P325];&quot;,&quot;;[.Q325];&quot;,&quot;;[.R325];&quot;,&quot;;[.S325];&quot;,&quot;;[.U325];&quot;,&quot;;[.V325];&quot;,&quot;;[.W325];&quot;,&quot;;[.X325];&quot;,&quot;;[.Y325];&quot;,&quot;;[.Z32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1,1601890,0,286075,5160025,738159,81883,0,753524,543072,187572,0,666437,0,2017359,0,411766,6329574,0,12599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1,1601890,0,286075,5160025,738159,81883,0,753524,543072,187572,0,666437,0,2017359,0,411766,6329574,0,12599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ACKSON COUNTY CENTRAL SCHOOL DIST.</text:p>
          </table:table-cell>
          <table:table-cell office:value-type="float" office:value="2895" calcext:value-type="float">
            <text:p>2,895</text:p>
          </table:table-cell>
          <table:table-cell table:formula="of:=VLOOKUP([.B326];[$Sheet2.A319:.C875];2)" office:value-type="float" office:value="332" calcext:value-type="float">
            <text:p>332</text:p>
          </table:table-cell>
          <table:table-cell office:value-type="float" office:value="2066476" calcext:value-type="float">
            <text:p>2,066,476</text:p>
          </table:table-cell>
          <table:table-cell office:value-type="float" office:value="0" calcext:value-type="float">
            <text:p>0</text:p>
          </table:table-cell>
          <table:table-cell office:value-type="float" office:value="627871" calcext:value-type="float">
            <text:p>627,871</text:p>
          </table:table-cell>
          <table:table-cell office:value-type="float" office:value="2694346" calcext:value-type="float">
            <text:p>2,694,346</text:p>
          </table:table-cell>
          <table:table-cell office:value-type="float" office:value="9670249" calcext:value-type="float">
            <text:p>9,670,249</text:p>
          </table:table-cell>
          <table:table-cell office:value-type="float" office:value="1397082" calcext:value-type="float">
            <text:p>1,397,082</text:p>
          </table:table-cell>
          <table:table-cell office:value-type="float" office:value="262699" calcext:value-type="float">
            <text:p>262,699</text:p>
          </table:table-cell>
          <table:table-cell office:value-type="float" office:value="0" calcext:value-type="float">
            <text:p>0</text:p>
          </table:table-cell>
          <table:table-cell office:value-type="float" office:value="11330030" calcext:value-type="float">
            <text:p>11,330,030</text:p>
          </table:table-cell>
          <table:table-cell office:value-type="float" office:value="1436153" calcext:value-type="float">
            <text:p>1,436,153</text:p>
          </table:table-cell>
          <table:table-cell office:value-type="float" office:value="15460530" calcext:value-type="float">
            <text:p>15,460,530</text:p>
          </table:table-cell>
          <table:table-cell office:value-type="float" office:value="1096583" calcext:value-type="float">
            <text:p>1,096,583</text:p>
          </table:table-cell>
          <table:table-cell office:value-type="float" office:value="875655" calcext:value-type="float">
            <text:p>875,655</text:p>
          </table:table-cell>
          <table:table-cell office:value-type="float" office:value="253932" calcext:value-type="float">
            <text:p>253,932</text:p>
          </table:table-cell>
          <table:table-cell office:value-type="float" office:value="2363409" calcext:value-type="float">
            <text:p>2,363,409</text:p>
          </table:table-cell>
          <table:table-cell office:value-type="float" office:value="0" calcext:value-type="float">
            <text:p>0</text:p>
          </table:table-cell>
          <table:table-cell office:value-type="float" office:value="20050110" calcext:value-type="float">
            <text:p>20,050,110</text:p>
          </table:table-cell>
          <table:table-cell office:value-type="float" office:value="3617083" calcext:value-type="float">
            <text:p>3,617,083</text:p>
          </table:table-cell>
          <table:table-cell office:value-type="float" office:value="0" calcext:value-type="float">
            <text:p>0</text:p>
          </table:table-cell>
          <table:table-cell office:value-type="float" office:value="1618522" calcext:value-type="float">
            <text:p>1,618,522</text:p>
          </table:table-cell>
          <table:table-cell office:value-type="float" office:value="12361307" calcext:value-type="float">
            <text:p>12,361,307</text:p>
          </table:table-cell>
          <table:table-cell office:value-type="float" office:value="0" calcext:value-type="float">
            <text:p>0</text:p>
          </table:table-cell>
          <table:table-cell office:value-type="float" office:value="2453198" calcext:value-type="float">
            <text:p>2,453,198</text:p>
          </table:table-cell>
          <table:table-cell/>
          <table:table-cell table:formula="of:=CONCATENATE([.$AB$5];[.$AA$5];[.C326];&quot;,&quot;;[.D326];&quot;,&quot;;[.E326];&quot;,&quot;;[.F326];&quot;,&quot;;[.H326];&quot;,&quot;;[.I326];&quot;,&quot;;[.J326];&quot;,&quot;;[.K326];&quot;,&quot;;[.M326];&quot;,&quot;;[.O326];&quot;,&quot;;[.P326];&quot;,&quot;;[.Q326];&quot;,&quot;;[.R326];&quot;,&quot;;[.S326];&quot;,&quot;;[.U326];&quot;,&quot;;[.V326];&quot;,&quot;;[.W326];&quot;,&quot;;[.X326];&quot;,&quot;;[.Y326];&quot;,&quot;;[.Z32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2,2066476,0,627871,9670249,1397082,262699,0,1436153,1096583,875655,253932,2363409,0,3617083,0,1618522,12361307,0,245319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2,2066476,0,627871,9670249,1397082,262699,0,1436153,1096583,875655,253932,2363409,0,3617083,0,1618522,12361307,0,245319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DWOOD AREA SCHOOL DISTRICT</text:p>
          </table:table-cell>
          <table:table-cell office:value-type="float" office:value="2897" calcext:value-type="float">
            <text:p>2,897</text:p>
          </table:table-cell>
          <table:table-cell table:formula="of:=VLOOKUP([.B327];[$Sheet2.A320:.C876];2)" office:value-type="float" office:value="333" calcext:value-type="float">
            <text:p>333</text:p>
          </table:table-cell>
          <table:table-cell office:value-type="float" office:value="1873068" calcext:value-type="float">
            <text:p>1,873,068</text:p>
          </table:table-cell>
          <table:table-cell office:value-type="float" office:value="0" calcext:value-type="float">
            <text:p>0</text:p>
          </table:table-cell>
          <table:table-cell office:value-type="float" office:value="650441" calcext:value-type="float">
            <text:p>650,441</text:p>
          </table:table-cell>
          <table:table-cell office:value-type="float" office:value="2523509" calcext:value-type="float">
            <text:p>2,523,509</text:p>
          </table:table-cell>
          <table:table-cell office:value-type="float" office:value="9611745" calcext:value-type="float">
            <text:p>9,611,745</text:p>
          </table:table-cell>
          <table:table-cell office:value-type="float" office:value="1262457" calcext:value-type="float">
            <text:p>1,262,457</text:p>
          </table:table-cell>
          <table:table-cell office:value-type="float" office:value="648607" calcext:value-type="float">
            <text:p>648,607</text:p>
          </table:table-cell>
          <table:table-cell office:value-type="float" office:value="0" calcext:value-type="float">
            <text:p>0</text:p>
          </table:table-cell>
          <table:table-cell office:value-type="float" office:value="11522809" calcext:value-type="float">
            <text:p>11,522,809</text:p>
          </table:table-cell>
          <table:table-cell office:value-type="float" office:value="1752508" calcext:value-type="float">
            <text:p>1,752,508</text:p>
          </table:table-cell>
          <table:table-cell office:value-type="float" office:value="15798825" calcext:value-type="float">
            <text:p>15,798,825</text:p>
          </table:table-cell>
          <table:table-cell office:value-type="float" office:value="1106012" calcext:value-type="float">
            <text:p>1,106,012</text:p>
          </table:table-cell>
          <table:table-cell office:value-type="float" office:value="677355" calcext:value-type="float">
            <text:p>677,355</text:p>
          </table:table-cell>
          <table:table-cell office:value-type="float" office:value="3854" calcext:value-type="float">
            <text:p>3,854</text:p>
          </table:table-cell>
          <table:table-cell office:value-type="float" office:value="712335" calcext:value-type="float">
            <text:p>712,335</text:p>
          </table:table-cell>
          <table:table-cell office:value-type="float" office:value="0" calcext:value-type="float">
            <text:p>0</text:p>
          </table:table-cell>
          <table:table-cell office:value-type="float" office:value="18298381" calcext:value-type="float">
            <text:p>18,298,381</text:p>
          </table:table-cell>
          <table:table-cell office:value-type="float" office:value="2457358" calcext:value-type="float">
            <text:p>2,457,358</text:p>
          </table:table-cell>
          <table:table-cell office:value-type="float" office:value="0" calcext:value-type="float">
            <text:p>0</text:p>
          </table:table-cell>
          <table:table-cell office:value-type="float" office:value="1232036" calcext:value-type="float">
            <text:p>1,232,036</text:p>
          </table:table-cell>
          <table:table-cell office:value-type="float" office:value="11896310" calcext:value-type="float">
            <text:p>11,896,310</text:p>
          </table:table-cell>
          <table:table-cell office:value-type="float" office:value="0" calcext:value-type="float">
            <text:p>0</text:p>
          </table:table-cell>
          <table:table-cell office:value-type="float" office:value="2712677" calcext:value-type="float">
            <text:p>2,712,677</text:p>
          </table:table-cell>
          <table:table-cell/>
          <table:table-cell table:formula="of:=CONCATENATE([.$AB$5];[.$AA$5];[.C327];&quot;,&quot;;[.D327];&quot;,&quot;;[.E327];&quot;,&quot;;[.F327];&quot;,&quot;;[.H327];&quot;,&quot;;[.I327];&quot;,&quot;;[.J327];&quot;,&quot;;[.K327];&quot;,&quot;;[.M327];&quot;,&quot;;[.O327];&quot;,&quot;;[.P327];&quot;,&quot;;[.Q327];&quot;,&quot;;[.R327];&quot;,&quot;;[.S327];&quot;,&quot;;[.U327];&quot;,&quot;;[.V327];&quot;,&quot;;[.W327];&quot;,&quot;;[.X327];&quot;,&quot;;[.Y327];&quot;,&quot;;[.Z32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3,1873068,0,650441,9611745,1262457,648607,0,1752508,1106012,677355,3854,712335,0,2457358,0,1232036,11896310,0,271267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3,1873068,0,650441,9611745,1262457,648607,0,1752508,1106012,677355,3854,712335,0,2457358,0,1232036,11896310,0,271267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ESTBROOK-WALNUT GROVE SCHOOLS</text:p>
          </table:table-cell>
          <table:table-cell office:value-type="float" office:value="2898" calcext:value-type="float">
            <text:p>2,898</text:p>
          </table:table-cell>
          <table:table-cell table:formula="of:=VLOOKUP([.B328];[$Sheet2.A321:.C877];2)" office:value-type="float" office:value="334" calcext:value-type="float">
            <text:p>334</text:p>
          </table:table-cell>
          <table:table-cell office:value-type="float" office:value="995885" calcext:value-type="float">
            <text:p>995,885</text:p>
          </table:table-cell>
          <table:table-cell office:value-type="float" office:value="0" calcext:value-type="float">
            <text:p>0</text:p>
          </table:table-cell>
          <table:table-cell office:value-type="float" office:value="601475" calcext:value-type="float">
            <text:p>601,475</text:p>
          </table:table-cell>
          <table:table-cell office:value-type="float" office:value="1597360" calcext:value-type="float">
            <text:p>1,597,360</text:p>
          </table:table-cell>
          <table:table-cell office:value-type="float" office:value="4709948" calcext:value-type="float">
            <text:p>4,709,948</text:p>
          </table:table-cell>
          <table:table-cell office:value-type="float" office:value="492521" calcext:value-type="float">
            <text:p>492,521</text:p>
          </table:table-cell>
          <table:table-cell office:value-type="float" office:value="79119" calcext:value-type="float">
            <text:p>79,119</text:p>
          </table:table-cell>
          <table:table-cell office:value-type="float" office:value="0" calcext:value-type="float">
            <text:p>0</text:p>
          </table:table-cell>
          <table:table-cell office:value-type="float" office:value="5281588" calcext:value-type="float">
            <text:p>5,281,588</text:p>
          </table:table-cell>
          <table:table-cell office:value-type="float" office:value="745244" calcext:value-type="float">
            <text:p>745,244</text:p>
          </table:table-cell>
          <table:table-cell office:value-type="float" office:value="7624191" calcext:value-type="float">
            <text:p>7,624,191</text:p>
          </table:table-cell>
          <table:table-cell office:value-type="float" office:value="474237" calcext:value-type="float">
            <text:p>474,237</text:p>
          </table:table-cell>
          <table:table-cell office:value-type="float" office:value="105298" calcext:value-type="float">
            <text:p>105,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3727" calcext:value-type="float">
            <text:p>8,203,727</text:p>
          </table:table-cell>
          <table:table-cell office:value-type="float" office:value="995968" calcext:value-type="float">
            <text:p>995,968</text:p>
          </table:table-cell>
          <table:table-cell office:value-type="float" office:value="0" calcext:value-type="float">
            <text:p>0</text:p>
          </table:table-cell>
          <table:table-cell office:value-type="float" office:value="660273" calcext:value-type="float">
            <text:p>660,273</text:p>
          </table:table-cell>
          <table:table-cell office:value-type="float" office:value="5360222" calcext:value-type="float">
            <text:p>5,360,222</text:p>
          </table:table-cell>
          <table:table-cell office:value-type="float" office:value="0" calcext:value-type="float">
            <text:p>0</text:p>
          </table:table-cell>
          <table:table-cell office:value-type="float" office:value="1187264" calcext:value-type="float">
            <text:p>1,187,264</text:p>
          </table:table-cell>
          <table:table-cell/>
          <table:table-cell table:formula="of:=CONCATENATE([.$AB$5];[.$AA$5];[.C328];&quot;,&quot;;[.D328];&quot;,&quot;;[.E328];&quot;,&quot;;[.F328];&quot;,&quot;;[.H328];&quot;,&quot;;[.I328];&quot;,&quot;;[.J328];&quot;,&quot;;[.K328];&quot;,&quot;;[.M328];&quot;,&quot;;[.O328];&quot;,&quot;;[.P328];&quot;,&quot;;[.Q328];&quot;,&quot;;[.R328];&quot;,&quot;;[.S328];&quot;,&quot;;[.U328];&quot;,&quot;;[.V328];&quot;,&quot;;[.W328];&quot;,&quot;;[.X328];&quot;,&quot;;[.Y328];&quot;,&quot;;[.Z32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4,995885,0,601475,4709948,492521,79119,0,745244,474237,105298,0,0,0,995968,0,660273,5360222,0,118726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4,995885,0,601475,4709948,492521,79119,0,745244,474237,105298,0,0,0,995968,0,660273,5360222,0,118726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LAINVIEW-ELGIN-MILLVILLE</text:p>
          </table:table-cell>
          <table:table-cell office:value-type="float" office:value="2899" calcext:value-type="float">
            <text:p>2,899</text:p>
          </table:table-cell>
          <table:table-cell table:formula="of:=VLOOKUP([.B329];[$Sheet2.A322:.C878];2)" office:value-type="float" office:value="335" calcext:value-type="float">
            <text:p>335</text:p>
          </table:table-cell>
          <table:table-cell office:value-type="float" office:value="1747594" calcext:value-type="float">
            <text:p>1,747,594</text:p>
          </table:table-cell>
          <table:table-cell office:value-type="float" office:value="0" calcext:value-type="float">
            <text:p>0</text:p>
          </table:table-cell>
          <table:table-cell office:value-type="float" office:value="637140" calcext:value-type="float">
            <text:p>637,140</text:p>
          </table:table-cell>
          <table:table-cell office:value-type="float" office:value="2384735" calcext:value-type="float">
            <text:p>2,384,735</text:p>
          </table:table-cell>
          <table:table-cell office:value-type="float" office:value="12074371" calcext:value-type="float">
            <text:p>12,074,371</text:p>
          </table:table-cell>
          <table:table-cell office:value-type="float" office:value="1453747" calcext:value-type="float">
            <text:p>1,453,747</text:p>
          </table:table-cell>
          <table:table-cell office:value-type="float" office:value="222326" calcext:value-type="float">
            <text:p>222,326</text:p>
          </table:table-cell>
          <table:table-cell office:value-type="float" office:value="0" calcext:value-type="float">
            <text:p>0</text:p>
          </table:table-cell>
          <table:table-cell office:value-type="float" office:value="13750444" calcext:value-type="float">
            <text:p>13,750,444</text:p>
          </table:table-cell>
          <table:table-cell office:value-type="float" office:value="942689" calcext:value-type="float">
            <text:p>942,689</text:p>
          </table:table-cell>
          <table:table-cell office:value-type="float" office:value="17077868" calcext:value-type="float">
            <text:p>17,077,868</text:p>
          </table:table-cell>
          <table:table-cell office:value-type="float" office:value="998257" calcext:value-type="float">
            <text:p>998,257</text:p>
          </table:table-cell>
          <table:table-cell office:value-type="float" office:value="581673" calcext:value-type="float">
            <text:p>581,673</text:p>
          </table:table-cell>
          <table:table-cell office:value-type="float" office:value="1150" calcext:value-type="float">
            <text:p>1,150</text:p>
          </table:table-cell>
          <table:table-cell office:value-type="float" office:value="1601250" calcext:value-type="float">
            <text:p>1,601,250</text:p>
          </table:table-cell>
          <table:table-cell office:value-type="float" office:value="0" calcext:value-type="float">
            <text:p>0</text:p>
          </table:table-cell>
          <table:table-cell office:value-type="float" office:value="20260198" calcext:value-type="float">
            <text:p>20,260,198</text:p>
          </table:table-cell>
          <table:table-cell office:value-type="float" office:value="2821535" calcext:value-type="float">
            <text:p>2,821,535</text:p>
          </table:table-cell>
          <table:table-cell office:value-type="float" office:value="0" calcext:value-type="float">
            <text:p>0</text:p>
          </table:table-cell>
          <table:table-cell office:value-type="float" office:value="1085020" calcext:value-type="float">
            <text:p>1,085,020</text:p>
          </table:table-cell>
          <table:table-cell office:value-type="float" office:value="14548956" calcext:value-type="float">
            <text:p>14,548,956</text:p>
          </table:table-cell>
          <table:table-cell office:value-type="float" office:value="0" calcext:value-type="float">
            <text:p>0</text:p>
          </table:table-cell>
          <table:table-cell office:value-type="float" office:value="1804686" calcext:value-type="float">
            <text:p>1,804,686</text:p>
          </table:table-cell>
          <table:table-cell/>
          <table:table-cell table:formula="of:=CONCATENATE([.$AB$5];[.$AA$5];[.C329];&quot;,&quot;;[.D329];&quot;,&quot;;[.E329];&quot;,&quot;;[.F329];&quot;,&quot;;[.H329];&quot;,&quot;;[.I329];&quot;,&quot;;[.J329];&quot;,&quot;;[.K329];&quot;,&quot;;[.M329];&quot;,&quot;;[.O329];&quot;,&quot;;[.P329];&quot;,&quot;;[.Q329];&quot;,&quot;;[.R329];&quot;,&quot;;[.S329];&quot;,&quot;;[.U329];&quot;,&quot;;[.V329];&quot;,&quot;;[.W329];&quot;,&quot;;[.X329];&quot;,&quot;;[.Y329];&quot;,&quot;;[.Z32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5,1747594,0,637140,12074371,1453747,222326,0,942689,998257,581673,1150,1601250,0,2821535,0,1085020,14548956,0,180468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5,1747594,0,637140,12074371,1453747,222326,0,942689,998257,581673,1150,1601250,0,2821535,0,1085020,14548956,0,180468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TR PUBLIC SCHOOLS</text:p>
          </table:table-cell>
          <table:table-cell office:value-type="float" office:value="2902" calcext:value-type="float">
            <text:p>2,902</text:p>
          </table:table-cell>
          <table:table-cell table:formula="of:=VLOOKUP([.B330];[$Sheet2.A323:.C879];2)" office:value-type="float" office:value="336" calcext:value-type="float">
            <text:p>336</text:p>
          </table:table-cell>
          <table:table-cell office:value-type="float" office:value="635654" calcext:value-type="float">
            <text:p>635,654</text:p>
          </table:table-cell>
          <table:table-cell office:value-type="float" office:value="0" calcext:value-type="float">
            <text:p>0</text:p>
          </table:table-cell>
          <table:table-cell office:value-type="float" office:value="540606" calcext:value-type="float">
            <text:p>540,606</text:p>
          </table:table-cell>
          <table:table-cell office:value-type="float" office:value="1176259" calcext:value-type="float">
            <text:p>1,176,259</text:p>
          </table:table-cell>
          <table:table-cell office:value-type="float" office:value="5520418" calcext:value-type="float">
            <text:p>5,520,418</text:p>
          </table:table-cell>
          <table:table-cell office:value-type="float" office:value="641859" calcext:value-type="float">
            <text:p>641,859</text:p>
          </table:table-cell>
          <table:table-cell office:value-type="float" office:value="144081" calcext:value-type="float">
            <text:p>144,081</text:p>
          </table:table-cell>
          <table:table-cell office:value-type="float" office:value="0" calcext:value-type="float">
            <text:p>0</text:p>
          </table:table-cell>
          <table:table-cell office:value-type="float" office:value="6306358" calcext:value-type="float">
            <text:p>6,306,358</text:p>
          </table:table-cell>
          <table:table-cell office:value-type="float" office:value="646334" calcext:value-type="float">
            <text:p>646,334</text:p>
          </table:table-cell>
          <table:table-cell office:value-type="float" office:value="8128951" calcext:value-type="float">
            <text:p>8,128,951</text:p>
          </table:table-cell>
          <table:table-cell office:value-type="float" office:value="613569" calcext:value-type="float">
            <text:p>613,569</text:p>
          </table:table-cell>
          <table:table-cell office:value-type="float" office:value="323319" calcext:value-type="float">
            <text:p>323,319</text:p>
          </table:table-cell>
          <table:table-cell office:value-type="float" office:value="271328" calcext:value-type="float">
            <text:p>271,328</text:p>
          </table:table-cell>
          <table:table-cell office:value-type="float" office:value="2461300" calcext:value-type="float">
            <text:p>2,461,300</text:p>
          </table:table-cell>
          <table:table-cell office:value-type="float" office:value="0" calcext:value-type="float">
            <text:p>0</text:p>
          </table:table-cell>
          <table:table-cell office:value-type="float" office:value="11798467" calcext:value-type="float">
            <text:p>11,798,467</text:p>
          </table:table-cell>
          <table:table-cell office:value-type="float" office:value="2093388" calcext:value-type="float">
            <text:p>2,093,388</text:p>
          </table:table-cell>
          <table:table-cell office:value-type="float" office:value="0" calcext:value-type="float">
            <text:p>0</text:p>
          </table:table-cell>
          <table:table-cell office:value-type="float" office:value="1003912" calcext:value-type="float">
            <text:p>1,003,912</text:p>
          </table:table-cell>
          <table:table-cell office:value-type="float" office:value="7493388" calcext:value-type="float">
            <text:p>7,493,388</text:p>
          </table:table-cell>
          <table:table-cell office:value-type="float" office:value="0" calcext:value-type="float">
            <text:p>0</text:p>
          </table:table-cell>
          <table:table-cell office:value-type="float" office:value="1207778" calcext:value-type="float">
            <text:p>1,207,778</text:p>
          </table:table-cell>
          <table:table-cell/>
          <table:table-cell table:formula="of:=CONCATENATE([.$AB$5];[.$AA$5];[.C330];&quot;,&quot;;[.D330];&quot;,&quot;;[.E330];&quot;,&quot;;[.F330];&quot;,&quot;;[.H330];&quot;,&quot;;[.I330];&quot;,&quot;;[.J330];&quot;,&quot;;[.K330];&quot;,&quot;;[.M330];&quot;,&quot;;[.O330];&quot;,&quot;;[.P330];&quot;,&quot;;[.Q330];&quot;,&quot;;[.R330];&quot;,&quot;;[.S330];&quot;,&quot;;[.U330];&quot;,&quot;;[.V330];&quot;,&quot;;[.W330];&quot;,&quot;;[.X330];&quot;,&quot;;[.Y330];&quot;,&quot;;[.Z33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6,635654,0,540606,5520418,641859,144081,0,646334,613569,323319,271328,2461300,0,2093388,0,1003912,7493388,0,12077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6,635654,0,540606,5520418,641859,144081,0,646334,613569,323319,271328,2461300,0,2093388,0,1003912,7493388,0,12077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RTONVILLE PUBLIC SCHOOLS</text:p>
          </table:table-cell>
          <table:table-cell office:value-type="float" office:value="2903" calcext:value-type="float">
            <text:p>2,903</text:p>
          </table:table-cell>
          <table:table-cell table:formula="of:=VLOOKUP([.B331];[$Sheet2.A324:.C880];2)" office:value-type="float" office:value="337" calcext:value-type="float">
            <text:p>337</text:p>
          </table:table-cell>
          <table:table-cell office:value-type="float" office:value="491148" calcext:value-type="float">
            <text:p>491,148</text:p>
          </table:table-cell>
          <table:table-cell office:value-type="float" office:value="0" calcext:value-type="float">
            <text:p>0</text:p>
          </table:table-cell>
          <table:table-cell office:value-type="float" office:value="482214" calcext:value-type="float">
            <text:p>482,214</text:p>
          </table:table-cell>
          <table:table-cell office:value-type="float" office:value="973361" calcext:value-type="float">
            <text:p>973,361</text:p>
          </table:table-cell>
          <table:table-cell office:value-type="float" office:value="4763637" calcext:value-type="float">
            <text:p>4,763,637</text:p>
          </table:table-cell>
          <table:table-cell office:value-type="float" office:value="761078" calcext:value-type="float">
            <text:p>761,078</text:p>
          </table:table-cell>
          <table:table-cell office:value-type="float" office:value="46413" calcext:value-type="float">
            <text:p>46,413</text:p>
          </table:table-cell>
          <table:table-cell office:value-type="float" office:value="0" calcext:value-type="float">
            <text:p>0</text:p>
          </table:table-cell>
          <table:table-cell office:value-type="float" office:value="5571128" calcext:value-type="float">
            <text:p>5,571,128</text:p>
          </table:table-cell>
          <table:table-cell office:value-type="float" office:value="750530" calcext:value-type="float">
            <text:p>750,530</text:p>
          </table:table-cell>
          <table:table-cell office:value-type="float" office:value="7295019" calcext:value-type="float">
            <text:p>7,295,019</text:p>
          </table:table-cell>
          <table:table-cell office:value-type="float" office:value="556126" calcext:value-type="float">
            <text:p>556,126</text:p>
          </table:table-cell>
          <table:table-cell office:value-type="float" office:value="344252" calcext:value-type="float">
            <text:p>344,252</text:p>
          </table:table-cell>
          <table:table-cell office:value-type="float" office:value="99921" calcext:value-type="float">
            <text:p>99,921</text:p>
          </table:table-cell>
          <table:table-cell office:value-type="float" office:value="612907" calcext:value-type="float">
            <text:p>612,907</text:p>
          </table:table-cell>
          <table:table-cell office:value-type="float" office:value="0" calcext:value-type="float">
            <text:p>0</text:p>
          </table:table-cell>
          <table:table-cell office:value-type="float" office:value="8908225" calcext:value-type="float">
            <text:p>8,908,225</text:p>
          </table:table-cell>
          <table:table-cell office:value-type="float" office:value="804769" calcext:value-type="float">
            <text:p>804,769</text:p>
          </table:table-cell>
          <table:table-cell office:value-type="float" office:value="0" calcext:value-type="float">
            <text:p>0</text:p>
          </table:table-cell>
          <table:table-cell office:value-type="float" office:value="862960" calcext:value-type="float">
            <text:p>862,960</text:p>
          </table:table-cell>
          <table:table-cell office:value-type="float" office:value="6044751" calcext:value-type="float">
            <text:p>6,044,751</text:p>
          </table:table-cell>
          <table:table-cell office:value-type="float" office:value="0" calcext:value-type="float">
            <text:p>0</text:p>
          </table:table-cell>
          <table:table-cell office:value-type="float" office:value="1195745" calcext:value-type="float">
            <text:p>1,195,745</text:p>
          </table:table-cell>
          <table:table-cell/>
          <table:table-cell table:formula="of:=CONCATENATE([.$AB$5];[.$AA$5];[.C331];&quot;,&quot;;[.D331];&quot;,&quot;;[.E331];&quot;,&quot;;[.F331];&quot;,&quot;;[.H331];&quot;,&quot;;[.I331];&quot;,&quot;;[.J331];&quot;,&quot;;[.K331];&quot;,&quot;;[.M331];&quot;,&quot;;[.O331];&quot;,&quot;;[.P331];&quot;,&quot;;[.Q331];&quot;,&quot;;[.R331];&quot;,&quot;;[.S331];&quot;,&quot;;[.U331];&quot;,&quot;;[.V331];&quot;,&quot;;[.W331];&quot;,&quot;;[.X331];&quot;,&quot;;[.Y331];&quot;,&quot;;[.Z33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7,491148,0,482214,4763637,761078,46413,0,750530,556126,344252,99921,612907,0,804769,0,862960,6044751,0,119574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7,491148,0,482214,4763637,761078,46413,0,750530,556126,344252,99921,612907,0,804769,0,862960,6044751,0,119574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ACY AREA PUBLIC SCHOOL DISTRICT</text:p>
          </table:table-cell>
          <table:table-cell office:value-type="float" office:value="2904" calcext:value-type="float">
            <text:p>2,904</text:p>
          </table:table-cell>
          <table:table-cell table:formula="of:=VLOOKUP([.B332];[$Sheet2.A325:.C881];2)" office:value-type="float" office:value="338" calcext:value-type="float">
            <text:p>338</text:p>
          </table:table-cell>
          <table:table-cell office:value-type="float" office:value="1430645" calcext:value-type="float">
            <text:p>1,430,645</text:p>
          </table:table-cell>
          <table:table-cell office:value-type="float" office:value="0" calcext:value-type="float">
            <text:p>0</text:p>
          </table:table-cell>
          <table:table-cell office:value-type="float" office:value="517415" calcext:value-type="float">
            <text:p>517,415</text:p>
          </table:table-cell>
          <table:table-cell office:value-type="float" office:value="1948059" calcext:value-type="float">
            <text:p>1,948,059</text:p>
          </table:table-cell>
          <table:table-cell office:value-type="float" office:value="6190527" calcext:value-type="float">
            <text:p>6,190,527</text:p>
          </table:table-cell>
          <table:table-cell office:value-type="float" office:value="826457" calcext:value-type="float">
            <text:p>826,457</text:p>
          </table:table-cell>
          <table:table-cell office:value-type="float" office:value="147121" calcext:value-type="float">
            <text:p>147,121</text:p>
          </table:table-cell>
          <table:table-cell office:value-type="float" office:value="0" calcext:value-type="float">
            <text:p>0</text:p>
          </table:table-cell>
          <table:table-cell office:value-type="float" office:value="7164106" calcext:value-type="float">
            <text:p>7,164,106</text:p>
          </table:table-cell>
          <table:table-cell office:value-type="float" office:value="909896" calcext:value-type="float">
            <text:p>909,896</text:p>
          </table:table-cell>
          <table:table-cell office:value-type="float" office:value="10022062" calcext:value-type="float">
            <text:p>10,022,062</text:p>
          </table:table-cell>
          <table:table-cell office:value-type="float" office:value="853220" calcext:value-type="float">
            <text:p>853,220</text:p>
          </table:table-cell>
          <table:table-cell office:value-type="float" office:value="202138" calcext:value-type="float">
            <text:p>202,138</text:p>
          </table:table-cell>
          <table:table-cell office:value-type="float" office:value="0" calcext:value-type="float">
            <text:p>0</text:p>
          </table:table-cell>
          <table:table-cell office:value-type="float" office:value="227920" calcext:value-type="float">
            <text:p>227,920</text:p>
          </table:table-cell>
          <table:table-cell office:value-type="float" office:value="0" calcext:value-type="float">
            <text:p>0</text:p>
          </table:table-cell>
          <table:table-cell office:value-type="float" office:value="11305340" calcext:value-type="float">
            <text:p>11,305,340</text:p>
          </table:table-cell>
          <table:table-cell office:value-type="float" office:value="1634120" calcext:value-type="float">
            <text:p>1,634,120</text:p>
          </table:table-cell>
          <table:table-cell office:value-type="float" office:value="0" calcext:value-type="float">
            <text:p>0</text:p>
          </table:table-cell>
          <table:table-cell office:value-type="float" office:value="660056" calcext:value-type="float">
            <text:p>660,056</text:p>
          </table:table-cell>
          <table:table-cell office:value-type="float" office:value="7326907" calcext:value-type="float">
            <text:p>7,326,907</text:p>
          </table:table-cell>
          <table:table-cell office:value-type="float" office:value="0" calcext:value-type="float">
            <text:p>0</text:p>
          </table:table-cell>
          <table:table-cell office:value-type="float" office:value="1684257" calcext:value-type="float">
            <text:p>1,684,257</text:p>
          </table:table-cell>
          <table:table-cell/>
          <table:table-cell table:formula="of:=CONCATENATE([.$AB$5];[.$AA$5];[.C332];&quot;,&quot;;[.D332];&quot;,&quot;;[.E332];&quot;,&quot;;[.F332];&quot;,&quot;;[.H332];&quot;,&quot;;[.I332];&quot;,&quot;;[.J332];&quot;,&quot;;[.K332];&quot;,&quot;;[.M332];&quot;,&quot;;[.O332];&quot;,&quot;;[.P332];&quot;,&quot;;[.Q332];&quot;,&quot;;[.R332];&quot;,&quot;;[.S332];&quot;,&quot;;[.U332];&quot;,&quot;;[.V332];&quot;,&quot;;[.W332];&quot;,&quot;;[.X332];&quot;,&quot;;[.Y332];&quot;,&quot;;[.Z33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8,1430645,0,517415,6190527,826457,147121,0,909896,853220,202138,0,227920,0,1634120,0,660056,7326907,0,16842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8,1430645,0,517415,6190527,826457,147121,0,909896,853220,202138,0,227920,0,1634120,0,660056,7326907,0,16842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I-CITY UNITED SCHOOL DISTRICT</text:p>
          </table:table-cell>
          <table:table-cell office:value-type="float" office:value="2905" calcext:value-type="float">
            <text:p>2,905</text:p>
          </table:table-cell>
          <table:table-cell table:formula="of:=VLOOKUP([.B333];[$Sheet2.A326:.C882];2)" office:value-type="float" office:value="339" calcext:value-type="float">
            <text:p>339</text:p>
          </table:table-cell>
          <table:table-cell office:value-type="float" office:value="2527368" calcext:value-type="float">
            <text:p>2,527,368</text:p>
          </table:table-cell>
          <table:table-cell office:value-type="float" office:value="0" calcext:value-type="float">
            <text:p>0</text:p>
          </table:table-cell>
          <table:table-cell office:value-type="float" office:value="728776" calcext:value-type="float">
            <text:p>728,776</text:p>
          </table:table-cell>
          <table:table-cell office:value-type="float" office:value="3256144" calcext:value-type="float">
            <text:p>3,256,144</text:p>
          </table:table-cell>
          <table:table-cell office:value-type="float" office:value="15993150" calcext:value-type="float">
            <text:p>15,993,150</text:p>
          </table:table-cell>
          <table:table-cell office:value-type="float" office:value="2122830" calcext:value-type="float">
            <text:p>2,122,830</text:p>
          </table:table-cell>
          <table:table-cell office:value-type="float" office:value="868864" calcext:value-type="float">
            <text:p>868,864</text:p>
          </table:table-cell>
          <table:table-cell office:value-type="float" office:value="0" calcext:value-type="float">
            <text:p>0</text:p>
          </table:table-cell>
          <table:table-cell office:value-type="float" office:value="18984844" calcext:value-type="float">
            <text:p>18,984,844</text:p>
          </table:table-cell>
          <table:table-cell office:value-type="float" office:value="1848838" calcext:value-type="float">
            <text:p>1,848,838</text:p>
          </table:table-cell>
          <table:table-cell office:value-type="float" office:value="24089827" calcext:value-type="float">
            <text:p>24,089,827</text:p>
          </table:table-cell>
          <table:table-cell office:value-type="float" office:value="1767601" calcext:value-type="float">
            <text:p>1,767,601</text:p>
          </table:table-cell>
          <table:table-cell office:value-type="float" office:value="1209152" calcext:value-type="float">
            <text:p>1,209,152</text:p>
          </table:table-cell>
          <table:table-cell office:value-type="float" office:value="16286" calcext:value-type="float">
            <text:p>16,286</text:p>
          </table:table-cell>
          <table:table-cell office:value-type="float" office:value="3472284" calcext:value-type="float">
            <text:p>3,472,284</text:p>
          </table:table-cell>
          <table:table-cell office:value-type="float" office:value="0" calcext:value-type="float">
            <text:p>0</text:p>
          </table:table-cell>
          <table:table-cell office:value-type="float" office:value="30555150" calcext:value-type="float">
            <text:p>30,555,150</text:p>
          </table:table-cell>
          <table:table-cell office:value-type="float" office:value="6128762" calcext:value-type="float">
            <text:p>6,128,762</text:p>
          </table:table-cell>
          <table:table-cell office:value-type="float" office:value="0" calcext:value-type="float">
            <text:p>0</text:p>
          </table:table-cell>
          <table:table-cell office:value-type="float" office:value="933424" calcext:value-type="float">
            <text:p>933,424</text:p>
          </table:table-cell>
          <table:table-cell office:value-type="float" office:value="19999676" calcext:value-type="float">
            <text:p>19,999,676</text:p>
          </table:table-cell>
          <table:table-cell office:value-type="float" office:value="0" calcext:value-type="float">
            <text:p>0</text:p>
          </table:table-cell>
          <table:table-cell office:value-type="float" office:value="3493288" calcext:value-type="float">
            <text:p>3,493,288</text:p>
          </table:table-cell>
          <table:table-cell/>
          <table:table-cell table:formula="of:=CONCATENATE([.$AB$5];[.$AA$5];[.C333];&quot;,&quot;;[.D333];&quot;,&quot;;[.E333];&quot;,&quot;;[.F333];&quot;,&quot;;[.H333];&quot;,&quot;;[.I333];&quot;,&quot;;[.J333];&quot;,&quot;;[.K333];&quot;,&quot;;[.M333];&quot;,&quot;;[.O333];&quot;,&quot;;[.P333];&quot;,&quot;;[.Q333];&quot;,&quot;;[.R333];&quot;,&quot;;[.S333];&quot;,&quot;;[.U333];&quot;,&quot;;[.V333];&quot;,&quot;;[.W333];&quot;,&quot;;[.X333];&quot;,&quot;;[.Y333];&quot;,&quot;;[.Z33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9,2527368,0,728776,15993150,2122830,868864,0,1848838,1767601,1209152,16286,3472284,0,6128762,0,933424,19999676,0,349328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39,2527368,0,728776,15993150,2122830,868864,0,1848838,1767601,1209152,16286,3472284,0,6128762,0,933424,19999676,0,349328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D LAKE COUNTY CENTRAL PUBLIC SCH</text:p>
          </table:table-cell>
          <table:table-cell office:value-type="float" office:value="2906" calcext:value-type="float">
            <text:p>2,906</text:p>
          </table:table-cell>
          <table:table-cell table:formula="of:=VLOOKUP([.B334];[$Sheet2.A327:.C883];2)" office:value-type="float" office:value="340" calcext:value-type="float">
            <text:p>340</text:p>
          </table:table-cell>
          <table:table-cell office:value-type="float" office:value="973313" calcext:value-type="float">
            <text:p>973,313</text:p>
          </table:table-cell>
          <table:table-cell office:value-type="float" office:value="0" calcext:value-type="float">
            <text:p>0</text:p>
          </table:table-cell>
          <table:table-cell office:value-type="float" office:value="523446" calcext:value-type="float">
            <text:p>523,446</text:p>
          </table:table-cell>
          <table:table-cell office:value-type="float" office:value="1496758" calcext:value-type="float">
            <text:p>1,496,758</text:p>
          </table:table-cell>
          <table:table-cell office:value-type="float" office:value="3796125" calcext:value-type="float">
            <text:p>3,796,125</text:p>
          </table:table-cell>
          <table:table-cell office:value-type="float" office:value="654290" calcext:value-type="float">
            <text:p>654,290</text:p>
          </table:table-cell>
          <table:table-cell office:value-type="float" office:value="51302" calcext:value-type="float">
            <text:p>51,302</text:p>
          </table:table-cell>
          <table:table-cell office:value-type="float" office:value="0" calcext:value-type="float">
            <text:p>0</text:p>
          </table:table-cell>
          <table:table-cell office:value-type="float" office:value="4501717" calcext:value-type="float">
            <text:p>4,501,717</text:p>
          </table:table-cell>
          <table:table-cell office:value-type="float" office:value="437375" calcext:value-type="float">
            <text:p>437,375</text:p>
          </table:table-cell>
          <table:table-cell office:value-type="float" office:value="6435850" calcext:value-type="float">
            <text:p>6,435,850</text:p>
          </table:table-cell>
          <table:table-cell office:value-type="float" office:value="329386" calcext:value-type="float">
            <text:p>329,386</text:p>
          </table:table-cell>
          <table:table-cell office:value-type="float" office:value="122425" calcext:value-type="float">
            <text:p>122,425</text:p>
          </table:table-cell>
          <table:table-cell office:value-type="float" office:value="-66802" calcext:value-type="float">
            <text:p>-66,802</text:p>
          </table:table-cell>
          <table:table-cell office:value-type="float" office:value="308628" calcext:value-type="float">
            <text:p>308,628</text:p>
          </table:table-cell>
          <table:table-cell office:value-type="float" office:value="0" calcext:value-type="float">
            <text:p>0</text:p>
          </table:table-cell>
          <table:table-cell office:value-type="float" office:value="7129488" calcext:value-type="float">
            <text:p>7,129,488</text:p>
          </table:table-cell>
          <table:table-cell office:value-type="float" office:value="1232566" calcext:value-type="float">
            <text:p>1,232,566</text:p>
          </table:table-cell>
          <table:table-cell office:value-type="float" office:value="0" calcext:value-type="float">
            <text:p>0</text:p>
          </table:table-cell>
          <table:table-cell office:value-type="float" office:value="524489" calcext:value-type="float">
            <text:p>524,489</text:p>
          </table:table-cell>
          <table:table-cell office:value-type="float" office:value="4628595" calcext:value-type="float">
            <text:p>4,628,595</text:p>
          </table:table-cell>
          <table:table-cell office:value-type="float" office:value="0" calcext:value-type="float">
            <text:p>0</text:p>
          </table:table-cell>
          <table:table-cell office:value-type="float" office:value="743837" calcext:value-type="float">
            <text:p>743,837</text:p>
          </table:table-cell>
          <table:table-cell/>
          <table:table-cell table:formula="of:=CONCATENATE([.$AB$5];[.$AA$5];[.C334];&quot;,&quot;;[.D334];&quot;,&quot;;[.E334];&quot;,&quot;;[.F334];&quot;,&quot;;[.H334];&quot;,&quot;;[.I334];&quot;,&quot;;[.J334];&quot;,&quot;;[.K334];&quot;,&quot;;[.M334];&quot;,&quot;;[.O334];&quot;,&quot;;[.P334];&quot;,&quot;;[.Q334];&quot;,&quot;;[.R334];&quot;,&quot;;[.S334];&quot;,&quot;;[.U334];&quot;,&quot;;[.V334];&quot;,&quot;;[.W334];&quot;,&quot;;[.X334];&quot;,&quot;;[.Y334];&quot;,&quot;;[.Z33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0,973313,0,523446,3796125,654290,51302,0,437375,329386,122425,-66802,308628,0,1232566,0,524489,4628595,0,7438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0,973313,0,523446,3796125,654290,51302,0,437375,329386,122425,-66802,308628,0,1232566,0,524489,4628595,0,7438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UND LAKE-BREWSTER PUBLIC SCHOOLS</text:p>
          </table:table-cell>
          <table:table-cell office:value-type="float" office:value="2907" calcext:value-type="float">
            <text:p>2,907</text:p>
          </table:table-cell>
          <table:table-cell table:formula="of:=VLOOKUP([.B335];[$Sheet2.A328:.C884];2)" office:value-type="float" office:value="341" calcext:value-type="float">
            <text:p>341</text:p>
          </table:table-cell>
          <table:table-cell office:value-type="float" office:value="916874" calcext:value-type="float">
            <text:p>916,874</text:p>
          </table:table-cell>
          <table:table-cell office:value-type="float" office:value="0" calcext:value-type="float">
            <text:p>0</text:p>
          </table:table-cell>
          <table:table-cell office:value-type="float" office:value="168018" calcext:value-type="float">
            <text:p>168,018</text:p>
          </table:table-cell>
          <table:table-cell office:value-type="float" office:value="1084892" calcext:value-type="float">
            <text:p>1,084,892</text:p>
          </table:table-cell>
          <table:table-cell office:value-type="float" office:value="4320950" calcext:value-type="float">
            <text:p>4,320,950</text:p>
          </table:table-cell>
          <table:table-cell office:value-type="float" office:value="-50970" calcext:value-type="float">
            <text:p>-50,970</text:p>
          </table:table-cell>
          <table:table-cell office:value-type="float" office:value="140381" calcext:value-type="float">
            <text:p>140,381</text:p>
          </table:table-cell>
          <table:table-cell office:value-type="float" office:value="0" calcext:value-type="float">
            <text:p>0</text:p>
          </table:table-cell>
          <table:table-cell office:value-type="float" office:value="4410360" calcext:value-type="float">
            <text:p>4,410,360</text:p>
          </table:table-cell>
          <table:table-cell office:value-type="float" office:value="817021" calcext:value-type="float">
            <text:p>817,021</text:p>
          </table:table-cell>
          <table:table-cell office:value-type="float" office:value="6312273" calcext:value-type="float">
            <text:p>6,312,273</text:p>
          </table:table-cell>
          <table:table-cell office:value-type="float" office:value="431679" calcext:value-type="float">
            <text:p>431,679</text:p>
          </table:table-cell>
          <table:table-cell office:value-type="float" office:value="105131" calcext:value-type="float">
            <text:p>105,131</text:p>
          </table:table-cell>
          <table:table-cell office:value-type="float" office:value="0" calcext:value-type="float">
            <text:p>0</text:p>
          </table:table-cell>
          <table:table-cell office:value-type="float" office:value="253355" calcext:value-type="float">
            <text:p>253,355</text:p>
          </table:table-cell>
          <table:table-cell office:value-type="float" office:value="0" calcext:value-type="float">
            <text:p>0</text:p>
          </table:table-cell>
          <table:table-cell office:value-type="float" office:value="7102438" calcext:value-type="float">
            <text:p>7,102,438</text:p>
          </table:table-cell>
          <table:table-cell office:value-type="float" office:value="1080044" calcext:value-type="float">
            <text:p>1,080,044</text:p>
          </table:table-cell>
          <table:table-cell office:value-type="float" office:value="0" calcext:value-type="float">
            <text:p>0</text:p>
          </table:table-cell>
          <table:table-cell office:value-type="float" office:value="185396" calcext:value-type="float">
            <text:p>185,396</text:p>
          </table:table-cell>
          <table:table-cell office:value-type="float" office:value="4608795" calcext:value-type="float">
            <text:p>4,608,795</text:p>
          </table:table-cell>
          <table:table-cell office:value-type="float" office:value="0" calcext:value-type="float">
            <text:p>0</text:p>
          </table:table-cell>
          <table:table-cell office:value-type="float" office:value="1228203" calcext:value-type="float">
            <text:p>1,228,203</text:p>
          </table:table-cell>
          <table:table-cell/>
          <table:table-cell table:formula="of:=CONCATENATE([.$AB$5];[.$AA$5];[.C335];&quot;,&quot;;[.D335];&quot;,&quot;;[.E335];&quot;,&quot;;[.F335];&quot;,&quot;;[.H335];&quot;,&quot;;[.I335];&quot;,&quot;;[.J335];&quot;,&quot;;[.K335];&quot;,&quot;;[.M335];&quot;,&quot;;[.O335];&quot;,&quot;;[.P335];&quot;,&quot;;[.Q335];&quot;,&quot;;[.R335];&quot;,&quot;;[.S335];&quot;,&quot;;[.U335];&quot;,&quot;;[.V335];&quot;,&quot;;[.W335];&quot;,&quot;;[.X335];&quot;,&quot;;[.Y335];&quot;,&quot;;[.Z33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1,916874,0,168018,4320950,-50970,140381,0,817021,431679,105131,0,253355,0,1080044,0,185396,4608795,0,122820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1,916874,0,168018,4320950,-50970,140381,0,817021,431679,105131,0,253355,0,1080044,0,185396,4608795,0,122820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RANDON-EVANSVILLE PUBLIC SCHOOLS</text:p>
          </table:table-cell>
          <table:table-cell office:value-type="float" office:value="2908" calcext:value-type="float">
            <text:p>2,908</text:p>
          </table:table-cell>
          <table:table-cell table:formula="of:=VLOOKUP([.B336];[$Sheet2.A329:.C885];2)" office:value-type="float" office:value="342" calcext:value-type="float">
            <text:p>342</text:p>
          </table:table-cell>
          <table:table-cell office:value-type="float" office:value="827488" calcext:value-type="float">
            <text:p>827,488</text:p>
          </table:table-cell>
          <table:table-cell office:value-type="float" office:value="0" calcext:value-type="float">
            <text:p>0</text:p>
          </table:table-cell>
          <table:table-cell office:value-type="float" office:value="201436" calcext:value-type="float">
            <text:p>201,436</text:p>
          </table:table-cell>
          <table:table-cell office:value-type="float" office:value="1028925" calcext:value-type="float">
            <text:p>1,028,925</text:p>
          </table:table-cell>
          <table:table-cell office:value-type="float" office:value="4489969" calcext:value-type="float">
            <text:p>4,489,969</text:p>
          </table:table-cell>
          <table:table-cell office:value-type="float" office:value="394680" calcext:value-type="float">
            <text:p>394,680</text:p>
          </table:table-cell>
          <table:table-cell office:value-type="float" office:value="135002" calcext:value-type="float">
            <text:p>135,002</text:p>
          </table:table-cell>
          <table:table-cell office:value-type="float" office:value="0" calcext:value-type="float">
            <text:p>0</text:p>
          </table:table-cell>
          <table:table-cell office:value-type="float" office:value="5019651" calcext:value-type="float">
            <text:p>5,019,651</text:p>
          </table:table-cell>
          <table:table-cell office:value-type="float" office:value="778973" calcext:value-type="float">
            <text:p>778,973</text:p>
          </table:table-cell>
          <table:table-cell office:value-type="float" office:value="6827549" calcext:value-type="float">
            <text:p>6,827,549</text:p>
          </table:table-cell>
          <table:table-cell office:value-type="float" office:value="436064" calcext:value-type="float">
            <text:p>436,064</text:p>
          </table:table-cell>
          <table:table-cell office:value-type="float" office:value="290480" calcext:value-type="float">
            <text:p>290,480</text:p>
          </table:table-cell>
          <table:table-cell office:value-type="float" office:value="-195423" calcext:value-type="float">
            <text:p>-195,423</text:p>
          </table:table-cell>
          <table:table-cell office:value-type="float" office:value="620460" calcext:value-type="float">
            <text:p>620,460</text:p>
          </table:table-cell>
          <table:table-cell office:value-type="float" office:value="0" calcext:value-type="float">
            <text:p>0</text:p>
          </table:table-cell>
          <table:table-cell office:value-type="float" office:value="7979130" calcext:value-type="float">
            <text:p>7,979,130</text:p>
          </table:table-cell>
          <table:table-cell office:value-type="float" office:value="1349449" calcext:value-type="float">
            <text:p>1,349,449</text:p>
          </table:table-cell>
          <table:table-cell office:value-type="float" office:value="0" calcext:value-type="float">
            <text:p>0</text:p>
          </table:table-cell>
          <table:table-cell office:value-type="float" office:value="253146" calcext:value-type="float">
            <text:p>253,146</text:p>
          </table:table-cell>
          <table:table-cell office:value-type="float" office:value="5214953" calcext:value-type="float">
            <text:p>5,214,953</text:p>
          </table:table-cell>
          <table:table-cell office:value-type="float" office:value="0" calcext:value-type="float">
            <text:p>0</text:p>
          </table:table-cell>
          <table:table-cell office:value-type="float" office:value="1161583" calcext:value-type="float">
            <text:p>1,161,583</text:p>
          </table:table-cell>
          <table:table-cell/>
          <table:table-cell table:formula="of:=CONCATENATE([.$AB$5];[.$AA$5];[.C336];&quot;,&quot;;[.D336];&quot;,&quot;;[.E336];&quot;,&quot;;[.F336];&quot;,&quot;;[.H336];&quot;,&quot;;[.I336];&quot;,&quot;;[.J336];&quot;,&quot;;[.K336];&quot;,&quot;;[.M336];&quot;,&quot;;[.O336];&quot;,&quot;;[.P336];&quot;,&quot;;[.Q336];&quot;,&quot;;[.R336];&quot;,&quot;;[.S336];&quot;,&quot;;[.U336];&quot;,&quot;;[.V336];&quot;,&quot;;[.W336];&quot;,&quot;;[.X336];&quot;,&quot;;[.Y336];&quot;,&quot;;[.Z33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2,827488,0,201436,4489969,394680,135002,0,778973,436064,290480,-195423,620460,0,1349449,0,253146,5214953,0,116158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2,827488,0,201436,4489969,394680,135002,0,778973,436064,290480,-195423,620460,0,1349449,0,253146,5214953,0,116158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ck Ridge Public Schools</text:p>
          </table:table-cell>
          <table:table-cell office:value-type="float" office:value="2909" calcext:value-type="float">
            <text:p>2,909</text:p>
          </table:table-cell>
          <table:table-cell table:formula="of:=VLOOKUP([.B337];[$Sheet2.A330:.C886];2)" office:value-type="float" office:value="343" calcext:value-type="float">
            <text:p>343</text:p>
          </table:table-cell>
          <table:table-cell office:value-type="float" office:value="1769961" calcext:value-type="float">
            <text:p>1,769,961</text:p>
          </table:table-cell>
          <table:table-cell office:value-type="float" office:value="0" calcext:value-type="float">
            <text:p>0</text:p>
          </table:table-cell>
          <table:table-cell office:value-type="float" office:value="6349462" calcext:value-type="float">
            <text:p>6,349,462</text:p>
          </table:table-cell>
          <table:table-cell office:value-type="float" office:value="8119424" calcext:value-type="float">
            <text:p>8,119,424</text:p>
          </table:table-cell>
          <table:table-cell office:value-type="float" office:value="21293811" calcext:value-type="float">
            <text:p>21,293,811</text:p>
          </table:table-cell>
          <table:table-cell office:value-type="float" office:value="3498049" calcext:value-type="float">
            <text:p>3,498,049</text:p>
          </table:table-cell>
          <table:table-cell office:value-type="float" office:value="1070315" calcext:value-type="float">
            <text:p>1,070,315</text:p>
          </table:table-cell>
          <table:table-cell office:value-type="float" office:value="0" calcext:value-type="float">
            <text:p>0</text:p>
          </table:table-cell>
          <table:table-cell office:value-type="float" office:value="25862175" calcext:value-type="float">
            <text:p>25,862,175</text:p>
          </table:table-cell>
          <table:table-cell office:value-type="float" office:value="4344426" calcext:value-type="float">
            <text:p>4,344,426</text:p>
          </table:table-cell>
          <table:table-cell office:value-type="float" office:value="38326025" calcext:value-type="float">
            <text:p>38,326,025</text:p>
          </table:table-cell>
          <table:table-cell office:value-type="float" office:value="1697398" calcext:value-type="float">
            <text:p>1,697,398</text:p>
          </table:table-cell>
          <table:table-cell office:value-type="float" office:value="576128" calcext:value-type="float">
            <text:p>576,128</text:p>
          </table:table-cell>
          <table:table-cell office:value-type="float" office:value="75997" calcext:value-type="float">
            <text:p>75,997</text:p>
          </table:table-cell>
          <table:table-cell office:value-type="float" office:value="11779059" calcext:value-type="float">
            <text:p>11,779,059</text:p>
          </table:table-cell>
          <table:table-cell office:value-type="float" office:value="807084" calcext:value-type="float">
            <text:p>807,084</text:p>
          </table:table-cell>
          <table:table-cell office:value-type="float" office:value="53261692" calcext:value-type="float">
            <text:p>53,261,692</text:p>
          </table:table-cell>
          <table:table-cell office:value-type="float" office:value="3349691" calcext:value-type="float">
            <text:p>3,349,691</text:p>
          </table:table-cell>
          <table:table-cell office:value-type="float" office:value="0" calcext:value-type="float">
            <text:p>0</text:p>
          </table:table-cell>
          <table:table-cell office:value-type="float" office:value="12182431" calcext:value-type="float">
            <text:p>12,182,431</text:p>
          </table:table-cell>
          <table:table-cell office:value-type="float" office:value="31872583" calcext:value-type="float">
            <text:p>31,872,583</text:p>
          </table:table-cell>
          <table:table-cell office:value-type="float" office:value="0" calcext:value-type="float">
            <text:p>0</text:p>
          </table:table-cell>
          <table:table-cell office:value-type="float" office:value="5856987" calcext:value-type="float">
            <text:p>5,856,987</text:p>
          </table:table-cell>
          <table:table-cell/>
          <table:table-cell table:formula="of:=CONCATENATE([.$AB$5];[.$AA$5];[.C337];&quot;,&quot;;[.D337];&quot;,&quot;;[.E337];&quot;,&quot;;[.F337];&quot;,&quot;;[.H337];&quot;,&quot;;[.I337];&quot;,&quot;;[.J337];&quot;,&quot;;[.K337];&quot;,&quot;;[.M337];&quot;,&quot;;[.O337];&quot;,&quot;;[.P337];&quot;,&quot;;[.Q337];&quot;,&quot;;[.R337];&quot;,&quot;;[.S337];&quot;,&quot;;[.U337];&quot;,&quot;;[.V337];&quot;,&quot;;[.W337];&quot;,&quot;;[.X337];&quot;,&quot;;[.Y337];&quot;,&quot;;[.Z33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3,1769961,0,6349462,21293811,3498049,1070315,0,4344426,1697398,576128,75997,11779059,807084,3349691,0,12182431,31872583,0,585698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3,1769961,0,6349462,21293811,3498049,1070315,0,4344426,1697398,576128,75997,11779059,807084,3349691,0,12182431,31872583,0,585698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a-Borup-West Public Schools</text:p>
          </table:table-cell>
          <table:table-cell office:value-type="float" office:value="2910" calcext:value-type="float">
            <text:p>2,910</text:p>
          </table:table-cell>
          <table:table-cell table:formula="of:=VLOOKUP([.B338];[$Sheet2.A331:.C887];2)" office:value-type="float" office:value="344" calcext:value-type="float">
            <text:p>344</text:p>
          </table:table-cell>
          <table:table-cell office:value-type="float" office:value="1002385" calcext:value-type="float">
            <text:p>1,002,385</text:p>
          </table:table-cell>
          <table:table-cell office:value-type="float" office:value="0" calcext:value-type="float">
            <text:p>0</text:p>
          </table:table-cell>
          <table:table-cell office:value-type="float" office:value="650481" calcext:value-type="float">
            <text:p>650,481</text:p>
          </table:table-cell>
          <table:table-cell office:value-type="float" office:value="1652866" calcext:value-type="float">
            <text:p>1,652,866</text:p>
          </table:table-cell>
          <table:table-cell office:value-type="float" office:value="6540555" calcext:value-type="float">
            <text:p>6,540,555</text:p>
          </table:table-cell>
          <table:table-cell office:value-type="float" office:value="1054522" calcext:value-type="float">
            <text:p>1,054,522</text:p>
          </table:table-cell>
          <table:table-cell office:value-type="float" office:value="327126" calcext:value-type="float">
            <text:p>327,126</text:p>
          </table:table-cell>
          <table:table-cell office:value-type="float" office:value="0" calcext:value-type="float">
            <text:p>0</text:p>
          </table:table-cell>
          <table:table-cell office:value-type="float" office:value="7922203" calcext:value-type="float">
            <text:p>7,922,203</text:p>
          </table:table-cell>
          <table:table-cell office:value-type="float" office:value="901899" calcext:value-type="float">
            <text:p>901,899</text:p>
          </table:table-cell>
          <table:table-cell office:value-type="float" office:value="10476968" calcext:value-type="float">
            <text:p>10,476,968</text:p>
          </table:table-cell>
          <table:table-cell office:value-type="float" office:value="646233" calcext:value-type="float">
            <text:p>646,233</text:p>
          </table:table-cell>
          <table:table-cell office:value-type="float" office:value="167427" calcext:value-type="float">
            <text:p>167,427</text:p>
          </table:table-cell>
          <table:table-cell office:value-type="float" office:value="31099" calcext:value-type="float">
            <text:p>31,099</text:p>
          </table:table-cell>
          <table:table-cell office:value-type="float" office:value="1019923" calcext:value-type="float">
            <text:p>1,019,923</text:p>
          </table:table-cell>
          <table:table-cell office:value-type="float" office:value="0" calcext:value-type="float">
            <text:p>0</text:p>
          </table:table-cell>
          <table:table-cell office:value-type="float" office:value="12341650" calcext:value-type="float">
            <text:p>12,341,650</text:p>
          </table:table-cell>
          <table:table-cell office:value-type="float" office:value="1605528" calcext:value-type="float">
            <text:p>1,605,528</text:p>
          </table:table-cell>
          <table:table-cell office:value-type="float" office:value="0" calcext:value-type="float">
            <text:p>0</text:p>
          </table:table-cell>
          <table:table-cell office:value-type="float" office:value="806133" calcext:value-type="float">
            <text:p>806,133</text:p>
          </table:table-cell>
          <table:table-cell office:value-type="float" office:value="8440757" calcext:value-type="float">
            <text:p>8,440,757</text:p>
          </table:table-cell>
          <table:table-cell office:value-type="float" office:value="0" calcext:value-type="float">
            <text:p>0</text:p>
          </table:table-cell>
          <table:table-cell office:value-type="float" office:value="1489232" calcext:value-type="float">
            <text:p>1,489,232</text:p>
          </table:table-cell>
          <table:table-cell/>
          <table:table-cell table:formula="of:=CONCATENATE([.$AB$5];[.$AA$5];[.C338];&quot;,&quot;;[.D338];&quot;,&quot;;[.E338];&quot;,&quot;;[.F338];&quot;,&quot;;[.H338];&quot;,&quot;;[.I338];&quot;,&quot;;[.J338];&quot;,&quot;;[.K338];&quot;,&quot;;[.M338];&quot;,&quot;;[.O338];&quot;,&quot;;[.P338];&quot;,&quot;;[.Q338];&quot;,&quot;;[.R338];&quot;,&quot;;[.S338];&quot;,&quot;;[.U338];&quot;,&quot;;[.V338];&quot;,&quot;;[.W338];&quot;,&quot;;[.X338];&quot;,&quot;;[.Y338];&quot;,&quot;;[.Z33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4,1002385,0,650481,6540555,1054522,327126,0,901899,646233,167427,31099,1019923,0,1605528,0,806133,8440757,0,148923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4,1002385,0,650481,6540555,1054522,327126,0,901899,646233,167427,31099,1019923,0,1605528,0,806133,8440757,0,148923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ty Academy</text:p>
          </table:table-cell>
          <table:table-cell office:value-type="float" office:value="4000" calcext:value-type="float">
            <text:p>4,000</text:p>
          </table:table-cell>
          <table:table-cell table:formula="of:=VLOOKUP([.B339];[$Sheet2.A332:.C888];2)"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06" calcext:value-type="float">
            <text:p>3,506</text:p>
          </table:table-cell>
          <table:table-cell office:value-type="float" office:value="1542976" calcext:value-type="float">
            <text:p>1,542,976</text:p>
          </table:table-cell>
          <table:table-cell office:value-type="float" office:value="0" calcext:value-type="float">
            <text:p>0</text:p>
          </table:table-cell>
          <table:table-cell office:value-type="float" office:value="245702" calcext:value-type="float">
            <text:p>245,702</text:p>
          </table:table-cell>
          <table:table-cell office:value-type="float" office:value="0" calcext:value-type="float">
            <text:p>0</text:p>
          </table:table-cell>
          <table:table-cell office:value-type="float" office:value="1788678" calcext:value-type="float">
            <text:p>1,788,678</text:p>
          </table:table-cell>
          <table:table-cell office:value-type="float" office:value="535115" calcext:value-type="float">
            <text:p>535,115</text:p>
          </table:table-cell>
          <table:table-cell office:value-type="float" office:value="2327299" calcext:value-type="float">
            <text:p>2,327,2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27299" calcext:value-type="float">
            <text:p>2,327,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6" calcext:value-type="float">
            <text:p>3,506</text:p>
          </table:table-cell>
          <table:table-cell office:value-type="float" office:value="1788678" calcext:value-type="float">
            <text:p>1,788,678</text:p>
          </table:table-cell>
          <table:table-cell office:value-type="float" office:value="0" calcext:value-type="float">
            <text:p>0</text:p>
          </table:table-cell>
          <table:table-cell office:value-type="float" office:value="535115" calcext:value-type="float">
            <text:p>535,115</text:p>
          </table:table-cell>
          <table:table-cell/>
          <table:table-cell table:formula="of:=CONCATENATE([.$AB$5];[.$AA$5];[.C339];&quot;,&quot;;[.D339];&quot;,&quot;;[.E339];&quot;,&quot;;[.F339];&quot;,&quot;;[.H339];&quot;,&quot;;[.I339];&quot;,&quot;;[.J339];&quot;,&quot;;[.K339];&quot;,&quot;;[.M339];&quot;,&quot;;[.O339];&quot;,&quot;;[.P339];&quot;,&quot;;[.Q339];&quot;,&quot;;[.R339];&quot;,&quot;;[.S339];&quot;,&quot;;[.U339];&quot;,&quot;;[.V339];&quot;,&quot;;[.W339];&quot;,&quot;;[.X339];&quot;,&quot;;[.Y339];&quot;,&quot;;[.Z33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5,0,0,3506,1542976,0,245702,0,535115,0,0,0,0,0,0,0,3506,1788678,0,5351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5,0,0,3506,1542976,0,245702,0,535115,0,0,0,0,0,0,0,3506,1788678,0,5351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LUFFVIEW MONTESSORI</text:p>
          </table:table-cell>
          <table:table-cell office:value-type="float" office:value="4001" calcext:value-type="float">
            <text:p>4,001</text:p>
          </table:table-cell>
          <table:table-cell table:formula="of:=VLOOKUP([.B340];[$Sheet2.A333:.C889];2)"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0811" calcext:value-type="float">
            <text:p>260,811</text:p>
          </table:table-cell>
          <table:table-cell office:value-type="float" office:value="1554841" calcext:value-type="float">
            <text:p>1,554,841</text:p>
          </table:table-cell>
          <table:table-cell office:value-type="float" office:value="399223" calcext:value-type="float">
            <text:p>399,223</text:p>
          </table:table-cell>
          <table:table-cell office:value-type="float" office:value="345852" calcext:value-type="float">
            <text:p>345,852</text:p>
          </table:table-cell>
          <table:table-cell office:value-type="float" office:value="0" calcext:value-type="float">
            <text:p>0</text:p>
          </table:table-cell>
          <table:table-cell office:value-type="float" office:value="2299916" calcext:value-type="float">
            <text:p>2,299,916</text:p>
          </table:table-cell>
          <table:table-cell office:value-type="float" office:value="249264" calcext:value-type="float">
            <text:p>249,264</text:p>
          </table:table-cell>
          <table:table-cell office:value-type="float" office:value="2809991" calcext:value-type="float">
            <text:p>2,809,991</text:p>
          </table:table-cell>
          <table:table-cell office:value-type="float" office:value="210938" calcext:value-type="float">
            <text:p>210,938</text:p>
          </table:table-cell>
          <table:table-cell office:value-type="float" office:value="139621" calcext:value-type="float">
            <text:p>139,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0550" calcext:value-type="float">
            <text:p>3,160,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316" calcext:value-type="float">
            <text:p>409,316</text:p>
          </table:table-cell>
          <table:table-cell office:value-type="float" office:value="2302922" calcext:value-type="float">
            <text:p>2,302,922</text:p>
          </table:table-cell>
          <table:table-cell office:value-type="float" office:value="0" calcext:value-type="float">
            <text:p>0</text:p>
          </table:table-cell>
          <table:table-cell office:value-type="float" office:value="448312" calcext:value-type="float">
            <text:p>448,312</text:p>
          </table:table-cell>
          <table:table-cell/>
          <table:table-cell table:formula="of:=CONCATENATE([.$AB$5];[.$AA$5];[.C340];&quot;,&quot;;[.D340];&quot;,&quot;;[.E340];&quot;,&quot;;[.F340];&quot;,&quot;;[.H340];&quot;,&quot;;[.I340];&quot;,&quot;;[.J340];&quot;,&quot;;[.K340];&quot;,&quot;;[.M340];&quot;,&quot;;[.O340];&quot;,&quot;;[.P340];&quot;,&quot;;[.Q340];&quot;,&quot;;[.R340];&quot;,&quot;;[.S340];&quot;,&quot;;[.U340];&quot;,&quot;;[.V340];&quot;,&quot;;[.W340];&quot;,&quot;;[.X340];&quot;,&quot;;[.Y340];&quot;,&quot;;[.Z34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6,0,0,260811,1554841,399223,345852,0,249264,210938,139621,0,0,0,0,0,409316,2302922,0,44831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6,0,0,260811,1554841,399223,345852,0,249264,210938,139621,0,0,0,0,0,409316,2302922,0,44831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HEIGHTS SCHOOL, INC.</text:p>
          </table:table-cell>
          <table:table-cell office:value-type="float" office:value="4003" calcext:value-type="float">
            <text:p>4,003</text:p>
          </table:table-cell>
          <table:table-cell table:formula="of:=VLOOKUP([.B341];[$Sheet2.A334:.C890];2)"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718" calcext:value-type="float">
            <text:p>13,718</text:p>
          </table:table-cell>
          <table:table-cell office:value-type="float" office:value="956479" calcext:value-type="float">
            <text:p>956,479</text:p>
          </table:table-cell>
          <table:table-cell office:value-type="float" office:value="325242" calcext:value-type="float">
            <text:p>325,242</text:p>
          </table:table-cell>
          <table:table-cell office:value-type="float" office:value="210700" calcext:value-type="float">
            <text:p>210,700</text:p>
          </table:table-cell>
          <table:table-cell office:value-type="float" office:value="0" calcext:value-type="float">
            <text:p>0</text:p>
          </table:table-cell>
          <table:table-cell office:value-type="float" office:value="1492421" calcext:value-type="float">
            <text:p>1,492,421</text:p>
          </table:table-cell>
          <table:table-cell office:value-type="float" office:value="236093" calcext:value-type="float">
            <text:p>236,093</text:p>
          </table:table-cell>
          <table:table-cell office:value-type="float" office:value="1742232" calcext:value-type="float">
            <text:p>1,742,232</text:p>
          </table:table-cell>
          <table:table-cell office:value-type="float" office:value="75007" calcext:value-type="float">
            <text:p>75,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7239" calcext:value-type="float">
            <text:p>1,817,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10" calcext:value-type="float">
            <text:p>15,410</text:p>
          </table:table-cell>
          <table:table-cell office:value-type="float" office:value="1493389" calcext:value-type="float">
            <text:p>1,493,389</text:p>
          </table:table-cell>
          <table:table-cell office:value-type="float" office:value="0" calcext:value-type="float">
            <text:p>0</text:p>
          </table:table-cell>
          <table:table-cell office:value-type="float" office:value="308440" calcext:value-type="float">
            <text:p>308,440</text:p>
          </table:table-cell>
          <table:table-cell/>
          <table:table-cell table:formula="of:=CONCATENATE([.$AB$5];[.$AA$5];[.C341];&quot;,&quot;;[.D341];&quot;,&quot;;[.E341];&quot;,&quot;;[.F341];&quot;,&quot;;[.H341];&quot;,&quot;;[.I341];&quot;,&quot;;[.J341];&quot;,&quot;;[.K341];&quot;,&quot;;[.M341];&quot;,&quot;;[.O341];&quot;,&quot;;[.P341];&quot;,&quot;;[.Q341];&quot;,&quot;;[.R341];&quot;,&quot;;[.S341];&quot;,&quot;;[.U341];&quot;,&quot;;[.V341];&quot;,&quot;;[.W341];&quot;,&quot;;[.X341];&quot;,&quot;;[.Y341];&quot;,&quot;;[.Z34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7,0,0,13718,956479,325242,210700,0,236093,75007,0,0,0,0,0,0,15410,1493389,0,30844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7,0,0,13718,956479,325242,210700,0,236093,75007,0,0,0,0,0,0,15410,1493389,0,30844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DAR RIVERSIDE COMMUNITY SCHOOL</text:p>
          </table:table-cell>
          <table:table-cell office:value-type="float" office:value="4004" calcext:value-type="float">
            <text:p>4,004</text:p>
          </table:table-cell>
          <table:table-cell table:formula="of:=VLOOKUP([.B342];[$Sheet2.A335:.C891];2)" office:value-type="float" office:value="348" calcext:value-type="float">
            <text:p>348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342];&quot;,&quot;;[.D342];&quot;,&quot;;[.E342];&quot;,&quot;;[.F342];&quot;,&quot;;[.H342];&quot;,&quot;;[.I342];&quot;,&quot;;[.J342];&quot;,&quot;;[.K342];&quot;,&quot;;[.M342];&quot;,&quot;;[.O342];&quot;,&quot;;[.P342];&quot;,&quot;;[.Q342];&quot;,&quot;;[.R342];&quot;,&quot;;[.S342];&quot;,&quot;;[.U342];&quot;,&quot;;[.V342];&quot;,&quot;;[.W342];&quot;,&quot;;[.X342];&quot;,&quot;;[.Y342];&quot;,&quot;;[.Z34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8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8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TRO DEAF SCHOOL</text:p>
          </table:table-cell>
          <table:table-cell office:value-type="float" office:value="4005" calcext:value-type="float">
            <text:p>4,005</text:p>
          </table:table-cell>
          <table:table-cell table:formula="of:=VLOOKUP([.B343];[$Sheet2.A336:.C892];2)"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4629" calcext:value-type="float">
            <text:p>294,629</text:p>
          </table:table-cell>
          <table:table-cell office:value-type="float" office:value="550266" calcext:value-type="float">
            <text:p>550,266</text:p>
          </table:table-cell>
          <table:table-cell office:value-type="float" office:value="8135072" calcext:value-type="float">
            <text:p>8,135,072</text:p>
          </table:table-cell>
          <table:table-cell office:value-type="float" office:value="177609" calcext:value-type="float">
            <text:p>177,609</text:p>
          </table:table-cell>
          <table:table-cell office:value-type="float" office:value="0" calcext:value-type="float">
            <text:p>0</text:p>
          </table:table-cell>
          <table:table-cell office:value-type="float" office:value="8862947" calcext:value-type="float">
            <text:p>8,862,947</text:p>
          </table:table-cell>
          <table:table-cell office:value-type="float" office:value="86065" calcext:value-type="float">
            <text:p>86,065</text:p>
          </table:table-cell>
          <table:table-cell office:value-type="float" office:value="9243641" calcext:value-type="float">
            <text:p>9,243,641</text:p>
          </table:table-cell>
          <table:table-cell office:value-type="float" office:value="62171" calcext:value-type="float">
            <text:p>62,1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05812" calcext:value-type="float">
            <text:p>9,305,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196" calcext:value-type="float">
            <text:p>303,196</text:p>
          </table:table-cell>
          <table:table-cell office:value-type="float" office:value="8865845" calcext:value-type="float">
            <text:p>8,865,845</text:p>
          </table:table-cell>
          <table:table-cell office:value-type="float" office:value="0" calcext:value-type="float">
            <text:p>0</text:p>
          </table:table-cell>
          <table:table-cell office:value-type="float" office:value="136771" calcext:value-type="float">
            <text:p>136,771</text:p>
          </table:table-cell>
          <table:table-cell/>
          <table:table-cell table:formula="of:=CONCATENATE([.$AB$5];[.$AA$5];[.C343];&quot;,&quot;;[.D343];&quot;,&quot;;[.E343];&quot;,&quot;;[.F343];&quot;,&quot;;[.H343];&quot;,&quot;;[.I343];&quot;,&quot;;[.J343];&quot;,&quot;;[.K343];&quot;,&quot;;[.M343];&quot;,&quot;;[.O343];&quot;,&quot;;[.P343];&quot;,&quot;;[.Q343];&quot;,&quot;;[.R343];&quot;,&quot;;[.S343];&quot;,&quot;;[.U343];&quot;,&quot;;[.V343];&quot;,&quot;;[.W343];&quot;,&quot;;[.X343];&quot;,&quot;;[.Y343];&quot;,&quot;;[.Z34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9,0,0,294629,550266,8135072,177609,0,86065,62171,0,0,0,0,0,0,303196,8865845,0,13677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49,0,0,294629,550266,8135072,177609,0,86065,62171,0,0,0,0,0,0,303196,8865845,0,13677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 New Country School</text:p>
          </table:table-cell>
          <table:table-cell office:value-type="float" office:value="4007" calcext:value-type="float">
            <text:p>4,007</text:p>
          </table:table-cell>
          <table:table-cell table:formula="of:=VLOOKUP([.B344];[$Sheet2.A337:.C893];2)"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1760" calcext:value-type="float">
            <text:p>161,760</text:p>
          </table:table-cell>
          <table:table-cell office:value-type="float" office:value="1886700" calcext:value-type="float">
            <text:p>1,886,700</text:p>
          </table:table-cell>
          <table:table-cell office:value-type="float" office:value="1117210" calcext:value-type="float">
            <text:p>1,117,210</text:p>
          </table:table-cell>
          <table:table-cell office:value-type="float" office:value="349765" calcext:value-type="float">
            <text:p>349,765</text:p>
          </table:table-cell>
          <table:table-cell office:value-type="float" office:value="0" calcext:value-type="float">
            <text:p>0</text:p>
          </table:table-cell>
          <table:table-cell office:value-type="float" office:value="3353675" calcext:value-type="float">
            <text:p>3,353,675</text:p>
          </table:table-cell>
          <table:table-cell office:value-type="float" office:value="198015" calcext:value-type="float">
            <text:p>198,015</text:p>
          </table:table-cell>
          <table:table-cell office:value-type="float" office:value="3713450" calcext:value-type="float">
            <text:p>3,713,450</text:p>
          </table:table-cell>
          <table:table-cell office:value-type="float" office:value="23565" calcext:value-type="float">
            <text:p>23,5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7015" calcext:value-type="float">
            <text:p>3,737,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325" calcext:value-type="float">
            <text:p>169,325</text:p>
          </table:table-cell>
          <table:table-cell office:value-type="float" office:value="3353675" calcext:value-type="float">
            <text:p>3,353,675</text:p>
          </table:table-cell>
          <table:table-cell office:value-type="float" office:value="0" calcext:value-type="float">
            <text:p>0</text:p>
          </table:table-cell>
          <table:table-cell office:value-type="float" office:value="214015" calcext:value-type="float">
            <text:p>214,015</text:p>
          </table:table-cell>
          <table:table-cell/>
          <table:table-cell table:formula="of:=CONCATENATE([.$AB$5];[.$AA$5];[.C344];&quot;,&quot;;[.D344];&quot;,&quot;;[.E344];&quot;,&quot;;[.F344];&quot;,&quot;;[.H344];&quot;,&quot;;[.I344];&quot;,&quot;;[.J344];&quot;,&quot;;[.K344];&quot;,&quot;;[.M344];&quot;,&quot;;[.O344];&quot;,&quot;;[.P344];&quot;,&quot;;[.Q344];&quot;,&quot;;[.R344];&quot;,&quot;;[.S344];&quot;,&quot;;[.U344];&quot;,&quot;;[.V344];&quot;,&quot;;[.W344];&quot;,&quot;;[.X344];&quot;,&quot;;[.Y344];&quot;,&quot;;[.Z34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0,0,0,161760,1886700,1117210,349765,0,198015,23565,0,0,0,0,0,0,169325,3353675,0,2140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0,0,0,161760,1886700,1117210,349765,0,198015,23565,0,0,0,0,0,0,169325,3353675,0,2140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CT CHARTER SCHOOL</text:p>
          </table:table-cell>
          <table:table-cell office:value-type="float" office:value="4008" calcext:value-type="float">
            <text:p>4,008</text:p>
          </table:table-cell>
          <table:table-cell table:formula="of:=VLOOKUP([.B345];[$Sheet2.A338:.C894];2)"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063" calcext:value-type="float">
            <text:p>169,063</text:p>
          </table:table-cell>
          <table:table-cell office:value-type="float" office:value="5323138" calcext:value-type="float">
            <text:p>5,323,138</text:p>
          </table:table-cell>
          <table:table-cell office:value-type="float" office:value="1324722" calcext:value-type="float">
            <text:p>1,324,722</text:p>
          </table:table-cell>
          <table:table-cell office:value-type="float" office:value="1099845" calcext:value-type="float">
            <text:p>1,099,845</text:p>
          </table:table-cell>
          <table:table-cell office:value-type="float" office:value="0" calcext:value-type="float">
            <text:p>0</text:p>
          </table:table-cell>
          <table:table-cell office:value-type="float" office:value="7747705" calcext:value-type="float">
            <text:p>7,747,705</text:p>
          </table:table-cell>
          <table:table-cell office:value-type="float" office:value="310283" calcext:value-type="float">
            <text:p>310,283</text:p>
          </table:table-cell>
          <table:table-cell office:value-type="float" office:value="8227051" calcext:value-type="float">
            <text:p>8,227,051</text:p>
          </table:table-cell>
          <table:table-cell office:value-type="float" office:value="224782" calcext:value-type="float">
            <text:p>224,7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51832" calcext:value-type="float">
            <text:p>8,451,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23" calcext:value-type="float">
            <text:p>171,223</text:p>
          </table:table-cell>
          <table:table-cell office:value-type="float" office:value="7753142" calcext:value-type="float">
            <text:p>7,753,142</text:p>
          </table:table-cell>
          <table:table-cell office:value-type="float" office:value="0" calcext:value-type="float">
            <text:p>0</text:p>
          </table:table-cell>
          <table:table-cell office:value-type="float" office:value="527468" calcext:value-type="float">
            <text:p>527,468</text:p>
          </table:table-cell>
          <table:table-cell/>
          <table:table-cell table:formula="of:=CONCATENATE([.$AB$5];[.$AA$5];[.C345];&quot;,&quot;;[.D345];&quot;,&quot;;[.E345];&quot;,&quot;;[.F345];&quot;,&quot;;[.H345];&quot;,&quot;;[.I345];&quot;,&quot;;[.J345];&quot;,&quot;;[.K345];&quot;,&quot;;[.M345];&quot;,&quot;;[.O345];&quot;,&quot;;[.P345];&quot;,&quot;;[.Q345];&quot;,&quot;;[.R345];&quot;,&quot;;[.S345];&quot;,&quot;;[.U345];&quot;,&quot;;[.V345];&quot;,&quot;;[.W345];&quot;,&quot;;[.X345];&quot;,&quot;;[.Y345];&quot;,&quot;;[.Z34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1,0,0,169063,5323138,1324722,1099845,0,310283,224782,0,0,0,0,0,0,171223,7753142,0,52746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1,0,0,169063,5323138,1324722,1099845,0,310283,224782,0,0,0,0,0,0,171223,7753142,0,52746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hlos Leadership Academy</text:p>
          </table:table-cell>
          <table:table-cell office:value-type="float" office:value="4011" calcext:value-type="float">
            <text:p>4,011</text:p>
          </table:table-cell>
          <table:table-cell table:formula="of:=VLOOKUP([.B346];[$Sheet2.A339:.C895];2)"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170" calcext:value-type="float">
            <text:p>55,170</text:p>
          </table:table-cell>
          <table:table-cell office:value-type="float" office:value="8107654" calcext:value-type="float">
            <text:p>8,107,654</text:p>
          </table:table-cell>
          <table:table-cell office:value-type="float" office:value="1801715" calcext:value-type="float">
            <text:p>1,801,715</text:p>
          </table:table-cell>
          <table:table-cell office:value-type="float" office:value="1642299" calcext:value-type="float">
            <text:p>1,642,299</text:p>
          </table:table-cell>
          <table:table-cell office:value-type="float" office:value="0" calcext:value-type="float">
            <text:p>0</text:p>
          </table:table-cell>
          <table:table-cell office:value-type="float" office:value="11551668" calcext:value-type="float">
            <text:p>11,551,668</text:p>
          </table:table-cell>
          <table:table-cell office:value-type="float" office:value="1713543" calcext:value-type="float">
            <text:p>1,713,543</text:p>
          </table:table-cell>
          <table:table-cell office:value-type="float" office:value="13320381" calcext:value-type="float">
            <text:p>13,320,381</text:p>
          </table:table-cell>
          <table:table-cell office:value-type="float" office:value="816729" calcext:value-type="float">
            <text:p>816,729</text:p>
          </table:table-cell>
          <table:table-cell office:value-type="float" office:value="216647" calcext:value-type="float">
            <text:p>216,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53757" calcext:value-type="float">
            <text:p>14,353,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492" calcext:value-type="float">
            <text:p>234,492</text:p>
          </table:table-cell>
          <table:table-cell office:value-type="float" office:value="11602763" calcext:value-type="float">
            <text:p>11,602,763</text:p>
          </table:table-cell>
          <table:table-cell office:value-type="float" office:value="0" calcext:value-type="float">
            <text:p>0</text:p>
          </table:table-cell>
          <table:table-cell office:value-type="float" office:value="2516503" calcext:value-type="float">
            <text:p>2,516,503</text:p>
          </table:table-cell>
          <table:table-cell/>
          <table:table-cell table:formula="of:=CONCATENATE([.$AB$5];[.$AA$5];[.C346];&quot;,&quot;;[.D346];&quot;,&quot;;[.E346];&quot;,&quot;;[.F346];&quot;,&quot;;[.H346];&quot;,&quot;;[.I346];&quot;,&quot;;[.J346];&quot;,&quot;;[.K346];&quot;,&quot;;[.M346];&quot;,&quot;;[.O346];&quot;,&quot;;[.P346];&quot;,&quot;;[.Q346];&quot;,&quot;;[.R346];&quot;,&quot;;[.S346];&quot;,&quot;;[.U346];&quot;,&quot;;[.V346];&quot;,&quot;;[.W346];&quot;,&quot;;[.X346];&quot;,&quot;;[.Y346];&quot;,&quot;;[.Z34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2,0,0,55170,8107654,1801715,1642299,0,1713543,816729,216647,0,0,0,0,0,234492,11602763,0,251650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2,0,0,55170,8107654,1801715,1642299,0,1713543,816729,216647,0,0,0,0,0,234492,11602763,0,251650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UNITY OF PEACE ACADEMY</text:p>
          </table:table-cell>
          <table:table-cell office:value-type="float" office:value="4015" calcext:value-type="float">
            <text:p>4,015</text:p>
          </table:table-cell>
          <table:table-cell table:formula="of:=VLOOKUP([.B347];[$Sheet2.A340:.C896];2)"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200" calcext:value-type="float">
            <text:p>158,200</text:p>
          </table:table-cell>
          <table:table-cell office:value-type="float" office:value="8126575" calcext:value-type="float">
            <text:p>8,126,575</text:p>
          </table:table-cell>
          <table:table-cell office:value-type="float" office:value="1841156" calcext:value-type="float">
            <text:p>1,841,156</text:p>
          </table:table-cell>
          <table:table-cell office:value-type="float" office:value="1480600" calcext:value-type="float">
            <text:p>1,480,600</text:p>
          </table:table-cell>
          <table:table-cell office:value-type="float" office:value="0" calcext:value-type="float">
            <text:p>0</text:p>
          </table:table-cell>
          <table:table-cell office:value-type="float" office:value="11448331" calcext:value-type="float">
            <text:p>11,448,331</text:p>
          </table:table-cell>
          <table:table-cell office:value-type="float" office:value="1936389" calcext:value-type="float">
            <text:p>1,936,389</text:p>
          </table:table-cell>
          <table:table-cell office:value-type="float" office:value="13542920" calcext:value-type="float">
            <text:p>13,542,9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42920" calcext:value-type="float">
            <text:p>13,542,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00" calcext:value-type="float">
            <text:p>158,200</text:p>
          </table:table-cell>
          <table:table-cell office:value-type="float" office:value="11448331" calcext:value-type="float">
            <text:p>11,448,331</text:p>
          </table:table-cell>
          <table:table-cell office:value-type="float" office:value="0" calcext:value-type="float">
            <text:p>0</text:p>
          </table:table-cell>
          <table:table-cell office:value-type="float" office:value="1936389" calcext:value-type="float">
            <text:p>1,936,389</text:p>
          </table:table-cell>
          <table:table-cell/>
          <table:table-cell table:formula="of:=CONCATENATE([.$AB$5];[.$AA$5];[.C347];&quot;,&quot;;[.D347];&quot;,&quot;;[.E347];&quot;,&quot;;[.F347];&quot;,&quot;;[.H347];&quot;,&quot;;[.I347];&quot;,&quot;;[.J347];&quot;,&quot;;[.K347];&quot;,&quot;;[.M347];&quot;,&quot;;[.O347];&quot;,&quot;;[.P347];&quot;,&quot;;[.Q347];&quot;,&quot;;[.R347];&quot;,&quot;;[.S347];&quot;,&quot;;[.U347];&quot;,&quot;;[.V347];&quot;,&quot;;[.W347];&quot;,&quot;;[.X347];&quot;,&quot;;[.Y347];&quot;,&quot;;[.Z34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3,0,0,158200,8126575,1841156,1480600,0,1936389,0,0,0,0,0,0,0,158200,11448331,0,193638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3,0,0,158200,8126575,1841156,1480600,0,1936389,0,0,0,0,0,0,0,158200,11448331,0,193638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LD LEARNER CHARTER SCHOOL</text:p>
          </table:table-cell>
          <table:table-cell office:value-type="float" office:value="4016" calcext:value-type="float">
            <text:p>4,016</text:p>
          </table:table-cell>
          <table:table-cell table:formula="of:=VLOOKUP([.B348];[$Sheet2.A341:.C897];2)"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350" calcext:value-type="float">
            <text:p>76,350</text:p>
          </table:table-cell>
          <table:table-cell office:value-type="float" office:value="1428897" calcext:value-type="float">
            <text:p>1,428,897</text:p>
          </table:table-cell>
          <table:table-cell office:value-type="float" office:value="484794" calcext:value-type="float">
            <text:p>484,794</text:p>
          </table:table-cell>
          <table:table-cell office:value-type="float" office:value="316025" calcext:value-type="float">
            <text:p>316,025</text:p>
          </table:table-cell>
          <table:table-cell office:value-type="float" office:value="0" calcext:value-type="float">
            <text:p>0</text:p>
          </table:table-cell>
          <table:table-cell office:value-type="float" office:value="2229716" calcext:value-type="float">
            <text:p>2,229,716</text:p>
          </table:table-cell>
          <table:table-cell office:value-type="float" office:value="112910" calcext:value-type="float">
            <text:p>112,910</text:p>
          </table:table-cell>
          <table:table-cell office:value-type="float" office:value="2418976" calcext:value-type="float">
            <text:p>2,418,976</text:p>
          </table:table-cell>
          <table:table-cell office:value-type="float" office:value="40982" calcext:value-type="float">
            <text:p>40,982</text:p>
          </table:table-cell>
          <table:table-cell office:value-type="float" office:value="30457" calcext:value-type="float">
            <text:p>30,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0415" calcext:value-type="float">
            <text:p>2,490,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613" calcext:value-type="float">
            <text:p>107,613</text:p>
          </table:table-cell>
          <table:table-cell office:value-type="float" office:value="2230801" calcext:value-type="float">
            <text:p>2,230,801</text:p>
          </table:table-cell>
          <table:table-cell office:value-type="float" office:value="0" calcext:value-type="float">
            <text:p>0</text:p>
          </table:table-cell>
          <table:table-cell office:value-type="float" office:value="152001" calcext:value-type="float">
            <text:p>152,001</text:p>
          </table:table-cell>
          <table:table-cell/>
          <table:table-cell table:formula="of:=CONCATENATE([.$AB$5];[.$AA$5];[.C348];&quot;,&quot;;[.D348];&quot;,&quot;;[.E348];&quot;,&quot;;[.F348];&quot;,&quot;;[.H348];&quot;,&quot;;[.I348];&quot;,&quot;;[.J348];&quot;,&quot;;[.K348];&quot;,&quot;;[.M348];&quot;,&quot;;[.O348];&quot;,&quot;;[.P348];&quot;,&quot;;[.Q348];&quot;,&quot;;[.R348];&quot;,&quot;;[.S348];&quot;,&quot;;[.U348];&quot;,&quot;;[.V348];&quot;,&quot;;[.W348];&quot;,&quot;;[.X348];&quot;,&quot;;[.Y348];&quot;,&quot;;[.Z34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4,0,0,76350,1428897,484794,316025,0,112910,40982,30457,0,0,0,0,0,107613,2230801,0,15200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4,0,0,76350,1428897,484794,316025,0,112910,40982,30457,0,0,0,0,0,107613,2230801,0,15200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 Transitions Charter Sch</text:p>
          </table:table-cell>
          <table:table-cell office:value-type="float" office:value="4017" calcext:value-type="float">
            <text:p>4,017</text:p>
          </table:table-cell>
          <table:table-cell table:formula="of:=VLOOKUP([.B349];[$Sheet2.A342:.C898];2)"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73360" calcext:value-type="float">
            <text:p>2,273,360</text:p>
          </table:table-cell>
          <table:table-cell office:value-type="float" office:value="49132006" calcext:value-type="float">
            <text:p>49,132,006</text:p>
          </table:table-cell>
          <table:table-cell office:value-type="float" office:value="6727947" calcext:value-type="float">
            <text:p>6,727,947</text:p>
          </table:table-cell>
          <table:table-cell office:value-type="float" office:value="6211440" calcext:value-type="float">
            <text:p>6,211,440</text:p>
          </table:table-cell>
          <table:table-cell office:value-type="float" office:value="0" calcext:value-type="float">
            <text:p>0</text:p>
          </table:table-cell>
          <table:table-cell office:value-type="float" office:value="62071393" calcext:value-type="float">
            <text:p>62,071,393</text:p>
          </table:table-cell>
          <table:table-cell office:value-type="float" office:value="8401247" calcext:value-type="float">
            <text:p>8,401,247</text:p>
          </table:table-cell>
          <table:table-cell office:value-type="float" office:value="72746000" calcext:value-type="float">
            <text:p>72,746,000</text:p>
          </table:table-cell>
          <table:table-cell office:value-type="float" office:value="443611" calcext:value-type="float">
            <text:p>443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189611" calcext:value-type="float">
            <text:p>73,189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3360" calcext:value-type="float">
            <text:p>2,273,360</text:p>
          </table:table-cell>
          <table:table-cell office:value-type="float" office:value="62079224" calcext:value-type="float">
            <text:p>62,079,224</text:p>
          </table:table-cell>
          <table:table-cell office:value-type="float" office:value="0" calcext:value-type="float">
            <text:p>0</text:p>
          </table:table-cell>
          <table:table-cell office:value-type="float" office:value="8837027" calcext:value-type="float">
            <text:p>8,837,027</text:p>
          </table:table-cell>
          <table:table-cell/>
          <table:table-cell table:formula="of:=CONCATENATE([.$AB$5];[.$AA$5];[.C349];&quot;,&quot;;[.D349];&quot;,&quot;;[.E349];&quot;,&quot;;[.F349];&quot;,&quot;;[.H349];&quot;,&quot;;[.I349];&quot;,&quot;;[.J349];&quot;,&quot;;[.K349];&quot;,&quot;;[.M349];&quot;,&quot;;[.O349];&quot;,&quot;;[.P349];&quot;,&quot;;[.Q349];&quot;,&quot;;[.R349];&quot;,&quot;;[.S349];&quot;,&quot;;[.U349];&quot;,&quot;;[.V349];&quot;,&quot;;[.W349];&quot;,&quot;;[.X349];&quot;,&quot;;[.Y349];&quot;,&quot;;[.Z34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5,0,0,2273360,49132006,6727947,6211440,0,8401247,443611,0,0,0,0,0,0,2273360,62079224,0,88370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5,0,0,2273360,49132006,6727947,6211440,0,8401247,443611,0,0,0,0,0,0,2273360,62079224,0,88370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HIEVE LANGUAGE ACADEMY</text:p>
          </table:table-cell>
          <table:table-cell office:value-type="float" office:value="4018" calcext:value-type="float">
            <text:p>4,018</text:p>
          </table:table-cell>
          <table:table-cell table:formula="of:=VLOOKUP([.B350];[$Sheet2.A343:.C899];2)"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094" calcext:value-type="float">
            <text:p>28,094</text:p>
          </table:table-cell>
          <table:table-cell office:value-type="float" office:value="3695938" calcext:value-type="float">
            <text:p>3,695,938</text:p>
          </table:table-cell>
          <table:table-cell office:value-type="float" office:value="737217" calcext:value-type="float">
            <text:p>737,217</text:p>
          </table:table-cell>
          <table:table-cell office:value-type="float" office:value="559079" calcext:value-type="float">
            <text:p>559,079</text:p>
          </table:table-cell>
          <table:table-cell office:value-type="float" office:value="0" calcext:value-type="float">
            <text:p>0</text:p>
          </table:table-cell>
          <table:table-cell office:value-type="float" office:value="4992233" calcext:value-type="float">
            <text:p>4,992,233</text:p>
          </table:table-cell>
          <table:table-cell office:value-type="float" office:value="1511721" calcext:value-type="float">
            <text:p>1,511,721</text:p>
          </table:table-cell>
          <table:table-cell office:value-type="float" office:value="6532048" calcext:value-type="float">
            <text:p>6,532,048</text:p>
          </table:table-cell>
          <table:table-cell office:value-type="float" office:value="361549" calcext:value-type="float">
            <text:p>361,549</text:p>
          </table:table-cell>
          <table:table-cell office:value-type="float" office:value="18535" calcext:value-type="float">
            <text:p>18,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12132" calcext:value-type="float">
            <text:p>6,912,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73" calcext:value-type="float">
            <text:p>28,573</text:p>
          </table:table-cell>
          <table:table-cell office:value-type="float" office:value="4998160" calcext:value-type="float">
            <text:p>4,998,160</text:p>
          </table:table-cell>
          <table:table-cell office:value-type="float" office:value="0" calcext:value-type="float">
            <text:p>0</text:p>
          </table:table-cell>
          <table:table-cell office:value-type="float" office:value="1885399" calcext:value-type="float">
            <text:p>1,885,399</text:p>
          </table:table-cell>
          <table:table-cell/>
          <table:table-cell table:formula="of:=CONCATENATE([.$AB$5];[.$AA$5];[.C350];&quot;,&quot;;[.D350];&quot;,&quot;;[.E350];&quot;,&quot;;[.F350];&quot;,&quot;;[.H350];&quot;,&quot;;[.I350];&quot;,&quot;;[.J350];&quot;,&quot;;[.K350];&quot;,&quot;;[.M350];&quot;,&quot;;[.O350];&quot;,&quot;;[.P350];&quot;,&quot;;[.Q350];&quot;,&quot;;[.R350];&quot;,&quot;;[.S350];&quot;,&quot;;[.U350];&quot;,&quot;;[.V350];&quot;,&quot;;[.W350];&quot;,&quot;;[.X350];&quot;,&quot;;[.Y350];&quot;,&quot;;[.Z35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6,0,0,28094,3695938,737217,559079,0,1511721,361549,18535,0,0,0,0,0,28573,4998160,0,18853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6,0,0,28094,3695938,737217,559079,0,1511721,361549,18535,0,0,0,0,0,28573,4998160,0,18853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ULUTH PUBLIC SCHOOLS ACADEMY</text:p>
          </table:table-cell>
          <table:table-cell office:value-type="float" office:value="4020" calcext:value-type="float">
            <text:p>4,020</text:p>
          </table:table-cell>
          <table:table-cell table:formula="of:=VLOOKUP([.B351];[$Sheet2.A344:.C900];2)"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9822" calcext:value-type="float">
            <text:p>439,822</text:p>
          </table:table-cell>
          <table:table-cell office:value-type="float" office:value="8557530" calcext:value-type="float">
            <text:p>8,557,530</text:p>
          </table:table-cell>
          <table:table-cell office:value-type="float" office:value="6031920" calcext:value-type="float">
            <text:p>6,031,920</text:p>
          </table:table-cell>
          <table:table-cell office:value-type="float" office:value="1576723" calcext:value-type="float">
            <text:p>1,576,723</text:p>
          </table:table-cell>
          <table:table-cell office:value-type="float" office:value="0" calcext:value-type="float">
            <text:p>0</text:p>
          </table:table-cell>
          <table:table-cell office:value-type="float" office:value="16166173" calcext:value-type="float">
            <text:p>16,166,173</text:p>
          </table:table-cell>
          <table:table-cell office:value-type="float" office:value="1926196" calcext:value-type="float">
            <text:p>1,926,196</text:p>
          </table:table-cell>
          <table:table-cell office:value-type="float" office:value="18532192" calcext:value-type="float">
            <text:p>18,532,192</text:p>
          </table:table-cell>
          <table:table-cell office:value-type="float" office:value="746579" calcext:value-type="float">
            <text:p>746,579</text:p>
          </table:table-cell>
          <table:table-cell office:value-type="float" office:value="15174" calcext:value-type="float">
            <text:p>15,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93944" calcext:value-type="float">
            <text:p>19,293,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444" calcext:value-type="float">
            <text:p>448,444</text:p>
          </table:table-cell>
          <table:table-cell office:value-type="float" office:value="16192293" calcext:value-type="float">
            <text:p>16,192,293</text:p>
          </table:table-cell>
          <table:table-cell office:value-type="float" office:value="0" calcext:value-type="float">
            <text:p>0</text:p>
          </table:table-cell>
          <table:table-cell office:value-type="float" office:value="2653207" calcext:value-type="float">
            <text:p>2,653,207</text:p>
          </table:table-cell>
          <table:table-cell/>
          <table:table-cell table:formula="of:=CONCATENATE([.$AB$5];[.$AA$5];[.C351];&quot;,&quot;;[.D351];&quot;,&quot;;[.E351];&quot;,&quot;;[.F351];&quot;,&quot;;[.H351];&quot;,&quot;;[.I351];&quot;,&quot;;[.J351];&quot;,&quot;;[.K351];&quot;,&quot;;[.M351];&quot;,&quot;;[.O351];&quot;,&quot;;[.P351];&quot;,&quot;;[.Q351];&quot;,&quot;;[.R351];&quot;,&quot;;[.S351];&quot;,&quot;;[.U351];&quot;,&quot;;[.V351];&quot;,&quot;;[.W351];&quot;,&quot;;[.X351];&quot;,&quot;;[.Y351];&quot;,&quot;;[.Z35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7,0,0,439822,8557530,6031920,1576723,0,1926196,746579,15174,0,0,0,0,0,448444,16192293,0,265320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7,0,0,439822,8557530,6031920,1576723,0,1926196,746579,15174,0,0,0,0,0,448444,16192293,0,265320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YBER VILLAGE ACADEMY</text:p>
          </table:table-cell>
          <table:table-cell office:value-type="float" office:value="4025" calcext:value-type="float">
            <text:p>4,025</text:p>
          </table:table-cell>
          <table:table-cell table:formula="of:=VLOOKUP([.B352];[$Sheet2.A345:.C901];2)"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788" calcext:value-type="float">
            <text:p>43,788</text:p>
          </table:table-cell>
          <table:table-cell office:value-type="float" office:value="2293462" calcext:value-type="float">
            <text:p>2,293,462</text:p>
          </table:table-cell>
          <table:table-cell office:value-type="float" office:value="1416510" calcext:value-type="float">
            <text:p>1,416,510</text:p>
          </table:table-cell>
          <table:table-cell office:value-type="float" office:value="416950" calcext:value-type="float">
            <text:p>416,950</text:p>
          </table:table-cell>
          <table:table-cell office:value-type="float" office:value="0" calcext:value-type="float">
            <text:p>0</text:p>
          </table:table-cell>
          <table:table-cell office:value-type="float" office:value="4126922" calcext:value-type="float">
            <text:p>4,126,922</text:p>
          </table:table-cell>
          <table:table-cell office:value-type="float" office:value="184809" calcext:value-type="float">
            <text:p>184,809</text:p>
          </table:table-cell>
          <table:table-cell office:value-type="float" office:value="4355518" calcext:value-type="float">
            <text:p>4,355,518</text:p>
          </table:table-cell>
          <table:table-cell office:value-type="float" office:value="12619" calcext:value-type="float">
            <text:p>12,6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68137" calcext:value-type="float">
            <text:p>4,368,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87" calcext:value-type="float">
            <text:p>55,687</text:p>
          </table:table-cell>
          <table:table-cell office:value-type="float" office:value="4126934" calcext:value-type="float">
            <text:p>4,126,934</text:p>
          </table:table-cell>
          <table:table-cell office:value-type="float" office:value="0" calcext:value-type="float">
            <text:p>0</text:p>
          </table:table-cell>
          <table:table-cell office:value-type="float" office:value="185516" calcext:value-type="float">
            <text:p>185,516</text:p>
          </table:table-cell>
          <table:table-cell/>
          <table:table-cell table:formula="of:=CONCATENATE([.$AB$5];[.$AA$5];[.C352];&quot;,&quot;;[.D352];&quot;,&quot;;[.E352];&quot;,&quot;;[.F352];&quot;,&quot;;[.H352];&quot;,&quot;;[.I352];&quot;,&quot;;[.J352];&quot;,&quot;;[.K352];&quot;,&quot;;[.M352];&quot;,&quot;;[.O352];&quot;,&quot;;[.P352];&quot;,&quot;;[.Q352];&quot;,&quot;;[.R352];&quot;,&quot;;[.S352];&quot;,&quot;;[.U352];&quot;,&quot;;[.V352];&quot;,&quot;;[.W352];&quot;,&quot;;[.X352];&quot;,&quot;;[.Y352];&quot;,&quot;;[.Z35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8,0,0,43788,2293462,1416510,416950,0,184809,12619,0,0,0,0,0,0,55687,4126934,0,18551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8,0,0,43788,2293462,1416510,416950,0,184809,12619,0,0,0,0,0,0,55687,4126934,0,18551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.C.H.O. CHARTER SCHOOL</text:p>
          </table:table-cell>
          <table:table-cell office:value-type="float" office:value="4026" calcext:value-type="float">
            <text:p>4,026</text:p>
          </table:table-cell>
          <table:table-cell table:formula="of:=VLOOKUP([.B353];[$Sheet2.A346:.C902];2)"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72" calcext:value-type="float">
            <text:p>2,872</text:p>
          </table:table-cell>
          <table:table-cell office:value-type="float" office:value="764354" calcext:value-type="float">
            <text:p>764,354</text:p>
          </table:table-cell>
          <table:table-cell office:value-type="float" office:value="175816" calcext:value-type="float">
            <text:p>175,816</text:p>
          </table:table-cell>
          <table:table-cell office:value-type="float" office:value="130036" calcext:value-type="float">
            <text:p>130,036</text:p>
          </table:table-cell>
          <table:table-cell office:value-type="float" office:value="0" calcext:value-type="float">
            <text:p>0</text:p>
          </table:table-cell>
          <table:table-cell office:value-type="float" office:value="1070206" calcext:value-type="float">
            <text:p>1,070,206</text:p>
          </table:table-cell>
          <table:table-cell office:value-type="float" office:value="242128" calcext:value-type="float">
            <text:p>242,128</text:p>
          </table:table-cell>
          <table:table-cell office:value-type="float" office:value="1315206" calcext:value-type="float">
            <text:p>1,315,206</text:p>
          </table:table-cell>
          <table:table-cell office:value-type="float" office:value="54979" calcext:value-type="float">
            <text:p>54,9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0186" calcext:value-type="float">
            <text:p>1,370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5" calcext:value-type="float">
            <text:p>9,085</text:p>
          </table:table-cell>
          <table:table-cell office:value-type="float" office:value="1072067" calcext:value-type="float">
            <text:p>1,072,067</text:p>
          </table:table-cell>
          <table:table-cell office:value-type="float" office:value="0" calcext:value-type="float">
            <text:p>0</text:p>
          </table:table-cell>
          <table:table-cell office:value-type="float" office:value="289034" calcext:value-type="float">
            <text:p>289,034</text:p>
          </table:table-cell>
          <table:table-cell/>
          <table:table-cell table:formula="of:=CONCATENATE([.$AB$5];[.$AA$5];[.C353];&quot;,&quot;;[.D353];&quot;,&quot;;[.E353];&quot;,&quot;;[.F353];&quot;,&quot;;[.H353];&quot;,&quot;;[.I353];&quot;,&quot;;[.J353];&quot;,&quot;;[.K353];&quot;,&quot;;[.M353];&quot;,&quot;;[.O353];&quot;,&quot;;[.P353];&quot;,&quot;;[.Q353];&quot;,&quot;;[.R353];&quot;,&quot;;[.S353];&quot;,&quot;;[.U353];&quot;,&quot;;[.V353];&quot;,&quot;;[.W353];&quot;,&quot;;[.X353];&quot;,&quot;;[.Y353];&quot;,&quot;;[.Z35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9,0,0,2872,764354,175816,130036,0,242128,54979,0,0,0,0,0,0,9085,1072067,0,28903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59,0,0,2872,764354,175816,130036,0,242128,54979,0,0,0,0,0,0,9085,1072067,0,28903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GHER GROUND ACADEMY</text:p>
          </table:table-cell>
          <table:table-cell office:value-type="float" office:value="4027" calcext:value-type="float">
            <text:p>4,027</text:p>
          </table:table-cell>
          <table:table-cell table:formula="of:=VLOOKUP([.B354];[$Sheet2.A347:.C903];2)"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769" calcext:value-type="float">
            <text:p>22,769</text:p>
          </table:table-cell>
          <table:table-cell office:value-type="float" office:value="12137426" calcext:value-type="float">
            <text:p>12,137,426</text:p>
          </table:table-cell>
          <table:table-cell office:value-type="float" office:value="767996" calcext:value-type="float">
            <text:p>767,996</text:p>
          </table:table-cell>
          <table:table-cell office:value-type="float" office:value="1661024" calcext:value-type="float">
            <text:p>1,661,024</text:p>
          </table:table-cell>
          <table:table-cell office:value-type="float" office:value="0" calcext:value-type="float">
            <text:p>0</text:p>
          </table:table-cell>
          <table:table-cell office:value-type="float" office:value="14566446" calcext:value-type="float">
            <text:p>14,566,446</text:p>
          </table:table-cell>
          <table:table-cell office:value-type="float" office:value="2476018" calcext:value-type="float">
            <text:p>2,476,018</text:p>
          </table:table-cell>
          <table:table-cell office:value-type="float" office:value="17065233" calcext:value-type="float">
            <text:p>17,065,233</text:p>
          </table:table-cell>
          <table:table-cell office:value-type="float" office:value="1007754" calcext:value-type="float">
            <text:p>1,007,7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72987" calcext:value-type="float">
            <text:p>18,072,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39" calcext:value-type="float">
            <text:p>23,039</text:p>
          </table:table-cell>
          <table:table-cell office:value-type="float" office:value="14582348" calcext:value-type="float">
            <text:p>14,582,348</text:p>
          </table:table-cell>
          <table:table-cell office:value-type="float" office:value="0" calcext:value-type="float">
            <text:p>0</text:p>
          </table:table-cell>
          <table:table-cell office:value-type="float" office:value="3467601" calcext:value-type="float">
            <text:p>3,467,601</text:p>
          </table:table-cell>
          <table:table-cell/>
          <table:table-cell table:formula="of:=CONCATENATE([.$AB$5];[.$AA$5];[.C354];&quot;,&quot;;[.D354];&quot;,&quot;;[.E354];&quot;,&quot;;[.F354];&quot;,&quot;;[.H354];&quot;,&quot;;[.I354];&quot;,&quot;;[.J354];&quot;,&quot;;[.K354];&quot;,&quot;;[.M354];&quot;,&quot;;[.O354];&quot;,&quot;;[.P354];&quot;,&quot;;[.Q354];&quot;,&quot;;[.R354];&quot;,&quot;;[.S354];&quot;,&quot;;[.U354];&quot;,&quot;;[.V354];&quot;,&quot;;[.W354];&quot;,&quot;;[.X354];&quot;,&quot;;[.Y354];&quot;,&quot;;[.Z35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0,0,0,22769,12137426,767996,1661024,0,2476018,1007754,0,0,0,0,0,0,23039,14582348,0,346760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0,0,0,22769,12137426,767996,1661024,0,2476018,1007754,0,0,0,0,0,0,23039,14582348,0,346760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PAUL CITY SCHOOL</text:p>
          </table:table-cell>
          <table:table-cell office:value-type="float" office:value="4029" calcext:value-type="float">
            <text:p>4,029</text:p>
          </table:table-cell>
          <table:table-cell table:formula="of:=VLOOKUP([.B355];[$Sheet2.A348:.C904];2)"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421" calcext:value-type="float">
            <text:p>158,421</text:p>
          </table:table-cell>
          <table:table-cell office:value-type="float" office:value="5478117" calcext:value-type="float">
            <text:p>5,478,117</text:p>
          </table:table-cell>
          <table:table-cell office:value-type="float" office:value="2766552" calcext:value-type="float">
            <text:p>2,766,552</text:p>
          </table:table-cell>
          <table:table-cell office:value-type="float" office:value="705709" calcext:value-type="float">
            <text:p>705,709</text:p>
          </table:table-cell>
          <table:table-cell office:value-type="float" office:value="0" calcext:value-type="float">
            <text:p>0</text:p>
          </table:table-cell>
          <table:table-cell office:value-type="float" office:value="8950378" calcext:value-type="float">
            <text:p>8,950,378</text:p>
          </table:table-cell>
          <table:table-cell office:value-type="float" office:value="1701295" calcext:value-type="float">
            <text:p>1,701,295</text:p>
          </table:table-cell>
          <table:table-cell office:value-type="float" office:value="10810094" calcext:value-type="float">
            <text:p>10,810,094</text:p>
          </table:table-cell>
          <table:table-cell office:value-type="float" office:value="297736" calcext:value-type="float">
            <text:p>297,736</text:p>
          </table:table-cell>
          <table:table-cell office:value-type="float" office:value="91567" calcext:value-type="float">
            <text:p>91,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99397" calcext:value-type="float">
            <text:p>11,199,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421" calcext:value-type="float">
            <text:p>158,421</text:p>
          </table:table-cell>
          <table:table-cell office:value-type="float" office:value="9035055" calcext:value-type="float">
            <text:p>9,035,055</text:p>
          </table:table-cell>
          <table:table-cell office:value-type="float" office:value="0" calcext:value-type="float">
            <text:p>0</text:p>
          </table:table-cell>
          <table:table-cell office:value-type="float" office:value="2005922" calcext:value-type="float">
            <text:p>2,005,922</text:p>
          </table:table-cell>
          <table:table-cell/>
          <table:table-cell table:formula="of:=CONCATENATE([.$AB$5];[.$AA$5];[.C355];&quot;,&quot;;[.D355];&quot;,&quot;;[.E355];&quot;,&quot;;[.F355];&quot;,&quot;;[.H355];&quot;,&quot;;[.I355];&quot;,&quot;;[.J355];&quot;,&quot;;[.K355];&quot;,&quot;;[.M355];&quot;,&quot;;[.O355];&quot;,&quot;;[.P355];&quot;,&quot;;[.Q355];&quot;,&quot;;[.R355];&quot;,&quot;;[.S355];&quot;,&quot;;[.U355];&quot;,&quot;;[.V355];&quot;,&quot;;[.W355];&quot;,&quot;;[.X355];&quot;,&quot;;[.Y355];&quot;,&quot;;[.Z35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1,0,0,158421,5478117,2766552,705709,0,1701295,297736,91567,0,0,0,0,0,158421,9035055,0,200592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1,0,0,158421,5478117,2766552,705709,0,1701295,297736,91567,0,0,0,0,0,158421,9035055,0,200592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ennings Community School</text:p>
          </table:table-cell>
          <table:table-cell office:value-type="float" office:value="4031" calcext:value-type="float">
            <text:p>4,031</text:p>
          </table:table-cell>
          <table:table-cell table:formula="of:=VLOOKUP([.B356];[$Sheet2.A349:.C905];2)"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3" calcext:value-type="float">
            <text:p>1,113</text:p>
          </table:table-cell>
          <table:table-cell office:value-type="float" office:value="788193" calcext:value-type="float">
            <text:p>788,193</text:p>
          </table:table-cell>
          <table:table-cell office:value-type="float" office:value="202589" calcext:value-type="float">
            <text:p>202,589</text:p>
          </table:table-cell>
          <table:table-cell office:value-type="float" office:value="110981" calcext:value-type="float">
            <text:p>110,981</text:p>
          </table:table-cell>
          <table:table-cell office:value-type="float" office:value="0" calcext:value-type="float">
            <text:p>0</text:p>
          </table:table-cell>
          <table:table-cell office:value-type="float" office:value="1101763" calcext:value-type="float">
            <text:p>1,101,763</text:p>
          </table:table-cell>
          <table:table-cell office:value-type="float" office:value="177146" calcext:value-type="float">
            <text:p>177,146</text:p>
          </table:table-cell>
          <table:table-cell office:value-type="float" office:value="1280022" calcext:value-type="float">
            <text:p>1,280,022</text:p>
          </table:table-cell>
          <table:table-cell office:value-type="float" office:value="21719" calcext:value-type="float">
            <text:p>21,7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1741" calcext:value-type="float">
            <text:p>1,301,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" calcext:value-type="float">
            <text:p>1,113</text:p>
          </table:table-cell>
          <table:table-cell office:value-type="float" office:value="1101972" calcext:value-type="float">
            <text:p>1,101,972</text:p>
          </table:table-cell>
          <table:table-cell office:value-type="float" office:value="0" calcext:value-type="float">
            <text:p>0</text:p>
          </table:table-cell>
          <table:table-cell office:value-type="float" office:value="198657" calcext:value-type="float">
            <text:p>198,657</text:p>
          </table:table-cell>
          <table:table-cell/>
          <table:table-cell table:formula="of:=CONCATENATE([.$AB$5];[.$AA$5];[.C356];&quot;,&quot;;[.D356];&quot;,&quot;;[.E356];&quot;,&quot;;[.F356];&quot;,&quot;;[.H356];&quot;,&quot;;[.I356];&quot;,&quot;;[.J356];&quot;,&quot;;[.K356];&quot;,&quot;;[.M356];&quot;,&quot;;[.O356];&quot;,&quot;;[.P356];&quot;,&quot;;[.Q356];&quot;,&quot;;[.R356];&quot;,&quot;;[.S356];&quot;,&quot;;[.U356];&quot;,&quot;;[.V356];&quot;,&quot;;[.W356];&quot;,&quot;;[.X356];&quot;,&quot;;[.Y356];&quot;,&quot;;[.Z35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3,0,0,1113,788193,202589,110981,0,177146,21719,0,0,0,0,0,0,1113,1101972,0,1986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3,0,0,1113,788193,202589,110981,0,177146,21719,0,0,0,0,0,0,1113,1101972,0,1986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FE PREP</text:p>
          </table:table-cell>
          <table:table-cell office:value-type="float" office:value="4035" calcext:value-type="float">
            <text:p>4,035</text:p>
          </table:table-cell>
          <table:table-cell table:formula="of:=VLOOKUP([.B357];[$Sheet2.A350:.C906];2)"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133" calcext:value-type="float">
            <text:p>56,133</text:p>
          </table:table-cell>
          <table:table-cell office:value-type="float" office:value="1935906" calcext:value-type="float">
            <text:p>1,935,906</text:p>
          </table:table-cell>
          <table:table-cell office:value-type="float" office:value="1018361" calcext:value-type="float">
            <text:p>1,018,361</text:p>
          </table:table-cell>
          <table:table-cell office:value-type="float" office:value="352704" calcext:value-type="float">
            <text:p>352,704</text:p>
          </table:table-cell>
          <table:table-cell office:value-type="float" office:value="0" calcext:value-type="float">
            <text:p>0</text:p>
          </table:table-cell>
          <table:table-cell office:value-type="float" office:value="3306971" calcext:value-type="float">
            <text:p>3,306,971</text:p>
          </table:table-cell>
          <table:table-cell office:value-type="float" office:value="908903" calcext:value-type="float">
            <text:p>908,903</text:p>
          </table:table-cell>
          <table:table-cell office:value-type="float" office:value="4272007" calcext:value-type="float">
            <text:p>4,272,007</text:p>
          </table:table-cell>
          <table:table-cell office:value-type="float" office:value="249552" calcext:value-type="float">
            <text:p>249,552</text:p>
          </table:table-cell>
          <table:table-cell office:value-type="float" office:value="3352" calcext:value-type="float">
            <text:p>3,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24911" calcext:value-type="float">
            <text:p>4,524,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88" calcext:value-type="float">
            <text:p>59,588</text:p>
          </table:table-cell>
          <table:table-cell office:value-type="float" office:value="3313635" calcext:value-type="float">
            <text:p>3,313,635</text:p>
          </table:table-cell>
          <table:table-cell office:value-type="float" office:value="0" calcext:value-type="float">
            <text:p>0</text:p>
          </table:table-cell>
          <table:table-cell office:value-type="float" office:value="1151689" calcext:value-type="float">
            <text:p>1,151,689</text:p>
          </table:table-cell>
          <table:table-cell/>
          <table:table-cell table:formula="of:=CONCATENATE([.$AB$5];[.$AA$5];[.C357];&quot;,&quot;;[.D357];&quot;,&quot;;[.E357];&quot;,&quot;;[.F357];&quot;,&quot;;[.H357];&quot;,&quot;;[.I357];&quot;,&quot;;[.J357];&quot;,&quot;;[.K357];&quot;,&quot;;[.M357];&quot;,&quot;;[.O357];&quot;,&quot;;[.P357];&quot;,&quot;;[.Q357];&quot;,&quot;;[.R357];&quot;,&quot;;[.S357];&quot;,&quot;;[.U357];&quot;,&quot;;[.V357];&quot;,&quot;;[.W357];&quot;,&quot;;[.X357];&quot;,&quot;;[.Y357];&quot;,&quot;;[.Z35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5,0,0,56133,1935906,1018361,352704,0,908903,249552,3352,0,0,0,0,0,59588,3313635,0,115168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5,0,0,56133,1935906,1018361,352704,0,908903,249552,3352,0,0,0,0,0,59588,3313635,0,115168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ACE TO FACE ACADEMY</text:p>
          </table:table-cell>
          <table:table-cell office:value-type="float" office:value="4036" calcext:value-type="float">
            <text:p>4,036</text:p>
          </table:table-cell>
          <table:table-cell table:formula="of:=VLOOKUP([.B358];[$Sheet2.A351:.C907];2)"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104" calcext:value-type="float">
            <text:p>76,104</text:p>
          </table:table-cell>
          <table:table-cell office:value-type="float" office:value="1093553" calcext:value-type="float">
            <text:p>1,093,553</text:p>
          </table:table-cell>
          <table:table-cell office:value-type="float" office:value="382251" calcext:value-type="float">
            <text:p>382,251</text:p>
          </table:table-cell>
          <table:table-cell office:value-type="float" office:value="147866" calcext:value-type="float">
            <text:p>147,866</text:p>
          </table:table-cell>
          <table:table-cell office:value-type="float" office:value="0" calcext:value-type="float">
            <text:p>0</text:p>
          </table:table-cell>
          <table:table-cell office:value-type="float" office:value="1623670" calcext:value-type="float">
            <text:p>1,623,670</text:p>
          </table:table-cell>
          <table:table-cell office:value-type="float" office:value="190290" calcext:value-type="float">
            <text:p>190,290</text:p>
          </table:table-cell>
          <table:table-cell office:value-type="float" office:value="1890065" calcext:value-type="float">
            <text:p>1,890,065</text:p>
          </table:table-cell>
          <table:table-cell office:value-type="float" office:value="9909" calcext:value-type="float">
            <text:p>9,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974" calcext:value-type="float">
            <text:p>1,899,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04" calcext:value-type="float">
            <text:p>76,104</text:p>
          </table:table-cell>
          <table:table-cell office:value-type="float" office:value="1623941" calcext:value-type="float">
            <text:p>1,623,941</text:p>
          </table:table-cell>
          <table:table-cell office:value-type="float" office:value="0" calcext:value-type="float">
            <text:p>0</text:p>
          </table:table-cell>
          <table:table-cell office:value-type="float" office:value="199929" calcext:value-type="float">
            <text:p>199,929</text:p>
          </table:table-cell>
          <table:table-cell/>
          <table:table-cell table:formula="of:=CONCATENATE([.$AB$5];[.$AA$5];[.C358];&quot;,&quot;;[.D358];&quot;,&quot;;[.E358];&quot;,&quot;;[.F358];&quot;,&quot;;[.H358];&quot;,&quot;;[.I358];&quot;,&quot;;[.J358];&quot;,&quot;;[.K358];&quot;,&quot;;[.M358];&quot;,&quot;;[.O358];&quot;,&quot;;[.P358];&quot;,&quot;;[.Q358];&quot;,&quot;;[.R358];&quot;,&quot;;[.S358];&quot;,&quot;;[.U358];&quot;,&quot;;[.V358];&quot;,&quot;;[.W358];&quot;,&quot;;[.X358];&quot;,&quot;;[.Y358];&quot;,&quot;;[.Z35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6,0,0,76104,1093553,382251,147866,0,190290,9909,0,0,0,0,0,0,76104,1623941,0,19992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6,0,0,76104,1093553,382251,147866,0,190290,9909,0,0,0,0,0,0,76104,1623941,0,19992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JOURNER TRUTH ACADEMY</text:p>
          </table:table-cell>
          <table:table-cell office:value-type="float" office:value="4038" calcext:value-type="float">
            <text:p>4,038</text:p>
          </table:table-cell>
          <table:table-cell table:formula="of:=VLOOKUP([.B359];[$Sheet2.A352:.C908];2)"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382" calcext:value-type="float">
            <text:p>99,382</text:p>
          </table:table-cell>
          <table:table-cell office:value-type="float" office:value="3318009" calcext:value-type="float">
            <text:p>3,318,009</text:p>
          </table:table-cell>
          <table:table-cell office:value-type="float" office:value="1881437" calcext:value-type="float">
            <text:p>1,881,437</text:p>
          </table:table-cell>
          <table:table-cell office:value-type="float" office:value="524709" calcext:value-type="float">
            <text:p>524,709</text:p>
          </table:table-cell>
          <table:table-cell office:value-type="float" office:value="0" calcext:value-type="float">
            <text:p>0</text:p>
          </table:table-cell>
          <table:table-cell office:value-type="float" office:value="5724155" calcext:value-type="float">
            <text:p>5,724,155</text:p>
          </table:table-cell>
          <table:table-cell office:value-type="float" office:value="976870" calcext:value-type="float">
            <text:p>976,870</text:p>
          </table:table-cell>
          <table:table-cell office:value-type="float" office:value="6800407" calcext:value-type="float">
            <text:p>6,800,407</text:p>
          </table:table-cell>
          <table:table-cell office:value-type="float" office:value="306322" calcext:value-type="float">
            <text:p>306,322</text:p>
          </table:table-cell>
          <table:table-cell office:value-type="float" office:value="45675" calcext:value-type="float">
            <text:p>45,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2405" calcext:value-type="float">
            <text:p>7,152,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82" calcext:value-type="float">
            <text:p>99,382</text:p>
          </table:table-cell>
          <table:table-cell office:value-type="float" office:value="5778000" calcext:value-type="float">
            <text:p>5,778,000</text:p>
          </table:table-cell>
          <table:table-cell office:value-type="float" office:value="0" calcext:value-type="float">
            <text:p>0</text:p>
          </table:table-cell>
          <table:table-cell office:value-type="float" office:value="1275023" calcext:value-type="float">
            <text:p>1,275,023</text:p>
          </table:table-cell>
          <table:table-cell/>
          <table:table-cell table:formula="of:=CONCATENATE([.$AB$5];[.$AA$5];[.C359];&quot;,&quot;;[.D359];&quot;,&quot;;[.E359];&quot;,&quot;;[.F359];&quot;,&quot;;[.H359];&quot;,&quot;;[.I359];&quot;,&quot;;[.J359];&quot;,&quot;;[.K359];&quot;,&quot;;[.M359];&quot;,&quot;;[.O359];&quot;,&quot;;[.P359];&quot;,&quot;;[.Q359];&quot;,&quot;;[.R359];&quot;,&quot;;[.S359];&quot;,&quot;;[.U359];&quot;,&quot;;[.V359];&quot;,&quot;;[.W359];&quot;,&quot;;[.X359];&quot;,&quot;;[.Y359];&quot;,&quot;;[.Z35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7,0,0,99382,3318009,1881437,524709,0,976870,306322,45675,0,0,0,0,0,99382,5778000,0,127502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7,0,0,99382,3318009,1881437,524709,0,976870,306322,45675,0,0,0,0,0,99382,5778000,0,127502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GH SCHOOL FOR RECORDING ARTS</text:p>
          </table:table-cell>
          <table:table-cell office:value-type="float" office:value="4039" calcext:value-type="float">
            <text:p>4,039</text:p>
          </table:table-cell>
          <table:table-cell table:formula="of:=VLOOKUP([.B360];[$Sheet2.A353:.C909];2)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1479" calcext:value-type="float">
            <text:p>491,479</text:p>
          </table:table-cell>
          <table:table-cell office:value-type="float" office:value="3720487" calcext:value-type="float">
            <text:p>3,720,487</text:p>
          </table:table-cell>
          <table:table-cell office:value-type="float" office:value="1585188" calcext:value-type="float">
            <text:p>1,585,188</text:p>
          </table:table-cell>
          <table:table-cell office:value-type="float" office:value="933452" calcext:value-type="float">
            <text:p>933,452</text:p>
          </table:table-cell>
          <table:table-cell office:value-type="float" office:value="0" calcext:value-type="float">
            <text:p>0</text:p>
          </table:table-cell>
          <table:table-cell office:value-type="float" office:value="6239127" calcext:value-type="float">
            <text:p>6,239,127</text:p>
          </table:table-cell>
          <table:table-cell office:value-type="float" office:value="1047477" calcext:value-type="float">
            <text:p>1,047,477</text:p>
          </table:table-cell>
          <table:table-cell office:value-type="float" office:value="7778083" calcext:value-type="float">
            <text:p>7,778,083</text:p>
          </table:table-cell>
          <table:table-cell office:value-type="float" office:value="48323" calcext:value-type="float">
            <text:p>48,3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26406" calcext:value-type="float">
            <text:p>7,826,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968" calcext:value-type="float">
            <text:p>493,968</text:p>
          </table:table-cell>
          <table:table-cell office:value-type="float" office:value="6239578" calcext:value-type="float">
            <text:p>6,239,578</text:p>
          </table:table-cell>
          <table:table-cell office:value-type="float" office:value="0" calcext:value-type="float">
            <text:p>0</text:p>
          </table:table-cell>
          <table:table-cell office:value-type="float" office:value="1092860" calcext:value-type="float">
            <text:p>1,092,860</text:p>
          </table:table-cell>
          <table:table-cell/>
          <table:table-cell table:formula="of:=CONCATENATE([.$AB$5];[.$AA$5];[.C360];&quot;,&quot;;[.D360];&quot;,&quot;;[.E360];&quot;,&quot;;[.F360];&quot;,&quot;;[.H360];&quot;,&quot;;[.I360];&quot;,&quot;;[.J360];&quot;,&quot;;[.K360];&quot;,&quot;;[.M360];&quot;,&quot;;[.O360];&quot;,&quot;;[.P360];&quot;,&quot;;[.Q360];&quot;,&quot;;[.R360];&quot;,&quot;;[.S360];&quot;,&quot;;[.U360];&quot;,&quot;;[.V360];&quot;,&quot;;[.W360];&quot;,&quot;;[.X360];&quot;,&quot;;[.Y360];&quot;,&quot;;[.Z36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8,0,0,491479,3720487,1585188,933452,0,1047477,48323,0,0,0,0,0,0,493968,6239578,0,10928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68,0,0,491479,3720487,1585188,933452,0,1047477,48323,0,0,0,0,0,0,493968,6239578,0,10928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TH AND SCIENCE ACADEMY</text:p>
          </table:table-cell>
          <table:table-cell office:value-type="float" office:value="4043" calcext:value-type="float">
            <text:p>4,043</text:p>
          </table:table-cell>
          <table:table-cell table:formula="of:=VLOOKUP([.B361];[$Sheet2.A354:.C910];2)"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7495" calcext:value-type="float">
            <text:p>187,495</text:p>
          </table:table-cell>
          <table:table-cell office:value-type="float" office:value="4063481" calcext:value-type="float">
            <text:p>4,063,481</text:p>
          </table:table-cell>
          <table:table-cell office:value-type="float" office:value="549798" calcext:value-type="float">
            <text:p>549,798</text:p>
          </table:table-cell>
          <table:table-cell office:value-type="float" office:value="746107" calcext:value-type="float">
            <text:p>746,107</text:p>
          </table:table-cell>
          <table:table-cell office:value-type="float" office:value="0" calcext:value-type="float">
            <text:p>0</text:p>
          </table:table-cell>
          <table:table-cell office:value-type="float" office:value="5359386" calcext:value-type="float">
            <text:p>5,359,386</text:p>
          </table:table-cell>
          <table:table-cell office:value-type="float" office:value="261897" calcext:value-type="float">
            <text:p>261,897</text:p>
          </table:table-cell>
          <table:table-cell office:value-type="float" office:value="5808779" calcext:value-type="float">
            <text:p>5,808,7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8779" calcext:value-type="float">
            <text:p>5,808,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5" calcext:value-type="float">
            <text:p>187,495</text:p>
          </table:table-cell>
          <table:table-cell office:value-type="float" office:value="5359386" calcext:value-type="float">
            <text:p>5,359,386</text:p>
          </table:table-cell>
          <table:table-cell office:value-type="float" office:value="0" calcext:value-type="float">
            <text:p>0</text:p>
          </table:table-cell>
          <table:table-cell office:value-type="float" office:value="261897" calcext:value-type="float">
            <text:p>261,897</text:p>
          </table:table-cell>
          <table:table-cell/>
          <table:table-cell table:formula="of:=CONCATENATE([.$AB$5];[.$AA$5];[.C361];&quot;,&quot;;[.D361];&quot;,&quot;;[.E361];&quot;,&quot;;[.F361];&quot;,&quot;;[.H361];&quot;,&quot;;[.I361];&quot;,&quot;;[.J361];&quot;,&quot;;[.K361];&quot;,&quot;;[.M361];&quot;,&quot;;[.O361];&quot;,&quot;;[.P361];&quot;,&quot;;[.Q361];&quot;,&quot;;[.R361];&quot;,&quot;;[.S361];&quot;,&quot;;[.U361];&quot;,&quot;;[.V361];&quot;,&quot;;[.W361];&quot;,&quot;;[.X361];&quot;,&quot;;[.Y361];&quot;,&quot;;[.Z36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0,0,0,187495,4063481,549798,746107,0,261897,0,0,0,0,0,0,0,187495,5359386,0,26189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0,0,0,187495,4063481,549798,746107,0,261897,0,0,0,0,0,0,0,187495,5359386,0,26189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WEST PASSAGE HIGH SCHOOL</text:p>
          </table:table-cell>
          <table:table-cell office:value-type="float" office:value="4049" calcext:value-type="float">
            <text:p>4,049</text:p>
          </table:table-cell>
          <table:table-cell table:formula="of:=VLOOKUP([.B362];[$Sheet2.A355:.C911];2)"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333" calcext:value-type="float">
            <text:p>24,333</text:p>
          </table:table-cell>
          <table:table-cell office:value-type="float" office:value="1284160" calcext:value-type="float">
            <text:p>1,284,160</text:p>
          </table:table-cell>
          <table:table-cell office:value-type="float" office:value="707222" calcext:value-type="float">
            <text:p>707,222</text:p>
          </table:table-cell>
          <table:table-cell office:value-type="float" office:value="269235" calcext:value-type="float">
            <text:p>269,235</text:p>
          </table:table-cell>
          <table:table-cell office:value-type="float" office:value="0" calcext:value-type="float">
            <text:p>0</text:p>
          </table:table-cell>
          <table:table-cell office:value-type="float" office:value="2260617" calcext:value-type="float">
            <text:p>2,260,617</text:p>
          </table:table-cell>
          <table:table-cell office:value-type="float" office:value="178892" calcext:value-type="float">
            <text:p>178,892</text:p>
          </table:table-cell>
          <table:table-cell office:value-type="float" office:value="2463842" calcext:value-type="float">
            <text:p>2,463,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63842" calcext:value-type="float">
            <text:p>2,463,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33" calcext:value-type="float">
            <text:p>24,333</text:p>
          </table:table-cell>
          <table:table-cell office:value-type="float" office:value="2260617" calcext:value-type="float">
            <text:p>2,260,617</text:p>
          </table:table-cell>
          <table:table-cell office:value-type="float" office:value="0" calcext:value-type="float">
            <text:p>0</text:p>
          </table:table-cell>
          <table:table-cell office:value-type="float" office:value="178892" calcext:value-type="float">
            <text:p>178,892</text:p>
          </table:table-cell>
          <table:table-cell/>
          <table:table-cell table:formula="of:=CONCATENATE([.$AB$5];[.$AA$5];[.C362];&quot;,&quot;;[.D362];&quot;,&quot;;[.E362];&quot;,&quot;;[.F362];&quot;,&quot;;[.H362];&quot;,&quot;;[.I362];&quot;,&quot;;[.J362];&quot;,&quot;;[.K362];&quot;,&quot;;[.M362];&quot;,&quot;;[.O362];&quot;,&quot;;[.P362];&quot;,&quot;;[.Q362];&quot;,&quot;;[.R362];&quot;,&quot;;[.S362];&quot;,&quot;;[.U362];&quot;,&quot;;[.V362];&quot;,&quot;;[.W362];&quot;,&quot;;[.X362];&quot;,&quot;;[.Y362];&quot;,&quot;;[.Z36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2,0,0,24333,1284160,707222,269235,0,178892,0,0,0,0,0,0,0,24333,2260617,0,17889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2,0,0,24333,1284160,707222,269235,0,178892,0,0,0,0,0,0,0,24333,2260617,0,17889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FAYETTE PUBLIC CHARTER SCHOOL</text:p>
          </table:table-cell>
          <table:table-cell office:value-type="float" office:value="4050" calcext:value-type="float">
            <text:p>4,050</text:p>
          </table:table-cell>
          <table:table-cell table:formula="of:=VLOOKUP([.B363];[$Sheet2.A356:.C912];2)"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04" calcext:value-type="float">
            <text:p>9,404</text:p>
          </table:table-cell>
          <table:table-cell office:value-type="float" office:value="519295" calcext:value-type="float">
            <text:p>519,295</text:p>
          </table:table-cell>
          <table:table-cell office:value-type="float" office:value="85586" calcext:value-type="float">
            <text:p>85,586</text:p>
          </table:table-cell>
          <table:table-cell office:value-type="float" office:value="99578" calcext:value-type="float">
            <text:p>99,578</text:p>
          </table:table-cell>
          <table:table-cell office:value-type="float" office:value="0" calcext:value-type="float">
            <text:p>0</text:p>
          </table:table-cell>
          <table:table-cell office:value-type="float" office:value="704459" calcext:value-type="float">
            <text:p>704,459</text:p>
          </table:table-cell>
          <table:table-cell office:value-type="float" office:value="198818" calcext:value-type="float">
            <text:p>198,818</text:p>
          </table:table-cell>
          <table:table-cell office:value-type="float" office:value="912681" calcext:value-type="float">
            <text:p>912,681</text:p>
          </table:table-cell>
          <table:table-cell office:value-type="float" office:value="61285" calcext:value-type="float">
            <text:p>61,285</text:p>
          </table:table-cell>
          <table:table-cell office:value-type="float" office:value="13263" calcext:value-type="float">
            <text:p>13,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7228" calcext:value-type="float">
            <text:p>987,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31" calcext:value-type="float">
            <text:p>25,831</text:p>
          </table:table-cell>
          <table:table-cell office:value-type="float" office:value="706307" calcext:value-type="float">
            <text:p>706,307</text:p>
          </table:table-cell>
          <table:table-cell office:value-type="float" office:value="0" calcext:value-type="float">
            <text:p>0</text:p>
          </table:table-cell>
          <table:table-cell office:value-type="float" office:value="255090" calcext:value-type="float">
            <text:p>255,090</text:p>
          </table:table-cell>
          <table:table-cell/>
          <table:table-cell table:formula="of:=CONCATENATE([.$AB$5];[.$AA$5];[.C363];&quot;,&quot;;[.D363];&quot;,&quot;;[.E363];&quot;,&quot;;[.F363];&quot;,&quot;;[.H363];&quot;,&quot;;[.I363];&quot;,&quot;;[.J363];&quot;,&quot;;[.K363];&quot;,&quot;;[.M363];&quot;,&quot;;[.O363];&quot;,&quot;;[.P363];&quot;,&quot;;[.Q363];&quot;,&quot;;[.R363];&quot;,&quot;;[.S363];&quot;,&quot;;[.U363];&quot;,&quot;;[.V363];&quot;,&quot;;[.W363];&quot;,&quot;;[.X363];&quot;,&quot;;[.Y363];&quot;,&quot;;[.Z36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3,0,0,9404,519295,85586,99578,0,198818,61285,13263,0,0,0,0,0,25831,706307,0,2550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3,0,0,9404,519295,85586,99578,0,198818,61285,13263,0,0,0,0,0,25831,706307,0,2550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 LAKES ACADEMY</text:p>
          </table:table-cell>
          <table:table-cell office:value-type="float" office:value="4053" calcext:value-type="float">
            <text:p>4,053</text:p>
          </table:table-cell>
          <table:table-cell table:formula="of:=VLOOKUP([.B364];[$Sheet2.A357:.C913];2)"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7908" calcext:value-type="float">
            <text:p>187,908</text:p>
          </table:table-cell>
          <table:table-cell office:value-type="float" office:value="3980328" calcext:value-type="float">
            <text:p>3,980,328</text:p>
          </table:table-cell>
          <table:table-cell office:value-type="float" office:value="1616031" calcext:value-type="float">
            <text:p>1,616,031</text:p>
          </table:table-cell>
          <table:table-cell office:value-type="float" office:value="890810" calcext:value-type="float">
            <text:p>890,810</text:p>
          </table:table-cell>
          <table:table-cell office:value-type="float" office:value="0" calcext:value-type="float">
            <text:p>0</text:p>
          </table:table-cell>
          <table:table-cell office:value-type="float" office:value="6487170" calcext:value-type="float">
            <text:p>6,487,170</text:p>
          </table:table-cell>
          <table:table-cell office:value-type="float" office:value="717458" calcext:value-type="float">
            <text:p>717,458</text:p>
          </table:table-cell>
          <table:table-cell office:value-type="float" office:value="7392536" calcext:value-type="float">
            <text:p>7,392,536</text:p>
          </table:table-cell>
          <table:table-cell office:value-type="float" office:value="306370" calcext:value-type="float">
            <text:p>306,3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98906" calcext:value-type="float">
            <text:p>7,698,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618" calcext:value-type="float">
            <text:p>193,618</text:p>
          </table:table-cell>
          <table:table-cell office:value-type="float" office:value="6493246" calcext:value-type="float">
            <text:p>6,493,246</text:p>
          </table:table-cell>
          <table:table-cell office:value-type="float" office:value="0" calcext:value-type="float">
            <text:p>0</text:p>
          </table:table-cell>
          <table:table-cell office:value-type="float" office:value="1012042" calcext:value-type="float">
            <text:p>1,012,042</text:p>
          </table:table-cell>
          <table:table-cell/>
          <table:table-cell table:formula="of:=CONCATENATE([.$AB$5];[.$AA$5];[.C364];&quot;,&quot;;[.D364];&quot;,&quot;;[.E364];&quot;,&quot;;[.F364];&quot;,&quot;;[.H364];&quot;,&quot;;[.I364];&quot;,&quot;;[.J364];&quot;,&quot;;[.K364];&quot;,&quot;;[.M364];&quot;,&quot;;[.O364];&quot;,&quot;;[.P364];&quot;,&quot;;[.Q364];&quot;,&quot;;[.R364];&quot;,&quot;;[.S364];&quot;,&quot;;[.U364];&quot;,&quot;;[.V364];&quot;,&quot;;[.W364];&quot;,&quot;;[.X364];&quot;,&quot;;[.Y364];&quot;,&quot;;[.Z36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5,0,0,187908,3980328,1616031,890810,0,717458,306370,0,0,0,0,0,0,193618,6493246,0,101204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5,0,0,187908,3980328,1616031,890810,0,717458,306370,0,0,0,0,0,0,193618,6493246,0,101204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 Crescent Montessori &amp; STEM Schoo</text:p>
          </table:table-cell>
          <table:table-cell office:value-type="float" office:value="4054" calcext:value-type="float">
            <text:p>4,054</text:p>
          </table:table-cell>
          <table:table-cell table:formula="of:=VLOOKUP([.B365];[$Sheet2.A358:.C914];2)"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423" calcext:value-type="float">
            <text:p>23,423</text:p>
          </table:table-cell>
          <table:table-cell office:value-type="float" office:value="690989" calcext:value-type="float">
            <text:p>690,989</text:p>
          </table:table-cell>
          <table:table-cell office:value-type="float" office:value="193498" calcext:value-type="float">
            <text:p>193,498</text:p>
          </table:table-cell>
          <table:table-cell office:value-type="float" office:value="123893" calcext:value-type="float">
            <text:p>123,893</text:p>
          </table:table-cell>
          <table:table-cell office:value-type="float" office:value="0" calcext:value-type="float">
            <text:p>0</text:p>
          </table:table-cell>
          <table:table-cell office:value-type="float" office:value="1008380" calcext:value-type="float">
            <text:p>1,008,380</text:p>
          </table:table-cell>
          <table:table-cell office:value-type="float" office:value="64947" calcext:value-type="float">
            <text:p>64,947</text:p>
          </table:table-cell>
          <table:table-cell office:value-type="float" office:value="1096751" calcext:value-type="float">
            <text:p>1,096,751</text:p>
          </table:table-cell>
          <table:table-cell office:value-type="float" office:value="2980" calcext:value-type="float">
            <text:p>2,980</text:p>
          </table:table-cell>
          <table:table-cell office:value-type="float" office:value="38193" calcext:value-type="float">
            <text:p>38,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7924" calcext:value-type="float">
            <text:p>1,137,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16" calcext:value-type="float">
            <text:p>61,616</text:p>
          </table:table-cell>
          <table:table-cell office:value-type="float" office:value="1009279" calcext:value-type="float">
            <text:p>1,009,279</text:p>
          </table:table-cell>
          <table:table-cell office:value-type="float" office:value="0" calcext:value-type="float">
            <text:p>0</text:p>
          </table:table-cell>
          <table:table-cell office:value-type="float" office:value="67029" calcext:value-type="float">
            <text:p>67,029</text:p>
          </table:table-cell>
          <table:table-cell/>
          <table:table-cell table:formula="of:=CONCATENATE([.$AB$5];[.$AA$5];[.C365];&quot;,&quot;;[.D365];&quot;,&quot;;[.E365];&quot;,&quot;;[.F365];&quot;,&quot;;[.H365];&quot;,&quot;;[.I365];&quot;,&quot;;[.J365];&quot;,&quot;;[.K365];&quot;,&quot;;[.M365];&quot;,&quot;;[.O365];&quot;,&quot;;[.P365];&quot;,&quot;;[.Q365];&quot;,&quot;;[.R365];&quot;,&quot;;[.S365];&quot;,&quot;;[.U365];&quot;,&quot;;[.V365];&quot;,&quot;;[.W365];&quot;,&quot;;[.X365];&quot;,&quot;;[.Y365];&quot;,&quot;;[.Z36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6,0,0,23423,690989,193498,123893,0,64947,2980,38193,0,0,0,0,0,61616,1009279,0,6702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6,0,0,23423,690989,193498,123893,0,64947,2980,38193,0,0,0,0,0,61616,1009279,0,6702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RSTRAND CHARTER SCHOOL</text:p>
          </table:table-cell>
          <table:table-cell office:value-type="float" office:value="4055" calcext:value-type="float">
            <text:p>4,055</text:p>
          </table:table-cell>
          <table:table-cell table:formula="of:=VLOOKUP([.B366];[$Sheet2.A359:.C915];2)"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049" calcext:value-type="float">
            <text:p>38,049</text:p>
          </table:table-cell>
          <table:table-cell office:value-type="float" office:value="818208" calcext:value-type="float">
            <text:p>818,208</text:p>
          </table:table-cell>
          <table:table-cell office:value-type="float" office:value="513270" calcext:value-type="float">
            <text:p>513,270</text:p>
          </table:table-cell>
          <table:table-cell office:value-type="float" office:value="175698" calcext:value-type="float">
            <text:p>175,698</text:p>
          </table:table-cell>
          <table:table-cell office:value-type="float" office:value="0" calcext:value-type="float">
            <text:p>0</text:p>
          </table:table-cell>
          <table:table-cell office:value-type="float" office:value="1507176" calcext:value-type="float">
            <text:p>1,507,176</text:p>
          </table:table-cell>
          <table:table-cell office:value-type="float" office:value="175099" calcext:value-type="float">
            <text:p>175,099</text:p>
          </table:table-cell>
          <table:table-cell office:value-type="float" office:value="1720324" calcext:value-type="float">
            <text:p>1,720,32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6996" calcext:value-type="float">
            <text:p>1,726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21" calcext:value-type="float">
            <text:p>44,721</text:p>
          </table:table-cell>
          <table:table-cell office:value-type="float" office:value="1507176" calcext:value-type="float">
            <text:p>1,507,176</text:p>
          </table:table-cell>
          <table:table-cell office:value-type="float" office:value="0" calcext:value-type="float">
            <text:p>0</text:p>
          </table:table-cell>
          <table:table-cell office:value-type="float" office:value="175099" calcext:value-type="float">
            <text:p>175,099</text:p>
          </table:table-cell>
          <table:table-cell/>
          <table:table-cell table:formula="of:=CONCATENATE([.$AB$5];[.$AA$5];[.C366];&quot;,&quot;;[.D366];&quot;,&quot;;[.E366];&quot;,&quot;;[.F366];&quot;,&quot;;[.H366];&quot;,&quot;;[.I366];&quot;,&quot;;[.J366];&quot;,&quot;;[.K366];&quot;,&quot;;[.M366];&quot;,&quot;;[.O366];&quot;,&quot;;[.P366];&quot;,&quot;;[.Q366];&quot;,&quot;;[.R366];&quot;,&quot;;[.S366];&quot;,&quot;;[.U366];&quot;,&quot;;[.V366];&quot;,&quot;;[.W366];&quot;,&quot;;[.X366];&quot;,&quot;;[.Y366];&quot;,&quot;;[.Z36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7,0,0,38049,818208,513270,175698,0,175099,0,6672,0,0,0,0,0,44721,1507176,0,1750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7,0,0,38049,818208,513270,175698,0,175099,0,6672,0,0,0,0,0,44721,1507176,0,1750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sa Parks Charter High School</text:p>
          </table:table-cell>
          <table:table-cell office:value-type="float" office:value="4056" calcext:value-type="float">
            <text:p>4,056</text:p>
          </table:table-cell>
          <table:table-cell table:formula="of:=VLOOKUP([.B367];[$Sheet2.A360:.C916];2)"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73" calcext:value-type="float">
            <text:p>3,373</text:p>
          </table:table-cell>
          <table:table-cell office:value-type="float" office:value="643458" calcext:value-type="float">
            <text:p>643,458</text:p>
          </table:table-cell>
          <table:table-cell office:value-type="float" office:value="212036" calcext:value-type="float">
            <text:p>212,036</text:p>
          </table:table-cell>
          <table:table-cell office:value-type="float" office:value="99201" calcext:value-type="float">
            <text:p>99,201</text:p>
          </table:table-cell>
          <table:table-cell office:value-type="float" office:value="0" calcext:value-type="float">
            <text:p>0</text:p>
          </table:table-cell>
          <table:table-cell office:value-type="float" office:value="954694" calcext:value-type="float">
            <text:p>954,694</text:p>
          </table:table-cell>
          <table:table-cell office:value-type="float" office:value="225503" calcext:value-type="float">
            <text:p>225,503</text:p>
          </table:table-cell>
          <table:table-cell office:value-type="float" office:value="1183571" calcext:value-type="float">
            <text:p>1,183,571</text:p>
          </table:table-cell>
          <table:table-cell office:value-type="float" office:value="1327" calcext:value-type="float">
            <text:p>1,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4897" calcext:value-type="float">
            <text:p>1,184,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3" calcext:value-type="float">
            <text:p>3,433</text:p>
          </table:table-cell>
          <table:table-cell office:value-type="float" office:value="954694" calcext:value-type="float">
            <text:p>954,694</text:p>
          </table:table-cell>
          <table:table-cell office:value-type="float" office:value="0" calcext:value-type="float">
            <text:p>0</text:p>
          </table:table-cell>
          <table:table-cell office:value-type="float" office:value="226770" calcext:value-type="float">
            <text:p>226,770</text:p>
          </table:table-cell>
          <table:table-cell/>
          <table:table-cell table:formula="of:=CONCATENATE([.$AB$5];[.$AA$5];[.C367];&quot;,&quot;;[.D367];&quot;,&quot;;[.E367];&quot;,&quot;;[.F367];&quot;,&quot;;[.H367];&quot;,&quot;;[.I367];&quot;,&quot;;[.J367];&quot;,&quot;;[.K367];&quot;,&quot;;[.M367];&quot;,&quot;;[.O367];&quot;,&quot;;[.P367];&quot;,&quot;;[.Q367];&quot;,&quot;;[.R367];&quot;,&quot;;[.S367];&quot;,&quot;;[.U367];&quot;,&quot;;[.V367];&quot;,&quot;;[.W367];&quot;,&quot;;[.X367];&quot;,&quot;;[.Y367];&quot;,&quot;;[.Z36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8,0,0,3373,643458,212036,99201,0,225503,1327,0,0,0,0,0,0,3433,954694,0,22677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8,0,0,3373,643458,212036,99201,0,225503,1327,0,0,0,0,0,0,3433,954694,0,22677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 COLEGIO CHARTER SCHOOL</text:p>
          </table:table-cell>
          <table:table-cell office:value-type="float" office:value="4057" calcext:value-type="float">
            <text:p>4,057</text:p>
          </table:table-cell>
          <table:table-cell table:formula="of:=VLOOKUP([.B368];[$Sheet2.A361:.C917];2)"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430" calcext:value-type="float">
            <text:p>171,430</text:p>
          </table:table-cell>
          <table:table-cell office:value-type="float" office:value="1047729" calcext:value-type="float">
            <text:p>1,047,729</text:p>
          </table:table-cell>
          <table:table-cell office:value-type="float" office:value="331877" calcext:value-type="float">
            <text:p>331,877</text:p>
          </table:table-cell>
          <table:table-cell office:value-type="float" office:value="189947" calcext:value-type="float">
            <text:p>189,947</text:p>
          </table:table-cell>
          <table:table-cell office:value-type="float" office:value="0" calcext:value-type="float">
            <text:p>0</text:p>
          </table:table-cell>
          <table:table-cell office:value-type="float" office:value="1569554" calcext:value-type="float">
            <text:p>1,569,554</text:p>
          </table:table-cell>
          <table:table-cell office:value-type="float" office:value="310853" calcext:value-type="float">
            <text:p>310,853</text:p>
          </table:table-cell>
          <table:table-cell office:value-type="float" office:value="2051837" calcext:value-type="float">
            <text:p>2,051,837</text:p>
          </table:table-cell>
          <table:table-cell office:value-type="float" office:value="53480" calcext:value-type="float">
            <text:p>53,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5317" calcext:value-type="float">
            <text:p>2,105,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30" calcext:value-type="float">
            <text:p>171,430</text:p>
          </table:table-cell>
          <table:table-cell office:value-type="float" office:value="1570110" calcext:value-type="float">
            <text:p>1,570,110</text:p>
          </table:table-cell>
          <table:table-cell office:value-type="float" office:value="0" calcext:value-type="float">
            <text:p>0</text:p>
          </table:table-cell>
          <table:table-cell office:value-type="float" office:value="363776" calcext:value-type="float">
            <text:p>363,776</text:p>
          </table:table-cell>
          <table:table-cell/>
          <table:table-cell table:formula="of:=CONCATENATE([.$AB$5];[.$AA$5];[.C368];&quot;,&quot;;[.D368];&quot;,&quot;;[.E368];&quot;,&quot;;[.F368];&quot;,&quot;;[.H368];&quot;,&quot;;[.I368];&quot;,&quot;;[.J368];&quot;,&quot;;[.K368];&quot;,&quot;;[.M368];&quot;,&quot;;[.O368];&quot;,&quot;;[.P368];&quot;,&quot;;[.Q368];&quot;,&quot;;[.R368];&quot;,&quot;;[.S368];&quot;,&quot;;[.U368];&quot;,&quot;;[.V368];&quot;,&quot;;[.W368];&quot;,&quot;;[.X368];&quot;,&quot;;[.Y368];&quot;,&quot;;[.Z36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9,0,0,171430,1047729,331877,189947,0,310853,53480,0,0,0,0,0,0,171430,1570110,0,36377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79,0,0,171430,1047729,331877,189947,0,310853,53480,0,0,0,0,0,0,171430,1570110,0,36377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OOLCRAFT LEARNING COMMUNITY CHTR</text:p>
          </table:table-cell>
          <table:table-cell office:value-type="float" office:value="4058" calcext:value-type="float">
            <text:p>4,058</text:p>
          </table:table-cell>
          <table:table-cell table:formula="of:=VLOOKUP([.B369];[$Sheet2.A362:.C918];2)"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471" calcext:value-type="float">
            <text:p>30,471</text:p>
          </table:table-cell>
          <table:table-cell office:value-type="float" office:value="1508431" calcext:value-type="float">
            <text:p>1,508,431</text:p>
          </table:table-cell>
          <table:table-cell office:value-type="float" office:value="807720" calcext:value-type="float">
            <text:p>807,720</text:p>
          </table:table-cell>
          <table:table-cell office:value-type="float" office:value="311401" calcext:value-type="float">
            <text:p>311,401</text:p>
          </table:table-cell>
          <table:table-cell office:value-type="float" office:value="0" calcext:value-type="float">
            <text:p>0</text:p>
          </table:table-cell>
          <table:table-cell office:value-type="float" office:value="2627552" calcext:value-type="float">
            <text:p>2,627,552</text:p>
          </table:table-cell>
          <table:table-cell office:value-type="float" office:value="295058" calcext:value-type="float">
            <text:p>295,058</text:p>
          </table:table-cell>
          <table:table-cell office:value-type="float" office:value="2953081" calcext:value-type="float">
            <text:p>2,953,081</text:p>
          </table:table-cell>
          <table:table-cell office:value-type="float" office:value="172252" calcext:value-type="float">
            <text:p>172,252</text:p>
          </table:table-cell>
          <table:table-cell office:value-type="float" office:value="9797" calcext:value-type="float">
            <text:p>9,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5129" calcext:value-type="float">
            <text:p>3,135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59" calcext:value-type="float">
            <text:p>47,759</text:p>
          </table:table-cell>
          <table:table-cell office:value-type="float" office:value="2632530" calcext:value-type="float">
            <text:p>2,632,530</text:p>
          </table:table-cell>
          <table:table-cell office:value-type="float" office:value="0" calcext:value-type="float">
            <text:p>0</text:p>
          </table:table-cell>
          <table:table-cell office:value-type="float" office:value="454840" calcext:value-type="float">
            <text:p>454,840</text:p>
          </table:table-cell>
          <table:table-cell/>
          <table:table-cell table:formula="of:=CONCATENATE([.$AB$5];[.$AA$5];[.C369];&quot;,&quot;;[.D369];&quot;,&quot;;[.E369];&quot;,&quot;;[.F369];&quot;,&quot;;[.H369];&quot;,&quot;;[.I369];&quot;,&quot;;[.J369];&quot;,&quot;;[.K369];&quot;,&quot;;[.M369];&quot;,&quot;;[.O369];&quot;,&quot;;[.P369];&quot;,&quot;;[.Q369];&quot;,&quot;;[.R369];&quot;,&quot;;[.S369];&quot;,&quot;;[.U369];&quot;,&quot;;[.V369];&quot;,&quot;;[.W369];&quot;,&quot;;[.X369];&quot;,&quot;;[.Y369];&quot;,&quot;;[.Z36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0,0,0,30471,1508431,807720,311401,0,295058,172252,9797,0,0,0,0,0,47759,2632530,0,45484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0,0,0,30471,1508431,807720,311401,0,295058,172252,9797,0,0,0,0,0,47759,2632530,0,45484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LAKE COMMUNITY CHARTER SCHOOL</text:p>
          </table:table-cell>
          <table:table-cell office:value-type="float" office:value="4059" calcext:value-type="float">
            <text:p>4,059</text:p>
          </table:table-cell>
          <table:table-cell table:formula="of:=VLOOKUP([.B370];[$Sheet2.A363:.C919];2)"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680" calcext:value-type="float">
            <text:p>101,680</text:p>
          </table:table-cell>
          <table:table-cell office:value-type="float" office:value="3683958" calcext:value-type="float">
            <text:p>3,683,958</text:p>
          </table:table-cell>
          <table:table-cell office:value-type="float" office:value="633529" calcext:value-type="float">
            <text:p>633,529</text:p>
          </table:table-cell>
          <table:table-cell office:value-type="float" office:value="605769" calcext:value-type="float">
            <text:p>605,769</text:p>
          </table:table-cell>
          <table:table-cell office:value-type="float" office:value="0" calcext:value-type="float">
            <text:p>0</text:p>
          </table:table-cell>
          <table:table-cell office:value-type="float" office:value="4923257" calcext:value-type="float">
            <text:p>4,923,257</text:p>
          </table:table-cell>
          <table:table-cell office:value-type="float" office:value="225343" calcext:value-type="float">
            <text:p>225,343</text:p>
          </table:table-cell>
          <table:table-cell office:value-type="float" office:value="5250280" calcext:value-type="float">
            <text:p>5,250,280</text:p>
          </table:table-cell>
          <table:table-cell office:value-type="float" office:value="143412" calcext:value-type="float">
            <text:p>143,412</text:p>
          </table:table-cell>
          <table:table-cell office:value-type="float" office:value="62698" calcext:value-type="float">
            <text:p>62,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6391" calcext:value-type="float">
            <text:p>5,456,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22" calcext:value-type="float">
            <text:p>169,622</text:p>
          </table:table-cell>
          <table:table-cell office:value-type="float" office:value="4925819" calcext:value-type="float">
            <text:p>4,925,819</text:p>
          </table:table-cell>
          <table:table-cell office:value-type="float" office:value="0" calcext:value-type="float">
            <text:p>0</text:p>
          </table:table-cell>
          <table:table-cell office:value-type="float" office:value="360951" calcext:value-type="float">
            <text:p>360,951</text:p>
          </table:table-cell>
          <table:table-cell/>
          <table:table-cell table:formula="of:=CONCATENATE([.$AB$5];[.$AA$5];[.C370];&quot;,&quot;;[.D370];&quot;,&quot;;[.E370];&quot;,&quot;;[.F370];&quot;,&quot;;[.H370];&quot;,&quot;;[.I370];&quot;,&quot;;[.J370];&quot;,&quot;;[.K370];&quot;,&quot;;[.M370];&quot;,&quot;;[.O370];&quot;,&quot;;[.P370];&quot;,&quot;;[.Q370];&quot;,&quot;;[.R370];&quot;,&quot;;[.S370];&quot;,&quot;;[.U370];&quot;,&quot;;[.V370];&quot;,&quot;;[.W370];&quot;,&quot;;[.X370];&quot;,&quot;;[.Y370];&quot;,&quot;;[.Z37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1,0,0,101680,3683958,633529,605769,0,225343,143412,62698,0,0,0,0,0,169622,4925819,0,36095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1,0,0,101680,3683958,633529,605769,0,225343,143412,62698,0,0,0,0,0,169622,4925819,0,36095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iverway Learning Community Charter</text:p>
          </table:table-cell>
          <table:table-cell office:value-type="float" office:value="4064" calcext:value-type="float">
            <text:p>4,064</text:p>
          </table:table-cell>
          <table:table-cell table:formula="of:=VLOOKUP([.B371];[$Sheet2.A364:.C920];2)"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34" calcext:value-type="float">
            <text:p>11,834</text:p>
          </table:table-cell>
          <table:table-cell office:value-type="float" office:value="1157265" calcext:value-type="float">
            <text:p>1,157,265</text:p>
          </table:table-cell>
          <table:table-cell office:value-type="float" office:value="312586" calcext:value-type="float">
            <text:p>312,586</text:p>
          </table:table-cell>
          <table:table-cell office:value-type="float" office:value="147840" calcext:value-type="float">
            <text:p>147,840</text:p>
          </table:table-cell>
          <table:table-cell office:value-type="float" office:value="0" calcext:value-type="float">
            <text:p>0</text:p>
          </table:table-cell>
          <table:table-cell office:value-type="float" office:value="1617690" calcext:value-type="float">
            <text:p>1,617,690</text:p>
          </table:table-cell>
          <table:table-cell office:value-type="float" office:value="310308" calcext:value-type="float">
            <text:p>310,308</text:p>
          </table:table-cell>
          <table:table-cell office:value-type="float" office:value="1939833" calcext:value-type="float">
            <text:p>1,939,833</text:p>
          </table:table-cell>
          <table:table-cell office:value-type="float" office:value="121575" calcext:value-type="float">
            <text:p>121,575</text:p>
          </table:table-cell>
          <table:table-cell office:value-type="float" office:value="10415" calcext:value-type="float">
            <text:p>10,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1822" calcext:value-type="float">
            <text:p>2,071,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7" calcext:value-type="float">
            <text:p>20,647</text:p>
          </table:table-cell>
          <table:table-cell office:value-type="float" office:value="1623143" calcext:value-type="float">
            <text:p>1,623,143</text:p>
          </table:table-cell>
          <table:table-cell office:value-type="float" office:value="0" calcext:value-type="float">
            <text:p>0</text:p>
          </table:table-cell>
          <table:table-cell office:value-type="float" office:value="428032" calcext:value-type="float">
            <text:p>428,032</text:p>
          </table:table-cell>
          <table:table-cell/>
          <table:table-cell table:formula="of:=CONCATENATE([.$AB$5];[.$AA$5];[.C371];&quot;,&quot;;[.D371];&quot;,&quot;;[.E371];&quot;,&quot;;[.F371];&quot;,&quot;;[.H371];&quot;,&quot;;[.I371];&quot;,&quot;;[.J371];&quot;,&quot;;[.K371];&quot;,&quot;;[.M371];&quot;,&quot;;[.O371];&quot;,&quot;;[.P371];&quot;,&quot;;[.Q371];&quot;,&quot;;[.R371];&quot;,&quot;;[.S371];&quot;,&quot;;[.U371];&quot;,&quot;;[.V371];&quot;,&quot;;[.W371];&quot;,&quot;;[.X371];&quot;,&quot;;[.Y371];&quot;,&quot;;[.Z37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2,0,0,11834,1157265,312586,147840,0,310308,121575,10415,0,0,0,0,0,20647,1623143,0,42803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2,0,0,11834,1157265,312586,147840,0,310308,121575,10415,0,0,0,0,0,20647,1623143,0,42803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to Public Charter School</text:p>
          </table:table-cell>
          <table:table-cell office:value-type="float" office:value="4066" calcext:value-type="float">
            <text:p>4,066</text:p>
          </table:table-cell>
          <table:table-cell table:formula="of:=VLOOKUP([.B372];[$Sheet2.A365:.C921];2)"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85" calcext:value-type="float">
            <text:p>2,485</text:p>
          </table:table-cell>
          <table:table-cell office:value-type="float" office:value="533122" calcext:value-type="float">
            <text:p>533,122</text:p>
          </table:table-cell>
          <table:table-cell office:value-type="float" office:value="181506" calcext:value-type="float">
            <text:p>181,506</text:p>
          </table:table-cell>
          <table:table-cell office:value-type="float" office:value="98974" calcext:value-type="float">
            <text:p>98,974</text:p>
          </table:table-cell>
          <table:table-cell office:value-type="float" office:value="0" calcext:value-type="float">
            <text:p>0</text:p>
          </table:table-cell>
          <table:table-cell office:value-type="float" office:value="813602" calcext:value-type="float">
            <text:p>813,602</text:p>
          </table:table-cell>
          <table:table-cell office:value-type="float" office:value="274541" calcext:value-type="float">
            <text:p>274,541</text:p>
          </table:table-cell>
          <table:table-cell office:value-type="float" office:value="1090628" calcext:value-type="float">
            <text:p>1,090,628</text:p>
          </table:table-cell>
          <table:table-cell office:value-type="float" office:value="14620" calcext:value-type="float">
            <text:p>14,6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5247" calcext:value-type="float">
            <text:p>1,105,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5" calcext:value-type="float">
            <text:p>2,485</text:p>
          </table:table-cell>
          <table:table-cell office:value-type="float" office:value="813914" calcext:value-type="float">
            <text:p>813,914</text:p>
          </table:table-cell>
          <table:table-cell office:value-type="float" office:value="0" calcext:value-type="float">
            <text:p>0</text:p>
          </table:table-cell>
          <table:table-cell office:value-type="float" office:value="288848" calcext:value-type="float">
            <text:p>288,848</text:p>
          </table:table-cell>
          <table:table-cell/>
          <table:table-cell table:formula="of:=CONCATENATE([.$AB$5];[.$AA$5];[.C372];&quot;,&quot;;[.D372];&quot;,&quot;;[.E372];&quot;,&quot;;[.F372];&quot;,&quot;;[.H372];&quot;,&quot;;[.I372];&quot;,&quot;;[.J372];&quot;,&quot;;[.K372];&quot;,&quot;;[.M372];&quot;,&quot;;[.O372];&quot;,&quot;;[.P372];&quot;,&quot;;[.Q372];&quot;,&quot;;[.R372];&quot;,&quot;;[.S372];&quot;,&quot;;[.U372];&quot;,&quot;;[.V372];&quot;,&quot;;[.W372];&quot;,&quot;;[.X372];&quot;,&quot;;[.Y372];&quot;,&quot;;[.Z37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3,0,0,2485,533122,181506,98974,0,274541,14620,0,0,0,0,0,0,2485,813914,0,28884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3,0,0,2485,533122,181506,98974,0,274541,14620,0,0,0,0,0,0,2485,813914,0,28884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URORA CHARTER SCHOOL</text:p>
          </table:table-cell>
          <table:table-cell office:value-type="float" office:value="4067" calcext:value-type="float">
            <text:p>4,067</text:p>
          </table:table-cell>
          <table:table-cell table:formula="of:=VLOOKUP([.B373];[$Sheet2.A366:.C922];2)"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579" calcext:value-type="float">
            <text:p>20,579</text:p>
          </table:table-cell>
          <table:table-cell office:value-type="float" office:value="4262427" calcext:value-type="float">
            <text:p>4,262,427</text:p>
          </table:table-cell>
          <table:table-cell office:value-type="float" office:value="729857" calcext:value-type="float">
            <text:p>729,857</text:p>
          </table:table-cell>
          <table:table-cell office:value-type="float" office:value="671557" calcext:value-type="float">
            <text:p>671,557</text:p>
          </table:table-cell>
          <table:table-cell office:value-type="float" office:value="0" calcext:value-type="float">
            <text:p>0</text:p>
          </table:table-cell>
          <table:table-cell office:value-type="float" office:value="5663841" calcext:value-type="float">
            <text:p>5,663,841</text:p>
          </table:table-cell>
          <table:table-cell office:value-type="float" office:value="1454990" calcext:value-type="float">
            <text:p>1,454,990</text:p>
          </table:table-cell>
          <table:table-cell office:value-type="float" office:value="7139411" calcext:value-type="float">
            <text:p>7,139,411</text:p>
          </table:table-cell>
          <table:table-cell office:value-type="float" office:value="412304" calcext:value-type="float">
            <text:p>412,304</text:p>
          </table:table-cell>
          <table:table-cell office:value-type="float" office:value="45341" calcext:value-type="float">
            <text:p>45,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7056" calcext:value-type="float">
            <text:p>7,597,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93" calcext:value-type="float">
            <text:p>23,893</text:p>
          </table:table-cell>
          <table:table-cell office:value-type="float" office:value="5722030" calcext:value-type="float">
            <text:p>5,722,030</text:p>
          </table:table-cell>
          <table:table-cell office:value-type="float" office:value="0" calcext:value-type="float">
            <text:p>0</text:p>
          </table:table-cell>
          <table:table-cell office:value-type="float" office:value="1851132" calcext:value-type="float">
            <text:p>1,851,132</text:p>
          </table:table-cell>
          <table:table-cell/>
          <table:table-cell table:formula="of:=CONCATENATE([.$AB$5];[.$AA$5];[.C373];&quot;,&quot;;[.D373];&quot;,&quot;;[.E373];&quot;,&quot;;[.F373];&quot;,&quot;;[.H373];&quot;,&quot;;[.I373];&quot;,&quot;;[.J373];&quot;,&quot;;[.K373];&quot;,&quot;;[.M373];&quot;,&quot;;[.O373];&quot;,&quot;;[.P373];&quot;,&quot;;[.Q373];&quot;,&quot;;[.R373];&quot;,&quot;;[.S373];&quot;,&quot;;[.U373];&quot;,&quot;;[.V373];&quot;,&quot;;[.W373];&quot;,&quot;;[.X373];&quot;,&quot;;[.Y373];&quot;,&quot;;[.Z37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4,0,0,20579,4262427,729857,671557,0,1454990,412304,45341,0,0,0,0,0,23893,5722030,0,185113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4,0,0,20579,4262427,729857,671557,0,1454990,412304,45341,0,0,0,0,0,23893,5722030,0,185113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CELL ACADEMY CHARTER</text:p>
          </table:table-cell>
          <table:table-cell office:value-type="float" office:value="4068" calcext:value-type="float">
            <text:p>4,068</text:p>
          </table:table-cell>
          <table:table-cell table:formula="of:=VLOOKUP([.B374];[$Sheet2.A367:.C923];2)"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262" calcext:value-type="float">
            <text:p>70,262</text:p>
          </table:table-cell>
          <table:table-cell office:value-type="float" office:value="4656824" calcext:value-type="float">
            <text:p>4,656,824</text:p>
          </table:table-cell>
          <table:table-cell office:value-type="float" office:value="1275146" calcext:value-type="float">
            <text:p>1,275,146</text:p>
          </table:table-cell>
          <table:table-cell office:value-type="float" office:value="782364" calcext:value-type="float">
            <text:p>782,364</text:p>
          </table:table-cell>
          <table:table-cell office:value-type="float" office:value="0" calcext:value-type="float">
            <text:p>0</text:p>
          </table:table-cell>
          <table:table-cell office:value-type="float" office:value="6714335" calcext:value-type="float">
            <text:p>6,714,335</text:p>
          </table:table-cell>
          <table:table-cell office:value-type="float" office:value="1237310" calcext:value-type="float">
            <text:p>1,237,310</text:p>
          </table:table-cell>
          <table:table-cell office:value-type="float" office:value="8021906" calcext:value-type="float">
            <text:p>8,021,906</text:p>
          </table:table-cell>
          <table:table-cell office:value-type="float" office:value="432282" calcext:value-type="float">
            <text:p>432,282</text:p>
          </table:table-cell>
          <table:table-cell office:value-type="float" office:value="301559" calcext:value-type="float">
            <text:p>301,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55747" calcext:value-type="float">
            <text:p>8,755,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61" calcext:value-type="float">
            <text:p>245,761</text:p>
          </table:table-cell>
          <table:table-cell office:value-type="float" office:value="6825578" calcext:value-type="float">
            <text:p>6,825,578</text:p>
          </table:table-cell>
          <table:table-cell office:value-type="float" office:value="0" calcext:value-type="float">
            <text:p>0</text:p>
          </table:table-cell>
          <table:table-cell office:value-type="float" office:value="1684408" calcext:value-type="float">
            <text:p>1,684,408</text:p>
          </table:table-cell>
          <table:table-cell/>
          <table:table-cell table:formula="of:=CONCATENATE([.$AB$5];[.$AA$5];[.C374];&quot;,&quot;;[.D374];&quot;,&quot;;[.E374];&quot;,&quot;;[.F374];&quot;,&quot;;[.H374];&quot;,&quot;;[.I374];&quot;,&quot;;[.J374];&quot;,&quot;;[.K374];&quot;,&quot;;[.M374];&quot;,&quot;;[.O374];&quot;,&quot;;[.P374];&quot;,&quot;;[.Q374];&quot;,&quot;;[.R374];&quot;,&quot;;[.S374];&quot;,&quot;;[.U374];&quot;,&quot;;[.V374];&quot;,&quot;;[.W374];&quot;,&quot;;[.X374];&quot;,&quot;;[.Y374];&quot;,&quot;;[.Z37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5,0,0,70262,4656824,1275146,782364,0,1237310,432282,301559,0,0,0,0,0,245761,6825578,0,168440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5,0,0,70262,4656824,1275146,782364,0,1237310,432282,301559,0,0,0,0,0,245761,6825578,0,168440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PE COMMUNITY ACADEMY</text:p>
          </table:table-cell>
          <table:table-cell office:value-type="float" office:value="4070" calcext:value-type="float">
            <text:p>4,070</text:p>
          </table:table-cell>
          <table:table-cell table:formula="of:=VLOOKUP([.B375];[$Sheet2.A368:.C924];2)"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32" calcext:value-type="float">
            <text:p>3,732</text:p>
          </table:table-cell>
          <table:table-cell office:value-type="float" office:value="6560948" calcext:value-type="float">
            <text:p>6,560,948</text:p>
          </table:table-cell>
          <table:table-cell office:value-type="float" office:value="550560" calcext:value-type="float">
            <text:p>550,560</text:p>
          </table:table-cell>
          <table:table-cell office:value-type="float" office:value="1153999" calcext:value-type="float">
            <text:p>1,153,999</text:p>
          </table:table-cell>
          <table:table-cell office:value-type="float" office:value="0" calcext:value-type="float">
            <text:p>0</text:p>
          </table:table-cell>
          <table:table-cell office:value-type="float" office:value="8265508" calcext:value-type="float">
            <text:p>8,265,508</text:p>
          </table:table-cell>
          <table:table-cell office:value-type="float" office:value="1862748" calcext:value-type="float">
            <text:p>1,862,748</text:p>
          </table:table-cell>
          <table:table-cell office:value-type="float" office:value="10131988" calcext:value-type="float">
            <text:p>10,131,988</text:p>
          </table:table-cell>
          <table:table-cell office:value-type="float" office:value="790530" calcext:value-type="float">
            <text:p>790,5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22518" calcext:value-type="float">
            <text:p>10,922,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7" calcext:value-type="float">
            <text:p>5,377</text:p>
          </table:table-cell>
          <table:table-cell office:value-type="float" office:value="8294033" calcext:value-type="float">
            <text:p>8,294,033</text:p>
          </table:table-cell>
          <table:table-cell office:value-type="float" office:value="0" calcext:value-type="float">
            <text:p>0</text:p>
          </table:table-cell>
          <table:table-cell office:value-type="float" office:value="2623107" calcext:value-type="float">
            <text:p>2,623,107</text:p>
          </table:table-cell>
          <table:table-cell/>
          <table:table-cell table:formula="of:=CONCATENATE([.$AB$5];[.$AA$5];[.C375];&quot;,&quot;;[.D375];&quot;,&quot;;[.E375];&quot;,&quot;;[.F375];&quot;,&quot;;[.H375];&quot;,&quot;;[.I375];&quot;,&quot;;[.J375];&quot;,&quot;;[.K375];&quot;,&quot;;[.M375];&quot;,&quot;;[.O375];&quot;,&quot;;[.P375];&quot;,&quot;;[.Q375];&quot;,&quot;;[.R375];&quot;,&quot;;[.S375];&quot;,&quot;;[.U375];&quot;,&quot;;[.V375];&quot;,&quot;;[.W375];&quot;,&quot;;[.X375];&quot;,&quot;;[.Y375];&quot;,&quot;;[.Z37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6,0,0,3732,6560948,550560,1153999,0,1862748,790530,0,0,0,0,0,0,5377,8294033,0,262310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6,0,0,3732,6560948,550560,1153999,0,1862748,790530,0,0,0,0,0,0,5377,8294033,0,262310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ADEMIA CESAR CHAVEZ CHARTER SCH.</text:p>
          </table:table-cell>
          <table:table-cell office:value-type="float" office:value="4073" calcext:value-type="float">
            <text:p>4,073</text:p>
          </table:table-cell>
          <table:table-cell table:formula="of:=VLOOKUP([.B376];[$Sheet2.A369:.C925];2)"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868" calcext:value-type="float">
            <text:p>75,868</text:p>
          </table:table-cell>
          <table:table-cell office:value-type="float" office:value="5754277" calcext:value-type="float">
            <text:p>5,754,277</text:p>
          </table:table-cell>
          <table:table-cell office:value-type="float" office:value="820048" calcext:value-type="float">
            <text:p>820,048</text:p>
          </table:table-cell>
          <table:table-cell office:value-type="float" office:value="944862" calcext:value-type="float">
            <text:p>944,862</text:p>
          </table:table-cell>
          <table:table-cell office:value-type="float" office:value="0" calcext:value-type="float">
            <text:p>0</text:p>
          </table:table-cell>
          <table:table-cell office:value-type="float" office:value="7519187" calcext:value-type="float">
            <text:p>7,519,187</text:p>
          </table:table-cell>
          <table:table-cell office:value-type="float" office:value="1256232" calcext:value-type="float">
            <text:p>1,256,232</text:p>
          </table:table-cell>
          <table:table-cell office:value-type="float" office:value="8851287" calcext:value-type="float">
            <text:p>8,851,287</text:p>
          </table:table-cell>
          <table:table-cell office:value-type="float" office:value="534702" calcext:value-type="float">
            <text:p>534,702</text:p>
          </table:table-cell>
          <table:table-cell office:value-type="float" office:value="77929" calcext:value-type="float">
            <text:p>77,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3918" calcext:value-type="float">
            <text:p>9,463,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43" calcext:value-type="float">
            <text:p>77,243</text:p>
          </table:table-cell>
          <table:table-cell office:value-type="float" office:value="7599331" calcext:value-type="float">
            <text:p>7,599,331</text:p>
          </table:table-cell>
          <table:table-cell office:value-type="float" office:value="0" calcext:value-type="float">
            <text:p>0</text:p>
          </table:table-cell>
          <table:table-cell office:value-type="float" office:value="1787344" calcext:value-type="float">
            <text:p>1,787,344</text:p>
          </table:table-cell>
          <table:table-cell/>
          <table:table-cell table:formula="of:=CONCATENATE([.$AB$5];[.$AA$5];[.C376];&quot;,&quot;;[.D376];&quot;,&quot;;[.E376];&quot;,&quot;;[.F376];&quot;,&quot;;[.H376];&quot;,&quot;;[.I376];&quot;,&quot;;[.J376];&quot;,&quot;;[.K376];&quot;,&quot;;[.M376];&quot;,&quot;;[.O376];&quot;,&quot;;[.P376];&quot;,&quot;;[.Q376];&quot;,&quot;;[.R376];&quot;,&quot;;[.S376];&quot;,&quot;;[.U376];&quot;,&quot;;[.V376];&quot;,&quot;;[.W376];&quot;,&quot;;[.X376];&quot;,&quot;;[.Y376];&quot;,&quot;;[.Z37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7,0,0,75868,5754277,820048,944862,0,1256232,534702,77929,0,0,0,0,0,77243,7599331,0,178734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7,0,0,75868,5754277,820048,944862,0,1256232,534702,77929,0,0,0,0,0,77243,7599331,0,178734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FSA HIGH SCHOOL</text:p>
          </table:table-cell>
          <table:table-cell office:value-type="float" office:value="4074" calcext:value-type="float">
            <text:p>4,074</text:p>
          </table:table-cell>
          <table:table-cell table:formula="of:=VLOOKUP([.B377];[$Sheet2.A370:.C926];2)"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107" calcext:value-type="float">
            <text:p>131,107</text:p>
          </table:table-cell>
          <table:table-cell office:value-type="float" office:value="3757339" calcext:value-type="float">
            <text:p>3,757,339</text:p>
          </table:table-cell>
          <table:table-cell office:value-type="float" office:value="1593745" calcext:value-type="float">
            <text:p>1,593,745</text:p>
          </table:table-cell>
          <table:table-cell office:value-type="float" office:value="697487" calcext:value-type="float">
            <text:p>697,487</text:p>
          </table:table-cell>
          <table:table-cell office:value-type="float" office:value="0" calcext:value-type="float">
            <text:p>0</text:p>
          </table:table-cell>
          <table:table-cell office:value-type="float" office:value="6048571" calcext:value-type="float">
            <text:p>6,048,571</text:p>
          </table:table-cell>
          <table:table-cell office:value-type="float" office:value="756047" calcext:value-type="float">
            <text:p>756,047</text:p>
          </table:table-cell>
          <table:table-cell office:value-type="float" office:value="6935726" calcext:value-type="float">
            <text:p>6,935,726</text:p>
          </table:table-cell>
          <table:table-cell office:value-type="float" office:value="283722" calcext:value-type="float">
            <text:p>283,722</text:p>
          </table:table-cell>
          <table:table-cell office:value-type="float" office:value="24405" calcext:value-type="float">
            <text:p>24,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3853" calcext:value-type="float">
            <text:p>7,243,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728" calcext:value-type="float">
            <text:p>153,728</text:p>
          </table:table-cell>
          <table:table-cell office:value-type="float" office:value="6053887" calcext:value-type="float">
            <text:p>6,053,887</text:p>
          </table:table-cell>
          <table:table-cell office:value-type="float" office:value="0" calcext:value-type="float">
            <text:p>0</text:p>
          </table:table-cell>
          <table:table-cell office:value-type="float" office:value="1036238" calcext:value-type="float">
            <text:p>1,036,238</text:p>
          </table:table-cell>
          <table:table-cell/>
          <table:table-cell table:formula="of:=CONCATENATE([.$AB$5];[.$AA$5];[.C377];&quot;,&quot;;[.D377];&quot;,&quot;;[.E377];&quot;,&quot;;[.F377];&quot;,&quot;;[.H377];&quot;,&quot;;[.I377];&quot;,&quot;;[.J377];&quot;,&quot;;[.K377];&quot;,&quot;;[.M377];&quot;,&quot;;[.O377];&quot;,&quot;;[.P377];&quot;,&quot;;[.Q377];&quot;,&quot;;[.R377];&quot;,&quot;;[.S377];&quot;,&quot;;[.U377];&quot;,&quot;;[.V377];&quot;,&quot;;[.W377];&quot;,&quot;;[.X377];&quot;,&quot;;[.Y377];&quot;,&quot;;[.Z37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8,0,0,131107,3757339,1593745,697487,0,756047,283722,24405,0,0,0,0,0,153728,6053887,0,103623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8,0,0,131107,3757339,1593745,697487,0,756047,283722,24405,0,0,0,0,0,153728,6053887,0,103623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ALON SCHOOL</text:p>
          </table:table-cell>
          <table:table-cell office:value-type="float" office:value="4075" calcext:value-type="float">
            <text:p>4,075</text:p>
          </table:table-cell>
          <table:table-cell table:formula="of:=VLOOKUP([.B378];[$Sheet2.A371:.C927];2)"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2426" calcext:value-type="float">
            <text:p>242,426</text:p>
          </table:table-cell>
          <table:table-cell office:value-type="float" office:value="2114480" calcext:value-type="float">
            <text:p>2,114,480</text:p>
          </table:table-cell>
          <table:table-cell office:value-type="float" office:value="1587510" calcext:value-type="float">
            <text:p>1,587,510</text:p>
          </table:table-cell>
          <table:table-cell office:value-type="float" office:value="500199" calcext:value-type="float">
            <text:p>500,199</text:p>
          </table:table-cell>
          <table:table-cell office:value-type="float" office:value="0" calcext:value-type="float">
            <text:p>0</text:p>
          </table:table-cell>
          <table:table-cell office:value-type="float" office:value="4202188" calcext:value-type="float">
            <text:p>4,202,188</text:p>
          </table:table-cell>
          <table:table-cell office:value-type="float" office:value="239293" calcext:value-type="float">
            <text:p>239,293</text:p>
          </table:table-cell>
          <table:table-cell office:value-type="float" office:value="4683907" calcext:value-type="float">
            <text:p>4,683,907</text:p>
          </table:table-cell>
          <table:table-cell office:value-type="float" office:value="63344" calcext:value-type="float">
            <text:p>63,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47251" calcext:value-type="float">
            <text:p>4,747,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689" calcext:value-type="float">
            <text:p>242,689</text:p>
          </table:table-cell>
          <table:table-cell office:value-type="float" office:value="4203267" calcext:value-type="float">
            <text:p>4,203,267</text:p>
          </table:table-cell>
          <table:table-cell office:value-type="float" office:value="0" calcext:value-type="float">
            <text:p>0</text:p>
          </table:table-cell>
          <table:table-cell office:value-type="float" office:value="301295" calcext:value-type="float">
            <text:p>301,295</text:p>
          </table:table-cell>
          <table:table-cell/>
          <table:table-cell table:formula="of:=CONCATENATE([.$AB$5];[.$AA$5];[.C378];&quot;,&quot;;[.D378];&quot;,&quot;;[.E378];&quot;,&quot;;[.F378];&quot;,&quot;;[.H378];&quot;,&quot;;[.I378];&quot;,&quot;;[.J378];&quot;,&quot;;[.K378];&quot;,&quot;;[.M378];&quot;,&quot;;[.O378];&quot;,&quot;;[.P378];&quot;,&quot;;[.Q378];&quot;,&quot;;[.R378];&quot;,&quot;;[.S378];&quot;,&quot;;[.U378];&quot;,&quot;;[.V378];&quot;,&quot;;[.W378];&quot;,&quot;;[.X378];&quot;,&quot;;[.Y378];&quot;,&quot;;[.Z37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9,0,0,242426,2114480,1587510,500199,0,239293,63344,0,0,0,0,0,0,242689,4203267,0,3012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89,0,0,242426,2114480,1587510,500199,0,239293,63344,0,0,0,0,0,0,242689,4203267,0,3012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in Cities International Schools</text:p>
          </table:table-cell>
          <table:table-cell office:value-type="float" office:value="4078" calcext:value-type="float">
            <text:p>4,078</text:p>
          </table:table-cell>
          <table:table-cell table:formula="of:=VLOOKUP([.B379];[$Sheet2.A372:.C928];2)"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464" calcext:value-type="float">
            <text:p>26,464</text:p>
          </table:table-cell>
          <table:table-cell office:value-type="float" office:value="12050470" calcext:value-type="float">
            <text:p>12,050,470</text:p>
          </table:table-cell>
          <table:table-cell office:value-type="float" office:value="1071341" calcext:value-type="float">
            <text:p>1,071,341</text:p>
          </table:table-cell>
          <table:table-cell office:value-type="float" office:value="1590682" calcext:value-type="float">
            <text:p>1,590,682</text:p>
          </table:table-cell>
          <table:table-cell office:value-type="float" office:value="0" calcext:value-type="float">
            <text:p>0</text:p>
          </table:table-cell>
          <table:table-cell office:value-type="float" office:value="14712492" calcext:value-type="float">
            <text:p>14,712,492</text:p>
          </table:table-cell>
          <table:table-cell office:value-type="float" office:value="2497618" calcext:value-type="float">
            <text:p>2,497,618</text:p>
          </table:table-cell>
          <table:table-cell office:value-type="float" office:value="17236574" calcext:value-type="float">
            <text:p>17,236,574</text:p>
          </table:table-cell>
          <table:table-cell office:value-type="float" office:value="832276" calcext:value-type="float">
            <text:p>832,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68850" calcext:value-type="float">
            <text:p>18,068,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64" calcext:value-type="float">
            <text:p>26,464</text:p>
          </table:table-cell>
          <table:table-cell office:value-type="float" office:value="14729581" calcext:value-type="float">
            <text:p>14,729,581</text:p>
          </table:table-cell>
          <table:table-cell office:value-type="float" office:value="0" calcext:value-type="float">
            <text:p>0</text:p>
          </table:table-cell>
          <table:table-cell office:value-type="float" office:value="3312805" calcext:value-type="float">
            <text:p>3,312,805</text:p>
          </table:table-cell>
          <table:table-cell/>
          <table:table-cell table:formula="of:=CONCATENATE([.$AB$5];[.$AA$5];[.C379];&quot;,&quot;;[.D379];&quot;,&quot;;[.E379];&quot;,&quot;;[.F379];&quot;,&quot;;[.H379];&quot;,&quot;;[.I379];&quot;,&quot;;[.J379];&quot;,&quot;;[.K379];&quot;,&quot;;[.M379];&quot;,&quot;;[.O379];&quot;,&quot;;[.P379];&quot;,&quot;;[.Q379];&quot;,&quot;;[.R379];&quot;,&quot;;[.S379];&quot;,&quot;;[.U379];&quot;,&quot;;[.V379];&quot;,&quot;;[.W379];&quot;,&quot;;[.X379];&quot;,&quot;;[.Y379];&quot;,&quot;;[.Z37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1,0,0,26464,12050470,1071341,1590682,0,2497618,832276,0,0,0,0,0,0,26464,14729581,0,331280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1,0,0,26464,12050470,1071341,1590682,0,2497618,832276,0,0,0,0,0,0,26464,14729581,0,331280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endship Academy of the Arts</text:p>
          </table:table-cell>
          <table:table-cell office:value-type="float" office:value="4079" calcext:value-type="float">
            <text:p>4,079</text:p>
          </table:table-cell>
          <table:table-cell table:formula="of:=VLOOKUP([.B380];[$Sheet2.A373:.C929];2)"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190" calcext:value-type="float">
            <text:p>142,190</text:p>
          </table:table-cell>
          <table:table-cell office:value-type="float" office:value="3018649" calcext:value-type="float">
            <text:p>3,018,649</text:p>
          </table:table-cell>
          <table:table-cell office:value-type="float" office:value="761290" calcext:value-type="float">
            <text:p>761,290</text:p>
          </table:table-cell>
          <table:table-cell office:value-type="float" office:value="549462" calcext:value-type="float">
            <text:p>549,462</text:p>
          </table:table-cell>
          <table:table-cell office:value-type="float" office:value="0" calcext:value-type="float">
            <text:p>0</text:p>
          </table:table-cell>
          <table:table-cell office:value-type="float" office:value="4329401" calcext:value-type="float">
            <text:p>4,329,401</text:p>
          </table:table-cell>
          <table:table-cell office:value-type="float" office:value="601485" calcext:value-type="float">
            <text:p>601,485</text:p>
          </table:table-cell>
          <table:table-cell office:value-type="float" office:value="5073075" calcext:value-type="float">
            <text:p>5,073,075</text:p>
          </table:table-cell>
          <table:table-cell office:value-type="float" office:value="277423" calcext:value-type="float">
            <text:p>277,423</text:p>
          </table:table-cell>
          <table:table-cell office:value-type="float" office:value="134410" calcext:value-type="float">
            <text:p>134,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4908" calcext:value-type="float">
            <text:p>5,484,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600" calcext:value-type="float">
            <text:p>276,600</text:p>
          </table:table-cell>
          <table:table-cell office:value-type="float" office:value="4334509" calcext:value-type="float">
            <text:p>4,334,509</text:p>
          </table:table-cell>
          <table:table-cell office:value-type="float" office:value="0" calcext:value-type="float">
            <text:p>0</text:p>
          </table:table-cell>
          <table:table-cell office:value-type="float" office:value="873800" calcext:value-type="float">
            <text:p>873,800</text:p>
          </table:table-cell>
          <table:table-cell/>
          <table:table-cell table:formula="of:=CONCATENATE([.$AB$5];[.$AA$5];[.C380];&quot;,&quot;;[.D380];&quot;,&quot;;[.E380];&quot;,&quot;;[.F380];&quot;,&quot;;[.H380];&quot;,&quot;;[.I380];&quot;,&quot;;[.J380];&quot;,&quot;;[.K380];&quot;,&quot;;[.M380];&quot;,&quot;;[.O380];&quot;,&quot;;[.P380];&quot;,&quot;;[.Q380];&quot;,&quot;;[.R380];&quot;,&quot;;[.S380];&quot;,&quot;;[.U380];&quot;,&quot;;[.V380];&quot;,&quot;;[.W380];&quot;,&quot;;[.X380];&quot;,&quot;;[.Y380];&quot;,&quot;;[.Z38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2,0,0,142190,3018649,761290,549462,0,601485,277423,134410,0,0,0,0,0,276600,4334509,0,87380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2,0,0,142190,3018649,761290,549462,0,601485,277423,134410,0,0,0,0,0,276600,4334509,0,87380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LLAGER AREA CHARTER SCHOOL</text:p>
          </table:table-cell>
          <table:table-cell office:value-type="float" office:value="4080" calcext:value-type="float">
            <text:p>4,080</text:p>
          </table:table-cell>
          <table:table-cell table:formula="of:=VLOOKUP([.B381];[$Sheet2.A374:.C930];2)"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25" calcext:value-type="float">
            <text:p>5,625</text:p>
          </table:table-cell>
          <table:table-cell office:value-type="float" office:value="417799" calcext:value-type="float">
            <text:p>417,799</text:p>
          </table:table-cell>
          <table:table-cell office:value-type="float" office:value="53264" calcext:value-type="float">
            <text:p>53,264</text:p>
          </table:table-cell>
          <table:table-cell office:value-type="float" office:value="67651" calcext:value-type="float">
            <text:p>67,651</text:p>
          </table:table-cell>
          <table:table-cell office:value-type="float" office:value="0" calcext:value-type="float">
            <text:p>0</text:p>
          </table:table-cell>
          <table:table-cell office:value-type="float" office:value="538714" calcext:value-type="float">
            <text:p>538,714</text:p>
          </table:table-cell>
          <table:table-cell office:value-type="float" office:value="119919" calcext:value-type="float">
            <text:p>119,919</text:p>
          </table:table-cell>
          <table:table-cell office:value-type="float" office:value="664259" calcext:value-type="float">
            <text:p>664,2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4259" calcext:value-type="float">
            <text:p>664,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5" calcext:value-type="float">
            <text:p>5,625</text:p>
          </table:table-cell>
          <table:table-cell office:value-type="float" office:value="538714" calcext:value-type="float">
            <text:p>538,714</text:p>
          </table:table-cell>
          <table:table-cell office:value-type="float" office:value="0" calcext:value-type="float">
            <text:p>0</text:p>
          </table:table-cell>
          <table:table-cell office:value-type="float" office:value="119919" calcext:value-type="float">
            <text:p>119,919</text:p>
          </table:table-cell>
          <table:table-cell/>
          <table:table-cell table:formula="of:=CONCATENATE([.$AB$5];[.$AA$5];[.C381];&quot;,&quot;;[.D381];&quot;,&quot;;[.E381];&quot;,&quot;;[.F381];&quot;,&quot;;[.H381];&quot;,&quot;;[.I381];&quot;,&quot;;[.J381];&quot;,&quot;;[.K381];&quot;,&quot;;[.M381];&quot;,&quot;;[.O381];&quot;,&quot;;[.P381];&quot;,&quot;;[.Q381];&quot;,&quot;;[.R381];&quot;,&quot;;[.S381];&quot;,&quot;;[.U381];&quot;,&quot;;[.V381];&quot;,&quot;;[.W381];&quot;,&quot;;[.X381];&quot;,&quot;;[.Y381];&quot;,&quot;;[.Z38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3,0,0,5625,417799,53264,67651,0,119919,0,0,0,0,0,0,0,5625,538714,0,11991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3,0,0,5625,417799,53264,67651,0,119919,0,0,0,0,0,0,0,5625,538714,0,11991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scovery Public School - Faribault</text:p>
          </table:table-cell>
          <table:table-cell office:value-type="float" office:value="4081" calcext:value-type="float">
            <text:p>4,081</text:p>
          </table:table-cell>
          <table:table-cell table:formula="of:=VLOOKUP([.B382];[$Sheet2.A375:.C931];2)"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96" calcext:value-type="float">
            <text:p>6,196</text:p>
          </table:table-cell>
          <table:table-cell office:value-type="float" office:value="507842" calcext:value-type="float">
            <text:p>507,842</text:p>
          </table:table-cell>
          <table:table-cell office:value-type="float" office:value="195467" calcext:value-type="float">
            <text:p>195,467</text:p>
          </table:table-cell>
          <table:table-cell office:value-type="float" office:value="73765" calcext:value-type="float">
            <text:p>73,765</text:p>
          </table:table-cell>
          <table:table-cell office:value-type="float" office:value="0" calcext:value-type="float">
            <text:p>0</text:p>
          </table:table-cell>
          <table:table-cell office:value-type="float" office:value="777074" calcext:value-type="float">
            <text:p>777,074</text:p>
          </table:table-cell>
          <table:table-cell office:value-type="float" office:value="88295" calcext:value-type="float">
            <text:p>88,295</text:p>
          </table:table-cell>
          <table:table-cell office:value-type="float" office:value="871565" calcext:value-type="float">
            <text:p>871,56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1630" calcext:value-type="float">
            <text:p>871,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0" calcext:value-type="float">
            <text:p>6,260</text:p>
          </table:table-cell>
          <table:table-cell office:value-type="float" office:value="777074" calcext:value-type="float">
            <text:p>777,074</text:p>
          </table:table-cell>
          <table:table-cell office:value-type="float" office:value="0" calcext:value-type="float">
            <text:p>0</text:p>
          </table:table-cell>
          <table:table-cell office:value-type="float" office:value="88295" calcext:value-type="float">
            <text:p>88,295</text:p>
          </table:table-cell>
          <table:table-cell/>
          <table:table-cell table:formula="of:=CONCATENATE([.$AB$5];[.$AA$5];[.C382];&quot;,&quot;;[.D382];&quot;,&quot;;[.E382];&quot;,&quot;;[.F382];&quot;,&quot;;[.H382];&quot;,&quot;;[.I382];&quot;,&quot;;[.J382];&quot;,&quot;;[.K382];&quot;,&quot;;[.M382];&quot;,&quot;;[.O382];&quot;,&quot;;[.P382];&quot;,&quot;;[.Q382];&quot;,&quot;;[.R382];&quot;,&quot;;[.S382];&quot;,&quot;;[.U382];&quot;,&quot;;[.V382];&quot;,&quot;;[.W382];&quot;,&quot;;[.X382];&quot;,&quot;;[.Y382];&quot;,&quot;;[.Z38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4,0,0,6196,507842,195467,73765,0,88295,65,0,0,0,0,0,0,6260,777074,0,882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4,0,0,6196,507842,195467,73765,0,88295,65,0,0,0,0,0,0,6260,777074,0,882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LUESKY CHARTER SCHOOL</text:p>
          </table:table-cell>
          <table:table-cell office:value-type="float" office:value="4082" calcext:value-type="float">
            <text:p>4,082</text:p>
          </table:table-cell>
          <table:table-cell table:formula="of:=VLOOKUP([.B383];[$Sheet2.A376:.C932];2)"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743" calcext:value-type="float">
            <text:p>101,743</text:p>
          </table:table-cell>
          <table:table-cell office:value-type="float" office:value="5407965" calcext:value-type="float">
            <text:p>5,407,965</text:p>
          </table:table-cell>
          <table:table-cell office:value-type="float" office:value="861669" calcext:value-type="float">
            <text:p>861,669</text:p>
          </table:table-cell>
          <table:table-cell office:value-type="float" office:value="556034" calcext:value-type="float">
            <text:p>556,034</text:p>
          </table:table-cell>
          <table:table-cell office:value-type="float" office:value="0" calcext:value-type="float">
            <text:p>0</text:p>
          </table:table-cell>
          <table:table-cell office:value-type="float" office:value="6825669" calcext:value-type="float">
            <text:p>6,825,669</text:p>
          </table:table-cell>
          <table:table-cell office:value-type="float" office:value="614418" calcext:value-type="float">
            <text:p>614,418</text:p>
          </table:table-cell>
          <table:table-cell office:value-type="float" office:value="7541830" calcext:value-type="float">
            <text:p>7,541,8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41830" calcext:value-type="float">
            <text:p>7,541,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43" calcext:value-type="float">
            <text:p>101,743</text:p>
          </table:table-cell>
          <table:table-cell office:value-type="float" office:value="6825669" calcext:value-type="float">
            <text:p>6,825,669</text:p>
          </table:table-cell>
          <table:table-cell office:value-type="float" office:value="0" calcext:value-type="float">
            <text:p>0</text:p>
          </table:table-cell>
          <table:table-cell office:value-type="float" office:value="614418" calcext:value-type="float">
            <text:p>614,418</text:p>
          </table:table-cell>
          <table:table-cell/>
          <table:table-cell table:formula="of:=CONCATENATE([.$AB$5];[.$AA$5];[.C383];&quot;,&quot;;[.D383];&quot;,&quot;;[.E383];&quot;,&quot;;[.F383];&quot;,&quot;;[.H383];&quot;,&quot;;[.I383];&quot;,&quot;;[.J383];&quot;,&quot;;[.K383];&quot;,&quot;;[.M383];&quot;,&quot;;[.O383];&quot;,&quot;;[.P383];&quot;,&quot;;[.Q383];&quot;,&quot;;[.R383];&quot;,&quot;;[.S383];&quot;,&quot;;[.U383];&quot;,&quot;;[.V383];&quot;,&quot;;[.W383];&quot;,&quot;;[.X383];&quot;,&quot;;[.Y383];&quot;,&quot;;[.Z38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5,0,0,101743,5407965,861669,556034,0,614418,0,0,0,0,0,0,0,101743,6825669,0,61441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5,0,0,101743,5407965,861669,556034,0,614418,0,0,0,0,0,0,0,101743,6825669,0,61441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IDGEWAY COMMUNITY SCHOOL</text:p>
          </table:table-cell>
          <table:table-cell office:value-type="float" office:value="4083" calcext:value-type="float">
            <text:p>4,083</text:p>
          </table:table-cell>
          <table:table-cell table:formula="of:=VLOOKUP([.B384];[$Sheet2.A377:.C933];2)"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681" calcext:value-type="float">
            <text:p>13,681</text:p>
          </table:table-cell>
          <table:table-cell office:value-type="float" office:value="705585" calcext:value-type="float">
            <text:p>705,585</text:p>
          </table:table-cell>
          <table:table-cell office:value-type="float" office:value="117181" calcext:value-type="float">
            <text:p>117,181</text:p>
          </table:table-cell>
          <table:table-cell office:value-type="float" office:value="144760" calcext:value-type="float">
            <text:p>144,760</text:p>
          </table:table-cell>
          <table:table-cell office:value-type="float" office:value="0" calcext:value-type="float">
            <text:p>0</text:p>
          </table:table-cell>
          <table:table-cell office:value-type="float" office:value="967525" calcext:value-type="float">
            <text:p>967,525</text:p>
          </table:table-cell>
          <table:table-cell office:value-type="float" office:value="78513" calcext:value-type="float">
            <text:p>78,513</text:p>
          </table:table-cell>
          <table:table-cell office:value-type="float" office:value="1059719" calcext:value-type="float">
            <text:p>1,059,719</text:p>
          </table:table-cell>
          <table:table-cell office:value-type="float" office:value="94122" calcext:value-type="float">
            <text:p>94,122</text:p>
          </table:table-cell>
          <table:table-cell office:value-type="float" office:value="137843" calcext:value-type="float">
            <text:p>137,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1683" calcext:value-type="float">
            <text:p>1,291,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087" calcext:value-type="float">
            <text:p>118,087</text:p>
          </table:table-cell>
          <table:table-cell office:value-type="float" office:value="980788" calcext:value-type="float">
            <text:p>980,788</text:p>
          </table:table-cell>
          <table:table-cell office:value-type="float" office:value="0" calcext:value-type="float">
            <text:p>0</text:p>
          </table:table-cell>
          <table:table-cell office:value-type="float" office:value="192808" calcext:value-type="float">
            <text:p>192,808</text:p>
          </table:table-cell>
          <table:table-cell/>
          <table:table-cell table:formula="of:=CONCATENATE([.$AB$5];[.$AA$5];[.C384];&quot;,&quot;;[.D384];&quot;,&quot;;[.E384];&quot;,&quot;;[.F384];&quot;,&quot;;[.H384];&quot;,&quot;;[.I384];&quot;,&quot;;[.J384];&quot;,&quot;;[.K384];&quot;,&quot;;[.M384];&quot;,&quot;;[.O384];&quot;,&quot;;[.P384];&quot;,&quot;;[.Q384];&quot;,&quot;;[.R384];&quot;,&quot;;[.S384];&quot;,&quot;;[.U384];&quot;,&quot;;[.V384];&quot;,&quot;;[.W384];&quot;,&quot;;[.X384];&quot;,&quot;;[.Y384];&quot;,&quot;;[.Z38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6,0,0,13681,705585,117181,144760,0,78513,94122,137843,0,0,0,0,0,118087,980788,0,19280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6,0,0,13681,705585,117181,144760,0,78513,94122,137843,0,0,0,0,0,118087,980788,0,19280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 SHORE COMMUNITY SCHOOL</text:p>
          </table:table-cell>
          <table:table-cell office:value-type="float" office:value="4084" calcext:value-type="float">
            <text:p>4,084</text:p>
          </table:table-cell>
          <table:table-cell table:formula="of:=VLOOKUP([.B385];[$Sheet2.A378:.C934];2)"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458" calcext:value-type="float">
            <text:p>79,458</text:p>
          </table:table-cell>
          <table:table-cell office:value-type="float" office:value="2840251" calcext:value-type="float">
            <text:p>2,840,251</text:p>
          </table:table-cell>
          <table:table-cell office:value-type="float" office:value="471201" calcext:value-type="float">
            <text:p>471,201</text:p>
          </table:table-cell>
          <table:table-cell office:value-type="float" office:value="565071" calcext:value-type="float">
            <text:p>565,071</text:p>
          </table:table-cell>
          <table:table-cell office:value-type="float" office:value="0" calcext:value-type="float">
            <text:p>0</text:p>
          </table:table-cell>
          <table:table-cell office:value-type="float" office:value="3876524" calcext:value-type="float">
            <text:p>3,876,524</text:p>
          </table:table-cell>
          <table:table-cell office:value-type="float" office:value="300960" calcext:value-type="float">
            <text:p>300,960</text:p>
          </table:table-cell>
          <table:table-cell office:value-type="float" office:value="4256942" calcext:value-type="float">
            <text:p>4,256,942</text:p>
          </table:table-cell>
          <table:table-cell office:value-type="float" office:value="287746" calcext:value-type="float">
            <text:p>287,746</text:p>
          </table:table-cell>
          <table:table-cell office:value-type="float" office:value="120644" calcext:value-type="float">
            <text:p>120,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65332" calcext:value-type="float">
            <text:p>4,665,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19" calcext:value-type="float">
            <text:p>176,219</text:p>
          </table:table-cell>
          <table:table-cell office:value-type="float" office:value="3909405" calcext:value-type="float">
            <text:p>3,909,405</text:p>
          </table:table-cell>
          <table:table-cell office:value-type="float" office:value="0" calcext:value-type="float">
            <text:p>0</text:p>
          </table:table-cell>
          <table:table-cell office:value-type="float" office:value="579709" calcext:value-type="float">
            <text:p>579,709</text:p>
          </table:table-cell>
          <table:table-cell/>
          <table:table-cell table:formula="of:=CONCATENATE([.$AB$5];[.$AA$5];[.C385];&quot;,&quot;;[.D385];&quot;,&quot;;[.E385];&quot;,&quot;;[.F385];&quot;,&quot;;[.H385];&quot;,&quot;;[.I385];&quot;,&quot;;[.J385];&quot;,&quot;;[.K385];&quot;,&quot;;[.M385];&quot;,&quot;;[.O385];&quot;,&quot;;[.P385];&quot;,&quot;;[.Q385];&quot;,&quot;;[.R385];&quot;,&quot;;[.S385];&quot;,&quot;;[.U385];&quot;,&quot;;[.V385];&quot;,&quot;;[.W385];&quot;,&quot;;[.X385];&quot;,&quot;;[.Y385];&quot;,&quot;;[.Z38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7,0,0,79458,2840251,471201,565071,0,300960,287746,120644,0,0,0,0,0,176219,3909405,0,57970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7,0,0,79458,2840251,471201,565071,0,300960,287746,120644,0,0,0,0,0,176219,3909405,0,57970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ARBOR CITY INTERNATIONAL CHARTER</text:p>
          </table:table-cell>
          <table:table-cell office:value-type="float" office:value="4085" calcext:value-type="float">
            <text:p>4,085</text:p>
          </table:table-cell>
          <table:table-cell table:formula="of:=VLOOKUP([.B386];[$Sheet2.A379:.C935];2)"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50" calcext:value-type="float">
            <text:p>20,850</text:p>
          </table:table-cell>
          <table:table-cell office:value-type="float" office:value="1734298" calcext:value-type="float">
            <text:p>1,734,298</text:p>
          </table:table-cell>
          <table:table-cell office:value-type="float" office:value="470843" calcext:value-type="float">
            <text:p>470,843</text:p>
          </table:table-cell>
          <table:table-cell office:value-type="float" office:value="311059" calcext:value-type="float">
            <text:p>311,059</text:p>
          </table:table-cell>
          <table:table-cell office:value-type="float" office:value="0" calcext:value-type="float">
            <text:p>0</text:p>
          </table:table-cell>
          <table:table-cell office:value-type="float" office:value="2516201" calcext:value-type="float">
            <text:p>2,516,201</text:p>
          </table:table-cell>
          <table:table-cell office:value-type="float" office:value="205119" calcext:value-type="float">
            <text:p>205,119</text:p>
          </table:table-cell>
          <table:table-cell office:value-type="float" office:value="2742170" calcext:value-type="float">
            <text:p>2,742,170</text:p>
          </table:table-cell>
          <table:table-cell office:value-type="float" office:value="64464" calcext:value-type="float">
            <text:p>64,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6634" calcext:value-type="float">
            <text:p>2,806,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50" calcext:value-type="float">
            <text:p>20,950</text:p>
          </table:table-cell>
          <table:table-cell office:value-type="float" office:value="2517605" calcext:value-type="float">
            <text:p>2,517,605</text:p>
          </table:table-cell>
          <table:table-cell office:value-type="float" office:value="0" calcext:value-type="float">
            <text:p>0</text:p>
          </table:table-cell>
          <table:table-cell office:value-type="float" office:value="268079" calcext:value-type="float">
            <text:p>268,079</text:p>
          </table:table-cell>
          <table:table-cell/>
          <table:table-cell table:formula="of:=CONCATENATE([.$AB$5];[.$AA$5];[.C386];&quot;,&quot;;[.D386];&quot;,&quot;;[.E386];&quot;,&quot;;[.F386];&quot;,&quot;;[.H386];&quot;,&quot;;[.I386];&quot;,&quot;;[.J386];&quot;,&quot;;[.K386];&quot;,&quot;;[.M386];&quot;,&quot;;[.O386];&quot;,&quot;;[.P386];&quot;,&quot;;[.Q386];&quot;,&quot;;[.R386];&quot;,&quot;;[.S386];&quot;,&quot;;[.U386];&quot;,&quot;;[.V386];&quot;,&quot;;[.W386];&quot;,&quot;;[.X386];&quot;,&quot;;[.Y386];&quot;,&quot;;[.Z38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8,0,0,20850,1734298,470843,311059,0,205119,64464,0,0,0,0,0,0,20950,2517605,0,26807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398,0,0,20850,1734298,470843,311059,0,205119,64464,0,0,0,0,0,0,20950,2517605,0,26807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GE ACADEMY CHARTER SCHOOL</text:p>
          </table:table-cell>
          <table:table-cell office:value-type="float" office:value="4087" calcext:value-type="float">
            <text:p>4,087</text:p>
          </table:table-cell>
          <table:table-cell table:formula="of:=VLOOKUP([.B387];[$Sheet2.A380:.C936];2)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443" calcext:value-type="float">
            <text:p>29,443</text:p>
          </table:table-cell>
          <table:table-cell office:value-type="float" office:value="601090" calcext:value-type="float">
            <text:p>601,090</text:p>
          </table:table-cell>
          <table:table-cell office:value-type="float" office:value="403943" calcext:value-type="float">
            <text:p>403,943</text:p>
          </table:table-cell>
          <table:table-cell office:value-type="float" office:value="104935" calcext:value-type="float">
            <text:p>104,935</text:p>
          </table:table-cell>
          <table:table-cell office:value-type="float" office:value="0" calcext:value-type="float">
            <text:p>0</text:p>
          </table:table-cell>
          <table:table-cell office:value-type="float" office:value="1109968" calcext:value-type="float">
            <text:p>1,109,968</text:p>
          </table:table-cell>
          <table:table-cell office:value-type="float" office:value="308709" calcext:value-type="float">
            <text:p>308,709</text:p>
          </table:table-cell>
          <table:table-cell office:value-type="float" office:value="1448120" calcext:value-type="float">
            <text:p>1,448,120</text:p>
          </table:table-cell>
          <table:table-cell office:value-type="float" office:value="33128" calcext:value-type="float">
            <text:p>33,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1248" calcext:value-type="float">
            <text:p>1,481,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43" calcext:value-type="float">
            <text:p>29,443</text:p>
          </table:table-cell>
          <table:table-cell office:value-type="float" office:value="1110510" calcext:value-type="float">
            <text:p>1,110,510</text:p>
          </table:table-cell>
          <table:table-cell office:value-type="float" office:value="0" calcext:value-type="float">
            <text:p>0</text:p>
          </table:table-cell>
          <table:table-cell office:value-type="float" office:value="341295" calcext:value-type="float">
            <text:p>341,295</text:p>
          </table:table-cell>
          <table:table-cell/>
          <table:table-cell table:formula="of:=CONCATENATE([.$AB$5];[.$AA$5];[.C387];&quot;,&quot;;[.D387];&quot;,&quot;;[.E387];&quot;,&quot;;[.F387];&quot;,&quot;;[.H387];&quot;,&quot;;[.I387];&quot;,&quot;;[.J387];&quot;,&quot;;[.K387];&quot;,&quot;;[.M387];&quot;,&quot;;[.O387];&quot;,&quot;;[.P387];&quot;,&quot;;[.Q387];&quot;,&quot;;[.R387];&quot;,&quot;;[.S387];&quot;,&quot;;[.U387];&quot;,&quot;;[.V387];&quot;,&quot;;[.W387];&quot;,&quot;;[.X387];&quot;,&quot;;[.Y387];&quot;,&quot;;[.Z38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0,0,0,29443,601090,403943,104935,0,308709,33128,0,0,0,0,0,0,29443,1110510,0,3412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0,0,0,29443,601090,403943,104935,0,308709,33128,0,0,0,0,0,0,29443,1110510,0,3412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RBAN ACADEMY CHARTER SCHOOL</text:p>
          </table:table-cell>
          <table:table-cell office:value-type="float" office:value="4088" calcext:value-type="float">
            <text:p>4,088</text:p>
          </table:table-cell>
          <table:table-cell table:formula="of:=VLOOKUP([.B388];[$Sheet2.A381:.C937];2)"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20" calcext:value-type="float">
            <text:p>9,120</text:p>
          </table:table-cell>
          <table:table-cell office:value-type="float" office:value="5172832" calcext:value-type="float">
            <text:p>5,172,832</text:p>
          </table:table-cell>
          <table:table-cell office:value-type="float" office:value="490811" calcext:value-type="float">
            <text:p>490,811</text:p>
          </table:table-cell>
          <table:table-cell office:value-type="float" office:value="699304" calcext:value-type="float">
            <text:p>699,304</text:p>
          </table:table-cell>
          <table:table-cell office:value-type="float" office:value="0" calcext:value-type="float">
            <text:p>0</text:p>
          </table:table-cell>
          <table:table-cell office:value-type="float" office:value="6362947" calcext:value-type="float">
            <text:p>6,362,947</text:p>
          </table:table-cell>
          <table:table-cell office:value-type="float" office:value="1380966" calcext:value-type="float">
            <text:p>1,380,966</text:p>
          </table:table-cell>
          <table:table-cell office:value-type="float" office:value="7753033" calcext:value-type="float">
            <text:p>7,753,033</text:p>
          </table:table-cell>
          <table:table-cell office:value-type="float" office:value="614279" calcext:value-type="float">
            <text:p>614,279</text:p>
          </table:table-cell>
          <table:table-cell office:value-type="float" office:value="47059" calcext:value-type="float">
            <text:p>47,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14371" calcext:value-type="float">
            <text:p>8,414,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0" calcext:value-type="float">
            <text:p>9,120</text:p>
          </table:table-cell>
          <table:table-cell office:value-type="float" office:value="6409269" calcext:value-type="float">
            <text:p>6,409,269</text:p>
          </table:table-cell>
          <table:table-cell office:value-type="float" office:value="0" calcext:value-type="float">
            <text:p>0</text:p>
          </table:table-cell>
          <table:table-cell office:value-type="float" office:value="1995982" calcext:value-type="float">
            <text:p>1,995,982</text:p>
          </table:table-cell>
          <table:table-cell/>
          <table:table-cell table:formula="of:=CONCATENATE([.$AB$5];[.$AA$5];[.C388];&quot;,&quot;;[.D388];&quot;,&quot;;[.E388];&quot;,&quot;;[.F388];&quot;,&quot;;[.H388];&quot;,&quot;;[.I388];&quot;,&quot;;[.J388];&quot;,&quot;;[.K388];&quot;,&quot;;[.M388];&quot;,&quot;;[.O388];&quot;,&quot;;[.P388];&quot;,&quot;;[.Q388];&quot;,&quot;;[.R388];&quot;,&quot;;[.S388];&quot;,&quot;;[.U388];&quot;,&quot;;[.V388];&quot;,&quot;;[.W388];&quot;,&quot;;[.X388];&quot;,&quot;;[.Y388];&quot;,&quot;;[.Z38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1,0,0,9120,5172832,490811,699304,0,1380966,614279,47059,0,0,0,0,0,9120,6409269,0,199598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1,0,0,9120,5172832,490811,699304,0,1380966,614279,47059,0,0,0,0,0,9120,6409269,0,199598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CITY SCHOOL</text:p>
          </table:table-cell>
          <table:table-cell office:value-type="float" office:value="4089" calcext:value-type="float">
            <text:p>4,089</text:p>
          </table:table-cell>
          <table:table-cell table:formula="of:=VLOOKUP([.B389];[$Sheet2.A382:.C938];2)"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607" calcext:value-type="float">
            <text:p>19,607</text:p>
          </table:table-cell>
          <table:table-cell office:value-type="float" office:value="2639948" calcext:value-type="float">
            <text:p>2,639,948</text:p>
          </table:table-cell>
          <table:table-cell office:value-type="float" office:value="439395" calcext:value-type="float">
            <text:p>439,395</text:p>
          </table:table-cell>
          <table:table-cell office:value-type="float" office:value="478625" calcext:value-type="float">
            <text:p>478,625</text:p>
          </table:table-cell>
          <table:table-cell office:value-type="float" office:value="0" calcext:value-type="float">
            <text:p>0</text:p>
          </table:table-cell>
          <table:table-cell office:value-type="float" office:value="3557968" calcext:value-type="float">
            <text:p>3,557,968</text:p>
          </table:table-cell>
          <table:table-cell office:value-type="float" office:value="589073" calcext:value-type="float">
            <text:p>589,073</text:p>
          </table:table-cell>
          <table:table-cell office:value-type="float" office:value="4166647" calcext:value-type="float">
            <text:p>4,166,647</text:p>
          </table:table-cell>
          <table:table-cell office:value-type="float" office:value="139831" calcext:value-type="float">
            <text:p>139,831</text:p>
          </table:table-cell>
          <table:table-cell office:value-type="float" office:value="11975" calcext:value-type="float">
            <text:p>11,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8453" calcext:value-type="float">
            <text:p>4,318,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82" calcext:value-type="float">
            <text:p>31,582</text:p>
          </table:table-cell>
          <table:table-cell office:value-type="float" office:value="3560503" calcext:value-type="float">
            <text:p>3,560,503</text:p>
          </table:table-cell>
          <table:table-cell office:value-type="float" office:value="0" calcext:value-type="float">
            <text:p>0</text:p>
          </table:table-cell>
          <table:table-cell office:value-type="float" office:value="726368" calcext:value-type="float">
            <text:p>726,368</text:p>
          </table:table-cell>
          <table:table-cell/>
          <table:table-cell table:formula="of:=CONCATENATE([.$AB$5];[.$AA$5];[.C389];&quot;,&quot;;[.D389];&quot;,&quot;;[.E389];&quot;,&quot;;[.F389];&quot;,&quot;;[.H389];&quot;,&quot;;[.I389];&quot;,&quot;;[.J389];&quot;,&quot;;[.K389];&quot;,&quot;;[.M389];&quot;,&quot;;[.O389];&quot;,&quot;;[.P389];&quot;,&quot;;[.Q389];&quot;,&quot;;[.R389];&quot;,&quot;;[.S389];&quot;,&quot;;[.U389];&quot;,&quot;;[.V389];&quot;,&quot;;[.W389];&quot;,&quot;;[.X389];&quot;,&quot;;[.Y389];&quot;,&quot;;[.Z38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2,0,0,19607,2639948,439395,478625,0,589073,139831,11975,0,0,0,0,0,31582,3560503,0,72636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2,0,0,19607,2639948,439395,478625,0,589073,139831,11975,0,0,0,0,0,31582,3560503,0,72636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AIRIE CREEK COMMUNITY SCHOOL</text:p>
          </table:table-cell>
          <table:table-cell office:value-type="float" office:value="4090" calcext:value-type="float">
            <text:p>4,090</text:p>
          </table:table-cell>
          <table:table-cell table:formula="of:=VLOOKUP([.B390];[$Sheet2.A383:.C939];2)"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130" calcext:value-type="float">
            <text:p>85,130</text:p>
          </table:table-cell>
          <table:table-cell office:value-type="float" office:value="1303216" calcext:value-type="float">
            <text:p>1,303,216</text:p>
          </table:table-cell>
          <table:table-cell office:value-type="float" office:value="476653" calcext:value-type="float">
            <text:p>476,653</text:p>
          </table:table-cell>
          <table:table-cell office:value-type="float" office:value="284838" calcext:value-type="float">
            <text:p>284,838</text:p>
          </table:table-cell>
          <table:table-cell office:value-type="float" office:value="0" calcext:value-type="float">
            <text:p>0</text:p>
          </table:table-cell>
          <table:table-cell office:value-type="float" office:value="2064708" calcext:value-type="float">
            <text:p>2,064,708</text:p>
          </table:table-cell>
          <table:table-cell office:value-type="float" office:value="101749" calcext:value-type="float">
            <text:p>101,749</text:p>
          </table:table-cell>
          <table:table-cell office:value-type="float" office:value="2251587" calcext:value-type="float">
            <text:p>2,251,587</text:p>
          </table:table-cell>
          <table:table-cell office:value-type="float" office:value="76600" calcext:value-type="float">
            <text:p>76,600</text:p>
          </table:table-cell>
          <table:table-cell office:value-type="float" office:value="50462" calcext:value-type="float">
            <text:p>50,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8649" calcext:value-type="float">
            <text:p>2,378,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153" calcext:value-type="float">
            <text:p>136,153</text:p>
          </table:table-cell>
          <table:table-cell office:value-type="float" office:value="2066586" calcext:value-type="float">
            <text:p>2,066,586</text:p>
          </table:table-cell>
          <table:table-cell office:value-type="float" office:value="0" calcext:value-type="float">
            <text:p>0</text:p>
          </table:table-cell>
          <table:table-cell office:value-type="float" office:value="175910" calcext:value-type="float">
            <text:p>175,910</text:p>
          </table:table-cell>
          <table:table-cell/>
          <table:table-cell table:formula="of:=CONCATENATE([.$AB$5];[.$AA$5];[.C390];&quot;,&quot;;[.D390];&quot;,&quot;;[.E390];&quot;,&quot;;[.F390];&quot;,&quot;;[.H390];&quot;,&quot;;[.I390];&quot;,&quot;;[.J390];&quot;,&quot;;[.K390];&quot;,&quot;;[.M390];&quot;,&quot;;[.O390];&quot;,&quot;;[.P390];&quot;,&quot;;[.Q390];&quot;,&quot;;[.R390];&quot;,&quot;;[.S390];&quot;,&quot;;[.U390];&quot;,&quot;;[.V390];&quot;,&quot;;[.W390];&quot;,&quot;;[.X390];&quot;,&quot;;[.Y390];&quot;,&quot;;[.Z39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3,0,0,85130,1303216,476653,284838,0,101749,76600,50462,0,0,0,0,0,136153,2066586,0,17591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3,0,0,85130,1303216,476653,284838,0,101749,76600,50462,0,0,0,0,0,136153,2066586,0,17591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RCADIA CHARTER SCHOOL</text:p>
          </table:table-cell>
          <table:table-cell office:value-type="float" office:value="4091" calcext:value-type="float">
            <text:p>4,091</text:p>
          </table:table-cell>
          <table:table-cell table:formula="of:=VLOOKUP([.B391];[$Sheet2.A384:.C940];2)"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947" calcext:value-type="float">
            <text:p>35,947</text:p>
          </table:table-cell>
          <table:table-cell office:value-type="float" office:value="1046930" calcext:value-type="float">
            <text:p>1,046,930</text:p>
          </table:table-cell>
          <table:table-cell office:value-type="float" office:value="670177" calcext:value-type="float">
            <text:p>670,177</text:p>
          </table:table-cell>
          <table:table-cell office:value-type="float" office:value="242301" calcext:value-type="float">
            <text:p>242,301</text:p>
          </table:table-cell>
          <table:table-cell office:value-type="float" office:value="0" calcext:value-type="float">
            <text:p>0</text:p>
          </table:table-cell>
          <table:table-cell office:value-type="float" office:value="1959408" calcext:value-type="float">
            <text:p>1,959,408</text:p>
          </table:table-cell>
          <table:table-cell office:value-type="float" office:value="78425" calcext:value-type="float">
            <text:p>78,425</text:p>
          </table:table-cell>
          <table:table-cell office:value-type="float" office:value="2073780" calcext:value-type="float">
            <text:p>2,073,780</text:p>
          </table:table-cell>
          <table:table-cell office:value-type="float" office:value="14271" calcext:value-type="float">
            <text:p>14,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8051" calcext:value-type="float">
            <text:p>2,088,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18" calcext:value-type="float">
            <text:p>50,218</text:p>
          </table:table-cell>
          <table:table-cell office:value-type="float" office:value="1959408" calcext:value-type="float">
            <text:p>1,959,408</text:p>
          </table:table-cell>
          <table:table-cell office:value-type="float" office:value="0" calcext:value-type="float">
            <text:p>0</text:p>
          </table:table-cell>
          <table:table-cell office:value-type="float" office:value="78425" calcext:value-type="float">
            <text:p>78,425</text:p>
          </table:table-cell>
          <table:table-cell/>
          <table:table-cell table:formula="of:=CONCATENATE([.$AB$5];[.$AA$5];[.C391];&quot;,&quot;;[.D391];&quot;,&quot;;[.E391];&quot;,&quot;;[.F391];&quot;,&quot;;[.H391];&quot;,&quot;;[.I391];&quot;,&quot;;[.J391];&quot;,&quot;;[.K391];&quot;,&quot;;[.M391];&quot;,&quot;;[.O391];&quot;,&quot;;[.P391];&quot;,&quot;;[.Q391];&quot;,&quot;;[.R391];&quot;,&quot;;[.S391];&quot;,&quot;;[.U391];&quot;,&quot;;[.V391];&quot;,&quot;;[.W391];&quot;,&quot;;[.X391];&quot;,&quot;;[.Y391];&quot;,&quot;;[.Z39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4,0,0,35947,1046930,670177,242301,0,78425,14271,0,0,0,0,0,0,50218,1959408,0,7842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4,0,0,35947,1046930,670177,242301,0,78425,14271,0,0,0,0,0,0,50218,1959408,0,7842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ATERSHED HIGH SCHOOL</text:p>
          </table:table-cell>
          <table:table-cell office:value-type="float" office:value="4092" calcext:value-type="float">
            <text:p>4,092</text:p>
          </table:table-cell>
          <table:table-cell table:formula="of:=VLOOKUP([.B392];[$Sheet2.A385:.C941];2)"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800" calcext:value-type="float">
            <text:p>28,800</text:p>
          </table:table-cell>
          <table:table-cell office:value-type="float" office:value="464867" calcext:value-type="float">
            <text:p>464,867</text:p>
          </table:table-cell>
          <table:table-cell office:value-type="float" office:value="96675" calcext:value-type="float">
            <text:p>96,675</text:p>
          </table:table-cell>
          <table:table-cell office:value-type="float" office:value="80139" calcext:value-type="float">
            <text:p>80,139</text:p>
          </table:table-cell>
          <table:table-cell office:value-type="float" office:value="0" calcext:value-type="float">
            <text:p>0</text:p>
          </table:table-cell>
          <table:table-cell office:value-type="float" office:value="641681" calcext:value-type="float">
            <text:p>641,681</text:p>
          </table:table-cell>
          <table:table-cell office:value-type="float" office:value="206076" calcext:value-type="float">
            <text:p>206,076</text:p>
          </table:table-cell>
          <table:table-cell office:value-type="float" office:value="876557" calcext:value-type="float">
            <text:p>876,557</text:p>
          </table:table-cell>
          <table:table-cell office:value-type="float" office:value="19720" calcext:value-type="float">
            <text:p>19,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277" calcext:value-type="float">
            <text:p>896,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0" calcext:value-type="float">
            <text:p>28,800</text:p>
          </table:table-cell>
          <table:table-cell office:value-type="float" office:value="641878" calcext:value-type="float">
            <text:p>641,878</text:p>
          </table:table-cell>
          <table:table-cell office:value-type="float" office:value="0" calcext:value-type="float">
            <text:p>0</text:p>
          </table:table-cell>
          <table:table-cell office:value-type="float" office:value="225599" calcext:value-type="float">
            <text:p>225,599</text:p>
          </table:table-cell>
          <table:table-cell/>
          <table:table-cell table:formula="of:=CONCATENATE([.$AB$5];[.$AA$5];[.C392];&quot;,&quot;;[.D392];&quot;,&quot;;[.E392];&quot;,&quot;;[.F392];&quot;,&quot;;[.H392];&quot;,&quot;;[.I392];&quot;,&quot;;[.J392];&quot;,&quot;;[.K392];&quot;,&quot;;[.M392];&quot;,&quot;;[.O392];&quot;,&quot;;[.P392];&quot;,&quot;;[.Q392];&quot;,&quot;;[.R392];&quot;,&quot;;[.S392];&quot;,&quot;;[.U392];&quot;,&quot;;[.V392];&quot;,&quot;;[.W392];&quot;,&quot;;[.X392];&quot;,&quot;;[.Y392];&quot;,&quot;;[.Z39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5,0,0,28800,464867,96675,80139,0,206076,19720,0,0,0,0,0,0,28800,641878,0,2255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5,0,0,28800,464867,96675,80139,0,206076,19720,0,0,0,0,0,0,28800,641878,0,2255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Century Academy</text:p>
          </table:table-cell>
          <table:table-cell office:value-type="float" office:value="4093" calcext:value-type="float">
            <text:p>4,093</text:p>
          </table:table-cell>
          <table:table-cell table:formula="of:=VLOOKUP([.B393];[$Sheet2.A386:.C942];2)"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927" calcext:value-type="float">
            <text:p>25,927</text:p>
          </table:table-cell>
          <table:table-cell office:value-type="float" office:value="1254773" calcext:value-type="float">
            <text:p>1,254,773</text:p>
          </table:table-cell>
          <table:table-cell office:value-type="float" office:value="724210" calcext:value-type="float">
            <text:p>724,210</text:p>
          </table:table-cell>
          <table:table-cell office:value-type="float" office:value="223118" calcext:value-type="float">
            <text:p>223,118</text:p>
          </table:table-cell>
          <table:table-cell office:value-type="float" office:value="0" calcext:value-type="float">
            <text:p>0</text:p>
          </table:table-cell>
          <table:table-cell office:value-type="float" office:value="2202101" calcext:value-type="float">
            <text:p>2,202,101</text:p>
          </table:table-cell>
          <table:table-cell office:value-type="float" office:value="328537" calcext:value-type="float">
            <text:p>328,537</text:p>
          </table:table-cell>
          <table:table-cell office:value-type="float" office:value="2556565" calcext:value-type="float">
            <text:p>2,556,565</text:p>
          </table:table-cell>
          <table:table-cell office:value-type="float" office:value="90212" calcext:value-type="float">
            <text:p>90,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6777" calcext:value-type="float">
            <text:p>2,646,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78" calcext:value-type="float">
            <text:p>29,078</text:p>
          </table:table-cell>
          <table:table-cell office:value-type="float" office:value="2202101" calcext:value-type="float">
            <text:p>2,202,101</text:p>
          </table:table-cell>
          <table:table-cell office:value-type="float" office:value="0" calcext:value-type="float">
            <text:p>0</text:p>
          </table:table-cell>
          <table:table-cell office:value-type="float" office:value="415598" calcext:value-type="float">
            <text:p>415,598</text:p>
          </table:table-cell>
          <table:table-cell/>
          <table:table-cell table:formula="of:=CONCATENATE([.$AB$5];[.$AA$5];[.C393];&quot;,&quot;;[.D393];&quot;,&quot;;[.E393];&quot;,&quot;;[.F393];&quot;,&quot;;[.H393];&quot;,&quot;;[.I393];&quot;,&quot;;[.J393];&quot;,&quot;;[.K393];&quot;,&quot;;[.M393];&quot;,&quot;;[.O393];&quot;,&quot;;[.P393];&quot;,&quot;;[.Q393];&quot;,&quot;;[.R393];&quot;,&quot;;[.S393];&quot;,&quot;;[.U393];&quot;,&quot;;[.V393];&quot;,&quot;;[.W393];&quot;,&quot;;[.X393];&quot;,&quot;;[.Y393];&quot;,&quot;;[.Z39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6,0,0,25927,1254773,724210,223118,0,328537,90212,0,0,0,0,0,0,29078,2202101,0,41559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6,0,0,25927,1254773,724210,223118,0,328537,90212,0,0,0,0,0,0,29078,2202101,0,41559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IO WOLF CREEK DISTANCE LEARNING</text:p>
          </table:table-cell>
          <table:table-cell office:value-type="float" office:value="4095" calcext:value-type="float">
            <text:p>4,095</text:p>
          </table:table-cell>
          <table:table-cell table:formula="of:=VLOOKUP([.B394];[$Sheet2.A387:.C943];2)"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271" calcext:value-type="float">
            <text:p>15,271</text:p>
          </table:table-cell>
          <table:table-cell office:value-type="float" office:value="1739230" calcext:value-type="float">
            <text:p>1,739,230</text:p>
          </table:table-cell>
          <table:table-cell office:value-type="float" office:value="153091" calcext:value-type="float">
            <text:p>153,091</text:p>
          </table:table-cell>
          <table:table-cell office:value-type="float" office:value="180793" calcext:value-type="float">
            <text:p>180,793</text:p>
          </table:table-cell>
          <table:table-cell office:value-type="float" office:value="0" calcext:value-type="float">
            <text:p>0</text:p>
          </table:table-cell>
          <table:table-cell office:value-type="float" office:value="2073113" calcext:value-type="float">
            <text:p>2,073,113</text:p>
          </table:table-cell>
          <table:table-cell office:value-type="float" office:value="103039" calcext:value-type="float">
            <text:p>103,039</text:p>
          </table:table-cell>
          <table:table-cell office:value-type="float" office:value="2191424" calcext:value-type="float">
            <text:p>2,191,4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1424" calcext:value-type="float">
            <text:p>2,191,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1" calcext:value-type="float">
            <text:p>15,271</text:p>
          </table:table-cell>
          <table:table-cell office:value-type="float" office:value="2073113" calcext:value-type="float">
            <text:p>2,073,113</text:p>
          </table:table-cell>
          <table:table-cell office:value-type="float" office:value="0" calcext:value-type="float">
            <text:p>0</text:p>
          </table:table-cell>
          <table:table-cell office:value-type="float" office:value="103039" calcext:value-type="float">
            <text:p>103,039</text:p>
          </table:table-cell>
          <table:table-cell/>
          <table:table-cell table:formula="of:=CONCATENATE([.$AB$5];[.$AA$5];[.C394];&quot;,&quot;;[.D394];&quot;,&quot;;[.E394];&quot;,&quot;;[.F394];&quot;,&quot;;[.H394];&quot;,&quot;;[.I394];&quot;,&quot;;[.J394];&quot;,&quot;;[.K394];&quot;,&quot;;[.M394];&quot;,&quot;;[.O394];&quot;,&quot;;[.P394];&quot;,&quot;;[.Q394];&quot;,&quot;;[.R394];&quot;,&quot;;[.S394];&quot;,&quot;;[.U394];&quot;,&quot;;[.V394];&quot;,&quot;;[.W394];&quot;,&quot;;[.X394];&quot;,&quot;;[.Y394];&quot;,&quot;;[.Z39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7,0,0,15271,1739230,153091,180793,0,103039,0,0,0,0,0,0,0,15271,2073113,0,1030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7,0,0,15271,1739230,153091,180793,0,103039,0,0,0,0,0,0,0,15271,2073113,0,1030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TNERSHIP ACADEMY, INC.</text:p>
          </table:table-cell>
          <table:table-cell office:value-type="float" office:value="4097" calcext:value-type="float">
            <text:p>4,097</text:p>
          </table:table-cell>
          <table:table-cell table:formula="of:=VLOOKUP([.B395];[$Sheet2.A388:.C944];2)"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1917" calcext:value-type="float">
            <text:p>261,917</text:p>
          </table:table-cell>
          <table:table-cell office:value-type="float" office:value="5061745" calcext:value-type="float">
            <text:p>5,061,745</text:p>
          </table:table-cell>
          <table:table-cell office:value-type="float" office:value="2353877" calcext:value-type="float">
            <text:p>2,353,877</text:p>
          </table:table-cell>
          <table:table-cell office:value-type="float" office:value="938357" calcext:value-type="float">
            <text:p>938,357</text:p>
          </table:table-cell>
          <table:table-cell office:value-type="float" office:value="0" calcext:value-type="float">
            <text:p>0</text:p>
          </table:table-cell>
          <table:table-cell office:value-type="float" office:value="8353979" calcext:value-type="float">
            <text:p>8,353,979</text:p>
          </table:table-cell>
          <table:table-cell office:value-type="float" office:value="2105742" calcext:value-type="float">
            <text:p>2,105,742</text:p>
          </table:table-cell>
          <table:table-cell office:value-type="float" office:value="10721637" calcext:value-type="float">
            <text:p>10,721,637</text:p>
          </table:table-cell>
          <table:table-cell office:value-type="float" office:value="465035" calcext:value-type="float">
            <text:p>465,0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86673" calcext:value-type="float">
            <text:p>11,186,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917" calcext:value-type="float">
            <text:p>261,917</text:p>
          </table:table-cell>
          <table:table-cell office:value-type="float" office:value="8369115" calcext:value-type="float">
            <text:p>8,369,115</text:p>
          </table:table-cell>
          <table:table-cell office:value-type="float" office:value="0" calcext:value-type="float">
            <text:p>0</text:p>
          </table:table-cell>
          <table:table-cell office:value-type="float" office:value="2555641" calcext:value-type="float">
            <text:p>2,555,641</text:p>
          </table:table-cell>
          <table:table-cell/>
          <table:table-cell table:formula="of:=CONCATENATE([.$AB$5];[.$AA$5];[.C395];&quot;,&quot;;[.D395];&quot;,&quot;;[.E395];&quot;,&quot;;[.F395];&quot;,&quot;;[.H395];&quot;,&quot;;[.I395];&quot;,&quot;;[.J395];&quot;,&quot;;[.K395];&quot;,&quot;;[.M395];&quot;,&quot;;[.O395];&quot;,&quot;;[.P395];&quot;,&quot;;[.Q395];&quot;,&quot;;[.R395];&quot;,&quot;;[.S395];&quot;,&quot;;[.U395];&quot;,&quot;;[.V395];&quot;,&quot;;[.W395];&quot;,&quot;;[.X395];&quot;,&quot;;[.Y395];&quot;,&quot;;[.Z39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8,0,0,261917,5061745,2353877,938357,0,2105742,465035,0,0,0,0,0,0,261917,8369115,0,255564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8,0,0,261917,5061745,2353877,938357,0,2105742,465035,0,0,0,0,0,0,261917,8369115,0,255564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va Classical Academy</text:p>
          </table:table-cell>
          <table:table-cell office:value-type="float" office:value="4098" calcext:value-type="float">
            <text:p>4,098</text:p>
          </table:table-cell>
          <table:table-cell table:formula="of:=VLOOKUP([.B396];[$Sheet2.A389:.C945];2)"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6821" calcext:value-type="float">
            <text:p>456,821</text:p>
          </table:table-cell>
          <table:table-cell office:value-type="float" office:value="7990571" calcext:value-type="float">
            <text:p>7,990,571</text:p>
          </table:table-cell>
          <table:table-cell office:value-type="float" office:value="1168746" calcext:value-type="float">
            <text:p>1,168,746</text:p>
          </table:table-cell>
          <table:table-cell office:value-type="float" office:value="1620527" calcext:value-type="float">
            <text:p>1,620,527</text:p>
          </table:table-cell>
          <table:table-cell office:value-type="float" office:value="0" calcext:value-type="float">
            <text:p>0</text:p>
          </table:table-cell>
          <table:table-cell office:value-type="float" office:value="10779843" calcext:value-type="float">
            <text:p>10,779,843</text:p>
          </table:table-cell>
          <table:table-cell office:value-type="float" office:value="178618" calcext:value-type="float">
            <text:p>178,618</text:p>
          </table:table-cell>
          <table:table-cell office:value-type="float" office:value="11415281" calcext:value-type="float">
            <text:p>11,415,281</text:p>
          </table:table-cell>
          <table:table-cell office:value-type="float" office:value="440307" calcext:value-type="float">
            <text:p>440,307</text:p>
          </table:table-cell>
          <table:table-cell office:value-type="float" office:value="230010" calcext:value-type="float">
            <text:p>230,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85598" calcext:value-type="float">
            <text:p>12,085,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048" calcext:value-type="float">
            <text:p>783,048</text:p>
          </table:table-cell>
          <table:table-cell office:value-type="float" office:value="10786246" calcext:value-type="float">
            <text:p>10,786,246</text:p>
          </table:table-cell>
          <table:table-cell office:value-type="float" office:value="0" calcext:value-type="float">
            <text:p>0</text:p>
          </table:table-cell>
          <table:table-cell office:value-type="float" office:value="516304" calcext:value-type="float">
            <text:p>516,304</text:p>
          </table:table-cell>
          <table:table-cell/>
          <table:table-cell table:formula="of:=CONCATENATE([.$AB$5];[.$AA$5];[.C396];&quot;,&quot;;[.D396];&quot;,&quot;;[.E396];&quot;,&quot;;[.F396];&quot;,&quot;;[.H396];&quot;,&quot;;[.I396];&quot;,&quot;;[.J396];&quot;,&quot;;[.K396];&quot;,&quot;;[.M396];&quot;,&quot;;[.O396];&quot;,&quot;;[.P396];&quot;,&quot;;[.Q396];&quot;,&quot;;[.R396];&quot;,&quot;;[.S396];&quot;,&quot;;[.U396];&quot;,&quot;;[.V396];&quot;,&quot;;[.W396];&quot;,&quot;;[.X396];&quot;,&quot;;[.Y396];&quot;,&quot;;[.Z39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9,0,0,456821,7990571,1168746,1620527,0,178618,440307,230010,0,0,0,0,0,783048,10786246,0,51630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09,0,0,456821,7990571,1168746,1620527,0,178618,440307,230010,0,0,0,0,0,783048,10786246,0,51630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EAT EXPECTATIONS</text:p>
          </table:table-cell>
          <table:table-cell office:value-type="float" office:value="4100" calcext:value-type="float">
            <text:p>4,100</text:p>
          </table:table-cell>
          <table:table-cell table:formula="of:=VLOOKUP([.B397];[$Sheet2.A390:.C946];2)"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402" calcext:value-type="float">
            <text:p>45,402</text:p>
          </table:table-cell>
          <table:table-cell office:value-type="float" office:value="881666" calcext:value-type="float">
            <text:p>881,666</text:p>
          </table:table-cell>
          <table:table-cell office:value-type="float" office:value="659061" calcext:value-type="float">
            <text:p>659,061</text:p>
          </table:table-cell>
          <table:table-cell office:value-type="float" office:value="167331" calcext:value-type="float">
            <text:p>167,331</text:p>
          </table:table-cell>
          <table:table-cell office:value-type="float" office:value="0" calcext:value-type="float">
            <text:p>0</text:p>
          </table:table-cell>
          <table:table-cell office:value-type="float" office:value="1708058" calcext:value-type="float">
            <text:p>1,708,058</text:p>
          </table:table-cell>
          <table:table-cell office:value-type="float" office:value="141557" calcext:value-type="float">
            <text:p>141,557</text:p>
          </table:table-cell>
          <table:table-cell office:value-type="float" office:value="1895017" calcext:value-type="float">
            <text:p>1,895,017</text:p>
          </table:table-cell>
          <table:table-cell office:value-type="float" office:value="3370" calcext:value-type="float">
            <text:p>3,3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8388" calcext:value-type="float">
            <text:p>1,898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02" calcext:value-type="float">
            <text:p>45,402</text:p>
          </table:table-cell>
          <table:table-cell office:value-type="float" office:value="1708526" calcext:value-type="float">
            <text:p>1,708,526</text:p>
          </table:table-cell>
          <table:table-cell office:value-type="float" office:value="0" calcext:value-type="float">
            <text:p>0</text:p>
          </table:table-cell>
          <table:table-cell office:value-type="float" office:value="144460" calcext:value-type="float">
            <text:p>144,460</text:p>
          </table:table-cell>
          <table:table-cell/>
          <table:table-cell table:formula="of:=CONCATENATE([.$AB$5];[.$AA$5];[.C397];&quot;,&quot;;[.D397];&quot;,&quot;;[.E397];&quot;,&quot;;[.F397];&quot;,&quot;;[.H397];&quot;,&quot;;[.I397];&quot;,&quot;;[.J397];&quot;,&quot;;[.K397];&quot;,&quot;;[.M397];&quot;,&quot;;[.O397];&quot;,&quot;;[.P397];&quot;,&quot;;[.Q397];&quot;,&quot;;[.R397];&quot;,&quot;;[.S397];&quot;,&quot;;[.U397];&quot;,&quot;;[.V397];&quot;,&quot;;[.W397];&quot;,&quot;;[.X397];&quot;,&quot;;[.Y397];&quot;,&quot;;[.Z39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0,0,0,45402,881666,659061,167331,0,141557,3370,0,0,0,0,0,0,45402,1708526,0,1444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0,0,0,45402,881666,659061,167331,0,141557,3370,0,0,0,0,0,0,45402,1708526,0,1444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 INTERNSHIP CENTER</text:p>
          </table:table-cell>
          <table:table-cell office:value-type="float" office:value="4102" calcext:value-type="float">
            <text:p>4,102</text:p>
          </table:table-cell>
          <table:table-cell table:formula="of:=VLOOKUP([.B398];[$Sheet2.A391:.C947];2)"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143" calcext:value-type="float">
            <text:p>38,143</text:p>
          </table:table-cell>
          <table:table-cell office:value-type="float" office:value="4856538" calcext:value-type="float">
            <text:p>4,856,538</text:p>
          </table:table-cell>
          <table:table-cell office:value-type="float" office:value="685458" calcext:value-type="float">
            <text:p>685,458</text:p>
          </table:table-cell>
          <table:table-cell office:value-type="float" office:value="630428" calcext:value-type="float">
            <text:p>630,428</text:p>
          </table:table-cell>
          <table:table-cell office:value-type="float" office:value="0" calcext:value-type="float">
            <text:p>0</text:p>
          </table:table-cell>
          <table:table-cell office:value-type="float" office:value="6172423" calcext:value-type="float">
            <text:p>6,172,423</text:p>
          </table:table-cell>
          <table:table-cell office:value-type="float" office:value="1019672" calcext:value-type="float">
            <text:p>1,019,672</text:p>
          </table:table-cell>
          <table:table-cell office:value-type="float" office:value="7230237" calcext:value-type="float">
            <text:p>7,230,237</text:p>
          </table:table-cell>
          <table:table-cell office:value-type="float" office:value="57712" calcext:value-type="float">
            <text:p>57,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87949" calcext:value-type="float">
            <text:p>7,287,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57" calcext:value-type="float">
            <text:p>38,157</text:p>
          </table:table-cell>
          <table:table-cell office:value-type="float" office:value="6173436" calcext:value-type="float">
            <text:p>6,173,436</text:p>
          </table:table-cell>
          <table:table-cell office:value-type="float" office:value="0" calcext:value-type="float">
            <text:p>0</text:p>
          </table:table-cell>
          <table:table-cell office:value-type="float" office:value="1076357" calcext:value-type="float">
            <text:p>1,076,357</text:p>
          </table:table-cell>
          <table:table-cell/>
          <table:table-cell table:formula="of:=CONCATENATE([.$AB$5];[.$AA$5];[.C398];&quot;,&quot;;[.D398];&quot;,&quot;;[.E398];&quot;,&quot;;[.F398];&quot;,&quot;;[.H398];&quot;,&quot;;[.I398];&quot;,&quot;;[.J398];&quot;,&quot;;[.K398];&quot;,&quot;;[.M398];&quot;,&quot;;[.O398];&quot;,&quot;;[.P398];&quot;,&quot;;[.Q398];&quot;,&quot;;[.R398];&quot;,&quot;;[.S398];&quot;,&quot;;[.U398];&quot;,&quot;;[.V398];&quot;,&quot;;[.W398];&quot;,&quot;;[.X398];&quot;,&quot;;[.Y398];&quot;,&quot;;[.Z39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1,0,0,38143,4856538,685458,630428,0,1019672,57712,0,0,0,0,0,0,38157,6173436,0,107635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1,0,0,38143,4856538,685458,630428,0,1019672,57712,0,0,0,0,0,0,38157,6173436,0,107635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MONG COLLEGE PREP ACADEMY</text:p>
          </table:table-cell>
          <table:table-cell office:value-type="float" office:value="4103" calcext:value-type="float">
            <text:p>4,103</text:p>
          </table:table-cell>
          <table:table-cell table:formula="of:=VLOOKUP([.B399];[$Sheet2.A392:.C948];2)"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3406" calcext:value-type="float">
            <text:p>263,406</text:p>
          </table:table-cell>
          <table:table-cell office:value-type="float" office:value="24589625" calcext:value-type="float">
            <text:p>24,589,625</text:p>
          </table:table-cell>
          <table:table-cell office:value-type="float" office:value="2600559" calcext:value-type="float">
            <text:p>2,600,559</text:p>
          </table:table-cell>
          <table:table-cell office:value-type="float" office:value="4208425" calcext:value-type="float">
            <text:p>4,208,425</text:p>
          </table:table-cell>
          <table:table-cell office:value-type="float" office:value="0" calcext:value-type="float">
            <text:p>0</text:p>
          </table:table-cell>
          <table:table-cell office:value-type="float" office:value="31398609" calcext:value-type="float">
            <text:p>31,398,609</text:p>
          </table:table-cell>
          <table:table-cell office:value-type="float" office:value="4694991" calcext:value-type="float">
            <text:p>4,694,991</text:p>
          </table:table-cell>
          <table:table-cell office:value-type="float" office:value="36357006" calcext:value-type="float">
            <text:p>36,357,006</text:p>
          </table:table-cell>
          <table:table-cell office:value-type="float" office:value="2502924" calcext:value-type="float">
            <text:p>2,502,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59930" calcext:value-type="float">
            <text:p>38,859,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94" calcext:value-type="float">
            <text:p>286,894</text:p>
          </table:table-cell>
          <table:table-cell office:value-type="float" office:value="31431832" calcext:value-type="float">
            <text:p>31,431,832</text:p>
          </table:table-cell>
          <table:table-cell office:value-type="float" office:value="0" calcext:value-type="float">
            <text:p>0</text:p>
          </table:table-cell>
          <table:table-cell office:value-type="float" office:value="7141204" calcext:value-type="float">
            <text:p>7,141,204</text:p>
          </table:table-cell>
          <table:table-cell/>
          <table:table-cell table:formula="of:=CONCATENATE([.$AB$5];[.$AA$5];[.C399];&quot;,&quot;;[.D399];&quot;,&quot;;[.E399];&quot;,&quot;;[.F399];&quot;,&quot;;[.H399];&quot;,&quot;;[.I399];&quot;,&quot;;[.J399];&quot;,&quot;;[.K399];&quot;,&quot;;[.M399];&quot;,&quot;;[.O399];&quot;,&quot;;[.P399];&quot;,&quot;;[.Q399];&quot;,&quot;;[.R399];&quot;,&quot;;[.S399];&quot;,&quot;;[.U399];&quot;,&quot;;[.V399];&quot;,&quot;;[.W399];&quot;,&quot;;[.X399];&quot;,&quot;;[.Y399];&quot;,&quot;;[.Z39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2,0,0,263406,24589625,2600559,4208425,0,4694991,2502924,0,0,0,0,0,0,286894,31431832,0,714120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2,0,0,263406,24589625,2600559,4208425,0,4694991,2502924,0,0,0,0,0,0,286894,31431832,0,714120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ladin Career and Tech High School</text:p>
          </table:table-cell>
          <table:table-cell office:value-type="float" office:value="4104" calcext:value-type="float">
            <text:p>4,104</text:p>
          </table:table-cell>
          <table:table-cell table:formula="of:=VLOOKUP([.B400];[$Sheet2.A393:.C949];2)"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392" calcext:value-type="float">
            <text:p>23,392</text:p>
          </table:table-cell>
          <table:table-cell office:value-type="float" office:value="2050283" calcext:value-type="float">
            <text:p>2,050,283</text:p>
          </table:table-cell>
          <table:table-cell office:value-type="float" office:value="1142031" calcext:value-type="float">
            <text:p>1,142,031</text:p>
          </table:table-cell>
          <table:table-cell office:value-type="float" office:value="490982" calcext:value-type="float">
            <text:p>490,982</text:p>
          </table:table-cell>
          <table:table-cell office:value-type="float" office:value="0" calcext:value-type="float">
            <text:p>0</text:p>
          </table:table-cell>
          <table:table-cell office:value-type="float" office:value="3683296" calcext:value-type="float">
            <text:p>3,683,296</text:p>
          </table:table-cell>
          <table:table-cell office:value-type="float" office:value="126896" calcext:value-type="float">
            <text:p>126,896</text:p>
          </table:table-cell>
          <table:table-cell office:value-type="float" office:value="3833584" calcext:value-type="float">
            <text:p>3,833,584</text:p>
          </table:table-cell>
          <table:table-cell office:value-type="float" office:value="29036" calcext:value-type="float">
            <text:p>29,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2620" calcext:value-type="float">
            <text:p>3,862,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92" calcext:value-type="float">
            <text:p>23,392</text:p>
          </table:table-cell>
          <table:table-cell office:value-type="float" office:value="3683296" calcext:value-type="float">
            <text:p>3,683,296</text:p>
          </table:table-cell>
          <table:table-cell office:value-type="float" office:value="0" calcext:value-type="float">
            <text:p>0</text:p>
          </table:table-cell>
          <table:table-cell office:value-type="float" office:value="155933" calcext:value-type="float">
            <text:p>155,933</text:p>
          </table:table-cell>
          <table:table-cell/>
          <table:table-cell table:formula="of:=CONCATENATE([.$AB$5];[.$AA$5];[.C400];&quot;,&quot;;[.D400];&quot;,&quot;;[.E400];&quot;,&quot;;[.F400];&quot;,&quot;;[.H400];&quot;,&quot;;[.I400];&quot;,&quot;;[.J400];&quot;,&quot;;[.K400];&quot;,&quot;;[.M400];&quot;,&quot;;[.O400];&quot;,&quot;;[.P400];&quot;,&quot;;[.Q400];&quot;,&quot;;[.R400];&quot;,&quot;;[.S400];&quot;,&quot;;[.U400];&quot;,&quot;;[.V400];&quot;,&quot;;[.W400];&quot;,&quot;;[.X400];&quot;,&quot;;[.Y400];&quot;,&quot;;[.Z40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3,0,0,23392,2050283,1142031,490982,0,126896,29036,0,0,0,0,0,0,23392,3683296,0,15593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3,0,0,23392,2050283,1142031,490982,0,126896,29036,0,0,0,0,0,0,23392,3683296,0,15593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EAT RIVER SCHOOL</text:p>
          </table:table-cell>
          <table:table-cell office:value-type="float" office:value="4105" calcext:value-type="float">
            <text:p>4,105</text:p>
          </table:table-cell>
          <table:table-cell table:formula="of:=VLOOKUP([.B401];[$Sheet2.A394:.C950];2)"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637" calcext:value-type="float">
            <text:p>230,637</text:p>
          </table:table-cell>
          <table:table-cell office:value-type="float" office:value="6289310" calcext:value-type="float">
            <text:p>6,289,310</text:p>
          </table:table-cell>
          <table:table-cell office:value-type="float" office:value="2334497" calcext:value-type="float">
            <text:p>2,334,497</text:p>
          </table:table-cell>
          <table:table-cell office:value-type="float" office:value="1279891" calcext:value-type="float">
            <text:p>1,279,891</text:p>
          </table:table-cell>
          <table:table-cell office:value-type="float" office:value="0" calcext:value-type="float">
            <text:p>0</text:p>
          </table:table-cell>
          <table:table-cell office:value-type="float" office:value="9903698" calcext:value-type="float">
            <text:p>9,903,698</text:p>
          </table:table-cell>
          <table:table-cell office:value-type="float" office:value="290885" calcext:value-type="float">
            <text:p>290,885</text:p>
          </table:table-cell>
          <table:table-cell office:value-type="float" office:value="10425219" calcext:value-type="float">
            <text:p>10,425,219</text:p>
          </table:table-cell>
          <table:table-cell office:value-type="float" office:value="65721" calcext:value-type="float">
            <text:p>65,721</text:p>
          </table:table-cell>
          <table:table-cell office:value-type="float" office:value="299239" calcext:value-type="float">
            <text:p>299,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90179" calcext:value-type="float">
            <text:p>10,790,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596" calcext:value-type="float">
            <text:p>595,596</text:p>
          </table:table-cell>
          <table:table-cell office:value-type="float" office:value="9903698" calcext:value-type="float">
            <text:p>9,903,698</text:p>
          </table:table-cell>
          <table:table-cell office:value-type="float" office:value="0" calcext:value-type="float">
            <text:p>0</text:p>
          </table:table-cell>
          <table:table-cell office:value-type="float" office:value="290885" calcext:value-type="float">
            <text:p>290,885</text:p>
          </table:table-cell>
          <table:table-cell/>
          <table:table-cell table:formula="of:=CONCATENATE([.$AB$5];[.$AA$5];[.C401];&quot;,&quot;;[.D401];&quot;,&quot;;[.E401];&quot;,&quot;;[.F401];&quot;,&quot;;[.H401];&quot;,&quot;;[.I401];&quot;,&quot;;[.J401];&quot;,&quot;;[.K401];&quot;,&quot;;[.M401];&quot;,&quot;;[.O401];&quot;,&quot;;[.P401];&quot;,&quot;;[.Q401];&quot;,&quot;;[.R401];&quot;,&quot;;[.S401];&quot;,&quot;;[.U401];&quot;,&quot;;[.V401];&quot;,&quot;;[.W401];&quot;,&quot;;[.X401];&quot;,&quot;;[.Y401];&quot;,&quot;;[.Z40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4,0,0,230637,6289310,2334497,1279891,0,290885,65721,299239,0,0,0,0,0,595596,9903698,0,29088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4,0,0,230637,6289310,2334497,1279891,0,290885,65721,299239,0,0,0,0,0,595596,9903698,0,29088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EKNORTH HIGH SCHOOL</text:p>
          </table:table-cell>
          <table:table-cell office:value-type="float" office:value="4106" calcext:value-type="float">
            <text:p>4,106</text:p>
          </table:table-cell>
          <table:table-cell table:formula="of:=VLOOKUP([.B402];[$Sheet2.A395:.C951];2)"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652" calcext:value-type="float">
            <text:p>109,652</text:p>
          </table:table-cell>
          <table:table-cell office:value-type="float" office:value="2346129" calcext:value-type="float">
            <text:p>2,346,129</text:p>
          </table:table-cell>
          <table:table-cell office:value-type="float" office:value="710757" calcext:value-type="float">
            <text:p>710,757</text:p>
          </table:table-cell>
          <table:table-cell office:value-type="float" office:value="477626" calcext:value-type="float">
            <text:p>477,626</text:p>
          </table:table-cell>
          <table:table-cell office:value-type="float" office:value="0" calcext:value-type="float">
            <text:p>0</text:p>
          </table:table-cell>
          <table:table-cell office:value-type="float" office:value="3534512" calcext:value-type="float">
            <text:p>3,534,512</text:p>
          </table:table-cell>
          <table:table-cell office:value-type="float" office:value="545540" calcext:value-type="float">
            <text:p>545,540</text:p>
          </table:table-cell>
          <table:table-cell office:value-type="float" office:value="4189704" calcext:value-type="float">
            <text:p>4,189,704</text:p>
          </table:table-cell>
          <table:table-cell office:value-type="float" office:value="117689" calcext:value-type="float">
            <text:p>117,6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07393" calcext:value-type="float">
            <text:p>4,307,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52" calcext:value-type="float">
            <text:p>109,652</text:p>
          </table:table-cell>
          <table:table-cell office:value-type="float" office:value="3538197" calcext:value-type="float">
            <text:p>3,538,197</text:p>
          </table:table-cell>
          <table:table-cell office:value-type="float" office:value="0" calcext:value-type="float">
            <text:p>0</text:p>
          </table:table-cell>
          <table:table-cell office:value-type="float" office:value="659544" calcext:value-type="float">
            <text:p>659,544</text:p>
          </table:table-cell>
          <table:table-cell/>
          <table:table-cell table:formula="of:=CONCATENATE([.$AB$5];[.$AA$5];[.C402];&quot;,&quot;;[.D402];&quot;,&quot;;[.E402];&quot;,&quot;;[.F402];&quot;,&quot;;[.H402];&quot;,&quot;;[.I402];&quot;,&quot;;[.J402];&quot;,&quot;;[.K402];&quot;,&quot;;[.M402];&quot;,&quot;;[.O402];&quot;,&quot;;[.P402];&quot;,&quot;;[.Q402];&quot;,&quot;;[.R402];&quot;,&quot;;[.S402];&quot;,&quot;;[.U402];&quot;,&quot;;[.V402];&quot;,&quot;;[.W402];&quot;,&quot;;[.X402];&quot;,&quot;;[.Y402];&quot;,&quot;;[.Z40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5,0,0,109652,2346129,710757,477626,0,545540,117689,0,0,0,0,0,0,109652,3538197,0,65954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5,0,0,109652,2346129,710757,477626,0,545540,117689,0,0,0,0,0,0,109652,3538197,0,65954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YAGEURS EXPEDITIONARY</text:p>
          </table:table-cell>
          <table:table-cell office:value-type="float" office:value="4107" calcext:value-type="float">
            <text:p>4,107</text:p>
          </table:table-cell>
          <table:table-cell table:formula="of:=VLOOKUP([.B403];[$Sheet2.A396:.C952];2)"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349" calcext:value-type="float">
            <text:p>15,349</text:p>
          </table:table-cell>
          <table:table-cell office:value-type="float" office:value="1098032" calcext:value-type="float">
            <text:p>1,098,032</text:p>
          </table:table-cell>
          <table:table-cell office:value-type="float" office:value="335955" calcext:value-type="float">
            <text:p>335,955</text:p>
          </table:table-cell>
          <table:table-cell office:value-type="float" office:value="208021" calcext:value-type="float">
            <text:p>208,021</text:p>
          </table:table-cell>
          <table:table-cell office:value-type="float" office:value="0" calcext:value-type="float">
            <text:p>0</text:p>
          </table:table-cell>
          <table:table-cell office:value-type="float" office:value="1642008" calcext:value-type="float">
            <text:p>1,642,008</text:p>
          </table:table-cell>
          <table:table-cell office:value-type="float" office:value="272700" calcext:value-type="float">
            <text:p>272,700</text:p>
          </table:table-cell>
          <table:table-cell office:value-type="float" office:value="1930058" calcext:value-type="float">
            <text:p>1,930,058</text:p>
          </table:table-cell>
          <table:table-cell office:value-type="float" office:value="55245" calcext:value-type="float">
            <text:p>55,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5303" calcext:value-type="float">
            <text:p>1,985,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4" calcext:value-type="float">
            <text:p>15,824</text:p>
          </table:table-cell>
          <table:table-cell office:value-type="float" office:value="1643089" calcext:value-type="float">
            <text:p>1,643,089</text:p>
          </table:table-cell>
          <table:table-cell office:value-type="float" office:value="0" calcext:value-type="float">
            <text:p>0</text:p>
          </table:table-cell>
          <table:table-cell office:value-type="float" office:value="326390" calcext:value-type="float">
            <text:p>326,390</text:p>
          </table:table-cell>
          <table:table-cell/>
          <table:table-cell table:formula="of:=CONCATENATE([.$AB$5];[.$AA$5];[.C403];&quot;,&quot;;[.D403];&quot;,&quot;;[.E403];&quot;,&quot;;[.F403];&quot;,&quot;;[.H403];&quot;,&quot;;[.I403];&quot;,&quot;;[.J403];&quot;,&quot;;[.K403];&quot;,&quot;;[.M403];&quot;,&quot;;[.O403];&quot;,&quot;;[.P403];&quot;,&quot;;[.Q403];&quot;,&quot;;[.R403];&quot;,&quot;;[.S403];&quot;,&quot;;[.U403];&quot;,&quot;;[.V403];&quot;,&quot;;[.W403];&quot;,&quot;;[.X403];&quot;,&quot;;[.Y403];&quot;,&quot;;[.Z40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6,0,0,15349,1098032,335955,208021,0,272700,55245,0,0,0,0,0,0,15824,1643089,0,3263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6,0,0,15349,1098032,335955,208021,0,272700,55245,0,0,0,0,0,0,15824,1643089,0,3263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M Arts High School</text:p>
          </table:table-cell>
          <table:table-cell office:value-type="float" office:value="4110" calcext:value-type="float">
            <text:p>4,110</text:p>
          </table:table-cell>
          <table:table-cell table:formula="of:=VLOOKUP([.B404];[$Sheet2.A397:.C953];2)"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3166" calcext:value-type="float">
            <text:p>323,166</text:p>
          </table:table-cell>
          <table:table-cell office:value-type="float" office:value="3147810" calcext:value-type="float">
            <text:p>3,147,810</text:p>
          </table:table-cell>
          <table:table-cell office:value-type="float" office:value="659604" calcext:value-type="float">
            <text:p>659,604</text:p>
          </table:table-cell>
          <table:table-cell office:value-type="float" office:value="734207" calcext:value-type="float">
            <text:p>734,207</text:p>
          </table:table-cell>
          <table:table-cell office:value-type="float" office:value="0" calcext:value-type="float">
            <text:p>0</text:p>
          </table:table-cell>
          <table:table-cell office:value-type="float" office:value="4541622" calcext:value-type="float">
            <text:p>4,541,622</text:p>
          </table:table-cell>
          <table:table-cell office:value-type="float" office:value="380172" calcext:value-type="float">
            <text:p>380,172</text:p>
          </table:table-cell>
          <table:table-cell office:value-type="float" office:value="5244960" calcext:value-type="float">
            <text:p>5,244,960</text:p>
          </table:table-cell>
          <table:table-cell office:value-type="float" office:value="94642" calcext:value-type="float">
            <text:p>94,6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39602" calcext:value-type="float">
            <text:p>5,339,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637" calcext:value-type="float">
            <text:p>323,637</text:p>
          </table:table-cell>
          <table:table-cell office:value-type="float" office:value="4543606" calcext:value-type="float">
            <text:p>4,543,606</text:p>
          </table:table-cell>
          <table:table-cell office:value-type="float" office:value="0" calcext:value-type="float">
            <text:p>0</text:p>
          </table:table-cell>
          <table:table-cell office:value-type="float" office:value="472360" calcext:value-type="float">
            <text:p>472,360</text:p>
          </table:table-cell>
          <table:table-cell/>
          <table:table-cell table:formula="of:=CONCATENATE([.$AB$5];[.$AA$5];[.C404];&quot;,&quot;;[.D404];&quot;,&quot;;[.E404];&quot;,&quot;;[.F404];&quot;,&quot;;[.H404];&quot;,&quot;;[.I404];&quot;,&quot;;[.J404];&quot;,&quot;;[.K404];&quot;,&quot;;[.M404];&quot;,&quot;;[.O404];&quot;,&quot;;[.P404];&quot;,&quot;;[.Q404];&quot;,&quot;;[.R404];&quot;,&quot;;[.S404];&quot;,&quot;;[.U404];&quot;,&quot;;[.V404];&quot;,&quot;;[.W404];&quot;,&quot;;[.X404];&quot;,&quot;;[.Y404];&quot;,&quot;;[.Z40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9,0,0,323166,3147810,659604,734207,0,380172,94642,0,0,0,0,0,0,323637,4543606,0,4723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19,0,0,323166,3147810,659604,734207,0,380172,94642,0,0,0,0,0,0,323637,4543606,0,4723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UGSBURG FAIRVIEW ACADEMY</text:p>
          </table:table-cell>
          <table:table-cell office:value-type="float" office:value="4111" calcext:value-type="float">
            <text:p>4,111</text:p>
          </table:table-cell>
          <table:table-cell table:formula="of:=VLOOKUP([.B405];[$Sheet2.A398:.C954];2)"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448" calcext:value-type="float">
            <text:p>45,448</text:p>
          </table:table-cell>
          <table:table-cell office:value-type="float" office:value="1124148" calcext:value-type="float">
            <text:p>1,124,148</text:p>
          </table:table-cell>
          <table:table-cell office:value-type="float" office:value="399259" calcext:value-type="float">
            <text:p>399,259</text:p>
          </table:table-cell>
          <table:table-cell office:value-type="float" office:value="212499" calcext:value-type="float">
            <text:p>212,499</text:p>
          </table:table-cell>
          <table:table-cell office:value-type="float" office:value="0" calcext:value-type="float">
            <text:p>0</text:p>
          </table:table-cell>
          <table:table-cell office:value-type="float" office:value="1735906" calcext:value-type="float">
            <text:p>1,735,906</text:p>
          </table:table-cell>
          <table:table-cell office:value-type="float" office:value="278572" calcext:value-type="float">
            <text:p>278,572</text:p>
          </table:table-cell>
          <table:table-cell office:value-type="float" office:value="2059926" calcext:value-type="float">
            <text:p>2,059,926</text:p>
          </table:table-cell>
          <table:table-cell office:value-type="float" office:value="36741" calcext:value-type="float">
            <text:p>36,7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6667" calcext:value-type="float">
            <text:p>2,096,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48" calcext:value-type="float">
            <text:p>45,448</text:p>
          </table:table-cell>
          <table:table-cell office:value-type="float" office:value="1736403" calcext:value-type="float">
            <text:p>1,736,403</text:p>
          </table:table-cell>
          <table:table-cell office:value-type="float" office:value="0" calcext:value-type="float">
            <text:p>0</text:p>
          </table:table-cell>
          <table:table-cell office:value-type="float" office:value="314816" calcext:value-type="float">
            <text:p>314,816</text:p>
          </table:table-cell>
          <table:table-cell/>
          <table:table-cell table:formula="of:=CONCATENATE([.$AB$5];[.$AA$5];[.C405];&quot;,&quot;;[.D405];&quot;,&quot;;[.E405];&quot;,&quot;;[.F405];&quot;,&quot;;[.H405];&quot;,&quot;;[.I405];&quot;,&quot;;[.J405];&quot;,&quot;;[.K405];&quot;,&quot;;[.M405];&quot;,&quot;;[.O405];&quot;,&quot;;[.P405];&quot;,&quot;;[.Q405];&quot;,&quot;;[.R405];&quot;,&quot;;[.S405];&quot;,&quot;;[.U405];&quot;,&quot;;[.V405];&quot;,&quot;;[.W405];&quot;,&quot;;[.X405];&quot;,&quot;;[.Y405];&quot;,&quot;;[.Z40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0,0,0,45448,1124148,399259,212499,0,278572,36741,0,0,0,0,0,0,45448,1736403,0,31481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0,0,0,45448,1124148,399259,212499,0,278572,36741,0,0,0,0,0,0,45448,1736403,0,31481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 PAUL CONSERVATORY PERFORMING ART</text:p>
          </table:table-cell>
          <table:table-cell office:value-type="float" office:value="4112" calcext:value-type="float">
            <text:p>4,112</text:p>
          </table:table-cell>
          <table:table-cell table:formula="of:=VLOOKUP([.B406];[$Sheet2.A399:.C955];2)"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6876" calcext:value-type="float">
            <text:p>346,876</text:p>
          </table:table-cell>
          <table:table-cell office:value-type="float" office:value="3634785" calcext:value-type="float">
            <text:p>3,634,785</text:p>
          </table:table-cell>
          <table:table-cell office:value-type="float" office:value="270362" calcext:value-type="float">
            <text:p>270,362</text:p>
          </table:table-cell>
          <table:table-cell office:value-type="float" office:value="841512" calcext:value-type="float">
            <text:p>841,512</text:p>
          </table:table-cell>
          <table:table-cell office:value-type="float" office:value="0" calcext:value-type="float">
            <text:p>0</text:p>
          </table:table-cell>
          <table:table-cell office:value-type="float" office:value="4746659" calcext:value-type="float">
            <text:p>4,746,659</text:p>
          </table:table-cell>
          <table:table-cell office:value-type="float" office:value="124208" calcext:value-type="float">
            <text:p>124,208</text:p>
          </table:table-cell>
          <table:table-cell office:value-type="float" office:value="5217743" calcext:value-type="float">
            <text:p>5,217,7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17743" calcext:value-type="float">
            <text:p>5,217,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876" calcext:value-type="float">
            <text:p>346,876</text:p>
          </table:table-cell>
          <table:table-cell office:value-type="float" office:value="4746659" calcext:value-type="float">
            <text:p>4,746,659</text:p>
          </table:table-cell>
          <table:table-cell office:value-type="float" office:value="0" calcext:value-type="float">
            <text:p>0</text:p>
          </table:table-cell>
          <table:table-cell office:value-type="float" office:value="124208" calcext:value-type="float">
            <text:p>124,208</text:p>
          </table:table-cell>
          <table:table-cell/>
          <table:table-cell table:formula="of:=CONCATENATE([.$AB$5];[.$AA$5];[.C406];&quot;,&quot;;[.D406];&quot;,&quot;;[.E406];&quot;,&quot;;[.F406];&quot;,&quot;;[.H406];&quot;,&quot;;[.I406];&quot;,&quot;;[.J406];&quot;,&quot;;[.K406];&quot;,&quot;;[.M406];&quot;,&quot;;[.O406];&quot;,&quot;;[.P406];&quot;,&quot;;[.Q406];&quot;,&quot;;[.R406];&quot;,&quot;;[.S406];&quot;,&quot;;[.U406];&quot;,&quot;;[.V406];&quot;,&quot;;[.W406];&quot;,&quot;;[.X406];&quot;,&quot;;[.Y406];&quot;,&quot;;[.Z40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1,0,0,346876,3634785,270362,841512,0,124208,0,0,0,0,0,0,0,346876,4746659,0,12420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1,0,0,346876,3634785,270362,841512,0,124208,0,0,0,0,0,0,0,346876,4746659,0,12420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ero Academy</text:p>
          </table:table-cell>
          <table:table-cell office:value-type="float" office:value="4113" calcext:value-type="float">
            <text:p>4,113</text:p>
          </table:table-cell>
          <table:table-cell table:formula="of:=VLOOKUP([.B407];[$Sheet2.A400:.C956];2)"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093" calcext:value-type="float">
            <text:p>114,093</text:p>
          </table:table-cell>
          <table:table-cell office:value-type="float" office:value="1104958" calcext:value-type="float">
            <text:p>1,104,958</text:p>
          </table:table-cell>
          <table:table-cell office:value-type="float" office:value="8193380" calcext:value-type="float">
            <text:p>8,193,380</text:p>
          </table:table-cell>
          <table:table-cell office:value-type="float" office:value="213743" calcext:value-type="float">
            <text:p>213,743</text:p>
          </table:table-cell>
          <table:table-cell office:value-type="float" office:value="0" calcext:value-type="float">
            <text:p>0</text:p>
          </table:table-cell>
          <table:table-cell office:value-type="float" office:value="9512081" calcext:value-type="float">
            <text:p>9,512,081</text:p>
          </table:table-cell>
          <table:table-cell office:value-type="float" office:value="258270" calcext:value-type="float">
            <text:p>258,270</text:p>
          </table:table-cell>
          <table:table-cell office:value-type="float" office:value="9884444" calcext:value-type="float">
            <text:p>9,884,444</text:p>
          </table:table-cell>
          <table:table-cell office:value-type="float" office:value="74444" calcext:value-type="float">
            <text:p>74,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58888" calcext:value-type="float">
            <text:p>9,958,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93" calcext:value-type="float">
            <text:p>114,093</text:p>
          </table:table-cell>
          <table:table-cell office:value-type="float" office:value="9513636" calcext:value-type="float">
            <text:p>9,513,636</text:p>
          </table:table-cell>
          <table:table-cell office:value-type="float" office:value="0" calcext:value-type="float">
            <text:p>0</text:p>
          </table:table-cell>
          <table:table-cell office:value-type="float" office:value="331159" calcext:value-type="float">
            <text:p>331,159</text:p>
          </table:table-cell>
          <table:table-cell/>
          <table:table-cell table:formula="of:=CONCATENATE([.$AB$5];[.$AA$5];[.C407];&quot;,&quot;;[.D407];&quot;,&quot;;[.E407];&quot;,&quot;;[.F407];&quot;,&quot;;[.H407];&quot;,&quot;;[.I407];&quot;,&quot;;[.J407];&quot;,&quot;;[.K407];&quot;,&quot;;[.M407];&quot;,&quot;;[.O407];&quot;,&quot;;[.P407];&quot;,&quot;;[.Q407];&quot;,&quot;;[.R407];&quot;,&quot;;[.S407];&quot;,&quot;;[.U407];&quot;,&quot;;[.V407];&quot;,&quot;;[.W407];&quot;,&quot;;[.X407];&quot;,&quot;;[.Y407];&quot;,&quot;;[.Z40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2,0,0,114093,1104958,8193380,213743,0,258270,74444,0,0,0,0,0,0,114093,9513636,0,33115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2,0,0,114093,1104958,8193380,213743,0,258270,74444,0,0,0,0,0,0,114093,9513636,0,33115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kes International Language Academ</text:p>
          </table:table-cell>
          <table:table-cell office:value-type="float" office:value="4116" calcext:value-type="float">
            <text:p>4,116</text:p>
          </table:table-cell>
          <table:table-cell table:formula="of:=VLOOKUP([.B408];[$Sheet2.A401:.C957];2)"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6574" calcext:value-type="float">
            <text:p>616,574</text:p>
          </table:table-cell>
          <table:table-cell office:value-type="float" office:value="9330698" calcext:value-type="float">
            <text:p>9,330,698</text:p>
          </table:table-cell>
          <table:table-cell office:value-type="float" office:value="2838766" calcext:value-type="float">
            <text:p>2,838,766</text:p>
          </table:table-cell>
          <table:table-cell office:value-type="float" office:value="2724890" calcext:value-type="float">
            <text:p>2,724,890</text:p>
          </table:table-cell>
          <table:table-cell office:value-type="float" office:value="0" calcext:value-type="float">
            <text:p>0</text:p>
          </table:table-cell>
          <table:table-cell office:value-type="float" office:value="14894355" calcext:value-type="float">
            <text:p>14,894,355</text:p>
          </table:table-cell>
          <table:table-cell office:value-type="float" office:value="693493" calcext:value-type="float">
            <text:p>693,493</text:p>
          </table:table-cell>
          <table:table-cell office:value-type="float" office:value="16204422" calcext:value-type="float">
            <text:p>16,204,422</text:p>
          </table:table-cell>
          <table:table-cell office:value-type="float" office:value="0" calcext:value-type="float">
            <text:p>0</text:p>
          </table:table-cell>
          <table:table-cell office:value-type="float" office:value="1325273" calcext:value-type="float">
            <text:p>1,325,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29695" calcext:value-type="float">
            <text:p>17,529,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247" calcext:value-type="float">
            <text:p>1,859,247</text:p>
          </table:table-cell>
          <table:table-cell office:value-type="float" office:value="14928532" calcext:value-type="float">
            <text:p>14,928,532</text:p>
          </table:table-cell>
          <table:table-cell office:value-type="float" office:value="0" calcext:value-type="float">
            <text:p>0</text:p>
          </table:table-cell>
          <table:table-cell office:value-type="float" office:value="741916" calcext:value-type="float">
            <text:p>741,916</text:p>
          </table:table-cell>
          <table:table-cell/>
          <table:table-cell table:formula="of:=CONCATENATE([.$AB$5];[.$AA$5];[.C408];&quot;,&quot;;[.D408];&quot;,&quot;;[.E408];&quot;,&quot;;[.F408];&quot;,&quot;;[.H408];&quot;,&quot;;[.I408];&quot;,&quot;;[.J408];&quot;,&quot;;[.K408];&quot;,&quot;;[.M408];&quot;,&quot;;[.O408];&quot;,&quot;;[.P408];&quot;,&quot;;[.Q408];&quot;,&quot;;[.R408];&quot;,&quot;;[.S408];&quot;,&quot;;[.U408];&quot;,&quot;;[.V408];&quot;,&quot;;[.W408];&quot;,&quot;;[.X408];&quot;,&quot;;[.Y408];&quot;,&quot;;[.Z40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4,0,0,616574,9330698,2838766,2724890,0,693493,0,1325273,0,0,0,0,0,1859247,14928532,0,74191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4,0,0,616574,9330698,2838766,2724890,0,693493,0,1325273,0,0,0,0,0,1859247,14928532,0,74191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LEIDOSCOPE CHARTER SCHOOL</text:p>
          </table:table-cell>
          <table:table-cell office:value-type="float" office:value="4118" calcext:value-type="float">
            <text:p>4,118</text:p>
          </table:table-cell>
          <table:table-cell table:formula="of:=VLOOKUP([.B409];[$Sheet2.A402:.C958];2)"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091" calcext:value-type="float">
            <text:p>92,091</text:p>
          </table:table-cell>
          <table:table-cell office:value-type="float" office:value="4304159" calcext:value-type="float">
            <text:p>4,304,159</text:p>
          </table:table-cell>
          <table:table-cell office:value-type="float" office:value="1609836" calcext:value-type="float">
            <text:p>1,609,836</text:p>
          </table:table-cell>
          <table:table-cell office:value-type="float" office:value="890155" calcext:value-type="float">
            <text:p>890,155</text:p>
          </table:table-cell>
          <table:table-cell office:value-type="float" office:value="0" calcext:value-type="float">
            <text:p>0</text:p>
          </table:table-cell>
          <table:table-cell office:value-type="float" office:value="6804150" calcext:value-type="float">
            <text:p>6,804,150</text:p>
          </table:table-cell>
          <table:table-cell office:value-type="float" office:value="442244" calcext:value-type="float">
            <text:p>442,244</text:p>
          </table:table-cell>
          <table:table-cell office:value-type="float" office:value="7338485" calcext:value-type="float">
            <text:p>7,338,485</text:p>
          </table:table-cell>
          <table:table-cell office:value-type="float" office:value="417687" calcext:value-type="float">
            <text:p>417,6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56172" calcext:value-type="float">
            <text:p>7,756,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97" calcext:value-type="float">
            <text:p>101,897</text:p>
          </table:table-cell>
          <table:table-cell office:value-type="float" office:value="6817139" calcext:value-type="float">
            <text:p>6,817,139</text:p>
          </table:table-cell>
          <table:table-cell office:value-type="float" office:value="0" calcext:value-type="float">
            <text:p>0</text:p>
          </table:table-cell>
          <table:table-cell office:value-type="float" office:value="837136" calcext:value-type="float">
            <text:p>837,136</text:p>
          </table:table-cell>
          <table:table-cell/>
          <table:table-cell table:formula="of:=CONCATENATE([.$AB$5];[.$AA$5];[.C409];&quot;,&quot;;[.D409];&quot;,&quot;;[.E409];&quot;,&quot;;[.F409];&quot;,&quot;;[.H409];&quot;,&quot;;[.I409];&quot;,&quot;;[.J409];&quot;,&quot;;[.K409];&quot;,&quot;;[.M409];&quot;,&quot;;[.O409];&quot;,&quot;;[.P409];&quot;,&quot;;[.Q409];&quot;,&quot;;[.R409];&quot;,&quot;;[.S409];&quot;,&quot;;[.U409];&quot;,&quot;;[.V409];&quot;,&quot;;[.W409];&quot;,&quot;;[.X409];&quot;,&quot;;[.Y409];&quot;,&quot;;[.Z40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5,0,0,92091,4304159,1609836,890155,0,442244,417687,0,0,0,0,0,0,101897,6817139,0,83713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5,0,0,92091,4304159,1609836,890155,0,442244,417687,0,0,0,0,0,0,101897,6817139,0,83713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ADEMIC ARTS HIGH SCHOOL</text:p>
          </table:table-cell>
          <table:table-cell office:value-type="float" office:value="4119" calcext:value-type="float">
            <text:p>4,119</text:p>
          </table:table-cell>
          <table:table-cell table:formula="of:=VLOOKUP([.B410];[$Sheet2.A403:.C959];2)"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81" calcext:value-type="float">
            <text:p>2,181</text:p>
          </table:table-cell>
          <table:table-cell office:value-type="float" office:value="927989" calcext:value-type="float">
            <text:p>927,989</text:p>
          </table:table-cell>
          <table:table-cell office:value-type="float" office:value="1002250" calcext:value-type="float">
            <text:p>1,002,250</text:p>
          </table:table-cell>
          <table:table-cell office:value-type="float" office:value="186138" calcext:value-type="float">
            <text:p>186,138</text:p>
          </table:table-cell>
          <table:table-cell office:value-type="float" office:value="0" calcext:value-type="float">
            <text:p>0</text:p>
          </table:table-cell>
          <table:table-cell office:value-type="float" office:value="2116376" calcext:value-type="float">
            <text:p>2,116,376</text:p>
          </table:table-cell>
          <table:table-cell office:value-type="float" office:value="106907" calcext:value-type="float">
            <text:p>106,907</text:p>
          </table:table-cell>
          <table:table-cell office:value-type="float" office:value="2225464" calcext:value-type="float">
            <text:p>2,225,464</text:p>
          </table:table-cell>
          <table:table-cell office:value-type="float" office:value="-346" calcext:value-type="float">
            <text:p>-3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5118" calcext:value-type="float">
            <text:p>2,225,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1" calcext:value-type="float">
            <text:p>2,181</text:p>
          </table:table-cell>
          <table:table-cell office:value-type="float" office:value="2116376" calcext:value-type="float">
            <text:p>2,116,376</text:p>
          </table:table-cell>
          <table:table-cell office:value-type="float" office:value="0" calcext:value-type="float">
            <text:p>0</text:p>
          </table:table-cell>
          <table:table-cell office:value-type="float" office:value="106561" calcext:value-type="float">
            <text:p>106,561</text:p>
          </table:table-cell>
          <table:table-cell/>
          <table:table-cell table:formula="of:=CONCATENATE([.$AB$5];[.$AA$5];[.C410];&quot;,&quot;;[.D410];&quot;,&quot;;[.E410];&quot;,&quot;;[.F410];&quot;,&quot;;[.H410];&quot;,&quot;;[.I410];&quot;,&quot;;[.J410];&quot;,&quot;;[.K410];&quot;,&quot;;[.M410];&quot;,&quot;;[.O410];&quot;,&quot;;[.P410];&quot;,&quot;;[.Q410];&quot;,&quot;;[.R410];&quot;,&quot;;[.S410];&quot;,&quot;;[.U410];&quot;,&quot;;[.V410];&quot;,&quot;;[.W410];&quot;,&quot;;[.X410];&quot;,&quot;;[.Y410];&quot;,&quot;;[.Z41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6,0,0,2181,927989,1002250,186138,0,106907,-346,0,0,0,0,0,0,2181,2116376,0,10656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6,0,0,2181,927989,1002250,186138,0,106907,-346,0,0,0,0,0,0,2181,2116376,0,10656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CROIX PREPARATORY ACADEMY</text:p>
          </table:table-cell>
          <table:table-cell office:value-type="float" office:value="4120" calcext:value-type="float">
            <text:p>4,120</text:p>
          </table:table-cell>
          <table:table-cell table:formula="of:=VLOOKUP([.B411];[$Sheet2.A404:.C960];2)"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7839" calcext:value-type="float">
            <text:p>827,839</text:p>
          </table:table-cell>
          <table:table-cell office:value-type="float" office:value="8851531" calcext:value-type="float">
            <text:p>8,851,531</text:p>
          </table:table-cell>
          <table:table-cell office:value-type="float" office:value="2150328" calcext:value-type="float">
            <text:p>2,150,328</text:p>
          </table:table-cell>
          <table:table-cell office:value-type="float" office:value="2267886" calcext:value-type="float">
            <text:p>2,267,886</text:p>
          </table:table-cell>
          <table:table-cell office:value-type="float" office:value="0" calcext:value-type="float">
            <text:p>0</text:p>
          </table:table-cell>
          <table:table-cell office:value-type="float" office:value="13269745" calcext:value-type="float">
            <text:p>13,269,745</text:p>
          </table:table-cell>
          <table:table-cell office:value-type="float" office:value="343216" calcext:value-type="float">
            <text:p>343,216</text:p>
          </table:table-cell>
          <table:table-cell office:value-type="float" office:value="14440800" calcext:value-type="float">
            <text:p>14,440,800</text:p>
          </table:table-cell>
          <table:table-cell office:value-type="float" office:value="670105" calcext:value-type="float">
            <text:p>670,105</text:p>
          </table:table-cell>
          <table:table-cell office:value-type="float" office:value="143582" calcext:value-type="float">
            <text:p>143,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54486" calcext:value-type="float">
            <text:p>15,254,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937" calcext:value-type="float">
            <text:p>1,080,937</text:p>
          </table:table-cell>
          <table:table-cell office:value-type="float" office:value="13281785" calcext:value-type="float">
            <text:p>13,281,785</text:p>
          </table:table-cell>
          <table:table-cell office:value-type="float" office:value="0" calcext:value-type="float">
            <text:p>0</text:p>
          </table:table-cell>
          <table:table-cell office:value-type="float" office:value="891764" calcext:value-type="float">
            <text:p>891,764</text:p>
          </table:table-cell>
          <table:table-cell/>
          <table:table-cell table:formula="of:=CONCATENATE([.$AB$5];[.$AA$5];[.C411];&quot;,&quot;;[.D411];&quot;,&quot;;[.E411];&quot;,&quot;;[.F411];&quot;,&quot;;[.H411];&quot;,&quot;;[.I411];&quot;,&quot;;[.J411];&quot;,&quot;;[.K411];&quot;,&quot;;[.M411];&quot;,&quot;;[.O411];&quot;,&quot;;[.P411];&quot;,&quot;;[.Q411];&quot;,&quot;;[.R411];&quot;,&quot;;[.S411];&quot;,&quot;;[.U411];&quot;,&quot;;[.V411];&quot;,&quot;;[.W411];&quot;,&quot;;[.X411];&quot;,&quot;;[.Y411];&quot;,&quot;;[.Z41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7,0,0,827839,8851531,2150328,2267886,0,343216,670105,143582,0,0,0,0,0,1080937,13281785,0,89176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7,0,0,827839,8851531,2150328,2267886,0,343216,670105,143582,0,0,0,0,0,1080937,13281785,0,89176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BAH MEDICAL ACADEMY CHARTER SCHOOL</text:p>
          </table:table-cell>
          <table:table-cell office:value-type="float" office:value="4121" calcext:value-type="float">
            <text:p>4,121</text:p>
          </table:table-cell>
          <table:table-cell table:formula="of:=VLOOKUP([.B412];[$Sheet2.A405:.C961];2)"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91" calcext:value-type="float">
            <text:p>4,491</text:p>
          </table:table-cell>
          <table:table-cell office:value-type="float" office:value="3340517" calcext:value-type="float">
            <text:p>3,340,517</text:p>
          </table:table-cell>
          <table:table-cell office:value-type="float" office:value="479280" calcext:value-type="float">
            <text:p>479,280</text:p>
          </table:table-cell>
          <table:table-cell office:value-type="float" office:value="443548" calcext:value-type="float">
            <text:p>443,548</text:p>
          </table:table-cell>
          <table:table-cell office:value-type="float" office:value="0" calcext:value-type="float">
            <text:p>0</text:p>
          </table:table-cell>
          <table:table-cell office:value-type="float" office:value="4263346" calcext:value-type="float">
            <text:p>4,263,346</text:p>
          </table:table-cell>
          <table:table-cell office:value-type="float" office:value="955406" calcext:value-type="float">
            <text:p>955,406</text:p>
          </table:table-cell>
          <table:table-cell office:value-type="float" office:value="5223243" calcext:value-type="float">
            <text:p>5,223,243</text:p>
          </table:table-cell>
          <table:table-cell office:value-type="float" office:value="210878" calcext:value-type="float">
            <text:p>210,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4121" calcext:value-type="float">
            <text:p>5,434,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1" calcext:value-type="float">
            <text:p>4,491</text:p>
          </table:table-cell>
          <table:table-cell office:value-type="float" office:value="4267277" calcext:value-type="float">
            <text:p>4,267,277</text:p>
          </table:table-cell>
          <table:table-cell office:value-type="float" office:value="0" calcext:value-type="float">
            <text:p>0</text:p>
          </table:table-cell>
          <table:table-cell office:value-type="float" office:value="1162354" calcext:value-type="float">
            <text:p>1,162,354</text:p>
          </table:table-cell>
          <table:table-cell/>
          <table:table-cell table:formula="of:=CONCATENATE([.$AB$5];[.$AA$5];[.C412];&quot;,&quot;;[.D412];&quot;,&quot;;[.E412];&quot;,&quot;;[.F412];&quot;,&quot;;[.H412];&quot;,&quot;;[.I412];&quot;,&quot;;[.J412];&quot;,&quot;;[.K412];&quot;,&quot;;[.M412];&quot;,&quot;;[.O412];&quot;,&quot;;[.P412];&quot;,&quot;;[.Q412];&quot;,&quot;;[.R412];&quot;,&quot;;[.S412];&quot;,&quot;;[.U412];&quot;,&quot;;[.V412];&quot;,&quot;;[.W412];&quot;,&quot;;[.X412];&quot;,&quot;;[.Y412];&quot;,&quot;;[.Z41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8,0,0,4491,3340517,479280,443548,0,955406,210878,0,0,0,0,0,0,4491,4267277,0,11623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8,0,0,4491,3340517,479280,443548,0,955406,210878,0,0,0,0,0,0,4491,4267277,0,11623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AGLE RIDGE ACADEMY CHARTER SCHOOL</text:p>
          </table:table-cell>
          <table:table-cell office:value-type="float" office:value="4122" calcext:value-type="float">
            <text:p>4,122</text:p>
          </table:table-cell>
          <table:table-cell table:formula="of:=VLOOKUP([.B413];[$Sheet2.A406:.C962];2)"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0427" calcext:value-type="float">
            <text:p>340,427</text:p>
          </table:table-cell>
          <table:table-cell office:value-type="float" office:value="11205947" calcext:value-type="float">
            <text:p>11,205,947</text:p>
          </table:table-cell>
          <table:table-cell office:value-type="float" office:value="1372713" calcext:value-type="float">
            <text:p>1,372,713</text:p>
          </table:table-cell>
          <table:table-cell office:value-type="float" office:value="2719015" calcext:value-type="float">
            <text:p>2,719,015</text:p>
          </table:table-cell>
          <table:table-cell office:value-type="float" office:value="0" calcext:value-type="float">
            <text:p>0</text:p>
          </table:table-cell>
          <table:table-cell office:value-type="float" office:value="15297674" calcext:value-type="float">
            <text:p>15,297,674</text:p>
          </table:table-cell>
          <table:table-cell office:value-type="float" office:value="981826" calcext:value-type="float">
            <text:p>981,826</text:p>
          </table:table-cell>
          <table:table-cell office:value-type="float" office:value="16619927" calcext:value-type="float">
            <text:p>16,619,927</text:p>
          </table:table-cell>
          <table:table-cell office:value-type="float" office:value="905047" calcext:value-type="float">
            <text:p>905,047</text:p>
          </table:table-cell>
          <table:table-cell office:value-type="float" office:value="287874" calcext:value-type="float">
            <text:p>287,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12848" calcext:value-type="float">
            <text:p>17,812,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066" calcext:value-type="float">
            <text:p>646,066</text:p>
          </table:table-cell>
          <table:table-cell office:value-type="float" office:value="15322192" calcext:value-type="float">
            <text:p>15,322,192</text:p>
          </table:table-cell>
          <table:table-cell office:value-type="float" office:value="0" calcext:value-type="float">
            <text:p>0</text:p>
          </table:table-cell>
          <table:table-cell office:value-type="float" office:value="1844590" calcext:value-type="float">
            <text:p>1,844,590</text:p>
          </table:table-cell>
          <table:table-cell/>
          <table:table-cell table:formula="of:=CONCATENATE([.$AB$5];[.$AA$5];[.C413];&quot;,&quot;;[.D413];&quot;,&quot;;[.E413];&quot;,&quot;;[.F413];&quot;,&quot;;[.H413];&quot;,&quot;;[.I413];&quot;,&quot;;[.J413];&quot;,&quot;;[.K413];&quot;,&quot;;[.M413];&quot;,&quot;;[.O413];&quot;,&quot;;[.P413];&quot;,&quot;;[.Q413];&quot;,&quot;;[.R413];&quot;,&quot;;[.S413];&quot;,&quot;;[.U413];&quot;,&quot;;[.V413];&quot;,&quot;;[.W413];&quot;,&quot;;[.X413];&quot;,&quot;;[.Y413];&quot;,&quot;;[.Z41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9,0,0,340427,11205947,1372713,2719015,0,981826,905047,287874,0,0,0,0,0,646066,15322192,0,18445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29,0,0,340427,11205947,1372713,2719015,0,981826,905047,287874,0,0,0,0,0,646066,15322192,0,18445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ACON ACADEMY</text:p>
          </table:table-cell>
          <table:table-cell office:value-type="float" office:value="4124" calcext:value-type="float">
            <text:p>4,124</text:p>
          </table:table-cell>
          <table:table-cell table:formula="of:=VLOOKUP([.B414];[$Sheet2.A407:.C963];2)"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628" calcext:value-type="float">
            <text:p>39,628</text:p>
          </table:table-cell>
          <table:table-cell office:value-type="float" office:value="4230040" calcext:value-type="float">
            <text:p>4,230,040</text:p>
          </table:table-cell>
          <table:table-cell office:value-type="float" office:value="2050152" calcext:value-type="float">
            <text:p>2,050,152</text:p>
          </table:table-cell>
          <table:table-cell office:value-type="float" office:value="787740" calcext:value-type="float">
            <text:p>787,740</text:p>
          </table:table-cell>
          <table:table-cell office:value-type="float" office:value="0" calcext:value-type="float">
            <text:p>0</text:p>
          </table:table-cell>
          <table:table-cell office:value-type="float" office:value="7067931" calcext:value-type="float">
            <text:p>7,067,931</text:p>
          </table:table-cell>
          <table:table-cell office:value-type="float" office:value="873900" calcext:value-type="float">
            <text:p>873,900</text:p>
          </table:table-cell>
          <table:table-cell office:value-type="float" office:value="7981459" calcext:value-type="float">
            <text:p>7,981,459</text:p>
          </table:table-cell>
          <table:table-cell office:value-type="float" office:value="381377" calcext:value-type="float">
            <text:p>381,3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62836" calcext:value-type="float">
            <text:p>8,362,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35" calcext:value-type="float">
            <text:p>42,635</text:p>
          </table:table-cell>
          <table:table-cell office:value-type="float" office:value="7078474" calcext:value-type="float">
            <text:p>7,078,474</text:p>
          </table:table-cell>
          <table:table-cell office:value-type="float" office:value="0" calcext:value-type="float">
            <text:p>0</text:p>
          </table:table-cell>
          <table:table-cell office:value-type="float" office:value="1241727" calcext:value-type="float">
            <text:p>1,241,727</text:p>
          </table:table-cell>
          <table:table-cell/>
          <table:table-cell table:formula="of:=CONCATENATE([.$AB$5];[.$AA$5];[.C414];&quot;,&quot;;[.D414];&quot;,&quot;;[.E414];&quot;,&quot;;[.F414];&quot;,&quot;;[.H414];&quot;,&quot;;[.I414];&quot;,&quot;;[.J414];&quot;,&quot;;[.K414];&quot;,&quot;;[.M414];&quot;,&quot;;[.O414];&quot;,&quot;;[.P414];&quot;,&quot;;[.Q414];&quot;,&quot;;[.R414];&quot;,&quot;;[.S414];&quot;,&quot;;[.U414];&quot;,&quot;;[.V414];&quot;,&quot;;[.W414];&quot;,&quot;;[.X414];&quot;,&quot;;[.Y414];&quot;,&quot;;[.Z41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1,0,0,39628,4230040,2050152,787740,0,873900,381377,0,0,0,0,0,0,42635,7078474,0,12417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1,0,0,39628,4230040,2050152,787740,0,873900,381377,0,0,0,0,0,0,42635,7078474,0,12417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AIRIE SEEDS ACADEMY</text:p>
          </table:table-cell>
          <table:table-cell office:value-type="float" office:value="4126" calcext:value-type="float">
            <text:p>4,126</text:p>
          </table:table-cell>
          <table:table-cell table:formula="of:=VLOOKUP([.B415];[$Sheet2.A408:.C964];2)"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087" calcext:value-type="float">
            <text:p>51,087</text:p>
          </table:table-cell>
          <table:table-cell office:value-type="float" office:value="7649805" calcext:value-type="float">
            <text:p>7,649,805</text:p>
          </table:table-cell>
          <table:table-cell office:value-type="float" office:value="1198337" calcext:value-type="float">
            <text:p>1,198,337</text:p>
          </table:table-cell>
          <table:table-cell office:value-type="float" office:value="1435546" calcext:value-type="float">
            <text:p>1,435,546</text:p>
          </table:table-cell>
          <table:table-cell office:value-type="float" office:value="0" calcext:value-type="float">
            <text:p>0</text:p>
          </table:table-cell>
          <table:table-cell office:value-type="float" office:value="10283688" calcext:value-type="float">
            <text:p>10,283,688</text:p>
          </table:table-cell>
          <table:table-cell office:value-type="float" office:value="2112704" calcext:value-type="float">
            <text:p>2,112,704</text:p>
          </table:table-cell>
          <table:table-cell office:value-type="float" office:value="12447479" calcext:value-type="float">
            <text:p>12,447,479</text:p>
          </table:table-cell>
          <table:table-cell office:value-type="float" office:value="1023299" calcext:value-type="float">
            <text:p>1,023,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70778" calcext:value-type="float">
            <text:p>13,470,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87" calcext:value-type="float">
            <text:p>51,087</text:p>
          </table:table-cell>
          <table:table-cell office:value-type="float" office:value="10295625" calcext:value-type="float">
            <text:p>10,295,625</text:p>
          </table:table-cell>
          <table:table-cell office:value-type="float" office:value="0" calcext:value-type="float">
            <text:p>0</text:p>
          </table:table-cell>
          <table:table-cell office:value-type="float" office:value="3124066" calcext:value-type="float">
            <text:p>3,124,066</text:p>
          </table:table-cell>
          <table:table-cell/>
          <table:table-cell table:formula="of:=CONCATENATE([.$AB$5];[.$AA$5];[.C415];&quot;,&quot;;[.D415];&quot;,&quot;;[.E415];&quot;,&quot;;[.F415];&quot;,&quot;;[.H415];&quot;,&quot;;[.I415];&quot;,&quot;;[.J415];&quot;,&quot;;[.K415];&quot;,&quot;;[.M415];&quot;,&quot;;[.O415];&quot;,&quot;;[.P415];&quot;,&quot;;[.Q415];&quot;,&quot;;[.R415];&quot;,&quot;;[.S415];&quot;,&quot;;[.U415];&quot;,&quot;;[.V415];&quot;,&quot;;[.W415];&quot;,&quot;;[.X415];&quot;,&quot;;[.Y415];&quot;,&quot;;[.Z41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2,0,0,51087,7649805,1198337,1435546,0,2112704,1023299,0,0,0,0,0,0,51087,10295625,0,312406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2,0,0,51087,7649805,1198337,1435546,0,2112704,1023299,0,0,0,0,0,0,51087,10295625,0,312406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AM ACADEMY</text:p>
          </table:table-cell>
          <table:table-cell office:value-type="float" office:value="4127" calcext:value-type="float">
            <text:p>4,127</text:p>
          </table:table-cell>
          <table:table-cell table:formula="of:=VLOOKUP([.B416];[$Sheet2.A409:.C965];2)"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489" calcext:value-type="float">
            <text:p>45,489</text:p>
          </table:table-cell>
          <table:table-cell office:value-type="float" office:value="990159" calcext:value-type="float">
            <text:p>990,159</text:p>
          </table:table-cell>
          <table:table-cell office:value-type="float" office:value="375069" calcext:value-type="float">
            <text:p>375,069</text:p>
          </table:table-cell>
          <table:table-cell office:value-type="float" office:value="190933" calcext:value-type="float">
            <text:p>190,933</text:p>
          </table:table-cell>
          <table:table-cell office:value-type="float" office:value="0" calcext:value-type="float">
            <text:p>0</text:p>
          </table:table-cell>
          <table:table-cell office:value-type="float" office:value="1556161" calcext:value-type="float">
            <text:p>1,556,161</text:p>
          </table:table-cell>
          <table:table-cell office:value-type="float" office:value="431842" calcext:value-type="float">
            <text:p>431,842</text:p>
          </table:table-cell>
          <table:table-cell office:value-type="float" office:value="2033492" calcext:value-type="float">
            <text:p>2,033,492</text:p>
          </table:table-cell>
          <table:table-cell office:value-type="float" office:value="105696" calcext:value-type="float">
            <text:p>105,6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9188" calcext:value-type="float">
            <text:p>2,139,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90" calcext:value-type="float">
            <text:p>46,290</text:p>
          </table:table-cell>
          <table:table-cell office:value-type="float" office:value="1558483" calcext:value-type="float">
            <text:p>1,558,483</text:p>
          </table:table-cell>
          <table:table-cell office:value-type="float" office:value="0" calcext:value-type="float">
            <text:p>0</text:p>
          </table:table-cell>
          <table:table-cell office:value-type="float" office:value="534415" calcext:value-type="float">
            <text:p>534,415</text:p>
          </table:table-cell>
          <table:table-cell/>
          <table:table-cell table:formula="of:=CONCATENATE([.$AB$5];[.$AA$5];[.C416];&quot;,&quot;;[.D416];&quot;,&quot;;[.E416];&quot;,&quot;;[.F416];&quot;,&quot;;[.H416];&quot;,&quot;;[.I416];&quot;,&quot;;[.J416];&quot;,&quot;;[.K416];&quot;,&quot;;[.M416];&quot;,&quot;;[.O416];&quot;,&quot;;[.P416];&quot;,&quot;;[.Q416];&quot;,&quot;;[.R416];&quot;,&quot;;[.S416];&quot;,&quot;;[.U416];&quot;,&quot;;[.V416];&quot;,&quot;;[.W416];&quot;,&quot;;[.X416];&quot;,&quot;;[.Y416];&quot;,&quot;;[.Z41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3,0,0,45489,990159,375069,190933,0,431842,105696,0,0,0,0,0,0,46290,1558483,0,5344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3,0,0,45489,990159,375069,190933,0,431842,105696,0,0,0,0,0,0,46290,1558483,0,5344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TRO SCHOOLS CHARTER</text:p>
          </table:table-cell>
          <table:table-cell office:value-type="float" office:value="4131" calcext:value-type="float">
            <text:p>4,131</text:p>
          </table:table-cell>
          <table:table-cell table:formula="of:=VLOOKUP([.B417];[$Sheet2.A410:.C966];2)"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308" calcext:value-type="float">
            <text:p>34,308</text:p>
          </table:table-cell>
          <table:table-cell office:value-type="float" office:value="7749272" calcext:value-type="float">
            <text:p>7,749,272</text:p>
          </table:table-cell>
          <table:table-cell office:value-type="float" office:value="2858946" calcext:value-type="float">
            <text:p>2,858,946</text:p>
          </table:table-cell>
          <table:table-cell office:value-type="float" office:value="1148650" calcext:value-type="float">
            <text:p>1,148,650</text:p>
          </table:table-cell>
          <table:table-cell office:value-type="float" office:value="0" calcext:value-type="float">
            <text:p>0</text:p>
          </table:table-cell>
          <table:table-cell office:value-type="float" office:value="11756868" calcext:value-type="float">
            <text:p>11,756,868</text:p>
          </table:table-cell>
          <table:table-cell office:value-type="float" office:value="1265407" calcext:value-type="float">
            <text:p>1,265,407</text:p>
          </table:table-cell>
          <table:table-cell office:value-type="float" office:value="13056583" calcext:value-type="float">
            <text:p>13,056,583</text:p>
          </table:table-cell>
          <table:table-cell office:value-type="float" office:value="348230" calcext:value-type="float">
            <text:p>348,2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04814" calcext:value-type="float">
            <text:p>13,404,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08" calcext:value-type="float">
            <text:p>34,308</text:p>
          </table:table-cell>
          <table:table-cell office:value-type="float" office:value="11767754" calcext:value-type="float">
            <text:p>11,767,754</text:p>
          </table:table-cell>
          <table:table-cell office:value-type="float" office:value="0" calcext:value-type="float">
            <text:p>0</text:p>
          </table:table-cell>
          <table:table-cell office:value-type="float" office:value="1602751" calcext:value-type="float">
            <text:p>1,602,751</text:p>
          </table:table-cell>
          <table:table-cell/>
          <table:table-cell table:formula="of:=CONCATENATE([.$AB$5];[.$AA$5];[.C417];&quot;,&quot;;[.D417];&quot;,&quot;;[.E417];&quot;,&quot;;[.F417];&quot;,&quot;;[.H417];&quot;,&quot;;[.I417];&quot;,&quot;;[.J417];&quot;,&quot;;[.K417];&quot;,&quot;;[.M417];&quot;,&quot;;[.O417];&quot;,&quot;;[.P417];&quot;,&quot;;[.Q417];&quot;,&quot;;[.R417];&quot;,&quot;;[.S417];&quot;,&quot;;[.U417];&quot;,&quot;;[.V417];&quot;,&quot;;[.W417];&quot;,&quot;;[.X417];&quot;,&quot;;[.Y417];&quot;,&quot;;[.Z41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4,0,0,34308,7749272,2858946,1148650,0,1265407,348230,0,0,0,0,0,0,34308,11767754,0,160275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4,0,0,34308,7749272,2858946,1148650,0,1265407,348230,0,0,0,0,0,0,34308,11767754,0,160275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in Cities Academy</text:p>
          </table:table-cell>
          <table:table-cell office:value-type="float" office:value="4132" calcext:value-type="float">
            <text:p>4,132</text:p>
          </table:table-cell>
          <table:table-cell table:formula="of:=VLOOKUP([.B418];[$Sheet2.A411:.C967];2)"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058" calcext:value-type="float">
            <text:p>181,058</text:p>
          </table:table-cell>
          <table:table-cell office:value-type="float" office:value="4696809" calcext:value-type="float">
            <text:p>4,696,809</text:p>
          </table:table-cell>
          <table:table-cell office:value-type="float" office:value="1642576" calcext:value-type="float">
            <text:p>1,642,576</text:p>
          </table:table-cell>
          <table:table-cell office:value-type="float" office:value="985483" calcext:value-type="float">
            <text:p>985,483</text:p>
          </table:table-cell>
          <table:table-cell office:value-type="float" office:value="0" calcext:value-type="float">
            <text:p>0</text:p>
          </table:table-cell>
          <table:table-cell office:value-type="float" office:value="7324867" calcext:value-type="float">
            <text:p>7,324,867</text:p>
          </table:table-cell>
          <table:table-cell office:value-type="float" office:value="959153" calcext:value-type="float">
            <text:p>959,153</text:p>
          </table:table-cell>
          <table:table-cell office:value-type="float" office:value="8465079" calcext:value-type="float">
            <text:p>8,465,079</text:p>
          </table:table-cell>
          <table:table-cell office:value-type="float" office:value="268566" calcext:value-type="float">
            <text:p>268,5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33644" calcext:value-type="float">
            <text:p>8,733,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005" calcext:value-type="float">
            <text:p>182,005</text:p>
          </table:table-cell>
          <table:table-cell office:value-type="float" office:value="7334198" calcext:value-type="float">
            <text:p>7,334,198</text:p>
          </table:table-cell>
          <table:table-cell office:value-type="float" office:value="0" calcext:value-type="float">
            <text:p>0</text:p>
          </table:table-cell>
          <table:table-cell office:value-type="float" office:value="1217442" calcext:value-type="float">
            <text:p>1,217,442</text:p>
          </table:table-cell>
          <table:table-cell/>
          <table:table-cell table:formula="of:=CONCATENATE([.$AB$5];[.$AA$5];[.C418];&quot;,&quot;;[.D418];&quot;,&quot;;[.E418];&quot;,&quot;;[.F418];&quot;,&quot;;[.H418];&quot;,&quot;;[.I418];&quot;,&quot;;[.J418];&quot;,&quot;;[.K418];&quot;,&quot;;[.M418];&quot;,&quot;;[.O418];&quot;,&quot;;[.P418];&quot;,&quot;;[.Q418];&quot;,&quot;;[.R418];&quot;,&quot;;[.S418];&quot;,&quot;;[.U418];&quot;,&quot;;[.V418];&quot;,&quot;;[.W418];&quot;,&quot;;[.X418];&quot;,&quot;;[.Y418];&quot;,&quot;;[.Z41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5,0,0,181058,4696809,1642576,985483,0,959153,268566,0,0,0,0,0,0,182005,7334198,0,121744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5,0,0,181058,4696809,1642576,985483,0,959153,268566,0,0,0,0,0,0,182005,7334198,0,121744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CHESTER MATH AND SCIENCE ACADEMY</text:p>
          </table:table-cell>
          <table:table-cell office:value-type="float" office:value="4135" calcext:value-type="float">
            <text:p>4,135</text:p>
          </table:table-cell>
          <table:table-cell table:formula="of:=VLOOKUP([.B419];[$Sheet2.A412:.C968];2)"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8662" calcext:value-type="float">
            <text:p>148,662</text:p>
          </table:table-cell>
          <table:table-cell office:value-type="float" office:value="5024930" calcext:value-type="float">
            <text:p>5,024,930</text:p>
          </table:table-cell>
          <table:table-cell office:value-type="float" office:value="1390816" calcext:value-type="float">
            <text:p>1,390,816</text:p>
          </table:table-cell>
          <table:table-cell office:value-type="float" office:value="772735" calcext:value-type="float">
            <text:p>772,735</text:p>
          </table:table-cell>
          <table:table-cell office:value-type="float" office:value="0" calcext:value-type="float">
            <text:p>0</text:p>
          </table:table-cell>
          <table:table-cell office:value-type="float" office:value="7188481" calcext:value-type="float">
            <text:p>7,188,481</text:p>
          </table:table-cell>
          <table:table-cell office:value-type="float" office:value="1011008" calcext:value-type="float">
            <text:p>1,011,008</text:p>
          </table:table-cell>
          <table:table-cell office:value-type="float" office:value="8348151" calcext:value-type="float">
            <text:p>8,348,151</text:p>
          </table:table-cell>
          <table:table-cell office:value-type="float" office:value="573873" calcext:value-type="float">
            <text:p>573,8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2024" calcext:value-type="float">
            <text:p>8,922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662" calcext:value-type="float">
            <text:p>148,662</text:p>
          </table:table-cell>
          <table:table-cell office:value-type="float" office:value="7207783" calcext:value-type="float">
            <text:p>7,207,783</text:p>
          </table:table-cell>
          <table:table-cell office:value-type="float" office:value="0" calcext:value-type="float">
            <text:p>0</text:p>
          </table:table-cell>
          <table:table-cell office:value-type="float" office:value="1565579" calcext:value-type="float">
            <text:p>1,565,579</text:p>
          </table:table-cell>
          <table:table-cell/>
          <table:table-cell table:formula="of:=CONCATENATE([.$AB$5];[.$AA$5];[.C419];&quot;,&quot;;[.D419];&quot;,&quot;;[.E419];&quot;,&quot;;[.F419];&quot;,&quot;;[.H419];&quot;,&quot;;[.I419];&quot;,&quot;;[.J419];&quot;,&quot;;[.K419];&quot;,&quot;;[.M419];&quot;,&quot;;[.O419];&quot;,&quot;;[.P419];&quot;,&quot;;[.Q419];&quot;,&quot;;[.R419];&quot;,&quot;;[.S419];&quot;,&quot;;[.U419];&quot;,&quot;;[.V419];&quot;,&quot;;[.W419];&quot;,&quot;;[.X419];&quot;,&quot;;[.Y419];&quot;,&quot;;[.Z41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7,0,0,148662,5024930,1390816,772735,0,1011008,573873,0,0,0,0,0,0,148662,7207783,0,156557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7,0,0,148662,5024930,1390816,772735,0,1011008,573873,0,0,0,0,0,0,148662,7207783,0,156557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n River Montessori Charter Sch</text:p>
          </table:table-cell>
          <table:table-cell office:value-type="float" office:value="4137" calcext:value-type="float">
            <text:p>4,137</text:p>
          </table:table-cell>
          <table:table-cell table:formula="of:=VLOOKUP([.B420];[$Sheet2.A413:.C969];2)"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99" calcext:value-type="float">
            <text:p>15,499</text:p>
          </table:table-cell>
          <table:table-cell office:value-type="float" office:value="1070603" calcext:value-type="float">
            <text:p>1,070,603</text:p>
          </table:table-cell>
          <table:table-cell office:value-type="float" office:value="813008" calcext:value-type="float">
            <text:p>813,008</text:p>
          </table:table-cell>
          <table:table-cell office:value-type="float" office:value="226846" calcext:value-type="float">
            <text:p>226,846</text:p>
          </table:table-cell>
          <table:table-cell office:value-type="float" office:value="0" calcext:value-type="float">
            <text:p>0</text:p>
          </table:table-cell>
          <table:table-cell office:value-type="float" office:value="2110457" calcext:value-type="float">
            <text:p>2,110,457</text:p>
          </table:table-cell>
          <table:table-cell office:value-type="float" office:value="115859" calcext:value-type="float">
            <text:p>115,859</text:p>
          </table:table-cell>
          <table:table-cell office:value-type="float" office:value="2241815" calcext:value-type="float">
            <text:p>2,241,815</text:p>
          </table:table-cell>
          <table:table-cell office:value-type="float" office:value="40869" calcext:value-type="float">
            <text:p>40,869</text:p>
          </table:table-cell>
          <table:table-cell office:value-type="float" office:value="105543" calcext:value-type="float">
            <text:p>105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8227" calcext:value-type="float">
            <text:p>2,388,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15" calcext:value-type="float">
            <text:p>149,215</text:p>
          </table:table-cell>
          <table:table-cell office:value-type="float" office:value="2110733" calcext:value-type="float">
            <text:p>2,110,733</text:p>
          </table:table-cell>
          <table:table-cell office:value-type="float" office:value="0" calcext:value-type="float">
            <text:p>0</text:p>
          </table:table-cell>
          <table:table-cell office:value-type="float" office:value="128280" calcext:value-type="float">
            <text:p>128,280</text:p>
          </table:table-cell>
          <table:table-cell/>
          <table:table-cell table:formula="of:=CONCATENATE([.$AB$5];[.$AA$5];[.C420];&quot;,&quot;;[.D420];&quot;,&quot;;[.E420];&quot;,&quot;;[.F420];&quot;,&quot;;[.H420];&quot;,&quot;;[.I420];&quot;,&quot;;[.J420];&quot;,&quot;;[.K420];&quot;,&quot;;[.M420];&quot;,&quot;;[.O420];&quot;,&quot;;[.P420];&quot;,&quot;;[.Q420];&quot;,&quot;;[.R420];&quot;,&quot;;[.S420];&quot;,&quot;;[.U420];&quot;,&quot;;[.V420];&quot;,&quot;;[.W420];&quot;,&quot;;[.X420];&quot;,&quot;;[.Y420];&quot;,&quot;;[.Z42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8,0,0,15499,1070603,813008,226846,0,115859,40869,105543,0,0,0,0,0,149215,2110733,0,12828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38,0,0,15499,1070603,813008,226846,0,115859,40869,105543,0,0,0,0,0,149215,2110733,0,12828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VEWORKS ACADEMY FOR ARTS</text:p>
          </table:table-cell>
          <table:table-cell office:value-type="float" office:value="4139" calcext:value-type="float">
            <text:p>4,139</text:p>
          </table:table-cell>
          <table:table-cell table:formula="of:=VLOOKUP([.B421];[$Sheet2.A414:.C970];2)"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82" calcext:value-type="float">
            <text:p>10,082</text:p>
          </table:table-cell>
          <table:table-cell office:value-type="float" office:value="1504253" calcext:value-type="float">
            <text:p>1,504,253</text:p>
          </table:table-cell>
          <table:table-cell office:value-type="float" office:value="682387" calcext:value-type="float">
            <text:p>682,387</text:p>
          </table:table-cell>
          <table:table-cell office:value-type="float" office:value="196514" calcext:value-type="float">
            <text:p>196,514</text:p>
          </table:table-cell>
          <table:table-cell office:value-type="float" office:value="0" calcext:value-type="float">
            <text:p>0</text:p>
          </table:table-cell>
          <table:table-cell office:value-type="float" office:value="2383155" calcext:value-type="float">
            <text:p>2,383,155</text:p>
          </table:table-cell>
          <table:table-cell office:value-type="float" office:value="611432" calcext:value-type="float">
            <text:p>611,432</text:p>
          </table:table-cell>
          <table:table-cell office:value-type="float" office:value="3004669" calcext:value-type="float">
            <text:p>3,004,669</text:p>
          </table:table-cell>
          <table:table-cell office:value-type="float" office:value="67968" calcext:value-type="float">
            <text:p>67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2637" calcext:value-type="float">
            <text:p>3,072,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2" calcext:value-type="float">
            <text:p>10,082</text:p>
          </table:table-cell>
          <table:table-cell office:value-type="float" office:value="2383791" calcext:value-type="float">
            <text:p>2,383,791</text:p>
          </table:table-cell>
          <table:table-cell office:value-type="float" office:value="0" calcext:value-type="float">
            <text:p>0</text:p>
          </table:table-cell>
          <table:table-cell office:value-type="float" office:value="678765" calcext:value-type="float">
            <text:p>678,765</text:p>
          </table:table-cell>
          <table:table-cell/>
          <table:table-cell table:formula="of:=CONCATENATE([.$AB$5];[.$AA$5];[.C421];&quot;,&quot;;[.D421];&quot;,&quot;;[.E421];&quot;,&quot;;[.F421];&quot;,&quot;;[.H421];&quot;,&quot;;[.I421];&quot;,&quot;;[.J421];&quot;,&quot;;[.K421];&quot;,&quot;;[.M421];&quot;,&quot;;[.O421];&quot;,&quot;;[.P421];&quot;,&quot;;[.Q421];&quot;,&quot;;[.R421];&quot;,&quot;;[.S421];&quot;,&quot;;[.U421];&quot;,&quot;;[.V421];&quot;,&quot;;[.W421];&quot;,&quot;;[.X421];&quot;,&quot;;[.Y421];&quot;,&quot;;[.Z42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0,0,0,10082,1504253,682387,196514,0,611432,67968,0,0,0,0,0,0,10082,2383791,0,67876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0,0,0,10082,1504253,682387,196514,0,611432,67968,0,0,0,0,0,0,10082,2383791,0,67876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YINGHUA ACADEMY</text:p>
          </table:table-cell>
          <table:table-cell office:value-type="float" office:value="4140" calcext:value-type="float">
            <text:p>4,140</text:p>
          </table:table-cell>
          <table:table-cell table:formula="of:=VLOOKUP([.B422];[$Sheet2.A415:.C971];2)"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874" calcext:value-type="float">
            <text:p>169,874</text:p>
          </table:table-cell>
          <table:table-cell office:value-type="float" office:value="6305491" calcext:value-type="float">
            <text:p>6,305,491</text:p>
          </table:table-cell>
          <table:table-cell office:value-type="float" office:value="692998" calcext:value-type="float">
            <text:p>692,998</text:p>
          </table:table-cell>
          <table:table-cell office:value-type="float" office:value="1546224" calcext:value-type="float">
            <text:p>1,546,224</text:p>
          </table:table-cell>
          <table:table-cell office:value-type="float" office:value="0" calcext:value-type="float">
            <text:p>0</text:p>
          </table:table-cell>
          <table:table-cell office:value-type="float" office:value="8544713" calcext:value-type="float">
            <text:p>8,544,713</text:p>
          </table:table-cell>
          <table:table-cell office:value-type="float" office:value="390312" calcext:value-type="float">
            <text:p>390,312</text:p>
          </table:table-cell>
          <table:table-cell office:value-type="float" office:value="9104899" calcext:value-type="float">
            <text:p>9,104,899</text:p>
          </table:table-cell>
          <table:table-cell office:value-type="float" office:value="502859" calcext:value-type="float">
            <text:p>502,859</text:p>
          </table:table-cell>
          <table:table-cell office:value-type="float" office:value="429428" calcext:value-type="float">
            <text:p>429,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37186" calcext:value-type="float">
            <text:p>10,037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932" calcext:value-type="float">
            <text:p>600,932</text:p>
          </table:table-cell>
          <table:table-cell office:value-type="float" office:value="8558006" calcext:value-type="float">
            <text:p>8,558,006</text:p>
          </table:table-cell>
          <table:table-cell office:value-type="float" office:value="0" calcext:value-type="float">
            <text:p>0</text:p>
          </table:table-cell>
          <table:table-cell office:value-type="float" office:value="878247" calcext:value-type="float">
            <text:p>878,247</text:p>
          </table:table-cell>
          <table:table-cell/>
          <table:table-cell table:formula="of:=CONCATENATE([.$AB$5];[.$AA$5];[.C422];&quot;,&quot;;[.D422];&quot;,&quot;;[.E422];&quot;,&quot;;[.F422];&quot;,&quot;;[.H422];&quot;,&quot;;[.I422];&quot;,&quot;;[.J422];&quot;,&quot;;[.K422];&quot;,&quot;;[.M422];&quot;,&quot;;[.O422];&quot;,&quot;;[.P422];&quot;,&quot;;[.Q422];&quot;,&quot;;[.R422];&quot;,&quot;;[.S422];&quot;,&quot;;[.U422];&quot;,&quot;;[.V422];&quot;,&quot;;[.W422];&quot;,&quot;;[.X422];&quot;,&quot;;[.Y422];&quot;,&quot;;[.Z42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1,0,0,169874,6305491,692998,1546224,0,390312,502859,429428,0,0,0,0,0,600932,8558006,0,87824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1,0,0,169874,6305491,692998,1546224,0,390312,502859,429428,0,0,0,0,0,600932,8558006,0,87824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RIDE Academy</text:p>
          </table:table-cell>
          <table:table-cell office:value-type="float" office:value="4142" calcext:value-type="float">
            <text:p>4,142</text:p>
          </table:table-cell>
          <table:table-cell table:formula="of:=VLOOKUP([.B423];[$Sheet2.A416:.C972];2)"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162" calcext:value-type="float">
            <text:p>64,162</text:p>
          </table:table-cell>
          <table:table-cell office:value-type="float" office:value="4848245" calcext:value-type="float">
            <text:p>4,848,245</text:p>
          </table:table-cell>
          <table:table-cell office:value-type="float" office:value="695023" calcext:value-type="float">
            <text:p>695,023</text:p>
          </table:table-cell>
          <table:table-cell office:value-type="float" office:value="952550" calcext:value-type="float">
            <text:p>952,550</text:p>
          </table:table-cell>
          <table:table-cell office:value-type="float" office:value="0" calcext:value-type="float">
            <text:p>0</text:p>
          </table:table-cell>
          <table:table-cell office:value-type="float" office:value="6495818" calcext:value-type="float">
            <text:p>6,495,818</text:p>
          </table:table-cell>
          <table:table-cell office:value-type="float" office:value="851673" calcext:value-type="float">
            <text:p>851,673</text:p>
          </table:table-cell>
          <table:table-cell office:value-type="float" office:value="7411654" calcext:value-type="float">
            <text:p>7,411,654</text:p>
          </table:table-cell>
          <table:table-cell office:value-type="float" office:value="489089" calcext:value-type="float">
            <text:p>489,0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00743" calcext:value-type="float">
            <text:p>7,900,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65" calcext:value-type="float">
            <text:p>65,565</text:p>
          </table:table-cell>
          <table:table-cell office:value-type="float" office:value="6505684" calcext:value-type="float">
            <text:p>6,505,684</text:p>
          </table:table-cell>
          <table:table-cell office:value-type="float" office:value="0" calcext:value-type="float">
            <text:p>0</text:p>
          </table:table-cell>
          <table:table-cell office:value-type="float" office:value="1329493" calcext:value-type="float">
            <text:p>1,329,493</text:p>
          </table:table-cell>
          <table:table-cell/>
          <table:table-cell table:formula="of:=CONCATENATE([.$AB$5];[.$AA$5];[.C423];&quot;,&quot;;[.D423];&quot;,&quot;;[.E423];&quot;,&quot;;[.F423];&quot;,&quot;;[.H423];&quot;,&quot;;[.I423];&quot;,&quot;;[.J423];&quot;,&quot;;[.K423];&quot;,&quot;;[.M423];&quot;,&quot;;[.O423];&quot;,&quot;;[.P423];&quot;,&quot;;[.Q423];&quot;,&quot;;[.R423];&quot;,&quot;;[.S423];&quot;,&quot;;[.U423];&quot;,&quot;;[.V423];&quot;,&quot;;[.W423];&quot;,&quot;;[.X423];&quot;,&quot;;[.Y423];&quot;,&quot;;[.Z42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3,0,0,64162,4848245,695023,952550,0,851673,489089,0,0,0,0,0,0,65565,6505684,0,132949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3,0,0,64162,4848245,695023,952550,0,851673,489089,0,0,0,0,0,0,65565,6505684,0,132949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Millennium Academy</text:p>
          </table:table-cell>
          <table:table-cell office:value-type="float" office:value="4143" calcext:value-type="float">
            <text:p>4,143</text:p>
          </table:table-cell>
          <table:table-cell table:formula="of:=VLOOKUP([.B424];[$Sheet2.A417:.C973];2)"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6119" calcext:value-type="float">
            <text:p>276,119</text:p>
          </table:table-cell>
          <table:table-cell office:value-type="float" office:value="7461247" calcext:value-type="float">
            <text:p>7,461,247</text:p>
          </table:table-cell>
          <table:table-cell office:value-type="float" office:value="1038747" calcext:value-type="float">
            <text:p>1,038,747</text:p>
          </table:table-cell>
          <table:table-cell office:value-type="float" office:value="1461589" calcext:value-type="float">
            <text:p>1,461,589</text:p>
          </table:table-cell>
          <table:table-cell office:value-type="float" office:value="0" calcext:value-type="float">
            <text:p>0</text:p>
          </table:table-cell>
          <table:table-cell office:value-type="float" office:value="9961584" calcext:value-type="float">
            <text:p>9,961,584</text:p>
          </table:table-cell>
          <table:table-cell office:value-type="float" office:value="3016029" calcext:value-type="float">
            <text:p>3,016,029</text:p>
          </table:table-cell>
          <table:table-cell office:value-type="float" office:value="13253731" calcext:value-type="float">
            <text:p>13,253,731</text:p>
          </table:table-cell>
          <table:table-cell office:value-type="float" office:value="906276" calcext:value-type="float">
            <text:p>906,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60008" calcext:value-type="float">
            <text:p>14,16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931" calcext:value-type="float">
            <text:p>278,931</text:p>
          </table:table-cell>
          <table:table-cell office:value-type="float" office:value="10002685" calcext:value-type="float">
            <text:p>10,002,685</text:p>
          </table:table-cell>
          <table:table-cell office:value-type="float" office:value="0" calcext:value-type="float">
            <text:p>0</text:p>
          </table:table-cell>
          <table:table-cell office:value-type="float" office:value="3878392" calcext:value-type="float">
            <text:p>3,878,392</text:p>
          </table:table-cell>
          <table:table-cell/>
          <table:table-cell table:formula="of:=CONCATENATE([.$AB$5];[.$AA$5];[.C424];&quot;,&quot;;[.D424];&quot;,&quot;;[.E424];&quot;,&quot;;[.F424];&quot;,&quot;;[.H424];&quot;,&quot;;[.I424];&quot;,&quot;;[.J424];&quot;,&quot;;[.K424];&quot;,&quot;;[.M424];&quot;,&quot;;[.O424];&quot;,&quot;;[.P424];&quot;,&quot;;[.Q424];&quot;,&quot;;[.R424];&quot;,&quot;;[.S424];&quot;,&quot;;[.U424];&quot;,&quot;;[.V424];&quot;,&quot;;[.W424];&quot;,&quot;;[.X424];&quot;,&quot;;[.Y424];&quot;,&quot;;[.Z42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4,0,0,276119,7461247,1038747,1461589,0,3016029,906276,0,0,0,0,0,0,278931,10002685,0,387839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4,0,0,276119,7461247,1038747,1461589,0,3016029,906276,0,0,0,0,0,0,278931,10002685,0,387839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EEN ISLE COMMUNITY SCHOOL</text:p>
          </table:table-cell>
          <table:table-cell office:value-type="float" office:value="4144" calcext:value-type="float">
            <text:p>4,144</text:p>
          </table:table-cell>
          <table:table-cell table:formula="of:=VLOOKUP([.B425];[$Sheet2.A418:.C974];2)"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516" calcext:value-type="float">
            <text:p>42,516</text:p>
          </table:table-cell>
          <table:table-cell office:value-type="float" office:value="313386" calcext:value-type="float">
            <text:p>313,386</text:p>
          </table:table-cell>
          <table:table-cell office:value-type="float" office:value="224394" calcext:value-type="float">
            <text:p>224,394</text:p>
          </table:table-cell>
          <table:table-cell office:value-type="float" office:value="72315" calcext:value-type="float">
            <text:p>72,315</text:p>
          </table:table-cell>
          <table:table-cell office:value-type="float" office:value="0" calcext:value-type="float">
            <text:p>0</text:p>
          </table:table-cell>
          <table:table-cell office:value-type="float" office:value="610095" calcext:value-type="float">
            <text:p>610,095</text:p>
          </table:table-cell>
          <table:table-cell office:value-type="float" office:value="45337" calcext:value-type="float">
            <text:p>45,337</text:p>
          </table:table-cell>
          <table:table-cell office:value-type="float" office:value="697947" calcext:value-type="float">
            <text:p>697,947</text:p>
          </table:table-cell>
          <table:table-cell office:value-type="float" office:value="71322" calcext:value-type="float">
            <text:p>71,322</text:p>
          </table:table-cell>
          <table:table-cell office:value-type="float" office:value="243794" calcext:value-type="float">
            <text:p>243,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064" calcext:value-type="float">
            <text:p>1,013,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549" calcext:value-type="float">
            <text:p>286,549</text:p>
          </table:table-cell>
          <table:table-cell office:value-type="float" office:value="611229" calcext:value-type="float">
            <text:p>611,229</text:p>
          </table:table-cell>
          <table:table-cell office:value-type="float" office:value="0" calcext:value-type="float">
            <text:p>0</text:p>
          </table:table-cell>
          <table:table-cell office:value-type="float" office:value="115286" calcext:value-type="float">
            <text:p>115,286</text:p>
          </table:table-cell>
          <table:table-cell/>
          <table:table-cell table:formula="of:=CONCATENATE([.$AB$5];[.$AA$5];[.C425];&quot;,&quot;;[.D425];&quot;,&quot;;[.E425];&quot;,&quot;;[.F425];&quot;,&quot;;[.H425];&quot;,&quot;;[.I425];&quot;,&quot;;[.J425];&quot;,&quot;;[.K425];&quot;,&quot;;[.M425];&quot;,&quot;;[.O425];&quot;,&quot;;[.P425];&quot;,&quot;;[.Q425];&quot;,&quot;;[.R425];&quot;,&quot;;[.S425];&quot;,&quot;;[.U425];&quot;,&quot;;[.V425];&quot;,&quot;;[.W425];&quot;,&quot;;[.X425];&quot;,&quot;;[.Y425];&quot;,&quot;;[.Z42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5,0,0,42516,313386,224394,72315,0,45337,71322,243794,0,0,0,0,0,286549,611229,0,11528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5,0,0,42516,313386,224394,72315,0,45337,71322,243794,0,0,0,0,0,286549,611229,0,11528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IRCH GROVE COMMUNITY SCHOOL</text:p>
          </table:table-cell>
          <table:table-cell office:value-type="float" office:value="4145" calcext:value-type="float">
            <text:p>4,145</text:p>
          </table:table-cell>
          <table:table-cell table:formula="of:=VLOOKUP([.B426];[$Sheet2.A419:.C975];2)"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774" calcext:value-type="float">
            <text:p>61,774</text:p>
          </table:table-cell>
          <table:table-cell office:value-type="float" office:value="304290" calcext:value-type="float">
            <text:p>304,290</text:p>
          </table:table-cell>
          <table:table-cell office:value-type="float" office:value="108190" calcext:value-type="float">
            <text:p>108,190</text:p>
          </table:table-cell>
          <table:table-cell office:value-type="float" office:value="45220" calcext:value-type="float">
            <text:p>45,220</text:p>
          </table:table-cell>
          <table:table-cell office:value-type="float" office:value="0" calcext:value-type="float">
            <text:p>0</text:p>
          </table:table-cell>
          <table:table-cell office:value-type="float" office:value="457700" calcext:value-type="float">
            <text:p>457,700</text:p>
          </table:table-cell>
          <table:table-cell office:value-type="float" office:value="20488" calcext:value-type="float">
            <text:p>20,488</text:p>
          </table:table-cell>
          <table:table-cell office:value-type="float" office:value="539963" calcext:value-type="float">
            <text:p>539,963</text:p>
          </table:table-cell>
          <table:table-cell office:value-type="float" office:value="16822" calcext:value-type="float">
            <text:p>16,822</text:p>
          </table:table-cell>
          <table:table-cell office:value-type="float" office:value="116042" calcext:value-type="float">
            <text:p>116,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2827" calcext:value-type="float">
            <text:p>672,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370" calcext:value-type="float">
            <text:p>181,370</text:p>
          </table:table-cell>
          <table:table-cell office:value-type="float" office:value="468491" calcext:value-type="float">
            <text:p>468,491</text:p>
          </table:table-cell>
          <table:table-cell office:value-type="float" office:value="0" calcext:value-type="float">
            <text:p>0</text:p>
          </table:table-cell>
          <table:table-cell office:value-type="float" office:value="22967" calcext:value-type="float">
            <text:p>22,967</text:p>
          </table:table-cell>
          <table:table-cell/>
          <table:table-cell table:formula="of:=CONCATENATE([.$AB$5];[.$AA$5];[.C426];&quot;,&quot;;[.D426];&quot;,&quot;;[.E426];&quot;,&quot;;[.F426];&quot;,&quot;;[.H426];&quot;,&quot;;[.I426];&quot;,&quot;;[.J426];&quot;,&quot;;[.K426];&quot;,&quot;;[.M426];&quot;,&quot;;[.O426];&quot;,&quot;;[.P426];&quot;,&quot;;[.Q426];&quot;,&quot;;[.R426];&quot;,&quot;;[.S426];&quot;,&quot;;[.U426];&quot;,&quot;;[.V426];&quot;,&quot;;[.W426];&quot;,&quot;;[.X426];&quot;,&quot;;[.Y426];&quot;,&quot;;[.Z42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6,0,0,61774,304290,108190,45220,0,20488,16822,116042,0,0,0,0,0,181370,468491,0,2296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6,0,0,61774,304290,108190,45220,0,20488,16822,116042,0,0,0,0,0,181370,468491,0,2296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ERN LIGHTS COMMUNITY SCHOOL</text:p>
          </table:table-cell>
          <table:table-cell office:value-type="float" office:value="4146" calcext:value-type="float">
            <text:p>4,146</text:p>
          </table:table-cell>
          <table:table-cell table:formula="of:=VLOOKUP([.B427];[$Sheet2.A420:.C976];2)"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121" calcext:value-type="float">
            <text:p>54,121</text:p>
          </table:table-cell>
          <table:table-cell office:value-type="float" office:value="1013055" calcext:value-type="float">
            <text:p>1,013,055</text:p>
          </table:table-cell>
          <table:table-cell office:value-type="float" office:value="697759" calcext:value-type="float">
            <text:p>697,759</text:p>
          </table:table-cell>
          <table:table-cell office:value-type="float" office:value="165770" calcext:value-type="float">
            <text:p>165,770</text:p>
          </table:table-cell>
          <table:table-cell office:value-type="float" office:value="0" calcext:value-type="float">
            <text:p>0</text:p>
          </table:table-cell>
          <table:table-cell office:value-type="float" office:value="1876585" calcext:value-type="float">
            <text:p>1,876,585</text:p>
          </table:table-cell>
          <table:table-cell office:value-type="float" office:value="438895" calcext:value-type="float">
            <text:p>438,895</text:p>
          </table:table-cell>
          <table:table-cell office:value-type="float" office:value="2369601" calcext:value-type="float">
            <text:p>2,369,601</text:p>
          </table:table-cell>
          <table:table-cell office:value-type="float" office:value="49770" calcext:value-type="float">
            <text:p>49,7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9371" calcext:value-type="float">
            <text:p>2,419,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54" calcext:value-type="float">
            <text:p>57,954</text:p>
          </table:table-cell>
          <table:table-cell office:value-type="float" office:value="1877493" calcext:value-type="float">
            <text:p>1,877,493</text:p>
          </table:table-cell>
          <table:table-cell office:value-type="float" office:value="0" calcext:value-type="float">
            <text:p>0</text:p>
          </table:table-cell>
          <table:table-cell office:value-type="float" office:value="483924" calcext:value-type="float">
            <text:p>483,924</text:p>
          </table:table-cell>
          <table:table-cell/>
          <table:table-cell table:formula="of:=CONCATENATE([.$AB$5];[.$AA$5];[.C427];&quot;,&quot;;[.D427];&quot;,&quot;;[.E427];&quot;,&quot;;[.F427];&quot;,&quot;;[.H427];&quot;,&quot;;[.I427];&quot;,&quot;;[.J427];&quot;,&quot;;[.K427];&quot;,&quot;;[.M427];&quot;,&quot;;[.O427];&quot;,&quot;;[.P427];&quot;,&quot;;[.Q427];&quot;,&quot;;[.R427];&quot;,&quot;;[.S427];&quot;,&quot;;[.U427];&quot;,&quot;;[.V427];&quot;,&quot;;[.W427];&quot;,&quot;;[.X427];&quot;,&quot;;[.Y427];&quot;,&quot;;[.Z42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7,0,0,54121,1013055,697759,165770,0,438895,49770,0,0,0,0,0,0,57954,1877493,0,48392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7,0,0,54121,1013055,697759,165770,0,438895,49770,0,0,0,0,0,0,57954,1877493,0,48392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 ONLINE HIGH SCHOOL</text:p>
          </table:table-cell>
          <table:table-cell office:value-type="float" office:value="4150" calcext:value-type="float">
            <text:p>4,150</text:p>
          </table:table-cell>
          <table:table-cell table:formula="of:=VLOOKUP([.B428];[$Sheet2.A421:.C977];2)"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841" calcext:value-type="float">
            <text:p>60,841</text:p>
          </table:table-cell>
          <table:table-cell office:value-type="float" office:value="1847765" calcext:value-type="float">
            <text:p>1,847,765</text:p>
          </table:table-cell>
          <table:table-cell office:value-type="float" office:value="525760" calcext:value-type="float">
            <text:p>525,760</text:p>
          </table:table-cell>
          <table:table-cell office:value-type="float" office:value="195252" calcext:value-type="float">
            <text:p>195,252</text:p>
          </table:table-cell>
          <table:table-cell office:value-type="float" office:value="0" calcext:value-type="float">
            <text:p>0</text:p>
          </table:table-cell>
          <table:table-cell office:value-type="float" office:value="2568777" calcext:value-type="float">
            <text:p>2,568,777</text:p>
          </table:table-cell>
          <table:table-cell office:value-type="float" office:value="109280" calcext:value-type="float">
            <text:p>109,280</text:p>
          </table:table-cell>
          <table:table-cell office:value-type="float" office:value="2738898" calcext:value-type="float">
            <text:p>2,738,8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38898" calcext:value-type="float">
            <text:p>2,738,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41" calcext:value-type="float">
            <text:p>60,841</text:p>
          </table:table-cell>
          <table:table-cell office:value-type="float" office:value="2568777" calcext:value-type="float">
            <text:p>2,568,777</text:p>
          </table:table-cell>
          <table:table-cell office:value-type="float" office:value="0" calcext:value-type="float">
            <text:p>0</text:p>
          </table:table-cell>
          <table:table-cell office:value-type="float" office:value="109280" calcext:value-type="float">
            <text:p>109,280</text:p>
          </table:table-cell>
          <table:table-cell/>
          <table:table-cell table:formula="of:=CONCATENATE([.$AB$5];[.$AA$5];[.C428];&quot;,&quot;;[.D428];&quot;,&quot;;[.E428];&quot;,&quot;;[.F428];&quot;,&quot;;[.H428];&quot;,&quot;;[.I428];&quot;,&quot;;[.J428];&quot;,&quot;;[.K428];&quot;,&quot;;[.M428];&quot;,&quot;;[.O428];&quot;,&quot;;[.P428];&quot;,&quot;;[.Q428];&quot;,&quot;;[.R428];&quot;,&quot;;[.S428];&quot;,&quot;;[.U428];&quot;,&quot;;[.V428];&quot;,&quot;;[.W428];&quot;,&quot;;[.X428];&quot;,&quot;;[.Y428];&quot;,&quot;;[.Z42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8,0,0,60841,1847765,525760,195252,0,109280,0,0,0,0,0,0,0,60841,2568777,0,10928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8,0,0,60841,1847765,525760,195252,0,109280,0,0,0,0,0,0,0,60841,2568777,0,10928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VISIONS OFF CAMPUS SCHOOL</text:p>
          </table:table-cell>
          <table:table-cell office:value-type="float" office:value="4151" calcext:value-type="float">
            <text:p>4,151</text:p>
          </table:table-cell>
          <table:table-cell table:formula="of:=VLOOKUP([.B429];[$Sheet2.A422:.C978];2)"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254" calcext:value-type="float">
            <text:p>32,254</text:p>
          </table:table-cell>
          <table:table-cell office:value-type="float" office:value="952329" calcext:value-type="float">
            <text:p>952,329</text:p>
          </table:table-cell>
          <table:table-cell office:value-type="float" office:value="281451" calcext:value-type="float">
            <text:p>281,451</text:p>
          </table:table-cell>
          <table:table-cell office:value-type="float" office:value="67237" calcext:value-type="float">
            <text:p>67,237</text:p>
          </table:table-cell>
          <table:table-cell office:value-type="float" office:value="0" calcext:value-type="float">
            <text:p>0</text:p>
          </table:table-cell>
          <table:table-cell office:value-type="float" office:value="1301017" calcext:value-type="float">
            <text:p>1,301,017</text:p>
          </table:table-cell>
          <table:table-cell office:value-type="float" office:value="31607" calcext:value-type="float">
            <text:p>31,607</text:p>
          </table:table-cell>
          <table:table-cell office:value-type="float" office:value="1364878" calcext:value-type="float">
            <text:p>1,364,8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4878" calcext:value-type="float">
            <text:p>1,364,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54" calcext:value-type="float">
            <text:p>32,254</text:p>
          </table:table-cell>
          <table:table-cell office:value-type="float" office:value="1301017" calcext:value-type="float">
            <text:p>1,301,017</text:p>
          </table:table-cell>
          <table:table-cell office:value-type="float" office:value="0" calcext:value-type="float">
            <text:p>0</text:p>
          </table:table-cell>
          <table:table-cell office:value-type="float" office:value="31607" calcext:value-type="float">
            <text:p>31,607</text:p>
          </table:table-cell>
          <table:table-cell/>
          <table:table-cell table:formula="of:=CONCATENATE([.$AB$5];[.$AA$5];[.C429];&quot;,&quot;;[.D429];&quot;,&quot;;[.E429];&quot;,&quot;;[.F429];&quot;,&quot;;[.H429];&quot;,&quot;;[.I429];&quot;,&quot;;[.J429];&quot;,&quot;;[.K429];&quot;,&quot;;[.M429];&quot;,&quot;;[.O429];&quot;,&quot;;[.P429];&quot;,&quot;;[.Q429];&quot;,&quot;;[.R429];&quot;,&quot;;[.S429];&quot;,&quot;;[.U429];&quot;,&quot;;[.V429];&quot;,&quot;;[.W429];&quot;,&quot;;[.X429];&quot;,&quot;;[.Y429];&quot;,&quot;;[.Z42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9,0,0,32254,952329,281451,67237,0,31607,0,0,0,0,0,0,0,32254,1301017,0,3160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49,0,0,32254,952329,281451,67237,0,31607,0,0,0,0,0,0,0,32254,1301017,0,3160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in Cities German Immersion Chtr</text:p>
          </table:table-cell>
          <table:table-cell office:value-type="float" office:value="4152" calcext:value-type="float">
            <text:p>4,152</text:p>
          </table:table-cell>
          <table:table-cell table:formula="of:=VLOOKUP([.B430];[$Sheet2.A423:.C979];2)"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8316" calcext:value-type="float">
            <text:p>368,316</text:p>
          </table:table-cell>
          <table:table-cell office:value-type="float" office:value="4528458" calcext:value-type="float">
            <text:p>4,528,458</text:p>
          </table:table-cell>
          <table:table-cell office:value-type="float" office:value="1374506" calcext:value-type="float">
            <text:p>1,374,506</text:p>
          </table:table-cell>
          <table:table-cell office:value-type="float" office:value="1108671" calcext:value-type="float">
            <text:p>1,108,671</text:p>
          </table:table-cell>
          <table:table-cell office:value-type="float" office:value="0" calcext:value-type="float">
            <text:p>0</text:p>
          </table:table-cell>
          <table:table-cell office:value-type="float" office:value="7011635" calcext:value-type="float">
            <text:p>7,011,635</text:p>
          </table:table-cell>
          <table:table-cell office:value-type="float" office:value="239680" calcext:value-type="float">
            <text:p>239,680</text:p>
          </table:table-cell>
          <table:table-cell office:value-type="float" office:value="7619631" calcext:value-type="float">
            <text:p>7,619,631</text:p>
          </table:table-cell>
          <table:table-cell office:value-type="float" office:value="302608" calcext:value-type="float">
            <text:p>302,608</text:p>
          </table:table-cell>
          <table:table-cell office:value-type="float" office:value="275562" calcext:value-type="float">
            <text:p>275,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7801" calcext:value-type="float">
            <text:p>8,197,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309" calcext:value-type="float">
            <text:p>667,309</text:p>
          </table:table-cell>
          <table:table-cell office:value-type="float" office:value="7018785" calcext:value-type="float">
            <text:p>7,018,785</text:p>
          </table:table-cell>
          <table:table-cell office:value-type="float" office:value="0" calcext:value-type="float">
            <text:p>0</text:p>
          </table:table-cell>
          <table:table-cell office:value-type="float" office:value="511707" calcext:value-type="float">
            <text:p>511,707</text:p>
          </table:table-cell>
          <table:table-cell/>
          <table:table-cell table:formula="of:=CONCATENATE([.$AB$5];[.$AA$5];[.C430];&quot;,&quot;;[.D430];&quot;,&quot;;[.E430];&quot;,&quot;;[.F430];&quot;,&quot;;[.H430];&quot;,&quot;;[.I430];&quot;,&quot;;[.J430];&quot;,&quot;;[.K430];&quot;,&quot;;[.M430];&quot;,&quot;;[.O430];&quot;,&quot;;[.P430];&quot;,&quot;;[.Q430];&quot;,&quot;;[.R430];&quot;,&quot;;[.S430];&quot;,&quot;;[.U430];&quot;,&quot;;[.V430];&quot;,&quot;;[.W430];&quot;,&quot;;[.X430];&quot;,&quot;;[.Y430];&quot;,&quot;;[.Z43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0,0,0,368316,4528458,1374506,1108671,0,239680,302608,275562,0,0,0,0,0,667309,7018785,0,51170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0,0,0,368316,4528458,1374506,1108671,0,239680,302608,275562,0,0,0,0,0,667309,7018785,0,51170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dway Star Academy</text:p>
          </table:table-cell>
          <table:table-cell office:value-type="float" office:value="4153" calcext:value-type="float">
            <text:p>4,153</text:p>
          </table:table-cell>
          <table:table-cell table:formula="of:=VLOOKUP([.B431];[$Sheet2.A424:.C980];2)"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852" calcext:value-type="float">
            <text:p>83,852</text:p>
          </table:table-cell>
          <table:table-cell office:value-type="float" office:value="4762055" calcext:value-type="float">
            <text:p>4,762,055</text:p>
          </table:table-cell>
          <table:table-cell office:value-type="float" office:value="1353468" calcext:value-type="float">
            <text:p>1,353,468</text:p>
          </table:table-cell>
          <table:table-cell office:value-type="float" office:value="652454" calcext:value-type="float">
            <text:p>652,454</text:p>
          </table:table-cell>
          <table:table-cell office:value-type="float" office:value="0" calcext:value-type="float">
            <text:p>0</text:p>
          </table:table-cell>
          <table:table-cell office:value-type="float" office:value="6767978" calcext:value-type="float">
            <text:p>6,767,978</text:p>
          </table:table-cell>
          <table:table-cell office:value-type="float" office:value="710965" calcext:value-type="float">
            <text:p>710,965</text:p>
          </table:table-cell>
          <table:table-cell office:value-type="float" office:value="7562795" calcext:value-type="float">
            <text:p>7,562,795</text:p>
          </table:table-cell>
          <table:table-cell office:value-type="float" office:value="433830" calcext:value-type="float">
            <text:p>433,8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96624" calcext:value-type="float">
            <text:p>7,996,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52" calcext:value-type="float">
            <text:p>83,852</text:p>
          </table:table-cell>
          <table:table-cell office:value-type="float" office:value="6781772" calcext:value-type="float">
            <text:p>6,781,772</text:p>
          </table:table-cell>
          <table:table-cell office:value-type="float" office:value="0" calcext:value-type="float">
            <text:p>0</text:p>
          </table:table-cell>
          <table:table-cell office:value-type="float" office:value="1131000" calcext:value-type="float">
            <text:p>1,131,000</text:p>
          </table:table-cell>
          <table:table-cell/>
          <table:table-cell table:formula="of:=CONCATENATE([.$AB$5];[.$AA$5];[.C431];&quot;,&quot;;[.D431];&quot;,&quot;;[.E431];&quot;,&quot;;[.F431];&quot;,&quot;;[.H431];&quot;,&quot;;[.I431];&quot;,&quot;;[.J431];&quot;,&quot;;[.K431];&quot;,&quot;;[.M431];&quot;,&quot;;[.O431];&quot;,&quot;;[.P431];&quot;,&quot;;[.Q431];&quot;,&quot;;[.R431];&quot;,&quot;;[.S431];&quot;,&quot;;[.U431];&quot;,&quot;;[.V431];&quot;,&quot;;[.W431];&quot;,&quot;;[.X431];&quot;,&quot;;[.Y431];&quot;,&quot;;[.Z43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1,0,0,83852,4762055,1353468,652454,0,710965,433830,0,0,0,0,0,0,83852,6781772,0,113100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1,0,0,83852,4762055,1353468,652454,0,710965,433830,0,0,0,0,0,0,83852,6781772,0,113100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AYTAHWAUSH COMMUNITY SCHOOL</text:p>
          </table:table-cell>
          <table:table-cell office:value-type="float" office:value="4155" calcext:value-type="float">
            <text:p>4,155</text:p>
          </table:table-cell>
          <table:table-cell table:formula="of:=VLOOKUP([.B432];[$Sheet2.A425:.C981];2)"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279" calcext:value-type="float">
            <text:p>15,279</text:p>
          </table:table-cell>
          <table:table-cell office:value-type="float" office:value="1297996" calcext:value-type="float">
            <text:p>1,297,996</text:p>
          </table:table-cell>
          <table:table-cell office:value-type="float" office:value="586701" calcext:value-type="float">
            <text:p>586,701</text:p>
          </table:table-cell>
          <table:table-cell office:value-type="float" office:value="194856" calcext:value-type="float">
            <text:p>194,856</text:p>
          </table:table-cell>
          <table:table-cell office:value-type="float" office:value="0" calcext:value-type="float">
            <text:p>0</text:p>
          </table:table-cell>
          <table:table-cell office:value-type="float" office:value="2079552" calcext:value-type="float">
            <text:p>2,079,552</text:p>
          </table:table-cell>
          <table:table-cell office:value-type="float" office:value="1660636" calcext:value-type="float">
            <text:p>1,660,636</text:p>
          </table:table-cell>
          <table:table-cell office:value-type="float" office:value="3755467" calcext:value-type="float">
            <text:p>3,755,467</text:p>
          </table:table-cell>
          <table:table-cell office:value-type="float" office:value="142894" calcext:value-type="float">
            <text:p>142,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8361" calcext:value-type="float">
            <text:p>3,898,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81" calcext:value-type="float">
            <text:p>21,581</text:p>
          </table:table-cell>
          <table:table-cell office:value-type="float" office:value="2088306" calcext:value-type="float">
            <text:p>2,088,306</text:p>
          </table:table-cell>
          <table:table-cell office:value-type="float" office:value="0" calcext:value-type="float">
            <text:p>0</text:p>
          </table:table-cell>
          <table:table-cell office:value-type="float" office:value="1788475" calcext:value-type="float">
            <text:p>1,788,475</text:p>
          </table:table-cell>
          <table:table-cell/>
          <table:table-cell table:formula="of:=CONCATENATE([.$AB$5];[.$AA$5];[.C432];&quot;,&quot;;[.D432];&quot;,&quot;;[.E432];&quot;,&quot;;[.F432];&quot;,&quot;;[.H432];&quot;,&quot;;[.I432];&quot;,&quot;;[.J432];&quot;,&quot;;[.K432];&quot;,&quot;;[.M432];&quot;,&quot;;[.O432];&quot;,&quot;;[.P432];&quot;,&quot;;[.Q432];&quot;,&quot;;[.R432];&quot;,&quot;;[.S432];&quot;,&quot;;[.U432];&quot;,&quot;;[.V432];&quot;,&quot;;[.W432];&quot;,&quot;;[.X432];&quot;,&quot;;[.Y432];&quot;,&quot;;[.Z43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2,0,0,15279,1297996,586701,194856,0,1660636,142894,0,0,0,0,0,0,21581,2088306,0,178847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2,0,0,15279,1297996,586701,194856,0,1660636,142894,0,0,0,0,0,0,21581,2088306,0,178847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ven Hills Preparatory Academy</text:p>
          </table:table-cell>
          <table:table-cell office:value-type="float" office:value="4159" calcext:value-type="float">
            <text:p>4,159</text:p>
          </table:table-cell>
          <table:table-cell table:formula="of:=VLOOKUP([.B433];[$Sheet2.A426:.C982];2)"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3519" calcext:value-type="float">
            <text:p>243,519</text:p>
          </table:table-cell>
          <table:table-cell office:value-type="float" office:value="8922265" calcext:value-type="float">
            <text:p>8,922,265</text:p>
          </table:table-cell>
          <table:table-cell office:value-type="float" office:value="2503007" calcext:value-type="float">
            <text:p>2,503,007</text:p>
          </table:table-cell>
          <table:table-cell office:value-type="float" office:value="2029913" calcext:value-type="float">
            <text:p>2,029,913</text:p>
          </table:table-cell>
          <table:table-cell office:value-type="float" office:value="0" calcext:value-type="float">
            <text:p>0</text:p>
          </table:table-cell>
          <table:table-cell office:value-type="float" office:value="13455185" calcext:value-type="float">
            <text:p>13,455,185</text:p>
          </table:table-cell>
          <table:table-cell office:value-type="float" office:value="859023" calcext:value-type="float">
            <text:p>859,023</text:p>
          </table:table-cell>
          <table:table-cell office:value-type="float" office:value="14557727" calcext:value-type="float">
            <text:p>14,557,727</text:p>
          </table:table-cell>
          <table:table-cell office:value-type="float" office:value="821575" calcext:value-type="float">
            <text:p>821,575</text:p>
          </table:table-cell>
          <table:table-cell office:value-type="float" office:value="41100" calcext:value-type="float">
            <text:p>41,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20402" calcext:value-type="float">
            <text:p>15,420,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769" calcext:value-type="float">
            <text:p>284,769</text:p>
          </table:table-cell>
          <table:table-cell office:value-type="float" office:value="13468990" calcext:value-type="float">
            <text:p>13,468,990</text:p>
          </table:table-cell>
          <table:table-cell office:value-type="float" office:value="0" calcext:value-type="float">
            <text:p>0</text:p>
          </table:table-cell>
          <table:table-cell office:value-type="float" office:value="1666644" calcext:value-type="float">
            <text:p>1,666,644</text:p>
          </table:table-cell>
          <table:table-cell/>
          <table:table-cell table:formula="of:=CONCATENATE([.$AB$5];[.$AA$5];[.C433];&quot;,&quot;;[.D433];&quot;,&quot;;[.E433];&quot;,&quot;;[.F433];&quot;,&quot;;[.H433];&quot;,&quot;;[.I433];&quot;,&quot;;[.J433];&quot;,&quot;;[.K433];&quot;,&quot;;[.M433];&quot;,&quot;;[.O433];&quot;,&quot;;[.P433];&quot;,&quot;;[.Q433];&quot;,&quot;;[.R433];&quot;,&quot;;[.S433];&quot;,&quot;;[.U433];&quot;,&quot;;[.V433];&quot;,&quot;;[.W433];&quot;,&quot;;[.X433];&quot;,&quot;;[.Y433];&quot;,&quot;;[.Z43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3,0,0,243519,8922265,2503007,2029913,0,859023,821575,41100,0,0,0,0,0,284769,13468990,0,166664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3,0,0,243519,8922265,2503007,2029913,0,859023,821575,41100,0,0,0,0,0,284769,13468990,0,166664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ECTRUM HIGH SCHOOL</text:p>
          </table:table-cell>
          <table:table-cell office:value-type="float" office:value="4160" calcext:value-type="float">
            <text:p>4,160</text:p>
          </table:table-cell>
          <table:table-cell table:formula="of:=VLOOKUP([.B434];[$Sheet2.A427:.C983];2)"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0408" calcext:value-type="float">
            <text:p>430,408</text:p>
          </table:table-cell>
          <table:table-cell office:value-type="float" office:value="7096932" calcext:value-type="float">
            <text:p>7,096,932</text:p>
          </table:table-cell>
          <table:table-cell office:value-type="float" office:value="630911" calcext:value-type="float">
            <text:p>630,911</text:p>
          </table:table-cell>
          <table:table-cell office:value-type="float" office:value="1608799" calcext:value-type="float">
            <text:p>1,608,799</text:p>
          </table:table-cell>
          <table:table-cell office:value-type="float" office:value="0" calcext:value-type="float">
            <text:p>0</text:p>
          </table:table-cell>
          <table:table-cell office:value-type="float" office:value="9336642" calcext:value-type="float">
            <text:p>9,336,642</text:p>
          </table:table-cell>
          <table:table-cell office:value-type="float" office:value="271296" calcext:value-type="float">
            <text:p>271,296</text:p>
          </table:table-cell>
          <table:table-cell office:value-type="float" office:value="10038346" calcext:value-type="float">
            <text:p>10,038,346</text:p>
          </table:table-cell>
          <table:table-cell office:value-type="float" office:value="117429" calcext:value-type="float">
            <text:p>117,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5775" calcext:value-type="float">
            <text:p>10,155,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953" calcext:value-type="float">
            <text:p>520,953</text:p>
          </table:table-cell>
          <table:table-cell office:value-type="float" office:value="9337577" calcext:value-type="float">
            <text:p>9,337,577</text:p>
          </table:table-cell>
          <table:table-cell office:value-type="float" office:value="0" calcext:value-type="float">
            <text:p>0</text:p>
          </table:table-cell>
          <table:table-cell office:value-type="float" office:value="297245" calcext:value-type="float">
            <text:p>297,245</text:p>
          </table:table-cell>
          <table:table-cell/>
          <table:table-cell table:formula="of:=CONCATENATE([.$AB$5];[.$AA$5];[.C434];&quot;,&quot;;[.D434];&quot;,&quot;;[.E434];&quot;,&quot;;[.F434];&quot;,&quot;;[.H434];&quot;,&quot;;[.I434];&quot;,&quot;;[.J434];&quot;,&quot;;[.K434];&quot;,&quot;;[.M434];&quot;,&quot;;[.O434];&quot;,&quot;;[.P434];&quot;,&quot;;[.Q434];&quot;,&quot;;[.R434];&quot;,&quot;;[.S434];&quot;,&quot;;[.U434];&quot;,&quot;;[.V434];&quot;,&quot;;[.W434];&quot;,&quot;;[.X434];&quot;,&quot;;[.Y434];&quot;,&quot;;[.Z43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4,0,0,430408,7096932,630911,1608799,0,271296,117429,0,0,0,0,0,0,520953,9337577,0,29724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4,0,0,430408,7096932,630911,1608799,0,271296,117429,0,0,0,0,0,0,520953,9337577,0,29724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DISCOVERIES MONTESSORI ACADEMY</text:p>
          </table:table-cell>
          <table:table-cell office:value-type="float" office:value="4161" calcext:value-type="float">
            <text:p>4,161</text:p>
          </table:table-cell>
          <table:table-cell table:formula="of:=VLOOKUP([.B435];[$Sheet2.A428:.C984];2)"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266" calcext:value-type="float">
            <text:p>126,266</text:p>
          </table:table-cell>
          <table:table-cell office:value-type="float" office:value="1874265" calcext:value-type="float">
            <text:p>1,874,265</text:p>
          </table:table-cell>
          <table:table-cell office:value-type="float" office:value="2917235" calcext:value-type="float">
            <text:p>2,917,235</text:p>
          </table:table-cell>
          <table:table-cell office:value-type="float" office:value="390028" calcext:value-type="float">
            <text:p>390,028</text:p>
          </table:table-cell>
          <table:table-cell office:value-type="float" office:value="0" calcext:value-type="float">
            <text:p>0</text:p>
          </table:table-cell>
          <table:table-cell office:value-type="float" office:value="5181528" calcext:value-type="float">
            <text:p>5,181,528</text:p>
          </table:table-cell>
          <table:table-cell office:value-type="float" office:value="477481" calcext:value-type="float">
            <text:p>477,481</text:p>
          </table:table-cell>
          <table:table-cell office:value-type="float" office:value="5785276" calcext:value-type="float">
            <text:p>5,785,276</text:p>
          </table:table-cell>
          <table:table-cell office:value-type="float" office:value="256072" calcext:value-type="float">
            <text:p>256,072</text:p>
          </table:table-cell>
          <table:table-cell office:value-type="float" office:value="13390" calcext:value-type="float">
            <text:p>13,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4738" calcext:value-type="float">
            <text:p>6,054,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172" calcext:value-type="float">
            <text:p>133,172</text:p>
          </table:table-cell>
          <table:table-cell office:value-type="float" office:value="5202616" calcext:value-type="float">
            <text:p>5,202,616</text:p>
          </table:table-cell>
          <table:table-cell office:value-type="float" office:value="0" calcext:value-type="float">
            <text:p>0</text:p>
          </table:table-cell>
          <table:table-cell office:value-type="float" office:value="718951" calcext:value-type="float">
            <text:p>718,951</text:p>
          </table:table-cell>
          <table:table-cell/>
          <table:table-cell table:formula="of:=CONCATENATE([.$AB$5];[.$AA$5];[.C435];&quot;,&quot;;[.D435];&quot;,&quot;;[.E435];&quot;,&quot;;[.F435];&quot;,&quot;;[.H435];&quot;,&quot;;[.I435];&quot;,&quot;;[.J435];&quot;,&quot;;[.K435];&quot;,&quot;;[.M435];&quot;,&quot;;[.O435];&quot;,&quot;;[.P435];&quot;,&quot;;[.Q435];&quot;,&quot;;[.R435];&quot;,&quot;;[.S435];&quot;,&quot;;[.U435];&quot;,&quot;;[.V435];&quot;,&quot;;[.W435];&quot;,&quot;;[.X435];&quot;,&quot;;[.Y435];&quot;,&quot;;[.Z43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5,0,0,126266,1874265,2917235,390028,0,477481,256072,13390,0,0,0,0,0,133172,5202616,0,71895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5,0,0,126266,1874265,2917235,390028,0,477481,256072,13390,0,0,0,0,0,133172,5202616,0,71895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UTHSIDE FAMILY CHARTER SCHOOL</text:p>
          </table:table-cell>
          <table:table-cell office:value-type="float" office:value="4162" calcext:value-type="float">
            <text:p>4,162</text:p>
          </table:table-cell>
          <table:table-cell table:formula="of:=VLOOKUP([.B436];[$Sheet2.A429:.C985];2)"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8606" calcext:value-type="float">
            <text:p>168,606</text:p>
          </table:table-cell>
          <table:table-cell office:value-type="float" office:value="968780" calcext:value-type="float">
            <text:p>968,780</text:p>
          </table:table-cell>
          <table:table-cell office:value-type="float" office:value="488811" calcext:value-type="float">
            <text:p>488,811</text:p>
          </table:table-cell>
          <table:table-cell office:value-type="float" office:value="211966" calcext:value-type="float">
            <text:p>211,966</text:p>
          </table:table-cell>
          <table:table-cell office:value-type="float" office:value="0" calcext:value-type="float">
            <text:p>0</text:p>
          </table:table-cell>
          <table:table-cell office:value-type="float" office:value="1669557" calcext:value-type="float">
            <text:p>1,669,557</text:p>
          </table:table-cell>
          <table:table-cell office:value-type="float" office:value="303345" calcext:value-type="float">
            <text:p>303,345</text:p>
          </table:table-cell>
          <table:table-cell office:value-type="float" office:value="2141508" calcext:value-type="float">
            <text:p>2,141,508</text:p>
          </table:table-cell>
          <table:table-cell office:value-type="float" office:value="73148" calcext:value-type="float">
            <text:p>73,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4657" calcext:value-type="float">
            <text:p>2,214,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606" calcext:value-type="float">
            <text:p>168,606</text:p>
          </table:table-cell>
          <table:table-cell office:value-type="float" office:value="1670712" calcext:value-type="float">
            <text:p>1,670,712</text:p>
          </table:table-cell>
          <table:table-cell office:value-type="float" office:value="0" calcext:value-type="float">
            <text:p>0</text:p>
          </table:table-cell>
          <table:table-cell office:value-type="float" office:value="375339" calcext:value-type="float">
            <text:p>375,339</text:p>
          </table:table-cell>
          <table:table-cell/>
          <table:table-cell table:formula="of:=CONCATENATE([.$AB$5];[.$AA$5];[.C436];&quot;,&quot;;[.D436];&quot;,&quot;;[.E436];&quot;,&quot;;[.F436];&quot;,&quot;;[.H436];&quot;,&quot;;[.I436];&quot;,&quot;;[.J436];&quot;,&quot;;[.K436];&quot;,&quot;;[.M436];&quot;,&quot;;[.O436];&quot;,&quot;;[.P436];&quot;,&quot;;[.Q436];&quot;,&quot;;[.R436];&quot;,&quot;;[.S436];&quot;,&quot;;[.U436];&quot;,&quot;;[.V436];&quot;,&quot;;[.W436];&quot;,&quot;;[.X436];&quot;,&quot;;[.Y436];&quot;,&quot;;[.Z43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6,0,0,168606,968780,488811,211966,0,303345,73148,0,0,0,0,0,0,168606,1670712,0,3753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6,0,0,168606,968780,488811,211966,0,303345,73148,0,0,0,0,0,0,168606,1670712,0,3753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AURA JEFFREY ACADEMY CHARTER</text:p>
          </table:table-cell>
          <table:table-cell office:value-type="float" office:value="4164" calcext:value-type="float">
            <text:p>4,164</text:p>
          </table:table-cell>
          <table:table-cell table:formula="of:=VLOOKUP([.B437];[$Sheet2.A430:.C986];2)"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172" calcext:value-type="float">
            <text:p>48,172</text:p>
          </table:table-cell>
          <table:table-cell office:value-type="float" office:value="541600" calcext:value-type="float">
            <text:p>541,600</text:p>
          </table:table-cell>
          <table:table-cell office:value-type="float" office:value="805696" calcext:value-type="float">
            <text:p>805,696</text:p>
          </table:table-cell>
          <table:table-cell office:value-type="float" office:value="97967" calcext:value-type="float">
            <text:p>97,967</text:p>
          </table:table-cell>
          <table:table-cell office:value-type="float" office:value="0" calcext:value-type="float">
            <text:p>0</text:p>
          </table:table-cell>
          <table:table-cell office:value-type="float" office:value="1445263" calcext:value-type="float">
            <text:p>1,445,263</text:p>
          </table:table-cell>
          <table:table-cell office:value-type="float" office:value="216983" calcext:value-type="float">
            <text:p>216,983</text:p>
          </table:table-cell>
          <table:table-cell office:value-type="float" office:value="1710418" calcext:value-type="float">
            <text:p>1,710,418</text:p>
          </table:table-cell>
          <table:table-cell office:value-type="float" office:value="65851" calcext:value-type="float">
            <text:p>65,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6269" calcext:value-type="float">
            <text:p>1,776,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25" calcext:value-type="float">
            <text:p>50,425</text:p>
          </table:table-cell>
          <table:table-cell office:value-type="float" office:value="1446422" calcext:value-type="float">
            <text:p>1,446,422</text:p>
          </table:table-cell>
          <table:table-cell office:value-type="float" office:value="0" calcext:value-type="float">
            <text:p>0</text:p>
          </table:table-cell>
          <table:table-cell office:value-type="float" office:value="279421" calcext:value-type="float">
            <text:p>279,421</text:p>
          </table:table-cell>
          <table:table-cell/>
          <table:table-cell table:formula="of:=CONCATENATE([.$AB$5];[.$AA$5];[.C437];&quot;,&quot;;[.D437];&quot;,&quot;;[.E437];&quot;,&quot;;[.F437];&quot;,&quot;;[.H437];&quot;,&quot;;[.I437];&quot;,&quot;;[.J437];&quot;,&quot;;[.K437];&quot;,&quot;;[.M437];&quot;,&quot;;[.O437];&quot;,&quot;;[.P437];&quot;,&quot;;[.Q437];&quot;,&quot;;[.R437];&quot;,&quot;;[.S437];&quot;,&quot;;[.U437];&quot;,&quot;;[.V437];&quot;,&quot;;[.W437];&quot;,&quot;;[.X437];&quot;,&quot;;[.Y437];&quot;,&quot;;[.Z43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8,0,0,48172,541600,805696,97967,0,216983,65851,0,0,0,0,0,0,50425,1446422,0,27942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8,0,0,48172,541600,805696,97967,0,216983,65851,0,0,0,0,0,0,50425,1446422,0,27942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AST RANGE ACADEMY OF TECH-SCIENCE</text:p>
          </table:table-cell>
          <table:table-cell office:value-type="float" office:value="4166" calcext:value-type="float">
            <text:p>4,166</text:p>
          </table:table-cell>
          <table:table-cell table:formula="of:=VLOOKUP([.B438];[$Sheet2.A431:.C987];2)"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14" calcext:value-type="float">
            <text:p>5,114</text:p>
          </table:table-cell>
          <table:table-cell office:value-type="float" office:value="1789317" calcext:value-type="float">
            <text:p>1,789,317</text:p>
          </table:table-cell>
          <table:table-cell office:value-type="float" office:value="425665" calcext:value-type="float">
            <text:p>425,665</text:p>
          </table:table-cell>
          <table:table-cell office:value-type="float" office:value="100945" calcext:value-type="float">
            <text:p>100,945</text:p>
          </table:table-cell>
          <table:table-cell office:value-type="float" office:value="0" calcext:value-type="float">
            <text:p>0</text:p>
          </table:table-cell>
          <table:table-cell office:value-type="float" office:value="2315928" calcext:value-type="float">
            <text:p>2,315,928</text:p>
          </table:table-cell>
          <table:table-cell office:value-type="float" office:value="601530" calcext:value-type="float">
            <text:p>601,530</text:p>
          </table:table-cell>
          <table:table-cell office:value-type="float" office:value="2922572" calcext:value-type="float">
            <text:p>2,922,572</text:p>
          </table:table-cell>
          <table:table-cell office:value-type="float" office:value="55893" calcext:value-type="float">
            <text:p>55,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8465" calcext:value-type="float">
            <text:p>2,978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4" calcext:value-type="float">
            <text:p>5,114</text:p>
          </table:table-cell>
          <table:table-cell office:value-type="float" office:value="2316612" calcext:value-type="float">
            <text:p>2,316,612</text:p>
          </table:table-cell>
          <table:table-cell office:value-type="float" office:value="0" calcext:value-type="float">
            <text:p>0</text:p>
          </table:table-cell>
          <table:table-cell office:value-type="float" office:value="656739" calcext:value-type="float">
            <text:p>656,739</text:p>
          </table:table-cell>
          <table:table-cell/>
          <table:table-cell table:formula="of:=CONCATENATE([.$AB$5];[.$AA$5];[.C438];&quot;,&quot;;[.D438];&quot;,&quot;;[.E438];&quot;,&quot;;[.F438];&quot;,&quot;;[.H438];&quot;,&quot;;[.I438];&quot;,&quot;;[.J438];&quot;,&quot;;[.K438];&quot;,&quot;;[.M438];&quot;,&quot;;[.O438];&quot;,&quot;;[.P438];&quot;,&quot;;[.Q438];&quot;,&quot;;[.R438];&quot;,&quot;;[.S438];&quot;,&quot;;[.U438];&quot;,&quot;;[.V438];&quot;,&quot;;[.W438];&quot;,&quot;;[.X438];&quot;,&quot;;[.Y438];&quot;,&quot;;[.Z43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9,0,0,5114,1789317,425665,100945,0,601530,55893,0,0,0,0,0,0,5114,2316612,0,6567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59,0,0,5114,1789317,425665,100945,0,601530,55893,0,0,0,0,0,0,5114,2316612,0,6567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Spanish Language Acad</text:p>
          </table:table-cell>
          <table:table-cell office:value-type="float" office:value="4167" calcext:value-type="float">
            <text:p>4,167</text:p>
          </table:table-cell>
          <table:table-cell table:formula="of:=VLOOKUP([.B439];[$Sheet2.A432:.C988];2)"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5241" calcext:value-type="float">
            <text:p>1,125,241</text:p>
          </table:table-cell>
          <table:table-cell office:value-type="float" office:value="2732868" calcext:value-type="float">
            <text:p>2,732,868</text:p>
          </table:table-cell>
          <table:table-cell office:value-type="float" office:value="608201" calcext:value-type="float">
            <text:p>608,201</text:p>
          </table:table-cell>
          <table:table-cell office:value-type="float" office:value="674504" calcext:value-type="float">
            <text:p>674,504</text:p>
          </table:table-cell>
          <table:table-cell office:value-type="float" office:value="0" calcext:value-type="float">
            <text:p>0</text:p>
          </table:table-cell>
          <table:table-cell office:value-type="float" office:value="4015574" calcext:value-type="float">
            <text:p>4,015,574</text:p>
          </table:table-cell>
          <table:table-cell office:value-type="float" office:value="334146" calcext:value-type="float">
            <text:p>334,146</text:p>
          </table:table-cell>
          <table:table-cell office:value-type="float" office:value="5474960" calcext:value-type="float">
            <text:p>5,474,960</text:p>
          </table:table-cell>
          <table:table-cell office:value-type="float" office:value="189276" calcext:value-type="float">
            <text:p>189,276</text:p>
          </table:table-cell>
          <table:table-cell office:value-type="float" office:value="332959" calcext:value-type="float">
            <text:p>332,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7195" calcext:value-type="float">
            <text:p>5,997,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8200" calcext:value-type="float">
            <text:p>1,458,200</text:p>
          </table:table-cell>
          <table:table-cell office:value-type="float" office:value="4020321" calcext:value-type="float">
            <text:p>4,020,321</text:p>
          </table:table-cell>
          <table:table-cell office:value-type="float" office:value="0" calcext:value-type="float">
            <text:p>0</text:p>
          </table:table-cell>
          <table:table-cell office:value-type="float" office:value="518674" calcext:value-type="float">
            <text:p>518,674</text:p>
          </table:table-cell>
          <table:table-cell/>
          <table:table-cell table:formula="of:=CONCATENATE([.$AB$5];[.$AA$5];[.C439];&quot;,&quot;;[.D439];&quot;,&quot;;[.E439];&quot;,&quot;;[.F439];&quot;,&quot;;[.H439];&quot;,&quot;;[.I439];&quot;,&quot;;[.J439];&quot;,&quot;;[.K439];&quot;,&quot;;[.M439];&quot;,&quot;;[.O439];&quot;,&quot;;[.P439];&quot;,&quot;;[.Q439];&quot;,&quot;;[.R439];&quot;,&quot;;[.S439];&quot;,&quot;;[.U439];&quot;,&quot;;[.V439];&quot;,&quot;;[.W439];&quot;,&quot;;[.X439];&quot;,&quot;;[.Y439];&quot;,&quot;;[.Z43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0,0,0,1125241,2732868,608201,674504,0,334146,189276,332959,0,0,0,0,0,1458200,4020321,0,51867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0,0,0,1125241,2732868,608201,674504,0,334146,189276,332959,0,0,0,0,0,1458200,4020321,0,51867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LACIAL HILLS ELEMENTARY</text:p>
          </table:table-cell>
          <table:table-cell office:value-type="float" office:value="4168" calcext:value-type="float">
            <text:p>4,168</text:p>
          </table:table-cell>
          <table:table-cell table:formula="of:=VLOOKUP([.B440];[$Sheet2.A433:.C989];2)"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512" calcext:value-type="float">
            <text:p>112,512</text:p>
          </table:table-cell>
          <table:table-cell office:value-type="float" office:value="629180" calcext:value-type="float">
            <text:p>629,180</text:p>
          </table:table-cell>
          <table:table-cell office:value-type="float" office:value="228709" calcext:value-type="float">
            <text:p>228,709</text:p>
          </table:table-cell>
          <table:table-cell office:value-type="float" office:value="131713" calcext:value-type="float">
            <text:p>131,713</text:p>
          </table:table-cell>
          <table:table-cell office:value-type="float" office:value="0" calcext:value-type="float">
            <text:p>0</text:p>
          </table:table-cell>
          <table:table-cell office:value-type="float" office:value="989601" calcext:value-type="float">
            <text:p>989,601</text:p>
          </table:table-cell>
          <table:table-cell office:value-type="float" office:value="221876" calcext:value-type="float">
            <text:p>221,876</text:p>
          </table:table-cell>
          <table:table-cell office:value-type="float" office:value="1323989" calcext:value-type="float">
            <text:p>1,323,989</text:p>
          </table:table-cell>
          <table:table-cell office:value-type="float" office:value="81029" calcext:value-type="float">
            <text:p>81,029</text:p>
          </table:table-cell>
          <table:table-cell office:value-type="float" office:value="74294" calcext:value-type="float">
            <text:p>74,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312" calcext:value-type="float">
            <text:p>1,479,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805" calcext:value-type="float">
            <text:p>186,805</text:p>
          </table:table-cell>
          <table:table-cell office:value-type="float" office:value="991333" calcext:value-type="float">
            <text:p>991,333</text:p>
          </table:table-cell>
          <table:table-cell office:value-type="float" office:value="0" calcext:value-type="float">
            <text:p>0</text:p>
          </table:table-cell>
          <table:table-cell office:value-type="float" office:value="301173" calcext:value-type="float">
            <text:p>301,173</text:p>
          </table:table-cell>
          <table:table-cell/>
          <table:table-cell table:formula="of:=CONCATENATE([.$AB$5];[.$AA$5];[.C440];&quot;,&quot;;[.D440];&quot;,&quot;;[.E440];&quot;,&quot;;[.F440];&quot;,&quot;;[.H440];&quot;,&quot;;[.I440];&quot;,&quot;;[.J440];&quot;,&quot;;[.K440];&quot;,&quot;;[.M440];&quot;,&quot;;[.O440];&quot;,&quot;;[.P440];&quot;,&quot;;[.Q440];&quot;,&quot;;[.R440];&quot;,&quot;;[.S440];&quot;,&quot;;[.U440];&quot;,&quot;;[.V440];&quot;,&quot;;[.W440];&quot;,&quot;;[.X440];&quot;,&quot;;[.Y440];&quot;,&quot;;[.Z44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1,0,0,112512,629180,228709,131713,0,221876,81029,74294,0,0,0,0,0,186805,991333,0,30117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1,0,0,112512,629180,228709,131713,0,221876,81029,74294,0,0,0,0,0,186805,991333,0,30117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onebridge World School</text:p>
          </table:table-cell>
          <table:table-cell office:value-type="float" office:value="4169" calcext:value-type="float">
            <text:p>4,169</text:p>
          </table:table-cell>
          <table:table-cell table:formula="of:=VLOOKUP([.B441];[$Sheet2.A434:.C990];2)"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771" calcext:value-type="float">
            <text:p>85,771</text:p>
          </table:table-cell>
          <table:table-cell office:value-type="float" office:value="3068484" calcext:value-type="float">
            <text:p>3,068,484</text:p>
          </table:table-cell>
          <table:table-cell office:value-type="float" office:value="1319253" calcext:value-type="float">
            <text:p>1,319,253</text:p>
          </table:table-cell>
          <table:table-cell office:value-type="float" office:value="481309" calcext:value-type="float">
            <text:p>481,309</text:p>
          </table:table-cell>
          <table:table-cell office:value-type="float" office:value="0" calcext:value-type="float">
            <text:p>0</text:p>
          </table:table-cell>
          <table:table-cell office:value-type="float" office:value="4869046" calcext:value-type="float">
            <text:p>4,869,046</text:p>
          </table:table-cell>
          <table:table-cell office:value-type="float" office:value="715987" calcext:value-type="float">
            <text:p>715,987</text:p>
          </table:table-cell>
          <table:table-cell office:value-type="float" office:value="5670804" calcext:value-type="float">
            <text:p>5,670,804</text:p>
          </table:table-cell>
          <table:table-cell office:value-type="float" office:value="283352" calcext:value-type="float">
            <text:p>283,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4156" calcext:value-type="float">
            <text:p>5,954,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71" calcext:value-type="float">
            <text:p>85,771</text:p>
          </table:table-cell>
          <table:table-cell office:value-type="float" office:value="4879146" calcext:value-type="float">
            <text:p>4,879,146</text:p>
          </table:table-cell>
          <table:table-cell office:value-type="float" office:value="0" calcext:value-type="float">
            <text:p>0</text:p>
          </table:table-cell>
          <table:table-cell office:value-type="float" office:value="989239" calcext:value-type="float">
            <text:p>989,239</text:p>
          </table:table-cell>
          <table:table-cell/>
          <table:table-cell table:formula="of:=CONCATENATE([.$AB$5];[.$AA$5];[.C441];&quot;,&quot;;[.D441];&quot;,&quot;;[.E441];&quot;,&quot;;[.F441];&quot;,&quot;;[.H441];&quot;,&quot;;[.I441];&quot;,&quot;;[.J441];&quot;,&quot;;[.K441];&quot;,&quot;;[.M441];&quot;,&quot;;[.O441];&quot;,&quot;;[.P441];&quot;,&quot;;[.Q441];&quot;,&quot;;[.R441];&quot;,&quot;;[.S441];&quot;,&quot;;[.U441];&quot;,&quot;;[.V441];&quot;,&quot;;[.W441];&quot;,&quot;;[.X441];&quot;,&quot;;[.Y441];&quot;,&quot;;[.Z44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2,0,0,85771,3068484,1319253,481309,0,715987,283352,0,0,0,0,0,0,85771,4879146,0,9892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2,0,0,85771,3068484,1319253,481309,0,715987,283352,0,0,0,0,0,0,85771,4879146,0,9892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IAWATHA ACADEMIES</text:p>
          </table:table-cell>
          <table:table-cell office:value-type="float" office:value="4170" calcext:value-type="float">
            <text:p>4,170</text:p>
          </table:table-cell>
          <table:table-cell table:formula="of:=VLOOKUP([.B442];[$Sheet2.A435:.C991];2)"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748" calcext:value-type="float">
            <text:p>500,748</text:p>
          </table:table-cell>
          <table:table-cell office:value-type="float" office:value="16323048" calcext:value-type="float">
            <text:p>16,323,048</text:p>
          </table:table-cell>
          <table:table-cell office:value-type="float" office:value="5687534" calcext:value-type="float">
            <text:p>5,687,534</text:p>
          </table:table-cell>
          <table:table-cell office:value-type="float" office:value="2996626" calcext:value-type="float">
            <text:p>2,996,626</text:p>
          </table:table-cell>
          <table:table-cell office:value-type="float" office:value="0" calcext:value-type="float">
            <text:p>0</text:p>
          </table:table-cell>
          <table:table-cell office:value-type="float" office:value="25007208" calcext:value-type="float">
            <text:p>25,007,208</text:p>
          </table:table-cell>
          <table:table-cell office:value-type="float" office:value="3444391" calcext:value-type="float">
            <text:p>3,444,391</text:p>
          </table:table-cell>
          <table:table-cell office:value-type="float" office:value="28952346" calcext:value-type="float">
            <text:p>28,952,346</text:p>
          </table:table-cell>
          <table:table-cell office:value-type="float" office:value="1187465" calcext:value-type="float">
            <text:p>1,187,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39811" calcext:value-type="float">
            <text:p>30,139,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748" calcext:value-type="float">
            <text:p>500,748</text:p>
          </table:table-cell>
          <table:table-cell office:value-type="float" office:value="25029226" calcext:value-type="float">
            <text:p>25,029,226</text:p>
          </table:table-cell>
          <table:table-cell office:value-type="float" office:value="0" calcext:value-type="float">
            <text:p>0</text:p>
          </table:table-cell>
          <table:table-cell office:value-type="float" office:value="4609837" calcext:value-type="float">
            <text:p>4,609,837</text:p>
          </table:table-cell>
          <table:table-cell/>
          <table:table-cell table:formula="of:=CONCATENATE([.$AB$5];[.$AA$5];[.C442];&quot;,&quot;;[.D442];&quot;,&quot;;[.E442];&quot;,&quot;;[.F442];&quot;,&quot;;[.H442];&quot;,&quot;;[.I442];&quot;,&quot;;[.J442];&quot;,&quot;;[.K442];&quot;,&quot;;[.M442];&quot;,&quot;;[.O442];&quot;,&quot;;[.P442];&quot;,&quot;;[.Q442];&quot;,&quot;;[.R442];&quot;,&quot;;[.S442];&quot;,&quot;;[.U442];&quot;,&quot;;[.V442];&quot;,&quot;;[.W442];&quot;,&quot;;[.X442];&quot;,&quot;;[.Y442];&quot;,&quot;;[.Z44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3,0,0,500748,16323048,5687534,2996626,0,3444391,1187465,0,0,0,0,0,0,500748,25029226,0,460983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3,0,0,500748,16323048,5687534,2996626,0,3444391,1187465,0,0,0,0,0,0,500748,25029226,0,460983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BLE ACADEMY</text:p>
          </table:table-cell>
          <table:table-cell office:value-type="float" office:value="4171" calcext:value-type="float">
            <text:p>4,171</text:p>
          </table:table-cell>
          <table:table-cell table:formula="of:=VLOOKUP([.B443];[$Sheet2.A436:.C992];2)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482" calcext:value-type="float">
            <text:p>47,482</text:p>
          </table:table-cell>
          <table:table-cell office:value-type="float" office:value="7399370" calcext:value-type="float">
            <text:p>7,399,370</text:p>
          </table:table-cell>
          <table:table-cell office:value-type="float" office:value="229665" calcext:value-type="float">
            <text:p>229,665</text:p>
          </table:table-cell>
          <table:table-cell office:value-type="float" office:value="1371080" calcext:value-type="float">
            <text:p>1,371,080</text:p>
          </table:table-cell>
          <table:table-cell office:value-type="float" office:value="0" calcext:value-type="float">
            <text:p>0</text:p>
          </table:table-cell>
          <table:table-cell office:value-type="float" office:value="9000115" calcext:value-type="float">
            <text:p>9,000,115</text:p>
          </table:table-cell>
          <table:table-cell office:value-type="float" office:value="1948607" calcext:value-type="float">
            <text:p>1,948,607</text:p>
          </table:table-cell>
          <table:table-cell office:value-type="float" office:value="10996204" calcext:value-type="float">
            <text:p>10,996,204</text:p>
          </table:table-cell>
          <table:table-cell office:value-type="float" office:value="767829" calcext:value-type="float">
            <text:p>767,8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64032" calcext:value-type="float">
            <text:p>11,764,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50" calcext:value-type="float">
            <text:p>48,950</text:p>
          </table:table-cell>
          <table:table-cell office:value-type="float" office:value="9011785" calcext:value-type="float">
            <text:p>9,011,785</text:p>
          </table:table-cell>
          <table:table-cell office:value-type="float" office:value="0" calcext:value-type="float">
            <text:p>0</text:p>
          </table:table-cell>
          <table:table-cell office:value-type="float" office:value="2703297" calcext:value-type="float">
            <text:p>2,703,297</text:p>
          </table:table-cell>
          <table:table-cell/>
          <table:table-cell table:formula="of:=CONCATENATE([.$AB$5];[.$AA$5];[.C443];&quot;,&quot;;[.D443];&quot;,&quot;;[.E443];&quot;,&quot;;[.F443];&quot;,&quot;;[.H443];&quot;,&quot;;[.I443];&quot;,&quot;;[.J443];&quot;,&quot;;[.K443];&quot;,&quot;;[.M443];&quot;,&quot;;[.O443];&quot;,&quot;;[.P443];&quot;,&quot;;[.Q443];&quot;,&quot;;[.R443];&quot;,&quot;;[.S443];&quot;,&quot;;[.U443];&quot;,&quot;;[.V443];&quot;,&quot;;[.W443];&quot;,&quot;;[.X443];&quot;,&quot;;[.Y443];&quot;,&quot;;[.Z44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4,0,0,47482,7399370,229665,1371080,0,1948607,767829,0,0,0,0,0,0,48950,9011785,0,270329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4,0,0,47482,7399370,229665,1371080,0,1948607,767829,0,0,0,0,0,0,48950,9011785,0,270329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ARKFIELD CHARTER SCHOOL</text:p>
          </table:table-cell>
          <table:table-cell office:value-type="float" office:value="4172" calcext:value-type="float">
            <text:p>4,172</text:p>
          </table:table-cell>
          <table:table-cell table:formula="of:=VLOOKUP([.B444];[$Sheet2.A437:.C993];2)"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393" calcext:value-type="float">
            <text:p>37,393</text:p>
          </table:table-cell>
          <table:table-cell office:value-type="float" office:value="374571" calcext:value-type="float">
            <text:p>374,571</text:p>
          </table:table-cell>
          <table:table-cell office:value-type="float" office:value="53676" calcext:value-type="float">
            <text:p>53,676</text:p>
          </table:table-cell>
          <table:table-cell office:value-type="float" office:value="86351" calcext:value-type="float">
            <text:p>86,351</text:p>
          </table:table-cell>
          <table:table-cell office:value-type="float" office:value="0" calcext:value-type="float">
            <text:p>0</text:p>
          </table:table-cell>
          <table:table-cell office:value-type="float" office:value="514597" calcext:value-type="float">
            <text:p>514,597</text:p>
          </table:table-cell>
          <table:table-cell office:value-type="float" office:value="50857" calcext:value-type="float">
            <text:p>50,857</text:p>
          </table:table-cell>
          <table:table-cell office:value-type="float" office:value="602847" calcext:value-type="float">
            <text:p>602,847</text:p>
          </table:table-cell>
          <table:table-cell office:value-type="float" office:value="56460" calcext:value-type="float">
            <text:p>56,460</text:p>
          </table:table-cell>
          <table:table-cell office:value-type="float" office:value="41248" calcext:value-type="float">
            <text:p>41,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555" calcext:value-type="float">
            <text:p>700,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37" calcext:value-type="float">
            <text:p>78,937</text:p>
          </table:table-cell>
          <table:table-cell office:value-type="float" office:value="515540" calcext:value-type="float">
            <text:p>515,540</text:p>
          </table:table-cell>
          <table:table-cell office:value-type="float" office:value="0" calcext:value-type="float">
            <text:p>0</text:p>
          </table:table-cell>
          <table:table-cell office:value-type="float" office:value="106079" calcext:value-type="float">
            <text:p>106,079</text:p>
          </table:table-cell>
          <table:table-cell/>
          <table:table-cell table:formula="of:=CONCATENATE([.$AB$5];[.$AA$5];[.C444];&quot;,&quot;;[.D444];&quot;,&quot;;[.E444];&quot;,&quot;;[.F444];&quot;,&quot;;[.H444];&quot;,&quot;;[.I444];&quot;,&quot;;[.J444];&quot;,&quot;;[.K444];&quot;,&quot;;[.M444];&quot;,&quot;;[.O444];&quot;,&quot;;[.P444];&quot;,&quot;;[.Q444];&quot;,&quot;;[.R444];&quot;,&quot;;[.S444];&quot;,&quot;;[.U444];&quot;,&quot;;[.V444];&quot;,&quot;;[.W444];&quot;,&quot;;[.X444];&quot;,&quot;;[.Y444];&quot;,&quot;;[.Z44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5,0,0,37393,374571,53676,86351,0,50857,56460,41248,0,0,0,0,0,78937,515540,0,10607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5,0,0,37393,374571,53676,86351,0,50857,56460,41248,0,0,0,0,0,78937,515540,0,10607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ISINAAKWAANG LEADERSHIP ACADEMY</text:p>
          </table:table-cell>
          <table:table-cell office:value-type="float" office:value="4177" calcext:value-type="float">
            <text:p>4,177</text:p>
          </table:table-cell>
          <table:table-cell table:formula="of:=VLOOKUP([.B445];[$Sheet2.A438:.C994];2)" office:value-type="float" office:value="468" calcext:value-type="float">
            <text:p>468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445];&quot;,&quot;;[.D445];&quot;,&quot;;[.E445];&quot;,&quot;;[.F445];&quot;,&quot;;[.H445];&quot;,&quot;;[.I445];&quot;,&quot;;[.J445];&quot;,&quot;;[.K445];&quot;,&quot;;[.M445];&quot;,&quot;;[.O445];&quot;,&quot;;[.P445];&quot;,&quot;;[.Q445];&quot;,&quot;;[.R445];&quot;,&quot;;[.S445];&quot;,&quot;;[.U445];&quot;,&quot;;[.V445];&quot;,&quot;;[.W445];&quot;,&quot;;[.X445];&quot;,&quot;;[.Y445];&quot;,&quot;;[.Z44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8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8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ncoln International High School</text:p>
          </table:table-cell>
          <table:table-cell office:value-type="float" office:value="4178" calcext:value-type="float">
            <text:p>4,178</text:p>
          </table:table-cell>
          <table:table-cell table:formula="of:=VLOOKUP([.B446];[$Sheet2.A439:.C995];2)"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29" calcext:value-type="float">
            <text:p>9,029</text:p>
          </table:table-cell>
          <table:table-cell office:value-type="float" office:value="1475427" calcext:value-type="float">
            <text:p>1,475,427</text:p>
          </table:table-cell>
          <table:table-cell office:value-type="float" office:value="138845" calcext:value-type="float">
            <text:p>138,845</text:p>
          </table:table-cell>
          <table:table-cell office:value-type="float" office:value="226731" calcext:value-type="float">
            <text:p>226,731</text:p>
          </table:table-cell>
          <table:table-cell office:value-type="float" office:value="0" calcext:value-type="float">
            <text:p>0</text:p>
          </table:table-cell>
          <table:table-cell office:value-type="float" office:value="1841003" calcext:value-type="float">
            <text:p>1,841,003</text:p>
          </table:table-cell>
          <table:table-cell office:value-type="float" office:value="632833" calcext:value-type="float">
            <text:p>632,833</text:p>
          </table:table-cell>
          <table:table-cell office:value-type="float" office:value="2482866" calcext:value-type="float">
            <text:p>2,482,866</text:p>
          </table:table-cell>
          <table:table-cell office:value-type="float" office:value="113366" calcext:value-type="float">
            <text:p>113,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6232" calcext:value-type="float">
            <text:p>2,596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9" calcext:value-type="float">
            <text:p>9,029</text:p>
          </table:table-cell>
          <table:table-cell office:value-type="float" office:value="1842803" calcext:value-type="float">
            <text:p>1,842,803</text:p>
          </table:table-cell>
          <table:table-cell office:value-type="float" office:value="0" calcext:value-type="float">
            <text:p>0</text:p>
          </table:table-cell>
          <table:table-cell office:value-type="float" office:value="744399" calcext:value-type="float">
            <text:p>744,399</text:p>
          </table:table-cell>
          <table:table-cell/>
          <table:table-cell table:formula="of:=CONCATENATE([.$AB$5];[.$AA$5];[.C446];&quot;,&quot;;[.D446];&quot;,&quot;;[.E446];&quot;,&quot;;[.F446];&quot;,&quot;;[.H446];&quot;,&quot;;[.I446];&quot;,&quot;;[.J446];&quot;,&quot;;[.K446];&quot;,&quot;;[.M446];&quot;,&quot;;[.O446];&quot;,&quot;;[.P446];&quot;,&quot;;[.Q446];&quot;,&quot;;[.R446];&quot;,&quot;;[.S446];&quot;,&quot;;[.U446];&quot;,&quot;;[.V446];&quot;,&quot;;[.W446];&quot;,&quot;;[.X446];&quot;,&quot;;[.Y446];&quot;,&quot;;[.Z44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9,0,0,9029,1475427,138845,226731,0,632833,113366,0,0,0,0,0,0,9029,1842803,0,7443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69,0,0,9029,1475427,138845,226731,0,632833,113366,0,0,0,0,0,0,9029,1842803,0,7443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UNITY SCHOOL OF EXCELLENCE</text:p>
          </table:table-cell>
          <table:table-cell office:value-type="float" office:value="4181" calcext:value-type="float">
            <text:p>4,181</text:p>
          </table:table-cell>
          <table:table-cell table:formula="of:=VLOOKUP([.B447];[$Sheet2.A440:.C996];2)"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3260" calcext:value-type="float">
            <text:p>403,260</text:p>
          </table:table-cell>
          <table:table-cell office:value-type="float" office:value="15069407" calcext:value-type="float">
            <text:p>15,069,407</text:p>
          </table:table-cell>
          <table:table-cell office:value-type="float" office:value="1171351" calcext:value-type="float">
            <text:p>1,171,351</text:p>
          </table:table-cell>
          <table:table-cell office:value-type="float" office:value="2613844" calcext:value-type="float">
            <text:p>2,613,844</text:p>
          </table:table-cell>
          <table:table-cell office:value-type="float" office:value="0" calcext:value-type="float">
            <text:p>0</text:p>
          </table:table-cell>
          <table:table-cell office:value-type="float" office:value="18854602" calcext:value-type="float">
            <text:p>18,854,602</text:p>
          </table:table-cell>
          <table:table-cell office:value-type="float" office:value="1906783" calcext:value-type="float">
            <text:p>1,906,783</text:p>
          </table:table-cell>
          <table:table-cell office:value-type="float" office:value="21164645" calcext:value-type="float">
            <text:p>21,164,645</text:p>
          </table:table-cell>
          <table:table-cell office:value-type="float" office:value="2289640" calcext:value-type="float">
            <text:p>2,289,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54285" calcext:value-type="float">
            <text:p>23,454,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260" calcext:value-type="float">
            <text:p>403,260</text:p>
          </table:table-cell>
          <table:table-cell office:value-type="float" office:value="18971491" calcext:value-type="float">
            <text:p>18,971,491</text:p>
          </table:table-cell>
          <table:table-cell office:value-type="float" office:value="0" calcext:value-type="float">
            <text:p>0</text:p>
          </table:table-cell>
          <table:table-cell office:value-type="float" office:value="4079535" calcext:value-type="float">
            <text:p>4,079,535</text:p>
          </table:table-cell>
          <table:table-cell/>
          <table:table-cell table:formula="of:=CONCATENATE([.$AB$5];[.$AA$5];[.C447];&quot;,&quot;;[.D447];&quot;,&quot;;[.E447];&quot;,&quot;;[.F447];&quot;,&quot;;[.H447];&quot;,&quot;;[.I447];&quot;,&quot;;[.J447];&quot;,&quot;;[.K447];&quot;,&quot;;[.M447];&quot;,&quot;;[.O447];&quot;,&quot;;[.P447];&quot;,&quot;;[.Q447];&quot;,&quot;;[.R447];&quot;,&quot;;[.S447];&quot;,&quot;;[.U447];&quot;,&quot;;[.V447];&quot;,&quot;;[.W447];&quot;,&quot;;[.X447];&quot;,&quot;;[.Y447];&quot;,&quot;;[.Z44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1,0,0,403260,15069407,1171351,2613844,0,1906783,2289640,0,0,0,0,0,0,403260,18971491,0,40795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1,0,0,403260,15069407,1171351,2613844,0,1906783,2289640,0,0,0,0,0,0,403260,18971491,0,40795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ONSGATE ACADEMY</text:p>
          </table:table-cell>
          <table:table-cell office:value-type="float" office:value="4183" calcext:value-type="float">
            <text:p>4,183</text:p>
          </table:table-cell>
          <table:table-cell table:formula="of:=VLOOKUP([.B448];[$Sheet2.A441:.C997];2)"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2421" calcext:value-type="float">
            <text:p>302,421</text:p>
          </table:table-cell>
          <table:table-cell office:value-type="float" office:value="3357115" calcext:value-type="float">
            <text:p>3,357,115</text:p>
          </table:table-cell>
          <table:table-cell office:value-type="float" office:value="18845186" calcext:value-type="float">
            <text:p>18,845,186</text:p>
          </table:table-cell>
          <table:table-cell office:value-type="float" office:value="640104" calcext:value-type="float">
            <text:p>640,104</text:p>
          </table:table-cell>
          <table:table-cell office:value-type="float" office:value="0" calcext:value-type="float">
            <text:p>0</text:p>
          </table:table-cell>
          <table:table-cell office:value-type="float" office:value="22842405" calcext:value-type="float">
            <text:p>22,842,405</text:p>
          </table:table-cell>
          <table:table-cell office:value-type="float" office:value="520243" calcext:value-type="float">
            <text:p>520,243</text:p>
          </table:table-cell>
          <table:table-cell office:value-type="float" office:value="23665069" calcext:value-type="float">
            <text:p>23,665,069</text:p>
          </table:table-cell>
          <table:table-cell office:value-type="float" office:value="157317" calcext:value-type="float">
            <text:p>157,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22386" calcext:value-type="float">
            <text:p>23,822,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421" calcext:value-type="float">
            <text:p>302,421</text:p>
          </table:table-cell>
          <table:table-cell office:value-type="float" office:value="22846340" calcext:value-type="float">
            <text:p>22,846,340</text:p>
          </table:table-cell>
          <table:table-cell office:value-type="float" office:value="0" calcext:value-type="float">
            <text:p>0</text:p>
          </table:table-cell>
          <table:table-cell office:value-type="float" office:value="673625" calcext:value-type="float">
            <text:p>673,625</text:p>
          </table:table-cell>
          <table:table-cell/>
          <table:table-cell table:formula="of:=CONCATENATE([.$AB$5];[.$AA$5];[.C448];&quot;,&quot;;[.D448];&quot;,&quot;;[.E448];&quot;,&quot;;[.F448];&quot;,&quot;;[.H448];&quot;,&quot;;[.I448];&quot;,&quot;;[.J448];&quot;,&quot;;[.K448];&quot;,&quot;;[.M448];&quot;,&quot;;[.O448];&quot;,&quot;;[.P448];&quot;,&quot;;[.Q448];&quot;,&quot;;[.R448];&quot;,&quot;;[.S448];&quot;,&quot;;[.U448];&quot;,&quot;;[.V448];&quot;,&quot;;[.W448];&quot;,&quot;;[.X448];&quot;,&quot;;[.Y448];&quot;,&quot;;[.Z44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3,0,0,302421,3357115,18845186,640104,0,520243,157317,0,0,0,0,0,0,302421,22846340,0,67362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3,0,0,302421,3357115,18845186,640104,0,520243,157317,0,0,0,0,0,0,302421,22846340,0,67362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PEN ACADEMY</text:p>
          </table:table-cell>
          <table:table-cell office:value-type="float" office:value="4184" calcext:value-type="float">
            <text:p>4,184</text:p>
          </table:table-cell>
          <table:table-cell table:formula="of:=VLOOKUP([.B449];[$Sheet2.A442:.C998];2)"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764" calcext:value-type="float">
            <text:p>160,764</text:p>
          </table:table-cell>
          <table:table-cell office:value-type="float" office:value="4815403" calcext:value-type="float">
            <text:p>4,815,403</text:p>
          </table:table-cell>
          <table:table-cell office:value-type="float" office:value="1179021" calcext:value-type="float">
            <text:p>1,179,021</text:p>
          </table:table-cell>
          <table:table-cell office:value-type="float" office:value="1055253" calcext:value-type="float">
            <text:p>1,055,253</text:p>
          </table:table-cell>
          <table:table-cell office:value-type="float" office:value="0" calcext:value-type="float">
            <text:p>0</text:p>
          </table:table-cell>
          <table:table-cell office:value-type="float" office:value="7049677" calcext:value-type="float">
            <text:p>7,049,677</text:p>
          </table:table-cell>
          <table:table-cell office:value-type="float" office:value="539558" calcext:value-type="float">
            <text:p>539,558</text:p>
          </table:table-cell>
          <table:table-cell office:value-type="float" office:value="7749998" calcext:value-type="float">
            <text:p>7,749,998</text:p>
          </table:table-cell>
          <table:table-cell office:value-type="float" office:value="202225" calcext:value-type="float">
            <text:p>202,225</text:p>
          </table:table-cell>
          <table:table-cell office:value-type="float" office:value="74672" calcext:value-type="float">
            <text:p>74,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6895" calcext:value-type="float">
            <text:p>8,026,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36" calcext:value-type="float">
            <text:p>235,436</text:p>
          </table:table-cell>
          <table:table-cell office:value-type="float" office:value="7055198" calcext:value-type="float">
            <text:p>7,055,198</text:p>
          </table:table-cell>
          <table:table-cell office:value-type="float" office:value="0" calcext:value-type="float">
            <text:p>0</text:p>
          </table:table-cell>
          <table:table-cell office:value-type="float" office:value="736262" calcext:value-type="float">
            <text:p>736,262</text:p>
          </table:table-cell>
          <table:table-cell/>
          <table:table-cell table:formula="of:=CONCATENATE([.$AB$5];[.$AA$5];[.C449];&quot;,&quot;;[.D449];&quot;,&quot;;[.E449];&quot;,&quot;;[.F449];&quot;,&quot;;[.H449];&quot;,&quot;;[.I449];&quot;,&quot;;[.J449];&quot;,&quot;;[.K449];&quot;,&quot;;[.M449];&quot;,&quot;;[.O449];&quot;,&quot;;[.P449];&quot;,&quot;;[.Q449];&quot;,&quot;;[.R449];&quot;,&quot;;[.S449];&quot;,&quot;;[.U449];&quot;,&quot;;[.V449];&quot;,&quot;;[.W449];&quot;,&quot;;[.X449];&quot;,&quot;;[.Y449];&quot;,&quot;;[.Z44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4,0,0,160764,4815403,1179021,1055253,0,539558,202225,74672,0,0,0,0,0,235436,7055198,0,73626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4,0,0,160764,4815403,1179021,1055253,0,539558,202225,74672,0,0,0,0,0,235436,7055198,0,73626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VINCI ACADEMY</text:p>
          </table:table-cell>
          <table:table-cell office:value-type="float" office:value="4185" calcext:value-type="float">
            <text:p>4,185</text:p>
          </table:table-cell>
          <table:table-cell table:formula="of:=VLOOKUP([.B450];[$Sheet2.A443:.C999];2)"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1244" calcext:value-type="float">
            <text:p>201,244</text:p>
          </table:table-cell>
          <table:table-cell office:value-type="float" office:value="7114586" calcext:value-type="float">
            <text:p>7,114,586</text:p>
          </table:table-cell>
          <table:table-cell office:value-type="float" office:value="1581577" calcext:value-type="float">
            <text:p>1,581,577</text:p>
          </table:table-cell>
          <table:table-cell office:value-type="float" office:value="1684895" calcext:value-type="float">
            <text:p>1,684,895</text:p>
          </table:table-cell>
          <table:table-cell office:value-type="float" office:value="0" calcext:value-type="float">
            <text:p>0</text:p>
          </table:table-cell>
          <table:table-cell office:value-type="float" office:value="10381058" calcext:value-type="float">
            <text:p>10,381,058</text:p>
          </table:table-cell>
          <table:table-cell office:value-type="float" office:value="1143719" calcext:value-type="float">
            <text:p>1,143,719</text:p>
          </table:table-cell>
          <table:table-cell office:value-type="float" office:value="11726021" calcext:value-type="float">
            <text:p>11,726,021</text:p>
          </table:table-cell>
          <table:table-cell office:value-type="float" office:value="565043" calcext:value-type="float">
            <text:p>565,043</text:p>
          </table:table-cell>
          <table:table-cell office:value-type="float" office:value="198246" calcext:value-type="float">
            <text:p>198,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89310" calcext:value-type="float">
            <text:p>12,489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377" calcext:value-type="float">
            <text:p>409,377</text:p>
          </table:table-cell>
          <table:table-cell office:value-type="float" office:value="10392550" calcext:value-type="float">
            <text:p>10,392,550</text:p>
          </table:table-cell>
          <table:table-cell office:value-type="float" office:value="0" calcext:value-type="float">
            <text:p>0</text:p>
          </table:table-cell>
          <table:table-cell office:value-type="float" office:value="1687383" calcext:value-type="float">
            <text:p>1,687,383</text:p>
          </table:table-cell>
          <table:table-cell/>
          <table:table-cell table:formula="of:=CONCATENATE([.$AB$5];[.$AA$5];[.C450];&quot;,&quot;;[.D450];&quot;,&quot;;[.E450];&quot;,&quot;;[.F450];&quot;,&quot;;[.H450];&quot;,&quot;;[.I450];&quot;,&quot;;[.J450];&quot;,&quot;;[.K450];&quot;,&quot;;[.M450];&quot;,&quot;;[.O450];&quot;,&quot;;[.P450];&quot;,&quot;;[.Q450];&quot;,&quot;;[.R450];&quot;,&quot;;[.S450];&quot;,&quot;;[.U450];&quot;,&quot;;[.V450];&quot;,&quot;;[.W450];&quot;,&quot;;[.X450];&quot;,&quot;;[.Y450];&quot;,&quot;;[.Z45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5,0,0,201244,7114586,1581577,1684895,0,1143719,565043,198246,0,0,0,0,0,409377,10392550,0,168738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5,0,0,201244,7114586,1581577,1684895,0,1143719,565043,198246,0,0,0,0,0,409377,10392550,0,168738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LOBAL ACADEMY</text:p>
          </table:table-cell>
          <table:table-cell office:value-type="float" office:value="4186" calcext:value-type="float">
            <text:p>4,186</text:p>
          </table:table-cell>
          <table:table-cell table:formula="of:=VLOOKUP([.B451];[$Sheet2.A444:.C1000];2)"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9141" calcext:value-type="float">
            <text:p>289,141</text:p>
          </table:table-cell>
          <table:table-cell office:value-type="float" office:value="4769723" calcext:value-type="float">
            <text:p>4,769,723</text:p>
          </table:table-cell>
          <table:table-cell office:value-type="float" office:value="1316842" calcext:value-type="float">
            <text:p>1,316,842</text:p>
          </table:table-cell>
          <table:table-cell office:value-type="float" office:value="694454" calcext:value-type="float">
            <text:p>694,454</text:p>
          </table:table-cell>
          <table:table-cell office:value-type="float" office:value="0" calcext:value-type="float">
            <text:p>0</text:p>
          </table:table-cell>
          <table:table-cell office:value-type="float" office:value="6781018" calcext:value-type="float">
            <text:p>6,781,018</text:p>
          </table:table-cell>
          <table:table-cell office:value-type="float" office:value="1065418" calcext:value-type="float">
            <text:p>1,065,418</text:p>
          </table:table-cell>
          <table:table-cell office:value-type="float" office:value="8135577" calcext:value-type="float">
            <text:p>8,135,577</text:p>
          </table:table-cell>
          <table:table-cell office:value-type="float" office:value="427412" calcext:value-type="float">
            <text:p>427,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62989" calcext:value-type="float">
            <text:p>8,562,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141" calcext:value-type="float">
            <text:p>289,141</text:p>
          </table:table-cell>
          <table:table-cell office:value-type="float" office:value="6788394" calcext:value-type="float">
            <text:p>6,788,394</text:p>
          </table:table-cell>
          <table:table-cell office:value-type="float" office:value="0" calcext:value-type="float">
            <text:p>0</text:p>
          </table:table-cell>
          <table:table-cell office:value-type="float" office:value="1485455" calcext:value-type="float">
            <text:p>1,485,455</text:p>
          </table:table-cell>
          <table:table-cell/>
          <table:table-cell table:formula="of:=CONCATENATE([.$AB$5];[.$AA$5];[.C451];&quot;,&quot;;[.D451];&quot;,&quot;;[.E451];&quot;,&quot;;[.F451];&quot;,&quot;;[.H451];&quot;,&quot;;[.I451];&quot;,&quot;;[.J451];&quot;,&quot;;[.K451];&quot;,&quot;;[.M451];&quot;,&quot;;[.O451];&quot;,&quot;;[.P451];&quot;,&quot;;[.Q451];&quot;,&quot;;[.R451];&quot;,&quot;;[.S451];&quot;,&quot;;[.U451];&quot;,&quot;;[.V451];&quot;,&quot;;[.W451];&quot;,&quot;;[.X451];&quot;,&quot;;[.Y451];&quot;,&quot;;[.Z45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6,0,0,289141,4769723,1316842,694454,0,1065418,427412,0,0,0,0,0,0,289141,6788394,0,148545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6,0,0,289141,4769723,1316842,694454,0,1065418,427412,0,0,0,0,0,0,289141,6788394,0,148545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LOGNE ACADEMY</text:p>
          </table:table-cell>
          <table:table-cell office:value-type="float" office:value="4188" calcext:value-type="float">
            <text:p>4,188</text:p>
          </table:table-cell>
          <table:table-cell table:formula="of:=VLOOKUP([.B452];[$Sheet2.A445:.C1001];2)"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9291" calcext:value-type="float">
            <text:p>469,291</text:p>
          </table:table-cell>
          <table:table-cell office:value-type="float" office:value="5831710" calcext:value-type="float">
            <text:p>5,831,710</text:p>
          </table:table-cell>
          <table:table-cell office:value-type="float" office:value="2253959" calcext:value-type="float">
            <text:p>2,253,959</text:p>
          </table:table-cell>
          <table:table-cell office:value-type="float" office:value="1162958" calcext:value-type="float">
            <text:p>1,162,958</text:p>
          </table:table-cell>
          <table:table-cell office:value-type="float" office:value="0" calcext:value-type="float">
            <text:p>0</text:p>
          </table:table-cell>
          <table:table-cell office:value-type="float" office:value="9248627" calcext:value-type="float">
            <text:p>9,248,627</text:p>
          </table:table-cell>
          <table:table-cell office:value-type="float" office:value="478006" calcext:value-type="float">
            <text:p>478,006</text:p>
          </table:table-cell>
          <table:table-cell office:value-type="float" office:value="10195924" calcext:value-type="float">
            <text:p>10,195,924</text:p>
          </table:table-cell>
          <table:table-cell office:value-type="float" office:value="419228" calcext:value-type="float">
            <text:p>419,228</text:p>
          </table:table-cell>
          <table:table-cell office:value-type="float" office:value="179035" calcext:value-type="float">
            <text:p>179,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94186" calcext:value-type="float">
            <text:p>10,794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590" calcext:value-type="float">
            <text:p>648,590</text:p>
          </table:table-cell>
          <table:table-cell office:value-type="float" office:value="9256062" calcext:value-type="float">
            <text:p>9,256,062</text:p>
          </table:table-cell>
          <table:table-cell office:value-type="float" office:value="0" calcext:value-type="float">
            <text:p>0</text:p>
          </table:table-cell>
          <table:table-cell office:value-type="float" office:value="889534" calcext:value-type="float">
            <text:p>889,534</text:p>
          </table:table-cell>
          <table:table-cell/>
          <table:table-cell table:formula="of:=CONCATENATE([.$AB$5];[.$AA$5];[.C452];&quot;,&quot;;[.D452];&quot;,&quot;;[.E452];&quot;,&quot;;[.F452];&quot;,&quot;;[.H452];&quot;,&quot;;[.I452];&quot;,&quot;;[.J452];&quot;,&quot;;[.K452];&quot;,&quot;;[.M452];&quot;,&quot;;[.O452];&quot;,&quot;;[.P452];&quot;,&quot;;[.Q452];&quot;,&quot;;[.R452];&quot;,&quot;;[.S452];&quot;,&quot;;[.U452];&quot;,&quot;;[.V452];&quot;,&quot;;[.W452];&quot;,&quot;;[.X452];&quot;,&quot;;[.Y452];&quot;,&quot;;[.Z45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8,0,0,469291,5831710,2253959,1162958,0,478006,419228,179035,0,0,0,0,0,648590,9256062,0,88953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8,0,0,469291,5831710,2253959,1162958,0,478006,419228,179035,0,0,0,0,0,648590,9256062,0,88953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gacy of Dr Josie R Johnson Montes</text:p>
          </table:table-cell>
          <table:table-cell office:value-type="float" office:value="4189" calcext:value-type="float">
            <text:p>4,189</text:p>
          </table:table-cell>
          <table:table-cell table:formula="of:=VLOOKUP([.B453];[$Sheet2.A446:.C1002];2)"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941" calcext:value-type="float">
            <text:p>17,941</text:p>
          </table:table-cell>
          <table:table-cell office:value-type="float" office:value="979882" calcext:value-type="float">
            <text:p>979,882</text:p>
          </table:table-cell>
          <table:table-cell office:value-type="float" office:value="1063309" calcext:value-type="float">
            <text:p>1,063,309</text:p>
          </table:table-cell>
          <table:table-cell office:value-type="float" office:value="137519" calcext:value-type="float">
            <text:p>137,519</text:p>
          </table:table-cell>
          <table:table-cell office:value-type="float" office:value="0" calcext:value-type="float">
            <text:p>0</text:p>
          </table:table-cell>
          <table:table-cell office:value-type="float" office:value="2180709" calcext:value-type="float">
            <text:p>2,180,709</text:p>
          </table:table-cell>
          <table:table-cell office:value-type="float" office:value="343372" calcext:value-type="float">
            <text:p>343,372</text:p>
          </table:table-cell>
          <table:table-cell office:value-type="float" office:value="2542022" calcext:value-type="float">
            <text:p>2,542,022</text:p>
          </table:table-cell>
          <table:table-cell office:value-type="float" office:value="113673" calcext:value-type="float">
            <text:p>113,673</text:p>
          </table:table-cell>
          <table:table-cell office:value-type="float" office:value="269290" calcext:value-type="float">
            <text:p>269,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4985" calcext:value-type="float">
            <text:p>2,924,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93" calcext:value-type="float">
            <text:p>196,193</text:p>
          </table:table-cell>
          <table:table-cell office:value-type="float" office:value="2266612" calcext:value-type="float">
            <text:p>2,266,612</text:p>
          </table:table-cell>
          <table:table-cell office:value-type="float" office:value="0" calcext:value-type="float">
            <text:p>0</text:p>
          </table:table-cell>
          <table:table-cell office:value-type="float" office:value="462179" calcext:value-type="float">
            <text:p>462,179</text:p>
          </table:table-cell>
          <table:table-cell/>
          <table:table-cell table:formula="of:=CONCATENATE([.$AB$5];[.$AA$5];[.C453];&quot;,&quot;;[.D453];&quot;,&quot;;[.E453];&quot;,&quot;;[.F453];&quot;,&quot;;[.H453];&quot;,&quot;;[.I453];&quot;,&quot;;[.J453];&quot;,&quot;;[.K453];&quot;,&quot;;[.M453];&quot;,&quot;;[.O453];&quot;,&quot;;[.P453];&quot;,&quot;;[.Q453];&quot;,&quot;;[.R453];&quot;,&quot;;[.S453];&quot;,&quot;;[.U453];&quot;,&quot;;[.V453];&quot;,&quot;;[.W453];&quot;,&quot;;[.X453];&quot;,&quot;;[.Y453];&quot;,&quot;;[.Z45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9,0,0,17941,979882,1063309,137519,0,343372,113673,269290,0,0,0,0,0,196193,2266612,0,46217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79,0,0,17941,979882,1063309,137519,0,343372,113673,269290,0,0,0,0,0,196193,2266612,0,46217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IPP MINNESOTA CHARTER SCHOOL</text:p>
          </table:table-cell>
          <table:table-cell office:value-type="float" office:value="4191" calcext:value-type="float">
            <text:p>4,191</text:p>
          </table:table-cell>
          <table:table-cell table:formula="of:=VLOOKUP([.B454];[$Sheet2.A447:.C1003];2)"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6329" calcext:value-type="float">
            <text:p>886,329</text:p>
          </table:table-cell>
          <table:table-cell office:value-type="float" office:value="6382810" calcext:value-type="float">
            <text:p>6,382,810</text:p>
          </table:table-cell>
          <table:table-cell office:value-type="float" office:value="3297657" calcext:value-type="float">
            <text:p>3,297,657</text:p>
          </table:table-cell>
          <table:table-cell office:value-type="float" office:value="1142013" calcext:value-type="float">
            <text:p>1,142,013</text:p>
          </table:table-cell>
          <table:table-cell office:value-type="float" office:value="0" calcext:value-type="float">
            <text:p>0</text:p>
          </table:table-cell>
          <table:table-cell office:value-type="float" office:value="10822480" calcext:value-type="float">
            <text:p>10,822,480</text:p>
          </table:table-cell>
          <table:table-cell office:value-type="float" office:value="2171984" calcext:value-type="float">
            <text:p>2,171,984</text:p>
          </table:table-cell>
          <table:table-cell office:value-type="float" office:value="13880794" calcext:value-type="float">
            <text:p>13,880,794</text:p>
          </table:table-cell>
          <table:table-cell office:value-type="float" office:value="459956" calcext:value-type="float">
            <text:p>459,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40749" calcext:value-type="float">
            <text:p>14,340,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329" calcext:value-type="float">
            <text:p>886,329</text:p>
          </table:table-cell>
          <table:table-cell office:value-type="float" office:value="10833311" calcext:value-type="float">
            <text:p>10,833,311</text:p>
          </table:table-cell>
          <table:table-cell office:value-type="float" office:value="0" calcext:value-type="float">
            <text:p>0</text:p>
          </table:table-cell>
          <table:table-cell office:value-type="float" office:value="2621109" calcext:value-type="float">
            <text:p>2,621,109</text:p>
          </table:table-cell>
          <table:table-cell/>
          <table:table-cell table:formula="of:=CONCATENATE([.$AB$5];[.$AA$5];[.C454];&quot;,&quot;;[.D454];&quot;,&quot;;[.E454];&quot;,&quot;;[.F454];&quot;,&quot;;[.H454];&quot;,&quot;;[.I454];&quot;,&quot;;[.J454];&quot;,&quot;;[.K454];&quot;,&quot;;[.M454];&quot;,&quot;;[.O454];&quot;,&quot;;[.P454];&quot;,&quot;;[.Q454];&quot;,&quot;;[.R454];&quot;,&quot;;[.S454];&quot;,&quot;;[.U454];&quot;,&quot;;[.V454];&quot;,&quot;;[.W454];&quot;,&quot;;[.X454];&quot;,&quot;;[.Y454];&quot;,&quot;;[.Z45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1,0,0,886329,6382810,3297657,1142013,0,2171984,459956,0,0,0,0,0,0,886329,10833311,0,262110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1,0,0,886329,6382810,3297657,1142013,0,2171984,459956,0,0,0,0,0,0,886329,10833311,0,262110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EST ACADEMY</text:p>
          </table:table-cell>
          <table:table-cell office:value-type="float" office:value="4192" calcext:value-type="float">
            <text:p>4,192</text:p>
          </table:table-cell>
          <table:table-cell table:formula="of:=VLOOKUP([.B455];[$Sheet2.A448:.C1004];2)"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322" calcext:value-type="float">
            <text:p>99,322</text:p>
          </table:table-cell>
          <table:table-cell office:value-type="float" office:value="8030016" calcext:value-type="float">
            <text:p>8,030,016</text:p>
          </table:table-cell>
          <table:table-cell office:value-type="float" office:value="4487300" calcext:value-type="float">
            <text:p>4,487,300</text:p>
          </table:table-cell>
          <table:table-cell office:value-type="float" office:value="1212015" calcext:value-type="float">
            <text:p>1,212,015</text:p>
          </table:table-cell>
          <table:table-cell office:value-type="float" office:value="0" calcext:value-type="float">
            <text:p>0</text:p>
          </table:table-cell>
          <table:table-cell office:value-type="float" office:value="13729331" calcext:value-type="float">
            <text:p>13,729,331</text:p>
          </table:table-cell>
          <table:table-cell office:value-type="float" office:value="3278009" calcext:value-type="float">
            <text:p>3,278,009</text:p>
          </table:table-cell>
          <table:table-cell office:value-type="float" office:value="17106662" calcext:value-type="float">
            <text:p>17,106,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106662" calcext:value-type="float">
            <text:p>17,106,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322" calcext:value-type="float">
            <text:p>99,322</text:p>
          </table:table-cell>
          <table:table-cell office:value-type="float" office:value="13729331" calcext:value-type="float">
            <text:p>13,729,331</text:p>
          </table:table-cell>
          <table:table-cell office:value-type="float" office:value="0" calcext:value-type="float">
            <text:p>0</text:p>
          </table:table-cell>
          <table:table-cell office:value-type="float" office:value="3278009" calcext:value-type="float">
            <text:p>3,278,009</text:p>
          </table:table-cell>
          <table:table-cell/>
          <table:table-cell table:formula="of:=CONCATENATE([.$AB$5];[.$AA$5];[.C455];&quot;,&quot;;[.D455];&quot;,&quot;;[.E455];&quot;,&quot;;[.F455];&quot;,&quot;;[.H455];&quot;,&quot;;[.I455];&quot;,&quot;;[.J455];&quot;,&quot;;[.K455];&quot;,&quot;;[.M455];&quot;,&quot;;[.O455];&quot;,&quot;;[.P455];&quot;,&quot;;[.Q455];&quot;,&quot;;[.R455];&quot;,&quot;;[.S455];&quot;,&quot;;[.U455];&quot;,&quot;;[.V455];&quot;,&quot;;[.W455];&quot;,&quot;;[.X455];&quot;,&quot;;[.Y455];&quot;,&quot;;[.Z45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2,0,0,99322,8030016,4487300,1212015,0,3278009,0,0,0,0,0,0,0,99322,13729331,0,327800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2,0,0,99322,8030016,4487300,1212015,0,3278009,0,0,0,0,0,0,0,99322,13729331,0,327800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LLEGE PREPARATORY ELEMENTARY</text:p>
          </table:table-cell>
          <table:table-cell office:value-type="float" office:value="4193" calcext:value-type="float">
            <text:p>4,193</text:p>
          </table:table-cell>
          <table:table-cell table:formula="of:=VLOOKUP([.B456];[$Sheet2.A449:.C1005];2)"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341" calcext:value-type="float">
            <text:p>73,341</text:p>
          </table:table-cell>
          <table:table-cell office:value-type="float" office:value="2257233" calcext:value-type="float">
            <text:p>2,257,233</text:p>
          </table:table-cell>
          <table:table-cell office:value-type="float" office:value="333445" calcext:value-type="float">
            <text:p>333,445</text:p>
          </table:table-cell>
          <table:table-cell office:value-type="float" office:value="278457" calcext:value-type="float">
            <text:p>278,457</text:p>
          </table:table-cell>
          <table:table-cell office:value-type="float" office:value="0" calcext:value-type="float">
            <text:p>0</text:p>
          </table:table-cell>
          <table:table-cell office:value-type="float" office:value="2869135" calcext:value-type="float">
            <text:p>2,869,135</text:p>
          </table:table-cell>
          <table:table-cell office:value-type="float" office:value="689016" calcext:value-type="float">
            <text:p>689,016</text:p>
          </table:table-cell>
          <table:table-cell office:value-type="float" office:value="3631492" calcext:value-type="float">
            <text:p>3,631,492</text:p>
          </table:table-cell>
          <table:table-cell office:value-type="float" office:value="246847" calcext:value-type="float">
            <text:p>246,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8339" calcext:value-type="float">
            <text:p>3,878,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41" calcext:value-type="float">
            <text:p>73,341</text:p>
          </table:table-cell>
          <table:table-cell office:value-type="float" office:value="2877717" calcext:value-type="float">
            <text:p>2,877,717</text:p>
          </table:table-cell>
          <table:table-cell office:value-type="float" office:value="0" calcext:value-type="float">
            <text:p>0</text:p>
          </table:table-cell>
          <table:table-cell office:value-type="float" office:value="927281" calcext:value-type="float">
            <text:p>927,281</text:p>
          </table:table-cell>
          <table:table-cell/>
          <table:table-cell table:formula="of:=CONCATENATE([.$AB$5];[.$AA$5];[.C456];&quot;,&quot;;[.D456];&quot;,&quot;;[.E456];&quot;,&quot;;[.F456];&quot;,&quot;;[.H456];&quot;,&quot;;[.I456];&quot;,&quot;;[.J456];&quot;,&quot;;[.K456];&quot;,&quot;;[.M456];&quot;,&quot;;[.O456];&quot;,&quot;;[.P456];&quot;,&quot;;[.Q456];&quot;,&quot;;[.R456];&quot;,&quot;;[.S456];&quot;,&quot;;[.U456];&quot;,&quot;;[.V456];&quot;,&quot;;[.W456];&quot;,&quot;;[.X456];&quot;,&quot;;[.Y456];&quot;,&quot;;[.Z45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3,0,0,73341,2257233,333445,278457,0,689016,246847,0,0,0,0,0,0,73341,2877717,0,92728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3,0,0,73341,2257233,333445,278457,0,689016,246847,0,0,0,0,0,0,73341,2877717,0,92728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NNON RIVER STEM SCHOOL</text:p>
          </table:table-cell>
          <table:table-cell office:value-type="float" office:value="4194" calcext:value-type="float">
            <text:p>4,194</text:p>
          </table:table-cell>
          <table:table-cell table:formula="of:=VLOOKUP([.B457];[$Sheet2.A450:.C1006];2)"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319" calcext:value-type="float">
            <text:p>43,319</text:p>
          </table:table-cell>
          <table:table-cell office:value-type="float" office:value="2263225" calcext:value-type="float">
            <text:p>2,263,225</text:p>
          </table:table-cell>
          <table:table-cell office:value-type="float" office:value="810460" calcext:value-type="float">
            <text:p>810,460</text:p>
          </table:table-cell>
          <table:table-cell office:value-type="float" office:value="429434" calcext:value-type="float">
            <text:p>429,434</text:p>
          </table:table-cell>
          <table:table-cell office:value-type="float" office:value="0" calcext:value-type="float">
            <text:p>0</text:p>
          </table:table-cell>
          <table:table-cell office:value-type="float" office:value="3503120" calcext:value-type="float">
            <text:p>3,503,120</text:p>
          </table:table-cell>
          <table:table-cell office:value-type="float" office:value="639532" calcext:value-type="float">
            <text:p>639,532</text:p>
          </table:table-cell>
          <table:table-cell office:value-type="float" office:value="4185970" calcext:value-type="float">
            <text:p>4,185,970</text:p>
          </table:table-cell>
          <table:table-cell office:value-type="float" office:value="165627" calcext:value-type="float">
            <text:p>165,627</text:p>
          </table:table-cell>
          <table:table-cell office:value-type="float" office:value="909" calcext:value-type="float">
            <text:p>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2505" calcext:value-type="float">
            <text:p>4,352,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85" calcext:value-type="float">
            <text:p>45,785</text:p>
          </table:table-cell>
          <table:table-cell office:value-type="float" office:value="3510442" calcext:value-type="float">
            <text:p>3,510,442</text:p>
          </table:table-cell>
          <table:table-cell office:value-type="float" office:value="0" calcext:value-type="float">
            <text:p>0</text:p>
          </table:table-cell>
          <table:table-cell office:value-type="float" office:value="796278" calcext:value-type="float">
            <text:p>796,278</text:p>
          </table:table-cell>
          <table:table-cell/>
          <table:table-cell table:formula="of:=CONCATENATE([.$AB$5];[.$AA$5];[.C457];&quot;,&quot;;[.D457];&quot;,&quot;;[.E457];&quot;,&quot;;[.F457];&quot;,&quot;;[.H457];&quot;,&quot;;[.I457];&quot;,&quot;;[.J457];&quot;,&quot;;[.K457];&quot;,&quot;;[.M457];&quot;,&quot;;[.O457];&quot;,&quot;;[.P457];&quot;,&quot;;[.Q457];&quot;,&quot;;[.R457];&quot;,&quot;;[.S457];&quot;,&quot;;[.U457];&quot;,&quot;;[.V457];&quot;,&quot;;[.W457];&quot;,&quot;;[.X457];&quot;,&quot;;[.Y457];&quot;,&quot;;[.Z45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4,0,0,43319,2263225,810460,429434,0,639532,165627,909,0,0,0,0,0,45785,3510442,0,7962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4,0,0,43319,2263225,810460,429434,0,639532,165627,909,0,0,0,0,0,45785,3510442,0,7962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HKI OGIMAAG CHARTER SCHOOL</text:p>
          </table:table-cell>
          <table:table-cell office:value-type="float" office:value="4195" calcext:value-type="float">
            <text:p>4,195</text:p>
          </table:table-cell>
          <table:table-cell table:formula="of:=VLOOKUP([.B458];[$Sheet2.A451:.C1007];2)"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575" calcext:value-type="float">
            <text:p>166,575</text:p>
          </table:table-cell>
          <table:table-cell office:value-type="float" office:value="303365" calcext:value-type="float">
            <text:p>303,365</text:p>
          </table:table-cell>
          <table:table-cell office:value-type="float" office:value="111779" calcext:value-type="float">
            <text:p>111,779</text:p>
          </table:table-cell>
          <table:table-cell office:value-type="float" office:value="21675" calcext:value-type="float">
            <text:p>21,675</text:p>
          </table:table-cell>
          <table:table-cell office:value-type="float" office:value="0" calcext:value-type="float">
            <text:p>0</text:p>
          </table:table-cell>
          <table:table-cell office:value-type="float" office:value="436818" calcext:value-type="float">
            <text:p>436,818</text:p>
          </table:table-cell>
          <table:table-cell office:value-type="float" office:value="309674" calcext:value-type="float">
            <text:p>309,674</text:p>
          </table:table-cell>
          <table:table-cell office:value-type="float" office:value="913067" calcext:value-type="float">
            <text:p>913,067</text:p>
          </table:table-cell>
          <table:table-cell office:value-type="float" office:value="28950" calcext:value-type="float">
            <text:p>28,9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2017" calcext:value-type="float">
            <text:p>942,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795" calcext:value-type="float">
            <text:p>167,795</text:p>
          </table:table-cell>
          <table:table-cell office:value-type="float" office:value="437320" calcext:value-type="float">
            <text:p>437,320</text:p>
          </table:table-cell>
          <table:table-cell office:value-type="float" office:value="0" calcext:value-type="float">
            <text:p>0</text:p>
          </table:table-cell>
          <table:table-cell office:value-type="float" office:value="336902" calcext:value-type="float">
            <text:p>336,902</text:p>
          </table:table-cell>
          <table:table-cell/>
          <table:table-cell table:formula="of:=CONCATENATE([.$AB$5];[.$AA$5];[.C458];&quot;,&quot;;[.D458];&quot;,&quot;;[.E458];&quot;,&quot;;[.F458];&quot;,&quot;;[.H458];&quot;,&quot;;[.I458];&quot;,&quot;;[.J458];&quot;,&quot;;[.K458];&quot;,&quot;;[.M458];&quot;,&quot;;[.O458];&quot;,&quot;;[.P458];&quot;,&quot;;[.Q458];&quot;,&quot;;[.R458];&quot;,&quot;;[.S458];&quot;,&quot;;[.U458];&quot;,&quot;;[.V458];&quot;,&quot;;[.W458];&quot;,&quot;;[.X458];&quot;,&quot;;[.Y458];&quot;,&quot;;[.Z45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5,0,0,166575,303365,111779,21675,0,309674,28950,0,0,0,0,0,0,167795,437320,0,33690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5,0,0,166575,303365,111779,21675,0,309674,28950,0,0,0,0,0,0,167795,437320,0,33690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scovery Woods</text:p>
          </table:table-cell>
          <table:table-cell office:value-type="float" office:value="4198" calcext:value-type="float">
            <text:p>4,198</text:p>
          </table:table-cell>
          <table:table-cell table:formula="of:=VLOOKUP([.B459];[$Sheet2.A452:.C1008];2)"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524" calcext:value-type="float">
            <text:p>26,524</text:p>
          </table:table-cell>
          <table:table-cell office:value-type="float" office:value="812359" calcext:value-type="float">
            <text:p>812,359</text:p>
          </table:table-cell>
          <table:table-cell office:value-type="float" office:value="177147" calcext:value-type="float">
            <text:p>177,147</text:p>
          </table:table-cell>
          <table:table-cell office:value-type="float" office:value="160843" calcext:value-type="float">
            <text:p>160,843</text:p>
          </table:table-cell>
          <table:table-cell office:value-type="float" office:value="0" calcext:value-type="float">
            <text:p>0</text:p>
          </table:table-cell>
          <table:table-cell office:value-type="float" office:value="1150349" calcext:value-type="float">
            <text:p>1,150,349</text:p>
          </table:table-cell>
          <table:table-cell office:value-type="float" office:value="250160" calcext:value-type="float">
            <text:p>250,160</text:p>
          </table:table-cell>
          <table:table-cell office:value-type="float" office:value="1427033" calcext:value-type="float">
            <text:p>1,427,033</text:p>
          </table:table-cell>
          <table:table-cell office:value-type="float" office:value="0" calcext:value-type="float">
            <text:p>0</text:p>
          </table:table-cell>
          <table:table-cell office:value-type="float" office:value="118173" calcext:value-type="float">
            <text:p>118,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5206" calcext:value-type="float">
            <text:p>1,545,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97" calcext:value-type="float">
            <text:p>107,297</text:p>
          </table:table-cell>
          <table:table-cell office:value-type="float" office:value="1187749" calcext:value-type="float">
            <text:p>1,187,749</text:p>
          </table:table-cell>
          <table:table-cell office:value-type="float" office:value="0" calcext:value-type="float">
            <text:p>0</text:p>
          </table:table-cell>
          <table:table-cell office:value-type="float" office:value="250160" calcext:value-type="float">
            <text:p>250,160</text:p>
          </table:table-cell>
          <table:table-cell/>
          <table:table-cell table:formula="of:=CONCATENATE([.$AB$5];[.$AA$5];[.C459];&quot;,&quot;;[.D459];&quot;,&quot;;[.E459];&quot;,&quot;;[.F459];&quot;,&quot;;[.H459];&quot;,&quot;;[.I459];&quot;,&quot;;[.J459];&quot;,&quot;;[.K459];&quot;,&quot;;[.M459];&quot;,&quot;;[.O459];&quot;,&quot;;[.P459];&quot;,&quot;;[.Q459];&quot;,&quot;;[.R459];&quot;,&quot;;[.S459];&quot;,&quot;;[.U459];&quot;,&quot;;[.V459];&quot;,&quot;;[.W459];&quot;,&quot;;[.X459];&quot;,&quot;;[.Y459];&quot;,&quot;;[.Z45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7,0,0,26524,812359,177147,160843,0,250160,0,118173,0,0,0,0,0,107297,1187749,0,2501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7,0,0,26524,812359,177147,160843,0,250160,0,118173,0,0,0,0,0,107297,1187749,0,2501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ARNASSUS PREPARATORY CHARTER SCH</text:p>
          </table:table-cell>
          <table:table-cell office:value-type="float" office:value="4199" calcext:value-type="float">
            <text:p>4,199</text:p>
          </table:table-cell>
          <table:table-cell table:formula="of:=VLOOKUP([.B460];[$Sheet2.A453:.C1009];2)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7272" calcext:value-type="float">
            <text:p>317,272</text:p>
          </table:table-cell>
          <table:table-cell office:value-type="float" office:value="10596638" calcext:value-type="float">
            <text:p>10,596,638</text:p>
          </table:table-cell>
          <table:table-cell office:value-type="float" office:value="970674" calcext:value-type="float">
            <text:p>970,674</text:p>
          </table:table-cell>
          <table:table-cell office:value-type="float" office:value="2143689" calcext:value-type="float">
            <text:p>2,143,689</text:p>
          </table:table-cell>
          <table:table-cell office:value-type="float" office:value="0" calcext:value-type="float">
            <text:p>0</text:p>
          </table:table-cell>
          <table:table-cell office:value-type="float" office:value="13711002" calcext:value-type="float">
            <text:p>13,711,002</text:p>
          </table:table-cell>
          <table:table-cell office:value-type="float" office:value="1252209" calcext:value-type="float">
            <text:p>1,252,209</text:p>
          </table:table-cell>
          <table:table-cell office:value-type="float" office:value="15280483" calcext:value-type="float">
            <text:p>15,280,483</text:p>
          </table:table-cell>
          <table:table-cell office:value-type="float" office:value="841260" calcext:value-type="float">
            <text:p>841,260</text:p>
          </table:table-cell>
          <table:table-cell office:value-type="float" office:value="90364" calcext:value-type="float">
            <text:p>90,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12107" calcext:value-type="float">
            <text:p>16,212,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427" calcext:value-type="float">
            <text:p>407,427</text:p>
          </table:table-cell>
          <table:table-cell office:value-type="float" office:value="13728165" calcext:value-type="float">
            <text:p>13,728,165</text:p>
          </table:table-cell>
          <table:table-cell office:value-type="float" office:value="0" calcext:value-type="float">
            <text:p>0</text:p>
          </table:table-cell>
          <table:table-cell office:value-type="float" office:value="2076515" calcext:value-type="float">
            <text:p>2,076,515</text:p>
          </table:table-cell>
          <table:table-cell/>
          <table:table-cell table:formula="of:=CONCATENATE([.$AB$5];[.$AA$5];[.C460];&quot;,&quot;;[.D460];&quot;,&quot;;[.E460];&quot;,&quot;;[.F460];&quot;,&quot;;[.H460];&quot;,&quot;;[.I460];&quot;,&quot;;[.J460];&quot;,&quot;;[.K460];&quot;,&quot;;[.M460];&quot;,&quot;;[.O460];&quot;,&quot;;[.P460];&quot;,&quot;;[.Q460];&quot;,&quot;;[.R460];&quot;,&quot;;[.S460];&quot;,&quot;;[.U460];&quot;,&quot;;[.V460];&quot;,&quot;;[.W460];&quot;,&quot;;[.X460];&quot;,&quot;;[.Y460];&quot;,&quot;;[.Z46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8,0,0,317272,10596638,970674,2143689,0,1252209,841260,90364,0,0,0,0,0,407427,13728165,0,207651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8,0,0,317272,10596638,970674,2143689,0,1252209,841260,90364,0,0,0,0,0,407427,13728165,0,207651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 ACADEMY CHARTER SCHOOL</text:p>
          </table:table-cell>
          <table:table-cell office:value-type="float" office:value="4200" calcext:value-type="float">
            <text:p>4,200</text:p>
          </table:table-cell>
          <table:table-cell table:formula="of:=VLOOKUP([.B461];[$Sheet2.A454:.C1010];2)"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570" calcext:value-type="float">
            <text:p>26,570</text:p>
          </table:table-cell>
          <table:table-cell office:value-type="float" office:value="5753013" calcext:value-type="float">
            <text:p>5,753,013</text:p>
          </table:table-cell>
          <table:table-cell office:value-type="float" office:value="913618" calcext:value-type="float">
            <text:p>913,618</text:p>
          </table:table-cell>
          <table:table-cell office:value-type="float" office:value="1013268" calcext:value-type="float">
            <text:p>1,013,268</text:p>
          </table:table-cell>
          <table:table-cell office:value-type="float" office:value="0" calcext:value-type="float">
            <text:p>0</text:p>
          </table:table-cell>
          <table:table-cell office:value-type="float" office:value="7679899" calcext:value-type="float">
            <text:p>7,679,899</text:p>
          </table:table-cell>
          <table:table-cell office:value-type="float" office:value="1811760" calcext:value-type="float">
            <text:p>1,811,760</text:p>
          </table:table-cell>
          <table:table-cell office:value-type="float" office:value="9518229" calcext:value-type="float">
            <text:p>9,518,229</text:p>
          </table:table-cell>
          <table:table-cell office:value-type="float" office:value="470982" calcext:value-type="float">
            <text:p>470,9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89210" calcext:value-type="float">
            <text:p>9,989,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0" calcext:value-type="float">
            <text:p>26,570</text:p>
          </table:table-cell>
          <table:table-cell office:value-type="float" office:value="7687990" calcext:value-type="float">
            <text:p>7,687,990</text:p>
          </table:table-cell>
          <table:table-cell office:value-type="float" office:value="0" calcext:value-type="float">
            <text:p>0</text:p>
          </table:table-cell>
          <table:table-cell office:value-type="float" office:value="2274651" calcext:value-type="float">
            <text:p>2,274,651</text:p>
          </table:table-cell>
          <table:table-cell/>
          <table:table-cell table:formula="of:=CONCATENATE([.$AB$5];[.$AA$5];[.C461];&quot;,&quot;;[.D461];&quot;,&quot;;[.E461];&quot;,&quot;;[.F461];&quot;,&quot;;[.H461];&quot;,&quot;;[.I461];&quot;,&quot;;[.J461];&quot;,&quot;;[.K461];&quot;,&quot;;[.M461];&quot;,&quot;;[.O461];&quot;,&quot;;[.P461];&quot;,&quot;;[.Q461];&quot;,&quot;;[.R461];&quot;,&quot;;[.S461];&quot;,&quot;;[.U461];&quot;,&quot;;[.V461];&quot;,&quot;;[.W461];&quot;,&quot;;[.X461];&quot;,&quot;;[.Y461];&quot;,&quot;;[.Z46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9,0,0,26570,5753013,913618,1013268,0,1811760,470982,0,0,0,0,0,0,26570,7687990,0,227465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89,0,0,26570,5753013,913618,1013268,0,1811760,470982,0,0,0,0,0,0,26570,7687990,0,227465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RNERSTONE MONTESSORI ELEMENTARY</text:p>
          </table:table-cell>
          <table:table-cell office:value-type="float" office:value="4201" calcext:value-type="float">
            <text:p>4,201</text:p>
          </table:table-cell>
          <table:table-cell table:formula="of:=VLOOKUP([.B462];[$Sheet2.A455:.C1011];2)"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520" calcext:value-type="float">
            <text:p>104,520</text:p>
          </table:table-cell>
          <table:table-cell office:value-type="float" office:value="1106000" calcext:value-type="float">
            <text:p>1,106,000</text:p>
          </table:table-cell>
          <table:table-cell office:value-type="float" office:value="824874" calcext:value-type="float">
            <text:p>824,874</text:p>
          </table:table-cell>
          <table:table-cell office:value-type="float" office:value="218234" calcext:value-type="float">
            <text:p>218,234</text:p>
          </table:table-cell>
          <table:table-cell office:value-type="float" office:value="0" calcext:value-type="float">
            <text:p>0</text:p>
          </table:table-cell>
          <table:table-cell office:value-type="float" office:value="2149108" calcext:value-type="float">
            <text:p>2,149,108</text:p>
          </table:table-cell>
          <table:table-cell office:value-type="float" office:value="169406" calcext:value-type="float">
            <text:p>169,406</text:p>
          </table:table-cell>
          <table:table-cell office:value-type="float" office:value="2423033" calcext:value-type="float">
            <text:p>2,423,033</text:p>
          </table:table-cell>
          <table:table-cell office:value-type="float" office:value="100879" calcext:value-type="float">
            <text:p>100,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3913" calcext:value-type="float">
            <text:p>2,523,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20" calcext:value-type="float">
            <text:p>104,520</text:p>
          </table:table-cell>
          <table:table-cell office:value-type="float" office:value="2151405" calcext:value-type="float">
            <text:p>2,151,405</text:p>
          </table:table-cell>
          <table:table-cell office:value-type="float" office:value="0" calcext:value-type="float">
            <text:p>0</text:p>
          </table:table-cell>
          <table:table-cell office:value-type="float" office:value="267988" calcext:value-type="float">
            <text:p>267,988</text:p>
          </table:table-cell>
          <table:table-cell/>
          <table:table-cell table:formula="of:=CONCATENATE([.$AB$5];[.$AA$5];[.C462];&quot;,&quot;;[.D462];&quot;,&quot;;[.E462];&quot;,&quot;;[.F462];&quot;,&quot;;[.H462];&quot;,&quot;;[.I462];&quot;,&quot;;[.J462];&quot;,&quot;;[.K462];&quot;,&quot;;[.M462];&quot;,&quot;;[.O462];&quot;,&quot;;[.P462];&quot;,&quot;;[.Q462];&quot;,&quot;;[.R462];&quot;,&quot;;[.S462];&quot;,&quot;;[.U462];&quot;,&quot;;[.V462];&quot;,&quot;;[.W462];&quot;,&quot;;[.X462];&quot;,&quot;;[.Y462];&quot;,&quot;;[.Z46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0,0,0,104520,1106000,824874,218234,0,169406,100879,0,0,0,0,0,0,104520,2151405,0,26798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0,0,0,104520,1106000,824874,218234,0,169406,100879,0,0,0,0,0,0,104520,2151405,0,26798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CHESTER STEM ACADEMY</text:p>
          </table:table-cell>
          <table:table-cell office:value-type="float" office:value="4204" calcext:value-type="float">
            <text:p>4,204</text:p>
          </table:table-cell>
          <table:table-cell table:formula="of:=VLOOKUP([.B463];[$Sheet2.A456:.C1012];2)"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662" calcext:value-type="float">
            <text:p>20,662</text:p>
          </table:table-cell>
          <table:table-cell office:value-type="float" office:value="1493736" calcext:value-type="float">
            <text:p>1,493,736</text:p>
          </table:table-cell>
          <table:table-cell office:value-type="float" office:value="350675" calcext:value-type="float">
            <text:p>350,675</text:p>
          </table:table-cell>
          <table:table-cell office:value-type="float" office:value="232251" calcext:value-type="float">
            <text:p>232,251</text:p>
          </table:table-cell>
          <table:table-cell office:value-type="float" office:value="0" calcext:value-type="float">
            <text:p>0</text:p>
          </table:table-cell>
          <table:table-cell office:value-type="float" office:value="2076662" calcext:value-type="float">
            <text:p>2,076,662</text:p>
          </table:table-cell>
          <table:table-cell office:value-type="float" office:value="286483" calcext:value-type="float">
            <text:p>286,483</text:p>
          </table:table-cell>
          <table:table-cell office:value-type="float" office:value="2383808" calcext:value-type="float">
            <text:p>2,383,808</text:p>
          </table:table-cell>
          <table:table-cell office:value-type="float" office:value="125419" calcext:value-type="float">
            <text:p>125,4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9227" calcext:value-type="float">
            <text:p>2,509,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62" calcext:value-type="float">
            <text:p>20,662</text:p>
          </table:table-cell>
          <table:table-cell office:value-type="float" office:value="2081375" calcext:value-type="float">
            <text:p>2,081,375</text:p>
          </table:table-cell>
          <table:table-cell office:value-type="float" office:value="0" calcext:value-type="float">
            <text:p>0</text:p>
          </table:table-cell>
          <table:table-cell office:value-type="float" office:value="407189" calcext:value-type="float">
            <text:p>407,189</text:p>
          </table:table-cell>
          <table:table-cell/>
          <table:table-cell table:formula="of:=CONCATENATE([.$AB$5];[.$AA$5];[.C463];&quot;,&quot;;[.D463];&quot;,&quot;;[.E463];&quot;,&quot;;[.F463];&quot;,&quot;;[.H463];&quot;,&quot;;[.I463];&quot;,&quot;;[.J463];&quot;,&quot;;[.K463];&quot;,&quot;;[.M463];&quot;,&quot;;[.O463];&quot;,&quot;;[.P463];&quot;,&quot;;[.Q463];&quot;,&quot;;[.R463];&quot;,&quot;;[.S463];&quot;,&quot;;[.U463];&quot;,&quot;;[.V463];&quot;,&quot;;[.W463];&quot;,&quot;;[.X463];&quot;,&quot;;[.Y463];&quot;,&quot;;[.Z46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3,0,0,20662,1493736,350675,232251,0,286483,125419,0,0,0,0,0,0,20662,2081375,0,40718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3,0,0,20662,1493736,350675,232251,0,286483,125419,0,0,0,0,0,0,20662,2081375,0,40718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ENNEPIN ELEMENTARY SCHOOL</text:p>
          </table:table-cell>
          <table:table-cell office:value-type="float" office:value="4205" calcext:value-type="float">
            <text:p>4,205</text:p>
          </table:table-cell>
          <table:table-cell table:formula="of:=VLOOKUP([.B464];[$Sheet2.A457:.C1013];2)"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6434" calcext:value-type="float">
            <text:p>326,434</text:p>
          </table:table-cell>
          <table:table-cell office:value-type="float" office:value="4248817" calcext:value-type="float">
            <text:p>4,248,817</text:p>
          </table:table-cell>
          <table:table-cell office:value-type="float" office:value="1139822" calcext:value-type="float">
            <text:p>1,139,822</text:p>
          </table:table-cell>
          <table:table-cell office:value-type="float" office:value="678201" calcext:value-type="float">
            <text:p>678,201</text:p>
          </table:table-cell>
          <table:table-cell office:value-type="float" office:value="0" calcext:value-type="float">
            <text:p>0</text:p>
          </table:table-cell>
          <table:table-cell office:value-type="float" office:value="6066840" calcext:value-type="float">
            <text:p>6,066,840</text:p>
          </table:table-cell>
          <table:table-cell office:value-type="float" office:value="707228" calcext:value-type="float">
            <text:p>707,228</text:p>
          </table:table-cell>
          <table:table-cell office:value-type="float" office:value="7100501" calcext:value-type="float">
            <text:p>7,100,501</text:p>
          </table:table-cell>
          <table:table-cell office:value-type="float" office:value="461481" calcext:value-type="float">
            <text:p>461,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61983" calcext:value-type="float">
            <text:p>7,561,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434" calcext:value-type="float">
            <text:p>326,434</text:p>
          </table:table-cell>
          <table:table-cell office:value-type="float" office:value="6077965" calcext:value-type="float">
            <text:p>6,077,965</text:p>
          </table:table-cell>
          <table:table-cell office:value-type="float" office:value="0" calcext:value-type="float">
            <text:p>0</text:p>
          </table:table-cell>
          <table:table-cell office:value-type="float" office:value="1157584" calcext:value-type="float">
            <text:p>1,157,584</text:p>
          </table:table-cell>
          <table:table-cell/>
          <table:table-cell table:formula="of:=CONCATENATE([.$AB$5];[.$AA$5];[.C464];&quot;,&quot;;[.D464];&quot;,&quot;;[.E464];&quot;,&quot;;[.F464];&quot;,&quot;;[.H464];&quot;,&quot;;[.I464];&quot;,&quot;;[.J464];&quot;,&quot;;[.K464];&quot;,&quot;;[.M464];&quot;,&quot;;[.O464];&quot;,&quot;;[.P464];&quot;,&quot;;[.Q464];&quot;,&quot;;[.R464];&quot;,&quot;;[.S464];&quot;,&quot;;[.U464];&quot;,&quot;;[.V464];&quot;,&quot;;[.W464];&quot;,&quot;;[.X464];&quot;,&quot;;[.Y464];&quot;,&quot;;[.Z46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4,0,0,326434,4248817,1139822,678201,0,707228,461481,0,0,0,0,0,0,326434,6077965,0,11575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4,0,0,326434,4248817,1139822,678201,0,707228,461481,0,0,0,0,0,0,326434,6077965,0,11575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ermilion Country School</text:p>
          </table:table-cell>
          <table:table-cell office:value-type="float" office:value="4207" calcext:value-type="float">
            <text:p>4,207</text:p>
          </table:table-cell>
          <table:table-cell table:formula="of:=VLOOKUP([.B465];[$Sheet2.A458:.C1014];2)"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99" calcext:value-type="float">
            <text:p>11,999</text:p>
          </table:table-cell>
          <table:table-cell office:value-type="float" office:value="353479" calcext:value-type="float">
            <text:p>353,479</text:p>
          </table:table-cell>
          <table:table-cell office:value-type="float" office:value="115908" calcext:value-type="float">
            <text:p>115,908</text:p>
          </table:table-cell>
          <table:table-cell office:value-type="float" office:value="64032" calcext:value-type="float">
            <text:p>64,032</text:p>
          </table:table-cell>
          <table:table-cell office:value-type="float" office:value="0" calcext:value-type="float">
            <text:p>0</text:p>
          </table:table-cell>
          <table:table-cell office:value-type="float" office:value="533418" calcext:value-type="float">
            <text:p>533,418</text:p>
          </table:table-cell>
          <table:table-cell office:value-type="float" office:value="104240" calcext:value-type="float">
            <text:p>104,240</text:p>
          </table:table-cell>
          <table:table-cell office:value-type="float" office:value="649657" calcext:value-type="float">
            <text:p>649,657</text:p>
          </table:table-cell>
          <table:table-cell office:value-type="float" office:value="20205" calcext:value-type="float">
            <text:p>20,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862" calcext:value-type="float">
            <text:p>669,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66" calcext:value-type="float">
            <text:p>12,566</text:p>
          </table:table-cell>
          <table:table-cell office:value-type="float" office:value="533857" calcext:value-type="float">
            <text:p>533,857</text:p>
          </table:table-cell>
          <table:table-cell office:value-type="float" office:value="0" calcext:value-type="float">
            <text:p>0</text:p>
          </table:table-cell>
          <table:table-cell office:value-type="float" office:value="123439" calcext:value-type="float">
            <text:p>123,439</text:p>
          </table:table-cell>
          <table:table-cell/>
          <table:table-cell table:formula="of:=CONCATENATE([.$AB$5];[.$AA$5];[.C465];&quot;,&quot;;[.D465];&quot;,&quot;;[.E465];&quot;,&quot;;[.F465];&quot;,&quot;;[.H465];&quot;,&quot;;[.I465];&quot;,&quot;;[.J465];&quot;,&quot;;[.K465];&quot;,&quot;;[.M465];&quot;,&quot;;[.O465];&quot;,&quot;;[.P465];&quot;,&quot;;[.Q465];&quot;,&quot;;[.R465];&quot;,&quot;;[.S465];&quot;,&quot;;[.U465];&quot;,&quot;;[.V465];&quot;,&quot;;[.W465];&quot;,&quot;;[.X465];&quot;,&quot;;[.Y465];&quot;,&quot;;[.Z46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5,0,0,11999,353479,115908,64032,0,104240,20205,0,0,0,0,0,0,12566,533857,0,12343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5,0,0,11999,353479,115908,64032,0,104240,20205,0,0,0,0,0,0,12566,533857,0,12343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ASHA SHKOLA CHARTER SCHOOL</text:p>
          </table:table-cell>
          <table:table-cell office:value-type="float" office:value="4208" calcext:value-type="float">
            <text:p>4,208</text:p>
          </table:table-cell>
          <table:table-cell table:formula="of:=VLOOKUP([.B466];[$Sheet2.A459:.C1015];2)"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04" calcext:value-type="float">
            <text:p>5,904</text:p>
          </table:table-cell>
          <table:table-cell office:value-type="float" office:value="1269673" calcext:value-type="float">
            <text:p>1,269,673</text:p>
          </table:table-cell>
          <table:table-cell office:value-type="float" office:value="86480" calcext:value-type="float">
            <text:p>86,480</text:p>
          </table:table-cell>
          <table:table-cell office:value-type="float" office:value="210712" calcext:value-type="float">
            <text:p>210,712</text:p>
          </table:table-cell>
          <table:table-cell office:value-type="float" office:value="0" calcext:value-type="float">
            <text:p>0</text:p>
          </table:table-cell>
          <table:table-cell office:value-type="float" office:value="1566864" calcext:value-type="float">
            <text:p>1,566,864</text:p>
          </table:table-cell>
          <table:table-cell office:value-type="float" office:value="284902" calcext:value-type="float">
            <text:p>284,902</text:p>
          </table:table-cell>
          <table:table-cell office:value-type="float" office:value="1857671" calcext:value-type="float">
            <text:p>1,857,671</text:p>
          </table:table-cell>
          <table:table-cell office:value-type="float" office:value="66174" calcext:value-type="float">
            <text:p>66,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3844" calcext:value-type="float">
            <text:p>1,923,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79" calcext:value-type="float">
            <text:p>12,179</text:p>
          </table:table-cell>
          <table:table-cell office:value-type="float" office:value="1568208" calcext:value-type="float">
            <text:p>1,568,208</text:p>
          </table:table-cell>
          <table:table-cell office:value-type="float" office:value="0" calcext:value-type="float">
            <text:p>0</text:p>
          </table:table-cell>
          <table:table-cell office:value-type="float" office:value="343458" calcext:value-type="float">
            <text:p>343,458</text:p>
          </table:table-cell>
          <table:table-cell/>
          <table:table-cell table:formula="of:=CONCATENATE([.$AB$5];[.$AA$5];[.C466];&quot;,&quot;;[.D466];&quot;,&quot;;[.E466];&quot;,&quot;;[.F466];&quot;,&quot;;[.H466];&quot;,&quot;;[.I466];&quot;,&quot;;[.J466];&quot;,&quot;;[.K466];&quot;,&quot;;[.M466];&quot;,&quot;;[.O466];&quot;,&quot;;[.P466];&quot;,&quot;;[.Q466];&quot;,&quot;;[.R466];&quot;,&quot;;[.S466];&quot;,&quot;;[.U466];&quot;,&quot;;[.V466];&quot;,&quot;;[.W466];&quot;,&quot;;[.X466];&quot;,&quot;;[.Y466];&quot;,&quot;;[.Z46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6,0,0,5904,1269673,86480,210712,0,284902,66174,0,0,0,0,0,0,12179,1568208,0,34345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6,0,0,5904,1269673,86480,210712,0,284902,66174,0,0,0,0,0,0,12179,1568208,0,34345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STERY SCHOOL</text:p>
          </table:table-cell>
          <table:table-cell office:value-type="float" office:value="4209" calcext:value-type="float">
            <text:p>4,209</text:p>
          </table:table-cell>
          <table:table-cell table:formula="of:=VLOOKUP([.B467];[$Sheet2.A460:.C1016];2)" office:value-type="float" office:value="497" calcext:value-type="float">
            <text:p>497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467];&quot;,&quot;;[.D467];&quot;,&quot;;[.E467];&quot;,&quot;;[.F467];&quot;,&quot;;[.H467];&quot;,&quot;;[.I467];&quot;,&quot;;[.J467];&quot;,&quot;;[.K467];&quot;,&quot;;[.M467];&quot;,&quot;;[.O467];&quot;,&quot;;[.P467];&quot;,&quot;;[.Q467];&quot;,&quot;;[.R467];&quot;,&quot;;[.S467];&quot;,&quot;;[.U467];&quot;,&quot;;[.V467];&quot;,&quot;;[.W467];&quot;,&quot;;[.X467];&quot;,&quot;;[.Y467];&quot;,&quot;;[.Z46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7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7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 Mississippi Academy</text:p>
          </table:table-cell>
          <table:table-cell office:value-type="float" office:value="4210" calcext:value-type="float">
            <text:p>4,210</text:p>
          </table:table-cell>
          <table:table-cell table:formula="of:=VLOOKUP([.B468];[$Sheet2.A461:.C1017];2)"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600" calcext:value-type="float">
            <text:p>73,600</text:p>
          </table:table-cell>
          <table:table-cell office:value-type="float" office:value="2200892" calcext:value-type="float">
            <text:p>2,200,892</text:p>
          </table:table-cell>
          <table:table-cell office:value-type="float" office:value="1446210" calcext:value-type="float">
            <text:p>1,446,210</text:p>
          </table:table-cell>
          <table:table-cell office:value-type="float" office:value="511430" calcext:value-type="float">
            <text:p>511,430</text:p>
          </table:table-cell>
          <table:table-cell office:value-type="float" office:value="0" calcext:value-type="float">
            <text:p>0</text:p>
          </table:table-cell>
          <table:table-cell office:value-type="float" office:value="4158533" calcext:value-type="float">
            <text:p>4,158,533</text:p>
          </table:table-cell>
          <table:table-cell office:value-type="float" office:value="501016" calcext:value-type="float">
            <text:p>501,016</text:p>
          </table:table-cell>
          <table:table-cell office:value-type="float" office:value="4733149" calcext:value-type="float">
            <text:p>4,733,149</text:p>
          </table:table-cell>
          <table:table-cell office:value-type="float" office:value="66445" calcext:value-type="float">
            <text:p>66,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9594" calcext:value-type="float">
            <text:p>4,799,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60" calcext:value-type="float">
            <text:p>74,660</text:p>
          </table:table-cell>
          <table:table-cell office:value-type="float" office:value="4159645" calcext:value-type="float">
            <text:p>4,159,645</text:p>
          </table:table-cell>
          <table:table-cell office:value-type="float" office:value="0" calcext:value-type="float">
            <text:p>0</text:p>
          </table:table-cell>
          <table:table-cell office:value-type="float" office:value="565290" calcext:value-type="float">
            <text:p>565,290</text:p>
          </table:table-cell>
          <table:table-cell/>
          <table:table-cell table:formula="of:=CONCATENATE([.$AB$5];[.$AA$5];[.C468];&quot;,&quot;;[.D468];&quot;,&quot;;[.E468];&quot;,&quot;;[.F468];&quot;,&quot;;[.H468];&quot;,&quot;;[.I468];&quot;,&quot;;[.J468];&quot;,&quot;;[.K468];&quot;,&quot;;[.M468];&quot;,&quot;;[.O468];&quot;,&quot;;[.P468];&quot;,&quot;;[.Q468];&quot;,&quot;;[.R468];&quot;,&quot;;[.S468];&quot;,&quot;;[.U468];&quot;,&quot;;[.V468];&quot;,&quot;;[.W468];&quot;,&quot;;[.X468];&quot;,&quot;;[.Y468];&quot;,&quot;;[.Z46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8,0,0,73600,2200892,1446210,511430,0,501016,66445,0,0,0,0,0,0,74660,4159645,0,5652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8,0,0,73600,2200892,1446210,511430,0,501016,66445,0,0,0,0,0,0,74660,4159645,0,5652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odeo Academy</text:p>
          </table:table-cell>
          <table:table-cell office:value-type="float" office:value="4213" calcext:value-type="float">
            <text:p>4,213</text:p>
          </table:table-cell>
          <table:table-cell table:formula="of:=VLOOKUP([.B469];[$Sheet2.A462:.C1018];2)"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3773" calcext:value-type="float">
            <text:p>1,233,773</text:p>
          </table:table-cell>
          <table:table-cell office:value-type="float" office:value="7544905" calcext:value-type="float">
            <text:p>7,544,905</text:p>
          </table:table-cell>
          <table:table-cell office:value-type="float" office:value="3366913" calcext:value-type="float">
            <text:p>3,366,913</text:p>
          </table:table-cell>
          <table:table-cell office:value-type="float" office:value="1145374" calcext:value-type="float">
            <text:p>1,145,374</text:p>
          </table:table-cell>
          <table:table-cell office:value-type="float" office:value="0" calcext:value-type="float">
            <text:p>0</text:p>
          </table:table-cell>
          <table:table-cell office:value-type="float" office:value="12057192" calcext:value-type="float">
            <text:p>12,057,192</text:p>
          </table:table-cell>
          <table:table-cell office:value-type="float" office:value="2210270" calcext:value-type="float">
            <text:p>2,210,270</text:p>
          </table:table-cell>
          <table:table-cell office:value-type="float" office:value="15501235" calcext:value-type="float">
            <text:p>15,501,235</text:p>
          </table:table-cell>
          <table:table-cell office:value-type="float" office:value="644068" calcext:value-type="float">
            <text:p>644,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45303" calcext:value-type="float">
            <text:p>16,145,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773" calcext:value-type="float">
            <text:p>1,233,773</text:p>
          </table:table-cell>
          <table:table-cell office:value-type="float" office:value="12067151" calcext:value-type="float">
            <text:p>12,067,151</text:p>
          </table:table-cell>
          <table:table-cell office:value-type="float" office:value="0" calcext:value-type="float">
            <text:p>0</text:p>
          </table:table-cell>
          <table:table-cell office:value-type="float" office:value="2844378" calcext:value-type="float">
            <text:p>2,844,378</text:p>
          </table:table-cell>
          <table:table-cell/>
          <table:table-cell table:formula="of:=CONCATENATE([.$AB$5];[.$AA$5];[.C469];&quot;,&quot;;[.D469];&quot;,&quot;;[.E469];&quot;,&quot;;[.F469];&quot;,&quot;;[.H469];&quot;,&quot;;[.I469];&quot;,&quot;;[.J469];&quot;,&quot;;[.K469];&quot;,&quot;;[.M469];&quot;,&quot;;[.O469];&quot;,&quot;;[.P469];&quot;,&quot;;[.Q469];&quot;,&quot;;[.R469];&quot;,&quot;;[.S469];&quot;,&quot;;[.U469];&quot;,&quot;;[.V469];&quot;,&quot;;[.W469];&quot;,&quot;;[.X469];&quot;,&quot;;[.Y469];&quot;,&quot;;[.Z46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9,0,0,1233773,7544905,3366913,1145374,0,2210270,644068,0,0,0,0,0,0,1233773,12067151,0,284437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499,0,0,1233773,7544905,3366913,1145374,0,2210270,644068,0,0,0,0,0,0,1233773,12067151,0,284437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jong Academy of Minnesota</text:p>
          </table:table-cell>
          <table:table-cell office:value-type="float" office:value="4215" calcext:value-type="float">
            <text:p>4,215</text:p>
          </table:table-cell>
          <table:table-cell table:formula="of:=VLOOKUP([.B470];[$Sheet2.A463:.C1019];2)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456" calcext:value-type="float">
            <text:p>73,456</text:p>
          </table:table-cell>
          <table:table-cell office:value-type="float" office:value="3303814" calcext:value-type="float">
            <text:p>3,303,814</text:p>
          </table:table-cell>
          <table:table-cell office:value-type="float" office:value="614224" calcext:value-type="float">
            <text:p>614,224</text:p>
          </table:table-cell>
          <table:table-cell office:value-type="float" office:value="534459" calcext:value-type="float">
            <text:p>534,459</text:p>
          </table:table-cell>
          <table:table-cell office:value-type="float" office:value="0" calcext:value-type="float">
            <text:p>0</text:p>
          </table:table-cell>
          <table:table-cell office:value-type="float" office:value="4452496" calcext:value-type="float">
            <text:p>4,452,496</text:p>
          </table:table-cell>
          <table:table-cell office:value-type="float" office:value="1228480" calcext:value-type="float">
            <text:p>1,228,480</text:p>
          </table:table-cell>
          <table:table-cell office:value-type="float" office:value="5754432" calcext:value-type="float">
            <text:p>5,754,432</text:p>
          </table:table-cell>
          <table:table-cell office:value-type="float" office:value="286037" calcext:value-type="float">
            <text:p>286,037</text:p>
          </table:table-cell>
          <table:table-cell office:value-type="float" office:value="41140" calcext:value-type="float">
            <text:p>41,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1609" calcext:value-type="float">
            <text:p>6,081,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56" calcext:value-type="float">
            <text:p>73,456</text:p>
          </table:table-cell>
          <table:table-cell office:value-type="float" office:value="4457964" calcext:value-type="float">
            <text:p>4,457,964</text:p>
          </table:table-cell>
          <table:table-cell office:value-type="float" office:value="0" calcext:value-type="float">
            <text:p>0</text:p>
          </table:table-cell>
          <table:table-cell office:value-type="float" office:value="1550189" calcext:value-type="float">
            <text:p>1,550,189</text:p>
          </table:table-cell>
          <table:table-cell/>
          <table:table-cell table:formula="of:=CONCATENATE([.$AB$5];[.$AA$5];[.C470];&quot;,&quot;;[.D470];&quot;,&quot;;[.E470];&quot;,&quot;;[.F470];&quot;,&quot;;[.H470];&quot;,&quot;;[.I470];&quot;,&quot;;[.J470];&quot;,&quot;;[.K470];&quot;,&quot;;[.M470];&quot;,&quot;;[.O470];&quot;,&quot;;[.P470];&quot;,&quot;;[.Q470];&quot;,&quot;;[.R470];&quot;,&quot;;[.S470];&quot;,&quot;;[.U470];&quot;,&quot;;[.V470];&quot;,&quot;;[.W470];&quot;,&quot;;[.X470];&quot;,&quot;;[.Y470];&quot;,&quot;;[.Z47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0,0,0,73456,3303814,614224,534459,0,1228480,286037,41140,0,0,0,0,0,73456,4457964,0,155018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0,0,0,73456,3303814,614224,534459,0,1228480,286037,41140,0,0,0,0,0,73456,4457964,0,155018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CHNICAL ACADEMIES OF MINNESOTA</text:p>
          </table:table-cell>
          <table:table-cell office:value-type="float" office:value="4217" calcext:value-type="float">
            <text:p>4,217</text:p>
          </table:table-cell>
          <table:table-cell table:formula="of:=VLOOKUP([.B471];[$Sheet2.A464:.C1020];2)"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806" calcext:value-type="float">
            <text:p>23,806</text:p>
          </table:table-cell>
          <table:table-cell office:value-type="float" office:value="1224770" calcext:value-type="float">
            <text:p>1,224,770</text:p>
          </table:table-cell>
          <table:table-cell office:value-type="float" office:value="646930" calcext:value-type="float">
            <text:p>646,930</text:p>
          </table:table-cell>
          <table:table-cell office:value-type="float" office:value="191333" calcext:value-type="float">
            <text:p>191,333</text:p>
          </table:table-cell>
          <table:table-cell office:value-type="float" office:value="0" calcext:value-type="float">
            <text:p>0</text:p>
          </table:table-cell>
          <table:table-cell office:value-type="float" office:value="2063033" calcext:value-type="float">
            <text:p>2,063,033</text:p>
          </table:table-cell>
          <table:table-cell office:value-type="float" office:value="192687" calcext:value-type="float">
            <text:p>192,687</text:p>
          </table:table-cell>
          <table:table-cell office:value-type="float" office:value="2279526" calcext:value-type="float">
            <text:p>2,279,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79526" calcext:value-type="float">
            <text:p>2,279,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06" calcext:value-type="float">
            <text:p>23,806</text:p>
          </table:table-cell>
          <table:table-cell office:value-type="float" office:value="2063033" calcext:value-type="float">
            <text:p>2,063,033</text:p>
          </table:table-cell>
          <table:table-cell office:value-type="float" office:value="0" calcext:value-type="float">
            <text:p>0</text:p>
          </table:table-cell>
          <table:table-cell office:value-type="float" office:value="192687" calcext:value-type="float">
            <text:p>192,687</text:p>
          </table:table-cell>
          <table:table-cell/>
          <table:table-cell table:formula="of:=CONCATENATE([.$AB$5];[.$AA$5];[.C471];&quot;,&quot;;[.D471];&quot;,&quot;;[.E471];&quot;,&quot;;[.F471];&quot;,&quot;;[.H471];&quot;,&quot;;[.I471];&quot;,&quot;;[.J471];&quot;,&quot;;[.K471];&quot;,&quot;;[.M471];&quot;,&quot;;[.O471];&quot;,&quot;;[.P471];&quot;,&quot;;[.Q471];&quot;,&quot;;[.R471];&quot;,&quot;;[.S471];&quot;,&quot;;[.U471];&quot;,&quot;;[.V471];&quot;,&quot;;[.W471];&quot;,&quot;;[.X471];&quot;,&quot;;[.Y471];&quot;,&quot;;[.Z47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1,0,0,23806,1224770,646930,191333,0,192687,0,0,0,0,0,0,0,23806,2063033,0,19268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1,0,0,23806,1224770,646930,191333,0,192687,0,0,0,0,0,0,0,23806,2063033,0,19268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enture Academy</text:p>
          </table:table-cell>
          <table:table-cell office:value-type="float" office:value="4218" calcext:value-type="float">
            <text:p>4,218</text:p>
          </table:table-cell>
          <table:table-cell table:formula="of:=VLOOKUP([.B472];[$Sheet2.A465:.C1021];2)"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229" calcext:value-type="float">
            <text:p>29,229</text:p>
          </table:table-cell>
          <table:table-cell office:value-type="float" office:value="3746465" calcext:value-type="float">
            <text:p>3,746,465</text:p>
          </table:table-cell>
          <table:table-cell office:value-type="float" office:value="1910536" calcext:value-type="float">
            <text:p>1,910,536</text:p>
          </table:table-cell>
          <table:table-cell office:value-type="float" office:value="486788" calcext:value-type="float">
            <text:p>486,788</text:p>
          </table:table-cell>
          <table:table-cell office:value-type="float" office:value="0" calcext:value-type="float">
            <text:p>0</text:p>
          </table:table-cell>
          <table:table-cell office:value-type="float" office:value="6143789" calcext:value-type="float">
            <text:p>6,143,789</text:p>
          </table:table-cell>
          <table:table-cell office:value-type="float" office:value="1338347" calcext:value-type="float">
            <text:p>1,338,347</text:p>
          </table:table-cell>
          <table:table-cell office:value-type="float" office:value="7511364" calcext:value-type="float">
            <text:p>7,511,364</text:p>
          </table:table-cell>
          <table:table-cell office:value-type="float" office:value="109262" calcext:value-type="float">
            <text:p>109,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20626" calcext:value-type="float">
            <text:p>7,620,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29" calcext:value-type="float">
            <text:p>29,229</text:p>
          </table:table-cell>
          <table:table-cell office:value-type="float" office:value="6145797" calcext:value-type="float">
            <text:p>6,145,797</text:p>
          </table:table-cell>
          <table:table-cell office:value-type="float" office:value="0" calcext:value-type="float">
            <text:p>0</text:p>
          </table:table-cell>
          <table:table-cell office:value-type="float" office:value="1445601" calcext:value-type="float">
            <text:p>1,445,601</text:p>
          </table:table-cell>
          <table:table-cell/>
          <table:table-cell table:formula="of:=CONCATENATE([.$AB$5];[.$AA$5];[.C472];&quot;,&quot;;[.D472];&quot;,&quot;;[.E472];&quot;,&quot;;[.F472];&quot;,&quot;;[.H472];&quot;,&quot;;[.I472];&quot;,&quot;;[.J472];&quot;,&quot;;[.K472];&quot;,&quot;;[.M472];&quot;,&quot;;[.O472];&quot;,&quot;;[.P472];&quot;,&quot;;[.Q472];&quot;,&quot;;[.R472];&quot;,&quot;;[.S472];&quot;,&quot;;[.U472];&quot;,&quot;;[.V472];&quot;,&quot;;[.W472];&quot;,&quot;;[.X472];&quot;,&quot;;[.Y472];&quot;,&quot;;[.Z47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2,0,0,29229,3746465,1910536,486788,0,1338347,109262,0,0,0,0,0,0,29229,6145797,0,144560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2,0,0,29229,3746465,1910536,486788,0,1338347,109262,0,0,0,0,0,0,29229,6145797,0,144560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east College Prep</text:p>
          </table:table-cell>
          <table:table-cell office:value-type="float" office:value="4219" calcext:value-type="float">
            <text:p>4,219</text:p>
          </table:table-cell>
          <table:table-cell table:formula="of:=VLOOKUP([.B473];[$Sheet2.A466:.C1022];2)"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4057" calcext:value-type="float">
            <text:p>274,057</text:p>
          </table:table-cell>
          <table:table-cell office:value-type="float" office:value="3855380" calcext:value-type="float">
            <text:p>3,855,380</text:p>
          </table:table-cell>
          <table:table-cell office:value-type="float" office:value="1454136" calcext:value-type="float">
            <text:p>1,454,136</text:p>
          </table:table-cell>
          <table:table-cell office:value-type="float" office:value="549664" calcext:value-type="float">
            <text:p>549,664</text:p>
          </table:table-cell>
          <table:table-cell office:value-type="float" office:value="0" calcext:value-type="float">
            <text:p>0</text:p>
          </table:table-cell>
          <table:table-cell office:value-type="float" office:value="5859181" calcext:value-type="float">
            <text:p>5,859,181</text:p>
          </table:table-cell>
          <table:table-cell office:value-type="float" office:value="1419127" calcext:value-type="float">
            <text:p>1,419,127</text:p>
          </table:table-cell>
          <table:table-cell office:value-type="float" office:value="7552364" calcext:value-type="float">
            <text:p>7,552,364</text:p>
          </table:table-cell>
          <table:table-cell office:value-type="float" office:value="335599" calcext:value-type="float">
            <text:p>335,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87963" calcext:value-type="float">
            <text:p>7,887,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057" calcext:value-type="float">
            <text:p>274,057</text:p>
          </table:table-cell>
          <table:table-cell office:value-type="float" office:value="5868519" calcext:value-type="float">
            <text:p>5,868,519</text:p>
          </table:table-cell>
          <table:table-cell office:value-type="float" office:value="0" calcext:value-type="float">
            <text:p>0</text:p>
          </table:table-cell>
          <table:table-cell office:value-type="float" office:value="1745388" calcext:value-type="float">
            <text:p>1,745,388</text:p>
          </table:table-cell>
          <table:table-cell/>
          <table:table-cell table:formula="of:=CONCATENATE([.$AB$5];[.$AA$5];[.C473];&quot;,&quot;;[.D473];&quot;,&quot;;[.E473];&quot;,&quot;;[.F473];&quot;,&quot;;[.H473];&quot;,&quot;;[.I473];&quot;,&quot;;[.J473];&quot;,&quot;;[.K473];&quot;,&quot;;[.M473];&quot;,&quot;;[.O473];&quot;,&quot;;[.P473];&quot;,&quot;;[.Q473];&quot;,&quot;;[.R473];&quot;,&quot;;[.S473];&quot;,&quot;;[.U473];&quot;,&quot;;[.V473];&quot;,&quot;;[.W473];&quot;,&quot;;[.X473];&quot;,&quot;;[.Y473];&quot;,&quot;;[.Z47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3,0,0,274057,3855380,1454136,549664,0,1419127,335599,0,0,0,0,0,0,274057,5868519,0,174538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3,0,0,274057,3855380,1454136,549664,0,1419127,335599,0,0,0,0,0,0,274057,5868519,0,174538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gamim Classical Academy</text:p>
          </table:table-cell>
          <table:table-cell office:value-type="float" office:value="4220" calcext:value-type="float">
            <text:p>4,220</text:p>
          </table:table-cell>
          <table:table-cell table:formula="of:=VLOOKUP([.B474];[$Sheet2.A467:.C1023];2)"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409" calcext:value-type="float">
            <text:p>131,409</text:p>
          </table:table-cell>
          <table:table-cell office:value-type="float" office:value="2211059" calcext:value-type="float">
            <text:p>2,211,059</text:p>
          </table:table-cell>
          <table:table-cell office:value-type="float" office:value="1285331" calcext:value-type="float">
            <text:p>1,285,331</text:p>
          </table:table-cell>
          <table:table-cell office:value-type="float" office:value="451905" calcext:value-type="float">
            <text:p>451,905</text:p>
          </table:table-cell>
          <table:table-cell office:value-type="float" office:value="0" calcext:value-type="float">
            <text:p>0</text:p>
          </table:table-cell>
          <table:table-cell office:value-type="float" office:value="3948294" calcext:value-type="float">
            <text:p>3,948,294</text:p>
          </table:table-cell>
          <table:table-cell office:value-type="float" office:value="272246" calcext:value-type="float">
            <text:p>272,246</text:p>
          </table:table-cell>
          <table:table-cell office:value-type="float" office:value="4351950" calcext:value-type="float">
            <text:p>4,351,950</text:p>
          </table:table-cell>
          <table:table-cell office:value-type="float" office:value="229854" calcext:value-type="float">
            <text:p>229,854</text:p>
          </table:table-cell>
          <table:table-cell office:value-type="float" office:value="3242" calcext:value-type="float">
            <text:p>3,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5047" calcext:value-type="float">
            <text:p>4,585,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94" calcext:value-type="float">
            <text:p>135,194</text:p>
          </table:table-cell>
          <table:table-cell office:value-type="float" office:value="3954453" calcext:value-type="float">
            <text:p>3,954,453</text:p>
          </table:table-cell>
          <table:table-cell office:value-type="float" office:value="0" calcext:value-type="float">
            <text:p>0</text:p>
          </table:table-cell>
          <table:table-cell office:value-type="float" office:value="495399" calcext:value-type="float">
            <text:p>495,399</text:p>
          </table:table-cell>
          <table:table-cell/>
          <table:table-cell table:formula="of:=CONCATENATE([.$AB$5];[.$AA$5];[.C474];&quot;,&quot;;[.D474];&quot;,&quot;;[.E474];&quot;,&quot;;[.F474];&quot;,&quot;;[.H474];&quot;,&quot;;[.I474];&quot;,&quot;;[.J474];&quot;,&quot;;[.K474];&quot;,&quot;;[.M474];&quot;,&quot;;[.O474];&quot;,&quot;;[.P474];&quot;,&quot;;[.Q474];&quot;,&quot;;[.R474];&quot;,&quot;;[.S474];&quot;,&quot;;[.U474];&quot;,&quot;;[.V474];&quot;,&quot;;[.W474];&quot;,&quot;;[.X474];&quot;,&quot;;[.Y474];&quot;,&quot;;[.Z47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4,0,0,131409,2211059,1285331,451905,0,272246,229854,3242,0,0,0,0,0,135194,3954453,0,4953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4,0,0,131409,2211059,1285331,451905,0,272246,229854,3242,0,0,0,0,0,135194,3954453,0,4953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scovery Charter School</text:p>
          </table:table-cell>
          <table:table-cell office:value-type="float" office:value="4221" calcext:value-type="float">
            <text:p>4,221</text:p>
          </table:table-cell>
          <table:table-cell table:formula="of:=VLOOKUP([.B475];[$Sheet2.A468:.C1024];2)"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41" calcext:value-type="float">
            <text:p>2,141</text:p>
          </table:table-cell>
          <table:table-cell office:value-type="float" office:value="1704162" calcext:value-type="float">
            <text:p>1,704,162</text:p>
          </table:table-cell>
          <table:table-cell office:value-type="float" office:value="221173" calcext:value-type="float">
            <text:p>221,173</text:p>
          </table:table-cell>
          <table:table-cell office:value-type="float" office:value="331704" calcext:value-type="float">
            <text:p>331,704</text:p>
          </table:table-cell>
          <table:table-cell office:value-type="float" office:value="0" calcext:value-type="float">
            <text:p>0</text:p>
          </table:table-cell>
          <table:table-cell office:value-type="float" office:value="2257039" calcext:value-type="float">
            <text:p>2,257,039</text:p>
          </table:table-cell>
          <table:table-cell office:value-type="float" office:value="330950" calcext:value-type="float">
            <text:p>330,950</text:p>
          </table:table-cell>
          <table:table-cell office:value-type="float" office:value="2590130" calcext:value-type="float">
            <text:p>2,590,130</text:p>
          </table:table-cell>
          <table:table-cell office:value-type="float" office:value="163320" calcext:value-type="float">
            <text:p>163,320</text:p>
          </table:table-cell>
          <table:table-cell office:value-type="float" office:value="42519" calcext:value-type="float">
            <text:p>42,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5969" calcext:value-type="float">
            <text:p>2,795,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58" calcext:value-type="float">
            <text:p>45,458</text:p>
          </table:table-cell>
          <table:table-cell office:value-type="float" office:value="2260139" calcext:value-type="float">
            <text:p>2,260,139</text:p>
          </table:table-cell>
          <table:table-cell office:value-type="float" office:value="0" calcext:value-type="float">
            <text:p>0</text:p>
          </table:table-cell>
          <table:table-cell office:value-type="float" office:value="490372" calcext:value-type="float">
            <text:p>490,372</text:p>
          </table:table-cell>
          <table:table-cell/>
          <table:table-cell table:formula="of:=CONCATENATE([.$AB$5];[.$AA$5];[.C475];&quot;,&quot;;[.D475];&quot;,&quot;;[.E475];&quot;,&quot;;[.F475];&quot;,&quot;;[.H475];&quot;,&quot;;[.I475];&quot;,&quot;;[.J475];&quot;,&quot;;[.K475];&quot;,&quot;;[.M475];&quot;,&quot;;[.O475];&quot;,&quot;;[.P475];&quot;,&quot;;[.Q475];&quot;,&quot;;[.R475];&quot;,&quot;;[.S475];&quot;,&quot;;[.U475];&quot;,&quot;;[.V475];&quot;,&quot;;[.W475];&quot;,&quot;;[.X475];&quot;,&quot;;[.Y475];&quot;,&quot;;[.Z47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5,0,0,2141,1704162,221173,331704,0,330950,163320,42519,0,0,0,0,0,45458,2260139,0,49037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5,0,0,2141,1704162,221173,331704,0,330950,163320,42519,0,0,0,0,0,45458,2260139,0,49037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nt Cloud Math and Science Academ</text:p>
          </table:table-cell>
          <table:table-cell office:value-type="float" office:value="4223" calcext:value-type="float">
            <text:p>4,223</text:p>
          </table:table-cell>
          <table:table-cell table:formula="of:=VLOOKUP([.B476];[$Sheet2.A469:.C1025];2)"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95" calcext:value-type="float">
            <text:p>10,595</text:p>
          </table:table-cell>
          <table:table-cell office:value-type="float" office:value="2451238" calcext:value-type="float">
            <text:p>2,451,238</text:p>
          </table:table-cell>
          <table:table-cell office:value-type="float" office:value="468733" calcext:value-type="float">
            <text:p>468,733</text:p>
          </table:table-cell>
          <table:table-cell office:value-type="float" office:value="344723" calcext:value-type="float">
            <text:p>344,723</text:p>
          </table:table-cell>
          <table:table-cell office:value-type="float" office:value="0" calcext:value-type="float">
            <text:p>0</text:p>
          </table:table-cell>
          <table:table-cell office:value-type="float" office:value="3264693" calcext:value-type="float">
            <text:p>3,264,693</text:p>
          </table:table-cell>
          <table:table-cell office:value-type="float" office:value="596633" calcext:value-type="float">
            <text:p>596,633</text:p>
          </table:table-cell>
          <table:table-cell office:value-type="float" office:value="3871921" calcext:value-type="float">
            <text:p>3,871,921</text:p>
          </table:table-cell>
          <table:table-cell office:value-type="float" office:value="263758" calcext:value-type="float">
            <text:p>263,7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5679" calcext:value-type="float">
            <text:p>4,135,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5" calcext:value-type="float">
            <text:p>10,595</text:p>
          </table:table-cell>
          <table:table-cell office:value-type="float" office:value="3269340" calcext:value-type="float">
            <text:p>3,269,340</text:p>
          </table:table-cell>
          <table:table-cell office:value-type="float" office:value="0" calcext:value-type="float">
            <text:p>0</text:p>
          </table:table-cell>
          <table:table-cell office:value-type="float" office:value="855744" calcext:value-type="float">
            <text:p>855,744</text:p>
          </table:table-cell>
          <table:table-cell/>
          <table:table-cell table:formula="of:=CONCATENATE([.$AB$5];[.$AA$5];[.C476];&quot;,&quot;;[.D476];&quot;,&quot;;[.E476];&quot;,&quot;;[.F476];&quot;,&quot;;[.H476];&quot;,&quot;;[.I476];&quot;,&quot;;[.J476];&quot;,&quot;;[.K476];&quot;,&quot;;[.M476];&quot;,&quot;;[.O476];&quot;,&quot;;[.P476];&quot;,&quot;;[.Q476];&quot;,&quot;;[.R476];&quot;,&quot;;[.S476];&quot;,&quot;;[.U476];&quot;,&quot;;[.V476];&quot;,&quot;;[.W476];&quot;,&quot;;[.X476];&quot;,&quot;;[.Y476];&quot;,&quot;;[.Z47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6,0,0,10595,2451238,468733,344723,0,596633,263758,0,0,0,0,0,0,10595,3269340,0,85574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6,0,0,10595,2451238,468733,344723,0,596633,263758,0,0,0,0,0,0,10595,3269340,0,85574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ar of the North Academy Charter S</text:p>
          </table:table-cell>
          <table:table-cell office:value-type="float" office:value="4224" calcext:value-type="float">
            <text:p>4,224</text:p>
          </table:table-cell>
          <table:table-cell table:formula="of:=VLOOKUP([.B477];[$Sheet2.A470:.C1026];2)"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295" calcext:value-type="float">
            <text:p>40,295</text:p>
          </table:table-cell>
          <table:table-cell office:value-type="float" office:value="1535911" calcext:value-type="float">
            <text:p>1,535,911</text:p>
          </table:table-cell>
          <table:table-cell office:value-type="float" office:value="193026" calcext:value-type="float">
            <text:p>193,026</text:p>
          </table:table-cell>
          <table:table-cell office:value-type="float" office:value="253435" calcext:value-type="float">
            <text:p>253,435</text:p>
          </table:table-cell>
          <table:table-cell office:value-type="float" office:value="0" calcext:value-type="float">
            <text:p>0</text:p>
          </table:table-cell>
          <table:table-cell office:value-type="float" office:value="1982373" calcext:value-type="float">
            <text:p>1,982,373</text:p>
          </table:table-cell>
          <table:table-cell office:value-type="float" office:value="332624" calcext:value-type="float">
            <text:p>332,624</text:p>
          </table:table-cell>
          <table:table-cell office:value-type="float" office:value="2355292" calcext:value-type="float">
            <text:p>2,355,292</text:p>
          </table:table-cell>
          <table:table-cell office:value-type="float" office:value="179316" calcext:value-type="float">
            <text:p>179,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4607" calcext:value-type="float">
            <text:p>2,534,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95" calcext:value-type="float">
            <text:p>40,295</text:p>
          </table:table-cell>
          <table:table-cell office:value-type="float" office:value="1984748" calcext:value-type="float">
            <text:p>1,984,748</text:p>
          </table:table-cell>
          <table:table-cell office:value-type="float" office:value="0" calcext:value-type="float">
            <text:p>0</text:p>
          </table:table-cell>
          <table:table-cell office:value-type="float" office:value="509564" calcext:value-type="float">
            <text:p>509,564</text:p>
          </table:table-cell>
          <table:table-cell/>
          <table:table-cell table:formula="of:=CONCATENATE([.$AB$5];[.$AA$5];[.C477];&quot;,&quot;;[.D477];&quot;,&quot;;[.E477];&quot;,&quot;;[.F477];&quot;,&quot;;[.H477];&quot;,&quot;;[.I477];&quot;,&quot;;[.J477];&quot;,&quot;;[.K477];&quot;,&quot;;[.M477];&quot;,&quot;;[.O477];&quot;,&quot;;[.P477];&quot;,&quot;;[.Q477];&quot;,&quot;;[.R477];&quot;,&quot;;[.S477];&quot;,&quot;;[.U477];&quot;,&quot;;[.V477];&quot;,&quot;;[.W477];&quot;,&quot;;[.X477];&quot;,&quot;;[.Y477];&quot;,&quot;;[.Z47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7,0,0,40295,1535911,193026,253435,0,332624,179316,0,0,0,0,0,0,40295,1984748,0,50956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7,0,0,40295,1535911,193026,253435,0,332624,179316,0,0,0,0,0,0,40295,1984748,0,50956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versal Academy Charter School</text:p>
          </table:table-cell>
          <table:table-cell office:value-type="float" office:value="4225" calcext:value-type="float">
            <text:p>4,225</text:p>
          </table:table-cell>
          <table:table-cell table:formula="of:=VLOOKUP([.B478];[$Sheet2.A471:.C1027];2)"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586" calcext:value-type="float">
            <text:p>138,586</text:p>
          </table:table-cell>
          <table:table-cell office:value-type="float" office:value="4649900" calcext:value-type="float">
            <text:p>4,649,900</text:p>
          </table:table-cell>
          <table:table-cell office:value-type="float" office:value="466907" calcext:value-type="float">
            <text:p>466,907</text:p>
          </table:table-cell>
          <table:table-cell office:value-type="float" office:value="677205" calcext:value-type="float">
            <text:p>677,205</text:p>
          </table:table-cell>
          <table:table-cell office:value-type="float" office:value="0" calcext:value-type="float">
            <text:p>0</text:p>
          </table:table-cell>
          <table:table-cell office:value-type="float" office:value="5794012" calcext:value-type="float">
            <text:p>5,794,012</text:p>
          </table:table-cell>
          <table:table-cell office:value-type="float" office:value="1505409" calcext:value-type="float">
            <text:p>1,505,409</text:p>
          </table:table-cell>
          <table:table-cell office:value-type="float" office:value="7438007" calcext:value-type="float">
            <text:p>7,438,007</text:p>
          </table:table-cell>
          <table:table-cell office:value-type="float" office:value="478196" calcext:value-type="float">
            <text:p>478,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16203" calcext:value-type="float">
            <text:p>7,916,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586" calcext:value-type="float">
            <text:p>138,586</text:p>
          </table:table-cell>
          <table:table-cell office:value-type="float" office:value="5804936" calcext:value-type="float">
            <text:p>5,804,936</text:p>
          </table:table-cell>
          <table:table-cell office:value-type="float" office:value="0" calcext:value-type="float">
            <text:p>0</text:p>
          </table:table-cell>
          <table:table-cell office:value-type="float" office:value="1972682" calcext:value-type="float">
            <text:p>1,972,682</text:p>
          </table:table-cell>
          <table:table-cell/>
          <table:table-cell table:formula="of:=CONCATENATE([.$AB$5];[.$AA$5];[.C478];&quot;,&quot;;[.D478];&quot;,&quot;;[.E478];&quot;,&quot;;[.F478];&quot;,&quot;;[.H478];&quot;,&quot;;[.I478];&quot;,&quot;;[.J478];&quot;,&quot;;[.K478];&quot;,&quot;;[.M478];&quot;,&quot;;[.O478];&quot;,&quot;;[.P478];&quot;,&quot;;[.Q478];&quot;,&quot;;[.R478];&quot;,&quot;;[.S478];&quot;,&quot;;[.U478];&quot;,&quot;;[.V478];&quot;,&quot;;[.W478];&quot;,&quot;;[.X478];&quot;,&quot;;[.Y478];&quot;,&quot;;[.Z47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8,0,0,138586,4649900,466907,677205,0,1505409,478196,0,0,0,0,0,0,138586,5804936,0,197268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8,0,0,138586,4649900,466907,677205,0,1505409,478196,0,0,0,0,0,0,138586,5804936,0,197268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dote Learning Center</text:p>
          </table:table-cell>
          <table:table-cell office:value-type="float" office:value="4226" calcext:value-type="float">
            <text:p>4,226</text:p>
          </table:table-cell>
          <table:table-cell table:formula="of:=VLOOKUP([.B479];[$Sheet2.A472:.C1028];2)"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236" calcext:value-type="float">
            <text:p>125,236</text:p>
          </table:table-cell>
          <table:table-cell office:value-type="float" office:value="1039882" calcext:value-type="float">
            <text:p>1,039,882</text:p>
          </table:table-cell>
          <table:table-cell office:value-type="float" office:value="741780" calcext:value-type="float">
            <text:p>741,780</text:p>
          </table:table-cell>
          <table:table-cell office:value-type="float" office:value="274478" calcext:value-type="float">
            <text:p>274,478</text:p>
          </table:table-cell>
          <table:table-cell office:value-type="float" office:value="0" calcext:value-type="float">
            <text:p>0</text:p>
          </table:table-cell>
          <table:table-cell office:value-type="float" office:value="2056140" calcext:value-type="float">
            <text:p>2,056,140</text:p>
          </table:table-cell>
          <table:table-cell office:value-type="float" office:value="689042" calcext:value-type="float">
            <text:p>689,042</text:p>
          </table:table-cell>
          <table:table-cell office:value-type="float" office:value="2870418" calcext:value-type="float">
            <text:p>2,870,418</text:p>
          </table:table-cell>
          <table:table-cell office:value-type="float" office:value="80968" calcext:value-type="float">
            <text:p>80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1386" calcext:value-type="float">
            <text:p>2,951,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236" calcext:value-type="float">
            <text:p>125,236</text:p>
          </table:table-cell>
          <table:table-cell office:value-type="float" office:value="2057419" calcext:value-type="float">
            <text:p>2,057,419</text:p>
          </table:table-cell>
          <table:table-cell office:value-type="float" office:value="0" calcext:value-type="float">
            <text:p>0</text:p>
          </table:table-cell>
          <table:table-cell office:value-type="float" office:value="768731" calcext:value-type="float">
            <text:p>768,731</text:p>
          </table:table-cell>
          <table:table-cell/>
          <table:table-cell table:formula="of:=CONCATENATE([.$AB$5];[.$AA$5];[.C479];&quot;,&quot;;[.D479];&quot;,&quot;;[.E479];&quot;,&quot;;[.F479];&quot;,&quot;;[.H479];&quot;,&quot;;[.I479];&quot;,&quot;;[.J479];&quot;,&quot;;[.K479];&quot;,&quot;;[.M479];&quot;,&quot;;[.O479];&quot;,&quot;;[.P479];&quot;,&quot;;[.Q479];&quot;,&quot;;[.R479];&quot;,&quot;;[.S479];&quot;,&quot;;[.U479];&quot;,&quot;;[.V479];&quot;,&quot;;[.W479];&quot;,&quot;;[.X479];&quot;,&quot;;[.Y479];&quot;,&quot;;[.Z47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9,0,0,125236,1039882,741780,274478,0,689042,80968,0,0,0,0,0,0,125236,2057419,0,76873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09,0,0,125236,1039882,741780,274478,0,689042,80968,0,0,0,0,0,0,125236,2057419,0,76873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rt and Science Academy</text:p>
          </table:table-cell>
          <table:table-cell office:value-type="float" office:value="4227" calcext:value-type="float">
            <text:p>4,227</text:p>
          </table:table-cell>
          <table:table-cell table:formula="of:=VLOOKUP([.B480];[$Sheet2.A473:.C1029];2)"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615" calcext:value-type="float">
            <text:p>84,615</text:p>
          </table:table-cell>
          <table:table-cell office:value-type="float" office:value="2606927" calcext:value-type="float">
            <text:p>2,606,927</text:p>
          </table:table-cell>
          <table:table-cell office:value-type="float" office:value="984153" calcext:value-type="float">
            <text:p>984,153</text:p>
          </table:table-cell>
          <table:table-cell office:value-type="float" office:value="553642" calcext:value-type="float">
            <text:p>553,642</text:p>
          </table:table-cell>
          <table:table-cell office:value-type="float" office:value="0" calcext:value-type="float">
            <text:p>0</text:p>
          </table:table-cell>
          <table:table-cell office:value-type="float" office:value="4144721" calcext:value-type="float">
            <text:p>4,144,721</text:p>
          </table:table-cell>
          <table:table-cell office:value-type="float" office:value="477599" calcext:value-type="float">
            <text:p>477,599</text:p>
          </table:table-cell>
          <table:table-cell office:value-type="float" office:value="4706935" calcext:value-type="float">
            <text:p>4,706,935</text:p>
          </table:table-cell>
          <table:table-cell office:value-type="float" office:value="116462" calcext:value-type="float">
            <text:p>116,462</text:p>
          </table:table-cell>
          <table:table-cell office:value-type="float" office:value="47576" calcext:value-type="float">
            <text:p>47,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70973" calcext:value-type="float">
            <text:p>4,870,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87" calcext:value-type="float">
            <text:p>173,087</text:p>
          </table:table-cell>
          <table:table-cell office:value-type="float" office:value="4148659" calcext:value-type="float">
            <text:p>4,148,659</text:p>
          </table:table-cell>
          <table:table-cell office:value-type="float" office:value="0" calcext:value-type="float">
            <text:p>0</text:p>
          </table:table-cell>
          <table:table-cell office:value-type="float" office:value="549228" calcext:value-type="float">
            <text:p>549,228</text:p>
          </table:table-cell>
          <table:table-cell/>
          <table:table-cell table:formula="of:=CONCATENATE([.$AB$5];[.$AA$5];[.C480];&quot;,&quot;;[.D480];&quot;,&quot;;[.E480];&quot;,&quot;;[.F480];&quot;,&quot;;[.H480];&quot;,&quot;;[.I480];&quot;,&quot;;[.J480];&quot;,&quot;;[.K480];&quot;,&quot;;[.M480];&quot;,&quot;;[.O480];&quot;,&quot;;[.P480];&quot;,&quot;;[.Q480];&quot;,&quot;;[.R480];&quot;,&quot;;[.S480];&quot;,&quot;;[.U480];&quot;,&quot;;[.V480];&quot;,&quot;;[.W480];&quot;,&quot;;[.X480];&quot;,&quot;;[.Y480];&quot;,&quot;;[.Z48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0,0,0,84615,2606927,984153,553642,0,477599,116462,47576,0,0,0,0,0,173087,4148659,0,54922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0,0,0,84615,2606927,984153,553642,0,477599,116462,47576,0,0,0,0,0,173087,4148659,0,54922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odbury Leadership Academy</text:p>
          </table:table-cell>
          <table:table-cell office:value-type="float" office:value="4228" calcext:value-type="float">
            <text:p>4,228</text:p>
          </table:table-cell>
          <table:table-cell table:formula="of:=VLOOKUP([.B481];[$Sheet2.A474:.C1030];2)"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368" calcext:value-type="float">
            <text:p>64,368</text:p>
          </table:table-cell>
          <table:table-cell office:value-type="float" office:value="4771541" calcext:value-type="float">
            <text:p>4,771,541</text:p>
          </table:table-cell>
          <table:table-cell office:value-type="float" office:value="755730" calcext:value-type="float">
            <text:p>755,730</text:p>
          </table:table-cell>
          <table:table-cell office:value-type="float" office:value="988691" calcext:value-type="float">
            <text:p>988,691</text:p>
          </table:table-cell>
          <table:table-cell office:value-type="float" office:value="0" calcext:value-type="float">
            <text:p>0</text:p>
          </table:table-cell>
          <table:table-cell office:value-type="float" office:value="6515961" calcext:value-type="float">
            <text:p>6,515,961</text:p>
          </table:table-cell>
          <table:table-cell office:value-type="float" office:value="277124" calcext:value-type="float">
            <text:p>277,124</text:p>
          </table:table-cell>
          <table:table-cell office:value-type="float" office:value="6857454" calcext:value-type="float">
            <text:p>6,857,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57454" calcext:value-type="float">
            <text:p>6,857,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68" calcext:value-type="float">
            <text:p>64,368</text:p>
          </table:table-cell>
          <table:table-cell office:value-type="float" office:value="6515961" calcext:value-type="float">
            <text:p>6,515,961</text:p>
          </table:table-cell>
          <table:table-cell office:value-type="float" office:value="0" calcext:value-type="float">
            <text:p>0</text:p>
          </table:table-cell>
          <table:table-cell office:value-type="float" office:value="277124" calcext:value-type="float">
            <text:p>277,124</text:p>
          </table:table-cell>
          <table:table-cell/>
          <table:table-cell table:formula="of:=CONCATENATE([.$AB$5];[.$AA$5];[.C481];&quot;,&quot;;[.D481];&quot;,&quot;;[.E481];&quot;,&quot;;[.F481];&quot;,&quot;;[.H481];&quot;,&quot;;[.I481];&quot;,&quot;;[.J481];&quot;,&quot;;[.K481];&quot;,&quot;;[.M481];&quot;,&quot;;[.O481];&quot;,&quot;;[.P481];&quot;,&quot;;[.Q481];&quot;,&quot;;[.R481];&quot;,&quot;;[.S481];&quot;,&quot;;[.U481];&quot;,&quot;;[.V481];&quot;,&quot;;[.W481];&quot;,&quot;;[.X481];&quot;,&quot;;[.Y481];&quot;,&quot;;[.Z48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1,0,0,64368,4771541,755730,988691,0,277124,0,0,0,0,0,0,0,64368,6515961,0,27712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1,0,0,64368,4771541,755730,988691,0,277124,0,0,0,0,0,0,0,64368,6515961,0,27712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ane Goodall Environmental Sciences</text:p>
          </table:table-cell>
          <table:table-cell office:value-type="float" office:value="4229" calcext:value-type="float">
            <text:p>4,229</text:p>
          </table:table-cell>
          <table:table-cell table:formula="of:=VLOOKUP([.B482];[$Sheet2.A475:.C1031];2)"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266" calcext:value-type="float">
            <text:p>43,266</text:p>
          </table:table-cell>
          <table:table-cell office:value-type="float" office:value="967400" calcext:value-type="float">
            <text:p>967,400</text:p>
          </table:table-cell>
          <table:table-cell office:value-type="float" office:value="690249" calcext:value-type="float">
            <text:p>690,249</text:p>
          </table:table-cell>
          <table:table-cell office:value-type="float" office:value="191112" calcext:value-type="float">
            <text:p>191,112</text:p>
          </table:table-cell>
          <table:table-cell office:value-type="float" office:value="0" calcext:value-type="float">
            <text:p>0</text:p>
          </table:table-cell>
          <table:table-cell office:value-type="float" office:value="1848761" calcext:value-type="float">
            <text:p>1,848,761</text:p>
          </table:table-cell>
          <table:table-cell office:value-type="float" office:value="110527" calcext:value-type="float">
            <text:p>110,527</text:p>
          </table:table-cell>
          <table:table-cell office:value-type="float" office:value="2002553" calcext:value-type="float">
            <text:p>2,002,5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2553" calcext:value-type="float">
            <text:p>2,002,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66" calcext:value-type="float">
            <text:p>43,266</text:p>
          </table:table-cell>
          <table:table-cell office:value-type="float" office:value="1848761" calcext:value-type="float">
            <text:p>1,848,761</text:p>
          </table:table-cell>
          <table:table-cell office:value-type="float" office:value="0" calcext:value-type="float">
            <text:p>0</text:p>
          </table:table-cell>
          <table:table-cell office:value-type="float" office:value="110527" calcext:value-type="float">
            <text:p>110,527</text:p>
          </table:table-cell>
          <table:table-cell/>
          <table:table-cell table:formula="of:=CONCATENATE([.$AB$5];[.$AA$5];[.C482];&quot;,&quot;;[.D482];&quot;,&quot;;[.E482];&quot;,&quot;;[.F482];&quot;,&quot;;[.H482];&quot;,&quot;;[.I482];&quot;,&quot;;[.J482];&quot;,&quot;;[.K482];&quot;,&quot;;[.M482];&quot;,&quot;;[.O482];&quot;,&quot;;[.P482];&quot;,&quot;;[.Q482];&quot;,&quot;;[.R482];&quot;,&quot;;[.S482];&quot;,&quot;;[.U482];&quot;,&quot;;[.V482];&quot;,&quot;;[.W482];&quot;,&quot;;[.X482];&quot;,&quot;;[.Y482];&quot;,&quot;;[.Z48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2,0,0,43266,967400,690249,191112,0,110527,0,0,0,0,0,0,0,43266,1848761,0,11052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2,0,0,43266,967400,690249,191112,0,110527,0,0,0,0,0,0,0,43266,1848761,0,11052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 Excellence in Learning Ac</text:p>
          </table:table-cell>
          <table:table-cell office:value-type="float" office:value="4230" calcext:value-type="float">
            <text:p>4,230</text:p>
          </table:table-cell>
          <table:table-cell table:formula="of:=VLOOKUP([.B483];[$Sheet2.A476:.C1032];2)"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637" calcext:value-type="float">
            <text:p>89,637</text:p>
          </table:table-cell>
          <table:table-cell office:value-type="float" office:value="1799693" calcext:value-type="float">
            <text:p>1,799,693</text:p>
          </table:table-cell>
          <table:table-cell office:value-type="float" office:value="570315" calcext:value-type="float">
            <text:p>570,315</text:p>
          </table:table-cell>
          <table:table-cell office:value-type="float" office:value="310437" calcext:value-type="float">
            <text:p>310,437</text:p>
          </table:table-cell>
          <table:table-cell office:value-type="float" office:value="0" calcext:value-type="float">
            <text:p>0</text:p>
          </table:table-cell>
          <table:table-cell office:value-type="float" office:value="2680445" calcext:value-type="float">
            <text:p>2,680,445</text:p>
          </table:table-cell>
          <table:table-cell office:value-type="float" office:value="575887" calcext:value-type="float">
            <text:p>575,887</text:p>
          </table:table-cell>
          <table:table-cell office:value-type="float" office:value="3345969" calcext:value-type="float">
            <text:p>3,345,969</text:p>
          </table:table-cell>
          <table:table-cell office:value-type="float" office:value="200393" calcext:value-type="float">
            <text:p>200,393</text:p>
          </table:table-cell>
          <table:table-cell office:value-type="float" office:value="22500" calcext:value-type="float">
            <text:p>22,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8862" calcext:value-type="float">
            <text:p>3,568,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37" calcext:value-type="float">
            <text:p>89,637</text:p>
          </table:table-cell>
          <table:table-cell office:value-type="float" office:value="2705690" calcext:value-type="float">
            <text:p>2,705,690</text:p>
          </table:table-cell>
          <table:table-cell office:value-type="float" office:value="0" calcext:value-type="float">
            <text:p>0</text:p>
          </table:table-cell>
          <table:table-cell office:value-type="float" office:value="773535" calcext:value-type="float">
            <text:p>773,535</text:p>
          </table:table-cell>
          <table:table-cell/>
          <table:table-cell table:formula="of:=CONCATENATE([.$AB$5];[.$AA$5];[.C483];&quot;,&quot;;[.D483];&quot;,&quot;;[.E483];&quot;,&quot;;[.F483];&quot;,&quot;;[.H483];&quot;,&quot;;[.I483];&quot;,&quot;;[.J483];&quot;,&quot;;[.K483];&quot;,&quot;;[.M483];&quot;,&quot;;[.O483];&quot;,&quot;;[.P483];&quot;,&quot;;[.Q483];&quot;,&quot;;[.R483];&quot;,&quot;;[.S483];&quot;,&quot;;[.U483];&quot;,&quot;;[.V483];&quot;,&quot;;[.W483];&quot;,&quot;;[.X483];&quot;,&quot;;[.Y483];&quot;,&quot;;[.Z48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3,0,0,89637,1799693,570315,310437,0,575887,200393,22500,0,0,0,0,0,89637,2705690,0,7735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3,0,0,89637,1799693,570315,310437,0,575887,200393,22500,0,0,0,0,0,89637,2705690,0,7735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 Math and Science Academy</text:p>
          </table:table-cell>
          <table:table-cell office:value-type="float" office:value="4231" calcext:value-type="float">
            <text:p>4,231</text:p>
          </table:table-cell>
          <table:table-cell table:formula="of:=VLOOKUP([.B484];[$Sheet2.A477:.C1033];2)"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900" calcext:value-type="float">
            <text:p>22,900</text:p>
          </table:table-cell>
          <table:table-cell office:value-type="float" office:value="5460327" calcext:value-type="float">
            <text:p>5,460,327</text:p>
          </table:table-cell>
          <table:table-cell office:value-type="float" office:value="416781" calcext:value-type="float">
            <text:p>416,781</text:p>
          </table:table-cell>
          <table:table-cell office:value-type="float" office:value="756660" calcext:value-type="float">
            <text:p>756,660</text:p>
          </table:table-cell>
          <table:table-cell office:value-type="float" office:value="0" calcext:value-type="float">
            <text:p>0</text:p>
          </table:table-cell>
          <table:table-cell office:value-type="float" office:value="6633768" calcext:value-type="float">
            <text:p>6,633,768</text:p>
          </table:table-cell>
          <table:table-cell office:value-type="float" office:value="1711853" calcext:value-type="float">
            <text:p>1,711,853</text:p>
          </table:table-cell>
          <table:table-cell office:value-type="float" office:value="8368522" calcext:value-type="float">
            <text:p>8,368,522</text:p>
          </table:table-cell>
          <table:table-cell office:value-type="float" office:value="379815" calcext:value-type="float">
            <text:p>379,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48337" calcext:value-type="float">
            <text:p>8,748,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00" calcext:value-type="float">
            <text:p>22,900</text:p>
          </table:table-cell>
          <table:table-cell office:value-type="float" office:value="6633768" calcext:value-type="float">
            <text:p>6,633,768</text:p>
          </table:table-cell>
          <table:table-cell office:value-type="float" office:value="0" calcext:value-type="float">
            <text:p>0</text:p>
          </table:table-cell>
          <table:table-cell office:value-type="float" office:value="2091668" calcext:value-type="float">
            <text:p>2,091,668</text:p>
          </table:table-cell>
          <table:table-cell/>
          <table:table-cell table:formula="of:=CONCATENATE([.$AB$5];[.$AA$5];[.C484];&quot;,&quot;;[.D484];&quot;,&quot;;[.E484];&quot;,&quot;;[.F484];&quot;,&quot;;[.H484];&quot;,&quot;;[.I484];&quot;,&quot;;[.J484];&quot;,&quot;;[.K484];&quot;,&quot;;[.M484];&quot;,&quot;;[.O484];&quot;,&quot;;[.P484];&quot;,&quot;;[.Q484];&quot;,&quot;;[.R484];&quot;,&quot;;[.S484];&quot;,&quot;;[.U484];&quot;,&quot;;[.V484];&quot;,&quot;;[.W484];&quot;,&quot;;[.X484];&quot;,&quot;;[.Y484];&quot;,&quot;;[.Z48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4,0,0,22900,5460327,416781,756660,0,1711853,379815,0,0,0,0,0,0,22900,6633768,0,209166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4,0,0,22900,5460327,416781,756660,0,1711853,379815,0,0,0,0,0,0,22900,6633768,0,209166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ccess Academy</text:p>
          </table:table-cell>
          <table:table-cell office:value-type="float" office:value="4232" calcext:value-type="float">
            <text:p>4,232</text:p>
          </table:table-cell>
          <table:table-cell table:formula="of:=VLOOKUP([.B485];[$Sheet2.A478:.C1034];2)"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531" calcext:value-type="float">
            <text:p>90,531</text:p>
          </table:table-cell>
          <table:table-cell office:value-type="float" office:value="2739437" calcext:value-type="float">
            <text:p>2,739,437</text:p>
          </table:table-cell>
          <table:table-cell office:value-type="float" office:value="503608" calcext:value-type="float">
            <text:p>503,608</text:p>
          </table:table-cell>
          <table:table-cell office:value-type="float" office:value="462486" calcext:value-type="float">
            <text:p>462,486</text:p>
          </table:table-cell>
          <table:table-cell office:value-type="float" office:value="0" calcext:value-type="float">
            <text:p>0</text:p>
          </table:table-cell>
          <table:table-cell office:value-type="float" office:value="3705530" calcext:value-type="float">
            <text:p>3,705,530</text:p>
          </table:table-cell>
          <table:table-cell office:value-type="float" office:value="700590" calcext:value-type="float">
            <text:p>700,590</text:p>
          </table:table-cell>
          <table:table-cell office:value-type="float" office:value="4496652" calcext:value-type="float">
            <text:p>4,496,652</text:p>
          </table:table-cell>
          <table:table-cell office:value-type="float" office:value="311113" calcext:value-type="float">
            <text:p>311,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7765" calcext:value-type="float">
            <text:p>4,807,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31" calcext:value-type="float">
            <text:p>90,531</text:p>
          </table:table-cell>
          <table:table-cell office:value-type="float" office:value="3710792" calcext:value-type="float">
            <text:p>3,710,792</text:p>
          </table:table-cell>
          <table:table-cell office:value-type="float" office:value="0" calcext:value-type="float">
            <text:p>0</text:p>
          </table:table-cell>
          <table:table-cell office:value-type="float" office:value="1006441" calcext:value-type="float">
            <text:p>1,006,441</text:p>
          </table:table-cell>
          <table:table-cell/>
          <table:table-cell table:formula="of:=CONCATENATE([.$AB$5];[.$AA$5];[.C485];&quot;,&quot;;[.D485];&quot;,&quot;;[.E485];&quot;,&quot;;[.F485];&quot;,&quot;;[.H485];&quot;,&quot;;[.I485];&quot;,&quot;;[.J485];&quot;,&quot;;[.K485];&quot;,&quot;;[.M485];&quot;,&quot;;[.O485];&quot;,&quot;;[.P485];&quot;,&quot;;[.Q485];&quot;,&quot;;[.R485];&quot;,&quot;;[.S485];&quot;,&quot;;[.U485];&quot;,&quot;;[.V485];&quot;,&quot;;[.W485];&quot;,&quot;;[.X485];&quot;,&quot;;[.Y485];&quot;,&quot;;[.Z48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5,0,0,90531,2739437,503608,462486,0,700590,311113,0,0,0,0,0,0,90531,3710792,0,100644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5,0,0,90531,2739437,503608,462486,0,700590,311113,0,0,0,0,0,0,90531,3710792,0,100644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vel Up Academy</text:p>
          </table:table-cell>
          <table:table-cell office:value-type="float" office:value="4233" calcext:value-type="float">
            <text:p>4,233</text:p>
          </table:table-cell>
          <table:table-cell table:formula="of:=VLOOKUP([.B486];[$Sheet2.A479:.C1035];2)"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060" calcext:value-type="float">
            <text:p>58,060</text:p>
          </table:table-cell>
          <table:table-cell office:value-type="float" office:value="1189005" calcext:value-type="float">
            <text:p>1,189,005</text:p>
          </table:table-cell>
          <table:table-cell office:value-type="float" office:value="748947" calcext:value-type="float">
            <text:p>748,947</text:p>
          </table:table-cell>
          <table:table-cell office:value-type="float" office:value="238856" calcext:value-type="float">
            <text:p>238,856</text:p>
          </table:table-cell>
          <table:table-cell office:value-type="float" office:value="0" calcext:value-type="float">
            <text:p>0</text:p>
          </table:table-cell>
          <table:table-cell office:value-type="float" office:value="2176808" calcext:value-type="float">
            <text:p>2,176,808</text:p>
          </table:table-cell>
          <table:table-cell office:value-type="float" office:value="193599" calcext:value-type="float">
            <text:p>193,599</text:p>
          </table:table-cell>
          <table:table-cell office:value-type="float" office:value="2428468" calcext:value-type="float">
            <text:p>2,428,468</text:p>
          </table:table-cell>
          <table:table-cell office:value-type="float" office:value="0" calcext:value-type="float">
            <text:p>0</text:p>
          </table:table-cell>
          <table:table-cell office:value-type="float" office:value="19596" calcext:value-type="float">
            <text:p>19,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8064" calcext:value-type="float">
            <text:p>2,448,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57" calcext:value-type="float">
            <text:p>77,657</text:p>
          </table:table-cell>
          <table:table-cell office:value-type="float" office:value="2176808" calcext:value-type="float">
            <text:p>2,176,808</text:p>
          </table:table-cell>
          <table:table-cell office:value-type="float" office:value="0" calcext:value-type="float">
            <text:p>0</text:p>
          </table:table-cell>
          <table:table-cell office:value-type="float" office:value="193599" calcext:value-type="float">
            <text:p>193,599</text:p>
          </table:table-cell>
          <table:table-cell/>
          <table:table-cell table:formula="of:=CONCATENATE([.$AB$5];[.$AA$5];[.C486];&quot;,&quot;;[.D486];&quot;,&quot;;[.E486];&quot;,&quot;;[.F486];&quot;,&quot;;[.H486];&quot;,&quot;;[.I486];&quot;,&quot;;[.J486];&quot;,&quot;;[.K486];&quot;,&quot;;[.M486];&quot;,&quot;;[.O486];&quot;,&quot;;[.P486];&quot;,&quot;;[.Q486];&quot;,&quot;;[.R486];&quot;,&quot;;[.S486];&quot;,&quot;;[.U486];&quot;,&quot;;[.V486];&quot;,&quot;;[.W486];&quot;,&quot;;[.X486];&quot;,&quot;;[.Y486];&quot;,&quot;;[.Z48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6,0,0,58060,1189005,748947,238856,0,193599,0,19596,0,0,0,0,0,77657,2176808,0,19359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6,0,0,58060,1189005,748947,238856,0,193599,0,19596,0,0,0,0,0,77657,2176808,0,19359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reer Pathways</text:p>
          </table:table-cell>
          <table:table-cell office:value-type="float" office:value="4237" calcext:value-type="float">
            <text:p>4,237</text:p>
          </table:table-cell>
          <table:table-cell table:formula="of:=VLOOKUP([.B487];[$Sheet2.A480:.C1036];2)"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630" calcext:value-type="float">
            <text:p>60,630</text:p>
          </table:table-cell>
          <table:table-cell office:value-type="float" office:value="1393918" calcext:value-type="float">
            <text:p>1,393,918</text:p>
          </table:table-cell>
          <table:table-cell office:value-type="float" office:value="288447" calcext:value-type="float">
            <text:p>288,447</text:p>
          </table:table-cell>
          <table:table-cell office:value-type="float" office:value="221553" calcext:value-type="float">
            <text:p>221,553</text:p>
          </table:table-cell>
          <table:table-cell office:value-type="float" office:value="0" calcext:value-type="float">
            <text:p>0</text:p>
          </table:table-cell>
          <table:table-cell office:value-type="float" office:value="1903918" calcext:value-type="float">
            <text:p>1,903,918</text:p>
          </table:table-cell>
          <table:table-cell office:value-type="float" office:value="188973" calcext:value-type="float">
            <text:p>188,973</text:p>
          </table:table-cell>
          <table:table-cell office:value-type="float" office:value="2153521" calcext:value-type="float">
            <text:p>2,153,521</text:p>
          </table:table-cell>
          <table:table-cell office:value-type="float" office:value="46859" calcext:value-type="float">
            <text:p>46,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0380" calcext:value-type="float">
            <text:p>2,200,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30" calcext:value-type="float">
            <text:p>60,630</text:p>
          </table:table-cell>
          <table:table-cell office:value-type="float" office:value="1904397" calcext:value-type="float">
            <text:p>1,904,397</text:p>
          </table:table-cell>
          <table:table-cell office:value-type="float" office:value="0" calcext:value-type="float">
            <text:p>0</text:p>
          </table:table-cell>
          <table:table-cell office:value-type="float" office:value="235353" calcext:value-type="float">
            <text:p>235,353</text:p>
          </table:table-cell>
          <table:table-cell/>
          <table:table-cell table:formula="of:=CONCATENATE([.$AB$5];[.$AA$5];[.C487];&quot;,&quot;;[.D487];&quot;,&quot;;[.E487];&quot;,&quot;;[.F487];&quot;,&quot;;[.H487];&quot;,&quot;;[.I487];&quot;,&quot;;[.J487];&quot;,&quot;;[.K487];&quot;,&quot;;[.M487];&quot;,&quot;;[.O487];&quot;,&quot;;[.P487];&quot;,&quot;;[.Q487];&quot;,&quot;;[.R487];&quot;,&quot;;[.S487];&quot;,&quot;;[.U487];&quot;,&quot;;[.V487];&quot;,&quot;;[.W487];&quot;,&quot;;[.X487];&quot;,&quot;;[.Y487];&quot;,&quot;;[.Z48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7,0,0,60630,1393918,288447,221553,0,188973,46859,0,0,0,0,0,0,60630,1904397,0,23535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7,0,0,60630,1393918,288447,221553,0,188973,46859,0,0,0,0,0,0,60630,1904397,0,23535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chester Beacon Academy</text:p>
          </table:table-cell>
          <table:table-cell office:value-type="float" office:value="4238" calcext:value-type="float">
            <text:p>4,238</text:p>
          </table:table-cell>
          <table:table-cell table:formula="of:=VLOOKUP([.B488];[$Sheet2.A481:.C1037];2)"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759" calcext:value-type="float">
            <text:p>39,759</text:p>
          </table:table-cell>
          <table:table-cell office:value-type="float" office:value="861551" calcext:value-type="float">
            <text:p>861,551</text:p>
          </table:table-cell>
          <table:table-cell office:value-type="float" office:value="1022679" calcext:value-type="float">
            <text:p>1,022,679</text:p>
          </table:table-cell>
          <table:table-cell office:value-type="float" office:value="159512" calcext:value-type="float">
            <text:p>159,512</text:p>
          </table:table-cell>
          <table:table-cell office:value-type="float" office:value="0" calcext:value-type="float">
            <text:p>0</text:p>
          </table:table-cell>
          <table:table-cell office:value-type="float" office:value="2043742" calcext:value-type="float">
            <text:p>2,043,742</text:p>
          </table:table-cell>
          <table:table-cell office:value-type="float" office:value="179473" calcext:value-type="float">
            <text:p>179,473</text:p>
          </table:table-cell>
          <table:table-cell office:value-type="float" office:value="2262974" calcext:value-type="float">
            <text:p>2,262,974</text:p>
          </table:table-cell>
          <table:table-cell office:value-type="float" office:value="3462" calcext:value-type="float">
            <text:p>3,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436" calcext:value-type="float">
            <text:p>2,266,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59" calcext:value-type="float">
            <text:p>39,759</text:p>
          </table:table-cell>
          <table:table-cell office:value-type="float" office:value="2043742" calcext:value-type="float">
            <text:p>2,043,742</text:p>
          </table:table-cell>
          <table:table-cell office:value-type="float" office:value="0" calcext:value-type="float">
            <text:p>0</text:p>
          </table:table-cell>
          <table:table-cell office:value-type="float" office:value="182935" calcext:value-type="float">
            <text:p>182,935</text:p>
          </table:table-cell>
          <table:table-cell/>
          <table:table-cell table:formula="of:=CONCATENATE([.$AB$5];[.$AA$5];[.C488];&quot;,&quot;;[.D488];&quot;,&quot;;[.E488];&quot;,&quot;;[.F488];&quot;,&quot;;[.H488];&quot;,&quot;;[.I488];&quot;,&quot;;[.J488];&quot;,&quot;;[.K488];&quot;,&quot;;[.M488];&quot;,&quot;;[.O488];&quot;,&quot;;[.P488];&quot;,&quot;;[.Q488];&quot;,&quot;;[.R488];&quot;,&quot;;[.S488];&quot;,&quot;;[.U488];&quot;,&quot;;[.V488];&quot;,&quot;;[.W488];&quot;,&quot;;[.X488];&quot;,&quot;;[.Y488];&quot;,&quot;;[.Z48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8,0,0,39759,861551,1022679,159512,0,179473,3462,0,0,0,0,0,0,39759,2043742,0,1829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8,0,0,39759,861551,1022679,159512,0,179473,3462,0,0,0,0,0,0,39759,2043742,0,1829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in Lakes STEM Academy</text:p>
          </table:table-cell>
          <table:table-cell office:value-type="float" office:value="4239" calcext:value-type="float">
            <text:p>4,239</text:p>
          </table:table-cell>
          <table:table-cell table:formula="of:=VLOOKUP([.B489];[$Sheet2.A482:.C1038];2)"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527" calcext:value-type="float">
            <text:p>111,527</text:p>
          </table:table-cell>
          <table:table-cell office:value-type="float" office:value="2228588" calcext:value-type="float">
            <text:p>2,228,588</text:p>
          </table:table-cell>
          <table:table-cell office:value-type="float" office:value="541463" calcext:value-type="float">
            <text:p>541,463</text:p>
          </table:table-cell>
          <table:table-cell office:value-type="float" office:value="329022" calcext:value-type="float">
            <text:p>329,022</text:p>
          </table:table-cell>
          <table:table-cell office:value-type="float" office:value="0" calcext:value-type="float">
            <text:p>0</text:p>
          </table:table-cell>
          <table:table-cell office:value-type="float" office:value="3099073" calcext:value-type="float">
            <text:p>3,099,073</text:p>
          </table:table-cell>
          <table:table-cell office:value-type="float" office:value="1001272" calcext:value-type="float">
            <text:p>1,001,272</text:p>
          </table:table-cell>
          <table:table-cell office:value-type="float" office:value="4211872" calcext:value-type="float">
            <text:p>4,211,872</text:p>
          </table:table-cell>
          <table:table-cell office:value-type="float" office:value="181885" calcext:value-type="float">
            <text:p>181,885</text:p>
          </table:table-cell>
          <table:table-cell office:value-type="float" office:value="10871" calcext:value-type="float">
            <text:p>10,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4627" calcext:value-type="float">
            <text:p>4,404,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27" calcext:value-type="float">
            <text:p>111,527</text:p>
          </table:table-cell>
          <table:table-cell office:value-type="float" office:value="3102416" calcext:value-type="float">
            <text:p>3,102,416</text:p>
          </table:table-cell>
          <table:table-cell office:value-type="float" office:value="0" calcext:value-type="float">
            <text:p>0</text:p>
          </table:table-cell>
          <table:table-cell office:value-type="float" office:value="1190684" calcext:value-type="float">
            <text:p>1,190,684</text:p>
          </table:table-cell>
          <table:table-cell/>
          <table:table-cell table:formula="of:=CONCATENATE([.$AB$5];[.$AA$5];[.C489];&quot;,&quot;;[.D489];&quot;,&quot;;[.E489];&quot;,&quot;;[.F489];&quot;,&quot;;[.H489];&quot;,&quot;;[.I489];&quot;,&quot;;[.J489];&quot;,&quot;;[.K489];&quot;,&quot;;[.M489];&quot;,&quot;;[.O489];&quot;,&quot;;[.P489];&quot;,&quot;;[.Q489];&quot;,&quot;;[.R489];&quot;,&quot;;[.S489];&quot;,&quot;;[.U489];&quot;,&quot;;[.V489];&quot;,&quot;;[.W489];&quot;,&quot;;[.X489];&quot;,&quot;;[.Y489];&quot;,&quot;;[.Z48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9,0,0,111527,2228588,541463,329022,0,1001272,181885,10871,0,0,0,0,0,111527,3102416,0,119068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19,0,0,111527,2228588,541463,329022,0,1001272,181885,10871,0,0,0,0,0,111527,3102416,0,119068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w Century School</text:p>
          </table:table-cell>
          <table:table-cell office:value-type="float" office:value="4240" calcext:value-type="float">
            <text:p>4,240</text:p>
          </table:table-cell>
          <table:table-cell table:formula="of:=VLOOKUP([.B490];[$Sheet2.A483:.C1039];2)"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346" calcext:value-type="float">
            <text:p>105,346</text:p>
          </table:table-cell>
          <table:table-cell office:value-type="float" office:value="4682175" calcext:value-type="float">
            <text:p>4,682,175</text:p>
          </table:table-cell>
          <table:table-cell office:value-type="float" office:value="826561" calcext:value-type="float">
            <text:p>826,561</text:p>
          </table:table-cell>
          <table:table-cell office:value-type="float" office:value="698107" calcext:value-type="float">
            <text:p>698,107</text:p>
          </table:table-cell>
          <table:table-cell office:value-type="float" office:value="0" calcext:value-type="float">
            <text:p>0</text:p>
          </table:table-cell>
          <table:table-cell office:value-type="float" office:value="6206843" calcext:value-type="float">
            <text:p>6,206,843</text:p>
          </table:table-cell>
          <table:table-cell office:value-type="float" office:value="1834950" calcext:value-type="float">
            <text:p>1,834,950</text:p>
          </table:table-cell>
          <table:table-cell office:value-type="float" office:value="8147140" calcext:value-type="float">
            <text:p>8,147,140</text:p>
          </table:table-cell>
          <table:table-cell office:value-type="float" office:value="503459" calcext:value-type="float">
            <text:p>503,459</text:p>
          </table:table-cell>
          <table:table-cell office:value-type="float" office:value="19312" calcext:value-type="float">
            <text:p>19,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69911" calcext:value-type="float">
            <text:p>8,669,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46" calcext:value-type="float">
            <text:p>105,346</text:p>
          </table:table-cell>
          <table:table-cell office:value-type="float" office:value="6212501" calcext:value-type="float">
            <text:p>6,212,501</text:p>
          </table:table-cell>
          <table:table-cell office:value-type="float" office:value="0" calcext:value-type="float">
            <text:p>0</text:p>
          </table:table-cell>
          <table:table-cell office:value-type="float" office:value="2352063" calcext:value-type="float">
            <text:p>2,352,063</text:p>
          </table:table-cell>
          <table:table-cell/>
          <table:table-cell table:formula="of:=CONCATENATE([.$AB$5];[.$AA$5];[.C490];&quot;,&quot;;[.D490];&quot;,&quot;;[.E490];&quot;,&quot;;[.F490];&quot;,&quot;;[.H490];&quot;,&quot;;[.I490];&quot;,&quot;;[.J490];&quot;,&quot;;[.K490];&quot;,&quot;;[.M490];&quot;,&quot;;[.O490];&quot;,&quot;;[.P490];&quot;,&quot;;[.Q490];&quot;,&quot;;[.R490];&quot;,&quot;;[.S490];&quot;,&quot;;[.U490];&quot;,&quot;;[.V490];&quot;,&quot;;[.W490];&quot;,&quot;;[.X490];&quot;,&quot;;[.Y490];&quot;,&quot;;[.Z49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0,0,0,105346,4682175,826561,698107,0,1834950,503459,19312,0,0,0,0,0,105346,6212501,0,235206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0,0,0,105346,4682175,826561,698107,0,1834950,503459,19312,0,0,0,0,0,105346,6212501,0,235206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th Metro Flex Academy</text:p>
          </table:table-cell>
          <table:table-cell office:value-type="float" office:value="4243" calcext:value-type="float">
            <text:p>4,243</text:p>
          </table:table-cell>
          <table:table-cell table:formula="of:=VLOOKUP([.B491];[$Sheet2.A484:.C1040];2)"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839" calcext:value-type="float">
            <text:p>71,839</text:p>
          </table:table-cell>
          <table:table-cell office:value-type="float" office:value="2074314" calcext:value-type="float">
            <text:p>2,074,314</text:p>
          </table:table-cell>
          <table:table-cell office:value-type="float" office:value="709829" calcext:value-type="float">
            <text:p>709,829</text:p>
          </table:table-cell>
          <table:table-cell office:value-type="float" office:value="321758" calcext:value-type="float">
            <text:p>321,758</text:p>
          </table:table-cell>
          <table:table-cell office:value-type="float" office:value="0" calcext:value-type="float">
            <text:p>0</text:p>
          </table:table-cell>
          <table:table-cell office:value-type="float" office:value="3105901" calcext:value-type="float">
            <text:p>3,105,901</text:p>
          </table:table-cell>
          <table:table-cell office:value-type="float" office:value="574005" calcext:value-type="float">
            <text:p>574,005</text:p>
          </table:table-cell>
          <table:table-cell office:value-type="float" office:value="3751745" calcext:value-type="float">
            <text:p>3,751,745</text:p>
          </table:table-cell>
          <table:table-cell office:value-type="float" office:value="177553" calcext:value-type="float">
            <text:p>177,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9298" calcext:value-type="float">
            <text:p>3,929,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39" calcext:value-type="float">
            <text:p>71,839</text:p>
          </table:table-cell>
          <table:table-cell office:value-type="float" office:value="3109458" calcext:value-type="float">
            <text:p>3,109,458</text:p>
          </table:table-cell>
          <table:table-cell office:value-type="float" office:value="0" calcext:value-type="float">
            <text:p>0</text:p>
          </table:table-cell>
          <table:table-cell office:value-type="float" office:value="748001" calcext:value-type="float">
            <text:p>748,001</text:p>
          </table:table-cell>
          <table:table-cell/>
          <table:table-cell table:formula="of:=CONCATENATE([.$AB$5];[.$AA$5];[.C491];&quot;,&quot;;[.D491];&quot;,&quot;;[.E491];&quot;,&quot;;[.F491];&quot;,&quot;;[.H491];&quot;,&quot;;[.I491];&quot;,&quot;;[.J491];&quot;,&quot;;[.K491];&quot;,&quot;;[.M491];&quot;,&quot;;[.O491];&quot;,&quot;;[.P491];&quot;,&quot;;[.Q491];&quot;,&quot;;[.R491];&quot;,&quot;;[.S491];&quot;,&quot;;[.U491];&quot;,&quot;;[.V491];&quot;,&quot;;[.W491];&quot;,&quot;;[.X491];&quot;,&quot;;[.Y491];&quot;,&quot;;[.Z49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1,0,0,71839,2074314,709829,321758,0,574005,177553,0,0,0,0,0,0,71839,3109458,0,74800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1,0,0,71839,2074314,709829,321758,0,574005,177553,0,0,0,0,0,0,71839,3109458,0,74800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IT Academy</text:p>
          </table:table-cell>
          <table:table-cell office:value-type="float" office:value="4244" calcext:value-type="float">
            <text:p>4,244</text:p>
          </table:table-cell>
          <table:table-cell table:formula="of:=VLOOKUP([.B492];[$Sheet2.A485:.C1041];2)"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297" calcext:value-type="float">
            <text:p>62,297</text:p>
          </table:table-cell>
          <table:table-cell office:value-type="float" office:value="2275660" calcext:value-type="float">
            <text:p>2,275,660</text:p>
          </table:table-cell>
          <table:table-cell office:value-type="float" office:value="1011314" calcext:value-type="float">
            <text:p>1,011,314</text:p>
          </table:table-cell>
          <table:table-cell office:value-type="float" office:value="448829" calcext:value-type="float">
            <text:p>448,829</text:p>
          </table:table-cell>
          <table:table-cell office:value-type="float" office:value="0" calcext:value-type="float">
            <text:p>0</text:p>
          </table:table-cell>
          <table:table-cell office:value-type="float" office:value="3735803" calcext:value-type="float">
            <text:p>3,735,803</text:p>
          </table:table-cell>
          <table:table-cell office:value-type="float" office:value="469812" calcext:value-type="float">
            <text:p>469,812</text:p>
          </table:table-cell>
          <table:table-cell office:value-type="float" office:value="4267911" calcext:value-type="float">
            <text:p>4,267,911</text:p>
          </table:table-cell>
          <table:table-cell office:value-type="float" office:value="122352" calcext:value-type="float">
            <text:p>122,352</text:p>
          </table:table-cell>
          <table:table-cell office:value-type="float" office:value="7633" calcext:value-type="float">
            <text:p>7,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7897" calcext:value-type="float">
            <text:p>4,397,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59" calcext:value-type="float">
            <text:p>69,659</text:p>
          </table:table-cell>
          <table:table-cell office:value-type="float" office:value="3740464" calcext:value-type="float">
            <text:p>3,740,464</text:p>
          </table:table-cell>
          <table:table-cell office:value-type="float" office:value="0" calcext:value-type="float">
            <text:p>0</text:p>
          </table:table-cell>
          <table:table-cell office:value-type="float" office:value="587773" calcext:value-type="float">
            <text:p>587,773</text:p>
          </table:table-cell>
          <table:table-cell/>
          <table:table-cell table:formula="of:=CONCATENATE([.$AB$5];[.$AA$5];[.C492];&quot;,&quot;;[.D492];&quot;,&quot;;[.E492];&quot;,&quot;;[.F492];&quot;,&quot;;[.H492];&quot;,&quot;;[.I492];&quot;,&quot;;[.J492];&quot;,&quot;;[.K492];&quot;,&quot;;[.M492];&quot;,&quot;;[.O492];&quot;,&quot;;[.P492];&quot;,&quot;;[.Q492];&quot;,&quot;;[.R492];&quot;,&quot;;[.S492];&quot;,&quot;;[.U492];&quot;,&quot;;[.V492];&quot;,&quot;;[.W492];&quot;,&quot;;[.X492];&quot;,&quot;;[.Y492];&quot;,&quot;;[.Z49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2,0,0,62297,2275660,1011314,448829,0,469812,122352,7633,0,0,0,0,0,69659,3740464,0,58777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2,0,0,62297,2275660,1011314,448829,0,469812,122352,7633,0,0,0,0,0,69659,3740464,0,58777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hlos Academy of Saint Cloud</text:p>
          </table:table-cell>
          <table:table-cell office:value-type="float" office:value="4250" calcext:value-type="float">
            <text:p>4,250</text:p>
          </table:table-cell>
          <table:table-cell table:formula="of:=VLOOKUP([.B493];[$Sheet2.A486:.C1042];2)"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801" calcext:value-type="float">
            <text:p>69,801</text:p>
          </table:table-cell>
          <table:table-cell office:value-type="float" office:value="5313926" calcext:value-type="float">
            <text:p>5,313,926</text:p>
          </table:table-cell>
          <table:table-cell office:value-type="float" office:value="857982" calcext:value-type="float">
            <text:p>857,982</text:p>
          </table:table-cell>
          <table:table-cell office:value-type="float" office:value="826252" calcext:value-type="float">
            <text:p>826,252</text:p>
          </table:table-cell>
          <table:table-cell office:value-type="float" office:value="0" calcext:value-type="float">
            <text:p>0</text:p>
          </table:table-cell>
          <table:table-cell office:value-type="float" office:value="6998160" calcext:value-type="float">
            <text:p>6,998,160</text:p>
          </table:table-cell>
          <table:table-cell office:value-type="float" office:value="1308716" calcext:value-type="float">
            <text:p>1,308,716</text:p>
          </table:table-cell>
          <table:table-cell office:value-type="float" office:value="8376677" calcext:value-type="float">
            <text:p>8,376,677</text:p>
          </table:table-cell>
          <table:table-cell office:value-type="float" office:value="522457" calcext:value-type="float">
            <text:p>522,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99133" calcext:value-type="float">
            <text:p>8,899,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01" calcext:value-type="float">
            <text:p>69,801</text:p>
          </table:table-cell>
          <table:table-cell office:value-type="float" office:value="7012719" calcext:value-type="float">
            <text:p>7,012,719</text:p>
          </table:table-cell>
          <table:table-cell office:value-type="float" office:value="0" calcext:value-type="float">
            <text:p>0</text:p>
          </table:table-cell>
          <table:table-cell office:value-type="float" office:value="1816613" calcext:value-type="float">
            <text:p>1,816,613</text:p>
          </table:table-cell>
          <table:table-cell/>
          <table:table-cell table:formula="of:=CONCATENATE([.$AB$5];[.$AA$5];[.C493];&quot;,&quot;;[.D493];&quot;,&quot;;[.E493];&quot;,&quot;;[.F493];&quot;,&quot;;[.H493];&quot;,&quot;;[.I493];&quot;,&quot;;[.J493];&quot;,&quot;;[.K493];&quot;,&quot;;[.M493];&quot;,&quot;;[.O493];&quot;,&quot;;[.P493];&quot;,&quot;;[.Q493];&quot;,&quot;;[.R493];&quot;,&quot;;[.S493];&quot;,&quot;;[.U493];&quot;,&quot;;[.V493];&quot;,&quot;;[.W493];&quot;,&quot;;[.X493];&quot;,&quot;;[.Y493];&quot;,&quot;;[.Z49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3,0,0,69801,5313926,857982,826252,0,1308716,522457,0,0,0,0,0,0,69801,7012719,0,181661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3,0,0,69801,5313926,857982,826252,0,1308716,522457,0,0,0,0,0,0,69801,7012719,0,181661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oenix Academy Charter School</text:p>
          </table:table-cell>
          <table:table-cell office:value-type="float" office:value="4253" calcext:value-type="float">
            <text:p>4,253</text:p>
          </table:table-cell>
          <table:table-cell table:formula="of:=VLOOKUP([.B494];[$Sheet2.A487:.C1043];2)"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60" calcext:value-type="float">
            <text:p>7,160</text:p>
          </table:table-cell>
          <table:table-cell office:value-type="float" office:value="1249794" calcext:value-type="float">
            <text:p>1,249,794</text:p>
          </table:table-cell>
          <table:table-cell office:value-type="float" office:value="166541" calcext:value-type="float">
            <text:p>166,541</text:p>
          </table:table-cell>
          <table:table-cell office:value-type="float" office:value="270512" calcext:value-type="float">
            <text:p>270,512</text:p>
          </table:table-cell>
          <table:table-cell office:value-type="float" office:value="0" calcext:value-type="float">
            <text:p>0</text:p>
          </table:table-cell>
          <table:table-cell office:value-type="float" office:value="1686846" calcext:value-type="float">
            <text:p>1,686,846</text:p>
          </table:table-cell>
          <table:table-cell office:value-type="float" office:value="118148" calcext:value-type="float">
            <text:p>118,148</text:p>
          </table:table-cell>
          <table:table-cell office:value-type="float" office:value="1812154" calcext:value-type="float">
            <text:p>1,812,154</text:p>
          </table:table-cell>
          <table:table-cell office:value-type="float" office:value="126167" calcext:value-type="float">
            <text:p>126,167</text:p>
          </table:table-cell>
          <table:table-cell office:value-type="float" office:value="1694" calcext:value-type="float">
            <text:p>1,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0015" calcext:value-type="float">
            <text:p>1,940,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4" calcext:value-type="float">
            <text:p>8,854</text:p>
          </table:table-cell>
          <table:table-cell office:value-type="float" office:value="1689264" calcext:value-type="float">
            <text:p>1,689,264</text:p>
          </table:table-cell>
          <table:table-cell office:value-type="float" office:value="0" calcext:value-type="float">
            <text:p>0</text:p>
          </table:table-cell>
          <table:table-cell office:value-type="float" office:value="241897" calcext:value-type="float">
            <text:p>241,897</text:p>
          </table:table-cell>
          <table:table-cell/>
          <table:table-cell table:formula="of:=CONCATENATE([.$AB$5];[.$AA$5];[.C494];&quot;,&quot;;[.D494];&quot;,&quot;;[.E494];&quot;,&quot;;[.F494];&quot;,&quot;;[.H494];&quot;,&quot;;[.I494];&quot;,&quot;;[.J494];&quot;,&quot;;[.K494];&quot;,&quot;;[.M494];&quot;,&quot;;[.O494];&quot;,&quot;;[.P494];&quot;,&quot;;[.Q494];&quot;,&quot;;[.R494];&quot;,&quot;;[.S494];&quot;,&quot;;[.U494];&quot;,&quot;;[.V494];&quot;,&quot;;[.W494];&quot;,&quot;;[.X494];&quot;,&quot;;[.Y494];&quot;,&quot;;[.Z49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4,0,0,7160,1249794,166541,270512,0,118148,126167,1694,0,0,0,0,0,8854,1689264,0,24189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4,0,0,7160,1249794,166541,270512,0,118148,126167,1694,0,0,0,0,0,8854,1689264,0,24189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rine Area Community School</text:p>
          </table:table-cell>
          <table:table-cell office:value-type="float" office:value="4254" calcext:value-type="float">
            <text:p>4,254</text:p>
          </table:table-cell>
          <table:table-cell table:formula="of:=VLOOKUP([.B495];[$Sheet2.A488:.C1044];2)"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580" calcext:value-type="float">
            <text:p>194,580</text:p>
          </table:table-cell>
          <table:table-cell office:value-type="float" office:value="1516165" calcext:value-type="float">
            <text:p>1,516,165</text:p>
          </table:table-cell>
          <table:table-cell office:value-type="float" office:value="883482" calcext:value-type="float">
            <text:p>883,482</text:p>
          </table:table-cell>
          <table:table-cell office:value-type="float" office:value="336092" calcext:value-type="float">
            <text:p>336,092</text:p>
          </table:table-cell>
          <table:table-cell office:value-type="float" office:value="0" calcext:value-type="float">
            <text:p>0</text:p>
          </table:table-cell>
          <table:table-cell office:value-type="float" office:value="2735738" calcext:value-type="float">
            <text:p>2,735,738</text:p>
          </table:table-cell>
          <table:table-cell office:value-type="float" office:value="232805" calcext:value-type="float">
            <text:p>232,805</text:p>
          </table:table-cell>
          <table:table-cell office:value-type="float" office:value="3163122" calcext:value-type="float">
            <text:p>3,163,122</text:p>
          </table:table-cell>
          <table:table-cell office:value-type="float" office:value="110178" calcext:value-type="float">
            <text:p>110,1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3300" calcext:value-type="float">
            <text:p>3,273,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09" calcext:value-type="float">
            <text:p>194,009</text:p>
          </table:table-cell>
          <table:table-cell office:value-type="float" office:value="2738526" calcext:value-type="float">
            <text:p>2,738,526</text:p>
          </table:table-cell>
          <table:table-cell office:value-type="float" office:value="0" calcext:value-type="float">
            <text:p>0</text:p>
          </table:table-cell>
          <table:table-cell office:value-type="float" office:value="340766" calcext:value-type="float">
            <text:p>340,766</text:p>
          </table:table-cell>
          <table:table-cell/>
          <table:table-cell table:formula="of:=CONCATENATE([.$AB$5];[.$AA$5];[.C495];&quot;,&quot;;[.D495];&quot;,&quot;;[.E495];&quot;,&quot;;[.F495];&quot;,&quot;;[.H495];&quot;,&quot;;[.I495];&quot;,&quot;;[.J495];&quot;,&quot;;[.K495];&quot;,&quot;;[.M495];&quot;,&quot;;[.O495];&quot;,&quot;;[.P495];&quot;,&quot;;[.Q495];&quot;,&quot;;[.R495];&quot;,&quot;;[.S495];&quot;,&quot;;[.U495];&quot;,&quot;;[.V495];&quot;,&quot;;[.W495];&quot;,&quot;;[.X495];&quot;,&quot;;[.Y495];&quot;,&quot;;[.Z49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5,0,0,194580,1516165,883482,336092,0,232805,110178,0,0,0,0,0,0,194009,2738526,0,34076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5,0,0,194580,1516165,883482,336092,0,232805,110178,0,0,0,0,0,0,194009,2738526,0,34076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kyline Math and Science Academy</text:p>
          </table:table-cell>
          <table:table-cell office:value-type="float" office:value="4255" calcext:value-type="float">
            <text:p>4,255</text:p>
          </table:table-cell>
          <table:table-cell table:formula="of:=VLOOKUP([.B496];[$Sheet2.A489:.C1045];2)"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346" calcext:value-type="float">
            <text:p>61,346</text:p>
          </table:table-cell>
          <table:table-cell office:value-type="float" office:value="2615725" calcext:value-type="float">
            <text:p>2,615,725</text:p>
          </table:table-cell>
          <table:table-cell office:value-type="float" office:value="479330" calcext:value-type="float">
            <text:p>479,330</text:p>
          </table:table-cell>
          <table:table-cell office:value-type="float" office:value="356292" calcext:value-type="float">
            <text:p>356,292</text:p>
          </table:table-cell>
          <table:table-cell office:value-type="float" office:value="0" calcext:value-type="float">
            <text:p>0</text:p>
          </table:table-cell>
          <table:table-cell office:value-type="float" office:value="3451347" calcext:value-type="float">
            <text:p>3,451,347</text:p>
          </table:table-cell>
          <table:table-cell office:value-type="float" office:value="1299876" calcext:value-type="float">
            <text:p>1,299,876</text:p>
          </table:table-cell>
          <table:table-cell office:value-type="float" office:value="4812569" calcext:value-type="float">
            <text:p>4,812,569</text:p>
          </table:table-cell>
          <table:table-cell office:value-type="float" office:value="267108" calcext:value-type="float">
            <text:p>267,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9677" calcext:value-type="float">
            <text:p>5,079,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46" calcext:value-type="float">
            <text:p>61,346</text:p>
          </table:table-cell>
          <table:table-cell office:value-type="float" office:value="3462075" calcext:value-type="float">
            <text:p>3,462,075</text:p>
          </table:table-cell>
          <table:table-cell office:value-type="float" office:value="0" calcext:value-type="float">
            <text:p>0</text:p>
          </table:table-cell>
          <table:table-cell office:value-type="float" office:value="1556255" calcext:value-type="float">
            <text:p>1,556,255</text:p>
          </table:table-cell>
          <table:table-cell/>
          <table:table-cell table:formula="of:=CONCATENATE([.$AB$5];[.$AA$5];[.C496];&quot;,&quot;;[.D496];&quot;,&quot;;[.E496];&quot;,&quot;;[.F496];&quot;,&quot;;[.H496];&quot;,&quot;;[.I496];&quot;,&quot;;[.J496];&quot;,&quot;;[.K496];&quot;,&quot;;[.M496];&quot;,&quot;;[.O496];&quot;,&quot;;[.P496];&quot;,&quot;;[.Q496];&quot;,&quot;;[.R496];&quot;,&quot;;[.S496];&quot;,&quot;;[.U496];&quot;,&quot;;[.V496];&quot;,&quot;;[.W496];&quot;,&quot;;[.X496];&quot;,&quot;;[.Y496];&quot;,&quot;;[.Z49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6,0,0,61346,2615725,479330,356292,0,1299876,267108,0,0,0,0,0,0,61346,3462075,0,155625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6,0,0,61346,2615725,479330,356292,0,1299876,267108,0,0,0,0,0,0,61346,3462075,0,155625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e Journey School</text:p>
          </table:table-cell>
          <table:table-cell office:value-type="float" office:value="4258" calcext:value-type="float">
            <text:p>4,258</text:p>
          </table:table-cell>
          <table:table-cell table:formula="of:=VLOOKUP([.B497];[$Sheet2.A490:.C1046];2)"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212" calcext:value-type="float">
            <text:p>117,212</text:p>
          </table:table-cell>
          <table:table-cell office:value-type="float" office:value="1178864" calcext:value-type="float">
            <text:p>1,178,864</text:p>
          </table:table-cell>
          <table:table-cell office:value-type="float" office:value="626939" calcext:value-type="float">
            <text:p>626,939</text:p>
          </table:table-cell>
          <table:table-cell office:value-type="float" office:value="186506" calcext:value-type="float">
            <text:p>186,506</text:p>
          </table:table-cell>
          <table:table-cell office:value-type="float" office:value="0" calcext:value-type="float">
            <text:p>0</text:p>
          </table:table-cell>
          <table:table-cell office:value-type="float" office:value="1992308" calcext:value-type="float">
            <text:p>1,992,308</text:p>
          </table:table-cell>
          <table:table-cell office:value-type="float" office:value="295334" calcext:value-type="float">
            <text:p>295,334</text:p>
          </table:table-cell>
          <table:table-cell office:value-type="float" office:value="2404854" calcext:value-type="float">
            <text:p>2,404,854</text:p>
          </table:table-cell>
          <table:table-cell office:value-type="float" office:value="231133" calcext:value-type="float">
            <text:p>231,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5987" calcext:value-type="float">
            <text:p>2,635,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374" calcext:value-type="float">
            <text:p>193,374</text:p>
          </table:table-cell>
          <table:table-cell office:value-type="float" office:value="1994549" calcext:value-type="float">
            <text:p>1,994,549</text:p>
          </table:table-cell>
          <table:table-cell office:value-type="float" office:value="0" calcext:value-type="float">
            <text:p>0</text:p>
          </table:table-cell>
          <table:table-cell office:value-type="float" office:value="448063" calcext:value-type="float">
            <text:p>448,063</text:p>
          </table:table-cell>
          <table:table-cell/>
          <table:table-cell table:formula="of:=CONCATENATE([.$AB$5];[.$AA$5];[.C497];&quot;,&quot;;[.D497];&quot;,&quot;;[.E497];&quot;,&quot;;[.F497];&quot;,&quot;;[.H497];&quot;,&quot;;[.I497];&quot;,&quot;;[.J497];&quot;,&quot;;[.K497];&quot;,&quot;;[.M497];&quot;,&quot;;[.O497];&quot;,&quot;;[.P497];&quot;,&quot;;[.Q497];&quot;,&quot;;[.R497];&quot;,&quot;;[.S497];&quot;,&quot;;[.U497];&quot;,&quot;;[.V497];&quot;,&quot;;[.W497];&quot;,&quot;;[.X497];&quot;,&quot;;[.Y497];&quot;,&quot;;[.Z49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7,0,0,117212,1178864,626939,186506,0,295334,231133,0,0,0,0,0,0,193374,1994549,0,44806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7,0,0,117212,1178864,626939,186506,0,295334,231133,0,0,0,0,0,0,193374,1994549,0,44806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iTech Academy Charter School</text:p>
          </table:table-cell>
          <table:table-cell office:value-type="float" office:value="4261" calcext:value-type="float">
            <text:p>4,261</text:p>
          </table:table-cell>
          <table:table-cell table:formula="of:=VLOOKUP([.B498];[$Sheet2.A491:.C1047];2)"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648" calcext:value-type="float">
            <text:p>40,648</text:p>
          </table:table-cell>
          <table:table-cell office:value-type="float" office:value="3164362" calcext:value-type="float">
            <text:p>3,164,362</text:p>
          </table:table-cell>
          <table:table-cell office:value-type="float" office:value="481033" calcext:value-type="float">
            <text:p>481,033</text:p>
          </table:table-cell>
          <table:table-cell office:value-type="float" office:value="354430" calcext:value-type="float">
            <text:p>354,430</text:p>
          </table:table-cell>
          <table:table-cell office:value-type="float" office:value="0" calcext:value-type="float">
            <text:p>0</text:p>
          </table:table-cell>
          <table:table-cell office:value-type="float" office:value="3999824" calcext:value-type="float">
            <text:p>3,999,824</text:p>
          </table:table-cell>
          <table:table-cell office:value-type="float" office:value="786852" calcext:value-type="float">
            <text:p>786,852</text:p>
          </table:table-cell>
          <table:table-cell office:value-type="float" office:value="4827324" calcext:value-type="float">
            <text:p>4,827,324</text:p>
          </table:table-cell>
          <table:table-cell office:value-type="float" office:value="374595" calcext:value-type="float">
            <text:p>374,5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01919" calcext:value-type="float">
            <text:p>5,201,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48" calcext:value-type="float">
            <text:p>40,648</text:p>
          </table:table-cell>
          <table:table-cell office:value-type="float" office:value="4005609" calcext:value-type="float">
            <text:p>4,005,609</text:p>
          </table:table-cell>
          <table:table-cell office:value-type="float" office:value="0" calcext:value-type="float">
            <text:p>0</text:p>
          </table:table-cell>
          <table:table-cell office:value-type="float" office:value="1155662" calcext:value-type="float">
            <text:p>1,155,662</text:p>
          </table:table-cell>
          <table:table-cell/>
          <table:table-cell table:formula="of:=CONCATENATE([.$AB$5];[.$AA$5];[.C498];&quot;,&quot;;[.D498];&quot;,&quot;;[.E498];&quot;,&quot;;[.F498];&quot;,&quot;;[.H498];&quot;,&quot;;[.I498];&quot;,&quot;;[.J498];&quot;,&quot;;[.K498];&quot;,&quot;;[.M498];&quot;,&quot;;[.O498];&quot;,&quot;;[.P498];&quot;,&quot;;[.Q498];&quot;,&quot;;[.R498];&quot;,&quot;;[.S498];&quot;,&quot;;[.U498];&quot;,&quot;;[.V498];&quot;,&quot;;[.W498];&quot;,&quot;;[.X498];&quot;,&quot;;[.Y498];&quot;,&quot;;[.Z49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8,0,0,40648,3164362,481033,354430,0,786852,374595,0,0,0,0,0,0,40648,4005609,0,115566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8,0,0,40648,3164362,481033,354430,0,786852,374595,0,0,0,0,0,0,40648,4005609,0,115566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rogeny Academy Charter School</text:p>
          </table:table-cell>
          <table:table-cell office:value-type="float" office:value="4263" calcext:value-type="float">
            <text:p>4,263</text:p>
          </table:table-cell>
          <table:table-cell table:formula="of:=VLOOKUP([.B499];[$Sheet2.A492:.C1048];2)"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40" calcext:value-type="float">
            <text:p>5,940</text:p>
          </table:table-cell>
          <table:table-cell office:value-type="float" office:value="748605" calcext:value-type="float">
            <text:p>748,605</text:p>
          </table:table-cell>
          <table:table-cell office:value-type="float" office:value="234851" calcext:value-type="float">
            <text:p>234,851</text:p>
          </table:table-cell>
          <table:table-cell office:value-type="float" office:value="112902" calcext:value-type="float">
            <text:p>112,902</text:p>
          </table:table-cell>
          <table:table-cell office:value-type="float" office:value="0" calcext:value-type="float">
            <text:p>0</text:p>
          </table:table-cell>
          <table:table-cell office:value-type="float" office:value="1096359" calcext:value-type="float">
            <text:p>1,096,359</text:p>
          </table:table-cell>
          <table:table-cell office:value-type="float" office:value="278640" calcext:value-type="float">
            <text:p>278,640</text:p>
          </table:table-cell>
          <table:table-cell office:value-type="float" office:value="1380939" calcext:value-type="float">
            <text:p>1,380,939</text:p>
          </table:table-cell>
          <table:table-cell office:value-type="float" office:value="58023" calcext:value-type="float">
            <text:p>58,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8962" calcext:value-type="float">
            <text:p>1,438,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0" calcext:value-type="float">
            <text:p>5,940</text:p>
          </table:table-cell>
          <table:table-cell office:value-type="float" office:value="1097331" calcext:value-type="float">
            <text:p>1,097,331</text:p>
          </table:table-cell>
          <table:table-cell office:value-type="float" office:value="0" calcext:value-type="float">
            <text:p>0</text:p>
          </table:table-cell>
          <table:table-cell office:value-type="float" office:value="335691" calcext:value-type="float">
            <text:p>335,691</text:p>
          </table:table-cell>
          <table:table-cell/>
          <table:table-cell table:formula="of:=CONCATENATE([.$AB$5];[.$AA$5];[.C499];&quot;,&quot;;[.D499];&quot;,&quot;;[.E499];&quot;,&quot;;[.F499];&quot;,&quot;;[.H499];&quot;,&quot;;[.I499];&quot;,&quot;;[.J499];&quot;,&quot;;[.K499];&quot;,&quot;;[.M499];&quot;,&quot;;[.O499];&quot;,&quot;;[.P499];&quot;,&quot;;[.Q499];&quot;,&quot;;[.R499];&quot;,&quot;;[.S499];&quot;,&quot;;[.U499];&quot;,&quot;;[.V499];&quot;,&quot;;[.W499];&quot;,&quot;;[.X499];&quot;,&quot;;[.Y499];&quot;,&quot;;[.Z49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9,0,0,5940,748605,234851,112902,0,278640,58023,0,0,0,0,0,0,5940,1097331,0,33569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29,0,0,5940,748605,234851,112902,0,278640,58023,0,0,0,0,0,0,5940,1097331,0,33569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ateway STEM Academy</text:p>
          </table:table-cell>
          <table:table-cell office:value-type="float" office:value="4264" calcext:value-type="float">
            <text:p>4,264</text:p>
          </table:table-cell>
          <table:table-cell table:formula="of:=VLOOKUP([.B500];[$Sheet2.A493:.C1049];2)"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67" calcext:value-type="float">
            <text:p>5,067</text:p>
          </table:table-cell>
          <table:table-cell office:value-type="float" office:value="2459297" calcext:value-type="float">
            <text:p>2,459,297</text:p>
          </table:table-cell>
          <table:table-cell office:value-type="float" office:value="585998" calcext:value-type="float">
            <text:p>585,998</text:p>
          </table:table-cell>
          <table:table-cell office:value-type="float" office:value="324996" calcext:value-type="float">
            <text:p>324,996</text:p>
          </table:table-cell>
          <table:table-cell office:value-type="float" office:value="0" calcext:value-type="float">
            <text:p>0</text:p>
          </table:table-cell>
          <table:table-cell office:value-type="float" office:value="3370290" calcext:value-type="float">
            <text:p>3,370,290</text:p>
          </table:table-cell>
          <table:table-cell office:value-type="float" office:value="733940" calcext:value-type="float">
            <text:p>733,940</text:p>
          </table:table-cell>
          <table:table-cell office:value-type="float" office:value="4109297" calcext:value-type="float">
            <text:p>4,109,297</text:p>
          </table:table-cell>
          <table:table-cell office:value-type="float" office:value="428030" calcext:value-type="float">
            <text:p>428,0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37326" calcext:value-type="float">
            <text:p>4,537,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7" calcext:value-type="float">
            <text:p>5,067</text:p>
          </table:table-cell>
          <table:table-cell office:value-type="float" office:value="3378221" calcext:value-type="float">
            <text:p>3,378,221</text:p>
          </table:table-cell>
          <table:table-cell office:value-type="float" office:value="0" calcext:value-type="float">
            <text:p>0</text:p>
          </table:table-cell>
          <table:table-cell office:value-type="float" office:value="1154038" calcext:value-type="float">
            <text:p>1,154,038</text:p>
          </table:table-cell>
          <table:table-cell/>
          <table:table-cell table:formula="of:=CONCATENATE([.$AB$5];[.$AA$5];[.C500];&quot;,&quot;;[.D500];&quot;,&quot;;[.E500];&quot;,&quot;;[.F500];&quot;,&quot;;[.H500];&quot;,&quot;;[.I500];&quot;,&quot;;[.J500];&quot;,&quot;;[.K500];&quot;,&quot;;[.M500];&quot;,&quot;;[.O500];&quot;,&quot;;[.P500];&quot;,&quot;;[.Q500];&quot;,&quot;;[.R500];&quot;,&quot;;[.S500];&quot;,&quot;;[.U500];&quot;,&quot;;[.V500];&quot;,&quot;;[.W500];&quot;,&quot;;[.X500];&quot;,&quot;;[.Y500];&quot;,&quot;;[.Z50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0,0,0,5067,2459297,585998,324996,0,733940,428030,0,0,0,0,0,0,5067,3378221,0,115403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0,0,0,5067,2459297,585998,324996,0,733940,428030,0,0,0,0,0,0,5067,3378221,0,115403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sota Wildflower Montessori Sch</text:p>
          </table:table-cell>
          <table:table-cell office:value-type="float" office:value="4265" calcext:value-type="float">
            <text:p>4,265</text:p>
          </table:table-cell>
          <table:table-cell table:formula="of:=VLOOKUP([.B501];[$Sheet2.A494:.C1050];2)" office:value-type="float" office:value="531" calcext:value-type="float">
            <text:p>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984" calcext:value-type="float">
            <text:p>109,984</text:p>
          </table:table-cell>
          <table:table-cell office:value-type="float" office:value="220724" calcext:value-type="float">
            <text:p>220,724</text:p>
          </table:table-cell>
          <table:table-cell office:value-type="float" office:value="5969" calcext:value-type="float">
            <text:p>5,969</text:p>
          </table:table-cell>
          <table:table-cell office:value-type="float" office:value="36295" calcext:value-type="float">
            <text:p>36,295</text:p>
          </table:table-cell>
          <table:table-cell office:value-type="float" office:value="0" calcext:value-type="float">
            <text:p>0</text:p>
          </table:table-cell>
          <table:table-cell office:value-type="float" office:value="262987" calcext:value-type="float">
            <text:p>262,987</text:p>
          </table:table-cell>
          <table:table-cell office:value-type="float" office:value="90401" calcext:value-type="float">
            <text:p>90,401</text:p>
          </table:table-cell>
          <table:table-cell office:value-type="float" office:value="463373" calcext:value-type="float">
            <text:p>463,373</text:p>
          </table:table-cell>
          <table:table-cell office:value-type="float" office:value="23835" calcext:value-type="float">
            <text:p>23,835</text:p>
          </table:table-cell>
          <table:table-cell office:value-type="float" office:value="625652" calcext:value-type="float">
            <text:p>625,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860" calcext:value-type="float">
            <text:p>1,112,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330" calcext:value-type="float">
            <text:p>605,330</text:p>
          </table:table-cell>
          <table:table-cell office:value-type="float" office:value="359875" calcext:value-type="float">
            <text:p>359,875</text:p>
          </table:table-cell>
          <table:table-cell office:value-type="float" office:value="0" calcext:value-type="float">
            <text:p>0</text:p>
          </table:table-cell>
          <table:table-cell office:value-type="float" office:value="147654" calcext:value-type="float">
            <text:p>147,654</text:p>
          </table:table-cell>
          <table:table-cell/>
          <table:table-cell table:formula="of:=CONCATENATE([.$AB$5];[.$AA$5];[.C501];&quot;,&quot;;[.D501];&quot;,&quot;;[.E501];&quot;,&quot;;[.F501];&quot;,&quot;;[.H501];&quot;,&quot;;[.I501];&quot;,&quot;;[.J501];&quot;,&quot;;[.K501];&quot;,&quot;;[.M501];&quot;,&quot;;[.O501];&quot;,&quot;;[.P501];&quot;,&quot;;[.Q501];&quot;,&quot;;[.R501];&quot;,&quot;;[.S501];&quot;,&quot;;[.U501];&quot;,&quot;;[.V501];&quot;,&quot;;[.W501];&quot;,&quot;;[.X501];&quot;,&quot;;[.Y501];&quot;,&quot;;[.Z50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1,0,0,109984,220724,5969,36295,0,90401,23835,625652,0,0,0,0,0,605330,359875,0,1476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1,0,0,109984,220724,5969,36295,0,90401,23835,625652,0,0,0,0,0,605330,359875,0,1476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hree Rivers Montessori School</text:p>
          </table:table-cell>
          <table:table-cell office:value-type="float" office:value="4266" calcext:value-type="float">
            <text:p>4,266</text:p>
          </table:table-cell>
          <table:table-cell table:formula="of:=VLOOKUP([.B502];[$Sheet2.A495:.C1051];2)"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687" calcext:value-type="float">
            <text:p>30,687</text:p>
          </table:table-cell>
          <table:table-cell office:value-type="float" office:value="1145577" calcext:value-type="float">
            <text:p>1,145,577</text:p>
          </table:table-cell>
          <table:table-cell office:value-type="float" office:value="489660" calcext:value-type="float">
            <text:p>489,660</text:p>
          </table:table-cell>
          <table:table-cell office:value-type="float" office:value="223560" calcext:value-type="float">
            <text:p>223,560</text:p>
          </table:table-cell>
          <table:table-cell office:value-type="float" office:value="0" calcext:value-type="float">
            <text:p>0</text:p>
          </table:table-cell>
          <table:table-cell office:value-type="float" office:value="1858797" calcext:value-type="float">
            <text:p>1,858,797</text:p>
          </table:table-cell>
          <table:table-cell office:value-type="float" office:value="352967" calcext:value-type="float">
            <text:p>352,967</text:p>
          </table:table-cell>
          <table:table-cell office:value-type="float" office:value="2242451" calcext:value-type="float">
            <text:p>2,242,451</text:p>
          </table:table-cell>
          <table:table-cell office:value-type="float" office:value="116849" calcext:value-type="float">
            <text:p>116,849</text:p>
          </table:table-cell>
          <table:table-cell office:value-type="float" office:value="52424" calcext:value-type="float">
            <text:p>52,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1724" calcext:value-type="float">
            <text:p>2,411,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33" calcext:value-type="float">
            <text:p>83,233</text:p>
          </table:table-cell>
          <table:table-cell office:value-type="float" office:value="1860617" calcext:value-type="float">
            <text:p>1,860,617</text:p>
          </table:table-cell>
          <table:table-cell office:value-type="float" office:value="0" calcext:value-type="float">
            <text:p>0</text:p>
          </table:table-cell>
          <table:table-cell office:value-type="float" office:value="467874" calcext:value-type="float">
            <text:p>467,874</text:p>
          </table:table-cell>
          <table:table-cell/>
          <table:table-cell table:formula="of:=CONCATENATE([.$AB$5];[.$AA$5];[.C502];&quot;,&quot;;[.D502];&quot;,&quot;;[.E502];&quot;,&quot;;[.F502];&quot;,&quot;;[.H502];&quot;,&quot;;[.I502];&quot;,&quot;;[.J502];&quot;,&quot;;[.K502];&quot;,&quot;;[.M502];&quot;,&quot;;[.O502];&quot;,&quot;;[.P502];&quot;,&quot;;[.Q502];&quot;,&quot;;[.R502];&quot;,&quot;;[.S502];&quot;,&quot;;[.U502];&quot;,&quot;;[.V502];&quot;,&quot;;[.W502];&quot;,&quot;;[.X502];&quot;,&quot;;[.Y502];&quot;,&quot;;[.Z50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2,0,0,30687,1145577,489660,223560,0,352967,116849,52424,0,0,0,0,0,83233,1860617,0,46787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2,0,0,30687,1145577,489660,223560,0,352967,116849,52424,0,0,0,0,0,83233,1860617,0,46787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orizon Science Academy Twin Cities</text:p>
          </table:table-cell>
          <table:table-cell office:value-type="float" office:value="4267" calcext:value-type="float">
            <text:p>4,267</text:p>
          </table:table-cell>
          <table:table-cell table:formula="of:=VLOOKUP([.B503];[$Sheet2.A496:.C1052];2)"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6" calcext:value-type="float">
            <text:p>1,436</text:p>
          </table:table-cell>
          <table:table-cell office:value-type="float" office:value="818128" calcext:value-type="float">
            <text:p>818,128</text:p>
          </table:table-cell>
          <table:table-cell office:value-type="float" office:value="224229" calcext:value-type="float">
            <text:p>224,229</text:p>
          </table:table-cell>
          <table:table-cell office:value-type="float" office:value="103177" calcext:value-type="float">
            <text:p>103,177</text:p>
          </table:table-cell>
          <table:table-cell office:value-type="float" office:value="0" calcext:value-type="float">
            <text:p>0</text:p>
          </table:table-cell>
          <table:table-cell office:value-type="float" office:value="1145534" calcext:value-type="float">
            <text:p>1,145,534</text:p>
          </table:table-cell>
          <table:table-cell office:value-type="float" office:value="351538" calcext:value-type="float">
            <text:p>351,538</text:p>
          </table:table-cell>
          <table:table-cell office:value-type="float" office:value="1498508" calcext:value-type="float">
            <text:p>1,498,508</text:p>
          </table:table-cell>
          <table:table-cell office:value-type="float" office:value="51197" calcext:value-type="float">
            <text:p>51,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9704" calcext:value-type="float">
            <text:p>1,549,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6" calcext:value-type="float">
            <text:p>1,436</text:p>
          </table:table-cell>
          <table:table-cell office:value-type="float" office:value="1145534" calcext:value-type="float">
            <text:p>1,145,534</text:p>
          </table:table-cell>
          <table:table-cell office:value-type="float" office:value="0" calcext:value-type="float">
            <text:p>0</text:p>
          </table:table-cell>
          <table:table-cell office:value-type="float" office:value="402735" calcext:value-type="float">
            <text:p>402,735</text:p>
          </table:table-cell>
          <table:table-cell/>
          <table:table-cell table:formula="of:=CONCATENATE([.$AB$5];[.$AA$5];[.C503];&quot;,&quot;;[.D503];&quot;,&quot;;[.E503];&quot;,&quot;;[.F503];&quot;,&quot;;[.H503];&quot;,&quot;;[.I503];&quot;,&quot;;[.J503];&quot;,&quot;;[.K503];&quot;,&quot;;[.M503];&quot;,&quot;;[.O503];&quot;,&quot;;[.P503];&quot;,&quot;;[.Q503];&quot;,&quot;;[.R503];&quot;,&quot;;[.S503];&quot;,&quot;;[.U503];&quot;,&quot;;[.V503];&quot;,&quot;;[.W503];&quot;,&quot;;[.X503];&quot;,&quot;;[.Y503];&quot;,&quot;;[.Z50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3,0,0,1436,818128,224229,103177,0,351538,51197,0,0,0,0,0,0,1436,1145534,0,4027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3,0,0,1436,818128,224229,103177,0,351538,51197,0,0,0,0,0,0,1436,1145534,0,4027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reat Oaks Academy Charter School</text:p>
          </table:table-cell>
          <table:table-cell office:value-type="float" office:value="4268" calcext:value-type="float">
            <text:p>4,268</text:p>
          </table:table-cell>
          <table:table-cell table:formula="of:=VLOOKUP([.B504];[$Sheet2.A497:.C1053];2)"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954" calcext:value-type="float">
            <text:p>62,954</text:p>
          </table:table-cell>
          <table:table-cell office:value-type="float" office:value="1423668" calcext:value-type="float">
            <text:p>1,423,668</text:p>
          </table:table-cell>
          <table:table-cell office:value-type="float" office:value="311074" calcext:value-type="float">
            <text:p>311,074</text:p>
          </table:table-cell>
          <table:table-cell office:value-type="float" office:value="253093" calcext:value-type="float">
            <text:p>253,093</text:p>
          </table:table-cell>
          <table:table-cell office:value-type="float" office:value="0" calcext:value-type="float">
            <text:p>0</text:p>
          </table:table-cell>
          <table:table-cell office:value-type="float" office:value="1987835" calcext:value-type="float">
            <text:p>1,987,835</text:p>
          </table:table-cell>
          <table:table-cell office:value-type="float" office:value="281333" calcext:value-type="float">
            <text:p>281,333</text:p>
          </table:table-cell>
          <table:table-cell office:value-type="float" office:value="2332123" calcext:value-type="float">
            <text:p>2,332,123</text:p>
          </table:table-cell>
          <table:table-cell office:value-type="float" office:value="33150" calcext:value-type="float">
            <text:p>33,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5273" calcext:value-type="float">
            <text:p>2,365,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12" calcext:value-type="float">
            <text:p>67,312</text:p>
          </table:table-cell>
          <table:table-cell office:value-type="float" office:value="1989024" calcext:value-type="float">
            <text:p>1,989,024</text:p>
          </table:table-cell>
          <table:table-cell office:value-type="float" office:value="0" calcext:value-type="float">
            <text:p>0</text:p>
          </table:table-cell>
          <table:table-cell office:value-type="float" office:value="308936" calcext:value-type="float">
            <text:p>308,936</text:p>
          </table:table-cell>
          <table:table-cell/>
          <table:table-cell table:formula="of:=CONCATENATE([.$AB$5];[.$AA$5];[.C504];&quot;,&quot;;[.D504];&quot;,&quot;;[.E504];&quot;,&quot;;[.F504];&quot;,&quot;;[.H504];&quot;,&quot;;[.I504];&quot;,&quot;;[.J504];&quot;,&quot;;[.K504];&quot;,&quot;;[.M504];&quot;,&quot;;[.O504];&quot;,&quot;;[.P504];&quot;,&quot;;[.Q504];&quot;,&quot;;[.R504];&quot;,&quot;;[.S504];&quot;,&quot;;[.U504];&quot;,&quot;;[.V504];&quot;,&quot;;[.W504];&quot;,&quot;;[.X504];&quot;,&quot;;[.Y504];&quot;,&quot;;[.Z50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4,0,0,62954,1423668,311074,253093,0,281333,33150,0,0,0,0,0,0,67312,1989024,0,30893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4,0,0,62954,1423668,311074,253093,0,281333,33150,0,0,0,0,0,0,67312,1989024,0,30893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Quantum STEAM Academy Charter</text:p>
          </table:table-cell>
          <table:table-cell office:value-type="float" office:value="4269" calcext:value-type="float">
            <text:p>4,269</text:p>
          </table:table-cell>
          <table:table-cell table:formula="of:=VLOOKUP([.B505];[$Sheet2.A498:.C1054];2)"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146017" calcext:value-type="float">
            <text:p>1,146,017</text:p>
          </table:table-cell>
          <table:table-cell office:value-type="float" office:value="491888" calcext:value-type="float">
            <text:p>491,888</text:p>
          </table:table-cell>
          <table:table-cell office:value-type="float" office:value="128686" calcext:value-type="float">
            <text:p>128,686</text:p>
          </table:table-cell>
          <table:table-cell office:value-type="float" office:value="0" calcext:value-type="float">
            <text:p>0</text:p>
          </table:table-cell>
          <table:table-cell office:value-type="float" office:value="1766592" calcext:value-type="float">
            <text:p>1,766,592</text:p>
          </table:table-cell>
          <table:table-cell office:value-type="float" office:value="519266" calcext:value-type="float">
            <text:p>519,266</text:p>
          </table:table-cell>
          <table:table-cell office:value-type="float" office:value="2285758" calcext:value-type="float">
            <text:p>2,285,758</text:p>
          </table:table-cell>
          <table:table-cell office:value-type="float" office:value="120903" calcext:value-type="float">
            <text:p>120,903</text:p>
          </table:table-cell>
          <table:table-cell office:value-type="float" office:value="86324" calcext:value-type="float">
            <text:p>86,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2985" calcext:value-type="float">
            <text:p>2,492,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768344" calcext:value-type="float">
            <text:p>1,768,344</text:p>
          </table:table-cell>
          <table:table-cell office:value-type="float" office:value="0" calcext:value-type="float">
            <text:p>0</text:p>
          </table:table-cell>
          <table:table-cell office:value-type="float" office:value="724741" calcext:value-type="float">
            <text:p>724,741</text:p>
          </table:table-cell>
          <table:table-cell/>
          <table:table-cell table:formula="of:=CONCATENATE([.$AB$5];[.$AA$5];[.C505];&quot;,&quot;;[.D505];&quot;,&quot;;[.E505];&quot;,&quot;;[.F505];&quot;,&quot;;[.H505];&quot;,&quot;;[.I505];&quot;,&quot;;[.J505];&quot;,&quot;;[.K505];&quot;,&quot;;[.M505];&quot;,&quot;;[.O505];&quot;,&quot;;[.P505];&quot;,&quot;;[.Q505];&quot;,&quot;;[.R505];&quot;,&quot;;[.S505];&quot;,&quot;;[.U505];&quot;,&quot;;[.V505];&quot;,&quot;;[.W505];&quot;,&quot;;[.X505];&quot;,&quot;;[.Y505];&quot;,&quot;;[.Z50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5,0,0,-100,1146017,491888,128686,0,519266,120903,86324,0,0,0,0,0,-100,1768344,0,724741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5,0,0,-100,1146017,491888,128686,0,519266,120903,86324,0,0,0,0,0,-100,1768344,0,724741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AM Academy Charter School</text:p>
          </table:table-cell>
          <table:table-cell office:value-type="float" office:value="4270" calcext:value-type="float">
            <text:p>4,270</text:p>
          </table:table-cell>
          <table:table-cell table:formula="of:=VLOOKUP([.B506];[$Sheet2.A499:.C1055];2)"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300" calcext:value-type="float">
            <text:p>34,300</text:p>
          </table:table-cell>
          <table:table-cell office:value-type="float" office:value="641400" calcext:value-type="float">
            <text:p>641,400</text:p>
          </table:table-cell>
          <table:table-cell office:value-type="float" office:value="112740" calcext:value-type="float">
            <text:p>112,740</text:p>
          </table:table-cell>
          <table:table-cell office:value-type="float" office:value="84071" calcext:value-type="float">
            <text:p>84,071</text:p>
          </table:table-cell>
          <table:table-cell office:value-type="float" office:value="0" calcext:value-type="float">
            <text:p>0</text:p>
          </table:table-cell>
          <table:table-cell office:value-type="float" office:value="838211" calcext:value-type="float">
            <text:p>838,211</text:p>
          </table:table-cell>
          <table:table-cell office:value-type="float" office:value="323854" calcext:value-type="float">
            <text:p>323,854</text:p>
          </table:table-cell>
          <table:table-cell office:value-type="float" office:value="1196365" calcext:value-type="float">
            <text:p>1,196,365</text:p>
          </table:table-cell>
          <table:table-cell office:value-type="float" office:value="54457" calcext:value-type="float">
            <text:p>54,4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0822" calcext:value-type="float">
            <text:p>1,250,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00" calcext:value-type="float">
            <text:p>34,300</text:p>
          </table:table-cell>
          <table:table-cell office:value-type="float" office:value="844840" calcext:value-type="float">
            <text:p>844,840</text:p>
          </table:table-cell>
          <table:table-cell office:value-type="float" office:value="0" calcext:value-type="float">
            <text:p>0</text:p>
          </table:table-cell>
          <table:table-cell office:value-type="float" office:value="371682" calcext:value-type="float">
            <text:p>371,682</text:p>
          </table:table-cell>
          <table:table-cell/>
          <table:table-cell table:formula="of:=CONCATENATE([.$AB$5];[.$AA$5];[.C506];&quot;,&quot;;[.D506];&quot;,&quot;;[.E506];&quot;,&quot;;[.F506];&quot;,&quot;;[.H506];&quot;,&quot;;[.I506];&quot;,&quot;;[.J506];&quot;,&quot;;[.K506];&quot;,&quot;;[.M506];&quot;,&quot;;[.O506];&quot;,&quot;;[.P506];&quot;,&quot;;[.Q506];&quot;,&quot;;[.R506];&quot;,&quot;;[.S506];&quot;,&quot;;[.U506];&quot;,&quot;;[.V506];&quot;,&quot;;[.W506];&quot;,&quot;;[.X506];&quot;,&quot;;[.Y506];&quot;,&quot;;[.Z50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6,0,0,34300,641400,112740,84071,0,323854,54457,0,0,0,0,0,0,34300,844840,0,37168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6,0,0,34300,641400,112740,84071,0,323854,54457,0,0,0,0,0,0,34300,844840,0,37168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urora Waasakone Community of Learn</text:p>
          </table:table-cell>
          <table:table-cell office:value-type="float" office:value="4271" calcext:value-type="float">
            <text:p>4,271</text:p>
          </table:table-cell>
          <table:table-cell table:formula="of:=VLOOKUP([.B507];[$Sheet2.A500:.C1056];2)"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29" calcext:value-type="float">
            <text:p>8,729</text:p>
          </table:table-cell>
          <table:table-cell office:value-type="float" office:value="895006" calcext:value-type="float">
            <text:p>895,006</text:p>
          </table:table-cell>
          <table:table-cell office:value-type="float" office:value="403142" calcext:value-type="float">
            <text:p>403,142</text:p>
          </table:table-cell>
          <table:table-cell office:value-type="float" office:value="147572" calcext:value-type="float">
            <text:p>147,572</text:p>
          </table:table-cell>
          <table:table-cell office:value-type="float" office:value="0" calcext:value-type="float">
            <text:p>0</text:p>
          </table:table-cell>
          <table:table-cell office:value-type="float" office:value="1445720" calcext:value-type="float">
            <text:p>1,445,720</text:p>
          </table:table-cell>
          <table:table-cell office:value-type="float" office:value="306860" calcext:value-type="float">
            <text:p>306,860</text:p>
          </table:table-cell>
          <table:table-cell office:value-type="float" office:value="1761309" calcext:value-type="float">
            <text:p>1,761,309</text:p>
          </table:table-cell>
          <table:table-cell office:value-type="float" office:value="85956" calcext:value-type="float">
            <text:p>85,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7264" calcext:value-type="float">
            <text:p>1,847,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5" calcext:value-type="float">
            <text:p>9,215</text:p>
          </table:table-cell>
          <table:table-cell office:value-type="float" office:value="1447273" calcext:value-type="float">
            <text:p>1,447,273</text:p>
          </table:table-cell>
          <table:table-cell office:value-type="float" office:value="0" calcext:value-type="float">
            <text:p>0</text:p>
          </table:table-cell>
          <table:table-cell office:value-type="float" office:value="390776" calcext:value-type="float">
            <text:p>390,776</text:p>
          </table:table-cell>
          <table:table-cell/>
          <table:table-cell table:formula="of:=CONCATENATE([.$AB$5];[.$AA$5];[.C507];&quot;,&quot;;[.D507];&quot;,&quot;;[.E507];&quot;,&quot;;[.F507];&quot;,&quot;;[.H507];&quot;,&quot;;[.I507];&quot;,&quot;;[.J507];&quot;,&quot;;[.K507];&quot;,&quot;;[.M507];&quot;,&quot;;[.O507];&quot;,&quot;;[.P507];&quot;,&quot;;[.Q507];&quot;,&quot;;[.R507];&quot;,&quot;;[.S507];&quot;,&quot;;[.U507];&quot;,&quot;;[.V507];&quot;,&quot;;[.W507];&quot;,&quot;;[.X507];&quot;,&quot;;[.Y507];&quot;,&quot;;[.Z50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7,0,0,8729,895006,403142,147572,0,306860,85956,0,0,0,0,0,0,9215,1447273,0,39077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7,0,0,8729,895006,403142,147572,0,306860,85956,0,0,0,0,0,0,9215,1447273,0,39077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dern Montessori Charter School</text:p>
          </table:table-cell>
          <table:table-cell office:value-type="float" office:value="4273" calcext:value-type="float">
            <text:p>4,273</text:p>
          </table:table-cell>
          <table:table-cell table:formula="of:=VLOOKUP([.B508];[$Sheet2.A501:.C1057];2)" office:value-type="float" office:value="538" calcext:value-type="float">
            <text:p>5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225" calcext:value-type="float">
            <text:p>32,225</text:p>
          </table:table-cell>
          <table:table-cell office:value-type="float" office:value="1294721" calcext:value-type="float">
            <text:p>1,294,721</text:p>
          </table:table-cell>
          <table:table-cell office:value-type="float" office:value="322620" calcext:value-type="float">
            <text:p>322,620</text:p>
          </table:table-cell>
          <table:table-cell office:value-type="float" office:value="255597" calcext:value-type="float">
            <text:p>255,597</text:p>
          </table:table-cell>
          <table:table-cell office:value-type="float" office:value="0" calcext:value-type="float">
            <text:p>0</text:p>
          </table:table-cell>
          <table:table-cell office:value-type="float" office:value="1872938" calcext:value-type="float">
            <text:p>1,872,938</text:p>
          </table:table-cell>
          <table:table-cell office:value-type="float" office:value="242202" calcext:value-type="float">
            <text:p>242,202</text:p>
          </table:table-cell>
          <table:table-cell office:value-type="float" office:value="2147365" calcext:value-type="float">
            <text:p>2,147,365</text:p>
          </table:table-cell>
          <table:table-cell office:value-type="float" office:value="115881" calcext:value-type="float">
            <text:p>115,881</text:p>
          </table:table-cell>
          <table:table-cell office:value-type="float" office:value="124622" calcext:value-type="float">
            <text:p>124,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7868" calcext:value-type="float">
            <text:p>2,387,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47" calcext:value-type="float">
            <text:p>156,847</text:p>
          </table:table-cell>
          <table:table-cell office:value-type="float" office:value="1875153" calcext:value-type="float">
            <text:p>1,875,153</text:p>
          </table:table-cell>
          <table:table-cell office:value-type="float" office:value="0" calcext:value-type="float">
            <text:p>0</text:p>
          </table:table-cell>
          <table:table-cell office:value-type="float" office:value="355868" calcext:value-type="float">
            <text:p>355,868</text:p>
          </table:table-cell>
          <table:table-cell/>
          <table:table-cell table:formula="of:=CONCATENATE([.$AB$5];[.$AA$5];[.C508];&quot;,&quot;;[.D508];&quot;,&quot;;[.E508];&quot;,&quot;;[.F508];&quot;,&quot;;[.H508];&quot;,&quot;;[.I508];&quot;,&quot;;[.J508];&quot;,&quot;;[.K508];&quot;,&quot;;[.M508];&quot;,&quot;;[.O508];&quot;,&quot;;[.P508];&quot;,&quot;;[.Q508];&quot;,&quot;;[.R508];&quot;,&quot;;[.S508];&quot;,&quot;;[.U508];&quot;,&quot;;[.V508];&quot;,&quot;;[.W508];&quot;,&quot;;[.X508];&quot;,&quot;;[.Y508];&quot;,&quot;;[.Z50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8,0,0,32225,1294721,322620,255597,0,242202,115881,124622,0,0,0,0,0,156847,1875153,0,355868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8,0,0,32225,1294721,322620,255597,0,242202,115881,124622,0,0,0,0,0,156847,1875153,0,355868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. Paul School of Northern Lights</text:p>
          </table:table-cell>
          <table:table-cell office:value-type="float" office:value="4275" calcext:value-type="float">
            <text:p>4,275</text:p>
          </table:table-cell>
          <table:table-cell table:formula="of:=VLOOKUP([.B509];[$Sheet2.A502:.C1058];2)"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101" calcext:value-type="float">
            <text:p>18,101</text:p>
          </table:table-cell>
          <table:table-cell office:value-type="float" office:value="1583791" calcext:value-type="float">
            <text:p>1,583,791</text:p>
          </table:table-cell>
          <table:table-cell office:value-type="float" office:value="909147" calcext:value-type="float">
            <text:p>909,147</text:p>
          </table:table-cell>
          <table:table-cell office:value-type="float" office:value="306735" calcext:value-type="float">
            <text:p>306,735</text:p>
          </table:table-cell>
          <table:table-cell office:value-type="float" office:value="0" calcext:value-type="float">
            <text:p>0</text:p>
          </table:table-cell>
          <table:table-cell office:value-type="float" office:value="2799672" calcext:value-type="float">
            <text:p>2,799,672</text:p>
          </table:table-cell>
          <table:table-cell office:value-type="float" office:value="280599" calcext:value-type="float">
            <text:p>280,599</text:p>
          </table:table-cell>
          <table:table-cell office:value-type="float" office:value="3098373" calcext:value-type="float">
            <text:p>3,098,373</text:p>
          </table:table-cell>
          <table:table-cell office:value-type="float" office:value="103822" calcext:value-type="float">
            <text:p>103,822</text:p>
          </table:table-cell>
          <table:table-cell office:value-type="float" office:value="28653" calcext:value-type="float">
            <text:p>28,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0848" calcext:value-type="float">
            <text:p>3,230,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54" calcext:value-type="float">
            <text:p>46,754</text:p>
          </table:table-cell>
          <table:table-cell office:value-type="float" office:value="2802370" calcext:value-type="float">
            <text:p>2,802,370</text:p>
          </table:table-cell>
          <table:table-cell office:value-type="float" office:value="0" calcext:value-type="float">
            <text:p>0</text:p>
          </table:table-cell>
          <table:table-cell office:value-type="float" office:value="381724" calcext:value-type="float">
            <text:p>381,724</text:p>
          </table:table-cell>
          <table:table-cell/>
          <table:table-cell table:formula="of:=CONCATENATE([.$AB$5];[.$AA$5];[.C509];&quot;,&quot;;[.D509];&quot;,&quot;;[.E509];&quot;,&quot;;[.F509];&quot;,&quot;;[.H509];&quot;,&quot;;[.I509];&quot;,&quot;;[.J509];&quot;,&quot;;[.K509];&quot;,&quot;;[.M509];&quot;,&quot;;[.O509];&quot;,&quot;;[.P509];&quot;,&quot;;[.Q509];&quot;,&quot;;[.R509];&quot;,&quot;;[.S509];&quot;,&quot;;[.U509];&quot;,&quot;;[.V509];&quot;,&quot;;[.W509];&quot;,&quot;;[.X509];&quot;,&quot;;[.Y509];&quot;,&quot;;[.Z50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9,0,0,18101,1583791,909147,306735,0,280599,103822,28653,0,0,0,0,0,46754,2802370,0,38172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39,0,0,18101,1583791,909147,306735,0,280599,103822,28653,0,0,0,0,0,46754,2802370,0,38172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tre Ecole Academy</text:p>
          </table:table-cell>
          <table:table-cell office:value-type="float" office:value="4276" calcext:value-type="float">
            <text:p>4,276</text:p>
          </table:table-cell>
          <table:table-cell table:formula="of:=VLOOKUP([.B510];[$Sheet2.A503:.C1059];2)"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312" calcext:value-type="float">
            <text:p>59,312</text:p>
          </table:table-cell>
          <table:table-cell office:value-type="float" office:value="297506" calcext:value-type="float">
            <text:p>297,506</text:p>
          </table:table-cell>
          <table:table-cell office:value-type="float" office:value="51515" calcext:value-type="float">
            <text:p>51,515</text:p>
          </table:table-cell>
          <table:table-cell office:value-type="float" office:value="40992" calcext:value-type="float">
            <text:p>40,992</text:p>
          </table:table-cell>
          <table:table-cell office:value-type="float" office:value="0" calcext:value-type="float">
            <text:p>0</text:p>
          </table:table-cell>
          <table:table-cell office:value-type="float" office:value="390013" calcext:value-type="float">
            <text:p>390,013</text:p>
          </table:table-cell>
          <table:table-cell office:value-type="float" office:value="270839" calcext:value-type="float">
            <text:p>270,839</text:p>
          </table:table-cell>
          <table:table-cell office:value-type="float" office:value="720164" calcext:value-type="float">
            <text:p>720,164</text:p>
          </table:table-cell>
          <table:table-cell office:value-type="float" office:value="26002" calcext:value-type="float">
            <text:p>26,002</text:p>
          </table:table-cell>
          <table:table-cell office:value-type="float" office:value="46314" calcext:value-type="float">
            <text:p>46,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80" calcext:value-type="float">
            <text:p>792,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65" calcext:value-type="float">
            <text:p>105,365</text:p>
          </table:table-cell>
          <table:table-cell office:value-type="float" office:value="390559" calcext:value-type="float">
            <text:p>390,559</text:p>
          </table:table-cell>
          <table:table-cell office:value-type="float" office:value="0" calcext:value-type="float">
            <text:p>0</text:p>
          </table:table-cell>
          <table:table-cell office:value-type="float" office:value="296556" calcext:value-type="float">
            <text:p>296,556</text:p>
          </table:table-cell>
          <table:table-cell/>
          <table:table-cell table:formula="of:=CONCATENATE([.$AB$5];[.$AA$5];[.C510];&quot;,&quot;;[.D510];&quot;,&quot;;[.E510];&quot;,&quot;;[.F510];&quot;,&quot;;[.H510];&quot;,&quot;;[.I510];&quot;,&quot;;[.J510];&quot;,&quot;;[.K510];&quot;,&quot;;[.M510];&quot;,&quot;;[.O510];&quot;,&quot;;[.P510];&quot;,&quot;;[.Q510];&quot;,&quot;;[.R510];&quot;,&quot;;[.S510];&quot;,&quot;;[.U510];&quot;,&quot;;[.V510];&quot;,&quot;;[.W510];&quot;,&quot;;[.X510];&quot;,&quot;;[.Y510];&quot;,&quot;;[.Z51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0,0,0,59312,297506,51515,40992,0,270839,26002,46314,0,0,0,0,0,105365,390559,0,29655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0,0,0,59312,297506,51515,40992,0,270839,26002,46314,0,0,0,0,0,105365,390559,0,29655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tro Tech Academy Charter School</text:p>
          </table:table-cell>
          <table:table-cell office:value-type="float" office:value="4277" calcext:value-type="float">
            <text:p>4,277</text:p>
          </table:table-cell>
          <table:table-cell table:formula="of:=VLOOKUP([.B511];[$Sheet2.A504:.C1060];2)" office:value-type="float" office:value="541" calcext:value-type="float">
            <text:p>541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511];&quot;,&quot;;[.D511];&quot;,&quot;;[.E511];&quot;,&quot;;[.F511];&quot;,&quot;;[.H511];&quot;,&quot;;[.I511];&quot;,&quot;;[.J511];&quot;,&quot;;[.K511];&quot;,&quot;;[.M511];&quot;,&quot;;[.O511];&quot;,&quot;;[.P511];&quot;,&quot;;[.Q511];&quot;,&quot;;[.R511];&quot;,&quot;;[.S511];&quot;,&quot;;[.U511];&quot;,&quot;;[.V511];&quot;,&quot;;[.W511];&quot;,&quot;;[.X511];&quot;,&quot;;[.Y511];&quot;,&quot;;[.Z51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1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1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inneapolis School of New Music</text:p>
          </table:table-cell>
          <table:table-cell office:value-type="float" office:value="4278" calcext:value-type="float">
            <text:p>4,278</text:p>
          </table:table-cell>
          <table:table-cell table:formula="of:=VLOOKUP([.B512];[$Sheet2.A505:.C1061];2)" office:value-type="float" office:value="542" calcext:value-type="float">
            <text:p>542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512];&quot;,&quot;;[.D512];&quot;,&quot;;[.E512];&quot;,&quot;;[.F512];&quot;,&quot;;[.H512];&quot;,&quot;;[.I512];&quot;,&quot;;[.J512];&quot;,&quot;;[.K512];&quot;,&quot;;[.M512];&quot;,&quot;;[.O512];&quot;,&quot;;[.P512];&quot;,&quot;;[.Q512];&quot;,&quot;;[.R512];&quot;,&quot;;[.S512];&quot;,&quot;;[.U512];&quot;,&quot;;[.V512];&quot;,&quot;;[.W512];&quot;,&quot;;[.X512];&quot;,&quot;;[.Y512];&quot;,&quot;;[.Z51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2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2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ploration High School</text:p>
          </table:table-cell>
          <table:table-cell office:value-type="float" office:value="4279" calcext:value-type="float">
            <text:p>4,279</text:p>
          </table:table-cell>
          <table:table-cell table:formula="of:=VLOOKUP([.B513];[$Sheet2.A506:.C1062];2)"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118" calcext:value-type="float">
            <text:p>85,118</text:p>
          </table:table-cell>
          <table:table-cell office:value-type="float" office:value="491326" calcext:value-type="float">
            <text:p>491,326</text:p>
          </table:table-cell>
          <table:table-cell office:value-type="float" office:value="151430" calcext:value-type="float">
            <text:p>151,430</text:p>
          </table:table-cell>
          <table:table-cell office:value-type="float" office:value="54959" calcext:value-type="float">
            <text:p>54,959</text:p>
          </table:table-cell>
          <table:table-cell office:value-type="float" office:value="0" calcext:value-type="float">
            <text:p>0</text:p>
          </table:table-cell>
          <table:table-cell office:value-type="float" office:value="697715" calcext:value-type="float">
            <text:p>697,715</text:p>
          </table:table-cell>
          <table:table-cell office:value-type="float" office:value="219505" calcext:value-type="float">
            <text:p>219,505</text:p>
          </table:table-cell>
          <table:table-cell office:value-type="float" office:value="1002339" calcext:value-type="float">
            <text:p>1,002,339</text:p>
          </table:table-cell>
          <table:table-cell office:value-type="float" office:value="3064" calcext:value-type="float">
            <text:p>3,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5403" calcext:value-type="float">
            <text:p>1,005,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82" calcext:value-type="float">
            <text:p>88,182</text:p>
          </table:table-cell>
          <table:table-cell office:value-type="float" office:value="697715" calcext:value-type="float">
            <text:p>697,715</text:p>
          </table:table-cell>
          <table:table-cell office:value-type="float" office:value="0" calcext:value-type="float">
            <text:p>0</text:p>
          </table:table-cell>
          <table:table-cell office:value-type="float" office:value="219505" calcext:value-type="float">
            <text:p>219,505</text:p>
          </table:table-cell>
          <table:table-cell/>
          <table:table-cell table:formula="of:=CONCATENATE([.$AB$5];[.$AA$5];[.C513];&quot;,&quot;;[.D513];&quot;,&quot;;[.E513];&quot;,&quot;;[.F513];&quot;,&quot;;[.H513];&quot;,&quot;;[.I513];&quot;,&quot;;[.J513];&quot;,&quot;;[.K513];&quot;,&quot;;[.M513];&quot;,&quot;;[.O513];&quot;,&quot;;[.P513];&quot;,&quot;;[.Q513];&quot;,&quot;;[.R513];&quot;,&quot;;[.S513];&quot;,&quot;;[.U513];&quot;,&quot;;[.V513];&quot;,&quot;;[.W513];&quot;,&quot;;[.X513];&quot;,&quot;;[.Y513];&quot;,&quot;;[.Z51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3,0,0,85118,491326,151430,54959,0,219505,3064,0,0,0,0,0,0,88182,697715,0,21950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3,0,0,85118,491326,151430,54959,0,219505,3064,0,0,0,0,0,0,88182,697715,0,21950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pire Academy Charter School</text:p>
          </table:table-cell>
          <table:table-cell office:value-type="float" office:value="4280" calcext:value-type="float">
            <text:p>4,280</text:p>
          </table:table-cell>
          <table:table-cell table:formula="of:=VLOOKUP([.B514];[$Sheet2.A507:.C1063];2)"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68239" calcext:value-type="float">
            <text:p>668,239</text:p>
          </table:table-cell>
          <table:table-cell office:value-type="float" office:value="0" calcext:value-type="float">
            <text:p>0</text:p>
          </table:table-cell>
          <table:table-cell office:value-type="float" office:value="87181" calcext:value-type="float">
            <text:p>87,181</text:p>
          </table:table-cell>
          <table:table-cell office:value-type="float" office:value="0" calcext:value-type="float">
            <text:p>0</text:p>
          </table:table-cell>
          <table:table-cell office:value-type="float" office:value="755419" calcext:value-type="float">
            <text:p>755,419</text:p>
          </table:table-cell>
          <table:table-cell office:value-type="float" office:value="94386" calcext:value-type="float">
            <text:p>94,386</text:p>
          </table:table-cell>
          <table:table-cell office:value-type="float" office:value="850400" calcext:value-type="float">
            <text:p>850,400</text:p>
          </table:table-cell>
          <table:table-cell office:value-type="float" office:value="62340" calcext:value-type="float">
            <text:p>62,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739" calcext:value-type="float">
            <text:p>912,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756375" calcext:value-type="float">
            <text:p>756,375</text:p>
          </table:table-cell>
          <table:table-cell office:value-type="float" office:value="0" calcext:value-type="float">
            <text:p>0</text:p>
          </table:table-cell>
          <table:table-cell office:value-type="float" office:value="155770" calcext:value-type="float">
            <text:p>155,770</text:p>
          </table:table-cell>
          <table:table-cell/>
          <table:table-cell table:formula="of:=CONCATENATE([.$AB$5];[.$AA$5];[.C514];&quot;,&quot;;[.D514];&quot;,&quot;;[.E514];&quot;,&quot;;[.F514];&quot;,&quot;;[.H514];&quot;,&quot;;[.I514];&quot;,&quot;;[.J514];&quot;,&quot;;[.K514];&quot;,&quot;;[.M514];&quot;,&quot;;[.O514];&quot;,&quot;;[.P514];&quot;,&quot;;[.Q514];&quot;,&quot;;[.R514];&quot;,&quot;;[.S514];&quot;,&quot;;[.U514];&quot;,&quot;;[.V514];&quot;,&quot;;[.W514];&quot;,&quot;;[.X514];&quot;,&quot;;[.Y514];&quot;,&quot;;[.Z51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4,0,0,595,668239,0,87181,0,94386,62340,0,0,0,0,0,0,595,756375,0,15577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4,0,0,595,668239,0,87181,0,94386,62340,0,0,0,0,0,0,595,756375,0,15577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novation Sci &amp; Tech Academy</text:p>
          </table:table-cell>
          <table:table-cell office:value-type="float" office:value="4282" calcext:value-type="float">
            <text:p>4,282</text:p>
          </table:table-cell>
          <table:table-cell table:formula="of:=VLOOKUP([.B515];[$Sheet2.A508:.C1064];2)"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52" calcext:value-type="float">
            <text:p>2,152</text:p>
          </table:table-cell>
          <table:table-cell office:value-type="float" office:value="550677" calcext:value-type="float">
            <text:p>550,677</text:p>
          </table:table-cell>
          <table:table-cell office:value-type="float" office:value="10659" calcext:value-type="float">
            <text:p>10,659</text:p>
          </table:table-cell>
          <table:table-cell office:value-type="float" office:value="238000" calcext:value-type="float">
            <text:p>238,000</text:p>
          </table:table-cell>
          <table:table-cell office:value-type="float" office:value="0" calcext:value-type="float">
            <text:p>0</text:p>
          </table:table-cell>
          <table:table-cell office:value-type="float" office:value="799336" calcext:value-type="float">
            <text:p>799,336</text:p>
          </table:table-cell>
          <table:table-cell office:value-type="float" office:value="264837" calcext:value-type="float">
            <text:p>264,837</text:p>
          </table:table-cell>
          <table:table-cell office:value-type="float" office:value="1066325" calcext:value-type="float">
            <text:p>1,066,325</text:p>
          </table:table-cell>
          <table:table-cell office:value-type="float" office:value="67995" calcext:value-type="float">
            <text:p>67,995</text:p>
          </table:table-cell>
          <table:table-cell office:value-type="float" office:value="12000" calcext:value-type="float">
            <text:p>12,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6320" calcext:value-type="float">
            <text:p>1,146,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2" calcext:value-type="float">
            <text:p>2,152</text:p>
          </table:table-cell>
          <table:table-cell office:value-type="float" office:value="800405" calcext:value-type="float">
            <text:p>800,405</text:p>
          </table:table-cell>
          <table:table-cell office:value-type="float" office:value="0" calcext:value-type="float">
            <text:p>0</text:p>
          </table:table-cell>
          <table:table-cell office:value-type="float" office:value="343763" calcext:value-type="float">
            <text:p>343,763</text:p>
          </table:table-cell>
          <table:table-cell/>
          <table:table-cell table:formula="of:=CONCATENATE([.$AB$5];[.$AA$5];[.C515];&quot;,&quot;;[.D515];&quot;,&quot;;[.E515];&quot;,&quot;;[.F515];&quot;,&quot;;[.H515];&quot;,&quot;;[.I515];&quot;,&quot;;[.J515];&quot;,&quot;;[.K515];&quot;,&quot;;[.M515];&quot;,&quot;;[.O515];&quot;,&quot;;[.P515];&quot;,&quot;;[.Q515];&quot;,&quot;;[.R515];&quot;,&quot;;[.S515];&quot;,&quot;;[.U515];&quot;,&quot;;[.V515];&quot;,&quot;;[.W515];&quot;,&quot;;[.X515];&quot;,&quot;;[.Y515];&quot;,&quot;;[.Z51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5,0,0,2152,550677,10659,238000,0,264837,67995,12000,0,0,0,0,0,2152,800405,0,343763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5,0,0,2152,550677,10659,238000,0,264837,67995,12000,0,0,0,0,0,2152,800405,0,343763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scuela Exitos Charter School</text:p>
          </table:table-cell>
          <table:table-cell office:value-type="float" office:value="4283" calcext:value-type="float">
            <text:p>4,283</text:p>
          </table:table-cell>
          <table:table-cell table:formula="of:=VLOOKUP([.B516];[$Sheet2.A509:.C1065];2)"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435" calcext:value-type="float">
            <text:p>37,435</text:p>
          </table:table-cell>
          <table:table-cell office:value-type="float" office:value="992619" calcext:value-type="float">
            <text:p>992,619</text:p>
          </table:table-cell>
          <table:table-cell office:value-type="float" office:value="75260" calcext:value-type="float">
            <text:p>75,260</text:p>
          </table:table-cell>
          <table:table-cell office:value-type="float" office:value="156194" calcext:value-type="float">
            <text:p>156,194</text:p>
          </table:table-cell>
          <table:table-cell office:value-type="float" office:value="0" calcext:value-type="float">
            <text:p>0</text:p>
          </table:table-cell>
          <table:table-cell office:value-type="float" office:value="1224073" calcext:value-type="float">
            <text:p>1,224,073</text:p>
          </table:table-cell>
          <table:table-cell office:value-type="float" office:value="254894" calcext:value-type="float">
            <text:p>254,894</text:p>
          </table:table-cell>
          <table:table-cell office:value-type="float" office:value="1516402" calcext:value-type="float">
            <text:p>1,516,402</text:p>
          </table:table-cell>
          <table:table-cell office:value-type="float" office:value="108672" calcext:value-type="float">
            <text:p>108,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5074" calcext:value-type="float">
            <text:p>1,625,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35" calcext:value-type="float">
            <text:p>37,435</text:p>
          </table:table-cell>
          <table:table-cell office:value-type="float" office:value="1225722" calcext:value-type="float">
            <text:p>1,225,722</text:p>
          </table:table-cell>
          <table:table-cell office:value-type="float" office:value="0" calcext:value-type="float">
            <text:p>0</text:p>
          </table:table-cell>
          <table:table-cell office:value-type="float" office:value="361917" calcext:value-type="float">
            <text:p>361,917</text:p>
          </table:table-cell>
          <table:table-cell/>
          <table:table-cell table:formula="of:=CONCATENATE([.$AB$5];[.$AA$5];[.C516];&quot;,&quot;;[.D516];&quot;,&quot;;[.E516];&quot;,&quot;;[.F516];&quot;,&quot;;[.H516];&quot;,&quot;;[.I516];&quot;,&quot;;[.J516];&quot;,&quot;;[.K516];&quot;,&quot;;[.M516];&quot;,&quot;;[.O516];&quot;,&quot;;[.P516];&quot;,&quot;;[.Q516];&quot;,&quot;;[.R516];&quot;,&quot;;[.S516];&quot;,&quot;;[.U516];&quot;,&quot;;[.V516];&quot;,&quot;;[.W516];&quot;,&quot;;[.X516];&quot;,&quot;;[.Y516];&quot;,&quot;;[.Z51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6,0,0,37435,992619,75260,156194,0,254894,108672,0,0,0,0,0,0,37435,1225722,0,36191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6,0,0,37435,992619,75260,156194,0,254894,108672,0,0,0,0,0,0,37435,1225722,0,36191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ntry Academy Charter School</text:p>
          </table:table-cell>
          <table:table-cell office:value-type="float" office:value="4284" calcext:value-type="float">
            <text:p>4,284</text:p>
          </table:table-cell>
          <table:table-cell table:formula="of:=VLOOKUP([.B517];[$Sheet2.A510:.C1066];2)"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4781" calcext:value-type="float">
            <text:p>1,034,781</text:p>
          </table:table-cell>
          <table:table-cell office:value-type="float" office:value="2375749" calcext:value-type="float">
            <text:p>2,375,749</text:p>
          </table:table-cell>
          <table:table-cell office:value-type="float" office:value="41480" calcext:value-type="float">
            <text:p>41,480</text:p>
          </table:table-cell>
          <table:table-cell office:value-type="float" office:value="707648" calcext:value-type="float">
            <text:p>707,648</text:p>
          </table:table-cell>
          <table:table-cell office:value-type="float" office:value="0" calcext:value-type="float">
            <text:p>0</text:p>
          </table:table-cell>
          <table:table-cell office:value-type="float" office:value="3124877" calcext:value-type="float">
            <text:p>3,124,877</text:p>
          </table:table-cell>
          <table:table-cell office:value-type="float" office:value="70767" calcext:value-type="float">
            <text:p>70,767</text:p>
          </table:table-cell>
          <table:table-cell office:value-type="float" office:value="4230426" calcext:value-type="float">
            <text:p>4,230,426</text:p>
          </table:table-cell>
          <table:table-cell office:value-type="float" office:value="282675" calcext:value-type="float">
            <text:p>282,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3101" calcext:value-type="float">
            <text:p>4,513,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457" calcext:value-type="float">
            <text:p>1,317,457</text:p>
          </table:table-cell>
          <table:table-cell office:value-type="float" office:value="3124877" calcext:value-type="float">
            <text:p>3,124,877</text:p>
          </table:table-cell>
          <table:table-cell office:value-type="float" office:value="0" calcext:value-type="float">
            <text:p>0</text:p>
          </table:table-cell>
          <table:table-cell office:value-type="float" office:value="70767" calcext:value-type="float">
            <text:p>70,767</text:p>
          </table:table-cell>
          <table:table-cell/>
          <table:table-cell table:formula="of:=CONCATENATE([.$AB$5];[.$AA$5];[.C517];&quot;,&quot;;[.D517];&quot;,&quot;;[.E517];&quot;,&quot;;[.F517];&quot;,&quot;;[.H517];&quot;,&quot;;[.I517];&quot;,&quot;;[.J517];&quot;,&quot;;[.K517];&quot;,&quot;;[.M517];&quot;,&quot;;[.O517];&quot;,&quot;;[.P517];&quot;,&quot;;[.Q517];&quot;,&quot;;[.R517];&quot;,&quot;;[.S517];&quot;,&quot;;[.U517];&quot;,&quot;;[.V517];&quot;,&quot;;[.W517];&quot;,&quot;;[.X517];&quot;,&quot;;[.Y517];&quot;,&quot;;[.Z51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7,0,0,1034781,2375749,41480,707648,0,70767,282675,0,0,0,0,0,0,1317457,3124877,0,70767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7,0,0,1034781,2375749,41480,707648,0,70767,282675,0,0,0,0,0,0,1317457,3124877,0,70767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im Academy of Science &amp; Technology</text:p>
          </table:table-cell>
          <table:table-cell office:value-type="float" office:value="4285" calcext:value-type="float">
            <text:p>4,285</text:p>
          </table:table-cell>
          <table:table-cell table:formula="of:=VLOOKUP([.B518];[$Sheet2.A511:.C1067];2)"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274" calcext:value-type="float">
            <text:p>31,274</text:p>
          </table:table-cell>
          <table:table-cell office:value-type="float" office:value="1502582" calcext:value-type="float">
            <text:p>1,502,582</text:p>
          </table:table-cell>
          <table:table-cell office:value-type="float" office:value="71310" calcext:value-type="float">
            <text:p>71,310</text:p>
          </table:table-cell>
          <table:table-cell office:value-type="float" office:value="204480" calcext:value-type="float">
            <text:p>204,480</text:p>
          </table:table-cell>
          <table:table-cell office:value-type="float" office:value="0" calcext:value-type="float">
            <text:p>0</text:p>
          </table:table-cell>
          <table:table-cell office:value-type="float" office:value="1778373" calcext:value-type="float">
            <text:p>1,778,373</text:p>
          </table:table-cell>
          <table:table-cell office:value-type="float" office:value="449389" calcext:value-type="float">
            <text:p>449,389</text:p>
          </table:table-cell>
          <table:table-cell office:value-type="float" office:value="2259036" calcext:value-type="float">
            <text:p>2,259,036</text:p>
          </table:table-cell>
          <table:table-cell office:value-type="float" office:value="105947" calcext:value-type="float">
            <text:p>105,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4983" calcext:value-type="float">
            <text:p>2,364,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4" calcext:value-type="float">
            <text:p>31,274</text:p>
          </table:table-cell>
          <table:table-cell office:value-type="float" office:value="1780474" calcext:value-type="float">
            <text:p>1,780,474</text:p>
          </table:table-cell>
          <table:table-cell office:value-type="float" office:value="0" calcext:value-type="float">
            <text:p>0</text:p>
          </table:table-cell>
          <table:table-cell office:value-type="float" office:value="553235" calcext:value-type="float">
            <text:p>553,235</text:p>
          </table:table-cell>
          <table:table-cell/>
          <table:table-cell table:formula="of:=CONCATENATE([.$AB$5];[.$AA$5];[.C518];&quot;,&quot;;[.D518];&quot;,&quot;;[.E518];&quot;,&quot;;[.F518];&quot;,&quot;;[.H518];&quot;,&quot;;[.I518];&quot;,&quot;;[.J518];&quot;,&quot;;[.K518];&quot;,&quot;;[.M518];&quot;,&quot;;[.O518];&quot;,&quot;;[.P518];&quot;,&quot;;[.Q518];&quot;,&quot;;[.R518];&quot;,&quot;;[.S518];&quot;,&quot;;[.U518];&quot;,&quot;;[.V518];&quot;,&quot;;[.W518];&quot;,&quot;;[.X518];&quot;,&quot;;[.Y518];&quot;,&quot;;[.Z51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8,0,0,31274,1502582,71310,204480,0,449389,105947,0,0,0,0,0,0,31274,1780474,0,5532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8,0,0,31274,1502582,71310,204480,0,449389,105947,0,0,0,0,0,0,31274,1780474,0,5532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nk Public Schools</text:p>
          </table:table-cell>
          <table:table-cell office:value-type="float" office:value="4286" calcext:value-type="float">
            <text:p>4,286</text:p>
          </table:table-cell>
          <table:table-cell table:formula="of:=VLOOKUP([.B519];[$Sheet2.A512:.C1068];2)"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8632" calcext:value-type="float">
            <text:p>588,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035" calcext:value-type="float">
            <text:p>71,035</text:p>
          </table:table-cell>
          <table:table-cell office:value-type="float" office:value="659667" calcext:value-type="float">
            <text:p>659,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9667" calcext:value-type="float">
            <text:p>659,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632" calcext:value-type="float">
            <text:p>588,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35" calcext:value-type="float">
            <text:p>71,035</text:p>
          </table:table-cell>
          <table:table-cell/>
          <table:table-cell table:formula="of:=CONCATENATE([.$AB$5];[.$AA$5];[.C519];&quot;,&quot;;[.D519];&quot;,&quot;;[.E519];&quot;,&quot;;[.F519];&quot;,&quot;;[.H519];&quot;,&quot;;[.I519];&quot;,&quot;;[.J519];&quot;,&quot;;[.K519];&quot;,&quot;;[.M519];&quot;,&quot;;[.O519];&quot;,&quot;;[.P519];&quot;,&quot;;[.Q519];&quot;,&quot;;[.R519];&quot;,&quot;;[.S519];&quot;,&quot;;[.U519];&quot;,&quot;;[.V519];&quot;,&quot;;[.W519];&quot;,&quot;;[.X519];&quot;,&quot;;[.Y519];&quot;,&quot;;[.Z519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9,0,0,588632,0,0,0,0,71035,0,0,0,0,0,0,0,588632,0,0,7103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49,0,0,588632,0,0,0,0,71035,0,0,0,0,0,0,0,588632,0,0,7103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 River Charter School</text:p>
          </table:table-cell>
          <table:table-cell office:value-type="float" office:value="4287" calcext:value-type="float">
            <text:p>4,287</text:p>
          </table:table-cell>
          <table:table-cell table:formula="of:=VLOOKUP([.B520];[$Sheet2.A513:.C1069];2)"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821" calcext:value-type="float">
            <text:p>131,821</text:p>
          </table:table-cell>
          <table:table-cell office:value-type="float" office:value="236869" calcext:value-type="float">
            <text:p>236,869</text:p>
          </table:table-cell>
          <table:table-cell office:value-type="float" office:value="91485" calcext:value-type="float">
            <text:p>91,485</text:p>
          </table:table-cell>
          <table:table-cell office:value-type="float" office:value="42512" calcext:value-type="float">
            <text:p>42,512</text:p>
          </table:table-cell>
          <table:table-cell office:value-type="float" office:value="0" calcext:value-type="float">
            <text:p>0</text:p>
          </table:table-cell>
          <table:table-cell office:value-type="float" office:value="370866" calcext:value-type="float">
            <text:p>370,866</text:p>
          </table:table-cell>
          <table:table-cell office:value-type="float" office:value="161284" calcext:value-type="float">
            <text:p>161,284</text:p>
          </table:table-cell>
          <table:table-cell office:value-type="float" office:value="663971" calcext:value-type="float">
            <text:p>663,971</text:p>
          </table:table-cell>
          <table:table-cell office:value-type="float" office:value="34811" calcext:value-type="float">
            <text:p>34,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782" calcext:value-type="float">
            <text:p>698,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21" calcext:value-type="float">
            <text:p>131,821</text:p>
          </table:table-cell>
          <table:table-cell office:value-type="float" office:value="371432" calcext:value-type="float">
            <text:p>371,432</text:p>
          </table:table-cell>
          <table:table-cell office:value-type="float" office:value="0" calcext:value-type="float">
            <text:p>0</text:p>
          </table:table-cell>
          <table:table-cell office:value-type="float" office:value="195529" calcext:value-type="float">
            <text:p>195,529</text:p>
          </table:table-cell>
          <table:table-cell/>
          <table:table-cell table:formula="of:=CONCATENATE([.$AB$5];[.$AA$5];[.C520];&quot;,&quot;;[.D520];&quot;,&quot;;[.E520];&quot;,&quot;;[.F520];&quot;,&quot;;[.H520];&quot;,&quot;;[.I520];&quot;,&quot;;[.J520];&quot;,&quot;;[.K520];&quot;,&quot;;[.M520];&quot;,&quot;;[.O520];&quot;,&quot;;[.P520];&quot;,&quot;;[.Q520];&quot;,&quot;;[.R520];&quot;,&quot;;[.S520];&quot;,&quot;;[.U520];&quot;,&quot;;[.V520];&quot;,&quot;;[.W520];&quot;,&quot;;[.X520];&quot;,&quot;;[.Y520];&quot;,&quot;;[.Z520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0,0,0,131821,236869,91485,42512,0,161284,34811,0,0,0,0,0,0,131821,371432,0,195529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0,0,0,131821,236869,91485,42512,0,161284,34811,0,0,0,0,0,0,131821,371432,0,195529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diyohi Academy</text:p>
          </table:table-cell>
          <table:table-cell office:value-type="float" office:value="4288" calcext:value-type="float">
            <text:p>4,288</text:p>
          </table:table-cell>
          <table:table-cell table:formula="of:=VLOOKUP([.B521];[$Sheet2.A514:.C1070];2)" office:value-type="float" office:value="551" calcext:value-type="float">
            <text:p>551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CONCATENATE([.$AB$5];[.$AA$5];[.C521];&quot;,&quot;;[.D521];&quot;,&quot;;[.E521];&quot;,&quot;;[.F521];&quot;,&quot;;[.H521];&quot;,&quot;;[.I521];&quot;,&quot;;[.J521];&quot;,&quot;;[.K521];&quot;,&quot;;[.M521];&quot;,&quot;;[.O521];&quot;,&quot;;[.P521];&quot;,&quot;;[.Q521];&quot;,&quot;;[.R521];&quot;,&quot;;[.S521];&quot;,&quot;;[.U521];&quot;,&quot;;[.V521];&quot;,&quot;;[.W521];&quot;,&quot;;[.X521];&quot;,&quot;;[.Y521];&quot;,&quot;;[.Z521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1,0,0,0,0,0,0,0,0,0,0,0,0,0,0,0,0,0,0,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1,0,0,0,0,0,0,0,0,0,0,0,0,0,0,0,0,0,0,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ak Hill Montessori Community</text:p>
          </table:table-cell>
          <table:table-cell office:value-type="float" office:value="4289" calcext:value-type="float">
            <text:p>4,289</text:p>
          </table:table-cell>
          <table:table-cell table:formula="of:=VLOOKUP([.B522];[$Sheet2.A515:.C1071];2)"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5181" calcext:value-type="float">
            <text:p>585,181</text:p>
          </table:table-cell>
          <table:table-cell office:value-type="float" office:value="1023695" calcext:value-type="float">
            <text:p>1,023,695</text:p>
          </table:table-cell>
          <table:table-cell office:value-type="float" office:value="198532" calcext:value-type="float">
            <text:p>198,532</text:p>
          </table:table-cell>
          <table:table-cell office:value-type="float" office:value="206749" calcext:value-type="float">
            <text:p>206,749</text:p>
          </table:table-cell>
          <table:table-cell office:value-type="float" office:value="0" calcext:value-type="float">
            <text:p>0</text:p>
          </table:table-cell>
          <table:table-cell office:value-type="float" office:value="1428976" calcext:value-type="float">
            <text:p>1,428,976</text:p>
          </table:table-cell>
          <table:table-cell office:value-type="float" office:value="193675" calcext:value-type="float">
            <text:p>193,675</text:p>
          </table:table-cell>
          <table:table-cell office:value-type="float" office:value="2207832" calcext:value-type="float">
            <text:p>2,207,832</text:p>
          </table:table-cell>
          <table:table-cell office:value-type="float" office:value="165424" calcext:value-type="float">
            <text:p>165,424</text:p>
          </table:table-cell>
          <table:table-cell office:value-type="float" office:value="1105542" calcext:value-type="float">
            <text:p>1,105,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8798" calcext:value-type="float">
            <text:p>3,478,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2624" calcext:value-type="float">
            <text:p>1,692,624</text:p>
          </table:table-cell>
          <table:table-cell office:value-type="float" office:value="1431833" calcext:value-type="float">
            <text:p>1,431,833</text:p>
          </table:table-cell>
          <table:table-cell office:value-type="float" office:value="0" calcext:value-type="float">
            <text:p>0</text:p>
          </table:table-cell>
          <table:table-cell office:value-type="float" office:value="354342" calcext:value-type="float">
            <text:p>354,342</text:p>
          </table:table-cell>
          <table:table-cell/>
          <table:table-cell table:formula="of:=CONCATENATE([.$AB$5];[.$AA$5];[.C522];&quot;,&quot;;[.D522];&quot;,&quot;;[.E522];&quot;,&quot;;[.F522];&quot;,&quot;;[.H522];&quot;,&quot;;[.I522];&quot;,&quot;;[.J522];&quot;,&quot;;[.K522];&quot;,&quot;;[.M522];&quot;,&quot;;[.O522];&quot;,&quot;;[.P522];&quot;,&quot;;[.Q522];&quot;,&quot;;[.R522];&quot;,&quot;;[.S522];&quot;,&quot;;[.U522];&quot;,&quot;;[.V522];&quot;,&quot;;[.W522];&quot;,&quot;;[.X522];&quot;,&quot;;[.Y522];&quot;,&quot;;[.Z522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2,0,0,585181,1023695,198532,206749,0,193675,165424,1105542,0,0,0,0,0,1692624,1431833,0,354342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2,0,0,585181,1023695,198532,206749,0,193675,165424,1105542,0,0,0,0,0,1692624,1431833,0,354342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lon Prep Academy</text:p>
          </table:table-cell>
          <table:table-cell office:value-type="float" office:value="4290" calcext:value-type="float">
            <text:p>4,290</text:p>
          </table:table-cell>
          <table:table-cell table:formula="of:=VLOOKUP([.B523];[$Sheet2.A516:.C1072];2)"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932" calcext:value-type="float">
            <text:p>87,932</text:p>
          </table:table-cell>
          <table:table-cell office:value-type="float" office:value="898346" calcext:value-type="float">
            <text:p>898,346</text:p>
          </table:table-cell>
          <table:table-cell office:value-type="float" office:value="205844" calcext:value-type="float">
            <text:p>205,844</text:p>
          </table:table-cell>
          <table:table-cell office:value-type="float" office:value="137806" calcext:value-type="float">
            <text:p>137,806</text:p>
          </table:table-cell>
          <table:table-cell office:value-type="float" office:value="0" calcext:value-type="float">
            <text:p>0</text:p>
          </table:table-cell>
          <table:table-cell office:value-type="float" office:value="1241996" calcext:value-type="float">
            <text:p>1,241,996</text:p>
          </table:table-cell>
          <table:table-cell office:value-type="float" office:value="381695" calcext:value-type="float">
            <text:p>381,695</text:p>
          </table:table-cell>
          <table:table-cell office:value-type="float" office:value="1711623" calcext:value-type="float">
            <text:p>1,711,6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11623" calcext:value-type="float">
            <text:p>1,711,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932" calcext:value-type="float">
            <text:p>87,932</text:p>
          </table:table-cell>
          <table:table-cell office:value-type="float" office:value="1241996" calcext:value-type="float">
            <text:p>1,241,996</text:p>
          </table:table-cell>
          <table:table-cell office:value-type="float" office:value="0" calcext:value-type="float">
            <text:p>0</text:p>
          </table:table-cell>
          <table:table-cell office:value-type="float" office:value="381695" calcext:value-type="float">
            <text:p>381,695</text:p>
          </table:table-cell>
          <table:table-cell/>
          <table:table-cell table:formula="of:=CONCATENATE([.$AB$5];[.$AA$5];[.C523];&quot;,&quot;;[.D523];&quot;,&quot;;[.E523];&quot;,&quot;;[.F523];&quot;,&quot;;[.H523];&quot;,&quot;;[.I523];&quot;,&quot;;[.J523];&quot;,&quot;;[.K523];&quot;,&quot;;[.M523];&quot;,&quot;;[.O523];&quot;,&quot;;[.P523];&quot;,&quot;;[.Q523];&quot;,&quot;;[.R523];&quot;,&quot;;[.S523];&quot;,&quot;;[.U523];&quot;,&quot;;[.V523];&quot;,&quot;;[.W523];&quot;,&quot;;[.X523];&quot;,&quot;;[.Y523];&quot;,&quot;;[.Z523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3,0,0,87932,898346,205844,137806,0,381695,0,0,0,0,0,0,0,87932,1241996,0,381695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3,0,0,87932,898346,205844,137806,0,381695,0,0,0,0,0,0,0,87932,1241996,0,381695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eekstone Montessori Charter</text:p>
          </table:table-cell>
          <table:table-cell office:value-type="float" office:value="4291" calcext:value-type="float">
            <text:p>4,291</text:p>
          </table:table-cell>
          <table:table-cell table:formula="of:=VLOOKUP([.B524];[$Sheet2.A517:.C1073];2)" office:value-type="float" office:value="554" calcext:value-type="float">
            <text:p>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500" calcext:value-type="float">
            <text:p>53,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60" calcext:value-type="float">
            <text:p>8,160</text:p>
          </table:table-cell>
          <table:table-cell office:value-type="float" office:value="61660" calcext:value-type="float">
            <text:p>61,6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660" calcext:value-type="float">
            <text:p>61,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00" calcext:value-type="float">
            <text:p>53,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0" calcext:value-type="float">
            <text:p>8,160</text:p>
          </table:table-cell>
          <table:table-cell/>
          <table:table-cell table:formula="of:=CONCATENATE([.$AB$5];[.$AA$5];[.C524];&quot;,&quot;;[.D524];&quot;,&quot;;[.E524];&quot;,&quot;;[.F524];&quot;,&quot;;[.H524];&quot;,&quot;;[.I524];&quot;,&quot;;[.J524];&quot;,&quot;;[.K524];&quot;,&quot;;[.M524];&quot;,&quot;;[.O524];&quot;,&quot;;[.P524];&quot;,&quot;;[.Q524];&quot;,&quot;;[.R524];&quot;,&quot;;[.S524];&quot;,&quot;;[.U524];&quot;,&quot;;[.V524];&quot;,&quot;;[.W524];&quot;,&quot;;[.X524];&quot;,&quot;;[.Y524];&quot;,&quot;;[.Z524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4,0,0,53500,0,0,0,0,8160,0,0,0,0,0,0,0,53500,0,0,816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4,0,0,53500,0,0,0,0,8160,0,0,0,0,0,0,0,53500,0,0,816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ool of Leadership Public Service</text:p>
          </table:table-cell>
          <table:table-cell office:value-type="float" office:value="4292" calcext:value-type="float">
            <text:p>4,292</text:p>
          </table:table-cell>
          <table:table-cell table:formula="of:=VLOOKUP([.B525];[$Sheet2.A518:.C1074];2)"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972" calcext:value-type="float">
            <text:p>35,9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54" calcext:value-type="float">
            <text:p>13,854</text:p>
          </table:table-cell>
          <table:table-cell office:value-type="float" office:value="49826" calcext:value-type="float">
            <text:p>49,8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826" calcext:value-type="float">
            <text:p>49,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72" calcext:value-type="float">
            <text:p>35,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54" calcext:value-type="float">
            <text:p>13,854</text:p>
          </table:table-cell>
          <table:table-cell/>
          <table:table-cell table:formula="of:=CONCATENATE([.$AB$5];[.$AA$5];[.C525];&quot;,&quot;;[.D525];&quot;,&quot;;[.E525];&quot;,&quot;;[.F525];&quot;,&quot;;[.H525];&quot;,&quot;;[.I525];&quot;,&quot;;[.J525];&quot;,&quot;;[.K525];&quot;,&quot;;[.M525];&quot;,&quot;;[.O525];&quot;,&quot;;[.P525];&quot;,&quot;;[.Q525];&quot;,&quot;;[.R525];&quot;,&quot;;[.S525];&quot;,&quot;;[.U525];&quot;,&quot;;[.V525];&quot;,&quot;;[.W525];&quot;,&quot;;[.X525];&quot;,&quot;;[.Y525];&quot;,&quot;;[.Z525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5,0,0,35972,0,0,0,0,13854,0,0,0,0,0,0,0,35972,0,0,13854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5,0,0,35972,0,0,0,0,13854,0,0,0,0,0,0,0,35972,0,0,13854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llingstone Community School</text:p>
          </table:table-cell>
          <table:table-cell office:value-type="float" office:value="4293" calcext:value-type="float">
            <text:p>4,293</text:p>
          </table:table-cell>
          <table:table-cell table:formula="of:=VLOOKUP([.B526];[$Sheet2.A519:.C1075];2)"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268" calcext:value-type="float">
            <text:p>31,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390" calcext:value-type="float">
            <text:p>49,390</text:p>
          </table:table-cell>
          <table:table-cell office:value-type="float" office:value="80658" calcext:value-type="float">
            <text:p>80,6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658" calcext:value-type="float">
            <text:p>80,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68" calcext:value-type="float">
            <text:p>31,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90" calcext:value-type="float">
            <text:p>49,390</text:p>
          </table:table-cell>
          <table:table-cell/>
          <table:table-cell table:formula="of:=CONCATENATE([.$AB$5];[.$AA$5];[.C526];&quot;,&quot;;[.D526];&quot;,&quot;;[.E526];&quot;,&quot;;[.F526];&quot;,&quot;;[.H526];&quot;,&quot;;[.I526];&quot;,&quot;;[.J526];&quot;,&quot;;[.K526];&quot;,&quot;;[.M526];&quot;,&quot;;[.O526];&quot;,&quot;;[.P526];&quot;,&quot;;[.Q526];&quot;,&quot;;[.R526];&quot;,&quot;;[.S526];&quot;,&quot;;[.U526];&quot;,&quot;;[.V526];&quot;,&quot;;[.W526];&quot;,&quot;;[.X526];&quot;,&quot;;[.Y526];&quot;,&quot;;[.Z526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6,0,0,31268,0,0,0,0,49390,0,0,0,0,0,0,0,31268,0,0,49390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6,0,0,31268,0,0,0,0,49390,0,0,0,0,0,0,0,31268,0,0,49390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ltum Academy Charter School</text:p>
          </table:table-cell>
          <table:table-cell office:value-type="float" office:value="4295" calcext:value-type="float">
            <text:p>4,295</text:p>
          </table:table-cell>
          <table:table-cell table:formula="of:=VLOOKUP([.B527];[$Sheet2.A520:.C1076];2)" office:value-type="float" office:value="557" calcext:value-type="float">
            <text:p>5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9146" calcext:value-type="float">
            <text:p>29,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146" calcext:value-type="float">
            <text:p>29,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146" calcext:value-type="float">
            <text:p>29,146</text:p>
          </table:table-cell>
          <table:table-cell/>
          <table:table-cell table:formula="of:=CONCATENATE([.$AB$5];[.$AA$5];[.C527];&quot;,&quot;;[.D527];&quot;,&quot;;[.E527];&quot;,&quot;;[.F527];&quot;,&quot;;[.H527];&quot;,&quot;;[.I527];&quot;,&quot;;[.J527];&quot;,&quot;;[.K527];&quot;,&quot;;[.M527];&quot;,&quot;;[.O527];&quot;,&quot;;[.P527];&quot;,&quot;;[.Q527];&quot;,&quot;;[.R527];&quot;,&quot;;[.S527];&quot;,&quot;;[.U527];&quot;,&quot;;[.V527];&quot;,&quot;;[.W527];&quot;,&quot;;[.X527];&quot;,&quot;;[.Y527];&quot;,&quot;;[.Z527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7,0,0,0,0,0,0,0,29146,0,0,0,0,0,0,0,0,0,0,2914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557,0,0,0,0,0,0,0,29146,0,0,0,0,0,0,0,0,0,0,29146)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ate</text:p>
          </table:table-cell>
          <table:table-cell table:style-name="ce13"/>
          <table:table-cell table:style-name="ce12"/>
          <table:table-cell office:value-type="float" office:value="2107345416" calcext:value-type="float">
            <text:p>2,107,345,416</text:p>
          </table:table-cell>
          <table:table-cell office:value-type="float" office:value="0" calcext:value-type="float">
            <text:p>0</text:p>
          </table:table-cell>
          <table:table-cell office:value-type="float" office:value="481064402" calcext:value-type="float">
            <text:p>481,064,402</text:p>
          </table:table-cell>
          <table:table-cell office:value-type="float" office:value="2588409818" calcext:value-type="float">
            <text:p>2,588,409,818</text:p>
          </table:table-cell>
          <table:table-cell office:value-type="float" office:value="7353690678" calcext:value-type="float">
            <text:p>7,353,690,678</text:p>
          </table:table-cell>
          <table:table-cell office:value-type="float" office:value="1536629430" calcext:value-type="float">
            <text:p>1,536,629,430</text:p>
          </table:table-cell>
          <table:table-cell office:value-type="float" office:value="410267829" calcext:value-type="float">
            <text:p>410,267,829</text:p>
          </table:table-cell>
          <table:table-cell office:value-type="float" office:value="0" calcext:value-type="float">
            <text:p>0</text:p>
          </table:table-cell>
          <table:table-cell office:value-type="float" office:value="9300587937" calcext:value-type="float">
            <text:p>9,300,587,937</text:p>
          </table:table-cell>
          <table:table-cell office:value-type="float" office:value="1192897068" calcext:value-type="float">
            <text:p>1,192,897,068</text:p>
          </table:table-cell>
          <table:table-cell office:value-type="float" office:value="13081894823" calcext:value-type="float">
            <text:p>13,081,894,823</text:p>
          </table:table-cell>
          <table:table-cell office:value-type="float" office:value="682219366" calcext:value-type="float">
            <text:p>682,219,366</text:p>
          </table:table-cell>
          <table:table-cell office:value-type="float" office:value="590938382" calcext:value-type="float">
            <text:p>590,938,382</text:p>
          </table:table-cell>
          <table:table-cell office:value-type="float" office:value="30214954" calcext:value-type="float">
            <text:p>30,214,954</text:p>
          </table:table-cell>
          <table:table-cell office:value-type="float" office:value="1201706842" calcext:value-type="float">
            <text:p>1,201,706,842</text:p>
          </table:table-cell>
          <table:table-cell office:value-type="float" office:value="46420670" calcext:value-type="float">
            <text:p>46,420,670</text:p>
          </table:table-cell>
          <table:table-cell office:value-type="float" office:value="15633395036" calcext:value-type="float">
            <text:p>15,633,395,036</text:p>
          </table:table-cell>
          <table:table-cell office:value-type="float" office:value="3285421248" calcext:value-type="float">
            <text:p>3,285,421,248</text:p>
          </table:table-cell>
          <table:table-cell office:value-type="float" office:value="0" calcext:value-type="float">
            <text:p>0</text:p>
          </table:table-cell>
          <table:table-cell office:value-type="float" office:value="867654722" calcext:value-type="float">
            <text:p>867,654,722</text:p>
          </table:table-cell>
          <table:table-cell office:value-type="float" office:value="9619022861" calcext:value-type="float">
            <text:p>9,619,022,861</text:p>
          </table:table-cell>
          <table:table-cell office:value-type="float" office:value="0" calcext:value-type="float">
            <text:p>0</text:p>
          </table:table-cell>
          <table:table-cell office:value-type="float" office:value="1861296206" calcext:value-type="float">
            <text:p>1,861,296,206</text:p>
          </table:table-cell>
          <table:table-cell/>
          <table:table-cell table:formula="of:=CONCATENATE([.$AB$5];[.$AA$5];[.C528];&quot;,&quot;;[.D528];&quot;,&quot;;[.E528];&quot;,&quot;;[.F528];&quot;,&quot;;[.H528];&quot;,&quot;;[.I528];&quot;,&quot;;[.J528];&quot;,&quot;;[.K528];&quot;,&quot;;[.M528];&quot;,&quot;;[.O528];&quot;,&quot;;[.P528];&quot;,&quot;;[.Q528];&quot;,&quot;;[.R528];&quot;,&quot;;[.S528];&quot;,&quot;;[.U528];&quot;,&quot;;[.V528];&quot;,&quot;;[.W528];&quot;,&quot;;[.X528];&quot;,&quot;;[.Y528];&quot;,&quot;;[.Z528];&quot;);&quot;)" office:value-type="string" office:string-value="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,2107345416,0,481064402,7353690678,1536629430,410267829,0,1192897068,682219366,590938382,30214954,1201706842,46420670,3285421248,0,867654722,9619022861,0,1861296206);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,2107345416,0,481064402,7353690678,1536629430,410267829,0,1192897068,682219366,590938382,30214954,1201706842,46420670,3285421248,0,867654722,9619022861,0,1861296206);</text:p>
          </table:table-cell>
          <table:table-cell table:number-columns-repeated="996"/>
        </table:table-row>
        <table:table-row table:style-name="ro1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26" table:number-rows-spanned="1">
            <text:p>09/26/2023 5:21:41AM </text:p>
          </table:table-cell>
          <table:covered-table-cell table:number-columns-repeated="25" table:style-name="ce14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26" table:number-rows-spanned="1">
            <text:p>fdm_profile2_totrev_xcel/P </text:p>
          </table:table-cell>
          <table:covered-table-cell table:number-columns-repeated="25" table:style-name="ce14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26" table:number-rows-spanned="1">
            <text:p>1 of 1</text:p>
          </table:table-cell>
          <table:covered-table-cell table:number-columns-repeated="25" table:style-name="ce14"/>
          <table:table-cell table:number-columns-repeated="998"/>
        </table:table-row>
        <table:table-row table:style-name="ro1">
          <table:table-cell table:style-name="ce4" table:number-columns-spanned="26" table:number-rows-spanned="1"/>
          <table:covered-table-cell table:number-columns-repeated="25" table:style-name="ce11"/>
          <table:table-cell table:number-columns-repeated="998"/>
        </table:table-row>
      </table:table>
      <table:table table:name="Sheet3" table:style-name="ta1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  <table:table-row table:style-name="ro8">
          <table:table-cell table:style-name="ce20" office:value-type="string" calcext:value-type="string">
            <text:p>INSERT INTO revenue (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 VALUES (2022,1,0,905729,9180711,1461968,382959,0,2067122,937842,550203,69,391445,0,1683942,0,1465063,11138878,0,2939495);</text:p>
          </table:table-cell>
        </table:table-row>
        <table:table-row table:style-name="ro1">
          <table:table-cell table:style-name="ce21"/>
        </table:table-row>
        <table:table-row table:style-name="ro1">
          <table:table-cell/>
        </table:table-row>
        <table:table-row table:style-name="ro7">
          <table:table-cell table:style-name="ce20" office:value-type="string" calcext:value-type="string">
            <text:p>fiscal_year, district_id, property_tax_local, pt_shift_local, other_local, gen_ed_aid_state, spec_ed_aid_state, other_state, pt_shift_state, federal_gen_fund, food_service, community_service, building_construction, debt_service, post_employ_debt_service, total_property_tax_local, total_pt_shift_local, total_other_local, total_state, total_pt_shift_state, total_federal)</text:p>
          </table:table-cell>
        </table:table-row>
        <table:table-row table:style-name="ro1">
          <table:table-cell table:style-name="ce22" office:value-type="string" calcext:value-type="string">
            <text:p>2022,1,0,905729,9180711,1461968,382959,0,2067122,937842,550203,69,391445,0,1683942,0,1465063,11138878,0,2939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"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Followed_20_Hyperlink" style:display-name="Excel Built-in Followed Hyperlink" style:family="table-cell" style:parent-style-name="Default">
      <style:text-properties fo:color="#800080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otalRevenues_2022</dc:title>
    <meta:initial-creator>Minnesota Department of Education</meta:initial-creator>
    <meta:creation-date>2023-09-26T10:21:43</meta:creation-date>
    <dc:date>2023-09-27T08:42:40.093170546</dc:date>
    <meta:generator>LibreOffice/7.3.7.2$Linux_X86_64 LibreOffice_project/30$Build-2</meta:generator>
    <meta:editing-duration>PT12M44S</meta:editing-duration>
    <meta:editing-cycles>2</meta:editing-cycles>
    <meta:document-statistic meta:table-count="3" meta:cell-count="15807" meta:object-count="0"/>
    <meta:user-defined meta:name="AppVersion">15.0300</meta:user-defined>
  </office:meta>
</office:document-meta>
</file>